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7.8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12.3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8.364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3.971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8.065cm"/>
    </style:style>
    <style:style style:name="co18" style:family="table-column">
      <style:table-column-properties fo:break-before="auto" style:column-width="3.016cm"/>
    </style:style>
    <style:style style:name="co19" style:family="table-column">
      <style:table-column-properties fo:break-before="auto" style:column-width="4.129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5.865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38cm"/>
    </style:style>
    <style:style style:name="co24" style:family="table-column">
      <style:table-column-properties fo:break-before="auto" style:column-width="5.544cm"/>
    </style:style>
    <style:style style:name="co25" style:family="table-column">
      <style:table-column-properties fo:break-before="auto" style:column-width="7.474cm"/>
    </style:style>
    <style:style style:name="co26" style:family="table-column">
      <style:table-column-properties fo:break-before="auto" style:column-width="4.103cm"/>
    </style:style>
    <style:style style:name="co27" style:family="table-column">
      <style:table-column-properties fo:break-before="auto" style:column-width="1.672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3.358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1.185cm"/>
    </style:style>
    <style:style style:name="co32" style:family="table-column">
      <style:table-column-properties fo:break-before="auto" style:column-width="12.005cm"/>
    </style:style>
    <style:style style:name="co33" style:family="table-column">
      <style:table-column-properties fo:break-before="auto" style:column-width="5.786cm"/>
    </style:style>
    <style:style style:name="co34" style:family="table-column">
      <style:table-column-properties fo:break-before="auto" style:column-width="3.471cm"/>
    </style:style>
    <style:style style:name="co35" style:family="table-column">
      <style:table-column-properties fo:break-before="auto" style:column-width="3.05cm"/>
    </style:style>
    <style:style style:name="co36" style:family="table-column">
      <style:table-column-properties fo:break-before="auto" style:column-width="4.493cm"/>
    </style:style>
    <style:style style:name="co37" style:family="table-column">
      <style:table-column-properties fo:break-before="auto" style:column-width="8.737cm"/>
    </style:style>
    <style:style style:name="co38" style:family="table-column">
      <style:table-column-properties fo:break-before="auto" style:column-width="4.879cm"/>
    </style:style>
    <style:style style:name="co39" style:family="table-column">
      <style:table-column-properties fo:break-before="auto" style:column-width="3.782cm"/>
    </style:style>
    <style:style style:name="co40" style:family="table-column">
      <style:table-column-properties fo:break-before="auto" style:column-width="7.602cm"/>
    </style:style>
    <style:style style:name="co41" style:family="table-column">
      <style:table-column-properties fo:break-before="auto" style:column-width="6.354cm"/>
    </style:style>
    <style:style style:name="co42" style:family="table-column">
      <style:table-column-properties fo:break-before="auto" style:column-width="3.789cm"/>
    </style:style>
    <style:style style:name="co43" style:family="table-column">
      <style:table-column-properties fo:break-before="auto" style:column-width="4.106cm"/>
    </style:style>
    <style:style style:name="co44" style:family="table-column">
      <style:table-column-properties fo:break-before="auto" style:column-width="4.606cm"/>
    </style:style>
    <style:style style:name="co45" style:family="table-column">
      <style:table-column-properties fo:break-before="auto" style:column-width="4.47cm"/>
    </style:style>
    <style:style style:name="co46" style:family="table-column">
      <style:table-column-properties fo:break-before="auto" style:column-width="4.265cm"/>
    </style:style>
    <style:style style:name="co47" style:family="table-column">
      <style:table-column-properties fo:break-before="auto" style:column-width="6.786cm"/>
    </style:style>
    <style:style style:name="co48" style:family="table-column">
      <style:table-column-properties fo:break-before="auto" style:column-width="9.977cm"/>
    </style:style>
    <style:style style:name="co49" style:family="table-column">
      <style:table-column-properties fo:break-before="auto" style:column-width="25.439cm"/>
    </style:style>
    <style:style style:name="co50" style:family="table-column">
      <style:table-column-properties fo:break-before="auto" style:column-width="5.061cm"/>
    </style:style>
    <style:style style:name="co51" style:family="table-column">
      <style:table-column-properties fo:break-before="auto" style:column-width="5.509cm"/>
    </style:style>
    <style:style style:name="co52" style:family="table-column">
      <style:table-column-properties fo:break-before="auto" style:column-width="10.16cm"/>
    </style:style>
    <style:style style:name="co53" style:family="table-column">
      <style:table-column-properties fo:break-before="auto" style:column-width="7.943cm"/>
    </style:style>
    <style:style style:name="co54" style:family="table-column">
      <style:table-column-properties fo:break-before="auto" style:column-width="8.465cm"/>
    </style:style>
    <style:style style:name="co55" style:family="table-column">
      <style:table-column-properties fo:break-before="auto" style:column-width="6.096cm"/>
    </style:style>
    <style:style style:name="co56" style:family="table-column">
      <style:table-column-properties fo:break-before="auto" style:column-width="6.955cm"/>
    </style:style>
    <style:style style:name="co57" style:family="table-column">
      <style:table-column-properties fo:break-before="auto" style:column-width="3.687cm"/>
    </style:style>
    <style:style style:name="co58" style:family="table-column">
      <style:table-column-properties fo:break-before="auto" style:column-width="7.205cm"/>
    </style:style>
    <style:style style:name="co59" style:family="table-column">
      <style:table-column-properties fo:break-before="auto" style:column-width="6.242cm"/>
    </style:style>
    <style:style style:name="co60" style:family="table-column">
      <style:table-column-properties fo:break-before="auto" style:column-width="2.66cm"/>
    </style:style>
    <style:style style:name="co61" style:family="table-column">
      <style:table-column-properties fo:break-before="auto" style:column-width="22.835cm"/>
    </style:style>
    <style:style style:name="co62" style:family="table-column">
      <style:table-column-properties fo:break-before="auto" style:column-width="5.355cm"/>
    </style:style>
    <style:style style:name="co63" style:family="table-column">
      <style:table-column-properties fo:break-before="auto" style:column-width="3.676cm"/>
    </style:style>
    <style:style style:name="co64" style:family="table-column">
      <style:table-column-properties fo:break-before="auto" style:column-width="4.334cm"/>
    </style:style>
    <style:style style:name="co65" style:family="table-column">
      <style:table-column-properties fo:break-before="auto" style:column-width="4.553cm"/>
    </style:style>
    <style:style style:name="co66" style:family="table-column">
      <style:table-column-properties fo:break-before="auto" style:column-width="3.434cm"/>
    </style:style>
    <style:style style:name="co67" style:family="table-column">
      <style:table-column-properties fo:break-before="auto" style:column-width="7.534cm"/>
    </style:style>
    <style:style style:name="co68" style:family="table-column">
      <style:table-column-properties fo:break-before="auto" style:column-width="4.053cm"/>
    </style:style>
    <style:style style:name="co69" style:family="table-column">
      <style:table-column-properties fo:break-before="auto" style:column-width="2.328cm"/>
    </style:style>
    <style:style style:name="co70" style:family="table-column">
      <style:table-column-properties fo:break-before="auto" style:column-width="2.995cm"/>
    </style:style>
    <style:style style:name="co71" style:family="table-column">
      <style:table-column-properties fo:break-before="auto" style:column-width="6.264cm"/>
    </style:style>
    <style:style style:name="co72" style:family="table-column">
      <style:table-column-properties fo:break-before="auto" style:column-width="3.621cm"/>
    </style:style>
    <style:style style:name="co73" style:family="table-column">
      <style:table-column-properties fo:break-before="auto" style:column-width="3.157cm"/>
    </style:style>
    <style:style style:name="co74" style:family="table-column">
      <style:table-column-properties fo:break-before="auto" style:column-width="5.309cm"/>
    </style:style>
    <style:style style:name="co75" style:family="table-column">
      <style:table-column-properties fo:break-before="auto" style:column-width="7.92cm"/>
    </style:style>
    <style:style style:name="co76" style:family="table-column">
      <style:table-column-properties fo:break-before="auto" style:column-width="7.784cm"/>
    </style:style>
    <style:style style:name="co77" style:family="table-column">
      <style:table-column-properties fo:break-before="auto" style:column-width="4.288cm"/>
    </style:style>
    <style:style style:name="co78" style:family="table-column">
      <style:table-column-properties fo:break-before="auto" style:column-width="4.999cm"/>
    </style:style>
    <style:style style:name="co79" style:family="table-column">
      <style:table-column-properties fo:break-before="auto" style:column-width="6.445cm"/>
    </style:style>
    <style:style style:name="co80" style:family="table-column">
      <style:table-column-properties fo:break-before="auto" style:column-width="25.666cm"/>
    </style:style>
    <style:style style:name="co81" style:family="table-column">
      <style:table-column-properties fo:break-before="auto" style:column-width="4.274cm"/>
    </style:style>
    <style:style style:name="co82" style:family="table-column">
      <style:table-column-properties fo:break-before="auto" style:column-width="10.289cm"/>
    </style:style>
    <style:style style:name="co83" style:family="table-column">
      <style:table-column-properties fo:break-before="auto" style:column-width="5.967cm"/>
    </style:style>
    <style:style style:name="co84" style:family="table-column">
      <style:table-column-properties fo:break-before="auto" style:column-width="9.985cm"/>
    </style:style>
    <style:style style:name="co85" style:family="table-column">
      <style:table-column-properties fo:break-before="auto" style:column-width="30.819cm"/>
    </style:style>
    <style:style style:name="co86" style:family="table-column">
      <style:table-column-properties fo:break-before="auto" style:column-width="33.225cm"/>
    </style:style>
    <style:style style:name="co87" style:family="table-column">
      <style:table-column-properties fo:break-before="auto" style:column-width="4.81cm"/>
    </style:style>
    <style:style style:name="co88" style:family="table-column">
      <style:table-column-properties fo:break-before="auto" style:column-width="6.082cm"/>
    </style:style>
    <style:style style:name="co89" style:family="table-column">
      <style:table-column-properties fo:break-before="auto" style:column-width="11.89cm"/>
    </style:style>
    <style:style style:name="co90" style:family="table-column">
      <style:table-column-properties fo:break-before="auto" style:column-width="5.831cm"/>
    </style:style>
    <style:style style:name="co91" style:family="table-column">
      <style:table-column-properties fo:break-before="auto" style:column-width="15.318cm"/>
    </style:style>
    <style:style style:name="co92" style:family="table-column">
      <style:table-column-properties fo:break-before="auto" style:column-width="27.55cm"/>
    </style:style>
    <style:style style:name="co93" style:family="table-column">
      <style:table-column-properties fo:break-before="auto" style:column-width="4.551cm"/>
    </style:style>
    <style:style style:name="co94" style:family="table-column">
      <style:table-column-properties fo:break-before="auto" style:column-width="8.149cm"/>
    </style:style>
    <style:style style:name="co95" style:family="table-column">
      <style:table-column-properties fo:break-before="auto" style:column-width="4.923cm"/>
    </style:style>
    <style:style style:name="co96" style:family="table-column">
      <style:table-column-properties fo:break-before="auto" style:column-width="28.482cm"/>
    </style:style>
    <style:style style:name="co97" style:family="table-column">
      <style:table-column-properties fo:break-before="auto" style:column-width="10.393cm"/>
    </style:style>
    <style:style style:name="co98" style:family="table-column">
      <style:table-column-properties fo:break-before="auto" style:column-width="8.555cm"/>
    </style:style>
    <style:style style:name="co99" style:family="table-column">
      <style:table-column-properties fo:break-before="auto" style:column-width="13.49cm"/>
    </style:style>
    <style:style style:name="co100" style:family="table-column">
      <style:table-column-properties fo:break-before="auto" style:column-width="4.016cm"/>
    </style:style>
    <style:style style:name="co101" style:family="table-column">
      <style:table-column-properties fo:break-before="auto" style:column-width="3.131cm"/>
    </style:style>
    <style:style style:name="co102" style:family="table-column">
      <style:table-column-properties fo:break-before="auto" style:column-width="4.561cm"/>
    </style:style>
    <style:style style:name="co103" style:family="table-column">
      <style:table-column-properties fo:break-before="auto" style:column-width="4.447cm"/>
    </style:style>
    <style:style style:name="co104" style:family="table-column">
      <style:table-column-properties fo:break-before="auto" style:column-width="8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eeeeee"/>
      <style:text-properties style:use-window-font-color="true"/>
    </style:style>
    <style:style style:name="ce31" style:family="table-cell" style:parent-style-name="Default">
      <style:table-cell-properties fo:background-color="#eeeeee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76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76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76">
      <style:table-cell-properties fo:background-color="#eeeeee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>
      <style:text-properties style:font-name="Arial"/>
    </style:style>
    <style:style style:name="ce45" style:family="table-cell" style:parent-style-name="Default">
      <style:table-cell-properties fo:border="none"/>
      <style:text-properties style:use-window-font-color="true"/>
    </style:style>
    <style:style style:name="ce59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ackground-color="#eeeeee" fo:border="none"/>
      <style:text-properties style:use-window-font-color="tru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ackground-color="transparent"/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ackground-color="transparent" fo:wrap-option="no-wrap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c9211e"/>
    </style:style>
    <style:style style:name="ce76" style:family="table-cell" style:parent-style-name="Default">
      <style:text-properties fo:font-style="normal" style:font-style-asian="normal" style:font-style-complex="normal"/>
    </style:style>
    <style:style style:name="ce77" style:family="table-cell" style:parent-style-name="Default" style:data-style-name="N37"/>
    <style:style style:name="ce79" style:family="table-cell" style:parent-style-name="Default">
      <style:table-cell-properties fo:wrap-option="no-wrap"/>
    </style:style>
    <style:style style:name="ce81" style:family="table-cell" style:parent-style-name="Default">
      <style:table-cell-properties fo:background-color="#ddddd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  <style:style style:name="T3" style:family="text">
      <style:text-properties style:text-underline-style="solid" style:text-underline-width="auto" style:text-underline-color="font-color" style:text-position="33% 58%"/>
    </style:style>
  </office:automatic-styles>
  <office:body>
    <office:spreadsheet>
      <table:table table:name="m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number-columns-repeated="1019" table:default-cell-style-name="ce18"/>
        <table:table-row table:style-name="ro1">
          <table:table-cell office:value-type="string" calcext:value-type="string">
            <text:p>id_m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id_repository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idno</text:p>
          </table:table-cell>
          <table:table-cell office:value-type="string" calcext:value-type="string">
            <text:p>history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Eg_Mariette_ms_0001</text:p>
          </table:table-cell>
          <table:table-cell table:style-name="Default" office:value-type="string" calcext:value-type="string">
            <text:p>Archives nationales</text:p>
          </table:table-cell>
          <table:table-cell table:style-name="Default" office:value-type="string" calcext:value-type="string">
            <text:p>CoEg_org_00000024</text:p>
          </table:table-cell>
          <table:table-cell table:style-name="Default" office:value-type="string" calcext:value-type="string">
            <text:p>Pierrefitte-sur-Seine</text:p>
          </table:table-cell>
          <table:table-cell table:style-name="Default" office:value-type="string" calcext:value-type="string">
            <text:p>20150497/118, dossier 145 : Mariette, Auguste</text:p>
          </table:table-cell>
          <table:table-cell table:style-name="Default" table:number-columns-repeated="1019"/>
        </table:table-row>
      </table:table>
      <table:table table:name="lett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Default"/>
        <table:table-column table:style-name="co5" table:default-cell-style-name="ce72"/>
        <table:table-column table:style-name="co14" table:default-cell-style-name="ce10"/>
        <table:table-column table:style-name="co15" table:default-cell-style-name="ce56"/>
        <table:table-column table:style-name="co16" table:default-cell-style-name="ce31"/>
        <table:table-column table:style-name="co17" table:default-cell-style-name="ce31"/>
        <table:table-column table:style-name="co18" table:default-cell-style-name="ce51"/>
        <table:table-column table:style-name="co19" table:default-cell-style-name="Default"/>
        <table:table-column table:style-name="co20" table:number-columns-repeated="3" table:default-cell-style-name="ce31"/>
        <table:table-column table:style-name="co21" table:default-cell-style-name="ce31"/>
        <table:table-column table:style-name="co20" table:default-cell-style-name="ce51"/>
        <table:table-column table:style-name="co15" table:default-cell-style-name="Default"/>
        <table:table-column table:style-name="co22" table:number-columns-repeated="2" table:default-cell-style-name="ce31"/>
        <table:table-column table:style-name="co22" table:default-cell-style-name="ce56"/>
        <table:table-column table:style-name="co23" table:default-cell-style-name="Default"/>
        <table:table-column table:style-name="co24" table:default-cell-style-name="ce31"/>
        <table:table-column table:style-name="co25" table:default-cell-style-name="ce31"/>
        <table:table-column table:style-name="co5" table:default-cell-style-name="ce31"/>
        <table:table-column table:style-name="co5" table:number-columns-repeated="35" table:default-cell-style-name="Default"/>
        <table:table-row table:style-name="ro1">
          <table:table-cell table:style-name="ce18" office:value-type="string" calcext:value-type="string">
            <text:p>letter_id</text:p>
          </table:table-cell>
          <table:table-cell table:style-name="ce53" office:value-type="string" calcext:value-type="string">
            <text:p>letter_title</text:p>
          </table:table-cell>
          <table:table-cell table:style-name="ce18" office:value-type="string" calcext:value-type="string">
            <text:p>authority</text:p>
          </table:table-cell>
          <table:table-cell table:style-name="ce18" office:value-type="string" calcext:value-type="string">
            <text:p>ms_id</text:p>
          </table:table-cell>
          <table:table-cell table:style-name="ce4" office:value-type="string" calcext:value-type="string">
            <text:p>id repository</text:p>
          </table:table-cell>
          <table:table-cell table:style-name="ce4" office:value-type="string" calcext:value-type="string">
            <text:p>repository</text:p>
          </table:table-cell>
          <table:table-cell table:style-name="ce4" office:value-type="string" calcext:value-type="string">
            <text:p>settlement</text:p>
          </table:table-cell>
          <table:table-cell table:style-name="ce4" office:value-type="string" calcext:value-type="string">
            <text:p>idno</text:p>
          </table:table-cell>
          <table:table-cell table:style-name="ce18" office:value-type="string" calcext:value-type="string">
            <text:p>locus</text:p>
          </table:table-cell>
          <table:table-cell table:style-name="ce6" office:value-type="string" calcext:value-type="string">
            <text:p>creation</text:p>
          </table:table-cell>
          <table:table-cell table:style-name="ce9" office:value-type="string" calcext:value-type="string">
            <text:p>date</text:p>
          </table:table-cell>
          <table:table-cell table:style-name="ce53" office:value-type="string" calcext:value-type="string">
            <text:p>author_id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uthor_BNF_URL</text:p>
          </table:table-cell>
          <table:table-cell table:style-name="ce18" office:value-type="string" calcext:value-type="string">
            <text:p>author_certainty</text:p>
          </table:table-cell>
          <table:table-cell table:style-name="ce18" office:value-type="string" calcext:value-type="string">
            <text:p>place_id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place_GeoName_URL</text:p>
          </table:table-cell>
          <table:table-cell table:style-name="ce18" office:value-type="string" calcext:value-type="string">
            <text:p>place_certainty</text:p>
          </table:table-cell>
          <table:table-cell table:style-name="ce18" office:value-type="string" calcext:value-type="string">
            <text:p>recipient_id</text:p>
          </table:table-cell>
          <table:table-cell table:style-name="ce4" office:value-type="string" calcext:value-type="string">
            <text:p>recipient</text:p>
          </table:table-cell>
          <table:table-cell table:style-name="ce4" office:value-type="string" calcext:value-type="string">
            <text:p>recipient_BNF_URL</text:p>
          </table:table-cell>
          <table:table-cell table:style-name="ce53" office:value-type="string" calcext:value-type="string">
            <text:p>recipient_certainty</text:p>
          </table:table-cell>
          <table:table-cell table:style-name="ce18" office:value-type="string" calcext:value-type="string">
            <text:p>XML desc msContent</text:p>
          </table:table-cell>
          <table:table-cell table:style-name="ce4" office:value-type="string" calcext:value-type="string">
            <text:p>XML desc msItem</text:p>
          </table:table-cell>
          <table:table-cell table:style-name="ce4" office:value-type="string" calcext:value-type="string">
            <text:p>Timeline</text:p>
          </table:table-cell>
          <table:table-cell table:style-name="ce4" office:value-type="string" calcext:value-type="string">
            <text:p>Corpus_desc_Latex</text:p>
          </table:table-cell>
          <table:table-cell table:style-name="ce18" table:number-columns-repeated="32"/>
          <table:table-cell table:number-columns-repeated="3"/>
        </table:table-row>
        <table:table-row table:style-name="ro1">
          <table:table-cell table:style-name="ce7" office:value-type="string" calcext:value-type="string">
            <text:p>CoEg_Mariette_1849_10_20</text:p>
          </table:table-cell>
          <table:table-cell table:style-name="ce16" office:value-type="string" calcext:value-type="string">
            <text:p>Le 20 octobre 1849, de Paris, à Longpérier</text:p>
          </table:table-cell>
          <table:table-cell table:style-name="ce7" office:value-type="string" calcext:value-type="string">
            <text:p>Thomas Lebée</text:p>
          </table:table-cell>
          <table:table-cell table:style-name="ce7" office:value-type="string" calcext:value-type="string">
            <text:p>CoEg_Mariette_ms_0001</text:p>
          </table:table-cell>
          <table:table-cell table:style-name="ce22" table:formula="of:=LOOKUP([.D2];[$ms.A$2:$ms.A$201];[$ms.C$2:$ms.C$201])" office:value-type="string" office:string-value="CoEg_org_00000024" calcext:value-type="string">
            <text:p>CoEg_org_00000024</text:p>
          </table:table-cell>
          <table:table-cell table:style-name="ce22" table:formula="of:=LOOKUP([.E2];[$org.A$2:$org.A$201];[$org.B$2:$org.B$201])" office:value-type="string" office:string-value="Archives nationales" calcext:value-type="string">
            <text:p>Archives nationales</text:p>
          </table:table-cell>
          <table:table-cell table:style-name="ce22" table:formula="of:=LOOKUP([.D2];[$ms.A$2:$ms.A$201];[$ms.D$2:$ms.D$201])" office:value-type="string" office:string-value="Pierrefitte-sur-Seine" calcext:value-type="string">
            <text:p>Pierrefitte-sur-Seine</text:p>
          </table:table-cell>
          <table:table-cell table:style-name="ce22" table:formula="of:=LOOKUP([.D2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7" office:value-type="string" calcext:value-type="string">
            <text:p>n. p.</text:p>
          </table:table-cell>
          <table:table-cell table:style-name="ce29" office:value-type="date" office:date-value="1849-10-20" calcext:value-type="date">
            <text:p>1849-10-20</text:p>
          </table:table-cell>
          <table:table-cell table:style-name="ce34" table:formula="of:=[.J2]" office:value-type="date" office:date-value="1849-10-20" calcext:value-type="date">
            <text:p>20 octobre 1849</text:p>
          </table:table-cell>
          <table:table-cell table:style-name="ce16" office:value-type="string" calcext:value-type="string">
            <text:p>CoEg_pers_00000001</text:p>
          </table:table-cell>
          <table:table-cell table:style-name="ce22" table:formula="of:=LOOKUP([.L2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2" table:formula="of:=LOOKUP([.L2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8" office:value-type="string" calcext:value-type="string">
            <text:p>certain</text:p>
          </table:table-cell>
          <table:table-cell table:style-name="ce7" office:value-type="string" calcext:value-type="string">
            <text:p>CoEg_place_00000002</text:p>
          </table:table-cell>
          <table:table-cell table:style-name="ce22" table:formula="of:=LOOKUP([.P2];[$place.A$2:$place.A$201];[$place.C$2:$place.C$201])" office:value-type="string" office:string-value="48.856944444444" calcext:value-type="string">
            <text:p>48.856944444444</text:p>
          </table:table-cell>
          <table:table-cell table:style-name="ce22" table:formula="of:=LOOKUP([.P2];[$place.A$2:$place.A$201];[$place.D$2:$place.D$201])" office:value-type="string" office:string-value="2.3513888888889" calcext:value-type="string">
            <text:p>2.3513888888889</text:p>
          </table:table-cell>
          <table:table-cell table:style-name="ce22" table:formula="of:=LOOKUP([.P2];[$place.A$2:$place.A$201];[$place.B$2:$place.B$201])" office:value-type="string" office:string-value="Paris" calcext:value-type="string">
            <text:p>Paris</text:p>
          </table:table-cell>
          <table:table-cell table:style-name="ce22" table:formula="of:=LOOKUP([.P2];[$place.A$2:$place.A$201];[$place.G$2:$place.G$201])" office:value-type="string" office:string-value="http://www.geonames.org/2988507" calcext:value-type="string">
            <text:p>http://www.geonames.org/2988507</text:p>
          </table:table-cell>
          <table:table-cell table:style-name="ce38" office:value-type="string" calcext:value-type="string">
            <text:p>certain</text:p>
          </table:table-cell>
          <table:table-cell table:style-name="ce7" office:value-type="string" calcext:value-type="string">
            <text:p>CoEg_pers_00000033</text:p>
          </table:table-cell>
          <table:table-cell table:style-name="ce22" table:formula="of:=LOOKUP([.V2];[$person.A$2:$person.A$205];[$person.C$2:$person.C$205])" office:value-type="string" office:string-value="Longpérier (de), Adrien" calcext:value-type="string">
            <text:p>Longpérier (de), Adrien</text:p>
          </table:table-cell>
          <table:table-cell table:style-name="ce22" table:formula="of:=LOOKUP([.V2];[$person.A$2:$person.A$205];[$person.I$2:$person.I$205])" office:value-type="string" office:string-value="https://catalogue.bnf.fr/ark:/12148/cb12568704s" calcext:value-type="string">
            <text:p>https://catalogue.bnf.fr/ark:/12148/cb12568704s</text:p>
          </table:table-cell>
          <table:table-cell table:style-name="ce16" office:value-type="string" calcext:value-type="string">
            <text:p>certain</text:p>
          </table:table-cell>
          <table:table-cell table:style-name="ce7"/>
          <table:table-cell table:style-name="ce22" table:formula="of:=CONCATENATE(&quot;&lt;msItem sameAs=&quot;&quot;#&quot;;[.A2];&quot;&quot;&quot;&gt;&quot;;IF([.I2]=&quot;n. p.&quot;;&quot;&quot;;CONCATENATE(&quot;&lt;locus&gt;&quot;;[.I2];&quot;&lt;/locus&gt;&quot;));&quot;&lt;title&gt;Le &quot;;[.K2];&quot;, de &lt;placeName sameAs=&quot;&quot;#&quot;;[.P2];&quot;&quot;&quot;&gt;&quot;;[.S2];&quot;&lt;/placeName&gt;, à &lt;persName sameAs=&quot;&quot;#&quot;;[.V2];&quot;&quot;&quot;&gt;&quot;;[.W2];&quot;&lt;/persName&gt;&lt;/title&gt;&lt;/msItem&gt;&quot;)" office:value-type="string" office:string-value="&lt;msItem sameAs=&quot;#CoEg_Mariette_1849_10_20&quot;&gt;&lt;title&gt;Le -18333, de &lt;placeName sameAs=&quot;#CoEg_place_00000002&quot;&gt;Paris&lt;/placeName&gt;, à &lt;persName sameAs=&quot;#CoEg_pers_00000033&quot;&gt;Longpérier (de), Adrien&lt;/persName&gt;&lt;/title&gt;&lt;/msItem&gt;" calcext:value-type="string">
            <text:p>&lt;msItem sameAs="#CoEg_Mariette_1849_10_20"&gt;&lt;title&gt;Le -18333, de &lt;placeName sameAs="#CoEg_place_00000002"&gt;Paris&lt;/placeName&gt;, à &lt;persName sameAs="#CoEg_pers_00000033"&gt;Longpérier (de), Adrien&lt;/persName&gt;&lt;/title&gt;&lt;/msItem&gt;</text:p>
          </table:table-cell>
          <table:table-cell table:style-name="ce22" table:formula="of:=CONCATENATE(&quot;&lt;p&gt;&quot;;[.B2];&quot;.&lt;/p&gt;&lt;p&gt;&quot;;[.F2];&quot; (&quot;;[.G2];&quot;), &quot;;[.H2];&quot;, &quot;;[.I2];&quot;&lt;/p&gt;&lt;p&gt;&lt;/p&gt;&lt;center&gt;&lt;p&gt;&lt;a href=&quot;&quot;https://thlebee.github.io/CoEg/doc/CoEg_Mariette.pdf#&quot;;[.A2];&quot;&quot;&quot;&gt;Consulter la lettre&lt;/a&gt;&lt;/p&gt;&lt;/center&gt;&quot;)" office:value-type="string" office:string-value="&lt;p&gt;Le 20 octobre 1849, de Paris, à Longpérier.&lt;/p&gt;&lt;p&gt;Archives nationales (Pierrefitte-sur-Seine), 20150497/118, dossier 145 : Mariette, Auguste, n. p.&lt;/p&gt;&lt;p&gt;&lt;/p&gt;&lt;center&gt;&lt;p&gt;&lt;a href=&quot;https://thlebee.github.io/CoEg/doc/CoEg_Mariette.pdf#CoEg_Mariette_1849_10_20&quot;&gt;Consulter la lettre&lt;/a&gt;&lt;/p&gt;&lt;/center&gt;" calcext:value-type="string">
            <text:p>&lt;p&gt;Le 20 octobre 1849, de Paris, à Longpérier.&lt;/p&gt;&lt;p&gt;Archives nationales (Pierrefitte-sur-Seine), 20150497/118, dossier 145 : Mariette, Auguste, n. p.&lt;/p&gt;&lt;p&gt;&lt;/p&gt;&lt;center&gt;&lt;p&gt;&lt;a href="https://thlebee.github.io/CoEg/doc/CoEg_Mariette.pdf#CoEg_Mariette_1849_10_20"&gt;Consulter la lettre&lt;/a&gt;&lt;/p&gt;&lt;/center&gt;</text:p>
          </table:table-cell>
          <table:table-cell table:style-name="ce22" table:formula="of:=CONCATENATE(&quot;\item (&quot;;[.I2];&quot;) \href{https://thlebee.github.io/CoEg/doc/CoEg_Mariette.pdf#&quot;;[.A2];&quot;}{&quot;;[.B2];&quot;} ;&quot;)" office:value-type="string" office:string-value="\item (n. p.) \href{https://thlebee.github.io/CoEg/doc/CoEg_Mariette.pdf#CoEg_Mariette_1849_10_20}{Le 20 octobre 1849, de Paris, à Longpérier} ;" calcext:value-type="string">
            <text:p>\item (n. p.) \href{https://thlebee.github.io/CoEg/doc/CoEg_Mariette.pdf#CoEg_Mariette_1849_10_20}{Le 20 octobre 1849, de Paris, à Longpérier} ;</text:p>
          </table:table-cell>
          <table:table-cell table:style-name="ce7" table:number-columns-repeated="35"/>
        </table:table-row>
        <table:table-row table:style-name="ro1">
          <table:table-cell table:style-name="ce7" office:value-type="string" calcext:value-type="string">
            <text:p>CoEg_Mariette_1850-07-08</text:p>
          </table:table-cell>
          <table:table-cell table:style-name="ce16" office:value-type="string" calcext:value-type="string">
            <text:p>Le 8 juillet 1850, de Paris, à Nieuwerkerke</text:p>
          </table:table-cell>
          <table:table-cell table:style-name="ce7" office:value-type="string" calcext:value-type="string">
            <text:p>Thomas Lebée</text:p>
          </table:table-cell>
          <table:table-cell table:style-name="ce7" office:value-type="string" calcext:value-type="string">
            <text:p>CoEg_Mariette_ms_0001</text:p>
          </table:table-cell>
          <table:table-cell table:style-name="ce23" table:formula="of:=LOOKUP([.D3];[$ms.A$2:$ms.A$201];[$ms.C$2:$ms.C$201])" office:value-type="string" office:string-value="CoEg_org_00000024" calcext:value-type="string">
            <text:p>CoEg_org_00000024</text:p>
          </table:table-cell>
          <table:table-cell table:style-name="ce23" table:formula="of:=LOOKUP([.E3];[$org.A$2:$org.A$201];[$org.B$2:$org.B$201])" office:value-type="string" office:string-value="Archives nationales" calcext:value-type="string">
            <text:p>Archives nationales</text:p>
          </table:table-cell>
          <table:table-cell table:style-name="ce23" table:formula="of:=LOOKUP([.D3];[$ms.A$2:$ms.A$201];[$ms.D$2:$ms.D$201])" office:value-type="string" office:string-value="Pierrefitte-sur-Seine" calcext:value-type="string">
            <text:p>Pierrefitte-sur-Seine</text:p>
          </table:table-cell>
          <table:table-cell table:style-name="ce23" table:formula="of:=LOOKUP([.D3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7" office:value-type="string" calcext:value-type="string">
            <text:p>n. p.</text:p>
          </table:table-cell>
          <table:table-cell table:style-name="ce29" office:value-type="date" office:date-value="1850-07-08" calcext:value-type="date">
            <text:p>1850-07-08</text:p>
          </table:table-cell>
          <table:table-cell table:style-name="ce34" table:formula="of:=[.J3]" office:value-type="date" office:date-value="1850-07-08" calcext:value-type="date">
            <text:p>8 juillet 1850</text:p>
          </table:table-cell>
          <table:table-cell table:style-name="ce37" office:value-type="string" calcext:value-type="string">
            <text:p>CoEg_pers_00000001</text:p>
          </table:table-cell>
          <table:table-cell table:style-name="ce23" table:formula="of:=LOOKUP([.L3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3" table:formula="of:=LOOKUP([.L3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lace_00000002</text:p>
          </table:table-cell>
          <table:table-cell table:style-name="ce23" table:formula="of:=LOOKUP([.P3];[$place.A$2:$place.A$201];[$place.C$2:$place.C$201])" office:value-type="string" office:string-value="48.856944444444" calcext:value-type="string">
            <text:p>48.856944444444</text:p>
          </table:table-cell>
          <table:table-cell table:style-name="ce23" table:formula="of:=LOOKUP([.P3];[$place.A$2:$place.A$201];[$place.D$2:$place.D$201])" office:value-type="string" office:string-value="2.3513888888889" calcext:value-type="string">
            <text:p>2.3513888888889</text:p>
          </table:table-cell>
          <table:table-cell table:style-name="ce23" table:formula="of:=LOOKUP([.P3];[$place.A$2:$place.A$201];[$place.B$2:$place.B$201])" office:value-type="string" office:string-value="Paris" calcext:value-type="string">
            <text:p>Paris</text:p>
          </table:table-cell>
          <table:table-cell table:style-name="ce23" table:formula="of:=LOOKUP([.P3];[$place.A$2:$place.A$201];[$place.G$2:$place.G$201])" office:value-type="string" office:string-value="http://www.geonames.org/2988507" calcext:value-type="string">
            <text:p>http://www.geonames.org/2988507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ers_00000002</text:p>
          </table:table-cell>
          <table:table-cell table:style-name="ce23" table:formula="of:=LOOKUP([.V3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style-name="ce23" table:formula="of:=LOOKUP([.V3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table:style-name="ce37" office:value-type="string" calcext:value-type="string">
            <text:p>certain</text:p>
          </table:table-cell>
          <table:table-cell table:style-name="ce7"/>
          <table:table-cell table:style-name="ce23" table:formula="of:=CONCATENATE(&quot;&lt;msItem sameAs=&quot;&quot;#&quot;;[.A3];&quot;&quot;&quot;&gt;&quot;;IF([.I3]=&quot;n. p.&quot;;&quot;&quot;;CONCATENATE(&quot;&lt;locus&gt;&quot;;[.I3];&quot;&lt;/locus&gt;&quot;));&quot;&lt;title&gt;Le &quot;;[.K3];&quot;, de &lt;placeName sameAs=&quot;&quot;#&quot;;[.P3];&quot;&quot;&quot;&gt;&quot;;[.S3];&quot;&lt;/placeName&gt;, à &lt;persName sameAs=&quot;&quot;#&quot;;[.V3];&quot;&quot;&quot;&gt;&quot;;[.W3];&quot;&lt;/persName&gt;&lt;/title&gt;&lt;/msItem&gt;&quot;)" office:value-type="string" office:string-value="&lt;msItem sameAs=&quot;#CoEg_Mariette_1850-07-08&quot;&gt;&lt;title&gt;Le -18072, de &lt;placeName sameAs=&quot;#CoEg_place_00000002&quot;&gt;Paris&lt;/placeName&gt;, à &lt;persName sameAs=&quot;#CoEg_pers_00000002&quot;&gt;Nieuwerkerke (de), Émilien&lt;/persName&gt;&lt;/title&gt;&lt;/msItem&gt;" calcext:value-type="string">
            <text:p>&lt;msItem sameAs="#CoEg_Mariette_1850-07-08"&gt;&lt;title&gt;Le -18072, de &lt;placeName sameAs="#CoEg_place_00000002"&gt;Paris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3];&quot;.&lt;/p&gt;&lt;p&gt;&quot;;[.F3];&quot; (&quot;;[.G3];&quot;), &quot;;[.H3];&quot;, &quot;;[.I3];&quot;&lt;/p&gt;&lt;p&gt;&lt;/p&gt;&lt;center&gt;&lt;p&gt;&lt;a href=&quot;&quot;https://thlebee.github.io/CoEg/doc/CoEg_Mariette.pdf#&quot;;[.A3];&quot;&quot;&quot;&gt;Consulter la lettre&lt;/a&gt;&lt;/p&gt;&lt;/center&gt;&quot;)" office:value-type="string" office:string-value="&lt;p&gt;Le 8 juillet 1850, de Paris, à Nieuwerkerke.&lt;/p&gt;&lt;p&gt;Archives nationales (Pierrefitte-sur-Seine), 20150497/118, dossier 145 : Mariette, Auguste, n. p.&lt;/p&gt;&lt;p&gt;&lt;/p&gt;&lt;center&gt;&lt;p&gt;&lt;a href=&quot;https://thlebee.github.io/CoEg/doc/CoEg_Mariette.pdf#CoEg_Mariette_1850-07-08&quot;&gt;Consulter la lettre&lt;/a&gt;&lt;/p&gt;&lt;/center&gt;" calcext:value-type="string">
            <text:p>&lt;p&gt;Le 8 juillet 1850, de Paris, à Nieuwerkerke.&lt;/p&gt;&lt;p&gt;Archives nationales (Pierrefitte-sur-Seine), 20150497/118, dossier 145 : Mariette, Auguste, n. p.&lt;/p&gt;&lt;p&gt;&lt;/p&gt;&lt;center&gt;&lt;p&gt;&lt;a href="https://thlebee.github.io/CoEg/doc/CoEg_Mariette.pdf#CoEg_Mariette_1850-07-08"&gt;Consulter la lettre&lt;/a&gt;&lt;/p&gt;&lt;/center&gt;</text:p>
          </table:table-cell>
          <table:table-cell table:style-name="ce22" table:formula="of:=CONCATENATE(&quot;\item (&quot;;[.I3];&quot;) \href{https://thlebee.github.io/CoEg/doc/CoEg_Mariette.pdf#&quot;;[.A3];&quot;}{&quot;;[.B3];&quot;} ;&quot;)" office:value-type="string" office:string-value="\item (n. p.) \href{https://thlebee.github.io/CoEg/doc/CoEg_Mariette.pdf#CoEg_Mariette_1850-07-08}{Le 8 juillet 1850, de Paris, à Nieuwerkerke} ;" calcext:value-type="string">
            <text:p>\item (n. p.) \href{https://thlebee.github.io/CoEg/doc/CoEg_Mariette.pdf#CoEg_Mariette_1850-07-08}{Le 8 juillet 1850, de Paris, à Nieuwerkerke} ;</text:p>
          </table:table-cell>
          <table:table-cell table:style-name="ce7" table:number-columns-repeated="35"/>
        </table:table-row>
        <table:table-row table:style-name="ro1">
          <table:table-cell office:value-type="string" calcext:value-type="string">
            <text:p>CoEg_Mariette_1851-02-28</text:p>
          </table:table-cell>
          <table:table-cell office:value-type="string" calcext:value-type="string">
            <text:p>Le 28 février 1851, de Saqqarah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4];[$ms.A$2:$ms.A$201];[$ms.C$2:$ms.C$201])" office:value-type="string" office:string-value="CoEg_org_00000024" calcext:value-type="string">
            <text:p>CoEg_org_00000024</text:p>
          </table:table-cell>
          <table:table-cell table:formula="of:=LOOKUP([.E4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4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4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1-02-28" calcext:value-type="date">
            <text:p>1851-02-28</text:p>
          </table:table-cell>
          <table:table-cell table:formula="of:=[.J4]" office:value-type="date" office:date-value="1851-02-28" calcext:value-type="date">
            <text:p>28 février 1851</text:p>
          </table:table-cell>
          <table:table-cell office:value-type="string" calcext:value-type="string">
            <text:p>CoEg_pers_00000001</text:p>
          </table:table-cell>
          <table:table-cell table:formula="of:=LOOKUP([.L4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4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1</text:p>
          </table:table-cell>
          <table:table-cell table:formula="of:=LOOKUP([.P4];[$place.A$2:$place.A$201];[$place.C$2:$place.C$201])" office:value-type="string" office:string-value="29.85" calcext:value-type="string">
            <text:p>29.85</text:p>
          </table:table-cell>
          <table:table-cell table:formula="of:=LOOKUP([.P4];[$place.A$2:$place.A$201];[$place.D$2:$place.D$201])" office:value-type="string" office:string-value="31.233333333333" calcext:value-type="string">
            <text:p>31.233333333333</text:p>
          </table:table-cell>
          <table:table-cell table:formula="of:=LOOKUP([.P4];[$place.A$2:$place.A$201];[$place.B$2:$place.B$201])" office:value-type="string" office:string-value="Saqqarah" calcext:value-type="string">
            <text:p>Saqqarah</text:p>
          </table:table-cell>
          <table:table-cell table:formula="of:=LOOKUP([.P4];[$place.A$2:$place.A$201];[$place.G$2:$place.G$201])" office:value-type="string" office:string-value="http://www.geonames.org/349608" calcext:value-type="string">
            <text:p>http://www.geonames.org/349608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4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4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4];&quot;&quot;&quot;&gt;&quot;;IF([.I4]=&quot;n. p.&quot;;&quot;&quot;;CONCATENATE(&quot;&lt;locus&gt;&quot;;[.I4];&quot;&lt;/locus&gt;&quot;));&quot;&lt;title&gt;Le &quot;;[.K4];&quot;, de &lt;placeName sameAs=&quot;&quot;#&quot;;[.P4];&quot;&quot;&quot;&gt;&quot;;[.S4];&quot;&lt;/placeName&gt;, à &lt;persName sameAs=&quot;&quot;#&quot;;[.V4];&quot;&quot;&quot;&gt;&quot;;[.W4];&quot;&lt;/persName&gt;&lt;/title&gt;&lt;/msItem&gt;&quot;)" office:value-type="string" office:string-value="&lt;msItem sameAs=&quot;#CoEg_Mariette_1851-02-28&quot;&gt;&lt;title&gt;Le -17837, de &lt;placeName sameAs=&quot;#CoEg_place_00000001&quot;&gt;Saqqarah&lt;/placeName&gt;, à &lt;persName sameAs=&quot;#CoEg_pers_00000002&quot;&gt;Nieuwerkerke (de), Émilien&lt;/persName&gt;&lt;/title&gt;&lt;/msItem&gt;" calcext:value-type="string">
            <text:p>&lt;msItem sameAs="#CoEg_Mariette_1851-02-28"&gt;&lt;title&gt;Le -17837, de &lt;placeName sameAs="#CoEg_place_00000001"&gt;Saqqarah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4];&quot;.&lt;/p&gt;&lt;p&gt;&quot;;[.F4];&quot; (&quot;;[.G4];&quot;), &quot;;[.H4];&quot;, &quot;;[.I4];&quot;&lt;/p&gt;&lt;p&gt;&lt;/p&gt;&lt;center&gt;&lt;p&gt;&lt;a href=&quot;&quot;https://thlebee.github.io/CoEg/doc/CoEg_Mariette.pdf#&quot;;[.A4];&quot;&quot;&quot;&gt;Consulter la lettre&lt;/a&gt;&lt;/p&gt;&lt;/center&gt;&quot;)" office:value-type="string" office:string-value="&lt;p&gt;Le 28 février 1851, de Saqqarah, à Nieuwerkerke.&lt;/p&gt;&lt;p&gt;Archives nationales (Pierrefitte-sur-Seine), 20150497/118, dossier 145 : Mariette, Auguste, n. p.&lt;/p&gt;&lt;p&gt;&lt;/p&gt;&lt;center&gt;&lt;p&gt;&lt;a href=&quot;https://thlebee.github.io/CoEg/doc/CoEg_Mariette.pdf#CoEg_Mariette_1851-02-28&quot;&gt;Consulter la lettre&lt;/a&gt;&lt;/p&gt;&lt;/center&gt;" calcext:value-type="string">
            <text:p>&lt;p&gt;Le 28 février 1851, de Saqqarah, à Nieuwerkerke.&lt;/p&gt;&lt;p&gt;Archives nationales (Pierrefitte-sur-Seine), 20150497/118, dossier 145 : Mariette, Auguste, n. p.&lt;/p&gt;&lt;p&gt;&lt;/p&gt;&lt;center&gt;&lt;p&gt;&lt;a href="https://thlebee.github.io/CoEg/doc/CoEg_Mariette.pdf#CoEg_Mariette_1851-02-28"&gt;Consulter la lettre&lt;/a&gt;&lt;/p&gt;&lt;/center&gt;</text:p>
          </table:table-cell>
          <table:table-cell table:style-name="ce22" table:formula="of:=CONCATENATE(&quot;\item (&quot;;[.I4];&quot;) \href{https://thlebee.github.io/CoEg/doc/CoEg_Mariette.pdf#&quot;;[.A4];&quot;}{&quot;;[.B4];&quot;} ;&quot;)" office:value-type="string" office:string-value="\item (n. p.) \href{https://thlebee.github.io/CoEg/doc/CoEg_Mariette.pdf#CoEg_Mariette_1851-02-28}{Le 28 février 1851, de Saqqarah, à Nieuwerkerke} ;" calcext:value-type="string">
            <text:p>\item (n. p.) \href{https://thlebee.github.io/CoEg/doc/CoEg_Mariette.pdf#CoEg_Mariette_1851-02-28}{Le 28 février 1851, de Saqqarah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1-08-31</text:p>
          </table:table-cell>
          <table:table-cell office:value-type="string" calcext:value-type="string">
            <text:p>Le 31 août 1851, de Saqqarah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5];[$ms.A$2:$ms.A$201];[$ms.C$2:$ms.C$201])" office:value-type="string" office:string-value="CoEg_org_00000024" calcext:value-type="string">
            <text:p>CoEg_org_00000024</text:p>
          </table:table-cell>
          <table:table-cell table:formula="of:=LOOKUP([.E5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5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5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1-08-31" calcext:value-type="date">
            <text:p>1851-08-31</text:p>
          </table:table-cell>
          <table:table-cell table:formula="of:=[.J5]" office:value-type="date" office:date-value="1851-08-31" calcext:value-type="date">
            <text:p>31 août 1851</text:p>
          </table:table-cell>
          <table:table-cell office:value-type="string" calcext:value-type="string">
            <text:p>CoEg_pers_00000001</text:p>
          </table:table-cell>
          <table:table-cell table:formula="of:=LOOKUP([.L5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5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1</text:p>
          </table:table-cell>
          <table:table-cell table:formula="of:=LOOKUP([.P5];[$place.A$2:$place.A$201];[$place.C$2:$place.C$201])" office:value-type="string" office:string-value="29.85" calcext:value-type="string">
            <text:p>29.85</text:p>
          </table:table-cell>
          <table:table-cell table:formula="of:=LOOKUP([.P5];[$place.A$2:$place.A$201];[$place.D$2:$place.D$201])" office:value-type="string" office:string-value="31.233333333333" calcext:value-type="string">
            <text:p>31.233333333333</text:p>
          </table:table-cell>
          <table:table-cell table:formula="of:=LOOKUP([.P5];[$place.A$2:$place.A$201];[$place.B$2:$place.B$201])" office:value-type="string" office:string-value="Saqqarah" calcext:value-type="string">
            <text:p>Saqqarah</text:p>
          </table:table-cell>
          <table:table-cell table:formula="of:=LOOKUP([.P5];[$place.A$2:$place.A$201];[$place.G$2:$place.G$201])" office:value-type="string" office:string-value="http://www.geonames.org/349608" calcext:value-type="string">
            <text:p>http://www.geonames.org/349608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5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5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5];&quot;&quot;&quot;&gt;&quot;;IF([.I5]=&quot;n. p.&quot;;&quot;&quot;;CONCATENATE(&quot;&lt;locus&gt;&quot;;[.I5];&quot;&lt;/locus&gt;&quot;));&quot;&lt;title&gt;Le &quot;;[.K5];&quot;, de &lt;placeName sameAs=&quot;&quot;#&quot;;[.P5];&quot;&quot;&quot;&gt;&quot;;[.S5];&quot;&lt;/placeName&gt;, à &lt;persName sameAs=&quot;&quot;#&quot;;[.V5];&quot;&quot;&quot;&gt;&quot;;[.W5];&quot;&lt;/persName&gt;&lt;/title&gt;&lt;/msItem&gt;&quot;)" office:value-type="string" office:string-value="&lt;msItem sameAs=&quot;#CoEg_Mariette_1851-08-31&quot;&gt;&lt;title&gt;Le -17653, de &lt;placeName sameAs=&quot;#CoEg_place_00000001&quot;&gt;Saqqarah&lt;/placeName&gt;, à &lt;persName sameAs=&quot;#CoEg_pers_00000002&quot;&gt;Nieuwerkerke (de), Émilien&lt;/persName&gt;&lt;/title&gt;&lt;/msItem&gt;" calcext:value-type="string">
            <text:p>&lt;msItem sameAs="#CoEg_Mariette_1851-08-31"&gt;&lt;title&gt;Le -17653, de &lt;placeName sameAs="#CoEg_place_00000001"&gt;Saqqarah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5];&quot;.&lt;/p&gt;&lt;p&gt;&quot;;[.F5];&quot; (&quot;;[.G5];&quot;), &quot;;[.H5];&quot;, &quot;;[.I5];&quot;&lt;/p&gt;&lt;p&gt;&lt;/p&gt;&lt;center&gt;&lt;p&gt;&lt;a href=&quot;&quot;https://thlebee.github.io/CoEg/doc/CoEg_Mariette.pdf#&quot;;[.A5];&quot;&quot;&quot;&gt;Consulter la lettre&lt;/a&gt;&lt;/p&gt;&lt;/center&gt;&quot;)" office:value-type="string" office:string-value="&lt;p&gt;Le 31 août 1851, de Saqqarah, à Nieuwerkerke.&lt;/p&gt;&lt;p&gt;Archives nationales (Pierrefitte-sur-Seine), 20150497/118, dossier 145 : Mariette, Auguste, n. p.&lt;/p&gt;&lt;p&gt;&lt;/p&gt;&lt;center&gt;&lt;p&gt;&lt;a href=&quot;https://thlebee.github.io/CoEg/doc/CoEg_Mariette.pdf#CoEg_Mariette_1851-08-31&quot;&gt;Consulter la lettre&lt;/a&gt;&lt;/p&gt;&lt;/center&gt;" calcext:value-type="string">
            <text:p>&lt;p&gt;Le 31 août 1851, de Saqqarah, à Nieuwerkerke.&lt;/p&gt;&lt;p&gt;Archives nationales (Pierrefitte-sur-Seine), 20150497/118, dossier 145 : Mariette, Auguste, n. p.&lt;/p&gt;&lt;p&gt;&lt;/p&gt;&lt;center&gt;&lt;p&gt;&lt;a href="https://thlebee.github.io/CoEg/doc/CoEg_Mariette.pdf#CoEg_Mariette_1851-08-31"&gt;Consulter la lettre&lt;/a&gt;&lt;/p&gt;&lt;/center&gt;</text:p>
          </table:table-cell>
          <table:table-cell table:style-name="ce22" table:formula="of:=CONCATENATE(&quot;\item (&quot;;[.I5];&quot;) \href{https://thlebee.github.io/CoEg/doc/CoEg_Mariette.pdf#&quot;;[.A5];&quot;}{&quot;;[.B5];&quot;} ;&quot;)" office:value-type="string" office:string-value="\item (n. p.) \href{https://thlebee.github.io/CoEg/doc/CoEg_Mariette.pdf#CoEg_Mariette_1851-08-31}{Le 31 août 1851, de Saqqarah, à Nieuwerkerke} ;" calcext:value-type="string">
            <text:p>\item (n. p.) \href{https://thlebee.github.io/CoEg/doc/CoEg_Mariette.pdf#CoEg_Mariette_1851-08-31}{Le 31 août 1851, de Saqqarah, à Nieuwerkerke} ;</text:p>
          </table:table-cell>
          <table:table-cell table:style-name="ce44" table:number-columns-repeated="35"/>
        </table:table-row>
        <table:table-row table:style-name="ro1">
          <table:table-cell table:style-name="ce44" office:value-type="string" calcext:value-type="string">
            <text:p>CoEg_Mariette_1851-10-14b</text:p>
          </table:table-cell>
          <table:table-cell table:style-name="ce37" office:value-type="string" calcext:value-type="string">
            <text:p>Le 14 septembre 1851, de Saqqarah, aux ministres de l'Intérieur et de l'Instruction publique (copie)</text:p>
          </table:table-cell>
          <table:table-cell table:style-name="ce44" office:value-type="string" calcext:value-type="string">
            <text:p>Thomas Lebée</text:p>
          </table:table-cell>
          <table:table-cell table:style-name="ce44" office:value-type="string" calcext:value-type="string">
            <text:p>CoEg_Mariette_ms_0001</text:p>
          </table:table-cell>
          <table:table-cell table:style-name="ce23" table:formula="of:=LOOKUP([.D6];[$ms.A$2:$ms.A$201];[$ms.C$2:$ms.C$201])" office:value-type="string" office:string-value="CoEg_org_00000024" calcext:value-type="string">
            <text:p>CoEg_org_00000024</text:p>
          </table:table-cell>
          <table:table-cell table:style-name="ce23" table:formula="of:=LOOKUP([.E6];[$org.A$2:$org.A$201];[$org.B$2:$org.B$201])" office:value-type="string" office:string-value="Archives nationales" calcext:value-type="string">
            <text:p>Archives nationales</text:p>
          </table:table-cell>
          <table:table-cell table:style-name="ce23" table:formula="of:=LOOKUP([.D6];[$ms.A$2:$ms.A$201];[$ms.D$2:$ms.D$201])" office:value-type="string" office:string-value="Pierrefitte-sur-Seine" calcext:value-type="string">
            <text:p>Pierrefitte-sur-Seine</text:p>
          </table:table-cell>
          <table:table-cell table:style-name="ce23" table:formula="of:=LOOKUP([.D6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44" office:value-type="string" calcext:value-type="string">
            <text:p>n. p.</text:p>
          </table:table-cell>
          <table:table-cell table:style-name="ce41" office:value-type="date" office:date-value="1851-09-14" calcext:value-type="date">
            <text:p>1851-09-14</text:p>
          </table:table-cell>
          <table:table-cell table:style-name="ce34" table:formula="of:=[.J6]" office:value-type="date" office:date-value="1851-09-14" calcext:value-type="date">
            <text:p>14 septembre 1851</text:p>
          </table:table-cell>
          <table:table-cell table:style-name="ce37" office:value-type="string" calcext:value-type="string">
            <text:p>CoEg_pers_00000001</text:p>
          </table:table-cell>
          <table:table-cell table:style-name="ce23" table:formula="of:=LOOKUP([.L6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3" table:formula="of:=LOOKUP([.L6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lace_00000001</text:p>
          </table:table-cell>
          <table:table-cell table:style-name="ce23" table:formula="of:=LOOKUP([.P6];[$place.A$2:$place.A$201];[$place.C$2:$place.C$201])" office:value-type="string" office:string-value="29.85" calcext:value-type="string">
            <text:p>29.85</text:p>
          </table:table-cell>
          <table:table-cell table:style-name="ce23" table:formula="of:=LOOKUP([.P6];[$place.A$2:$place.A$201];[$place.D$2:$place.D$201])" office:value-type="string" office:string-value="31.233333333333" calcext:value-type="string">
            <text:p>31.233333333333</text:p>
          </table:table-cell>
          <table:table-cell table:style-name="ce23" table:formula="of:=LOOKUP([.P6];[$place.A$2:$place.A$201];[$place.B$2:$place.B$201])" office:value-type="string" office:string-value="Saqqarah" calcext:value-type="string">
            <text:p>Saqqarah</text:p>
          </table:table-cell>
          <table:table-cell table:style-name="ce23" table:formula="of:=LOOKUP([.P6];[$place.A$2:$place.A$201];[$place.G$2:$place.G$201])" office:value-type="string" office:string-value="http://www.geonames.org/349608" calcext:value-type="string">
            <text:p>http://www.geonames.org/349608</text:p>
          </table:table-cell>
          <table:table-cell table:style-name="ce39" office:value-type="string" calcext:value-type="string">
            <text:p>certain</text:p>
          </table:table-cell>
          <table:table-cell table:style-name="ce45"/>
          <table:table-cell table:style-name="ce49" table:number-columns-repeated="2"/>
          <table:table-cell table:style-name="ce37" office:value-type="string" calcext:value-type="string">
            <text:p>certain</text:p>
          </table:table-cell>
          <table:table-cell table:style-name="ce44"/>
          <table:table-cell table:formula="of:=CONCATENATE(&quot;&lt;msItem sameAs=&quot;&quot;#&quot;;[.A6];&quot;&quot;&quot;&gt;&quot;;IF([.I6]=&quot;n. p.&quot;;&quot;&quot;;CONCATENATE(&quot;&lt;locus&gt;&quot;;[.I6];&quot;&lt;/locus&gt;&quot;));&quot;&lt;title&gt;Le &quot;;[.K6];&quot;, de &lt;placeName sameAs=&quot;&quot;#&quot;;[.P6];&quot;&quot;&quot;&gt;&quot;;[.S6];&quot;&lt;/placeName&gt;, à &lt;persName sameAs=&quot;&quot;#&quot;;[.V6];&quot;&quot;&quot;&gt;&quot;;[.W6];&quot;&lt;/persName&gt;&lt;/title&gt;&lt;/msItem&gt;&quot;)" office:value-type="string" office:string-value="&lt;msItem sameAs=&quot;#CoEg_Mariette_1851-10-14b&quot;&gt;&lt;title&gt;Le -17639, de &lt;placeName sameAs=&quot;#CoEg_place_00000001&quot;&gt;Saqqarah&lt;/placeName&gt;, à &lt;persName sameAs=&quot;#&quot;&gt;&lt;/persName&gt;&lt;/title&gt;&lt;/msItem&gt;" calcext:value-type="string">
            <text:p>&lt;msItem sameAs="#CoEg_Mariette_1851-10-14b"&gt;&lt;title&gt;Le -17639, de &lt;placeName sameAs="#CoEg_place_00000001"&gt;Saqqarah&lt;/placeName&gt;, à &lt;persName sameAs="#"&gt;&lt;/persName&gt;&lt;/title&gt;&lt;/msItem&gt;</text:p>
          </table:table-cell>
          <table:table-cell table:style-name="ce22" table:formula="of:=CONCATENATE(&quot;&lt;p&gt;&quot;;[.B6];&quot;.&lt;/p&gt;&lt;p&gt;&quot;;[.F6];&quot; (&quot;;[.G6];&quot;), &quot;;[.H6];&quot;, &quot;;[.I6];&quot;&lt;/p&gt;&lt;p&gt;&lt;/p&gt;&lt;center&gt;&lt;p&gt;&lt;a href=&quot;&quot;https://thlebee.github.io/CoEg/doc/CoEg_Mariette.pdf#&quot;;[.A6];&quot;&quot;&quot;&gt;Consulter la lettre&lt;/a&gt;&lt;/p&gt;&lt;/center&gt;&quot;)" office:value-type="string" office:string-value="&lt;p&gt;Le 14 septembre 1851, de Saqqarah, aux ministres de l'Intérieur et de l'Instruction publique (copie).&lt;/p&gt;&lt;p&gt;Archives nationales (Pierrefitte-sur-Seine), 20150497/118, dossier 145 : Mariette, Auguste, n. p.&lt;/p&gt;&lt;p&gt;&lt;/p&gt;&lt;center&gt;&lt;p&gt;&lt;a href=&quot;https://thlebee.github.io/CoEg/doc/CoEg_Mariette.pdf#CoEg_Mariette_1851-10-14b&quot;&gt;Consulter la lettre&lt;/a&gt;&lt;/p&gt;&lt;/center&gt;" calcext:value-type="string">
            <text:p>&lt;p&gt;Le 14 septembre 1851, de Saqqarah, aux ministres de l'Intérieur et de l'Instruction publique (copie).&lt;/p&gt;&lt;p&gt;Archives nationales (Pierrefitte-sur-Seine), 20150497/118, dossier 145 : Mariette, Auguste, n. p.&lt;/p&gt;&lt;p&gt;&lt;/p&gt;&lt;center&gt;&lt;p&gt;&lt;a href="https://thlebee.github.io/CoEg/doc/CoEg_Mariette.pdf#CoEg_Mariette_1851-10-14b"&gt;Consulter la lettre&lt;/a&gt;&lt;/p&gt;&lt;/center&gt;</text:p>
          </table:table-cell>
          <table:table-cell table:style-name="ce22" table:formula="of:=CONCATENATE(&quot;\item (&quot;;[.I6];&quot;) \href{https://thlebee.github.io/CoEg/doc/CoEg_Mariette.pdf#&quot;;[.A6];&quot;}{&quot;;[.B6];&quot;} ;&quot;)" office:value-type="string" office:string-value="\item (n. p.) \href{https://thlebee.github.io/CoEg/doc/CoEg_Mariette.pdf#CoEg_Mariette_1851-10-14b}{Le 14 septembre 1851, de Saqqarah, aux ministres de l'Intérieur et de l'Instruction publique (copie)} ;" calcext:value-type="string">
            <text:p>\item (n. p.) \href{https://thlebee.github.io/CoEg/doc/CoEg_Mariette.pdf#CoEg_Mariette_1851-10-14b}{Le 14 septembre 1851, de Saqqarah, aux ministres de l'Intérieur et de l'Instruction publique (copie)} ;</text:p>
          </table:table-cell>
          <table:table-cell table:style-name="ce44" table:number-columns-repeated="35"/>
        </table:table-row>
        <table:table-row table:style-name="ro1">
          <table:table-cell table:style-name="ce44" office:value-type="string" calcext:value-type="string">
            <text:p>CoEg_Mariette_1851-10-14a</text:p>
          </table:table-cell>
          <table:table-cell table:style-name="ce37" office:value-type="string" calcext:value-type="string">
            <text:p>Le 14 septembre 1851, de Saqqarah, à Le Moyne (copie)</text:p>
          </table:table-cell>
          <table:table-cell table:style-name="ce44" office:value-type="string" calcext:value-type="string">
            <text:p>Thomas Lebée</text:p>
          </table:table-cell>
          <table:table-cell table:style-name="ce44" office:value-type="string" calcext:value-type="string">
            <text:p>CoEg_Mariette_ms_0001</text:p>
          </table:table-cell>
          <table:table-cell table:style-name="ce23" table:formula="of:=LOOKUP([.D7];[$ms.A$2:$ms.A$201];[$ms.C$2:$ms.C$201])" office:value-type="string" office:string-value="CoEg_org_00000024" calcext:value-type="string">
            <text:p>CoEg_org_00000024</text:p>
          </table:table-cell>
          <table:table-cell table:style-name="ce23" table:formula="of:=LOOKUP([.E7];[$org.A$2:$org.A$201];[$org.B$2:$org.B$201])" office:value-type="string" office:string-value="Archives nationales" calcext:value-type="string">
            <text:p>Archives nationales</text:p>
          </table:table-cell>
          <table:table-cell table:style-name="ce23" table:formula="of:=LOOKUP([.D7];[$ms.A$2:$ms.A$201];[$ms.D$2:$ms.D$201])" office:value-type="string" office:string-value="Pierrefitte-sur-Seine" calcext:value-type="string">
            <text:p>Pierrefitte-sur-Seine</text:p>
          </table:table-cell>
          <table:table-cell table:style-name="ce23" table:formula="of:=LOOKUP([.D7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44" office:value-type="string" calcext:value-type="string">
            <text:p>n. p.</text:p>
          </table:table-cell>
          <table:table-cell table:style-name="ce41" office:value-type="date" office:date-value="1851-09-14" calcext:value-type="date">
            <text:p>1851-09-14</text:p>
          </table:table-cell>
          <table:table-cell table:style-name="ce34" table:formula="of:=[.J7]" office:value-type="date" office:date-value="1851-09-14" calcext:value-type="date">
            <text:p>14 septembre 1851</text:p>
          </table:table-cell>
          <table:table-cell table:style-name="ce37" office:value-type="string" calcext:value-type="string">
            <text:p>CoEg_pers_00000001</text:p>
          </table:table-cell>
          <table:table-cell table:style-name="ce23" table:formula="of:=LOOKUP([.L7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3" table:formula="of:=LOOKUP([.L7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lace_00000001</text:p>
          </table:table-cell>
          <table:table-cell table:style-name="ce23" table:formula="of:=LOOKUP([.P7];[$place.A$2:$place.A$201];[$place.C$2:$place.C$201])" office:value-type="string" office:string-value="29.85" calcext:value-type="string">
            <text:p>29.85</text:p>
          </table:table-cell>
          <table:table-cell table:style-name="ce23" table:formula="of:=LOOKUP([.P7];[$place.A$2:$place.A$201];[$place.D$2:$place.D$201])" office:value-type="string" office:string-value="31.233333333333" calcext:value-type="string">
            <text:p>31.233333333333</text:p>
          </table:table-cell>
          <table:table-cell table:style-name="ce23" table:formula="of:=LOOKUP([.P7];[$place.A$2:$place.A$201];[$place.B$2:$place.B$201])" office:value-type="string" office:string-value="Saqqarah" calcext:value-type="string">
            <text:p>Saqqarah</text:p>
          </table:table-cell>
          <table:table-cell table:style-name="ce23" table:formula="of:=LOOKUP([.P7];[$place.A$2:$place.A$201];[$place.G$2:$place.G$201])" office:value-type="string" office:string-value="http://www.geonames.org/349608" calcext:value-type="string">
            <text:p>http://www.geonames.org/349608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ers_00000024</text:p>
          </table:table-cell>
          <table:table-cell table:style-name="ce23" table:formula="of:=LOOKUP([.V7];[$person.A$2:$person.A$205];[$person.C$2:$person.C$205])" office:value-type="string" office:string-value="Le Moyne, Arnaud" calcext:value-type="string">
            <text:p>Le Moyne, Arnaud</text:p>
          </table:table-cell>
          <table:table-cell table:style-name="ce23" table:formula="of:=LOOKUP([.V7];[$person.A$2:$person.A$205];[$person.I$2:$person.I$205])" office:value-type="float" office:value="0" calcext:value-type="float">
            <text:p/>
          </table:table-cell>
          <table:table-cell table:style-name="ce37" office:value-type="string" calcext:value-type="string">
            <text:p>certain</text:p>
          </table:table-cell>
          <table:table-cell table:style-name="ce44"/>
          <table:table-cell table:style-name="ce23" table:formula="of:=CONCATENATE(&quot;&lt;msItem sameAs=&quot;&quot;#&quot;;[.A7];&quot;&quot;&quot;&gt;&quot;;IF([.I7]=&quot;n. p.&quot;;&quot;&quot;;CONCATENATE(&quot;&lt;locus&gt;&quot;;[.I7];&quot;&lt;/locus&gt;&quot;));&quot;&lt;title&gt;Le &quot;;[.K7];&quot;, de &lt;placeName sameAs=&quot;&quot;#&quot;;[.P7];&quot;&quot;&quot;&gt;&quot;;[.S7];&quot;&lt;/placeName&gt;, à &lt;persName sameAs=&quot;&quot;#&quot;;[.V7];&quot;&quot;&quot;&gt;&quot;;[.W7];&quot;&lt;/persName&gt;&lt;/title&gt;&lt;/msItem&gt;&quot;)" office:value-type="string" office:string-value="&lt;msItem sameAs=&quot;#CoEg_Mariette_1851-10-14a&quot;&gt;&lt;title&gt;Le -17639, de &lt;placeName sameAs=&quot;#CoEg_place_00000001&quot;&gt;Saqqarah&lt;/placeName&gt;, à &lt;persName sameAs=&quot;#CoEg_pers_00000024&quot;&gt;Le Moyne, Arnaud&lt;/persName&gt;&lt;/title&gt;&lt;/msItem&gt;" calcext:value-type="string">
            <text:p>&lt;msItem sameAs="#CoEg_Mariette_1851-10-14a"&gt;&lt;title&gt;Le -17639, de &lt;placeName sameAs="#CoEg_place_00000001"&gt;Saqqarah&lt;/placeName&gt;, à &lt;persName sameAs="#CoEg_pers_00000024"&gt;Le Moyne, Arnaud&lt;/persName&gt;&lt;/title&gt;&lt;/msItem&gt;</text:p>
          </table:table-cell>
          <table:table-cell table:style-name="ce22" table:formula="of:=CONCATENATE(&quot;&lt;p&gt;&quot;;[.B7];&quot;.&lt;/p&gt;&lt;p&gt;&quot;;[.F7];&quot; (&quot;;[.G7];&quot;), &quot;;[.H7];&quot;, &quot;;[.I7];&quot;&lt;/p&gt;&lt;p&gt;&lt;/p&gt;&lt;center&gt;&lt;p&gt;&lt;a href=&quot;&quot;https://thlebee.github.io/CoEg/doc/CoEg_Mariette.pdf#&quot;;[.A7];&quot;&quot;&quot;&gt;Consulter la lettre&lt;/a&gt;&lt;/p&gt;&lt;/center&gt;&quot;)" office:value-type="string" office:string-value="&lt;p&gt;Le 14 septembre 1851, de Saqqarah, à Le Moyne (copie).&lt;/p&gt;&lt;p&gt;Archives nationales (Pierrefitte-sur-Seine), 20150497/118, dossier 145 : Mariette, Auguste, n. p.&lt;/p&gt;&lt;p&gt;&lt;/p&gt;&lt;center&gt;&lt;p&gt;&lt;a href=&quot;https://thlebee.github.io/CoEg/doc/CoEg_Mariette.pdf#CoEg_Mariette_1851-10-14a&quot;&gt;Consulter la lettre&lt;/a&gt;&lt;/p&gt;&lt;/center&gt;" calcext:value-type="string">
            <text:p>&lt;p&gt;Le 14 septembre 1851, de Saqqarah, à Le Moyne (copie).&lt;/p&gt;&lt;p&gt;Archives nationales (Pierrefitte-sur-Seine), 20150497/118, dossier 145 : Mariette, Auguste, n. p.&lt;/p&gt;&lt;p&gt;&lt;/p&gt;&lt;center&gt;&lt;p&gt;&lt;a href="https://thlebee.github.io/CoEg/doc/CoEg_Mariette.pdf#CoEg_Mariette_1851-10-14a"&gt;Consulter la lettre&lt;/a&gt;&lt;/p&gt;&lt;/center&gt;</text:p>
          </table:table-cell>
          <table:table-cell table:style-name="ce22" table:formula="of:=CONCATENATE(&quot;\item (&quot;;[.I7];&quot;) \href{https://thlebee.github.io/CoEg/doc/CoEg_Mariette.pdf#&quot;;[.A7];&quot;}{&quot;;[.B7];&quot;} ;&quot;)" office:value-type="string" office:string-value="\item (n. p.) \href{https://thlebee.github.io/CoEg/doc/CoEg_Mariette.pdf#CoEg_Mariette_1851-10-14a}{Le 14 septembre 1851, de Saqqarah, à Le Moyne (copie)} ;" calcext:value-type="string">
            <text:p>\item (n. p.) \href{https://thlebee.github.io/CoEg/doc/CoEg_Mariette.pdf#CoEg_Mariette_1851-10-14a}{Le 14 septembre 1851, de Saqqarah, à Le Moyne (copie)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01-16</text:p>
          </table:table-cell>
          <table:table-cell office:value-type="string" calcext:value-type="string">
            <text:p>Le 16 janvier 1852, d’Abousir, vraisemblablement à Nieuwerkerke</text:p>
          </table:table-cell>
          <table:table-cell table:style-name="ce56"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8];[$ms.A$2:$ms.A$201];[$ms.C$2:$ms.C$201])" office:value-type="string" office:string-value="CoEg_org_00000024" calcext:value-type="string">
            <text:p>CoEg_org_00000024</text:p>
          </table:table-cell>
          <table:table-cell table:formula="of:=LOOKUP([.E8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8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8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table:style-name="ce73" office:value-type="date" office:date-value="1852-01-16" calcext:value-type="date">
            <text:p>1852-01-16</text:p>
          </table:table-cell>
          <table:table-cell table:formula="of:=[.J8]" office:value-type="date" office:date-value="1852-01-16" calcext:value-type="date">
            <text:p>16 janvier 1852</text:p>
          </table:table-cell>
          <table:table-cell office:value-type="string" calcext:value-type="string">
            <text:p>CoEg_pers_00000001</text:p>
          </table:table-cell>
          <table:table-cell table:formula="of:=LOOKUP([.L8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8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56" office:value-type="string" calcext:value-type="string">
            <text:p>CoEg_place_00000008</text:p>
          </table:table-cell>
          <table:table-cell table:formula="of:=LOOKUP([.P8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8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8];[$place.A$2:$place.A$201];[$place.B$2:$place.B$201])" office:value-type="string" office:string-value="Abousir" calcext:value-type="string">
            <text:p>Abousir</text:p>
          </table:table-cell>
          <table:table-cell table:formula="of:=LOOKUP([.P8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8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8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 table:style-name="ce56"/>
          <table:table-cell table:formula="of:=CONCATENATE(&quot;&lt;msItem sameAs=&quot;&quot;#&quot;;[.A8];&quot;&quot;&quot;&gt;&quot;;IF([.I8]=&quot;n. p.&quot;;&quot;&quot;;CONCATENATE(&quot;&lt;locus&gt;&quot;;[.I8];&quot;&lt;/locus&gt;&quot;));&quot;&lt;title&gt;Le &quot;;[.K8];&quot;, de &lt;placeName sameAs=&quot;&quot;#&quot;;[.P8];&quot;&quot;&quot;&gt;&quot;;[.S8];&quot;&lt;/placeName&gt;, à &lt;persName sameAs=&quot;&quot;#&quot;;[.V8];&quot;&quot;&quot;&gt;&quot;;[.W8];&quot;&lt;/persName&gt;&lt;/title&gt;&lt;/msItem&gt;&quot;)" office:value-type="string" office:string-value="&lt;msItem sameAs=&quot;#CoEg_Mariette_1852-01-16&quot;&gt;&lt;title&gt;Le -17515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2-01-16"&gt;&lt;title&gt;Le -17515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8];&quot;.&lt;/p&gt;&lt;p&gt;&quot;;[.F8];&quot; (&quot;;[.G8];&quot;), &quot;;[.H8];&quot;, &quot;;[.I8];&quot;&lt;/p&gt;&lt;p&gt;&lt;/p&gt;&lt;center&gt;&lt;p&gt;&lt;a href=&quot;&quot;https://thlebee.github.io/CoEg/doc/CoEg_Mariette.pdf#&quot;;[.A8];&quot;&quot;&quot;&gt;Consulter la lettre&lt;/a&gt;&lt;/p&gt;&lt;/center&gt;&quot;)" office:value-type="string" office:string-value="&lt;p&gt;Le 16 janvier 1852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2-01-16&quot;&gt;Consulter la lettre&lt;/a&gt;&lt;/p&gt;&lt;/center&gt;" calcext:value-type="string">
            <text:p>&lt;p&gt;Le 16 janvier 1852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2-01-16"&gt;Consulter la lettre&lt;/a&gt;&lt;/p&gt;&lt;/center&gt;</text:p>
          </table:table-cell>
          <table:table-cell table:style-name="ce22" table:formula="of:=CONCATENATE(&quot;\item (&quot;;[.I8];&quot;) \href{https://thlebee.github.io/CoEg/doc/CoEg_Mariette.pdf#&quot;;[.A8];&quot;}{&quot;;[.B8];&quot;} ;&quot;)" office:value-type="string" office:string-value="\item (n. p.) \href{https://thlebee.github.io/CoEg/doc/CoEg_Mariette.pdf#CoEg_Mariette_1852-01-16}{Le 16 janvier 1852, d’Abousir, vraisemblablement à Nieuwerkerke} ;" calcext:value-type="string">
            <text:p>\item (n. p.) \href{https://thlebee.github.io/CoEg/doc/CoEg_Mariette.pdf#CoEg_Mariette_1852-01-16}{Le 16 janvier 1852, d’Abousir, vraisemblablement à Nieuwerkerke} ;</text:p>
          </table:table-cell>
          <table:table-cell table:style-name="ce56" table:number-columns-repeated="32"/>
          <table:table-cell table:number-columns-repeated="3"/>
        </table:table-row>
        <table:table-row table:style-name="ro1">
          <table:table-cell office:value-type="string" calcext:value-type="string">
            <text:p>CoEg_Mariette_1852-08-04</text:p>
          </table:table-cell>
          <table:table-cell office:value-type="string" calcext:value-type="string">
            <text:p>Le 4 août 1852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9];[$ms.A$2:$ms.A$201];[$ms.C$2:$ms.C$201])" office:value-type="string" office:string-value="CoEg_org_00000024" calcext:value-type="string">
            <text:p>CoEg_org_00000024</text:p>
          </table:table-cell>
          <table:table-cell table:formula="of:=LOOKUP([.E9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9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9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08-04" calcext:value-type="date">
            <text:p>1852-08-04</text:p>
          </table:table-cell>
          <table:table-cell table:formula="of:=[.J9]" office:value-type="date" office:date-value="1852-08-04" calcext:value-type="date">
            <text:p>4 août 1852</text:p>
          </table:table-cell>
          <table:table-cell office:value-type="string" calcext:value-type="string">
            <text:p>CoEg_pers_00000001</text:p>
          </table:table-cell>
          <table:table-cell table:formula="of:=LOOKUP([.L9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9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9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9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9];[$place.A$2:$place.A$201];[$place.B$2:$place.B$201])" office:value-type="string" office:string-value="Abousir" calcext:value-type="string">
            <text:p>Abousir</text:p>
          </table:table-cell>
          <table:table-cell table:formula="of:=LOOKUP([.P9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9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9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9];&quot;&quot;&quot;&gt;&quot;;IF([.I9]=&quot;n. p.&quot;;&quot;&quot;;CONCATENATE(&quot;&lt;locus&gt;&quot;;[.I9];&quot;&lt;/locus&gt;&quot;));&quot;&lt;title&gt;Le &quot;;[.K9];&quot;, de &lt;placeName sameAs=&quot;&quot;#&quot;;[.P9];&quot;&quot;&quot;&gt;&quot;;[.S9];&quot;&lt;/placeName&gt;, à &lt;persName sameAs=&quot;&quot;#&quot;;[.V9];&quot;&quot;&quot;&gt;&quot;;[.W9];&quot;&lt;/persName&gt;&lt;/title&gt;&lt;/msItem&gt;&quot;)" office:value-type="string" office:string-value="&lt;msItem sameAs=&quot;#CoEg_Mariette_1852-08-04&quot;&gt;&lt;title&gt;Le -17314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2-08-04"&gt;&lt;title&gt;Le -17314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9];&quot;.&lt;/p&gt;&lt;p&gt;&quot;;[.F9];&quot; (&quot;;[.G9];&quot;), &quot;;[.H9];&quot;, &quot;;[.I9];&quot;&lt;/p&gt;&lt;p&gt;&lt;/p&gt;&lt;center&gt;&lt;p&gt;&lt;a href=&quot;&quot;https://thlebee.github.io/CoEg/doc/CoEg_Mariette.pdf#&quot;;[.A9];&quot;&quot;&quot;&gt;Consulter la lettre&lt;/a&gt;&lt;/p&gt;&lt;/center&gt;&quot;)" office:value-type="string" office:string-value="&lt;p&gt;Le 4 août 1852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2-08-04&quot;&gt;Consulter la lettre&lt;/a&gt;&lt;/p&gt;&lt;/center&gt;" calcext:value-type="string">
            <text:p>&lt;p&gt;Le 4 août 1852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2-08-04"&gt;Consulter la lettre&lt;/a&gt;&lt;/p&gt;&lt;/center&gt;</text:p>
          </table:table-cell>
          <table:table-cell table:style-name="ce22" table:formula="of:=CONCATENATE(&quot;\item (&quot;;[.I9];&quot;) \href{https://thlebee.github.io/CoEg/doc/CoEg_Mariette.pdf#&quot;;[.A9];&quot;}{&quot;;[.B9];&quot;} ;&quot;)" office:value-type="string" office:string-value="\item (n. p.) \href{https://thlebee.github.io/CoEg/doc/CoEg_Mariette.pdf#CoEg_Mariette_1852-08-04}{Le 4 août 1852, d’Abousir, vraisemblablement à Nieuwerkerke} ;" calcext:value-type="string">
            <text:p>\item (n. p.) \href{https://thlebee.github.io/CoEg/doc/CoEg_Mariette.pdf#CoEg_Mariette_1852-08-04}{Le 4 août 1852, d’Abousir, vraisemblablement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08-20</text:p>
          </table:table-cell>
          <table:table-cell office:value-type="string" calcext:value-type="string">
            <text:p>Le 20 août 1852, d’Abousir, au ministre de l'Intérieur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0];[$ms.A$2:$ms.A$201];[$ms.C$2:$ms.C$201])" office:value-type="string" office:string-value="CoEg_org_00000024" calcext:value-type="string">
            <text:p>CoEg_org_00000024</text:p>
          </table:table-cell>
          <table:table-cell table:formula="of:=LOOKUP([.E10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0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0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08-20" calcext:value-type="date">
            <text:p>1852-08-20</text:p>
          </table:table-cell>
          <table:table-cell table:formula="of:=[.J10]" office:value-type="date" office:date-value="1852-08-20" calcext:value-type="date">
            <text:p>20 août 1852</text:p>
          </table:table-cell>
          <table:table-cell office:value-type="string" calcext:value-type="string">
            <text:p>CoEg_pers_00000001</text:p>
          </table:table-cell>
          <table:table-cell table:formula="of:=LOOKUP([.L10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0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0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0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0];[$place.A$2:$place.A$201];[$place.B$2:$place.B$201])" office:value-type="string" office:string-value="Abousir" calcext:value-type="string">
            <text:p>Abousir</text:p>
          </table:table-cell>
          <table:table-cell table:formula="of:=LOOKUP([.P10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table:style-name="ce59" office:value-type="string" calcext:value-type="string">
            <text:p>CoEg_pers_00000037</text:p>
          </table:table-cell>
          <table:table-cell table:formula="of:=LOOKUP([.V10];[$person.A$2:$person.A$205];[$person.C$2:$person.C$205])" office:value-type="string" office:string-value="Persigny (Fialin de), Victor" calcext:value-type="string">
            <text:p>Persigny (Fialin de), Victor</text:p>
          </table:table-cell>
          <table:table-cell table:formula="of:=LOOKUP([.V10];[$person.A$2:$person.A$205];[$person.I$2:$person.I$205])" office:value-type="string" office:string-value="https://catalogue.bnf.fr/ark:/12148/cb10722665h" calcext:value-type="string">
            <text:p>https://catalogue.bnf.fr/ark:/12148/cb10722665h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10];&quot;&quot;&quot;&gt;&quot;;IF([.I10]=&quot;n. p.&quot;;&quot;&quot;;CONCATENATE(&quot;&lt;locus&gt;&quot;;[.I10];&quot;&lt;/locus&gt;&quot;));&quot;&lt;title&gt;Le &quot;;[.K10];&quot;, de &lt;placeName sameAs=&quot;&quot;#&quot;;[.P10];&quot;&quot;&quot;&gt;&quot;;[.S10];&quot;&lt;/placeName&gt;, à &lt;persName sameAs=&quot;&quot;#&quot;;[.V10];&quot;&quot;&quot;&gt;&quot;;[.W10];&quot;&lt;/persName&gt;&lt;/title&gt;&lt;/msItem&gt;&quot;)" office:value-type="string" office:string-value="&lt;msItem sameAs=&quot;#CoEg_Mariette_1852-08-20&quot;&gt;&lt;title&gt;Le -17298, de &lt;placeName sameAs=&quot;#CoEg_place_00000008&quot;&gt;Abousir&lt;/placeName&gt;, à &lt;persName sameAs=&quot;#CoEg_pers_00000037&quot;&gt;Persigny (Fialin de), Victor&lt;/persName&gt;&lt;/title&gt;&lt;/msItem&gt;" calcext:value-type="string">
            <text:p>&lt;msItem sameAs="#CoEg_Mariette_1852-08-20"&gt;&lt;title&gt;Le -17298, de &lt;placeName sameAs="#CoEg_place_00000008"&gt;Abousir&lt;/placeName&gt;, à &lt;persName sameAs="#CoEg_pers_00000037"&gt;Persigny (Fialin de), Victor&lt;/persName&gt;&lt;/title&gt;&lt;/msItem&gt;</text:p>
          </table:table-cell>
          <table:table-cell table:style-name="ce22" table:formula="of:=CONCATENATE(&quot;&lt;p&gt;&quot;;[.B10];&quot;.&lt;/p&gt;&lt;p&gt;&quot;;[.F10];&quot; (&quot;;[.G10];&quot;), &quot;;[.H10];&quot;, &quot;;[.I10];&quot;&lt;/p&gt;&lt;p&gt;&lt;/p&gt;&lt;center&gt;&lt;p&gt;&lt;a href=&quot;&quot;https://thlebee.github.io/CoEg/doc/CoEg_Mariette.pdf#&quot;;[.A10];&quot;&quot;&quot;&gt;Consulter la lettre&lt;/a&gt;&lt;/p&gt;&lt;/center&gt;&quot;)" office:value-type="string" office:string-value="&lt;p&gt;Le 20 août 1852, d’Abousir, au ministre de l'Intérieur.&lt;/p&gt;&lt;p&gt;Archives nationales (Pierrefitte-sur-Seine), 20150497/118, dossier 145 : Mariette, Auguste, n. p.&lt;/p&gt;&lt;p&gt;&lt;/p&gt;&lt;center&gt;&lt;p&gt;&lt;a href=&quot;https://thlebee.github.io/CoEg/doc/CoEg_Mariette.pdf#CoEg_Mariette_1852-08-20&quot;&gt;Consulter la lettre&lt;/a&gt;&lt;/p&gt;&lt;/center&gt;" calcext:value-type="string">
            <text:p>&lt;p&gt;Le 20 août 1852, d’Abousir, au ministre de l'Intérieur.&lt;/p&gt;&lt;p&gt;Archives nationales (Pierrefitte-sur-Seine), 20150497/118, dossier 145 : Mariette, Auguste, n. p.&lt;/p&gt;&lt;p&gt;&lt;/p&gt;&lt;center&gt;&lt;p&gt;&lt;a href="https://thlebee.github.io/CoEg/doc/CoEg_Mariette.pdf#CoEg_Mariette_1852-08-20"&gt;Consulter la lettre&lt;/a&gt;&lt;/p&gt;&lt;/center&gt;</text:p>
          </table:table-cell>
          <table:table-cell table:style-name="ce22" table:formula="of:=CONCATENATE(&quot;\item (&quot;;[.I10];&quot;) \href{https://thlebee.github.io/CoEg/doc/CoEg_Mariette.pdf#&quot;;[.A10];&quot;}{&quot;;[.B10];&quot;} ;&quot;)" office:value-type="string" office:string-value="\item (n. p.) \href{https://thlebee.github.io/CoEg/doc/CoEg_Mariette.pdf#CoEg_Mariette_1852-08-20}{Le 20 août 1852, d’Abousir, au ministre de l'Intérieur} ;" calcext:value-type="string">
            <text:p>\item (n. p.) \href{https://thlebee.github.io/CoEg/doc/CoEg_Mariette.pdf#CoEg_Mariette_1852-08-20}{Le 20 août 1852, d’Abousir, au ministre de l'Intérieur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09-03</text:p>
          </table:table-cell>
          <table:table-cell office:value-type="string" calcext:value-type="string">
            <text:p>Le 3 septembre 1852, d’Abousir, au ministre de l'Intérieur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1];[$ms.A$2:$ms.A$201];[$ms.C$2:$ms.C$201])" office:value-type="string" office:string-value="CoEg_org_00000024" calcext:value-type="string">
            <text:p>CoEg_org_00000024</text:p>
          </table:table-cell>
          <table:table-cell table:formula="of:=LOOKUP([.E11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1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1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09-03" calcext:value-type="date">
            <text:p>1852-09-03</text:p>
          </table:table-cell>
          <table:table-cell table:formula="of:=[.J11]" office:value-type="date" office:date-value="1852-09-03" calcext:value-type="date">
            <text:p>3 septembre 1852</text:p>
          </table:table-cell>
          <table:table-cell office:value-type="string" calcext:value-type="string">
            <text:p>CoEg_pers_00000001</text:p>
          </table:table-cell>
          <table:table-cell table:formula="of:=LOOKUP([.L11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1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1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1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1];[$place.A$2:$place.A$201];[$place.B$2:$place.B$201])" office:value-type="string" office:string-value="Abousir" calcext:value-type="string">
            <text:p>Abousir</text:p>
          </table:table-cell>
          <table:table-cell table:formula="of:=LOOKUP([.P11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table:style-name="ce59" office:value-type="string" calcext:value-type="string">
            <text:p>CoEg_pers_00000037</text:p>
          </table:table-cell>
          <table:table-cell table:formula="of:=LOOKUP([.V11];[$person.A$2:$person.A$205];[$person.C$2:$person.C$205])" office:value-type="string" office:string-value="Persigny (Fialin de), Victor" calcext:value-type="string">
            <text:p>Persigny (Fialin de), Victor</text:p>
          </table:table-cell>
          <table:table-cell table:formula="of:=LOOKUP([.V11];[$person.A$2:$person.A$205];[$person.I$2:$person.I$205])" office:value-type="string" office:string-value="https://catalogue.bnf.fr/ark:/12148/cb10722665h" calcext:value-type="string">
            <text:p>https://catalogue.bnf.fr/ark:/12148/cb10722665h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11];&quot;&quot;&quot;&gt;&quot;;IF([.I11]=&quot;n. p.&quot;;&quot;&quot;;CONCATENATE(&quot;&lt;locus&gt;&quot;;[.I11];&quot;&lt;/locus&gt;&quot;));&quot;&lt;title&gt;Le &quot;;[.K11];&quot;, de &lt;placeName sameAs=&quot;&quot;#&quot;;[.P11];&quot;&quot;&quot;&gt;&quot;;[.S11];&quot;&lt;/placeName&gt;, à &lt;persName sameAs=&quot;&quot;#&quot;;[.V11];&quot;&quot;&quot;&gt;&quot;;[.W11];&quot;&lt;/persName&gt;&lt;/title&gt;&lt;/msItem&gt;&quot;)" office:value-type="string" office:string-value="&lt;msItem sameAs=&quot;#CoEg_Mariette_1852-09-03&quot;&gt;&lt;title&gt;Le -17284, de &lt;placeName sameAs=&quot;#CoEg_place_00000008&quot;&gt;Abousir&lt;/placeName&gt;, à &lt;persName sameAs=&quot;#CoEg_pers_00000037&quot;&gt;Persigny (Fialin de), Victor&lt;/persName&gt;&lt;/title&gt;&lt;/msItem&gt;" calcext:value-type="string">
            <text:p>&lt;msItem sameAs="#CoEg_Mariette_1852-09-03"&gt;&lt;title&gt;Le -17284, de &lt;placeName sameAs="#CoEg_place_00000008"&gt;Abousir&lt;/placeName&gt;, à &lt;persName sameAs="#CoEg_pers_00000037"&gt;Persigny (Fialin de), Victor&lt;/persName&gt;&lt;/title&gt;&lt;/msItem&gt;</text:p>
          </table:table-cell>
          <table:table-cell table:style-name="ce22" table:formula="of:=CONCATENATE(&quot;&lt;p&gt;&quot;;[.B11];&quot;.&lt;/p&gt;&lt;p&gt;&quot;;[.F11];&quot; (&quot;;[.G11];&quot;), &quot;;[.H11];&quot;, &quot;;[.I11];&quot;&lt;/p&gt;&lt;p&gt;&lt;/p&gt;&lt;center&gt;&lt;p&gt;&lt;a href=&quot;&quot;https://thlebee.github.io/CoEg/doc/CoEg_Mariette.pdf#&quot;;[.A11];&quot;&quot;&quot;&gt;Consulter la lettre&lt;/a&gt;&lt;/p&gt;&lt;/center&gt;&quot;)" office:value-type="string" office:string-value="&lt;p&gt;Le 3 septembre 1852, d’Abousir, au ministre de l'Intérieur.&lt;/p&gt;&lt;p&gt;Archives nationales (Pierrefitte-sur-Seine), 20150497/118, dossier 145 : Mariette, Auguste, n. p.&lt;/p&gt;&lt;p&gt;&lt;/p&gt;&lt;center&gt;&lt;p&gt;&lt;a href=&quot;https://thlebee.github.io/CoEg/doc/CoEg_Mariette.pdf#CoEg_Mariette_1852-09-03&quot;&gt;Consulter la lettre&lt;/a&gt;&lt;/p&gt;&lt;/center&gt;" calcext:value-type="string">
            <text:p>&lt;p&gt;Le 3 septembre 1852, d’Abousir, au ministre de l'Intérieur.&lt;/p&gt;&lt;p&gt;Archives nationales (Pierrefitte-sur-Seine), 20150497/118, dossier 145 : Mariette, Auguste, n. p.&lt;/p&gt;&lt;p&gt;&lt;/p&gt;&lt;center&gt;&lt;p&gt;&lt;a href="https://thlebee.github.io/CoEg/doc/CoEg_Mariette.pdf#CoEg_Mariette_1852-09-03"&gt;Consulter la lettre&lt;/a&gt;&lt;/p&gt;&lt;/center&gt;</text:p>
          </table:table-cell>
          <table:table-cell table:style-name="ce22" table:formula="of:=CONCATENATE(&quot;\item (&quot;;[.I11];&quot;) \href{https://thlebee.github.io/CoEg/doc/CoEg_Mariette.pdf#&quot;;[.A11];&quot;}{&quot;;[.B11];&quot;} ;&quot;)" office:value-type="string" office:string-value="\item (n. p.) \href{https://thlebee.github.io/CoEg/doc/CoEg_Mariette.pdf#CoEg_Mariette_1852-09-03}{Le 3 septembre 1852, d’Abousir, au ministre de l'Intérieur} ;" calcext:value-type="string">
            <text:p>\item (n. p.) \href{https://thlebee.github.io/CoEg/doc/CoEg_Mariette.pdf#CoEg_Mariette_1852-09-03}{Le 3 septembre 1852, d’Abousir, au ministre de l'Intérieur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09-04</text:p>
          </table:table-cell>
          <table:table-cell office:value-type="string" calcext:value-type="string">
            <text:p>Le 4 septembre 1852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2];[$ms.A$2:$ms.A$201];[$ms.C$2:$ms.C$201])" office:value-type="string" office:string-value="CoEg_org_00000024" calcext:value-type="string">
            <text:p>CoEg_org_00000024</text:p>
          </table:table-cell>
          <table:table-cell table:formula="of:=LOOKUP([.E12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2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2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09-04" calcext:value-type="date">
            <text:p>1852-09-04</text:p>
          </table:table-cell>
          <table:table-cell table:formula="of:=[.J12]" office:value-type="date" office:date-value="1852-09-04" calcext:value-type="date">
            <text:p>4 septembre 1852</text:p>
          </table:table-cell>
          <table:table-cell office:value-type="string" calcext:value-type="string">
            <text:p>CoEg_pers_00000001</text:p>
          </table:table-cell>
          <table:table-cell table:formula="of:=LOOKUP([.L12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2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2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2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2];[$place.A$2:$place.A$201];[$place.B$2:$place.B$201])" office:value-type="string" office:string-value="Abousir" calcext:value-type="string">
            <text:p>Abousir</text:p>
          </table:table-cell>
          <table:table-cell table:formula="of:=LOOKUP([.P12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2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2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12];&quot;&quot;&quot;&gt;&quot;;IF([.I12]=&quot;n. p.&quot;;&quot;&quot;;CONCATENATE(&quot;&lt;locus&gt;&quot;;[.I12];&quot;&lt;/locus&gt;&quot;));&quot;&lt;title&gt;Le &quot;;[.K12];&quot;, de &lt;placeName sameAs=&quot;&quot;#&quot;;[.P12];&quot;&quot;&quot;&gt;&quot;;[.S12];&quot;&lt;/placeName&gt;, à &lt;persName sameAs=&quot;&quot;#&quot;;[.V12];&quot;&quot;&quot;&gt;&quot;;[.W12];&quot;&lt;/persName&gt;&lt;/title&gt;&lt;/msItem&gt;&quot;)" office:value-type="string" office:string-value="&lt;msItem sameAs=&quot;#CoEg_Mariette_1852-09-04&quot;&gt;&lt;title&gt;Le -17283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2-09-04"&gt;&lt;title&gt;Le -17283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2];&quot;.&lt;/p&gt;&lt;p&gt;&quot;;[.F12];&quot; (&quot;;[.G12];&quot;), &quot;;[.H12];&quot;, &quot;;[.I12];&quot;&lt;/p&gt;&lt;p&gt;&lt;/p&gt;&lt;center&gt;&lt;p&gt;&lt;a href=&quot;&quot;https://thlebee.github.io/CoEg/doc/CoEg_Mariette.pdf#&quot;;[.A12];&quot;&quot;&quot;&gt;Consulter la lettre&lt;/a&gt;&lt;/p&gt;&lt;/center&gt;&quot;)" office:value-type="string" office:string-value="&lt;p&gt;Le 4 septembre 1852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2-09-04&quot;&gt;Consulter la lettre&lt;/a&gt;&lt;/p&gt;&lt;/center&gt;" calcext:value-type="string">
            <text:p>&lt;p&gt;Le 4 septembre 1852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2-09-04"&gt;Consulter la lettre&lt;/a&gt;&lt;/p&gt;&lt;/center&gt;</text:p>
          </table:table-cell>
          <table:table-cell table:style-name="ce22" table:formula="of:=CONCATENATE(&quot;\item (&quot;;[.I12];&quot;) \href{https://thlebee.github.io/CoEg/doc/CoEg_Mariette.pdf#&quot;;[.A12];&quot;}{&quot;;[.B12];&quot;} ;&quot;)" office:value-type="string" office:string-value="\item (n. p.) \href{https://thlebee.github.io/CoEg/doc/CoEg_Mariette.pdf#CoEg_Mariette_1852-09-04}{Le 4 septembre 1852, d’Abousir, vraisemblablement à Nieuwerkerke} ;" calcext:value-type="string">
            <text:p>\item (n. p.) \href{https://thlebee.github.io/CoEg/doc/CoEg_Mariette.pdf#CoEg_Mariette_1852-09-04}{Le 4 septembre 1852, d’Abousir, vraisemblablement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11-12</text:p>
          </table:table-cell>
          <table:table-cell office:value-type="string" calcext:value-type="string">
            <text:p>Le 12 novembre 1852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3];[$ms.A$2:$ms.A$201];[$ms.C$2:$ms.C$201])" office:value-type="string" office:string-value="CoEg_org_00000024" calcext:value-type="string">
            <text:p>CoEg_org_00000024</text:p>
          </table:table-cell>
          <table:table-cell table:formula="of:=LOOKUP([.E13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3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3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11-12" calcext:value-type="date">
            <text:p>1852-11-12</text:p>
          </table:table-cell>
          <table:table-cell table:formula="of:=[.J13]" office:value-type="date" office:date-value="1852-11-12" calcext:value-type="date">
            <text:p>12 novembre 1852</text:p>
          </table:table-cell>
          <table:table-cell office:value-type="string" calcext:value-type="string">
            <text:p>CoEg_pers_00000001</text:p>
          </table:table-cell>
          <table:table-cell table:formula="of:=LOOKUP([.L13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3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3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3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3];[$place.A$2:$place.A$201];[$place.B$2:$place.B$201])" office:value-type="string" office:string-value="Abousir" calcext:value-type="string">
            <text:p>Abousir</text:p>
          </table:table-cell>
          <table:table-cell table:formula="of:=LOOKUP([.P13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3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3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13];&quot;&quot;&quot;&gt;&quot;;IF([.I13]=&quot;n. p.&quot;;&quot;&quot;;CONCATENATE(&quot;&lt;locus&gt;&quot;;[.I13];&quot;&lt;/locus&gt;&quot;));&quot;&lt;title&gt;Le &quot;;[.K13];&quot;, de &lt;placeName sameAs=&quot;&quot;#&quot;;[.P13];&quot;&quot;&quot;&gt;&quot;;[.S13];&quot;&lt;/placeName&gt;, à &lt;persName sameAs=&quot;&quot;#&quot;;[.V13];&quot;&quot;&quot;&gt;&quot;;[.W13];&quot;&lt;/persName&gt;&lt;/title&gt;&lt;/msItem&gt;&quot;)" office:value-type="string" office:string-value="&lt;msItem sameAs=&quot;#CoEg_Mariette_1852-11-12&quot;&gt;&lt;title&gt;Le -17214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2-11-12"&gt;&lt;title&gt;Le -17214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3];&quot;.&lt;/p&gt;&lt;p&gt;&quot;;[.F13];&quot; (&quot;;[.G13];&quot;), &quot;;[.H13];&quot;, &quot;;[.I13];&quot;&lt;/p&gt;&lt;p&gt;&lt;/p&gt;&lt;center&gt;&lt;p&gt;&lt;a href=&quot;&quot;https://thlebee.github.io/CoEg/doc/CoEg_Mariette.pdf#&quot;;[.A13];&quot;&quot;&quot;&gt;Consulter la lettre&lt;/a&gt;&lt;/p&gt;&lt;/center&gt;&quot;)" office:value-type="string" office:string-value="&lt;p&gt;Le 12 novembre 1852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2-11-12&quot;&gt;Consulter la lettre&lt;/a&gt;&lt;/p&gt;&lt;/center&gt;" calcext:value-type="string">
            <text:p>&lt;p&gt;Le 12 novembre 1852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2-11-12"&gt;Consulter la lettre&lt;/a&gt;&lt;/p&gt;&lt;/center&gt;</text:p>
          </table:table-cell>
          <table:table-cell table:style-name="ce22" table:formula="of:=CONCATENATE(&quot;\item (&quot;;[.I13];&quot;) \href{https://thlebee.github.io/CoEg/doc/CoEg_Mariette.pdf#&quot;;[.A13];&quot;}{&quot;;[.B13];&quot;} ;&quot;)" office:value-type="string" office:string-value="\item (n. p.) \href{https://thlebee.github.io/CoEg/doc/CoEg_Mariette.pdf#CoEg_Mariette_1852-11-12}{Le 12 novembre 1852, d’Abousir, vraisemblablement à Nieuwerkerke} ;" calcext:value-type="string">
            <text:p>\item (n. p.) \href{https://thlebee.github.io/CoEg/doc/CoEg_Mariette.pdf#CoEg_Mariette_1852-11-12}{Le 12 novembre 1852, d’Abousir, vraisemblablement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2-12-28</text:p>
          </table:table-cell>
          <table:table-cell office:value-type="string" calcext:value-type="string">
            <text:p>Le 28 décembre 1852, d’Abousir, au ministre de l'Intérieur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4];[$ms.A$2:$ms.A$201];[$ms.C$2:$ms.C$201])" office:value-type="string" office:string-value="CoEg_org_00000024" calcext:value-type="string">
            <text:p>CoEg_org_00000024</text:p>
          </table:table-cell>
          <table:table-cell table:formula="of:=LOOKUP([.E14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4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4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2-12-28" calcext:value-type="date">
            <text:p>1852-12-28</text:p>
          </table:table-cell>
          <table:table-cell table:formula="of:=[.J14]" office:value-type="date" office:date-value="1852-12-28" calcext:value-type="date">
            <text:p>28 décembre 1852</text:p>
          </table:table-cell>
          <table:table-cell office:value-type="string" calcext:value-type="string">
            <text:p>CoEg_pers_00000001</text:p>
          </table:table-cell>
          <table:table-cell table:formula="of:=LOOKUP([.L14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4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4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4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4];[$place.A$2:$place.A$201];[$place.B$2:$place.B$201])" office:value-type="string" office:string-value="Abousir" calcext:value-type="string">
            <text:p>Abousir</text:p>
          </table:table-cell>
          <table:table-cell table:formula="of:=LOOKUP([.P14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table:style-name="ce59" office:value-type="string" calcext:value-type="string">
            <text:p>CoEg_pers_00000037</text:p>
          </table:table-cell>
          <table:table-cell table:formula="of:=LOOKUP([.V14];[$person.A$2:$person.A$205];[$person.C$2:$person.C$205])" office:value-type="string" office:string-value="Persigny (Fialin de), Victor" calcext:value-type="string">
            <text:p>Persigny (Fialin de), Victor</text:p>
          </table:table-cell>
          <table:table-cell table:formula="of:=LOOKUP([.V14];[$person.A$2:$person.A$205];[$person.I$2:$person.I$205])" office:value-type="string" office:string-value="https://catalogue.bnf.fr/ark:/12148/cb10722665h" calcext:value-type="string">
            <text:p>https://catalogue.bnf.fr/ark:/12148/cb10722665h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14];&quot;&quot;&quot;&gt;&quot;;IF([.I14]=&quot;n. p.&quot;;&quot;&quot;;CONCATENATE(&quot;&lt;locus&gt;&quot;;[.I14];&quot;&lt;/locus&gt;&quot;));&quot;&lt;title&gt;Le &quot;;[.K14];&quot;, de &lt;placeName sameAs=&quot;&quot;#&quot;;[.P14];&quot;&quot;&quot;&gt;&quot;;[.S14];&quot;&lt;/placeName&gt;, à &lt;persName sameAs=&quot;&quot;#&quot;;[.V14];&quot;&quot;&quot;&gt;&quot;;[.W14];&quot;&lt;/persName&gt;&lt;/title&gt;&lt;/msItem&gt;&quot;)" office:value-type="string" office:string-value="&lt;msItem sameAs=&quot;#CoEg_Mariette_1852-12-28&quot;&gt;&lt;title&gt;Le -17168, de &lt;placeName sameAs=&quot;#CoEg_place_00000008&quot;&gt;Abousir&lt;/placeName&gt;, à &lt;persName sameAs=&quot;#CoEg_pers_00000037&quot;&gt;Persigny (Fialin de), Victor&lt;/persName&gt;&lt;/title&gt;&lt;/msItem&gt;" calcext:value-type="string">
            <text:p>&lt;msItem sameAs="#CoEg_Mariette_1852-12-28"&gt;&lt;title&gt;Le -17168, de &lt;placeName sameAs="#CoEg_place_00000008"&gt;Abousir&lt;/placeName&gt;, à &lt;persName sameAs="#CoEg_pers_00000037"&gt;Persigny (Fialin de), Victor&lt;/persName&gt;&lt;/title&gt;&lt;/msItem&gt;</text:p>
          </table:table-cell>
          <table:table-cell table:style-name="ce22" table:formula="of:=CONCATENATE(&quot;&lt;p&gt;&quot;;[.B14];&quot;.&lt;/p&gt;&lt;p&gt;&quot;;[.F14];&quot; (&quot;;[.G14];&quot;), &quot;;[.H14];&quot;, &quot;;[.I14];&quot;&lt;/p&gt;&lt;p&gt;&lt;/p&gt;&lt;center&gt;&lt;p&gt;&lt;a href=&quot;&quot;https://thlebee.github.io/CoEg/doc/CoEg_Mariette.pdf#&quot;;[.A14];&quot;&quot;&quot;&gt;Consulter la lettre&lt;/a&gt;&lt;/p&gt;&lt;/center&gt;&quot;)" office:value-type="string" office:string-value="&lt;p&gt;Le 28 décembre 1852, d’Abousir, au ministre de l'Intérieur.&lt;/p&gt;&lt;p&gt;Archives nationales (Pierrefitte-sur-Seine), 20150497/118, dossier 145 : Mariette, Auguste, n. p.&lt;/p&gt;&lt;p&gt;&lt;/p&gt;&lt;center&gt;&lt;p&gt;&lt;a href=&quot;https://thlebee.github.io/CoEg/doc/CoEg_Mariette.pdf#CoEg_Mariette_1852-12-28&quot;&gt;Consulter la lettre&lt;/a&gt;&lt;/p&gt;&lt;/center&gt;" calcext:value-type="string">
            <text:p>&lt;p&gt;Le 28 décembre 1852, d’Abousir, au ministre de l'Intérieur.&lt;/p&gt;&lt;p&gt;Archives nationales (Pierrefitte-sur-Seine), 20150497/118, dossier 145 : Mariette, Auguste, n. p.&lt;/p&gt;&lt;p&gt;&lt;/p&gt;&lt;center&gt;&lt;p&gt;&lt;a href="https://thlebee.github.io/CoEg/doc/CoEg_Mariette.pdf#CoEg_Mariette_1852-12-28"&gt;Consulter la lettre&lt;/a&gt;&lt;/p&gt;&lt;/center&gt;</text:p>
          </table:table-cell>
          <table:table-cell table:style-name="ce22" table:formula="of:=CONCATENATE(&quot;\item (&quot;;[.I14];&quot;) \href{https://thlebee.github.io/CoEg/doc/CoEg_Mariette.pdf#&quot;;[.A14];&quot;}{&quot;;[.B14];&quot;} ;&quot;)" office:value-type="string" office:string-value="\item (n. p.) \href{https://thlebee.github.io/CoEg/doc/CoEg_Mariette.pdf#CoEg_Mariette_1852-12-28}{Le 28 décembre 1852, d’Abousir, au ministre de l'Intérieur} ;" calcext:value-type="string">
            <text:p>\item (n. p.) \href{https://thlebee.github.io/CoEg/doc/CoEg_Mariette.pdf#CoEg_Mariette_1852-12-28}{Le 28 décembre 1852, d’Abousir, au ministre de l'Intérieur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3-01-01</text:p>
          </table:table-cell>
          <table:table-cell office:value-type="string" calcext:value-type="string">
            <text:p>Le 1er janvier 1853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5];[$ms.A$2:$ms.A$201];[$ms.C$2:$ms.C$201])" office:value-type="string" office:string-value="CoEg_org_00000024" calcext:value-type="string">
            <text:p>CoEg_org_00000024</text:p>
          </table:table-cell>
          <table:table-cell table:formula="of:=LOOKUP([.E15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5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5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3-01-01" calcext:value-type="date">
            <text:p>1853-01-01</text:p>
          </table:table-cell>
          <table:table-cell table:formula="of:=[.J15]" office:value-type="date" office:date-value="1853-01-01" calcext:value-type="date">
            <text:p>1 janvier 1853</text:p>
          </table:table-cell>
          <table:table-cell office:value-type="string" calcext:value-type="string">
            <text:p>CoEg_pers_00000001</text:p>
          </table:table-cell>
          <table:table-cell table:formula="of:=LOOKUP([.L15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5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5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5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5];[$place.A$2:$place.A$201];[$place.B$2:$place.B$201])" office:value-type="string" office:string-value="Abousir" calcext:value-type="string">
            <text:p>Abousir</text:p>
          </table:table-cell>
          <table:table-cell table:formula="of:=LOOKUP([.P15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5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5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15];&quot;&quot;&quot;&gt;&quot;;IF([.I15]=&quot;n. p.&quot;;&quot;&quot;;CONCATENATE(&quot;&lt;locus&gt;&quot;;[.I15];&quot;&lt;/locus&gt;&quot;));&quot;&lt;title&gt;Le &quot;;[.K15];&quot;, de &lt;placeName sameAs=&quot;&quot;#&quot;;[.P15];&quot;&quot;&quot;&gt;&quot;;[.S15];&quot;&lt;/placeName&gt;, à &lt;persName sameAs=&quot;&quot;#&quot;;[.V15];&quot;&quot;&quot;&gt;&quot;;[.W15];&quot;&lt;/persName&gt;&lt;/title&gt;&lt;/msItem&gt;&quot;)" office:value-type="string" office:string-value="&lt;msItem sameAs=&quot;#CoEg_Mariette_1853-01-01&quot;&gt;&lt;title&gt;Le -17164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3-01-01"&gt;&lt;title&gt;Le -17164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5];&quot;.&lt;/p&gt;&lt;p&gt;&quot;;[.F15];&quot; (&quot;;[.G15];&quot;), &quot;;[.H15];&quot;, &quot;;[.I15];&quot;&lt;/p&gt;&lt;p&gt;&lt;/p&gt;&lt;center&gt;&lt;p&gt;&lt;a href=&quot;&quot;https://thlebee.github.io/CoEg/doc/CoEg_Mariette.pdf#&quot;;[.A15];&quot;&quot;&quot;&gt;Consulter la lettre&lt;/a&gt;&lt;/p&gt;&lt;/center&gt;&quot;)" office:value-type="string" office:string-value="&lt;p&gt;Le 1er janvier 1853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3-01-01&quot;&gt;Consulter la lettre&lt;/a&gt;&lt;/p&gt;&lt;/center&gt;" calcext:value-type="string">
            <text:p>&lt;p&gt;Le 1er janvier 1853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3-01-01"&gt;Consulter la lettre&lt;/a&gt;&lt;/p&gt;&lt;/center&gt;</text:p>
          </table:table-cell>
          <table:table-cell table:style-name="ce22" table:formula="of:=CONCATENATE(&quot;\item (&quot;;[.I15];&quot;) \href{https://thlebee.github.io/CoEg/doc/CoEg_Mariette.pdf#&quot;;[.A15];&quot;}{&quot;;[.B15];&quot;} ;&quot;)" office:value-type="string" office:string-value="\item (n. p.) \href{https://thlebee.github.io/CoEg/doc/CoEg_Mariette.pdf#CoEg_Mariette_1853-01-01}{Le 1er janvier 1853, d’Abousir, vraisemblablement à Nieuwerkerke} ;" calcext:value-type="string">
            <text:p>\item (n. p.) \href{https://thlebee.github.io/CoEg/doc/CoEg_Mariette.pdf#CoEg_Mariette_1853-01-01}{Le 1er janvier 1853, d’Abousir, vraisemblablement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3-05-06</text:p>
          </table:table-cell>
          <table:table-cell office:value-type="string" calcext:value-type="string">
            <text:p>Le 6 mai 1853, d’Abousir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6];[$ms.A$2:$ms.A$201];[$ms.C$2:$ms.C$201])" office:value-type="string" office:string-value="CoEg_org_00000024" calcext:value-type="string">
            <text:p>CoEg_org_00000024</text:p>
          </table:table-cell>
          <table:table-cell table:formula="of:=LOOKUP([.E16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6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6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3-05-06" calcext:value-type="date">
            <text:p>1853-05-06</text:p>
          </table:table-cell>
          <table:table-cell table:formula="of:=[.J16]" office:value-type="date" office:date-value="1853-05-06" calcext:value-type="date">
            <text:p>6 mai 1853</text:p>
          </table:table-cell>
          <table:table-cell office:value-type="string" calcext:value-type="string">
            <text:p>CoEg_pers_00000001</text:p>
          </table:table-cell>
          <table:table-cell table:formula="of:=LOOKUP([.L16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6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6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6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6];[$place.A$2:$place.A$201];[$place.B$2:$place.B$201])" office:value-type="string" office:string-value="Abousir" calcext:value-type="string">
            <text:p>Abousir</text:p>
          </table:table-cell>
          <table:table-cell table:formula="of:=LOOKUP([.P16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6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6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16];&quot;&quot;&quot;&gt;&quot;;IF([.I16]=&quot;n. p.&quot;;&quot;&quot;;CONCATENATE(&quot;&lt;locus&gt;&quot;;[.I16];&quot;&lt;/locus&gt;&quot;));&quot;&lt;title&gt;Le &quot;;[.K16];&quot;, de &lt;placeName sameAs=&quot;&quot;#&quot;;[.P16];&quot;&quot;&quot;&gt;&quot;;[.S16];&quot;&lt;/placeName&gt;, à &lt;persName sameAs=&quot;&quot;#&quot;;[.V16];&quot;&quot;&quot;&gt;&quot;;[.W16];&quot;&lt;/persName&gt;&lt;/title&gt;&lt;/msItem&gt;&quot;)" office:value-type="string" office:string-value="&lt;msItem sameAs=&quot;#CoEg_Mariette_1853-05-06&quot;&gt;&lt;title&gt;Le -17039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3-05-06"&gt;&lt;title&gt;Le -17039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6];&quot;.&lt;/p&gt;&lt;p&gt;&quot;;[.F16];&quot; (&quot;;[.G16];&quot;), &quot;;[.H16];&quot;, &quot;;[.I16];&quot;&lt;/p&gt;&lt;p&gt;&lt;/p&gt;&lt;center&gt;&lt;p&gt;&lt;a href=&quot;&quot;https://thlebee.github.io/CoEg/doc/CoEg_Mariette.pdf#&quot;;[.A16];&quot;&quot;&quot;&gt;Consulter la lettre&lt;/a&gt;&lt;/p&gt;&lt;/center&gt;&quot;)" office:value-type="string" office:string-value="&lt;p&gt;Le 6 mai 1853, d’Abousir, à Nieuwerkerke.&lt;/p&gt;&lt;p&gt;Archives nationales (Pierrefitte-sur-Seine), 20150497/118, dossier 145 : Mariette, Auguste, n. p.&lt;/p&gt;&lt;p&gt;&lt;/p&gt;&lt;center&gt;&lt;p&gt;&lt;a href=&quot;https://thlebee.github.io/CoEg/doc/CoEg_Mariette.pdf#CoEg_Mariette_1853-05-06&quot;&gt;Consulter la lettre&lt;/a&gt;&lt;/p&gt;&lt;/center&gt;" calcext:value-type="string">
            <text:p>&lt;p&gt;Le 6 mai 1853, d’Abousir, à Nieuwerkerke.&lt;/p&gt;&lt;p&gt;Archives nationales (Pierrefitte-sur-Seine), 20150497/118, dossier 145 : Mariette, Auguste, n. p.&lt;/p&gt;&lt;p&gt;&lt;/p&gt;&lt;center&gt;&lt;p&gt;&lt;a href="https://thlebee.github.io/CoEg/doc/CoEg_Mariette.pdf#CoEg_Mariette_1853-05-06"&gt;Consulter la lettre&lt;/a&gt;&lt;/p&gt;&lt;/center&gt;</text:p>
          </table:table-cell>
          <table:table-cell table:style-name="ce22" table:formula="of:=CONCATENATE(&quot;\item (&quot;;[.I16];&quot;) \href{https://thlebee.github.io/CoEg/doc/CoEg_Mariette.pdf#&quot;;[.A16];&quot;}{&quot;;[.B16];&quot;} ;&quot;)" office:value-type="string" office:string-value="\item (n. p.) \href{https://thlebee.github.io/CoEg/doc/CoEg_Mariette.pdf#CoEg_Mariette_1853-05-06}{Le 6 mai 1853, d’Abousir, à Nieuwerkerke} ;" calcext:value-type="string">
            <text:p>\item (n. p.) \href{https://thlebee.github.io/CoEg/doc/CoEg_Mariette.pdf#CoEg_Mariette_1853-05-06}{Le 6 mai 1853, d’Abousir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3-07-30</text:p>
          </table:table-cell>
          <table:table-cell office:value-type="string" calcext:value-type="string">
            <text:p>Le 30 juillet 1853, du Caire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7];[$ms.A$2:$ms.A$201];[$ms.C$2:$ms.C$201])" office:value-type="string" office:string-value="CoEg_org_00000024" calcext:value-type="string">
            <text:p>CoEg_org_00000024</text:p>
          </table:table-cell>
          <table:table-cell table:formula="of:=LOOKUP([.E17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7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7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3-07-30" calcext:value-type="date">
            <text:p>1853-07-30</text:p>
          </table:table-cell>
          <table:table-cell table:formula="of:=[.J17]" office:value-type="date" office:date-value="1853-07-30" calcext:value-type="date">
            <text:p>30 juillet 1853</text:p>
          </table:table-cell>
          <table:table-cell office:value-type="string" calcext:value-type="string">
            <text:p>CoEg_pers_00000001</text:p>
          </table:table-cell>
          <table:table-cell table:formula="of:=LOOKUP([.L17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7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86" office:value-type="string" calcext:value-type="string">
            <text:p>CoEg_place_00000010</text:p>
          </table:table-cell>
          <table:table-cell table:formula="of:=LOOKUP([.P17];[$place.A$2:$place.A$201];[$place.C$2:$place.C$201])" office:value-type="string" office:string-value="30.056111111111" calcext:value-type="string">
            <text:p>30.056111111111</text:p>
          </table:table-cell>
          <table:table-cell table:formula="of:=LOOKUP([.P17];[$place.A$2:$place.A$201];[$place.D$2:$place.D$201])" office:value-type="string" office:string-value="31.239444444444" calcext:value-type="string">
            <text:p>31.239444444444</text:p>
          </table:table-cell>
          <table:table-cell table:formula="of:=LOOKUP([.P17];[$place.A$2:$place.A$201];[$place.B$2:$place.B$201])" office:value-type="string" office:string-value="Le Caire" calcext:value-type="string">
            <text:p>Le Caire</text:p>
          </table:table-cell>
          <table:table-cell table:formula="of:=LOOKUP([.P17];[$place.A$2:$place.A$201];[$place.G$2:$place.G$201])" office:value-type="string" office:string-value="https://www.geonames.org/360630" calcext:value-type="string">
            <text:p>https://www.geonames.org/360630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7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7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17];&quot;&quot;&quot;&gt;&quot;;IF([.I17]=&quot;n. p.&quot;;&quot;&quot;;CONCATENATE(&quot;&lt;locus&gt;&quot;;[.I17];&quot;&lt;/locus&gt;&quot;));&quot;&lt;title&gt;Le &quot;;[.K17];&quot;, de &lt;placeName sameAs=&quot;&quot;#&quot;;[.P17];&quot;&quot;&quot;&gt;&quot;;[.S17];&quot;&lt;/placeName&gt;, à &lt;persName sameAs=&quot;&quot;#&quot;;[.V17];&quot;&quot;&quot;&gt;&quot;;[.W17];&quot;&lt;/persName&gt;&lt;/title&gt;&lt;/msItem&gt;&quot;)" office:value-type="string" office:string-value="&lt;msItem sameAs=&quot;#CoEg_Mariette_1853-07-30&quot;&gt;&lt;title&gt;Le -16954, de &lt;placeName sameAs=&quot;#CoEg_place_00000010&quot;&gt;Le Caire&lt;/placeName&gt;, à &lt;persName sameAs=&quot;#CoEg_pers_00000002&quot;&gt;Nieuwerkerke (de), Émilien&lt;/persName&gt;&lt;/title&gt;&lt;/msItem&gt;" calcext:value-type="string">
            <text:p>&lt;msItem sameAs="#CoEg_Mariette_1853-07-30"&gt;&lt;title&gt;Le -16954, de &lt;placeName sameAs="#CoEg_place_00000010"&gt;Le Caire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7];&quot;.&lt;/p&gt;&lt;p&gt;&quot;;[.F17];&quot; (&quot;;[.G17];&quot;), &quot;;[.H17];&quot;, &quot;;[.I17];&quot;&lt;/p&gt;&lt;p&gt;&lt;/p&gt;&lt;center&gt;&lt;p&gt;&lt;a href=&quot;&quot;https://thlebee.github.io/CoEg/doc/CoEg_Mariette.pdf#&quot;;[.A17];&quot;&quot;&quot;&gt;Consulter la lettre&lt;/a&gt;&lt;/p&gt;&lt;/center&gt;&quot;)" office:value-type="string" office:string-value="&lt;p&gt;Le 30 juillet 1853, du Caire, à Nieuwerkerke.&lt;/p&gt;&lt;p&gt;Archives nationales (Pierrefitte-sur-Seine), 20150497/118, dossier 145 : Mariette, Auguste, n. p.&lt;/p&gt;&lt;p&gt;&lt;/p&gt;&lt;center&gt;&lt;p&gt;&lt;a href=&quot;https://thlebee.github.io/CoEg/doc/CoEg_Mariette.pdf#CoEg_Mariette_1853-07-30&quot;&gt;Consulter la lettre&lt;/a&gt;&lt;/p&gt;&lt;/center&gt;" calcext:value-type="string">
            <text:p>&lt;p&gt;Le 30 juillet 1853, du Caire, à Nieuwerkerke.&lt;/p&gt;&lt;p&gt;Archives nationales (Pierrefitte-sur-Seine), 20150497/118, dossier 145 : Mariette, Auguste, n. p.&lt;/p&gt;&lt;p&gt;&lt;/p&gt;&lt;center&gt;&lt;p&gt;&lt;a href="https://thlebee.github.io/CoEg/doc/CoEg_Mariette.pdf#CoEg_Mariette_1853-07-30"&gt;Consulter la lettre&lt;/a&gt;&lt;/p&gt;&lt;/center&gt;</text:p>
          </table:table-cell>
          <table:table-cell table:style-name="ce22" table:formula="of:=CONCATENATE(&quot;\item (&quot;;[.I17];&quot;) \href{https://thlebee.github.io/CoEg/doc/CoEg_Mariette.pdf#&quot;;[.A17];&quot;}{&quot;;[.B17];&quot;} ;&quot;)" office:value-type="string" office:string-value="\item (n. p.) \href{https://thlebee.github.io/CoEg/doc/CoEg_Mariette.pdf#CoEg_Mariette_1853-07-30}{Le 30 juillet 1853, du Caire, à Nieuwerkerke} ;" calcext:value-type="string">
            <text:p>\item (n. p.) \href{https://thlebee.github.io/CoEg/doc/CoEg_Mariette.pdf#CoEg_Mariette_1853-07-30}{Le 30 juillet 1853, du Caire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3-08-10</text:p>
          </table:table-cell>
          <table:table-cell office:value-type="string" calcext:value-type="string">
            <text:p>Le 10 août 1853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8];[$ms.A$2:$ms.A$201];[$ms.C$2:$ms.C$201])" office:value-type="string" office:string-value="CoEg_org_00000024" calcext:value-type="string">
            <text:p>CoEg_org_00000024</text:p>
          </table:table-cell>
          <table:table-cell table:formula="of:=LOOKUP([.E18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8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8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3-08-10" calcext:value-type="date">
            <text:p>1853-08-10</text:p>
          </table:table-cell>
          <table:table-cell table:formula="of:=[.J18]" office:value-type="date" office:date-value="1853-08-10" calcext:value-type="date">
            <text:p>10 août 1853</text:p>
          </table:table-cell>
          <table:table-cell office:value-type="string" calcext:value-type="string">
            <text:p>CoEg_pers_00000001</text:p>
          </table:table-cell>
          <table:table-cell table:formula="of:=LOOKUP([.L18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8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8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8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8];[$place.A$2:$place.A$201];[$place.B$2:$place.B$201])" office:value-type="string" office:string-value="Abousir" calcext:value-type="string">
            <text:p>Abousir</text:p>
          </table:table-cell>
          <table:table-cell table:formula="of:=LOOKUP([.P18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8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8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18];&quot;&quot;&quot;&gt;&quot;;IF([.I18]=&quot;n. p.&quot;;&quot;&quot;;CONCATENATE(&quot;&lt;locus&gt;&quot;;[.I18];&quot;&lt;/locus&gt;&quot;));&quot;&lt;title&gt;Le &quot;;[.K18];&quot;, de &lt;placeName sameAs=&quot;&quot;#&quot;;[.P18];&quot;&quot;&quot;&gt;&quot;;[.S18];&quot;&lt;/placeName&gt;, à &lt;persName sameAs=&quot;&quot;#&quot;;[.V18];&quot;&quot;&quot;&gt;&quot;;[.W18];&quot;&lt;/persName&gt;&lt;/title&gt;&lt;/msItem&gt;&quot;)" office:value-type="string" office:string-value="&lt;msItem sameAs=&quot;#CoEg_Mariette_1853-08-10&quot;&gt;&lt;title&gt;Le -16943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3-08-10"&gt;&lt;title&gt;Le -16943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8];&quot;.&lt;/p&gt;&lt;p&gt;&quot;;[.F18];&quot; (&quot;;[.G18];&quot;), &quot;;[.H18];&quot;, &quot;;[.I18];&quot;&lt;/p&gt;&lt;p&gt;&lt;/p&gt;&lt;center&gt;&lt;p&gt;&lt;a href=&quot;&quot;https://thlebee.github.io/CoEg/doc/CoEg_Mariette.pdf#&quot;;[.A18];&quot;&quot;&quot;&gt;Consulter la lettre&lt;/a&gt;&lt;/p&gt;&lt;/center&gt;&quot;)" office:value-type="string" office:string-value="&lt;p&gt;Le 10 août 1853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3-08-10&quot;&gt;Consulter la lettre&lt;/a&gt;&lt;/p&gt;&lt;/center&gt;" calcext:value-type="string">
            <text:p>&lt;p&gt;Le 10 août 1853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3-08-10"&gt;Consulter la lettre&lt;/a&gt;&lt;/p&gt;&lt;/center&gt;</text:p>
          </table:table-cell>
          <table:table-cell table:style-name="ce22" table:formula="of:=CONCATENATE(&quot;\item (&quot;;[.I18];&quot;) \href{https://thlebee.github.io/CoEg/doc/CoEg_Mariette.pdf#&quot;;[.A18];&quot;}{&quot;;[.B18];&quot;} ;&quot;)" office:value-type="string" office:string-value="\item (n. p.) \href{https://thlebee.github.io/CoEg/doc/CoEg_Mariette.pdf#CoEg_Mariette_1853-08-10}{Le 10 août 1853, d’Abousir, vraisemblablement à Nieuwerkerke} ;" calcext:value-type="string">
            <text:p>\item (n. p.) \href{https://thlebee.github.io/CoEg/doc/CoEg_Mariette.pdf#CoEg_Mariette_1853-08-10}{Le 10 août 1853, d’Abousir, vraisemblablement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3-08-28</text:p>
          </table:table-cell>
          <table:table-cell office:value-type="string" calcext:value-type="string">
            <text:p>Le 28 août 1853, d’Abousir, vraisemblablement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19];[$ms.A$2:$ms.A$201];[$ms.C$2:$ms.C$201])" office:value-type="string" office:string-value="CoEg_org_00000024" calcext:value-type="string">
            <text:p>CoEg_org_00000024</text:p>
          </table:table-cell>
          <table:table-cell table:formula="of:=LOOKUP([.E19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19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19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string" calcext:value-type="string">
            <text:p>1853-08-28 – 1853-09-01</text:p>
          </table:table-cell>
          <table:table-cell table:formula="of:=[.J19]" office:value-type="string" office:string-value="1853-08-28 – 1853-09-01" calcext:value-type="string">
            <text:p>1853-08-28 – 1853-09-01</text:p>
          </table:table-cell>
          <table:table-cell office:value-type="string" calcext:value-type="string">
            <text:p>CoEg_pers_00000001</text:p>
          </table:table-cell>
          <table:table-cell table:formula="of:=LOOKUP([.L19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19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lace_00000008</text:p>
          </table:table-cell>
          <table:table-cell table:formula="of:=LOOKUP([.P19];[$place.A$2:$place.A$201];[$place.C$2:$place.C$201])" office:value-type="string" office:string-value="29.896111111111" calcext:value-type="string">
            <text:p>29.896111111111</text:p>
          </table:table-cell>
          <table:table-cell table:formula="of:=LOOKUP([.P19];[$place.A$2:$place.A$201];[$place.D$2:$place.D$201])" office:value-type="string" office:string-value="31.203611111111" calcext:value-type="string">
            <text:p>31.203611111111</text:p>
          </table:table-cell>
          <table:table-cell table:formula="of:=LOOKUP([.P19];[$place.A$2:$place.A$201];[$place.B$2:$place.B$201])" office:value-type="string" office:string-value="Abousir" calcext:value-type="string">
            <text:p>Abousir</text:p>
          </table:table-cell>
          <table:table-cell table:formula="of:=LOOKUP([.P19];[$place.A$2:$place.A$201];[$place.G$2:$place.G$201])" office:value-type="string" office:string-value="https://www.geonames.org/362069" calcext:value-type="string">
            <text:p>https://www.geonames.org/362069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19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19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onjecture</text:p>
          </table:table-cell>
          <table:table-cell/>
          <table:table-cell table:formula="of:=CONCATENATE(&quot;&lt;msItem sameAs=&quot;&quot;#&quot;;[.A19];&quot;&quot;&quot;&gt;&quot;;IF([.I19]=&quot;n. p.&quot;;&quot;&quot;;CONCATENATE(&quot;&lt;locus&gt;&quot;;[.I19];&quot;&lt;/locus&gt;&quot;));&quot;&lt;title&gt;Le &quot;;[.K19];&quot;, de &lt;placeName sameAs=&quot;&quot;#&quot;;[.P19];&quot;&quot;&quot;&gt;&quot;;[.S19];&quot;&lt;/placeName&gt;, à &lt;persName sameAs=&quot;&quot;#&quot;;[.V19];&quot;&quot;&quot;&gt;&quot;;[.W19];&quot;&lt;/persName&gt;&lt;/title&gt;&lt;/msItem&gt;&quot;)" office:value-type="string" office:string-value="&lt;msItem sameAs=&quot;#CoEg_Mariette_1853-08-28&quot;&gt;&lt;title&gt;Le 1853-08-28 – 1853-09-01, de &lt;placeName sameAs=&quot;#CoEg_place_00000008&quot;&gt;Abousir&lt;/placeName&gt;, à &lt;persName sameAs=&quot;#CoEg_pers_00000002&quot;&gt;Nieuwerkerke (de), Émilien&lt;/persName&gt;&lt;/title&gt;&lt;/msItem&gt;" calcext:value-type="string">
            <text:p>&lt;msItem sameAs="#CoEg_Mariette_1853-08-28"&gt;&lt;title&gt;Le 1853-08-28 – 1853-09-01, de &lt;placeName sameAs="#CoEg_place_00000008"&gt;Abousir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19];&quot;.&lt;/p&gt;&lt;p&gt;&quot;;[.F19];&quot; (&quot;;[.G19];&quot;), &quot;;[.H19];&quot;, &quot;;[.I19];&quot;&lt;/p&gt;&lt;p&gt;&lt;/p&gt;&lt;center&gt;&lt;p&gt;&lt;a href=&quot;&quot;https://thlebee.github.io/CoEg/doc/CoEg_Mariette.pdf#&quot;;[.A19];&quot;&quot;&quot;&gt;Consulter la lettre&lt;/a&gt;&lt;/p&gt;&lt;/center&gt;&quot;)" office:value-type="string" office:string-value="&lt;p&gt;Le 28 août 1853, d’Abousir, vraisemblablement à Nieuwerkerke.&lt;/p&gt;&lt;p&gt;Archives nationales (Pierrefitte-sur-Seine), 20150497/118, dossier 145 : Mariette, Auguste, n. p.&lt;/p&gt;&lt;p&gt;&lt;/p&gt;&lt;center&gt;&lt;p&gt;&lt;a href=&quot;https://thlebee.github.io/CoEg/doc/CoEg_Mariette.pdf#CoEg_Mariette_1853-08-28&quot;&gt;Consulter la lettre&lt;/a&gt;&lt;/p&gt;&lt;/center&gt;" calcext:value-type="string">
            <text:p>&lt;p&gt;Le 28 août 1853, d’Abousir, vraisemblablement à Nieuwerkerke.&lt;/p&gt;&lt;p&gt;Archives nationales (Pierrefitte-sur-Seine), 20150497/118, dossier 145 : Mariette, Auguste, n. p.&lt;/p&gt;&lt;p&gt;&lt;/p&gt;&lt;center&gt;&lt;p&gt;&lt;a href="https://thlebee.github.io/CoEg/doc/CoEg_Mariette.pdf#CoEg_Mariette_1853-08-28"&gt;Consulter la lettre&lt;/a&gt;&lt;/p&gt;&lt;/center&gt;</text:p>
          </table:table-cell>
          <table:table-cell table:style-name="ce22" table:formula="of:=CONCATENATE(&quot;\item (&quot;;[.I19];&quot;) \href{https://thlebee.github.io/CoEg/doc/CoEg_Mariette.pdf#&quot;;[.A19];&quot;}{&quot;;[.B19];&quot;} ;&quot;)" office:value-type="string" office:string-value="\item (n. p.) \href{https://thlebee.github.io/CoEg/doc/CoEg_Mariette.pdf#CoEg_Mariette_1853-08-28}{Le 28 août 1853, d’Abousir, vraisemblablement à Nieuwerkerke} ;" calcext:value-type="string">
            <text:p>\item (n. p.) \href{https://thlebee.github.io/CoEg/doc/CoEg_Mariette.pdf#CoEg_Mariette_1853-08-28}{Le 28 août 1853, d’Abousir, vraisemblablement à Nieuwerkerke} ;</text:p>
          </table:table-cell>
          <table:table-cell table:number-columns-repeated="35"/>
        </table:table-row>
        <table:table-row table:style-name="ro1">
          <table:table-cell table:style-name="ce44" office:value-type="string" calcext:value-type="string">
            <text:p>CoEg_Mariette_1857-02-20</text:p>
          </table:table-cell>
          <table:table-cell table:style-name="ce37" office:value-type="string" calcext:value-type="string">
            <text:p>Le 20 février 1857, de Paris, à Nieuwerkerke</text:p>
          </table:table-cell>
          <table:table-cell table:style-name="ce44" office:value-type="string" calcext:value-type="string">
            <text:p>Thomas Lebée</text:p>
          </table:table-cell>
          <table:table-cell table:style-name="ce44" office:value-type="string" calcext:value-type="string">
            <text:p>CoEg_Mariette_ms_0001</text:p>
          </table:table-cell>
          <table:table-cell table:style-name="ce23" table:formula="of:=LOOKUP([.D20];[$ms.A$2:$ms.A$201];[$ms.C$2:$ms.C$201])" office:value-type="string" office:string-value="CoEg_org_00000024" calcext:value-type="string">
            <text:p>CoEg_org_00000024</text:p>
          </table:table-cell>
          <table:table-cell table:style-name="ce23" table:formula="of:=LOOKUP([.E20];[$org.A$2:$org.A$201];[$org.B$2:$org.B$201])" office:value-type="string" office:string-value="Archives nationales" calcext:value-type="string">
            <text:p>Archives nationales</text:p>
          </table:table-cell>
          <table:table-cell table:style-name="ce23" table:formula="of:=LOOKUP([.D20];[$ms.A$2:$ms.A$201];[$ms.D$2:$ms.D$201])" office:value-type="string" office:string-value="Pierrefitte-sur-Seine" calcext:value-type="string">
            <text:p>Pierrefitte-sur-Seine</text:p>
          </table:table-cell>
          <table:table-cell table:style-name="ce23" table:formula="of:=LOOKUP([.D20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44" office:value-type="string" calcext:value-type="string">
            <text:p>n. p.</text:p>
          </table:table-cell>
          <table:table-cell table:style-name="ce41" office:value-type="date" office:date-value="1857-02-20" calcext:value-type="date">
            <text:p>1857-02-20</text:p>
          </table:table-cell>
          <table:table-cell table:style-name="ce34" table:formula="of:=[.J20]" office:value-type="date" office:date-value="1857-02-20" calcext:value-type="date">
            <text:p>20 février 1857</text:p>
          </table:table-cell>
          <table:table-cell table:style-name="ce37" office:value-type="string" calcext:value-type="string">
            <text:p>CoEg_pers_00000001</text:p>
          </table:table-cell>
          <table:table-cell table:style-name="ce23" table:formula="of:=LOOKUP([.L20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3" table:formula="of:=LOOKUP([.L20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lace_00000002</text:p>
          </table:table-cell>
          <table:table-cell table:style-name="ce23" table:formula="of:=LOOKUP([.P20];[$place.A$2:$place.A$201];[$place.C$2:$place.C$201])" office:value-type="string" office:string-value="48.856944444444" calcext:value-type="string">
            <text:p>48.856944444444</text:p>
          </table:table-cell>
          <table:table-cell table:style-name="ce23" table:formula="of:=LOOKUP([.P20];[$place.A$2:$place.A$201];[$place.D$2:$place.D$201])" office:value-type="string" office:string-value="2.3513888888889" calcext:value-type="string">
            <text:p>2.3513888888889</text:p>
          </table:table-cell>
          <table:table-cell table:style-name="ce23" table:formula="of:=LOOKUP([.P20];[$place.A$2:$place.A$201];[$place.B$2:$place.B$201])" office:value-type="string" office:string-value="Paris" calcext:value-type="string">
            <text:p>Paris</text:p>
          </table:table-cell>
          <table:table-cell table:style-name="ce23" table:formula="of:=LOOKUP([.P20];[$place.A$2:$place.A$201];[$place.G$2:$place.G$201])" office:value-type="string" office:string-value="http://www.geonames.org/2988507" calcext:value-type="string">
            <text:p>http://www.geonames.org/2988507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ers_00000002</text:p>
          </table:table-cell>
          <table:table-cell table:style-name="ce23" table:formula="of:=LOOKUP([.V20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style-name="ce23" table:formula="of:=LOOKUP([.V20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table:style-name="ce37" office:value-type="string" calcext:value-type="string">
            <text:p>certain</text:p>
          </table:table-cell>
          <table:table-cell table:style-name="ce44"/>
          <table:table-cell table:style-name="ce23" table:formula="of:=CONCATENATE(&quot;&lt;msItem sameAs=&quot;&quot;#&quot;;[.A20];&quot;&quot;&quot;&gt;&quot;;IF([.I20]=&quot;n. p.&quot;;&quot;&quot;;CONCATENATE(&quot;&lt;locus&gt;&quot;;[.I20];&quot;&lt;/locus&gt;&quot;));&quot;&lt;title&gt;Le &quot;;[.K20];&quot;, de &lt;placeName sameAs=&quot;&quot;#&quot;;[.P20];&quot;&quot;&quot;&gt;&quot;;[.S20];&quot;&lt;/placeName&gt;, à &lt;persName sameAs=&quot;&quot;#&quot;;[.V20];&quot;&quot;&quot;&gt;&quot;;[.W20];&quot;&lt;/persName&gt;&lt;/title&gt;&lt;/msItem&gt;&quot;)" office:value-type="string" office:string-value="&lt;msItem sameAs=&quot;#CoEg_Mariette_1857-02-20&quot;&gt;&lt;title&gt;Le -15653, de &lt;placeName sameAs=&quot;#CoEg_place_00000002&quot;&gt;Paris&lt;/placeName&gt;, à &lt;persName sameAs=&quot;#CoEg_pers_00000002&quot;&gt;Nieuwerkerke (de), Émilien&lt;/persName&gt;&lt;/title&gt;&lt;/msItem&gt;" calcext:value-type="string">
            <text:p>&lt;msItem sameAs="#CoEg_Mariette_1857-02-20"&gt;&lt;title&gt;Le -15653, de &lt;placeName sameAs="#CoEg_place_00000002"&gt;Paris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0];&quot;.&lt;/p&gt;&lt;p&gt;&quot;;[.F20];&quot; (&quot;;[.G20];&quot;), &quot;;[.H20];&quot;, &quot;;[.I20];&quot;&lt;/p&gt;&lt;p&gt;&lt;/p&gt;&lt;center&gt;&lt;p&gt;&lt;a href=&quot;&quot;https://thlebee.github.io/CoEg/doc/CoEg_Mariette.pdf#&quot;;[.A20];&quot;&quot;&quot;&gt;Consulter la lettre&lt;/a&gt;&lt;/p&gt;&lt;/center&gt;&quot;)" office:value-type="string" office:string-value="&lt;p&gt;Le 20 février 1857, de Paris, à Nieuwerkerke.&lt;/p&gt;&lt;p&gt;Archives nationales (Pierrefitte-sur-Seine), 20150497/118, dossier 145 : Mariette, Auguste, n. p.&lt;/p&gt;&lt;p&gt;&lt;/p&gt;&lt;center&gt;&lt;p&gt;&lt;a href=&quot;https://thlebee.github.io/CoEg/doc/CoEg_Mariette.pdf#CoEg_Mariette_1857-02-20&quot;&gt;Consulter la lettre&lt;/a&gt;&lt;/p&gt;&lt;/center&gt;" calcext:value-type="string">
            <text:p>&lt;p&gt;Le 20 février 1857, de Paris, à Nieuwerkerke.&lt;/p&gt;&lt;p&gt;Archives nationales (Pierrefitte-sur-Seine), 20150497/118, dossier 145 : Mariette, Auguste, n. p.&lt;/p&gt;&lt;p&gt;&lt;/p&gt;&lt;center&gt;&lt;p&gt;&lt;a href="https://thlebee.github.io/CoEg/doc/CoEg_Mariette.pdf#CoEg_Mariette_1857-02-20"&gt;Consulter la lettre&lt;/a&gt;&lt;/p&gt;&lt;/center&gt;</text:p>
          </table:table-cell>
          <table:table-cell table:style-name="ce22" table:formula="of:=CONCATENATE(&quot;\item (&quot;;[.I20];&quot;) \href{https://thlebee.github.io/CoEg/doc/CoEg_Mariette.pdf#&quot;;[.A20];&quot;}{&quot;;[.B20];&quot;} ;&quot;)" office:value-type="string" office:string-value="\item (n. p.) \href{https://thlebee.github.io/CoEg/doc/CoEg_Mariette.pdf#CoEg_Mariette_1857-02-20}{Le 20 février 1857, de Paris, à Nieuwerkerke} ;" calcext:value-type="string">
            <text:p>\item (n. p.) \href{https://thlebee.github.io/CoEg/doc/CoEg_Mariette.pdf#CoEg_Mariette_1857-02-20}{Le 20 février 1857, de Paris, à Nieuwerkerke} ;</text:p>
          </table:table-cell>
          <table:table-cell table:style-name="ce44" table:number-columns-repeated="35"/>
        </table:table-row>
        <table:table-row table:style-name="ro1">
          <table:table-cell office:value-type="string" calcext:value-type="string">
            <text:p>CoEg_Mariette_1857-10-26</text:p>
          </table:table-cell>
          <table:table-cell office:value-type="string" calcext:value-type="string">
            <text:p>Le 26 octobre 1857, d’Alexandrie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21];[$ms.A$2:$ms.A$201];[$ms.C$2:$ms.C$201])" office:value-type="string" office:string-value="CoEg_org_00000024" calcext:value-type="string">
            <text:p>CoEg_org_00000024</text:p>
          </table:table-cell>
          <table:table-cell table:formula="of:=LOOKUP([.E21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21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21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7-10-26" calcext:value-type="date">
            <text:p>1857-10-26</text:p>
          </table:table-cell>
          <table:table-cell table:formula="of:=[.J21]" office:value-type="date" office:date-value="1857-10-26" calcext:value-type="date">
            <text:p>26 octobre 1857</text:p>
          </table:table-cell>
          <table:table-cell office:value-type="string" calcext:value-type="string">
            <text:p>CoEg_pers_00000001</text:p>
          </table:table-cell>
          <table:table-cell table:formula="of:=LOOKUP([.L21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21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86" office:value-type="string" calcext:value-type="string">
            <text:p>CoEg_place_00000006</text:p>
          </table:table-cell>
          <table:table-cell table:formula="of:=LOOKUP([.P21];[$place.A$2:$place.A$201];[$place.C$2:$place.C$201])" office:value-type="string" office:string-value="31.2" calcext:value-type="string">
            <text:p>31.2</text:p>
          </table:table-cell>
          <table:table-cell table:formula="of:=LOOKUP([.P21];[$place.A$2:$place.A$201];[$place.D$2:$place.D$201])" office:value-type="string" office:string-value="29.916666666667" calcext:value-type="string">
            <text:p>29.916666666667</text:p>
          </table:table-cell>
          <table:table-cell table:formula="of:=LOOKUP([.P21];[$place.A$2:$place.A$201];[$place.B$2:$place.B$201])" office:value-type="string" office:string-value="Alexandrie" calcext:value-type="string">
            <text:p>Alexandrie</text:p>
          </table:table-cell>
          <table:table-cell table:formula="of:=LOOKUP([.P21];[$place.A$2:$place.A$201];[$place.G$2:$place.G$201])" office:value-type="string" office:string-value="https://www.geonames.org/361058" calcext:value-type="string">
            <text:p>https://www.geonames.org/361058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21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21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21];&quot;&quot;&quot;&gt;&quot;;IF([.I21]=&quot;n. p.&quot;;&quot;&quot;;CONCATENATE(&quot;&lt;locus&gt;&quot;;[.I21];&quot;&lt;/locus&gt;&quot;));&quot;&lt;title&gt;Le &quot;;[.K21];&quot;, de &lt;placeName sameAs=&quot;&quot;#&quot;;[.P21];&quot;&quot;&quot;&gt;&quot;;[.S21];&quot;&lt;/placeName&gt;, à &lt;persName sameAs=&quot;&quot;#&quot;;[.V21];&quot;&quot;&quot;&gt;&quot;;[.W21];&quot;&lt;/persName&gt;&lt;/title&gt;&lt;/msItem&gt;&quot;)" office:value-type="string" office:string-value="&lt;msItem sameAs=&quot;#CoEg_Mariette_1857-10-26&quot;&gt;&lt;title&gt;Le -15405, de &lt;placeName sameAs=&quot;#CoEg_place_00000006&quot;&gt;Alexandrie&lt;/placeName&gt;, à &lt;persName sameAs=&quot;#CoEg_pers_00000002&quot;&gt;Nieuwerkerke (de), Émilien&lt;/persName&gt;&lt;/title&gt;&lt;/msItem&gt;" calcext:value-type="string">
            <text:p>&lt;msItem sameAs="#CoEg_Mariette_1857-10-26"&gt;&lt;title&gt;Le -15405, de &lt;placeName sameAs="#CoEg_place_00000006"&gt;Alexandrie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1];&quot;.&lt;/p&gt;&lt;p&gt;&quot;;[.F21];&quot; (&quot;;[.G21];&quot;), &quot;;[.H21];&quot;, &quot;;[.I21];&quot;&lt;/p&gt;&lt;p&gt;&lt;/p&gt;&lt;center&gt;&lt;p&gt;&lt;a href=&quot;&quot;https://thlebee.github.io/CoEg/doc/CoEg_Mariette.pdf#&quot;;[.A21];&quot;&quot;&quot;&gt;Consulter la lettre&lt;/a&gt;&lt;/p&gt;&lt;/center&gt;&quot;)" office:value-type="string" office:string-value="&lt;p&gt;Le 26 octobre 1857, d’Alexandrie, à Nieuwerkerke.&lt;/p&gt;&lt;p&gt;Archives nationales (Pierrefitte-sur-Seine), 20150497/118, dossier 145 : Mariette, Auguste, n. p.&lt;/p&gt;&lt;p&gt;&lt;/p&gt;&lt;center&gt;&lt;p&gt;&lt;a href=&quot;https://thlebee.github.io/CoEg/doc/CoEg_Mariette.pdf#CoEg_Mariette_1857-10-26&quot;&gt;Consulter la lettre&lt;/a&gt;&lt;/p&gt;&lt;/center&gt;" calcext:value-type="string">
            <text:p>&lt;p&gt;Le 26 octobre 1857, d’Alexandrie, à Nieuwerkerke.&lt;/p&gt;&lt;p&gt;Archives nationales (Pierrefitte-sur-Seine), 20150497/118, dossier 145 : Mariette, Auguste, n. p.&lt;/p&gt;&lt;p&gt;&lt;/p&gt;&lt;center&gt;&lt;p&gt;&lt;a href="https://thlebee.github.io/CoEg/doc/CoEg_Mariette.pdf#CoEg_Mariette_1857-10-26"&gt;Consulter la lettre&lt;/a&gt;&lt;/p&gt;&lt;/center&gt;</text:p>
          </table:table-cell>
          <table:table-cell table:style-name="ce22" table:formula="of:=CONCATENATE(&quot;\item (&quot;;[.I21];&quot;) \href{https://thlebee.github.io/CoEg/doc/CoEg_Mariette.pdf#&quot;;[.A21];&quot;}{&quot;;[.B21];&quot;} ;&quot;)" office:value-type="string" office:string-value="\item (n. p.) \href{https://thlebee.github.io/CoEg/doc/CoEg_Mariette.pdf#CoEg_Mariette_1857-10-26}{Le 26 octobre 1857, d’Alexandrie, à Nieuwerkerke} ;" calcext:value-type="string">
            <text:p>\item (n. p.) \href{https://thlebee.github.io/CoEg/doc/CoEg_Mariette.pdf#CoEg_Mariette_1857-10-26}{Le 26 octobre 1857, d’Alexandrie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7-11-29</text:p>
          </table:table-cell>
          <table:table-cell office:value-type="string" calcext:value-type="string">
            <text:p>Le 29 novembre 1857, d’Assiout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22];[$ms.A$2:$ms.A$201];[$ms.C$2:$ms.C$201])" office:value-type="string" office:string-value="CoEg_org_00000024" calcext:value-type="string">
            <text:p>CoEg_org_00000024</text:p>
          </table:table-cell>
          <table:table-cell table:formula="of:=LOOKUP([.E22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22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22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7-11-29" calcext:value-type="date">
            <text:p>1857-11-29</text:p>
          </table:table-cell>
          <table:table-cell table:formula="of:=[.J22]" office:value-type="date" office:date-value="1857-11-29" calcext:value-type="date">
            <text:p>29 novembre 1857</text:p>
          </table:table-cell>
          <table:table-cell office:value-type="string" calcext:value-type="string">
            <text:p>CoEg_pers_00000001</text:p>
          </table:table-cell>
          <table:table-cell table:formula="of:=LOOKUP([.L22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22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86" office:value-type="string" calcext:value-type="string">
            <text:p>CoEg_place_00000033</text:p>
          </table:table-cell>
          <table:table-cell table:formula="of:=LOOKUP([.P22];[$place.A$2:$place.A$201];[$place.C$2:$place.C$201])" office:value-type="string" office:string-value="27.186944444444" calcext:value-type="string">
            <text:p>27.186944444444</text:p>
          </table:table-cell>
          <table:table-cell table:formula="of:=LOOKUP([.P22];[$place.A$2:$place.A$201];[$place.D$2:$place.D$201])" office:value-type="string" office:string-value="31.171388888889" calcext:value-type="string">
            <text:p>31.171388888889</text:p>
          </table:table-cell>
          <table:table-cell table:formula="of:=LOOKUP([.P22];[$place.A$2:$place.A$201];[$place.B$2:$place.B$201])" office:value-type="string" office:string-value="Assiout" calcext:value-type="string">
            <text:p>Assiout</text:p>
          </table:table-cell>
          <table:table-cell table:formula="of:=LOOKUP([.P22];[$place.A$2:$place.A$201];[$place.G$2:$place.G$201])" office:value-type="string" office:string-value="https://www.geonames.org/359783" calcext:value-type="string">
            <text:p>https://www.geonames.org/359783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22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22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22];&quot;&quot;&quot;&gt;&quot;;IF([.I22]=&quot;n. p.&quot;;&quot;&quot;;CONCATENATE(&quot;&lt;locus&gt;&quot;;[.I22];&quot;&lt;/locus&gt;&quot;));&quot;&lt;title&gt;Le &quot;;[.K22];&quot;, de &lt;placeName sameAs=&quot;&quot;#&quot;;[.P22];&quot;&quot;&quot;&gt;&quot;;[.S22];&quot;&lt;/placeName&gt;, à &lt;persName sameAs=&quot;&quot;#&quot;;[.V22];&quot;&quot;&quot;&gt;&quot;;[.W22];&quot;&lt;/persName&gt;&lt;/title&gt;&lt;/msItem&gt;&quot;)" office:value-type="string" office:string-value="&lt;msItem sameAs=&quot;#CoEg_Mariette_1857-11-29&quot;&gt;&lt;title&gt;Le -15371, de &lt;placeName sameAs=&quot;#CoEg_place_00000033&quot;&gt;Assiout&lt;/placeName&gt;, à &lt;persName sameAs=&quot;#CoEg_pers_00000002&quot;&gt;Nieuwerkerke (de), Émilien&lt;/persName&gt;&lt;/title&gt;&lt;/msItem&gt;" calcext:value-type="string">
            <text:p>&lt;msItem sameAs="#CoEg_Mariette_1857-11-29"&gt;&lt;title&gt;Le -15371, de &lt;placeName sameAs="#CoEg_place_00000033"&gt;Assiout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2];&quot;.&lt;/p&gt;&lt;p&gt;&quot;;[.F22];&quot; (&quot;;[.G22];&quot;), &quot;;[.H22];&quot;, &quot;;[.I22];&quot;&lt;/p&gt;&lt;p&gt;&lt;/p&gt;&lt;center&gt;&lt;p&gt;&lt;a href=&quot;&quot;https://thlebee.github.io/CoEg/doc/CoEg_Mariette.pdf#&quot;;[.A22];&quot;&quot;&quot;&gt;Consulter la lettre&lt;/a&gt;&lt;/p&gt;&lt;/center&gt;&quot;)" office:value-type="string" office:string-value="&lt;p&gt;Le 29 novembre 1857, d’Assiout, à Nieuwerkerke.&lt;/p&gt;&lt;p&gt;Archives nationales (Pierrefitte-sur-Seine), 20150497/118, dossier 145 : Mariette, Auguste, n. p.&lt;/p&gt;&lt;p&gt;&lt;/p&gt;&lt;center&gt;&lt;p&gt;&lt;a href=&quot;https://thlebee.github.io/CoEg/doc/CoEg_Mariette.pdf#CoEg_Mariette_1857-11-29&quot;&gt;Consulter la lettre&lt;/a&gt;&lt;/p&gt;&lt;/center&gt;" calcext:value-type="string">
            <text:p>&lt;p&gt;Le 29 novembre 1857, d’Assiout, à Nieuwerkerke.&lt;/p&gt;&lt;p&gt;Archives nationales (Pierrefitte-sur-Seine), 20150497/118, dossier 145 : Mariette, Auguste, n. p.&lt;/p&gt;&lt;p&gt;&lt;/p&gt;&lt;center&gt;&lt;p&gt;&lt;a href="https://thlebee.github.io/CoEg/doc/CoEg_Mariette.pdf#CoEg_Mariette_1857-11-29"&gt;Consulter la lettre&lt;/a&gt;&lt;/p&gt;&lt;/center&gt;</text:p>
          </table:table-cell>
          <table:table-cell table:style-name="ce22" table:formula="of:=CONCATENATE(&quot;\item (&quot;;[.I22];&quot;) \href{https://thlebee.github.io/CoEg/doc/CoEg_Mariette.pdf#&quot;;[.A22];&quot;}{&quot;;[.B22];&quot;} ;&quot;)" office:value-type="string" office:string-value="\item (n. p.) \href{https://thlebee.github.io/CoEg/doc/CoEg_Mariette.pdf#CoEg_Mariette_1857-11-29}{Le 29 novembre 1857, d’Assiout, à Nieuwerkerke} ;" calcext:value-type="string">
            <text:p>\item (n. p.) \href{https://thlebee.github.io/CoEg/doc/CoEg_Mariette.pdf#CoEg_Mariette_1857-11-29}{Le 29 novembre 1857, d’Assiout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58-01-23</text:p>
          </table:table-cell>
          <table:table-cell office:value-type="string" calcext:value-type="string">
            <text:p>Le 23 janvier 1858, du Caire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23];[$ms.A$2:$ms.A$201];[$ms.C$2:$ms.C$201])" office:value-type="string" office:string-value="CoEg_org_00000024" calcext:value-type="string">
            <text:p>CoEg_org_00000024</text:p>
          </table:table-cell>
          <table:table-cell table:formula="of:=LOOKUP([.E23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23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23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58-01-23" calcext:value-type="date">
            <text:p>1858-01-23</text:p>
          </table:table-cell>
          <table:table-cell table:formula="of:=[.J23]" office:value-type="date" office:date-value="1858-01-23" calcext:value-type="date">
            <text:p>23 janvier 1858</text:p>
          </table:table-cell>
          <table:table-cell office:value-type="string" calcext:value-type="string">
            <text:p>CoEg_pers_00000001</text:p>
          </table:table-cell>
          <table:table-cell table:formula="of:=LOOKUP([.L23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23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86" office:value-type="string" calcext:value-type="string">
            <text:p>CoEg_place_00000010</text:p>
          </table:table-cell>
          <table:table-cell table:formula="of:=LOOKUP([.P23];[$place.A$2:$place.A$201];[$place.C$2:$place.C$201])" office:value-type="string" office:string-value="30.056111111111" calcext:value-type="string">
            <text:p>30.056111111111</text:p>
          </table:table-cell>
          <table:table-cell table:formula="of:=LOOKUP([.P23];[$place.A$2:$place.A$201];[$place.D$2:$place.D$201])" office:value-type="string" office:string-value="31.239444444444" calcext:value-type="string">
            <text:p>31.239444444444</text:p>
          </table:table-cell>
          <table:table-cell table:formula="of:=LOOKUP([.P23];[$place.A$2:$place.A$201];[$place.B$2:$place.B$201])" office:value-type="string" office:string-value="Le Caire" calcext:value-type="string">
            <text:p>Le Caire</text:p>
          </table:table-cell>
          <table:table-cell table:formula="of:=LOOKUP([.P23];[$place.A$2:$place.A$201];[$place.G$2:$place.G$201])" office:value-type="string" office:string-value="https://www.geonames.org/360630" calcext:value-type="string">
            <text:p>https://www.geonames.org/360630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23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23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23];&quot;&quot;&quot;&gt;&quot;;IF([.I23]=&quot;n. p.&quot;;&quot;&quot;;CONCATENATE(&quot;&lt;locus&gt;&quot;;[.I23];&quot;&lt;/locus&gt;&quot;));&quot;&lt;title&gt;Le &quot;;[.K23];&quot;, de &lt;placeName sameAs=&quot;&quot;#&quot;;[.P23];&quot;&quot;&quot;&gt;&quot;;[.S23];&quot;&lt;/placeName&gt;, à &lt;persName sameAs=&quot;&quot;#&quot;;[.V23];&quot;&quot;&quot;&gt;&quot;;[.W23];&quot;&lt;/persName&gt;&lt;/title&gt;&lt;/msItem&gt;&quot;)" office:value-type="string" office:string-value="&lt;msItem sameAs=&quot;#CoEg_Mariette_1858-01-23&quot;&gt;&lt;title&gt;Le -15316, de &lt;placeName sameAs=&quot;#CoEg_place_00000010&quot;&gt;Le Caire&lt;/placeName&gt;, à &lt;persName sameAs=&quot;#CoEg_pers_00000002&quot;&gt;Nieuwerkerke (de), Émilien&lt;/persName&gt;&lt;/title&gt;&lt;/msItem&gt;" calcext:value-type="string">
            <text:p>&lt;msItem sameAs="#CoEg_Mariette_1858-01-23"&gt;&lt;title&gt;Le -15316, de &lt;placeName sameAs="#CoEg_place_00000010"&gt;Le Caire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3];&quot;.&lt;/p&gt;&lt;p&gt;&quot;;[.F23];&quot; (&quot;;[.G23];&quot;), &quot;;[.H23];&quot;, &quot;;[.I23];&quot;&lt;/p&gt;&lt;p&gt;&lt;/p&gt;&lt;center&gt;&lt;p&gt;&lt;a href=&quot;&quot;https://thlebee.github.io/CoEg/doc/CoEg_Mariette.pdf#&quot;;[.A23];&quot;&quot;&quot;&gt;Consulter la lettre&lt;/a&gt;&lt;/p&gt;&lt;/center&gt;&quot;)" office:value-type="string" office:string-value="&lt;p&gt;Le 23 janvier 1858, du Caire, à Nieuwerkerke.&lt;/p&gt;&lt;p&gt;Archives nationales (Pierrefitte-sur-Seine), 20150497/118, dossier 145 : Mariette, Auguste, n. p.&lt;/p&gt;&lt;p&gt;&lt;/p&gt;&lt;center&gt;&lt;p&gt;&lt;a href=&quot;https://thlebee.github.io/CoEg/doc/CoEg_Mariette.pdf#CoEg_Mariette_1858-01-23&quot;&gt;Consulter la lettre&lt;/a&gt;&lt;/p&gt;&lt;/center&gt;" calcext:value-type="string">
            <text:p>&lt;p&gt;Le 23 janvier 1858, du Caire, à Nieuwerkerke.&lt;/p&gt;&lt;p&gt;Archives nationales (Pierrefitte-sur-Seine), 20150497/118, dossier 145 : Mariette, Auguste, n. p.&lt;/p&gt;&lt;p&gt;&lt;/p&gt;&lt;center&gt;&lt;p&gt;&lt;a href="https://thlebee.github.io/CoEg/doc/CoEg_Mariette.pdf#CoEg_Mariette_1858-01-23"&gt;Consulter la lettre&lt;/a&gt;&lt;/p&gt;&lt;/center&gt;</text:p>
          </table:table-cell>
          <table:table-cell table:style-name="ce22" table:formula="of:=CONCATENATE(&quot;\item (&quot;;[.I23];&quot;) \href{https://thlebee.github.io/CoEg/doc/CoEg_Mariette.pdf#&quot;;[.A23];&quot;}{&quot;;[.B23];&quot;} ;&quot;)" office:value-type="string" office:string-value="\item (n. p.) \href{https://thlebee.github.io/CoEg/doc/CoEg_Mariette.pdf#CoEg_Mariette_1858-01-23}{Le 23 janvier 1858, du Caire, à Nieuwerkerke} ;" calcext:value-type="string">
            <text:p>\item (n. p.) \href{https://thlebee.github.io/CoEg/doc/CoEg_Mariette.pdf#CoEg_Mariette_1858-01-23}{Le 23 janvier 1858, du Caire, à Nieuwerkerke} ;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Eg_Mariette_1860-12-20</text:p>
          </table:table-cell>
          <table:table-cell office:value-type="string" calcext:value-type="string">
            <text:p>Le 20 décembre 1860, de Boulaq, à Nieuwerkerke</text:p>
          </table:table-cell>
          <table:table-cell office:value-type="string" calcext:value-type="string">
            <text:p>Thomas Lebée</text:p>
          </table:table-cell>
          <table:table-cell office:value-type="string" calcext:value-type="string">
            <text:p>CoEg_Mariette_ms_0001</text:p>
          </table:table-cell>
          <table:table-cell table:formula="of:=LOOKUP([.D24];[$ms.A$2:$ms.A$201];[$ms.C$2:$ms.C$201])" office:value-type="string" office:string-value="CoEg_org_00000024" calcext:value-type="string">
            <text:p>CoEg_org_00000024</text:p>
          </table:table-cell>
          <table:table-cell table:formula="of:=LOOKUP([.E24];[$org.A$2:$org.A$201];[$org.B$2:$org.B$201])" office:value-type="string" office:string-value="Archives nationales" calcext:value-type="string">
            <text:p>Archives nationales</text:p>
          </table:table-cell>
          <table:table-cell table:formula="of:=LOOKUP([.D24];[$ms.A$2:$ms.A$201];[$ms.D$2:$ms.D$201])" office:value-type="string" office:string-value="Pierrefitte-sur-Seine" calcext:value-type="string">
            <text:p>Pierrefitte-sur-Seine</text:p>
          </table:table-cell>
          <table:table-cell table:formula="of:=LOOKUP([.D24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office:value-type="string" calcext:value-type="string">
            <text:p>n. p.</text:p>
          </table:table-cell>
          <table:table-cell office:value-type="date" office:date-value="1860-12-20" calcext:value-type="date">
            <text:p>1860-12-20</text:p>
          </table:table-cell>
          <table:table-cell table:formula="of:=[.J24]" office:value-type="date" office:date-value="1860-12-20" calcext:value-type="date">
            <text:p>20 décembre 1860</text:p>
          </table:table-cell>
          <table:table-cell office:value-type="string" calcext:value-type="string">
            <text:p>CoEg_pers_00000001</text:p>
          </table:table-cell>
          <table:table-cell table:formula="of:=LOOKUP([.L24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formula="of:=LOOKUP([.L24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office:value-type="string" calcext:value-type="string">
            <text:p>certain</text:p>
          </table:table-cell>
          <table:table-cell table:style-name="ce86" office:value-type="string" calcext:value-type="string">
            <text:p>CoEg_place_00000029</text:p>
          </table:table-cell>
          <table:table-cell table:formula="of:=LOOKUP([.P24];[$place.A$2:$place.A$201];[$place.C$2:$place.C$201])" office:value-type="string" office:string-value="30.053" calcext:value-type="string">
            <text:p>30.053</text:p>
          </table:table-cell>
          <table:table-cell table:formula="of:=LOOKUP([.P24];[$place.A$2:$place.A$201];[$place.D$2:$place.D$201])" office:value-type="string" office:string-value="31.23" calcext:value-type="string">
            <text:p>31.23</text:p>
          </table:table-cell>
          <table:table-cell table:formula="of:=LOOKUP([.P24];[$place.A$2:$place.A$201];[$place.B$2:$place.B$201])" office:value-type="string" office:string-value="Boulaq" calcext:value-type="string">
            <text:p>Boulaq</text:p>
          </table:table-cell>
          <table:table-cell table:formula="of:=LOOKUP([.P24];[$place.A$2:$place.A$201];[$place.G$2:$place.G$201])" office:value-type="string" office:string-value="https://www.geonames.org/358683" calcext:value-type="string">
            <text:p>https://www.geonames.org/358683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oEg_pers_00000002</text:p>
          </table:table-cell>
          <table:table-cell table:formula="of:=LOOKUP([.V24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formula="of:=LOOKUP([.V24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office:value-type="string" calcext:value-type="string">
            <text:p>certain</text:p>
          </table:table-cell>
          <table:table-cell/>
          <table:table-cell table:formula="of:=CONCATENATE(&quot;&lt;msItem sameAs=&quot;&quot;#&quot;;[.A24];&quot;&quot;&quot;&gt;&quot;;IF([.I24]=&quot;n. p.&quot;;&quot;&quot;;CONCATENATE(&quot;&lt;locus&gt;&quot;;[.I24];&quot;&lt;/locus&gt;&quot;));&quot;&lt;title&gt;Le &quot;;[.K24];&quot;, de &lt;placeName sameAs=&quot;&quot;#&quot;;[.P24];&quot;&quot;&quot;&gt;&quot;;[.S24];&quot;&lt;/placeName&gt;, à &lt;persName sameAs=&quot;&quot;#&quot;;[.V24];&quot;&quot;&quot;&gt;&quot;;[.W24];&quot;&lt;/persName&gt;&lt;/title&gt;&lt;/msItem&gt;&quot;)" office:value-type="string" office:string-value="&lt;msItem sameAs=&quot;#CoEg_Mariette_1860-12-20&quot;&gt;&lt;title&gt;Le -14254, de &lt;placeName sameAs=&quot;#CoEg_place_00000029&quot;&gt;Boulaq&lt;/placeName&gt;, à &lt;persName sameAs=&quot;#CoEg_pers_00000002&quot;&gt;Nieuwerkerke (de), Émilien&lt;/persName&gt;&lt;/title&gt;&lt;/msItem&gt;" calcext:value-type="string">
            <text:p>&lt;msItem sameAs="#CoEg_Mariette_1860-12-20"&gt;&lt;title&gt;Le -14254, de &lt;placeName sameAs="#CoEg_place_00000029"&gt;Boulaq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4];&quot;.&lt;/p&gt;&lt;p&gt;&quot;;[.F24];&quot; (&quot;;[.G24];&quot;), &quot;;[.H24];&quot;, &quot;;[.I24];&quot;&lt;/p&gt;&lt;p&gt;&lt;/p&gt;&lt;center&gt;&lt;p&gt;&lt;a href=&quot;&quot;https://thlebee.github.io/CoEg/doc/CoEg_Mariette.pdf#&quot;;[.A24];&quot;&quot;&quot;&gt;Consulter la lettre&lt;/a&gt;&lt;/p&gt;&lt;/center&gt;&quot;)" office:value-type="string" office:string-value="&lt;p&gt;Le 20 décembre 1860, de Boulaq, à Nieuwerkerke.&lt;/p&gt;&lt;p&gt;Archives nationales (Pierrefitte-sur-Seine), 20150497/118, dossier 145 : Mariette, Auguste, n. p.&lt;/p&gt;&lt;p&gt;&lt;/p&gt;&lt;center&gt;&lt;p&gt;&lt;a href=&quot;https://thlebee.github.io/CoEg/doc/CoEg_Mariette.pdf#CoEg_Mariette_1860-12-20&quot;&gt;Consulter la lettre&lt;/a&gt;&lt;/p&gt;&lt;/center&gt;" calcext:value-type="string">
            <text:p>&lt;p&gt;Le 20 décembre 1860, de Boulaq, à Nieuwerkerke.&lt;/p&gt;&lt;p&gt;Archives nationales (Pierrefitte-sur-Seine), 20150497/118, dossier 145 : Mariette, Auguste, n. p.&lt;/p&gt;&lt;p&gt;&lt;/p&gt;&lt;center&gt;&lt;p&gt;&lt;a href="https://thlebee.github.io/CoEg/doc/CoEg_Mariette.pdf#CoEg_Mariette_1860-12-20"&gt;Consulter la lettre&lt;/a&gt;&lt;/p&gt;&lt;/center&gt;</text:p>
          </table:table-cell>
          <table:table-cell table:style-name="ce22" table:formula="of:=CONCATENATE(&quot;\item (&quot;;[.I24];&quot;) \href{https://thlebee.github.io/CoEg/doc/CoEg_Mariette.pdf#&quot;;[.A24];&quot;}{&quot;;[.B24];&quot;} ;&quot;)" office:value-type="string" office:string-value="\item (n. p.) \href{https://thlebee.github.io/CoEg/doc/CoEg_Mariette.pdf#CoEg_Mariette_1860-12-20}{Le 20 décembre 1860, de Boulaq, à Nieuwerkerke} ;" calcext:value-type="string">
            <text:p>\item (n. p.) \href{https://thlebee.github.io/CoEg/doc/CoEg_Mariette.pdf#CoEg_Mariette_1860-12-20}{Le 20 décembre 1860, de Boulaq, à Nieuwerkerke} ;</text:p>
          </table:table-cell>
          <table:table-cell table:number-columns-repeated="35"/>
        </table:table-row>
        <table:table-row table:style-name="ro1">
          <table:table-cell table:style-name="ce44" office:value-type="string" calcext:value-type="string">
            <text:p>CoEg_Mariette_1867-04-13</text:p>
          </table:table-cell>
          <table:table-cell table:style-name="ce37" office:value-type="string" calcext:value-type="string">
            <text:p>Le 13 avril 1867, de Paris, à Nieuwerkerke</text:p>
          </table:table-cell>
          <table:table-cell table:style-name="ce44" office:value-type="string" calcext:value-type="string">
            <text:p>Thomas Lebée</text:p>
          </table:table-cell>
          <table:table-cell table:style-name="ce44" office:value-type="string" calcext:value-type="string">
            <text:p>CoEg_Mariette_ms_0001</text:p>
          </table:table-cell>
          <table:table-cell table:style-name="ce23" table:formula="of:=LOOKUP([.D25];[$ms.A$2:$ms.A$201];[$ms.C$2:$ms.C$201])" office:value-type="string" office:string-value="CoEg_org_00000024" calcext:value-type="string">
            <text:p>CoEg_org_00000024</text:p>
          </table:table-cell>
          <table:table-cell table:style-name="ce23" table:formula="of:=LOOKUP([.E25];[$org.A$2:$org.A$201];[$org.B$2:$org.B$201])" office:value-type="string" office:string-value="Archives nationales" calcext:value-type="string">
            <text:p>Archives nationales</text:p>
          </table:table-cell>
          <table:table-cell table:style-name="ce23" table:formula="of:=LOOKUP([.D25];[$ms.A$2:$ms.A$201];[$ms.D$2:$ms.D$201])" office:value-type="string" office:string-value="Pierrefitte-sur-Seine" calcext:value-type="string">
            <text:p>Pierrefitte-sur-Seine</text:p>
          </table:table-cell>
          <table:table-cell table:style-name="ce23" table:formula="of:=LOOKUP([.D25];[$ms.A$2:$ms.A$201];[$ms.E$2:$ms.E$201])" office:value-type="string" office:string-value="20150497/118, dossier 145 : Mariette, Auguste" calcext:value-type="string">
            <text:p>20150497/118, dossier 145 : Mariette, Auguste</text:p>
          </table:table-cell>
          <table:table-cell table:style-name="ce44" office:value-type="string" calcext:value-type="string">
            <text:p>n. p.</text:p>
          </table:table-cell>
          <table:table-cell table:style-name="ce41" office:value-type="date" office:date-value="1867-04-13" calcext:value-type="date">
            <text:p>1867-04-13</text:p>
          </table:table-cell>
          <table:table-cell table:style-name="ce34" table:formula="of:=[.J25]" office:value-type="date" office:date-value="1867-04-13" calcext:value-type="date">
            <text:p>13 avril 1867</text:p>
          </table:table-cell>
          <table:table-cell table:style-name="ce37" office:value-type="string" calcext:value-type="string">
            <text:p>CoEg_pers_00000001</text:p>
          </table:table-cell>
          <table:table-cell table:style-name="ce23" table:formula="of:=LOOKUP([.L25];[$person.A$2:$person.A$205];[$person.C$2:$person.C$205])" office:value-type="string" office:string-value="Mariette [Pacha], Auguste" calcext:value-type="string">
            <text:p>Mariette [Pacha], Auguste</text:p>
          </table:table-cell>
          <table:table-cell table:style-name="ce23" table:formula="of:=LOOKUP([.L25];[$person.A$2:$person.A$205];[$person.I$2:$person.I$205])" office:value-type="string" office:string-value="https://catalogue.bnf.fr/ark:/12148/cb12213258k" calcext:value-type="string">
            <text:p>https://catalogue.bnf.fr/ark:/12148/cb12213258k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lace_00000002</text:p>
          </table:table-cell>
          <table:table-cell table:style-name="ce23" table:formula="of:=LOOKUP([.P25];[$place.A$2:$place.A$201];[$place.C$2:$place.C$201])" office:value-type="string" office:string-value="48.856944444444" calcext:value-type="string">
            <text:p>48.856944444444</text:p>
          </table:table-cell>
          <table:table-cell table:style-name="ce23" table:formula="of:=LOOKUP([.P25];[$place.A$2:$place.A$201];[$place.D$2:$place.D$201])" office:value-type="string" office:string-value="2.3513888888889" calcext:value-type="string">
            <text:p>2.3513888888889</text:p>
          </table:table-cell>
          <table:table-cell table:style-name="ce23" table:formula="of:=LOOKUP([.P25];[$place.A$2:$place.A$201];[$place.B$2:$place.B$201])" office:value-type="string" office:string-value="Paris" calcext:value-type="string">
            <text:p>Paris</text:p>
          </table:table-cell>
          <table:table-cell table:style-name="ce23" table:formula="of:=LOOKUP([.P25];[$place.A$2:$place.A$201];[$place.G$2:$place.G$201])" office:value-type="string" office:string-value="http://www.geonames.org/2988507" calcext:value-type="string">
            <text:p>http://www.geonames.org/2988507</text:p>
          </table:table-cell>
          <table:table-cell table:style-name="ce39" office:value-type="string" calcext:value-type="string">
            <text:p>certain</text:p>
          </table:table-cell>
          <table:table-cell table:style-name="ce44" office:value-type="string" calcext:value-type="string">
            <text:p>CoEg_pers_00000002</text:p>
          </table:table-cell>
          <table:table-cell table:style-name="ce23" table:formula="of:=LOOKUP([.V25];[$person.A$2:$person.A$205];[$person.C$2:$person.C$205])" office:value-type="string" office:string-value="Nieuwerkerke (de), Émilien" calcext:value-type="string">
            <text:p>Nieuwerkerke (de), Émilien</text:p>
          </table:table-cell>
          <table:table-cell table:style-name="ce23" table:formula="of:=LOOKUP([.V25];[$person.A$2:$person.A$205];[$person.I$2:$person.I$205])" office:value-type="string" office:string-value="https://catalogue.bnf.fr/ark:/12148/cb12969884g" calcext:value-type="string">
            <text:p>https://catalogue.bnf.fr/ark:/12148/cb12969884g</text:p>
          </table:table-cell>
          <table:table-cell table:style-name="ce37" office:value-type="string" calcext:value-type="string">
            <text:p>certain</text:p>
          </table:table-cell>
          <table:table-cell table:style-name="ce44"/>
          <table:table-cell table:formula="of:=CONCATENATE(&quot;&lt;msItem sameAs=&quot;&quot;#&quot;;[.A25];&quot;&quot;&quot;&gt;&quot;;IF([.I25]=&quot;n. p.&quot;;&quot;&quot;;CONCATENATE(&quot;&lt;locus&gt;&quot;;[.I25];&quot;&lt;/locus&gt;&quot;));&quot;&lt;title&gt;Le &quot;;[.K25];&quot;, de &lt;placeName sameAs=&quot;&quot;#&quot;;[.P25];&quot;&quot;&quot;&gt;&quot;;[.S25];&quot;&lt;/placeName&gt;, à &lt;persName sameAs=&quot;&quot;#&quot;;[.V25];&quot;&quot;&quot;&gt;&quot;;[.W25];&quot;&lt;/persName&gt;&lt;/title&gt;&lt;/msItem&gt;&quot;)" office:value-type="string" office:string-value="&lt;msItem sameAs=&quot;#CoEg_Mariette_1867-04-13&quot;&gt;&lt;title&gt;Le -11949, de &lt;placeName sameAs=&quot;#CoEg_place_00000002&quot;&gt;Paris&lt;/placeName&gt;, à &lt;persName sameAs=&quot;#CoEg_pers_00000002&quot;&gt;Nieuwerkerke (de), Émilien&lt;/persName&gt;&lt;/title&gt;&lt;/msItem&gt;" calcext:value-type="string">
            <text:p>&lt;msItem sameAs="#CoEg_Mariette_1867-04-13"&gt;&lt;title&gt;Le -11949, de &lt;placeName sameAs="#CoEg_place_00000002"&gt;Paris&lt;/placeName&gt;, à &lt;persName sameAs="#CoEg_pers_00000002"&gt;Nieuwerkerke (de), Émilien&lt;/persName&gt;&lt;/title&gt;&lt;/msItem&gt;</text:p>
          </table:table-cell>
          <table:table-cell table:style-name="ce22" table:formula="of:=CONCATENATE(&quot;&lt;p&gt;&quot;;[.B25];&quot;.&lt;/p&gt;&lt;p&gt;&quot;;[.F25];&quot; (&quot;;[.G25];&quot;), &quot;;[.H25];&quot;, &quot;;[.I25];&quot;&lt;/p&gt;&lt;p&gt;&lt;/p&gt;&lt;center&gt;&lt;p&gt;&lt;a href=&quot;&quot;https://thlebee.github.io/CoEg/doc/CoEg_Mariette.pdf#&quot;;[.A25];&quot;&quot;&quot;&gt;Consulter la lettre&lt;/a&gt;&lt;/p&gt;&lt;/center&gt;&quot;)" office:value-type="string" office:string-value="&lt;p&gt;Le 13 avril 1867, de Paris, à Nieuwerkerke.&lt;/p&gt;&lt;p&gt;Archives nationales (Pierrefitte-sur-Seine), 20150497/118, dossier 145 : Mariette, Auguste, n. p.&lt;/p&gt;&lt;p&gt;&lt;/p&gt;&lt;center&gt;&lt;p&gt;&lt;a href=&quot;https://thlebee.github.io/CoEg/doc/CoEg_Mariette.pdf#CoEg_Mariette_1867-04-13&quot;&gt;Consulter la lettre&lt;/a&gt;&lt;/p&gt;&lt;/center&gt;" calcext:value-type="string">
            <text:p>&lt;p&gt;Le 13 avril 1867, de Paris, à Nieuwerkerke.&lt;/p&gt;&lt;p&gt;Archives nationales (Pierrefitte-sur-Seine), 20150497/118, dossier 145 : Mariette, Auguste, n. p.&lt;/p&gt;&lt;p&gt;&lt;/p&gt;&lt;center&gt;&lt;p&gt;&lt;a href="https://thlebee.github.io/CoEg/doc/CoEg_Mariette.pdf#CoEg_Mariette_1867-04-13"&gt;Consulter la lettre&lt;/a&gt;&lt;/p&gt;&lt;/center&gt;</text:p>
          </table:table-cell>
          <table:table-cell table:style-name="ce22" table:formula="of:=CONCATENATE(&quot;\item (&quot;;[.I25];&quot;) \href{https://thlebee.github.io/CoEg/doc/CoEg_Mariette.pdf#&quot;;[.A25];&quot;}{&quot;;[.B25];&quot;} ;&quot;)" office:value-type="string" office:string-value="\item (n. p.) \href{https://thlebee.github.io/CoEg/doc/CoEg_Mariette.pdf#CoEg_Mariette_1867-04-13}{Le 13 avril 1867, de Paris, à Nieuwerkerke} ;" calcext:value-type="string">
            <text:p>\item (n. p.) \href{https://thlebee.github.io/CoEg/doc/CoEg_Mariette.pdf#CoEg_Mariette_1867-04-13}{Le 13 avril 1867, de Paris, à Nieuwerkerke} ;</text:p>
          </table:table-cell>
          <table:table-cell table:style-name="ce44" table:number-columns-repeated="3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son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4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Qualité</text:p>
          </table:table-cell>
          <table:table-cell office:value-type="string" calcext:value-type="string">
            <text:p>Année de naissance</text:p>
          </table:table-cell>
          <table:table-cell office:value-type="string" calcext:value-type="string">
            <text:p>Année de décès</text:p>
          </table:table-cell>
          <table:table-cell office:value-type="string" calcext:value-type="string">
            <text:p>note type=def</text:p>
          </table:table-cell>
          <table:table-cell office:value-type="string" calcext:value-type="string">
            <text:p>note type=Mariette</text:p>
          </table:table-cell>
          <table:table-cell office:value-type="string" calcext:value-type="string">
            <text:p>BNF_URL</text:p>
          </table:table-cell>
          <table:table-cell office:value-type="string" calcext:value-type="string">
            <text:p>data.bnf_URL</text:p>
          </table:table-cell>
          <table:table-cell office:value-type="string" calcext:value-type="string">
            <text:p>IdRéf_URL</text:p>
          </table:table-cell>
          <table:table-cell office:value-type="string" calcext:value-type="string">
            <text:p>VIAF_URL</text:p>
          </table:table-cell>
          <table:table-cell office:value-type="string" calcext:value-type="string">
            <text:p>Wikidata_URL</text:p>
          </table:table-cell>
          <table:table-cell office:value-type="string" calcext:value-type="string">
            <text:p>ISNI (ne semble pas comporter d'entrées absentes du VIAF)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\gls</text:p>
          </table:table-cell>
          <table:table-cell office:value-type="string" calcext:value-type="string">
            <text:p>\newglossaryentry</text:p>
          </table:table-cell>
          <table:table-cell/>
        </table:table-row>
        <table:table-row table:style-name="ro1">
          <table:table-cell office:value-type="string" calcext:value-type="string">
            <text:p>CoEg_pers_00000073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lbatros</text:p>
          </table:table-cell>
          <table:table-cell table:number-columns-repeated="3"/>
          <table:table-cell office:value-type="string" calcext:value-type="string">
            <text:p>Frégate à vapeur française</text:p>
          </table:table-cell>
          <table:table-cell table:number-columns-repeated="8"/>
          <table:table-cell table:formula="of:=CONCATENATE(&quot;sameAs=&quot;&quot;https://thlebee.github.io/CoEg/doc/CoEg_Index.xml#&quot;;[.A2];&quot;&quot;&quot;&quot;)" office:value-type="string" office:string-value="sameAs=&quot;https://thlebee.github.io/CoEg/doc/CoEg_Index.xml#CoEg_pers_00000073&quot;" calcext:value-type="string">
            <text:p>sameAs="https://thlebee.github.io/CoEg/doc/CoEg_Index.xml#CoEg_pers_00000073"</text:p>
          </table:table-cell>
          <table:table-cell table:formula="of:=CONCATENATE(&quot;&lt;person xml:id=&quot;&quot;&quot;;[.A2];&quot;&quot;&quot; role=&quot;&quot;&quot;;[.B2];&quot;&quot;&quot;&gt;&lt;persName&gt;&quot;;[.C2];&quot;&lt;/persName&gt;&quot;;IF(ISBLANK([.I2]);&quot;&quot;;CONCATENATE(&quot;&lt;idno type=&quot;&quot;catGenBNF&quot;&quot;&gt;&quot;;[.I2];&quot;&lt;/idno&gt;&quot;));IF(ISBLANK([.J2]);&quot;&quot;;CONCATENATE(&quot;&lt;idno type=&quot;&quot;dataBnF&quot;&quot;&gt;&quot;;[.J2];&quot;&lt;/idno&gt;&quot;));IF(ISBLANK([.K2]);&quot;&quot;;CONCATENATE(&quot;&lt;idno type=&quot;&quot;IdRef&quot;&quot;&gt;&quot;;[.K2];&quot;&lt;/idno&gt;&quot;));IF(ISBLANK([.L2]);&quot;&quot;;CONCATENATE(&quot;&lt;idno type=&quot;&quot;VIAF&quot;&quot;&gt;&quot;;[.L2];&quot;&lt;/idno&gt;&quot;));IF(ISBLANK([.M2]);&quot;&quot;;CONCATENATE(&quot;&lt;idno type=&quot;&quot;Wikidata&quot;&quot;&gt;&quot;;[.M2];&quot;&lt;/idno&gt;&quot;));IF(ISBLANK([.D2]);&quot;&quot;;CONCATENATE(&quot;&lt;note type=&quot;&quot;def&quot;&quot;&gt;&quot;;[.D2];IF(ISBLANK([.E2]);&quot;&quot;;CONCATENATE(&quot; (&quot;;[.E2];&quot;-&quot;;[.F2];&quot;). &quot;;[.G2]));&quot;.&lt;/note&gt;&quot;));IF(ISBLANK([.H2]);&quot;&quot;;CONCATENATE(&quot;&lt;note type=&quot;&quot;Mariette&quot;&quot;&gt;&quot;;[.H2];&quot;.&lt;/note&gt;&quot;));&quot;&lt;/person&gt;&quot;)" office:value-type="string" office:string-value="&lt;person xml:id=&quot;CoEg_pers_00000073&quot; role=&quot;boat&quot;&gt;&lt;persName&gt;Albatros&lt;/persName&gt;&lt;/person&gt;" calcext:value-type="string">
            <text:p>&lt;person xml:id="CoEg_pers_00000073" role="boat"&gt;&lt;persName&gt;Albatros&lt;/persName&gt;&lt;/person&gt;</text:p>
          </table:table-cell>
          <table:table-cell table:formula="of:=CONCATENATE(&quot;\gls{&quot;;[.A2];&quot;}&quot;)" office:value-type="string" office:string-value="\gls{CoEg_pers_00000073}" calcext:value-type="string">
            <text:p>\gls{CoEg_pers_00000073}</text:p>
          </table:table-cell>
          <table:table-cell table:formula="of:=CONCATENATE(&quot;\newglossaryentry{&quot;;[.A2];&quot;}{name={&quot;;[.C2];&quot;},type={&quot;;[.B2];&quot;},text=*,description={&quot;;[.D2];IF(ISBLANK([.E2]);&quot;&quot;;CONCATENATE(&quot; (&quot;;[.E2];&quot;-&quot;;[.F2];&quot;). &quot;));[.G2];[.H2];IF(ISBLANK([.I2]);&quot;&quot;;CONCATENATE(&quot;[\href{&quot;;[.I2];&quot;}{cat. gén. BNF}]&quot;));IF(ISBLANK([.J2]);&quot;&quot;;CONCATENATE(&quot;[\href{&quot;;[.J2];&quot;}{data.bnf}]&quot;));IF(ISBLANK([.K2]);&quot;&quot;;CONCATENATE(&quot;[\href{&quot;;[.K2];&quot;}{IdRéf}]&quot;));IF(ISBLANK([.L2]);&quot;&quot;;CONCATENATE(&quot;[\href{&quot;;[.L2];&quot;}{VIAF}]&quot;));IF(ISBLANK([.M2]);&quot;&quot;;CONCATENATE(&quot;[\href{&quot;;[.M2];&quot;}{Wikidata}]&quot;));&quot;}}&quot;)" office:value-type="string" office:string-value="\newglossaryentry{CoEg_pers_00000073}{name={Albatros},type={boat},text=*,description={Frégate à vapeur française}}" calcext:value-type="string">
            <text:p>\newglossaryentry{CoEg_pers_00000073}{name={Albatros},type={boat},text=*,description={Frégate à vapeur française}}</text:p>
          </table:table-cell>
          <table:table-cell/>
        </table:table-row>
        <table:table-row table:style-name="ro1">
          <table:table-cell office:value-type="string" calcext:value-type="string">
            <text:p>CoEg_pers_0000000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 [Pacha], Auguste</text:p>
          </table:table-cell>
          <table:table-cell office:value-type="string" calcext:value-type="string">
            <text:p>Égyptologue</text:p>
          </table:table-cell>
          <table:table-cell office:value-type="float" office:value="1821" calcext:value-type="float">
            <text:p>1821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Inventeur du Sérapéum et fondateur du service des antiquités de l’Égypte</text:p>
          </table:table-cell>
          <table:table-cell/>
          <table:table-cell office:value-type="string" calcext:value-type="string">
            <text:p>https://catalogue.bnf.fr/ark:/12148/cb12213258k</text:p>
          </table:table-cell>
          <table:table-cell office:value-type="string" calcext:value-type="string">
            <text:p>https://data.bnf.fr/ark:/12148/cb12213258k</text:p>
          </table:table-cell>
          <table:table-cell office:value-type="string" calcext:value-type="string">
            <text:p>https://www.idref.fr/030787130</text:p>
          </table:table-cell>
          <table:table-cell office:value-type="string" calcext:value-type="string">
            <text:p>https://viaf.org/viaf/2521520</text:p>
          </table:table-cell>
          <table:table-cell office:value-type="string" calcext:value-type="string">
            <text:p>https://www.wikidata.org/wiki/Q311850</text:p>
          </table:table-cell>
          <table:table-cell office:value-type="string" calcext:value-type="string">
            <text:p>http://www.isni.org/0000+0001+0862+8044</text:p>
          </table:table-cell>
          <table:table-cell/>
          <table:table-cell table:formula="of:=CONCATENATE(&quot;sameAs=&quot;&quot;https://thlebee.github.io/CoEg/doc/CoEg_Index.xml#&quot;;[.A3];&quot;&quot;&quot;&quot;)" office:value-type="string" office:string-value="sameAs=&quot;https://thlebee.github.io/CoEg/doc/CoEg_Index.xml#CoEg_pers_00000001&quot;" calcext:value-type="string">
            <text:p>sameAs="https://thlebee.github.io/CoEg/doc/CoEg_Index.xml#CoEg_pers_00000001"</text:p>
          </table:table-cell>
          <table:table-cell table:formula="of:=CONCATENATE(&quot;&lt;person xml:id=&quot;&quot;&quot;;[.A3];&quot;&quot;&quot; role=&quot;&quot;&quot;;[.B3];&quot;&quot;&quot;&gt;&lt;persName&gt;&quot;;[.C3];&quot;&lt;/persName&gt;&quot;;IF(ISBLANK([.I3]);&quot;&quot;;CONCATENATE(&quot;&lt;idno type=&quot;&quot;catGenBNF&quot;&quot;&gt;&quot;;[.I3];&quot;&lt;/idno&gt;&quot;));IF(ISBLANK([.J3]);&quot;&quot;;CONCATENATE(&quot;&lt;idno type=&quot;&quot;dataBnF&quot;&quot;&gt;&quot;;[.J3];&quot;&lt;/idno&gt;&quot;));IF(ISBLANK([.K3]);&quot;&quot;;CONCATENATE(&quot;&lt;idno type=&quot;&quot;IdRef&quot;&quot;&gt;&quot;;[.K3];&quot;&lt;/idno&gt;&quot;));IF(ISBLANK([.L3]);&quot;&quot;;CONCATENATE(&quot;&lt;idno type=&quot;&quot;VIAF&quot;&quot;&gt;&quot;;[.L3];&quot;&lt;/idno&gt;&quot;));IF(ISBLANK([.M3]);&quot;&quot;;CONCATENATE(&quot;&lt;idno type=&quot;&quot;Wikidata&quot;&quot;&gt;&quot;;[.M3];&quot;&lt;/idno&gt;&quot;));IF(ISBLANK([.D3]);&quot;&quot;;CONCATENATE(&quot;&lt;note type=&quot;&quot;def&quot;&quot;&gt;&quot;;[.D3];IF(ISBLANK([.E3]);&quot;&quot;;CONCATENATE(&quot; (&quot;;[.E3];&quot;-&quot;;[.F3];&quot;). &quot;;[.G3]));&quot;.&lt;/note&gt;&quot;));IF(ISBLANK([.H3]);&quot;&quot;;CONCATENATE(&quot;&lt;note type=&quot;&quot;Mariette&quot;&quot;&gt;&quot;;[.H3];&quot;.&lt;/note&gt;&quot;));&quot;&lt;/person&gt;&quot;)" office:value-type="string" office:string-value="&lt;person xml:id=&quot;CoEg_pers_00000001&quot; role=&quot;contemp&quot;&gt;&lt;persName&gt;Mariette [Pacha], Auguste&lt;/persName&gt;&lt;idno type=&quot;catGenBNF&quot;&gt;https://catalogue.bnf.fr/ark:/12148/cb12213258k&lt;/idno&gt;&lt;idno type=&quot;dataBnF&quot;&gt;https://data.bnf.fr/ark:/12148/cb12213258k&lt;/idno&gt;&lt;idno type=&quot;IdRef&quot;&gt;https://www.idref.fr/030787130&lt;/idno&gt;&lt;idno type=&quot;VIAF&quot;&gt;https://viaf.org/viaf/2521520&lt;/idno&gt;&lt;idno type=&quot;Wikidata&quot;&gt;https://www.wikidata.org/wiki/Q311850&lt;/idno&gt;&lt;note type=&quot;def&quot;&gt;Égyptologue (1821-1881). Inventeur du Sérapéum et fondateur du service des antiquités de l’Égypte.&lt;/note&gt;&lt;/person&gt;" calcext:value-type="string">
            <text:p>&lt;person xml:id="CoEg_pers_00000001" role="contemp"&gt;&lt;persName&gt;Mariette [Pacha], Auguste&lt;/persName&gt;&lt;idno type="catGenBNF"&gt;https://catalogue.bnf.fr/ark:/12148/cb12213258k&lt;/idno&gt;&lt;idno type="dataBnF"&gt;https://data.bnf.fr/ark:/12148/cb12213258k&lt;/idno&gt;&lt;idno type="IdRef"&gt;https://www.idref.fr/030787130&lt;/idno&gt;&lt;idno type="VIAF"&gt;https://viaf.org/viaf/2521520&lt;/idno&gt;&lt;idno type="Wikidata"&gt;https://www.wikidata.org/wiki/Q311850&lt;/idno&gt;&lt;note type="def"&gt;Égyptologue (1821-1881). Inventeur du Sérapéum et fondateur du service des antiquités de l’Égypte.&lt;/note&gt;&lt;/person&gt;</text:p>
          </table:table-cell>
          <table:table-cell table:formula="of:=CONCATENATE(&quot;\gls{&quot;;[.A3];&quot;}&quot;)" office:value-type="string" office:string-value="\gls{CoEg_pers_00000001}" calcext:value-type="string">
            <text:p>\gls{CoEg_pers_00000001}</text:p>
          </table:table-cell>
          <table:table-cell table:formula="of:=CONCATENATE(&quot;\newglossaryentry{&quot;;[.A3];&quot;}{name={&quot;;[.C3];&quot;},type={&quot;;[.B3];&quot;},text=*,description={&quot;;[.D3];IF(ISBLANK([.E3]);&quot;&quot;;CONCATENATE(&quot; (&quot;;[.E3];&quot;-&quot;;[.F3];&quot;). &quot;));[.G3];[.H3];IF(ISBLANK([.I3]);&quot;&quot;;CONCATENATE(&quot;[\href{&quot;;[.I3];&quot;}{cat. gén. BNF}]&quot;));IF(ISBLANK([.J3]);&quot;&quot;;CONCATENATE(&quot;[\href{&quot;;[.J3];&quot;}{data.bnf}]&quot;));IF(ISBLANK([.K3]);&quot;&quot;;CONCATENATE(&quot;[\href{&quot;;[.K3];&quot;}{IdRéf}]&quot;));IF(ISBLANK([.L3]);&quot;&quot;;CONCATENATE(&quot;[\href{&quot;;[.L3];&quot;}{VIAF}]&quot;));IF(ISBLANK([.M3]);&quot;&quot;;CONCATENATE(&quot;[\href{&quot;;[.M3];&quot;}{Wikidata}]&quot;));&quot;}}&quot;)" office:value-type="string" office:string-value="\newglossaryentry{CoEg_pers_00000001}{name={Mariette [Pacha], Auguste},type={contemp},text=*,description={Égyptologue (1821-1881). Inventeur du Sérapéum et fondateur du service des antiquités de l’Égypte[\href{https://catalogue.bnf.fr/ark:/12148/cb12213258k}{cat. gén. BNF}][\href{https://data.bnf.fr/ark:/12148/cb12213258k}{data.bnf}][\href{https://www.idref.fr/030787130}{IdRéf}][\href{https://viaf.org/viaf/2521520}{VIAF}][\href{https://www.wikidata.org/wiki/Q311850}{Wikidata}]}}" calcext:value-type="string">
            <text:p>\newglossaryentry{CoEg_pers_00000001}{name={Mariette [Pacha], Auguste},type={contemp},text=*,description={Égyptologue (1821-1881). Inventeur du Sérapéum et fondateur du service des antiquités de l’Égypte[\href{https://catalogue.bnf.fr/ark:/12148/cb12213258k}{cat. gén. BNF}][\href{https://data.bnf.fr/ark:/12148/cb12213258k}{data.bnf}][\href{https://www.idref.fr/030787130}{IdRéf}][\href{https://viaf.org/viaf/2521520}{VIAF}][\href{https://www.wikidata.org/wiki/Q31185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0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Nieuwerkerke (de), Émilien</text:p>
          </table:table-cell>
          <table:table-cell office:value-type="string" calcext:value-type="string">
            <text:p>Artiste et haut fonctionnaire</text:p>
          </table:table-cell>
          <table:table-cell office:value-type="float" office:value="1811" calcext:value-type="float">
            <text:p>1811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Successivement directeur général des musées, intendant des beaux-arts et surintendant des musées impériaux</text:p>
          </table:table-cell>
          <table:table-cell/>
          <table:table-cell office:value-type="string" calcext:value-type="string">
            <text:p>https://catalogue.bnf.fr/ark:/12148/cb12969884g</text:p>
          </table:table-cell>
          <table:table-cell office:value-type="string" calcext:value-type="string">
            <text:p>https://data.bnf.fr/ark:/12148/cb12969884g</text:p>
          </table:table-cell>
          <table:table-cell office:value-type="string" calcext:value-type="string">
            <text:p>https://www.idref.fr/035300310</text:p>
          </table:table-cell>
          <table:table-cell office:value-type="string" calcext:value-type="string">
            <text:p>https://viaf.org/viaf/39508958</text:p>
          </table:table-cell>
          <table:table-cell office:value-type="string" calcext:value-type="string">
            <text:p>https://www.wikidata.org/wiki/Q1232403</text:p>
          </table:table-cell>
          <table:table-cell office:value-type="string" calcext:value-type="string">
            <text:p>http://www.isni.org/0000+0000+6651+7759</text:p>
          </table:table-cell>
          <table:table-cell/>
          <table:table-cell table:formula="of:=CONCATENATE(&quot;sameAs=&quot;&quot;https://thlebee.github.io/CoEg/doc/CoEg_Index.xml#&quot;;[.A4];&quot;&quot;&quot;&quot;)" office:value-type="string" office:string-value="sameAs=&quot;https://thlebee.github.io/CoEg/doc/CoEg_Index.xml#CoEg_pers_00000002&quot;" calcext:value-type="string">
            <text:p>sameAs="https://thlebee.github.io/CoEg/doc/CoEg_Index.xml#CoEg_pers_00000002"</text:p>
          </table:table-cell>
          <table:table-cell table:formula="of:=CONCATENATE(&quot;&lt;person xml:id=&quot;&quot;&quot;;[.A4];&quot;&quot;&quot; role=&quot;&quot;&quot;;[.B4];&quot;&quot;&quot;&gt;&lt;persName&gt;&quot;;[.C4];&quot;&lt;/persName&gt;&quot;;IF(ISBLANK([.I4]);&quot;&quot;;CONCATENATE(&quot;&lt;idno type=&quot;&quot;catGenBNF&quot;&quot;&gt;&quot;;[.I4];&quot;&lt;/idno&gt;&quot;));IF(ISBLANK([.J4]);&quot;&quot;;CONCATENATE(&quot;&lt;idno type=&quot;&quot;dataBnF&quot;&quot;&gt;&quot;;[.J4];&quot;&lt;/idno&gt;&quot;));IF(ISBLANK([.K4]);&quot;&quot;;CONCATENATE(&quot;&lt;idno type=&quot;&quot;IdRef&quot;&quot;&gt;&quot;;[.K4];&quot;&lt;/idno&gt;&quot;));IF(ISBLANK([.L4]);&quot;&quot;;CONCATENATE(&quot;&lt;idno type=&quot;&quot;VIAF&quot;&quot;&gt;&quot;;[.L4];&quot;&lt;/idno&gt;&quot;));IF(ISBLANK([.M4]);&quot;&quot;;CONCATENATE(&quot;&lt;idno type=&quot;&quot;Wikidata&quot;&quot;&gt;&quot;;[.M4];&quot;&lt;/idno&gt;&quot;));IF(ISBLANK([.D4]);&quot;&quot;;CONCATENATE(&quot;&lt;note type=&quot;&quot;def&quot;&quot;&gt;&quot;;[.D4];IF(ISBLANK([.E4]);&quot;&quot;;CONCATENATE(&quot; (&quot;;[.E4];&quot;-&quot;;[.F4];&quot;). &quot;;[.G4]));&quot;.&lt;/note&gt;&quot;));IF(ISBLANK([.H4]);&quot;&quot;;CONCATENATE(&quot;&lt;note type=&quot;&quot;Mariette&quot;&quot;&gt;&quot;;[.H4];&quot;.&lt;/note&gt;&quot;));&quot;&lt;/person&gt;&quot;)" office:value-type="string" office:string-value="&lt;person xml:id=&quot;CoEg_pers_00000002&quot; role=&quot;contemp&quot;&gt;&lt;persName&gt;Nieuwerkerke (de), Émilien&lt;/persName&gt;&lt;idno type=&quot;catGenBNF&quot;&gt;https://catalogue.bnf.fr/ark:/12148/cb12969884g&lt;/idno&gt;&lt;idno type=&quot;dataBnF&quot;&gt;https://data.bnf.fr/ark:/12148/cb12969884g&lt;/idno&gt;&lt;idno type=&quot;IdRef&quot;&gt;https://www.idref.fr/035300310&lt;/idno&gt;&lt;idno type=&quot;VIAF&quot;&gt;https://viaf.org/viaf/39508958&lt;/idno&gt;&lt;idno type=&quot;Wikidata&quot;&gt;https://www.wikidata.org/wiki/Q1232403&lt;/idno&gt;&lt;note type=&quot;def&quot;&gt;Artiste et haut fonctionnaire (1811-1892). Successivement directeur général des musées, intendant des beaux-arts et surintendant des musées impériaux.&lt;/note&gt;&lt;/person&gt;" calcext:value-type="string">
            <text:p>&lt;person xml:id="CoEg_pers_00000002" role="contemp"&gt;&lt;persName&gt;Nieuwerkerke (de), Émilien&lt;/persName&gt;&lt;idno type="catGenBNF"&gt;https://catalogue.bnf.fr/ark:/12148/cb12969884g&lt;/idno&gt;&lt;idno type="dataBnF"&gt;https://data.bnf.fr/ark:/12148/cb12969884g&lt;/idno&gt;&lt;idno type="IdRef"&gt;https://www.idref.fr/035300310&lt;/idno&gt;&lt;idno type="VIAF"&gt;https://viaf.org/viaf/39508958&lt;/idno&gt;&lt;idno type="Wikidata"&gt;https://www.wikidata.org/wiki/Q1232403&lt;/idno&gt;&lt;note type="def"&gt;Artiste et haut fonctionnaire (1811-1892). Successivement directeur général des musées, intendant des beaux-arts et surintendant des musées impériaux.&lt;/note&gt;&lt;/person&gt;</text:p>
          </table:table-cell>
          <table:table-cell table:formula="of:=CONCATENATE(&quot;\gls{&quot;;[.A4];&quot;}&quot;)" office:value-type="string" office:string-value="\gls{CoEg_pers_00000002}" calcext:value-type="string">
            <text:p>\gls{CoEg_pers_00000002}</text:p>
          </table:table-cell>
          <table:table-cell table:formula="of:=CONCATENATE(&quot;\newglossaryentry{&quot;;[.A4];&quot;}{name={&quot;;[.C4];&quot;},type={&quot;;[.B4];&quot;},text=*,description={&quot;;[.D4];IF(ISBLANK([.E4]);&quot;&quot;;CONCATENATE(&quot; (&quot;;[.E4];&quot;-&quot;;[.F4];&quot;). &quot;));[.G4];[.H4];IF(ISBLANK([.I4]);&quot;&quot;;CONCATENATE(&quot;[\href{&quot;;[.I4];&quot;}{cat. gén. BNF}]&quot;));IF(ISBLANK([.J4]);&quot;&quot;;CONCATENATE(&quot;[\href{&quot;;[.J4];&quot;}{data.bnf}]&quot;));IF(ISBLANK([.K4]);&quot;&quot;;CONCATENATE(&quot;[\href{&quot;;[.K4];&quot;}{IdRéf}]&quot;));IF(ISBLANK([.L4]);&quot;&quot;;CONCATENATE(&quot;[\href{&quot;;[.L4];&quot;}{VIAF}]&quot;));IF(ISBLANK([.M4]);&quot;&quot;;CONCATENATE(&quot;[\href{&quot;;[.M4];&quot;}{Wikidata}]&quot;));&quot;}}&quot;)" office:value-type="string" office:string-value="\newglossaryentry{CoEg_pers_00000002}{name={Nieuwerkerke (de), Émilien},type={contemp},text=*,description={Artiste et haut fonctionnaire (1811-1892). Successivement directeur général des musées, intendant des beaux-arts et surintendant des musées impériaux[\href{https://catalogue.bnf.fr/ark:/12148/cb12969884g}{cat. gén. BNF}][\href{https://data.bnf.fr/ark:/12148/cb12969884g}{data.bnf}][\href{https://www.idref.fr/035300310}{IdRéf}][\href{https://viaf.org/viaf/39508958}{VIAF}][\href{https://www.wikidata.org/wiki/Q1232403}{Wikidata}]}}" calcext:value-type="string">
            <text:p>\newglossaryentry{CoEg_pers_00000002}{name={Nieuwerkerke (de), Émilien},type={contemp},text=*,description={Artiste et haut fonctionnaire (1811-1892). Successivement directeur général des musées, intendant des beaux-arts et surintendant des musées impériaux[\href{https://catalogue.bnf.fr/ark:/12148/cb12969884g}{cat. gén. BNF}][\href{https://data.bnf.fr/ark:/12148/cb12969884g}{data.bnf}][\href{https://www.idref.fr/035300310}{IdRéf}][\href{https://viaf.org/viaf/39508958}{VIAF}][\href{https://www.wikidata.org/wiki/Q123240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0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Esquirou de Parieu, Félix</text:p>
          </table:table-cell>
          <table:table-cell office:value-type="string" calcext:value-type="string">
            <text:p>Homme d’État</text:p>
          </table:table-cell>
          <table:table-cell office:value-type="float" office:value="1815" calcext:value-type="float">
            <text:p>1815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<text:span text:style-name="T1">Ministre français de l’</text:span>Instruction publique en 1850</text:p>
          </table:table-cell>
          <table:table-cell/>
          <table:table-cell office:value-type="string" calcext:value-type="string">
            <text:p>https://catalogue.bnf.fr/ark:/12148/cb13475874p</text:p>
          </table:table-cell>
          <table:table-cell office:value-type="string" calcext:value-type="string">
            <text:p>https://data.bnf.fr/ark:/12148/cb13475874p</text:p>
          </table:table-cell>
          <table:table-cell office:value-type="string" calcext:value-type="string">
            <text:p>https://www.idref.fr/096198931</text:p>
          </table:table-cell>
          <table:table-cell office:value-type="string" calcext:value-type="string">
            <text:p>https://viaf.org/viaf/49372727</text:p>
          </table:table-cell>
          <table:table-cell office:value-type="string" calcext:value-type="string">
            <text:p>https://www.wikidata.org/wiki/Q535804</text:p>
          </table:table-cell>
          <table:table-cell office:value-type="string" calcext:value-type="string">
            <text:p>http://www.isni.org/0000+0000+8343+498X</text:p>
          </table:table-cell>
          <table:table-cell office:value-type="string" calcext:value-type="string">
            <text:p>Parieu (de), Félix</text:p>
          </table:table-cell>
          <table:table-cell table:formula="of:=CONCATENATE(&quot;sameAs=&quot;&quot;https://thlebee.github.io/CoEg/doc/CoEg_Index.xml#&quot;;[.A5];&quot;&quot;&quot;&quot;)" office:value-type="string" office:string-value="sameAs=&quot;https://thlebee.github.io/CoEg/doc/CoEg_Index.xml#CoEg_pers_00000003&quot;" calcext:value-type="string">
            <text:p>sameAs="https://thlebee.github.io/CoEg/doc/CoEg_Index.xml#CoEg_pers_00000003"</text:p>
          </table:table-cell>
          <table:table-cell table:formula="of:=CONCATENATE(&quot;&lt;person xml:id=&quot;&quot;&quot;;[.A5];&quot;&quot;&quot; role=&quot;&quot;&quot;;[.B5];&quot;&quot;&quot;&gt;&lt;persName&gt;&quot;;[.C5];&quot;&lt;/persName&gt;&quot;;IF(ISBLANK([.I5]);&quot;&quot;;CONCATENATE(&quot;&lt;idno type=&quot;&quot;catGenBNF&quot;&quot;&gt;&quot;;[.I5];&quot;&lt;/idno&gt;&quot;));IF(ISBLANK([.J5]);&quot;&quot;;CONCATENATE(&quot;&lt;idno type=&quot;&quot;dataBnF&quot;&quot;&gt;&quot;;[.J5];&quot;&lt;/idno&gt;&quot;));IF(ISBLANK([.K5]);&quot;&quot;;CONCATENATE(&quot;&lt;idno type=&quot;&quot;IdRef&quot;&quot;&gt;&quot;;[.K5];&quot;&lt;/idno&gt;&quot;));IF(ISBLANK([.L5]);&quot;&quot;;CONCATENATE(&quot;&lt;idno type=&quot;&quot;VIAF&quot;&quot;&gt;&quot;;[.L5];&quot;&lt;/idno&gt;&quot;));IF(ISBLANK([.M5]);&quot;&quot;;CONCATENATE(&quot;&lt;idno type=&quot;&quot;Wikidata&quot;&quot;&gt;&quot;;[.M5];&quot;&lt;/idno&gt;&quot;));IF(ISBLANK([.D5]);&quot;&quot;;CONCATENATE(&quot;&lt;note type=&quot;&quot;def&quot;&quot;&gt;&quot;;[.D5];IF(ISBLANK([.E5]);&quot;&quot;;CONCATENATE(&quot; (&quot;;[.E5];&quot;-&quot;;[.F5];&quot;). &quot;;[.G5]));&quot;.&lt;/note&gt;&quot;));IF(ISBLANK([.G5]);&quot;&quot;;CONCATENATE(&quot;&lt;note type=&quot;&quot;Mariette&quot;&quot;&gt;&quot;;[.G5];&quot;.&lt;/note&gt;&quot;));&quot;&lt;/person&gt;&quot;)" office:value-type="string" office:string-value="&lt;person xml:id=&quot;CoEg_pers_00000003&quot; role=&quot;contemp&quot;&gt;&lt;persName&gt;Esquirou de Parieu, Félix&lt;/persName&gt;&lt;idno type=&quot;catGenBNF&quot;&gt;https://catalogue.bnf.fr/ark:/12148/cb13475874p&lt;/idno&gt;&lt;idno type=&quot;dataBnF&quot;&gt;https://data.bnf.fr/ark:/12148/cb13475874p&lt;/idno&gt;&lt;idno type=&quot;IdRef&quot;&gt;https://www.idref.fr/096198931&lt;/idno&gt;&lt;idno type=&quot;VIAF&quot;&gt;https://viaf.org/viaf/49372727&lt;/idno&gt;&lt;idno type=&quot;Wikidata&quot;&gt;https://www.wikidata.org/wiki/Q535804&lt;/idno&gt;&lt;note type=&quot;def&quot;&gt;Homme d’État (1815-1893). Ministre français de l’Instruction publique en 1850.&lt;/note&gt;&lt;note type=&quot;Mariette&quot;&gt;Ministre français de l’Instruction publique en 1850.&lt;/note&gt;&lt;/person&gt;" calcext:value-type="string">
            <text:p>&lt;person xml:id="CoEg_pers_00000003" role="contemp"&gt;&lt;persName&gt;Esquirou de Parieu, Félix&lt;/persName&gt;&lt;idno type="catGenBNF"&gt;https://catalogue.bnf.fr/ark:/12148/cb13475874p&lt;/idno&gt;&lt;idno type="dataBnF"&gt;https://data.bnf.fr/ark:/12148/cb13475874p&lt;/idno&gt;&lt;idno type="IdRef"&gt;https://www.idref.fr/096198931&lt;/idno&gt;&lt;idno type="VIAF"&gt;https://viaf.org/viaf/49372727&lt;/idno&gt;&lt;idno type="Wikidata"&gt;https://www.wikidata.org/wiki/Q535804&lt;/idno&gt;&lt;note type="def"&gt;Homme d’État (1815-1893). Ministre français de l’Instruction publique en 1850.&lt;/note&gt;&lt;note type="Mariette"&gt;Ministre français de l’Instruction publique en 1850.&lt;/note&gt;&lt;/person&gt;</text:p>
          </table:table-cell>
          <table:table-cell table:formula="of:=CONCATENATE(&quot;\gls{&quot;;[.A5];&quot;}&quot;)" office:value-type="string" office:string-value="\gls{CoEg_pers_00000003}" calcext:value-type="string">
            <text:p>\gls{CoEg_pers_00000003}</text:p>
          </table:table-cell>
          <table:table-cell table:formula="of:=CONCATENATE(&quot;\newglossaryentry{&quot;;[.A5];&quot;}{name={&quot;;[.C5];&quot;},type={&quot;;[.B5];&quot;},text=*,description={&quot;;[.D5];IF(ISBLANK([.E5]);&quot;&quot;;CONCATENATE(&quot; (&quot;;[.E5];&quot;-&quot;;[.F5];&quot;). &quot;));[.G5];[.H5];IF(ISBLANK([.I5]);&quot;&quot;;CONCATENATE(&quot;[\href{&quot;;[.I5];&quot;}{cat. gén. BNF}]&quot;));IF(ISBLANK([.J5]);&quot;&quot;;CONCATENATE(&quot;[\href{&quot;;[.J5];&quot;}{data.bnf}]&quot;));IF(ISBLANK([.K5]);&quot;&quot;;CONCATENATE(&quot;[\href{&quot;;[.K5];&quot;}{IdRéf}]&quot;));IF(ISBLANK([.L5]);&quot;&quot;;CONCATENATE(&quot;[\href{&quot;;[.L5];&quot;}{VIAF}]&quot;));IF(ISBLANK([.M5]);&quot;&quot;;CONCATENATE(&quot;[\href{&quot;;[.M5];&quot;}{Wikidata}]&quot;));&quot;}}&quot;)" office:value-type="string" office:string-value="\newglossaryentry{CoEg_pers_00000003}{name={Esquirou de Parieu, Félix},type={contemp},text=*,description={Homme d’État (1815-1893). Ministre français de l’Instruction publique en 1850[\href{https://catalogue.bnf.fr/ark:/12148/cb13475874p}{cat. gén. BNF}][\href{https://data.bnf.fr/ark:/12148/cb13475874p}{data.bnf}][\href{https://www.idref.fr/096198931}{IdRéf}][\href{https://viaf.org/viaf/49372727}{VIAF}][\href{https://www.wikidata.org/wiki/Q535804}{Wikidata}]}}" calcext:value-type="string">
            <text:p>\newglossaryentry{CoEg_pers_00000003}{name={Esquirou de Parieu, Félix},type={contemp},text=*,description={Homme d’État (1815-1893). Ministre français de l’Instruction publique en 1850[\href{https://catalogue.bnf.fr/ark:/12148/cb13475874p}{cat. gén. BNF}][\href{https://data.bnf.fr/ark:/12148/cb13475874p}{data.bnf}][\href{https://www.idref.fr/096198931}{IdRéf}][\href{https://viaf.org/viaf/49372727}{VIAF}][\href{https://www.wikidata.org/wiki/Q53580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0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aroche, Jules</text:p>
          </table:table-cell>
          <table:table-cell office:value-type="string" calcext:value-type="string">
            <text:p>Homme d’État</text:p>
          </table:table-cell>
          <table:table-cell office:value-type="float" office:value="1802" calcext:value-type="float">
            <text:p>180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<text:span text:style-name="T1">Ministre français de l’</text:span>Intérieur en 1850</text:p>
          </table:table-cell>
          <table:table-cell/>
          <table:table-cell office:value-type="string" calcext:value-type="string">
            <text:p>https://catalogue.bnf.fr/ark:/12148/cb14435719k</text:p>
          </table:table-cell>
          <table:table-cell office:value-type="string" calcext:value-type="string">
            <text:p>https://data.bnf.fr/ark:/12148/cb14435719k</text:p>
          </table:table-cell>
          <table:table-cell office:value-type="string" calcext:value-type="string">
            <text:p>https://www.idref.fr/066962862</text:p>
          </table:table-cell>
          <table:table-cell office:value-type="string" calcext:value-type="string">
            <text:p>https://viaf.org/viaf/66683795</text:p>
          </table:table-cell>
          <table:table-cell office:value-type="string" calcext:value-type="string">
            <text:p>https://www.wikidata.org/wiki/Q3385651</text:p>
          </table:table-cell>
          <table:table-cell office:value-type="string" calcext:value-type="string">
            <text:p>http://www.isni.org/0000+0001+1557+0274</text:p>
          </table:table-cell>
          <table:table-cell/>
          <table:table-cell table:formula="of:=CONCATENATE(&quot;sameAs=&quot;&quot;https://thlebee.github.io/CoEg/doc/CoEg_Index.xml#&quot;;[.A6];&quot;&quot;&quot;&quot;)" office:value-type="string" office:string-value="sameAs=&quot;https://thlebee.github.io/CoEg/doc/CoEg_Index.xml#CoEg_pers_00000004&quot;" calcext:value-type="string">
            <text:p>sameAs="https://thlebee.github.io/CoEg/doc/CoEg_Index.xml#CoEg_pers_00000004"</text:p>
          </table:table-cell>
          <table:table-cell table:formula="of:=CONCATENATE(&quot;&lt;person xml:id=&quot;&quot;&quot;;[.A6];&quot;&quot;&quot; role=&quot;&quot;&quot;;[.B6];&quot;&quot;&quot;&gt;&lt;persName&gt;&quot;;[.C6];&quot;&lt;/persName&gt;&quot;;IF(ISBLANK([.I6]);&quot;&quot;;CONCATENATE(&quot;&lt;idno type=&quot;&quot;catGenBNF&quot;&quot;&gt;&quot;;[.I6];&quot;&lt;/idno&gt;&quot;));IF(ISBLANK([.J6]);&quot;&quot;;CONCATENATE(&quot;&lt;idno type=&quot;&quot;dataBnF&quot;&quot;&gt;&quot;;[.J6];&quot;&lt;/idno&gt;&quot;));IF(ISBLANK([.K6]);&quot;&quot;;CONCATENATE(&quot;&lt;idno type=&quot;&quot;IdRef&quot;&quot;&gt;&quot;;[.K6];&quot;&lt;/idno&gt;&quot;));IF(ISBLANK([.L6]);&quot;&quot;;CONCATENATE(&quot;&lt;idno type=&quot;&quot;VIAF&quot;&quot;&gt;&quot;;[.L6];&quot;&lt;/idno&gt;&quot;));IF(ISBLANK([.M6]);&quot;&quot;;CONCATENATE(&quot;&lt;idno type=&quot;&quot;Wikidata&quot;&quot;&gt;&quot;;[.M6];&quot;&lt;/idno&gt;&quot;));IF(ISBLANK([.D6]);&quot;&quot;;CONCATENATE(&quot;&lt;note type=&quot;&quot;def&quot;&quot;&gt;&quot;;[.D6];IF(ISBLANK([.E6]);&quot;&quot;;CONCATENATE(&quot; (&quot;;[.E6];&quot;-&quot;;[.F6];&quot;). &quot;;[.G6]));&quot;.&lt;/note&gt;&quot;));IF(ISBLANK([.G6]);&quot;&quot;;CONCATENATE(&quot;&lt;note type=&quot;&quot;Mariette&quot;&quot;&gt;&quot;;[.G6];&quot;.&lt;/note&gt;&quot;));&quot;&lt;/person&gt;&quot;)" office:value-type="string" office:string-value="&lt;person xml:id=&quot;CoEg_pers_00000004&quot; role=&quot;contemp&quot;&gt;&lt;persName&gt;Baroche, Jules&lt;/persName&gt;&lt;idno type=&quot;catGenBNF&quot;&gt;https://catalogue.bnf.fr/ark:/12148/cb14435719k&lt;/idno&gt;&lt;idno type=&quot;dataBnF&quot;&gt;https://data.bnf.fr/ark:/12148/cb14435719k&lt;/idno&gt;&lt;idno type=&quot;IdRef&quot;&gt;https://www.idref.fr/066962862&lt;/idno&gt;&lt;idno type=&quot;VIAF&quot;&gt;https://viaf.org/viaf/66683795&lt;/idno&gt;&lt;idno type=&quot;Wikidata&quot;&gt;https://www.wikidata.org/wiki/Q3385651&lt;/idno&gt;&lt;note type=&quot;def&quot;&gt;Homme d’État (1802-1870). Ministre français de l’Intérieur en 1850.&lt;/note&gt;&lt;note type=&quot;Mariette&quot;&gt;Ministre français de l’Intérieur en 1850.&lt;/note&gt;&lt;/person&gt;" calcext:value-type="string">
            <text:p>&lt;person xml:id="CoEg_pers_00000004" role="contemp"&gt;&lt;persName&gt;Baroche, Jules&lt;/persName&gt;&lt;idno type="catGenBNF"&gt;https://catalogue.bnf.fr/ark:/12148/cb14435719k&lt;/idno&gt;&lt;idno type="dataBnF"&gt;https://data.bnf.fr/ark:/12148/cb14435719k&lt;/idno&gt;&lt;idno type="IdRef"&gt;https://www.idref.fr/066962862&lt;/idno&gt;&lt;idno type="VIAF"&gt;https://viaf.org/viaf/66683795&lt;/idno&gt;&lt;idno type="Wikidata"&gt;https://www.wikidata.org/wiki/Q3385651&lt;/idno&gt;&lt;note type="def"&gt;Homme d’État (1802-1870). Ministre français de l’Intérieur en 1850.&lt;/note&gt;&lt;note type="Mariette"&gt;Ministre français de l’Intérieur en 1850.&lt;/note&gt;&lt;/person&gt;</text:p>
          </table:table-cell>
          <table:table-cell table:formula="of:=CONCATENATE(&quot;\gls{&quot;;[.A6];&quot;}&quot;)" office:value-type="string" office:string-value="\gls{CoEg_pers_00000004}" calcext:value-type="string">
            <text:p>\gls{CoEg_pers_00000004}</text:p>
          </table:table-cell>
          <table:table-cell table:formula="of:=CONCATENATE(&quot;\newglossaryentry{&quot;;[.A6];&quot;}{name={&quot;;[.C6];&quot;},type={&quot;;[.B6];&quot;},text=*,description={&quot;;[.D6];IF(ISBLANK([.E6]);&quot;&quot;;CONCATENATE(&quot; (&quot;;[.E6];&quot;-&quot;;[.F6];&quot;). &quot;));[.G6];[.H6];IF(ISBLANK([.I6]);&quot;&quot;;CONCATENATE(&quot;[\href{&quot;;[.I6];&quot;}{cat. gén. BNF}]&quot;));IF(ISBLANK([.J6]);&quot;&quot;;CONCATENATE(&quot;[\href{&quot;;[.J6];&quot;}{data.bnf}]&quot;));IF(ISBLANK([.K6]);&quot;&quot;;CONCATENATE(&quot;[\href{&quot;;[.K6];&quot;}{IdRéf}]&quot;));IF(ISBLANK([.L6]);&quot;&quot;;CONCATENATE(&quot;[\href{&quot;;[.L6];&quot;}{VIAF}]&quot;));IF(ISBLANK([.M6]);&quot;&quot;;CONCATENATE(&quot;[\href{&quot;;[.M6];&quot;}{Wikidata}]&quot;));&quot;}}&quot;)" office:value-type="string" office:string-value="\newglossaryentry{CoEg_pers_00000004}{name={Baroche, Jules},type={contemp},text=*,description={Homme d’État (1802-1870). Ministre français de l’Intérieur en 1850[\href{https://catalogue.bnf.fr/ark:/12148/cb14435719k}{cat. gén. BNF}][\href{https://data.bnf.fr/ark:/12148/cb14435719k}{data.bnf}][\href{https://www.idref.fr/066962862}{IdRéf}][\href{https://viaf.org/viaf/66683795}{VIAF}][\href{https://www.wikidata.org/wiki/Q3385651}{Wikidata}]}}" calcext:value-type="string">
            <text:p>\newglossaryentry{CoEg_pers_00000004}{name={Baroche, Jules},type={contemp},text=*,description={Homme d’État (1802-1870). Ministre français de l’Intérieur en 1850[\href{https://catalogue.bnf.fr/ark:/12148/cb14435719k}{cat. gén. BNF}][\href{https://data.bnf.fr/ark:/12148/cb14435719k}{data.bnf}][\href{https://www.idref.fr/066962862}{IdRéf}][\href{https://viaf.org/viaf/66683795}{VIAF}][\href{https://www.wikidata.org/wiki/Q338565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0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 (née Millon), Éléonore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Épouse de Mariette</text:p>
          </table:table-cell>
          <table:table-cell table:number-columns-repeated="7"/>
          <table:table-cell table:formula="of:=CONCATENATE(&quot;sameAs=&quot;&quot;https://thlebee.github.io/CoEg/doc/CoEg_Index.xml#&quot;;[.A7];&quot;&quot;&quot;&quot;)" office:value-type="string" office:string-value="sameAs=&quot;https://thlebee.github.io/CoEg/doc/CoEg_Index.xml#CoEg_pers_00000005&quot;" calcext:value-type="string">
            <text:p>sameAs="https://thlebee.github.io/CoEg/doc/CoEg_Index.xml#CoEg_pers_00000005"</text:p>
          </table:table-cell>
          <table:table-cell table:formula="of:=CONCATENATE(&quot;&lt;person xml:id=&quot;&quot;&quot;;[.A7];&quot;&quot;&quot; role=&quot;&quot;&quot;;[.B7];&quot;&quot;&quot;&gt;&lt;persName&gt;&quot;;[.C7];&quot;&lt;/persName&gt;&quot;;IF(ISBLANK([.I7]);&quot;&quot;;CONCATENATE(&quot;&lt;idno type=&quot;&quot;catGenBNF&quot;&quot;&gt;&quot;;[.I7];&quot;&lt;/idno&gt;&quot;));IF(ISBLANK([.J7]);&quot;&quot;;CONCATENATE(&quot;&lt;idno type=&quot;&quot;dataBnF&quot;&quot;&gt;&quot;;[.J7];&quot;&lt;/idno&gt;&quot;));IF(ISBLANK([.K7]);&quot;&quot;;CONCATENATE(&quot;&lt;idno type=&quot;&quot;IdRef&quot;&quot;&gt;&quot;;[.K7];&quot;&lt;/idno&gt;&quot;));IF(ISBLANK([.L7]);&quot;&quot;;CONCATENATE(&quot;&lt;idno type=&quot;&quot;VIAF&quot;&quot;&gt;&quot;;[.L7];&quot;&lt;/idno&gt;&quot;));IF(ISBLANK([.M7]);&quot;&quot;;CONCATENATE(&quot;&lt;idno type=&quot;&quot;Wikidata&quot;&quot;&gt;&quot;;[.M7];&quot;&lt;/idno&gt;&quot;));IF(ISBLANK([.H7]);&quot;&quot;;CONCATENATE(&quot;&lt;note type=&quot;&quot;def&quot;&quot;&gt;&quot;;[.H7];IF(ISBLANK([.E7]);&quot;&quot;;CONCATENATE(&quot; (&quot;;[.E7];&quot;-&quot;;[.F7];&quot;). &quot;;[.G7]));&quot;.&lt;/note&gt;&quot;));IF(ISBLANK([.H7]);&quot;&quot;;CONCATENATE(&quot;&lt;note type=&quot;&quot;Mariette&quot;&quot;&gt;&quot;;[.H7];&quot;.&lt;/note&gt;&quot;));&quot;&lt;/person&gt;&quot;)" office:value-type="string" office:string-value="&lt;person xml:id=&quot;CoEg_pers_00000005&quot; role=&quot;contemp&quot;&gt;&lt;persName&gt;Mariette (née Millon), Éléonore&lt;/persName&gt;&lt;note type=&quot;def&quot;&gt;Épouse de Mariette (1827-1865). .&lt;/note&gt;&lt;note type=&quot;Mariette&quot;&gt;Épouse de Mariette.&lt;/note&gt;&lt;/person&gt;" calcext:value-type="string">
            <text:p>&lt;person xml:id="CoEg_pers_00000005" role="contemp"&gt;&lt;persName&gt;Mariette (née Millon), Éléonore&lt;/persName&gt;&lt;note type="def"&gt;Épouse de Mariette (1827-1865). .&lt;/note&gt;&lt;note type="Mariette"&gt;Épouse de Mariette.&lt;/note&gt;&lt;/person&gt;</text:p>
          </table:table-cell>
          <table:table-cell table:formula="of:=CONCATENATE(&quot;\gls{&quot;;[.A7];&quot;}&quot;)" office:value-type="string" office:string-value="\gls{CoEg_pers_00000005}" calcext:value-type="string">
            <text:p>\gls{CoEg_pers_00000005}</text:p>
          </table:table-cell>
          <table:table-cell table:formula="of:=CONCATENATE(&quot;\newglossaryentry{&quot;;[.A7];&quot;}{name={&quot;;[.C7];&quot;},type={&quot;;[.B7];&quot;},text=*,description={&quot;;[.D7];IF(ISBLANK([.E7]);&quot;&quot;;CONCATENATE(&quot; (&quot;;[.E7];&quot;-&quot;;[.F7];&quot;). &quot;));[.G7];[.H7];IF(ISBLANK([.I7]);&quot;&quot;;CONCATENATE(&quot;[\href{&quot;;[.I7];&quot;}{cat. gén. BNF}]&quot;));IF(ISBLANK([.J7]);&quot;&quot;;CONCATENATE(&quot;[\href{&quot;;[.J7];&quot;}{data.bnf}]&quot;));IF(ISBLANK([.K7]);&quot;&quot;;CONCATENATE(&quot;[\href{&quot;;[.K7];&quot;}{IdRéf}]&quot;));IF(ISBLANK([.L7]);&quot;&quot;;CONCATENATE(&quot;[\href{&quot;;[.L7];&quot;}{VIAF}]&quot;));IF(ISBLANK([.M7]);&quot;&quot;;CONCATENATE(&quot;[\href{&quot;;[.M7];&quot;}{Wikidata}]&quot;));&quot;}}&quot;)" office:value-type="string" office:string-value="\newglossaryentry{CoEg_pers_00000005}{name={Mariette (née Millon), Éléonore},type={contemp},text=*,description={ (1827-1865). Épouse de Mariette}}" calcext:value-type="string">
            <text:p>\newglossaryentry{CoEg_pers_00000005}{name={Mariette (née Millon), Éléonore},type={contemp},text=*,description={ (1827-1865). Épouse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0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, Marguerite Louise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Fille de Mariette</text:p>
          </table:table-cell>
          <table:table-cell table:number-columns-repeated="7"/>
          <table:table-cell table:formula="of:=CONCATENATE(&quot;sameAs=&quot;&quot;https://thlebee.github.io/CoEg/doc/CoEg_Index.xml#&quot;;[.A8];&quot;&quot;&quot;&quot;)" office:value-type="string" office:string-value="sameAs=&quot;https://thlebee.github.io/CoEg/doc/CoEg_Index.xml#CoEg_pers_00000006&quot;" calcext:value-type="string">
            <text:p>sameAs="https://thlebee.github.io/CoEg/doc/CoEg_Index.xml#CoEg_pers_00000006"</text:p>
          </table:table-cell>
          <table:table-cell table:formula="of:=CONCATENATE(&quot;&lt;person xml:id=&quot;&quot;&quot;;[.A8];&quot;&quot;&quot; role=&quot;&quot;&quot;;[.B8];&quot;&quot;&quot;&gt;&lt;persName&gt;&quot;;[.C8];&quot;&lt;/persName&gt;&quot;;IF(ISBLANK([.I8]);&quot;&quot;;CONCATENATE(&quot;&lt;idno type=&quot;&quot;catGenBNF&quot;&quot;&gt;&quot;;[.I8];&quot;&lt;/idno&gt;&quot;));IF(ISBLANK([.J8]);&quot;&quot;;CONCATENATE(&quot;&lt;idno type=&quot;&quot;dataBnF&quot;&quot;&gt;&quot;;[.J8];&quot;&lt;/idno&gt;&quot;));IF(ISBLANK([.K8]);&quot;&quot;;CONCATENATE(&quot;&lt;idno type=&quot;&quot;IdRef&quot;&quot;&gt;&quot;;[.K8];&quot;&lt;/idno&gt;&quot;));IF(ISBLANK([.L8]);&quot;&quot;;CONCATENATE(&quot;&lt;idno type=&quot;&quot;VIAF&quot;&quot;&gt;&quot;;[.L8];&quot;&lt;/idno&gt;&quot;));IF(ISBLANK([.M8]);&quot;&quot;;CONCATENATE(&quot;&lt;idno type=&quot;&quot;Wikidata&quot;&quot;&gt;&quot;;[.M8];&quot;&lt;/idno&gt;&quot;));IF(ISBLANK([.H8]);&quot;&quot;;CONCATENATE(&quot;&lt;note type=&quot;&quot;def&quot;&quot;&gt;&quot;;[.H8];IF(ISBLANK([.E8]);&quot;&quot;;CONCATENATE(&quot; (&quot;;[.E8];&quot;-&quot;;[.F8];&quot;). &quot;;[.G8]));&quot;.&lt;/note&gt;&quot;));IF(ISBLANK([.H8]);&quot;&quot;;CONCATENATE(&quot;&lt;note type=&quot;&quot;Mariette&quot;&quot;&gt;&quot;;[.H8];&quot;.&lt;/note&gt;&quot;));&quot;&lt;/person&gt;&quot;)" office:value-type="string" office:string-value="&lt;person xml:id=&quot;CoEg_pers_00000006&quot; role=&quot;contemp&quot;&gt;&lt;persName&gt;Mariette, Marguerite Louise&lt;/persName&gt;&lt;note type=&quot;def&quot;&gt;Fille de Mariette (1846-1861). .&lt;/note&gt;&lt;note type=&quot;Mariette&quot;&gt;Fille de Mariette.&lt;/note&gt;&lt;/person&gt;" calcext:value-type="string">
            <text:p>&lt;person xml:id="CoEg_pers_00000006" role="contemp"&gt;&lt;persName&gt;Mariette, Marguerite Louise&lt;/persName&gt;&lt;note type="def"&gt;Fille de Mariette (1846-1861). .&lt;/note&gt;&lt;note type="Mariette"&gt;Fille de Mariette.&lt;/note&gt;&lt;/person&gt;</text:p>
          </table:table-cell>
          <table:table-cell table:formula="of:=CONCATENATE(&quot;\gls{&quot;;[.A8];&quot;}&quot;)" office:value-type="string" office:string-value="\gls{CoEg_pers_00000006}" calcext:value-type="string">
            <text:p>\gls{CoEg_pers_00000006}</text:p>
          </table:table-cell>
          <table:table-cell table:formula="of:=CONCATENATE(&quot;\newglossaryentry{&quot;;[.A8];&quot;}{name={&quot;;[.C8];&quot;},type={&quot;;[.B8];&quot;},text=*,description={&quot;;[.D8];IF(ISBLANK([.E8]);&quot;&quot;;CONCATENATE(&quot; (&quot;;[.E8];&quot;-&quot;;[.F8];&quot;). &quot;));[.G8];[.H8];IF(ISBLANK([.I8]);&quot;&quot;;CONCATENATE(&quot;[\href{&quot;;[.I8];&quot;}{cat. gén. BNF}]&quot;));IF(ISBLANK([.J8]);&quot;&quot;;CONCATENATE(&quot;[\href{&quot;;[.J8];&quot;}{data.bnf}]&quot;));IF(ISBLANK([.K8]);&quot;&quot;;CONCATENATE(&quot;[\href{&quot;;[.K8];&quot;}{IdRéf}]&quot;));IF(ISBLANK([.L8]);&quot;&quot;;CONCATENATE(&quot;[\href{&quot;;[.L8];&quot;}{VIAF}]&quot;));IF(ISBLANK([.M8]);&quot;&quot;;CONCATENATE(&quot;[\href{&quot;;[.M8];&quot;}{Wikidata}]&quot;));&quot;}}&quot;)" office:value-type="string" office:string-value="\newglossaryentry{CoEg_pers_00000006}{name={Mariette, Marguerite Louise},type={contemp},text=*,description={ (1846-1861). Fille de Mariette}}" calcext:value-type="string">
            <text:p>\newglossaryentry{CoEg_pers_00000006}{name={Mariette, Marguerite Louise},type={contemp},text=*,description={ (1846-1861). Fille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0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, Joséphine Cornélie</text:p>
          </table:table-cell>
          <table:table-cell/>
          <table:table-cell office:value-type="float" office:value="1847" calcext:value-type="float">
            <text:p>1847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Fille de Mariette</text:p>
          </table:table-cell>
          <table:table-cell table:number-columns-repeated="7"/>
          <table:table-cell table:formula="of:=CONCATENATE(&quot;sameAs=&quot;&quot;https://thlebee.github.io/CoEg/doc/CoEg_Index.xml#&quot;;[.A9];&quot;&quot;&quot;&quot;)" office:value-type="string" office:string-value="sameAs=&quot;https://thlebee.github.io/CoEg/doc/CoEg_Index.xml#CoEg_pers_00000007&quot;" calcext:value-type="string">
            <text:p>sameAs="https://thlebee.github.io/CoEg/doc/CoEg_Index.xml#CoEg_pers_00000007"</text:p>
          </table:table-cell>
          <table:table-cell table:formula="of:=CONCATENATE(&quot;&lt;person xml:id=&quot;&quot;&quot;;[.A9];&quot;&quot;&quot; role=&quot;&quot;&quot;;[.B9];&quot;&quot;&quot;&gt;&lt;persName&gt;&quot;;[.C9];&quot;&lt;/persName&gt;&quot;;IF(ISBLANK([.I9]);&quot;&quot;;CONCATENATE(&quot;&lt;idno type=&quot;&quot;catGenBNF&quot;&quot;&gt;&quot;;[.I9];&quot;&lt;/idno&gt;&quot;));IF(ISBLANK([.J9]);&quot;&quot;;CONCATENATE(&quot;&lt;idno type=&quot;&quot;dataBnF&quot;&quot;&gt;&quot;;[.J9];&quot;&lt;/idno&gt;&quot;));IF(ISBLANK([.K9]);&quot;&quot;;CONCATENATE(&quot;&lt;idno type=&quot;&quot;IdRef&quot;&quot;&gt;&quot;;[.K9];&quot;&lt;/idno&gt;&quot;));IF(ISBLANK([.L9]);&quot;&quot;;CONCATENATE(&quot;&lt;idno type=&quot;&quot;VIAF&quot;&quot;&gt;&quot;;[.L9];&quot;&lt;/idno&gt;&quot;));IF(ISBLANK([.M9]);&quot;&quot;;CONCATENATE(&quot;&lt;idno type=&quot;&quot;Wikidata&quot;&quot;&gt;&quot;;[.M9];&quot;&lt;/idno&gt;&quot;));IF(ISBLANK([.H9]);&quot;&quot;;CONCATENATE(&quot;&lt;note type=&quot;&quot;def&quot;&quot;&gt;&quot;;[.H9];IF(ISBLANK([.E9]);&quot;&quot;;CONCATENATE(&quot; (&quot;;[.E9];&quot;-&quot;;[.F9];&quot;). &quot;;[.G9]));&quot;.&lt;/note&gt;&quot;));IF(ISBLANK([.H9]);&quot;&quot;;CONCATENATE(&quot;&lt;note type=&quot;&quot;Mariette&quot;&quot;&gt;&quot;;[.H9];&quot;.&lt;/note&gt;&quot;));&quot;&lt;/person&gt;&quot;)" office:value-type="string" office:string-value="&lt;person xml:id=&quot;CoEg_pers_00000007&quot; role=&quot;contemp&quot;&gt;&lt;persName&gt;Mariette, Joséphine Cornélie&lt;/persName&gt;&lt;note type=&quot;def&quot;&gt;Fille de Mariette (1847-1873). .&lt;/note&gt;&lt;note type=&quot;Mariette&quot;&gt;Fille de Mariette.&lt;/note&gt;&lt;/person&gt;" calcext:value-type="string">
            <text:p>&lt;person xml:id="CoEg_pers_00000007" role="contemp"&gt;&lt;persName&gt;Mariette, Joséphine Cornélie&lt;/persName&gt;&lt;note type="def"&gt;Fille de Mariette (1847-1873). .&lt;/note&gt;&lt;note type="Mariette"&gt;Fille de Mariette.&lt;/note&gt;&lt;/person&gt;</text:p>
          </table:table-cell>
          <table:table-cell table:formula="of:=CONCATENATE(&quot;\gls{&quot;;[.A9];&quot;}&quot;)" office:value-type="string" office:string-value="\gls{CoEg_pers_00000007}" calcext:value-type="string">
            <text:p>\gls{CoEg_pers_00000007}</text:p>
          </table:table-cell>
          <table:table-cell table:formula="of:=CONCATENATE(&quot;\newglossaryentry{&quot;;[.A9];&quot;}{name={&quot;;[.C9];&quot;},type={&quot;;[.B9];&quot;},text=*,description={&quot;;[.D9];IF(ISBLANK([.E9]);&quot;&quot;;CONCATENATE(&quot; (&quot;;[.E9];&quot;-&quot;;[.F9];&quot;). &quot;));[.G9];[.H9];IF(ISBLANK([.I9]);&quot;&quot;;CONCATENATE(&quot;[\href{&quot;;[.I9];&quot;}{cat. gén. BNF}]&quot;));IF(ISBLANK([.J9]);&quot;&quot;;CONCATENATE(&quot;[\href{&quot;;[.J9];&quot;}{data.bnf}]&quot;));IF(ISBLANK([.K9]);&quot;&quot;;CONCATENATE(&quot;[\href{&quot;;[.K9];&quot;}{IdRéf}]&quot;));IF(ISBLANK([.L9]);&quot;&quot;;CONCATENATE(&quot;[\href{&quot;;[.L9];&quot;}{VIAF}]&quot;));IF(ISBLANK([.M9]);&quot;&quot;;CONCATENATE(&quot;[\href{&quot;;[.M9];&quot;}{Wikidata}]&quot;));&quot;}}&quot;)" office:value-type="string" office:string-value="\newglossaryentry{CoEg_pers_00000007}{name={Mariette, Joséphine Cornélie},type={contemp},text=*,description={ (1847-1873). Fille de Mariette}}" calcext:value-type="string">
            <text:p>\newglossaryentry{CoEg_pers_00000007}{name={Mariette, Joséphine Cornélie},type={contemp},text=*,description={ (1847-1873). Fille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0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, Sophie Éléonore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Fille de Mariette</text:p>
          </table:table-cell>
          <table:table-cell table:number-columns-repeated="7"/>
          <table:table-cell table:formula="of:=CONCATENATE(&quot;sameAs=&quot;&quot;https://thlebee.github.io/CoEg/doc/CoEg_Index.xml#&quot;;[.A10];&quot;&quot;&quot;&quot;)" office:value-type="string" office:string-value="sameAs=&quot;https://thlebee.github.io/CoEg/doc/CoEg_Index.xml#CoEg_pers_00000008&quot;" calcext:value-type="string">
            <text:p>sameAs="https://thlebee.github.io/CoEg/doc/CoEg_Index.xml#CoEg_pers_00000008"</text:p>
          </table:table-cell>
          <table:table-cell table:formula="of:=CONCATENATE(&quot;&lt;person xml:id=&quot;&quot;&quot;;[.A10];&quot;&quot;&quot; role=&quot;&quot;&quot;;[.B10];&quot;&quot;&quot;&gt;&lt;persName&gt;&quot;;[.C10];&quot;&lt;/persName&gt;&quot;;IF(ISBLANK([.I10]);&quot;&quot;;CONCATENATE(&quot;&lt;idno type=&quot;&quot;catGenBNF&quot;&quot;&gt;&quot;;[.I10];&quot;&lt;/idno&gt;&quot;));IF(ISBLANK([.J10]);&quot;&quot;;CONCATENATE(&quot;&lt;idno type=&quot;&quot;dataBnF&quot;&quot;&gt;&quot;;[.J10];&quot;&lt;/idno&gt;&quot;));IF(ISBLANK([.K10]);&quot;&quot;;CONCATENATE(&quot;&lt;idno type=&quot;&quot;IdRef&quot;&quot;&gt;&quot;;[.K10];&quot;&lt;/idno&gt;&quot;));IF(ISBLANK([.L10]);&quot;&quot;;CONCATENATE(&quot;&lt;idno type=&quot;&quot;VIAF&quot;&quot;&gt;&quot;;[.L10];&quot;&lt;/idno&gt;&quot;));IF(ISBLANK([.M10]);&quot;&quot;;CONCATENATE(&quot;&lt;idno type=&quot;&quot;Wikidata&quot;&quot;&gt;&quot;;[.M10];&quot;&lt;/idno&gt;&quot;));IF(ISBLANK([.H10]);&quot;&quot;;CONCATENATE(&quot;&lt;note type=&quot;&quot;def&quot;&quot;&gt;&quot;;[.H10];IF(ISBLANK([.E10]);&quot;&quot;;CONCATENATE(&quot; (&quot;;[.E10];&quot;-&quot;;[.F10];&quot;). &quot;;[.G10]));&quot;.&lt;/note&gt;&quot;));IF(ISBLANK([.H10]);&quot;&quot;;CONCATENATE(&quot;&lt;note type=&quot;&quot;Mariette&quot;&quot;&gt;&quot;;[.H10];&quot;.&lt;/note&gt;&quot;));&quot;&lt;/person&gt;&quot;)" office:value-type="string" office:string-value="&lt;person xml:id=&quot;CoEg_pers_00000008&quot; role=&quot;contemp&quot;&gt;&lt;persName&gt;Mariette, Sophie Éléonore&lt;/persName&gt;&lt;note type=&quot;def&quot;&gt;Fille de Mariette (1849-1885). .&lt;/note&gt;&lt;note type=&quot;Mariette&quot;&gt;Fille de Mariette.&lt;/note&gt;&lt;/person&gt;" calcext:value-type="string">
            <text:p>&lt;person xml:id="CoEg_pers_00000008" role="contemp"&gt;&lt;persName&gt;Mariette, Sophie Éléonore&lt;/persName&gt;&lt;note type="def"&gt;Fille de Mariette (1849-1885). .&lt;/note&gt;&lt;note type="Mariette"&gt;Fille de Mariette.&lt;/note&gt;&lt;/person&gt;</text:p>
          </table:table-cell>
          <table:table-cell table:formula="of:=CONCATENATE(&quot;\gls{&quot;;[.A10];&quot;}&quot;)" office:value-type="string" office:string-value="\gls{CoEg_pers_00000008}" calcext:value-type="string">
            <text:p>\gls{CoEg_pers_00000008}</text:p>
          </table:table-cell>
          <table:table-cell table:formula="of:=CONCATENATE(&quot;\newglossaryentry{&quot;;[.A10];&quot;}{name={&quot;;[.C10];&quot;},type={&quot;;[.B10];&quot;},text=*,description={&quot;;[.D10];IF(ISBLANK([.E10]);&quot;&quot;;CONCATENATE(&quot; (&quot;;[.E10];&quot;-&quot;;[.F10];&quot;). &quot;));[.G10];[.H10];IF(ISBLANK([.I10]);&quot;&quot;;CONCATENATE(&quot;[\href{&quot;;[.I10];&quot;}{cat. gén. BNF}]&quot;));IF(ISBLANK([.J10]);&quot;&quot;;CONCATENATE(&quot;[\href{&quot;;[.J10];&quot;}{data.bnf}]&quot;));IF(ISBLANK([.K10]);&quot;&quot;;CONCATENATE(&quot;[\href{&quot;;[.K10];&quot;}{IdRéf}]&quot;));IF(ISBLANK([.L10]);&quot;&quot;;CONCATENATE(&quot;[\href{&quot;;[.L10];&quot;}{VIAF}]&quot;));IF(ISBLANK([.M10]);&quot;&quot;;CONCATENATE(&quot;[\href{&quot;;[.M10];&quot;}{Wikidata}]&quot;));&quot;}}&quot;)" office:value-type="string" office:string-value="\newglossaryentry{CoEg_pers_00000008}{name={Mariette, Sophie Éléonore},type={contemp},text=*,description={ (1849-1885). Fille de Mariette}}" calcext:value-type="string">
            <text:p>\newglossaryentry{CoEg_pers_00000008}{name={Mariette, Sophie Éléonore},type={contemp},text=*,description={ (1849-1885). Fille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1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afuente</text:p>
          </table:table-cell>
          <table:table-cell table:number-columns-repeated="4"/>
          <table:table-cell office:value-type="string" calcext:value-type="string">
            <text:p>Mandaté par Anastasi pour vendre sa collection</text:p>
          </table:table-cell>
          <table:table-cell table:number-columns-repeated="7"/>
          <table:table-cell table:formula="of:=CONCATENATE(&quot;sameAs=&quot;&quot;https://thlebee.github.io/CoEg/doc/CoEg_Index.xml#&quot;;[.A11];&quot;&quot;&quot;&quot;)" office:value-type="string" office:string-value="sameAs=&quot;https://thlebee.github.io/CoEg/doc/CoEg_Index.xml#CoEg_pers_00000014&quot;" calcext:value-type="string">
            <text:p>sameAs="https://thlebee.github.io/CoEg/doc/CoEg_Index.xml#CoEg_pers_00000014"</text:p>
          </table:table-cell>
          <table:table-cell table:formula="of:=CONCATENATE(&quot;&lt;person xml:id=&quot;&quot;&quot;;[.A11];&quot;&quot;&quot; role=&quot;&quot;&quot;;[.B11];&quot;&quot;&quot;&gt;&lt;persName&gt;&quot;;[.C11];&quot;&lt;/persName&gt;&quot;;IF(ISBLANK([.I11]);&quot;&quot;;CONCATENATE(&quot;&lt;idno type=&quot;&quot;catGenBNF&quot;&quot;&gt;&quot;;[.I11];&quot;&lt;/idno&gt;&quot;));IF(ISBLANK([.J11]);&quot;&quot;;CONCATENATE(&quot;&lt;idno type=&quot;&quot;dataBnF&quot;&quot;&gt;&quot;;[.J11];&quot;&lt;/idno&gt;&quot;));IF(ISBLANK([.K11]);&quot;&quot;;CONCATENATE(&quot;&lt;idno type=&quot;&quot;IdRef&quot;&quot;&gt;&quot;;[.K11];&quot;&lt;/idno&gt;&quot;));IF(ISBLANK([.L11]);&quot;&quot;;CONCATENATE(&quot;&lt;idno type=&quot;&quot;VIAF&quot;&quot;&gt;&quot;;[.L11];&quot;&lt;/idno&gt;&quot;));IF(ISBLANK([.M11]);&quot;&quot;;CONCATENATE(&quot;&lt;idno type=&quot;&quot;Wikidata&quot;&quot;&gt;&quot;;[.M11];&quot;&lt;/idno&gt;&quot;));IF(ISBLANK([.D11]);&quot;&quot;;CONCATENATE(&quot;&lt;note type=&quot;&quot;def&quot;&quot;&gt;&quot;;[.D11];IF(ISBLANK([.E11]);&quot;&quot;;CONCATENATE(&quot; (&quot;;[.E11];&quot;-&quot;;[.F11];&quot;). &quot;;[.G11]));&quot;.&lt;/note&gt;&quot;));IF(ISBLANK([.H11]);&quot;&quot;;CONCATENATE(&quot;&lt;note type=&quot;&quot;Mariette&quot;&quot;&gt;&quot;;[.H11];&quot;.&lt;/note&gt;&quot;));&quot;&lt;/person&gt;&quot;)" office:value-type="string" office:string-value="&lt;person xml:id=&quot;CoEg_pers_00000014&quot; role=&quot;contemp&quot;&gt;&lt;persName&gt;Lafuente&lt;/persName&gt;&lt;note type=&quot;Mariette&quot;&gt;Mandaté par Anastasi pour vendre sa collection.&lt;/note&gt;&lt;/person&gt;" calcext:value-type="string">
            <text:p>&lt;person xml:id="CoEg_pers_00000014" role="contemp"&gt;&lt;persName&gt;Lafuente&lt;/persName&gt;&lt;note type="Mariette"&gt;Mandaté par Anastasi pour vendre sa collection.&lt;/note&gt;&lt;/person&gt;</text:p>
          </table:table-cell>
          <table:table-cell table:formula="of:=CONCATENATE(&quot;\gls{&quot;;[.A11];&quot;}&quot;)" office:value-type="string" office:string-value="\gls{CoEg_pers_00000014}" calcext:value-type="string">
            <text:p>\gls{CoEg_pers_00000014}</text:p>
          </table:table-cell>
          <table:table-cell table:formula="of:=CONCATENATE(&quot;\newglossaryentry{&quot;;[.A11];&quot;}{name={&quot;;[.C11];&quot;},type={&quot;;[.B11];&quot;},text=*,description={&quot;;[.D11];IF(ISBLANK([.E11]);&quot;&quot;;CONCATENATE(&quot; (&quot;;[.E11];&quot;-&quot;;[.F11];&quot;). &quot;));[.G11];[.H11];IF(ISBLANK([.I11]);&quot;&quot;;CONCATENATE(&quot;[\href{&quot;;[.I11];&quot;}{cat. gén. BNF}]&quot;));IF(ISBLANK([.J11]);&quot;&quot;;CONCATENATE(&quot;[\href{&quot;;[.J11];&quot;}{data.bnf}]&quot;));IF(ISBLANK([.K11]);&quot;&quot;;CONCATENATE(&quot;[\href{&quot;;[.K11];&quot;}{IdRéf}]&quot;));IF(ISBLANK([.L11]);&quot;&quot;;CONCATENATE(&quot;[\href{&quot;;[.L11];&quot;}{VIAF}]&quot;));IF(ISBLANK([.M11]);&quot;&quot;;CONCATENATE(&quot;[\href{&quot;;[.M11];&quot;}{Wikidata}]&quot;));&quot;}}&quot;)" office:value-type="string" office:string-value="\newglossaryentry{CoEg_pers_00000014}{name={Lafuente},type={contemp},text=*,description={Mandaté par Anastasi pour vendre sa collection}}" calcext:value-type="string">
            <text:p>\newglossaryentry{CoEg_pers_00000014}{name={Lafuente},type={contemp},text=*,description={Mandaté par Anastasi pour vendre sa collection}}</text:p>
          </table:table-cell>
          <table:table-cell/>
        </table:table-row>
        <table:table-row table:style-name="ro1">
          <table:table-cell office:value-type="string" calcext:value-type="string">
            <text:p>CoEg_pers_0000001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Anastasi, Giovanni</text:p>
          </table:table-cell>
          <table:table-cell office:value-type="string" calcext:value-type="string">
            <text:p>Marchand et antiquaire</text:p>
          </table:table-cell>
          <table:table-cell office:value-type="float" office:value="1765" calcext:value-type="float">
            <text:p>1765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Mariette utilise la formes « D’Anastasy »</text:p>
          </table:table-cell>
          <table:table-cell office:value-type="string" calcext:value-type="string">
            <text:p>https://catalogue.bnf.fr/ark:/12148/cb127360717</text:p>
          </table:table-cell>
          <table:table-cell office:value-type="string" calcext:value-type="string">
            <text:p>https://data.bnf.fr/ark:/12148/cb127360717</text:p>
          </table:table-cell>
          <table:table-cell/>
          <table:table-cell office:value-type="string" calcext:value-type="string">
            <text:p>http://viaf.org/viaf/32737566</text:p>
          </table:table-cell>
          <table:table-cell office:value-type="string" calcext:value-type="string">
            <text:p>https://www.wikidata.org/wiki/Q5563656</text:p>
          </table:table-cell>
          <table:table-cell office:value-type="string" calcext:value-type="string">
            <text:p>http://isni.org/isni/0000000076893870</text:p>
          </table:table-cell>
          <table:table-cell office:value-type="string" calcext:value-type="string">
            <text:p>D'Anastasy</text:p>
          </table:table-cell>
          <table:table-cell table:formula="of:=CONCATENATE(&quot;sameAs=&quot;&quot;https://thlebee.github.io/CoEg/doc/CoEg_Index.xml#&quot;;[.A12];&quot;&quot;&quot;&quot;)" office:value-type="string" office:string-value="sameAs=&quot;https://thlebee.github.io/CoEg/doc/CoEg_Index.xml#CoEg_pers_00000015&quot;" calcext:value-type="string">
            <text:p>sameAs="https://thlebee.github.io/CoEg/doc/CoEg_Index.xml#CoEg_pers_00000015"</text:p>
          </table:table-cell>
          <table:table-cell table:formula="of:=CONCATENATE(&quot;&lt;person xml:id=&quot;&quot;&quot;;[.A12];&quot;&quot;&quot; role=&quot;&quot;&quot;;[.B12];&quot;&quot;&quot;&gt;&lt;persName&gt;&quot;;[.C12];&quot;&lt;/persName&gt;&quot;;IF(ISBLANK([.I12]);&quot;&quot;;CONCATENATE(&quot;&lt;idno type=&quot;&quot;catGenBNF&quot;&quot;&gt;&quot;;[.I12];&quot;&lt;/idno&gt;&quot;));IF(ISBLANK([.J12]);&quot;&quot;;CONCATENATE(&quot;&lt;idno type=&quot;&quot;dataBnF&quot;&quot;&gt;&quot;;[.J12];&quot;&lt;/idno&gt;&quot;));IF(ISBLANK([.K12]);&quot;&quot;;CONCATENATE(&quot;&lt;idno type=&quot;&quot;IdRef&quot;&quot;&gt;&quot;;[.K12];&quot;&lt;/idno&gt;&quot;));IF(ISBLANK([.L12]);&quot;&quot;;CONCATENATE(&quot;&lt;idno type=&quot;&quot;VIAF&quot;&quot;&gt;&quot;;[.L12];&quot;&lt;/idno&gt;&quot;));IF(ISBLANK([.M12]);&quot;&quot;;CONCATENATE(&quot;&lt;idno type=&quot;&quot;Wikidata&quot;&quot;&gt;&quot;;[.M12];&quot;&lt;/idno&gt;&quot;));IF(ISBLANK([.D12]);&quot;&quot;;CONCATENATE(&quot;&lt;note type=&quot;&quot;def&quot;&quot;&gt;&quot;;[.D12];IF(ISBLANK([.E12]);&quot;&quot;;CONCATENATE(&quot; (&quot;;[.E12];&quot;-&quot;;[.F12];&quot;). &quot;;[.G12]));&quot;.&lt;/note&gt;&quot;));IF(ISBLANK([.H12]);&quot;&quot;;CONCATENATE(&quot;&lt;note type=&quot;&quot;Mariette&quot;&quot;&gt;&quot;;[.H12];&quot;.&lt;/note&gt;&quot;));&quot;&lt;/person&gt;&quot;)" office:value-type="string" office:string-value="&lt;person xml:id=&quot;CoEg_pers_00000015&quot; role=&quot;contemp&quot;&gt;&lt;persName&gt;Anastasi, Giovanni&lt;/persName&gt;&lt;idno type=&quot;catGenBNF&quot;&gt;https://catalogue.bnf.fr/ark:/12148/cb127360717&lt;/idno&gt;&lt;idno type=&quot;dataBnF&quot;&gt;https://data.bnf.fr/ark:/12148/cb127360717&lt;/idno&gt;&lt;idno type=&quot;VIAF&quot;&gt;http://viaf.org/viaf/32737566&lt;/idno&gt;&lt;idno type=&quot;Wikidata&quot;&gt;https://www.wikidata.org/wiki/Q5563656&lt;/idno&gt;&lt;note type=&quot;def&quot;&gt;Marchand et antiquaire (1765-1860). .&lt;/note&gt;&lt;note type=&quot;Mariette&quot;&gt;Mariette utilise la formes « D’Anastasy ».&lt;/note&gt;&lt;/person&gt;" calcext:value-type="string">
            <text:p>&lt;person xml:id="CoEg_pers_00000015" role="contemp"&gt;&lt;persName&gt;Anastasi, Giovanni&lt;/persName&gt;&lt;idno type="catGenBNF"&gt;https://catalogue.bnf.fr/ark:/12148/cb127360717&lt;/idno&gt;&lt;idno type="dataBnF"&gt;https://data.bnf.fr/ark:/12148/cb127360717&lt;/idno&gt;&lt;idno type="VIAF"&gt;http://viaf.org/viaf/32737566&lt;/idno&gt;&lt;idno type="Wikidata"&gt;https://www.wikidata.org/wiki/Q5563656&lt;/idno&gt;&lt;note type="def"&gt;Marchand et antiquaire (1765-1860). .&lt;/note&gt;&lt;note type="Mariette"&gt;Mariette utilise la formes « D’Anastasy ».&lt;/note&gt;&lt;/person&gt;</text:p>
          </table:table-cell>
          <table:table-cell table:formula="of:=CONCATENATE(&quot;\gls{&quot;;[.A12];&quot;}&quot;)" office:value-type="string" office:string-value="\gls{CoEg_pers_00000015}" calcext:value-type="string">
            <text:p>\gls{CoEg_pers_00000015}</text:p>
          </table:table-cell>
          <table:table-cell table:formula="of:=CONCATENATE(&quot;\newglossaryentry{&quot;;[.A12];&quot;}{name={&quot;;[.C12];&quot;},type={&quot;;[.B12];&quot;},text=*,description={&quot;;[.D12];IF(ISBLANK([.E12]);&quot;&quot;;CONCATENATE(&quot; (&quot;;[.E12];&quot;-&quot;;[.F12];&quot;). &quot;));[.G12];[.H12];IF(ISBLANK([.I12]);&quot;&quot;;CONCATENATE(&quot;[\href{&quot;;[.I12];&quot;}{cat. gén. BNF}]&quot;));IF(ISBLANK([.J12]);&quot;&quot;;CONCATENATE(&quot;[\href{&quot;;[.J12];&quot;}{data.bnf}]&quot;));IF(ISBLANK([.K12]);&quot;&quot;;CONCATENATE(&quot;[\href{&quot;;[.K12];&quot;}{IdRéf}]&quot;));IF(ISBLANK([.L12]);&quot;&quot;;CONCATENATE(&quot;[\href{&quot;;[.L12];&quot;}{VIAF}]&quot;));IF(ISBLANK([.M12]);&quot;&quot;;CONCATENATE(&quot;[\href{&quot;;[.M12];&quot;}{Wikidata}]&quot;));&quot;}}&quot;)" office:value-type="string" office:string-value="\newglossaryentry{CoEg_pers_00000015}{name={Anastasi, Giovanni},type={contemp},text=*,description={Marchand et antiquaire (1765-1860). Mariette utilise la formes « D’Anastasy »[\href{https://catalogue.bnf.fr/ark:/12148/cb127360717}{cat. gén. BNF}][\href{https://data.bnf.fr/ark:/12148/cb127360717}{data.bnf}][\href{http://viaf.org/viaf/32737566}{VIAF}][\href{https://www.wikidata.org/wiki/Q5563656}{Wikidata}]}}" calcext:value-type="string">
            <text:p>\newglossaryentry{CoEg_pers_00000015}{name={Anastasi, Giovanni},type={contemp},text=*,description={Marchand et antiquaire (1765-1860). Mariette utilise la formes « D’Anastasy »[\href{https://catalogue.bnf.fr/ark:/12148/cb127360717}{cat. gén. BNF}][\href{https://data.bnf.fr/ark:/12148/cb127360717}{data.bnf}][\href{http://viaf.org/viaf/32737566}{VIAF}][\href{https://www.wikidata.org/wiki/Q556365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Abbas Pacha</text:p>
          </table:table-cell>
          <table:table-cell office:value-type="string" calcext:value-type="string">
            <text:p>Vice-roi d'Égypte</text:p>
          </table:table-cell>
          <table:table-cell office:value-type="float" office:value="1813" calcext:value-type="float">
            <text:p>1813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office:value-type="string" calcext:value-type="string">
            <text:p>https://www.idref.fr/191464740</text:p>
          </table:table-cell>
          <table:table-cell office:value-type="string" calcext:value-type="string">
            <text:p>https://viaf.org/viaf/88533334</text:p>
          </table:table-cell>
          <table:table-cell office:value-type="string" calcext:value-type="string">
            <text:p>https://www.wikidata.org/wiki/Q305882</text:p>
          </table:table-cell>
          <table:table-cell office:value-type="string" calcext:value-type="string">
            <text:p>http://isni.org/isni/0000000083991954 </text:p>
          </table:table-cell>
          <table:table-cell/>
          <table:table-cell table:formula="of:=CONCATENATE(&quot;sameAs=&quot;&quot;https://thlebee.github.io/CoEg/doc/CoEg_Index.xml#&quot;;[.A13];&quot;&quot;&quot;&quot;)" office:value-type="string" office:string-value="sameAs=&quot;https://thlebee.github.io/CoEg/doc/CoEg_Index.xml#CoEg_pers_00000016&quot;" calcext:value-type="string">
            <text:p>sameAs="https://thlebee.github.io/CoEg/doc/CoEg_Index.xml#CoEg_pers_00000016"</text:p>
          </table:table-cell>
          <table:table-cell table:formula="of:=CONCATENATE(&quot;&lt;person xml:id=&quot;&quot;&quot;;[.A13];&quot;&quot;&quot; role=&quot;&quot;&quot;;[.B13];&quot;&quot;&quot;&gt;&lt;persName&gt;&quot;;[.C13];&quot;&lt;/persName&gt;&quot;;IF(ISBLANK([.I13]);&quot;&quot;;CONCATENATE(&quot;&lt;idno type=&quot;&quot;catGenBNF&quot;&quot;&gt;&quot;;[.I13];&quot;&lt;/idno&gt;&quot;));IF(ISBLANK([.J13]);&quot;&quot;;CONCATENATE(&quot;&lt;idno type=&quot;&quot;dataBnF&quot;&quot;&gt;&quot;;[.J13];&quot;&lt;/idno&gt;&quot;));IF(ISBLANK([.K13]);&quot;&quot;;CONCATENATE(&quot;&lt;idno type=&quot;&quot;IdRef&quot;&quot;&gt;&quot;;[.K13];&quot;&lt;/idno&gt;&quot;));IF(ISBLANK([.L13]);&quot;&quot;;CONCATENATE(&quot;&lt;idno type=&quot;&quot;VIAF&quot;&quot;&gt;&quot;;[.L13];&quot;&lt;/idno&gt;&quot;));IF(ISBLANK([.M13]);&quot;&quot;;CONCATENATE(&quot;&lt;idno type=&quot;&quot;Wikidata&quot;&quot;&gt;&quot;;[.M13];&quot;&lt;/idno&gt;&quot;));IF(ISBLANK([.D13]);&quot;&quot;;CONCATENATE(&quot;&lt;note type=&quot;&quot;def&quot;&quot;&gt;&quot;;[.D13];IF(ISBLANK([.E13]);&quot;&quot;;CONCATENATE(&quot; (&quot;;[.E13];&quot;-&quot;;[.F13];&quot;). &quot;;[.G13]));&quot;.&lt;/note&gt;&quot;));IF(ISBLANK([.H13]);&quot;&quot;;CONCATENATE(&quot;&lt;note type=&quot;&quot;Mariette&quot;&quot;&gt;&quot;;[.H13];&quot;.&lt;/note&gt;&quot;));&quot;&lt;/person&gt;&quot;)" office:value-type="string" office:string-value="&lt;person xml:id=&quot;CoEg_pers_00000016&quot; role=&quot;contemp&quot;&gt;&lt;persName&gt;Abbas Pacha&lt;/persName&gt;&lt;idno type=&quot;IdRef&quot;&gt;https://www.idref.fr/191464740&lt;/idno&gt;&lt;idno type=&quot;VIAF&quot;&gt;https://viaf.org/viaf/88533334&lt;/idno&gt;&lt;idno type=&quot;Wikidata&quot;&gt;https://www.wikidata.org/wiki/Q305882&lt;/idno&gt;&lt;note type=&quot;def&quot;&gt;Vice-roi d'Égypte (1813-1854). .&lt;/note&gt;&lt;/person&gt;" calcext:value-type="string">
            <text:p>&lt;person xml:id="CoEg_pers_00000016" role="contemp"&gt;&lt;persName&gt;Abbas Pacha&lt;/persName&gt;&lt;idno type="IdRef"&gt;https://www.idref.fr/191464740&lt;/idno&gt;&lt;idno type="VIAF"&gt;https://viaf.org/viaf/88533334&lt;/idno&gt;&lt;idno type="Wikidata"&gt;https://www.wikidata.org/wiki/Q305882&lt;/idno&gt;&lt;note type="def"&gt;Vice-roi d'Égypte (1813-1854). .&lt;/note&gt;&lt;/person&gt;</text:p>
          </table:table-cell>
          <table:table-cell table:formula="of:=CONCATENATE(&quot;\gls{&quot;;[.A13];&quot;}&quot;)" office:value-type="string" office:string-value="\gls{CoEg_pers_00000016}" calcext:value-type="string">
            <text:p>\gls{CoEg_pers_00000016}</text:p>
          </table:table-cell>
          <table:table-cell table:formula="of:=CONCATENATE(&quot;\newglossaryentry{&quot;;[.A13];&quot;}{name={&quot;;[.C13];&quot;},type={&quot;;[.B13];&quot;},text=*,description={&quot;;[.D13];IF(ISBLANK([.E13]);&quot;&quot;;CONCATENATE(&quot; (&quot;;[.E13];&quot;-&quot;;[.F13];&quot;). &quot;));[.G13];[.H13];IF(ISBLANK([.I13]);&quot;&quot;;CONCATENATE(&quot;[\href{&quot;;[.I13];&quot;}{cat. gén. BNF}]&quot;));IF(ISBLANK([.J13]);&quot;&quot;;CONCATENATE(&quot;[\href{&quot;;[.J13];&quot;}{data.bnf}]&quot;));IF(ISBLANK([.K13]);&quot;&quot;;CONCATENATE(&quot;[\href{&quot;;[.K13];&quot;}{IdRéf}]&quot;));IF(ISBLANK([.L13]);&quot;&quot;;CONCATENATE(&quot;[\href{&quot;;[.L13];&quot;}{VIAF}]&quot;));IF(ISBLANK([.M13]);&quot;&quot;;CONCATENATE(&quot;[\href{&quot;;[.M13];&quot;}{Wikidata}]&quot;));&quot;}}&quot;)" office:value-type="string" office:string-value="\newglossaryentry{CoEg_pers_00000016}{name={Abbas Pacha},type={contemp},text=*,description={Vice-roi d'Égypte (1813-1854). [\href{https://www.idref.fr/191464740}{IdRéf}][\href{https://viaf.org/viaf/88533334}{VIAF}][\href{https://www.wikidata.org/wiki/Q305882}{Wikidata}]}}" calcext:value-type="string">
            <text:p>\newglossaryentry{CoEg_pers_00000016}{name={Abbas Pacha},type={contemp},text=*,description={Vice-roi d'Égypte (1813-1854). [\href{https://www.idref.fr/191464740}{IdRéf}][\href{https://viaf.org/viaf/88533334}{VIAF}][\href{https://www.wikidata.org/wiki/Q305882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éhémet Ali</text:p>
          </table:table-cell>
          <table:table-cell office:value-type="string" calcext:value-type="string">
            <text:p>Vice-roi d'Égypte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table:number-columns-repeated="2"/>
          <table:table-cell office:value-type="string" calcext:value-type="string">
            <text:p>https://catalogue.bnf.fr/ark:/12148/cb11969320q</text:p>
          </table:table-cell>
          <table:table-cell office:value-type="string" calcext:value-type="string">
            <text:p>https://data.bnf.fr/ark:/12148/cb11969320q </text:p>
          </table:table-cell>
          <table:table-cell office:value-type="string" calcext:value-type="string">
            <text:p>https://www.idref.fr/161593585</text:p>
          </table:table-cell>
          <table:table-cell office:value-type="string" calcext:value-type="string">
            <text:p>https://viaf.org/viaf/29512610</text:p>
          </table:table-cell>
          <table:table-cell office:value-type="string" calcext:value-type="string">
            <text:p>https://www.wikidata.org/wiki/Q182781</text:p>
          </table:table-cell>
          <table:table-cell office:value-type="string" calcext:value-type="string">
            <text:p>http://www.isni.org/0000+0001+0598+0923</text:p>
          </table:table-cell>
          <table:table-cell/>
          <table:table-cell table:formula="of:=CONCATENATE(&quot;sameAs=&quot;&quot;https://thlebee.github.io/CoEg/doc/CoEg_Index.xml#&quot;;[.A14];&quot;&quot;&quot;&quot;)" office:value-type="string" office:string-value="sameAs=&quot;https://thlebee.github.io/CoEg/doc/CoEg_Index.xml#CoEg_pers_00000017&quot;" calcext:value-type="string">
            <text:p>sameAs="https://thlebee.github.io/CoEg/doc/CoEg_Index.xml#CoEg_pers_00000017"</text:p>
          </table:table-cell>
          <table:table-cell table:formula="of:=CONCATENATE(&quot;&lt;person xml:id=&quot;&quot;&quot;;[.A14];&quot;&quot;&quot; role=&quot;&quot;&quot;;[.B14];&quot;&quot;&quot;&gt;&lt;persName&gt;&quot;;[.C14];&quot;&lt;/persName&gt;&quot;;IF(ISBLANK([.I14]);&quot;&quot;;CONCATENATE(&quot;&lt;idno type=&quot;&quot;catGenBNF&quot;&quot;&gt;&quot;;[.I14];&quot;&lt;/idno&gt;&quot;));IF(ISBLANK([.J14]);&quot;&quot;;CONCATENATE(&quot;&lt;idno type=&quot;&quot;dataBnF&quot;&quot;&gt;&quot;;[.J14];&quot;&lt;/idno&gt;&quot;));IF(ISBLANK([.K14]);&quot;&quot;;CONCATENATE(&quot;&lt;idno type=&quot;&quot;IdRef&quot;&quot;&gt;&quot;;[.K14];&quot;&lt;/idno&gt;&quot;));IF(ISBLANK([.L14]);&quot;&quot;;CONCATENATE(&quot;&lt;idno type=&quot;&quot;VIAF&quot;&quot;&gt;&quot;;[.L14];&quot;&lt;/idno&gt;&quot;));IF(ISBLANK([.M14]);&quot;&quot;;CONCATENATE(&quot;&lt;idno type=&quot;&quot;Wikidata&quot;&quot;&gt;&quot;;[.M14];&quot;&lt;/idno&gt;&quot;));IF(ISBLANK([.D14]);&quot;&quot;;CONCATENATE(&quot;&lt;note type=&quot;&quot;def&quot;&quot;&gt;&quot;;[.D14];IF(ISBLANK([.E14]);&quot;&quot;;CONCATENATE(&quot; (&quot;;[.E14];&quot;-&quot;;[.F14];&quot;). &quot;;[.G14]));&quot;.&lt;/note&gt;&quot;));IF(ISBLANK([.H14]);&quot;&quot;;CONCATENATE(&quot;&lt;note type=&quot;&quot;Mariette&quot;&quot;&gt;&quot;;[.H14];&quot;.&lt;/note&gt;&quot;));&quot;&lt;/person&gt;&quot;)" office:value-type="string" office:string-value="&lt;person xml:id=&quot;CoEg_pers_00000017&quot; role=&quot;contemp&quot;&gt;&lt;persName&gt;Méhémet Ali&lt;/persName&gt;&lt;idno type=&quot;catGenBNF&quot;&gt;https://catalogue.bnf.fr/ark:/12148/cb11969320q&lt;/idno&gt;&lt;idno type=&quot;dataBnF&quot;&gt;https://data.bnf.fr/ark:/12148/cb11969320q &lt;/idno&gt;&lt;idno type=&quot;IdRef&quot;&gt;https://www.idref.fr/161593585&lt;/idno&gt;&lt;idno type=&quot;VIAF&quot;&gt;https://viaf.org/viaf/29512610&lt;/idno&gt;&lt;idno type=&quot;Wikidata&quot;&gt;https://www.wikidata.org/wiki/Q182781&lt;/idno&gt;&lt;note type=&quot;def&quot;&gt;Vice-roi d'Égypte (1769-1849). .&lt;/note&gt;&lt;/person&gt;" calcext:value-type="string">
            <text:p>&lt;person xml:id="CoEg_pers_00000017" role="contemp"&gt;&lt;persName&gt;Méhémet Ali&lt;/persName&gt;&lt;idno type="catGenBNF"&gt;https://catalogue.bnf.fr/ark:/12148/cb11969320q&lt;/idno&gt;&lt;idno type="dataBnF"&gt;https://data.bnf.fr/ark:/12148/cb11969320q &lt;/idno&gt;&lt;idno type="IdRef"&gt;https://www.idref.fr/161593585&lt;/idno&gt;&lt;idno type="VIAF"&gt;https://viaf.org/viaf/29512610&lt;/idno&gt;&lt;idno type="Wikidata"&gt;https://www.wikidata.org/wiki/Q182781&lt;/idno&gt;&lt;note type="def"&gt;Vice-roi d'Égypte (1769-1849). .&lt;/note&gt;&lt;/person&gt;</text:p>
          </table:table-cell>
          <table:table-cell table:formula="of:=CONCATENATE(&quot;\gls{&quot;;[.A14];&quot;}&quot;)" office:value-type="string" office:string-value="\gls{CoEg_pers_00000017}" calcext:value-type="string">
            <text:p>\gls{CoEg_pers_00000017}</text:p>
          </table:table-cell>
          <table:table-cell table:formula="of:=CONCATENATE(&quot;\newglossaryentry{&quot;;[.A14];&quot;}{name={&quot;;[.C14];&quot;},type={&quot;;[.B14];&quot;},text=*,description={&quot;;[.D14];IF(ISBLANK([.E14]);&quot;&quot;;CONCATENATE(&quot; (&quot;;[.E14];&quot;-&quot;;[.F14];&quot;). &quot;));[.G14];[.H14];IF(ISBLANK([.I14]);&quot;&quot;;CONCATENATE(&quot;[\href{&quot;;[.I14];&quot;}{cat. gén. BNF}]&quot;));IF(ISBLANK([.J14]);&quot;&quot;;CONCATENATE(&quot;[\href{&quot;;[.J14];&quot;}{data.bnf}]&quot;));IF(ISBLANK([.K14]);&quot;&quot;;CONCATENATE(&quot;[\href{&quot;;[.K14];&quot;}{IdRéf}]&quot;));IF(ISBLANK([.L14]);&quot;&quot;;CONCATENATE(&quot;[\href{&quot;;[.L14];&quot;}{VIAF}]&quot;));IF(ISBLANK([.M14]);&quot;&quot;;CONCATENATE(&quot;[\href{&quot;;[.M14];&quot;}{Wikidata}]&quot;));&quot;}}&quot;)" office:value-type="string" office:string-value="\newglossaryentry{CoEg_pers_00000017}{name={Méhémet Ali},type={contemp},text=*,description={Vice-roi d'Égypte (1769-1849). [\href{https://catalogue.bnf.fr/ark:/12148/cb11969320q}{cat. gén. BNF}][\href{https://data.bnf.fr/ark:/12148/cb11969320q }{data.bnf}][\href{https://www.idref.fr/161593585}{IdRéf}][\href{https://viaf.org/viaf/29512610}{VIAF}][\href{https://www.wikidata.org/wiki/Q182781}{Wikidata}]}}" calcext:value-type="string">
            <text:p>\newglossaryentry{CoEg_pers_00000017}{name={Méhémet Ali},type={contemp},text=*,description={Vice-roi d'Égypte (1769-1849). [\href{https://catalogue.bnf.fr/ark:/12148/cb11969320q}{cat. gén. BNF}][\href{https://data.bnf.fr/ark:/12148/cb11969320q }{data.bnf}][\href{https://www.idref.fr/161593585}{IdRéf}][\href{https://viaf.org/viaf/29512610}{VIAF}][\href{https://www.wikidata.org/wiki/Q18278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urray, Charles</text:p>
          </table:table-cell>
          <table:table-cell office:value-type="string" calcext:value-type="string">
            <text:p>Diplomate</text:p>
          </table:table-cell>
          <table:table-cell office:value-type="float" office:value="1806" calcext:value-type="float">
            <text:p>180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Consul britannique en Égypte de 1846 à 1853</text:p>
          </table:table-cell>
          <table:table-cell/>
          <table:table-cell office:value-type="string" calcext:value-type="string">
            <text:p>https://catalogue.bnf.fr/ark:/12148/cb12443225k</text:p>
          </table:table-cell>
          <table:table-cell office:value-type="string" calcext:value-type="string">
            <text:p>https://data.bnf.fr/ark:/12148/cb12443225k</text:p>
          </table:table-cell>
          <table:table-cell/>
          <table:table-cell office:value-type="string" calcext:value-type="string">
            <text:p>https://viaf.org/viaf/22486983</text:p>
          </table:table-cell>
          <table:table-cell office:value-type="string" calcext:value-type="string">
            <text:p>https://www.wikidata.org/wiki/Q1063616</text:p>
          </table:table-cell>
          <table:table-cell office:value-type="string" calcext:value-type="string">
            <text:p>http://www.isni.org/0000+0000+8101+755X</text:p>
          </table:table-cell>
          <table:table-cell/>
          <table:table-cell table:formula="of:=CONCATENATE(&quot;sameAs=&quot;&quot;https://thlebee.github.io/CoEg/doc/CoEg_Index.xml#&quot;;[.A15];&quot;&quot;&quot;&quot;)" office:value-type="string" office:string-value="sameAs=&quot;https://thlebee.github.io/CoEg/doc/CoEg_Index.xml#CoEg_pers_00000018&quot;" calcext:value-type="string">
            <text:p>sameAs="https://thlebee.github.io/CoEg/doc/CoEg_Index.xml#CoEg_pers_00000018"</text:p>
          </table:table-cell>
          <table:table-cell table:formula="of:=CONCATENATE(&quot;&lt;person xml:id=&quot;&quot;&quot;;[.A15];&quot;&quot;&quot; role=&quot;&quot;&quot;;[.B15];&quot;&quot;&quot;&gt;&lt;persName&gt;&quot;;[.C15];&quot;&lt;/persName&gt;&quot;;IF(ISBLANK([.I15]);&quot;&quot;;CONCATENATE(&quot;&lt;idno type=&quot;&quot;catGenBNF&quot;&quot;&gt;&quot;;[.I15];&quot;&lt;/idno&gt;&quot;));IF(ISBLANK([.J15]);&quot;&quot;;CONCATENATE(&quot;&lt;idno type=&quot;&quot;dataBnF&quot;&quot;&gt;&quot;;[.J15];&quot;&lt;/idno&gt;&quot;));IF(ISBLANK([.K15]);&quot;&quot;;CONCATENATE(&quot;&lt;idno type=&quot;&quot;IdRef&quot;&quot;&gt;&quot;;[.K15];&quot;&lt;/idno&gt;&quot;));IF(ISBLANK([.L15]);&quot;&quot;;CONCATENATE(&quot;&lt;idno type=&quot;&quot;VIAF&quot;&quot;&gt;&quot;;[.L15];&quot;&lt;/idno&gt;&quot;));IF(ISBLANK([.M15]);&quot;&quot;;CONCATENATE(&quot;&lt;idno type=&quot;&quot;Wikidata&quot;&quot;&gt;&quot;;[.M15];&quot;&lt;/idno&gt;&quot;));IF(ISBLANK([.D15]);&quot;&quot;;CONCATENATE(&quot;&lt;note type=&quot;&quot;def&quot;&quot;&gt;&quot;;[.D15];IF(ISBLANK([.E15]);&quot;&quot;;CONCATENATE(&quot; (&quot;;[.E15];&quot;-&quot;;[.F15];&quot;). &quot;;[.G15]));&quot;.&lt;/note&gt;&quot;));IF(ISBLANK([.H15]);&quot;&quot;;CONCATENATE(&quot;&lt;note type=&quot;&quot;Mariette&quot;&quot;&gt;&quot;;[.H15];&quot;.&lt;/note&gt;&quot;));&quot;&lt;/person&gt;&quot;)" office:value-type="string" office:string-value="&lt;person xml:id=&quot;CoEg_pers_00000018&quot; role=&quot;contemp&quot;&gt;&lt;persName&gt;Murray, Charles&lt;/persName&gt;&lt;idno type=&quot;catGenBNF&quot;&gt;https://catalogue.bnf.fr/ark:/12148/cb12443225k&lt;/idno&gt;&lt;idno type=&quot;dataBnF&quot;&gt;https://data.bnf.fr/ark:/12148/cb12443225k&lt;/idno&gt;&lt;idno type=&quot;VIAF&quot;&gt;https://viaf.org/viaf/22486983&lt;/idno&gt;&lt;idno type=&quot;Wikidata&quot;&gt;https://www.wikidata.org/wiki/Q1063616&lt;/idno&gt;&lt;note type=&quot;def&quot;&gt;Diplomate (1806-1895). Consul britannique en Égypte de 1846 à 1853.&lt;/note&gt;&lt;/person&gt;" calcext:value-type="string">
            <text:p>&lt;person xml:id="CoEg_pers_00000018" role="contemp"&gt;&lt;persName&gt;Murray, Charles&lt;/persName&gt;&lt;idno type="catGenBNF"&gt;https://catalogue.bnf.fr/ark:/12148/cb12443225k&lt;/idno&gt;&lt;idno type="dataBnF"&gt;https://data.bnf.fr/ark:/12148/cb12443225k&lt;/idno&gt;&lt;idno type="VIAF"&gt;https://viaf.org/viaf/22486983&lt;/idno&gt;&lt;idno type="Wikidata"&gt;https://www.wikidata.org/wiki/Q1063616&lt;/idno&gt;&lt;note type="def"&gt;Diplomate (1806-1895). Consul britannique en Égypte de 1846 à 1853.&lt;/note&gt;&lt;/person&gt;</text:p>
          </table:table-cell>
          <table:table-cell table:formula="of:=CONCATENATE(&quot;\gls{&quot;;[.A15];&quot;}&quot;)" office:value-type="string" office:string-value="\gls{CoEg_pers_00000018}" calcext:value-type="string">
            <text:p>\gls{CoEg_pers_00000018}</text:p>
          </table:table-cell>
          <table:table-cell table:formula="of:=CONCATENATE(&quot;\newglossaryentry{&quot;;[.A15];&quot;}{name={&quot;;[.C15];&quot;},type={&quot;;[.B15];&quot;},text=*,description={&quot;;[.D15];IF(ISBLANK([.E15]);&quot;&quot;;CONCATENATE(&quot; (&quot;;[.E15];&quot;-&quot;;[.F15];&quot;). &quot;));[.G15];[.H15];IF(ISBLANK([.I15]);&quot;&quot;;CONCATENATE(&quot;[\href{&quot;;[.I15];&quot;}{cat. gén. BNF}]&quot;));IF(ISBLANK([.J15]);&quot;&quot;;CONCATENATE(&quot;[\href{&quot;;[.J15];&quot;}{data.bnf}]&quot;));IF(ISBLANK([.K15]);&quot;&quot;;CONCATENATE(&quot;[\href{&quot;;[.K15];&quot;}{IdRéf}]&quot;));IF(ISBLANK([.L15]);&quot;&quot;;CONCATENATE(&quot;[\href{&quot;;[.L15];&quot;}{VIAF}]&quot;));IF(ISBLANK([.M15]);&quot;&quot;;CONCATENATE(&quot;[\href{&quot;;[.M15];&quot;}{Wikidata}]&quot;));&quot;}}&quot;)" office:value-type="string" office:string-value="\newglossaryentry{CoEg_pers_00000018}{name={Murray, Charles},type={contemp},text=*,description={Diplomate (1806-1895). Consul britannique en Égypte de 1846 à 1853[\href{https://catalogue.bnf.fr/ark:/12148/cb12443225k}{cat. gén. BNF}][\href{https://data.bnf.fr/ark:/12148/cb12443225k}{data.bnf}][\href{https://viaf.org/viaf/22486983}{VIAF}][\href{https://www.wikidata.org/wiki/Q1063616}{Wikidata}]}}" calcext:value-type="string">
            <text:p>\newglossaryentry{CoEg_pers_00000018}{name={Murray, Charles},type={contemp},text=*,description={Diplomate (1806-1895). Consul britannique en Égypte de 1846 à 1853[\href{https://catalogue.bnf.fr/ark:/12148/cb12443225k}{cat. gén. BNF}][\href{https://data.bnf.fr/ark:/12148/cb12443225k}{data.bnf}][\href{https://viaf.org/viaf/22486983}{VIAF}][\href{https://www.wikidata.org/wiki/Q106361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inant de Bellefonds [Pacha], Louis Maurice Adolphe</text:p>
          </table:table-cell>
          <table:table-cell office:value-type="string" calcext:value-type="string">
            <text:p>Ingénieur</text:p>
          </table:table-cell>
          <table:table-cell office:value-type="float" office:value="1798" calcext:value-type="float">
            <text:p>1798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string" calcext:value-type="string">
            <text:p>https://catalogue.bnf.fr/ark:/12148/cb124342933</text:p>
          </table:table-cell>
          <table:table-cell office:value-type="string" calcext:value-type="string">
            <text:p>https://data.bnf.fr/ark:/12148/cb124342933</text:p>
          </table:table-cell>
          <table:table-cell office:value-type="string" calcext:value-type="string">
            <text:p>https://www.idref.fr/033481059</text:p>
          </table:table-cell>
          <table:table-cell office:value-type="string" calcext:value-type="string">
            <text:p>https://viaf.org/viaf/73944857</text:p>
          </table:table-cell>
          <table:table-cell office:value-type="string" calcext:value-type="string">
            <text:p>https://www.wikidata.org/wiki/Q960740</text:p>
          </table:table-cell>
          <table:table-cell office:value-type="string" calcext:value-type="string">
            <text:p>http://www.isni.org/0000+0000+6649+9159</text:p>
          </table:table-cell>
          <table:table-cell/>
          <table:table-cell table:formula="of:=CONCATENATE(&quot;sameAs=&quot;&quot;https://thlebee.github.io/CoEg/doc/CoEg_Index.xml#&quot;;[.A16];&quot;&quot;&quot;&quot;)" office:value-type="string" office:string-value="sameAs=&quot;https://thlebee.github.io/CoEg/doc/CoEg_Index.xml#CoEg_pers_00000019&quot;" calcext:value-type="string">
            <text:p>sameAs="https://thlebee.github.io/CoEg/doc/CoEg_Index.xml#CoEg_pers_00000019"</text:p>
          </table:table-cell>
          <table:table-cell table:formula="of:=CONCATENATE(&quot;&lt;person xml:id=&quot;&quot;&quot;;[.A16];&quot;&quot;&quot; role=&quot;&quot;&quot;;[.B16];&quot;&quot;&quot;&gt;&lt;persName&gt;&quot;;[.C16];&quot;&lt;/persName&gt;&quot;;IF(ISBLANK([.I16]);&quot;&quot;;CONCATENATE(&quot;&lt;idno type=&quot;&quot;catGenBNF&quot;&quot;&gt;&quot;;[.I16];&quot;&lt;/idno&gt;&quot;));IF(ISBLANK([.J16]);&quot;&quot;;CONCATENATE(&quot;&lt;idno type=&quot;&quot;dataBnF&quot;&quot;&gt;&quot;;[.J16];&quot;&lt;/idno&gt;&quot;));IF(ISBLANK([.K16]);&quot;&quot;;CONCATENATE(&quot;&lt;idno type=&quot;&quot;IdRef&quot;&quot;&gt;&quot;;[.K16];&quot;&lt;/idno&gt;&quot;));IF(ISBLANK([.L16]);&quot;&quot;;CONCATENATE(&quot;&lt;idno type=&quot;&quot;VIAF&quot;&quot;&gt;&quot;;[.L16];&quot;&lt;/idno&gt;&quot;));IF(ISBLANK([.M16]);&quot;&quot;;CONCATENATE(&quot;&lt;idno type=&quot;&quot;Wikidata&quot;&quot;&gt;&quot;;[.M16];&quot;&lt;/idno&gt;&quot;));IF(ISBLANK([.D16]);&quot;&quot;;CONCATENATE(&quot;&lt;note type=&quot;&quot;def&quot;&quot;&gt;&quot;;[.D16];IF(ISBLANK([.E16]);&quot;&quot;;CONCATENATE(&quot; (&quot;;[.E16];&quot;-&quot;;[.F16];&quot;). &quot;;[.G16]));&quot;.&lt;/note&gt;&quot;));IF(ISBLANK([.H16]);&quot;&quot;;CONCATENATE(&quot;&lt;note type=&quot;&quot;Mariette&quot;&quot;&gt;&quot;;[.H16];&quot;.&lt;/note&gt;&quot;));&quot;&lt;/person&gt;&quot;)" office:value-type="string" office:string-value="&lt;person xml:id=&quot;CoEg_pers_00000019&quot; role=&quot;contemp&quot;&gt;&lt;persName&gt;Linant de Bellefonds [Pacha], Louis Maurice Adolphe&lt;/persName&gt;&lt;idno type=&quot;catGenBNF&quot;&gt;https://catalogue.bnf.fr/ark:/12148/cb124342933&lt;/idno&gt;&lt;idno type=&quot;dataBnF&quot;&gt;https://data.bnf.fr/ark:/12148/cb124342933&lt;/idno&gt;&lt;idno type=&quot;IdRef&quot;&gt;https://www.idref.fr/033481059&lt;/idno&gt;&lt;idno type=&quot;VIAF&quot;&gt;https://viaf.org/viaf/73944857&lt;/idno&gt;&lt;idno type=&quot;Wikidata&quot;&gt;https://www.wikidata.org/wiki/Q960740&lt;/idno&gt;&lt;note type=&quot;def&quot;&gt;Ingénieur (1798-1883). .&lt;/note&gt;&lt;/person&gt;" calcext:value-type="string">
            <text:p>&lt;person xml:id="CoEg_pers_00000019" role="contemp"&gt;&lt;persName&gt;Linant de Bellefonds [Pacha], Louis Maurice Adolphe&lt;/persName&gt;&lt;idno type="catGenBNF"&gt;https://catalogue.bnf.fr/ark:/12148/cb124342933&lt;/idno&gt;&lt;idno type="dataBnF"&gt;https://data.bnf.fr/ark:/12148/cb124342933&lt;/idno&gt;&lt;idno type="IdRef"&gt;https://www.idref.fr/033481059&lt;/idno&gt;&lt;idno type="VIAF"&gt;https://viaf.org/viaf/73944857&lt;/idno&gt;&lt;idno type="Wikidata"&gt;https://www.wikidata.org/wiki/Q960740&lt;/idno&gt;&lt;note type="def"&gt;Ingénieur (1798-1883). .&lt;/note&gt;&lt;/person&gt;</text:p>
          </table:table-cell>
          <table:table-cell table:formula="of:=CONCATENATE(&quot;\gls{&quot;;[.A16];&quot;}&quot;)" office:value-type="string" office:string-value="\gls{CoEg_pers_00000019}" calcext:value-type="string">
            <text:p>\gls{CoEg_pers_00000019}</text:p>
          </table:table-cell>
          <table:table-cell table:formula="of:=CONCATENATE(&quot;\newglossaryentry{&quot;;[.A16];&quot;}{name={&quot;;[.C16];&quot;},type={&quot;;[.B16];&quot;},text=*,description={&quot;;[.D16];IF(ISBLANK([.E16]);&quot;&quot;;CONCATENATE(&quot; (&quot;;[.E16];&quot;-&quot;;[.F16];&quot;). &quot;));[.G16];[.H16];IF(ISBLANK([.I16]);&quot;&quot;;CONCATENATE(&quot;[\href{&quot;;[.I16];&quot;}{cat. gén. BNF}]&quot;));IF(ISBLANK([.J16]);&quot;&quot;;CONCATENATE(&quot;[\href{&quot;;[.J16];&quot;}{data.bnf}]&quot;));IF(ISBLANK([.K16]);&quot;&quot;;CONCATENATE(&quot;[\href{&quot;;[.K16];&quot;}{IdRéf}]&quot;));IF(ISBLANK([.L16]);&quot;&quot;;CONCATENATE(&quot;[\href{&quot;;[.L16];&quot;}{VIAF}]&quot;));IF(ISBLANK([.M16]);&quot;&quot;;CONCATENATE(&quot;[\href{&quot;;[.M16];&quot;}{Wikidata}]&quot;));&quot;}}&quot;)" office:value-type="string" office:string-value="\newglossaryentry{CoEg_pers_00000019}{name={Linant de Bellefonds [Pacha], Louis Maurice Adolphe},type={contemp},text=*,description={Ingénieur (1798-1883). [\href{https://catalogue.bnf.fr/ark:/12148/cb124342933}{cat. gén. BNF}][\href{https://data.bnf.fr/ark:/12148/cb124342933}{data.bnf}][\href{https://www.idref.fr/033481059}{IdRéf}][\href{https://viaf.org/viaf/73944857}{VIAF}][\href{https://www.wikidata.org/wiki/Q960740}{Wikidata}]}}" calcext:value-type="string">
            <text:p>\newglossaryentry{CoEg_pers_00000019}{name={Linant de Bellefonds [Pacha], Louis Maurice Adolphe},type={contemp},text=*,description={Ingénieur (1798-1883). [\href{https://catalogue.bnf.fr/ark:/12148/cb124342933}{cat. gén. BNF}][\href{https://data.bnf.fr/ark:/12148/cb124342933}{data.bnf}][\href{https://www.idref.fr/033481059}{IdRéf}][\href{https://viaf.org/viaf/73944857}{VIAF}][\href{https://www.wikidata.org/wiki/Q96074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0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ambert [Bey], Charles Joseph</text:p>
          </table:table-cell>
          <table:table-cell office:value-type="string" calcext:value-type="string">
            <text:p>Ingénieur</text:p>
          </table:table-cell>
          <table:table-cell office:value-type="float" office:value="1804" calcext:value-type="float">
            <text:p>1804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string" calcext:value-type="string">
            <text:p>https://catalogue.bnf.fr/ark:/12148/cb15366179m</text:p>
          </table:table-cell>
          <table:table-cell office:value-type="string" calcext:value-type="string">
            <text:p>https://data.bnf.fr/ark:/12148/cb15366179m</text:p>
          </table:table-cell>
          <table:table-cell/>
          <table:table-cell office:value-type="string" calcext:value-type="string">
            <text:p>https://viaf.org/viaf/29834163</text:p>
          </table:table-cell>
          <table:table-cell office:value-type="string" calcext:value-type="string">
            <text:p>https://www.wikidata.org/wiki/Q18744680</text:p>
          </table:table-cell>
          <table:table-cell office:value-type="string" calcext:value-type="string">
            <text:p>http://www.isni.org/0000+0000+0501+9801</text:p>
          </table:table-cell>
          <table:table-cell/>
          <table:table-cell table:formula="of:=CONCATENATE(&quot;sameAs=&quot;&quot;https://thlebee.github.io/CoEg/doc/CoEg_Index.xml#&quot;;[.A17];&quot;&quot;&quot;&quot;)" office:value-type="string" office:string-value="sameAs=&quot;https://thlebee.github.io/CoEg/doc/CoEg_Index.xml#CoEg_pers_00000020&quot;" calcext:value-type="string">
            <text:p>sameAs="https://thlebee.github.io/CoEg/doc/CoEg_Index.xml#CoEg_pers_00000020"</text:p>
          </table:table-cell>
          <table:table-cell table:formula="of:=CONCATENATE(&quot;&lt;person xml:id=&quot;&quot;&quot;;[.A17];&quot;&quot;&quot; role=&quot;&quot;&quot;;[.B17];&quot;&quot;&quot;&gt;&lt;persName&gt;&quot;;[.C17];&quot;&lt;/persName&gt;&quot;;IF(ISBLANK([.I17]);&quot;&quot;;CONCATENATE(&quot;&lt;idno type=&quot;&quot;catGenBNF&quot;&quot;&gt;&quot;;[.I17];&quot;&lt;/idno&gt;&quot;));IF(ISBLANK([.J17]);&quot;&quot;;CONCATENATE(&quot;&lt;idno type=&quot;&quot;dataBnF&quot;&quot;&gt;&quot;;[.J17];&quot;&lt;/idno&gt;&quot;));IF(ISBLANK([.K17]);&quot;&quot;;CONCATENATE(&quot;&lt;idno type=&quot;&quot;IdRef&quot;&quot;&gt;&quot;;[.K17];&quot;&lt;/idno&gt;&quot;));IF(ISBLANK([.L17]);&quot;&quot;;CONCATENATE(&quot;&lt;idno type=&quot;&quot;VIAF&quot;&quot;&gt;&quot;;[.L17];&quot;&lt;/idno&gt;&quot;));IF(ISBLANK([.M17]);&quot;&quot;;CONCATENATE(&quot;&lt;idno type=&quot;&quot;Wikidata&quot;&quot;&gt;&quot;;[.M17];&quot;&lt;/idno&gt;&quot;));IF(ISBLANK([.D17]);&quot;&quot;;CONCATENATE(&quot;&lt;note type=&quot;&quot;def&quot;&quot;&gt;&quot;;[.D17];IF(ISBLANK([.E17]);&quot;&quot;;CONCATENATE(&quot; (&quot;;[.E17];&quot;-&quot;;[.F17];&quot;). &quot;;[.G17]));&quot;.&lt;/note&gt;&quot;));IF(ISBLANK([.H17]);&quot;&quot;;CONCATENATE(&quot;&lt;note type=&quot;&quot;Mariette&quot;&quot;&gt;&quot;;[.H17];&quot;.&lt;/note&gt;&quot;));&quot;&lt;/person&gt;&quot;)" office:value-type="string" office:string-value="&lt;person xml:id=&quot;CoEg_pers_00000020&quot; role=&quot;contemp&quot;&gt;&lt;persName&gt;Lambert [Bey], Charles Joseph&lt;/persName&gt;&lt;idno type=&quot;catGenBNF&quot;&gt;https://catalogue.bnf.fr/ark:/12148/cb15366179m&lt;/idno&gt;&lt;idno type=&quot;dataBnF&quot;&gt;https://data.bnf.fr/ark:/12148/cb15366179m&lt;/idno&gt;&lt;idno type=&quot;VIAF&quot;&gt;https://viaf.org/viaf/29834163&lt;/idno&gt;&lt;idno type=&quot;Wikidata&quot;&gt;https://www.wikidata.org/wiki/Q18744680&lt;/idno&gt;&lt;note type=&quot;def&quot;&gt;Ingénieur (1804-1864). .&lt;/note&gt;&lt;/person&gt;" calcext:value-type="string">
            <text:p>&lt;person xml:id="CoEg_pers_00000020" role="contemp"&gt;&lt;persName&gt;Lambert [Bey], Charles Joseph&lt;/persName&gt;&lt;idno type="catGenBNF"&gt;https://catalogue.bnf.fr/ark:/12148/cb15366179m&lt;/idno&gt;&lt;idno type="dataBnF"&gt;https://data.bnf.fr/ark:/12148/cb15366179m&lt;/idno&gt;&lt;idno type="VIAF"&gt;https://viaf.org/viaf/29834163&lt;/idno&gt;&lt;idno type="Wikidata"&gt;https://www.wikidata.org/wiki/Q18744680&lt;/idno&gt;&lt;note type="def"&gt;Ingénieur (1804-1864). .&lt;/note&gt;&lt;/person&gt;</text:p>
          </table:table-cell>
          <table:table-cell table:formula="of:=CONCATENATE(&quot;\gls{&quot;;[.A17];&quot;}&quot;)" office:value-type="string" office:string-value="\gls{CoEg_pers_00000020}" calcext:value-type="string">
            <text:p>\gls{CoEg_pers_00000020}</text:p>
          </table:table-cell>
          <table:table-cell table:formula="of:=CONCATENATE(&quot;\newglossaryentry{&quot;;[.A17];&quot;}{name={&quot;;[.C17];&quot;},type={&quot;;[.B17];&quot;},text=*,description={&quot;;[.D17];IF(ISBLANK([.E17]);&quot;&quot;;CONCATENATE(&quot; (&quot;;[.E17];&quot;-&quot;;[.F17];&quot;). &quot;));[.G17];[.H17];IF(ISBLANK([.I17]);&quot;&quot;;CONCATENATE(&quot;[\href{&quot;;[.I17];&quot;}{cat. gén. BNF}]&quot;));IF(ISBLANK([.J17]);&quot;&quot;;CONCATENATE(&quot;[\href{&quot;;[.J17];&quot;}{data.bnf}]&quot;));IF(ISBLANK([.K17]);&quot;&quot;;CONCATENATE(&quot;[\href{&quot;;[.K17];&quot;}{IdRéf}]&quot;));IF(ISBLANK([.L17]);&quot;&quot;;CONCATENATE(&quot;[\href{&quot;;[.L17];&quot;}{VIAF}]&quot;));IF(ISBLANK([.M17]);&quot;&quot;;CONCATENATE(&quot;[\href{&quot;;[.M17];&quot;}{Wikidata}]&quot;));&quot;}}&quot;)" office:value-type="string" office:string-value="\newglossaryentry{CoEg_pers_00000020}{name={Lambert [Bey], Charles Joseph},type={contemp},text=*,description={Ingénieur (1804-1864). [\href{https://catalogue.bnf.fr/ark:/12148/cb15366179m}{cat. gén. BNF}][\href{https://data.bnf.fr/ark:/12148/cb15366179m}{data.bnf}][\href{https://viaf.org/viaf/29834163}{VIAF}][\href{https://www.wikidata.org/wiki/Q18744680}{Wikidata}]}}" calcext:value-type="string">
            <text:p>\newglossaryentry{CoEg_pers_00000020}{name={Lambert [Bey], Charles Joseph},type={contemp},text=*,description={Ingénieur (1804-1864). [\href{https://catalogue.bnf.fr/ark:/12148/cb15366179m}{cat. gén. BNF}][\href{https://data.bnf.fr/ark:/12148/cb15366179m}{data.bnf}][\href{https://viaf.org/viaf/29834163}{VIAF}][\href{https://www.wikidata.org/wiki/Q1874468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Clot [Bey], Antoine</text:p>
          </table:table-cell>
          <table:table-cell office:value-type="string" calcext:value-type="string">
            <text:p>Médecin</text:p>
          </table:table-cell>
          <table:table-cell office:value-type="float" office:value="1793" calcext:value-type="float">
            <text:p>1793</text:p>
          </table:table-cell>
          <table:table-cell office:value-type="float" office:value="1868" calcext:value-type="float">
            <text:p>1868</text:p>
          </table:table-cell>
          <table:table-cell table:number-columns-repeated="2"/>
          <table:table-cell office:value-type="string" calcext:value-type="string">
            <text:p>https://catalogue.bnf.fr/ark:/12148/cb123565313</text:p>
          </table:table-cell>
          <table:table-cell office:value-type="string" calcext:value-type="string">
            <text:p>https://data.bnf.fr/ark:/12148/cb123565313</text:p>
          </table:table-cell>
          <table:table-cell office:value-type="string" calcext:value-type="string">
            <text:p>https://www.idref.fr/031474055</text:p>
          </table:table-cell>
          <table:table-cell office:value-type="string" calcext:value-type="string">
            <text:p>https://viaf.org/viaf/81980325</text:p>
          </table:table-cell>
          <table:table-cell office:value-type="string" calcext:value-type="string">
            <text:p>https://www.wikidata.org/wiki/Q2372786</text:p>
          </table:table-cell>
          <table:table-cell office:value-type="string" calcext:value-type="string">
            <text:p>http://www.isni.org/0000+0000+8160+2687</text:p>
          </table:table-cell>
          <table:table-cell/>
          <table:table-cell table:formula="of:=CONCATENATE(&quot;sameAs=&quot;&quot;https://thlebee.github.io/CoEg/doc/CoEg_Index.xml#&quot;;[.A18];&quot;&quot;&quot;&quot;)" office:value-type="string" office:string-value="sameAs=&quot;https://thlebee.github.io/CoEg/doc/CoEg_Index.xml#CoEg_pers_00000021&quot;" calcext:value-type="string">
            <text:p>sameAs="https://thlebee.github.io/CoEg/doc/CoEg_Index.xml#CoEg_pers_00000021"</text:p>
          </table:table-cell>
          <table:table-cell table:formula="of:=CONCATENATE(&quot;&lt;person xml:id=&quot;&quot;&quot;;[.A18];&quot;&quot;&quot; role=&quot;&quot;&quot;;[.B18];&quot;&quot;&quot;&gt;&lt;persName&gt;&quot;;[.C18];&quot;&lt;/persName&gt;&quot;;IF(ISBLANK([.I18]);&quot;&quot;;CONCATENATE(&quot;&lt;idno type=&quot;&quot;catGenBNF&quot;&quot;&gt;&quot;;[.I18];&quot;&lt;/idno&gt;&quot;));IF(ISBLANK([.J18]);&quot;&quot;;CONCATENATE(&quot;&lt;idno type=&quot;&quot;dataBnF&quot;&quot;&gt;&quot;;[.J18];&quot;&lt;/idno&gt;&quot;));IF(ISBLANK([.K18]);&quot;&quot;;CONCATENATE(&quot;&lt;idno type=&quot;&quot;IdRef&quot;&quot;&gt;&quot;;[.K18];&quot;&lt;/idno&gt;&quot;));IF(ISBLANK([.L18]);&quot;&quot;;CONCATENATE(&quot;&lt;idno type=&quot;&quot;VIAF&quot;&quot;&gt;&quot;;[.L18];&quot;&lt;/idno&gt;&quot;));IF(ISBLANK([.M18]);&quot;&quot;;CONCATENATE(&quot;&lt;idno type=&quot;&quot;Wikidata&quot;&quot;&gt;&quot;;[.M18];&quot;&lt;/idno&gt;&quot;));IF(ISBLANK([.D18]);&quot;&quot;;CONCATENATE(&quot;&lt;note type=&quot;&quot;def&quot;&quot;&gt;&quot;;[.D18];IF(ISBLANK([.E18]);&quot;&quot;;CONCATENATE(&quot; (&quot;;[.E18];&quot;-&quot;;[.F18];&quot;). &quot;;[.G18]));&quot;.&lt;/note&gt;&quot;));IF(ISBLANK([.H18]);&quot;&quot;;CONCATENATE(&quot;&lt;note type=&quot;&quot;Mariette&quot;&quot;&gt;&quot;;[.H18];&quot;.&lt;/note&gt;&quot;));&quot;&lt;/person&gt;&quot;)" office:value-type="string" office:string-value="&lt;person xml:id=&quot;CoEg_pers_00000021&quot; role=&quot;contemp&quot;&gt;&lt;persName&gt;Clot [Bey], Antoine&lt;/persName&gt;&lt;idno type=&quot;catGenBNF&quot;&gt;https://catalogue.bnf.fr/ark:/12148/cb123565313&lt;/idno&gt;&lt;idno type=&quot;dataBnF&quot;&gt;https://data.bnf.fr/ark:/12148/cb123565313&lt;/idno&gt;&lt;idno type=&quot;IdRef&quot;&gt;https://www.idref.fr/031474055&lt;/idno&gt;&lt;idno type=&quot;VIAF&quot;&gt;https://viaf.org/viaf/81980325&lt;/idno&gt;&lt;idno type=&quot;Wikidata&quot;&gt;https://www.wikidata.org/wiki/Q2372786&lt;/idno&gt;&lt;note type=&quot;def&quot;&gt;Médecin (1793-1868). .&lt;/note&gt;&lt;/person&gt;" calcext:value-type="string">
            <text:p>&lt;person xml:id="CoEg_pers_00000021" role="contemp"&gt;&lt;persName&gt;Clot [Bey], Antoine&lt;/persName&gt;&lt;idno type="catGenBNF"&gt;https://catalogue.bnf.fr/ark:/12148/cb123565313&lt;/idno&gt;&lt;idno type="dataBnF"&gt;https://data.bnf.fr/ark:/12148/cb123565313&lt;/idno&gt;&lt;idno type="IdRef"&gt;https://www.idref.fr/031474055&lt;/idno&gt;&lt;idno type="VIAF"&gt;https://viaf.org/viaf/81980325&lt;/idno&gt;&lt;idno type="Wikidata"&gt;https://www.wikidata.org/wiki/Q2372786&lt;/idno&gt;&lt;note type="def"&gt;Médecin (1793-1868). .&lt;/note&gt;&lt;/person&gt;</text:p>
          </table:table-cell>
          <table:table-cell table:formula="of:=CONCATENATE(&quot;\gls{&quot;;[.A18];&quot;}&quot;)" office:value-type="string" office:string-value="\gls{CoEg_pers_00000021}" calcext:value-type="string">
            <text:p>\gls{CoEg_pers_00000021}</text:p>
          </table:table-cell>
          <table:table-cell table:formula="of:=CONCATENATE(&quot;\newglossaryentry{&quot;;[.A18];&quot;}{name={&quot;;[.C18];&quot;},type={&quot;;[.B18];&quot;},text=*,description={&quot;;[.D18];IF(ISBLANK([.E18]);&quot;&quot;;CONCATENATE(&quot; (&quot;;[.E18];&quot;-&quot;;[.F18];&quot;). &quot;));[.G18];[.H18];IF(ISBLANK([.I18]);&quot;&quot;;CONCATENATE(&quot;[\href{&quot;;[.I18];&quot;}{cat. gén. BNF}]&quot;));IF(ISBLANK([.J18]);&quot;&quot;;CONCATENATE(&quot;[\href{&quot;;[.J18];&quot;}{data.bnf}]&quot;));IF(ISBLANK([.K18]);&quot;&quot;;CONCATENATE(&quot;[\href{&quot;;[.K18];&quot;}{IdRéf}]&quot;));IF(ISBLANK([.L18]);&quot;&quot;;CONCATENATE(&quot;[\href{&quot;;[.L18];&quot;}{VIAF}]&quot;));IF(ISBLANK([.M18]);&quot;&quot;;CONCATENATE(&quot;[\href{&quot;;[.M18];&quot;}{Wikidata}]&quot;));&quot;}}&quot;)" office:value-type="string" office:string-value="\newglossaryentry{CoEg_pers_00000021}{name={Clot [Bey], Antoine},type={contemp},text=*,description={Médecin (1793-1868). [\href{https://catalogue.bnf.fr/ark:/12148/cb123565313}{cat. gén. BNF}][\href{https://data.bnf.fr/ark:/12148/cb123565313}{data.bnf}][\href{https://www.idref.fr/031474055}{IdRéf}][\href{https://viaf.org/viaf/81980325}{VIAF}][\href{https://www.wikidata.org/wiki/Q2372786}{Wikidata}]}}" calcext:value-type="string">
            <text:p>\newglossaryentry{CoEg_pers_00000021}{name={Clot [Bey], Antoine},type={contemp},text=*,description={Médecin (1793-1868). [\href{https://catalogue.bnf.fr/ark:/12148/cb123565313}{cat. gén. BNF}][\href{https://data.bnf.fr/ark:/12148/cb123565313}{data.bnf}][\href{https://www.idref.fr/031474055}{IdRéf}][\href{https://viaf.org/viaf/81980325}{VIAF}][\href{https://www.wikidata.org/wiki/Q237278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Varin [Bey], Noël</text:p>
          </table:table-cell>
          <table:table-cell office:value-type="string" calcext:value-type="string">
            <text:p>Officier militaire</text:p>
          </table:table-cell>
          <table:table-cell office:value-type="float" office:value="1784" calcext:value-type="float">
            <text:p>1784</text:p>
          </table:table-cell>
          <table:table-cell office:value-type="float" office:value="1863" calcext:value-type="float">
            <text:p>1863</text:p>
          </table:table-cell>
          <table:table-cell table:number-columns-repeated="9"/>
          <table:table-cell table:formula="of:=CONCATENATE(&quot;sameAs=&quot;&quot;https://thlebee.github.io/CoEg/doc/CoEg_Index.xml#&quot;;[.A19];&quot;&quot;&quot;&quot;)" office:value-type="string" office:string-value="sameAs=&quot;https://thlebee.github.io/CoEg/doc/CoEg_Index.xml#CoEg_pers_00000022&quot;" calcext:value-type="string">
            <text:p>sameAs="https://thlebee.github.io/CoEg/doc/CoEg_Index.xml#CoEg_pers_00000022"</text:p>
          </table:table-cell>
          <table:table-cell table:formula="of:=CONCATENATE(&quot;&lt;person xml:id=&quot;&quot;&quot;;[.A19];&quot;&quot;&quot; role=&quot;&quot;&quot;;[.B19];&quot;&quot;&quot;&gt;&lt;persName&gt;&quot;;[.C19];&quot;&lt;/persName&gt;&quot;;IF(ISBLANK([.I19]);&quot;&quot;;CONCATENATE(&quot;&lt;idno type=&quot;&quot;catGenBNF&quot;&quot;&gt;&quot;;[.I19];&quot;&lt;/idno&gt;&quot;));IF(ISBLANK([.J19]);&quot;&quot;;CONCATENATE(&quot;&lt;idno type=&quot;&quot;dataBnF&quot;&quot;&gt;&quot;;[.J19];&quot;&lt;/idno&gt;&quot;));IF(ISBLANK([.K19]);&quot;&quot;;CONCATENATE(&quot;&lt;idno type=&quot;&quot;IdRef&quot;&quot;&gt;&quot;;[.K19];&quot;&lt;/idno&gt;&quot;));IF(ISBLANK([.L19]);&quot;&quot;;CONCATENATE(&quot;&lt;idno type=&quot;&quot;VIAF&quot;&quot;&gt;&quot;;[.L19];&quot;&lt;/idno&gt;&quot;));IF(ISBLANK([.M19]);&quot;&quot;;CONCATENATE(&quot;&lt;idno type=&quot;&quot;Wikidata&quot;&quot;&gt;&quot;;[.M19];&quot;&lt;/idno&gt;&quot;));IF(ISBLANK([.D19]);&quot;&quot;;CONCATENATE(&quot;&lt;note type=&quot;&quot;def&quot;&quot;&gt;&quot;;[.D19];IF(ISBLANK([.E19]);&quot;&quot;;CONCATENATE(&quot; (&quot;;[.E19];&quot;-&quot;;[.F19];&quot;). &quot;;[.G19]));&quot;.&lt;/note&gt;&quot;));IF(ISBLANK([.H19]);&quot;&quot;;CONCATENATE(&quot;&lt;note type=&quot;&quot;Mariette&quot;&quot;&gt;&quot;;[.H19];&quot;.&lt;/note&gt;&quot;));&quot;&lt;/person&gt;&quot;)" office:value-type="string" office:string-value="&lt;person xml:id=&quot;CoEg_pers_00000022&quot; role=&quot;contemp&quot;&gt;&lt;persName&gt;Varin [Bey], Noël&lt;/persName&gt;&lt;note type=&quot;def&quot;&gt;Officier militaire (1784-1863). .&lt;/note&gt;&lt;/person&gt;" calcext:value-type="string">
            <text:p>&lt;person xml:id="CoEg_pers_00000022" role="contemp"&gt;&lt;persName&gt;Varin [Bey], Noël&lt;/persName&gt;&lt;note type="def"&gt;Officier militaire (1784-1863). .&lt;/note&gt;&lt;/person&gt;</text:p>
          </table:table-cell>
          <table:table-cell table:formula="of:=CONCATENATE(&quot;\gls{&quot;;[.A19];&quot;}&quot;)" office:value-type="string" office:string-value="\gls{CoEg_pers_00000022}" calcext:value-type="string">
            <text:p>\gls{CoEg_pers_00000022}</text:p>
          </table:table-cell>
          <table:table-cell table:formula="of:=CONCATENATE(&quot;\newglossaryentry{&quot;;[.A19];&quot;}{name={&quot;;[.C19];&quot;},type={&quot;;[.B19];&quot;},text=*,description={&quot;;[.D19];IF(ISBLANK([.E19]);&quot;&quot;;CONCATENATE(&quot; (&quot;;[.E19];&quot;-&quot;;[.F19];&quot;). &quot;));[.G19];[.H19];IF(ISBLANK([.I19]);&quot;&quot;;CONCATENATE(&quot;[\href{&quot;;[.I19];&quot;}{cat. gén. BNF}]&quot;));IF(ISBLANK([.J19]);&quot;&quot;;CONCATENATE(&quot;[\href{&quot;;[.J19];&quot;}{data.bnf}]&quot;));IF(ISBLANK([.K19]);&quot;&quot;;CONCATENATE(&quot;[\href{&quot;;[.K19];&quot;}{IdRéf}]&quot;));IF(ISBLANK([.L19]);&quot;&quot;;CONCATENATE(&quot;[\href{&quot;;[.L19];&quot;}{VIAF}]&quot;));IF(ISBLANK([.M19]);&quot;&quot;;CONCATENATE(&quot;[\href{&quot;;[.M19];&quot;}{Wikidata}]&quot;));&quot;}}&quot;)" office:value-type="string" office:string-value="\newglossaryentry{CoEg_pers_00000022}{name={Varin [Bey], Noël},type={contemp},text=*,description={Officier militaire (1784-1863). }}" calcext:value-type="string">
            <text:p>\newglossaryentry{CoEg_pers_00000022}{name={Varin [Bey], Noël},type={contemp},text=*,description={Officier militaire (1784-1863). }}</text:p>
          </table:table-cell>
          <table:table-cell/>
        </table:table-row>
        <table:table-row table:style-name="ro1">
          <table:table-cell office:value-type="string" calcext:value-type="string">
            <text:p>CoEg_pers_0000002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Walker [Bey]</text:p>
          </table:table-cell>
          <table:table-cell table:number-columns-repeated="3"/>
          <table:table-cell office:value-type="string" calcext:value-type="string">
            <text:p>Boulanger britannique d'Abbas Pacha</text:p>
          </table:table-cell>
          <table:table-cell table:number-columns-repeated="8"/>
          <table:table-cell table:formula="of:=CONCATENATE(&quot;sameAs=&quot;&quot;https://thlebee.github.io/CoEg/doc/CoEg_Index.xml#&quot;;[.A20];&quot;&quot;&quot;&quot;)" office:value-type="string" office:string-value="sameAs=&quot;https://thlebee.github.io/CoEg/doc/CoEg_Index.xml#CoEg_pers_00000023&quot;" calcext:value-type="string">
            <text:p>sameAs="https://thlebee.github.io/CoEg/doc/CoEg_Index.xml#CoEg_pers_00000023"</text:p>
          </table:table-cell>
          <table:table-cell table:formula="of:=CONCATENATE(&quot;&lt;person xml:id=&quot;&quot;&quot;;[.A20];&quot;&quot;&quot; role=&quot;&quot;&quot;;[.B20];&quot;&quot;&quot;&gt;&lt;persName&gt;&quot;;[.C20];&quot;&lt;/persName&gt;&quot;;IF(ISBLANK([.I20]);&quot;&quot;;CONCATENATE(&quot;&lt;idno type=&quot;&quot;catGenBNF&quot;&quot;&gt;&quot;;[.I20];&quot;&lt;/idno&gt;&quot;));IF(ISBLANK([.J20]);&quot;&quot;;CONCATENATE(&quot;&lt;idno type=&quot;&quot;dataBnF&quot;&quot;&gt;&quot;;[.J20];&quot;&lt;/idno&gt;&quot;));IF(ISBLANK([.K20]);&quot;&quot;;CONCATENATE(&quot;&lt;idno type=&quot;&quot;IdRef&quot;&quot;&gt;&quot;;[.K20];&quot;&lt;/idno&gt;&quot;));IF(ISBLANK([.L20]);&quot;&quot;;CONCATENATE(&quot;&lt;idno type=&quot;&quot;VIAF&quot;&quot;&gt;&quot;;[.L20];&quot;&lt;/idno&gt;&quot;));IF(ISBLANK([.M20]);&quot;&quot;;CONCATENATE(&quot;&lt;idno type=&quot;&quot;Wikidata&quot;&quot;&gt;&quot;;[.M20];&quot;&lt;/idno&gt;&quot;));IF(ISBLANK([.G20]);&quot;&quot;;CONCATENATE(&quot;&lt;note type=&quot;&quot;def&quot;&quot;&gt;&quot;;[.G20];IF(ISBLANK([.E20]);&quot;&quot;;CONCATENATE(&quot; (&quot;;[.E20];&quot;-&quot;;[.F20];&quot;). &quot;;[.G20]));&quot;.&lt;/note&gt;&quot;));IF(ISBLANK([.H20]);&quot;&quot;;CONCATENATE(&quot;&lt;note type=&quot;&quot;Mariette&quot;&quot;&gt;&quot;;[.H20];&quot;.&lt;/note&gt;&quot;));&quot;&lt;/person&gt;&quot;)" office:value-type="string" office:string-value="&lt;person xml:id=&quot;CoEg_pers_00000023&quot; role=&quot;contemp&quot;&gt;&lt;persName&gt;Walker [Bey]&lt;/persName&gt;&lt;note type=&quot;def&quot;&gt;Boulanger britannique d'Abbas Pacha.&lt;/note&gt;&lt;/person&gt;" calcext:value-type="string">
            <text:p>&lt;person xml:id="CoEg_pers_00000023" role="contemp"&gt;&lt;persName&gt;Walker [Bey]&lt;/persName&gt;&lt;note type="def"&gt;Boulanger britannique d'Abbas Pacha.&lt;/note&gt;&lt;/person&gt;</text:p>
          </table:table-cell>
          <table:table-cell table:formula="of:=CONCATENATE(&quot;\gls{&quot;;[.A20];&quot;}&quot;)" office:value-type="string" office:string-value="\gls{CoEg_pers_00000023}" calcext:value-type="string">
            <text:p>\gls{CoEg_pers_00000023}</text:p>
          </table:table-cell>
          <table:table-cell table:formula="of:=CONCATENATE(&quot;\newglossaryentry{&quot;;[.A20];&quot;}{name={&quot;;[.C20];&quot;},type={&quot;;[.B20];&quot;},text=*,description={&quot;;[.D20];IF(ISBLANK([.E20]);&quot;&quot;;CONCATENATE(&quot; (&quot;;[.E20];&quot;-&quot;;[.F20];&quot;). &quot;));[.G20];[.H20];IF(ISBLANK([.I20]);&quot;&quot;;CONCATENATE(&quot;[\href{&quot;;[.I20];&quot;}{cat. gén. BNF}]&quot;));IF(ISBLANK([.J20]);&quot;&quot;;CONCATENATE(&quot;[\href{&quot;;[.J20];&quot;}{data.bnf}]&quot;));IF(ISBLANK([.K20]);&quot;&quot;;CONCATENATE(&quot;[\href{&quot;;[.K20];&quot;}{IdRéf}]&quot;));IF(ISBLANK([.L20]);&quot;&quot;;CONCATENATE(&quot;[\href{&quot;;[.L20];&quot;}{VIAF}]&quot;));IF(ISBLANK([.M20]);&quot;&quot;;CONCATENATE(&quot;[\href{&quot;;[.M20];&quot;}{Wikidata}]&quot;));&quot;}}&quot;)" office:value-type="string" office:string-value="\newglossaryentry{CoEg_pers_00000023}{name={Walker [Bey]},type={contemp},text=*,description={Boulanger britannique d'Abbas Pacha}}" calcext:value-type="string">
            <text:p>\newglossaryentry{CoEg_pers_00000023}{name={Walker [Bey]},type={contemp},text=*,description={Boulanger britannique d'Abbas Pacha}}</text:p>
          </table:table-cell>
          <table:table-cell/>
        </table:table-row>
        <table:table-row table:style-name="ro1">
          <table:table-cell office:value-type="string" calcext:value-type="string">
            <text:p>CoEg_pers_0000002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e Moyne, Arnaud</text:p>
          </table:table-cell>
          <table:table-cell office:value-type="string" calcext:value-type="string">
            <text:p>Diplomate</text:p>
          </table:table-cell>
          <table:table-cell table:number-columns-repeated="2"/>
          <table:table-cell office:value-type="string" calcext:value-type="string">
            <text:p>Consul général et agent de France en Égypte ; remplacé par Sabatier à l'été 1852</text:p>
          </table:table-cell>
          <table:table-cell table:number-columns-repeated="8"/>
          <table:table-cell table:formula="of:=CONCATENATE(&quot;sameAs=&quot;&quot;https://thlebee.github.io/CoEg/doc/CoEg_Index.xml#&quot;;[.A21];&quot;&quot;&quot;&quot;)" office:value-type="string" office:string-value="sameAs=&quot;https://thlebee.github.io/CoEg/doc/CoEg_Index.xml#CoEg_pers_00000024&quot;" calcext:value-type="string">
            <text:p>sameAs="https://thlebee.github.io/CoEg/doc/CoEg_Index.xml#CoEg_pers_00000024"</text:p>
          </table:table-cell>
          <table:table-cell table:formula="of:=CONCATENATE(&quot;&lt;person xml:id=&quot;&quot;&quot;;[.A21];&quot;&quot;&quot; role=&quot;&quot;&quot;;[.B21];&quot;&quot;&quot;&gt;&lt;persName&gt;&quot;;[.C21];&quot;&lt;/persName&gt;&quot;;IF(ISBLANK([.I21]);&quot;&quot;;CONCATENATE(&quot;&lt;idno type=&quot;&quot;catGenBNF&quot;&quot;&gt;&quot;;[.I21];&quot;&lt;/idno&gt;&quot;));IF(ISBLANK([.J21]);&quot;&quot;;CONCATENATE(&quot;&lt;idno type=&quot;&quot;dataBnF&quot;&quot;&gt;&quot;;[.J21];&quot;&lt;/idno&gt;&quot;));IF(ISBLANK([.K21]);&quot;&quot;;CONCATENATE(&quot;&lt;idno type=&quot;&quot;IdRef&quot;&quot;&gt;&quot;;[.K21];&quot;&lt;/idno&gt;&quot;));IF(ISBLANK([.L21]);&quot;&quot;;CONCATENATE(&quot;&lt;idno type=&quot;&quot;VIAF&quot;&quot;&gt;&quot;;[.L21];&quot;&lt;/idno&gt;&quot;));IF(ISBLANK([.M21]);&quot;&quot;;CONCATENATE(&quot;&lt;idno type=&quot;&quot;Wikidata&quot;&quot;&gt;&quot;;[.M21];&quot;&lt;/idno&gt;&quot;));IF(ISBLANK([.D21]);&quot;&quot;;CONCATENATE(&quot;&lt;note type=&quot;&quot;def&quot;&quot;&gt;&quot;;[.D21];IF(ISBLANK([.E21]);&quot;&quot;;CONCATENATE(&quot; (&quot;;[.E21];&quot;-&quot;;[.F21];&quot;). &quot;;[.G21]));&quot;.&lt;/note&gt;&quot;));IF(ISBLANK([.H21]);&quot;&quot;;CONCATENATE(&quot;&lt;note type=&quot;&quot;Mariette&quot;&quot;&gt;&quot;;[.H21];&quot;.&lt;/note&gt;&quot;));&quot;&lt;/person&gt;&quot;)" office:value-type="string" office:string-value="&lt;person xml:id=&quot;CoEg_pers_00000024&quot; role=&quot;contemp&quot;&gt;&lt;persName&gt;Le Moyne, Arnaud&lt;/persName&gt;&lt;note type=&quot;def&quot;&gt;Diplomate.&lt;/note&gt;&lt;/person&gt;" calcext:value-type="string">
            <text:p>&lt;person xml:id="CoEg_pers_00000024" role="contemp"&gt;&lt;persName&gt;Le Moyne, Arnaud&lt;/persName&gt;&lt;note type="def"&gt;Diplomate.&lt;/note&gt;&lt;/person&gt;</text:p>
          </table:table-cell>
          <table:table-cell table:formula="of:=CONCATENATE(&quot;\gls{&quot;;[.A21];&quot;}&quot;)" office:value-type="string" office:string-value="\gls{CoEg_pers_00000024}" calcext:value-type="string">
            <text:p>\gls{CoEg_pers_00000024}</text:p>
          </table:table-cell>
          <table:table-cell table:formula="of:=CONCATENATE(&quot;\newglossaryentry{&quot;;[.A21];&quot;}{name={&quot;;[.C21];&quot;},type={&quot;;[.B21];&quot;},text=*,description={&quot;;[.D21];IF(ISBLANK([.E21]);&quot;&quot;;CONCATENATE(&quot; (&quot;;[.E21];&quot;-&quot;;[.F21];&quot;). &quot;));[.G21];[.H21];IF(ISBLANK([.I21]);&quot;&quot;;CONCATENATE(&quot;[\href{&quot;;[.I21];&quot;}{cat. gén. BNF}]&quot;));IF(ISBLANK([.J21]);&quot;&quot;;CONCATENATE(&quot;[\href{&quot;;[.J21];&quot;}{data.bnf}]&quot;));IF(ISBLANK([.K21]);&quot;&quot;;CONCATENATE(&quot;[\href{&quot;;[.K21];&quot;}{IdRéf}]&quot;));IF(ISBLANK([.L21]);&quot;&quot;;CONCATENATE(&quot;[\href{&quot;;[.L21];&quot;}{VIAF}]&quot;));IF(ISBLANK([.M21]);&quot;&quot;;CONCATENATE(&quot;[\href{&quot;;[.M21];&quot;}{Wikidata}]&quot;));&quot;}}&quot;)" office:value-type="string" office:string-value="\newglossaryentry{CoEg_pers_00000024}{name={Le Moyne, Arnaud},type={contemp},text=*,description={DiplomateConsul général et agent de France en Égypte ; remplacé par Sabatier à l'été 1852}}" calcext:value-type="string">
            <text:p>\newglossaryentry{CoEg_pers_00000024}{name={Le Moyne, Arnaud},type={contemp},text=*,description={DiplomateConsul général et agent de France en Égypte ; remplacé par Sabatier à l'été 1852}}</text:p>
          </table:table-cell>
          <table:table-cell/>
        </table:table-row>
        <table:table-row table:style-name="ro1">
          <table:table-cell office:value-type="string" calcext:value-type="string">
            <text:p>CoEg_pers_0000002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enedetti, Vincent</text:p>
          </table:table-cell>
          <table:table-cell office:value-type="string" calcext:value-type="string">
            <text:p>Diplomate</text:p>
          </table:table-cell>
          <table:table-cell office:value-type="float" office:value="1817" calcext:value-type="float">
            <text:p>181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Gendre d’Anastasi</text:p>
          </table:table-cell>
          <table:table-cell/>
          <table:table-cell office:value-type="string" calcext:value-type="string">
            <text:p>https://catalogue.bnf.fr/ark:/12148/cb13743825w</text:p>
          </table:table-cell>
          <table:table-cell office:value-type="string" calcext:value-type="string">
            <text:p>https://data.bnf.fr/ark:/12148/cb13743825w</text:p>
          </table:table-cell>
          <table:table-cell office:value-type="string" calcext:value-type="string">
            <text:p>https://www.idref.fr/055674976</text:p>
          </table:table-cell>
          <table:table-cell office:value-type="string" calcext:value-type="string">
            <text:p>http://viaf.org/viaf/10026659</text:p>
          </table:table-cell>
          <table:table-cell office:value-type="string" calcext:value-type="string">
            <text:p>https://www.wikidata.org/wiki/Q1350848</text:p>
          </table:table-cell>
          <table:table-cell office:value-type="string" calcext:value-type="string">
            <text:p>http://isni.org/isni/0000000121204203</text:p>
          </table:table-cell>
          <table:table-cell/>
          <table:table-cell table:formula="of:=CONCATENATE(&quot;sameAs=&quot;&quot;https://thlebee.github.io/CoEg/doc/CoEg_Index.xml#&quot;;[.A22];&quot;&quot;&quot;&quot;)" office:value-type="string" office:string-value="sameAs=&quot;https://thlebee.github.io/CoEg/doc/CoEg_Index.xml#CoEg_pers_00000025&quot;" calcext:value-type="string">
            <text:p>sameAs="https://thlebee.github.io/CoEg/doc/CoEg_Index.xml#CoEg_pers_00000025"</text:p>
          </table:table-cell>
          <table:table-cell table:formula="of:=CONCATENATE(&quot;&lt;person xml:id=&quot;&quot;&quot;;[.A22];&quot;&quot;&quot; role=&quot;&quot;&quot;;[.B22];&quot;&quot;&quot;&gt;&lt;persName&gt;&quot;;[.C22];&quot;&lt;/persName&gt;&quot;;IF(ISBLANK([.I22]);&quot;&quot;;CONCATENATE(&quot;&lt;idno type=&quot;&quot;catGenBNF&quot;&quot;&gt;&quot;;[.I22];&quot;&lt;/idno&gt;&quot;));IF(ISBLANK([.J22]);&quot;&quot;;CONCATENATE(&quot;&lt;idno type=&quot;&quot;dataBnF&quot;&quot;&gt;&quot;;[.J22];&quot;&lt;/idno&gt;&quot;));IF(ISBLANK([.K22]);&quot;&quot;;CONCATENATE(&quot;&lt;idno type=&quot;&quot;IdRef&quot;&quot;&gt;&quot;;[.K22];&quot;&lt;/idno&gt;&quot;));IF(ISBLANK([.L22]);&quot;&quot;;CONCATENATE(&quot;&lt;idno type=&quot;&quot;VIAF&quot;&quot;&gt;&quot;;[.L22];&quot;&lt;/idno&gt;&quot;));IF(ISBLANK([.M22]);&quot;&quot;;CONCATENATE(&quot;&lt;idno type=&quot;&quot;Wikidata&quot;&quot;&gt;&quot;;[.M22];&quot;&lt;/idno&gt;&quot;));IF(ISBLANK([.D22]);&quot;&quot;;CONCATENATE(&quot;&lt;note type=&quot;&quot;def&quot;&quot;&gt;&quot;;[.D22];IF(ISBLANK([.E22]);&quot;&quot;;CONCATENATE(&quot; (&quot;;[.E22];&quot;-&quot;;[.F22];&quot;). &quot;;[.G22]));&quot;.&lt;/note&gt;&quot;));IF(ISBLANK([.H22]);&quot;&quot;;CONCATENATE(&quot;&lt;note type=&quot;&quot;Mariette&quot;&quot;&gt;&quot;;[.H22];&quot;.&lt;/note&gt;&quot;));&quot;&lt;/person&gt;&quot;)" office:value-type="string" office:string-value="&lt;person xml:id=&quot;CoEg_pers_00000025&quot; role=&quot;contemp&quot;&gt;&lt;persName&gt;Benedetti, Vincent&lt;/persName&gt;&lt;idno type=&quot;catGenBNF&quot;&gt;https://catalogue.bnf.fr/ark:/12148/cb13743825w&lt;/idno&gt;&lt;idno type=&quot;dataBnF&quot;&gt;https://data.bnf.fr/ark:/12148/cb13743825w&lt;/idno&gt;&lt;idno type=&quot;IdRef&quot;&gt;https://www.idref.fr/055674976&lt;/idno&gt;&lt;idno type=&quot;VIAF&quot;&gt;http://viaf.org/viaf/10026659&lt;/idno&gt;&lt;idno type=&quot;Wikidata&quot;&gt;https://www.wikidata.org/wiki/Q1350848&lt;/idno&gt;&lt;note type=&quot;def&quot;&gt;Diplomate (1817-1900). Gendre d’Anastasi.&lt;/note&gt;&lt;/person&gt;" calcext:value-type="string">
            <text:p>&lt;person xml:id="CoEg_pers_00000025" role="contemp"&gt;&lt;persName&gt;Benedetti, Vincent&lt;/persName&gt;&lt;idno type="catGenBNF"&gt;https://catalogue.bnf.fr/ark:/12148/cb13743825w&lt;/idno&gt;&lt;idno type="dataBnF"&gt;https://data.bnf.fr/ark:/12148/cb13743825w&lt;/idno&gt;&lt;idno type="IdRef"&gt;https://www.idref.fr/055674976&lt;/idno&gt;&lt;idno type="VIAF"&gt;http://viaf.org/viaf/10026659&lt;/idno&gt;&lt;idno type="Wikidata"&gt;https://www.wikidata.org/wiki/Q1350848&lt;/idno&gt;&lt;note type="def"&gt;Diplomate (1817-1900). Gendre d’Anastasi.&lt;/note&gt;&lt;/person&gt;</text:p>
          </table:table-cell>
          <table:table-cell table:formula="of:=CONCATENATE(&quot;\gls{&quot;;[.A22];&quot;}&quot;)" office:value-type="string" office:string-value="\gls{CoEg_pers_00000025}" calcext:value-type="string">
            <text:p>\gls{CoEg_pers_00000025}</text:p>
          </table:table-cell>
          <table:table-cell table:formula="of:=CONCATENATE(&quot;\newglossaryentry{&quot;;[.A22];&quot;}{name={&quot;;[.C22];&quot;},type={&quot;;[.B22];&quot;},text=*,description={&quot;;[.D22];IF(ISBLANK([.E22]);&quot;&quot;;CONCATENATE(&quot; (&quot;;[.E22];&quot;-&quot;;[.F22];&quot;). &quot;));[.G22];[.H22];IF(ISBLANK([.I22]);&quot;&quot;;CONCATENATE(&quot;[\href{&quot;;[.I22];&quot;}{cat. gén. BNF}]&quot;));IF(ISBLANK([.J22]);&quot;&quot;;CONCATENATE(&quot;[\href{&quot;;[.J22];&quot;}{data.bnf}]&quot;));IF(ISBLANK([.K22]);&quot;&quot;;CONCATENATE(&quot;[\href{&quot;;[.K22];&quot;}{IdRéf}]&quot;));IF(ISBLANK([.L22]);&quot;&quot;;CONCATENATE(&quot;[\href{&quot;;[.L22];&quot;}{VIAF}]&quot;));IF(ISBLANK([.M22]);&quot;&quot;;CONCATENATE(&quot;[\href{&quot;;[.M22];&quot;}{Wikidata}]&quot;));&quot;}}&quot;)" office:value-type="string" office:string-value="\newglossaryentry{CoEg_pers_00000025}{name={Benedetti, Vincent},type={contemp},text=*,description={Diplomate (1817-1900). Gendre d’Anastasi[\href{https://catalogue.bnf.fr/ark:/12148/cb13743825w}{cat. gén. BNF}][\href{https://data.bnf.fr/ark:/12148/cb13743825w}{data.bnf}][\href{https://www.idref.fr/055674976}{IdRéf}][\href{http://viaf.org/viaf/10026659}{VIAF}][\href{https://www.wikidata.org/wiki/Q1350848}{Wikidata}]}}" calcext:value-type="string">
            <text:p>\newglossaryentry{CoEg_pers_00000025}{name={Benedetti, Vincent},type={contemp},text=*,description={Diplomate (1817-1900). Gendre d’Anastasi[\href{https://catalogue.bnf.fr/ark:/12148/cb13743825w}{cat. gén. BNF}][\href{https://data.bnf.fr/ark:/12148/cb13743825w}{data.bnf}][\href{https://www.idref.fr/055674976}{IdRéf}][\href{http://viaf.org/viaf/10026659}{VIAF}][\href{https://www.wikidata.org/wiki/Q1350848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atissier, Louis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Vice-consul de France à Suez entre 1848 et 1861</text:p>
          </table:table-cell>
          <table:table-cell/>
          <table:table-cell office:value-type="string" calcext:value-type="string">
            <text:p>https://catalogue.bnf.fr/ark:/12148/cb13777288q</text:p>
          </table:table-cell>
          <table:table-cell office:value-type="string" calcext:value-type="string">
            <text:p>https://data.bnf.fr/ark:/12148/cb13777288q</text:p>
          </table:table-cell>
          <table:table-cell/>
          <table:table-cell office:value-type="string" calcext:value-type="string">
            <text:p>http://viaf.org/viaf/107598696</text:p>
          </table:table-cell>
          <table:table-cell office:value-type="string" calcext:value-type="string">
            <text:p>http://wikidata.org/entity/Q52149686</text:p>
          </table:table-cell>
          <table:table-cell office:value-type="string" calcext:value-type="string">
            <text:p>http://isni.org/isni/0000000114796458</text:p>
          </table:table-cell>
          <table:table-cell/>
          <table:table-cell table:formula="of:=CONCATENATE(&quot;sameAs=&quot;&quot;https://thlebee.github.io/CoEg/doc/CoEg_Index.xml#&quot;;[.A23];&quot;&quot;&quot;&quot;)" office:value-type="string" office:string-value="sameAs=&quot;https://thlebee.github.io/CoEg/doc/CoEg_Index.xml#CoEg_pers_00000027&quot;" calcext:value-type="string">
            <text:p>sameAs="https://thlebee.github.io/CoEg/doc/CoEg_Index.xml#CoEg_pers_00000027"</text:p>
          </table:table-cell>
          <table:table-cell table:formula="of:=CONCATENATE(&quot;&lt;person xml:id=&quot;&quot;&quot;;[.A23];&quot;&quot;&quot; role=&quot;&quot;&quot;;[.B23];&quot;&quot;&quot;&gt;&lt;persName&gt;&quot;;[.C23];&quot;&lt;/persName&gt;&quot;;IF(ISBLANK([.I23]);&quot;&quot;;CONCATENATE(&quot;&lt;idno type=&quot;&quot;catGenBNF&quot;&quot;&gt;&quot;;[.I23];&quot;&lt;/idno&gt;&quot;));IF(ISBLANK([.J23]);&quot;&quot;;CONCATENATE(&quot;&lt;idno type=&quot;&quot;dataBnF&quot;&quot;&gt;&quot;;[.J23];&quot;&lt;/idno&gt;&quot;));IF(ISBLANK([.K23]);&quot;&quot;;CONCATENATE(&quot;&lt;idno type=&quot;&quot;IdRef&quot;&quot;&gt;&quot;;[.K23];&quot;&lt;/idno&gt;&quot;));IF(ISBLANK([.L23]);&quot;&quot;;CONCATENATE(&quot;&lt;idno type=&quot;&quot;VIAF&quot;&quot;&gt;&quot;;[.L23];&quot;&lt;/idno&gt;&quot;));IF(ISBLANK([.M23]);&quot;&quot;;CONCATENATE(&quot;&lt;idno type=&quot;&quot;Wikidata&quot;&quot;&gt;&quot;;[.M23];&quot;&lt;/idno&gt;&quot;));IF(ISBLANK([.D23]);&quot;&quot;;CONCATENATE(&quot;&lt;note type=&quot;&quot;def&quot;&quot;&gt;&quot;;[.D23];IF(ISBLANK([.E23]);&quot;&quot;;CONCATENATE(&quot; (&quot;;[.E23];&quot;-&quot;;[.F23];&quot;). &quot;;[.G23]));&quot;.&lt;/note&gt;&quot;));IF(ISBLANK([.H23]);&quot;&quot;;CONCATENATE(&quot;&lt;note type=&quot;&quot;Mariette&quot;&quot;&gt;&quot;;[.H23];&quot;.&lt;/note&gt;&quot;));&quot;&lt;/person&gt;&quot;)" office:value-type="string" office:string-value="&lt;person xml:id=&quot;CoEg_pers_00000027&quot; role=&quot;contemp&quot;&gt;&lt;persName&gt;Batissier, Louis&lt;/persName&gt;&lt;idno type=&quot;catGenBNF&quot;&gt;https://catalogue.bnf.fr/ark:/12148/cb13777288q&lt;/idno&gt;&lt;idno type=&quot;dataBnF&quot;&gt;https://data.bnf.fr/ark:/12148/cb13777288q&lt;/idno&gt;&lt;idno type=&quot;VIAF&quot;&gt;http://viaf.org/viaf/107598696&lt;/idno&gt;&lt;idno type=&quot;Wikidata&quot;&gt;http://wikidata.org/entity/Q52149686&lt;/idno&gt;&lt;/person&gt;" calcext:value-type="string">
            <text:p>&lt;person xml:id="CoEg_pers_00000027" role="contemp"&gt;&lt;persName&gt;Batissier, Louis&lt;/persName&gt;&lt;idno type="catGenBNF"&gt;https://catalogue.bnf.fr/ark:/12148/cb13777288q&lt;/idno&gt;&lt;idno type="dataBnF"&gt;https://data.bnf.fr/ark:/12148/cb13777288q&lt;/idno&gt;&lt;idno type="VIAF"&gt;http://viaf.org/viaf/107598696&lt;/idno&gt;&lt;idno type="Wikidata"&gt;http://wikidata.org/entity/Q52149686&lt;/idno&gt;&lt;/person&gt;</text:p>
          </table:table-cell>
          <table:table-cell table:formula="of:=CONCATENATE(&quot;\gls{&quot;;[.A23];&quot;}&quot;)" office:value-type="string" office:string-value="\gls{CoEg_pers_00000027}" calcext:value-type="string">
            <text:p>\gls{CoEg_pers_00000027}</text:p>
          </table:table-cell>
          <table:table-cell table:formula="of:=CONCATENATE(&quot;\newglossaryentry{&quot;;[.A23];&quot;}{name={&quot;;[.C23];&quot;},type={&quot;;[.B23];&quot;},text=*,description={&quot;;[.D23];IF(ISBLANK([.E23]);&quot;&quot;;CONCATENATE(&quot; (&quot;;[.E23];&quot;-&quot;;[.F23];&quot;). &quot;));[.G23];[.H23];IF(ISBLANK([.I23]);&quot;&quot;;CONCATENATE(&quot;[\href{&quot;;[.I23];&quot;}{cat. gén. BNF}]&quot;));IF(ISBLANK([.J23]);&quot;&quot;;CONCATENATE(&quot;[\href{&quot;;[.J23];&quot;}{data.bnf}]&quot;));IF(ISBLANK([.K23]);&quot;&quot;;CONCATENATE(&quot;[\href{&quot;;[.K23];&quot;}{IdRéf}]&quot;));IF(ISBLANK([.L23]);&quot;&quot;;CONCATENATE(&quot;[\href{&quot;;[.L23];&quot;}{VIAF}]&quot;));IF(ISBLANK([.M23]);&quot;&quot;;CONCATENATE(&quot;[\href{&quot;;[.M23];&quot;}{Wikidata}]&quot;));&quot;}}&quot;)" office:value-type="string" office:string-value="\newglossaryentry{CoEg_pers_00000027}{name={Batissier, Louis},type={contemp},text=*,description={ (1813-1882). Vice-consul de France à Suez entre 1848 et 1861[\href{https://catalogue.bnf.fr/ark:/12148/cb13777288q}{cat. gén. BNF}][\href{https://data.bnf.fr/ark:/12148/cb13777288q}{data.bnf}][\href{http://viaf.org/viaf/107598696}{VIAF}][\href{http://wikidata.org/entity/Q52149686}{Wikidata}]}}" calcext:value-type="string">
            <text:p>\newglossaryentry{CoEg_pers_00000027}{name={Batissier, Louis},type={contemp},text=*,description={ (1813-1882). Vice-consul de France à Suez entre 1848 et 1861[\href{https://catalogue.bnf.fr/ark:/12148/cb13777288q}{cat. gén. BNF}][\href{https://data.bnf.fr/ark:/12148/cb13777288q}{data.bnf}][\href{http://viaf.org/viaf/107598696}{VIAF}][\href{http://wikidata.org/entity/Q5214968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afar-Pacha</text:p>
          </table:table-cell>
          <table:table-cell table:number-columns-repeated="3"/>
          <table:table-cell office:value-type="string" calcext:value-type="string">
            <text:p>Moudir de Giza</text:p>
          </table:table-cell>
          <table:table-cell table:number-columns-repeated="8"/>
          <table:table-cell table:formula="of:=CONCATENATE(&quot;sameAs=&quot;&quot;https://thlebee.github.io/CoEg/doc/CoEg_Index.xml#&quot;;[.A24];&quot;&quot;&quot;&quot;)" office:value-type="string" office:string-value="sameAs=&quot;https://thlebee.github.io/CoEg/doc/CoEg_Index.xml#CoEg_pers_00000028&quot;" calcext:value-type="string">
            <text:p>sameAs="https://thlebee.github.io/CoEg/doc/CoEg_Index.xml#CoEg_pers_00000028"</text:p>
          </table:table-cell>
          <table:table-cell table:formula="of:=CONCATENATE(&quot;&lt;person xml:id=&quot;&quot;&quot;;[.A24];&quot;&quot;&quot; role=&quot;&quot;&quot;;[.B24];&quot;&quot;&quot;&gt;&lt;persName&gt;&quot;;[.C24];&quot;&lt;/persName&gt;&quot;;IF(ISBLANK([.I24]);&quot;&quot;;CONCATENATE(&quot;&lt;idno type=&quot;&quot;catGenBNF&quot;&quot;&gt;&quot;;[.I24];&quot;&lt;/idno&gt;&quot;));IF(ISBLANK([.J24]);&quot;&quot;;CONCATENATE(&quot;&lt;idno type=&quot;&quot;dataBnF&quot;&quot;&gt;&quot;;[.J24];&quot;&lt;/idno&gt;&quot;));IF(ISBLANK([.K24]);&quot;&quot;;CONCATENATE(&quot;&lt;idno type=&quot;&quot;IdRef&quot;&quot;&gt;&quot;;[.K24];&quot;&lt;/idno&gt;&quot;));IF(ISBLANK([.L24]);&quot;&quot;;CONCATENATE(&quot;&lt;idno type=&quot;&quot;VIAF&quot;&quot;&gt;&quot;;[.L24];&quot;&lt;/idno&gt;&quot;));IF(ISBLANK([.M24]);&quot;&quot;;CONCATENATE(&quot;&lt;idno type=&quot;&quot;Wikidata&quot;&quot;&gt;&quot;;[.M24];&quot;&lt;/idno&gt;&quot;));IF(ISBLANK([.D24]);&quot;&quot;;CONCATENATE(&quot;&lt;note type=&quot;&quot;def&quot;&quot;&gt;&quot;;[.D24];IF(ISBLANK([.E24]);&quot;&quot;;CONCATENATE(&quot; (&quot;;[.E24];&quot;-&quot;;[.F24];&quot;). &quot;;[.G24]));&quot;.&lt;/note&gt;&quot;));IF(ISBLANK([.H24]);&quot;&quot;;CONCATENATE(&quot;&lt;note type=&quot;&quot;Mariette&quot;&quot;&gt;&quot;;[.H24];&quot;.&lt;/note&gt;&quot;));&quot;&lt;/person&gt;&quot;)" office:value-type="string" office:string-value="&lt;person xml:id=&quot;CoEg_pers_00000028&quot; role=&quot;contemp&quot;&gt;&lt;persName&gt;Safar-Pacha&lt;/persName&gt;&lt;/person&gt;" calcext:value-type="string">
            <text:p>&lt;person xml:id="CoEg_pers_00000028" role="contemp"&gt;&lt;persName&gt;Safar-Pacha&lt;/persName&gt;&lt;/person&gt;</text:p>
          </table:table-cell>
          <table:table-cell table:formula="of:=CONCATENATE(&quot;\gls{&quot;;[.A24];&quot;}&quot;)" office:value-type="string" office:string-value="\gls{CoEg_pers_00000028}" calcext:value-type="string">
            <text:p>\gls{CoEg_pers_00000028}</text:p>
          </table:table-cell>
          <table:table-cell table:formula="of:=CONCATENATE(&quot;\newglossaryentry{&quot;;[.A24];&quot;}{name={&quot;;[.C24];&quot;},type={&quot;;[.B24];&quot;},text=*,description={&quot;;[.D24];IF(ISBLANK([.E24]);&quot;&quot;;CONCATENATE(&quot; (&quot;;[.E24];&quot;-&quot;;[.F24];&quot;). &quot;));[.G24];[.H24];IF(ISBLANK([.I24]);&quot;&quot;;CONCATENATE(&quot;[\href{&quot;;[.I24];&quot;}{cat. gén. BNF}]&quot;));IF(ISBLANK([.J24]);&quot;&quot;;CONCATENATE(&quot;[\href{&quot;;[.J24];&quot;}{data.bnf}]&quot;));IF(ISBLANK([.K24]);&quot;&quot;;CONCATENATE(&quot;[\href{&quot;;[.K24];&quot;}{IdRéf}]&quot;));IF(ISBLANK([.L24]);&quot;&quot;;CONCATENATE(&quot;[\href{&quot;;[.L24];&quot;}{VIAF}]&quot;));IF(ISBLANK([.M24]);&quot;&quot;;CONCATENATE(&quot;[\href{&quot;;[.M24];&quot;}{Wikidata}]&quot;));&quot;}}&quot;)" office:value-type="string" office:string-value="\newglossaryentry{CoEg_pers_00000028}{name={Safar-Pacha},type={contemp},text=*,description={Moudir de Giza}}" calcext:value-type="string">
            <text:p>\newglossaryentry{CoEg_pers_00000028}{name={Safar-Pacha},type={contemp},text=*,description={Moudir de Giza}}</text:p>
          </table:table-cell>
          <table:table-cell/>
        </table:table-row>
        <table:table-row table:style-name="ro1">
          <table:table-cell office:value-type="string" calcext:value-type="string">
            <text:p>CoEg_pers_0000002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téphan Bey</text:p>
          </table:table-cell>
          <table:table-cell office:value-type="string" calcext:value-type="string">
            <text:p>Homme d'État</text:p>
          </table:table-cell>
          <table:table-cell table:number-columns-repeated="2"/>
          <table:table-cell office:value-type="string" calcext:value-type="string">
            <text:p>Ministre égyptien des Affaires étrangères</text:p>
          </table:table-cell>
          <table:table-cell table:number-columns-repeated="8"/>
          <table:table-cell table:formula="of:=CONCATENATE(&quot;sameAs=&quot;&quot;https://thlebee.github.io/CoEg/doc/CoEg_Index.xml#&quot;;[.A25];&quot;&quot;&quot;&quot;)" office:value-type="string" office:string-value="sameAs=&quot;https://thlebee.github.io/CoEg/doc/CoEg_Index.xml#CoEg_pers_00000029&quot;" calcext:value-type="string">
            <text:p>sameAs="https://thlebee.github.io/CoEg/doc/CoEg_Index.xml#CoEg_pers_00000029"</text:p>
          </table:table-cell>
          <table:table-cell table:formula="of:=CONCATENATE(&quot;&lt;person xml:id=&quot;&quot;&quot;;[.A25];&quot;&quot;&quot; role=&quot;&quot;&quot;;[.B25];&quot;&quot;&quot;&gt;&lt;persName&gt;&quot;;[.C25];&quot;&lt;/persName&gt;&quot;;IF(ISBLANK([.I25]);&quot;&quot;;CONCATENATE(&quot;&lt;idno type=&quot;&quot;catGenBNF&quot;&quot;&gt;&quot;;[.I25];&quot;&lt;/idno&gt;&quot;));IF(ISBLANK([.J25]);&quot;&quot;;CONCATENATE(&quot;&lt;idno type=&quot;&quot;dataBnF&quot;&quot;&gt;&quot;;[.J25];&quot;&lt;/idno&gt;&quot;));IF(ISBLANK([.K25]);&quot;&quot;;CONCATENATE(&quot;&lt;idno type=&quot;&quot;IdRef&quot;&quot;&gt;&quot;;[.K25];&quot;&lt;/idno&gt;&quot;));IF(ISBLANK([.L25]);&quot;&quot;;CONCATENATE(&quot;&lt;idno type=&quot;&quot;VIAF&quot;&quot;&gt;&quot;;[.L25];&quot;&lt;/idno&gt;&quot;));IF(ISBLANK([.M25]);&quot;&quot;;CONCATENATE(&quot;&lt;idno type=&quot;&quot;Wikidata&quot;&quot;&gt;&quot;;[.M25];&quot;&lt;/idno&gt;&quot;));IF(ISBLANK([.D25]);&quot;&quot;;CONCATENATE(&quot;&lt;note type=&quot;&quot;def&quot;&quot;&gt;&quot;;[.D25];IF(ISBLANK([.E25]);&quot;&quot;;CONCATENATE(&quot; (&quot;;[.E25];&quot;-&quot;;[.F25];&quot;). &quot;;[.G25]));&quot;.&lt;/note&gt;&quot;));IF(ISBLANK([.H25]);&quot;&quot;;CONCATENATE(&quot;&lt;note type=&quot;&quot;Mariette&quot;&quot;&gt;&quot;;[.H25];&quot;.&lt;/note&gt;&quot;));&quot;&lt;/person&gt;&quot;)" office:value-type="string" office:string-value="&lt;person xml:id=&quot;CoEg_pers_00000029&quot; role=&quot;contemp&quot;&gt;&lt;persName&gt;Stéphan Bey&lt;/persName&gt;&lt;note type=&quot;def&quot;&gt;Homme d'État.&lt;/note&gt;&lt;/person&gt;" calcext:value-type="string">
            <text:p>&lt;person xml:id="CoEg_pers_00000029" role="contemp"&gt;&lt;persName&gt;Stéphan Bey&lt;/persName&gt;&lt;note type="def"&gt;Homme d'État.&lt;/note&gt;&lt;/person&gt;</text:p>
          </table:table-cell>
          <table:table-cell table:formula="of:=CONCATENATE(&quot;\gls{&quot;;[.A25];&quot;}&quot;)" office:value-type="string" office:string-value="\gls{CoEg_pers_00000029}" calcext:value-type="string">
            <text:p>\gls{CoEg_pers_00000029}</text:p>
          </table:table-cell>
          <table:table-cell table:formula="of:=CONCATENATE(&quot;\newglossaryentry{&quot;;[.A25];&quot;}{name={&quot;;[.C25];&quot;},type={&quot;;[.B25];&quot;},text=*,description={&quot;;[.D25];IF(ISBLANK([.E25]);&quot;&quot;;CONCATENATE(&quot; (&quot;;[.E25];&quot;-&quot;;[.F25];&quot;). &quot;));[.G25];[.H25];IF(ISBLANK([.I25]);&quot;&quot;;CONCATENATE(&quot;[\href{&quot;;[.I25];&quot;}{cat. gén. BNF}]&quot;));IF(ISBLANK([.J25]);&quot;&quot;;CONCATENATE(&quot;[\href{&quot;;[.J25];&quot;}{data.bnf}]&quot;));IF(ISBLANK([.K25]);&quot;&quot;;CONCATENATE(&quot;[\href{&quot;;[.K25];&quot;}{IdRéf}]&quot;));IF(ISBLANK([.L25]);&quot;&quot;;CONCATENATE(&quot;[\href{&quot;;[.L25];&quot;}{VIAF}]&quot;));IF(ISBLANK([.M25]);&quot;&quot;;CONCATENATE(&quot;[\href{&quot;;[.M25];&quot;}{Wikidata}]&quot;));&quot;}}&quot;)" office:value-type="string" office:string-value="\newglossaryentry{CoEg_pers_00000029}{name={Stéphan Bey},type={contemp},text=*,description={Homme d'ÉtatMinistre égyptien des Affaires étrangères}}" calcext:value-type="string">
            <text:p>\newglossaryentry{CoEg_pers_00000029}{name={Stéphan Bey},type={contemp},text=*,description={Homme d'ÉtatMinistre égyptien des Affaires étrangères}}</text:p>
          </table:table-cell>
          <table:table-cell/>
        </table:table-row>
        <table:table-row table:style-name="ro1">
          <table:table-cell office:value-type="string" calcext:value-type="string">
            <text:p>CoEg_pers_0000003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Rougé (de), Emmanuel</text:p>
          </table:table-cell>
          <table:table-cell office:value-type="string" calcext:value-type="string">
            <text:p>Égyptologue</text:p>
          </table:table-cell>
          <table:table-cell office:value-type="float" office:value="1811" calcext:value-type="float">
            <text:p>1811</text:p>
          </table:table-cell>
          <table:table-cell office:value-type="float" office:value="1872" calcext:value-type="float">
            <text:p>1872</text:p>
          </table:table-cell>
          <table:table-cell table:number-columns-repeated="2"/>
          <table:table-cell office:value-type="string" calcext:value-type="string">
            <text:p>https://catalogue.bnf.fr/ark:/12148/cb123351571</text:p>
          </table:table-cell>
          <table:table-cell office:value-type="string" calcext:value-type="string">
            <text:p>https://data.bnf.fr/ark:/12148/cb123351571</text:p>
          </table:table-cell>
          <table:table-cell office:value-type="string" calcext:value-type="string">
            <text:p>https://www.idref.fr/032294190</text:p>
          </table:table-cell>
          <table:table-cell office:value-type="string" calcext:value-type="string">
            <text:p>https://viaf.org/viaf/22213246</text:p>
          </table:table-cell>
          <table:table-cell office:value-type="string" calcext:value-type="string">
            <text:p>https://www.wikidata.org/wiki/Q2087467</text:p>
          </table:table-cell>
          <table:table-cell office:value-type="string" calcext:value-type="string">
            <text:p>http://www.isni.org/0000+0000+6632+4850</text:p>
          </table:table-cell>
          <table:table-cell/>
          <table:table-cell table:formula="of:=CONCATENATE(&quot;sameAs=&quot;&quot;https://thlebee.github.io/CoEg/doc/CoEg_Index.xml#&quot;;[.A26];&quot;&quot;&quot;&quot;)" office:value-type="string" office:string-value="sameAs=&quot;https://thlebee.github.io/CoEg/doc/CoEg_Index.xml#CoEg_pers_00000032&quot;" calcext:value-type="string">
            <text:p>sameAs="https://thlebee.github.io/CoEg/doc/CoEg_Index.xml#CoEg_pers_00000032"</text:p>
          </table:table-cell>
          <table:table-cell table:formula="of:=CONCATENATE(&quot;&lt;person xml:id=&quot;&quot;&quot;;[.A26];&quot;&quot;&quot; role=&quot;&quot;&quot;;[.B26];&quot;&quot;&quot;&gt;&lt;persName&gt;&quot;;[.C26];&quot;&lt;/persName&gt;&quot;;IF(ISBLANK([.I26]);&quot;&quot;;CONCATENATE(&quot;&lt;idno type=&quot;&quot;catGenBNF&quot;&quot;&gt;&quot;;[.I26];&quot;&lt;/idno&gt;&quot;));IF(ISBLANK([.J26]);&quot;&quot;;CONCATENATE(&quot;&lt;idno type=&quot;&quot;dataBnF&quot;&quot;&gt;&quot;;[.J26];&quot;&lt;/idno&gt;&quot;));IF(ISBLANK([.K26]);&quot;&quot;;CONCATENATE(&quot;&lt;idno type=&quot;&quot;IdRef&quot;&quot;&gt;&quot;;[.K26];&quot;&lt;/idno&gt;&quot;));IF(ISBLANK([.L26]);&quot;&quot;;CONCATENATE(&quot;&lt;idno type=&quot;&quot;VIAF&quot;&quot;&gt;&quot;;[.L26];&quot;&lt;/idno&gt;&quot;));IF(ISBLANK([.M26]);&quot;&quot;;CONCATENATE(&quot;&lt;idno type=&quot;&quot;Wikidata&quot;&quot;&gt;&quot;;[.M26];&quot;&lt;/idno&gt;&quot;));IF(ISBLANK([.D26]);&quot;&quot;;CONCATENATE(&quot;&lt;note type=&quot;&quot;def&quot;&quot;&gt;&quot;;[.D26];IF(ISBLANK([.E26]);&quot;&quot;;CONCATENATE(&quot; (&quot;;[.E26];&quot;-&quot;;[.F26];&quot;). &quot;;[.G26]));&quot;.&lt;/note&gt;&quot;));IF(ISBLANK([.H26]);&quot;&quot;;CONCATENATE(&quot;&lt;note type=&quot;&quot;Mariette&quot;&quot;&gt;&quot;;[.H26];&quot;.&lt;/note&gt;&quot;));&quot;&lt;/person&gt;&quot;)" office:value-type="string" office:string-value="&lt;person xml:id=&quot;CoEg_pers_00000032&quot; role=&quot;contemp&quot;&gt;&lt;persName&gt;Rougé (de), Emmanuel&lt;/persName&gt;&lt;idno type=&quot;catGenBNF&quot;&gt;https://catalogue.bnf.fr/ark:/12148/cb123351571&lt;/idno&gt;&lt;idno type=&quot;dataBnF&quot;&gt;https://data.bnf.fr/ark:/12148/cb123351571&lt;/idno&gt;&lt;idno type=&quot;IdRef&quot;&gt;https://www.idref.fr/032294190&lt;/idno&gt;&lt;idno type=&quot;VIAF&quot;&gt;https://viaf.org/viaf/22213246&lt;/idno&gt;&lt;idno type=&quot;Wikidata&quot;&gt;https://www.wikidata.org/wiki/Q2087467&lt;/idno&gt;&lt;note type=&quot;def&quot;&gt;Égyptologue (1811-1872). .&lt;/note&gt;&lt;/person&gt;" calcext:value-type="string">
            <text:p>&lt;person xml:id="CoEg_pers_00000032" role="contemp"&gt;&lt;persName&gt;Rougé (de), Emmanuel&lt;/persName&gt;&lt;idno type="catGenBNF"&gt;https://catalogue.bnf.fr/ark:/12148/cb123351571&lt;/idno&gt;&lt;idno type="dataBnF"&gt;https://data.bnf.fr/ark:/12148/cb123351571&lt;/idno&gt;&lt;idno type="IdRef"&gt;https://www.idref.fr/032294190&lt;/idno&gt;&lt;idno type="VIAF"&gt;https://viaf.org/viaf/22213246&lt;/idno&gt;&lt;idno type="Wikidata"&gt;https://www.wikidata.org/wiki/Q2087467&lt;/idno&gt;&lt;note type="def"&gt;Égyptologue (1811-1872). .&lt;/note&gt;&lt;/person&gt;</text:p>
          </table:table-cell>
          <table:table-cell table:formula="of:=CONCATENATE(&quot;\gls{&quot;;[.A26];&quot;}&quot;)" office:value-type="string" office:string-value="\gls{CoEg_pers_00000032}" calcext:value-type="string">
            <text:p>\gls{CoEg_pers_00000032}</text:p>
          </table:table-cell>
          <table:table-cell table:formula="of:=CONCATENATE(&quot;\newglossaryentry{&quot;;[.A26];&quot;}{name={&quot;;[.C26];&quot;},type={&quot;;[.B26];&quot;},text=*,description={&quot;;[.D26];IF(ISBLANK([.E26]);&quot;&quot;;CONCATENATE(&quot; (&quot;;[.E26];&quot;-&quot;;[.F26];&quot;). &quot;));[.G26];[.H26];IF(ISBLANK([.I26]);&quot;&quot;;CONCATENATE(&quot;[\href{&quot;;[.I26];&quot;}{cat. gén. BNF}]&quot;));IF(ISBLANK([.J26]);&quot;&quot;;CONCATENATE(&quot;[\href{&quot;;[.J26];&quot;}{data.bnf}]&quot;));IF(ISBLANK([.K26]);&quot;&quot;;CONCATENATE(&quot;[\href{&quot;;[.K26];&quot;}{IdRéf}]&quot;));IF(ISBLANK([.L26]);&quot;&quot;;CONCATENATE(&quot;[\href{&quot;;[.L26];&quot;}{VIAF}]&quot;));IF(ISBLANK([.M26]);&quot;&quot;;CONCATENATE(&quot;[\href{&quot;;[.M26];&quot;}{Wikidata}]&quot;));&quot;}}&quot;)" office:value-type="string" office:string-value="\newglossaryentry{CoEg_pers_00000032}{name={Rougé (de), Emmanuel},type={contemp},text=*,description={Égyptologue (1811-1872). [\href{https://catalogue.bnf.fr/ark:/12148/cb123351571}{cat. gén. BNF}][\href{https://data.bnf.fr/ark:/12148/cb123351571}{data.bnf}][\href{https://www.idref.fr/032294190}{IdRéf}][\href{https://viaf.org/viaf/22213246}{VIAF}][\href{https://www.wikidata.org/wiki/Q2087467}{Wikidata}]}}" calcext:value-type="string">
            <text:p>\newglossaryentry{CoEg_pers_00000032}{name={Rougé (de), Emmanuel},type={contemp},text=*,description={Égyptologue (1811-1872). [\href{https://catalogue.bnf.fr/ark:/12148/cb123351571}{cat. gén. BNF}][\href{https://data.bnf.fr/ark:/12148/cb123351571}{data.bnf}][\href{https://www.idref.fr/032294190}{IdRéf}][\href{https://viaf.org/viaf/22213246}{VIAF}][\href{https://www.wikidata.org/wiki/Q2087467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ongpérier (de), Adrien</text:p>
          </table:table-cell>
          <table:table-cell office:value-type="string" calcext:value-type="string">
            <text:p>Archéologue</text:p>
          </table:table-cell>
          <table:table-cell office:value-type="float" office:value="1816" calcext:value-type="float">
            <text:p>1816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https://catalogue.bnf.fr/ark:/12148/cb12568704s</text:p>
          </table:table-cell>
          <table:table-cell office:value-type="string" calcext:value-type="string">
            <text:p>https://data.bnf.fr/ark:/12148/cb12568704s</text:p>
          </table:table-cell>
          <table:table-cell office:value-type="string" calcext:value-type="string">
            <text:p>https://www.idref.fr/07070631X</text:p>
          </table:table-cell>
          <table:table-cell office:value-type="string" calcext:value-type="string">
            <text:p>https://viaf.org/viaf/12424536</text:p>
          </table:table-cell>
          <table:table-cell office:value-type="string" calcext:value-type="string">
            <text:p>https://www.wikidata.org/wiki/Q127218</text:p>
          </table:table-cell>
          <table:table-cell office:value-type="string" calcext:value-type="string">
            <text:p>http://www.isni.org/0000+0001+2095+6147</text:p>
          </table:table-cell>
          <table:table-cell/>
          <table:table-cell table:formula="of:=CONCATENATE(&quot;sameAs=&quot;&quot;https://thlebee.github.io/CoEg/doc/CoEg_Index.xml#&quot;;[.A27];&quot;&quot;&quot;&quot;)" office:value-type="string" office:string-value="sameAs=&quot;https://thlebee.github.io/CoEg/doc/CoEg_Index.xml#CoEg_pers_00000033&quot;" calcext:value-type="string">
            <text:p>sameAs="https://thlebee.github.io/CoEg/doc/CoEg_Index.xml#CoEg_pers_00000033"</text:p>
          </table:table-cell>
          <table:table-cell table:formula="of:=CONCATENATE(&quot;&lt;person xml:id=&quot;&quot;&quot;;[.A27];&quot;&quot;&quot; role=&quot;&quot;&quot;;[.B27];&quot;&quot;&quot;&gt;&lt;persName&gt;&quot;;[.C27];&quot;&lt;/persName&gt;&quot;;IF(ISBLANK([.I27]);&quot;&quot;;CONCATENATE(&quot;&lt;idno type=&quot;&quot;catGenBNF&quot;&quot;&gt;&quot;;[.I27];&quot;&lt;/idno&gt;&quot;));IF(ISBLANK([.J27]);&quot;&quot;;CONCATENATE(&quot;&lt;idno type=&quot;&quot;dataBnF&quot;&quot;&gt;&quot;;[.J27];&quot;&lt;/idno&gt;&quot;));IF(ISBLANK([.K27]);&quot;&quot;;CONCATENATE(&quot;&lt;idno type=&quot;&quot;IdRef&quot;&quot;&gt;&quot;;[.K27];&quot;&lt;/idno&gt;&quot;));IF(ISBLANK([.L27]);&quot;&quot;;CONCATENATE(&quot;&lt;idno type=&quot;&quot;VIAF&quot;&quot;&gt;&quot;;[.L27];&quot;&lt;/idno&gt;&quot;));IF(ISBLANK([.M27]);&quot;&quot;;CONCATENATE(&quot;&lt;idno type=&quot;&quot;Wikidata&quot;&quot;&gt;&quot;;[.M27];&quot;&lt;/idno&gt;&quot;));IF(ISBLANK([.D27]);&quot;&quot;;CONCATENATE(&quot;&lt;note type=&quot;&quot;def&quot;&quot;&gt;&quot;;[.D27];IF(ISBLANK([.E27]);&quot;&quot;;CONCATENATE(&quot; (&quot;;[.E27];&quot;-&quot;;[.F27];&quot;). &quot;;[.G27]));&quot;.&lt;/note&gt;&quot;));IF(ISBLANK([.H27]);&quot;&quot;;CONCATENATE(&quot;&lt;note type=&quot;&quot;Mariette&quot;&quot;&gt;&quot;;[.H27];&quot;.&lt;/note&gt;&quot;));&quot;&lt;/person&gt;&quot;)" office:value-type="string" office:string-value="&lt;person xml:id=&quot;CoEg_pers_00000033&quot; role=&quot;contemp&quot;&gt;&lt;persName&gt;Longpérier (de), Adrien&lt;/persName&gt;&lt;idno type=&quot;catGenBNF&quot;&gt;https://catalogue.bnf.fr/ark:/12148/cb12568704s&lt;/idno&gt;&lt;idno type=&quot;dataBnF&quot;&gt;https://data.bnf.fr/ark:/12148/cb12568704s&lt;/idno&gt;&lt;idno type=&quot;IdRef&quot;&gt;https://www.idref.fr/07070631X&lt;/idno&gt;&lt;idno type=&quot;VIAF&quot;&gt;https://viaf.org/viaf/12424536&lt;/idno&gt;&lt;idno type=&quot;Wikidata&quot;&gt;https://www.wikidata.org/wiki/Q127218&lt;/idno&gt;&lt;note type=&quot;def&quot;&gt;Archéologue (1816-1882). .&lt;/note&gt;&lt;/person&gt;" calcext:value-type="string">
            <text:p>&lt;person xml:id="CoEg_pers_00000033" role="contemp"&gt;&lt;persName&gt;Longpérier (de), Adrien&lt;/persName&gt;&lt;idno type="catGenBNF"&gt;https://catalogue.bnf.fr/ark:/12148/cb12568704s&lt;/idno&gt;&lt;idno type="dataBnF"&gt;https://data.bnf.fr/ark:/12148/cb12568704s&lt;/idno&gt;&lt;idno type="IdRef"&gt;https://www.idref.fr/07070631X&lt;/idno&gt;&lt;idno type="VIAF"&gt;https://viaf.org/viaf/12424536&lt;/idno&gt;&lt;idno type="Wikidata"&gt;https://www.wikidata.org/wiki/Q127218&lt;/idno&gt;&lt;note type="def"&gt;Archéologue (1816-1882). .&lt;/note&gt;&lt;/person&gt;</text:p>
          </table:table-cell>
          <table:table-cell table:formula="of:=CONCATENATE(&quot;\gls{&quot;;[.A27];&quot;}&quot;)" office:value-type="string" office:string-value="\gls{CoEg_pers_00000033}" calcext:value-type="string">
            <text:p>\gls{CoEg_pers_00000033}</text:p>
          </table:table-cell>
          <table:table-cell table:formula="of:=CONCATENATE(&quot;\newglossaryentry{&quot;;[.A27];&quot;}{name={&quot;;[.C27];&quot;},type={&quot;;[.B27];&quot;},text=*,description={&quot;;[.D27];IF(ISBLANK([.E27]);&quot;&quot;;CONCATENATE(&quot; (&quot;;[.E27];&quot;-&quot;;[.F27];&quot;). &quot;));[.G27];[.H27];IF(ISBLANK([.I27]);&quot;&quot;;CONCATENATE(&quot;[\href{&quot;;[.I27];&quot;}{cat. gén. BNF}]&quot;));IF(ISBLANK([.J27]);&quot;&quot;;CONCATENATE(&quot;[\href{&quot;;[.J27];&quot;}{data.bnf}]&quot;));IF(ISBLANK([.K27]);&quot;&quot;;CONCATENATE(&quot;[\href{&quot;;[.K27];&quot;}{IdRéf}]&quot;));IF(ISBLANK([.L27]);&quot;&quot;;CONCATENATE(&quot;[\href{&quot;;[.L27];&quot;}{VIAF}]&quot;));IF(ISBLANK([.M27]);&quot;&quot;;CONCATENATE(&quot;[\href{&quot;;[.M27];&quot;}{Wikidata}]&quot;));&quot;}}&quot;)" office:value-type="string" office:string-value="\newglossaryentry{CoEg_pers_00000033}{name={Longpérier (de), Adrien},type={contemp},text=*,description={Archéologue (1816-1882). [\href{https://catalogue.bnf.fr/ark:/12148/cb12568704s}{cat. gén. BNF}][\href{https://data.bnf.fr/ark:/12148/cb12568704s}{data.bnf}][\href{https://www.idref.fr/07070631X}{IdRéf}][\href{https://viaf.org/viaf/12424536}{VIAF}][\href{https://www.wikidata.org/wiki/Q127218}{Wikidata}]}}" calcext:value-type="string">
            <text:p>\newglossaryentry{CoEg_pers_00000033}{name={Longpérier (de), Adrien},type={contemp},text=*,description={Archéologue (1816-1882). [\href{https://catalogue.bnf.fr/ark:/12148/cb12568704s}{cat. gén. BNF}][\href{https://data.bnf.fr/ark:/12148/cb12568704s}{data.bnf}][\href{https://www.idref.fr/07070631X}{IdRéf}][\href{https://viaf.org/viaf/12424536}{VIAF}][\href{https://www.wikidata.org/wiki/Q127218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Viel-Castel (de), Horace</text:p>
          </table:table-cell>
          <table:table-cell office:value-type="string" calcext:value-type="string">
            <text:p>Historien d'art</text:p>
          </table:table-cell>
          <table:table-cell office:value-type="float" office:value="1802" calcext:value-type="float">
            <text:p>1802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string" calcext:value-type="string">
            <text:p>https://catalogue.bnf.fr/ark:/12148/cb12644947d</text:p>
          </table:table-cell>
          <table:table-cell office:value-type="string" calcext:value-type="string">
            <text:p>https://data.bnf.fr/ark:/12148/cb12644947d</text:p>
          </table:table-cell>
          <table:table-cell office:value-type="string" calcext:value-type="string">
            <text:p>https://www.idref.fr/027184501</text:p>
          </table:table-cell>
          <table:table-cell office:value-type="string" calcext:value-type="string">
            <text:p>https://viaf.org/viaf/69051610</text:p>
          </table:table-cell>
          <table:table-cell office:value-type="string" calcext:value-type="string">
            <text:p>https://www.wikidata.org/wiki/Q3140481</text:p>
          </table:table-cell>
          <table:table-cell office:value-type="string" calcext:value-type="string">
            <text:p>http://www.isni.org/0000+0001+1069+2176</text:p>
          </table:table-cell>
          <table:table-cell/>
          <table:table-cell table:formula="of:=CONCATENATE(&quot;sameAs=&quot;&quot;https://thlebee.github.io/CoEg/doc/CoEg_Index.xml#&quot;;[.A28];&quot;&quot;&quot;&quot;)" office:value-type="string" office:string-value="sameAs=&quot;https://thlebee.github.io/CoEg/doc/CoEg_Index.xml#CoEg_pers_00000034&quot;" calcext:value-type="string">
            <text:p>sameAs="https://thlebee.github.io/CoEg/doc/CoEg_Index.xml#CoEg_pers_00000034"</text:p>
          </table:table-cell>
          <table:table-cell table:formula="of:=CONCATENATE(&quot;&lt;person xml:id=&quot;&quot;&quot;;[.A28];&quot;&quot;&quot; role=&quot;&quot;&quot;;[.B28];&quot;&quot;&quot;&gt;&lt;persName&gt;&quot;;[.C28];&quot;&lt;/persName&gt;&quot;;IF(ISBLANK([.I28]);&quot;&quot;;CONCATENATE(&quot;&lt;idno type=&quot;&quot;catGenBNF&quot;&quot;&gt;&quot;;[.I28];&quot;&lt;/idno&gt;&quot;));IF(ISBLANK([.J28]);&quot;&quot;;CONCATENATE(&quot;&lt;idno type=&quot;&quot;dataBnF&quot;&quot;&gt;&quot;;[.J28];&quot;&lt;/idno&gt;&quot;));IF(ISBLANK([.K28]);&quot;&quot;;CONCATENATE(&quot;&lt;idno type=&quot;&quot;IdRef&quot;&quot;&gt;&quot;;[.K28];&quot;&lt;/idno&gt;&quot;));IF(ISBLANK([.L28]);&quot;&quot;;CONCATENATE(&quot;&lt;idno type=&quot;&quot;VIAF&quot;&quot;&gt;&quot;;[.L28];&quot;&lt;/idno&gt;&quot;));IF(ISBLANK([.M28]);&quot;&quot;;CONCATENATE(&quot;&lt;idno type=&quot;&quot;Wikidata&quot;&quot;&gt;&quot;;[.M28];&quot;&lt;/idno&gt;&quot;));IF(ISBLANK([.D28]);&quot;&quot;;CONCATENATE(&quot;&lt;note type=&quot;&quot;def&quot;&quot;&gt;&quot;;[.D28];IF(ISBLANK([.E28]);&quot;&quot;;CONCATENATE(&quot; (&quot;;[.E28];&quot;-&quot;;[.F28];&quot;). &quot;;[.G28]));&quot;.&lt;/note&gt;&quot;));IF(ISBLANK([.H28]);&quot;&quot;;CONCATENATE(&quot;&lt;note type=&quot;&quot;Mariette&quot;&quot;&gt;&quot;;[.H28];&quot;.&lt;/note&gt;&quot;));&quot;&lt;/person&gt;&quot;)" office:value-type="string" office:string-value="&lt;person xml:id=&quot;CoEg_pers_00000034&quot; role=&quot;contemp&quot;&gt;&lt;persName&gt;Viel-Castel (de), Horace&lt;/persName&gt;&lt;idno type=&quot;catGenBNF&quot;&gt;https://catalogue.bnf.fr/ark:/12148/cb12644947d&lt;/idno&gt;&lt;idno type=&quot;dataBnF&quot;&gt;https://data.bnf.fr/ark:/12148/cb12644947d&lt;/idno&gt;&lt;idno type=&quot;IdRef&quot;&gt;https://www.idref.fr/027184501&lt;/idno&gt;&lt;idno type=&quot;VIAF&quot;&gt;https://viaf.org/viaf/69051610&lt;/idno&gt;&lt;idno type=&quot;Wikidata&quot;&gt;https://www.wikidata.org/wiki/Q3140481&lt;/idno&gt;&lt;note type=&quot;def&quot;&gt;Historien d'art (1802-1864). .&lt;/note&gt;&lt;/person&gt;" calcext:value-type="string">
            <text:p>&lt;person xml:id="CoEg_pers_00000034" role="contemp"&gt;&lt;persName&gt;Viel-Castel (de), Horace&lt;/persName&gt;&lt;idno type="catGenBNF"&gt;https://catalogue.bnf.fr/ark:/12148/cb12644947d&lt;/idno&gt;&lt;idno type="dataBnF"&gt;https://data.bnf.fr/ark:/12148/cb12644947d&lt;/idno&gt;&lt;idno type="IdRef"&gt;https://www.idref.fr/027184501&lt;/idno&gt;&lt;idno type="VIAF"&gt;https://viaf.org/viaf/69051610&lt;/idno&gt;&lt;idno type="Wikidata"&gt;https://www.wikidata.org/wiki/Q3140481&lt;/idno&gt;&lt;note type="def"&gt;Historien d'art (1802-1864). .&lt;/note&gt;&lt;/person&gt;</text:p>
          </table:table-cell>
          <table:table-cell table:formula="of:=CONCATENATE(&quot;\gls{&quot;;[.A28];&quot;}&quot;)" office:value-type="string" office:string-value="\gls{CoEg_pers_00000034}" calcext:value-type="string">
            <text:p>\gls{CoEg_pers_00000034}</text:p>
          </table:table-cell>
          <table:table-cell table:formula="of:=CONCATENATE(&quot;\newglossaryentry{&quot;;[.A28];&quot;}{name={&quot;;[.C28];&quot;},type={&quot;;[.B28];&quot;},text=*,description={&quot;;[.D28];IF(ISBLANK([.E28]);&quot;&quot;;CONCATENATE(&quot; (&quot;;[.E28];&quot;-&quot;;[.F28];&quot;). &quot;));[.G28];[.H28];IF(ISBLANK([.I28]);&quot;&quot;;CONCATENATE(&quot;[\href{&quot;;[.I28];&quot;}{cat. gén. BNF}]&quot;));IF(ISBLANK([.J28]);&quot;&quot;;CONCATENATE(&quot;[\href{&quot;;[.J28];&quot;}{data.bnf}]&quot;));IF(ISBLANK([.K28]);&quot;&quot;;CONCATENATE(&quot;[\href{&quot;;[.K28];&quot;}{IdRéf}]&quot;));IF(ISBLANK([.L28]);&quot;&quot;;CONCATENATE(&quot;[\href{&quot;;[.L28];&quot;}{VIAF}]&quot;));IF(ISBLANK([.M28]);&quot;&quot;;CONCATENATE(&quot;[\href{&quot;;[.M28];&quot;}{Wikidata}]&quot;));&quot;}}&quot;)" office:value-type="string" office:string-value="\newglossaryentry{CoEg_pers_00000034}{name={Viel-Castel (de), Horace},type={contemp},text=*,description={Historien d'art (1802-1864). [\href{https://catalogue.bnf.fr/ark:/12148/cb12644947d}{cat. gén. BNF}][\href{https://data.bnf.fr/ark:/12148/cb12644947d}{data.bnf}][\href{https://www.idref.fr/027184501}{IdRéf}][\href{https://viaf.org/viaf/69051610}{VIAF}][\href{https://www.wikidata.org/wiki/Q3140481}{Wikidata}]}}" calcext:value-type="string">
            <text:p>\newglossaryentry{CoEg_pers_00000034}{name={Viel-Castel (de), Horace},type={contemp},text=*,description={Historien d'art (1802-1864). [\href{https://catalogue.bnf.fr/ark:/12148/cb12644947d}{cat. gén. BNF}][\href{https://data.bnf.fr/ark:/12148/cb12644947d}{data.bnf}][\href{https://www.idref.fr/027184501}{IdRéf}][\href{https://viaf.org/viaf/69051610}{VIAF}][\href{https://www.wikidata.org/wiki/Q314048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Villot, Frédéric</text:p>
          </table:table-cell>
          <table:table-cell office:value-type="string" calcext:value-type="string">
            <text:p>Graveur et historien d'art</text:p>
          </table:table-cell>
          <table:table-cell office:value-type="float" office:value="1809" calcext:value-type="float">
            <text:p>1809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https://catalogue.bnf.fr/ark:/12148/cb12951365p</text:p>
          </table:table-cell>
          <table:table-cell office:value-type="string" calcext:value-type="string">
            <text:p>https://data.bnf.fr/ark:/12148/cb12951365p</text:p>
          </table:table-cell>
          <table:table-cell office:value-type="string" calcext:value-type="string">
            <text:p>https://www.idref.fr/032393725</text:p>
          </table:table-cell>
          <table:table-cell office:value-type="string" calcext:value-type="string">
            <text:p>https://viaf.org/viaf/24733526</text:p>
          </table:table-cell>
          <table:table-cell office:value-type="string" calcext:value-type="string">
            <text:p>https://www.wikidata.org/wiki/Q3090265</text:p>
          </table:table-cell>
          <table:table-cell office:value-type="string" calcext:value-type="string">
            <text:p>http://www.isni.org/0000+0000+7689+2712</text:p>
          </table:table-cell>
          <table:table-cell/>
          <table:table-cell table:formula="of:=CONCATENATE(&quot;sameAs=&quot;&quot;https://thlebee.github.io/CoEg/doc/CoEg_Index.xml#&quot;;[.A29];&quot;&quot;&quot;&quot;)" office:value-type="string" office:string-value="sameAs=&quot;https://thlebee.github.io/CoEg/doc/CoEg_Index.xml#CoEg_pers_00000035&quot;" calcext:value-type="string">
            <text:p>sameAs="https://thlebee.github.io/CoEg/doc/CoEg_Index.xml#CoEg_pers_00000035"</text:p>
          </table:table-cell>
          <table:table-cell table:formula="of:=CONCATENATE(&quot;&lt;person xml:id=&quot;&quot;&quot;;[.A29];&quot;&quot;&quot; role=&quot;&quot;&quot;;[.B29];&quot;&quot;&quot;&gt;&lt;persName&gt;&quot;;[.C29];&quot;&lt;/persName&gt;&quot;;IF(ISBLANK([.I29]);&quot;&quot;;CONCATENATE(&quot;&lt;idno type=&quot;&quot;catGenBNF&quot;&quot;&gt;&quot;;[.I29];&quot;&lt;/idno&gt;&quot;));IF(ISBLANK([.J29]);&quot;&quot;;CONCATENATE(&quot;&lt;idno type=&quot;&quot;dataBnF&quot;&quot;&gt;&quot;;[.J29];&quot;&lt;/idno&gt;&quot;));IF(ISBLANK([.K29]);&quot;&quot;;CONCATENATE(&quot;&lt;idno type=&quot;&quot;IdRef&quot;&quot;&gt;&quot;;[.K29];&quot;&lt;/idno&gt;&quot;));IF(ISBLANK([.L29]);&quot;&quot;;CONCATENATE(&quot;&lt;idno type=&quot;&quot;VIAF&quot;&quot;&gt;&quot;;[.L29];&quot;&lt;/idno&gt;&quot;));IF(ISBLANK([.M29]);&quot;&quot;;CONCATENATE(&quot;&lt;idno type=&quot;&quot;Wikidata&quot;&quot;&gt;&quot;;[.M29];&quot;&lt;/idno&gt;&quot;));IF(ISBLANK([.D29]);&quot;&quot;;CONCATENATE(&quot;&lt;note type=&quot;&quot;def&quot;&quot;&gt;&quot;;[.D29];IF(ISBLANK([.E29]);&quot;&quot;;CONCATENATE(&quot; (&quot;;[.E29];&quot;-&quot;;[.F29];&quot;). &quot;;[.G29]));&quot;.&lt;/note&gt;&quot;));IF(ISBLANK([.H29]);&quot;&quot;;CONCATENATE(&quot;&lt;note type=&quot;&quot;Mariette&quot;&quot;&gt;&quot;;[.H29];&quot;.&lt;/note&gt;&quot;));&quot;&lt;/person&gt;&quot;)" office:value-type="string" office:string-value="&lt;person xml:id=&quot;CoEg_pers_00000035&quot; role=&quot;contemp&quot;&gt;&lt;persName&gt;Villot, Frédéric&lt;/persName&gt;&lt;idno type=&quot;catGenBNF&quot;&gt;https://catalogue.bnf.fr/ark:/12148/cb12951365p&lt;/idno&gt;&lt;idno type=&quot;dataBnF&quot;&gt;https://data.bnf.fr/ark:/12148/cb12951365p&lt;/idno&gt;&lt;idno type=&quot;IdRef&quot;&gt;https://www.idref.fr/032393725&lt;/idno&gt;&lt;idno type=&quot;VIAF&quot;&gt;https://viaf.org/viaf/24733526&lt;/idno&gt;&lt;idno type=&quot;Wikidata&quot;&gt;https://www.wikidata.org/wiki/Q3090265&lt;/idno&gt;&lt;note type=&quot;def&quot;&gt;Graveur et historien d'art (1809-1875). .&lt;/note&gt;&lt;/person&gt;" calcext:value-type="string">
            <text:p>&lt;person xml:id="CoEg_pers_00000035" role="contemp"&gt;&lt;persName&gt;Villot, Frédéric&lt;/persName&gt;&lt;idno type="catGenBNF"&gt;https://catalogue.bnf.fr/ark:/12148/cb12951365p&lt;/idno&gt;&lt;idno type="dataBnF"&gt;https://data.bnf.fr/ark:/12148/cb12951365p&lt;/idno&gt;&lt;idno type="IdRef"&gt;https://www.idref.fr/032393725&lt;/idno&gt;&lt;idno type="VIAF"&gt;https://viaf.org/viaf/24733526&lt;/idno&gt;&lt;idno type="Wikidata"&gt;https://www.wikidata.org/wiki/Q3090265&lt;/idno&gt;&lt;note type="def"&gt;Graveur et historien d'art (1809-1875). .&lt;/note&gt;&lt;/person&gt;</text:p>
          </table:table-cell>
          <table:table-cell table:formula="of:=CONCATENATE(&quot;\gls{&quot;;[.A29];&quot;}&quot;)" office:value-type="string" office:string-value="\gls{CoEg_pers_00000035}" calcext:value-type="string">
            <text:p>\gls{CoEg_pers_00000035}</text:p>
          </table:table-cell>
          <table:table-cell table:formula="of:=CONCATENATE(&quot;\newglossaryentry{&quot;;[.A29];&quot;}{name={&quot;;[.C29];&quot;},type={&quot;;[.B29];&quot;},text=*,description={&quot;;[.D29];IF(ISBLANK([.E29]);&quot;&quot;;CONCATENATE(&quot; (&quot;;[.E29];&quot;-&quot;;[.F29];&quot;). &quot;));[.G29];[.H29];IF(ISBLANK([.I29]);&quot;&quot;;CONCATENATE(&quot;[\href{&quot;;[.I29];&quot;}{cat. gén. BNF}]&quot;));IF(ISBLANK([.J29]);&quot;&quot;;CONCATENATE(&quot;[\href{&quot;;[.J29];&quot;}{data.bnf}]&quot;));IF(ISBLANK([.K29]);&quot;&quot;;CONCATENATE(&quot;[\href{&quot;;[.K29];&quot;}{IdRéf}]&quot;));IF(ISBLANK([.L29]);&quot;&quot;;CONCATENATE(&quot;[\href{&quot;;[.L29];&quot;}{VIAF}]&quot;));IF(ISBLANK([.M29]);&quot;&quot;;CONCATENATE(&quot;[\href{&quot;;[.M29];&quot;}{Wikidata}]&quot;));&quot;}}&quot;)" office:value-type="string" office:string-value="\newglossaryentry{CoEg_pers_00000035}{name={Villot, Frédéric},type={contemp},text=*,description={Graveur et historien d'art (1809-1875). [\href{https://catalogue.bnf.fr/ark:/12148/cb12951365p}{cat. gén. BNF}][\href{https://data.bnf.fr/ark:/12148/cb12951365p}{data.bnf}][\href{https://www.idref.fr/032393725}{IdRéf}][\href{https://viaf.org/viaf/24733526}{VIAF}][\href{https://www.wikidata.org/wiki/Q3090265}{Wikidata}]}}" calcext:value-type="string">
            <text:p>\newglossaryentry{CoEg_pers_00000035}{name={Villot, Frédéric},type={contemp},text=*,description={Graveur et historien d'art (1809-1875). [\href{https://catalogue.bnf.fr/ark:/12148/cb12951365p}{cat. gén. BNF}][\href{https://data.bnf.fr/ark:/12148/cb12951365p}{data.bnf}][\href{https://www.idref.fr/032393725}{IdRéf}][\href{https://viaf.org/viaf/24733526}{VIAF}][\href{https://www.wikidata.org/wiki/Q309026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Persigny (Fialin de), Victor</text:p>
          </table:table-cell>
          <table:table-cell office:value-type="string" calcext:value-type="string">
            <text:p>Homme d'État</text:p>
          </table:table-cell>
          <table:table-cell office:value-type="float" office:value="1808" calcext:value-type="float">
            <text:p>1808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Ministre français de l’Intérieur de 1852 à 1854</text:p>
          </table:table-cell>
          <table:table-cell office:value-type="string" calcext:value-type="string">
            <text:p>Les Beaux-Arts dépendaient de son portefeuille jusqu'à la fin de 1852, ainsi que la mission confiée à Mariette en Égypte en 1850</text:p>
          </table:table-cell>
          <table:table-cell office:value-type="string" calcext:value-type="string">
            <text:p>https://catalogue.bnf.fr/ark:/12148/cb10722665h</text:p>
          </table:table-cell>
          <table:table-cell office:value-type="string" calcext:value-type="string">
            <text:p>https://data.bnf.fr/ark:/12148/cb10722665h</text:p>
          </table:table-cell>
          <table:table-cell office:value-type="string" calcext:value-type="string">
            <text:p>https://www.idref.fr/079940234</text:p>
          </table:table-cell>
          <table:table-cell office:value-type="string" calcext:value-type="string">
            <text:p>https://viaf.org/viaf/19923190</text:p>
          </table:table-cell>
          <table:table-cell office:value-type="string" calcext:value-type="string">
            <text:p>https://www.wikidata.org/wiki/Q3174556</text:p>
          </table:table-cell>
          <table:table-cell office:value-type="string" calcext:value-type="string">
            <text:p>http://www.isni.org/0000+0001+1604+4209</text:p>
          </table:table-cell>
          <table:table-cell/>
          <table:table-cell table:formula="of:=CONCATENATE(&quot;sameAs=&quot;&quot;https://thlebee.github.io/CoEg/doc/CoEg_Index.xml#&quot;;[.A30];&quot;&quot;&quot;&quot;)" office:value-type="string" office:string-value="sameAs=&quot;https://thlebee.github.io/CoEg/doc/CoEg_Index.xml#CoEg_pers_00000037&quot;" calcext:value-type="string">
            <text:p>sameAs="https://thlebee.github.io/CoEg/doc/CoEg_Index.xml#CoEg_pers_00000037"</text:p>
          </table:table-cell>
          <table:table-cell table:formula="of:=CONCATENATE(&quot;&lt;person xml:id=&quot;&quot;&quot;;[.A30];&quot;&quot;&quot; role=&quot;&quot;&quot;;[.B30];&quot;&quot;&quot;&gt;&lt;persName&gt;&quot;;[.C30];&quot;&lt;/persName&gt;&quot;;IF(ISBLANK([.I30]);&quot;&quot;;CONCATENATE(&quot;&lt;idno type=&quot;&quot;catGenBNF&quot;&quot;&gt;&quot;;[.I30];&quot;&lt;/idno&gt;&quot;));IF(ISBLANK([.J30]);&quot;&quot;;CONCATENATE(&quot;&lt;idno type=&quot;&quot;dataBnF&quot;&quot;&gt;&quot;;[.J30];&quot;&lt;/idno&gt;&quot;));IF(ISBLANK([.K30]);&quot;&quot;;CONCATENATE(&quot;&lt;idno type=&quot;&quot;IdRef&quot;&quot;&gt;&quot;;[.K30];&quot;&lt;/idno&gt;&quot;));IF(ISBLANK([.L30]);&quot;&quot;;CONCATENATE(&quot;&lt;idno type=&quot;&quot;VIAF&quot;&quot;&gt;&quot;;[.L30];&quot;&lt;/idno&gt;&quot;));IF(ISBLANK([.M30]);&quot;&quot;;CONCATENATE(&quot;&lt;idno type=&quot;&quot;Wikidata&quot;&quot;&gt;&quot;;[.M30];&quot;&lt;/idno&gt;&quot;));IF(ISBLANK([.D30]);&quot;&quot;;CONCATENATE(&quot;&lt;note type=&quot;&quot;def&quot;&quot;&gt;&quot;;[.D30];IF(ISBLANK([.E30]);&quot;&quot;;CONCATENATE(&quot; (&quot;;[.E30];&quot;-&quot;;[.F30];&quot;). &quot;;[.G30]));&quot;.&lt;/note&gt;&quot;));IF(ISBLANK([.H30]);&quot;&quot;;CONCATENATE(&quot;&lt;note type=&quot;&quot;Mariette&quot;&quot;&gt;&quot;;[.H30];&quot;.&lt;/note&gt;&quot;));&quot;&lt;/person&gt;&quot;)" office:value-type="string" office:string-value="&lt;person xml:id=&quot;CoEg_pers_00000037&quot; role=&quot;contemp&quot;&gt;&lt;persName&gt;Persigny (Fialin de), Victor&lt;/persName&gt;&lt;idno type=&quot;catGenBNF&quot;&gt;https://catalogue.bnf.fr/ark:/12148/cb10722665h&lt;/idno&gt;&lt;idno type=&quot;dataBnF&quot;&gt;https://data.bnf.fr/ark:/12148/cb10722665h&lt;/idno&gt;&lt;idno type=&quot;IdRef&quot;&gt;https://www.idref.fr/079940234&lt;/idno&gt;&lt;idno type=&quot;VIAF&quot;&gt;https://viaf.org/viaf/19923190&lt;/idno&gt;&lt;idno type=&quot;Wikidata&quot;&gt;https://www.wikidata.org/wiki/Q3174556&lt;/idno&gt;&lt;note type=&quot;def&quot;&gt;Homme d'État (1808-1872). Ministre français de l’Intérieur de 1852 à 1854.&lt;/note&gt;&lt;note type=&quot;Mariette&quot;&gt;Les Beaux-Arts dépendaient de son portefeuille jusqu'à la fin de 1852, ainsi que la mission confiée à Mariette en Égypte en 1850.&lt;/note&gt;&lt;/person&gt;" calcext:value-type="string">
            <text:p>&lt;person xml:id="CoEg_pers_00000037" role="contemp"&gt;&lt;persName&gt;Persigny (Fialin de), Victor&lt;/persName&gt;&lt;idno type="catGenBNF"&gt;https://catalogue.bnf.fr/ark:/12148/cb10722665h&lt;/idno&gt;&lt;idno type="dataBnF"&gt;https://data.bnf.fr/ark:/12148/cb10722665h&lt;/idno&gt;&lt;idno type="IdRef"&gt;https://www.idref.fr/079940234&lt;/idno&gt;&lt;idno type="VIAF"&gt;https://viaf.org/viaf/19923190&lt;/idno&gt;&lt;idno type="Wikidata"&gt;https://www.wikidata.org/wiki/Q3174556&lt;/idno&gt;&lt;note type="def"&gt;Homme d'État (1808-1872). Ministre français de l’Intérieur de 1852 à 1854.&lt;/note&gt;&lt;note type="Mariette"&gt;Les Beaux-Arts dépendaient de son portefeuille jusqu'à la fin de 1852, ainsi que la mission confiée à Mariette en Égypte en 1850.&lt;/note&gt;&lt;/person&gt;</text:p>
          </table:table-cell>
          <table:table-cell table:formula="of:=CONCATENATE(&quot;\gls{&quot;;[.A30];&quot;}&quot;)" office:value-type="string" office:string-value="\gls{CoEg_pers_00000037}" calcext:value-type="string">
            <text:p>\gls{CoEg_pers_00000037}</text:p>
          </table:table-cell>
          <table:table-cell table:formula="of:=CONCATENATE(&quot;\newglossaryentry{&quot;;[.A30];&quot;}{name={&quot;;[.C30];&quot;},type={&quot;;[.B30];&quot;},text=*,description={&quot;;[.D30];IF(ISBLANK([.E30]);&quot;&quot;;CONCATENATE(&quot; (&quot;;[.E30];&quot;-&quot;;[.F30];&quot;). &quot;));[.G30];[.H30];IF(ISBLANK([.I30]);&quot;&quot;;CONCATENATE(&quot;[\href{&quot;;[.I30];&quot;}{cat. gén. BNF}]&quot;));IF(ISBLANK([.J30]);&quot;&quot;;CONCATENATE(&quot;[\href{&quot;;[.J30];&quot;}{data.bnf}]&quot;));IF(ISBLANK([.K30]);&quot;&quot;;CONCATENATE(&quot;[\href{&quot;;[.K30];&quot;}{IdRéf}]&quot;));IF(ISBLANK([.L30]);&quot;&quot;;CONCATENATE(&quot;[\href{&quot;;[.L30];&quot;}{VIAF}]&quot;));IF(ISBLANK([.M30]);&quot;&quot;;CONCATENATE(&quot;[\href{&quot;;[.M30];&quot;}{Wikidata}]&quot;));&quot;}}&quot;)" office:value-type="string" office:string-value="\newglossaryentry{CoEg_pers_00000037}{name={Persigny (Fialin de), Victor},type={contemp},text=*,description={Homme d'État (1808-1872). Ministre français de l’Intérieur de 1852 à 1854Les Beaux-Arts dépendaient de son portefeuille jusqu'à la fin de 1852, ainsi que la mission confiée à Mariette en Égypte en 1850[\href{https://catalogue.bnf.fr/ark:/12148/cb10722665h}{cat. gén. BNF}][\href{https://data.bnf.fr/ark:/12148/cb10722665h}{data.bnf}][\href{https://www.idref.fr/079940234}{IdRéf}][\href{https://viaf.org/viaf/19923190}{VIAF}][\href{https://www.wikidata.org/wiki/Q3174556}{Wikidata}]}}" calcext:value-type="string">
            <text:p>\newglossaryentry{CoEg_pers_00000037}{name={Persigny (Fialin de), Victor},type={contemp},text=*,description={Homme d'État (1808-1872). Ministre français de l’Intérieur de 1852 à 1854Les Beaux-Arts dépendaient de son portefeuille jusqu'à la fin de 1852, ainsi que la mission confiée à Mariette en Égypte en 1850[\href{https://catalogue.bnf.fr/ark:/12148/cb10722665h}{cat. gén. BNF}][\href{https://data.bnf.fr/ark:/12148/cb10722665h}{data.bnf}][\href{https://www.idref.fr/079940234}{IdRéf}][\href{https://viaf.org/viaf/19923190}{VIAF}][\href{https://www.wikidata.org/wiki/Q317455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oujon</text:p>
          </table:table-cell>
          <table:table-cell table:number-columns-repeated="4"/>
          <table:table-cell office:value-type="string" calcext:value-type="string">
            <text:p>Chargé des transports pour le gouvernement français</text:p>
          </table:table-cell>
          <table:table-cell table:number-columns-repeated="7"/>
          <table:table-cell table:formula="of:=CONCATENATE(&quot;sameAs=&quot;&quot;https://thlebee.github.io/CoEg/doc/CoEg_Index.xml#&quot;;[.A31];&quot;&quot;&quot;&quot;)" office:value-type="string" office:string-value="sameAs=&quot;https://thlebee.github.io/CoEg/doc/CoEg_Index.xml#CoEg_pers_00000038&quot;" calcext:value-type="string">
            <text:p>sameAs="https://thlebee.github.io/CoEg/doc/CoEg_Index.xml#CoEg_pers_00000038"</text:p>
          </table:table-cell>
          <table:table-cell table:formula="of:=CONCATENATE(&quot;&lt;person xml:id=&quot;&quot;&quot;;[.A31];&quot;&quot;&quot; role=&quot;&quot;&quot;;[.B31];&quot;&quot;&quot;&gt;&lt;persName&gt;&quot;;[.C31];&quot;&lt;/persName&gt;&quot;;IF(ISBLANK([.I31]);&quot;&quot;;CONCATENATE(&quot;&lt;idno type=&quot;&quot;catGenBNF&quot;&quot;&gt;&quot;;[.I31];&quot;&lt;/idno&gt;&quot;));IF(ISBLANK([.J31]);&quot;&quot;;CONCATENATE(&quot;&lt;idno type=&quot;&quot;dataBnF&quot;&quot;&gt;&quot;;[.J31];&quot;&lt;/idno&gt;&quot;));IF(ISBLANK([.K31]);&quot;&quot;;CONCATENATE(&quot;&lt;idno type=&quot;&quot;IdRef&quot;&quot;&gt;&quot;;[.K31];&quot;&lt;/idno&gt;&quot;));IF(ISBLANK([.L31]);&quot;&quot;;CONCATENATE(&quot;&lt;idno type=&quot;&quot;VIAF&quot;&quot;&gt;&quot;;[.L31];&quot;&lt;/idno&gt;&quot;));IF(ISBLANK([.M31]);&quot;&quot;;CONCATENATE(&quot;&lt;idno type=&quot;&quot;Wikidata&quot;&quot;&gt;&quot;;[.M31];&quot;&lt;/idno&gt;&quot;));IF(ISBLANK([.D31]);&quot;&quot;;CONCATENATE(&quot;&lt;note type=&quot;&quot;def&quot;&quot;&gt;&quot;;[.D31];IF(ISBLANK([.E31]);&quot;&quot;;CONCATENATE(&quot; (&quot;;[.E31];&quot;-&quot;;[.F31];&quot;). &quot;;[.G31]));&quot;.&lt;/note&gt;&quot;));IF(ISBLANK([.H31]);&quot;&quot;;CONCATENATE(&quot;&lt;note type=&quot;&quot;Mariette&quot;&quot;&gt;&quot;;[.H31];&quot;.&lt;/note&gt;&quot;));&quot;&lt;/person&gt;&quot;)" office:value-type="string" office:string-value="&lt;person xml:id=&quot;CoEg_pers_00000038&quot; role=&quot;contemp&quot;&gt;&lt;persName&gt;Boujon&lt;/persName&gt;&lt;note type=&quot;Mariette&quot;&gt;Chargé des transports pour le gouvernement français.&lt;/note&gt;&lt;/person&gt;" calcext:value-type="string">
            <text:p>&lt;person xml:id="CoEg_pers_00000038" role="contemp"&gt;&lt;persName&gt;Boujon&lt;/persName&gt;&lt;note type="Mariette"&gt;Chargé des transports pour le gouvernement français.&lt;/note&gt;&lt;/person&gt;</text:p>
          </table:table-cell>
          <table:table-cell table:formula="of:=CONCATENATE(&quot;\gls{&quot;;[.A31];&quot;}&quot;)" office:value-type="string" office:string-value="\gls{CoEg_pers_00000038}" calcext:value-type="string">
            <text:p>\gls{CoEg_pers_00000038}</text:p>
          </table:table-cell>
          <table:table-cell table:formula="of:=CONCATENATE(&quot;\newglossaryentry{&quot;;[.A31];&quot;}{name={&quot;;[.C31];&quot;},type={&quot;;[.B31];&quot;},text=*,description={&quot;;[.D31];IF(ISBLANK([.E31]);&quot;&quot;;CONCATENATE(&quot; (&quot;;[.E31];&quot;-&quot;;[.F31];&quot;). &quot;));[.G31];[.H31];IF(ISBLANK([.I31]);&quot;&quot;;CONCATENATE(&quot;[\href{&quot;;[.I31];&quot;}{cat. gén. BNF}]&quot;));IF(ISBLANK([.J31]);&quot;&quot;;CONCATENATE(&quot;[\href{&quot;;[.J31];&quot;}{data.bnf}]&quot;));IF(ISBLANK([.K31]);&quot;&quot;;CONCATENATE(&quot;[\href{&quot;;[.K31];&quot;}{IdRéf}]&quot;));IF(ISBLANK([.L31]);&quot;&quot;;CONCATENATE(&quot;[\href{&quot;;[.L31];&quot;}{VIAF}]&quot;));IF(ISBLANK([.M31]);&quot;&quot;;CONCATENATE(&quot;[\href{&quot;;[.M31];&quot;}{Wikidata}]&quot;));&quot;}}&quot;)" office:value-type="string" office:string-value="\newglossaryentry{CoEg_pers_00000038}{name={Boujon},type={contemp},text=*,description={Chargé des transports pour le gouvernement français}}" calcext:value-type="string">
            <text:p>\newglossaryentry{CoEg_pers_00000038}{name={Boujon},type={contemp},text=*,description={Chargé des transports pour le gouvernement français}}</text:p>
          </table:table-cell>
          <table:table-cell/>
        </table:table-row>
        <table:table-row table:style-name="ro1">
          <table:table-cell office:value-type="string" calcext:value-type="string">
            <text:p>CoEg_pers_0000003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Verrier</text:p>
          </table:table-cell>
          <table:table-cell table:number-columns-repeated="4"/>
          <table:table-cell office:value-type="string" calcext:value-type="string">
            <text:p>Chargé des transports pour le gouvernement français</text:p>
          </table:table-cell>
          <table:table-cell table:number-columns-repeated="7"/>
          <table:table-cell table:formula="of:=CONCATENATE(&quot;sameAs=&quot;&quot;https://thlebee.github.io/CoEg/doc/CoEg_Index.xml#&quot;;[.A32];&quot;&quot;&quot;&quot;)" office:value-type="string" office:string-value="sameAs=&quot;https://thlebee.github.io/CoEg/doc/CoEg_Index.xml#CoEg_pers_00000039&quot;" calcext:value-type="string">
            <text:p>sameAs="https://thlebee.github.io/CoEg/doc/CoEg_Index.xml#CoEg_pers_00000039"</text:p>
          </table:table-cell>
          <table:table-cell table:formula="of:=CONCATENATE(&quot;&lt;person xml:id=&quot;&quot;&quot;;[.A32];&quot;&quot;&quot; role=&quot;&quot;&quot;;[.B32];&quot;&quot;&quot;&gt;&lt;persName&gt;&quot;;[.C32];&quot;&lt;/persName&gt;&quot;;IF(ISBLANK([.I32]);&quot;&quot;;CONCATENATE(&quot;&lt;idno type=&quot;&quot;catGenBNF&quot;&quot;&gt;&quot;;[.I32];&quot;&lt;/idno&gt;&quot;));IF(ISBLANK([.J32]);&quot;&quot;;CONCATENATE(&quot;&lt;idno type=&quot;&quot;dataBnF&quot;&quot;&gt;&quot;;[.J32];&quot;&lt;/idno&gt;&quot;));IF(ISBLANK([.K32]);&quot;&quot;;CONCATENATE(&quot;&lt;idno type=&quot;&quot;IdRef&quot;&quot;&gt;&quot;;[.K32];&quot;&lt;/idno&gt;&quot;));IF(ISBLANK([.L32]);&quot;&quot;;CONCATENATE(&quot;&lt;idno type=&quot;&quot;VIAF&quot;&quot;&gt;&quot;;[.L32];&quot;&lt;/idno&gt;&quot;));IF(ISBLANK([.M32]);&quot;&quot;;CONCATENATE(&quot;&lt;idno type=&quot;&quot;Wikidata&quot;&quot;&gt;&quot;;[.M32];&quot;&lt;/idno&gt;&quot;));IF(ISBLANK([.D32]);&quot;&quot;;CONCATENATE(&quot;&lt;note type=&quot;&quot;def&quot;&quot;&gt;&quot;;[.D32];IF(ISBLANK([.E32]);&quot;&quot;;CONCATENATE(&quot; (&quot;;[.E32];&quot;-&quot;;[.F32];&quot;). &quot;;[.G32]));&quot;.&lt;/note&gt;&quot;));IF(ISBLANK([.H32]);&quot;&quot;;CONCATENATE(&quot;&lt;note type=&quot;&quot;Mariette&quot;&quot;&gt;&quot;;[.H32];&quot;.&lt;/note&gt;&quot;));&quot;&lt;/person&gt;&quot;)" office:value-type="string" office:string-value="&lt;person xml:id=&quot;CoEg_pers_00000039&quot; role=&quot;contemp&quot;&gt;&lt;persName&gt;Verrier&lt;/persName&gt;&lt;note type=&quot;Mariette&quot;&gt;Chargé des transports pour le gouvernement français.&lt;/note&gt;&lt;/person&gt;" calcext:value-type="string">
            <text:p>&lt;person xml:id="CoEg_pers_00000039" role="contemp"&gt;&lt;persName&gt;Verrier&lt;/persName&gt;&lt;note type="Mariette"&gt;Chargé des transports pour le gouvernement français.&lt;/note&gt;&lt;/person&gt;</text:p>
          </table:table-cell>
          <table:table-cell table:formula="of:=CONCATENATE(&quot;\gls{&quot;;[.A32];&quot;}&quot;)" office:value-type="string" office:string-value="\gls{CoEg_pers_00000039}" calcext:value-type="string">
            <text:p>\gls{CoEg_pers_00000039}</text:p>
          </table:table-cell>
          <table:table-cell table:formula="of:=CONCATENATE(&quot;\newglossaryentry{&quot;;[.A32];&quot;}{name={&quot;;[.C32];&quot;},type={&quot;;[.B32];&quot;},text=*,description={&quot;;[.D32];IF(ISBLANK([.E32]);&quot;&quot;;CONCATENATE(&quot; (&quot;;[.E32];&quot;-&quot;;[.F32];&quot;). &quot;));[.G32];[.H32];IF(ISBLANK([.I32]);&quot;&quot;;CONCATENATE(&quot;[\href{&quot;;[.I32];&quot;}{cat. gén. BNF}]&quot;));IF(ISBLANK([.J32]);&quot;&quot;;CONCATENATE(&quot;[\href{&quot;;[.J32];&quot;}{data.bnf}]&quot;));IF(ISBLANK([.K32]);&quot;&quot;;CONCATENATE(&quot;[\href{&quot;;[.K32];&quot;}{IdRéf}]&quot;));IF(ISBLANK([.L32]);&quot;&quot;;CONCATENATE(&quot;[\href{&quot;;[.L32];&quot;}{VIAF}]&quot;));IF(ISBLANK([.M32]);&quot;&quot;;CONCATENATE(&quot;[\href{&quot;;[.M32];&quot;}{Wikidata}]&quot;));&quot;}}&quot;)" office:value-type="string" office:string-value="\newglossaryentry{CoEg_pers_00000039}{name={Verrier},type={contemp},text=*,description={Chargé des transports pour le gouvernement français}}" calcext:value-type="string">
            <text:p>\newglossaryentry{CoEg_pers_00000039}{name={Verrier},type={contemp},text=*,description={Chargé des transports pour le gouvernement français}}</text:p>
          </table:table-cell>
          <table:table-cell/>
        </table:table-row>
        <table:table-row table:style-name="ro1">
          <table:table-cell office:value-type="string" calcext:value-type="string">
            <text:p>CoEg_pers_00000040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abatier</text:p>
          </table:table-cell>
          <table:table-cell office:value-type="string" calcext:value-type="string">
            <text:p>Diplomate</text:p>
          </table:table-cell>
          <table:table-cell table:number-columns-repeated="2"/>
          <table:table-cell office:value-type="string" calcext:value-type="string">
            <text:p>Consul général de France en Égypte ; succède à Le Moyne au cours de l'été 1852</text:p>
          </table:table-cell>
          <table:table-cell table:number-columns-repeated="8"/>
          <table:table-cell table:formula="of:=CONCATENATE(&quot;sameAs=&quot;&quot;https://thlebee.github.io/CoEg/doc/CoEg_Index.xml#&quot;;[.A33];&quot;&quot;&quot;&quot;)" office:value-type="string" office:string-value="sameAs=&quot;https://thlebee.github.io/CoEg/doc/CoEg_Index.xml#CoEg_pers_00000040&quot;" calcext:value-type="string">
            <text:p>sameAs="https://thlebee.github.io/CoEg/doc/CoEg_Index.xml#CoEg_pers_00000040"</text:p>
          </table:table-cell>
          <table:table-cell table:formula="of:=CONCATENATE(&quot;&lt;person xml:id=&quot;&quot;&quot;;[.A33];&quot;&quot;&quot; role=&quot;&quot;&quot;;[.B33];&quot;&quot;&quot;&gt;&lt;persName&gt;&quot;;[.C33];&quot;&lt;/persName&gt;&quot;;IF(ISBLANK([.I33]);&quot;&quot;;CONCATENATE(&quot;&lt;idno type=&quot;&quot;catGenBNF&quot;&quot;&gt;&quot;;[.I33];&quot;&lt;/idno&gt;&quot;));IF(ISBLANK([.J33]);&quot;&quot;;CONCATENATE(&quot;&lt;idno type=&quot;&quot;dataBnF&quot;&quot;&gt;&quot;;[.J33];&quot;&lt;/idno&gt;&quot;));IF(ISBLANK([.K33]);&quot;&quot;;CONCATENATE(&quot;&lt;idno type=&quot;&quot;IdRef&quot;&quot;&gt;&quot;;[.K33];&quot;&lt;/idno&gt;&quot;));IF(ISBLANK([.L33]);&quot;&quot;;CONCATENATE(&quot;&lt;idno type=&quot;&quot;VIAF&quot;&quot;&gt;&quot;;[.L33];&quot;&lt;/idno&gt;&quot;));IF(ISBLANK([.M33]);&quot;&quot;;CONCATENATE(&quot;&lt;idno type=&quot;&quot;Wikidata&quot;&quot;&gt;&quot;;[.M33];&quot;&lt;/idno&gt;&quot;));IF(ISBLANK([.D33]);&quot;&quot;;CONCATENATE(&quot;&lt;note type=&quot;&quot;def&quot;&quot;&gt;&quot;;[.D33];IF(ISBLANK([.E33]);&quot;&quot;;CONCATENATE(&quot; (&quot;;[.E33];&quot;-&quot;;[.F33];&quot;). &quot;;[.G33]));&quot;.&lt;/note&gt;&quot;));IF(ISBLANK([.H33]);&quot;&quot;;CONCATENATE(&quot;&lt;note type=&quot;&quot;Mariette&quot;&quot;&gt;&quot;;[.H33];&quot;.&lt;/note&gt;&quot;));&quot;&lt;/person&gt;&quot;)" office:value-type="string" office:string-value="&lt;person xml:id=&quot;CoEg_pers_00000040&quot; role=&quot;contemp&quot;&gt;&lt;persName&gt;Sabatier&lt;/persName&gt;&lt;note type=&quot;def&quot;&gt;Diplomate.&lt;/note&gt;&lt;/person&gt;" calcext:value-type="string">
            <text:p>&lt;person xml:id="CoEg_pers_00000040" role="contemp"&gt;&lt;persName&gt;Sabatier&lt;/persName&gt;&lt;note type="def"&gt;Diplomate.&lt;/note&gt;&lt;/person&gt;</text:p>
          </table:table-cell>
          <table:table-cell table:formula="of:=CONCATENATE(&quot;\gls{&quot;;[.A33];&quot;}&quot;)" office:value-type="string" office:string-value="\gls{CoEg_pers_00000040}" calcext:value-type="string">
            <text:p>\gls{CoEg_pers_00000040}</text:p>
          </table:table-cell>
          <table:table-cell table:formula="of:=CONCATENATE(&quot;\newglossaryentry{&quot;;[.A33];&quot;}{name={&quot;;[.C33];&quot;},type={&quot;;[.B33];&quot;},text=*,description={&quot;;[.D33];IF(ISBLANK([.E33]);&quot;&quot;;CONCATENATE(&quot; (&quot;;[.E33];&quot;-&quot;;[.F33];&quot;). &quot;));[.G33];[.H33];IF(ISBLANK([.I33]);&quot;&quot;;CONCATENATE(&quot;[\href{&quot;;[.I33];&quot;}{cat. gén. BNF}]&quot;));IF(ISBLANK([.J33]);&quot;&quot;;CONCATENATE(&quot;[\href{&quot;;[.J33];&quot;}{data.bnf}]&quot;));IF(ISBLANK([.K33]);&quot;&quot;;CONCATENATE(&quot;[\href{&quot;;[.K33];&quot;}{IdRéf}]&quot;));IF(ISBLANK([.L33]);&quot;&quot;;CONCATENATE(&quot;[\href{&quot;;[.L33];&quot;}{VIAF}]&quot;));IF(ISBLANK([.M33]);&quot;&quot;;CONCATENATE(&quot;[\href{&quot;;[.M33];&quot;}{Wikidata}]&quot;));&quot;}}&quot;)" office:value-type="string" office:string-value="\newglossaryentry{CoEg_pers_00000040}{name={Sabatier},type={contemp},text=*,description={DiplomateConsul général de France en Égypte ; succède à Le Moyne au cours de l'été 1852}}" calcext:value-type="string">
            <text:p>\newglossaryentry{CoEg_pers_00000040}{name={Sabatier},type={contemp},text=*,description={DiplomateConsul général de France en Égypte ; succède à Le Moyne au cours de l'été 1852}}</text:p>
          </table:table-cell>
          <table:table-cell/>
        </table:table-row>
        <table:table-row table:style-name="ro1">
          <table:table-cell office:value-type="string" calcext:value-type="string">
            <text:p>CoEg_pers_0000004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Drouyn de Lhuys, Édouard</text:p>
          </table:table-cell>
          <table:table-cell office:value-type="string" calcext:value-type="string">
            <text:p>Homme d'État</text:p>
          </table:table-cell>
          <table:table-cell office:value-type="float" office:value="1805" calcext:value-type="float">
            <text:p>1805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Ministre français des Affaires étrangères entre 1852 et 1855</text:p>
          </table:table-cell>
          <table:table-cell/>
          <table:table-cell office:value-type="string" calcext:value-type="string">
            <text:p>https://catalogue.bnf.fr/ark:/12148/cb13069509g</text:p>
          </table:table-cell>
          <table:table-cell office:value-type="string" calcext:value-type="string">
            <text:p>https://data.bnf.fr/ark:/12148/cb13069509g</text:p>
          </table:table-cell>
          <table:table-cell office:value-type="string" calcext:value-type="string">
            <text:p>https://www.idref.fr/093719345</text:p>
          </table:table-cell>
          <table:table-cell office:value-type="string" calcext:value-type="string">
            <text:p>https://viaf.org/viaf/17525718</text:p>
          </table:table-cell>
          <table:table-cell office:value-type="string" calcext:value-type="string">
            <text:p>https://www.wikidata.org/wiki/Q274294</text:p>
          </table:table-cell>
          <table:table-cell office:value-type="string" calcext:value-type="string">
            <text:p>http://www.isni.org/0000+0000+8097+1392</text:p>
          </table:table-cell>
          <table:table-cell/>
          <table:table-cell table:formula="of:=CONCATENATE(&quot;sameAs=&quot;&quot;https://thlebee.github.io/CoEg/doc/CoEg_Index.xml#&quot;;[.A34];&quot;&quot;&quot;&quot;)" office:value-type="string" office:string-value="sameAs=&quot;https://thlebee.github.io/CoEg/doc/CoEg_Index.xml#CoEg_pers_00000041&quot;" calcext:value-type="string">
            <text:p>sameAs="https://thlebee.github.io/CoEg/doc/CoEg_Index.xml#CoEg_pers_00000041"</text:p>
          </table:table-cell>
          <table:table-cell table:formula="of:=CONCATENATE(&quot;&lt;person xml:id=&quot;&quot;&quot;;[.A34];&quot;&quot;&quot; role=&quot;&quot;&quot;;[.B34];&quot;&quot;&quot;&gt;&lt;persName&gt;&quot;;[.C34];&quot;&lt;/persName&gt;&quot;;IF(ISBLANK([.I34]);&quot;&quot;;CONCATENATE(&quot;&lt;idno type=&quot;&quot;catGenBNF&quot;&quot;&gt;&quot;;[.I34];&quot;&lt;/idno&gt;&quot;));IF(ISBLANK([.J34]);&quot;&quot;;CONCATENATE(&quot;&lt;idno type=&quot;&quot;dataBnF&quot;&quot;&gt;&quot;;[.J34];&quot;&lt;/idno&gt;&quot;));IF(ISBLANK([.K34]);&quot;&quot;;CONCATENATE(&quot;&lt;idno type=&quot;&quot;IdRef&quot;&quot;&gt;&quot;;[.K34];&quot;&lt;/idno&gt;&quot;));IF(ISBLANK([.L34]);&quot;&quot;;CONCATENATE(&quot;&lt;idno type=&quot;&quot;VIAF&quot;&quot;&gt;&quot;;[.L34];&quot;&lt;/idno&gt;&quot;));IF(ISBLANK([.M34]);&quot;&quot;;CONCATENATE(&quot;&lt;idno type=&quot;&quot;Wikidata&quot;&quot;&gt;&quot;;[.M34];&quot;&lt;/idno&gt;&quot;));IF(ISBLANK([.D34]);&quot;&quot;;CONCATENATE(&quot;&lt;note type=&quot;&quot;def&quot;&quot;&gt;&quot;;[.D34];IF(ISBLANK([.E34]);&quot;&quot;;CONCATENATE(&quot; (&quot;;[.E34];&quot;-&quot;;[.F34];&quot;). &quot;;[.G34]));&quot;.&lt;/note&gt;&quot;));IF(ISBLANK([.H34]);&quot;&quot;;CONCATENATE(&quot;&lt;note type=&quot;&quot;Mariette&quot;&quot;&gt;&quot;;[.H34];&quot;.&lt;/note&gt;&quot;));&quot;&lt;/person&gt;&quot;)" office:value-type="string" office:string-value="&lt;person xml:id=&quot;CoEg_pers_00000041&quot; role=&quot;contemp&quot;&gt;&lt;persName&gt;Drouyn de Lhuys, Édouard&lt;/persName&gt;&lt;idno type=&quot;catGenBNF&quot;&gt;https://catalogue.bnf.fr/ark:/12148/cb13069509g&lt;/idno&gt;&lt;idno type=&quot;dataBnF&quot;&gt;https://data.bnf.fr/ark:/12148/cb13069509g&lt;/idno&gt;&lt;idno type=&quot;IdRef&quot;&gt;https://www.idref.fr/093719345&lt;/idno&gt;&lt;idno type=&quot;VIAF&quot;&gt;https://viaf.org/viaf/17525718&lt;/idno&gt;&lt;idno type=&quot;Wikidata&quot;&gt;https://www.wikidata.org/wiki/Q274294&lt;/idno&gt;&lt;note type=&quot;def&quot;&gt;Homme d'État (1805-1881). Ministre français des Affaires étrangères entre 1852 et 1855.&lt;/note&gt;&lt;/person&gt;" calcext:value-type="string">
            <text:p>&lt;person xml:id="CoEg_pers_00000041" role="contemp"&gt;&lt;persName&gt;Drouyn de Lhuys, Édouard&lt;/persName&gt;&lt;idno type="catGenBNF"&gt;https://catalogue.bnf.fr/ark:/12148/cb13069509g&lt;/idno&gt;&lt;idno type="dataBnF"&gt;https://data.bnf.fr/ark:/12148/cb13069509g&lt;/idno&gt;&lt;idno type="IdRef"&gt;https://www.idref.fr/093719345&lt;/idno&gt;&lt;idno type="VIAF"&gt;https://viaf.org/viaf/17525718&lt;/idno&gt;&lt;idno type="Wikidata"&gt;https://www.wikidata.org/wiki/Q274294&lt;/idno&gt;&lt;note type="def"&gt;Homme d'État (1805-1881). Ministre français des Affaires étrangères entre 1852 et 1855.&lt;/note&gt;&lt;/person&gt;</text:p>
          </table:table-cell>
          <table:table-cell table:formula="of:=CONCATENATE(&quot;\gls{&quot;;[.A34];&quot;}&quot;)" office:value-type="string" office:string-value="\gls{CoEg_pers_00000041}" calcext:value-type="string">
            <text:p>\gls{CoEg_pers_00000041}</text:p>
          </table:table-cell>
          <table:table-cell table:formula="of:=CONCATENATE(&quot;\newglossaryentry{&quot;;[.A34];&quot;}{name={&quot;;[.C34];&quot;},type={&quot;;[.B34];&quot;},text=*,description={&quot;;[.D34];IF(ISBLANK([.E34]);&quot;&quot;;CONCATENATE(&quot; (&quot;;[.E34];&quot;-&quot;;[.F34];&quot;). &quot;));[.G34];[.H34];IF(ISBLANK([.I34]);&quot;&quot;;CONCATENATE(&quot;[\href{&quot;;[.I34];&quot;}{cat. gén. BNF}]&quot;));IF(ISBLANK([.J34]);&quot;&quot;;CONCATENATE(&quot;[\href{&quot;;[.J34];&quot;}{data.bnf}]&quot;));IF(ISBLANK([.K34]);&quot;&quot;;CONCATENATE(&quot;[\href{&quot;;[.K34];&quot;}{IdRéf}]&quot;));IF(ISBLANK([.L34]);&quot;&quot;;CONCATENATE(&quot;[\href{&quot;;[.L34];&quot;}{VIAF}]&quot;));IF(ISBLANK([.M34]);&quot;&quot;;CONCATENATE(&quot;[\href{&quot;;[.M34];&quot;}{Wikidata}]&quot;));&quot;}}&quot;)" office:value-type="string" office:string-value="\newglossaryentry{CoEg_pers_00000041}{name={Drouyn de Lhuys, Édouard},type={contemp},text=*,description={Homme d'État (1805-1881). Ministre français des Affaires étrangères entre 1852 et 1855[\href{https://catalogue.bnf.fr/ark:/12148/cb13069509g}{cat. gén. BNF}][\href{https://data.bnf.fr/ark:/12148/cb13069509g}{data.bnf}][\href{https://www.idref.fr/093719345}{IdRéf}][\href{https://viaf.org/viaf/17525718}{VIAF}][\href{https://www.wikidata.org/wiki/Q274294}{Wikidata}]}}" calcext:value-type="string">
            <text:p>\newglossaryentry{CoEg_pers_00000041}{name={Drouyn de Lhuys, Édouard},type={contemp},text=*,description={Homme d'État (1805-1881). Ministre français des Affaires étrangères entre 1852 et 1855[\href{https://catalogue.bnf.fr/ark:/12148/cb13069509g}{cat. gén. BNF}][\href{https://data.bnf.fr/ark:/12148/cb13069509g}{data.bnf}][\href{https://www.idref.fr/093719345}{IdRéf}][\href{https://viaf.org/viaf/17525718}{VIAF}][\href{https://www.wikidata.org/wiki/Q27429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auzay, Alexandre</text:p>
          </table:table-cell>
          <table:table-cell office:value-type="string" calcext:value-type="string">
            <text:p>Historien d'art</text:p>
          </table:table-cell>
          <table:table-cell office:value-type="float" office:value="1803" calcext:value-type="float">
            <text:p>1803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Entra au Louvre comme commis en 1836 ; en 1861, il devint conservateur adjoint du musée des souverains (Archives nationales, 20150497/115, dossier 47)</text:p>
          </table:table-cell>
          <table:table-cell/>
          <table:table-cell office:value-type="string" calcext:value-type="string">
            <text:p>https://catalogue.bnf.fr/ark:/12148/cb154854533</text:p>
          </table:table-cell>
          <table:table-cell office:value-type="string" calcext:value-type="string">
            <text:p>https://data.bnf.fr/ark:/12148/cb154854533</text:p>
          </table:table-cell>
          <table:table-cell office:value-type="string" calcext:value-type="string">
            <text:p>https://www.idref.fr/057144532</text:p>
          </table:table-cell>
          <table:table-cell office:value-type="string" calcext:value-type="string">
            <text:p>http://viaf.org/viaf/41688136</text:p>
          </table:table-cell>
          <table:table-cell office:value-type="string" calcext:value-type="string">
            <text:p>https://www.wikidata.org/wiki/Q66101481</text:p>
          </table:table-cell>
          <table:table-cell office:value-type="string" calcext:value-type="string">
            <text:p>http://isni.org/isni/0000000116278961</text:p>
          </table:table-cell>
          <table:table-cell/>
          <table:table-cell table:formula="of:=CONCATENATE(&quot;sameAs=&quot;&quot;https://thlebee.github.io/CoEg/doc/CoEg_Index.xml#&quot;;[.A35];&quot;&quot;&quot;&quot;)" office:value-type="string" office:string-value="sameAs=&quot;https://thlebee.github.io/CoEg/doc/CoEg_Index.xml#CoEg_pers_00000043&quot;" calcext:value-type="string">
            <text:p>sameAs="https://thlebee.github.io/CoEg/doc/CoEg_Index.xml#CoEg_pers_00000043"</text:p>
          </table:table-cell>
          <table:table-cell table:formula="of:=CONCATENATE(&quot;&lt;person xml:id=&quot;&quot;&quot;;[.A35];&quot;&quot;&quot; role=&quot;&quot;&quot;;[.B35];&quot;&quot;&quot;&gt;&lt;persName&gt;&quot;;[.C35];&quot;&lt;/persName&gt;&quot;;IF(ISBLANK([.I35]);&quot;&quot;;CONCATENATE(&quot;&lt;idno type=&quot;&quot;catGenBNF&quot;&quot;&gt;&quot;;[.I35];&quot;&lt;/idno&gt;&quot;));IF(ISBLANK([.J35]);&quot;&quot;;CONCATENATE(&quot;&lt;idno type=&quot;&quot;dataBnF&quot;&quot;&gt;&quot;;[.J35];&quot;&lt;/idno&gt;&quot;));IF(ISBLANK([.K35]);&quot;&quot;;CONCATENATE(&quot;&lt;idno type=&quot;&quot;IdRef&quot;&quot;&gt;&quot;;[.K35];&quot;&lt;/idno&gt;&quot;));IF(ISBLANK([.L35]);&quot;&quot;;CONCATENATE(&quot;&lt;idno type=&quot;&quot;VIAF&quot;&quot;&gt;&quot;;[.L35];&quot;&lt;/idno&gt;&quot;));IF(ISBLANK([.M35]);&quot;&quot;;CONCATENATE(&quot;&lt;idno type=&quot;&quot;Wikidata&quot;&quot;&gt;&quot;;[.M35];&quot;&lt;/idno&gt;&quot;));IF(ISBLANK([.D35]);&quot;&quot;;CONCATENATE(&quot;&lt;note type=&quot;&quot;def&quot;&quot;&gt;&quot;;[.D35];IF(ISBLANK([.E35]);&quot;&quot;;CONCATENATE(&quot; (&quot;;[.E35];&quot;-&quot;;[.F35];&quot;). &quot;;[.G35]));&quot;.&lt;/note&gt;&quot;));IF(ISBLANK([.H35]);&quot;&quot;;CONCATENATE(&quot;&lt;note type=&quot;&quot;Mariette&quot;&quot;&gt;&quot;;[.H35];&quot;.&lt;/note&gt;&quot;));&quot;&lt;/person&gt;&quot;)" office:value-type="string" office:string-value="&lt;person xml:id=&quot;CoEg_pers_00000043&quot; role=&quot;contemp&quot;&gt;&lt;persName&gt;Sauzay, Alexandre&lt;/persName&gt;&lt;idno type=&quot;catGenBNF&quot;&gt;https://catalogue.bnf.fr/ark:/12148/cb154854533&lt;/idno&gt;&lt;idno type=&quot;dataBnF&quot;&gt;https://data.bnf.fr/ark:/12148/cb154854533&lt;/idno&gt;&lt;idno type=&quot;IdRef&quot;&gt;https://www.idref.fr/057144532&lt;/idno&gt;&lt;idno type=&quot;VIAF&quot;&gt;http://viaf.org/viaf/41688136&lt;/idno&gt;&lt;idno type=&quot;Wikidata&quot;&gt;https://www.wikidata.org/wiki/Q66101481&lt;/idno&gt;&lt;note type=&quot;def&quot;&gt;Historien d'art (1803-1870). Entra au Louvre comme commis en 1836 ; en 1861, il devint conservateur adjoint du musée des souverains (Archives nationales, 20150497/115, dossier 47).&lt;/note&gt;&lt;/person&gt;" calcext:value-type="string">
            <text:p>&lt;person xml:id="CoEg_pers_00000043" role="contemp"&gt;&lt;persName&gt;Sauzay, Alexandre&lt;/persName&gt;&lt;idno type="catGenBNF"&gt;https://catalogue.bnf.fr/ark:/12148/cb154854533&lt;/idno&gt;&lt;idno type="dataBnF"&gt;https://data.bnf.fr/ark:/12148/cb154854533&lt;/idno&gt;&lt;idno type="IdRef"&gt;https://www.idref.fr/057144532&lt;/idno&gt;&lt;idno type="VIAF"&gt;http://viaf.org/viaf/41688136&lt;/idno&gt;&lt;idno type="Wikidata"&gt;https://www.wikidata.org/wiki/Q66101481&lt;/idno&gt;&lt;note type="def"&gt;Historien d'art (1803-1870). Entra au Louvre comme commis en 1836 ; en 1861, il devint conservateur adjoint du musée des souverains (Archives nationales, 20150497/115, dossier 47).&lt;/note&gt;&lt;/person&gt;</text:p>
          </table:table-cell>
          <table:table-cell table:formula="of:=CONCATENATE(&quot;\gls{&quot;;[.A35];&quot;}&quot;)" office:value-type="string" office:string-value="\gls{CoEg_pers_00000043}" calcext:value-type="string">
            <text:p>\gls{CoEg_pers_00000043}</text:p>
          </table:table-cell>
          <table:table-cell table:formula="of:=CONCATENATE(&quot;\newglossaryentry{&quot;;[.A35];&quot;}{name={&quot;;[.C35];&quot;},type={&quot;;[.B35];&quot;},text=*,description={&quot;;[.D35];IF(ISBLANK([.E35]);&quot;&quot;;CONCATENATE(&quot; (&quot;;[.E35];&quot;-&quot;;[.F35];&quot;). &quot;));[.G35];[.H35];IF(ISBLANK([.I35]);&quot;&quot;;CONCATENATE(&quot;[\href{&quot;;[.I35];&quot;}{cat. gén. BNF}]&quot;));IF(ISBLANK([.J35]);&quot;&quot;;CONCATENATE(&quot;[\href{&quot;;[.J35];&quot;}{data.bnf}]&quot;));IF(ISBLANK([.K35]);&quot;&quot;;CONCATENATE(&quot;[\href{&quot;;[.K35];&quot;}{IdRéf}]&quot;));IF(ISBLANK([.L35]);&quot;&quot;;CONCATENATE(&quot;[\href{&quot;;[.L35];&quot;}{VIAF}]&quot;));IF(ISBLANK([.M35]);&quot;&quot;;CONCATENATE(&quot;[\href{&quot;;[.M35];&quot;}{Wikidata}]&quot;));&quot;}}&quot;)" office:value-type="string" office:string-value="\newglossaryentry{CoEg_pers_00000043}{name={Sauzay, Alexandre},type={contemp},text=*,description={Historien d'art (1803-1870). Entra au Louvre comme commis en 1836 ; en 1861, il devint conservateur adjoint du musée des souverains (Archives nationales, 20150497/115, dossier 47)[\href{https://catalogue.bnf.fr/ark:/12148/cb154854533}{cat. gén. BNF}][\href{https://data.bnf.fr/ark:/12148/cb154854533}{data.bnf}][\href{https://www.idref.fr/057144532}{IdRéf}][\href{http://viaf.org/viaf/41688136}{VIAF}][\href{https://www.wikidata.org/wiki/Q66101481}{Wikidata}]}}" calcext:value-type="string">
            <text:p>\newglossaryentry{CoEg_pers_00000043}{name={Sauzay, Alexandre},type={contemp},text=*,description={Historien d'art (1803-1870). Entra au Louvre comme commis en 1836 ; en 1861, il devint conservateur adjoint du musée des souverains (Archives nationales, 20150497/115, dossier 47)[\href{https://catalogue.bnf.fr/ark:/12148/cb154854533}{cat. gén. BNF}][\href{https://data.bnf.fr/ark:/12148/cb154854533}{data.bnf}][\href{https://www.idref.fr/057144532}{IdRéf}][\href{http://viaf.org/viaf/41688136}{VIAF}][\href{https://www.wikidata.org/wiki/Q6610148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Auguiot, Jean-Baptiste</text:p>
          </table:table-cell>
          <table:table-cell office:value-type="string" calcext:value-type="string">
            <text:p>Fonctionnaire</text:p>
          </table:table-cell>
          <table:table-cell table:number-columns-repeated="2"/>
          <table:table-cell office:value-type="string" calcext:value-type="string">
            <text:p>Entré au Louvre commis en 1829, il y finit sa carrière comme agent comptable en 1852 (dossier de carrière : Archives nationales, 20150497/114, dossier 36)</text:p>
          </table:table-cell>
          <table:table-cell table:number-columns-repeated="8"/>
          <table:table-cell table:formula="of:=CONCATENATE(&quot;sameAs=&quot;&quot;https://thlebee.github.io/CoEg/doc/CoEg_Index.xml#&quot;;[.A36];&quot;&quot;&quot;&quot;)" office:value-type="string" office:string-value="sameAs=&quot;https://thlebee.github.io/CoEg/doc/CoEg_Index.xml#CoEg_pers_00000044&quot;" calcext:value-type="string">
            <text:p>sameAs="https://thlebee.github.io/CoEg/doc/CoEg_Index.xml#CoEg_pers_00000044"</text:p>
          </table:table-cell>
          <table:table-cell table:formula="of:=CONCATENATE(&quot;&lt;person xml:id=&quot;&quot;&quot;;[.A36];&quot;&quot;&quot; role=&quot;&quot;&quot;;[.B36];&quot;&quot;&quot;&gt;&lt;persName&gt;&quot;;[.C36];&quot;&lt;/persName&gt;&quot;;IF(ISBLANK([.I36]);&quot;&quot;;CONCATENATE(&quot;&lt;idno type=&quot;&quot;catGenBNF&quot;&quot;&gt;&quot;;[.I36];&quot;&lt;/idno&gt;&quot;));IF(ISBLANK([.J36]);&quot;&quot;;CONCATENATE(&quot;&lt;idno type=&quot;&quot;dataBnF&quot;&quot;&gt;&quot;;[.J36];&quot;&lt;/idno&gt;&quot;));IF(ISBLANK([.K36]);&quot;&quot;;CONCATENATE(&quot;&lt;idno type=&quot;&quot;IdRef&quot;&quot;&gt;&quot;;[.K36];&quot;&lt;/idno&gt;&quot;));IF(ISBLANK([.L36]);&quot;&quot;;CONCATENATE(&quot;&lt;idno type=&quot;&quot;VIAF&quot;&quot;&gt;&quot;;[.L36];&quot;&lt;/idno&gt;&quot;));IF(ISBLANK([.M36]);&quot;&quot;;CONCATENATE(&quot;&lt;idno type=&quot;&quot;Wikidata&quot;&quot;&gt;&quot;;[.M36];&quot;&lt;/idno&gt;&quot;));IF(ISBLANK([.D36]);&quot;&quot;;CONCATENATE(&quot;&lt;note type=&quot;&quot;def&quot;&quot;&gt;&quot;;[.D36];IF(ISBLANK([.E36]);&quot;&quot;;CONCATENATE(&quot; (&quot;;[.E36];&quot;-&quot;;[.F36];&quot;). &quot;;[.G36]));&quot;.&lt;/note&gt;&quot;));IF(ISBLANK([.H36]);&quot;&quot;;CONCATENATE(&quot;&lt;note type=&quot;&quot;Mariette&quot;&quot;&gt;&quot;;[.H36];&quot;.&lt;/note&gt;&quot;));&quot;&lt;/person&gt;&quot;)" office:value-type="string" office:string-value="&lt;person xml:id=&quot;CoEg_pers_00000044&quot; role=&quot;contemp&quot;&gt;&lt;persName&gt;Auguiot, Jean-Baptiste&lt;/persName&gt;&lt;note type=&quot;def&quot;&gt;Fonctionnaire.&lt;/note&gt;&lt;/person&gt;" calcext:value-type="string">
            <text:p>&lt;person xml:id="CoEg_pers_00000044" role="contemp"&gt;&lt;persName&gt;Auguiot, Jean-Baptiste&lt;/persName&gt;&lt;note type="def"&gt;Fonctionnaire.&lt;/note&gt;&lt;/person&gt;</text:p>
          </table:table-cell>
          <table:table-cell table:formula="of:=CONCATENATE(&quot;\gls{&quot;;[.A36];&quot;}&quot;)" office:value-type="string" office:string-value="\gls{CoEg_pers_00000044}" calcext:value-type="string">
            <text:p>\gls{CoEg_pers_00000044}</text:p>
          </table:table-cell>
          <table:table-cell table:formula="of:=CONCATENATE(&quot;\newglossaryentry{&quot;;[.A36];&quot;}{name={&quot;;[.C36];&quot;},type={&quot;;[.B36];&quot;},text=*,description={&quot;;[.D36];IF(ISBLANK([.E36]);&quot;&quot;;CONCATENATE(&quot; (&quot;;[.E36];&quot;-&quot;;[.F36];&quot;). &quot;));[.G36];[.H36];IF(ISBLANK([.I36]);&quot;&quot;;CONCATENATE(&quot;[\href{&quot;;[.I36];&quot;}{cat. gén. BNF}]&quot;));IF(ISBLANK([.J36]);&quot;&quot;;CONCATENATE(&quot;[\href{&quot;;[.J36];&quot;}{data.bnf}]&quot;));IF(ISBLANK([.K36]);&quot;&quot;;CONCATENATE(&quot;[\href{&quot;;[.K36];&quot;}{IdRéf}]&quot;));IF(ISBLANK([.L36]);&quot;&quot;;CONCATENATE(&quot;[\href{&quot;;[.L36];&quot;}{VIAF}]&quot;));IF(ISBLANK([.M36]);&quot;&quot;;CONCATENATE(&quot;[\href{&quot;;[.M36];&quot;}{Wikidata}]&quot;));&quot;}}&quot;)" office:value-type="string" office:string-value="\newglossaryentry{CoEg_pers_00000044}{name={Auguiot, Jean-Baptiste},type={contemp},text=*,description={FonctionnaireEntré au Louvre commis en 1829, il y finit sa carrière comme agent comptable en 1852 (dossier de carrière : Archives nationales, 20150497/114, dossier 36)}}" calcext:value-type="string">
            <text:p>\newglossaryentry{CoEg_pers_00000044}{name={Auguiot, Jean-Baptiste},type={contemp},text=*,description={FonctionnaireEntré au Louvre commis en 1829, il y finit sa carrière comme agent comptable en 1852 (dossier de carrière : Archives nationales, 20150497/114, dossier 36)}}</text:p>
          </table:table-cell>
          <table:table-cell/>
        </table:table-row>
        <table:table-row table:style-name="ro1">
          <table:table-cell office:value-type="string" calcext:value-type="string">
            <text:p>CoEg_pers_0000004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Pastré, Eugène</text:p>
          </table:table-cell>
          <table:table-cell office:value-type="string" calcext:value-type="string">
            <text:p>Homme d’affaires</text:p>
          </table:table-cell>
          <table:table-cell office:value-type="float" office:value="1806" calcext:value-type="float">
            <text:p>1806</text:p>
          </table:table-cell>
          <table:table-cell office:value-type="float" office:value="1868" calcext:value-type="float">
            <text:p>1868</text:p>
          </table:table-cell>
          <table:table-cell table:number-columns-repeated="6"/>
          <table:table-cell office:value-type="string" calcext:value-type="string">
            <text:p>https://www.wikidata.org/wiki/Q5408576</text:p>
          </table:table-cell>
          <table:table-cell table:number-columns-repeated="2"/>
          <table:table-cell table:formula="of:=CONCATENATE(&quot;sameAs=&quot;&quot;https://thlebee.github.io/CoEg/doc/CoEg_Index.xml#&quot;;[.A37];&quot;&quot;&quot;&quot;)" office:value-type="string" office:string-value="sameAs=&quot;https://thlebee.github.io/CoEg/doc/CoEg_Index.xml#CoEg_pers_00000046&quot;" calcext:value-type="string">
            <text:p>sameAs="https://thlebee.github.io/CoEg/doc/CoEg_Index.xml#CoEg_pers_00000046"</text:p>
          </table:table-cell>
          <table:table-cell table:formula="of:=CONCATENATE(&quot;&lt;person xml:id=&quot;&quot;&quot;;[.A37];&quot;&quot;&quot; role=&quot;&quot;&quot;;[.B37];&quot;&quot;&quot;&gt;&lt;persName&gt;&quot;;[.C37];&quot;&lt;/persName&gt;&quot;;IF(ISBLANK([.I37]);&quot;&quot;;CONCATENATE(&quot;&lt;idno type=&quot;&quot;catGenBNF&quot;&quot;&gt;&quot;;[.I37];&quot;&lt;/idno&gt;&quot;));IF(ISBLANK([.J37]);&quot;&quot;;CONCATENATE(&quot;&lt;idno type=&quot;&quot;dataBnF&quot;&quot;&gt;&quot;;[.J37];&quot;&lt;/idno&gt;&quot;));IF(ISBLANK([.K37]);&quot;&quot;;CONCATENATE(&quot;&lt;idno type=&quot;&quot;IdRef&quot;&quot;&gt;&quot;;[.K37];&quot;&lt;/idno&gt;&quot;));IF(ISBLANK([.L37]);&quot;&quot;;CONCATENATE(&quot;&lt;idno type=&quot;&quot;VIAF&quot;&quot;&gt;&quot;;[.L37];&quot;&lt;/idno&gt;&quot;));IF(ISBLANK([.M37]);&quot;&quot;;CONCATENATE(&quot;&lt;idno type=&quot;&quot;Wikidata&quot;&quot;&gt;&quot;;[.M37];&quot;&lt;/idno&gt;&quot;));IF(ISBLANK([.D37]);&quot;&quot;;CONCATENATE(&quot;&lt;note type=&quot;&quot;def&quot;&quot;&gt;&quot;;[.D37];IF(ISBLANK([.E37]);&quot;&quot;;CONCATENATE(&quot; (&quot;;[.E37];&quot;-&quot;;[.F37];&quot;). &quot;;[.G37]));&quot;.&lt;/note&gt;&quot;));IF(ISBLANK([.H37]);&quot;&quot;;CONCATENATE(&quot;&lt;note type=&quot;&quot;Mariette&quot;&quot;&gt;&quot;;[.H37];&quot;.&lt;/note&gt;&quot;));&quot;&lt;/person&gt;&quot;)" office:value-type="string" office:string-value="&lt;person xml:id=&quot;CoEg_pers_00000046&quot; role=&quot;contemp&quot;&gt;&lt;persName&gt;Pastré, Eugène&lt;/persName&gt;&lt;idno type=&quot;Wikidata&quot;&gt;https://www.wikidata.org/wiki/Q5408576&lt;/idno&gt;&lt;note type=&quot;def&quot;&gt;Homme d’affaires (1806-1868). .&lt;/note&gt;&lt;/person&gt;" calcext:value-type="string">
            <text:p>&lt;person xml:id="CoEg_pers_00000046" role="contemp"&gt;&lt;persName&gt;Pastré, Eugène&lt;/persName&gt;&lt;idno type="Wikidata"&gt;https://www.wikidata.org/wiki/Q5408576&lt;/idno&gt;&lt;note type="def"&gt;Homme d’affaires (1806-1868). .&lt;/note&gt;&lt;/person&gt;</text:p>
          </table:table-cell>
          <table:table-cell table:formula="of:=CONCATENATE(&quot;\gls{&quot;;[.A37];&quot;}&quot;)" office:value-type="string" office:string-value="\gls{CoEg_pers_00000046}" calcext:value-type="string">
            <text:p>\gls{CoEg_pers_00000046}</text:p>
          </table:table-cell>
          <table:table-cell table:formula="of:=CONCATENATE(&quot;\newglossaryentry{&quot;;[.A37];&quot;}{name={&quot;;[.C37];&quot;},type={&quot;;[.B37];&quot;},text=*,description={&quot;;[.D37];IF(ISBLANK([.E37]);&quot;&quot;;CONCATENATE(&quot; (&quot;;[.E37];&quot;-&quot;;[.F37];&quot;). &quot;));[.G37];[.H37];IF(ISBLANK([.I37]);&quot;&quot;;CONCATENATE(&quot;[\href{&quot;;[.I37];&quot;}{cat. gén. BNF}]&quot;));IF(ISBLANK([.J37]);&quot;&quot;;CONCATENATE(&quot;[\href{&quot;;[.J37];&quot;}{data.bnf}]&quot;));IF(ISBLANK([.K37]);&quot;&quot;;CONCATENATE(&quot;[\href{&quot;;[.K37];&quot;}{IdRéf}]&quot;));IF(ISBLANK([.L37]);&quot;&quot;;CONCATENATE(&quot;[\href{&quot;;[.L37];&quot;}{VIAF}]&quot;));IF(ISBLANK([.M37]);&quot;&quot;;CONCATENATE(&quot;[\href{&quot;;[.M37];&quot;}{Wikidata}]&quot;));&quot;}}&quot;)" office:value-type="string" office:string-value="\newglossaryentry{CoEg_pers_00000046}{name={Pastré, Eugène},type={contemp},text=*,description={Homme d’affaires (1806-1868). [\href{https://www.wikidata.org/wiki/Q5408576}{Wikidata}]}}" calcext:value-type="string">
            <text:p>\newglossaryentry{CoEg_pers_00000046}{name={Pastré, Eugène},type={contemp},text=*,description={Homme d’affaires (1806-1868). [\href{https://www.wikidata.org/wiki/Q540857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Hékékyan [Bey], Joseph</text:p>
          </table:table-cell>
          <table:table-cell office:value-type="string" calcext:value-type="string">
            <text:p>Haut fonctionnaire égyptien</text:p>
          </table:table-cell>
          <table:table-cell office:value-type="float" office:value="1807" calcext:value-type="float">
            <text:p>180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https://catalogue.bnf.fr/ark:/12148/cb165386095</text:p>
          </table:table-cell>
          <table:table-cell office:value-type="string" calcext:value-type="string">
            <text:p>https://data.bnf.fr/ark:/12148/cb165386095</text:p>
          </table:table-cell>
          <table:table-cell office:value-type="string" calcext:value-type="string">
            <text:p>http://www.idref.fr/148056822</text:p>
          </table:table-cell>
          <table:table-cell office:value-type="string" calcext:value-type="string">
            <text:p>http://viaf.org/viaf/257147724</text:p>
          </table:table-cell>
          <table:table-cell office:value-type="string" calcext:value-type="string">
            <text:p>https://www.wikidata.org/wiki/Q3185073</text:p>
          </table:table-cell>
          <table:table-cell office:value-type="string" calcext:value-type="string">
            <text:p>http://isni.org/isni/0000000378898669</text:p>
          </table:table-cell>
          <table:table-cell/>
          <table:table-cell table:formula="of:=CONCATENATE(&quot;sameAs=&quot;&quot;https://thlebee.github.io/CoEg/doc/CoEg_Index.xml#&quot;;[.A38];&quot;&quot;&quot;&quot;)" office:value-type="string" office:string-value="sameAs=&quot;https://thlebee.github.io/CoEg/doc/CoEg_Index.xml#CoEg_pers_00000048&quot;" calcext:value-type="string">
            <text:p>sameAs="https://thlebee.github.io/CoEg/doc/CoEg_Index.xml#CoEg_pers_00000048"</text:p>
          </table:table-cell>
          <table:table-cell table:formula="of:=CONCATENATE(&quot;&lt;person xml:id=&quot;&quot;&quot;;[.A38];&quot;&quot;&quot; role=&quot;&quot;&quot;;[.B38];&quot;&quot;&quot;&gt;&lt;persName&gt;&quot;;[.C38];&quot;&lt;/persName&gt;&quot;;IF(ISBLANK([.I38]);&quot;&quot;;CONCATENATE(&quot;&lt;idno type=&quot;&quot;catGenBNF&quot;&quot;&gt;&quot;;[.I38];&quot;&lt;/idno&gt;&quot;));IF(ISBLANK([.J38]);&quot;&quot;;CONCATENATE(&quot;&lt;idno type=&quot;&quot;dataBnF&quot;&quot;&gt;&quot;;[.J38];&quot;&lt;/idno&gt;&quot;));IF(ISBLANK([.K38]);&quot;&quot;;CONCATENATE(&quot;&lt;idno type=&quot;&quot;IdRef&quot;&quot;&gt;&quot;;[.K38];&quot;&lt;/idno&gt;&quot;));IF(ISBLANK([.L38]);&quot;&quot;;CONCATENATE(&quot;&lt;idno type=&quot;&quot;VIAF&quot;&quot;&gt;&quot;;[.L38];&quot;&lt;/idno&gt;&quot;));IF(ISBLANK([.M38]);&quot;&quot;;CONCATENATE(&quot;&lt;idno type=&quot;&quot;Wikidata&quot;&quot;&gt;&quot;;[.M38];&quot;&lt;/idno&gt;&quot;));IF(ISBLANK([.D38]);&quot;&quot;;CONCATENATE(&quot;&lt;note type=&quot;&quot;def&quot;&quot;&gt;&quot;;[.D38];IF(ISBLANK([.E38]);&quot;&quot;;CONCATENATE(&quot; (&quot;;[.E38];&quot;-&quot;;[.F38];&quot;). &quot;;[.G38]));&quot;.&lt;/note&gt;&quot;));IF(ISBLANK([.H38]);&quot;&quot;;CONCATENATE(&quot;&lt;note type=&quot;&quot;Mariette&quot;&quot;&gt;&quot;;[.H38];&quot;.&lt;/note&gt;&quot;));&quot;&lt;/person&gt;&quot;)" office:value-type="string" office:string-value="&lt;person xml:id=&quot;CoEg_pers_00000048&quot; role=&quot;contemp&quot;&gt;&lt;persName&gt;Hékékyan [Bey], Joseph&lt;/persName&gt;&lt;idno type=&quot;catGenBNF&quot;&gt;https://catalogue.bnf.fr/ark:/12148/cb165386095&lt;/idno&gt;&lt;idno type=&quot;dataBnF&quot;&gt;https://data.bnf.fr/ark:/12148/cb165386095&lt;/idno&gt;&lt;idno type=&quot;IdRef&quot;&gt;http://www.idref.fr/148056822&lt;/idno&gt;&lt;idno type=&quot;VIAF&quot;&gt;http://viaf.org/viaf/257147724&lt;/idno&gt;&lt;idno type=&quot;Wikidata&quot;&gt;https://www.wikidata.org/wiki/Q3185073&lt;/idno&gt;&lt;note type=&quot;def&quot;&gt;Haut fonctionnaire égyptien (1807-1875). .&lt;/note&gt;&lt;/person&gt;" calcext:value-type="string">
            <text:p>&lt;person xml:id="CoEg_pers_00000048" role="contemp"&gt;&lt;persName&gt;Hékékyan [Bey], Joseph&lt;/persName&gt;&lt;idno type="catGenBNF"&gt;https://catalogue.bnf.fr/ark:/12148/cb165386095&lt;/idno&gt;&lt;idno type="dataBnF"&gt;https://data.bnf.fr/ark:/12148/cb165386095&lt;/idno&gt;&lt;idno type="IdRef"&gt;http://www.idref.fr/148056822&lt;/idno&gt;&lt;idno type="VIAF"&gt;http://viaf.org/viaf/257147724&lt;/idno&gt;&lt;idno type="Wikidata"&gt;https://www.wikidata.org/wiki/Q3185073&lt;/idno&gt;&lt;note type="def"&gt;Haut fonctionnaire égyptien (1807-1875). .&lt;/note&gt;&lt;/person&gt;</text:p>
          </table:table-cell>
          <table:table-cell table:formula="of:=CONCATENATE(&quot;\gls{&quot;;[.A38];&quot;}&quot;)" office:value-type="string" office:string-value="\gls{CoEg_pers_00000048}" calcext:value-type="string">
            <text:p>\gls{CoEg_pers_00000048}</text:p>
          </table:table-cell>
          <table:table-cell table:formula="of:=CONCATENATE(&quot;\newglossaryentry{&quot;;[.A38];&quot;}{name={&quot;;[.C38];&quot;},type={&quot;;[.B38];&quot;},text=*,description={&quot;;[.D38];IF(ISBLANK([.E38]);&quot;&quot;;CONCATENATE(&quot; (&quot;;[.E38];&quot;-&quot;;[.F38];&quot;). &quot;));[.G38];[.H38];IF(ISBLANK([.I38]);&quot;&quot;;CONCATENATE(&quot;[\href{&quot;;[.I38];&quot;}{cat. gén. BNF}]&quot;));IF(ISBLANK([.J38]);&quot;&quot;;CONCATENATE(&quot;[\href{&quot;;[.J38];&quot;}{data.bnf}]&quot;));IF(ISBLANK([.K38]);&quot;&quot;;CONCATENATE(&quot;[\href{&quot;;[.K38];&quot;}{IdRéf}]&quot;));IF(ISBLANK([.L38]);&quot;&quot;;CONCATENATE(&quot;[\href{&quot;;[.L38];&quot;}{VIAF}]&quot;));IF(ISBLANK([.M38]);&quot;&quot;;CONCATENATE(&quot;[\href{&quot;;[.M38];&quot;}{Wikidata}]&quot;));&quot;}}&quot;)" office:value-type="string" office:string-value="\newglossaryentry{CoEg_pers_00000048}{name={Hékékyan [Bey], Joseph},type={contemp},text=*,description={Haut fonctionnaire égyptien (1807-1875). [\href{https://catalogue.bnf.fr/ark:/12148/cb165386095}{cat. gén. BNF}][\href{https://data.bnf.fr/ark:/12148/cb165386095}{data.bnf}][\href{http://www.idref.fr/148056822}{IdRéf}][\href{http://viaf.org/viaf/257147724}{VIAF}][\href{https://www.wikidata.org/wiki/Q3185073}{Wikidata}]}}" calcext:value-type="string">
            <text:p>\newglossaryentry{CoEg_pers_00000048}{name={Hékékyan [Bey], Joseph},type={contemp},text=*,description={Haut fonctionnaire égyptien (1807-1875). [\href{https://catalogue.bnf.fr/ark:/12148/cb165386095}{cat. gén. BNF}][\href{https://data.bnf.fr/ark:/12148/cb165386095}{data.bnf}][\href{http://www.idref.fr/148056822}{IdRéf}][\href{http://viaf.org/viaf/257147724}{VIAF}][\href{https://www.wikidata.org/wiki/Q318507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leury-Hérard</text:p>
          </table:table-cell>
          <table:table-cell table:number-columns-repeated="3"/>
          <table:table-cell office:value-type="string" calcext:value-type="string">
            <text:p>Banquier ordinaire à Paris du corps diplomatique</text:p>
          </table:table-cell>
          <table:table-cell table:number-columns-repeated="8"/>
          <table:table-cell table:formula="of:=CONCATENATE(&quot;sameAs=&quot;&quot;https://thlebee.github.io/CoEg/doc/CoEg_Index.xml#&quot;;[.A39];&quot;&quot;&quot;&quot;)" office:value-type="string" office:string-value="sameAs=&quot;https://thlebee.github.io/CoEg/doc/CoEg_Index.xml#CoEg_pers_00000049&quot;" calcext:value-type="string">
            <text:p>sameAs="https://thlebee.github.io/CoEg/doc/CoEg_Index.xml#CoEg_pers_00000049"</text:p>
          </table:table-cell>
          <table:table-cell table:formula="of:=CONCATENATE(&quot;&lt;person xml:id=&quot;&quot;&quot;;[.A39];&quot;&quot;&quot; role=&quot;&quot;&quot;;[.B39];&quot;&quot;&quot;&gt;&lt;persName&gt;&quot;;[.C39];&quot;&lt;/persName&gt;&quot;;IF(ISBLANK([.I39]);&quot;&quot;;CONCATENATE(&quot;&lt;idno type=&quot;&quot;catGenBNF&quot;&quot;&gt;&quot;;[.I39];&quot;&lt;/idno&gt;&quot;));IF(ISBLANK([.J39]);&quot;&quot;;CONCATENATE(&quot;&lt;idno type=&quot;&quot;dataBnF&quot;&quot;&gt;&quot;;[.J39];&quot;&lt;/idno&gt;&quot;));IF(ISBLANK([.K39]);&quot;&quot;;CONCATENATE(&quot;&lt;idno type=&quot;&quot;IdRef&quot;&quot;&gt;&quot;;[.K39];&quot;&lt;/idno&gt;&quot;));IF(ISBLANK([.L39]);&quot;&quot;;CONCATENATE(&quot;&lt;idno type=&quot;&quot;VIAF&quot;&quot;&gt;&quot;;[.L39];&quot;&lt;/idno&gt;&quot;));IF(ISBLANK([.M39]);&quot;&quot;;CONCATENATE(&quot;&lt;idno type=&quot;&quot;Wikidata&quot;&quot;&gt;&quot;;[.M39];&quot;&lt;/idno&gt;&quot;));IF(ISBLANK([.D39]);&quot;&quot;;CONCATENATE(&quot;&lt;note type=&quot;&quot;def&quot;&quot;&gt;&quot;;[.D39];IF(ISBLANK([.E39]);&quot;&quot;;CONCATENATE(&quot; (&quot;;[.E39];&quot;-&quot;;[.F39];&quot;). &quot;;[.G39]));&quot;.&lt;/note&gt;&quot;));IF(ISBLANK([.H39]);&quot;&quot;;CONCATENATE(&quot;&lt;note type=&quot;&quot;Mariette&quot;&quot;&gt;&quot;;[.H39];&quot;.&lt;/note&gt;&quot;));&quot;&lt;/person&gt;&quot;)" office:value-type="string" office:string-value="&lt;person xml:id=&quot;CoEg_pers_00000049&quot; role=&quot;contemp&quot;&gt;&lt;persName&gt;Fleury-Hérard&lt;/persName&gt;&lt;/person&gt;" calcext:value-type="string">
            <text:p>&lt;person xml:id="CoEg_pers_00000049" role="contemp"&gt;&lt;persName&gt;Fleury-Hérard&lt;/persName&gt;&lt;/person&gt;</text:p>
          </table:table-cell>
          <table:table-cell table:formula="of:=CONCATENATE(&quot;\gls{&quot;;[.A39];&quot;}&quot;)" office:value-type="string" office:string-value="\gls{CoEg_pers_00000049}" calcext:value-type="string">
            <text:p>\gls{CoEg_pers_00000049}</text:p>
          </table:table-cell>
          <table:table-cell table:formula="of:=CONCATENATE(&quot;\newglossaryentry{&quot;;[.A39];&quot;}{name={&quot;;[.C39];&quot;},type={&quot;;[.B39];&quot;},text=*,description={&quot;;[.D39];IF(ISBLANK([.E39]);&quot;&quot;;CONCATENATE(&quot; (&quot;;[.E39];&quot;-&quot;;[.F39];&quot;). &quot;));[.G39];[.H39];IF(ISBLANK([.I39]);&quot;&quot;;CONCATENATE(&quot;[\href{&quot;;[.I39];&quot;}{cat. gén. BNF}]&quot;));IF(ISBLANK([.J39]);&quot;&quot;;CONCATENATE(&quot;[\href{&quot;;[.J39];&quot;}{data.bnf}]&quot;));IF(ISBLANK([.K39]);&quot;&quot;;CONCATENATE(&quot;[\href{&quot;;[.K39];&quot;}{IdRéf}]&quot;));IF(ISBLANK([.L39]);&quot;&quot;;CONCATENATE(&quot;[\href{&quot;;[.L39];&quot;}{VIAF}]&quot;));IF(ISBLANK([.M39]);&quot;&quot;;CONCATENATE(&quot;[\href{&quot;;[.M39];&quot;}{Wikidata}]&quot;));&quot;}}&quot;)" office:value-type="string" office:string-value="\newglossaryentry{CoEg_pers_00000049}{name={Fleury-Hérard},type={contemp},text=*,description={Banquier ordinaire à Paris du corps diplomatique}}" calcext:value-type="string">
            <text:p>\newglossaryentry{CoEg_pers_00000049}{name={Fleury-Hérard},type={contemp},text=*,description={Banquier ordinaire à Paris du corps diplomatique}}</text:p>
          </table:table-cell>
          <table:table-cell/>
        </table:table-row>
        <table:table-row table:style-name="ro1">
          <table:table-cell office:value-type="string" calcext:value-type="string">
            <text:p>CoEg_pers_00000050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Aïdi</text:p>
          </table:table-cell>
          <table:table-cell table:number-columns-repeated="4"/>
          <table:table-cell office:value-type="string" calcext:value-type="string">
            <text:p>Négociant d'Égypte auprès de qui Mariette pouvait retirer ses fonds au début de sa première mission</text:p>
          </table:table-cell>
          <table:table-cell table:number-columns-repeated="7"/>
          <table:table-cell table:formula="of:=CONCATENATE(&quot;sameAs=&quot;&quot;https://thlebee.github.io/CoEg/doc/CoEg_Index.xml#&quot;;[.A40];&quot;&quot;&quot;&quot;)" office:value-type="string" office:string-value="sameAs=&quot;https://thlebee.github.io/CoEg/doc/CoEg_Index.xml#CoEg_pers_00000050&quot;" calcext:value-type="string">
            <text:p>sameAs="https://thlebee.github.io/CoEg/doc/CoEg_Index.xml#CoEg_pers_00000050"</text:p>
          </table:table-cell>
          <table:table-cell table:formula="of:=CONCATENATE(&quot;&lt;person xml:id=&quot;&quot;&quot;;[.A40];&quot;&quot;&quot; role=&quot;&quot;&quot;;[.B40];&quot;&quot;&quot;&gt;&lt;persName&gt;&quot;;[.C40];&quot;&lt;/persName&gt;&quot;;IF(ISBLANK([.I40]);&quot;&quot;;CONCATENATE(&quot;&lt;idno type=&quot;&quot;catGenBNF&quot;&quot;&gt;&quot;;[.I40];&quot;&lt;/idno&gt;&quot;));IF(ISBLANK([.J40]);&quot;&quot;;CONCATENATE(&quot;&lt;idno type=&quot;&quot;dataBnF&quot;&quot;&gt;&quot;;[.J40];&quot;&lt;/idno&gt;&quot;));IF(ISBLANK([.K40]);&quot;&quot;;CONCATENATE(&quot;&lt;idno type=&quot;&quot;IdRef&quot;&quot;&gt;&quot;;[.K40];&quot;&lt;/idno&gt;&quot;));IF(ISBLANK([.L40]);&quot;&quot;;CONCATENATE(&quot;&lt;idno type=&quot;&quot;VIAF&quot;&quot;&gt;&quot;;[.L40];&quot;&lt;/idno&gt;&quot;));IF(ISBLANK([.M40]);&quot;&quot;;CONCATENATE(&quot;&lt;idno type=&quot;&quot;Wikidata&quot;&quot;&gt;&quot;;[.M40];&quot;&lt;/idno&gt;&quot;));IF(ISBLANK([.D40]);&quot;&quot;;CONCATENATE(&quot;&lt;note type=&quot;&quot;def&quot;&quot;&gt;&quot;;[.D40];IF(ISBLANK([.E40]);&quot;&quot;;CONCATENATE(&quot; (&quot;;[.E40];&quot;-&quot;;[.F40];&quot;). &quot;;[.G40]));&quot;.&lt;/note&gt;&quot;));IF(ISBLANK([.H40]);&quot;&quot;;CONCATENATE(&quot;&lt;note type=&quot;&quot;Mariette&quot;&quot;&gt;&quot;;[.H40];&quot;.&lt;/note&gt;&quot;));&quot;&lt;/person&gt;&quot;)" office:value-type="string" office:string-value="&lt;person xml:id=&quot;CoEg_pers_00000050&quot; role=&quot;contemp&quot;&gt;&lt;persName&gt;Aïdi&lt;/persName&gt;&lt;note type=&quot;Mariette&quot;&gt;Négociant d'Égypte auprès de qui Mariette pouvait retirer ses fonds au début de sa première mission.&lt;/note&gt;&lt;/person&gt;" calcext:value-type="string">
            <text:p>&lt;person xml:id="CoEg_pers_00000050" role="contemp"&gt;&lt;persName&gt;Aïdi&lt;/persName&gt;&lt;note type="Mariette"&gt;Négociant d'Égypte auprès de qui Mariette pouvait retirer ses fonds au début de sa première mission.&lt;/note&gt;&lt;/person&gt;</text:p>
          </table:table-cell>
          <table:table-cell table:formula="of:=CONCATENATE(&quot;\gls{&quot;;[.A40];&quot;}&quot;)" office:value-type="string" office:string-value="\gls{CoEg_pers_00000050}" calcext:value-type="string">
            <text:p>\gls{CoEg_pers_00000050}</text:p>
          </table:table-cell>
          <table:table-cell table:formula="of:=CONCATENATE(&quot;\newglossaryentry{&quot;;[.A40];&quot;}{name={&quot;;[.C40];&quot;},type={&quot;;[.B40];&quot;},text=*,description={&quot;;[.D40];IF(ISBLANK([.E40]);&quot;&quot;;CONCATENATE(&quot; (&quot;;[.E40];&quot;-&quot;;[.F40];&quot;). &quot;));[.G40];[.H40];IF(ISBLANK([.I40]);&quot;&quot;;CONCATENATE(&quot;[\href{&quot;;[.I40];&quot;}{cat. gén. BNF}]&quot;));IF(ISBLANK([.J40]);&quot;&quot;;CONCATENATE(&quot;[\href{&quot;;[.J40];&quot;}{data.bnf}]&quot;));IF(ISBLANK([.K40]);&quot;&quot;;CONCATENATE(&quot;[\href{&quot;;[.K40];&quot;}{IdRéf}]&quot;));IF(ISBLANK([.L40]);&quot;&quot;;CONCATENATE(&quot;[\href{&quot;;[.L40];&quot;}{VIAF}]&quot;));IF(ISBLANK([.M40]);&quot;&quot;;CONCATENATE(&quot;[\href{&quot;;[.M40];&quot;}{Wikidata}]&quot;));&quot;}}&quot;)" office:value-type="string" office:string-value="\newglossaryentry{CoEg_pers_00000050}{name={Aïdi},type={contemp},text=*,description={Négociant d'Égypte auprès de qui Mariette pouvait retirer ses fonds au début de sa première mission}}" calcext:value-type="string">
            <text:p>\newglossaryentry{CoEg_pers_00000050}{name={Aïdi},type={contemp},text=*,description={Négociant d'Égypte auprès de qui Mariette pouvait retirer ses fonds au début de sa première mission}}</text:p>
          </table:table-cell>
          <table:table-cell/>
        </table:table-row>
        <table:table-row table:style-name="ro1">
          <table:table-cell office:value-type="string" calcext:value-type="string">
            <text:p>CoEg_pers_0000005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runet de Presle, Wladimir</text:p>
          </table:table-cell>
          <table:table-cell office:value-type="string" calcext:value-type="string">
            <text:p>Historien</text:p>
          </table:table-cell>
          <table:table-cell office:value-type="float" office:value="1809" calcext:value-type="float">
            <text:p>1809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https://catalogue.bnf.fr/ark:/12148/cb124629699</text:p>
          </table:table-cell>
          <table:table-cell office:value-type="string" calcext:value-type="string">
            <text:p>https://data.bnf.fr/ark:/12148/cb124629699</text:p>
          </table:table-cell>
          <table:table-cell office:value-type="string" calcext:value-type="string">
            <text:p>https://www.idref.fr/033808821</text:p>
          </table:table-cell>
          <table:table-cell office:value-type="string" calcext:value-type="string">
            <text:p>https://viaf.org/viaf/203410427</text:p>
          </table:table-cell>
          <table:table-cell office:value-type="string" calcext:value-type="string">
            <text:p>https://www.wikidata.org/wiki/Q4097433</text:p>
          </table:table-cell>
          <table:table-cell office:value-type="string" calcext:value-type="string">
            <text:p>https://isni.org/isni/0000+0003+5784+8507</text:p>
          </table:table-cell>
          <table:table-cell/>
          <table:table-cell table:formula="of:=CONCATENATE(&quot;sameAs=&quot;&quot;https://thlebee.github.io/CoEg/doc/CoEg_Index.xml#&quot;;[.A41];&quot;&quot;&quot;&quot;)" office:value-type="string" office:string-value="sameAs=&quot;https://thlebee.github.io/CoEg/doc/CoEg_Index.xml#CoEg_pers_00000051&quot;" calcext:value-type="string">
            <text:p>sameAs="https://thlebee.github.io/CoEg/doc/CoEg_Index.xml#CoEg_pers_00000051"</text:p>
          </table:table-cell>
          <table:table-cell table:formula="of:=CONCATENATE(&quot;&lt;person xml:id=&quot;&quot;&quot;;[.A41];&quot;&quot;&quot; role=&quot;&quot;&quot;;[.B41];&quot;&quot;&quot;&gt;&lt;persName&gt;&quot;;[.C41];&quot;&lt;/persName&gt;&quot;;IF(ISBLANK([.I41]);&quot;&quot;;CONCATENATE(&quot;&lt;idno type=&quot;&quot;catGenBNF&quot;&quot;&gt;&quot;;[.I41];&quot;&lt;/idno&gt;&quot;));IF(ISBLANK([.J41]);&quot;&quot;;CONCATENATE(&quot;&lt;idno type=&quot;&quot;dataBnF&quot;&quot;&gt;&quot;;[.J41];&quot;&lt;/idno&gt;&quot;));IF(ISBLANK([.K41]);&quot;&quot;;CONCATENATE(&quot;&lt;idno type=&quot;&quot;IdRef&quot;&quot;&gt;&quot;;[.K41];&quot;&lt;/idno&gt;&quot;));IF(ISBLANK([.L41]);&quot;&quot;;CONCATENATE(&quot;&lt;idno type=&quot;&quot;VIAF&quot;&quot;&gt;&quot;;[.L41];&quot;&lt;/idno&gt;&quot;));IF(ISBLANK([.M41]);&quot;&quot;;CONCATENATE(&quot;&lt;idno type=&quot;&quot;Wikidata&quot;&quot;&gt;&quot;;[.M41];&quot;&lt;/idno&gt;&quot;));IF(ISBLANK([.D41]);&quot;&quot;;CONCATENATE(&quot;&lt;note type=&quot;&quot;def&quot;&quot;&gt;&quot;;[.D41];IF(ISBLANK([.E41]);&quot;&quot;;CONCATENATE(&quot; (&quot;;[.E41];&quot;-&quot;;[.F41];&quot;). &quot;;[.G41]));&quot;.&lt;/note&gt;&quot;));IF(ISBLANK([.H41]);&quot;&quot;;CONCATENATE(&quot;&lt;note type=&quot;&quot;Mariette&quot;&quot;&gt;&quot;;[.H41];&quot;.&lt;/note&gt;&quot;));&quot;&lt;/person&gt;&quot;)" office:value-type="string" office:string-value="&lt;person xml:id=&quot;CoEg_pers_00000051&quot; role=&quot;contemp&quot;&gt;&lt;persName&gt;Brunet de Presle, Wladimir&lt;/persName&gt;&lt;idno type=&quot;catGenBNF&quot;&gt;https://catalogue.bnf.fr/ark:/12148/cb124629699&lt;/idno&gt;&lt;idno type=&quot;dataBnF&quot;&gt;https://data.bnf.fr/ark:/12148/cb124629699&lt;/idno&gt;&lt;idno type=&quot;IdRef&quot;&gt;https://www.idref.fr/033808821&lt;/idno&gt;&lt;idno type=&quot;VIAF&quot;&gt;https://viaf.org/viaf/203410427&lt;/idno&gt;&lt;idno type=&quot;Wikidata&quot;&gt;https://www.wikidata.org/wiki/Q4097433&lt;/idno&gt;&lt;note type=&quot;def&quot;&gt;Historien (1809-1875). .&lt;/note&gt;&lt;/person&gt;" calcext:value-type="string">
            <text:p>&lt;person xml:id="CoEg_pers_00000051" role="contemp"&gt;&lt;persName&gt;Brunet de Presle, Wladimir&lt;/persName&gt;&lt;idno type="catGenBNF"&gt;https://catalogue.bnf.fr/ark:/12148/cb124629699&lt;/idno&gt;&lt;idno type="dataBnF"&gt;https://data.bnf.fr/ark:/12148/cb124629699&lt;/idno&gt;&lt;idno type="IdRef"&gt;https://www.idref.fr/033808821&lt;/idno&gt;&lt;idno type="VIAF"&gt;https://viaf.org/viaf/203410427&lt;/idno&gt;&lt;idno type="Wikidata"&gt;https://www.wikidata.org/wiki/Q4097433&lt;/idno&gt;&lt;note type="def"&gt;Historien (1809-1875). .&lt;/note&gt;&lt;/person&gt;</text:p>
          </table:table-cell>
          <table:table-cell table:formula="of:=CONCATENATE(&quot;\gls{&quot;;[.A41];&quot;}&quot;)" office:value-type="string" office:string-value="\gls{CoEg_pers_00000051}" calcext:value-type="string">
            <text:p>\gls{CoEg_pers_00000051}</text:p>
          </table:table-cell>
          <table:table-cell table:formula="of:=CONCATENATE(&quot;\newglossaryentry{&quot;;[.A41];&quot;}{name={&quot;;[.C41];&quot;},type={&quot;;[.B41];&quot;},text=*,description={&quot;;[.D41];IF(ISBLANK([.E41]);&quot;&quot;;CONCATENATE(&quot; (&quot;;[.E41];&quot;-&quot;;[.F41];&quot;). &quot;));[.G41];[.H41];IF(ISBLANK([.I41]);&quot;&quot;;CONCATENATE(&quot;[\href{&quot;;[.I41];&quot;}{cat. gén. BNF}]&quot;));IF(ISBLANK([.J41]);&quot;&quot;;CONCATENATE(&quot;[\href{&quot;;[.J41];&quot;}{data.bnf}]&quot;));IF(ISBLANK([.K41]);&quot;&quot;;CONCATENATE(&quot;[\href{&quot;;[.K41];&quot;}{IdRéf}]&quot;));IF(ISBLANK([.L41]);&quot;&quot;;CONCATENATE(&quot;[\href{&quot;;[.L41];&quot;}{VIAF}]&quot;));IF(ISBLANK([.M41]);&quot;&quot;;CONCATENATE(&quot;[\href{&quot;;[.M41];&quot;}{Wikidata}]&quot;));&quot;}}&quot;)" office:value-type="string" office:string-value="\newglossaryentry{CoEg_pers_00000051}{name={Brunet de Presle, Wladimir},type={contemp},text=*,description={Historien (1809-1875). [\href{https://catalogue.bnf.fr/ark:/12148/cb124629699}{cat. gén. BNF}][\href{https://data.bnf.fr/ark:/12148/cb124629699}{data.bnf}][\href{https://www.idref.fr/033808821}{IdRéf}][\href{https://viaf.org/viaf/203410427}{VIAF}][\href{https://www.wikidata.org/wiki/Q4097433}{Wikidata}]}}" calcext:value-type="string">
            <text:p>\newglossaryentry{CoEg_pers_00000051}{name={Brunet de Presle, Wladimir},type={contemp},text=*,description={Historien (1809-1875). [\href{https://catalogue.bnf.fr/ark:/12148/cb124629699}{cat. gén. BNF}][\href{https://data.bnf.fr/ark:/12148/cb124629699}{data.bnf}][\href{https://www.idref.fr/033808821}{IdRéf}][\href{https://viaf.org/viaf/203410427}{VIAF}][\href{https://www.wikidata.org/wiki/Q409743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5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e Moyne, Auguste</text:p>
          </table:table-cell>
          <table:table-cell office:value-type="string" calcext:value-type="string">
            <text:p>Fils d’Arnaud Le Moyne</text:p>
          </table:table-cell>
          <table:table-cell table:number-columns-repeated="11"/>
          <table:table-cell table:formula="of:=CONCATENATE(&quot;sameAs=&quot;&quot;https://thlebee.github.io/CoEg/doc/CoEg_Index.xml#&quot;;[.A42];&quot;&quot;&quot;&quot;)" office:value-type="string" office:string-value="sameAs=&quot;https://thlebee.github.io/CoEg/doc/CoEg_Index.xml#CoEg_pers_00000052&quot;" calcext:value-type="string">
            <text:p>sameAs="https://thlebee.github.io/CoEg/doc/CoEg_Index.xml#CoEg_pers_00000052"</text:p>
          </table:table-cell>
          <table:table-cell table:formula="of:=CONCATENATE(&quot;&lt;person xml:id=&quot;&quot;&quot;;[.A42];&quot;&quot;&quot; role=&quot;&quot;&quot;;[.B42];&quot;&quot;&quot;&gt;&lt;persName&gt;&quot;;[.C42];&quot;&lt;/persName&gt;&quot;;IF(ISBLANK([.I42]);&quot;&quot;;CONCATENATE(&quot;&lt;idno type=&quot;&quot;catGenBNF&quot;&quot;&gt;&quot;;[.I42];&quot;&lt;/idno&gt;&quot;));IF(ISBLANK([.J42]);&quot;&quot;;CONCATENATE(&quot;&lt;idno type=&quot;&quot;dataBnF&quot;&quot;&gt;&quot;;[.J42];&quot;&lt;/idno&gt;&quot;));IF(ISBLANK([.K42]);&quot;&quot;;CONCATENATE(&quot;&lt;idno type=&quot;&quot;IdRef&quot;&quot;&gt;&quot;;[.K42];&quot;&lt;/idno&gt;&quot;));IF(ISBLANK([.L42]);&quot;&quot;;CONCATENATE(&quot;&lt;idno type=&quot;&quot;VIAF&quot;&quot;&gt;&quot;;[.L42];&quot;&lt;/idno&gt;&quot;));IF(ISBLANK([.M42]);&quot;&quot;;CONCATENATE(&quot;&lt;idno type=&quot;&quot;Wikidata&quot;&quot;&gt;&quot;;[.M42];&quot;&lt;/idno&gt;&quot;));IF(ISBLANK([.D42]);&quot;&quot;;CONCATENATE(&quot;&lt;note type=&quot;&quot;def&quot;&quot;&gt;&quot;;[.D42];IF(ISBLANK([.E42]);&quot;&quot;;CONCATENATE(&quot; (&quot;;[.E42];&quot;-&quot;;[.F42];&quot;). &quot;;[.G42]));&quot;.&lt;/note&gt;&quot;));IF(ISBLANK([.H42]);&quot;&quot;;CONCATENATE(&quot;&lt;note type=&quot;&quot;Mariette&quot;&quot;&gt;&quot;;[.H42];&quot;.&lt;/note&gt;&quot;));&quot;&lt;/person&gt;&quot;)" office:value-type="string" office:string-value="&lt;person xml:id=&quot;CoEg_pers_00000052&quot; role=&quot;contemp&quot;&gt;&lt;persName&gt;Le Moyne, Auguste&lt;/persName&gt;&lt;note type=&quot;def&quot;&gt;Fils d’Arnaud Le Moyne.&lt;/note&gt;&lt;/person&gt;" calcext:value-type="string">
            <text:p>&lt;person xml:id="CoEg_pers_00000052" role="contemp"&gt;&lt;persName&gt;Le Moyne, Auguste&lt;/persName&gt;&lt;note type="def"&gt;Fils d’Arnaud Le Moyne.&lt;/note&gt;&lt;/person&gt;</text:p>
          </table:table-cell>
          <table:table-cell table:formula="of:=CONCATENATE(&quot;\gls{&quot;;[.A42];&quot;}&quot;)" office:value-type="string" office:string-value="\gls{CoEg_pers_00000052}" calcext:value-type="string">
            <text:p>\gls{CoEg_pers_00000052}</text:p>
          </table:table-cell>
          <table:table-cell table:formula="of:=CONCATENATE(&quot;\newglossaryentry{&quot;;[.A42];&quot;}{name={&quot;;[.C42];&quot;},type={&quot;;[.B42];&quot;},text=*,description={&quot;;[.D42];IF(ISBLANK([.E42]);&quot;&quot;;CONCATENATE(&quot; (&quot;;[.E42];&quot;-&quot;;[.F42];&quot;). &quot;));[.G42];[.H42];IF(ISBLANK([.I42]);&quot;&quot;;CONCATENATE(&quot;[\href{&quot;;[.I42];&quot;}{cat. gén. BNF}]&quot;));IF(ISBLANK([.J42]);&quot;&quot;;CONCATENATE(&quot;[\href{&quot;;[.J42];&quot;}{data.bnf}]&quot;));IF(ISBLANK([.K42]);&quot;&quot;;CONCATENATE(&quot;[\href{&quot;;[.K42];&quot;}{IdRéf}]&quot;));IF(ISBLANK([.L42]);&quot;&quot;;CONCATENATE(&quot;[\href{&quot;;[.L42];&quot;}{VIAF}]&quot;));IF(ISBLANK([.M42]);&quot;&quot;;CONCATENATE(&quot;[\href{&quot;;[.M42];&quot;}{Wikidata}]&quot;));&quot;}}&quot;)" office:value-type="string" office:string-value="\newglossaryentry{CoEg_pers_00000052}{name={Le Moyne, Auguste},type={contemp},text=*,description={Fils d’Arnaud Le Moyne}}" calcext:value-type="string">
            <text:p>\newglossaryentry{CoEg_pers_00000052}{name={Le Moyne, Auguste},type={contemp},text=*,description={Fils d’Arnaud Le Moyne}}</text:p>
          </table:table-cell>
          <table:table-cell/>
        </table:table-row>
        <table:table-row table:style-name="ro1">
          <table:table-cell office:value-type="string" calcext:value-type="string">
            <text:p>CoEg_pers_0000005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e Moyne, madame</text:p>
          </table:table-cell>
          <table:table-cell office:value-type="string" calcext:value-type="string">
            <text:p>Épouse d’Arnaud Le Moyne</text:p>
          </table:table-cell>
          <table:table-cell table:number-columns-repeated="11"/>
          <table:table-cell table:formula="of:=CONCATENATE(&quot;sameAs=&quot;&quot;https://thlebee.github.io/CoEg/doc/CoEg_Index.xml#&quot;;[.A43];&quot;&quot;&quot;&quot;)" office:value-type="string" office:string-value="sameAs=&quot;https://thlebee.github.io/CoEg/doc/CoEg_Index.xml#CoEg_pers_00000053&quot;" calcext:value-type="string">
            <text:p>sameAs="https://thlebee.github.io/CoEg/doc/CoEg_Index.xml#CoEg_pers_00000053"</text:p>
          </table:table-cell>
          <table:table-cell table:formula="of:=CONCATENATE(&quot;&lt;person xml:id=&quot;&quot;&quot;;[.A43];&quot;&quot;&quot; role=&quot;&quot;&quot;;[.B43];&quot;&quot;&quot;&gt;&lt;persName&gt;&quot;;[.C43];&quot;&lt;/persName&gt;&quot;;IF(ISBLANK([.I43]);&quot;&quot;;CONCATENATE(&quot;&lt;idno type=&quot;&quot;catGenBNF&quot;&quot;&gt;&quot;;[.I43];&quot;&lt;/idno&gt;&quot;));IF(ISBLANK([.J43]);&quot;&quot;;CONCATENATE(&quot;&lt;idno type=&quot;&quot;dataBnF&quot;&quot;&gt;&quot;;[.J43];&quot;&lt;/idno&gt;&quot;));IF(ISBLANK([.K43]);&quot;&quot;;CONCATENATE(&quot;&lt;idno type=&quot;&quot;IdRef&quot;&quot;&gt;&quot;;[.K43];&quot;&lt;/idno&gt;&quot;));IF(ISBLANK([.L43]);&quot;&quot;;CONCATENATE(&quot;&lt;idno type=&quot;&quot;VIAF&quot;&quot;&gt;&quot;;[.L43];&quot;&lt;/idno&gt;&quot;));IF(ISBLANK([.M43]);&quot;&quot;;CONCATENATE(&quot;&lt;idno type=&quot;&quot;Wikidata&quot;&quot;&gt;&quot;;[.M43];&quot;&lt;/idno&gt;&quot;));IF(ISBLANK([.D43]);&quot;&quot;;CONCATENATE(&quot;&lt;note type=&quot;&quot;def&quot;&quot;&gt;&quot;;[.D43];IF(ISBLANK([.E43]);&quot;&quot;;CONCATENATE(&quot; (&quot;;[.E43];&quot;-&quot;;[.F43];&quot;). &quot;;[.G43]));&quot;.&lt;/note&gt;&quot;));IF(ISBLANK([.H43]);&quot;&quot;;CONCATENATE(&quot;&lt;note type=&quot;&quot;Mariette&quot;&quot;&gt;&quot;;[.H43];&quot;.&lt;/note&gt;&quot;));&quot;&lt;/person&gt;&quot;)" office:value-type="string" office:string-value="&lt;person xml:id=&quot;CoEg_pers_00000053&quot; role=&quot;contemp&quot;&gt;&lt;persName&gt;Le Moyne, madame&lt;/persName&gt;&lt;note type=&quot;def&quot;&gt;Épouse d’Arnaud Le Moyne.&lt;/note&gt;&lt;/person&gt;" calcext:value-type="string">
            <text:p>&lt;person xml:id="CoEg_pers_00000053" role="contemp"&gt;&lt;persName&gt;Le Moyne, madame&lt;/persName&gt;&lt;note type="def"&gt;Épouse d’Arnaud Le Moyne.&lt;/note&gt;&lt;/person&gt;</text:p>
          </table:table-cell>
          <table:table-cell table:formula="of:=CONCATENATE(&quot;\gls{&quot;;[.A43];&quot;}&quot;)" office:value-type="string" office:string-value="\gls{CoEg_pers_00000053}" calcext:value-type="string">
            <text:p>\gls{CoEg_pers_00000053}</text:p>
          </table:table-cell>
          <table:table-cell table:formula="of:=CONCATENATE(&quot;\newglossaryentry{&quot;;[.A43];&quot;}{name={&quot;;[.C43];&quot;},type={&quot;;[.B43];&quot;},text=*,description={&quot;;[.D43];IF(ISBLANK([.E43]);&quot;&quot;;CONCATENATE(&quot; (&quot;;[.E43];&quot;-&quot;;[.F43];&quot;). &quot;));[.G43];[.H43];IF(ISBLANK([.I43]);&quot;&quot;;CONCATENATE(&quot;[\href{&quot;;[.I43];&quot;}{cat. gén. BNF}]&quot;));IF(ISBLANK([.J43]);&quot;&quot;;CONCATENATE(&quot;[\href{&quot;;[.J43];&quot;}{data.bnf}]&quot;));IF(ISBLANK([.K43]);&quot;&quot;;CONCATENATE(&quot;[\href{&quot;;[.K43];&quot;}{IdRéf}]&quot;));IF(ISBLANK([.L43]);&quot;&quot;;CONCATENATE(&quot;[\href{&quot;;[.L43];&quot;}{VIAF}]&quot;));IF(ISBLANK([.M43]);&quot;&quot;;CONCATENATE(&quot;[\href{&quot;;[.M43];&quot;}{Wikidata}]&quot;));&quot;}}&quot;)" office:value-type="string" office:string-value="\newglossaryentry{CoEg_pers_00000053}{name={Le Moyne, madame},type={contemp},text=*,description={Épouse d’Arnaud Le Moyne}}" calcext:value-type="string">
            <text:p>\newglossaryentry{CoEg_pers_00000053}{name={Le Moyne, madame},type={contemp},text=*,description={Épouse d’Arnaud Le Moyne}}</text:p>
          </table:table-cell>
          <table:table-cell/>
        </table:table-row>
        <table:table-row table:style-name="ro1">
          <table:table-cell office:value-type="string" calcext:value-type="string">
            <text:p>CoEg_pers_0000005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ray de Buyser</text:p>
          </table:table-cell>
          <table:table-cell table:number-columns-repeated="3"/>
          <table:table-cell office:value-type="string" calcext:value-type="string">
            <text:p>Membre de la Société orientale (cf. Revue de l’Orient, 1855)</text:p>
          </table:table-cell>
          <table:table-cell office:value-type="string" calcext:value-type="string">
            <text:p>Mariette lui confia une caisse d'objets à rapporter en France</text:p>
          </table:table-cell>
          <table:table-cell table:number-columns-repeated="7"/>
          <table:table-cell table:formula="of:=CONCATENATE(&quot;sameAs=&quot;&quot;https://thlebee.github.io/CoEg/doc/CoEg_Index.xml#&quot;;[.A44];&quot;&quot;&quot;&quot;)" office:value-type="string" office:string-value="sameAs=&quot;https://thlebee.github.io/CoEg/doc/CoEg_Index.xml#CoEg_pers_00000054&quot;" calcext:value-type="string">
            <text:p>sameAs="https://thlebee.github.io/CoEg/doc/CoEg_Index.xml#CoEg_pers_00000054"</text:p>
          </table:table-cell>
          <table:table-cell table:formula="of:=CONCATENATE(&quot;&lt;person xml:id=&quot;&quot;&quot;;[.A44];&quot;&quot;&quot; role=&quot;&quot;&quot;;[.B44];&quot;&quot;&quot;&gt;&lt;persName&gt;&quot;;[.C44];&quot;&lt;/persName&gt;&quot;;IF(ISBLANK([.I44]);&quot;&quot;;CONCATENATE(&quot;&lt;idno type=&quot;&quot;catGenBNF&quot;&quot;&gt;&quot;;[.I44];&quot;&lt;/idno&gt;&quot;));IF(ISBLANK([.J44]);&quot;&quot;;CONCATENATE(&quot;&lt;idno type=&quot;&quot;dataBnF&quot;&quot;&gt;&quot;;[.J44];&quot;&lt;/idno&gt;&quot;));IF(ISBLANK([.K44]);&quot;&quot;;CONCATENATE(&quot;&lt;idno type=&quot;&quot;IdRef&quot;&quot;&gt;&quot;;[.K44];&quot;&lt;/idno&gt;&quot;));IF(ISBLANK([.L44]);&quot;&quot;;CONCATENATE(&quot;&lt;idno type=&quot;&quot;VIAF&quot;&quot;&gt;&quot;;[.L44];&quot;&lt;/idno&gt;&quot;));IF(ISBLANK([.M44]);&quot;&quot;;CONCATENATE(&quot;&lt;idno type=&quot;&quot;Wikidata&quot;&quot;&gt;&quot;;[.M44];&quot;&lt;/idno&gt;&quot;));IF(ISBLANK([.D44]);&quot;&quot;;CONCATENATE(&quot;&lt;note type=&quot;&quot;def&quot;&quot;&gt;&quot;;[.D44];IF(ISBLANK([.E44]);&quot;&quot;;CONCATENATE(&quot; (&quot;;[.E44];&quot;-&quot;;[.F44];&quot;). &quot;;[.G44]));&quot;.&lt;/note&gt;&quot;));IF(ISBLANK([.H44]);&quot;&quot;;CONCATENATE(&quot;&lt;note type=&quot;&quot;Mariette&quot;&quot;&gt;&quot;;[.H44];&quot;.&lt;/note&gt;&quot;));&quot;&lt;/person&gt;&quot;)" office:value-type="string" office:string-value="&lt;person xml:id=&quot;CoEg_pers_00000054&quot; role=&quot;contemp&quot;&gt;&lt;persName&gt;Bray de Buyser&lt;/persName&gt;&lt;note type=&quot;Mariette&quot;&gt;Mariette lui confia une caisse d'objets à rapporter en France.&lt;/note&gt;&lt;/person&gt;" calcext:value-type="string">
            <text:p>&lt;person xml:id="CoEg_pers_00000054" role="contemp"&gt;&lt;persName&gt;Bray de Buyser&lt;/persName&gt;&lt;note type="Mariette"&gt;Mariette lui confia une caisse d'objets à rapporter en France.&lt;/note&gt;&lt;/person&gt;</text:p>
          </table:table-cell>
          <table:table-cell table:formula="of:=CONCATENATE(&quot;\gls{&quot;;[.A44];&quot;}&quot;)" office:value-type="string" office:string-value="\gls{CoEg_pers_00000054}" calcext:value-type="string">
            <text:p>\gls{CoEg_pers_00000054}</text:p>
          </table:table-cell>
          <table:table-cell table:formula="of:=CONCATENATE(&quot;\newglossaryentry{&quot;;[.A44];&quot;}{name={&quot;;[.C44];&quot;},type={&quot;;[.B44];&quot;},text=*,description={&quot;;[.D44];IF(ISBLANK([.E44]);&quot;&quot;;CONCATENATE(&quot; (&quot;;[.E44];&quot;-&quot;;[.F44];&quot;). &quot;));[.G44];[.H44];IF(ISBLANK([.I44]);&quot;&quot;;CONCATENATE(&quot;[\href{&quot;;[.I44];&quot;}{cat. gén. BNF}]&quot;));IF(ISBLANK([.J44]);&quot;&quot;;CONCATENATE(&quot;[\href{&quot;;[.J44];&quot;}{data.bnf}]&quot;));IF(ISBLANK([.K44]);&quot;&quot;;CONCATENATE(&quot;[\href{&quot;;[.K44];&quot;}{IdRéf}]&quot;));IF(ISBLANK([.L44]);&quot;&quot;;CONCATENATE(&quot;[\href{&quot;;[.L44];&quot;}{VIAF}]&quot;));IF(ISBLANK([.M44]);&quot;&quot;;CONCATENATE(&quot;[\href{&quot;;[.M44];&quot;}{Wikidata}]&quot;));&quot;}}&quot;)" office:value-type="string" office:string-value="\newglossaryentry{CoEg_pers_00000054}{name={Bray de Buyser},type={contemp},text=*,description={Membre de la Société orientale (cf. Revue de l’Orient, 1855)Mariette lui confia une caisse d'objets à rapporter en France}}" calcext:value-type="string">
            <text:p>\newglossaryentry{CoEg_pers_00000054}{name={Bray de Buyser},type={contemp},text=*,description={Membre de la Société orientale (cf. Revue de l’Orient, 1855)Mariette lui confia une caisse d'objets à rapporter en France}}</text:p>
          </table:table-cell>
          <table:table-cell/>
        </table:table-row>
        <table:table-row table:style-name="ro1">
          <table:table-cell office:value-type="string" calcext:value-type="string">
            <text:p>CoEg_pers_0000005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Nisard</text:p>
          </table:table-cell>
          <table:table-cell office:value-type="string" calcext:value-type="string">
            <text:p>Chargé de travaux au Louvre</text:p>
          </table:table-cell>
          <table:table-cell table:number-columns-repeated="2"/>
          <table:table-cell office:value-type="string" calcext:value-type="string">
            <text:p>Peut-être Charles Nisard (1808-1889)</text:p>
          </table:table-cell>
          <table:table-cell/>
          <table:table-cell office:value-type="string" calcext:value-type="string">
            <text:p>https://catalogue.bnf.fr/ark:/12148/cb11917740x</text:p>
          </table:table-cell>
          <table:table-cell office:value-type="string" calcext:value-type="string">
            <text:p>https://data.bnf.fr/ark:/12148/cb11917740x</text:p>
          </table:table-cell>
          <table:table-cell office:value-type="string" calcext:value-type="string">
            <text:p>http://www.idref.fr/027048497</text:p>
          </table:table-cell>
          <table:table-cell office:value-type="string" calcext:value-type="string">
            <text:p>http://viaf.org/viaf/27069569</text:p>
          </table:table-cell>
          <table:table-cell office:value-type="string" calcext:value-type="string">
            <text:p>https://www.wikidata.org/wiki/Q1065647</text:p>
          </table:table-cell>
          <table:table-cell office:value-type="string" calcext:value-type="string">
            <text:p>http://isni.org/isni/0000000108814349</text:p>
          </table:table-cell>
          <table:table-cell/>
          <table:table-cell table:formula="of:=CONCATENATE(&quot;sameAs=&quot;&quot;https://thlebee.github.io/CoEg/doc/CoEg_Index.xml#&quot;;[.A45];&quot;&quot;&quot;&quot;)" office:value-type="string" office:string-value="sameAs=&quot;https://thlebee.github.io/CoEg/doc/CoEg_Index.xml#CoEg_pers_00000056&quot;" calcext:value-type="string">
            <text:p>sameAs="https://thlebee.github.io/CoEg/doc/CoEg_Index.xml#CoEg_pers_00000056"</text:p>
          </table:table-cell>
          <table:table-cell table:formula="of:=CONCATENATE(&quot;&lt;person xml:id=&quot;&quot;&quot;;[.A45];&quot;&quot;&quot; role=&quot;&quot;&quot;;[.B45];&quot;&quot;&quot;&gt;&lt;persName&gt;&quot;;[.C45];&quot;&lt;/persName&gt;&quot;;IF(ISBLANK([.I45]);&quot;&quot;;CONCATENATE(&quot;&lt;idno type=&quot;&quot;catGenBNF&quot;&quot;&gt;&quot;;[.I45];&quot;&lt;/idno&gt;&quot;));IF(ISBLANK([.J45]);&quot;&quot;;CONCATENATE(&quot;&lt;idno type=&quot;&quot;dataBnF&quot;&quot;&gt;&quot;;[.J45];&quot;&lt;/idno&gt;&quot;));IF(ISBLANK([.K45]);&quot;&quot;;CONCATENATE(&quot;&lt;idno type=&quot;&quot;IdRef&quot;&quot;&gt;&quot;;[.K45];&quot;&lt;/idno&gt;&quot;));IF(ISBLANK([.L45]);&quot;&quot;;CONCATENATE(&quot;&lt;idno type=&quot;&quot;VIAF&quot;&quot;&gt;&quot;;[.L45];&quot;&lt;/idno&gt;&quot;));IF(ISBLANK([.M45]);&quot;&quot;;CONCATENATE(&quot;&lt;idno type=&quot;&quot;Wikidata&quot;&quot;&gt;&quot;;[.M45];&quot;&lt;/idno&gt;&quot;));IF(ISBLANK([.D45]);&quot;&quot;;CONCATENATE(&quot;&lt;note type=&quot;&quot;def&quot;&quot;&gt;&quot;;[.D45];IF(ISBLANK([.E45]);&quot;&quot;;CONCATENATE(&quot; (&quot;;[.E45];&quot;-&quot;;[.F45];&quot;). &quot;;[.G45]));&quot;.&lt;/note&gt;&quot;));IF(ISBLANK([.H45]);&quot;&quot;;CONCATENATE(&quot;&lt;note type=&quot;&quot;Mariette&quot;&quot;&gt;&quot;;[.H45];&quot;.&lt;/note&gt;&quot;));&quot;&lt;/person&gt;&quot;)" office:value-type="string" office:string-value="&lt;person xml:id=&quot;CoEg_pers_00000056&quot; role=&quot;contemp&quot;&gt;&lt;persName&gt;Nisard&lt;/persName&gt;&lt;idno type=&quot;catGenBNF&quot;&gt;https://catalogue.bnf.fr/ark:/12148/cb11917740x&lt;/idno&gt;&lt;idno type=&quot;dataBnF&quot;&gt;https://data.bnf.fr/ark:/12148/cb11917740x&lt;/idno&gt;&lt;idno type=&quot;IdRef&quot;&gt;http://www.idref.fr/027048497&lt;/idno&gt;&lt;idno type=&quot;VIAF&quot;&gt;http://viaf.org/viaf/27069569&lt;/idno&gt;&lt;idno type=&quot;Wikidata&quot;&gt;https://www.wikidata.org/wiki/Q1065647&lt;/idno&gt;&lt;note type=&quot;def&quot;&gt;Chargé de travaux au Louvre.&lt;/note&gt;&lt;/person&gt;" calcext:value-type="string">
            <text:p>&lt;person xml:id="CoEg_pers_00000056" role="contemp"&gt;&lt;persName&gt;Nisard&lt;/persName&gt;&lt;idno type="catGenBNF"&gt;https://catalogue.bnf.fr/ark:/12148/cb11917740x&lt;/idno&gt;&lt;idno type="dataBnF"&gt;https://data.bnf.fr/ark:/12148/cb11917740x&lt;/idno&gt;&lt;idno type="IdRef"&gt;http://www.idref.fr/027048497&lt;/idno&gt;&lt;idno type="VIAF"&gt;http://viaf.org/viaf/27069569&lt;/idno&gt;&lt;idno type="Wikidata"&gt;https://www.wikidata.org/wiki/Q1065647&lt;/idno&gt;&lt;note type="def"&gt;Chargé de travaux au Louvre.&lt;/note&gt;&lt;/person&gt;</text:p>
          </table:table-cell>
          <table:table-cell table:formula="of:=CONCATENATE(&quot;\gls{&quot;;[.A45];&quot;}&quot;)" office:value-type="string" office:string-value="\gls{CoEg_pers_00000056}" calcext:value-type="string">
            <text:p>\gls{CoEg_pers_00000056}</text:p>
          </table:table-cell>
          <table:table-cell table:formula="of:=CONCATENATE(&quot;\newglossaryentry{&quot;;[.A45];&quot;}{name={&quot;;[.C45];&quot;},type={&quot;;[.B45];&quot;},text=*,description={&quot;;[.D45];IF(ISBLANK([.E45]);&quot;&quot;;CONCATENATE(&quot; (&quot;;[.E45];&quot;-&quot;;[.F45];&quot;). &quot;));[.G45];[.H45];IF(ISBLANK([.I45]);&quot;&quot;;CONCATENATE(&quot;[\href{&quot;;[.I45];&quot;}{cat. gén. BNF}]&quot;));IF(ISBLANK([.J45]);&quot;&quot;;CONCATENATE(&quot;[\href{&quot;;[.J45];&quot;}{data.bnf}]&quot;));IF(ISBLANK([.K45]);&quot;&quot;;CONCATENATE(&quot;[\href{&quot;;[.K45];&quot;}{IdRéf}]&quot;));IF(ISBLANK([.L45]);&quot;&quot;;CONCATENATE(&quot;[\href{&quot;;[.L45];&quot;}{VIAF}]&quot;));IF(ISBLANK([.M45]);&quot;&quot;;CONCATENATE(&quot;[\href{&quot;;[.M45];&quot;}{Wikidata}]&quot;));&quot;}}&quot;)" office:value-type="string" office:string-value="\newglossaryentry{CoEg_pers_00000056}{name={Nisard},type={contemp},text=*,description={Chargé de travaux au LouvrePeut-être Charles Nisard (1808-1889)[\href{https://catalogue.bnf.fr/ark:/12148/cb11917740x}{cat. gén. BNF}][\href{https://data.bnf.fr/ark:/12148/cb11917740x}{data.bnf}][\href{http://www.idref.fr/027048497}{IdRéf}][\href{http://viaf.org/viaf/27069569}{VIAF}][\href{https://www.wikidata.org/wiki/Q1065647}{Wikidata}]}}" calcext:value-type="string">
            <text:p>\newglossaryentry{CoEg_pers_00000056}{name={Nisard},type={contemp},text=*,description={Chargé de travaux au LouvrePeut-être Charles Nisard (1808-1889)[\href{https://catalogue.bnf.fr/ark:/12148/cb11917740x}{cat. gén. BNF}][\href{https://data.bnf.fr/ark:/12148/cb11917740x}{data.bnf}][\href{http://www.idref.fr/027048497}{IdRéf}][\href{http://viaf.org/viaf/27069569}{VIAF}][\href{https://www.wikidata.org/wiki/Q1065647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5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oliman Pacha</text:p>
          </table:table-cell>
          <table:table-cell office:value-type="string" calcext:value-type="string">
            <text:p>Officier militaire</text:p>
          </table:table-cell>
          <table:table-cell office:value-type="float" office:value="1788" calcext:value-type="float">
            <text:p>178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rançais passé au service de l'Égypte</text:p>
          </table:table-cell>
          <table:table-cell/>
          <table:table-cell office:value-type="string" calcext:value-type="string">
            <text:p>https://catalogue.bnf.fr/ark:/12148/cb14935790t</text:p>
          </table:table-cell>
          <table:table-cell office:value-type="string" calcext:value-type="string">
            <text:p>https://data.bnf.fr/ark:/12148/cb14935790t</text:p>
          </table:table-cell>
          <table:table-cell office:value-type="string" calcext:value-type="string">
            <text:p>http://www.idref.fr/151246068</text:p>
          </table:table-cell>
          <table:table-cell office:value-type="string" calcext:value-type="string">
            <text:p>http://viaf.org/viaf/182133269</text:p>
          </table:table-cell>
          <table:table-cell office:value-type="string" calcext:value-type="string">
            <text:p>https://www.wikidata.org/wiki/Q745216</text:p>
          </table:table-cell>
          <table:table-cell office:value-type="string" calcext:value-type="string">
            <text:p>http://www.isni.org/0000+0000+6634+0033</text:p>
          </table:table-cell>
          <table:table-cell office:value-type="string" calcext:value-type="string">
            <text:p>Seve, Joseph</text:p>
          </table:table-cell>
          <table:table-cell table:formula="of:=CONCATENATE(&quot;sameAs=&quot;&quot;https://thlebee.github.io/CoEg/doc/CoEg_Index.xml#&quot;;[.A46];&quot;&quot;&quot;&quot;)" office:value-type="string" office:string-value="sameAs=&quot;https://thlebee.github.io/CoEg/doc/CoEg_Index.xml#CoEg_pers_00000059&quot;" calcext:value-type="string">
            <text:p>sameAs="https://thlebee.github.io/CoEg/doc/CoEg_Index.xml#CoEg_pers_00000059"</text:p>
          </table:table-cell>
          <table:table-cell table:formula="of:=CONCATENATE(&quot;&lt;person xml:id=&quot;&quot;&quot;;[.A46];&quot;&quot;&quot; role=&quot;&quot;&quot;;[.B46];&quot;&quot;&quot;&gt;&lt;persName&gt;&quot;;[.C46];&quot;&lt;/persName&gt;&quot;;IF(ISBLANK([.I46]);&quot;&quot;;CONCATENATE(&quot;&lt;idno type=&quot;&quot;catGenBNF&quot;&quot;&gt;&quot;;[.I46];&quot;&lt;/idno&gt;&quot;));IF(ISBLANK([.J46]);&quot;&quot;;CONCATENATE(&quot;&lt;idno type=&quot;&quot;dataBnF&quot;&quot;&gt;&quot;;[.J46];&quot;&lt;/idno&gt;&quot;));IF(ISBLANK([.K46]);&quot;&quot;;CONCATENATE(&quot;&lt;idno type=&quot;&quot;IdRef&quot;&quot;&gt;&quot;;[.K46];&quot;&lt;/idno&gt;&quot;));IF(ISBLANK([.L46]);&quot;&quot;;CONCATENATE(&quot;&lt;idno type=&quot;&quot;VIAF&quot;&quot;&gt;&quot;;[.L46];&quot;&lt;/idno&gt;&quot;));IF(ISBLANK([.M46]);&quot;&quot;;CONCATENATE(&quot;&lt;idno type=&quot;&quot;Wikidata&quot;&quot;&gt;&quot;;[.M46];&quot;&lt;/idno&gt;&quot;));IF(ISBLANK([.D46]);&quot;&quot;;CONCATENATE(&quot;&lt;note type=&quot;&quot;def&quot;&quot;&gt;&quot;;[.D46];IF(ISBLANK([.E46]);&quot;&quot;;CONCATENATE(&quot; (&quot;;[.E46];&quot;-&quot;;[.F46];&quot;). &quot;;[.G46]));&quot;.&lt;/note&gt;&quot;));IF(ISBLANK([.H46]);&quot;&quot;;CONCATENATE(&quot;&lt;note type=&quot;&quot;Mariette&quot;&quot;&gt;&quot;;[.H46];&quot;.&lt;/note&gt;&quot;));&quot;&lt;/person&gt;&quot;)" office:value-type="string" office:string-value="&lt;person xml:id=&quot;CoEg_pers_00000059&quot; role=&quot;contemp&quot;&gt;&lt;persName&gt;Soliman Pacha&lt;/persName&gt;&lt;idno type=&quot;catGenBNF&quot;&gt;https://catalogue.bnf.fr/ark:/12148/cb14935790t&lt;/idno&gt;&lt;idno type=&quot;dataBnF&quot;&gt;https://data.bnf.fr/ark:/12148/cb14935790t&lt;/idno&gt;&lt;idno type=&quot;IdRef&quot;&gt;http://www.idref.fr/151246068&lt;/idno&gt;&lt;idno type=&quot;VIAF&quot;&gt;http://viaf.org/viaf/182133269&lt;/idno&gt;&lt;idno type=&quot;Wikidata&quot;&gt;https://www.wikidata.org/wiki/Q745216&lt;/idno&gt;&lt;note type=&quot;def&quot;&gt;Officier militaire (1788-1860). Français passé au service de l'Égypte.&lt;/note&gt;&lt;/person&gt;" calcext:value-type="string">
            <text:p>&lt;person xml:id="CoEg_pers_00000059" role="contemp"&gt;&lt;persName&gt;Soliman Pacha&lt;/persName&gt;&lt;idno type="catGenBNF"&gt;https://catalogue.bnf.fr/ark:/12148/cb14935790t&lt;/idno&gt;&lt;idno type="dataBnF"&gt;https://data.bnf.fr/ark:/12148/cb14935790t&lt;/idno&gt;&lt;idno type="IdRef"&gt;http://www.idref.fr/151246068&lt;/idno&gt;&lt;idno type="VIAF"&gt;http://viaf.org/viaf/182133269&lt;/idno&gt;&lt;idno type="Wikidata"&gt;https://www.wikidata.org/wiki/Q745216&lt;/idno&gt;&lt;note type="def"&gt;Officier militaire (1788-1860). Français passé au service de l'Égypte.&lt;/note&gt;&lt;/person&gt;</text:p>
          </table:table-cell>
          <table:table-cell table:formula="of:=CONCATENATE(&quot;\gls{&quot;;[.A46];&quot;}&quot;)" office:value-type="string" office:string-value="\gls{CoEg_pers_00000059}" calcext:value-type="string">
            <text:p>\gls{CoEg_pers_00000059}</text:p>
          </table:table-cell>
          <table:table-cell table:formula="of:=CONCATENATE(&quot;\newglossaryentry{&quot;;[.A46];&quot;}{name={&quot;;[.C46];&quot;},type={&quot;;[.B46];&quot;},text=*,description={&quot;;[.D46];IF(ISBLANK([.E46]);&quot;&quot;;CONCATENATE(&quot; (&quot;;[.E46];&quot;-&quot;;[.F46];&quot;). &quot;));[.G46];[.H46];IF(ISBLANK([.I46]);&quot;&quot;;CONCATENATE(&quot;[\href{&quot;;[.I46];&quot;}{cat. gén. BNF}]&quot;));IF(ISBLANK([.J46]);&quot;&quot;;CONCATENATE(&quot;[\href{&quot;;[.J46];&quot;}{data.bnf}]&quot;));IF(ISBLANK([.K46]);&quot;&quot;;CONCATENATE(&quot;[\href{&quot;;[.K46];&quot;}{IdRéf}]&quot;));IF(ISBLANK([.L46]);&quot;&quot;;CONCATENATE(&quot;[\href{&quot;;[.L46];&quot;}{VIAF}]&quot;));IF(ISBLANK([.M46]);&quot;&quot;;CONCATENATE(&quot;[\href{&quot;;[.M46];&quot;}{Wikidata}]&quot;));&quot;}}&quot;)" office:value-type="string" office:string-value="\newglossaryentry{CoEg_pers_00000059}{name={Soliman Pacha},type={contemp},text=*,description={Officier militaire (1788-1860). Français passé au service de l'Égypte[\href{https://catalogue.bnf.fr/ark:/12148/cb14935790t}{cat. gén. BNF}][\href{https://data.bnf.fr/ark:/12148/cb14935790t}{data.bnf}][\href{http://www.idref.fr/151246068}{IdRéf}][\href{http://viaf.org/viaf/182133269}{VIAF}][\href{https://www.wikidata.org/wiki/Q745216}{Wikidata}]}}" calcext:value-type="string">
            <text:p>\newglossaryentry{CoEg_pers_00000059}{name={Soliman Pacha},type={contemp},text=*,description={Officier militaire (1788-1860). Français passé au service de l'Égypte[\href{https://catalogue.bnf.fr/ark:/12148/cb14935790t}{cat. gén. BNF}][\href{https://data.bnf.fr/ark:/12148/cb14935790t}{data.bnf}][\href{http://www.idref.fr/151246068}{IdRéf}][\href{http://viaf.org/viaf/182133269}{VIAF}][\href{https://www.wikidata.org/wiki/Q74521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epsius, Karl Richard</text:p>
          </table:table-cell>
          <table:table-cell office:value-type="string" calcext:value-type="string">
            <text:p>Égyptologue</text:p>
          </table:table-cell>
          <table:table-cell office:value-type="float" office:value="1810" calcext:value-type="float">
            <text:p>1810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string" calcext:value-type="string">
            <text:p>https://catalogue.bnf.fr/ark:/12148/cb12416893t</text:p>
          </table:table-cell>
          <table:table-cell office:value-type="string" calcext:value-type="string">
            <text:p>https://data.bnf.fr/ark:/12148/cb12416893t</text:p>
          </table:table-cell>
          <table:table-cell office:value-type="string" calcext:value-type="string">
            <text:p>https://www.idref.fr/033287740</text:p>
          </table:table-cell>
          <table:table-cell office:value-type="string" calcext:value-type="string">
            <text:p>https://viaf.org/viaf/66554760</text:p>
          </table:table-cell>
          <table:table-cell office:value-type="string" calcext:value-type="string">
            <text:p>https://www.wikidata.org/wiki/Q77231</text:p>
          </table:table-cell>
          <table:table-cell office:value-type="string" calcext:value-type="string">
            <text:p>http://www.isni.org/0000+0001+2137+3787</text:p>
          </table:table-cell>
          <table:table-cell/>
          <table:table-cell table:formula="of:=CONCATENATE(&quot;sameAs=&quot;&quot;https://thlebee.github.io/CoEg/doc/CoEg_Index.xml#&quot;;[.A47];&quot;&quot;&quot;&quot;)" office:value-type="string" office:string-value="sameAs=&quot;https://thlebee.github.io/CoEg/doc/CoEg_Index.xml#CoEg_pers_00000061&quot;" calcext:value-type="string">
            <text:p>sameAs="https://thlebee.github.io/CoEg/doc/CoEg_Index.xml#CoEg_pers_00000061"</text:p>
          </table:table-cell>
          <table:table-cell table:formula="of:=CONCATENATE(&quot;&lt;person xml:id=&quot;&quot;&quot;;[.A47];&quot;&quot;&quot; role=&quot;&quot;&quot;;[.B47];&quot;&quot;&quot;&gt;&lt;persName&gt;&quot;;[.C47];&quot;&lt;/persName&gt;&quot;;IF(ISBLANK([.I47]);&quot;&quot;;CONCATENATE(&quot;&lt;idno type=&quot;&quot;catGenBNF&quot;&quot;&gt;&quot;;[.I47];&quot;&lt;/idno&gt;&quot;));IF(ISBLANK([.J47]);&quot;&quot;;CONCATENATE(&quot;&lt;idno type=&quot;&quot;dataBnF&quot;&quot;&gt;&quot;;[.J47];&quot;&lt;/idno&gt;&quot;));IF(ISBLANK([.K47]);&quot;&quot;;CONCATENATE(&quot;&lt;idno type=&quot;&quot;IdRef&quot;&quot;&gt;&quot;;[.K47];&quot;&lt;/idno&gt;&quot;));IF(ISBLANK([.L47]);&quot;&quot;;CONCATENATE(&quot;&lt;idno type=&quot;&quot;VIAF&quot;&quot;&gt;&quot;;[.L47];&quot;&lt;/idno&gt;&quot;));IF(ISBLANK([.M47]);&quot;&quot;;CONCATENATE(&quot;&lt;idno type=&quot;&quot;Wikidata&quot;&quot;&gt;&quot;;[.M47];&quot;&lt;/idno&gt;&quot;));IF(ISBLANK([.D47]);&quot;&quot;;CONCATENATE(&quot;&lt;note type=&quot;&quot;def&quot;&quot;&gt;&quot;;[.D47];IF(ISBLANK([.E47]);&quot;&quot;;CONCATENATE(&quot; (&quot;;[.E47];&quot;-&quot;;[.F47];&quot;). &quot;;[.G47]));&quot;.&lt;/note&gt;&quot;));IF(ISBLANK([.H47]);&quot;&quot;;CONCATENATE(&quot;&lt;note type=&quot;&quot;Mariette&quot;&quot;&gt;&quot;;[.H47];&quot;.&lt;/note&gt;&quot;));&quot;&lt;/person&gt;&quot;)" office:value-type="string" office:string-value="&lt;person xml:id=&quot;CoEg_pers_00000061&quot; role=&quot;contemp&quot;&gt;&lt;persName&gt;Lepsius, Karl Richard&lt;/persName&gt;&lt;idno type=&quot;catGenBNF&quot;&gt;https://catalogue.bnf.fr/ark:/12148/cb12416893t&lt;/idno&gt;&lt;idno type=&quot;dataBnF&quot;&gt;https://data.bnf.fr/ark:/12148/cb12416893t&lt;/idno&gt;&lt;idno type=&quot;IdRef&quot;&gt;https://www.idref.fr/033287740&lt;/idno&gt;&lt;idno type=&quot;VIAF&quot;&gt;https://viaf.org/viaf/66554760&lt;/idno&gt;&lt;idno type=&quot;Wikidata&quot;&gt;https://www.wikidata.org/wiki/Q77231&lt;/idno&gt;&lt;note type=&quot;def&quot;&gt;Égyptologue (1810-1884). .&lt;/note&gt;&lt;/person&gt;" calcext:value-type="string">
            <text:p>&lt;person xml:id="CoEg_pers_00000061" role="contemp"&gt;&lt;persName&gt;Lepsius, Karl Richard&lt;/persName&gt;&lt;idno type="catGenBNF"&gt;https://catalogue.bnf.fr/ark:/12148/cb12416893t&lt;/idno&gt;&lt;idno type="dataBnF"&gt;https://data.bnf.fr/ark:/12148/cb12416893t&lt;/idno&gt;&lt;idno type="IdRef"&gt;https://www.idref.fr/033287740&lt;/idno&gt;&lt;idno type="VIAF"&gt;https://viaf.org/viaf/66554760&lt;/idno&gt;&lt;idno type="Wikidata"&gt;https://www.wikidata.org/wiki/Q77231&lt;/idno&gt;&lt;note type="def"&gt;Égyptologue (1810-1884). .&lt;/note&gt;&lt;/person&gt;</text:p>
          </table:table-cell>
          <table:table-cell table:formula="of:=CONCATENATE(&quot;\gls{&quot;;[.A47];&quot;}&quot;)" office:value-type="string" office:string-value="\gls{CoEg_pers_00000061}" calcext:value-type="string">
            <text:p>\gls{CoEg_pers_00000061}</text:p>
          </table:table-cell>
          <table:table-cell table:formula="of:=CONCATENATE(&quot;\newglossaryentry{&quot;;[.A47];&quot;}{name={&quot;;[.C47];&quot;},type={&quot;;[.B47];&quot;},text=*,description={&quot;;[.D47];IF(ISBLANK([.E47]);&quot;&quot;;CONCATENATE(&quot; (&quot;;[.E47];&quot;-&quot;;[.F47];&quot;). &quot;));[.G47];[.H47];IF(ISBLANK([.I47]);&quot;&quot;;CONCATENATE(&quot;[\href{&quot;;[.I47];&quot;}{cat. gén. BNF}]&quot;));IF(ISBLANK([.J47]);&quot;&quot;;CONCATENATE(&quot;[\href{&quot;;[.J47];&quot;}{data.bnf}]&quot;));IF(ISBLANK([.K47]);&quot;&quot;;CONCATENATE(&quot;[\href{&quot;;[.K47];&quot;}{IdRéf}]&quot;));IF(ISBLANK([.L47]);&quot;&quot;;CONCATENATE(&quot;[\href{&quot;;[.L47];&quot;}{VIAF}]&quot;));IF(ISBLANK([.M47]);&quot;&quot;;CONCATENATE(&quot;[\href{&quot;;[.M47];&quot;}{Wikidata}]&quot;));&quot;}}&quot;)" office:value-type="string" office:string-value="\newglossaryentry{CoEg_pers_00000061}{name={Lepsius, Karl Richard},type={contemp},text=*,description={Égyptologue (1810-1884). [\href{https://catalogue.bnf.fr/ark:/12148/cb12416893t}{cat. gén. BNF}][\href{https://data.bnf.fr/ark:/12148/cb12416893t}{data.bnf}][\href{https://www.idref.fr/033287740}{IdRéf}][\href{https://viaf.org/viaf/66554760}{VIAF}][\href{https://www.wikidata.org/wiki/Q77231}{Wikidata}]}}" calcext:value-type="string">
            <text:p>\newglossaryentry{CoEg_pers_00000061}{name={Lepsius, Karl Richard},type={contemp},text=*,description={Égyptologue (1810-1884). [\href{https://catalogue.bnf.fr/ark:/12148/cb12416893t}{cat. gén. BNF}][\href{https://data.bnf.fr/ark:/12148/cb12416893t}{data.bnf}][\href{https://www.idref.fr/033287740}{IdRéf}][\href{https://viaf.org/viaf/66554760}{VIAF}][\href{https://www.wikidata.org/wiki/Q7723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ouad Effendi</text:p>
          </table:table-cell>
          <table:table-cell table:number-columns-repeated="12"/>
          <table:table-cell table:formula="of:=CONCATENATE(&quot;sameAs=&quot;&quot;https://thlebee.github.io/CoEg/doc/CoEg_Index.xml#&quot;;[.A48];&quot;&quot;&quot;&quot;)" office:value-type="string" office:string-value="sameAs=&quot;https://thlebee.github.io/CoEg/doc/CoEg_Index.xml#CoEg_pers_00000062&quot;" calcext:value-type="string">
            <text:p>sameAs="https://thlebee.github.io/CoEg/doc/CoEg_Index.xml#CoEg_pers_00000062"</text:p>
          </table:table-cell>
          <table:table-cell table:formula="of:=CONCATENATE(&quot;&lt;person xml:id=&quot;&quot;&quot;;[.A48];&quot;&quot;&quot; role=&quot;&quot;&quot;;[.B48];&quot;&quot;&quot;&gt;&lt;persName&gt;&quot;;[.C48];&quot;&lt;/persName&gt;&quot;;IF(ISBLANK([.I48]);&quot;&quot;;CONCATENATE(&quot;&lt;idno type=&quot;&quot;catGenBNF&quot;&quot;&gt;&quot;;[.I48];&quot;&lt;/idno&gt;&quot;));IF(ISBLANK([.J48]);&quot;&quot;;CONCATENATE(&quot;&lt;idno type=&quot;&quot;dataBnF&quot;&quot;&gt;&quot;;[.J48];&quot;&lt;/idno&gt;&quot;));IF(ISBLANK([.K48]);&quot;&quot;;CONCATENATE(&quot;&lt;idno type=&quot;&quot;IdRef&quot;&quot;&gt;&quot;;[.K48];&quot;&lt;/idno&gt;&quot;));IF(ISBLANK([.L48]);&quot;&quot;;CONCATENATE(&quot;&lt;idno type=&quot;&quot;VIAF&quot;&quot;&gt;&quot;;[.L48];&quot;&lt;/idno&gt;&quot;));IF(ISBLANK([.M48]);&quot;&quot;;CONCATENATE(&quot;&lt;idno type=&quot;&quot;Wikidata&quot;&quot;&gt;&quot;;[.M48];&quot;&lt;/idno&gt;&quot;));IF(ISBLANK([.D48]);&quot;&quot;;CONCATENATE(&quot;&lt;note type=&quot;&quot;def&quot;&quot;&gt;&quot;;[.D48];IF(ISBLANK([.E48]);&quot;&quot;;CONCATENATE(&quot; (&quot;;[.E48];&quot;-&quot;;[.F48];&quot;). &quot;;[.G48]));&quot;.&lt;/note&gt;&quot;));IF(ISBLANK([.H48]);&quot;&quot;;CONCATENATE(&quot;&lt;note type=&quot;&quot;Mariette&quot;&quot;&gt;&quot;;[.H48];&quot;.&lt;/note&gt;&quot;));&quot;&lt;/person&gt;&quot;)" office:value-type="string" office:string-value="&lt;person xml:id=&quot;CoEg_pers_00000062&quot; role=&quot;contemp&quot;&gt;&lt;persName&gt;Fouad Effendi&lt;/persName&gt;&lt;/person&gt;" calcext:value-type="string">
            <text:p>&lt;person xml:id="CoEg_pers_00000062" role="contemp"&gt;&lt;persName&gt;Fouad Effendi&lt;/persName&gt;&lt;/person&gt;</text:p>
          </table:table-cell>
          <table:table-cell table:formula="of:=CONCATENATE(&quot;\gls{&quot;;[.A48];&quot;}&quot;)" office:value-type="string" office:string-value="\gls{CoEg_pers_00000062}" calcext:value-type="string">
            <text:p>\gls{CoEg_pers_00000062}</text:p>
          </table:table-cell>
          <table:table-cell table:formula="of:=CONCATENATE(&quot;\newglossaryentry{&quot;;[.A48];&quot;}{name={&quot;;[.C48];&quot;},type={&quot;;[.B48];&quot;},text=*,description={&quot;;[.D48];IF(ISBLANK([.E48]);&quot;&quot;;CONCATENATE(&quot; (&quot;;[.E48];&quot;-&quot;;[.F48];&quot;). &quot;));[.G48];[.H48];IF(ISBLANK([.I48]);&quot;&quot;;CONCATENATE(&quot;[\href{&quot;;[.I48];&quot;}{cat. gén. BNF}]&quot;));IF(ISBLANK([.J48]);&quot;&quot;;CONCATENATE(&quot;[\href{&quot;;[.J48];&quot;}{data.bnf}]&quot;));IF(ISBLANK([.K48]);&quot;&quot;;CONCATENATE(&quot;[\href{&quot;;[.K48];&quot;}{IdRéf}]&quot;));IF(ISBLANK([.L48]);&quot;&quot;;CONCATENATE(&quot;[\href{&quot;;[.L48];&quot;}{VIAF}]&quot;));IF(ISBLANK([.M48]);&quot;&quot;;CONCATENATE(&quot;[\href{&quot;;[.M48];&quot;}{Wikidata}]&quot;));&quot;}}&quot;)" office:value-type="string" office:string-value="\newglossaryentry{CoEg_pers_00000062}{name={Fouad Effendi},type={contemp},text=*,description={}}" calcext:value-type="string">
            <text:p>\newglossaryentry{CoEg_pers_00000062}{name={Fouad Effendi},type={contemp},text=*,description={}}</text:p>
          </table:table-cell>
          <table:table-cell/>
        </table:table-row>
        <table:table-row table:style-name="ro1">
          <table:table-cell office:value-type="string" calcext:value-type="string">
            <text:p>CoEg_pers_0000006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Rouland, Gustave</text:p>
          </table:table-cell>
          <table:table-cell office:value-type="string" calcext:value-type="string">
            <text:p>Homme d'État</text:p>
          </table:table-cell>
          <table:table-cell office:value-type="float" office:value="1806" calcext:value-type="float">
            <text:p>1806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Ministre français de l’Instruction publique de 1856 à 1863</text:p>
          </table:table-cell>
          <table:table-cell/>
          <table:table-cell office:value-type="string" calcext:value-type="string">
            <text:p>https://catalogue.bnf.fr/ark:/12148/cb155876341</text:p>
          </table:table-cell>
          <table:table-cell office:value-type="string" calcext:value-type="string">
            <text:p>https://data.bnf.fr/ark:/12148/cb155876341</text:p>
          </table:table-cell>
          <table:table-cell/>
          <table:table-cell office:value-type="string" calcext:value-type="string">
            <text:p>https://viaf.org/viaf/12625084</text:p>
          </table:table-cell>
          <table:table-cell office:value-type="string" calcext:value-type="string">
            <text:p>https://www.wikidata.org/wiki/Q3121315</text:p>
          </table:table-cell>
          <table:table-cell office:value-type="string" calcext:value-type="string">
            <text:p>http://www.isni.org/0000+0000+5941+3396</text:p>
          </table:table-cell>
          <table:table-cell/>
          <table:table-cell table:formula="of:=CONCATENATE(&quot;sameAs=&quot;&quot;https://thlebee.github.io/CoEg/doc/CoEg_Index.xml#&quot;;[.A49];&quot;&quot;&quot;&quot;)" office:value-type="string" office:string-value="sameAs=&quot;https://thlebee.github.io/CoEg/doc/CoEg_Index.xml#CoEg_pers_00000065&quot;" calcext:value-type="string">
            <text:p>sameAs="https://thlebee.github.io/CoEg/doc/CoEg_Index.xml#CoEg_pers_00000065"</text:p>
          </table:table-cell>
          <table:table-cell table:formula="of:=CONCATENATE(&quot;&lt;person xml:id=&quot;&quot;&quot;;[.A49];&quot;&quot;&quot; role=&quot;&quot;&quot;;[.B49];&quot;&quot;&quot;&gt;&lt;persName&gt;&quot;;[.C49];&quot;&lt;/persName&gt;&quot;;IF(ISBLANK([.I49]);&quot;&quot;;CONCATENATE(&quot;&lt;idno type=&quot;&quot;catGenBNF&quot;&quot;&gt;&quot;;[.I49];&quot;&lt;/idno&gt;&quot;));IF(ISBLANK([.J49]);&quot;&quot;;CONCATENATE(&quot;&lt;idno type=&quot;&quot;dataBnF&quot;&quot;&gt;&quot;;[.J49];&quot;&lt;/idno&gt;&quot;));IF(ISBLANK([.K49]);&quot;&quot;;CONCATENATE(&quot;&lt;idno type=&quot;&quot;IdRef&quot;&quot;&gt;&quot;;[.K49];&quot;&lt;/idno&gt;&quot;));IF(ISBLANK([.L49]);&quot;&quot;;CONCATENATE(&quot;&lt;idno type=&quot;&quot;VIAF&quot;&quot;&gt;&quot;;[.L49];&quot;&lt;/idno&gt;&quot;));IF(ISBLANK([.M49]);&quot;&quot;;CONCATENATE(&quot;&lt;idno type=&quot;&quot;Wikidata&quot;&quot;&gt;&quot;;[.M49];&quot;&lt;/idno&gt;&quot;));IF(ISBLANK([.D49]);&quot;&quot;;CONCATENATE(&quot;&lt;note type=&quot;&quot;def&quot;&quot;&gt;&quot;;[.D49];IF(ISBLANK([.E49]);&quot;&quot;;CONCATENATE(&quot; (&quot;;[.E49];&quot;-&quot;;[.F49];&quot;). &quot;;[.G49]));&quot;.&lt;/note&gt;&quot;));IF(ISBLANK([.H49]);&quot;&quot;;CONCATENATE(&quot;&lt;note type=&quot;&quot;Mariette&quot;&quot;&gt;&quot;;[.H49];&quot;.&lt;/note&gt;&quot;));&quot;&lt;/person&gt;&quot;)" office:value-type="string" office:string-value="&lt;person xml:id=&quot;CoEg_pers_00000065&quot; role=&quot;contemp&quot;&gt;&lt;persName&gt;Rouland, Gustave&lt;/persName&gt;&lt;idno type=&quot;catGenBNF&quot;&gt;https://catalogue.bnf.fr/ark:/12148/cb155876341&lt;/idno&gt;&lt;idno type=&quot;dataBnF&quot;&gt;https://data.bnf.fr/ark:/12148/cb155876341&lt;/idno&gt;&lt;idno type=&quot;VIAF&quot;&gt;https://viaf.org/viaf/12625084&lt;/idno&gt;&lt;idno type=&quot;Wikidata&quot;&gt;https://www.wikidata.org/wiki/Q3121315&lt;/idno&gt;&lt;note type=&quot;def&quot;&gt;Homme d'État (1806-1878). Ministre français de l’Instruction publique de 1856 à 1863.&lt;/note&gt;&lt;/person&gt;" calcext:value-type="string">
            <text:p>&lt;person xml:id="CoEg_pers_00000065" role="contemp"&gt;&lt;persName&gt;Rouland, Gustave&lt;/persName&gt;&lt;idno type="catGenBNF"&gt;https://catalogue.bnf.fr/ark:/12148/cb155876341&lt;/idno&gt;&lt;idno type="dataBnF"&gt;https://data.bnf.fr/ark:/12148/cb155876341&lt;/idno&gt;&lt;idno type="VIAF"&gt;https://viaf.org/viaf/12625084&lt;/idno&gt;&lt;idno type="Wikidata"&gt;https://www.wikidata.org/wiki/Q3121315&lt;/idno&gt;&lt;note type="def"&gt;Homme d'État (1806-1878). Ministre français de l’Instruction publique de 1856 à 1863.&lt;/note&gt;&lt;/person&gt;</text:p>
          </table:table-cell>
          <table:table-cell table:formula="of:=CONCATENATE(&quot;\gls{&quot;;[.A49];&quot;}&quot;)" office:value-type="string" office:string-value="\gls{CoEg_pers_00000065}" calcext:value-type="string">
            <text:p>\gls{CoEg_pers_00000065}</text:p>
          </table:table-cell>
          <table:table-cell table:formula="of:=CONCATENATE(&quot;\newglossaryentry{&quot;;[.A49];&quot;}{name={&quot;;[.C49];&quot;},type={&quot;;[.B49];&quot;},text=*,description={&quot;;[.D49];IF(ISBLANK([.E49]);&quot;&quot;;CONCATENATE(&quot; (&quot;;[.E49];&quot;-&quot;;[.F49];&quot;). &quot;));[.G49];[.H49];IF(ISBLANK([.I49]);&quot;&quot;;CONCATENATE(&quot;[\href{&quot;;[.I49];&quot;}{cat. gén. BNF}]&quot;));IF(ISBLANK([.J49]);&quot;&quot;;CONCATENATE(&quot;[\href{&quot;;[.J49];&quot;}{data.bnf}]&quot;));IF(ISBLANK([.K49]);&quot;&quot;;CONCATENATE(&quot;[\href{&quot;;[.K49];&quot;}{IdRéf}]&quot;));IF(ISBLANK([.L49]);&quot;&quot;;CONCATENATE(&quot;[\href{&quot;;[.L49];&quot;}{VIAF}]&quot;));IF(ISBLANK([.M49]);&quot;&quot;;CONCATENATE(&quot;[\href{&quot;;[.M49];&quot;}{Wikidata}]&quot;));&quot;}}&quot;)" office:value-type="string" office:string-value="\newglossaryentry{CoEg_pers_00000065}{name={Rouland, Gustave},type={contemp},text=*,description={Homme d'État (1806-1878). Ministre français de l’Instruction publique de 1856 à 1863[\href{https://catalogue.bnf.fr/ark:/12148/cb155876341}{cat. gén. BNF}][\href{https://data.bnf.fr/ark:/12148/cb155876341}{data.bnf}][\href{https://viaf.org/viaf/12625084}{VIAF}][\href{https://www.wikidata.org/wiki/Q3121315}{Wikidata}]}}" calcext:value-type="string">
            <text:p>\newglossaryentry{CoEg_pers_00000065}{name={Rouland, Gustave},type={contemp},text=*,description={Homme d'État (1806-1878). Ministre français de l’Instruction publique de 1856 à 1863[\href{https://catalogue.bnf.fr/ark:/12148/cb155876341}{cat. gén. BNF}][\href{https://data.bnf.fr/ark:/12148/cb155876341}{data.bnf}][\href{https://viaf.org/viaf/12625084}{VIAF}][\href{https://www.wikidata.org/wiki/Q312131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Delaporte, Pacifique-Henri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Consul de France au Caire</text:p>
          </table:table-cell>
          <table:table-cell/>
          <table:table-cell office:value-type="string" calcext:value-type="string">
            <text:p>https://catalogue.bnf.fr/ark:/12148/cb104669559</text:p>
          </table:table-cell>
          <table:table-cell office:value-type="string" calcext:value-type="string">
            <text:p>https://data.bnf.fr/ark:/12148/cb104669559</text:p>
          </table:table-cell>
          <table:table-cell office:value-type="string" calcext:value-type="string">
            <text:p>https://www.idref.fr/166147788</text:p>
          </table:table-cell>
          <table:table-cell office:value-type="string" calcext:value-type="string">
            <text:p>https://viaf.org/viaf/24591314</text:p>
          </table:table-cell>
          <table:table-cell office:value-type="string" calcext:value-type="string">
            <text:p>https://www.wikidata.org/wiki/Q47461240</text:p>
          </table:table-cell>
          <table:table-cell office:value-type="string" calcext:value-type="string">
            <text:p>http://www.isni.org/0000+0000+5273+8091</text:p>
          </table:table-cell>
          <table:table-cell/>
          <table:table-cell table:formula="of:=CONCATENATE(&quot;sameAs=&quot;&quot;https://thlebee.github.io/CoEg/doc/CoEg_Index.xml#&quot;;[.A50];&quot;&quot;&quot;&quot;)" office:value-type="string" office:string-value="sameAs=&quot;https://thlebee.github.io/CoEg/doc/CoEg_Index.xml#CoEg_pers_00000067&quot;" calcext:value-type="string">
            <text:p>sameAs="https://thlebee.github.io/CoEg/doc/CoEg_Index.xml#CoEg_pers_00000067"</text:p>
          </table:table-cell>
          <table:table-cell table:formula="of:=CONCATENATE(&quot;&lt;person xml:id=&quot;&quot;&quot;;[.A50];&quot;&quot;&quot; role=&quot;&quot;&quot;;[.B50];&quot;&quot;&quot;&gt;&lt;persName&gt;&quot;;[.C50];&quot;&lt;/persName&gt;&quot;;IF(ISBLANK([.I50]);&quot;&quot;;CONCATENATE(&quot;&lt;idno type=&quot;&quot;catGenBNF&quot;&quot;&gt;&quot;;[.I50];&quot;&lt;/idno&gt;&quot;));IF(ISBLANK([.J50]);&quot;&quot;;CONCATENATE(&quot;&lt;idno type=&quot;&quot;dataBnF&quot;&quot;&gt;&quot;;[.J50];&quot;&lt;/idno&gt;&quot;));IF(ISBLANK([.K50]);&quot;&quot;;CONCATENATE(&quot;&lt;idno type=&quot;&quot;IdRef&quot;&quot;&gt;&quot;;[.K50];&quot;&lt;/idno&gt;&quot;));IF(ISBLANK([.L50]);&quot;&quot;;CONCATENATE(&quot;&lt;idno type=&quot;&quot;VIAF&quot;&quot;&gt;&quot;;[.L50];&quot;&lt;/idno&gt;&quot;));IF(ISBLANK([.M50]);&quot;&quot;;CONCATENATE(&quot;&lt;idno type=&quot;&quot;Wikidata&quot;&quot;&gt;&quot;;[.M50];&quot;&lt;/idno&gt;&quot;));IF(ISBLANK([.D50]);&quot;&quot;;CONCATENATE(&quot;&lt;note type=&quot;&quot;def&quot;&quot;&gt;&quot;;[.D50];IF(ISBLANK([.E50]);&quot;&quot;;CONCATENATE(&quot; (&quot;;[.E50];&quot;-&quot;;[.F50];&quot;). &quot;;[.G50]));&quot;.&lt;/note&gt;&quot;));IF(ISBLANK([.H50]);&quot;&quot;;CONCATENATE(&quot;&lt;note type=&quot;&quot;Mariette&quot;&quot;&gt;&quot;;[.H50];&quot;.&lt;/note&gt;&quot;));&quot;&lt;/person&gt;&quot;)" office:value-type="string" office:string-value="&lt;person xml:id=&quot;CoEg_pers_00000067&quot; role=&quot;contemp&quot;&gt;&lt;persName&gt;Delaporte, Pacifique-Henri&lt;/persName&gt;&lt;idno type=&quot;catGenBNF&quot;&gt;https://catalogue.bnf.fr/ark:/12148/cb104669559&lt;/idno&gt;&lt;idno type=&quot;dataBnF&quot;&gt;https://data.bnf.fr/ark:/12148/cb104669559&lt;/idno&gt;&lt;idno type=&quot;IdRef&quot;&gt;https://www.idref.fr/166147788&lt;/idno&gt;&lt;idno type=&quot;VIAF&quot;&gt;https://viaf.org/viaf/24591314&lt;/idno&gt;&lt;idno type=&quot;Wikidata&quot;&gt;https://www.wikidata.org/wiki/Q47461240&lt;/idno&gt;&lt;/person&gt;" calcext:value-type="string">
            <text:p>&lt;person xml:id="CoEg_pers_00000067" role="contemp"&gt;&lt;persName&gt;Delaporte, Pacifique-Henri&lt;/persName&gt;&lt;idno type="catGenBNF"&gt;https://catalogue.bnf.fr/ark:/12148/cb104669559&lt;/idno&gt;&lt;idno type="dataBnF"&gt;https://data.bnf.fr/ark:/12148/cb104669559&lt;/idno&gt;&lt;idno type="IdRef"&gt;https://www.idref.fr/166147788&lt;/idno&gt;&lt;idno type="VIAF"&gt;https://viaf.org/viaf/24591314&lt;/idno&gt;&lt;idno type="Wikidata"&gt;https://www.wikidata.org/wiki/Q47461240&lt;/idno&gt;&lt;/person&gt;</text:p>
          </table:table-cell>
          <table:table-cell table:formula="of:=CONCATENATE(&quot;\gls{&quot;;[.A50];&quot;}&quot;)" office:value-type="string" office:string-value="\gls{CoEg_pers_00000067}" calcext:value-type="string">
            <text:p>\gls{CoEg_pers_00000067}</text:p>
          </table:table-cell>
          <table:table-cell table:formula="of:=CONCATENATE(&quot;\newglossaryentry{&quot;;[.A50];&quot;}{name={&quot;;[.C50];&quot;},type={&quot;;[.B50];&quot;},text=*,description={&quot;;[.D50];IF(ISBLANK([.E50]);&quot;&quot;;CONCATENATE(&quot; (&quot;;[.E50];&quot;-&quot;;[.F50];&quot;). &quot;));[.G50];[.H50];IF(ISBLANK([.I50]);&quot;&quot;;CONCATENATE(&quot;[\href{&quot;;[.I50];&quot;}{cat. gén. BNF}]&quot;));IF(ISBLANK([.J50]);&quot;&quot;;CONCATENATE(&quot;[\href{&quot;;[.J50];&quot;}{data.bnf}]&quot;));IF(ISBLANK([.K50]);&quot;&quot;;CONCATENATE(&quot;[\href{&quot;;[.K50];&quot;}{IdRéf}]&quot;));IF(ISBLANK([.L50]);&quot;&quot;;CONCATENATE(&quot;[\href{&quot;;[.L50];&quot;}{VIAF}]&quot;));IF(ISBLANK([.M50]);&quot;&quot;;CONCATENATE(&quot;[\href{&quot;;[.M50];&quot;}{Wikidata}]&quot;));&quot;}}&quot;)" office:value-type="string" office:string-value="\newglossaryentry{CoEg_pers_00000067}{name={Delaporte, Pacifique-Henri},type={contemp},text=*,description={ (1816-1877). Consul de France au Caire[\href{https://catalogue.bnf.fr/ark:/12148/cb104669559}{cat. gén. BNF}][\href{https://data.bnf.fr/ark:/12148/cb104669559}{data.bnf}][\href{https://www.idref.fr/166147788}{IdRéf}][\href{https://viaf.org/viaf/24591314}{VIAF}][\href{https://www.wikidata.org/wiki/Q47461240}{Wikidata}]}}" calcext:value-type="string">
            <text:p>\newglossaryentry{CoEg_pers_00000067}{name={Delaporte, Pacifique-Henri},type={contemp},text=*,description={ (1816-1877). Consul de France au Caire[\href{https://catalogue.bnf.fr/ark:/12148/cb104669559}{cat. gén. BNF}][\href{https://data.bnf.fr/ark:/12148/cb104669559}{data.bnf}][\href{https://www.idref.fr/166147788}{IdRéf}][\href{https://viaf.org/viaf/24591314}{VIAF}][\href{https://www.wikidata.org/wiki/Q4746124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0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onnefoy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Auxiliaire officieux de Mariette pendant ses premières fouilles au Sérapéum ; nommé membre du service de conservation des antiquités de l'Égypte à sa création en 1858</text:p>
          </table:table-cell>
          <table:table-cell table:number-columns-repeated="7"/>
          <table:table-cell table:formula="of:=CONCATENATE(&quot;sameAs=&quot;&quot;https://thlebee.github.io/CoEg/doc/CoEg_Index.xml#&quot;;[.A51];&quot;&quot;&quot;&quot;)" office:value-type="string" office:string-value="sameAs=&quot;https://thlebee.github.io/CoEg/doc/CoEg_Index.xml#CoEg_pers_00000070&quot;" calcext:value-type="string">
            <text:p>sameAs="https://thlebee.github.io/CoEg/doc/CoEg_Index.xml#CoEg_pers_00000070"</text:p>
          </table:table-cell>
          <table:table-cell table:formula="of:=CONCATENATE(&quot;&lt;person xml:id=&quot;&quot;&quot;;[.A51];&quot;&quot;&quot; role=&quot;&quot;&quot;;[.B51];&quot;&quot;&quot;&gt;&lt;persName&gt;&quot;;[.C51];&quot;&lt;/persName&gt;&quot;;IF(ISBLANK([.I51]);&quot;&quot;;CONCATENATE(&quot;&lt;idno type=&quot;&quot;catGenBNF&quot;&quot;&gt;&quot;;[.I51];&quot;&lt;/idno&gt;&quot;));IF(ISBLANK([.J51]);&quot;&quot;;CONCATENATE(&quot;&lt;idno type=&quot;&quot;dataBnF&quot;&quot;&gt;&quot;;[.J51];&quot;&lt;/idno&gt;&quot;));IF(ISBLANK([.K51]);&quot;&quot;;CONCATENATE(&quot;&lt;idno type=&quot;&quot;IdRef&quot;&quot;&gt;&quot;;[.K51];&quot;&lt;/idno&gt;&quot;));IF(ISBLANK([.L51]);&quot;&quot;;CONCATENATE(&quot;&lt;idno type=&quot;&quot;VIAF&quot;&quot;&gt;&quot;;[.L51];&quot;&lt;/idno&gt;&quot;));IF(ISBLANK([.M51]);&quot;&quot;;CONCATENATE(&quot;&lt;idno type=&quot;&quot;Wikidata&quot;&quot;&gt;&quot;;[.M51];&quot;&lt;/idno&gt;&quot;));IF(ISBLANK([.D51]);&quot;&quot;;CONCATENATE(&quot;&lt;note type=&quot;&quot;def&quot;&quot;&gt;&quot;;[.D51];IF(ISBLANK([.E51]);&quot;&quot;;CONCATENATE(&quot; (&quot;;[.E51];&quot;-&quot;;[.F51];&quot;). &quot;;[.G51]));&quot;.&lt;/note&gt;&quot;));IF(ISBLANK([.H51]);&quot;&quot;;CONCATENATE(&quot;&lt;note type=&quot;&quot;Mariette&quot;&quot;&gt;&quot;;[.H51];&quot;.&lt;/note&gt;&quot;));&quot;&lt;/person&gt;&quot;)" office:value-type="string" office:string-value="&lt;person xml:id=&quot;CoEg_pers_00000070&quot; role=&quot;contemp&quot;&gt;&lt;persName&gt;Bonnefoy&lt;/persName&gt;&lt;note type=&quot;Mariette&quot;&gt;Auxiliaire officieux de Mariette pendant ses premières fouilles au Sérapéum ; nommé membre du service de conservation des antiquités de l'Égypte à sa création en 1858.&lt;/note&gt;&lt;/person&gt;" calcext:value-type="string">
            <text:p>&lt;person xml:id="CoEg_pers_00000070" role="contemp"&gt;&lt;persName&gt;Bonnefoy&lt;/persName&gt;&lt;note type="Mariette"&gt;Auxiliaire officieux de Mariette pendant ses premières fouilles au Sérapéum ; nommé membre du service de conservation des antiquités de l'Égypte à sa création en 1858.&lt;/note&gt;&lt;/person&gt;</text:p>
          </table:table-cell>
          <table:table-cell table:formula="of:=CONCATENATE(&quot;\gls{&quot;;[.A51];&quot;}&quot;)" office:value-type="string" office:string-value="\gls{CoEg_pers_00000070}" calcext:value-type="string">
            <text:p>\gls{CoEg_pers_00000070}</text:p>
          </table:table-cell>
          <table:table-cell table:formula="of:=CONCATENATE(&quot;\newglossaryentry{&quot;;[.A51];&quot;}{name={&quot;;[.C51];&quot;},type={&quot;;[.B51];&quot;},text=*,description={&quot;;[.D51];IF(ISBLANK([.E51]);&quot;&quot;;CONCATENATE(&quot; (&quot;;[.E51];&quot;-&quot;;[.F51];&quot;). &quot;));[.G51];[.H51];IF(ISBLANK([.I51]);&quot;&quot;;CONCATENATE(&quot;[\href{&quot;;[.I51];&quot;}{cat. gén. BNF}]&quot;));IF(ISBLANK([.J51]);&quot;&quot;;CONCATENATE(&quot;[\href{&quot;;[.J51];&quot;}{data.bnf}]&quot;));IF(ISBLANK([.K51]);&quot;&quot;;CONCATENATE(&quot;[\href{&quot;;[.K51];&quot;}{IdRéf}]&quot;));IF(ISBLANK([.L51]);&quot;&quot;;CONCATENATE(&quot;[\href{&quot;;[.L51];&quot;}{VIAF}]&quot;));IF(ISBLANK([.M51]);&quot;&quot;;CONCATENATE(&quot;[\href{&quot;;[.M51];&quot;}{Wikidata}]&quot;));&quot;}}&quot;)" office:value-type="string" office:string-value="\newglossaryentry{CoEg_pers_00000070}{name={Bonnefoy},type={contemp},text=*,description={ (?-1859). Auxiliaire officieux de Mariette pendant ses premières fouilles au Sérapéum ; nommé membre du service de conservation des antiquités de l'Égypte à sa création en 1858}}" calcext:value-type="string">
            <text:p>\newglossaryentry{CoEg_pers_00000070}{name={Bonnefoy},type={contemp},text=*,description={ (?-1859). Auxiliaire officieux de Mariette pendant ses premières fouilles au Sérapéum ; nommé membre du service de conservation des antiquités de l'Égypte à sa création en 1858}}</text:p>
          </table:table-cell>
          <table:table-cell/>
        </table:table-row>
        <table:table-row table:style-name="ro1">
          <table:table-cell office:value-type="string" calcext:value-type="string">
            <text:p>CoEg_pers_0000007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Napoléon III</text:p>
          </table:table-cell>
          <table:table-cell office:value-type="string" calcext:value-type="string">
            <text:p>Empereur des Français</text:p>
          </table:table-cell>
          <table:table-cell office:value-type="float" office:value="1808" calcext:value-type="float">
            <text:p>1808</text:p>
          </table:table-cell>
          <table:table-cell office:value-type="float" office:value="1873" calcext:value-type="float">
            <text:p>1873</text:p>
          </table:table-cell>
          <table:table-cell table:number-columns-repeated="2"/>
          <table:table-cell office:value-type="string" calcext:value-type="string">
            <text:p>https://catalogue.bnf.fr/ark:/12148/cb12462544v</text:p>
          </table:table-cell>
          <table:table-cell office:value-type="string" calcext:value-type="string">
            <text:p>https://data.bnf.fr/ark:/12148/cb12462544v</text:p>
          </table:table-cell>
          <table:table-cell office:value-type="string" calcext:value-type="string">
            <text:p>https://www.idref.fr/027274896</text:p>
          </table:table-cell>
          <table:table-cell office:value-type="string" calcext:value-type="string">
            <text:p>https://viaf.org/viaf/88934487</text:p>
          </table:table-cell>
          <table:table-cell office:value-type="string" calcext:value-type="string">
            <text:p>https://www.wikidata.org/wiki/Q7721</text:p>
          </table:table-cell>
          <table:table-cell office:value-type="string" calcext:value-type="string">
            <text:p>http://www.isni.org/0000+0001+2142+9066</text:p>
          </table:table-cell>
          <table:table-cell office:value-type="string" calcext:value-type="string">
            <text:p>Bonaparte, Louis-Napoléon</text:p>
          </table:table-cell>
          <table:table-cell table:formula="of:=CONCATENATE(&quot;sameAs=&quot;&quot;https://thlebee.github.io/CoEg/doc/CoEg_Index.xml#&quot;;[.A52];&quot;&quot;&quot;&quot;)" office:value-type="string" office:string-value="sameAs=&quot;https://thlebee.github.io/CoEg/doc/CoEg_Index.xml#CoEg_pers_00000071&quot;" calcext:value-type="string">
            <text:p>sameAs="https://thlebee.github.io/CoEg/doc/CoEg_Index.xml#CoEg_pers_00000071"</text:p>
          </table:table-cell>
          <table:table-cell table:formula="of:=CONCATENATE(&quot;&lt;person xml:id=&quot;&quot;&quot;;[.A52];&quot;&quot;&quot; role=&quot;&quot;&quot;;[.B52];&quot;&quot;&quot;&gt;&lt;persName&gt;&quot;;[.C52];&quot;&lt;/persName&gt;&quot;;IF(ISBLANK([.I52]);&quot;&quot;;CONCATENATE(&quot;&lt;idno type=&quot;&quot;catGenBNF&quot;&quot;&gt;&quot;;[.I52];&quot;&lt;/idno&gt;&quot;));IF(ISBLANK([.J52]);&quot;&quot;;CONCATENATE(&quot;&lt;idno type=&quot;&quot;dataBnF&quot;&quot;&gt;&quot;;[.J52];&quot;&lt;/idno&gt;&quot;));IF(ISBLANK([.K52]);&quot;&quot;;CONCATENATE(&quot;&lt;idno type=&quot;&quot;IdRef&quot;&quot;&gt;&quot;;[.K52];&quot;&lt;/idno&gt;&quot;));IF(ISBLANK([.L52]);&quot;&quot;;CONCATENATE(&quot;&lt;idno type=&quot;&quot;VIAF&quot;&quot;&gt;&quot;;[.L52];&quot;&lt;/idno&gt;&quot;));IF(ISBLANK([.M52]);&quot;&quot;;CONCATENATE(&quot;&lt;idno type=&quot;&quot;Wikidata&quot;&quot;&gt;&quot;;[.M52];&quot;&lt;/idno&gt;&quot;));IF(ISBLANK([.D52]);&quot;&quot;;CONCATENATE(&quot;&lt;note type=&quot;&quot;def&quot;&quot;&gt;&quot;;[.D52];IF(ISBLANK([.E52]);&quot;&quot;;CONCATENATE(&quot; (&quot;;[.E52];&quot;-&quot;;[.F52];&quot;). &quot;;[.G52]));&quot;.&lt;/note&gt;&quot;));IF(ISBLANK([.H52]);&quot;&quot;;CONCATENATE(&quot;&lt;note type=&quot;&quot;Mariette&quot;&quot;&gt;&quot;;[.H52];&quot;.&lt;/note&gt;&quot;));&quot;&lt;/person&gt;&quot;)" office:value-type="string" office:string-value="&lt;person xml:id=&quot;CoEg_pers_00000071&quot; role=&quot;contemp&quot;&gt;&lt;persName&gt;Napoléon III&lt;/persName&gt;&lt;idno type=&quot;catGenBNF&quot;&gt;https://catalogue.bnf.fr/ark:/12148/cb12462544v&lt;/idno&gt;&lt;idno type=&quot;dataBnF&quot;&gt;https://data.bnf.fr/ark:/12148/cb12462544v&lt;/idno&gt;&lt;idno type=&quot;IdRef&quot;&gt;https://www.idref.fr/027274896&lt;/idno&gt;&lt;idno type=&quot;VIAF&quot;&gt;https://viaf.org/viaf/88934487&lt;/idno&gt;&lt;idno type=&quot;Wikidata&quot;&gt;https://www.wikidata.org/wiki/Q7721&lt;/idno&gt;&lt;note type=&quot;def&quot;&gt;Empereur des Français (1808-1873). .&lt;/note&gt;&lt;/person&gt;" calcext:value-type="string">
            <text:p>&lt;person xml:id="CoEg_pers_00000071" role="contemp"&gt;&lt;persName&gt;Napoléon III&lt;/persName&gt;&lt;idno type="catGenBNF"&gt;https://catalogue.bnf.fr/ark:/12148/cb12462544v&lt;/idno&gt;&lt;idno type="dataBnF"&gt;https://data.bnf.fr/ark:/12148/cb12462544v&lt;/idno&gt;&lt;idno type="IdRef"&gt;https://www.idref.fr/027274896&lt;/idno&gt;&lt;idno type="VIAF"&gt;https://viaf.org/viaf/88934487&lt;/idno&gt;&lt;idno type="Wikidata"&gt;https://www.wikidata.org/wiki/Q7721&lt;/idno&gt;&lt;note type="def"&gt;Empereur des Français (1808-1873). .&lt;/note&gt;&lt;/person&gt;</text:p>
          </table:table-cell>
          <table:table-cell table:formula="of:=CONCATENATE(&quot;\gls{&quot;;[.A52];&quot;}&quot;)" office:value-type="string" office:string-value="\gls{CoEg_pers_00000071}" calcext:value-type="string">
            <text:p>\gls{CoEg_pers_00000071}</text:p>
          </table:table-cell>
          <table:table-cell table:formula="of:=CONCATENATE(&quot;\newglossaryentry{&quot;;[.A52];&quot;}{name={&quot;;[.C52];&quot;},type={&quot;;[.B52];&quot;},text=*,description={&quot;;[.D52];IF(ISBLANK([.E52]);&quot;&quot;;CONCATENATE(&quot; (&quot;;[.E52];&quot;-&quot;;[.F52];&quot;). &quot;));[.G52];[.H52];IF(ISBLANK([.I52]);&quot;&quot;;CONCATENATE(&quot;[\href{&quot;;[.I52];&quot;}{cat. gén. BNF}]&quot;));IF(ISBLANK([.J52]);&quot;&quot;;CONCATENATE(&quot;[\href{&quot;;[.J52];&quot;}{data.bnf}]&quot;));IF(ISBLANK([.K52]);&quot;&quot;;CONCATENATE(&quot;[\href{&quot;;[.K52];&quot;}{IdRéf}]&quot;));IF(ISBLANK([.L52]);&quot;&quot;;CONCATENATE(&quot;[\href{&quot;;[.L52];&quot;}{VIAF}]&quot;));IF(ISBLANK([.M52]);&quot;&quot;;CONCATENATE(&quot;[\href{&quot;;[.M52];&quot;}{Wikidata}]&quot;));&quot;}}&quot;)" office:value-type="string" office:string-value="\newglossaryentry{CoEg_pers_00000071}{name={Napoléon III},type={contemp},text=*,description={Empereur des Français (1808-1873). [\href{https://catalogue.bnf.fr/ark:/12148/cb12462544v}{cat. gén. BNF}][\href{https://data.bnf.fr/ark:/12148/cb12462544v}{data.bnf}][\href{https://www.idref.fr/027274896}{IdRéf}][\href{https://viaf.org/viaf/88934487}{VIAF}][\href{https://www.wikidata.org/wiki/Q7721}{Wikidata}]}}" calcext:value-type="string">
            <text:p>\newglossaryentry{CoEg_pers_00000071}{name={Napoléon III},type={contemp},text=*,description={Empereur des Français (1808-1873). [\href{https://catalogue.bnf.fr/ark:/12148/cb12462544v}{cat. gén. BNF}][\href{https://data.bnf.fr/ark:/12148/cb12462544v}{data.bnf}][\href{https://www.idref.fr/027274896}{IdRéf}][\href{https://viaf.org/viaf/88934487}{VIAF}][\href{https://www.wikidata.org/wiki/Q772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onaparte, Napoléon-Jérôme</text:p>
          </table:table-cell>
          <table:table-cell office:value-type="string" calcext:value-type="string">
            <text:p>Prince français</text:p>
          </table:table-cell>
          <table:table-cell office:value-type="float" office:value="1822" calcext:value-type="float">
            <text:p>1822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https://catalogue.bnf.fr/ark:/12148/cb14539256j</text:p>
          </table:table-cell>
          <table:table-cell office:value-type="string" calcext:value-type="string">
            <text:p>https://data.bnf.fr/ark:/12148/cb14539256j</text:p>
          </table:table-cell>
          <table:table-cell office:value-type="string" calcext:value-type="string">
            <text:p>https://www.idref.fr/078526965</text:p>
          </table:table-cell>
          <table:table-cell office:value-type="string" calcext:value-type="string">
            <text:p>https://viaf.org/viaf/103645462</text:p>
          </table:table-cell>
          <table:table-cell office:value-type="string" calcext:value-type="string">
            <text:p>https://www.wikidata.org/wiki/Q434077</text:p>
          </table:table-cell>
          <table:table-cell office:value-type="string" calcext:value-type="string">
            <text:p>http://www.isni.org/0000+0001+0929+9473</text:p>
          </table:table-cell>
          <table:table-cell office:value-type="string" calcext:value-type="string">
            <text:p>Napoléon (prince)</text:p>
          </table:table-cell>
          <table:table-cell table:formula="of:=CONCATENATE(&quot;sameAs=&quot;&quot;https://thlebee.github.io/CoEg/doc/CoEg_Index.xml#&quot;;[.A53];&quot;&quot;&quot;&quot;)" office:value-type="string" office:string-value="sameAs=&quot;https://thlebee.github.io/CoEg/doc/CoEg_Index.xml#CoEg_pers_00000074&quot;" calcext:value-type="string">
            <text:p>sameAs="https://thlebee.github.io/CoEg/doc/CoEg_Index.xml#CoEg_pers_00000074"</text:p>
          </table:table-cell>
          <table:table-cell table:formula="of:=CONCATENATE(&quot;&lt;person xml:id=&quot;&quot;&quot;;[.A53];&quot;&quot;&quot; role=&quot;&quot;&quot;;[.B53];&quot;&quot;&quot;&gt;&lt;persName&gt;&quot;;[.C53];&quot;&lt;/persName&gt;&quot;;IF(ISBLANK([.I53]);&quot;&quot;;CONCATENATE(&quot;&lt;idno type=&quot;&quot;catGenBNF&quot;&quot;&gt;&quot;;[.I53];&quot;&lt;/idno&gt;&quot;));IF(ISBLANK([.J53]);&quot;&quot;;CONCATENATE(&quot;&lt;idno type=&quot;&quot;dataBnF&quot;&quot;&gt;&quot;;[.J53];&quot;&lt;/idno&gt;&quot;));IF(ISBLANK([.K53]);&quot;&quot;;CONCATENATE(&quot;&lt;idno type=&quot;&quot;IdRef&quot;&quot;&gt;&quot;;[.K53];&quot;&lt;/idno&gt;&quot;));IF(ISBLANK([.L53]);&quot;&quot;;CONCATENATE(&quot;&lt;idno type=&quot;&quot;VIAF&quot;&quot;&gt;&quot;;[.L53];&quot;&lt;/idno&gt;&quot;));IF(ISBLANK([.M53]);&quot;&quot;;CONCATENATE(&quot;&lt;idno type=&quot;&quot;Wikidata&quot;&quot;&gt;&quot;;[.M53];&quot;&lt;/idno&gt;&quot;));IF(ISBLANK([.D53]);&quot;&quot;;CONCATENATE(&quot;&lt;note type=&quot;&quot;def&quot;&quot;&gt;&quot;;[.D53];IF(ISBLANK([.E53]);&quot;&quot;;CONCATENATE(&quot; (&quot;;[.E53];&quot;-&quot;;[.F53];&quot;). &quot;;[.G53]));&quot;.&lt;/note&gt;&quot;));IF(ISBLANK([.H53]);&quot;&quot;;CONCATENATE(&quot;&lt;note type=&quot;&quot;Mariette&quot;&quot;&gt;&quot;;[.H53];&quot;.&lt;/note&gt;&quot;));&quot;&lt;/person&gt;&quot;)" office:value-type="string" office:string-value="&lt;person xml:id=&quot;CoEg_pers_00000074&quot; role=&quot;contemp&quot;&gt;&lt;persName&gt;Bonaparte, Napoléon-Jérôme&lt;/persName&gt;&lt;idno type=&quot;catGenBNF&quot;&gt;https://catalogue.bnf.fr/ark:/12148/cb14539256j&lt;/idno&gt;&lt;idno type=&quot;dataBnF&quot;&gt;https://data.bnf.fr/ark:/12148/cb14539256j&lt;/idno&gt;&lt;idno type=&quot;IdRef&quot;&gt;https://www.idref.fr/078526965&lt;/idno&gt;&lt;idno type=&quot;VIAF&quot;&gt;https://viaf.org/viaf/103645462&lt;/idno&gt;&lt;idno type=&quot;Wikidata&quot;&gt;https://www.wikidata.org/wiki/Q434077&lt;/idno&gt;&lt;note type=&quot;def&quot;&gt;Prince français (1822-1891). .&lt;/note&gt;&lt;/person&gt;" calcext:value-type="string">
            <text:p>&lt;person xml:id="CoEg_pers_00000074" role="contemp"&gt;&lt;persName&gt;Bonaparte, Napoléon-Jérôme&lt;/persName&gt;&lt;idno type="catGenBNF"&gt;https://catalogue.bnf.fr/ark:/12148/cb14539256j&lt;/idno&gt;&lt;idno type="dataBnF"&gt;https://data.bnf.fr/ark:/12148/cb14539256j&lt;/idno&gt;&lt;idno type="IdRef"&gt;https://www.idref.fr/078526965&lt;/idno&gt;&lt;idno type="VIAF"&gt;https://viaf.org/viaf/103645462&lt;/idno&gt;&lt;idno type="Wikidata"&gt;https://www.wikidata.org/wiki/Q434077&lt;/idno&gt;&lt;note type="def"&gt;Prince français (1822-1891). .&lt;/note&gt;&lt;/person&gt;</text:p>
          </table:table-cell>
          <table:table-cell table:formula="of:=CONCATENATE(&quot;\gls{&quot;;[.A53];&quot;}&quot;)" office:value-type="string" office:string-value="\gls{CoEg_pers_00000074}" calcext:value-type="string">
            <text:p>\gls{CoEg_pers_00000074}</text:p>
          </table:table-cell>
          <table:table-cell table:formula="of:=CONCATENATE(&quot;\newglossaryentry{&quot;;[.A53];&quot;}{name={&quot;;[.C53];&quot;},type={&quot;;[.B53];&quot;},text=*,description={&quot;;[.D53];IF(ISBLANK([.E53]);&quot;&quot;;CONCATENATE(&quot; (&quot;;[.E53];&quot;-&quot;;[.F53];&quot;). &quot;));[.G53];[.H53];IF(ISBLANK([.I53]);&quot;&quot;;CONCATENATE(&quot;[\href{&quot;;[.I53];&quot;}{cat. gén. BNF}]&quot;));IF(ISBLANK([.J53]);&quot;&quot;;CONCATENATE(&quot;[\href{&quot;;[.J53];&quot;}{data.bnf}]&quot;));IF(ISBLANK([.K53]);&quot;&quot;;CONCATENATE(&quot;[\href{&quot;;[.K53];&quot;}{IdRéf}]&quot;));IF(ISBLANK([.L53]);&quot;&quot;;CONCATENATE(&quot;[\href{&quot;;[.L53];&quot;}{VIAF}]&quot;));IF(ISBLANK([.M53]);&quot;&quot;;CONCATENATE(&quot;[\href{&quot;;[.M53];&quot;}{Wikidata}]&quot;));&quot;}}&quot;)" office:value-type="string" office:string-value="\newglossaryentry{CoEg_pers_00000074}{name={Bonaparte, Napoléon-Jérôme},type={contemp},text=*,description={Prince français (1822-1891). [\href{https://catalogue.bnf.fr/ark:/12148/cb14539256j}{cat. gén. BNF}][\href{https://data.bnf.fr/ark:/12148/cb14539256j}{data.bnf}][\href{https://www.idref.fr/078526965}{IdRéf}][\href{https://viaf.org/viaf/103645462}{VIAF}][\href{https://www.wikidata.org/wiki/Q434077}{Wikidata}]}}" calcext:value-type="string">
            <text:p>\newglossaryentry{CoEg_pers_00000074}{name={Bonaparte, Napoléon-Jérôme},type={contemp},text=*,description={Prince français (1822-1891). [\href{https://catalogue.bnf.fr/ark:/12148/cb14539256j}{cat. gén. BNF}][\href{https://data.bnf.fr/ark:/12148/cb14539256j}{data.bnf}][\href{https://www.idref.fr/078526965}{IdRéf}][\href{https://viaf.org/viaf/103645462}{VIAF}][\href{https://www.wikidata.org/wiki/Q434077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ould, Achille</text:p>
          </table:table-cell>
          <table:table-cell office:value-type="string" calcext:value-type="string">
            <text:p>Homme d'État</text:p>
          </table:table-cell>
          <table:table-cell office:value-type="float" office:value="1800" calcext:value-type="float">
            <text:p>1800</text:p>
          </table:table-cell>
          <table:table-cell office:value-type="float" office:value="1867" calcext:value-type="float">
            <text:p>1867</text:p>
          </table:table-cell>
          <table:table-cell table:number-columns-repeated="2"/>
          <table:table-cell office:value-type="string" calcext:value-type="string">
            <text:p>https://catalogue.bnf.fr/ark:/12148/cb12459740h</text:p>
          </table:table-cell>
          <table:table-cell office:value-type="string" calcext:value-type="string">
            <text:p>https://data.bnf.fr/ark:/12148/cb12459740h</text:p>
          </table:table-cell>
          <table:table-cell office:value-type="string" calcext:value-type="string">
            <text:p>https://www.idref.fr/029691257</text:p>
          </table:table-cell>
          <table:table-cell office:value-type="string" calcext:value-type="string">
            <text:p>https://viaf.org/viaf/7485939</text:p>
          </table:table-cell>
          <table:table-cell office:value-type="string" calcext:value-type="string">
            <text:p>https://www.wikidata.org/wiki/Q340215</text:p>
          </table:table-cell>
          <table:table-cell office:value-type="string" calcext:value-type="string">
            <text:p>http://www.isni.org/0000+0000+6126+7068</text:p>
          </table:table-cell>
          <table:table-cell/>
          <table:table-cell table:formula="of:=CONCATENATE(&quot;sameAs=&quot;&quot;https://thlebee.github.io/CoEg/doc/CoEg_Index.xml#&quot;;[.A54];&quot;&quot;&quot;&quot;)" office:value-type="string" office:string-value="sameAs=&quot;https://thlebee.github.io/CoEg/doc/CoEg_Index.xml#CoEg_pers_00000075&quot;" calcext:value-type="string">
            <text:p>sameAs="https://thlebee.github.io/CoEg/doc/CoEg_Index.xml#CoEg_pers_00000075"</text:p>
          </table:table-cell>
          <table:table-cell table:formula="of:=CONCATENATE(&quot;&lt;person xml:id=&quot;&quot;&quot;;[.A54];&quot;&quot;&quot; role=&quot;&quot;&quot;;[.B54];&quot;&quot;&quot;&gt;&lt;persName&gt;&quot;;[.C54];&quot;&lt;/persName&gt;&quot;;IF(ISBLANK([.I54]);&quot;&quot;;CONCATENATE(&quot;&lt;idno type=&quot;&quot;catGenBNF&quot;&quot;&gt;&quot;;[.I54];&quot;&lt;/idno&gt;&quot;));IF(ISBLANK([.J54]);&quot;&quot;;CONCATENATE(&quot;&lt;idno type=&quot;&quot;dataBnF&quot;&quot;&gt;&quot;;[.J54];&quot;&lt;/idno&gt;&quot;));IF(ISBLANK([.K54]);&quot;&quot;;CONCATENATE(&quot;&lt;idno type=&quot;&quot;IdRef&quot;&quot;&gt;&quot;;[.K54];&quot;&lt;/idno&gt;&quot;));IF(ISBLANK([.L54]);&quot;&quot;;CONCATENATE(&quot;&lt;idno type=&quot;&quot;VIAF&quot;&quot;&gt;&quot;;[.L54];&quot;&lt;/idno&gt;&quot;));IF(ISBLANK([.M54]);&quot;&quot;;CONCATENATE(&quot;&lt;idno type=&quot;&quot;Wikidata&quot;&quot;&gt;&quot;;[.M54];&quot;&lt;/idno&gt;&quot;));IF(ISBLANK([.D54]);&quot;&quot;;CONCATENATE(&quot;&lt;note type=&quot;&quot;def&quot;&quot;&gt;&quot;;[.D54];IF(ISBLANK([.E54]);&quot;&quot;;CONCATENATE(&quot; (&quot;;[.E54];&quot;-&quot;;[.F54];&quot;). &quot;;[.G54]));&quot;.&lt;/note&gt;&quot;));IF(ISBLANK([.H54]);&quot;&quot;;CONCATENATE(&quot;&lt;note type=&quot;&quot;Mariette&quot;&quot;&gt;&quot;;[.H54];&quot;.&lt;/note&gt;&quot;));&quot;&lt;/person&gt;&quot;)" office:value-type="string" office:string-value="&lt;person xml:id=&quot;CoEg_pers_00000075&quot; role=&quot;contemp&quot;&gt;&lt;persName&gt;Fould, Achille&lt;/persName&gt;&lt;idno type=&quot;catGenBNF&quot;&gt;https://catalogue.bnf.fr/ark:/12148/cb12459740h&lt;/idno&gt;&lt;idno type=&quot;dataBnF&quot;&gt;https://data.bnf.fr/ark:/12148/cb12459740h&lt;/idno&gt;&lt;idno type=&quot;IdRef&quot;&gt;https://www.idref.fr/029691257&lt;/idno&gt;&lt;idno type=&quot;VIAF&quot;&gt;https://viaf.org/viaf/7485939&lt;/idno&gt;&lt;idno type=&quot;Wikidata&quot;&gt;https://www.wikidata.org/wiki/Q340215&lt;/idno&gt;&lt;note type=&quot;def&quot;&gt;Homme d'État (1800-1867). .&lt;/note&gt;&lt;/person&gt;" calcext:value-type="string">
            <text:p>&lt;person xml:id="CoEg_pers_00000075" role="contemp"&gt;&lt;persName&gt;Fould, Achille&lt;/persName&gt;&lt;idno type="catGenBNF"&gt;https://catalogue.bnf.fr/ark:/12148/cb12459740h&lt;/idno&gt;&lt;idno type="dataBnF"&gt;https://data.bnf.fr/ark:/12148/cb12459740h&lt;/idno&gt;&lt;idno type="IdRef"&gt;https://www.idref.fr/029691257&lt;/idno&gt;&lt;idno type="VIAF"&gt;https://viaf.org/viaf/7485939&lt;/idno&gt;&lt;idno type="Wikidata"&gt;https://www.wikidata.org/wiki/Q340215&lt;/idno&gt;&lt;note type="def"&gt;Homme d'État (1800-1867). .&lt;/note&gt;&lt;/person&gt;</text:p>
          </table:table-cell>
          <table:table-cell table:formula="of:=CONCATENATE(&quot;\gls{&quot;;[.A54];&quot;}&quot;)" office:value-type="string" office:string-value="\gls{CoEg_pers_00000075}" calcext:value-type="string">
            <text:p>\gls{CoEg_pers_00000075}</text:p>
          </table:table-cell>
          <table:table-cell table:formula="of:=CONCATENATE(&quot;\newglossaryentry{&quot;;[.A54];&quot;}{name={&quot;;[.C54];&quot;},type={&quot;;[.B54];&quot;},text=*,description={&quot;;[.D54];IF(ISBLANK([.E54]);&quot;&quot;;CONCATENATE(&quot; (&quot;;[.E54];&quot;-&quot;;[.F54];&quot;). &quot;));[.G54];[.H54];IF(ISBLANK([.I54]);&quot;&quot;;CONCATENATE(&quot;[\href{&quot;;[.I54];&quot;}{cat. gén. BNF}]&quot;));IF(ISBLANK([.J54]);&quot;&quot;;CONCATENATE(&quot;[\href{&quot;;[.J54];&quot;}{data.bnf}]&quot;));IF(ISBLANK([.K54]);&quot;&quot;;CONCATENATE(&quot;[\href{&quot;;[.K54];&quot;}{IdRéf}]&quot;));IF(ISBLANK([.L54]);&quot;&quot;;CONCATENATE(&quot;[\href{&quot;;[.L54];&quot;}{VIAF}]&quot;));IF(ISBLANK([.M54]);&quot;&quot;;CONCATENATE(&quot;[\href{&quot;;[.M54];&quot;}{Wikidata}]&quot;));&quot;}}&quot;)" office:value-type="string" office:string-value="\newglossaryentry{CoEg_pers_00000075}{name={Fould, Achille},type={contemp},text=*,description={Homme d'État (1800-1867). [\href{https://catalogue.bnf.fr/ark:/12148/cb12459740h}{cat. gén. BNF}][\href{https://data.bnf.fr/ark:/12148/cb12459740h}{data.bnf}][\href{https://www.idref.fr/029691257}{IdRéf}][\href{https://viaf.org/viaf/7485939}{VIAF}][\href{https://www.wikidata.org/wiki/Q340215}{Wikidata}]}}" calcext:value-type="string">
            <text:p>\newglossaryentry{CoEg_pers_00000075}{name={Fould, Achille},type={contemp},text=*,description={Homme d'État (1800-1867). [\href{https://catalogue.bnf.fr/ark:/12148/cb12459740h}{cat. gén. BNF}][\href{https://data.bnf.fr/ark:/12148/cb12459740h}{data.bnf}][\href{https://www.idref.fr/029691257}{IdRéf}][\href{https://viaf.org/viaf/7485939}{VIAF}][\href{https://www.wikidata.org/wiki/Q34021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Eugénie (impératrice)</text:p>
          </table:table-cell>
          <table:table-cell office:value-type="string" calcext:value-type="string">
            <text:p>Impératrice, épouse de Napoléon III</text:p>
          </table:table-cell>
          <table:table-cell office:value-type="float" office:value="1826" calcext:value-type="float">
            <text:p>1826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https://catalogue.bnf.fr/ark:/12148/cb13013975w</text:p>
          </table:table-cell>
          <table:table-cell office:value-type="string" calcext:value-type="string">
            <text:p>https://data.bnf.fr/ark:/12148/cb13013975w</text:p>
          </table:table-cell>
          <table:table-cell office:value-type="string" calcext:value-type="string">
            <text:p>https://www.idref.fr/027320448</text:p>
          </table:table-cell>
          <table:table-cell office:value-type="string" calcext:value-type="string">
            <text:p>https://viaf.org/viaf/39510739</text:p>
          </table:table-cell>
          <table:table-cell office:value-type="string" calcext:value-type="string">
            <text:p>https://www.wikidata.org/wiki/Q157130</text:p>
          </table:table-cell>
          <table:table-cell office:value-type="string" calcext:value-type="string">
            <text:p>http://www.isni.org/0000+0001+2129+0535</text:p>
          </table:table-cell>
          <table:table-cell office:value-type="string" calcext:value-type="string">
            <text:p>de Montijo, Eugénie</text:p>
          </table:table-cell>
          <table:table-cell table:formula="of:=CONCATENATE(&quot;sameAs=&quot;&quot;https://thlebee.github.io/CoEg/doc/CoEg_Index.xml#&quot;;[.A55];&quot;&quot;&quot;&quot;)" office:value-type="string" office:string-value="sameAs=&quot;https://thlebee.github.io/CoEg/doc/CoEg_Index.xml#CoEg_pers_00000076&quot;" calcext:value-type="string">
            <text:p>sameAs="https://thlebee.github.io/CoEg/doc/CoEg_Index.xml#CoEg_pers_00000076"</text:p>
          </table:table-cell>
          <table:table-cell table:formula="of:=CONCATENATE(&quot;&lt;person xml:id=&quot;&quot;&quot;;[.A55];&quot;&quot;&quot; role=&quot;&quot;&quot;;[.B55];&quot;&quot;&quot;&gt;&lt;persName&gt;&quot;;[.C55];&quot;&lt;/persName&gt;&quot;;IF(ISBLANK([.I55]);&quot;&quot;;CONCATENATE(&quot;&lt;idno type=&quot;&quot;catGenBNF&quot;&quot;&gt;&quot;;[.I55];&quot;&lt;/idno&gt;&quot;));IF(ISBLANK([.J55]);&quot;&quot;;CONCATENATE(&quot;&lt;idno type=&quot;&quot;dataBnF&quot;&quot;&gt;&quot;;[.J55];&quot;&lt;/idno&gt;&quot;));IF(ISBLANK([.K55]);&quot;&quot;;CONCATENATE(&quot;&lt;idno type=&quot;&quot;IdRef&quot;&quot;&gt;&quot;;[.K55];&quot;&lt;/idno&gt;&quot;));IF(ISBLANK([.L55]);&quot;&quot;;CONCATENATE(&quot;&lt;idno type=&quot;&quot;VIAF&quot;&quot;&gt;&quot;;[.L55];&quot;&lt;/idno&gt;&quot;));IF(ISBLANK([.M55]);&quot;&quot;;CONCATENATE(&quot;&lt;idno type=&quot;&quot;Wikidata&quot;&quot;&gt;&quot;;[.M55];&quot;&lt;/idno&gt;&quot;));IF(ISBLANK([.D55]);&quot;&quot;;CONCATENATE(&quot;&lt;note type=&quot;&quot;def&quot;&quot;&gt;&quot;;[.D55];IF(ISBLANK([.E55]);&quot;&quot;;CONCATENATE(&quot; (&quot;;[.E55];&quot;-&quot;;[.F55];&quot;). &quot;;[.G55]));&quot;.&lt;/note&gt;&quot;));IF(ISBLANK([.H55]);&quot;&quot;;CONCATENATE(&quot;&lt;note type=&quot;&quot;Mariette&quot;&quot;&gt;&quot;;[.H55];&quot;.&lt;/note&gt;&quot;));&quot;&lt;/person&gt;&quot;)" office:value-type="string" office:string-value="&lt;person xml:id=&quot;CoEg_pers_00000076&quot; role=&quot;contemp&quot;&gt;&lt;persName&gt;Eugénie (impératrice)&lt;/persName&gt;&lt;idno type=&quot;catGenBNF&quot;&gt;https://catalogue.bnf.fr/ark:/12148/cb13013975w&lt;/idno&gt;&lt;idno type=&quot;dataBnF&quot;&gt;https://data.bnf.fr/ark:/12148/cb13013975w&lt;/idno&gt;&lt;idno type=&quot;IdRef&quot;&gt;https://www.idref.fr/027320448&lt;/idno&gt;&lt;idno type=&quot;VIAF&quot;&gt;https://viaf.org/viaf/39510739&lt;/idno&gt;&lt;idno type=&quot;Wikidata&quot;&gt;https://www.wikidata.org/wiki/Q157130&lt;/idno&gt;&lt;note type=&quot;def&quot;&gt;Impératrice, épouse de Napoléon III (1826-1920). .&lt;/note&gt;&lt;/person&gt;" calcext:value-type="string">
            <text:p>&lt;person xml:id="CoEg_pers_00000076" role="contemp"&gt;&lt;persName&gt;Eugénie (impératrice)&lt;/persName&gt;&lt;idno type="catGenBNF"&gt;https://catalogue.bnf.fr/ark:/12148/cb13013975w&lt;/idno&gt;&lt;idno type="dataBnF"&gt;https://data.bnf.fr/ark:/12148/cb13013975w&lt;/idno&gt;&lt;idno type="IdRef"&gt;https://www.idref.fr/027320448&lt;/idno&gt;&lt;idno type="VIAF"&gt;https://viaf.org/viaf/39510739&lt;/idno&gt;&lt;idno type="Wikidata"&gt;https://www.wikidata.org/wiki/Q157130&lt;/idno&gt;&lt;note type="def"&gt;Impératrice, épouse de Napoléon III (1826-1920). .&lt;/note&gt;&lt;/person&gt;</text:p>
          </table:table-cell>
          <table:table-cell table:formula="of:=CONCATENATE(&quot;\gls{&quot;;[.A55];&quot;}&quot;)" office:value-type="string" office:string-value="\gls{CoEg_pers_00000076}" calcext:value-type="string">
            <text:p>\gls{CoEg_pers_00000076}</text:p>
          </table:table-cell>
          <table:table-cell table:formula="of:=CONCATENATE(&quot;\newglossaryentry{&quot;;[.A55];&quot;}{name={&quot;;[.C55];&quot;},type={&quot;;[.B55];&quot;},text=*,description={&quot;;[.D55];IF(ISBLANK([.E55]);&quot;&quot;;CONCATENATE(&quot; (&quot;;[.E55];&quot;-&quot;;[.F55];&quot;). &quot;));[.G55];[.H55];IF(ISBLANK([.I55]);&quot;&quot;;CONCATENATE(&quot;[\href{&quot;;[.I55];&quot;}{cat. gén. BNF}]&quot;));IF(ISBLANK([.J55]);&quot;&quot;;CONCATENATE(&quot;[\href{&quot;;[.J55];&quot;}{data.bnf}]&quot;));IF(ISBLANK([.K55]);&quot;&quot;;CONCATENATE(&quot;[\href{&quot;;[.K55];&quot;}{IdRéf}]&quot;));IF(ISBLANK([.L55]);&quot;&quot;;CONCATENATE(&quot;[\href{&quot;;[.L55];&quot;}{VIAF}]&quot;));IF(ISBLANK([.M55]);&quot;&quot;;CONCATENATE(&quot;[\href{&quot;;[.M55];&quot;}{Wikidata}]&quot;));&quot;}}&quot;)" office:value-type="string" office:string-value="\newglossaryentry{CoEg_pers_00000076}{name={Eugénie (impératrice)},type={contemp},text=*,description={Impératrice, épouse de Napoléon III (1826-1920). [\href{https://catalogue.bnf.fr/ark:/12148/cb13013975w}{cat. gén. BNF}][\href{https://data.bnf.fr/ark:/12148/cb13013975w}{data.bnf}][\href{https://www.idref.fr/027320448}{IdRéf}][\href{https://viaf.org/viaf/39510739}{VIAF}][\href{https://www.wikidata.org/wiki/Q157130}{Wikidata}]}}" calcext:value-type="string">
            <text:p>\newglossaryentry{CoEg_pers_00000076}{name={Eugénie (impératrice)},type={contemp},text=*,description={Impératrice, épouse de Napoléon III (1826-1920). [\href{https://catalogue.bnf.fr/ark:/12148/cb13013975w}{cat. gén. BNF}][\href{https://data.bnf.fr/ark:/12148/cb13013975w}{data.bnf}][\href{https://www.idref.fr/027320448}{IdRéf}][\href{https://viaf.org/viaf/39510739}{VIAF}][\href{https://www.wikidata.org/wiki/Q15713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Louis-Philippe Ier</text:p>
          </table:table-cell>
          <table:table-cell office:value-type="string" calcext:value-type="string">
            <text:p>Roi des Français</text:p>
          </table:table-cell>
          <table:table-cell office:value-type="float" office:value="1773" calcext:value-type="float">
            <text:p>1773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https://catalogue.bnf.fr/ark:/12148/cb120083455</text:p>
          </table:table-cell>
          <table:table-cell office:value-type="string" calcext:value-type="string">
            <text:p>https://data.bnf.fr/ark:/12148/cb120083455</text:p>
          </table:table-cell>
          <table:table-cell office:value-type="string" calcext:value-type="string">
            <text:p>https://www.idref.fr/028200004</text:p>
          </table:table-cell>
          <table:table-cell office:value-type="string" calcext:value-type="string">
            <text:p>https://viaf.org/viaf/55392984</text:p>
          </table:table-cell>
          <table:table-cell office:value-type="string" calcext:value-type="string">
            <text:p>https://www.wikidata.org/wiki/Q7771</text:p>
          </table:table-cell>
          <table:table-cell office:value-type="string" calcext:value-type="string">
            <text:p>http://www.isni.org/0000+0001+2211+2626</text:p>
          </table:table-cell>
          <table:table-cell/>
          <table:table-cell table:formula="of:=CONCATENATE(&quot;sameAs=&quot;&quot;https://thlebee.github.io/CoEg/doc/CoEg_Index.xml#&quot;;[.A56];&quot;&quot;&quot;&quot;)" office:value-type="string" office:string-value="sameAs=&quot;https://thlebee.github.io/CoEg/doc/CoEg_Index.xml#CoEg_pers_00000077&quot;" calcext:value-type="string">
            <text:p>sameAs="https://thlebee.github.io/CoEg/doc/CoEg_Index.xml#CoEg_pers_00000077"</text:p>
          </table:table-cell>
          <table:table-cell table:formula="of:=CONCATENATE(&quot;&lt;person xml:id=&quot;&quot;&quot;;[.A56];&quot;&quot;&quot; role=&quot;&quot;&quot;;[.B56];&quot;&quot;&quot;&gt;&lt;persName&gt;&quot;;[.C56];&quot;&lt;/persName&gt;&quot;;IF(ISBLANK([.I56]);&quot;&quot;;CONCATENATE(&quot;&lt;idno type=&quot;&quot;catGenBNF&quot;&quot;&gt;&quot;;[.I56];&quot;&lt;/idno&gt;&quot;));IF(ISBLANK([.J56]);&quot;&quot;;CONCATENATE(&quot;&lt;idno type=&quot;&quot;dataBnF&quot;&quot;&gt;&quot;;[.J56];&quot;&lt;/idno&gt;&quot;));IF(ISBLANK([.K56]);&quot;&quot;;CONCATENATE(&quot;&lt;idno type=&quot;&quot;IdRef&quot;&quot;&gt;&quot;;[.K56];&quot;&lt;/idno&gt;&quot;));IF(ISBLANK([.L56]);&quot;&quot;;CONCATENATE(&quot;&lt;idno type=&quot;&quot;VIAF&quot;&quot;&gt;&quot;;[.L56];&quot;&lt;/idno&gt;&quot;));IF(ISBLANK([.M56]);&quot;&quot;;CONCATENATE(&quot;&lt;idno type=&quot;&quot;Wikidata&quot;&quot;&gt;&quot;;[.M56];&quot;&lt;/idno&gt;&quot;));IF(ISBLANK([.D56]);&quot;&quot;;CONCATENATE(&quot;&lt;note type=&quot;&quot;def&quot;&quot;&gt;&quot;;[.D56];IF(ISBLANK([.E56]);&quot;&quot;;CONCATENATE(&quot; (&quot;;[.E56];&quot;-&quot;;[.F56];&quot;). &quot;;[.G56]));&quot;.&lt;/note&gt;&quot;));IF(ISBLANK([.H56]);&quot;&quot;;CONCATENATE(&quot;&lt;note type=&quot;&quot;Mariette&quot;&quot;&gt;&quot;;[.H56];&quot;.&lt;/note&gt;&quot;));&quot;&lt;/person&gt;&quot;)" office:value-type="string" office:string-value="&lt;person xml:id=&quot;CoEg_pers_00000077&quot; role=&quot;contemp&quot;&gt;&lt;persName&gt;Louis-Philippe Ier&lt;/persName&gt;&lt;idno type=&quot;catGenBNF&quot;&gt;https://catalogue.bnf.fr/ark:/12148/cb120083455&lt;/idno&gt;&lt;idno type=&quot;dataBnF&quot;&gt;https://data.bnf.fr/ark:/12148/cb120083455&lt;/idno&gt;&lt;idno type=&quot;IdRef&quot;&gt;https://www.idref.fr/028200004&lt;/idno&gt;&lt;idno type=&quot;VIAF&quot;&gt;https://viaf.org/viaf/55392984&lt;/idno&gt;&lt;idno type=&quot;Wikidata&quot;&gt;https://www.wikidata.org/wiki/Q7771&lt;/idno&gt;&lt;note type=&quot;def&quot;&gt;Roi des Français (1773-1850). .&lt;/note&gt;&lt;/person&gt;" calcext:value-type="string">
            <text:p>&lt;person xml:id="CoEg_pers_00000077" role="contemp"&gt;&lt;persName&gt;Louis-Philippe Ier&lt;/persName&gt;&lt;idno type="catGenBNF"&gt;https://catalogue.bnf.fr/ark:/12148/cb120083455&lt;/idno&gt;&lt;idno type="dataBnF"&gt;https://data.bnf.fr/ark:/12148/cb120083455&lt;/idno&gt;&lt;idno type="IdRef"&gt;https://www.idref.fr/028200004&lt;/idno&gt;&lt;idno type="VIAF"&gt;https://viaf.org/viaf/55392984&lt;/idno&gt;&lt;idno type="Wikidata"&gt;https://www.wikidata.org/wiki/Q7771&lt;/idno&gt;&lt;note type="def"&gt;Roi des Français (1773-1850). .&lt;/note&gt;&lt;/person&gt;</text:p>
          </table:table-cell>
          <table:table-cell table:formula="of:=CONCATENATE(&quot;\gls{&quot;;[.A56];&quot;}&quot;)" office:value-type="string" office:string-value="\gls{CoEg_pers_00000077}" calcext:value-type="string">
            <text:p>\gls{CoEg_pers_00000077}</text:p>
          </table:table-cell>
          <table:table-cell table:formula="of:=CONCATENATE(&quot;\newglossaryentry{&quot;;[.A56];&quot;}{name={&quot;;[.C56];&quot;},type={&quot;;[.B56];&quot;},text=*,description={&quot;;[.D56];IF(ISBLANK([.E56]);&quot;&quot;;CONCATENATE(&quot; (&quot;;[.E56];&quot;-&quot;;[.F56];&quot;). &quot;));[.G56];[.H56];IF(ISBLANK([.I56]);&quot;&quot;;CONCATENATE(&quot;[\href{&quot;;[.I56];&quot;}{cat. gén. BNF}]&quot;));IF(ISBLANK([.J56]);&quot;&quot;;CONCATENATE(&quot;[\href{&quot;;[.J56];&quot;}{data.bnf}]&quot;));IF(ISBLANK([.K56]);&quot;&quot;;CONCATENATE(&quot;[\href{&quot;;[.K56];&quot;}{IdRéf}]&quot;));IF(ISBLANK([.L56]);&quot;&quot;;CONCATENATE(&quot;[\href{&quot;;[.L56];&quot;}{VIAF}]&quot;));IF(ISBLANK([.M56]);&quot;&quot;;CONCATENATE(&quot;[\href{&quot;;[.M56];&quot;}{Wikidata}]&quot;));&quot;}}&quot;)" office:value-type="string" office:string-value="\newglossaryentry{CoEg_pers_00000077}{name={Louis-Philippe Ier},type={contemp},text=*,description={Roi des Français (1773-1850). [\href{https://catalogue.bnf.fr/ark:/12148/cb120083455}{cat. gén. BNF}][\href{https://data.bnf.fr/ark:/12148/cb120083455}{data.bnf}][\href{https://www.idref.fr/028200004}{IdRéf}][\href{https://viaf.org/viaf/55392984}{VIAF}][\href{https://www.wikidata.org/wiki/Q7771}{Wikidata}]}}" calcext:value-type="string">
            <text:p>\newglossaryentry{CoEg_pers_00000077}{name={Louis-Philippe Ier},type={contemp},text=*,description={Roi des Français (1773-1850). [\href{https://catalogue.bnf.fr/ark:/12148/cb120083455}{cat. gén. BNF}][\href{https://data.bnf.fr/ark:/12148/cb120083455}{data.bnf}][\href{https://www.idref.fr/028200004}{IdRéf}][\href{https://viaf.org/viaf/55392984}{VIAF}][\href{https://www.wikidata.org/wiki/Q777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Billault, Adolphe</text:p>
          </table:table-cell>
          <table:table-cell office:value-type="string" calcext:value-type="string">
            <text:p>Homme d'État</text:p>
          </table:table-cell>
          <table:table-cell office:value-type="float" office:value="1805" calcext:value-type="float">
            <text:p>1805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Ministre français de l’Intérieur</text:p>
          </table:table-cell>
          <table:table-cell/>
          <table:table-cell office:value-type="string" calcext:value-type="string">
            <text:p>https://catalogue.bnf.fr/ark:/12148/cb13209940t</text:p>
          </table:table-cell>
          <table:table-cell office:value-type="string" calcext:value-type="string">
            <text:p>https://data.bnf.fr/ark:/12148/cb13209940t</text:p>
          </table:table-cell>
          <table:table-cell office:value-type="string" calcext:value-type="string">
            <text:p>https://www.idref.fr/147979323</text:p>
          </table:table-cell>
          <table:table-cell office:value-type="string" calcext:value-type="string">
            <text:p>https://viaf.org/viaf/49367618</text:p>
          </table:table-cell>
          <table:table-cell office:value-type="string" calcext:value-type="string">
            <text:p>https://www.wikidata.org/wiki/Q505189</text:p>
          </table:table-cell>
          <table:table-cell office:value-type="string" calcext:value-type="string">
            <text:p>https://isni.org/isni/0000+0001+1762+3309</text:p>
          </table:table-cell>
          <table:table-cell/>
          <table:table-cell table:formula="of:=CONCATENATE(&quot;sameAs=&quot;&quot;https://thlebee.github.io/CoEg/doc/CoEg_Index.xml#&quot;;[.A57];&quot;&quot;&quot;&quot;)" office:value-type="string" office:string-value="sameAs=&quot;https://thlebee.github.io/CoEg/doc/CoEg_Index.xml#CoEg_pers_00000078&quot;" calcext:value-type="string">
            <text:p>sameAs="https://thlebee.github.io/CoEg/doc/CoEg_Index.xml#CoEg_pers_00000078"</text:p>
          </table:table-cell>
          <table:table-cell table:formula="of:=CONCATENATE(&quot;&lt;person xml:id=&quot;&quot;&quot;;[.A57];&quot;&quot;&quot; role=&quot;&quot;&quot;;[.B57];&quot;&quot;&quot;&gt;&lt;persName&gt;&quot;;[.C57];&quot;&lt;/persName&gt;&quot;;IF(ISBLANK([.I57]);&quot;&quot;;CONCATENATE(&quot;&lt;idno type=&quot;&quot;catGenBNF&quot;&quot;&gt;&quot;;[.I57];&quot;&lt;/idno&gt;&quot;));IF(ISBLANK([.J57]);&quot;&quot;;CONCATENATE(&quot;&lt;idno type=&quot;&quot;dataBnF&quot;&quot;&gt;&quot;;[.J57];&quot;&lt;/idno&gt;&quot;));IF(ISBLANK([.K57]);&quot;&quot;;CONCATENATE(&quot;&lt;idno type=&quot;&quot;IdRef&quot;&quot;&gt;&quot;;[.K57];&quot;&lt;/idno&gt;&quot;));IF(ISBLANK([.L57]);&quot;&quot;;CONCATENATE(&quot;&lt;idno type=&quot;&quot;VIAF&quot;&quot;&gt;&quot;;[.L57];&quot;&lt;/idno&gt;&quot;));IF(ISBLANK([.M57]);&quot;&quot;;CONCATENATE(&quot;&lt;idno type=&quot;&quot;Wikidata&quot;&quot;&gt;&quot;;[.M57];&quot;&lt;/idno&gt;&quot;));IF(ISBLANK([.D57]);&quot;&quot;;CONCATENATE(&quot;&lt;note type=&quot;&quot;def&quot;&quot;&gt;&quot;;[.D57];IF(ISBLANK([.E57]);&quot;&quot;;CONCATENATE(&quot; (&quot;;[.E57];&quot;-&quot;;[.F57];&quot;). &quot;;[.G57]));&quot;.&lt;/note&gt;&quot;));IF(ISBLANK([.H57]);&quot;&quot;;CONCATENATE(&quot;&lt;note type=&quot;&quot;Mariette&quot;&quot;&gt;&quot;;[.H57];&quot;.&lt;/note&gt;&quot;));&quot;&lt;/person&gt;&quot;)" office:value-type="string" office:string-value="&lt;person xml:id=&quot;CoEg_pers_00000078&quot; role=&quot;contemp&quot;&gt;&lt;persName&gt;Billault, Adolphe&lt;/persName&gt;&lt;idno type=&quot;catGenBNF&quot;&gt;https://catalogue.bnf.fr/ark:/12148/cb13209940t&lt;/idno&gt;&lt;idno type=&quot;dataBnF&quot;&gt;https://data.bnf.fr/ark:/12148/cb13209940t&lt;/idno&gt;&lt;idno type=&quot;IdRef&quot;&gt;https://www.idref.fr/147979323&lt;/idno&gt;&lt;idno type=&quot;VIAF&quot;&gt;https://viaf.org/viaf/49367618&lt;/idno&gt;&lt;idno type=&quot;Wikidata&quot;&gt;https://www.wikidata.org/wiki/Q505189&lt;/idno&gt;&lt;note type=&quot;def&quot;&gt;Homme d'État (1805-1863). Ministre français de l’Intérieur.&lt;/note&gt;&lt;/person&gt;" calcext:value-type="string">
            <text:p>&lt;person xml:id="CoEg_pers_00000078" role="contemp"&gt;&lt;persName&gt;Billault, Adolphe&lt;/persName&gt;&lt;idno type="catGenBNF"&gt;https://catalogue.bnf.fr/ark:/12148/cb13209940t&lt;/idno&gt;&lt;idno type="dataBnF"&gt;https://data.bnf.fr/ark:/12148/cb13209940t&lt;/idno&gt;&lt;idno type="IdRef"&gt;https://www.idref.fr/147979323&lt;/idno&gt;&lt;idno type="VIAF"&gt;https://viaf.org/viaf/49367618&lt;/idno&gt;&lt;idno type="Wikidata"&gt;https://www.wikidata.org/wiki/Q505189&lt;/idno&gt;&lt;note type="def"&gt;Homme d'État (1805-1863). Ministre français de l’Intérieur.&lt;/note&gt;&lt;/person&gt;</text:p>
          </table:table-cell>
          <table:table-cell table:formula="of:=CONCATENATE(&quot;\gls{&quot;;[.A57];&quot;}&quot;)" office:value-type="string" office:string-value="\gls{CoEg_pers_00000078}" calcext:value-type="string">
            <text:p>\gls{CoEg_pers_00000078}</text:p>
          </table:table-cell>
          <table:table-cell table:formula="of:=CONCATENATE(&quot;\newglossaryentry{&quot;;[.A57];&quot;}{name={&quot;;[.C57];&quot;},type={&quot;;[.B57];&quot;},text=*,description={&quot;;[.D57];IF(ISBLANK([.E57]);&quot;&quot;;CONCATENATE(&quot; (&quot;;[.E57];&quot;-&quot;;[.F57];&quot;). &quot;));[.G57];[.H57];IF(ISBLANK([.I57]);&quot;&quot;;CONCATENATE(&quot;[\href{&quot;;[.I57];&quot;}{cat. gén. BNF}]&quot;));IF(ISBLANK([.J57]);&quot;&quot;;CONCATENATE(&quot;[\href{&quot;;[.J57];&quot;}{data.bnf}]&quot;));IF(ISBLANK([.K57]);&quot;&quot;;CONCATENATE(&quot;[\href{&quot;;[.K57];&quot;}{IdRéf}]&quot;));IF(ISBLANK([.L57]);&quot;&quot;;CONCATENATE(&quot;[\href{&quot;;[.L57];&quot;}{VIAF}]&quot;));IF(ISBLANK([.M57]);&quot;&quot;;CONCATENATE(&quot;[\href{&quot;;[.M57];&quot;}{Wikidata}]&quot;));&quot;}}&quot;)" office:value-type="string" office:string-value="\newglossaryentry{CoEg_pers_00000078}{name={Billault, Adolphe},type={contemp},text=*,description={Homme d'État (1805-1863). Ministre français de l’Intérieur[\href{https://catalogue.bnf.fr/ark:/12148/cb13209940t}{cat. gén. BNF}][\href{https://data.bnf.fr/ark:/12148/cb13209940t}{data.bnf}][\href{https://www.idref.fr/147979323}{IdRéf}][\href{https://viaf.org/viaf/49367618}{VIAF}][\href{https://www.wikidata.org/wiki/Q505189}{Wikidata}]}}" calcext:value-type="string">
            <text:p>\newglossaryentry{CoEg_pers_00000078}{name={Billault, Adolphe},type={contemp},text=*,description={Homme d'État (1805-1863). Ministre français de l’Intérieur[\href{https://catalogue.bnf.fr/ark:/12148/cb13209940t}{cat. gén. BNF}][\href{https://data.bnf.fr/ark:/12148/cb13209940t}{data.bnf}][\href{https://www.idref.fr/147979323}{IdRéf}][\href{https://viaf.org/viaf/49367618}{VIAF}][\href{https://www.wikidata.org/wiki/Q505189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orny (de), Charles</text:p>
          </table:table-cell>
          <table:table-cell office:value-type="string" calcext:value-type="string">
            <text:p>Homme d'État</text:p>
          </table:table-cell>
          <table:table-cell office:value-type="float" office:value="1811" calcext:value-type="float">
            <text:p>1811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office:value-type="string" calcext:value-type="string">
            <text:p>https://catalogue.bnf.fr/ark:/12148/cb119639291</text:p>
          </table:table-cell>
          <table:table-cell office:value-type="string" calcext:value-type="string">
            <text:p>https://data.bnf.fr/ark:/12148/cb119639291</text:p>
          </table:table-cell>
          <table:table-cell office:value-type="string" calcext:value-type="string">
            <text:p>https://www.idref.fr/027641082</text:p>
          </table:table-cell>
          <table:table-cell office:value-type="string" calcext:value-type="string">
            <text:p>https://viaf.org/viaf/36926334</text:p>
          </table:table-cell>
          <table:table-cell office:value-type="string" calcext:value-type="string">
            <text:p>https://www.wikidata.org/wiki/Q965335</text:p>
          </table:table-cell>
          <table:table-cell office:value-type="string" calcext:value-type="string">
            <text:p>http://www.isni.org/0000+0001+2278+3577</text:p>
          </table:table-cell>
          <table:table-cell/>
          <table:table-cell table:formula="of:=CONCATENATE(&quot;sameAs=&quot;&quot;https://thlebee.github.io/CoEg/doc/CoEg_Index.xml#&quot;;[.A58];&quot;&quot;&quot;&quot;)" office:value-type="string" office:string-value="sameAs=&quot;https://thlebee.github.io/CoEg/doc/CoEg_Index.xml#CoEg_pers_00000079&quot;" calcext:value-type="string">
            <text:p>sameAs="https://thlebee.github.io/CoEg/doc/CoEg_Index.xml#CoEg_pers_00000079"</text:p>
          </table:table-cell>
          <table:table-cell table:formula="of:=CONCATENATE(&quot;&lt;person xml:id=&quot;&quot;&quot;;[.A58];&quot;&quot;&quot; role=&quot;&quot;&quot;;[.B58];&quot;&quot;&quot;&gt;&lt;persName&gt;&quot;;[.C58];&quot;&lt;/persName&gt;&quot;;IF(ISBLANK([.I58]);&quot;&quot;;CONCATENATE(&quot;&lt;idno type=&quot;&quot;catGenBNF&quot;&quot;&gt;&quot;;[.I58];&quot;&lt;/idno&gt;&quot;));IF(ISBLANK([.J58]);&quot;&quot;;CONCATENATE(&quot;&lt;idno type=&quot;&quot;dataBnF&quot;&quot;&gt;&quot;;[.J58];&quot;&lt;/idno&gt;&quot;));IF(ISBLANK([.K58]);&quot;&quot;;CONCATENATE(&quot;&lt;idno type=&quot;&quot;IdRef&quot;&quot;&gt;&quot;;[.K58];&quot;&lt;/idno&gt;&quot;));IF(ISBLANK([.L58]);&quot;&quot;;CONCATENATE(&quot;&lt;idno type=&quot;&quot;VIAF&quot;&quot;&gt;&quot;;[.L58];&quot;&lt;/idno&gt;&quot;));IF(ISBLANK([.M58]);&quot;&quot;;CONCATENATE(&quot;&lt;idno type=&quot;&quot;Wikidata&quot;&quot;&gt;&quot;;[.M58];&quot;&lt;/idno&gt;&quot;));IF(ISBLANK([.D58]);&quot;&quot;;CONCATENATE(&quot;&lt;note type=&quot;&quot;def&quot;&quot;&gt;&quot;;[.D58];IF(ISBLANK([.E58]);&quot;&quot;;CONCATENATE(&quot; (&quot;;[.E58];&quot;-&quot;;[.F58];&quot;). &quot;;[.G58]));&quot;.&lt;/note&gt;&quot;));IF(ISBLANK([.H58]);&quot;&quot;;CONCATENATE(&quot;&lt;note type=&quot;&quot;Mariette&quot;&quot;&gt;&quot;;[.H58];&quot;.&lt;/note&gt;&quot;));&quot;&lt;/person&gt;&quot;)" office:value-type="string" office:string-value="&lt;person xml:id=&quot;CoEg_pers_00000079&quot; role=&quot;contemp&quot;&gt;&lt;persName&gt;Morny (de), Charles&lt;/persName&gt;&lt;idno type=&quot;catGenBNF&quot;&gt;https://catalogue.bnf.fr/ark:/12148/cb119639291&lt;/idno&gt;&lt;idno type=&quot;dataBnF&quot;&gt;https://data.bnf.fr/ark:/12148/cb119639291&lt;/idno&gt;&lt;idno type=&quot;IdRef&quot;&gt;https://www.idref.fr/027641082&lt;/idno&gt;&lt;idno type=&quot;VIAF&quot;&gt;https://viaf.org/viaf/36926334&lt;/idno&gt;&lt;idno type=&quot;Wikidata&quot;&gt;https://www.wikidata.org/wiki/Q965335&lt;/idno&gt;&lt;note type=&quot;def&quot;&gt;Homme d'État (1811-1865). .&lt;/note&gt;&lt;/person&gt;" calcext:value-type="string">
            <text:p>&lt;person xml:id="CoEg_pers_00000079" role="contemp"&gt;&lt;persName&gt;Morny (de), Charles&lt;/persName&gt;&lt;idno type="catGenBNF"&gt;https://catalogue.bnf.fr/ark:/12148/cb119639291&lt;/idno&gt;&lt;idno type="dataBnF"&gt;https://data.bnf.fr/ark:/12148/cb119639291&lt;/idno&gt;&lt;idno type="IdRef"&gt;https://www.idref.fr/027641082&lt;/idno&gt;&lt;idno type="VIAF"&gt;https://viaf.org/viaf/36926334&lt;/idno&gt;&lt;idno type="Wikidata"&gt;https://www.wikidata.org/wiki/Q965335&lt;/idno&gt;&lt;note type="def"&gt;Homme d'État (1811-1865). .&lt;/note&gt;&lt;/person&gt;</text:p>
          </table:table-cell>
          <table:table-cell table:formula="of:=CONCATENATE(&quot;\gls{&quot;;[.A58];&quot;}&quot;)" office:value-type="string" office:string-value="\gls{CoEg_pers_00000079}" calcext:value-type="string">
            <text:p>\gls{CoEg_pers_00000079}</text:p>
          </table:table-cell>
          <table:table-cell table:formula="of:=CONCATENATE(&quot;\newglossaryentry{&quot;;[.A58];&quot;}{name={&quot;;[.C58];&quot;},type={&quot;;[.B58];&quot;},text=*,description={&quot;;[.D58];IF(ISBLANK([.E58]);&quot;&quot;;CONCATENATE(&quot; (&quot;;[.E58];&quot;-&quot;;[.F58];&quot;). &quot;));[.G58];[.H58];IF(ISBLANK([.I58]);&quot;&quot;;CONCATENATE(&quot;[\href{&quot;;[.I58];&quot;}{cat. gén. BNF}]&quot;));IF(ISBLANK([.J58]);&quot;&quot;;CONCATENATE(&quot;[\href{&quot;;[.J58];&quot;}{data.bnf}]&quot;));IF(ISBLANK([.K58]);&quot;&quot;;CONCATENATE(&quot;[\href{&quot;;[.K58];&quot;}{IdRéf}]&quot;));IF(ISBLANK([.L58]);&quot;&quot;;CONCATENATE(&quot;[\href{&quot;;[.L58];&quot;}{VIAF}]&quot;));IF(ISBLANK([.M58]);&quot;&quot;;CONCATENATE(&quot;[\href{&quot;;[.M58];&quot;}{Wikidata}]&quot;));&quot;}}&quot;)" office:value-type="string" office:string-value="\newglossaryentry{CoEg_pers_00000079}{name={Morny (de), Charles},type={contemp},text=*,description={Homme d'État (1811-1865). [\href{https://catalogue.bnf.fr/ark:/12148/cb119639291}{cat. gén. BNF}][\href{https://data.bnf.fr/ark:/12148/cb119639291}{data.bnf}][\href{https://www.idref.fr/027641082}{IdRéf}][\href{https://viaf.org/viaf/36926334}{VIAF}][\href{https://www.wikidata.org/wiki/Q965335}{Wikidata}]}}" calcext:value-type="string">
            <text:p>\newglossaryentry{CoEg_pers_00000079}{name={Morny (de), Charles},type={contemp},text=*,description={Homme d'État (1811-1865). [\href{https://catalogue.bnf.fr/ark:/12148/cb119639291}{cat. gén. BNF}][\href{https://data.bnf.fr/ark:/12148/cb119639291}{data.bnf}][\href{https://www.idref.fr/027641082}{IdRéf}][\href{https://viaf.org/viaf/36926334}{VIAF}][\href{https://www.wikidata.org/wiki/Q96533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80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Saïd Pacha</text:p>
          </table:table-cell>
          <table:table-cell office:value-type="string" calcext:value-type="string">
            <text:p>Vice-roi d'Égypte</text:p>
          </table:table-cell>
          <table:table-cell office:value-type="float" office:value="1822" calcext:value-type="float">
            <text:p>1822</text:p>
          </table:table-cell>
          <table:table-cell office:value-type="float" office:value="1863" calcext:value-type="float">
            <text:p>1863</text:p>
          </table:table-cell>
          <table:table-cell table:number-columns-repeated="4"/>
          <table:table-cell office:value-type="string" calcext:value-type="string">
            <text:p>https://www.idref.fr/170062791</text:p>
          </table:table-cell>
          <table:table-cell office:value-type="string" calcext:value-type="string">
            <text:p>https://viaf.org/viaf/88532611</text:p>
          </table:table-cell>
          <table:table-cell office:value-type="string" calcext:value-type="string">
            <text:p>https://www.wikidata.org/wiki/Q366744</text:p>
          </table:table-cell>
          <table:table-cell office:value-type="string" calcext:value-type="string">
            <text:p>http://www.isni.org/0000+0000+8276+2228</text:p>
          </table:table-cell>
          <table:table-cell/>
          <table:table-cell table:formula="of:=CONCATENATE(&quot;sameAs=&quot;&quot;https://thlebee.github.io/CoEg/doc/CoEg_Index.xml#&quot;;[.A59];&quot;&quot;&quot;&quot;)" office:value-type="string" office:string-value="sameAs=&quot;https://thlebee.github.io/CoEg/doc/CoEg_Index.xml#CoEg_pers_00000080&quot;" calcext:value-type="string">
            <text:p>sameAs="https://thlebee.github.io/CoEg/doc/CoEg_Index.xml#CoEg_pers_00000080"</text:p>
          </table:table-cell>
          <table:table-cell table:formula="of:=CONCATENATE(&quot;&lt;person xml:id=&quot;&quot;&quot;;[.A59];&quot;&quot;&quot; role=&quot;&quot;&quot;;[.B59];&quot;&quot;&quot;&gt;&lt;persName&gt;&quot;;[.C59];&quot;&lt;/persName&gt;&quot;;IF(ISBLANK([.I59]);&quot;&quot;;CONCATENATE(&quot;&lt;idno type=&quot;&quot;catGenBNF&quot;&quot;&gt;&quot;;[.I59];&quot;&lt;/idno&gt;&quot;));IF(ISBLANK([.J59]);&quot;&quot;;CONCATENATE(&quot;&lt;idno type=&quot;&quot;dataBnF&quot;&quot;&gt;&quot;;[.J59];&quot;&lt;/idno&gt;&quot;));IF(ISBLANK([.K59]);&quot;&quot;;CONCATENATE(&quot;&lt;idno type=&quot;&quot;IdRef&quot;&quot;&gt;&quot;;[.K59];&quot;&lt;/idno&gt;&quot;));IF(ISBLANK([.L59]);&quot;&quot;;CONCATENATE(&quot;&lt;idno type=&quot;&quot;VIAF&quot;&quot;&gt;&quot;;[.L59];&quot;&lt;/idno&gt;&quot;));IF(ISBLANK([.M59]);&quot;&quot;;CONCATENATE(&quot;&lt;idno type=&quot;&quot;Wikidata&quot;&quot;&gt;&quot;;[.M59];&quot;&lt;/idno&gt;&quot;));IF(ISBLANK([.D59]);&quot;&quot;;CONCATENATE(&quot;&lt;note type=&quot;&quot;def&quot;&quot;&gt;&quot;;[.D59];IF(ISBLANK([.E59]);&quot;&quot;;CONCATENATE(&quot; (&quot;;[.E59];&quot;-&quot;;[.F59];&quot;). &quot;;[.G59]));&quot;.&lt;/note&gt;&quot;));IF(ISBLANK([.H59]);&quot;&quot;;CONCATENATE(&quot;&lt;note type=&quot;&quot;Mariette&quot;&quot;&gt;&quot;;[.H59];&quot;.&lt;/note&gt;&quot;));&quot;&lt;/person&gt;&quot;)" office:value-type="string" office:string-value="&lt;person xml:id=&quot;CoEg_pers_00000080&quot; role=&quot;contemp&quot;&gt;&lt;persName&gt;Saïd Pacha&lt;/persName&gt;&lt;idno type=&quot;IdRef&quot;&gt;https://www.idref.fr/170062791&lt;/idno&gt;&lt;idno type=&quot;VIAF&quot;&gt;https://viaf.org/viaf/88532611&lt;/idno&gt;&lt;idno type=&quot;Wikidata&quot;&gt;https://www.wikidata.org/wiki/Q366744&lt;/idno&gt;&lt;note type=&quot;def&quot;&gt;Vice-roi d'Égypte (1822-1863). .&lt;/note&gt;&lt;/person&gt;" calcext:value-type="string">
            <text:p>&lt;person xml:id="CoEg_pers_00000080" role="contemp"&gt;&lt;persName&gt;Saïd Pacha&lt;/persName&gt;&lt;idno type="IdRef"&gt;https://www.idref.fr/170062791&lt;/idno&gt;&lt;idno type="VIAF"&gt;https://viaf.org/viaf/88532611&lt;/idno&gt;&lt;idno type="Wikidata"&gt;https://www.wikidata.org/wiki/Q366744&lt;/idno&gt;&lt;note type="def"&gt;Vice-roi d'Égypte (1822-1863). .&lt;/note&gt;&lt;/person&gt;</text:p>
          </table:table-cell>
          <table:table-cell table:formula="of:=CONCATENATE(&quot;\gls{&quot;;[.A59];&quot;}&quot;)" office:value-type="string" office:string-value="\gls{CoEg_pers_00000080}" calcext:value-type="string">
            <text:p>\gls{CoEg_pers_00000080}</text:p>
          </table:table-cell>
          <table:table-cell table:formula="of:=CONCATENATE(&quot;\newglossaryentry{&quot;;[.A59];&quot;}{name={&quot;;[.C59];&quot;},type={&quot;;[.B59];&quot;},text=*,description={&quot;;[.D59];IF(ISBLANK([.E59]);&quot;&quot;;CONCATENATE(&quot; (&quot;;[.E59];&quot;-&quot;;[.F59];&quot;). &quot;));[.G59];[.H59];IF(ISBLANK([.I59]);&quot;&quot;;CONCATENATE(&quot;[\href{&quot;;[.I59];&quot;}{cat. gén. BNF}]&quot;));IF(ISBLANK([.J59]);&quot;&quot;;CONCATENATE(&quot;[\href{&quot;;[.J59];&quot;}{data.bnf}]&quot;));IF(ISBLANK([.K59]);&quot;&quot;;CONCATENATE(&quot;[\href{&quot;;[.K59];&quot;}{IdRéf}]&quot;));IF(ISBLANK([.L59]);&quot;&quot;;CONCATENATE(&quot;[\href{&quot;;[.L59];&quot;}{VIAF}]&quot;));IF(ISBLANK([.M59]);&quot;&quot;;CONCATENATE(&quot;[\href{&quot;;[.M59];&quot;}{Wikidata}]&quot;));&quot;}}&quot;)" office:value-type="string" office:string-value="\newglossaryentry{CoEg_pers_00000080}{name={Saïd Pacha},type={contemp},text=*,description={Vice-roi d'Égypte (1822-1863). [\href{https://www.idref.fr/170062791}{IdRéf}][\href{https://viaf.org/viaf/88532611}{VIAF}][\href{https://www.wikidata.org/wiki/Q366744}{Wikidata}]}}" calcext:value-type="string">
            <text:p>\newglossaryentry{CoEg_pers_00000080}{name={Saïd Pacha},type={contemp},text=*,description={Vice-roi d'Égypte (1822-1863). [\href{https://www.idref.fr/170062791}{IdRéf}][\href{https://viaf.org/viaf/88532611}{VIAF}][\href{https://www.wikidata.org/wiki/Q36674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81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erri-Pisani, Camille</text:p>
          </table:table-cell>
          <table:table-cell office:value-type="string" calcext:value-type="string">
            <text:p>Officier militaire</text:p>
          </table:table-cell>
          <table:table-cell office:value-type="float" office:value="1819" calcext:value-type="float">
            <text:p>181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Aide-de-camp du prince Napoléon</text:p>
          </table:table-cell>
          <table:table-cell/>
          <table:table-cell office:value-type="string" calcext:value-type="string">
            <text:p>https://catalogue.bnf.fr/ark:/12148/cb12122728t</text:p>
          </table:table-cell>
          <table:table-cell office:value-type="string" calcext:value-type="string">
            <text:p>https://data.bnf.fr/ark:/12148/cb12122728t</text:p>
          </table:table-cell>
          <table:table-cell office:value-type="string" calcext:value-type="string">
            <text:p>https://www.idref.fr/09538197X</text:p>
          </table:table-cell>
          <table:table-cell office:value-type="string" calcext:value-type="string">
            <text:p>https://viaf.org/viaf/49258379</text:p>
          </table:table-cell>
          <table:table-cell office:value-type="string" calcext:value-type="string">
            <text:p>https://www.wikidata.org/wiki/Q23054685</text:p>
          </table:table-cell>
          <table:table-cell office:value-type="string" calcext:value-type="string">
            <text:p>http://www.isni.org/0000+0001+0898+5893</text:p>
          </table:table-cell>
          <table:table-cell/>
          <table:table-cell table:formula="of:=CONCATENATE(&quot;sameAs=&quot;&quot;https://thlebee.github.io/CoEg/doc/CoEg_Index.xml#&quot;;[.A60];&quot;&quot;&quot;&quot;)" office:value-type="string" office:string-value="sameAs=&quot;https://thlebee.github.io/CoEg/doc/CoEg_Index.xml#CoEg_pers_00000081&quot;" calcext:value-type="string">
            <text:p>sameAs="https://thlebee.github.io/CoEg/doc/CoEg_Index.xml#CoEg_pers_00000081"</text:p>
          </table:table-cell>
          <table:table-cell table:formula="of:=CONCATENATE(&quot;&lt;person xml:id=&quot;&quot;&quot;;[.A60];&quot;&quot;&quot; role=&quot;&quot;&quot;;[.B60];&quot;&quot;&quot;&gt;&lt;persName&gt;&quot;;[.C60];&quot;&lt;/persName&gt;&quot;;IF(ISBLANK([.I60]);&quot;&quot;;CONCATENATE(&quot;&lt;idno type=&quot;&quot;catGenBNF&quot;&quot;&gt;&quot;;[.I60];&quot;&lt;/idno&gt;&quot;));IF(ISBLANK([.J60]);&quot;&quot;;CONCATENATE(&quot;&lt;idno type=&quot;&quot;dataBnF&quot;&quot;&gt;&quot;;[.J60];&quot;&lt;/idno&gt;&quot;));IF(ISBLANK([.K60]);&quot;&quot;;CONCATENATE(&quot;&lt;idno type=&quot;&quot;IdRef&quot;&quot;&gt;&quot;;[.K60];&quot;&lt;/idno&gt;&quot;));IF(ISBLANK([.L60]);&quot;&quot;;CONCATENATE(&quot;&lt;idno type=&quot;&quot;VIAF&quot;&quot;&gt;&quot;;[.L60];&quot;&lt;/idno&gt;&quot;));IF(ISBLANK([.M60]);&quot;&quot;;CONCATENATE(&quot;&lt;idno type=&quot;&quot;Wikidata&quot;&quot;&gt;&quot;;[.M60];&quot;&lt;/idno&gt;&quot;));IF(ISBLANK([.D60]);&quot;&quot;;CONCATENATE(&quot;&lt;note type=&quot;&quot;def&quot;&quot;&gt;&quot;;[.D60];IF(ISBLANK([.E60]);&quot;&quot;;CONCATENATE(&quot; (&quot;;[.E60];&quot;-&quot;;[.F60];&quot;). &quot;;[.G60]));&quot;.&lt;/note&gt;&quot;));IF(ISBLANK([.H60]);&quot;&quot;;CONCATENATE(&quot;&lt;note type=&quot;&quot;Mariette&quot;&quot;&gt;&quot;;[.H60];&quot;.&lt;/note&gt;&quot;));&quot;&lt;/person&gt;&quot;)" office:value-type="string" office:string-value="&lt;person xml:id=&quot;CoEg_pers_00000081&quot; role=&quot;contemp&quot;&gt;&lt;persName&gt;Ferri-Pisani, Camille&lt;/persName&gt;&lt;idno type=&quot;catGenBNF&quot;&gt;https://catalogue.bnf.fr/ark:/12148/cb12122728t&lt;/idno&gt;&lt;idno type=&quot;dataBnF&quot;&gt;https://data.bnf.fr/ark:/12148/cb12122728t&lt;/idno&gt;&lt;idno type=&quot;IdRef&quot;&gt;https://www.idref.fr/09538197X&lt;/idno&gt;&lt;idno type=&quot;VIAF&quot;&gt;https://viaf.org/viaf/49258379&lt;/idno&gt;&lt;idno type=&quot;Wikidata&quot;&gt;https://www.wikidata.org/wiki/Q23054685&lt;/idno&gt;&lt;note type=&quot;def&quot;&gt;Officier militaire (1819-1893). Aide-de-camp du prince Napoléon.&lt;/note&gt;&lt;/person&gt;" calcext:value-type="string">
            <text:p>&lt;person xml:id="CoEg_pers_00000081" role="contemp"&gt;&lt;persName&gt;Ferri-Pisani, Camille&lt;/persName&gt;&lt;idno type="catGenBNF"&gt;https://catalogue.bnf.fr/ark:/12148/cb12122728t&lt;/idno&gt;&lt;idno type="dataBnF"&gt;https://data.bnf.fr/ark:/12148/cb12122728t&lt;/idno&gt;&lt;idno type="IdRef"&gt;https://www.idref.fr/09538197X&lt;/idno&gt;&lt;idno type="VIAF"&gt;https://viaf.org/viaf/49258379&lt;/idno&gt;&lt;idno type="Wikidata"&gt;https://www.wikidata.org/wiki/Q23054685&lt;/idno&gt;&lt;note type="def"&gt;Officier militaire (1819-1893). Aide-de-camp du prince Napoléon.&lt;/note&gt;&lt;/person&gt;</text:p>
          </table:table-cell>
          <table:table-cell table:formula="of:=CONCATENATE(&quot;\gls{&quot;;[.A60];&quot;}&quot;)" office:value-type="string" office:string-value="\gls{CoEg_pers_00000081}" calcext:value-type="string">
            <text:p>\gls{CoEg_pers_00000081}</text:p>
          </table:table-cell>
          <table:table-cell table:formula="of:=CONCATENATE(&quot;\newglossaryentry{&quot;;[.A60];&quot;}{name={&quot;;[.C60];&quot;},type={&quot;;[.B60];&quot;},text=*,description={&quot;;[.D60];IF(ISBLANK([.E60]);&quot;&quot;;CONCATENATE(&quot; (&quot;;[.E60];&quot;-&quot;;[.F60];&quot;). &quot;));[.G60];[.H60];IF(ISBLANK([.I60]);&quot;&quot;;CONCATENATE(&quot;[\href{&quot;;[.I60];&quot;}{cat. gén. BNF}]&quot;));IF(ISBLANK([.J60]);&quot;&quot;;CONCATENATE(&quot;[\href{&quot;;[.J60];&quot;}{data.bnf}]&quot;));IF(ISBLANK([.K60]);&quot;&quot;;CONCATENATE(&quot;[\href{&quot;;[.K60];&quot;}{IdRéf}]&quot;));IF(ISBLANK([.L60]);&quot;&quot;;CONCATENATE(&quot;[\href{&quot;;[.L60];&quot;}{VIAF}]&quot;));IF(ISBLANK([.M60]);&quot;&quot;;CONCATENATE(&quot;[\href{&quot;;[.M60];&quot;}{Wikidata}]&quot;));&quot;}}&quot;)" office:value-type="string" office:string-value="\newglossaryentry{CoEg_pers_00000081}{name={Ferri-Pisani, Camille},type={contemp},text=*,description={Officier militaire (1819-1893). Aide-de-camp du prince Napoléon[\href{https://catalogue.bnf.fr/ark:/12148/cb12122728t}{cat. gén. BNF}][\href{https://data.bnf.fr/ark:/12148/cb12122728t}{data.bnf}][\href{https://www.idref.fr/09538197X}{IdRéf}][\href{https://viaf.org/viaf/49258379}{VIAF}][\href{https://www.wikidata.org/wiki/Q23054685}{Wikidata}]}}" calcext:value-type="string">
            <text:p>\newglossaryentry{CoEg_pers_00000081}{name={Ferri-Pisani, Camille},type={contemp},text=*,description={Officier militaire (1819-1893). Aide-de-camp du prince Napoléon[\href{https://catalogue.bnf.fr/ark:/12148/cb12122728t}{cat. gén. BNF}][\href{https://data.bnf.fr/ark:/12148/cb12122728t}{data.bnf}][\href{https://www.idref.fr/09538197X}{IdRéf}][\href{https://viaf.org/viaf/49258379}{VIAF}][\href{https://www.wikidata.org/wiki/Q23054685}{Wikidata}]}}</text:p>
          </table:table-cell>
          <table:table-cell office:value-type="string" calcext:value-type="string">
            <text:p>\newglossaryentry{CoEg_pers_00000081}{name={Ferri-Pisani, Camille},type={contemp},text=*,description={Officier militaire. (1819-1893). Aide-de-camp du prince Napoléon\gls{CoEg_pers_00000074} [\href{https://www.wikidata.org/wiki/Q23054685}{Wikidata}]}}</text:p>
          </table:table-cell>
        </table:table-row>
        <table:table-row table:style-name="ro1">
          <table:table-cell office:value-type="string" calcext:value-type="string">
            <text:p>CoEg_pers_00000082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Devéria, Théodule</text:p>
          </table:table-cell>
          <table:table-cell office:value-type="string" calcext:value-type="string">
            <text:p>Égyptologue</text:p>
          </table:table-cell>
          <table:table-cell office:value-type="float" office:value="1831" calcext:value-type="float">
            <text:p>1831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office:value-type="string" calcext:value-type="string">
            <text:p>https://catalogue.bnf.fr/ark:/12148/cb129494828</text:p>
          </table:table-cell>
          <table:table-cell office:value-type="string" calcext:value-type="string">
            <text:p>https://data.bnf.fr/ark:/12148/cb129494828</text:p>
          </table:table-cell>
          <table:table-cell office:value-type="string" calcext:value-type="string">
            <text:p>https://www.idref.fr/032274386</text:p>
          </table:table-cell>
          <table:table-cell office:value-type="string" calcext:value-type="string">
            <text:p>https://viaf.org/viaf/51821846</text:p>
          </table:table-cell>
          <table:table-cell office:value-type="string" calcext:value-type="string">
            <text:p>https://www.wikidata.org/wiki/Q406953</text:p>
          </table:table-cell>
          <table:table-cell office:value-type="string" calcext:value-type="string">
            <text:p>http://www.isni.org/0000+0000+6652+0528</text:p>
          </table:table-cell>
          <table:table-cell/>
          <table:table-cell table:formula="of:=CONCATENATE(&quot;sameAs=&quot;&quot;https://thlebee.github.io/CoEg/doc/CoEg_Index.xml#&quot;;[.A61];&quot;&quot;&quot;&quot;)" office:value-type="string" office:string-value="sameAs=&quot;https://thlebee.github.io/CoEg/doc/CoEg_Index.xml#CoEg_pers_00000082&quot;" calcext:value-type="string">
            <text:p>sameAs="https://thlebee.github.io/CoEg/doc/CoEg_Index.xml#CoEg_pers_00000082"</text:p>
          </table:table-cell>
          <table:table-cell table:formula="of:=CONCATENATE(&quot;&lt;person xml:id=&quot;&quot;&quot;;[.A61];&quot;&quot;&quot; role=&quot;&quot;&quot;;[.B61];&quot;&quot;&quot;&gt;&lt;persName&gt;&quot;;[.C61];&quot;&lt;/persName&gt;&quot;;IF(ISBLANK([.I61]);&quot;&quot;;CONCATENATE(&quot;&lt;idno type=&quot;&quot;catGenBNF&quot;&quot;&gt;&quot;;[.I61];&quot;&lt;/idno&gt;&quot;));IF(ISBLANK([.J61]);&quot;&quot;;CONCATENATE(&quot;&lt;idno type=&quot;&quot;dataBnF&quot;&quot;&gt;&quot;;[.J61];&quot;&lt;/idno&gt;&quot;));IF(ISBLANK([.K61]);&quot;&quot;;CONCATENATE(&quot;&lt;idno type=&quot;&quot;IdRef&quot;&quot;&gt;&quot;;[.K61];&quot;&lt;/idno&gt;&quot;));IF(ISBLANK([.L61]);&quot;&quot;;CONCATENATE(&quot;&lt;idno type=&quot;&quot;VIAF&quot;&quot;&gt;&quot;;[.L61];&quot;&lt;/idno&gt;&quot;));IF(ISBLANK([.M61]);&quot;&quot;;CONCATENATE(&quot;&lt;idno type=&quot;&quot;Wikidata&quot;&quot;&gt;&quot;;[.M61];&quot;&lt;/idno&gt;&quot;));IF(ISBLANK([.D61]);&quot;&quot;;CONCATENATE(&quot;&lt;note type=&quot;&quot;def&quot;&quot;&gt;&quot;;[.D61];IF(ISBLANK([.E61]);&quot;&quot;;CONCATENATE(&quot; (&quot;;[.E61];&quot;-&quot;;[.F61];&quot;). &quot;;[.G61]));&quot;.&lt;/note&gt;&quot;));IF(ISBLANK([.H61]);&quot;&quot;;CONCATENATE(&quot;&lt;note type=&quot;&quot;Mariette&quot;&quot;&gt;&quot;;[.H61];&quot;.&lt;/note&gt;&quot;));&quot;&lt;/person&gt;&quot;)" office:value-type="string" office:string-value="&lt;person xml:id=&quot;CoEg_pers_00000082&quot; role=&quot;contemp&quot;&gt;&lt;persName&gt;Devéria, Théodule&lt;/persName&gt;&lt;idno type=&quot;catGenBNF&quot;&gt;https://catalogue.bnf.fr/ark:/12148/cb129494828&lt;/idno&gt;&lt;idno type=&quot;dataBnF&quot;&gt;https://data.bnf.fr/ark:/12148/cb129494828&lt;/idno&gt;&lt;idno type=&quot;IdRef&quot;&gt;https://www.idref.fr/032274386&lt;/idno&gt;&lt;idno type=&quot;VIAF&quot;&gt;https://viaf.org/viaf/51821846&lt;/idno&gt;&lt;idno type=&quot;Wikidata&quot;&gt;https://www.wikidata.org/wiki/Q406953&lt;/idno&gt;&lt;note type=&quot;def&quot;&gt;Égyptologue (1831-1871). .&lt;/note&gt;&lt;/person&gt;" calcext:value-type="string">
            <text:p>&lt;person xml:id="CoEg_pers_00000082" role="contemp"&gt;&lt;persName&gt;Devéria, Théodule&lt;/persName&gt;&lt;idno type="catGenBNF"&gt;https://catalogue.bnf.fr/ark:/12148/cb129494828&lt;/idno&gt;&lt;idno type="dataBnF"&gt;https://data.bnf.fr/ark:/12148/cb129494828&lt;/idno&gt;&lt;idno type="IdRef"&gt;https://www.idref.fr/032274386&lt;/idno&gt;&lt;idno type="VIAF"&gt;https://viaf.org/viaf/51821846&lt;/idno&gt;&lt;idno type="Wikidata"&gt;https://www.wikidata.org/wiki/Q406953&lt;/idno&gt;&lt;note type="def"&gt;Égyptologue (1831-1871). .&lt;/note&gt;&lt;/person&gt;</text:p>
          </table:table-cell>
          <table:table-cell table:formula="of:=CONCATENATE(&quot;\gls{&quot;;[.A61];&quot;}&quot;)" office:value-type="string" office:string-value="\gls{CoEg_pers_00000082}" calcext:value-type="string">
            <text:p>\gls{CoEg_pers_00000082}</text:p>
          </table:table-cell>
          <table:table-cell table:formula="of:=CONCATENATE(&quot;\newglossaryentry{&quot;;[.A61];&quot;}{name={&quot;;[.C61];&quot;},type={&quot;;[.B61];&quot;},text=*,description={&quot;;[.D61];IF(ISBLANK([.E61]);&quot;&quot;;CONCATENATE(&quot; (&quot;;[.E61];&quot;-&quot;;[.F61];&quot;). &quot;));[.G61];[.H61];IF(ISBLANK([.I61]);&quot;&quot;;CONCATENATE(&quot;[\href{&quot;;[.I61];&quot;}{cat. gén. BNF}]&quot;));IF(ISBLANK([.J61]);&quot;&quot;;CONCATENATE(&quot;[\href{&quot;;[.J61];&quot;}{data.bnf}]&quot;));IF(ISBLANK([.K61]);&quot;&quot;;CONCATENATE(&quot;[\href{&quot;;[.K61];&quot;}{IdRéf}]&quot;));IF(ISBLANK([.L61]);&quot;&quot;;CONCATENATE(&quot;[\href{&quot;;[.L61];&quot;}{VIAF}]&quot;));IF(ISBLANK([.M61]);&quot;&quot;;CONCATENATE(&quot;[\href{&quot;;[.M61];&quot;}{Wikidata}]&quot;));&quot;}}&quot;)" office:value-type="string" office:string-value="\newglossaryentry{CoEg_pers_00000082}{name={Devéria, Théodule},type={contemp},text=*,description={Égyptologue (1831-1871). [\href{https://catalogue.bnf.fr/ark:/12148/cb129494828}{cat. gén. BNF}][\href{https://data.bnf.fr/ark:/12148/cb129494828}{data.bnf}][\href{https://www.idref.fr/032274386}{IdRéf}][\href{https://viaf.org/viaf/51821846}{VIAF}][\href{https://www.wikidata.org/wiki/Q406953}{Wikidata}]}}" calcext:value-type="string">
            <text:p>\newglossaryentry{CoEg_pers_00000082}{name={Devéria, Théodule},type={contemp},text=*,description={Égyptologue (1831-1871). [\href{https://catalogue.bnf.fr/ark:/12148/cb129494828}{cat. gén. BNF}][\href{https://data.bnf.fr/ark:/12148/cb129494828}{data.bnf}][\href{https://www.idref.fr/032274386}{IdRéf}][\href{https://viaf.org/viaf/51821846}{VIAF}][\href{https://www.wikidata.org/wiki/Q40695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83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, Émilie Marie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Fille de Mariette</text:p>
          </table:table-cell>
          <table:table-cell table:number-columns-repeated="7"/>
          <table:table-cell table:formula="of:=CONCATENATE(&quot;sameAs=&quot;&quot;https://thlebee.github.io/CoEg/doc/CoEg_Index.xml#&quot;;[.A62];&quot;&quot;&quot;&quot;)" office:value-type="string" office:string-value="sameAs=&quot;https://thlebee.github.io/CoEg/doc/CoEg_Index.xml#CoEg_pers_00000083&quot;" calcext:value-type="string">
            <text:p>sameAs="https://thlebee.github.io/CoEg/doc/CoEg_Index.xml#CoEg_pers_00000083"</text:p>
          </table:table-cell>
          <table:table-cell table:formula="of:=CONCATENATE(&quot;&lt;person xml:id=&quot;&quot;&quot;;[.A62];&quot;&quot;&quot; role=&quot;&quot;&quot;;[.B62];&quot;&quot;&quot;&gt;&lt;persName&gt;&quot;;[.C62];&quot;&lt;/persName&gt;&quot;;IF(ISBLANK([.I62]);&quot;&quot;;CONCATENATE(&quot;&lt;idno type=&quot;&quot;catGenBNF&quot;&quot;&gt;&quot;;[.I62];&quot;&lt;/idno&gt;&quot;));IF(ISBLANK([.J62]);&quot;&quot;;CONCATENATE(&quot;&lt;idno type=&quot;&quot;dataBnF&quot;&quot;&gt;&quot;;[.J62];&quot;&lt;/idno&gt;&quot;));IF(ISBLANK([.K62]);&quot;&quot;;CONCATENATE(&quot;&lt;idno type=&quot;&quot;IdRef&quot;&quot;&gt;&quot;;[.K62];&quot;&lt;/idno&gt;&quot;));IF(ISBLANK([.L62]);&quot;&quot;;CONCATENATE(&quot;&lt;idno type=&quot;&quot;VIAF&quot;&quot;&gt;&quot;;[.L62];&quot;&lt;/idno&gt;&quot;));IF(ISBLANK([.M62]);&quot;&quot;;CONCATENATE(&quot;&lt;idno type=&quot;&quot;Wikidata&quot;&quot;&gt;&quot;;[.M62];&quot;&lt;/idno&gt;&quot;));IF(ISBLANK([.H62]);&quot;&quot;;CONCATENATE(&quot;&lt;note type=&quot;&quot;def&quot;&quot;&gt;&quot;;[.H62];IF(ISBLANK([.E62]);&quot;&quot;;CONCATENATE(&quot; (&quot;;[.E62];&quot;-&quot;;[.F62];&quot;). &quot;;[.G62]));&quot;.&lt;/note&gt;&quot;));IF(ISBLANK([.H62]);&quot;&quot;;CONCATENATE(&quot;&lt;note type=&quot;&quot;Mariette&quot;&quot;&gt;&quot;;[.H62];&quot;.&lt;/note&gt;&quot;));&quot;&lt;/person&gt;&quot;)" office:value-type="string" office:string-value="&lt;person xml:id=&quot;CoEg_pers_00000083&quot; role=&quot;contemp&quot;&gt;&lt;persName&gt;Mariette, Émilie Marie&lt;/persName&gt;&lt;note type=&quot;def&quot;&gt;Fille de Mariette (1855-1871). .&lt;/note&gt;&lt;note type=&quot;Mariette&quot;&gt;Fille de Mariette.&lt;/note&gt;&lt;/person&gt;" calcext:value-type="string">
            <text:p>&lt;person xml:id="CoEg_pers_00000083" role="contemp"&gt;&lt;persName&gt;Mariette, Émilie Marie&lt;/persName&gt;&lt;note type="def"&gt;Fille de Mariette (1855-1871). .&lt;/note&gt;&lt;note type="Mariette"&gt;Fille de Mariette.&lt;/note&gt;&lt;/person&gt;</text:p>
          </table:table-cell>
          <table:table-cell table:formula="of:=CONCATENATE(&quot;\gls{&quot;;[.A62];&quot;}&quot;)" office:value-type="string" office:string-value="\gls{CoEg_pers_00000083}" calcext:value-type="string">
            <text:p>\gls{CoEg_pers_00000083}</text:p>
          </table:table-cell>
          <table:table-cell table:formula="of:=CONCATENATE(&quot;\newglossaryentry{&quot;;[.A62];&quot;}{name={&quot;;[.C62];&quot;},type={&quot;;[.B62];&quot;},text=*,description={&quot;;[.H62];IF(ISBLANK([.E62]);&quot;&quot;;CONCATENATE(&quot; (&quot;;[.E62];&quot;-&quot;;[.F62];&quot;). &quot;));[.G62];[.H62];IF(ISBLANK([.I62]);&quot;&quot;;CONCATENATE(&quot;[\href{&quot;;[.I62];&quot;}{cat. gén. BNF}]&quot;));IF(ISBLANK([.J62]);&quot;&quot;;CONCATENATE(&quot;[\href{&quot;;[.J62];&quot;}{data.bnf}]&quot;));IF(ISBLANK([.K62]);&quot;&quot;;CONCATENATE(&quot;[\href{&quot;;[.K62];&quot;}{IdRéf}]&quot;));IF(ISBLANK([.L62]);&quot;&quot;;CONCATENATE(&quot;[\href{&quot;;[.L62];&quot;}{VIAF}]&quot;));IF(ISBLANK([.M62]);&quot;&quot;;CONCATENATE(&quot;[\href{&quot;;[.M62];&quot;}{Wikidata}]&quot;));&quot;}}&quot;)" office:value-type="string" office:string-value="\newglossaryentry{CoEg_pers_00000083}{name={Mariette, Émilie Marie},type={contemp},text=*,description={Fille de Mariette (1855-1871). Fille de Mariette}}" calcext:value-type="string">
            <text:p>\newglossaryentry{CoEg_pers_00000083}{name={Mariette, Émilie Marie},type={contemp},text=*,description={Fille de Mariette (1855-1871). Fille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84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ariette, Alphonse Paulin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Fils de Mariette</text:p>
          </table:table-cell>
          <table:table-cell table:number-columns-repeated="7"/>
          <table:table-cell table:formula="of:=CONCATENATE(&quot;sameAs=&quot;&quot;https://thlebee.github.io/CoEg/doc/CoEg_Index.xml#&quot;;[.A63];&quot;&quot;&quot;&quot;)" office:value-type="string" office:string-value="sameAs=&quot;https://thlebee.github.io/CoEg/doc/CoEg_Index.xml#CoEg_pers_00000084&quot;" calcext:value-type="string">
            <text:p>sameAs="https://thlebee.github.io/CoEg/doc/CoEg_Index.xml#CoEg_pers_00000084"</text:p>
          </table:table-cell>
          <table:table-cell table:formula="of:=CONCATENATE(&quot;&lt;person xml:id=&quot;&quot;&quot;;[.A63];&quot;&quot;&quot; role=&quot;&quot;&quot;;[.B63];&quot;&quot;&quot;&gt;&lt;persName&gt;&quot;;[.C63];&quot;&lt;/persName&gt;&quot;;IF(ISBLANK([.I63]);&quot;&quot;;CONCATENATE(&quot;&lt;idno type=&quot;&quot;catGenBNF&quot;&quot;&gt;&quot;;[.I63];&quot;&lt;/idno&gt;&quot;));IF(ISBLANK([.J63]);&quot;&quot;;CONCATENATE(&quot;&lt;idno type=&quot;&quot;dataBnF&quot;&quot;&gt;&quot;;[.J63];&quot;&lt;/idno&gt;&quot;));IF(ISBLANK([.K63]);&quot;&quot;;CONCATENATE(&quot;&lt;idno type=&quot;&quot;IdRef&quot;&quot;&gt;&quot;;[.K63];&quot;&lt;/idno&gt;&quot;));IF(ISBLANK([.L63]);&quot;&quot;;CONCATENATE(&quot;&lt;idno type=&quot;&quot;VIAF&quot;&quot;&gt;&quot;;[.L63];&quot;&lt;/idno&gt;&quot;));IF(ISBLANK([.M63]);&quot;&quot;;CONCATENATE(&quot;&lt;idno type=&quot;&quot;Wikidata&quot;&quot;&gt;&quot;;[.M63];&quot;&lt;/idno&gt;&quot;));IF(ISBLANK([.H63]);&quot;&quot;;CONCATENATE(&quot;&lt;note type=&quot;&quot;def&quot;&quot;&gt;&quot;;[.H63];IF(ISBLANK([.E63]);&quot;&quot;;CONCATENATE(&quot; (&quot;;[.E63];&quot;-&quot;;[.F63];&quot;). &quot;;[.G63]));&quot;.&lt;/note&gt;&quot;));IF(ISBLANK([.H63]);&quot;&quot;;CONCATENATE(&quot;&lt;note type=&quot;&quot;Mariette&quot;&quot;&gt;&quot;;[.H63];&quot;.&lt;/note&gt;&quot;));&quot;&lt;/person&gt;&quot;)" office:value-type="string" office:string-value="&lt;person xml:id=&quot;CoEg_pers_00000084&quot; role=&quot;contemp&quot;&gt;&lt;persName&gt;Mariette, Alphonse Paulin&lt;/persName&gt;&lt;note type=&quot;def&quot;&gt;Fils de Mariette (1856-1879). .&lt;/note&gt;&lt;note type=&quot;Mariette&quot;&gt;Fils de Mariette.&lt;/note&gt;&lt;/person&gt;" calcext:value-type="string">
            <text:p>&lt;person xml:id="CoEg_pers_00000084" role="contemp"&gt;&lt;persName&gt;Mariette, Alphonse Paulin&lt;/persName&gt;&lt;note type="def"&gt;Fils de Mariette (1856-1879). .&lt;/note&gt;&lt;note type="Mariette"&gt;Fils de Mariette.&lt;/note&gt;&lt;/person&gt;</text:p>
          </table:table-cell>
          <table:table-cell table:formula="of:=CONCATENATE(&quot;\gls{&quot;;[.A63];&quot;}&quot;)" office:value-type="string" office:string-value="\gls{CoEg_pers_00000084}" calcext:value-type="string">
            <text:p>\gls{CoEg_pers_00000084}</text:p>
          </table:table-cell>
          <table:table-cell table:formula="of:=CONCATENATE(&quot;\newglossaryentry{&quot;;[.A63];&quot;}{name={&quot;;[.C63];&quot;},type={&quot;;[.B63];&quot;},text=*,description={&quot;;[.H63];IF(ISBLANK([.E63]);&quot;&quot;;CONCATENATE(&quot; (&quot;;[.E63];&quot;-&quot;;[.F63];&quot;). &quot;));[.G63];[.H63];IF(ISBLANK([.I63]);&quot;&quot;;CONCATENATE(&quot;[\href{&quot;;[.I63];&quot;}{cat. gén. BNF}]&quot;));IF(ISBLANK([.J63]);&quot;&quot;;CONCATENATE(&quot;[\href{&quot;;[.J63];&quot;}{data.bnf}]&quot;));IF(ISBLANK([.K63]);&quot;&quot;;CONCATENATE(&quot;[\href{&quot;;[.K63];&quot;}{IdRéf}]&quot;));IF(ISBLANK([.L63]);&quot;&quot;;CONCATENATE(&quot;[\href{&quot;;[.L63];&quot;}{VIAF}]&quot;));IF(ISBLANK([.M63]);&quot;&quot;;CONCATENATE(&quot;[\href{&quot;;[.M63];&quot;}{Wikidata}]&quot;));&quot;}}&quot;)" office:value-type="string" office:string-value="\newglossaryentry{CoEg_pers_00000084}{name={Mariette, Alphonse Paulin},type={contemp},text=*,description={Fils de Mariette (1856-1879). Fils de Mariette}}" calcext:value-type="string">
            <text:p>\newglossaryentry{CoEg_pers_00000084}{name={Mariette, Alphonse Paulin},type={contemp},text=*,description={Fils de Mariette (1856-1879). Fils de Mariette}}</text:p>
          </table:table-cell>
          <table:table-cell/>
        </table:table-row>
        <table:table-row table:style-name="ro1">
          <table:table-cell office:value-type="string" calcext:value-type="string">
            <text:p>CoEg_pers_00000085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aucher, Léon</text:p>
          </table:table-cell>
          <table:table-cell office:value-type="string" calcext:value-type="string">
            <text:p>Homme d'État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<text:span text:style-name="T1">Ministre français de l’</text:span>Intérieur en 1851 (en tant que chef du gouvernement)</text:p>
          </table:table-cell>
          <table:table-cell/>
          <table:table-cell office:value-type="string" calcext:value-type="string">
            <text:p>http://catalogue.bnf.fr/ark:/12148/cb125109558</text:p>
          </table:table-cell>
          <table:table-cell office:value-type="string" calcext:value-type="string">
            <text:p>http://data.bnf.fr/ark:/12148/cb125109558</text:p>
          </table:table-cell>
          <table:table-cell office:value-type="string" calcext:value-type="string">
            <text:p>http://www.idref.fr/034344985</text:p>
          </table:table-cell>
          <table:table-cell office:value-type="string" calcext:value-type="string">
            <text:p>http://viaf.org/viaf/41946936</text:p>
          </table:table-cell>
          <table:table-cell office:value-type="string" calcext:value-type="string">
            <text:p>https://www.wikidata.org/wiki/Q954880</text:p>
          </table:table-cell>
          <table:table-cell office:value-type="string" calcext:value-type="string">
            <text:p>http://isni.org/isni/0000000121298289</text:p>
          </table:table-cell>
          <table:table-cell/>
          <table:table-cell table:formula="of:=CONCATENATE(&quot;sameAs=&quot;&quot;https://thlebee.github.io/CoEg/doc/CoEg_Index.xml#&quot;;[.A64];&quot;&quot;&quot;&quot;)" office:value-type="string" office:string-value="sameAs=&quot;https://thlebee.github.io/CoEg/doc/CoEg_Index.xml#CoEg_pers_00000085&quot;" calcext:value-type="string">
            <text:p>sameAs="https://thlebee.github.io/CoEg/doc/CoEg_Index.xml#CoEg_pers_00000085"</text:p>
          </table:table-cell>
          <table:table-cell table:formula="of:=CONCATENATE(&quot;&lt;person xml:id=&quot;&quot;&quot;;[.A64];&quot;&quot;&quot; role=&quot;&quot;&quot;;[.B64];&quot;&quot;&quot;&gt;&lt;persName&gt;&quot;;[.C64];&quot;&lt;/persName&gt;&quot;;IF(ISBLANK([.I64]);&quot;&quot;;CONCATENATE(&quot;&lt;idno type=&quot;&quot;catGenBNF&quot;&quot;&gt;&quot;;[.I64];&quot;&lt;/idno&gt;&quot;));IF(ISBLANK([.J64]);&quot;&quot;;CONCATENATE(&quot;&lt;idno type=&quot;&quot;dataBnF&quot;&quot;&gt;&quot;;[.J64];&quot;&lt;/idno&gt;&quot;));IF(ISBLANK([.K64]);&quot;&quot;;CONCATENATE(&quot;&lt;idno type=&quot;&quot;IdRef&quot;&quot;&gt;&quot;;[.K64];&quot;&lt;/idno&gt;&quot;));IF(ISBLANK([.L64]);&quot;&quot;;CONCATENATE(&quot;&lt;idno type=&quot;&quot;VIAF&quot;&quot;&gt;&quot;;[.L64];&quot;&lt;/idno&gt;&quot;));IF(ISBLANK([.M64]);&quot;&quot;;CONCATENATE(&quot;&lt;idno type=&quot;&quot;Wikidata&quot;&quot;&gt;&quot;;[.M64];&quot;&lt;/idno&gt;&quot;));IF(ISBLANK([.D64]);&quot;&quot;;CONCATENATE(&quot;&lt;note type=&quot;&quot;def&quot;&quot;&gt;&quot;;[.D64];IF(ISBLANK([.E64]);&quot;&quot;;CONCATENATE(&quot; (&quot;;[.E64];&quot;-&quot;;[.F64];&quot;). &quot;;[.G64]));&quot;.&lt;/note&gt;&quot;));IF(ISBLANK([.H64]);&quot;&quot;;CONCATENATE(&quot;&lt;note type=&quot;&quot;Mariette&quot;&quot;&gt;&quot;;[.H64];&quot;.&lt;/note&gt;&quot;));&quot;&lt;/person&gt;&quot;)" office:value-type="string" office:string-value="&lt;person xml:id=&quot;CoEg_pers_00000085&quot; role=&quot;contemp&quot;&gt;&lt;persName&gt;Faucher, Léon&lt;/persName&gt;&lt;idno type=&quot;catGenBNF&quot;&gt;http://catalogue.bnf.fr/ark:/12148/cb125109558&lt;/idno&gt;&lt;idno type=&quot;dataBnF&quot;&gt;http://data.bnf.fr/ark:/12148/cb125109558&lt;/idno&gt;&lt;idno type=&quot;IdRef&quot;&gt;http://www.idref.fr/034344985&lt;/idno&gt;&lt;idno type=&quot;VIAF&quot;&gt;http://viaf.org/viaf/41946936&lt;/idno&gt;&lt;idno type=&quot;Wikidata&quot;&gt;https://www.wikidata.org/wiki/Q954880&lt;/idno&gt;&lt;note type=&quot;def&quot;&gt;Homme d'État (1803-1854). Ministre français de l’Intérieur en 1851 (en tant que chef du gouvernement).&lt;/note&gt;&lt;/person&gt;" calcext:value-type="string">
            <text:p>&lt;person xml:id="CoEg_pers_00000085" role="contemp"&gt;&lt;persName&gt;Faucher, Léon&lt;/persName&gt;&lt;idno type="catGenBNF"&gt;http://catalogue.bnf.fr/ark:/12148/cb125109558&lt;/idno&gt;&lt;idno type="dataBnF"&gt;http://data.bnf.fr/ark:/12148/cb125109558&lt;/idno&gt;&lt;idno type="IdRef"&gt;http://www.idref.fr/034344985&lt;/idno&gt;&lt;idno type="VIAF"&gt;http://viaf.org/viaf/41946936&lt;/idno&gt;&lt;idno type="Wikidata"&gt;https://www.wikidata.org/wiki/Q954880&lt;/idno&gt;&lt;note type="def"&gt;Homme d'État (1803-1854). Ministre français de l’Intérieur en 1851 (en tant que chef du gouvernement).&lt;/note&gt;&lt;/person&gt;</text:p>
          </table:table-cell>
          <table:table-cell table:formula="of:=CONCATENATE(&quot;\gls{&quot;;[.A64];&quot;}&quot;)" office:value-type="string" office:string-value="\gls{CoEg_pers_00000085}" calcext:value-type="string">
            <text:p>\gls{CoEg_pers_00000085}</text:p>
          </table:table-cell>
          <table:table-cell table:formula="of:=CONCATENATE(&quot;\newglossaryentry{&quot;;[.A64];&quot;}{name={&quot;;[.C64];&quot;},type={&quot;;[.B64];&quot;},text=*,description={&quot;;[.D64];IF(ISBLANK([.E64]);&quot;&quot;;CONCATENATE(&quot; (&quot;;[.E64];&quot;-&quot;;[.F64];&quot;). &quot;));[.G64];[.H64];IF(ISBLANK([.I64]);&quot;&quot;;CONCATENATE(&quot;[\href{&quot;;[.I64];&quot;}{cat. gén. BNF}]&quot;));IF(ISBLANK([.J64]);&quot;&quot;;CONCATENATE(&quot;[\href{&quot;;[.J64];&quot;}{data.bnf}]&quot;));IF(ISBLANK([.K64]);&quot;&quot;;CONCATENATE(&quot;[\href{&quot;;[.K64];&quot;}{IdRéf}]&quot;));IF(ISBLANK([.L64]);&quot;&quot;;CONCATENATE(&quot;[\href{&quot;;[.L64];&quot;}{VIAF}]&quot;));IF(ISBLANK([.M64]);&quot;&quot;;CONCATENATE(&quot;[\href{&quot;;[.M64];&quot;}{Wikidata}]&quot;));&quot;}}&quot;)" office:value-type="string" office:string-value="\newglossaryentry{CoEg_pers_00000085}{name={Faucher, Léon},type={contemp},text=*,description={Homme d'État (1803-1854). Ministre français de l’Intérieur en 1851 (en tant que chef du gouvernement)[\href{http://catalogue.bnf.fr/ark:/12148/cb125109558}{cat. gén. BNF}][\href{http://data.bnf.fr/ark:/12148/cb125109558}{data.bnf}][\href{http://www.idref.fr/034344985}{IdRéf}][\href{http://viaf.org/viaf/41946936}{VIAF}][\href{https://www.wikidata.org/wiki/Q954880}{Wikidata}]}}" calcext:value-type="string">
            <text:p>\newglossaryentry{CoEg_pers_00000085}{name={Faucher, Léon},type={contemp},text=*,description={Homme d'État (1803-1854). Ministre français de l’Intérieur en 1851 (en tant que chef du gouvernement)[\href{http://catalogue.bnf.fr/ark:/12148/cb125109558}{cat. gén. BNF}][\href{http://data.bnf.fr/ark:/12148/cb125109558}{data.bnf}][\href{http://www.idref.fr/034344985}{IdRéf}][\href{http://viaf.org/viaf/41946936}{VIAF}][\href{https://www.wikidata.org/wiki/Q95488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86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Crouseilhes (de), Marie-Jean-Pierre-Pie-Frédéric Dombidau</text:p>
          </table:table-cell>
          <table:table-cell office:value-type="string" calcext:value-type="string">
            <text:p>Homme d'État</text:p>
          </table:table-cell>
          <table:table-cell office:value-type="float" office:value="1792" calcext:value-type="float">
            <text:p>1792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<text:span text:style-name="T1">Ministre français de l’</text:span>Instruction publique en 1851</text:p>
          </table:table-cell>
          <table:table-cell/>
          <table:table-cell office:value-type="string" calcext:value-type="string">
            <text:p>http://catalogue.bnf.fr/ark:/12148/cb10740894k</text:p>
          </table:table-cell>
          <table:table-cell office:value-type="string" calcext:value-type="string">
            <text:p>http://data.bnf.fr/ark:/12148/cb10740894k</text:p>
          </table:table-cell>
          <table:table-cell office:value-type="string" calcext:value-type="string">
            <text:p>http://www.idref.fr/152794360</text:p>
          </table:table-cell>
          <table:table-cell office:value-type="string" calcext:value-type="string">
            <text:p>http://viaf.org/viaf/107023070</text:p>
          </table:table-cell>
          <table:table-cell office:value-type="string" calcext:value-type="string">
            <text:p>https://www.wikidata.org/wiki/Q3292595</text:p>
          </table:table-cell>
          <table:table-cell office:value-type="string" calcext:value-type="string">
            <text:p>http://isni.org/isni/0000000076998189</text:p>
          </table:table-cell>
          <table:table-cell/>
          <table:table-cell table:formula="of:=CONCATENATE(&quot;sameAs=&quot;&quot;https://thlebee.github.io/CoEg/doc/CoEg_Index.xml#&quot;;[.A65];&quot;&quot;&quot;&quot;)" office:value-type="string" office:string-value="sameAs=&quot;https://thlebee.github.io/CoEg/doc/CoEg_Index.xml#CoEg_pers_00000086&quot;" calcext:value-type="string">
            <text:p>sameAs="https://thlebee.github.io/CoEg/doc/CoEg_Index.xml#CoEg_pers_00000086"</text:p>
          </table:table-cell>
          <table:table-cell table:formula="of:=CONCATENATE(&quot;&lt;person xml:id=&quot;&quot;&quot;;[.A65];&quot;&quot;&quot; role=&quot;&quot;&quot;;[.B65];&quot;&quot;&quot;&gt;&lt;persName&gt;&quot;;[.C65];&quot;&lt;/persName&gt;&quot;;IF(ISBLANK([.I65]);&quot;&quot;;CONCATENATE(&quot;&lt;idno type=&quot;&quot;catGenBNF&quot;&quot;&gt;&quot;;[.I65];&quot;&lt;/idno&gt;&quot;));IF(ISBLANK([.J65]);&quot;&quot;;CONCATENATE(&quot;&lt;idno type=&quot;&quot;dataBnF&quot;&quot;&gt;&quot;;[.J65];&quot;&lt;/idno&gt;&quot;));IF(ISBLANK([.K65]);&quot;&quot;;CONCATENATE(&quot;&lt;idno type=&quot;&quot;IdRef&quot;&quot;&gt;&quot;;[.K65];&quot;&lt;/idno&gt;&quot;));IF(ISBLANK([.L65]);&quot;&quot;;CONCATENATE(&quot;&lt;idno type=&quot;&quot;VIAF&quot;&quot;&gt;&quot;;[.L65];&quot;&lt;/idno&gt;&quot;));IF(ISBLANK([.M65]);&quot;&quot;;CONCATENATE(&quot;&lt;idno type=&quot;&quot;Wikidata&quot;&quot;&gt;&quot;;[.M65];&quot;&lt;/idno&gt;&quot;));IF(ISBLANK([.D65]);&quot;&quot;;CONCATENATE(&quot;&lt;note type=&quot;&quot;def&quot;&quot;&gt;&quot;;[.D65];IF(ISBLANK([.E65]);&quot;&quot;;CONCATENATE(&quot; (&quot;;[.E65];&quot;-&quot;;[.F65];&quot;). &quot;;[.G65]));&quot;.&lt;/note&gt;&quot;));IF(ISBLANK([.H65]);&quot;&quot;;CONCATENATE(&quot;&lt;note type=&quot;&quot;Mariette&quot;&quot;&gt;&quot;;[.H65];&quot;.&lt;/note&gt;&quot;));&quot;&lt;/person&gt;&quot;)" office:value-type="string" office:string-value="&lt;person xml:id=&quot;CoEg_pers_00000086&quot; role=&quot;contemp&quot;&gt;&lt;persName&gt;Crouseilhes (de), Marie-Jean-Pierre-Pie-Frédéric Dombidau&lt;/persName&gt;&lt;idno type=&quot;catGenBNF&quot;&gt;http://catalogue.bnf.fr/ark:/12148/cb10740894k&lt;/idno&gt;&lt;idno type=&quot;dataBnF&quot;&gt;http://data.bnf.fr/ark:/12148/cb10740894k&lt;/idno&gt;&lt;idno type=&quot;IdRef&quot;&gt;http://www.idref.fr/152794360&lt;/idno&gt;&lt;idno type=&quot;VIAF&quot;&gt;http://viaf.org/viaf/107023070&lt;/idno&gt;&lt;idno type=&quot;Wikidata&quot;&gt;https://www.wikidata.org/wiki/Q3292595&lt;/idno&gt;&lt;note type=&quot;def&quot;&gt;Homme d'État (1792-1861). Ministre français de l’Instruction publique en 1851.&lt;/note&gt;&lt;/person&gt;" calcext:value-type="string">
            <text:p>&lt;person xml:id="CoEg_pers_00000086" role="contemp"&gt;&lt;persName&gt;Crouseilhes (de), Marie-Jean-Pierre-Pie-Frédéric Dombidau&lt;/persName&gt;&lt;idno type="catGenBNF"&gt;http://catalogue.bnf.fr/ark:/12148/cb10740894k&lt;/idno&gt;&lt;idno type="dataBnF"&gt;http://data.bnf.fr/ark:/12148/cb10740894k&lt;/idno&gt;&lt;idno type="IdRef"&gt;http://www.idref.fr/152794360&lt;/idno&gt;&lt;idno type="VIAF"&gt;http://viaf.org/viaf/107023070&lt;/idno&gt;&lt;idno type="Wikidata"&gt;https://www.wikidata.org/wiki/Q3292595&lt;/idno&gt;&lt;note type="def"&gt;Homme d'État (1792-1861). Ministre français de l’Instruction publique en 1851.&lt;/note&gt;&lt;/person&gt;</text:p>
          </table:table-cell>
          <table:table-cell table:formula="of:=CONCATENATE(&quot;\gls{&quot;;[.A65];&quot;}&quot;)" office:value-type="string" office:string-value="\gls{CoEg_pers_00000086}" calcext:value-type="string">
            <text:p>\gls{CoEg_pers_00000086}</text:p>
          </table:table-cell>
          <table:table-cell table:formula="of:=CONCATENATE(&quot;\newglossaryentry{&quot;;[.A65];&quot;}{name={&quot;;[.C65];&quot;},type={&quot;;[.B65];&quot;},text=*,description={&quot;;[.D65];IF(ISBLANK([.E65]);&quot;&quot;;CONCATENATE(&quot; (&quot;;[.E65];&quot;-&quot;;[.F65];&quot;). &quot;));[.G65];[.H65];IF(ISBLANK([.I65]);&quot;&quot;;CONCATENATE(&quot;[\href{&quot;;[.I65];&quot;}{cat. gén. BNF}]&quot;));IF(ISBLANK([.J65]);&quot;&quot;;CONCATENATE(&quot;[\href{&quot;;[.J65];&quot;}{data.bnf}]&quot;));IF(ISBLANK([.K65]);&quot;&quot;;CONCATENATE(&quot;[\href{&quot;;[.K65];&quot;}{IdRéf}]&quot;));IF(ISBLANK([.L65]);&quot;&quot;;CONCATENATE(&quot;[\href{&quot;;[.L65];&quot;}{VIAF}]&quot;));IF(ISBLANK([.M65]);&quot;&quot;;CONCATENATE(&quot;[\href{&quot;;[.M65];&quot;}{Wikidata}]&quot;));&quot;}}&quot;)" office:value-type="string" office:string-value="\newglossaryentry{CoEg_pers_00000086}{name={Crouseilhes (de), Marie-Jean-Pierre-Pie-Frédéric Dombidau},type={contemp},text=*,description={Homme d'État (1792-1861). Ministre français de l’Instruction publique en 1851[\href{http://catalogue.bnf.fr/ark:/12148/cb10740894k}{cat. gén. BNF}][\href{http://data.bnf.fr/ark:/12148/cb10740894k}{data.bnf}][\href{http://www.idref.fr/152794360}{IdRéf}][\href{http://viaf.org/viaf/107023070}{VIAF}][\href{https://www.wikidata.org/wiki/Q3292595}{Wikidata}]}}" calcext:value-type="string">
            <text:p>\newglossaryentry{CoEg_pers_00000086}{name={Crouseilhes (de), Marie-Jean-Pierre-Pie-Frédéric Dombidau},type={contemp},text=*,description={Homme d'État (1792-1861). Ministre français de l’Instruction publique en 1851[\href{http://catalogue.bnf.fr/ark:/12148/cb10740894k}{cat. gén. BNF}][\href{http://data.bnf.fr/ark:/12148/cb10740894k}{data.bnf}][\href{http://www.idref.fr/152794360}{IdRéf}][\href{http://viaf.org/viaf/107023070}{VIAF}][\href{https://www.wikidata.org/wiki/Q329259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87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Ibrahim Pacha</text:p>
          </table:table-cell>
          <table:table-cell office:value-type="string" calcext:value-type="string">
            <text:p>Vice-roi d'Égypte</text:p>
          </table:table-cell>
          <table:table-cell office:value-type="float" office:value="1789" calcext:value-type="float">
            <text:p>1789</text:p>
          </table:table-cell>
          <table:table-cell office:value-type="float" office:value="1848" calcext:value-type="float">
            <text:p>1848</text:p>
          </table:table-cell>
          <table:table-cell table:number-columns-repeated="9"/>
          <table:table-cell table:formula="of:=CONCATENATE(&quot;sameAs=&quot;&quot;https://thlebee.github.io/CoEg/doc/CoEg_Index.xml#&quot;;[.A66];&quot;&quot;&quot;&quot;)" office:value-type="string" office:string-value="sameAs=&quot;https://thlebee.github.io/CoEg/doc/CoEg_Index.xml#CoEg_pers_00000087&quot;" calcext:value-type="string">
            <text:p>sameAs="https://thlebee.github.io/CoEg/doc/CoEg_Index.xml#CoEg_pers_00000087"</text:p>
          </table:table-cell>
          <table:table-cell table:formula="of:=CONCATENATE(&quot;&lt;person xml:id=&quot;&quot;&quot;;[.A66];&quot;&quot;&quot; role=&quot;&quot;&quot;;[.B66];&quot;&quot;&quot;&gt;&lt;persName&gt;&quot;;[.C66];&quot;&lt;/persName&gt;&quot;;IF(ISBLANK([.I66]);&quot;&quot;;CONCATENATE(&quot;&lt;idno type=&quot;&quot;catGenBNF&quot;&quot;&gt;&quot;;[.I66];&quot;&lt;/idno&gt;&quot;));IF(ISBLANK([.J66]);&quot;&quot;;CONCATENATE(&quot;&lt;idno type=&quot;&quot;dataBnF&quot;&quot;&gt;&quot;;[.J66];&quot;&lt;/idno&gt;&quot;));IF(ISBLANK([.K66]);&quot;&quot;;CONCATENATE(&quot;&lt;idno type=&quot;&quot;IdRef&quot;&quot;&gt;&quot;;[.K66];&quot;&lt;/idno&gt;&quot;));IF(ISBLANK([.L66]);&quot;&quot;;CONCATENATE(&quot;&lt;idno type=&quot;&quot;VIAF&quot;&quot;&gt;&quot;;[.L66];&quot;&lt;/idno&gt;&quot;));IF(ISBLANK([.M66]);&quot;&quot;;CONCATENATE(&quot;&lt;idno type=&quot;&quot;Wikidata&quot;&quot;&gt;&quot;;[.M66];&quot;&lt;/idno&gt;&quot;));IF(ISBLANK([.D66]);&quot;&quot;;CONCATENATE(&quot;&lt;note type=&quot;&quot;def&quot;&quot;&gt;&quot;;[.D66];IF(ISBLANK([.E66]);&quot;&quot;;CONCATENATE(&quot; (&quot;;[.E66];&quot;-&quot;;[.F66];&quot;). &quot;;[.G66]));&quot;.&lt;/note&gt;&quot;));IF(ISBLANK([.H66]);&quot;&quot;;CONCATENATE(&quot;&lt;note type=&quot;&quot;Mariette&quot;&quot;&gt;&quot;;[.H66];&quot;.&lt;/note&gt;&quot;));&quot;&lt;/person&gt;&quot;)" office:value-type="string" office:string-value="&lt;person xml:id=&quot;CoEg_pers_00000087&quot; role=&quot;contemp&quot;&gt;&lt;persName&gt;Ibrahim Pacha&lt;/persName&gt;&lt;note type=&quot;def&quot;&gt;Vice-roi d'Égypte (1789-1848). .&lt;/note&gt;&lt;/person&gt;" calcext:value-type="string">
            <text:p>&lt;person xml:id="CoEg_pers_00000087" role="contemp"&gt;&lt;persName&gt;Ibrahim Pacha&lt;/persName&gt;&lt;note type="def"&gt;Vice-roi d'Égypte (1789-1848). .&lt;/note&gt;&lt;/person&gt;</text:p>
          </table:table-cell>
          <table:table-cell table:formula="of:=CONCATENATE(&quot;\gls{&quot;;[.A66];&quot;}&quot;)" office:value-type="string" office:string-value="\gls{CoEg_pers_00000087}" calcext:value-type="string">
            <text:p>\gls{CoEg_pers_00000087}</text:p>
          </table:table-cell>
          <table:table-cell table:formula="of:=CONCATENATE(&quot;\newglossaryentry{&quot;;[.A66];&quot;}{name={&quot;;[.C66];&quot;},type={&quot;;[.B66];&quot;},text=*,description={&quot;;[.D66];IF(ISBLANK([.E66]);&quot;&quot;;CONCATENATE(&quot; (&quot;;[.E66];&quot;-&quot;;[.F66];&quot;). &quot;));[.G66];[.H66];IF(ISBLANK([.I66]);&quot;&quot;;CONCATENATE(&quot;[\href{&quot;;[.I66];&quot;}{cat. gén. BNF}]&quot;));IF(ISBLANK([.J66]);&quot;&quot;;CONCATENATE(&quot;[\href{&quot;;[.J66];&quot;}{data.bnf}]&quot;));IF(ISBLANK([.K66]);&quot;&quot;;CONCATENATE(&quot;[\href{&quot;;[.K66];&quot;}{IdRéf}]&quot;));IF(ISBLANK([.L66]);&quot;&quot;;CONCATENATE(&quot;[\href{&quot;;[.L66];&quot;}{VIAF}]&quot;));IF(ISBLANK([.M66]);&quot;&quot;;CONCATENATE(&quot;[\href{&quot;;[.M66];&quot;}{Wikidata}]&quot;));&quot;}}&quot;)" office:value-type="string" office:string-value="\newglossaryentry{CoEg_pers_00000087}{name={Ibrahim Pacha},type={contemp},text=*,description={Vice-roi d'Égypte (1789-1848). }}" calcext:value-type="string">
            <text:p>\newglossaryentry{CoEg_pers_00000087}{name={Ibrahim Pacha},type={contemp},text=*,description={Vice-roi d'Égypte (1789-1848). }}</text:p>
          </table:table-cell>
          <table:table-cell/>
        </table:table-row>
        <table:table-row table:style-name="ro1">
          <table:table-cell office:value-type="string" calcext:value-type="string">
            <text:p>CoEg_pers_00000088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Fernandez, Solomon</text:p>
          </table:table-cell>
          <table:table-cell office:value-type="string" calcext:value-type="string">
            <text:p>Marchand d'antiquités</text:p>
          </table:table-cell>
          <table:table-cell office:value-type="string" calcext:value-type="string">
            <text:p>?</text:p>
          </table:table-cell>
          <table:table-cell office:value-type="float" office:value="1860" calcext:value-type="float">
            <text:p>1860</text:p>
          </table:table-cell>
          <table:table-cell table:number-columns-repeated="9"/>
          <table:table-cell table:formula="of:=CONCATENATE(&quot;sameAs=&quot;&quot;https://thlebee.github.io/CoEg/doc/CoEg_Index.xml#&quot;;[.A67];&quot;&quot;&quot;&quot;)" office:value-type="string" office:string-value="sameAs=&quot;https://thlebee.github.io/CoEg/doc/CoEg_Index.xml#CoEg_pers_00000088&quot;" calcext:value-type="string">
            <text:p>sameAs="https://thlebee.github.io/CoEg/doc/CoEg_Index.xml#CoEg_pers_00000088"</text:p>
          </table:table-cell>
          <table:table-cell table:formula="of:=CONCATENATE(&quot;&lt;person xml:id=&quot;&quot;&quot;;[.A67];&quot;&quot;&quot; role=&quot;&quot;&quot;;[.B67];&quot;&quot;&quot;&gt;&lt;persName&gt;&quot;;[.C67];&quot;&lt;/persName&gt;&quot;;IF(ISBLANK([.I67]);&quot;&quot;;CONCATENATE(&quot;&lt;idno type=&quot;&quot;catGenBNF&quot;&quot;&gt;&quot;;[.I67];&quot;&lt;/idno&gt;&quot;));IF(ISBLANK([.J67]);&quot;&quot;;CONCATENATE(&quot;&lt;idno type=&quot;&quot;dataBnF&quot;&quot;&gt;&quot;;[.J67];&quot;&lt;/idno&gt;&quot;));IF(ISBLANK([.K67]);&quot;&quot;;CONCATENATE(&quot;&lt;idno type=&quot;&quot;IdRef&quot;&quot;&gt;&quot;;[.K67];&quot;&lt;/idno&gt;&quot;));IF(ISBLANK([.L67]);&quot;&quot;;CONCATENATE(&quot;&lt;idno type=&quot;&quot;VIAF&quot;&quot;&gt;&quot;;[.L67];&quot;&lt;/idno&gt;&quot;));IF(ISBLANK([.M67]);&quot;&quot;;CONCATENATE(&quot;&lt;idno type=&quot;&quot;Wikidata&quot;&quot;&gt;&quot;;[.M67];&quot;&lt;/idno&gt;&quot;));IF(ISBLANK([.D67]);&quot;&quot;;CONCATENATE(&quot;&lt;note type=&quot;&quot;def&quot;&quot;&gt;&quot;;[.D67];IF(ISBLANK([.E67]);&quot;&quot;;CONCATENATE(&quot; (&quot;;[.E67];&quot;-&quot;;[.F67];&quot;). &quot;;[.G67]));&quot;.&lt;/note&gt;&quot;));IF(ISBLANK([.H67]);&quot;&quot;;CONCATENATE(&quot;&lt;note type=&quot;&quot;Mariette&quot;&quot;&gt;&quot;;[.H67];&quot;.&lt;/note&gt;&quot;));&quot;&lt;/person&gt;&quot;)" office:value-type="string" office:string-value="&lt;person xml:id=&quot;CoEg_pers_00000088&quot; role=&quot;contemp&quot;&gt;&lt;persName&gt;Fernandez, Solomon&lt;/persName&gt;&lt;note type=&quot;def&quot;&gt;Marchand d'antiquités (?-1860). .&lt;/note&gt;&lt;/person&gt;" calcext:value-type="string">
            <text:p>&lt;person xml:id="CoEg_pers_00000088" role="contemp"&gt;&lt;persName&gt;Fernandez, Solomon&lt;/persName&gt;&lt;note type="def"&gt;Marchand d'antiquités (?-1860). .&lt;/note&gt;&lt;/person&gt;</text:p>
          </table:table-cell>
          <table:table-cell table:formula="of:=CONCATENATE(&quot;\gls{&quot;;[.A67];&quot;}&quot;)" office:value-type="string" office:string-value="\gls{CoEg_pers_00000088}" calcext:value-type="string">
            <text:p>\gls{CoEg_pers_00000088}</text:p>
          </table:table-cell>
          <table:table-cell table:formula="of:=CONCATENATE(&quot;\newglossaryentry{&quot;;[.A67];&quot;}{name={&quot;;[.C67];&quot;},type={&quot;;[.B67];&quot;},text=*,description={&quot;;[.D67];IF(ISBLANK([.E67]);&quot;&quot;;CONCATENATE(&quot; (&quot;;[.E67];&quot;-&quot;;[.F67];&quot;). &quot;));[.G67];[.H67];IF(ISBLANK([.I67]);&quot;&quot;;CONCATENATE(&quot;[\href{&quot;;[.I67];&quot;}{cat. gén. BNF}]&quot;));IF(ISBLANK([.J67]);&quot;&quot;;CONCATENATE(&quot;[\href{&quot;;[.J67];&quot;}{data.bnf}]&quot;));IF(ISBLANK([.K67]);&quot;&quot;;CONCATENATE(&quot;[\href{&quot;;[.K67];&quot;}{IdRéf}]&quot;));IF(ISBLANK([.L67]);&quot;&quot;;CONCATENATE(&quot;[\href{&quot;;[.L67];&quot;}{VIAF}]&quot;));IF(ISBLANK([.M67]);&quot;&quot;;CONCATENATE(&quot;[\href{&quot;;[.M67];&quot;}{Wikidata}]&quot;));&quot;}}&quot;)" office:value-type="string" office:string-value="\newglossaryentry{CoEg_pers_00000088}{name={Fernandez, Solomon},type={contemp},text=*,description={Marchand d'antiquités (?-1860). }}" calcext:value-type="string">
            <text:p>\newglossaryentry{CoEg_pers_00000088}{name={Fernandez, Solomon},type={contemp},text=*,description={Marchand d'antiquités (?-1860). }}</text:p>
          </table:table-cell>
          <table:table-cell/>
        </table:table-row>
        <table:table-row table:style-name="ro1">
          <table:table-cell office:value-type="string" calcext:value-type="string">
            <text:p>CoEg_pers_00000089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Messara, Youssouf</text:p>
          </table:table-cell>
          <table:table-cell table:number-columns-repeated="3"/>
          <table:table-cell office:value-type="string" calcext:value-type="string">
            <text:p>Joseph Messara était drogman auxiliaire au vice-consulat de France au Caire en 1822 (Dardaud, G., « Un ingénieur français au service de Mohamed Ali. Louis Alexis Jumel (1785-1823) », Bulletin de l’Institut d’Égypte 22, 1939-1940, p. 49-97, p. 91). Il est cité par Champollion en 1828, sous le nom de Joseph ou Joussouf Msarra, comme drogman du consulat (Champollion le Jeune, Jean-François (Hartleben, Hermine, éd.), Lettres et journaux de Champollion t. 2 Lettres et journaux écrits pendant le voyage d’Égypte (Bibliothèque égyptologique 31), Paris, Ernest Leroux, 1909, p. 73 [https://gallica.bnf.fr/ark:/12148/bpt6k55516z/f102.image] et 98 [https://gallica.bnf.fr/ark:/12148/bpt6k55516z/f129.image]).</text:p>
          </table:table-cell>
          <table:table-cell office:value-type="string" calcext:value-type="string">
            <text:p>Messara est cité en 1851 comme un Européen possédant des antiquités à Saqqarah</text:p>
          </table:table-cell>
          <table:table-cell table:number-columns-repeated="7"/>
          <table:table-cell table:formula="of:=CONCATENATE(&quot;sameAs=&quot;&quot;https://thlebee.github.io/CoEg/doc/CoEg_Index.xml#&quot;;[.A68];&quot;&quot;&quot;&quot;)" office:value-type="string" office:string-value="sameAs=&quot;https://thlebee.github.io/CoEg/doc/CoEg_Index.xml#CoEg_pers_00000089&quot;" calcext:value-type="string">
            <text:p>sameAs="https://thlebee.github.io/CoEg/doc/CoEg_Index.xml#CoEg_pers_00000089"</text:p>
          </table:table-cell>
          <table:table-cell table:formula="of:=CONCATENATE(&quot;&lt;person xml:id=&quot;&quot;&quot;;[.A68];&quot;&quot;&quot; role=&quot;&quot;&quot;;[.B68];&quot;&quot;&quot;&gt;&lt;persName&gt;&quot;;[.C68];&quot;&lt;/persName&gt;&quot;;IF(ISBLANK([.I68]);&quot;&quot;;CONCATENATE(&quot;&lt;idno type=&quot;&quot;catGenBNF&quot;&quot;&gt;&quot;;[.I68];&quot;&lt;/idno&gt;&quot;));IF(ISBLANK([.J68]);&quot;&quot;;CONCATENATE(&quot;&lt;idno type=&quot;&quot;dataBnF&quot;&quot;&gt;&quot;;[.J68];&quot;&lt;/idno&gt;&quot;));IF(ISBLANK([.K68]);&quot;&quot;;CONCATENATE(&quot;&lt;idno type=&quot;&quot;IdRef&quot;&quot;&gt;&quot;;[.K68];&quot;&lt;/idno&gt;&quot;));IF(ISBLANK([.L68]);&quot;&quot;;CONCATENATE(&quot;&lt;idno type=&quot;&quot;VIAF&quot;&quot;&gt;&quot;;[.L68];&quot;&lt;/idno&gt;&quot;));IF(ISBLANK([.M68]);&quot;&quot;;CONCATENATE(&quot;&lt;idno type=&quot;&quot;Wikidata&quot;&quot;&gt;&quot;;[.M68];&quot;&lt;/idno&gt;&quot;));IF(ISBLANK([.D68]);&quot;&quot;;CONCATENATE(&quot;&lt;note type=&quot;&quot;def&quot;&quot;&gt;&quot;;[.D68];IF(ISBLANK([.E68]);&quot;&quot;;CONCATENATE(&quot; (&quot;;[.E68];&quot;-&quot;;[.F68];&quot;). &quot;;[.G68]));&quot;.&lt;/note&gt;&quot;));IF(ISBLANK([.H68]);&quot;&quot;;CONCATENATE(&quot;&lt;note type=&quot;&quot;Mariette&quot;&quot;&gt;&quot;;[.H68];&quot;.&lt;/note&gt;&quot;));&quot;&lt;/person&gt;&quot;)" office:value-type="string" office:string-value="&lt;person xml:id=&quot;CoEg_pers_00000089&quot; role=&quot;contemp&quot;&gt;&lt;persName&gt;Messara, Youssouf&lt;/persName&gt;&lt;note type=&quot;Mariette&quot;&gt;Messara est cité en 1851 comme un Européen possédant des antiquités à Saqqarah.&lt;/note&gt;&lt;/person&gt;" calcext:value-type="string">
            <text:p>&lt;person xml:id="CoEg_pers_00000089" role="contemp"&gt;&lt;persName&gt;Messara, Youssouf&lt;/persName&gt;&lt;note type="Mariette"&gt;Messara est cité en 1851 comme un Européen possédant des antiquités à Saqqarah.&lt;/note&gt;&lt;/person&gt;</text:p>
          </table:table-cell>
          <table:table-cell table:formula="of:=CONCATENATE(&quot;\gls{&quot;;[.A68];&quot;}&quot;)" office:value-type="string" office:string-value="\gls{CoEg_pers_00000089}" calcext:value-type="string">
            <text:p>\gls{CoEg_pers_00000089}</text:p>
          </table:table-cell>
          <table:table-cell table:formula="of:=CONCATENATE(&quot;\newglossaryentry{&quot;;[.A68];&quot;}{name={&quot;;[.C68];&quot;},type={&quot;;[.B68];&quot;},text=*,description={&quot;;[.D68];IF(ISBLANK([.E68]);&quot;&quot;;CONCATENATE(&quot; (&quot;;[.E68];&quot;-&quot;;[.F68];&quot;). &quot;));[.G68];[.H68];IF(ISBLANK([.I68]);&quot;&quot;;CONCATENATE(&quot;[\href{&quot;;[.I68];&quot;}{cat. gén. BNF}]&quot;));IF(ISBLANK([.J68]);&quot;&quot;;CONCATENATE(&quot;[\href{&quot;;[.J68];&quot;}{data.bnf}]&quot;));IF(ISBLANK([.K68]);&quot;&quot;;CONCATENATE(&quot;[\href{&quot;;[.K68];&quot;}{IdRéf}]&quot;));IF(ISBLANK([.L68]);&quot;&quot;;CONCATENATE(&quot;[\href{&quot;;[.L68];&quot;}{VIAF}]&quot;));IF(ISBLANK([.M68]);&quot;&quot;;CONCATENATE(&quot;[\href{&quot;;[.M68];&quot;}{Wikidata}]&quot;));&quot;}}&quot;)" office:value-type="string" office:string-value="\newglossaryentry{CoEg_pers_00000089}{name={Messara, Youssouf},type={contemp},text=*,description={Joseph Messara était drogman auxiliaire au vice-consulat de France au Caire en 1822 (Dardaud, G., « Un ingénieur français au service de Mohamed Ali. Louis Alexis Jumel (1785-1823) », Bulletin de l’Institut d’Égypte 22, 1939-1940, p. 49-97, p. 91). Il est cité par Champollion en 1828, sous le nom de Joseph ou Joussouf Msarra, comme drogman du consulat (Champollion le Jeune, Jean-François (Hartleben, Hermine, éd.), Lettres et journaux de Champollion t. 2 Lettres et journaux écrits pendant le voyage d’Égypte (Bibliothèque égyptologique 31), Paris, Ernest Leroux, 1909, p. 73 [https://gallica.bnf.fr/ark:/12148/bpt6k55516z/f102.image] et 98 [https://gallica.bnf.fr/ark:/12148/bpt6k55516z/f129.image]).Messara est cité en 1851 comme un Européen possédant des antiquités à Saqqarah}}" calcext:value-type="string">
            <text:p>\newglossaryentry{CoEg_pers_00000089}{name={Messara, Youssouf},type={contemp},text=*,description={Joseph Messara était drogman auxiliaire au vice-consulat de France au Caire en 1822 (Dardaud, G., « Un ingénieur français au service de Mohamed Ali. Louis Alexis Jumel (1785-1823) », Bulletin de l’Institut d’Égypte 22, 1939-1940, p. 49-97, p. 91). Il est cité par Champollion en 1828, sous le nom de Joseph ou Joussouf Msarra, comme drogman du consulat (Champollion le Jeune, Jean-François (Hartleben, Hermine, éd.), Lettres et journaux de Champollion t. 2 Lettres et journaux écrits pendant le voyage d’Égypte (Bibliothèque égyptologique 31), Paris, Ernest Leroux, 1909, p. 73 [https://gallica.bnf.fr/ark:/12148/bpt6k55516z/f102.image] et 98 [https://gallica.bnf.fr/ark:/12148/bpt6k55516z/f129.image]).Messara est cité en 1851 comme un Européen possédant des antiquités à Saqqarah}}</text:p>
          </table:table-cell>
          <table:table-cell/>
        </table:table-row>
        <table:table-row table:style-name="ro1">
          <table:table-cell office:value-type="string" calcext:value-type="string">
            <text:p>CoEg_pers_imn</text:p>
          </table:table-cell>
          <table:table-cell office:value-type="string" calcext:value-type="string">
            <text:p>contemp</text:p>
          </table:table-cell>
          <table:table-cell office:value-type="string" calcext:value-type="string">
            <text:p>À identifier</text:p>
          </table:table-cell>
          <table:table-cell table:number-columns-repeated="3"/>
          <table:table-cell office:value-type="string" calcext:value-type="string">
            <text:p>Personne non encore identifiée</text:p>
          </table:table-cell>
          <table:table-cell table:number-columns-repeated="8"/>
          <table:table-cell table:formula="of:=CONCATENATE(&quot;sameAs=&quot;&quot;https://thlebee.github.io/CoEg/doc/CoEg_Index.xml#&quot;;[.A69];&quot;&quot;&quot;&quot;)" office:value-type="string" office:string-value="sameAs=&quot;https://thlebee.github.io/CoEg/doc/CoEg_Index.xml#CoEg_pers_imn&quot;" calcext:value-type="string">
            <text:p>sameAs="https://thlebee.github.io/CoEg/doc/CoEg_Index.xml#CoEg_pers_imn"</text:p>
          </table:table-cell>
          <table:table-cell table:formula="of:=CONCATENATE(&quot;&lt;person xml:id=&quot;&quot;&quot;;[.A69];&quot;&quot;&quot; role=&quot;&quot;&quot;;[.B69];&quot;&quot;&quot;&gt;&lt;persName&gt;&quot;;[.C69];&quot;&lt;/persName&gt;&quot;;IF(ISBLANK([.I69]);&quot;&quot;;CONCATENATE(&quot;&lt;idno type=&quot;&quot;catGenBNF&quot;&quot;&gt;&quot;;[.I69];&quot;&lt;/idno&gt;&quot;));IF(ISBLANK([.J69]);&quot;&quot;;CONCATENATE(&quot;&lt;idno type=&quot;&quot;dataBnF&quot;&quot;&gt;&quot;;[.J69];&quot;&lt;/idno&gt;&quot;));IF(ISBLANK([.K69]);&quot;&quot;;CONCATENATE(&quot;&lt;idno type=&quot;&quot;IdRef&quot;&quot;&gt;&quot;;[.K69];&quot;&lt;/idno&gt;&quot;));IF(ISBLANK([.L69]);&quot;&quot;;CONCATENATE(&quot;&lt;idno type=&quot;&quot;VIAF&quot;&quot;&gt;&quot;;[.L69];&quot;&lt;/idno&gt;&quot;));IF(ISBLANK([.M69]);&quot;&quot;;CONCATENATE(&quot;&lt;idno type=&quot;&quot;Wikidata&quot;&quot;&gt;&quot;;[.M69];&quot;&lt;/idno&gt;&quot;));IF(ISBLANK([.D69]);&quot;&quot;;CONCATENATE(&quot;&lt;note type=&quot;&quot;def&quot;&quot;&gt;&quot;;[.D69];IF(ISBLANK([.E69]);&quot;&quot;;CONCATENATE(&quot; (&quot;;[.E69];&quot;-&quot;;[.F69];&quot;). &quot;;[.G69]));&quot;.&lt;/note&gt;&quot;));IF(ISBLANK([.H69]);&quot;&quot;;CONCATENATE(&quot;&lt;note type=&quot;&quot;Mariette&quot;&quot;&gt;&quot;;[.H69];&quot;.&lt;/note&gt;&quot;));&quot;&lt;/person&gt;&quot;)" office:value-type="string" office:string-value="&lt;person xml:id=&quot;CoEg_pers_imn&quot; role=&quot;contemp&quot;&gt;&lt;persName&gt;À identifier&lt;/persName&gt;&lt;/person&gt;" calcext:value-type="string">
            <text:p>&lt;person xml:id="CoEg_pers_imn" role="contemp"&gt;&lt;persName&gt;À identifier&lt;/persName&gt;&lt;/person&gt;</text:p>
          </table:table-cell>
          <table:table-cell table:formula="of:=CONCATENATE(&quot;\gls{&quot;;[.A69];&quot;}&quot;)" office:value-type="string" office:string-value="\gls{CoEg_pers_imn}" calcext:value-type="string">
            <text:p>\gls{CoEg_pers_imn}</text:p>
          </table:table-cell>
          <table:table-cell table:formula="of:=CONCATENATE(&quot;\newglossaryentry{&quot;;[.A69];&quot;}{name={&quot;;[.C69];&quot;},type={&quot;;[.B69];&quot;},text=*,description={&quot;;[.D69];IF(ISBLANK([.E69]);&quot;&quot;;CONCATENATE(&quot; (&quot;;[.E69];&quot;-&quot;;[.F69];&quot;). &quot;));[.G69];[.H69];IF(ISBLANK([.I69]);&quot;&quot;;CONCATENATE(&quot;[\href{&quot;;[.I69];&quot;}{cat. gén. BNF}]&quot;));IF(ISBLANK([.J69]);&quot;&quot;;CONCATENATE(&quot;[\href{&quot;;[.J69];&quot;}{data.bnf}]&quot;));IF(ISBLANK([.K69]);&quot;&quot;;CONCATENATE(&quot;[\href{&quot;;[.K69];&quot;}{IdRéf}]&quot;));IF(ISBLANK([.L69]);&quot;&quot;;CONCATENATE(&quot;[\href{&quot;;[.L69];&quot;}{VIAF}]&quot;));IF(ISBLANK([.M69]);&quot;&quot;;CONCATENATE(&quot;[\href{&quot;;[.M69];&quot;}{Wikidata}]&quot;));&quot;}}&quot;)" office:value-type="string" office:string-value="\newglossaryentry{CoEg_pers_imn}{name={À identifier},type={contemp},text=*,description={Personne non encore identifiée}}" calcext:value-type="string">
            <text:p>\newglossaryentry{CoEg_pers_imn}{name={À identifier},type={contemp},text=*,description={Personne non encore identifiée}}</text:p>
          </table:table-cell>
          <table:table-cell/>
        </table:table-row>
        <table:table-row table:style-name="ro1">
          <table:table-cell office:value-type="string" calcext:value-type="string">
            <text:p>CoEg_pers_00000009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Néphéritès Ier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IXe dynastie)</text:p>
          </table:table-cell>
          <table:table-cell table:number-columns-repeated="5"/>
          <table:table-cell office:value-type="string" calcext:value-type="string">
            <text:p>https://www.wikidata.org/wiki/Q450994</text:p>
          </table:table-cell>
          <table:table-cell table:number-columns-repeated="2"/>
          <table:table-cell table:formula="of:=CONCATENATE(&quot;sameAs=&quot;&quot;https://thlebee.github.io/CoEg/doc/CoEg_Index.xml#&quot;;[.A70];&quot;&quot;&quot;&quot;)" office:value-type="string" office:string-value="sameAs=&quot;https://thlebee.github.io/CoEg/doc/CoEg_Index.xml#CoEg_pers_00000009&quot;" calcext:value-type="string">
            <text:p>sameAs="https://thlebee.github.io/CoEg/doc/CoEg_Index.xml#CoEg_pers_00000009"</text:p>
          </table:table-cell>
          <table:table-cell table:formula="of:=CONCATENATE(&quot;&lt;person xml:id=&quot;&quot;&quot;;[.A70];&quot;&quot;&quot; role=&quot;&quot;&quot;;[.B70];&quot;&quot;&quot;&gt;&lt;persName&gt;&quot;;[.C70];&quot;&lt;/persName&gt;&quot;;IF(ISBLANK([.I70]);&quot;&quot;;CONCATENATE(&quot;&lt;idno type=&quot;&quot;catGenBNF&quot;&quot;&gt;&quot;;[.I70];&quot;&lt;/idno&gt;&quot;));IF(ISBLANK([.J70]);&quot;&quot;;CONCATENATE(&quot;&lt;idno type=&quot;&quot;dataBnF&quot;&quot;&gt;&quot;;[.J70];&quot;&lt;/idno&gt;&quot;));IF(ISBLANK([.K70]);&quot;&quot;;CONCATENATE(&quot;&lt;idno type=&quot;&quot;IdRef&quot;&quot;&gt;&quot;;[.K70];&quot;&lt;/idno&gt;&quot;));IF(ISBLANK([.L70]);&quot;&quot;;CONCATENATE(&quot;&lt;idno type=&quot;&quot;VIAF&quot;&quot;&gt;&quot;;[.L70];&quot;&lt;/idno&gt;&quot;));IF(ISBLANK([.M70]);&quot;&quot;;CONCATENATE(&quot;&lt;idno type=&quot;&quot;Wikidata&quot;&quot;&gt;&quot;;[.M70];&quot;&lt;/idno&gt;&quot;));IF(ISBLANK([.D70]);&quot;&quot;;CONCATENATE(&quot;&lt;note type=&quot;&quot;def&quot;&quot;&gt;&quot;;[.D70];IF(ISBLANK([.E70]);&quot;&quot;;CONCATENATE(&quot; (&quot;;[.E70];&quot;-&quot;;[.F70];&quot;). &quot;;[.G70]));&quot;.&lt;/note&gt;&quot;));IF(ISBLANK([.H70]);&quot;&quot;;CONCATENATE(&quot;&lt;note type=&quot;&quot;Mariette&quot;&quot;&gt;&quot;;[.H70];&quot;.&lt;/note&gt;&quot;));&quot;&lt;/person&gt;&quot;)" office:value-type="string" office:string-value="&lt;person xml:id=&quot;CoEg_pers_00000009&quot; role=&quot;hist&quot;&gt;&lt;persName&gt;Néphéritès Ier&lt;/persName&gt;&lt;idno type=&quot;Wikidata&quot;&gt;https://www.wikidata.org/wiki/Q450994&lt;/idno&gt;&lt;note type=&quot;def&quot;&gt;Roi égyptien.&lt;/note&gt;&lt;/person&gt;" calcext:value-type="string">
            <text:p>&lt;person xml:id="CoEg_pers_00000009" role="hist"&gt;&lt;persName&gt;Néphéritès Ier&lt;/persName&gt;&lt;idno type="Wikidata"&gt;https://www.wikidata.org/wiki/Q450994&lt;/idno&gt;&lt;note type="def"&gt;Roi égyptien.&lt;/note&gt;&lt;/person&gt;</text:p>
          </table:table-cell>
          <table:table-cell table:formula="of:=CONCATENATE(&quot;\gls{&quot;;[.A70];&quot;}&quot;)" office:value-type="string" office:string-value="\gls{CoEg_pers_00000009}" calcext:value-type="string">
            <text:p>\gls{CoEg_pers_00000009}</text:p>
          </table:table-cell>
          <table:table-cell table:formula="of:=CONCATENATE(&quot;\newglossaryentry{&quot;;[.A70];&quot;}{name={&quot;;[.C70];&quot;},type={&quot;;[.B70];&quot;},text=*,description={&quot;;[.D70];IF(ISBLANK([.E70]);&quot;&quot;;CONCATENATE(&quot; (&quot;;[.E70];&quot;-&quot;;[.F70];&quot;). &quot;));[.G70];[.H70];IF(ISBLANK([.I70]);&quot;&quot;;CONCATENATE(&quot;[\href{&quot;;[.I70];&quot;}{cat. gén. BNF}]&quot;));IF(ISBLANK([.J70]);&quot;&quot;;CONCATENATE(&quot;[\href{&quot;;[.J70];&quot;}{data.bnf}]&quot;));IF(ISBLANK([.K70]);&quot;&quot;;CONCATENATE(&quot;[\href{&quot;;[.K70];&quot;}{IdRéf}]&quot;));IF(ISBLANK([.L70]);&quot;&quot;;CONCATENATE(&quot;[\href{&quot;;[.L70];&quot;}{VIAF}]&quot;));IF(ISBLANK([.M70]);&quot;&quot;;CONCATENATE(&quot;[\href{&quot;;[.M70];&quot;}{Wikidata}]&quot;));&quot;}}&quot;)" office:value-type="string" office:string-value="\newglossaryentry{CoEg_pers_00000009}{name={Néphéritès Ier},type={hist},text=*,description={Roi égyptien(XXIXe dynastie)[\href{https://www.wikidata.org/wiki/Q450994}{Wikidata}]}}" calcext:value-type="string">
            <text:p>\newglossaryentry{CoEg_pers_00000009}{name={Néphéritès Ier},type={hist},text=*,description={Roi égyptien(XXIXe dynastie)[\href{https://www.wikidata.org/wiki/Q45099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0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myrtée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VIIIe dynastie)</text:p>
          </table:table-cell>
          <table:table-cell office:value-type="string" calcext:value-type="string">
            <text:p>Identifié par Mariette à Nectanébo Ier (cf. Mariette, Auguste, « Lettre de M. Auguste Mariette à M. le victomte de Rougé, sur les résultats des fouilles entreprises par ordre du vice-roy d'Égypte », Revue archéologique, 1860, 2e série, t. 2, p. 17-35, p. 34 [https://gallica.bnf.fr/ark:/12148/bpt6k9748264q/f48.item] ; Le Sérapéum de Memphis, Gide, Paris, 1857-1866, p. 5 [https://gallica.bnf.fr/ark:/12148/bpt6k5806994z/f20.image])</text:p>
          </table:table-cell>
          <table:table-cell table:number-columns-repeated="3"/>
          <table:table-cell office:value-type="string" calcext:value-type="string">
            <text:p>https://viaf.org/viaf/188145911093727060710</text:p>
          </table:table-cell>
          <table:table-cell office:value-type="string" calcext:value-type="string">
            <text:p>https://www.wikidata.org/wiki/Q318000</text:p>
          </table:table-cell>
          <table:table-cell table:number-columns-repeated="2"/>
          <table:table-cell table:formula="of:=CONCATENATE(&quot;sameAs=&quot;&quot;https://thlebee.github.io/CoEg/doc/CoEg_Index.xml#&quot;;[.A71];&quot;&quot;&quot;&quot;)" office:value-type="string" office:string-value="sameAs=&quot;https://thlebee.github.io/CoEg/doc/CoEg_Index.xml#CoEg_pers_00000010&quot;" calcext:value-type="string">
            <text:p>sameAs="https://thlebee.github.io/CoEg/doc/CoEg_Index.xml#CoEg_pers_00000010"</text:p>
          </table:table-cell>
          <table:table-cell table:formula="of:=CONCATENATE(&quot;&lt;person xml:id=&quot;&quot;&quot;;[.A71];&quot;&quot;&quot; role=&quot;&quot;&quot;;[.B71];&quot;&quot;&quot;&gt;&lt;persName&gt;&quot;;[.C71];&quot;&lt;/persName&gt;&quot;;IF(ISBLANK([.I71]);&quot;&quot;;CONCATENATE(&quot;&lt;idno type=&quot;&quot;catGenBNF&quot;&quot;&gt;&quot;;[.I71];&quot;&lt;/idno&gt;&quot;));IF(ISBLANK([.J71]);&quot;&quot;;CONCATENATE(&quot;&lt;idno type=&quot;&quot;dataBnF&quot;&quot;&gt;&quot;;[.J71];&quot;&lt;/idno&gt;&quot;));IF(ISBLANK([.K71]);&quot;&quot;;CONCATENATE(&quot;&lt;idno type=&quot;&quot;IdRef&quot;&quot;&gt;&quot;;[.K71];&quot;&lt;/idno&gt;&quot;));IF(ISBLANK([.L71]);&quot;&quot;;CONCATENATE(&quot;&lt;idno type=&quot;&quot;VIAF&quot;&quot;&gt;&quot;;[.L71];&quot;&lt;/idno&gt;&quot;));IF(ISBLANK([.M71]);&quot;&quot;;CONCATENATE(&quot;&lt;idno type=&quot;&quot;Wikidata&quot;&quot;&gt;&quot;;[.M71];&quot;&lt;/idno&gt;&quot;));IF(ISBLANK([.D71]);&quot;&quot;;CONCATENATE(&quot;&lt;note type=&quot;&quot;def&quot;&quot;&gt;&quot;;[.D71];IF(ISBLANK([.E71]);&quot;&quot;;CONCATENATE(&quot; (&quot;;[.E71];&quot;-&quot;;[.F71];&quot;). &quot;;[.G71]));&quot;.&lt;/note&gt;&quot;));IF(ISBLANK([.H71]);&quot;&quot;;CONCATENATE(&quot;&lt;note type=&quot;&quot;Mariette&quot;&quot;&gt;&quot;;[.H71];&quot;.&lt;/note&gt;&quot;));&quot;&lt;/person&gt;&quot;)" office:value-type="string" office:string-value="&lt;person xml:id=&quot;CoEg_pers_00000010&quot; role=&quot;hist&quot;&gt;&lt;persName&gt;Amyrtée&lt;/persName&gt;&lt;idno type=&quot;VIAF&quot;&gt;https://viaf.org/viaf/188145911093727060710&lt;/idno&gt;&lt;idno type=&quot;Wikidata&quot;&gt;https://www.wikidata.org/wiki/Q318000&lt;/idno&gt;&lt;note type=&quot;def&quot;&gt;Roi égyptien.&lt;/note&gt;&lt;note type=&quot;Mariette&quot;&gt;Identifié par Mariette à Nectanébo Ier (cf. Mariette, Auguste, « Lettre de M. Auguste Mariette à M. le victomte de Rougé, sur les résultats des fouilles entreprises par ordre du vice-roy d'Égypte », Revue archéologique, 1860, 2e série, t. 2, p. 17-35, p. 34 [https://gallica.bnf.fr/ark:/12148/bpt6k9748264q/f48.item] ; Le Sérapéum de Memphis, Gide, Paris, 1857-1866, p. 5 [https://gallica.bnf.fr/ark:/12148/bpt6k5806994z/f20.image]).&lt;/note&gt;&lt;/person&gt;" calcext:value-type="string">
            <text:p>&lt;person xml:id="CoEg_pers_00000010" role="hist"&gt;&lt;persName&gt;Amyrtée&lt;/persName&gt;&lt;idno type="VIAF"&gt;https://viaf.org/viaf/188145911093727060710&lt;/idno&gt;&lt;idno type="Wikidata"&gt;https://www.wikidata.org/wiki/Q318000&lt;/idno&gt;&lt;note type="def"&gt;Roi égyptien.&lt;/note&gt;&lt;note type="Mariette"&gt;Identifié par Mariette à Nectanébo Ier (cf. Mariette, Auguste, « Lettre de M. Auguste Mariette à M. le victomte de Rougé, sur les résultats des fouilles entreprises par ordre du vice-roy d'Égypte », Revue archéologique, 1860, 2e série, t. 2, p. 17-35, p. 34 [https://gallica.bnf.fr/ark:/12148/bpt6k9748264q/f48.item] ; Le Sérapéum de Memphis, Gide, Paris, 1857-1866, p. 5 [https://gallica.bnf.fr/ark:/12148/bpt6k5806994z/f20.image]).&lt;/note&gt;&lt;/person&gt;</text:p>
          </table:table-cell>
          <table:table-cell table:formula="of:=CONCATENATE(&quot;\gls{&quot;;[.A71];&quot;}&quot;)" office:value-type="string" office:string-value="\gls{CoEg_pers_00000010}" calcext:value-type="string">
            <text:p>\gls{CoEg_pers_00000010}</text:p>
          </table:table-cell>
          <table:table-cell table:formula="of:=CONCATENATE(&quot;\newglossaryentry{&quot;;[.A71];&quot;}{name={&quot;;[.C71];&quot;},type={&quot;;[.B71];&quot;},text=*,description={&quot;;[.D71];IF(ISBLANK([.E71]);&quot;&quot;;CONCATENATE(&quot; (&quot;;[.E71];&quot;-&quot;;[.F71];&quot;). &quot;));[.G71];[.H71];IF(ISBLANK([.I71]);&quot;&quot;;CONCATENATE(&quot;[\href{&quot;;[.I71];&quot;}{cat. gén. BNF}]&quot;));IF(ISBLANK([.J71]);&quot;&quot;;CONCATENATE(&quot;[\href{&quot;;[.J71];&quot;}{data.bnf}]&quot;));IF(ISBLANK([.K71]);&quot;&quot;;CONCATENATE(&quot;[\href{&quot;;[.K71];&quot;}{IdRéf}]&quot;));IF(ISBLANK([.L71]);&quot;&quot;;CONCATENATE(&quot;[\href{&quot;;[.L71];&quot;}{VIAF}]&quot;));IF(ISBLANK([.M71]);&quot;&quot;;CONCATENATE(&quot;[\href{&quot;;[.M71];&quot;}{Wikidata}]&quot;));&quot;}}&quot;)" office:value-type="string" office:string-value="\newglossaryentry{CoEg_pers_00000010}{name={Amyrtée},type={hist},text=*,description={Roi égyptien(XXVIIIe dynastie)Identifié par Mariette à Nectanébo Ier (cf. Mariette, Auguste, « Lettre de M. Auguste Mariette à M. le victomte de Rougé, sur les résultats des fouilles entreprises par ordre du vice-roy d'Égypte », Revue archéologique, 1860, 2e série, t. 2, p. 17-35, p. 34 [https://gallica.bnf.fr/ark:/12148/bpt6k9748264q/f48.item] ; Le Sérapéum de Memphis, Gide, Paris, 1857-1866, p. 5 [https://gallica.bnf.fr/ark:/12148/bpt6k5806994z/f20.image])[\href{https://viaf.org/viaf/188145911093727060710}{VIAF}][\href{https://www.wikidata.org/wiki/Q318000}{Wikidata}]}}" calcext:value-type="string">
            <text:p>\newglossaryentry{CoEg_pers_00000010}{name={Amyrtée},type={hist},text=*,description={Roi égyptien(XXVIIIe dynastie)Identifié par Mariette à Nectanébo Ier (cf. Mariette, Auguste, « Lettre de M. Auguste Mariette à M. le victomte de Rougé, sur les résultats des fouilles entreprises par ordre du vice-roy d'Égypte », Revue archéologique, 1860, 2e série, t. 2, p. 17-35, p. 34 [https://gallica.bnf.fr/ark:/12148/bpt6k9748264q/f48.item] ; Le Sérapéum de Memphis, Gide, Paris, 1857-1866, p. 5 [https://gallica.bnf.fr/ark:/12148/bpt6k5806994z/f20.image])[\href{https://viaf.org/viaf/188145911093727060710}{VIAF}][\href{https://www.wikidata.org/wiki/Q31800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3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Nectanébo Ier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Xe dynastie)</text:p>
          </table:table-cell>
          <table:table-cell table:number-columns-repeated="3"/>
          <table:table-cell office:value-type="string" calcext:value-type="string">
            <text:p>https://www.idref.fr/188528911</text:p>
          </table:table-cell>
          <table:table-cell office:value-type="string" calcext:value-type="string">
            <text:p>http://viaf.org/viaf/838144647709934922455</text:p>
          </table:table-cell>
          <table:table-cell office:value-type="string" calcext:value-type="string">
            <text:p>https://www.wikidata.org/wiki/Q175775</text:p>
          </table:table-cell>
          <table:table-cell table:number-columns-repeated="2"/>
          <table:table-cell table:formula="of:=CONCATENATE(&quot;sameAs=&quot;&quot;https://thlebee.github.io/CoEg/doc/CoEg_Index.xml#&quot;;[.A72];&quot;&quot;&quot;&quot;)" office:value-type="string" office:string-value="sameAs=&quot;https://thlebee.github.io/CoEg/doc/CoEg_Index.xml#CoEg_pers_00000013&quot;" calcext:value-type="string">
            <text:p>sameAs="https://thlebee.github.io/CoEg/doc/CoEg_Index.xml#CoEg_pers_00000013"</text:p>
          </table:table-cell>
          <table:table-cell table:formula="of:=CONCATENATE(&quot;&lt;person xml:id=&quot;&quot;&quot;;[.A72];&quot;&quot;&quot; role=&quot;&quot;&quot;;[.B72];&quot;&quot;&quot;&gt;&lt;persName&gt;&quot;;[.C72];&quot;&lt;/persName&gt;&quot;;IF(ISBLANK([.I72]);&quot;&quot;;CONCATENATE(&quot;&lt;idno type=&quot;&quot;catGenBNF&quot;&quot;&gt;&quot;;[.I72];&quot;&lt;/idno&gt;&quot;));IF(ISBLANK([.J72]);&quot;&quot;;CONCATENATE(&quot;&lt;idno type=&quot;&quot;dataBnF&quot;&quot;&gt;&quot;;[.J72];&quot;&lt;/idno&gt;&quot;));IF(ISBLANK([.K72]);&quot;&quot;;CONCATENATE(&quot;&lt;idno type=&quot;&quot;IdRef&quot;&quot;&gt;&quot;;[.K72];&quot;&lt;/idno&gt;&quot;));IF(ISBLANK([.L72]);&quot;&quot;;CONCATENATE(&quot;&lt;idno type=&quot;&quot;VIAF&quot;&quot;&gt;&quot;;[.L72];&quot;&lt;/idno&gt;&quot;));IF(ISBLANK([.M72]);&quot;&quot;;CONCATENATE(&quot;&lt;idno type=&quot;&quot;Wikidata&quot;&quot;&gt;&quot;;[.M72];&quot;&lt;/idno&gt;&quot;));IF(ISBLANK([.D72]);&quot;&quot;;CONCATENATE(&quot;&lt;note type=&quot;&quot;def&quot;&quot;&gt;&quot;;[.D72];IF(ISBLANK([.E72]);&quot;&quot;;CONCATENATE(&quot; (&quot;;[.E72];&quot;-&quot;;[.F72];&quot;). &quot;;[.G72]));&quot;.&lt;/note&gt;&quot;));IF(ISBLANK([.H72]);&quot;&quot;;CONCATENATE(&quot;&lt;note type=&quot;&quot;Mariette&quot;&quot;&gt;&quot;;[.H72];&quot;.&lt;/note&gt;&quot;));&quot;&lt;/person&gt;&quot;)" office:value-type="string" office:string-value="&lt;person xml:id=&quot;CoEg_pers_00000013&quot; role=&quot;hist&quot;&gt;&lt;persName&gt;Nectanébo Ier&lt;/persName&gt;&lt;idno type=&quot;IdRef&quot;&gt;https://www.idref.fr/188528911&lt;/idno&gt;&lt;idno type=&quot;VIAF&quot;&gt;http://viaf.org/viaf/838144647709934922455&lt;/idno&gt;&lt;idno type=&quot;Wikidata&quot;&gt;https://www.wikidata.org/wiki/Q175775&lt;/idno&gt;&lt;note type=&quot;def&quot;&gt;Roi égyptien.&lt;/note&gt;&lt;/person&gt;" calcext:value-type="string">
            <text:p>&lt;person xml:id="CoEg_pers_00000013" role="hist"&gt;&lt;persName&gt;Nectanébo Ier&lt;/persName&gt;&lt;idno type="IdRef"&gt;https://www.idref.fr/188528911&lt;/idno&gt;&lt;idno type="VIAF"&gt;http://viaf.org/viaf/838144647709934922455&lt;/idno&gt;&lt;idno type="Wikidata"&gt;https://www.wikidata.org/wiki/Q175775&lt;/idno&gt;&lt;note type="def"&gt;Roi égyptien.&lt;/note&gt;&lt;/person&gt;</text:p>
          </table:table-cell>
          <table:table-cell table:formula="of:=CONCATENATE(&quot;\gls{&quot;;[.A72];&quot;}&quot;)" office:value-type="string" office:string-value="\gls{CoEg_pers_00000013}" calcext:value-type="string">
            <text:p>\gls{CoEg_pers_00000013}</text:p>
          </table:table-cell>
          <table:table-cell table:formula="of:=CONCATENATE(&quot;\newglossaryentry{&quot;;[.A72];&quot;}{name={&quot;;[.C72];&quot;},type={&quot;;[.B72];&quot;},text=*,description={&quot;;[.D72];IF(ISBLANK([.E72]);&quot;&quot;;CONCATENATE(&quot; (&quot;;[.E72];&quot;-&quot;;[.F72];&quot;). &quot;));[.G72];[.H72];IF(ISBLANK([.I72]);&quot;&quot;;CONCATENATE(&quot;[\href{&quot;;[.I72];&quot;}{cat. gén. BNF}]&quot;));IF(ISBLANK([.J72]);&quot;&quot;;CONCATENATE(&quot;[\href{&quot;;[.J72];&quot;}{data.bnf}]&quot;));IF(ISBLANK([.K72]);&quot;&quot;;CONCATENATE(&quot;[\href{&quot;;[.K72];&quot;}{IdRéf}]&quot;));IF(ISBLANK([.L72]);&quot;&quot;;CONCATENATE(&quot;[\href{&quot;;[.L72];&quot;}{VIAF}]&quot;));IF(ISBLANK([.M72]);&quot;&quot;;CONCATENATE(&quot;[\href{&quot;;[.M72];&quot;}{Wikidata}]&quot;));&quot;}}&quot;)" office:value-type="string" office:string-value="\newglossaryentry{CoEg_pers_00000013}{name={Nectanébo Ier},type={hist},text=*,description={Roi égyptien(XXXe dynastie)[\href{https://www.idref.fr/188528911}{IdRéf}][\href{http://viaf.org/viaf/838144647709934922455}{VIAF}][\href{https://www.wikidata.org/wiki/Q175775}{Wikidata}]}}" calcext:value-type="string">
            <text:p>\newglossaryentry{CoEg_pers_00000013}{name={Nectanébo Ier},type={hist},text=*,description={Roi égyptien(XXXe dynastie)[\href{https://www.idref.fr/188528911}{IdRéf}][\href{http://viaf.org/viaf/838144647709934922455}{VIAF}][\href{https://www.wikidata.org/wiki/Q17577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26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Ramsès II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IXe dynastie)</text:p>
          </table:table-cell>
          <table:table-cell/>
          <table:table-cell office:value-type="string" calcext:value-type="string">
            <text:p>https://catalogue.bnf.fr/ark:/12148/cb11952902j</text:p>
          </table:table-cell>
          <table:table-cell office:value-type="string" calcext:value-type="string">
            <text:p>https://data.bnf.fr/ark:/12148/cb11952902j</text:p>
          </table:table-cell>
          <table:table-cell office:value-type="string" calcext:value-type="string">
            <text:p>http://www.idref.fr/027503658</text:p>
          </table:table-cell>
          <table:table-cell office:value-type="string" calcext:value-type="string">
            <text:p>https://viaf.org/viaf/25851094/</text:p>
          </table:table-cell>
          <table:table-cell office:value-type="string" calcext:value-type="string">
            <text:p>https://www.wikidata.org/wiki/Q1523</text:p>
          </table:table-cell>
          <table:table-cell office:value-type="string" calcext:value-type="string">
            <text:p>http://www.isni.org/0000+0000+8842+369X</text:p>
          </table:table-cell>
          <table:table-cell/>
          <table:table-cell table:formula="of:=CONCATENATE(&quot;sameAs=&quot;&quot;https://thlebee.github.io/CoEg/doc/CoEg_Index.xml#&quot;;[.A73];&quot;&quot;&quot;&quot;)" office:value-type="string" office:string-value="sameAs=&quot;https://thlebee.github.io/CoEg/doc/CoEg_Index.xml#CoEg_pers_00000026&quot;" calcext:value-type="string">
            <text:p>sameAs="https://thlebee.github.io/CoEg/doc/CoEg_Index.xml#CoEg_pers_00000026"</text:p>
          </table:table-cell>
          <table:table-cell table:formula="of:=CONCATENATE(&quot;&lt;person xml:id=&quot;&quot;&quot;;[.A73];&quot;&quot;&quot; role=&quot;&quot;&quot;;[.B73];&quot;&quot;&quot;&gt;&lt;persName&gt;&quot;;[.C73];&quot;&lt;/persName&gt;&quot;;IF(ISBLANK([.I73]);&quot;&quot;;CONCATENATE(&quot;&lt;idno type=&quot;&quot;catGenBNF&quot;&quot;&gt;&quot;;[.I73];&quot;&lt;/idno&gt;&quot;));IF(ISBLANK([.J73]);&quot;&quot;;CONCATENATE(&quot;&lt;idno type=&quot;&quot;dataBnF&quot;&quot;&gt;&quot;;[.J73];&quot;&lt;/idno&gt;&quot;));IF(ISBLANK([.K73]);&quot;&quot;;CONCATENATE(&quot;&lt;idno type=&quot;&quot;IdRef&quot;&quot;&gt;&quot;;[.K73];&quot;&lt;/idno&gt;&quot;));IF(ISBLANK([.L73]);&quot;&quot;;CONCATENATE(&quot;&lt;idno type=&quot;&quot;VIAF&quot;&quot;&gt;&quot;;[.L73];&quot;&lt;/idno&gt;&quot;));IF(ISBLANK([.M73]);&quot;&quot;;CONCATENATE(&quot;&lt;idno type=&quot;&quot;Wikidata&quot;&quot;&gt;&quot;;[.M73];&quot;&lt;/idno&gt;&quot;));IF(ISBLANK([.D73]);&quot;&quot;;CONCATENATE(&quot;&lt;note type=&quot;&quot;def&quot;&quot;&gt;&quot;;[.D73];IF(ISBLANK([.E73]);&quot;&quot;;CONCATENATE(&quot; (&quot;;[.E73];&quot;-&quot;;[.F73];&quot;). &quot;;[.G73]));&quot;.&lt;/note&gt;&quot;));IF(ISBLANK([.H73]);&quot;&quot;;CONCATENATE(&quot;&lt;note type=&quot;&quot;Mariette&quot;&quot;&gt;&quot;;[.H73];&quot;.&lt;/note&gt;&quot;));&quot;&lt;/person&gt;&quot;)" office:value-type="string" office:string-value="&lt;person xml:id=&quot;CoEg_pers_00000026&quot; role=&quot;hist&quot;&gt;&lt;persName&gt;Ramsès II&lt;/persName&gt;&lt;idno type=&quot;catGenBNF&quot;&gt;https://catalogue.bnf.fr/ark:/12148/cb11952902j&lt;/idno&gt;&lt;idno type=&quot;dataBnF&quot;&gt;https://data.bnf.fr/ark:/12148/cb11952902j&lt;/idno&gt;&lt;idno type=&quot;IdRef&quot;&gt;http://www.idref.fr/027503658&lt;/idno&gt;&lt;idno type=&quot;VIAF&quot;&gt;https://viaf.org/viaf/25851094/&lt;/idno&gt;&lt;idno type=&quot;Wikidata&quot;&gt;https://www.wikidata.org/wiki/Q1523&lt;/idno&gt;&lt;note type=&quot;def&quot;&gt;Roi égyptien.&lt;/note&gt;&lt;/person&gt;" calcext:value-type="string">
            <text:p>&lt;person xml:id="CoEg_pers_00000026" role="hist"&gt;&lt;persName&gt;Ramsès II&lt;/persName&gt;&lt;idno type="catGenBNF"&gt;https://catalogue.bnf.fr/ark:/12148/cb11952902j&lt;/idno&gt;&lt;idno type="dataBnF"&gt;https://data.bnf.fr/ark:/12148/cb11952902j&lt;/idno&gt;&lt;idno type="IdRef"&gt;http://www.idref.fr/027503658&lt;/idno&gt;&lt;idno type="VIAF"&gt;https://viaf.org/viaf/25851094/&lt;/idno&gt;&lt;idno type="Wikidata"&gt;https://www.wikidata.org/wiki/Q1523&lt;/idno&gt;&lt;note type="def"&gt;Roi égyptien.&lt;/note&gt;&lt;/person&gt;</text:p>
          </table:table-cell>
          <table:table-cell table:formula="of:=CONCATENATE(&quot;\gls{&quot;;[.A73];&quot;}&quot;)" office:value-type="string" office:string-value="\gls{CoEg_pers_00000026}" calcext:value-type="string">
            <text:p>\gls{CoEg_pers_00000026}</text:p>
          </table:table-cell>
          <table:table-cell table:formula="of:=CONCATENATE(&quot;\newglossaryentry{&quot;;[.A73];&quot;}{name={&quot;;[.C73];&quot;},type={&quot;;[.B73];&quot;},text=*,description={&quot;;[.D73];IF(ISBLANK([.E73]);&quot;&quot;;CONCATENATE(&quot; (&quot;;[.E73];&quot;-&quot;;[.F73];&quot;). &quot;));[.G73];[.H73];IF(ISBLANK([.I73]);&quot;&quot;;CONCATENATE(&quot;[\href{&quot;;[.I73];&quot;}{cat. gén. BNF}]&quot;));IF(ISBLANK([.J73]);&quot;&quot;;CONCATENATE(&quot;[\href{&quot;;[.J73];&quot;}{data.bnf}]&quot;));IF(ISBLANK([.K73]);&quot;&quot;;CONCATENATE(&quot;[\href{&quot;;[.K73];&quot;}{IdRéf}]&quot;));IF(ISBLANK([.L73]);&quot;&quot;;CONCATENATE(&quot;[\href{&quot;;[.L73];&quot;}{VIAF}]&quot;));IF(ISBLANK([.M73]);&quot;&quot;;CONCATENATE(&quot;[\href{&quot;;[.M73];&quot;}{Wikidata}]&quot;));&quot;}}&quot;)" office:value-type="string" office:string-value="\newglossaryentry{CoEg_pers_00000026}{name={Ramsès II},type={hist},text=*,description={Roi égyptien(XIXe dynastie)[\href{https://catalogue.bnf.fr/ark:/12148/cb11952902j}{cat. gén. BNF}][\href{https://data.bnf.fr/ark:/12148/cb11952902j}{data.bnf}][\href{http://www.idref.fr/027503658}{IdRéf}][\href{https://viaf.org/viaf/25851094/}{VIAF}][\href{https://www.wikidata.org/wiki/Q1523}{Wikidata}]}}" calcext:value-type="string">
            <text:p>\newglossaryentry{CoEg_pers_00000026}{name={Ramsès II},type={hist},text=*,description={Roi égyptien(XIXe dynastie)[\href{https://catalogue.bnf.fr/ark:/12148/cb11952902j}{cat. gén. BNF}][\href{https://data.bnf.fr/ark:/12148/cb11952902j}{data.bnf}][\href{http://www.idref.fr/027503658}{IdRéf}][\href{https://viaf.org/viaf/25851094/}{VIAF}][\href{https://www.wikidata.org/wiki/Q152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0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Cambyse II</text:p>
          </table:table-cell>
          <table:table-cell office:value-type="string" calcext:value-type="string">
            <text:p>Roi perse</text:p>
          </table:table-cell>
          <table:table-cell table:number-columns-repeated="6"/>
          <table:table-cell office:value-type="string" calcext:value-type="string">
            <text:p>https://www.idref.fr/123252385</text:p>
          </table:table-cell>
          <table:table-cell office:value-type="string" calcext:value-type="string">
            <text:p>https://viaf.org/viaf/57990573/</text:p>
          </table:table-cell>
          <table:table-cell office:value-type="string" calcext:value-type="string">
            <text:p>https://www.wikidata.org/wiki/Q182483</text:p>
          </table:table-cell>
          <table:table-cell table:number-columns-repeated="2"/>
          <table:table-cell table:formula="of:=CONCATENATE(&quot;sameAs=&quot;&quot;https://thlebee.github.io/CoEg/doc/CoEg_Index.xml#&quot;;[.A74];&quot;&quot;&quot;&quot;)" office:value-type="string" office:string-value="sameAs=&quot;https://thlebee.github.io/CoEg/doc/CoEg_Index.xml#CoEg_pers_00000030&quot;" calcext:value-type="string">
            <text:p>sameAs="https://thlebee.github.io/CoEg/doc/CoEg_Index.xml#CoEg_pers_00000030"</text:p>
          </table:table-cell>
          <table:table-cell table:formula="of:=CONCATENATE(&quot;&lt;person xml:id=&quot;&quot;&quot;;[.A74];&quot;&quot;&quot; role=&quot;&quot;&quot;;[.B74];&quot;&quot;&quot;&gt;&lt;persName&gt;&quot;;[.C74];&quot;&lt;/persName&gt;&quot;;IF(ISBLANK([.I74]);&quot;&quot;;CONCATENATE(&quot;&lt;idno type=&quot;&quot;catGenBNF&quot;&quot;&gt;&quot;;[.I74];&quot;&lt;/idno&gt;&quot;));IF(ISBLANK([.J74]);&quot;&quot;;CONCATENATE(&quot;&lt;idno type=&quot;&quot;dataBnF&quot;&quot;&gt;&quot;;[.J74];&quot;&lt;/idno&gt;&quot;));IF(ISBLANK([.K74]);&quot;&quot;;CONCATENATE(&quot;&lt;idno type=&quot;&quot;IdRef&quot;&quot;&gt;&quot;;[.K74];&quot;&lt;/idno&gt;&quot;));IF(ISBLANK([.L74]);&quot;&quot;;CONCATENATE(&quot;&lt;idno type=&quot;&quot;VIAF&quot;&quot;&gt;&quot;;[.L74];&quot;&lt;/idno&gt;&quot;));IF(ISBLANK([.M74]);&quot;&quot;;CONCATENATE(&quot;&lt;idno type=&quot;&quot;Wikidata&quot;&quot;&gt;&quot;;[.M74];&quot;&lt;/idno&gt;&quot;));IF(ISBLANK([.D74]);&quot;&quot;;CONCATENATE(&quot;&lt;note type=&quot;&quot;def&quot;&quot;&gt;&quot;;[.D74];IF(ISBLANK([.E74]);&quot;&quot;;CONCATENATE(&quot; (&quot;;[.E74];&quot;-&quot;;[.F74];&quot;). &quot;;[.G74]));&quot;.&lt;/note&gt;&quot;));IF(ISBLANK([.H74]);&quot;&quot;;CONCATENATE(&quot;&lt;note type=&quot;&quot;Mariette&quot;&quot;&gt;&quot;;[.H74];&quot;.&lt;/note&gt;&quot;));&quot;&lt;/person&gt;&quot;)" office:value-type="string" office:string-value="&lt;person xml:id=&quot;CoEg_pers_00000030&quot; role=&quot;hist&quot;&gt;&lt;persName&gt;Cambyse II&lt;/persName&gt;&lt;idno type=&quot;IdRef&quot;&gt;https://www.idref.fr/123252385&lt;/idno&gt;&lt;idno type=&quot;VIAF&quot;&gt;https://viaf.org/viaf/57990573/&lt;/idno&gt;&lt;idno type=&quot;Wikidata&quot;&gt;https://www.wikidata.org/wiki/Q182483&lt;/idno&gt;&lt;note type=&quot;def&quot;&gt;Roi perse.&lt;/note&gt;&lt;/person&gt;" calcext:value-type="string">
            <text:p>&lt;person xml:id="CoEg_pers_00000030" role="hist"&gt;&lt;persName&gt;Cambyse II&lt;/persName&gt;&lt;idno type="IdRef"&gt;https://www.idref.fr/123252385&lt;/idno&gt;&lt;idno type="VIAF"&gt;https://viaf.org/viaf/57990573/&lt;/idno&gt;&lt;idno type="Wikidata"&gt;https://www.wikidata.org/wiki/Q182483&lt;/idno&gt;&lt;note type="def"&gt;Roi perse.&lt;/note&gt;&lt;/person&gt;</text:p>
          </table:table-cell>
          <table:table-cell table:formula="of:=CONCATENATE(&quot;\gls{&quot;;[.A74];&quot;}&quot;)" office:value-type="string" office:string-value="\gls{CoEg_pers_00000030}" calcext:value-type="string">
            <text:p>\gls{CoEg_pers_00000030}</text:p>
          </table:table-cell>
          <table:table-cell table:formula="of:=CONCATENATE(&quot;\newglossaryentry{&quot;;[.A74];&quot;}{name={&quot;;[.C74];&quot;},type={&quot;;[.B74];&quot;},text=*,description={&quot;;[.D74];IF(ISBLANK([.E74]);&quot;&quot;;CONCATENATE(&quot; (&quot;;[.E74];&quot;-&quot;;[.F74];&quot;). &quot;));[.G74];[.H74];IF(ISBLANK([.I74]);&quot;&quot;;CONCATENATE(&quot;[\href{&quot;;[.I74];&quot;}{cat. gén. BNF}]&quot;));IF(ISBLANK([.J74]);&quot;&quot;;CONCATENATE(&quot;[\href{&quot;;[.J74];&quot;}{data.bnf}]&quot;));IF(ISBLANK([.K74]);&quot;&quot;;CONCATENATE(&quot;[\href{&quot;;[.K74];&quot;}{IdRéf}]&quot;));IF(ISBLANK([.L74]);&quot;&quot;;CONCATENATE(&quot;[\href{&quot;;[.L74];&quot;}{VIAF}]&quot;));IF(ISBLANK([.M74]);&quot;&quot;;CONCATENATE(&quot;[\href{&quot;;[.M74];&quot;}{Wikidata}]&quot;));&quot;}}&quot;)" office:value-type="string" office:string-value="\newglossaryentry{CoEg_pers_00000030}{name={Cambyse II},type={hist},text=*,description={Roi perse[\href{https://www.idref.fr/123252385}{IdRéf}][\href{https://viaf.org/viaf/57990573/}{VIAF}][\href{https://www.wikidata.org/wiki/Q182483}{Wikidata}]}}" calcext:value-type="string">
            <text:p>\newglossaryentry{CoEg_pers_00000030}{name={Cambyse II},type={hist},text=*,description={Roi perse[\href{https://www.idref.fr/123252385}{IdRéf}][\href{https://viaf.org/viaf/57990573/}{VIAF}][\href{https://www.wikidata.org/wiki/Q182483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1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Diodore de Sicile</text:p>
          </table:table-cell>
          <table:table-cell office:value-type="string" calcext:value-type="string">
            <text:p>Historien grec</text:p>
          </table:table-cell>
          <table:table-cell table:number-columns-repeated="2"/>
          <table:table-cell office:value-type="string" calcext:value-type="string">
            <text:p>(Ier siècle avant notre ère)</text:p>
          </table:table-cell>
          <table:table-cell/>
          <table:table-cell office:value-type="string" calcext:value-type="string">
            <text:p>https://catalogue.bnf.fr/ark:/12148/cb11900233c</text:p>
          </table:table-cell>
          <table:table-cell office:value-type="string" calcext:value-type="string">
            <text:p>https://data.bnf.fr/ark:/12148/cb11900233c</text:p>
          </table:table-cell>
          <table:table-cell office:value-type="string" calcext:value-type="string">
            <text:p>https://www.idref.fr/026832682</text:p>
          </table:table-cell>
          <table:table-cell office:value-type="string" calcext:value-type="string">
            <text:p>https://viaf.org/viaf/56608763</text:p>
          </table:table-cell>
          <table:table-cell office:value-type="string" calcext:value-type="string">
            <text:p>https://www.wikidata.org/wiki/Q171241</text:p>
          </table:table-cell>
          <table:table-cell office:value-type="string" calcext:value-type="string">
            <text:p>http://www.isni.org/0000+0001+2020+835X</text:p>
          </table:table-cell>
          <table:table-cell/>
          <table:table-cell table:formula="of:=CONCATENATE(&quot;sameAs=&quot;&quot;https://thlebee.github.io/CoEg/doc/CoEg_Index.xml#&quot;;[.A75];&quot;&quot;&quot;&quot;)" office:value-type="string" office:string-value="sameAs=&quot;https://thlebee.github.io/CoEg/doc/CoEg_Index.xml#CoEg_pers_00000031&quot;" calcext:value-type="string">
            <text:p>sameAs="https://thlebee.github.io/CoEg/doc/CoEg_Index.xml#CoEg_pers_00000031"</text:p>
          </table:table-cell>
          <table:table-cell table:formula="of:=CONCATENATE(&quot;&lt;person xml:id=&quot;&quot;&quot;;[.A75];&quot;&quot;&quot; role=&quot;&quot;&quot;;[.B75];&quot;&quot;&quot;&gt;&lt;persName&gt;&quot;;[.C75];&quot;&lt;/persName&gt;&quot;;IF(ISBLANK([.I75]);&quot;&quot;;CONCATENATE(&quot;&lt;idno type=&quot;&quot;catGenBNF&quot;&quot;&gt;&quot;;[.I75];&quot;&lt;/idno&gt;&quot;));IF(ISBLANK([.J75]);&quot;&quot;;CONCATENATE(&quot;&lt;idno type=&quot;&quot;dataBnF&quot;&quot;&gt;&quot;;[.J75];&quot;&lt;/idno&gt;&quot;));IF(ISBLANK([.K75]);&quot;&quot;;CONCATENATE(&quot;&lt;idno type=&quot;&quot;IdRef&quot;&quot;&gt;&quot;;[.K75];&quot;&lt;/idno&gt;&quot;));IF(ISBLANK([.L75]);&quot;&quot;;CONCATENATE(&quot;&lt;idno type=&quot;&quot;VIAF&quot;&quot;&gt;&quot;;[.L75];&quot;&lt;/idno&gt;&quot;));IF(ISBLANK([.M75]);&quot;&quot;;CONCATENATE(&quot;&lt;idno type=&quot;&quot;Wikidata&quot;&quot;&gt;&quot;;[.M75];&quot;&lt;/idno&gt;&quot;));IF(ISBLANK([.D75]);&quot;&quot;;CONCATENATE(&quot;&lt;note type=&quot;&quot;def&quot;&quot;&gt;&quot;;[.D75];IF(ISBLANK([.E75]);&quot;&quot;;CONCATENATE(&quot; (&quot;;[.E75];&quot;-&quot;;[.F75];&quot;). &quot;;[.G75]));&quot;.&lt;/note&gt;&quot;));IF(ISBLANK([.H75]);&quot;&quot;;CONCATENATE(&quot;&lt;note type=&quot;&quot;Mariette&quot;&quot;&gt;&quot;;[.H75];&quot;.&lt;/note&gt;&quot;));&quot;&lt;/person&gt;&quot;)" office:value-type="string" office:string-value="&lt;person xml:id=&quot;CoEg_pers_00000031&quot; role=&quot;hist&quot;&gt;&lt;persName&gt;Diodore de Sicile&lt;/persName&gt;&lt;idno type=&quot;catGenBNF&quot;&gt;https://catalogue.bnf.fr/ark:/12148/cb11900233c&lt;/idno&gt;&lt;idno type=&quot;dataBnF&quot;&gt;https://data.bnf.fr/ark:/12148/cb11900233c&lt;/idno&gt;&lt;idno type=&quot;IdRef&quot;&gt;https://www.idref.fr/026832682&lt;/idno&gt;&lt;idno type=&quot;VIAF&quot;&gt;https://viaf.org/viaf/56608763&lt;/idno&gt;&lt;idno type=&quot;Wikidata&quot;&gt;https://www.wikidata.org/wiki/Q171241&lt;/idno&gt;&lt;note type=&quot;def&quot;&gt;Historien grec.&lt;/note&gt;&lt;/person&gt;" calcext:value-type="string">
            <text:p>&lt;person xml:id="CoEg_pers_00000031" role="hist"&gt;&lt;persName&gt;Diodore de Sicile&lt;/persName&gt;&lt;idno type="catGenBNF"&gt;https://catalogue.bnf.fr/ark:/12148/cb11900233c&lt;/idno&gt;&lt;idno type="dataBnF"&gt;https://data.bnf.fr/ark:/12148/cb11900233c&lt;/idno&gt;&lt;idno type="IdRef"&gt;https://www.idref.fr/026832682&lt;/idno&gt;&lt;idno type="VIAF"&gt;https://viaf.org/viaf/56608763&lt;/idno&gt;&lt;idno type="Wikidata"&gt;https://www.wikidata.org/wiki/Q171241&lt;/idno&gt;&lt;note type="def"&gt;Historien grec.&lt;/note&gt;&lt;/person&gt;</text:p>
          </table:table-cell>
          <table:table-cell table:formula="of:=CONCATENATE(&quot;\gls{&quot;;[.A75];&quot;}&quot;)" office:value-type="string" office:string-value="\gls{CoEg_pers_00000031}" calcext:value-type="string">
            <text:p>\gls{CoEg_pers_00000031}</text:p>
          </table:table-cell>
          <table:table-cell table:formula="of:=CONCATENATE(&quot;\newglossaryentry{&quot;;[.A75];&quot;}{name={&quot;;[.C75];&quot;},type={&quot;;[.B75];&quot;},text=*,description={&quot;;[.D75];IF(ISBLANK([.E75]);&quot;&quot;;CONCATENATE(&quot; (&quot;;[.E75];&quot;-&quot;;[.F75];&quot;). &quot;));[.G75];[.H75];IF(ISBLANK([.I75]);&quot;&quot;;CONCATENATE(&quot;[\href{&quot;;[.I75];&quot;}{cat. gén. BNF}]&quot;));IF(ISBLANK([.J75]);&quot;&quot;;CONCATENATE(&quot;[\href{&quot;;[.J75];&quot;}{data.bnf}]&quot;));IF(ISBLANK([.K75]);&quot;&quot;;CONCATENATE(&quot;[\href{&quot;;[.K75];&quot;}{IdRéf}]&quot;));IF(ISBLANK([.L75]);&quot;&quot;;CONCATENATE(&quot;[\href{&quot;;[.L75];&quot;}{VIAF}]&quot;));IF(ISBLANK([.M75]);&quot;&quot;;CONCATENATE(&quot;[\href{&quot;;[.M75];&quot;}{Wikidata}]&quot;));&quot;}}&quot;)" office:value-type="string" office:string-value="\newglossaryentry{CoEg_pers_00000031}{name={Diodore de Sicile},type={hist},text=*,description={Historien grec(Ier siècle avant notre ère)[\href{https://catalogue.bnf.fr/ark:/12148/cb11900233c}{cat. gén. BNF}][\href{https://data.bnf.fr/ark:/12148/cb11900233c}{data.bnf}][\href{https://www.idref.fr/026832682}{IdRéf}][\href{https://viaf.org/viaf/56608763}{VIAF}][\href{https://www.wikidata.org/wiki/Q171241}{Wikidata}]}}" calcext:value-type="string">
            <text:p>\newglossaryentry{CoEg_pers_00000031}{name={Diodore de Sicile},type={hist},text=*,description={Historien grec(Ier siècle avant notre ère)[\href{https://catalogue.bnf.fr/ark:/12148/cb11900233c}{cat. gén. BNF}][\href{https://data.bnf.fr/ark:/12148/cb11900233c}{data.bnf}][\href{https://www.idref.fr/026832682}{IdRéf}][\href{https://viaf.org/viaf/56608763}{VIAF}][\href{https://www.wikidata.org/wiki/Q17124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5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Nectanébo II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Xe dynastie)</text:p>
          </table:table-cell>
          <table:table-cell table:number-columns-repeated="4"/>
          <table:table-cell office:value-type="string" calcext:value-type="string">
            <text:p>https://viaf.org/viaf/45098268</text:p>
          </table:table-cell>
          <table:table-cell office:value-type="string" calcext:value-type="string">
            <text:p>https://www.wikidata.org/wiki/Q313126</text:p>
          </table:table-cell>
          <table:table-cell table:number-columns-repeated="2"/>
          <table:table-cell table:formula="of:=CONCATENATE(&quot;sameAs=&quot;&quot;https://thlebee.github.io/CoEg/doc/CoEg_Index.xml#&quot;;[.A76];&quot;&quot;&quot;&quot;)" office:value-type="string" office:string-value="sameAs=&quot;https://thlebee.github.io/CoEg/doc/CoEg_Index.xml#CoEg_pers_00000045&quot;" calcext:value-type="string">
            <text:p>sameAs="https://thlebee.github.io/CoEg/doc/CoEg_Index.xml#CoEg_pers_00000045"</text:p>
          </table:table-cell>
          <table:table-cell table:formula="of:=CONCATENATE(&quot;&lt;person xml:id=&quot;&quot;&quot;;[.A76];&quot;&quot;&quot; role=&quot;&quot;&quot;;[.B76];&quot;&quot;&quot;&gt;&lt;persName&gt;&quot;;[.C76];&quot;&lt;/persName&gt;&quot;;IF(ISBLANK([.I76]);&quot;&quot;;CONCATENATE(&quot;&lt;idno type=&quot;&quot;catGenBNF&quot;&quot;&gt;&quot;;[.I76];&quot;&lt;/idno&gt;&quot;));IF(ISBLANK([.J76]);&quot;&quot;;CONCATENATE(&quot;&lt;idno type=&quot;&quot;dataBnF&quot;&quot;&gt;&quot;;[.J76];&quot;&lt;/idno&gt;&quot;));IF(ISBLANK([.K76]);&quot;&quot;;CONCATENATE(&quot;&lt;idno type=&quot;&quot;IdRef&quot;&quot;&gt;&quot;;[.K76];&quot;&lt;/idno&gt;&quot;));IF(ISBLANK([.L76]);&quot;&quot;;CONCATENATE(&quot;&lt;idno type=&quot;&quot;VIAF&quot;&quot;&gt;&quot;;[.L76];&quot;&lt;/idno&gt;&quot;));IF(ISBLANK([.M76]);&quot;&quot;;CONCATENATE(&quot;&lt;idno type=&quot;&quot;Wikidata&quot;&quot;&gt;&quot;;[.M76];&quot;&lt;/idno&gt;&quot;));IF(ISBLANK([.D76]);&quot;&quot;;CONCATENATE(&quot;&lt;note type=&quot;&quot;def&quot;&quot;&gt;&quot;;[.D76];IF(ISBLANK([.E76]);&quot;&quot;;CONCATENATE(&quot; (&quot;;[.E76];&quot;-&quot;;[.F76];&quot;). &quot;;[.G76]));&quot;.&lt;/note&gt;&quot;));IF(ISBLANK([.H76]);&quot;&quot;;CONCATENATE(&quot;&lt;note type=&quot;&quot;Mariette&quot;&quot;&gt;&quot;;[.H76];&quot;.&lt;/note&gt;&quot;));&quot;&lt;/person&gt;&quot;)" office:value-type="string" office:string-value="&lt;person xml:id=&quot;CoEg_pers_00000045&quot; role=&quot;hist&quot;&gt;&lt;persName&gt;Nectanébo II&lt;/persName&gt;&lt;idno type=&quot;VIAF&quot;&gt;https://viaf.org/viaf/45098268&lt;/idno&gt;&lt;idno type=&quot;Wikidata&quot;&gt;https://www.wikidata.org/wiki/Q313126&lt;/idno&gt;&lt;note type=&quot;def&quot;&gt;Roi égyptien.&lt;/note&gt;&lt;/person&gt;" calcext:value-type="string">
            <text:p>&lt;person xml:id="CoEg_pers_00000045" role="hist"&gt;&lt;persName&gt;Nectanébo II&lt;/persName&gt;&lt;idno type="VIAF"&gt;https://viaf.org/viaf/45098268&lt;/idno&gt;&lt;idno type="Wikidata"&gt;https://www.wikidata.org/wiki/Q313126&lt;/idno&gt;&lt;note type="def"&gt;Roi égyptien.&lt;/note&gt;&lt;/person&gt;</text:p>
          </table:table-cell>
          <table:table-cell table:formula="of:=CONCATENATE(&quot;\gls{&quot;;[.A76];&quot;}&quot;)" office:value-type="string" office:string-value="\gls{CoEg_pers_00000045}" calcext:value-type="string">
            <text:p>\gls{CoEg_pers_00000045}</text:p>
          </table:table-cell>
          <table:table-cell table:formula="of:=CONCATENATE(&quot;\newglossaryentry{&quot;;[.A76];&quot;}{name={&quot;;[.C76];&quot;},type={&quot;;[.B76];&quot;},text=*,description={&quot;;[.D76];IF(ISBLANK([.E76]);&quot;&quot;;CONCATENATE(&quot; (&quot;;[.E76];&quot;-&quot;;[.F76];&quot;). &quot;));[.G76];[.H76];IF(ISBLANK([.I76]);&quot;&quot;;CONCATENATE(&quot;[\href{&quot;;[.I76];&quot;}{cat. gén. BNF}]&quot;));IF(ISBLANK([.J76]);&quot;&quot;;CONCATENATE(&quot;[\href{&quot;;[.J76];&quot;}{data.bnf}]&quot;));IF(ISBLANK([.K76]);&quot;&quot;;CONCATENATE(&quot;[\href{&quot;;[.K76];&quot;}{IdRéf}]&quot;));IF(ISBLANK([.L76]);&quot;&quot;;CONCATENATE(&quot;[\href{&quot;;[.L76];&quot;}{VIAF}]&quot;));IF(ISBLANK([.M76]);&quot;&quot;;CONCATENATE(&quot;[\href{&quot;;[.M76];&quot;}{Wikidata}]&quot;));&quot;}}&quot;)" office:value-type="string" office:string-value="\newglossaryentry{CoEg_pers_00000045}{name={Nectanébo II},type={hist},text=*,description={Roi égyptien(XXXe dynastie)[\href{https://viaf.org/viaf/45098268}{VIAF}][\href{https://www.wikidata.org/wiki/Q313126}{Wikidata}]}}" calcext:value-type="string">
            <text:p>\newglossaryentry{CoEg_pers_00000045}{name={Nectanébo II},type={hist},text=*,description={Roi égyptien(XXXe dynastie)[\href{https://viaf.org/viaf/45098268}{VIAF}][\href{https://www.wikidata.org/wiki/Q31312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55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rtaxerxès III</text:p>
          </table:table-cell>
          <table:table-cell office:value-type="string" calcext:value-type="string">
            <text:p>Roi perse</text:p>
          </table:table-cell>
          <table:table-cell table:number-columns-repeated="3"/>
          <table:table-cell office:value-type="string" calcext:value-type="string">
            <text:p>Mariette utilise le nom « Ochus »</text:p>
          </table:table-cell>
          <table:table-cell table:number-columns-repeated="4"/>
          <table:table-cell office:value-type="string" calcext:value-type="string">
            <text:p>https://www.wikidata.org/wiki/Q192867</text:p>
          </table:table-cell>
          <table:table-cell/>
          <table:table-cell office:value-type="string" calcext:value-type="string">
            <text:p>Ochus</text:p>
          </table:table-cell>
          <table:table-cell table:formula="of:=CONCATENATE(&quot;sameAs=&quot;&quot;https://thlebee.github.io/CoEg/doc/CoEg_Index.xml#&quot;;[.A77];&quot;&quot;&quot;&quot;)" office:value-type="string" office:string-value="sameAs=&quot;https://thlebee.github.io/CoEg/doc/CoEg_Index.xml#CoEg_pers_00000055&quot;" calcext:value-type="string">
            <text:p>sameAs="https://thlebee.github.io/CoEg/doc/CoEg_Index.xml#CoEg_pers_00000055"</text:p>
          </table:table-cell>
          <table:table-cell table:formula="of:=CONCATENATE(&quot;&lt;person xml:id=&quot;&quot;&quot;;[.A77];&quot;&quot;&quot; role=&quot;&quot;&quot;;[.B77];&quot;&quot;&quot;&gt;&lt;persName&gt;&quot;;[.C77];&quot;&lt;/persName&gt;&quot;;IF(ISBLANK([.I77]);&quot;&quot;;CONCATENATE(&quot;&lt;idno type=&quot;&quot;catGenBNF&quot;&quot;&gt;&quot;;[.I77];&quot;&lt;/idno&gt;&quot;));IF(ISBLANK([.J77]);&quot;&quot;;CONCATENATE(&quot;&lt;idno type=&quot;&quot;dataBnF&quot;&quot;&gt;&quot;;[.J77];&quot;&lt;/idno&gt;&quot;));IF(ISBLANK([.K77]);&quot;&quot;;CONCATENATE(&quot;&lt;idno type=&quot;&quot;IdRef&quot;&quot;&gt;&quot;;[.K77];&quot;&lt;/idno&gt;&quot;));IF(ISBLANK([.L77]);&quot;&quot;;CONCATENATE(&quot;&lt;idno type=&quot;&quot;VIAF&quot;&quot;&gt;&quot;;[.L77];&quot;&lt;/idno&gt;&quot;));IF(ISBLANK([.M77]);&quot;&quot;;CONCATENATE(&quot;&lt;idno type=&quot;&quot;Wikidata&quot;&quot;&gt;&quot;;[.M77];&quot;&lt;/idno&gt;&quot;));IF(ISBLANK([.D77]);&quot;&quot;;CONCATENATE(&quot;&lt;note type=&quot;&quot;def&quot;&quot;&gt;&quot;;[.D77];IF(ISBLANK([.E77]);&quot;&quot;;CONCATENATE(&quot; (&quot;;[.E77];&quot;-&quot;;[.F77];&quot;). &quot;;[.G77]));&quot;.&lt;/note&gt;&quot;));IF(ISBLANK([.H77]);&quot;&quot;;CONCATENATE(&quot;&lt;note type=&quot;&quot;Mariette&quot;&quot;&gt;&quot;;[.H77];&quot;.&lt;/note&gt;&quot;));&quot;&lt;/person&gt;&quot;)" office:value-type="string" office:string-value="&lt;person xml:id=&quot;CoEg_pers_00000055&quot; role=&quot;hist&quot;&gt;&lt;persName&gt;Artaxerxès III&lt;/persName&gt;&lt;idno type=&quot;Wikidata&quot;&gt;https://www.wikidata.org/wiki/Q192867&lt;/idno&gt;&lt;note type=&quot;def&quot;&gt;Roi perse.&lt;/note&gt;&lt;note type=&quot;Mariette&quot;&gt;Mariette utilise le nom « Ochus ».&lt;/note&gt;&lt;/person&gt;" calcext:value-type="string">
            <text:p>&lt;person xml:id="CoEg_pers_00000055" role="hist"&gt;&lt;persName&gt;Artaxerxès III&lt;/persName&gt;&lt;idno type="Wikidata"&gt;https://www.wikidata.org/wiki/Q192867&lt;/idno&gt;&lt;note type="def"&gt;Roi perse.&lt;/note&gt;&lt;note type="Mariette"&gt;Mariette utilise le nom « Ochus ».&lt;/note&gt;&lt;/person&gt;</text:p>
          </table:table-cell>
          <table:table-cell table:formula="of:=CONCATENATE(&quot;\gls{&quot;;[.A77];&quot;}&quot;)" office:value-type="string" office:string-value="\gls{CoEg_pers_00000055}" calcext:value-type="string">
            <text:p>\gls{CoEg_pers_00000055}</text:p>
          </table:table-cell>
          <table:table-cell table:formula="of:=CONCATENATE(&quot;\newglossaryentry{&quot;;[.A77];&quot;}{name={&quot;;[.C77];&quot;},type={&quot;;[.B77];&quot;},text=*,description={&quot;;[.D77];IF(ISBLANK([.E77]);&quot;&quot;;CONCATENATE(&quot; (&quot;;[.E77];&quot;-&quot;;[.F77];&quot;). &quot;));[.G77];[.H77];IF(ISBLANK([.I77]);&quot;&quot;;CONCATENATE(&quot;[\href{&quot;;[.I77];&quot;}{cat. gén. BNF}]&quot;));IF(ISBLANK([.J77]);&quot;&quot;;CONCATENATE(&quot;[\href{&quot;;[.J77];&quot;}{data.bnf}]&quot;));IF(ISBLANK([.K77]);&quot;&quot;;CONCATENATE(&quot;[\href{&quot;;[.K77];&quot;}{IdRéf}]&quot;));IF(ISBLANK([.L77]);&quot;&quot;;CONCATENATE(&quot;[\href{&quot;;[.L77];&quot;}{VIAF}]&quot;));IF(ISBLANK([.M77]);&quot;&quot;;CONCATENATE(&quot;[\href{&quot;;[.M77];&quot;}{Wikidata}]&quot;));&quot;}}&quot;)" office:value-type="string" office:string-value="\newglossaryentry{CoEg_pers_00000055}{name={Artaxerxès III},type={hist},text=*,description={Roi perseMariette utilise le nom « Ochus »[\href{https://www.wikidata.org/wiki/Q192867}{Wikidata}]}}" calcext:value-type="string">
            <text:p>\newglossaryentry{CoEg_pers_00000055}{name={Artaxerxès III},type={hist},text=*,description={Roi perseMariette utilise le nom « Ochus »[\href{https://www.wikidata.org/wiki/Q192867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57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Darius Ier le Grand</text:p>
          </table:table-cell>
          <table:table-cell office:value-type="string" calcext:value-type="string">
            <text:p>Roi perse</text:p>
          </table:table-cell>
          <table:table-cell table:number-columns-repeated="4"/>
          <table:table-cell office:value-type="string" calcext:value-type="string">
            <text:p>https://catalogue.bnf.fr/ark:/12148/cb126902644</text:p>
          </table:table-cell>
          <table:table-cell office:value-type="string" calcext:value-type="string">
            <text:p>https://data.bnf.fr/ark:/12148/cb126902644</text:p>
          </table:table-cell>
          <table:table-cell office:value-type="string" calcext:value-type="string">
            <text:p>https://www.idref.fr/050127276</text:p>
          </table:table-cell>
          <table:table-cell office:value-type="string" calcext:value-type="string">
            <text:p>https://viaf.org/viaf/15560660</text:p>
          </table:table-cell>
          <table:table-cell office:value-type="string" calcext:value-type="string">
            <text:p>https://www.wikidata.org/wiki/Q44387</text:p>
          </table:table-cell>
          <table:table-cell office:value-type="string" calcext:value-type="string">
            <text:p>http://www.isni.org/0000+0001+2095+6470</text:p>
          </table:table-cell>
          <table:table-cell/>
          <table:table-cell table:formula="of:=CONCATENATE(&quot;sameAs=&quot;&quot;https://thlebee.github.io/CoEg/doc/CoEg_Index.xml#&quot;;[.A78];&quot;&quot;&quot;&quot;)" office:value-type="string" office:string-value="sameAs=&quot;https://thlebee.github.io/CoEg/doc/CoEg_Index.xml#CoEg_pers_00000057&quot;" calcext:value-type="string">
            <text:p>sameAs="https://thlebee.github.io/CoEg/doc/CoEg_Index.xml#CoEg_pers_00000057"</text:p>
          </table:table-cell>
          <table:table-cell table:formula="of:=CONCATENATE(&quot;&lt;person xml:id=&quot;&quot;&quot;;[.A78];&quot;&quot;&quot; role=&quot;&quot;&quot;;[.B78];&quot;&quot;&quot;&gt;&lt;persName&gt;&quot;;[.C78];&quot;&lt;/persName&gt;&quot;;IF(ISBLANK([.I78]);&quot;&quot;;CONCATENATE(&quot;&lt;idno type=&quot;&quot;catGenBNF&quot;&quot;&gt;&quot;;[.I78];&quot;&lt;/idno&gt;&quot;));IF(ISBLANK([.J78]);&quot;&quot;;CONCATENATE(&quot;&lt;idno type=&quot;&quot;dataBnF&quot;&quot;&gt;&quot;;[.J78];&quot;&lt;/idno&gt;&quot;));IF(ISBLANK([.K78]);&quot;&quot;;CONCATENATE(&quot;&lt;idno type=&quot;&quot;IdRef&quot;&quot;&gt;&quot;;[.K78];&quot;&lt;/idno&gt;&quot;));IF(ISBLANK([.L78]);&quot;&quot;;CONCATENATE(&quot;&lt;idno type=&quot;&quot;VIAF&quot;&quot;&gt;&quot;;[.L78];&quot;&lt;/idno&gt;&quot;));IF(ISBLANK([.M78]);&quot;&quot;;CONCATENATE(&quot;&lt;idno type=&quot;&quot;Wikidata&quot;&quot;&gt;&quot;;[.M78];&quot;&lt;/idno&gt;&quot;));IF(ISBLANK([.D78]);&quot;&quot;;CONCATENATE(&quot;&lt;note type=&quot;&quot;def&quot;&quot;&gt;&quot;;[.D78];IF(ISBLANK([.E78]);&quot;&quot;;CONCATENATE(&quot; (&quot;;[.E78];&quot;-&quot;;[.F78];&quot;). &quot;;[.G78]));&quot;.&lt;/note&gt;&quot;));IF(ISBLANK([.H78]);&quot;&quot;;CONCATENATE(&quot;&lt;note type=&quot;&quot;Mariette&quot;&quot;&gt;&quot;;[.H78];&quot;.&lt;/note&gt;&quot;));&quot;&lt;/person&gt;&quot;)" office:value-type="string" office:string-value="&lt;person xml:id=&quot;CoEg_pers_00000057&quot; role=&quot;hist&quot;&gt;&lt;persName&gt;Darius Ier le Grand&lt;/persName&gt;&lt;idno type=&quot;catGenBNF&quot;&gt;https://catalogue.bnf.fr/ark:/12148/cb126902644&lt;/idno&gt;&lt;idno type=&quot;dataBnF&quot;&gt;https://data.bnf.fr/ark:/12148/cb126902644&lt;/idno&gt;&lt;idno type=&quot;IdRef&quot;&gt;https://www.idref.fr/050127276&lt;/idno&gt;&lt;idno type=&quot;VIAF&quot;&gt;https://viaf.org/viaf/15560660&lt;/idno&gt;&lt;idno type=&quot;Wikidata&quot;&gt;https://www.wikidata.org/wiki/Q44387&lt;/idno&gt;&lt;note type=&quot;def&quot;&gt;Roi perse.&lt;/note&gt;&lt;/person&gt;" calcext:value-type="string">
            <text:p>&lt;person xml:id="CoEg_pers_00000057" role="hist"&gt;&lt;persName&gt;Darius Ier le Grand&lt;/persName&gt;&lt;idno type="catGenBNF"&gt;https://catalogue.bnf.fr/ark:/12148/cb126902644&lt;/idno&gt;&lt;idno type="dataBnF"&gt;https://data.bnf.fr/ark:/12148/cb126902644&lt;/idno&gt;&lt;idno type="IdRef"&gt;https://www.idref.fr/050127276&lt;/idno&gt;&lt;idno type="VIAF"&gt;https://viaf.org/viaf/15560660&lt;/idno&gt;&lt;idno type="Wikidata"&gt;https://www.wikidata.org/wiki/Q44387&lt;/idno&gt;&lt;note type="def"&gt;Roi perse.&lt;/note&gt;&lt;/person&gt;</text:p>
          </table:table-cell>
          <table:table-cell table:formula="of:=CONCATENATE(&quot;\gls{&quot;;[.A78];&quot;}&quot;)" office:value-type="string" office:string-value="\gls{CoEg_pers_00000057}" calcext:value-type="string">
            <text:p>\gls{CoEg_pers_00000057}</text:p>
          </table:table-cell>
          <table:table-cell table:formula="of:=CONCATENATE(&quot;\newglossaryentry{&quot;;[.A78];&quot;}{name={&quot;;[.C78];&quot;},type={&quot;;[.B78];&quot;},text=*,description={&quot;;[.D78];IF(ISBLANK([.E78]);&quot;&quot;;CONCATENATE(&quot; (&quot;;[.E78];&quot;-&quot;;[.F78];&quot;). &quot;));[.G78];[.H78];IF(ISBLANK([.I78]);&quot;&quot;;CONCATENATE(&quot;[\href{&quot;;[.I78];&quot;}{cat. gén. BNF}]&quot;));IF(ISBLANK([.J78]);&quot;&quot;;CONCATENATE(&quot;[\href{&quot;;[.J78];&quot;}{data.bnf}]&quot;));IF(ISBLANK([.K78]);&quot;&quot;;CONCATENATE(&quot;[\href{&quot;;[.K78];&quot;}{IdRéf}]&quot;));IF(ISBLANK([.L78]);&quot;&quot;;CONCATENATE(&quot;[\href{&quot;;[.L78];&quot;}{VIAF}]&quot;));IF(ISBLANK([.M78]);&quot;&quot;;CONCATENATE(&quot;[\href{&quot;;[.M78];&quot;}{Wikidata}]&quot;));&quot;}}&quot;)" office:value-type="string" office:string-value="\newglossaryentry{CoEg_pers_00000057}{name={Darius Ier le Grand},type={hist},text=*,description={Roi perse[\href{https://catalogue.bnf.fr/ark:/12148/cb126902644}{cat. gén. BNF}][\href{https://data.bnf.fr/ark:/12148/cb126902644}{data.bnf}][\href{https://www.idref.fr/050127276}{IdRéf}][\href{https://viaf.org/viaf/15560660}{VIAF}][\href{https://www.wikidata.org/wiki/Q44387}{Wikidata}]}}" calcext:value-type="string">
            <text:p>\newglossaryentry{CoEg_pers_00000057}{name={Darius Ier le Grand},type={hist},text=*,description={Roi perse[\href{https://catalogue.bnf.fr/ark:/12148/cb126902644}{cat. gén. BNF}][\href{https://data.bnf.fr/ark:/12148/cb126902644}{data.bnf}][\href{https://www.idref.fr/050127276}{IdRéf}][\href{https://viaf.org/viaf/15560660}{VIAF}][\href{https://www.wikidata.org/wiki/Q44387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58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masis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VIe dynastie)</text:p>
          </table:table-cell>
          <table:table-cell table:number-columns-repeated="4"/>
          <table:table-cell office:value-type="string" calcext:value-type="string">
            <text:p>https://viaf.org/viaf/61941083</text:p>
          </table:table-cell>
          <table:table-cell office:value-type="string" calcext:value-type="string">
            <text:p>https://www.wikidata.org/wiki/Q312045</text:p>
          </table:table-cell>
          <table:table-cell table:number-columns-repeated="2"/>
          <table:table-cell table:formula="of:=CONCATENATE(&quot;sameAs=&quot;&quot;https://thlebee.github.io/CoEg/doc/CoEg_Index.xml#&quot;;[.A79];&quot;&quot;&quot;&quot;)" office:value-type="string" office:string-value="sameAs=&quot;https://thlebee.github.io/CoEg/doc/CoEg_Index.xml#CoEg_pers_00000058&quot;" calcext:value-type="string">
            <text:p>sameAs="https://thlebee.github.io/CoEg/doc/CoEg_Index.xml#CoEg_pers_00000058"</text:p>
          </table:table-cell>
          <table:table-cell table:formula="of:=CONCATENATE(&quot;&lt;person xml:id=&quot;&quot;&quot;;[.A79];&quot;&quot;&quot; role=&quot;&quot;&quot;;[.B79];&quot;&quot;&quot;&gt;&lt;persName&gt;&quot;;[.C79];&quot;&lt;/persName&gt;&quot;;IF(ISBLANK([.I79]);&quot;&quot;;CONCATENATE(&quot;&lt;idno type=&quot;&quot;catGenBNF&quot;&quot;&gt;&quot;;[.I79];&quot;&lt;/idno&gt;&quot;));IF(ISBLANK([.J79]);&quot;&quot;;CONCATENATE(&quot;&lt;idno type=&quot;&quot;dataBnF&quot;&quot;&gt;&quot;;[.J79];&quot;&lt;/idno&gt;&quot;));IF(ISBLANK([.K79]);&quot;&quot;;CONCATENATE(&quot;&lt;idno type=&quot;&quot;IdRef&quot;&quot;&gt;&quot;;[.K79];&quot;&lt;/idno&gt;&quot;));IF(ISBLANK([.L79]);&quot;&quot;;CONCATENATE(&quot;&lt;idno type=&quot;&quot;VIAF&quot;&quot;&gt;&quot;;[.L79];&quot;&lt;/idno&gt;&quot;));IF(ISBLANK([.M79]);&quot;&quot;;CONCATENATE(&quot;&lt;idno type=&quot;&quot;Wikidata&quot;&quot;&gt;&quot;;[.M79];&quot;&lt;/idno&gt;&quot;));IF(ISBLANK([.D79]);&quot;&quot;;CONCATENATE(&quot;&lt;note type=&quot;&quot;def&quot;&quot;&gt;&quot;;[.D79];IF(ISBLANK([.E79]);&quot;&quot;;CONCATENATE(&quot; (&quot;;[.E79];&quot;-&quot;;[.F79];&quot;). &quot;;[.G79]));&quot;.&lt;/note&gt;&quot;));IF(ISBLANK([.H79]);&quot;&quot;;CONCATENATE(&quot;&lt;note type=&quot;&quot;Mariette&quot;&quot;&gt;&quot;;[.H79];&quot;.&lt;/note&gt;&quot;));&quot;&lt;/person&gt;&quot;)" office:value-type="string" office:string-value="&lt;person xml:id=&quot;CoEg_pers_00000058&quot; role=&quot;hist&quot;&gt;&lt;persName&gt;Amasis&lt;/persName&gt;&lt;idno type=&quot;VIAF&quot;&gt;https://viaf.org/viaf/61941083&lt;/idno&gt;&lt;idno type=&quot;Wikidata&quot;&gt;https://www.wikidata.org/wiki/Q312045&lt;/idno&gt;&lt;note type=&quot;def&quot;&gt;Roi égyptien.&lt;/note&gt;&lt;/person&gt;" calcext:value-type="string">
            <text:p>&lt;person xml:id="CoEg_pers_00000058" role="hist"&gt;&lt;persName&gt;Amasis&lt;/persName&gt;&lt;idno type="VIAF"&gt;https://viaf.org/viaf/61941083&lt;/idno&gt;&lt;idno type="Wikidata"&gt;https://www.wikidata.org/wiki/Q312045&lt;/idno&gt;&lt;note type="def"&gt;Roi égyptien.&lt;/note&gt;&lt;/person&gt;</text:p>
          </table:table-cell>
          <table:table-cell table:formula="of:=CONCATENATE(&quot;\gls{&quot;;[.A79];&quot;}&quot;)" office:value-type="string" office:string-value="\gls{CoEg_pers_00000058}" calcext:value-type="string">
            <text:p>\gls{CoEg_pers_00000058}</text:p>
          </table:table-cell>
          <table:table-cell table:formula="of:=CONCATENATE(&quot;\newglossaryentry{&quot;;[.A79];&quot;}{name={&quot;;[.C79];&quot;},type={&quot;;[.B79];&quot;},text=*,description={&quot;;[.D79];IF(ISBLANK([.E79]);&quot;&quot;;CONCATENATE(&quot; (&quot;;[.E79];&quot;-&quot;;[.F79];&quot;). &quot;));[.G79];[.H79];IF(ISBLANK([.I79]);&quot;&quot;;CONCATENATE(&quot;[\href{&quot;;[.I79];&quot;}{cat. gén. BNF}]&quot;));IF(ISBLANK([.J79]);&quot;&quot;;CONCATENATE(&quot;[\href{&quot;;[.J79];&quot;}{data.bnf}]&quot;));IF(ISBLANK([.K79]);&quot;&quot;;CONCATENATE(&quot;[\href{&quot;;[.K79];&quot;}{IdRéf}]&quot;));IF(ISBLANK([.L79]);&quot;&quot;;CONCATENATE(&quot;[\href{&quot;;[.L79];&quot;}{VIAF}]&quot;));IF(ISBLANK([.M79]);&quot;&quot;;CONCATENATE(&quot;[\href{&quot;;[.M79];&quot;}{Wikidata}]&quot;));&quot;}}&quot;)" office:value-type="string" office:string-value="\newglossaryentry{CoEg_pers_00000058}{name={Amasis},type={hist},text=*,description={Roi égyptien(XXVIe dynastie)[\href{https://viaf.org/viaf/61941083}{VIAF}][\href{https://www.wikidata.org/wiki/Q312045}{Wikidata}]}}" calcext:value-type="string">
            <text:p>\newglossaryentry{CoEg_pers_00000058}{name={Amasis},type={hist},text=*,description={Roi égyptien(XXVIe dynastie)[\href{https://viaf.org/viaf/61941083}{VIAF}][\href{https://www.wikidata.org/wiki/Q312045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3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priès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VIe dynastie)</text:p>
          </table:table-cell>
          <table:table-cell office:value-type="string" calcext:value-type="string">
            <text:p>Mariette utilise la forme « Ouaphris »</text:p>
          </table:table-cell>
          <table:table-cell table:number-columns-repeated="3"/>
          <table:table-cell office:value-type="string" calcext:value-type="string">
            <text:p>https://viaf.org/viaf/398519</text:p>
          </table:table-cell>
          <table:table-cell office:value-type="string" calcext:value-type="string">
            <text:p>https://www.wikidata.org/wiki/Q349291</text:p>
          </table:table-cell>
          <table:table-cell/>
          <table:table-cell office:value-type="string" calcext:value-type="string">
            <text:p>Ouaphris</text:p>
          </table:table-cell>
          <table:table-cell table:formula="of:=CONCATENATE(&quot;sameAs=&quot;&quot;https://thlebee.github.io/CoEg/doc/CoEg_Index.xml#&quot;;[.A80];&quot;&quot;&quot;&quot;)" office:value-type="string" office:string-value="sameAs=&quot;https://thlebee.github.io/CoEg/doc/CoEg_Index.xml#CoEg_pers_00000063&quot;" calcext:value-type="string">
            <text:p>sameAs="https://thlebee.github.io/CoEg/doc/CoEg_Index.xml#CoEg_pers_00000063"</text:p>
          </table:table-cell>
          <table:table-cell table:formula="of:=CONCATENATE(&quot;&lt;person xml:id=&quot;&quot;&quot;;[.A80];&quot;&quot;&quot; role=&quot;&quot;&quot;;[.B80];&quot;&quot;&quot;&gt;&lt;persName&gt;&quot;;[.C80];&quot;&lt;/persName&gt;&quot;;IF(ISBLANK([.I80]);&quot;&quot;;CONCATENATE(&quot;&lt;idno type=&quot;&quot;catGenBNF&quot;&quot;&gt;&quot;;[.I80];&quot;&lt;/idno&gt;&quot;));IF(ISBLANK([.J80]);&quot;&quot;;CONCATENATE(&quot;&lt;idno type=&quot;&quot;dataBnF&quot;&quot;&gt;&quot;;[.J80];&quot;&lt;/idno&gt;&quot;));IF(ISBLANK([.K80]);&quot;&quot;;CONCATENATE(&quot;&lt;idno type=&quot;&quot;IdRef&quot;&quot;&gt;&quot;;[.K80];&quot;&lt;/idno&gt;&quot;));IF(ISBLANK([.L80]);&quot;&quot;;CONCATENATE(&quot;&lt;idno type=&quot;&quot;VIAF&quot;&quot;&gt;&quot;;[.L80];&quot;&lt;/idno&gt;&quot;));IF(ISBLANK([.M80]);&quot;&quot;;CONCATENATE(&quot;&lt;idno type=&quot;&quot;Wikidata&quot;&quot;&gt;&quot;;[.M80];&quot;&lt;/idno&gt;&quot;));IF(ISBLANK([.D80]);&quot;&quot;;CONCATENATE(&quot;&lt;note type=&quot;&quot;def&quot;&quot;&gt;&quot;;[.D80];IF(ISBLANK([.E80]);&quot;&quot;;CONCATENATE(&quot; (&quot;;[.E80];&quot;-&quot;;[.F80];&quot;). &quot;;[.G80]));&quot;.&lt;/note&gt;&quot;));IF(ISBLANK([.H80]);&quot;&quot;;CONCATENATE(&quot;&lt;note type=&quot;&quot;Mariette&quot;&quot;&gt;&quot;;[.H80];&quot;.&lt;/note&gt;&quot;));&quot;&lt;/person&gt;&quot;)" office:value-type="string" office:string-value="&lt;person xml:id=&quot;CoEg_pers_00000063&quot; role=&quot;hist&quot;&gt;&lt;persName&gt;Apriès&lt;/persName&gt;&lt;idno type=&quot;VIAF&quot;&gt;https://viaf.org/viaf/398519&lt;/idno&gt;&lt;idno type=&quot;Wikidata&quot;&gt;https://www.wikidata.org/wiki/Q349291&lt;/idno&gt;&lt;note type=&quot;def&quot;&gt;Roi égyptien.&lt;/note&gt;&lt;note type=&quot;Mariette&quot;&gt;Mariette utilise la forme « Ouaphris ».&lt;/note&gt;&lt;/person&gt;" calcext:value-type="string">
            <text:p>&lt;person xml:id="CoEg_pers_00000063" role="hist"&gt;&lt;persName&gt;Apriès&lt;/persName&gt;&lt;idno type="VIAF"&gt;https://viaf.org/viaf/398519&lt;/idno&gt;&lt;idno type="Wikidata"&gt;https://www.wikidata.org/wiki/Q349291&lt;/idno&gt;&lt;note type="def"&gt;Roi égyptien.&lt;/note&gt;&lt;note type="Mariette"&gt;Mariette utilise la forme « Ouaphris ».&lt;/note&gt;&lt;/person&gt;</text:p>
          </table:table-cell>
          <table:table-cell table:formula="of:=CONCATENATE(&quot;\gls{&quot;;[.A80];&quot;}&quot;)" office:value-type="string" office:string-value="\gls{CoEg_pers_00000063}" calcext:value-type="string">
            <text:p>\gls{CoEg_pers_00000063}</text:p>
          </table:table-cell>
          <table:table-cell table:formula="of:=CONCATENATE(&quot;\newglossaryentry{&quot;;[.A80];&quot;}{name={&quot;;[.C80];&quot;},type={&quot;;[.B80];&quot;},text=*,description={&quot;;[.D80];IF(ISBLANK([.E80]);&quot;&quot;;CONCATENATE(&quot; (&quot;;[.E80];&quot;-&quot;;[.F80];&quot;). &quot;));[.G80];[.H80];IF(ISBLANK([.I80]);&quot;&quot;;CONCATENATE(&quot;[\href{&quot;;[.I80];&quot;}{cat. gén. BNF}]&quot;));IF(ISBLANK([.J80]);&quot;&quot;;CONCATENATE(&quot;[\href{&quot;;[.J80];&quot;}{data.bnf}]&quot;));IF(ISBLANK([.K80]);&quot;&quot;;CONCATENATE(&quot;[\href{&quot;;[.K80];&quot;}{IdRéf}]&quot;));IF(ISBLANK([.L80]);&quot;&quot;;CONCATENATE(&quot;[\href{&quot;;[.L80];&quot;}{VIAF}]&quot;));IF(ISBLANK([.M80]);&quot;&quot;;CONCATENATE(&quot;[\href{&quot;;[.M80];&quot;}{Wikidata}]&quot;));&quot;}}&quot;)" office:value-type="string" office:string-value="\newglossaryentry{CoEg_pers_00000063}{name={Apriès},type={hist},text=*,description={Roi égyptien(XXVIe dynastie)Mariette utilise la forme « Ouaphris »[\href{https://viaf.org/viaf/398519}{VIAF}][\href{https://www.wikidata.org/wiki/Q349291}{Wikidata}]}}" calcext:value-type="string">
            <text:p>\newglossaryentry{CoEg_pers_00000063}{name={Apriès},type={hist},text=*,description={Roi égyptien(XXVIe dynastie)Mariette utilise la forme « Ouaphris »[\href{https://viaf.org/viaf/398519}{VIAF}][\href{https://www.wikidata.org/wiki/Q34929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4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Chéchonq III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XIIe dynastie)</text:p>
          </table:table-cell>
          <table:table-cell table:number-columns-repeated="5"/>
          <table:table-cell office:value-type="string" calcext:value-type="string">
            <text:p>https://www.wikidata.org/wiki/Q878396</text:p>
          </table:table-cell>
          <table:table-cell table:number-columns-repeated="2"/>
          <table:table-cell table:formula="of:=CONCATENATE(&quot;sameAs=&quot;&quot;https://thlebee.github.io/CoEg/doc/CoEg_Index.xml#&quot;;[.A81];&quot;&quot;&quot;&quot;)" office:value-type="string" office:string-value="sameAs=&quot;https://thlebee.github.io/CoEg/doc/CoEg_Index.xml#CoEg_pers_00000064&quot;" calcext:value-type="string">
            <text:p>sameAs="https://thlebee.github.io/CoEg/doc/CoEg_Index.xml#CoEg_pers_00000064"</text:p>
          </table:table-cell>
          <table:table-cell table:formula="of:=CONCATENATE(&quot;&lt;person xml:id=&quot;&quot;&quot;;[.A81];&quot;&quot;&quot; role=&quot;&quot;&quot;;[.B81];&quot;&quot;&quot;&gt;&lt;persName&gt;&quot;;[.C81];&quot;&lt;/persName&gt;&quot;;IF(ISBLANK([.I81]);&quot;&quot;;CONCATENATE(&quot;&lt;idno type=&quot;&quot;catGenBNF&quot;&quot;&gt;&quot;;[.I81];&quot;&lt;/idno&gt;&quot;));IF(ISBLANK([.J81]);&quot;&quot;;CONCATENATE(&quot;&lt;idno type=&quot;&quot;dataBnF&quot;&quot;&gt;&quot;;[.J81];&quot;&lt;/idno&gt;&quot;));IF(ISBLANK([.K81]);&quot;&quot;;CONCATENATE(&quot;&lt;idno type=&quot;&quot;IdRef&quot;&quot;&gt;&quot;;[.K81];&quot;&lt;/idno&gt;&quot;));IF(ISBLANK([.L81]);&quot;&quot;;CONCATENATE(&quot;&lt;idno type=&quot;&quot;VIAF&quot;&quot;&gt;&quot;;[.L81];&quot;&lt;/idno&gt;&quot;));IF(ISBLANK([.M81]);&quot;&quot;;CONCATENATE(&quot;&lt;idno type=&quot;&quot;Wikidata&quot;&quot;&gt;&quot;;[.M81];&quot;&lt;/idno&gt;&quot;));IF(ISBLANK([.D81]);&quot;&quot;;CONCATENATE(&quot;&lt;note type=&quot;&quot;def&quot;&quot;&gt;&quot;;[.D81];IF(ISBLANK([.E81]);&quot;&quot;;CONCATENATE(&quot; (&quot;;[.E81];&quot;-&quot;;[.F81];&quot;). &quot;;[.G81]));&quot;.&lt;/note&gt;&quot;));IF(ISBLANK([.H81]);&quot;&quot;;CONCATENATE(&quot;&lt;note type=&quot;&quot;Mariette&quot;&quot;&gt;&quot;;[.H81];&quot;.&lt;/note&gt;&quot;));&quot;&lt;/person&gt;&quot;)" office:value-type="string" office:string-value="&lt;person xml:id=&quot;CoEg_pers_00000064&quot; role=&quot;hist&quot;&gt;&lt;persName&gt;Chéchonq III&lt;/persName&gt;&lt;idno type=&quot;Wikidata&quot;&gt;https://www.wikidata.org/wiki/Q878396&lt;/idno&gt;&lt;note type=&quot;def&quot;&gt;Roi égyptien.&lt;/note&gt;&lt;/person&gt;" calcext:value-type="string">
            <text:p>&lt;person xml:id="CoEg_pers_00000064" role="hist"&gt;&lt;persName&gt;Chéchonq III&lt;/persName&gt;&lt;idno type="Wikidata"&gt;https://www.wikidata.org/wiki/Q878396&lt;/idno&gt;&lt;note type="def"&gt;Roi égyptien.&lt;/note&gt;&lt;/person&gt;</text:p>
          </table:table-cell>
          <table:table-cell table:formula="of:=CONCATENATE(&quot;\gls{&quot;;[.A81];&quot;}&quot;)" office:value-type="string" office:string-value="\gls{CoEg_pers_00000064}" calcext:value-type="string">
            <text:p>\gls{CoEg_pers_00000064}</text:p>
          </table:table-cell>
          <table:table-cell table:formula="of:=CONCATENATE(&quot;\newglossaryentry{&quot;;[.A81];&quot;}{name={&quot;;[.C81];&quot;},type={&quot;;[.B81];&quot;},text=*,description={&quot;;[.D81];IF(ISBLANK([.E81]);&quot;&quot;;CONCATENATE(&quot; (&quot;;[.E81];&quot;-&quot;;[.F81];&quot;). &quot;));[.G81];[.H81];IF(ISBLANK([.I81]);&quot;&quot;;CONCATENATE(&quot;[\href{&quot;;[.I81];&quot;}{cat. gén. BNF}]&quot;));IF(ISBLANK([.J81]);&quot;&quot;;CONCATENATE(&quot;[\href{&quot;;[.J81];&quot;}{data.bnf}]&quot;));IF(ISBLANK([.K81]);&quot;&quot;;CONCATENATE(&quot;[\href{&quot;;[.K81];&quot;}{IdRéf}]&quot;));IF(ISBLANK([.L81]);&quot;&quot;;CONCATENATE(&quot;[\href{&quot;;[.L81];&quot;}{VIAF}]&quot;));IF(ISBLANK([.M81]);&quot;&quot;;CONCATENATE(&quot;[\href{&quot;;[.M81];&quot;}{Wikidata}]&quot;));&quot;}}&quot;)" office:value-type="string" office:string-value="\newglossaryentry{CoEg_pers_00000064}{name={Chéchonq III},type={hist},text=*,description={Roi égyptien(XXIIe dynastie)[\href{https://www.wikidata.org/wiki/Q878396}{Wikidata}]}}" calcext:value-type="string">
            <text:p>\newglossaryentry{CoEg_pers_00000064}{name={Chéchonq III},type={hist},text=*,description={Roi égyptien(XXIIe dynastie)[\href{https://www.wikidata.org/wiki/Q87839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6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Neshor</text:p>
          </table:table-cell>
          <table:table-cell table:number-columns-repeated="4"/>
          <table:table-cell office:value-type="string" calcext:value-type="string">
            <text:p>Mariette utilise la forme « Ensahor »</text:p>
          </table:table-cell>
          <table:table-cell table:number-columns-repeated="6"/>
          <table:table-cell office:value-type="string" calcext:value-type="string">
            <text:p>Ensahor</text:p>
          </table:table-cell>
          <table:table-cell table:formula="of:=CONCATENATE(&quot;sameAs=&quot;&quot;https://thlebee.github.io/CoEg/doc/CoEg_Index.xml#&quot;;[.A82];&quot;&quot;&quot;&quot;)" office:value-type="string" office:string-value="sameAs=&quot;https://thlebee.github.io/CoEg/doc/CoEg_Index.xml#CoEg_pers_00000066&quot;" calcext:value-type="string">
            <text:p>sameAs="https://thlebee.github.io/CoEg/doc/CoEg_Index.xml#CoEg_pers_00000066"</text:p>
          </table:table-cell>
          <table:table-cell table:formula="of:=CONCATENATE(&quot;&lt;person xml:id=&quot;&quot;&quot;;[.A82];&quot;&quot;&quot; role=&quot;&quot;&quot;;[.B82];&quot;&quot;&quot;&gt;&lt;persName&gt;&quot;;[.C82];&quot;&lt;/persName&gt;&quot;;IF(ISBLANK([.I82]);&quot;&quot;;CONCATENATE(&quot;&lt;idno type=&quot;&quot;catGenBNF&quot;&quot;&gt;&quot;;[.I82];&quot;&lt;/idno&gt;&quot;));IF(ISBLANK([.J82]);&quot;&quot;;CONCATENATE(&quot;&lt;idno type=&quot;&quot;dataBnF&quot;&quot;&gt;&quot;;[.J82];&quot;&lt;/idno&gt;&quot;));IF(ISBLANK([.K82]);&quot;&quot;;CONCATENATE(&quot;&lt;idno type=&quot;&quot;IdRef&quot;&quot;&gt;&quot;;[.K82];&quot;&lt;/idno&gt;&quot;));IF(ISBLANK([.L82]);&quot;&quot;;CONCATENATE(&quot;&lt;idno type=&quot;&quot;VIAF&quot;&quot;&gt;&quot;;[.L82];&quot;&lt;/idno&gt;&quot;));IF(ISBLANK([.M82]);&quot;&quot;;CONCATENATE(&quot;&lt;idno type=&quot;&quot;Wikidata&quot;&quot;&gt;&quot;;[.M82];&quot;&lt;/idno&gt;&quot;));IF(ISBLANK([.D82]);&quot;&quot;;CONCATENATE(&quot;&lt;note type=&quot;&quot;def&quot;&quot;&gt;&quot;;[.D82];IF(ISBLANK([.E82]);&quot;&quot;;CONCATENATE(&quot; (&quot;;[.E82];&quot;-&quot;;[.F82];&quot;). &quot;;[.G82]));&quot;.&lt;/note&gt;&quot;));IF(ISBLANK([.H82]);&quot;&quot;;CONCATENATE(&quot;&lt;note type=&quot;&quot;Mariette&quot;&quot;&gt;&quot;;[.H82];&quot;.&lt;/note&gt;&quot;));&quot;&lt;/person&gt;&quot;)" office:value-type="string" office:string-value="&lt;person xml:id=&quot;CoEg_pers_00000066&quot; role=&quot;hist&quot;&gt;&lt;persName&gt;Neshor&lt;/persName&gt;&lt;note type=&quot;Mariette&quot;&gt;Mariette utilise la forme « Ensahor ».&lt;/note&gt;&lt;/person&gt;" calcext:value-type="string">
            <text:p>&lt;person xml:id="CoEg_pers_00000066" role="hist"&gt;&lt;persName&gt;Neshor&lt;/persName&gt;&lt;note type="Mariette"&gt;Mariette utilise la forme « Ensahor ».&lt;/note&gt;&lt;/person&gt;</text:p>
          </table:table-cell>
          <table:table-cell table:formula="of:=CONCATENATE(&quot;\gls{&quot;;[.A82];&quot;}&quot;)" office:value-type="string" office:string-value="\gls{CoEg_pers_00000066}" calcext:value-type="string">
            <text:p>\gls{CoEg_pers_00000066}</text:p>
          </table:table-cell>
          <table:table-cell table:formula="of:=CONCATENATE(&quot;\newglossaryentry{&quot;;[.A82];&quot;}{name={&quot;;[.C82];&quot;},type={&quot;;[.B82];&quot;},text=*,description={&quot;;[.D82];IF(ISBLANK([.E82]);&quot;&quot;;CONCATENATE(&quot; (&quot;;[.E82];&quot;-&quot;;[.F82];&quot;). &quot;));[.G82];[.H82];IF(ISBLANK([.I82]);&quot;&quot;;CONCATENATE(&quot;[\href{&quot;;[.I82];&quot;}{cat. gén. BNF}]&quot;));IF(ISBLANK([.J82]);&quot;&quot;;CONCATENATE(&quot;[\href{&quot;;[.J82];&quot;}{data.bnf}]&quot;));IF(ISBLANK([.K82]);&quot;&quot;;CONCATENATE(&quot;[\href{&quot;;[.K82];&quot;}{IdRéf}]&quot;));IF(ISBLANK([.L82]);&quot;&quot;;CONCATENATE(&quot;[\href{&quot;;[.L82];&quot;}{VIAF}]&quot;));IF(ISBLANK([.M82]);&quot;&quot;;CONCATENATE(&quot;[\href{&quot;;[.M82];&quot;}{Wikidata}]&quot;));&quot;}}&quot;)" office:value-type="string" office:string-value="\newglossaryentry{CoEg_pers_00000066}{name={Neshor},type={hist},text=*,description={Mariette utilise la forme « Ensahor »}}" calcext:value-type="string">
            <text:p>\newglossaryentry{CoEg_pers_00000066}{name={Neshor},type={hist},text=*,description={Mariette utilise la forme « Ensahor »}}</text:p>
          </table:table-cell>
          <table:table-cell/>
        </table:table-row>
        <table:table-row table:style-name="ro1">
          <table:table-cell office:value-type="string" calcext:value-type="string">
            <text:p>CoEg_pers_00000069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ntef</text:p>
          </table:table-cell>
          <table:table-cell table:number-columns-repeated="4"/>
          <table:table-cell office:value-type="string" calcext:value-type="string">
            <text:p>Mariette utilise la forme « Entef »</text:p>
          </table:table-cell>
          <table:table-cell table:number-columns-repeated="6"/>
          <table:table-cell office:value-type="string" calcext:value-type="string">
            <text:p>Entef</text:p>
          </table:table-cell>
          <table:table-cell table:formula="of:=CONCATENATE(&quot;sameAs=&quot;&quot;https://thlebee.github.io/CoEg/doc/CoEg_Index.xml#&quot;;[.A83];&quot;&quot;&quot;&quot;)" office:value-type="string" office:string-value="sameAs=&quot;https://thlebee.github.io/CoEg/doc/CoEg_Index.xml#CoEg_pers_00000069&quot;" calcext:value-type="string">
            <text:p>sameAs="https://thlebee.github.io/CoEg/doc/CoEg_Index.xml#CoEg_pers_00000069"</text:p>
          </table:table-cell>
          <table:table-cell table:formula="of:=CONCATENATE(&quot;&lt;person xml:id=&quot;&quot;&quot;;[.A83];&quot;&quot;&quot; role=&quot;&quot;&quot;;[.B83];&quot;&quot;&quot;&gt;&lt;persName&gt;&quot;;[.C83];&quot;&lt;/persName&gt;&quot;;IF(ISBLANK([.I83]);&quot;&quot;;CONCATENATE(&quot;&lt;idno type=&quot;&quot;catGenBNF&quot;&quot;&gt;&quot;;[.I83];&quot;&lt;/idno&gt;&quot;));IF(ISBLANK([.J83]);&quot;&quot;;CONCATENATE(&quot;&lt;idno type=&quot;&quot;dataBnF&quot;&quot;&gt;&quot;;[.J83];&quot;&lt;/idno&gt;&quot;));IF(ISBLANK([.K83]);&quot;&quot;;CONCATENATE(&quot;&lt;idno type=&quot;&quot;IdRef&quot;&quot;&gt;&quot;;[.K83];&quot;&lt;/idno&gt;&quot;));IF(ISBLANK([.L83]);&quot;&quot;;CONCATENATE(&quot;&lt;idno type=&quot;&quot;VIAF&quot;&quot;&gt;&quot;;[.L83];&quot;&lt;/idno&gt;&quot;));IF(ISBLANK([.M83]);&quot;&quot;;CONCATENATE(&quot;&lt;idno type=&quot;&quot;Wikidata&quot;&quot;&gt;&quot;;[.M83];&quot;&lt;/idno&gt;&quot;));IF(ISBLANK([.D83]);&quot;&quot;;CONCATENATE(&quot;&lt;note type=&quot;&quot;def&quot;&quot;&gt;&quot;;[.D83];IF(ISBLANK([.E83]);&quot;&quot;;CONCATENATE(&quot; (&quot;;[.E83];&quot;-&quot;;[.F83];&quot;). &quot;;[.G83]));&quot;.&lt;/note&gt;&quot;));IF(ISBLANK([.H83]);&quot;&quot;;CONCATENATE(&quot;&lt;note type=&quot;&quot;Mariette&quot;&quot;&gt;&quot;;[.H83];&quot;.&lt;/note&gt;&quot;));&quot;&lt;/person&gt;&quot;)" office:value-type="string" office:string-value="&lt;person xml:id=&quot;CoEg_pers_00000069&quot; role=&quot;hist&quot;&gt;&lt;persName&gt;Antef&lt;/persName&gt;&lt;note type=&quot;Mariette&quot;&gt;Mariette utilise la forme « Entef ».&lt;/note&gt;&lt;/person&gt;" calcext:value-type="string">
            <text:p>&lt;person xml:id="CoEg_pers_00000069" role="hist"&gt;&lt;persName&gt;Antef&lt;/persName&gt;&lt;note type="Mariette"&gt;Mariette utilise la forme « Entef ».&lt;/note&gt;&lt;/person&gt;</text:p>
          </table:table-cell>
          <table:table-cell table:formula="of:=CONCATENATE(&quot;\gls{&quot;;[.A83];&quot;}&quot;)" office:value-type="string" office:string-value="\gls{CoEg_pers_00000069}" calcext:value-type="string">
            <text:p>\gls{CoEg_pers_00000069}</text:p>
          </table:table-cell>
          <table:table-cell table:formula="of:=CONCATENATE(&quot;\newglossaryentry{&quot;;[.A83];&quot;}{name={&quot;;[.C83];&quot;},type={&quot;;[.B83];&quot;},text=*,description={&quot;;[.D83];IF(ISBLANK([.E83]);&quot;&quot;;CONCATENATE(&quot; (&quot;;[.E83];&quot;-&quot;;[.F83];&quot;). &quot;));[.G83];[.H83];IF(ISBLANK([.I83]);&quot;&quot;;CONCATENATE(&quot;[\href{&quot;;[.I83];&quot;}{cat. gén. BNF}]&quot;));IF(ISBLANK([.J83]);&quot;&quot;;CONCATENATE(&quot;[\href{&quot;;[.J83];&quot;}{data.bnf}]&quot;));IF(ISBLANK([.K83]);&quot;&quot;;CONCATENATE(&quot;[\href{&quot;;[.K83];&quot;}{IdRéf}]&quot;));IF(ISBLANK([.L83]);&quot;&quot;;CONCATENATE(&quot;[\href{&quot;;[.L83];&quot;}{VIAF}]&quot;));IF(ISBLANK([.M83]);&quot;&quot;;CONCATENATE(&quot;[\href{&quot;;[.M83];&quot;}{Wikidata}]&quot;));&quot;}}&quot;)" office:value-type="string" office:string-value="\newglossaryentry{CoEg_pers_00000069}{name={Antef},type={hist},text=*,description={Mariette utilise la forme « Entef »}}" calcext:value-type="string">
            <text:p>\newglossaryentry{CoEg_pers_00000069}{name={Antef},type={hist},text=*,description={Mariette utilise la forme « Entef »}}</text:p>
          </table:table-cell>
          <table:table-cell/>
        </table:table-row>
        <table:table-row table:style-name="ro1">
          <table:table-cell office:value-type="string" calcext:value-type="string">
            <text:p>CoEg_pers_00000090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Amenhotep III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VIIIe dynastie)</text:p>
          </table:table-cell>
          <table:table-cell/>
          <table:table-cell office:value-type="string" calcext:value-type="string">
            <text:p><text:a xlink:href="https://catalogue/" xlink:type="simple">https://catalogue</text:a>.bnf.fr/ark:/12148/cb122180169</text:p>
          </table:table-cell>
          <table:table-cell office:value-type="string" calcext:value-type="string">
            <text:p>https://data.bnf.fr/ark:/12148/cb122180169</text:p>
          </table:table-cell>
          <table:table-cell office:value-type="string" calcext:value-type="string">
            <text:p>http://www.idref.fr/030846315</text:p>
          </table:table-cell>
          <table:table-cell office:value-type="string" calcext:value-type="string">
            <text:p>https://viaf.org/viaf/262737692/</text:p>
          </table:table-cell>
          <table:table-cell office:value-type="string" calcext:value-type="string">
            <text:p>https://www.wikidata.org/wiki/Q42606</text:p>
          </table:table-cell>
          <table:table-cell/>
          <table:table-cell office:value-type="string" calcext:value-type="string">
            <text:p>Amenophis III</text:p>
          </table:table-cell>
          <table:table-cell table:formula="of:=CONCATENATE(&quot;sameAs=&quot;&quot;https://thlebee.github.io/CoEg/doc/CoEg_Index.xml#&quot;;[.A84];&quot;&quot;&quot;&quot;)" office:value-type="string" office:string-value="sameAs=&quot;https://thlebee.github.io/CoEg/doc/CoEg_Index.xml#CoEg_pers_00000090&quot;" calcext:value-type="string">
            <text:p>sameAs="https://thlebee.github.io/CoEg/doc/CoEg_Index.xml#CoEg_pers_00000090"</text:p>
          </table:table-cell>
          <table:table-cell table:formula="of:=CONCATENATE(&quot;&lt;person xml:id=&quot;&quot;&quot;;[.A84];&quot;&quot;&quot; role=&quot;&quot;&quot;;[.B84];&quot;&quot;&quot;&gt;&lt;persName&gt;&quot;;[.C84];&quot;&lt;/persName&gt;&quot;;IF(ISBLANK([.I84]);&quot;&quot;;CONCATENATE(&quot;&lt;idno type=&quot;&quot;catGenBNF&quot;&quot;&gt;&quot;;[.I84];&quot;&lt;/idno&gt;&quot;));IF(ISBLANK([.J84]);&quot;&quot;;CONCATENATE(&quot;&lt;idno type=&quot;&quot;dataBnF&quot;&quot;&gt;&quot;;[.J84];&quot;&lt;/idno&gt;&quot;));IF(ISBLANK([.K84]);&quot;&quot;;CONCATENATE(&quot;&lt;idno type=&quot;&quot;IdRef&quot;&quot;&gt;&quot;;[.K84];&quot;&lt;/idno&gt;&quot;));IF(ISBLANK([.L84]);&quot;&quot;;CONCATENATE(&quot;&lt;idno type=&quot;&quot;VIAF&quot;&quot;&gt;&quot;;[.L84];&quot;&lt;/idno&gt;&quot;));IF(ISBLANK([.M84]);&quot;&quot;;CONCATENATE(&quot;&lt;idno type=&quot;&quot;Wikidata&quot;&quot;&gt;&quot;;[.M84];&quot;&lt;/idno&gt;&quot;));IF(ISBLANK([.D84]);&quot;&quot;;CONCATENATE(&quot;&lt;note type=&quot;&quot;def&quot;&quot;&gt;&quot;;[.D84];IF(ISBLANK([.E84]);&quot;&quot;;CONCATENATE(&quot; (&quot;;[.E84];&quot;-&quot;;[.F84];&quot;). &quot;;[.G84]));&quot;.&lt;/note&gt;&quot;));IF(ISBLANK([.H84]);&quot;&quot;;CONCATENATE(&quot;&lt;note type=&quot;&quot;Mariette&quot;&quot;&gt;&quot;;[.H84];&quot;.&lt;/note&gt;&quot;));&quot;&lt;/person&gt;&quot;)" office:value-type="string" office:string-value="&lt;person xml:id=&quot;CoEg_pers_00000090&quot; role=&quot;hist&quot;&gt;&lt;persName&gt;Amenhotep III&lt;/persName&gt;&lt;idno type=&quot;catGenBNF&quot;&gt;https://catalogue.bnf.fr/ark:/12148/cb122180169&lt;/idno&gt;&lt;idno type=&quot;dataBnF&quot;&gt;https://data.bnf.fr/ark:/12148/cb122180169&lt;/idno&gt;&lt;idno type=&quot;IdRef&quot;&gt;http://www.idref.fr/030846315&lt;/idno&gt;&lt;idno type=&quot;VIAF&quot;&gt;https://viaf.org/viaf/262737692/&lt;/idno&gt;&lt;idno type=&quot;Wikidata&quot;&gt;https://www.wikidata.org/wiki/Q42606&lt;/idno&gt;&lt;note type=&quot;def&quot;&gt;Roi égyptien.&lt;/note&gt;&lt;/person&gt;" calcext:value-type="string">
            <text:p>&lt;person xml:id="CoEg_pers_00000090" role="hist"&gt;&lt;persName&gt;Amenhotep III&lt;/persName&gt;&lt;idno type="catGenBNF"&gt;https://catalogue.bnf.fr/ark:/12148/cb122180169&lt;/idno&gt;&lt;idno type="dataBnF"&gt;https://data.bnf.fr/ark:/12148/cb122180169&lt;/idno&gt;&lt;idno type="IdRef"&gt;http://www.idref.fr/030846315&lt;/idno&gt;&lt;idno type="VIAF"&gt;https://viaf.org/viaf/262737692/&lt;/idno&gt;&lt;idno type="Wikidata"&gt;https://www.wikidata.org/wiki/Q42606&lt;/idno&gt;&lt;note type="def"&gt;Roi égyptien.&lt;/note&gt;&lt;/person&gt;</text:p>
          </table:table-cell>
          <table:table-cell table:formula="of:=CONCATENATE(&quot;\gls{&quot;;[.A84];&quot;}&quot;)" office:value-type="string" office:string-value="\gls{CoEg_pers_00000090}" calcext:value-type="string">
            <text:p>\gls{CoEg_pers_00000090}</text:p>
          </table:table-cell>
          <table:table-cell table:formula="of:=CONCATENATE(&quot;\newglossaryentry{&quot;;[.A84];&quot;}{name={&quot;;[.C84];&quot;},type={&quot;;[.B84];&quot;},text=*,description={&quot;;[.D84];IF(ISBLANK([.E84]);&quot;&quot;;CONCATENATE(&quot; (&quot;;[.E84];&quot;-&quot;;[.F84];&quot;). &quot;));[.G84];[.H84];IF(ISBLANK([.I84]);&quot;&quot;;CONCATENATE(&quot;[\href{&quot;;[.I84];&quot;}{cat. gén. BNF}]&quot;));IF(ISBLANK([.J84]);&quot;&quot;;CONCATENATE(&quot;[\href{&quot;;[.J84];&quot;}{data.bnf}]&quot;));IF(ISBLANK([.K84]);&quot;&quot;;CONCATENATE(&quot;[\href{&quot;;[.K84];&quot;}{IdRéf}]&quot;));IF(ISBLANK([.L84]);&quot;&quot;;CONCATENATE(&quot;[\href{&quot;;[.L84];&quot;}{VIAF}]&quot;));IF(ISBLANK([.M84]);&quot;&quot;;CONCATENATE(&quot;[\href{&quot;;[.M84];&quot;}{Wikidata}]&quot;));&quot;}}&quot;)" office:value-type="string" office:string-value="\newglossaryentry{CoEg_pers_00000090}{name={Amenhotep III},type={hist},text=*,description={Roi égyptien(XVIIIe dynastie)[\href{https://catalogue.bnf.fr/ark:/12148/cb122180169}{cat. gén. BNF}][\href{https://data.bnf.fr/ark:/12148/cb122180169}{data.bnf}][\href{http://www.idref.fr/030846315}{IdRéf}][\href{https://viaf.org/viaf/262737692/}{VIAF}][\href{https://www.wikidata.org/wiki/Q42606}{Wikidata}]}}" calcext:value-type="string">
            <text:p>\newglossaryentry{CoEg_pers_00000090}{name={Amenhotep III},type={hist},text=*,description={Roi égyptien(XVIIIe dynastie)[\href{https://catalogue.bnf.fr/ark:/12148/cb122180169}{cat. gén. BNF}][\href{https://data.bnf.fr/ark:/12148/cb122180169}{data.bnf}][\href{http://www.idref.fr/030846315}{IdRéf}][\href{https://viaf.org/viaf/262737692/}{VIAF}][\href{https://www.wikidata.org/wiki/Q42606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91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Toutânkhamon</text:p>
          </table:table-cell>
          <table:table-cell office:value-type="string" calcext:value-type="string">
            <text:p>Roi égyptien</text:p>
          </table:table-cell>
          <table:table-cell table:number-columns-repeated="2"/>
          <table:table-cell office:value-type="string" calcext:value-type="string">
            <text:p>(XVIIIe dynastie)</text:p>
          </table:table-cell>
          <table:table-cell/>
          <table:table-cell office:value-type="string" calcext:value-type="string">
            <text:p>https://catalogue.bnf.fr/ark:/12148/cb12008509v</text:p>
          </table:table-cell>
          <table:table-cell office:value-type="string" calcext:value-type="string">
            <text:p>https://data.bnf.fr/ark:/12148/cb12008509v</text:p>
          </table:table-cell>
          <table:table-cell office:value-type="string" calcext:value-type="string">
            <text:p>https://www.idref.fr/028202171</text:p>
          </table:table-cell>
          <table:table-cell office:value-type="string" calcext:value-type="string">
            <text:p>http://viaf.org/viaf/148503630</text:p>
          </table:table-cell>
          <table:table-cell office:value-type="string" calcext:value-type="string">
            <text:p>http://wikidata.org/entity/Q12154</text:p>
          </table:table-cell>
          <table:table-cell table:number-columns-repeated="2"/>
          <table:table-cell table:formula="of:=CONCATENATE(&quot;sameAs=&quot;&quot;https://thlebee.github.io/CoEg/doc/CoEg_Index.xml#&quot;;[.A85];&quot;&quot;&quot;&quot;)" office:value-type="string" office:string-value="sameAs=&quot;https://thlebee.github.io/CoEg/doc/CoEg_Index.xml#CoEg_pers_00000091&quot;" calcext:value-type="string">
            <text:p>sameAs="https://thlebee.github.io/CoEg/doc/CoEg_Index.xml#CoEg_pers_00000091"</text:p>
          </table:table-cell>
          <table:table-cell table:formula="of:=CONCATENATE(&quot;&lt;person xml:id=&quot;&quot;&quot;;[.A85];&quot;&quot;&quot; role=&quot;&quot;&quot;;[.B85];&quot;&quot;&quot;&gt;&lt;persName&gt;&quot;;[.C85];&quot;&lt;/persName&gt;&quot;;IF(ISBLANK([.I85]);&quot;&quot;;CONCATENATE(&quot;&lt;idno type=&quot;&quot;catGenBNF&quot;&quot;&gt;&quot;;[.I85];&quot;&lt;/idno&gt;&quot;));IF(ISBLANK([.J85]);&quot;&quot;;CONCATENATE(&quot;&lt;idno type=&quot;&quot;dataBnF&quot;&quot;&gt;&quot;;[.J85];&quot;&lt;/idno&gt;&quot;));IF(ISBLANK([.K85]);&quot;&quot;;CONCATENATE(&quot;&lt;idno type=&quot;&quot;IdRef&quot;&quot;&gt;&quot;;[.K85];&quot;&lt;/idno&gt;&quot;));IF(ISBLANK([.L85]);&quot;&quot;;CONCATENATE(&quot;&lt;idno type=&quot;&quot;VIAF&quot;&quot;&gt;&quot;;[.L85];&quot;&lt;/idno&gt;&quot;));IF(ISBLANK([.M85]);&quot;&quot;;CONCATENATE(&quot;&lt;idno type=&quot;&quot;Wikidata&quot;&quot;&gt;&quot;;[.M85];&quot;&lt;/idno&gt;&quot;));IF(ISBLANK([.D85]);&quot;&quot;;CONCATENATE(&quot;&lt;note type=&quot;&quot;def&quot;&quot;&gt;&quot;;[.D85];IF(ISBLANK([.E85]);&quot;&quot;;CONCATENATE(&quot; (&quot;;[.E85];&quot;-&quot;;[.F85];&quot;). &quot;;[.G85]));&quot;.&lt;/note&gt;&quot;));IF(ISBLANK([.H85]);&quot;&quot;;CONCATENATE(&quot;&lt;note type=&quot;&quot;Mariette&quot;&quot;&gt;&quot;;[.H85];&quot;.&lt;/note&gt;&quot;));&quot;&lt;/person&gt;&quot;)" office:value-type="string" office:string-value="&lt;person xml:id=&quot;CoEg_pers_00000091&quot; role=&quot;hist&quot;&gt;&lt;persName&gt;Toutânkhamon&lt;/persName&gt;&lt;idno type=&quot;catGenBNF&quot;&gt;https://catalogue.bnf.fr/ark:/12148/cb12008509v&lt;/idno&gt;&lt;idno type=&quot;dataBnF&quot;&gt;https://data.bnf.fr/ark:/12148/cb12008509v&lt;/idno&gt;&lt;idno type=&quot;IdRef&quot;&gt;https://www.idref.fr/028202171&lt;/idno&gt;&lt;idno type=&quot;VIAF&quot;&gt;http://viaf.org/viaf/148503630&lt;/idno&gt;&lt;idno type=&quot;Wikidata&quot;&gt;http://wikidata.org/entity/Q12154&lt;/idno&gt;&lt;note type=&quot;def&quot;&gt;Roi égyptien.&lt;/note&gt;&lt;/person&gt;" calcext:value-type="string">
            <text:p>&lt;person xml:id="CoEg_pers_00000091" role="hist"&gt;&lt;persName&gt;Toutânkhamon&lt;/persName&gt;&lt;idno type="catGenBNF"&gt;https://catalogue.bnf.fr/ark:/12148/cb12008509v&lt;/idno&gt;&lt;idno type="dataBnF"&gt;https://data.bnf.fr/ark:/12148/cb12008509v&lt;/idno&gt;&lt;idno type="IdRef"&gt;https://www.idref.fr/028202171&lt;/idno&gt;&lt;idno type="VIAF"&gt;http://viaf.org/viaf/148503630&lt;/idno&gt;&lt;idno type="Wikidata"&gt;http://wikidata.org/entity/Q12154&lt;/idno&gt;&lt;note type="def"&gt;Roi égyptien.&lt;/note&gt;&lt;/person&gt;</text:p>
          </table:table-cell>
          <table:table-cell table:formula="of:=CONCATENATE(&quot;\gls{&quot;;[.A85];&quot;}&quot;)" office:value-type="string" office:string-value="\gls{CoEg_pers_00000091}" calcext:value-type="string">
            <text:p>\gls{CoEg_pers_00000091}</text:p>
          </table:table-cell>
          <table:table-cell table:formula="of:=CONCATENATE(&quot;\newglossaryentry{&quot;;[.A85];&quot;}{name={&quot;;[.C85];&quot;},type={&quot;;[.B85];&quot;},text=*,description={&quot;;[.D85];IF(ISBLANK([.E85]);&quot;&quot;;CONCATENATE(&quot; (&quot;;[.E85];&quot;-&quot;;[.F85];&quot;). &quot;));[.G85];[.H85];IF(ISBLANK([.I85]);&quot;&quot;;CONCATENATE(&quot;[\href{&quot;;[.I85];&quot;}{cat. gén. BNF}]&quot;));IF(ISBLANK([.J85]);&quot;&quot;;CONCATENATE(&quot;[\href{&quot;;[.J85];&quot;}{data.bnf}]&quot;));IF(ISBLANK([.K85]);&quot;&quot;;CONCATENATE(&quot;[\href{&quot;;[.K85];&quot;}{IdRéf}]&quot;));IF(ISBLANK([.L85]);&quot;&quot;;CONCATENATE(&quot;[\href{&quot;;[.L85];&quot;}{VIAF}]&quot;));IF(ISBLANK([.M85]);&quot;&quot;;CONCATENATE(&quot;[\href{&quot;;[.M85];&quot;}{Wikidata}]&quot;));&quot;}}&quot;)" office:value-type="string" office:string-value="\newglossaryentry{CoEg_pers_00000091}{name={Toutânkhamon},type={hist},text=*,description={Roi égyptien(XVIIIe dynastie)[\href{https://catalogue.bnf.fr/ark:/12148/cb12008509v}{cat. gén. BNF}][\href{https://data.bnf.fr/ark:/12148/cb12008509v}{data.bnf}][\href{https://www.idref.fr/028202171}{IdRéf}][\href{http://viaf.org/viaf/148503630}{VIAF}][\href{http://wikidata.org/entity/Q12154}{Wikidata}]}}" calcext:value-type="string">
            <text:p>\newglossaryentry{CoEg_pers_00000091}{name={Toutânkhamon},type={hist},text=*,description={Roi égyptien(XVIIIe dynastie)[\href{https://catalogue.bnf.fr/ark:/12148/cb12008509v}{cat. gén. BNF}][\href{https://data.bnf.fr/ark:/12148/cb12008509v}{data.bnf}][\href{https://www.idref.fr/028202171}{IdRéf}][\href{http://viaf.org/viaf/148503630}{VIAF}][\href{http://wikidata.org/entity/Q1215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1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Taureau sacré de Ptah à Memphis</text:p>
          </table:table-cell>
          <table:table-cell table:number-columns-repeated="4"/>
          <table:table-cell office:value-type="string" calcext:value-type="string">
            <text:p>https://catalogue.bnf.fr/ark:/12148/cb124694130</text:p>
          </table:table-cell>
          <table:table-cell office:value-type="string" calcext:value-type="string">
            <text:p>https://data.bnf.fr/ark:/12148/cb124694130</text:p>
          </table:table-cell>
          <table:table-cell office:value-type="string" calcext:value-type="string">
            <text:p>https://www.idref.fr/033882436</text:p>
          </table:table-cell>
          <table:table-cell/>
          <table:table-cell office:value-type="string" calcext:value-type="string">
            <text:p>https://www.wikidata.org/wiki/Q208150</text:p>
          </table:table-cell>
          <table:table-cell table:number-columns-repeated="2"/>
          <table:table-cell table:formula="of:=CONCATENATE(&quot;sameAs=&quot;&quot;https://thlebee.github.io/CoEg/doc/CoEg_Index.xml#&quot;;[.A86];&quot;&quot;&quot;&quot;)" office:value-type="string" office:string-value="sameAs=&quot;https://thlebee.github.io/CoEg/doc/CoEg_Index.xml#CoEg_pers_00000011&quot;" calcext:value-type="string">
            <text:p>sameAs="https://thlebee.github.io/CoEg/doc/CoEg_Index.xml#CoEg_pers_00000011"</text:p>
          </table:table-cell>
          <table:table-cell table:formula="of:=CONCATENATE(&quot;&lt;person xml:id=&quot;&quot;&quot;;[.A86];&quot;&quot;&quot; role=&quot;&quot;&quot;;[.B86];&quot;&quot;&quot;&gt;&lt;persName&gt;&quot;;[.C86];&quot;&lt;/persName&gt;&quot;;IF(ISBLANK([.I86]);&quot;&quot;;CONCATENATE(&quot;&lt;idno type=&quot;&quot;catGenBNF&quot;&quot;&gt;&quot;;[.I86];&quot;&lt;/idno&gt;&quot;));IF(ISBLANK([.J86]);&quot;&quot;;CONCATENATE(&quot;&lt;idno type=&quot;&quot;dataBnF&quot;&quot;&gt;&quot;;[.J86];&quot;&lt;/idno&gt;&quot;));IF(ISBLANK([.K86]);&quot;&quot;;CONCATENATE(&quot;&lt;idno type=&quot;&quot;IdRef&quot;&quot;&gt;&quot;;[.K86];&quot;&lt;/idno&gt;&quot;));IF(ISBLANK([.L86]);&quot;&quot;;CONCATENATE(&quot;&lt;idno type=&quot;&quot;VIAF&quot;&quot;&gt;&quot;;[.L86];&quot;&lt;/idno&gt;&quot;));IF(ISBLANK([.M86]);&quot;&quot;;CONCATENATE(&quot;&lt;idno type=&quot;&quot;Wikidata&quot;&quot;&gt;&quot;;[.M86];&quot;&lt;/idno&gt;&quot;));IF(ISBLANK([.D86]);&quot;&quot;;CONCATENATE(&quot;&lt;note type=&quot;&quot;def&quot;&quot;&gt;&quot;;[.D86];IF(ISBLANK([.E86]);&quot;&quot;;CONCATENATE(&quot; (&quot;;[.E86];&quot;-&quot;;[.F86];&quot;). &quot;;[.G86]));&quot;.&lt;/note&gt;&quot;));IF(ISBLANK([.H86]);&quot;&quot;;CONCATENATE(&quot;&lt;note type=&quot;&quot;Mariette&quot;&quot;&gt;&quot;;[.H86];&quot;.&lt;/note&gt;&quot;));&quot;&lt;/person&gt;&quot;)" office:value-type="string" office:string-value="&lt;person xml:id=&quot;CoEg_pers_00000011&quot; role=&quot;myth&quot;&gt;&lt;persName&gt;Apis&lt;/persName&gt;&lt;idno type=&quot;catGenBNF&quot;&gt;https://catalogue.bnf.fr/ark:/12148/cb124694130&lt;/idno&gt;&lt;idno type=&quot;dataBnF&quot;&gt;https://data.bnf.fr/ark:/12148/cb124694130&lt;/idno&gt;&lt;idno type=&quot;IdRef&quot;&gt;https://www.idref.fr/033882436&lt;/idno&gt;&lt;idno type=&quot;Wikidata&quot;&gt;https://www.wikidata.org/wiki/Q208150&lt;/idno&gt;&lt;note type=&quot;def&quot;&gt;Taureau sacré de Ptah à Memphis.&lt;/note&gt;&lt;/person&gt;" calcext:value-type="string">
            <text:p>&lt;person xml:id="CoEg_pers_00000011" role="myth"&gt;&lt;persName&gt;Apis&lt;/persName&gt;&lt;idno type="catGenBNF"&gt;https://catalogue.bnf.fr/ark:/12148/cb124694130&lt;/idno&gt;&lt;idno type="dataBnF"&gt;https://data.bnf.fr/ark:/12148/cb124694130&lt;/idno&gt;&lt;idno type="IdRef"&gt;https://www.idref.fr/033882436&lt;/idno&gt;&lt;idno type="Wikidata"&gt;https://www.wikidata.org/wiki/Q208150&lt;/idno&gt;&lt;note type="def"&gt;Taureau sacré de Ptah à Memphis.&lt;/note&gt;&lt;/person&gt;</text:p>
          </table:table-cell>
          <table:table-cell table:formula="of:=CONCATENATE(&quot;\gls{&quot;;[.A86];&quot;}&quot;)" office:value-type="string" office:string-value="\gls{CoEg_pers_00000011}" calcext:value-type="string">
            <text:p>\gls{CoEg_pers_00000011}</text:p>
          </table:table-cell>
          <table:table-cell table:formula="of:=CONCATENATE(&quot;\newglossaryentry{&quot;;[.A86];&quot;}{name={&quot;;[.C86];&quot;},type={&quot;;[.B86];&quot;},text=*,description={&quot;;[.D86];IF(ISBLANK([.E86]);&quot;&quot;;CONCATENATE(&quot; (&quot;;[.E86];&quot;-&quot;;[.F86];&quot;). &quot;));[.G86];[.H86];IF(ISBLANK([.I86]);&quot;&quot;;CONCATENATE(&quot;[\href{&quot;;[.I86];&quot;}{cat. gén. BNF}]&quot;));IF(ISBLANK([.J86]);&quot;&quot;;CONCATENATE(&quot;[\href{&quot;;[.J86];&quot;}{data.bnf}]&quot;));IF(ISBLANK([.K86]);&quot;&quot;;CONCATENATE(&quot;[\href{&quot;;[.K86];&quot;}{IdRéf}]&quot;));IF(ISBLANK([.L86]);&quot;&quot;;CONCATENATE(&quot;[\href{&quot;;[.L86];&quot;}{VIAF}]&quot;));IF(ISBLANK([.M86]);&quot;&quot;;CONCATENATE(&quot;[\href{&quot;;[.M86];&quot;}{Wikidata}]&quot;));&quot;}}&quot;)" office:value-type="string" office:string-value="\newglossaryentry{CoEg_pers_00000011}{name={Apis},type={myth},text=*,description={Taureau sacré de Ptah à Memphis[\href{https://catalogue.bnf.fr/ark:/12148/cb124694130}{cat. gén. BNF}][\href{https://data.bnf.fr/ark:/12148/cb124694130}{data.bnf}][\href{https://www.idref.fr/033882436}{IdRéf}][\href{https://www.wikidata.org/wiki/Q208150}{Wikidata}]}}" calcext:value-type="string">
            <text:p>\newglossaryentry{CoEg_pers_00000011}{name={Apis},type={myth},text=*,description={Taureau sacré de Ptah à Memphis[\href{https://catalogue.bnf.fr/ark:/12148/cb124694130}{cat. gén. BNF}][\href{https://data.bnf.fr/ark:/12148/cb124694130}{data.bnf}][\href{https://www.idref.fr/033882436}{IdRéf}][\href{https://www.wikidata.org/wiki/Q20815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12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Dieu égyptien</text:p>
          </table:table-cell>
          <table:table-cell table:number-columns-repeated="3"/>
          <table:table-cell office:value-type="string" calcext:value-type="string">
            <text:p>Mariette utilise la désignation grecque « Typhon » (cf. Rougé (de), Emmanuel, Notice sommaire des monuments égyptiens exposés dans les galeries du musée du Louvre, Paris, Simon Raçon et Cie, 1855, p. 59, https://bibliotheque-numerique.inha.fr/idviewer/12321/59)</text:p>
          </table:table-cell>
          <table:table-cell office:value-type="string" calcext:value-type="string">
            <text:p>https://catalogue.bnf.fr/ark:/12148/cb16717847z</text:p>
          </table:table-cell>
          <table:table-cell office:value-type="string" calcext:value-type="string">
            <text:p>https://data.bnf.fr/ark:/12148/cb16717847z</text:p>
          </table:table-cell>
          <table:table-cell office:value-type="string" calcext:value-type="string">
            <text:p>https://www.idref.fr/131833847</text:p>
          </table:table-cell>
          <table:table-cell office:value-type="string" calcext:value-type="string">
            <text:p>https://viaf.org/viaf/15612609</text:p>
          </table:table-cell>
          <table:table-cell office:value-type="string" calcext:value-type="string">
            <text:p>https://www.wikidata.org/wiki/Q188931</text:p>
          </table:table-cell>
          <table:table-cell/>
          <table:table-cell office:value-type="string" calcext:value-type="string">
            <text:p>Typhon</text:p>
          </table:table-cell>
          <table:table-cell table:formula="of:=CONCATENATE(&quot;sameAs=&quot;&quot;https://thlebee.github.io/CoEg/doc/CoEg_Index.xml#&quot;;[.A87];&quot;&quot;&quot;&quot;)" office:value-type="string" office:string-value="sameAs=&quot;https://thlebee.github.io/CoEg/doc/CoEg_Index.xml#CoEg_pers_00000012&quot;" calcext:value-type="string">
            <text:p>sameAs="https://thlebee.github.io/CoEg/doc/CoEg_Index.xml#CoEg_pers_00000012"</text:p>
          </table:table-cell>
          <table:table-cell table:formula="of:=CONCATENATE(&quot;&lt;person xml:id=&quot;&quot;&quot;;[.A87];&quot;&quot;&quot; role=&quot;&quot;&quot;;[.B87];&quot;&quot;&quot;&gt;&lt;persName&gt;&quot;;[.C87];&quot;&lt;/persName&gt;&quot;;IF(ISBLANK([.I87]);&quot;&quot;;CONCATENATE(&quot;&lt;idno type=&quot;&quot;catGenBNF&quot;&quot;&gt;&quot;;[.I87];&quot;&lt;/idno&gt;&quot;));IF(ISBLANK([.J87]);&quot;&quot;;CONCATENATE(&quot;&lt;idno type=&quot;&quot;dataBnF&quot;&quot;&gt;&quot;;[.J87];&quot;&lt;/idno&gt;&quot;));IF(ISBLANK([.K87]);&quot;&quot;;CONCATENATE(&quot;&lt;idno type=&quot;&quot;IdRef&quot;&quot;&gt;&quot;;[.K87];&quot;&lt;/idno&gt;&quot;));IF(ISBLANK([.L87]);&quot;&quot;;CONCATENATE(&quot;&lt;idno type=&quot;&quot;VIAF&quot;&quot;&gt;&quot;;[.L87];&quot;&lt;/idno&gt;&quot;));IF(ISBLANK([.M87]);&quot;&quot;;CONCATENATE(&quot;&lt;idno type=&quot;&quot;Wikidata&quot;&quot;&gt;&quot;;[.M87];&quot;&lt;/idno&gt;&quot;));IF(ISBLANK([.D87]);&quot;&quot;;CONCATENATE(&quot;&lt;note type=&quot;&quot;def&quot;&quot;&gt;&quot;;[.D87];IF(ISBLANK([.E87]);&quot;&quot;;CONCATENATE(&quot; (&quot;;[.E87];&quot;-&quot;;[.F87];&quot;). &quot;;[.G87]));&quot;.&lt;/note&gt;&quot;));IF(ISBLANK([.H87]);&quot;&quot;;CONCATENATE(&quot;&lt;note type=&quot;&quot;Mariette&quot;&quot;&gt;&quot;;[.H87];&quot;.&lt;/note&gt;&quot;));&quot;&lt;/person&gt;&quot;)" office:value-type="string" office:string-value="&lt;person xml:id=&quot;CoEg_pers_00000012&quot; role=&quot;myth&quot;&gt;&lt;persName&gt;Seth&lt;/persName&gt;&lt;idno type=&quot;catGenBNF&quot;&gt;https://catalogue.bnf.fr/ark:/12148/cb16717847z&lt;/idno&gt;&lt;idno type=&quot;dataBnF&quot;&gt;https://data.bnf.fr/ark:/12148/cb16717847z&lt;/idno&gt;&lt;idno type=&quot;IdRef&quot;&gt;https://www.idref.fr/131833847&lt;/idno&gt;&lt;idno type=&quot;VIAF&quot;&gt;https://viaf.org/viaf/15612609&lt;/idno&gt;&lt;idno type=&quot;Wikidata&quot;&gt;https://www.wikidata.org/wiki/Q188931&lt;/idno&gt;&lt;note type=&quot;def&quot;&gt;Dieu égyptien.&lt;/note&gt;&lt;note type=&quot;Mariette&quot;&gt;Mariette utilise la désignation grecque « Typhon » (cf. Rougé (de), Emmanuel, Notice sommaire des monuments égyptiens exposés dans les galeries du musée du Louvre, Paris, Simon Raçon et Cie, 1855, p. 59, https://bibliotheque-numerique.inha.fr/idviewer/12321/59).&lt;/note&gt;&lt;/person&gt;" calcext:value-type="string">
            <text:p>&lt;person xml:id="CoEg_pers_00000012" role="myth"&gt;&lt;persName&gt;Seth&lt;/persName&gt;&lt;idno type="catGenBNF"&gt;https://catalogue.bnf.fr/ark:/12148/cb16717847z&lt;/idno&gt;&lt;idno type="dataBnF"&gt;https://data.bnf.fr/ark:/12148/cb16717847z&lt;/idno&gt;&lt;idno type="IdRef"&gt;https://www.idref.fr/131833847&lt;/idno&gt;&lt;idno type="VIAF"&gt;https://viaf.org/viaf/15612609&lt;/idno&gt;&lt;idno type="Wikidata"&gt;https://www.wikidata.org/wiki/Q188931&lt;/idno&gt;&lt;note type="def"&gt;Dieu égyptien.&lt;/note&gt;&lt;note type="Mariette"&gt;Mariette utilise la désignation grecque « Typhon » (cf. Rougé (de), Emmanuel, Notice sommaire des monuments égyptiens exposés dans les galeries du musée du Louvre, Paris, Simon Raçon et Cie, 1855, p. 59, https://bibliotheque-numerique.inha.fr/idviewer/12321/59).&lt;/note&gt;&lt;/person&gt;</text:p>
          </table:table-cell>
          <table:table-cell table:formula="of:=CONCATENATE(&quot;\gls{&quot;;[.A87];&quot;}&quot;)" office:value-type="string" office:string-value="\gls{CoEg_pers_00000012}" calcext:value-type="string">
            <text:p>\gls{CoEg_pers_00000012}</text:p>
          </table:table-cell>
          <table:table-cell table:formula="of:=CONCATENATE(&quot;\newglossaryentry{&quot;;[.A87];&quot;}{name={&quot;;[.C87];&quot;},type={&quot;;[.B87];&quot;},text=*,description={&quot;;[.D87];IF(ISBLANK([.E87]);&quot;&quot;;CONCATENATE(&quot; (&quot;;[.E87];&quot;-&quot;;[.F87];&quot;). &quot;));[.G87];[.H87];IF(ISBLANK([.I87]);&quot;&quot;;CONCATENATE(&quot;[\href{&quot;;[.I87];&quot;}{cat. gén. BNF}]&quot;));IF(ISBLANK([.J87]);&quot;&quot;;CONCATENATE(&quot;[\href{&quot;;[.J87];&quot;}{data.bnf}]&quot;));IF(ISBLANK([.K87]);&quot;&quot;;CONCATENATE(&quot;[\href{&quot;;[.K87];&quot;}{IdRéf}]&quot;));IF(ISBLANK([.L87]);&quot;&quot;;CONCATENATE(&quot;[\href{&quot;;[.L87];&quot;}{VIAF}]&quot;));IF(ISBLANK([.M87]);&quot;&quot;;CONCATENATE(&quot;[\href{&quot;;[.M87];&quot;}{Wikidata}]&quot;));&quot;}}&quot;)" office:value-type="string" office:string-value="\newglossaryentry{CoEg_pers_00000012}{name={Seth},type={myth},text=*,description={Dieu égyptienMariette utilise la désignation grecque « Typhon » (cf. Rougé (de), Emmanuel, Notice sommaire des monuments égyptiens exposés dans les galeries du musée du Louvre, Paris, Simon Raçon et Cie, 1855, p. 59, https://bibliotheque-numerique.inha.fr/idviewer/12321/59)[\href{https://catalogue.bnf.fr/ark:/12148/cb16717847z}{cat. gén. BNF}][\href{https://data.bnf.fr/ark:/12148/cb16717847z}{data.bnf}][\href{https://www.idref.fr/131833847}{IdRéf}][\href{https://viaf.org/viaf/15612609}{VIAF}][\href{https://www.wikidata.org/wiki/Q188931}{Wikidata}]}}" calcext:value-type="string">
            <text:p>\newglossaryentry{CoEg_pers_00000012}{name={Seth},type={myth},text=*,description={Dieu égyptienMariette utilise la désignation grecque « Typhon » (cf. Rougé (de), Emmanuel, Notice sommaire des monuments égyptiens exposés dans les galeries du musée du Louvre, Paris, Simon Raçon et Cie, 1855, p. 59, https://bibliotheque-numerique.inha.fr/idviewer/12321/59)[\href{https://catalogue.bnf.fr/ark:/12148/cb16717847z}{cat. gén. BNF}][\href{https://data.bnf.fr/ark:/12148/cb16717847z}{data.bnf}][\href{https://www.idref.fr/131833847}{IdRéf}][\href{https://viaf.org/viaf/15612609}{VIAF}][\href{https://www.wikidata.org/wiki/Q18893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36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Dieu</text:p>
          </table:table-cell>
          <table:table-cell table:number-columns-repeated="9"/>
          <table:table-cell office:value-type="string" calcext:value-type="string">
            <text:p>https://www.wikidata.org/wiki/Q190</text:p>
          </table:table-cell>
          <table:table-cell/>
          <table:table-cell office:value-type="string" calcext:value-type="string">
            <text:p>Allah</text:p>
          </table:table-cell>
          <table:table-cell table:formula="of:=CONCATENATE(&quot;sameAs=&quot;&quot;https://thlebee.github.io/CoEg/doc/CoEg_Index.xml#&quot;;[.A88];&quot;&quot;&quot;&quot;)" office:value-type="string" office:string-value="sameAs=&quot;https://thlebee.github.io/CoEg/doc/CoEg_Index.xml#CoEg_pers_00000036&quot;" calcext:value-type="string">
            <text:p>sameAs="https://thlebee.github.io/CoEg/doc/CoEg_Index.xml#CoEg_pers_00000036"</text:p>
          </table:table-cell>
          <table:table-cell table:formula="of:=CONCATENATE(&quot;&lt;person xml:id=&quot;&quot;&quot;;[.A88];&quot;&quot;&quot; role=&quot;&quot;&quot;;[.B88];&quot;&quot;&quot;&gt;&lt;persName&gt;&quot;;[.C88];&quot;&lt;/persName&gt;&quot;;IF(ISBLANK([.I88]);&quot;&quot;;CONCATENATE(&quot;&lt;idno type=&quot;&quot;catGenBNF&quot;&quot;&gt;&quot;;[.I88];&quot;&lt;/idno&gt;&quot;));IF(ISBLANK([.J88]);&quot;&quot;;CONCATENATE(&quot;&lt;idno type=&quot;&quot;dataBnF&quot;&quot;&gt;&quot;;[.J88];&quot;&lt;/idno&gt;&quot;));IF(ISBLANK([.K88]);&quot;&quot;;CONCATENATE(&quot;&lt;idno type=&quot;&quot;IdRef&quot;&quot;&gt;&quot;;[.K88];&quot;&lt;/idno&gt;&quot;));IF(ISBLANK([.L88]);&quot;&quot;;CONCATENATE(&quot;&lt;idno type=&quot;&quot;VIAF&quot;&quot;&gt;&quot;;[.L88];&quot;&lt;/idno&gt;&quot;));IF(ISBLANK([.M88]);&quot;&quot;;CONCATENATE(&quot;&lt;idno type=&quot;&quot;Wikidata&quot;&quot;&gt;&quot;;[.M88];&quot;&lt;/idno&gt;&quot;));IF(ISBLANK([.D88]);&quot;&quot;;CONCATENATE(&quot;&lt;note type=&quot;&quot;def&quot;&quot;&gt;&quot;;[.D88];IF(ISBLANK([.E88]);&quot;&quot;;CONCATENATE(&quot; (&quot;;[.E88];&quot;-&quot;;[.F88];&quot;). &quot;;[.G88]));&quot;.&lt;/note&gt;&quot;));IF(ISBLANK([.H88]);&quot;&quot;;CONCATENATE(&quot;&lt;note type=&quot;&quot;Mariette&quot;&quot;&gt;&quot;;[.H88];&quot;.&lt;/note&gt;&quot;));&quot;&lt;/person&gt;&quot;)" office:value-type="string" office:string-value="&lt;person xml:id=&quot;CoEg_pers_00000036&quot; role=&quot;myth&quot;&gt;&lt;persName&gt;Dieu&lt;/persName&gt;&lt;idno type=&quot;Wikidata&quot;&gt;https://www.wikidata.org/wiki/Q190&lt;/idno&gt;&lt;/person&gt;" calcext:value-type="string">
            <text:p>&lt;person xml:id="CoEg_pers_00000036" role="myth"&gt;&lt;persName&gt;Dieu&lt;/persName&gt;&lt;idno type="Wikidata"&gt;https://www.wikidata.org/wiki/Q190&lt;/idno&gt;&lt;/person&gt;</text:p>
          </table:table-cell>
          <table:table-cell table:formula="of:=CONCATENATE(&quot;\gls{&quot;;[.A88];&quot;}&quot;)" office:value-type="string" office:string-value="\gls{CoEg_pers_00000036}" calcext:value-type="string">
            <text:p>\gls{CoEg_pers_00000036}</text:p>
          </table:table-cell>
          <table:table-cell table:formula="of:=CONCATENATE(&quot;\newglossaryentry{&quot;;[.A88];&quot;}{name={&quot;;[.C88];&quot;},type={&quot;;[.B88];&quot;},text=*,description={&quot;;[.D88];IF(ISBLANK([.E88]);&quot;&quot;;CONCATENATE(&quot; (&quot;;[.E88];&quot;-&quot;;[.F88];&quot;). &quot;));[.G88];[.H88];IF(ISBLANK([.I88]);&quot;&quot;;CONCATENATE(&quot;[\href{&quot;;[.I88];&quot;}{cat. gén. BNF}]&quot;));IF(ISBLANK([.J88]);&quot;&quot;;CONCATENATE(&quot;[\href{&quot;;[.J88];&quot;}{data.bnf}]&quot;));IF(ISBLANK([.K88]);&quot;&quot;;CONCATENATE(&quot;[\href{&quot;;[.K88];&quot;}{IdRéf}]&quot;));IF(ISBLANK([.L88]);&quot;&quot;;CONCATENATE(&quot;[\href{&quot;;[.L88];&quot;}{VIAF}]&quot;));IF(ISBLANK([.M88]);&quot;&quot;;CONCATENATE(&quot;[\href{&quot;;[.M88];&quot;}{Wikidata}]&quot;));&quot;}}&quot;)" office:value-type="string" office:string-value="\newglossaryentry{CoEg_pers_00000036}{name={Dieu},type={myth},text=*,description={[\href{https://www.wikidata.org/wiki/Q190}{Wikidata}]}}" calcext:value-type="string">
            <text:p>\newglossaryentry{CoEg_pers_00000036}{name={Dieu},type={myth},text=*,description={[\href{https://www.wikidata.org/wiki/Q190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2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Dieu égyptien</text:p>
          </table:table-cell>
          <table:table-cell table:number-columns-repeated="4"/>
          <table:table-cell office:value-type="string" calcext:value-type="string">
            <text:p>https://catalogue.bnf.fr/ark:/12148/cb11936736v</text:p>
          </table:table-cell>
          <table:table-cell office:value-type="string" calcext:value-type="string">
            <text:p>https://data.bnf.fr/ark:/12148/cb11936736v</text:p>
          </table:table-cell>
          <table:table-cell/>
          <table:table-cell office:value-type="string" calcext:value-type="string">
            <text:p>https://viaf.org/viaf/61789844</text:p>
          </table:table-cell>
          <table:table-cell office:value-type="string" calcext:value-type="string">
            <text:p>https://www.wikidata.org/wiki/Q46491</text:p>
          </table:table-cell>
          <table:table-cell table:number-columns-repeated="2"/>
          <table:table-cell table:formula="of:=CONCATENATE(&quot;sameAs=&quot;&quot;https://thlebee.github.io/CoEg/doc/CoEg_Index.xml#&quot;;[.A89];&quot;&quot;&quot;&quot;)" office:value-type="string" office:string-value="sameAs=&quot;https://thlebee.github.io/CoEg/doc/CoEg_Index.xml#CoEg_pers_00000042&quot;" calcext:value-type="string">
            <text:p>sameAs="https://thlebee.github.io/CoEg/doc/CoEg_Index.xml#CoEg_pers_00000042"</text:p>
          </table:table-cell>
          <table:table-cell table:formula="of:=CONCATENATE(&quot;&lt;person xml:id=&quot;&quot;&quot;;[.A89];&quot;&quot;&quot; role=&quot;&quot;&quot;;[.B89];&quot;&quot;&quot;&gt;&lt;persName&gt;&quot;;[.C89];&quot;&lt;/persName&gt;&quot;;IF(ISBLANK([.I89]);&quot;&quot;;CONCATENATE(&quot;&lt;idno type=&quot;&quot;catGenBNF&quot;&quot;&gt;&quot;;[.I89];&quot;&lt;/idno&gt;&quot;));IF(ISBLANK([.J89]);&quot;&quot;;CONCATENATE(&quot;&lt;idno type=&quot;&quot;dataBnF&quot;&quot;&gt;&quot;;[.J89];&quot;&lt;/idno&gt;&quot;));IF(ISBLANK([.K89]);&quot;&quot;;CONCATENATE(&quot;&lt;idno type=&quot;&quot;IdRef&quot;&quot;&gt;&quot;;[.K89];&quot;&lt;/idno&gt;&quot;));IF(ISBLANK([.L89]);&quot;&quot;;CONCATENATE(&quot;&lt;idno type=&quot;&quot;VIAF&quot;&quot;&gt;&quot;;[.L89];&quot;&lt;/idno&gt;&quot;));IF(ISBLANK([.M89]);&quot;&quot;;CONCATENATE(&quot;&lt;idno type=&quot;&quot;Wikidata&quot;&quot;&gt;&quot;;[.M89];&quot;&lt;/idno&gt;&quot;));IF(ISBLANK([.D89]);&quot;&quot;;CONCATENATE(&quot;&lt;note type=&quot;&quot;def&quot;&quot;&gt;&quot;;[.D89];IF(ISBLANK([.E89]);&quot;&quot;;CONCATENATE(&quot; (&quot;;[.E89];&quot;-&quot;;[.F89];&quot;). &quot;;[.G89]));&quot;.&lt;/note&gt;&quot;));IF(ISBLANK([.H89]);&quot;&quot;;CONCATENATE(&quot;&lt;note type=&quot;&quot;Mariette&quot;&quot;&gt;&quot;;[.H89];&quot;.&lt;/note&gt;&quot;));&quot;&lt;/person&gt;&quot;)" office:value-type="string" office:string-value="&lt;person xml:id=&quot;CoEg_pers_00000042&quot; role=&quot;myth&quot;&gt;&lt;persName&gt;Osiris&lt;/persName&gt;&lt;idno type=&quot;catGenBNF&quot;&gt;https://catalogue.bnf.fr/ark:/12148/cb11936736v&lt;/idno&gt;&lt;idno type=&quot;dataBnF&quot;&gt;https://data.bnf.fr/ark:/12148/cb11936736v&lt;/idno&gt;&lt;idno type=&quot;VIAF&quot;&gt;https://viaf.org/viaf/61789844&lt;/idno&gt;&lt;idno type=&quot;Wikidata&quot;&gt;https://www.wikidata.org/wiki/Q46491&lt;/idno&gt;&lt;note type=&quot;def&quot;&gt;Dieu égyptien.&lt;/note&gt;&lt;/person&gt;" calcext:value-type="string">
            <text:p>&lt;person xml:id="CoEg_pers_00000042" role="myth"&gt;&lt;persName&gt;Osiris&lt;/persName&gt;&lt;idno type="catGenBNF"&gt;https://catalogue.bnf.fr/ark:/12148/cb11936736v&lt;/idno&gt;&lt;idno type="dataBnF"&gt;https://data.bnf.fr/ark:/12148/cb11936736v&lt;/idno&gt;&lt;idno type="VIAF"&gt;https://viaf.org/viaf/61789844&lt;/idno&gt;&lt;idno type="Wikidata"&gt;https://www.wikidata.org/wiki/Q46491&lt;/idno&gt;&lt;note type="def"&gt;Dieu égyptien.&lt;/note&gt;&lt;/person&gt;</text:p>
          </table:table-cell>
          <table:table-cell table:formula="of:=CONCATENATE(&quot;\gls{&quot;;[.A89];&quot;}&quot;)" office:value-type="string" office:string-value="\gls{CoEg_pers_00000042}" calcext:value-type="string">
            <text:p>\gls{CoEg_pers_00000042}</text:p>
          </table:table-cell>
          <table:table-cell table:formula="of:=CONCATENATE(&quot;\newglossaryentry{&quot;;[.A89];&quot;}{name={&quot;;[.C89];&quot;},type={&quot;;[.B89];&quot;},text=*,description={&quot;;[.D89];IF(ISBLANK([.E89]);&quot;&quot;;CONCATENATE(&quot; (&quot;;[.E89];&quot;-&quot;;[.F89];&quot;). &quot;));[.G89];[.H89];IF(ISBLANK([.I89]);&quot;&quot;;CONCATENATE(&quot;[\href{&quot;;[.I89];&quot;}{cat. gén. BNF}]&quot;));IF(ISBLANK([.J89]);&quot;&quot;;CONCATENATE(&quot;[\href{&quot;;[.J89];&quot;}{data.bnf}]&quot;));IF(ISBLANK([.K89]);&quot;&quot;;CONCATENATE(&quot;[\href{&quot;;[.K89];&quot;}{IdRéf}]&quot;));IF(ISBLANK([.L89]);&quot;&quot;;CONCATENATE(&quot;[\href{&quot;;[.L89];&quot;}{VIAF}]&quot;));IF(ISBLANK([.M89]);&quot;&quot;;CONCATENATE(&quot;[\href{&quot;;[.M89];&quot;}{Wikidata}]&quot;));&quot;}}&quot;)" office:value-type="string" office:string-value="\newglossaryentry{CoEg_pers_00000042}{name={Osiris},type={myth},text=*,description={Dieu égyptien[\href{https://catalogue.bnf.fr/ark:/12148/cb11936736v}{cat. gén. BNF}][\href{https://data.bnf.fr/ark:/12148/cb11936736v}{data.bnf}][\href{https://viaf.org/viaf/61789844}{VIAF}][\href{https://www.wikidata.org/wiki/Q46491}{Wikidata}]}}" calcext:value-type="string">
            <text:p>\newglossaryentry{CoEg_pers_00000042}{name={Osiris},type={myth},text=*,description={Dieu égyptien[\href{https://catalogue.bnf.fr/ark:/12148/cb11936736v}{cat. gén. BNF}][\href{https://data.bnf.fr/ark:/12148/cb11936736v}{data.bnf}][\href{https://viaf.org/viaf/61789844}{VIAF}][\href{https://www.wikidata.org/wiki/Q4649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47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Ptah</text:p>
          </table:table-cell>
          <table:table-cell office:value-type="string" calcext:value-type="string">
            <text:p>Dieu égyptien</text:p>
          </table:table-cell>
          <table:table-cell table:number-columns-repeated="2"/>
          <table:table-cell office:value-type="string" calcext:value-type="string">
            <text:p>Patron de Memphis</text:p>
          </table:table-cell>
          <table:table-cell/>
          <table:table-cell office:value-type="string" calcext:value-type="string">
            <text:p>https://catalogue.bnf.fr/ark:/12148/cb11980873x</text:p>
          </table:table-cell>
          <table:table-cell office:value-type="string" calcext:value-type="string">
            <text:p>https://data.bnf.fr/ark:/12148/cb11980873x</text:p>
          </table:table-cell>
          <table:table-cell/>
          <table:table-cell office:value-type="string" calcext:value-type="string">
            <text:p>https://viaf.org/viaf/15571376</text:p>
          </table:table-cell>
          <table:table-cell office:value-type="string" calcext:value-type="string">
            <text:p>https://www.wikidata.org/wiki/Q146321</text:p>
          </table:table-cell>
          <table:table-cell/>
          <table:table-cell office:value-type="string" calcext:value-type="string">
            <text:p>Vulcain</text:p>
          </table:table-cell>
          <table:table-cell table:formula="of:=CONCATENATE(&quot;sameAs=&quot;&quot;https://thlebee.github.io/CoEg/doc/CoEg_Index.xml#&quot;;[.A90];&quot;&quot;&quot;&quot;)" office:value-type="string" office:string-value="sameAs=&quot;https://thlebee.github.io/CoEg/doc/CoEg_Index.xml#CoEg_pers_00000047&quot;" calcext:value-type="string">
            <text:p>sameAs="https://thlebee.github.io/CoEg/doc/CoEg_Index.xml#CoEg_pers_00000047"</text:p>
          </table:table-cell>
          <table:table-cell table:formula="of:=CONCATENATE(&quot;&lt;person xml:id=&quot;&quot;&quot;;[.A90];&quot;&quot;&quot; role=&quot;&quot;&quot;;[.B90];&quot;&quot;&quot;&gt;&lt;persName&gt;&quot;;[.C90];&quot;&lt;/persName&gt;&quot;;IF(ISBLANK([.I90]);&quot;&quot;;CONCATENATE(&quot;&lt;idno type=&quot;&quot;catGenBNF&quot;&quot;&gt;&quot;;[.I90];&quot;&lt;/idno&gt;&quot;));IF(ISBLANK([.J90]);&quot;&quot;;CONCATENATE(&quot;&lt;idno type=&quot;&quot;dataBnF&quot;&quot;&gt;&quot;;[.J90];&quot;&lt;/idno&gt;&quot;));IF(ISBLANK([.K90]);&quot;&quot;;CONCATENATE(&quot;&lt;idno type=&quot;&quot;IdRef&quot;&quot;&gt;&quot;;[.K90];&quot;&lt;/idno&gt;&quot;));IF(ISBLANK([.L90]);&quot;&quot;;CONCATENATE(&quot;&lt;idno type=&quot;&quot;VIAF&quot;&quot;&gt;&quot;;[.L90];&quot;&lt;/idno&gt;&quot;));IF(ISBLANK([.M90]);&quot;&quot;;CONCATENATE(&quot;&lt;idno type=&quot;&quot;Wikidata&quot;&quot;&gt;&quot;;[.M90];&quot;&lt;/idno&gt;&quot;));IF(ISBLANK([.D90]);&quot;&quot;;CONCATENATE(&quot;&lt;note type=&quot;&quot;def&quot;&quot;&gt;&quot;;[.D90];IF(ISBLANK([.E90]);&quot;&quot;;CONCATENATE(&quot; (&quot;;[.E90];&quot;-&quot;;[.F90];&quot;). &quot;;[.G90]));&quot;.&lt;/note&gt;&quot;));IF(ISBLANK([.H90]);&quot;&quot;;CONCATENATE(&quot;&lt;note type=&quot;&quot;Mariette&quot;&quot;&gt;&quot;;[.H90];&quot;.&lt;/note&gt;&quot;));&quot;&lt;/person&gt;&quot;)" office:value-type="string" office:string-value="&lt;person xml:id=&quot;CoEg_pers_00000047&quot; role=&quot;myth&quot;&gt;&lt;persName&gt;Ptah&lt;/persName&gt;&lt;idno type=&quot;catGenBNF&quot;&gt;https://catalogue.bnf.fr/ark:/12148/cb11980873x&lt;/idno&gt;&lt;idno type=&quot;dataBnF&quot;&gt;https://data.bnf.fr/ark:/12148/cb11980873x&lt;/idno&gt;&lt;idno type=&quot;VIAF&quot;&gt;https://viaf.org/viaf/15571376&lt;/idno&gt;&lt;idno type=&quot;Wikidata&quot;&gt;https://www.wikidata.org/wiki/Q146321&lt;/idno&gt;&lt;note type=&quot;def&quot;&gt;Dieu égyptien.&lt;/note&gt;&lt;/person&gt;" calcext:value-type="string">
            <text:p>&lt;person xml:id="CoEg_pers_00000047" role="myth"&gt;&lt;persName&gt;Ptah&lt;/persName&gt;&lt;idno type="catGenBNF"&gt;https://catalogue.bnf.fr/ark:/12148/cb11980873x&lt;/idno&gt;&lt;idno type="dataBnF"&gt;https://data.bnf.fr/ark:/12148/cb11980873x&lt;/idno&gt;&lt;idno type="VIAF"&gt;https://viaf.org/viaf/15571376&lt;/idno&gt;&lt;idno type="Wikidata"&gt;https://www.wikidata.org/wiki/Q146321&lt;/idno&gt;&lt;note type="def"&gt;Dieu égyptien.&lt;/note&gt;&lt;/person&gt;</text:p>
          </table:table-cell>
          <table:table-cell table:formula="of:=CONCATENATE(&quot;\gls{&quot;;[.A90];&quot;}&quot;)" office:value-type="string" office:string-value="\gls{CoEg_pers_00000047}" calcext:value-type="string">
            <text:p>\gls{CoEg_pers_00000047}</text:p>
          </table:table-cell>
          <table:table-cell table:formula="of:=CONCATENATE(&quot;\newglossaryentry{&quot;;[.A90];&quot;}{name={&quot;;[.C90];&quot;},type={&quot;;[.B90];&quot;},text=*,description={&quot;;[.D90];IF(ISBLANK([.E90]);&quot;&quot;;CONCATENATE(&quot; (&quot;;[.E90];&quot;-&quot;;[.F90];&quot;). &quot;));[.G90];[.H90];IF(ISBLANK([.I90]);&quot;&quot;;CONCATENATE(&quot;[\href{&quot;;[.I90];&quot;}{cat. gén. BNF}]&quot;));IF(ISBLANK([.J90]);&quot;&quot;;CONCATENATE(&quot;[\href{&quot;;[.J90];&quot;}{data.bnf}]&quot;));IF(ISBLANK([.K90]);&quot;&quot;;CONCATENATE(&quot;[\href{&quot;;[.K90];&quot;}{IdRéf}]&quot;));IF(ISBLANK([.L90]);&quot;&quot;;CONCATENATE(&quot;[\href{&quot;;[.L90];&quot;}{VIAF}]&quot;));IF(ISBLANK([.M90]);&quot;&quot;;CONCATENATE(&quot;[\href{&quot;;[.M90];&quot;}{Wikidata}]&quot;));&quot;}}&quot;)" office:value-type="string" office:string-value="\newglossaryentry{CoEg_pers_00000047}{name={Ptah},type={myth},text=*,description={Dieu égyptienPatron de Memphis[\href{https://catalogue.bnf.fr/ark:/12148/cb11980873x}{cat. gén. BNF}][\href{https://data.bnf.fr/ark:/12148/cb11980873x}{data.bnf}][\href{https://viaf.org/viaf/15571376}{VIAF}][\href{https://www.wikidata.org/wiki/Q146321}{Wikidata}]}}" calcext:value-type="string">
            <text:p>\newglossaryentry{CoEg_pers_00000047}{name={Ptah},type={myth},text=*,description={Dieu égyptienPatron de Memphis[\href{https://catalogue.bnf.fr/ark:/12148/cb11980873x}{cat. gén. BNF}][\href{https://data.bnf.fr/ark:/12148/cb11980873x}{data.bnf}][\href{https://viaf.org/viaf/15571376}{VIAF}][\href{https://www.wikidata.org/wiki/Q146321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0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Sérapis</text:p>
          </table:table-cell>
          <table:table-cell office:value-type="string" calcext:value-type="string">
            <text:p>Dieu égyptien</text:p>
          </table:table-cell>
          <table:table-cell table:number-columns-repeated="4"/>
          <table:table-cell office:value-type="string" calcext:value-type="string">
            <text:p>https://catalogue.bnf.fr/ark:/12148/cb119726086</text:p>
          </table:table-cell>
          <table:table-cell office:value-type="string" calcext:value-type="string">
            <text:p>https://data.bnf.fr/ark:/12148/cb119726086</text:p>
          </table:table-cell>
          <table:table-cell/>
          <table:table-cell office:value-type="string" calcext:value-type="string">
            <text:p>http://viaf.org/viaf/316434442</text:p>
          </table:table-cell>
          <table:table-cell office:value-type="string" calcext:value-type="string">
            <text:p>https://www.wikidata.org/wiki/Q214554</text:p>
          </table:table-cell>
          <table:table-cell table:number-columns-repeated="2"/>
          <table:table-cell table:formula="of:=CONCATENATE(&quot;sameAs=&quot;&quot;https://thlebee.github.io/CoEg/doc/CoEg_Index.xml#&quot;;[.A91];&quot;&quot;&quot;&quot;)" office:value-type="string" office:string-value="sameAs=&quot;https://thlebee.github.io/CoEg/doc/CoEg_Index.xml#CoEg_pers_00000060&quot;" calcext:value-type="string">
            <text:p>sameAs="https://thlebee.github.io/CoEg/doc/CoEg_Index.xml#CoEg_pers_00000060"</text:p>
          </table:table-cell>
          <table:table-cell table:formula="of:=CONCATENATE(&quot;&lt;person xml:id=&quot;&quot;&quot;;[.A91];&quot;&quot;&quot; role=&quot;&quot;&quot;;[.B91];&quot;&quot;&quot;&gt;&lt;persName&gt;&quot;;[.C91];&quot;&lt;/persName&gt;&quot;;IF(ISBLANK([.I91]);&quot;&quot;;CONCATENATE(&quot;&lt;idno type=&quot;&quot;catGenBNF&quot;&quot;&gt;&quot;;[.I91];&quot;&lt;/idno&gt;&quot;));IF(ISBLANK([.J91]);&quot;&quot;;CONCATENATE(&quot;&lt;idno type=&quot;&quot;dataBnF&quot;&quot;&gt;&quot;;[.J91];&quot;&lt;/idno&gt;&quot;));IF(ISBLANK([.K91]);&quot;&quot;;CONCATENATE(&quot;&lt;idno type=&quot;&quot;IdRef&quot;&quot;&gt;&quot;;[.K91];&quot;&lt;/idno&gt;&quot;));IF(ISBLANK([.L91]);&quot;&quot;;CONCATENATE(&quot;&lt;idno type=&quot;&quot;VIAF&quot;&quot;&gt;&quot;;[.L91];&quot;&lt;/idno&gt;&quot;));IF(ISBLANK([.M91]);&quot;&quot;;CONCATENATE(&quot;&lt;idno type=&quot;&quot;Wikidata&quot;&quot;&gt;&quot;;[.M91];&quot;&lt;/idno&gt;&quot;));IF(ISBLANK([.D91]);&quot;&quot;;CONCATENATE(&quot;&lt;note type=&quot;&quot;def&quot;&quot;&gt;&quot;;[.D91];IF(ISBLANK([.E91]);&quot;&quot;;CONCATENATE(&quot; (&quot;;[.E91];&quot;-&quot;;[.F91];&quot;). &quot;;[.G91]));&quot;.&lt;/note&gt;&quot;));IF(ISBLANK([.H91]);&quot;&quot;;CONCATENATE(&quot;&lt;note type=&quot;&quot;Mariette&quot;&quot;&gt;&quot;;[.H91];&quot;.&lt;/note&gt;&quot;));&quot;&lt;/person&gt;&quot;)" office:value-type="string" office:string-value="&lt;person xml:id=&quot;CoEg_pers_00000060&quot; role=&quot;myth&quot;&gt;&lt;persName&gt;Sérapis&lt;/persName&gt;&lt;idno type=&quot;catGenBNF&quot;&gt;https://catalogue.bnf.fr/ark:/12148/cb119726086&lt;/idno&gt;&lt;idno type=&quot;dataBnF&quot;&gt;https://data.bnf.fr/ark:/12148/cb119726086&lt;/idno&gt;&lt;idno type=&quot;VIAF&quot;&gt;http://viaf.org/viaf/316434442&lt;/idno&gt;&lt;idno type=&quot;Wikidata&quot;&gt;https://www.wikidata.org/wiki/Q214554&lt;/idno&gt;&lt;note type=&quot;def&quot;&gt;Dieu égyptien.&lt;/note&gt;&lt;/person&gt;" calcext:value-type="string">
            <text:p>&lt;person xml:id="CoEg_pers_00000060" role="myth"&gt;&lt;persName&gt;Sérapis&lt;/persName&gt;&lt;idno type="catGenBNF"&gt;https://catalogue.bnf.fr/ark:/12148/cb119726086&lt;/idno&gt;&lt;idno type="dataBnF"&gt;https://data.bnf.fr/ark:/12148/cb119726086&lt;/idno&gt;&lt;idno type="VIAF"&gt;http://viaf.org/viaf/316434442&lt;/idno&gt;&lt;idno type="Wikidata"&gt;https://www.wikidata.org/wiki/Q214554&lt;/idno&gt;&lt;note type="def"&gt;Dieu égyptien.&lt;/note&gt;&lt;/person&gt;</text:p>
          </table:table-cell>
          <table:table-cell table:formula="of:=CONCATENATE(&quot;\gls{&quot;;[.A91];&quot;}&quot;)" office:value-type="string" office:string-value="\gls{CoEg_pers_00000060}" calcext:value-type="string">
            <text:p>\gls{CoEg_pers_00000060}</text:p>
          </table:table-cell>
          <table:table-cell table:formula="of:=CONCATENATE(&quot;\newglossaryentry{&quot;;[.A91];&quot;}{name={&quot;;[.C91];&quot;},type={&quot;;[.B91];&quot;},text=*,description={&quot;;[.D91];IF(ISBLANK([.E91]);&quot;&quot;;CONCATENATE(&quot; (&quot;;[.E91];&quot;-&quot;;[.F91];&quot;). &quot;));[.G91];[.H91];IF(ISBLANK([.I91]);&quot;&quot;;CONCATENATE(&quot;[\href{&quot;;[.I91];&quot;}{cat. gén. BNF}]&quot;));IF(ISBLANK([.J91]);&quot;&quot;;CONCATENATE(&quot;[\href{&quot;;[.J91];&quot;}{data.bnf}]&quot;));IF(ISBLANK([.K91]);&quot;&quot;;CONCATENATE(&quot;[\href{&quot;;[.K91];&quot;}{IdRéf}]&quot;));IF(ISBLANK([.L91]);&quot;&quot;;CONCATENATE(&quot;[\href{&quot;;[.L91];&quot;}{VIAF}]&quot;));IF(ISBLANK([.M91]);&quot;&quot;;CONCATENATE(&quot;[\href{&quot;;[.M91];&quot;}{Wikidata}]&quot;));&quot;}}&quot;)" office:value-type="string" office:string-value="\newglossaryentry{CoEg_pers_00000060}{name={Sérapis},type={myth},text=*,description={Dieu égyptien[\href{https://catalogue.bnf.fr/ark:/12148/cb119726086}{cat. gén. BNF}][\href{https://data.bnf.fr/ark:/12148/cb119726086}{data.bnf}][\href{http://viaf.org/viaf/316434442}{VIAF}][\href{https://www.wikidata.org/wiki/Q214554}{Wikidata}]}}" calcext:value-type="string">
            <text:p>\newglossaryentry{CoEg_pers_00000060}{name={Sérapis},type={myth},text=*,description={Dieu égyptien[\href{https://catalogue.bnf.fr/ark:/12148/cb119726086}{cat. gén. BNF}][\href{https://data.bnf.fr/ark:/12148/cb119726086}{data.bnf}][\href{http://viaf.org/viaf/316434442}{VIAF}][\href{https://www.wikidata.org/wiki/Q21455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68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Anubis</text:p>
          </table:table-cell>
          <table:table-cell office:value-type="string" calcext:value-type="string">
            <text:p>Dieu égyptien</text:p>
          </table:table-cell>
          <table:table-cell table:number-columns-repeated="4"/>
          <table:table-cell office:value-type="string" calcext:value-type="string">
            <text:p>https://catalogue.bnf.fr/ark:/12148/cb12264465p</text:p>
          </table:table-cell>
          <table:table-cell office:value-type="string" calcext:value-type="string">
            <text:p>https://data.bnf.fr/ark:/12148/cb12264465p</text:p>
          </table:table-cell>
          <table:table-cell office:value-type="string" calcext:value-type="string">
            <text:p>https://www.idref.fr/031428800</text:p>
          </table:table-cell>
          <table:table-cell office:value-type="string" calcext:value-type="string">
            <text:p>https://viaf.org/viaf/5144782931443628507</text:p>
          </table:table-cell>
          <table:table-cell office:value-type="string" calcext:value-type="string">
            <text:p>https://www.wikidata.org/wiki/Q47534</text:p>
          </table:table-cell>
          <table:table-cell table:number-columns-repeated="2"/>
          <table:table-cell table:formula="of:=CONCATENATE(&quot;sameAs=&quot;&quot;https://thlebee.github.io/CoEg/doc/CoEg_Index.xml#&quot;;[.A92];&quot;&quot;&quot;&quot;)" office:value-type="string" office:string-value="sameAs=&quot;https://thlebee.github.io/CoEg/doc/CoEg_Index.xml#CoEg_pers_00000068&quot;" calcext:value-type="string">
            <text:p>sameAs="https://thlebee.github.io/CoEg/doc/CoEg_Index.xml#CoEg_pers_00000068"</text:p>
          </table:table-cell>
          <table:table-cell table:formula="of:=CONCATENATE(&quot;&lt;person xml:id=&quot;&quot;&quot;;[.A92];&quot;&quot;&quot; role=&quot;&quot;&quot;;[.B92];&quot;&quot;&quot;&gt;&lt;persName&gt;&quot;;[.C92];&quot;&lt;/persName&gt;&quot;;IF(ISBLANK([.I92]);&quot;&quot;;CONCATENATE(&quot;&lt;idno type=&quot;&quot;catGenBNF&quot;&quot;&gt;&quot;;[.I92];&quot;&lt;/idno&gt;&quot;));IF(ISBLANK([.J92]);&quot;&quot;;CONCATENATE(&quot;&lt;idno type=&quot;&quot;dataBnF&quot;&quot;&gt;&quot;;[.J92];&quot;&lt;/idno&gt;&quot;));IF(ISBLANK([.K92]);&quot;&quot;;CONCATENATE(&quot;&lt;idno type=&quot;&quot;IdRef&quot;&quot;&gt;&quot;;[.K92];&quot;&lt;/idno&gt;&quot;));IF(ISBLANK([.L92]);&quot;&quot;;CONCATENATE(&quot;&lt;idno type=&quot;&quot;VIAF&quot;&quot;&gt;&quot;;[.L92];&quot;&lt;/idno&gt;&quot;));IF(ISBLANK([.M92]);&quot;&quot;;CONCATENATE(&quot;&lt;idno type=&quot;&quot;Wikidata&quot;&quot;&gt;&quot;;[.M92];&quot;&lt;/idno&gt;&quot;));IF(ISBLANK([.D92]);&quot;&quot;;CONCATENATE(&quot;&lt;note type=&quot;&quot;def&quot;&quot;&gt;&quot;;[.D92];IF(ISBLANK([.E92]);&quot;&quot;;CONCATENATE(&quot; (&quot;;[.E92];&quot;-&quot;;[.F92];&quot;). &quot;;[.G92]));&quot;.&lt;/note&gt;&quot;));IF(ISBLANK([.H92]);&quot;&quot;;CONCATENATE(&quot;&lt;note type=&quot;&quot;Mariette&quot;&quot;&gt;&quot;;[.H92];&quot;.&lt;/note&gt;&quot;));&quot;&lt;/person&gt;&quot;)" office:value-type="string" office:string-value="&lt;person xml:id=&quot;CoEg_pers_00000068&quot; role=&quot;myth&quot;&gt;&lt;persName&gt;Anubis&lt;/persName&gt;&lt;idno type=&quot;catGenBNF&quot;&gt;https://catalogue.bnf.fr/ark:/12148/cb12264465p&lt;/idno&gt;&lt;idno type=&quot;dataBnF&quot;&gt;https://data.bnf.fr/ark:/12148/cb12264465p&lt;/idno&gt;&lt;idno type=&quot;IdRef&quot;&gt;https://www.idref.fr/031428800&lt;/idno&gt;&lt;idno type=&quot;VIAF&quot;&gt;https://viaf.org/viaf/5144782931443628507&lt;/idno&gt;&lt;idno type=&quot;Wikidata&quot;&gt;https://www.wikidata.org/wiki/Q47534&lt;/idno&gt;&lt;note type=&quot;def&quot;&gt;Dieu égyptien.&lt;/note&gt;&lt;/person&gt;" calcext:value-type="string">
            <text:p>&lt;person xml:id="CoEg_pers_00000068" role="myth"&gt;&lt;persName&gt;Anubis&lt;/persName&gt;&lt;idno type="catGenBNF"&gt;https://catalogue.bnf.fr/ark:/12148/cb12264465p&lt;/idno&gt;&lt;idno type="dataBnF"&gt;https://data.bnf.fr/ark:/12148/cb12264465p&lt;/idno&gt;&lt;idno type="IdRef"&gt;https://www.idref.fr/031428800&lt;/idno&gt;&lt;idno type="VIAF"&gt;https://viaf.org/viaf/5144782931443628507&lt;/idno&gt;&lt;idno type="Wikidata"&gt;https://www.wikidata.org/wiki/Q47534&lt;/idno&gt;&lt;note type="def"&gt;Dieu égyptien.&lt;/note&gt;&lt;/person&gt;</text:p>
          </table:table-cell>
          <table:table-cell table:formula="of:=CONCATENATE(&quot;\gls{&quot;;[.A92];&quot;}&quot;)" office:value-type="string" office:string-value="\gls{CoEg_pers_00000068}" calcext:value-type="string">
            <text:p>\gls{CoEg_pers_00000068}</text:p>
          </table:table-cell>
          <table:table-cell table:formula="of:=CONCATENATE(&quot;\newglossaryentry{&quot;;[.A92];&quot;}{name={&quot;;[.C92];&quot;},type={&quot;;[.B92];&quot;},text=*,description={&quot;;[.D92];IF(ISBLANK([.E92]);&quot;&quot;;CONCATENATE(&quot; (&quot;;[.E92];&quot;-&quot;;[.F92];&quot;). &quot;));[.G92];[.H92];IF(ISBLANK([.I92]);&quot;&quot;;CONCATENATE(&quot;[\href{&quot;;[.I92];&quot;}{cat. gén. BNF}]&quot;));IF(ISBLANK([.J92]);&quot;&quot;;CONCATENATE(&quot;[\href{&quot;;[.J92];&quot;}{data.bnf}]&quot;));IF(ISBLANK([.K92]);&quot;&quot;;CONCATENATE(&quot;[\href{&quot;;[.K92];&quot;}{IdRéf}]&quot;));IF(ISBLANK([.L92]);&quot;&quot;;CONCATENATE(&quot;[\href{&quot;;[.L92];&quot;}{VIAF}]&quot;));IF(ISBLANK([.M92]);&quot;&quot;;CONCATENATE(&quot;[\href{&quot;;[.M92];&quot;}{Wikidata}]&quot;));&quot;}}&quot;)" office:value-type="string" office:string-value="\newglossaryentry{CoEg_pers_00000068}{name={Anubis},type={myth},text=*,description={Dieu égyptien[\href{https://catalogue.bnf.fr/ark:/12148/cb12264465p}{cat. gén. BNF}][\href{https://data.bnf.fr/ark:/12148/cb12264465p}{data.bnf}][\href{https://www.idref.fr/031428800}{IdRéf}][\href{https://viaf.org/viaf/5144782931443628507}{VIAF}][\href{https://www.wikidata.org/wiki/Q47534}{Wikidata}]}}" calcext:value-type="string">
            <text:p>\newglossaryentry{CoEg_pers_00000068}{name={Anubis},type={myth},text=*,description={Dieu égyptien[\href{https://catalogue.bnf.fr/ark:/12148/cb12264465p}{cat. gén. BNF}][\href{https://data.bnf.fr/ark:/12148/cb12264465p}{data.bnf}][\href{https://www.idref.fr/031428800}{IdRéf}][\href{https://viaf.org/viaf/5144782931443628507}{VIAF}][\href{https://www.wikidata.org/wiki/Q47534}{Wikidata}]}}</text:p>
          </table:table-cell>
          <table:table-cell/>
        </table:table-row>
        <table:table-row table:style-name="ro1">
          <table:table-cell office:value-type="string" calcext:value-type="string">
            <text:p>CoEg_pers_00000072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Allah</text:p>
          </table:table-cell>
          <table:table-cell table:number-columns-repeated="9"/>
          <table:table-cell office:value-type="string" calcext:value-type="string">
            <text:p>https://www.wikidata.org/wiki/Q234801</text:p>
          </table:table-cell>
          <table:table-cell/>
          <table:table-cell office:value-type="string" calcext:value-type="string">
            <text:p>Dieu</text:p>
          </table:table-cell>
          <table:table-cell table:formula="of:=CONCATENATE(&quot;sameAs=&quot;&quot;https://thlebee.github.io/CoEg/doc/CoEg_Index.xml#&quot;;[.A93];&quot;&quot;&quot;&quot;)" office:value-type="string" office:string-value="sameAs=&quot;https://thlebee.github.io/CoEg/doc/CoEg_Index.xml#CoEg_pers_00000072&quot;" calcext:value-type="string">
            <text:p>sameAs="https://thlebee.github.io/CoEg/doc/CoEg_Index.xml#CoEg_pers_00000072"</text:p>
          </table:table-cell>
          <table:table-cell table:formula="of:=CONCATENATE(&quot;&lt;person xml:id=&quot;&quot;&quot;;[.A93];&quot;&quot;&quot; role=&quot;&quot;&quot;;[.B93];&quot;&quot;&quot;&gt;&lt;persName&gt;&quot;;[.C93];&quot;&lt;/persName&gt;&quot;;IF(ISBLANK([.I93]);&quot;&quot;;CONCATENATE(&quot;&lt;idno type=&quot;&quot;catGenBNF&quot;&quot;&gt;&quot;;[.I93];&quot;&lt;/idno&gt;&quot;));IF(ISBLANK([.J93]);&quot;&quot;;CONCATENATE(&quot;&lt;idno type=&quot;&quot;dataBnF&quot;&quot;&gt;&quot;;[.J93];&quot;&lt;/idno&gt;&quot;));IF(ISBLANK([.K93]);&quot;&quot;;CONCATENATE(&quot;&lt;idno type=&quot;&quot;IdRef&quot;&quot;&gt;&quot;;[.K93];&quot;&lt;/idno&gt;&quot;));IF(ISBLANK([.L93]);&quot;&quot;;CONCATENATE(&quot;&lt;idno type=&quot;&quot;VIAF&quot;&quot;&gt;&quot;;[.L93];&quot;&lt;/idno&gt;&quot;));IF(ISBLANK([.M93]);&quot;&quot;;CONCATENATE(&quot;&lt;idno type=&quot;&quot;Wikidata&quot;&quot;&gt;&quot;;[.M93];&quot;&lt;/idno&gt;&quot;));IF(ISBLANK([.D93]);&quot;&quot;;CONCATENATE(&quot;&lt;note type=&quot;&quot;def&quot;&quot;&gt;&quot;;[.D93];IF(ISBLANK([.E93]);&quot;&quot;;CONCATENATE(&quot; (&quot;;[.E93];&quot;-&quot;;[.F93];&quot;). &quot;;[.G93]));&quot;.&lt;/note&gt;&quot;));IF(ISBLANK([.H93]);&quot;&quot;;CONCATENATE(&quot;&lt;note type=&quot;&quot;Mariette&quot;&quot;&gt;&quot;;[.H93];&quot;.&lt;/note&gt;&quot;));&quot;&lt;/person&gt;&quot;)" office:value-type="string" office:string-value="&lt;person xml:id=&quot;CoEg_pers_00000072&quot; role=&quot;myth&quot;&gt;&lt;persName&gt;Allah&lt;/persName&gt;&lt;idno type=&quot;Wikidata&quot;&gt;https://www.wikidata.org/wiki/Q234801&lt;/idno&gt;&lt;/person&gt;" calcext:value-type="string">
            <text:p>&lt;person xml:id="CoEg_pers_00000072" role="myth"&gt;&lt;persName&gt;Allah&lt;/persName&gt;&lt;idno type="Wikidata"&gt;https://www.wikidata.org/wiki/Q234801&lt;/idno&gt;&lt;/person&gt;</text:p>
          </table:table-cell>
          <table:table-cell table:formula="of:=CONCATENATE(&quot;\gls{&quot;;[.A93];&quot;}&quot;)" office:value-type="string" office:string-value="\gls{CoEg_pers_00000072}" calcext:value-type="string">
            <text:p>\gls{CoEg_pers_00000072}</text:p>
          </table:table-cell>
          <table:table-cell table:formula="of:=CONCATENATE(&quot;\newglossaryentry{&quot;;[.A93];&quot;}{name={&quot;;[.C93];&quot;},type={&quot;;[.B93];&quot;},text=*,description={&quot;;[.D93];IF(ISBLANK([.E93]);&quot;&quot;;CONCATENATE(&quot; (&quot;;[.E93];&quot;-&quot;;[.F93];&quot;). &quot;));[.G93];[.H93];IF(ISBLANK([.I93]);&quot;&quot;;CONCATENATE(&quot;[\href{&quot;;[.I93];&quot;}{cat. gén. BNF}]&quot;));IF(ISBLANK([.J93]);&quot;&quot;;CONCATENATE(&quot;[\href{&quot;;[.J93];&quot;}{data.bnf}]&quot;));IF(ISBLANK([.K93]);&quot;&quot;;CONCATENATE(&quot;[\href{&quot;;[.K93];&quot;}{IdRéf}]&quot;));IF(ISBLANK([.L93]);&quot;&quot;;CONCATENATE(&quot;[\href{&quot;;[.L93];&quot;}{VIAF}]&quot;));IF(ISBLANK([.M93]);&quot;&quot;;CONCATENATE(&quot;[\href{&quot;;[.M93];&quot;}{Wikidata}]&quot;));&quot;}}&quot;)" office:value-type="string" office:string-value="\newglossaryentry{CoEg_pers_00000072}{name={Allah},type={myth},text=*,description={[\href{https://www.wikidata.org/wiki/Q234801}{Wikidata}]}}" calcext:value-type="string">
            <text:p>\newglossaryentry{CoEg_pers_00000072}{name={Allah},type={myth},text=*,description={[\href{https://www.wikidata.org/wiki/Q234801}{Wikidata}]}}</text:p>
          </table:table-cell>
          <table:table-cell/>
        </table:table-row>
        <table:table-row table:style-name="ro1">
          <table:table-cell table:number-columns-repeated="18"/>
          <table:table-cell table:formula="of:=IF(ISBLANK([.J94]);&quot;&quot;;CONCATENATE(&quot; \ref{https://data.bnf.fr/fr/&quot;;[.J94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95]);&quot;&quot;;CONCATENATE(&quot; \ref{https://data.bnf.fr/fr/&quot;;[.J95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96]);&quot;&quot;;CONCATENATE(&quot; \ref{https://data.bnf.fr/fr/&quot;;[.J96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97]);&quot;&quot;;CONCATENATE(&quot; \ref{https://data.bnf.fr/fr/&quot;;[.J97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98]);&quot;&quot;;CONCATENATE(&quot; \ref{https://data.bnf.fr/fr/&quot;;[.J98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99]);&quot;&quot;;CONCATENATE(&quot; \ref{https://data.bnf.fr/fr/&quot;;[.J99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100]);&quot;&quot;;CONCATENATE(&quot; \ref{https://data.bnf.fr/fr/&quot;;[.J100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101]);&quot;&quot;;CONCATENATE(&quot; \ref{https://data.bnf.fr/fr/&quot;;[.J101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102]);&quot;&quot;;CONCATENATE(&quot; \ref{https://data.bnf.fr/fr/&quot;;[.J102];&quot;}{data.BnF}&quot;))">
            <text:p/>
          </table:table-cell>
          <table:table-cell/>
        </table:table-row>
        <table:table-row table:style-name="ro1">
          <table:table-cell table:number-columns-repeated="18"/>
          <table:table-cell table:formula="of:=IF(ISBLANK([.J103]);&quot;&quot;;CONCATENATE(&quot; \ref{https://data.bnf.fr/fr/&quot;;[.J103];&quot;}{data.BnF}&quot;))">
            <text:p/>
          </table:table-cell>
          <table:table-cell/>
        </table:table-row>
      </table:table>
      <table:table table:name="org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number-columns-repeated="2" table:default-cell-style-name="ce31"/>
        <table:table-column table:style-name="co6" table:default-cell-style-name="ce31"/>
        <table:table-column table:style-name="co4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Name</text:p>
          </table:table-cell>
          <table:table-cell office:value-type="string" calcext:value-type="string">
            <text:p>note type=def</text:p>
          </table:table-cell>
          <table:table-cell office:value-type="string" calcext:value-type="string">
            <text:p>note type=Mariette</text:p>
          </table:table-cell>
          <table:table-cell office:value-type="string" calcext:value-type="string">
            <text:p>BNF_URL</text:p>
          </table:table-cell>
          <table:table-cell office:value-type="string" calcext:value-type="string">
            <text:p>data.bnf_URL</text:p>
          </table:table-cell>
          <table:table-cell office:value-type="string" calcext:value-type="string">
            <text:p>IdRéf_URL</text:p>
          </table:table-cell>
          <table:table-cell office:value-type="string" calcext:value-type="string">
            <text:p>VIAF_URL</text:p>
          </table:table-cell>
          <table:table-cell office:value-type="string" calcext:value-type="string">
            <text:p>Wikidata_URL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@sameAs</text:p>
          </table:table-cell>
          <table:table-cell office:value-type="string" calcext:value-type="string">
            <text:p>XML brut</text:p>
          </table:table-cell>
          <table:table-cell office:value-type="string" calcext:value-type="string">
            <text:p>\gl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string" calcext:value-type="string">
            <text:p>CoEg_org_00000001</text:p>
          </table:table-cell>
          <table:table-cell office:value-type="string" calcext:value-type="string">
            <text:p>Musée nationaux, direction des</text:p>
          </table:table-cell>
          <table:table-cell table:number-columns-repeated="2"/>
          <table:table-cell office:value-type="string" calcext:value-type="string">
            <text:p><text:a xlink:href="https://catalogue/" xlink:type="simple">https://catalogue</text:a>.bnf.fr/ark:/12148/cb118639186</text:p>
          </table:table-cell>
          <table:table-cell office:value-type="string" calcext:value-type="string">
            <text:p>https://data.bnf.fr/ark:/12148/cb118639186</text:p>
          </table:table-cell>
          <table:table-cell office:value-type="string" calcext:value-type="string">
            <text:p>http://www.idref.fr/027551148</text:p>
          </table:table-cell>
          <table:table-cell office:value-type="string" calcext:value-type="string">
            <text:p>https://viaf.org/viaf/157729592</text:p>
          </table:table-cell>
          <table:table-cell table:number-columns-repeated="2"/>
          <table:table-cell table:formula="of:=CONCATENATE(&quot;sameAs=&quot;&quot;&quot;;[.A2];&quot;&quot;&quot;&quot;)" office:value-type="string" office:string-value="sameAs=&quot;CoEg_org_00000001&quot;" calcext:value-type="string">
            <text:p>sameAs="CoEg_org_00000001"</text:p>
          </table:table-cell>
          <table:table-cell table:formula="of:=CONCATENATE(&quot;&lt;org xml:id=&quot;&quot;&quot;;[.A2];&quot;&quot;&quot;&gt;&lt;orgName&gt;&quot;;[.B2];&quot;&lt;/orgName&gt;&quot;;IF(ISBLANK([.E2]);&quot;&quot;;CONCATENATE(&quot;&lt;idno type=&quot;&quot;catGenBNF&quot;&quot;&gt;&quot;;[.E2];&quot;&lt;/idno&gt;&quot;));IF(ISBLANK([.F2]);&quot;&quot;;CONCATENATE(&quot;&lt;idno type=&quot;&quot;dataBnF&quot;&quot;&gt;&quot;;[.F2];&quot;&lt;/idno&gt;&quot;));IF(ISBLANK([.G2]);&quot;&quot;;CONCATENATE(&quot;&lt;idno type=&quot;&quot;IdRef&quot;&quot;&gt;&quot;;[.G2];&quot;&lt;/idno&gt;&quot;));IF(ISBLANK([.H2]);&quot;&quot;;CONCATENATE(&quot;&lt;idno type=&quot;&quot;VIAF&quot;&quot;&gt;&quot;;[.H2];&quot;&lt;/idno&gt;&quot;));IF(ISBLANK([.I2]);&quot;&quot;;CONCATENATE(&quot;&lt;idno type=&quot;&quot;Wikidata&quot;&quot;&gt;&quot;;[.I2];&quot;&lt;/idno&gt;&quot;));IF(ISBLANK([.C2]);&quot;&quot;;CONCATENATE(&quot;&lt;note&gt;&quot;;[.C2];&quot;&lt;/note&gt;&quot;));&quot;&lt;/org&gt;&quot;)" office:value-type="string" office:string-value="&lt;org xml:id=&quot;CoEg_org_00000001&quot;&gt;&lt;orgName&gt;Musée nationaux, direction des&lt;/orgName&gt;&lt;idno type=&quot;catGenBNF&quot;&gt;https://catalogue.bnf.fr/ark:/12148/cb118639186&lt;/idno&gt;&lt;idno type=&quot;dataBnF&quot;&gt;https://data.bnf.fr/ark:/12148/cb118639186&lt;/idno&gt;&lt;idno type=&quot;IdRef&quot;&gt;http://www.idref.fr/027551148&lt;/idno&gt;&lt;idno type=&quot;VIAF&quot;&gt;https://viaf.org/viaf/157729592&lt;/idno&gt;&lt;/org&gt;" calcext:value-type="string">
            <text:p>&lt;org xml:id="CoEg_org_00000001"&gt;&lt;orgName&gt;Musée nationaux, direction des&lt;/orgName&gt;&lt;idno type="catGenBNF"&gt;https://catalogue.bnf.fr/ark:/12148/cb118639186&lt;/idno&gt;&lt;idno type="dataBnF"&gt;https://data.bnf.fr/ark:/12148/cb118639186&lt;/idno&gt;&lt;idno type="IdRef"&gt;http://www.idref.fr/027551148&lt;/idno&gt;&lt;idno type="VIAF"&gt;https://viaf.org/viaf/157729592&lt;/idno&gt;&lt;/org&gt;</text:p>
          </table:table-cell>
          <table:table-cell table:formula="of:=CONCATENATE(&quot;\gls{&quot;;[.A2];&quot;}&quot;)" office:value-type="string" office:string-value="\gls{CoEg_org_00000001}" calcext:value-type="string">
            <text:p>\gls{CoEg_org_00000001}</text:p>
          </table:table-cell>
          <table:table-cell table:formula="of:=CONCATENATE(&quot;\newglossaryentry{&quot;;[.A2];&quot;}{name={&quot;;[.B2];&quot;},type={org},text={*},description={&quot;;[.C2];IF(ISBLANK([.E2]);&quot;&quot;;CONCATENATE(&quot; [\href{&quot;;[.E2];&quot;}{cat. gén. BNF}]&quot;));IF(ISBLANK([.F2]);&quot;&quot;;CONCATENATE(&quot; [\href{&quot;;[.F2];&quot;}{data.bnf}]&quot;));IF(ISBLANK([.G2]);&quot;&quot;;CONCATENATE(&quot; [\href{&quot;;[.G2];&quot;}{IdRéf}]&quot;));IF(ISBLANK([.H2]);&quot;&quot;;CONCATENATE(&quot; [\href{&quot;;[.H2];&quot;}{VIAF}]&quot;));IF(ISBLANK([.I2]);&quot;&quot;;CONCATENATE(&quot; [\href{&quot;;[.I2];&quot;}{Wikidata}]&quot;));&quot;}}&quot;)" office:value-type="string" office:string-value="\newglossaryentry{CoEg_org_00000001}{name={Musée nationaux, direction des},type={org},text={*},description={ [\href{https://catalogue.bnf.fr/ark:/12148/cb118639186}{cat. gén. BNF}] [\href{https://data.bnf.fr/ark:/12148/cb118639186}{data.bnf}] [\href{http://www.idref.fr/027551148}{IdRéf}] [\href{https://viaf.org/viaf/157729592}{VIAF}]}}" calcext:value-type="string">
            <text:p>\newglossaryentry{CoEg_org_00000001}{name={Musée nationaux, direction des},type={org},text={*},description={ [\href{https://catalogue.bnf.fr/ark:/12148/cb118639186}{cat. gén. BNF}] [\href{https://data.bnf.fr/ark:/12148/cb118639186}{data.bnf}] [\href{http://www.idref.fr/027551148}{IdRéf}] [\href{https://viaf.org/viaf/157729592}{VIAF}]}}</text:p>
          </table:table-cell>
        </table:table-row>
        <table:table-row table:style-name="ro1">
          <table:table-cell office:value-type="string" calcext:value-type="string">
            <text:p>CoEg_org_00000002</text:p>
          </table:table-cell>
          <table:table-cell office:value-type="string" calcext:value-type="string">
            <text:p>Musée du Louvre</text:p>
          </table:table-cell>
          <table:table-cell table:number-columns-repeated="2"/>
          <table:table-cell office:value-type="string" calcext:value-type="string">
            <text:p>https://catalogue.bnf.fr/ark:/12148/cb11865019j</text:p>
          </table:table-cell>
          <table:table-cell office:value-type="string" calcext:value-type="string">
            <text:p>https://data.bnf.fr/ark:/12148/cb11865019j</text:p>
          </table:table-cell>
          <table:table-cell office:value-type="string" calcext:value-type="string">
            <text:p>https://www.idref.fr/026394677</text:p>
          </table:table-cell>
          <table:table-cell office:value-type="string" calcext:value-type="string">
            <text:p>https://viaf.org/viaf/257711507</text:p>
          </table:table-cell>
          <table:table-cell office:value-type="string" calcext:value-type="string">
            <text:p>https://www.wikidata.org/wiki/Q19675</text:p>
          </table:table-cell>
          <table:table-cell/>
          <table:table-cell table:formula="of:=CONCATENATE(&quot;sameAs=&quot;&quot;&quot;;[.A3];&quot;&quot;&quot;&quot;)" office:value-type="string" office:string-value="sameAs=&quot;CoEg_org_00000002&quot;" calcext:value-type="string">
            <text:p>sameAs="CoEg_org_00000002"</text:p>
          </table:table-cell>
          <table:table-cell table:formula="of:=CONCATENATE(&quot;&lt;org xml:id=&quot;&quot;&quot;;[.A3];&quot;&quot;&quot;&gt;&lt;orgName&gt;&quot;;[.B3];&quot;&lt;/orgName&gt;&quot;;IF(ISBLANK([.E3]);&quot;&quot;;CONCATENATE(&quot;&lt;idno type=&quot;&quot;catGenBNF&quot;&quot;&gt;&quot;;[.E3];&quot;&lt;/idno&gt;&quot;));IF(ISBLANK([.F3]);&quot;&quot;;CONCATENATE(&quot;&lt;idno type=&quot;&quot;dataBnF&quot;&quot;&gt;&quot;;[.F3];&quot;&lt;/idno&gt;&quot;));IF(ISBLANK([.G3]);&quot;&quot;;CONCATENATE(&quot;&lt;idno type=&quot;&quot;IdRef&quot;&quot;&gt;&quot;;[.G3];&quot;&lt;/idno&gt;&quot;));IF(ISBLANK([.H3]);&quot;&quot;;CONCATENATE(&quot;&lt;idno type=&quot;&quot;VIAF&quot;&quot;&gt;&quot;;[.H3];&quot;&lt;/idno&gt;&quot;));IF(ISBLANK([.I3]);&quot;&quot;;CONCATENATE(&quot;&lt;idno type=&quot;&quot;Wikidata&quot;&quot;&gt;&quot;;[.I3];&quot;&lt;/idno&gt;&quot;));IF(ISBLANK([.C3]);&quot;&quot;;CONCATENATE(&quot;&lt;note&gt;&quot;;[.C3];&quot;&lt;/note&gt;&quot;));&quot;&lt;/org&gt;&quot;)" office:value-type="string" office:string-value="&lt;org xml:id=&quot;CoEg_org_00000002&quot;&gt;&lt;orgName&gt;Musée du Louvre&lt;/orgName&gt;&lt;idno type=&quot;catGenBNF&quot;&gt;https://catalogue.bnf.fr/ark:/12148/cb11865019j&lt;/idno&gt;&lt;idno type=&quot;dataBnF&quot;&gt;https://data.bnf.fr/ark:/12148/cb11865019j&lt;/idno&gt;&lt;idno type=&quot;IdRef&quot;&gt;https://www.idref.fr/026394677&lt;/idno&gt;&lt;idno type=&quot;VIAF&quot;&gt;https://viaf.org/viaf/257711507&lt;/idno&gt;&lt;idno type=&quot;Wikidata&quot;&gt;https://www.wikidata.org/wiki/Q19675&lt;/idno&gt;&lt;/org&gt;" calcext:value-type="string">
            <text:p>&lt;org xml:id="CoEg_org_00000002"&gt;&lt;orgName&gt;Musée du Louvre&lt;/orgName&gt;&lt;idno type="catGenBNF"&gt;https://catalogue.bnf.fr/ark:/12148/cb11865019j&lt;/idno&gt;&lt;idno type="dataBnF"&gt;https://data.bnf.fr/ark:/12148/cb11865019j&lt;/idno&gt;&lt;idno type="IdRef"&gt;https://www.idref.fr/026394677&lt;/idno&gt;&lt;idno type="VIAF"&gt;https://viaf.org/viaf/257711507&lt;/idno&gt;&lt;idno type="Wikidata"&gt;https://www.wikidata.org/wiki/Q19675&lt;/idno&gt;&lt;/org&gt;</text:p>
          </table:table-cell>
          <table:table-cell table:formula="of:=CONCATENATE(&quot;\gls{&quot;;[.A3];&quot;}&quot;)" office:value-type="string" office:string-value="\gls{CoEg_org_00000002}" calcext:value-type="string">
            <text:p>\gls{CoEg_org_00000002}</text:p>
          </table:table-cell>
          <table:table-cell table:formula="of:=CONCATENATE(&quot;\newglossaryentry{&quot;;[.A3];&quot;}{name={&quot;;[.B3];&quot;},type={org},text={*},description={&quot;;[.C3];IF(ISBLANK([.E3]);&quot;&quot;;CONCATENATE(&quot; [\href{&quot;;[.E3];&quot;}{cat. gén. BNF}]&quot;));IF(ISBLANK([.F3]);&quot;&quot;;CONCATENATE(&quot; [\href{&quot;;[.F3];&quot;}{data.bnf}]&quot;));IF(ISBLANK([.G3]);&quot;&quot;;CONCATENATE(&quot; [\href{&quot;;[.G3];&quot;}{IdRéf}]&quot;));IF(ISBLANK([.H3]);&quot;&quot;;CONCATENATE(&quot; [\href{&quot;;[.H3];&quot;}{VIAF}]&quot;));IF(ISBLANK([.I3]);&quot;&quot;;CONCATENATE(&quot; [\href{&quot;;[.I3];&quot;}{Wikidata}]&quot;));&quot;}}&quot;)" office:value-type="string" office:string-value="\newglossaryentry{CoEg_org_00000002}{name={Musée du Louvre},type={org},text={*},description={ [\href{https://catalogue.bnf.fr/ark:/12148/cb11865019j}{cat. gén. BNF}] [\href{https://data.bnf.fr/ark:/12148/cb11865019j}{data.bnf}] [\href{https://www.idref.fr/026394677}{IdRéf}] [\href{https://viaf.org/viaf/257711507}{VIAF}] [\href{https://www.wikidata.org/wiki/Q19675}{Wikidata}]}}" calcext:value-type="string">
            <text:p>\newglossaryentry{CoEg_org_00000002}{name={Musée du Louvre},type={org},text={*},description={ [\href{https://catalogue.bnf.fr/ark:/12148/cb11865019j}{cat. gén. BNF}] [\href{https://data.bnf.fr/ark:/12148/cb11865019j}{data.bnf}] [\href{https://www.idref.fr/026394677}{IdRéf}] [\href{https://viaf.org/viaf/257711507}{VIAF}] [\href{https://www.wikidata.org/wiki/Q19675}{Wikidata}]}}</text:p>
          </table:table-cell>
        </table:table-row>
        <table:table-row table:style-name="ro1">
          <table:table-cell office:value-type="string" calcext:value-type="string">
            <text:p>CoEg_org_00000003</text:p>
          </table:table-cell>
          <table:table-cell office:value-type="string" calcext:value-type="string">
            <text:p>Musée du Vatican</text:p>
          </table:table-cell>
          <table:table-cell table:number-columns-repeated="2"/>
          <table:table-cell office:value-type="string" calcext:value-type="string">
            <text:p>https://catalogue.bnf.fr/ark:/12148/cb123124629</text:p>
          </table:table-cell>
          <table:table-cell office:value-type="string" calcext:value-type="string">
            <text:p>https://data.bnf.fr/ark:/12148/cb123124629</text:p>
          </table:table-cell>
          <table:table-cell office:value-type="string" calcext:value-type="string">
            <text:p>https://www.idref.fr/03201418X</text:p>
          </table:table-cell>
          <table:table-cell office:value-type="string" calcext:value-type="string">
            <text:p>https://viaf.org/viaf/133520362/</text:p>
          </table:table-cell>
          <table:table-cell office:value-type="string" calcext:value-type="string">
            <text:p>https://www.wikidata.org/wiki/Q526381</text:p>
          </table:table-cell>
          <table:table-cell/>
          <table:table-cell table:formula="of:=CONCATENATE(&quot;sameAs=&quot;&quot;&quot;;[.A4];&quot;&quot;&quot;&quot;)" office:value-type="string" office:string-value="sameAs=&quot;CoEg_org_00000003&quot;" calcext:value-type="string">
            <text:p>sameAs="CoEg_org_00000003"</text:p>
          </table:table-cell>
          <table:table-cell table:formula="of:=CONCATENATE(&quot;&lt;org xml:id=&quot;&quot;&quot;;[.A4];&quot;&quot;&quot;&gt;&lt;orgName&gt;&quot;;[.B4];&quot;&lt;/orgName&gt;&quot;;IF(ISBLANK([.E4]);&quot;&quot;;CONCATENATE(&quot;&lt;idno type=&quot;&quot;catGenBNF&quot;&quot;&gt;&quot;;[.E4];&quot;&lt;/idno&gt;&quot;));IF(ISBLANK([.F4]);&quot;&quot;;CONCATENATE(&quot;&lt;idno type=&quot;&quot;dataBnF&quot;&quot;&gt;&quot;;[.F4];&quot;&lt;/idno&gt;&quot;));IF(ISBLANK([.G4]);&quot;&quot;;CONCATENATE(&quot;&lt;idno type=&quot;&quot;IdRef&quot;&quot;&gt;&quot;;[.G4];&quot;&lt;/idno&gt;&quot;));IF(ISBLANK([.H4]);&quot;&quot;;CONCATENATE(&quot;&lt;idno type=&quot;&quot;VIAF&quot;&quot;&gt;&quot;;[.H4];&quot;&lt;/idno&gt;&quot;));IF(ISBLANK([.I4]);&quot;&quot;;CONCATENATE(&quot;&lt;idno type=&quot;&quot;Wikidata&quot;&quot;&gt;&quot;;[.I4];&quot;&lt;/idno&gt;&quot;));IF(ISBLANK([.C4]);&quot;&quot;;CONCATENATE(&quot;&lt;note&gt;&quot;;[.C4];&quot;&lt;/note&gt;&quot;));&quot;&lt;/org&gt;&quot;)" office:value-type="string" office:string-value="&lt;org xml:id=&quot;CoEg_org_00000003&quot;&gt;&lt;orgName&gt;Musée du Vatican&lt;/orgName&gt;&lt;idno type=&quot;catGenBNF&quot;&gt;https://catalogue.bnf.fr/ark:/12148/cb123124629&lt;/idno&gt;&lt;idno type=&quot;dataBnF&quot;&gt;https://data.bnf.fr/ark:/12148/cb123124629&lt;/idno&gt;&lt;idno type=&quot;IdRef&quot;&gt;https://www.idref.fr/03201418X&lt;/idno&gt;&lt;idno type=&quot;VIAF&quot;&gt;https://viaf.org/viaf/133520362/&lt;/idno&gt;&lt;idno type=&quot;Wikidata&quot;&gt;https://www.wikidata.org/wiki/Q526381&lt;/idno&gt;&lt;/org&gt;" calcext:value-type="string">
            <text:p>&lt;org xml:id="CoEg_org_00000003"&gt;&lt;orgName&gt;Musée du Vatican&lt;/orgName&gt;&lt;idno type="catGenBNF"&gt;https://catalogue.bnf.fr/ark:/12148/cb123124629&lt;/idno&gt;&lt;idno type="dataBnF"&gt;https://data.bnf.fr/ark:/12148/cb123124629&lt;/idno&gt;&lt;idno type="IdRef"&gt;https://www.idref.fr/03201418X&lt;/idno&gt;&lt;idno type="VIAF"&gt;https://viaf.org/viaf/133520362/&lt;/idno&gt;&lt;idno type="Wikidata"&gt;https://www.wikidata.org/wiki/Q526381&lt;/idno&gt;&lt;/org&gt;</text:p>
          </table:table-cell>
          <table:table-cell table:formula="of:=CONCATENATE(&quot;\gls{&quot;;[.A4];&quot;}&quot;)" office:value-type="string" office:string-value="\gls{CoEg_org_00000003}" calcext:value-type="string">
            <text:p>\gls{CoEg_org_00000003}</text:p>
          </table:table-cell>
          <table:table-cell table:formula="of:=CONCATENATE(&quot;\newglossaryentry{&quot;;[.A4];&quot;}{name={&quot;;[.B4];&quot;},type={org},text={*},description={&quot;;[.C4];IF(ISBLANK([.E4]);&quot;&quot;;CONCATENATE(&quot; [\href{&quot;;[.E4];&quot;}{cat. gén. BNF}]&quot;));IF(ISBLANK([.F4]);&quot;&quot;;CONCATENATE(&quot; [\href{&quot;;[.F4];&quot;}{data.bnf}]&quot;));IF(ISBLANK([.G4]);&quot;&quot;;CONCATENATE(&quot; [\href{&quot;;[.G4];&quot;}{IdRéf}]&quot;));IF(ISBLANK([.H4]);&quot;&quot;;CONCATENATE(&quot; [\href{&quot;;[.H4];&quot;}{VIAF}]&quot;));IF(ISBLANK([.I4]);&quot;&quot;;CONCATENATE(&quot; [\href{&quot;;[.I4];&quot;}{Wikidata}]&quot;));&quot;}}&quot;)" office:value-type="string" office:string-value="\newglossaryentry{CoEg_org_00000003}{name={Musée du Vatican},type={org},text={*},description={ [\href{https://catalogue.bnf.fr/ark:/12148/cb123124629}{cat. gén. BNF}] [\href{https://data.bnf.fr/ark:/12148/cb123124629}{data.bnf}] [\href{https://www.idref.fr/03201418X}{IdRéf}] [\href{https://viaf.org/viaf/133520362/}{VIAF}] [\href{https://www.wikidata.org/wiki/Q526381}{Wikidata}]}}" calcext:value-type="string">
            <text:p>\newglossaryentry{CoEg_org_00000003}{name={Musée du Vatican},type={org},text={*},description={ [\href{https://catalogue.bnf.fr/ark:/12148/cb123124629}{cat. gén. BNF}] [\href{https://data.bnf.fr/ark:/12148/cb123124629}{data.bnf}] [\href{https://www.idref.fr/03201418X}{IdRéf}] [\href{https://viaf.org/viaf/133520362/}{VIAF}] [\href{https://www.wikidata.org/wiki/Q526381}{Wikidata}]}}</text:p>
          </table:table-cell>
        </table:table-row>
        <table:table-row table:style-name="ro1">
          <table:table-cell office:value-type="string" calcext:value-type="string">
            <text:p>CoEg_org_00000004</text:p>
          </table:table-cell>
          <table:table-cell office:value-type="string" calcext:value-type="string">
            <text:p>Institut de France</text:p>
          </table:table-cell>
          <table:table-cell table:number-columns-repeated="2"/>
          <table:table-cell office:value-type="string" calcext:value-type="string">
            <text:p>https://catalogue.bnf.fr/ark:/12148/cb11864390h</text:p>
          </table:table-cell>
          <table:table-cell office:value-type="string" calcext:value-type="string">
            <text:p>https://data.bnf.fr/ark:/12148/cb11864390h</text:p>
          </table:table-cell>
          <table:table-cell office:value-type="string" calcext:value-type="string">
            <text:p>https://www.idref.fr/027262065</text:p>
          </table:table-cell>
          <table:table-cell office:value-type="string" calcext:value-type="string">
            <text:p>https://viaf.org/viaf/135715107</text:p>
          </table:table-cell>
          <table:table-cell office:value-type="string" calcext:value-type="string">
            <text:p>https://www.wikidata.org/wiki/Q377066</text:p>
          </table:table-cell>
          <table:table-cell/>
          <table:table-cell table:formula="of:=CONCATENATE(&quot;sameAs=&quot;&quot;&quot;;[.A5];&quot;&quot;&quot;&quot;)" office:value-type="string" office:string-value="sameAs=&quot;CoEg_org_00000004&quot;" calcext:value-type="string">
            <text:p>sameAs="CoEg_org_00000004"</text:p>
          </table:table-cell>
          <table:table-cell table:formula="of:=CONCATENATE(&quot;&lt;org xml:id=&quot;&quot;&quot;;[.A5];&quot;&quot;&quot;&gt;&lt;orgName&gt;&quot;;[.B5];&quot;&lt;/orgName&gt;&quot;;IF(ISBLANK([.E5]);&quot;&quot;;CONCATENATE(&quot;&lt;idno type=&quot;&quot;catGenBNF&quot;&quot;&gt;&quot;;[.E5];&quot;&lt;/idno&gt;&quot;));IF(ISBLANK([.F5]);&quot;&quot;;CONCATENATE(&quot;&lt;idno type=&quot;&quot;dataBnF&quot;&quot;&gt;&quot;;[.F5];&quot;&lt;/idno&gt;&quot;));IF(ISBLANK([.G5]);&quot;&quot;;CONCATENATE(&quot;&lt;idno type=&quot;&quot;IdRef&quot;&quot;&gt;&quot;;[.G5];&quot;&lt;/idno&gt;&quot;));IF(ISBLANK([.H5]);&quot;&quot;;CONCATENATE(&quot;&lt;idno type=&quot;&quot;VIAF&quot;&quot;&gt;&quot;;[.H5];&quot;&lt;/idno&gt;&quot;));IF(ISBLANK([.I5]);&quot;&quot;;CONCATENATE(&quot;&lt;idno type=&quot;&quot;Wikidata&quot;&quot;&gt;&quot;;[.I5];&quot;&lt;/idno&gt;&quot;));IF(ISBLANK([.C5]);&quot;&quot;;CONCATENATE(&quot;&lt;note&gt;&quot;;[.C5];&quot;&lt;/note&gt;&quot;));&quot;&lt;/org&gt;&quot;)" office:value-type="string" office:string-value="&lt;org xml:id=&quot;CoEg_org_00000004&quot;&gt;&lt;orgName&gt;Institut de France&lt;/orgName&gt;&lt;idno type=&quot;catGenBNF&quot;&gt;https://catalogue.bnf.fr/ark:/12148/cb11864390h&lt;/idno&gt;&lt;idno type=&quot;dataBnF&quot;&gt;https://data.bnf.fr/ark:/12148/cb11864390h&lt;/idno&gt;&lt;idno type=&quot;IdRef&quot;&gt;https://www.idref.fr/027262065&lt;/idno&gt;&lt;idno type=&quot;VIAF&quot;&gt;https://viaf.org/viaf/135715107&lt;/idno&gt;&lt;idno type=&quot;Wikidata&quot;&gt;https://www.wikidata.org/wiki/Q377066&lt;/idno&gt;&lt;/org&gt;" calcext:value-type="string">
            <text:p>&lt;org xml:id="CoEg_org_00000004"&gt;&lt;orgName&gt;Institut de France&lt;/orgName&gt;&lt;idno type="catGenBNF"&gt;https://catalogue.bnf.fr/ark:/12148/cb11864390h&lt;/idno&gt;&lt;idno type="dataBnF"&gt;https://data.bnf.fr/ark:/12148/cb11864390h&lt;/idno&gt;&lt;idno type="IdRef"&gt;https://www.idref.fr/027262065&lt;/idno&gt;&lt;idno type="VIAF"&gt;https://viaf.org/viaf/135715107&lt;/idno&gt;&lt;idno type="Wikidata"&gt;https://www.wikidata.org/wiki/Q377066&lt;/idno&gt;&lt;/org&gt;</text:p>
          </table:table-cell>
          <table:table-cell table:formula="of:=CONCATENATE(&quot;\gls{&quot;;[.A5];&quot;}&quot;)" office:value-type="string" office:string-value="\gls{CoEg_org_00000004}" calcext:value-type="string">
            <text:p>\gls{CoEg_org_00000004}</text:p>
          </table:table-cell>
          <table:table-cell table:formula="of:=CONCATENATE(&quot;\newglossaryentry{&quot;;[.A5];&quot;}{name={&quot;;[.B5];&quot;},type={org},text={*},description={&quot;;[.C5];IF(ISBLANK([.E5]);&quot;&quot;;CONCATENATE(&quot; [\href{&quot;;[.E5];&quot;}{cat. gén. BNF}]&quot;));IF(ISBLANK([.F5]);&quot;&quot;;CONCATENATE(&quot; [\href{&quot;;[.F5];&quot;}{data.bnf}]&quot;));IF(ISBLANK([.G5]);&quot;&quot;;CONCATENATE(&quot; [\href{&quot;;[.G5];&quot;}{IdRéf}]&quot;));IF(ISBLANK([.H5]);&quot;&quot;;CONCATENATE(&quot; [\href{&quot;;[.H5];&quot;}{VIAF}]&quot;));IF(ISBLANK([.I5]);&quot;&quot;;CONCATENATE(&quot; [\href{&quot;;[.I5];&quot;}{Wikidata}]&quot;));&quot;}}&quot;)" office:value-type="string" office:string-value="\newglossaryentry{CoEg_org_00000004}{name={Institut de France},type={org},text={*},description={ [\href{https://catalogue.bnf.fr/ark:/12148/cb11864390h}{cat. gén. BNF}] [\href{https://data.bnf.fr/ark:/12148/cb11864390h}{data.bnf}] [\href{https://www.idref.fr/027262065}{IdRéf}] [\href{https://viaf.org/viaf/135715107}{VIAF}] [\href{https://www.wikidata.org/wiki/Q377066}{Wikidata}]}}" calcext:value-type="string">
            <text:p>\newglossaryentry{CoEg_org_00000004}{name={Institut de France},type={org},text={*},description={ [\href{https://catalogue.bnf.fr/ark:/12148/cb11864390h}{cat. gén. BNF}] [\href{https://data.bnf.fr/ark:/12148/cb11864390h}{data.bnf}] [\href{https://www.idref.fr/027262065}{IdRéf}] [\href{https://viaf.org/viaf/135715107}{VIAF}] [\href{https://www.wikidata.org/wiki/Q377066}{Wikidata}]}}</text:p>
          </table:table-cell>
        </table:table-row>
        <table:table-row table:style-name="ro1">
          <table:table-cell office:value-type="string" calcext:value-type="string">
            <text:p>CoEg_org_00000005</text:p>
          </table:table-cell>
          <table:table-cell office:value-type="string" calcext:value-type="string">
            <text:p>British Museum</text:p>
          </table:table-cell>
          <table:table-cell/>
          <table:table-cell office:value-type="string" calcext:value-type="string">
            <text:p>Mariette emploie parfois « Musée britannique »</text:p>
          </table:table-cell>
          <table:table-cell office:value-type="string" calcext:value-type="string">
            <text:p>https://catalogue.bnf.fr/ark:/12148/cb11871460b</text:p>
          </table:table-cell>
          <table:table-cell office:value-type="string" calcext:value-type="string">
            <text:p>https://data.bnf.fr/ark:/12148/cb11871460b</text:p>
          </table:table-cell>
          <table:table-cell office:value-type="string" calcext:value-type="string">
            <text:p>https://www.idref.fr/026472309</text:p>
          </table:table-cell>
          <table:table-cell office:value-type="string" calcext:value-type="string">
            <text:p>https://viaf.org/viaf/134857252</text:p>
          </table:table-cell>
          <table:table-cell office:value-type="string" calcext:value-type="string">
            <text:p>https://www.wikidata.org/wiki/Q6373</text:p>
          </table:table-cell>
          <table:table-cell office:value-type="string" calcext:value-type="string">
            <text:p>Musée britannique</text:p>
          </table:table-cell>
          <table:table-cell table:formula="of:=CONCATENATE(&quot;sameAs=&quot;&quot;&quot;;[.A6];&quot;&quot;&quot;&quot;)" office:value-type="string" office:string-value="sameAs=&quot;CoEg_org_00000005&quot;" calcext:value-type="string">
            <text:p>sameAs="CoEg_org_00000005"</text:p>
          </table:table-cell>
          <table:table-cell table:formula="of:=CONCATENATE(&quot;&lt;org xml:id=&quot;&quot;&quot;;[.A6];&quot;&quot;&quot;&gt;&lt;orgName&gt;&quot;;[.B6];&quot;&lt;/orgName&gt;&quot;;IF(ISBLANK([.E6]);&quot;&quot;;CONCATENATE(&quot;&lt;idno type=&quot;&quot;catGenBNF&quot;&quot;&gt;&quot;;[.E6];&quot;&lt;/idno&gt;&quot;));IF(ISBLANK([.F6]);&quot;&quot;;CONCATENATE(&quot;&lt;idno type=&quot;&quot;dataBnF&quot;&quot;&gt;&quot;;[.F6];&quot;&lt;/idno&gt;&quot;));IF(ISBLANK([.G6]);&quot;&quot;;CONCATENATE(&quot;&lt;idno type=&quot;&quot;IdRef&quot;&quot;&gt;&quot;;[.G6];&quot;&lt;/idno&gt;&quot;));IF(ISBLANK([.H6]);&quot;&quot;;CONCATENATE(&quot;&lt;idno type=&quot;&quot;VIAF&quot;&quot;&gt;&quot;;[.H6];&quot;&lt;/idno&gt;&quot;));IF(ISBLANK([.I6]);&quot;&quot;;CONCATENATE(&quot;&lt;idno type=&quot;&quot;Wikidata&quot;&quot;&gt;&quot;;[.I6];&quot;&lt;/idno&gt;&quot;));IF(ISBLANK([.C6]);&quot;&quot;;CONCATENATE(&quot;&lt;note&gt;&quot;;[.C6];&quot;&lt;/note&gt;&quot;));&quot;&lt;/org&gt;&quot;)" office:value-type="string" office:string-value="&lt;org xml:id=&quot;CoEg_org_00000005&quot;&gt;&lt;orgName&gt;British Museum&lt;/orgName&gt;&lt;idno type=&quot;catGenBNF&quot;&gt;https://catalogue.bnf.fr/ark:/12148/cb11871460b&lt;/idno&gt;&lt;idno type=&quot;dataBnF&quot;&gt;https://data.bnf.fr/ark:/12148/cb11871460b&lt;/idno&gt;&lt;idno type=&quot;IdRef&quot;&gt;https://www.idref.fr/026472309&lt;/idno&gt;&lt;idno type=&quot;VIAF&quot;&gt;https://viaf.org/viaf/134857252&lt;/idno&gt;&lt;idno type=&quot;Wikidata&quot;&gt;https://www.wikidata.org/wiki/Q6373&lt;/idno&gt;&lt;/org&gt;" calcext:value-type="string">
            <text:p>&lt;org xml:id="CoEg_org_00000005"&gt;&lt;orgName&gt;British Museum&lt;/orgName&gt;&lt;idno type="catGenBNF"&gt;https://catalogue.bnf.fr/ark:/12148/cb11871460b&lt;/idno&gt;&lt;idno type="dataBnF"&gt;https://data.bnf.fr/ark:/12148/cb11871460b&lt;/idno&gt;&lt;idno type="IdRef"&gt;https://www.idref.fr/026472309&lt;/idno&gt;&lt;idno type="VIAF"&gt;https://viaf.org/viaf/134857252&lt;/idno&gt;&lt;idno type="Wikidata"&gt;https://www.wikidata.org/wiki/Q6373&lt;/idno&gt;&lt;/org&gt;</text:p>
          </table:table-cell>
          <table:table-cell table:formula="of:=CONCATENATE(&quot;\gls{&quot;;[.A6];&quot;}&quot;)" office:value-type="string" office:string-value="\gls{CoEg_org_00000005}" calcext:value-type="string">
            <text:p>\gls{CoEg_org_00000005}</text:p>
          </table:table-cell>
          <table:table-cell table:formula="of:=CONCATENATE(&quot;\newglossaryentry{&quot;;[.A6];&quot;}{name={&quot;;[.B6];&quot;},type={org},text={*},description={&quot;;[.C6];IF(ISBLANK([.E6]);&quot;&quot;;CONCATENATE(&quot; [\href{&quot;;[.E6];&quot;}{cat. gén. BNF}]&quot;));IF(ISBLANK([.F6]);&quot;&quot;;CONCATENATE(&quot; [\href{&quot;;[.F6];&quot;}{data.bnf}]&quot;));IF(ISBLANK([.G6]);&quot;&quot;;CONCATENATE(&quot; [\href{&quot;;[.G6];&quot;}{IdRéf}]&quot;));IF(ISBLANK([.H6]);&quot;&quot;;CONCATENATE(&quot; [\href{&quot;;[.H6];&quot;}{VIAF}]&quot;));IF(ISBLANK([.I6]);&quot;&quot;;CONCATENATE(&quot; [\href{&quot;;[.I6];&quot;}{Wikidata}]&quot;));&quot;}}&quot;)" office:value-type="string" office:string-value="\newglossaryentry{CoEg_org_00000005}{name={British Museum},type={org},text={*},description={ [\href{https://catalogue.bnf.fr/ark:/12148/cb11871460b}{cat. gén. BNF}] [\href{https://data.bnf.fr/ark:/12148/cb11871460b}{data.bnf}] [\href{https://www.idref.fr/026472309}{IdRéf}] [\href{https://viaf.org/viaf/134857252}{VIAF}] [\href{https://www.wikidata.org/wiki/Q6373}{Wikidata}]}}" calcext:value-type="string">
            <text:p>\newglossaryentry{CoEg_org_00000005}{name={British Museum},type={org},text={*},description={ [\href{https://catalogue.bnf.fr/ark:/12148/cb11871460b}{cat. gén. BNF}] [\href{https://data.bnf.fr/ark:/12148/cb11871460b}{data.bnf}] [\href{https://www.idref.fr/026472309}{IdRéf}] [\href{https://viaf.org/viaf/134857252}{VIAF}] [\href{https://www.wikidata.org/wiki/Q6373}{Wikidata}]}}</text:p>
          </table:table-cell>
        </table:table-row>
        <table:table-row table:style-name="ro1">
          <table:table-cell office:value-type="string" calcext:value-type="string">
            <text:p>CoEg_org_00000006</text:p>
          </table:table-cell>
          <table:table-cell office:value-type="string" calcext:value-type="string">
            <text:p>Consulat général de France à Alexandrie</text:p>
          </table:table-cell>
          <table:table-cell table:number-columns-repeated="6"/>
          <table:table-cell office:value-type="string" calcext:value-type="string">
            <text:p>https://www.wikidata.org/wiki/Q16507529</text:p>
          </table:table-cell>
          <table:table-cell/>
          <table:table-cell table:formula="of:=CONCATENATE(&quot;sameAs=&quot;&quot;&quot;;[.A7];&quot;&quot;&quot;&quot;)" office:value-type="string" office:string-value="sameAs=&quot;CoEg_org_00000006&quot;" calcext:value-type="string">
            <text:p>sameAs="CoEg_org_00000006"</text:p>
          </table:table-cell>
          <table:table-cell table:formula="of:=CONCATENATE(&quot;&lt;org xml:id=&quot;&quot;&quot;;[.A7];&quot;&quot;&quot;&gt;&lt;orgName&gt;&quot;;[.B7];&quot;&lt;/orgName&gt;&quot;;IF(ISBLANK([.E7]);&quot;&quot;;CONCATENATE(&quot;&lt;idno type=&quot;&quot;catGenBNF&quot;&quot;&gt;&quot;;[.E7];&quot;&lt;/idno&gt;&quot;));IF(ISBLANK([.F7]);&quot;&quot;;CONCATENATE(&quot;&lt;idno type=&quot;&quot;dataBnF&quot;&quot;&gt;&quot;;[.F7];&quot;&lt;/idno&gt;&quot;));IF(ISBLANK([.G7]);&quot;&quot;;CONCATENATE(&quot;&lt;idno type=&quot;&quot;IdRef&quot;&quot;&gt;&quot;;[.G7];&quot;&lt;/idno&gt;&quot;));IF(ISBLANK([.H7]);&quot;&quot;;CONCATENATE(&quot;&lt;idno type=&quot;&quot;VIAF&quot;&quot;&gt;&quot;;[.H7];&quot;&lt;/idno&gt;&quot;));IF(ISBLANK([.I7]);&quot;&quot;;CONCATENATE(&quot;&lt;idno type=&quot;&quot;Wikidata&quot;&quot;&gt;&quot;;[.I7];&quot;&lt;/idno&gt;&quot;));IF(ISBLANK([.C7]);&quot;&quot;;CONCATENATE(&quot;&lt;note&gt;&quot;;[.C7];&quot;&lt;/note&gt;&quot;));&quot;&lt;/org&gt;&quot;)" office:value-type="string" office:string-value="&lt;org xml:id=&quot;CoEg_org_00000006&quot;&gt;&lt;orgName&gt;Consulat général de France à Alexandrie&lt;/orgName&gt;&lt;idno type=&quot;Wikidata&quot;&gt;https://www.wikidata.org/wiki/Q16507529&lt;/idno&gt;&lt;/org&gt;" calcext:value-type="string">
            <text:p>&lt;org xml:id="CoEg_org_00000006"&gt;&lt;orgName&gt;Consulat général de France à Alexandrie&lt;/orgName&gt;&lt;idno type="Wikidata"&gt;https://www.wikidata.org/wiki/Q16507529&lt;/idno&gt;&lt;/org&gt;</text:p>
          </table:table-cell>
          <table:table-cell table:formula="of:=CONCATENATE(&quot;\gls{&quot;;[.A7];&quot;}&quot;)" office:value-type="string" office:string-value="\gls{CoEg_org_00000006}" calcext:value-type="string">
            <text:p>\gls{CoEg_org_00000006}</text:p>
          </table:table-cell>
          <table:table-cell table:formula="of:=CONCATENATE(&quot;\newglossaryentry{&quot;;[.A7];&quot;}{name={&quot;;[.B7];&quot;},type={org},text={*},description={&quot;;[.C7];IF(ISBLANK([.E7]);&quot;&quot;;CONCATENATE(&quot; [\href{&quot;;[.E7];&quot;}{cat. gén. BNF}]&quot;));IF(ISBLANK([.F7]);&quot;&quot;;CONCATENATE(&quot; [\href{&quot;;[.F7];&quot;}{data.bnf}]&quot;));IF(ISBLANK([.G7]);&quot;&quot;;CONCATENATE(&quot; [\href{&quot;;[.G7];&quot;}{IdRéf}]&quot;));IF(ISBLANK([.H7]);&quot;&quot;;CONCATENATE(&quot; [\href{&quot;;[.H7];&quot;}{VIAF}]&quot;));IF(ISBLANK([.I7]);&quot;&quot;;CONCATENATE(&quot; [\href{&quot;;[.I7];&quot;}{Wikidata}]&quot;));&quot;}}&quot;)" office:value-type="string" office:string-value="\newglossaryentry{CoEg_org_00000006}{name={Consulat général de France à Alexandrie},type={org},text={*},description={ [\href{https://www.wikidata.org/wiki/Q16507529}{Wikidata}]}}" calcext:value-type="string">
            <text:p>\newglossaryentry{CoEg_org_00000006}{name={Consulat général de France à Alexandrie},type={org},text={*},description={ [\href{https://www.wikidata.org/wiki/Q16507529}{Wikidata}]}}</text:p>
          </table:table-cell>
        </table:table-row>
        <table:table-row table:style-name="ro1">
          <table:table-cell office:value-type="string" calcext:value-type="string">
            <text:p>CoEg_org_00000007</text:p>
          </table:table-cell>
          <table:table-cell office:value-type="string" calcext:value-type="string">
            <text:p>Ministère français des Affaires étrangères</text:p>
          </table:table-cell>
          <table:table-cell table:number-columns-repeated="4"/>
          <table:table-cell office:value-type="string" calcext:value-type="string">
            <text:p>https://www.idref.fr/026382490</text:p>
          </table:table-cell>
          <table:table-cell office:value-type="string" calcext:value-type="string">
            <text:p>https://viaf.org/viaf/123164749</text:p>
          </table:table-cell>
          <table:table-cell office:value-type="string" calcext:value-type="string">
            <text:p>https://www.wikidata.org/wiki/Q789848</text:p>
          </table:table-cell>
          <table:table-cell office:value-type="string" calcext:value-type="string">
            <text:p>Affaires étrangères</text:p>
          </table:table-cell>
          <table:table-cell table:formula="of:=CONCATENATE(&quot;sameAs=&quot;&quot;&quot;;[.A8];&quot;&quot;&quot;&quot;)" office:value-type="string" office:string-value="sameAs=&quot;CoEg_org_00000007&quot;" calcext:value-type="string">
            <text:p>sameAs="CoEg_org_00000007"</text:p>
          </table:table-cell>
          <table:table-cell table:formula="of:=CONCATENATE(&quot;&lt;org xml:id=&quot;&quot;&quot;;[.A8];&quot;&quot;&quot;&gt;&lt;orgName&gt;&quot;;[.B8];&quot;&lt;/orgName&gt;&quot;;IF(ISBLANK([.E8]);&quot;&quot;;CONCATENATE(&quot;&lt;idno type=&quot;&quot;catGenBNF&quot;&quot;&gt;&quot;;[.E8];&quot;&lt;/idno&gt;&quot;));IF(ISBLANK([.F8]);&quot;&quot;;CONCATENATE(&quot;&lt;idno type=&quot;&quot;dataBnF&quot;&quot;&gt;&quot;;[.F8];&quot;&lt;/idno&gt;&quot;));IF(ISBLANK([.G8]);&quot;&quot;;CONCATENATE(&quot;&lt;idno type=&quot;&quot;IdRef&quot;&quot;&gt;&quot;;[.G8];&quot;&lt;/idno&gt;&quot;));IF(ISBLANK([.H8]);&quot;&quot;;CONCATENATE(&quot;&lt;idno type=&quot;&quot;VIAF&quot;&quot;&gt;&quot;;[.H8];&quot;&lt;/idno&gt;&quot;));IF(ISBLANK([.I8]);&quot;&quot;;CONCATENATE(&quot;&lt;idno type=&quot;&quot;Wikidata&quot;&quot;&gt;&quot;;[.I8];&quot;&lt;/idno&gt;&quot;));IF(ISBLANK([.C8]);&quot;&quot;;CONCATENATE(&quot;&lt;note&gt;&quot;;[.C8];&quot;&lt;/note&gt;&quot;));&quot;&lt;/org&gt;&quot;)" office:value-type="string" office:string-value="&lt;org xml:id=&quot;CoEg_org_00000007&quot;&gt;&lt;orgName&gt;Ministère français des Affaires étrangères&lt;/orgName&gt;&lt;idno type=&quot;IdRef&quot;&gt;https://www.idref.fr/026382490&lt;/idno&gt;&lt;idno type=&quot;VIAF&quot;&gt;https://viaf.org/viaf/123164749&lt;/idno&gt;&lt;idno type=&quot;Wikidata&quot;&gt;https://www.wikidata.org/wiki/Q789848&lt;/idno&gt;&lt;/org&gt;" calcext:value-type="string">
            <text:p>&lt;org xml:id="CoEg_org_00000007"&gt;&lt;orgName&gt;Ministère français des Affaires étrangères&lt;/orgName&gt;&lt;idno type="IdRef"&gt;https://www.idref.fr/026382490&lt;/idno&gt;&lt;idno type="VIAF"&gt;https://viaf.org/viaf/123164749&lt;/idno&gt;&lt;idno type="Wikidata"&gt;https://www.wikidata.org/wiki/Q789848&lt;/idno&gt;&lt;/org&gt;</text:p>
          </table:table-cell>
          <table:table-cell table:formula="of:=CONCATENATE(&quot;\gls{&quot;;[.A8];&quot;}&quot;)" office:value-type="string" office:string-value="\gls{CoEg_org_00000007}" calcext:value-type="string">
            <text:p>\gls{CoEg_org_00000007}</text:p>
          </table:table-cell>
          <table:table-cell table:formula="of:=CONCATENATE(&quot;\newglossaryentry{&quot;;[.A8];&quot;}{name={&quot;;[.B8];&quot;},type={org},text={*},description={&quot;;[.C8];IF(ISBLANK([.E8]);&quot;&quot;;CONCATENATE(&quot; [\href{&quot;;[.E8];&quot;}{cat. gén. BNF}]&quot;));IF(ISBLANK([.F8]);&quot;&quot;;CONCATENATE(&quot; [\href{&quot;;[.F8];&quot;}{data.bnf}]&quot;));IF(ISBLANK([.G8]);&quot;&quot;;CONCATENATE(&quot; [\href{&quot;;[.G8];&quot;}{IdRéf}]&quot;));IF(ISBLANK([.H8]);&quot;&quot;;CONCATENATE(&quot; [\href{&quot;;[.H8];&quot;}{VIAF}]&quot;));IF(ISBLANK([.I8]);&quot;&quot;;CONCATENATE(&quot; [\href{&quot;;[.I8];&quot;}{Wikidata}]&quot;));&quot;}}&quot;)" office:value-type="string" office:string-value="\newglossaryentry{CoEg_org_00000007}{name={Ministère français des Affaires étrangères},type={org},text={*},description={ [\href{https://www.idref.fr/026382490}{IdRéf}] [\href{https://viaf.org/viaf/123164749}{VIAF}] [\href{https://www.wikidata.org/wiki/Q789848}{Wikidata}]}}" calcext:value-type="string">
            <text:p>\newglossaryentry{CoEg_org_00000007}{name={Ministère français des Affaires étrangères},type={org},text={*},description={ [\href{https://www.idref.fr/026382490}{IdRéf}] [\href{https://viaf.org/viaf/123164749}{VIAF}] [\href{https://www.wikidata.org/wiki/Q789848}{Wikidata}]}}</text:p>
          </table:table-cell>
        </table:table-row>
        <table:table-row table:style-name="ro1">
          <table:table-cell office:value-type="string" calcext:value-type="string">
            <text:p>CoEg_org_00000008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(en tant qu'État ; voir l'index géographique pour le territoire correspondant). Gouvernement et administration de l'Égypte</text:p>
          </table:table-cell>
          <table:table-cell/>
          <table:table-cell office:value-type="string" calcext:value-type="string">
            <text:p>https://catalogue.bnf.fr/ark:/12148/cb11863530z</text:p>
          </table:table-cell>
          <table:table-cell office:value-type="string" calcext:value-type="string">
            <text:p>https://data.bnf.fr/ark:/12148/cb11863530z</text:p>
          </table:table-cell>
          <table:table-cell office:value-type="string" calcext:value-type="string">
            <text:p>https://www.idref.fr/026375680</text:p>
          </table:table-cell>
          <table:table-cell office:value-type="string" calcext:value-type="string">
            <text:p>https://viaf.org/viaf/144801546</text:p>
          </table:table-cell>
          <table:table-cell office:value-type="string" calcext:value-type="string">
            <text:p>https://www.wikidata.org/wiki/Q79</text:p>
          </table:table-cell>
          <table:table-cell/>
          <table:table-cell table:formula="of:=CONCATENATE(&quot;sameAs=&quot;&quot;&quot;;[.A9];&quot;&quot;&quot;&quot;)" office:value-type="string" office:string-value="sameAs=&quot;CoEg_org_00000008&quot;" calcext:value-type="string">
            <text:p>sameAs="CoEg_org_00000008"</text:p>
          </table:table-cell>
          <table:table-cell table:formula="of:=CONCATENATE(&quot;&lt;org xml:id=&quot;&quot;&quot;;[.A9];&quot;&quot;&quot;&gt;&lt;orgName&gt;&quot;;[.B9];&quot;&lt;/orgName&gt;&quot;;IF(ISBLANK([.E9]);&quot;&quot;;CONCATENATE(&quot;&lt;idno type=&quot;&quot;catGenBNF&quot;&quot;&gt;&quot;;[.E9];&quot;&lt;/idno&gt;&quot;));IF(ISBLANK([.F9]);&quot;&quot;;CONCATENATE(&quot;&lt;idno type=&quot;&quot;dataBnF&quot;&quot;&gt;&quot;;[.F9];&quot;&lt;/idno&gt;&quot;));IF(ISBLANK([.G9]);&quot;&quot;;CONCATENATE(&quot;&lt;idno type=&quot;&quot;IdRef&quot;&quot;&gt;&quot;;[.G9];&quot;&lt;/idno&gt;&quot;));IF(ISBLANK([.H9]);&quot;&quot;;CONCATENATE(&quot;&lt;idno type=&quot;&quot;VIAF&quot;&quot;&gt;&quot;;[.H9];&quot;&lt;/idno&gt;&quot;));IF(ISBLANK([.I9]);&quot;&quot;;CONCATENATE(&quot;&lt;idno type=&quot;&quot;Wikidata&quot;&quot;&gt;&quot;;[.I9];&quot;&lt;/idno&gt;&quot;));IF(ISBLANK([.C9]);&quot;&quot;;CONCATENATE(&quot;&lt;note&gt;&quot;;[.C9];&quot;&lt;/note&gt;&quot;));&quot;&lt;/org&gt;&quot;)" office:value-type="string" office:string-value="&lt;org xml:id=&quot;CoEg_org_00000008&quot;&gt;&lt;orgName&gt;Égypte&lt;/orgName&gt;&lt;idno type=&quot;catGenBNF&quot;&gt;https://catalogue.bnf.fr/ark:/12148/cb11863530z&lt;/idno&gt;&lt;idno type=&quot;dataBnF&quot;&gt;https://data.bnf.fr/ark:/12148/cb11863530z&lt;/idno&gt;&lt;idno type=&quot;IdRef&quot;&gt;https://www.idref.fr/026375680&lt;/idno&gt;&lt;idno type=&quot;VIAF&quot;&gt;https://viaf.org/viaf/144801546&lt;/idno&gt;&lt;idno type=&quot;Wikidata&quot;&gt;https://www.wikidata.org/wiki/Q79&lt;/idno&gt;&lt;note&gt;(en tant qu'État ; voir l'index géographique pour le territoire correspondant). Gouvernement et administration de l'Égypte&lt;/note&gt;&lt;/org&gt;" calcext:value-type="string">
            <text:p>&lt;org xml:id="CoEg_org_00000008"&gt;&lt;orgName&gt;Égypte&lt;/orgName&gt;&lt;idno type="catGenBNF"&gt;https://catalogue.bnf.fr/ark:/12148/cb11863530z&lt;/idno&gt;&lt;idno type="dataBnF"&gt;https://data.bnf.fr/ark:/12148/cb11863530z&lt;/idno&gt;&lt;idno type="IdRef"&gt;https://www.idref.fr/026375680&lt;/idno&gt;&lt;idno type="VIAF"&gt;https://viaf.org/viaf/144801546&lt;/idno&gt;&lt;idno type="Wikidata"&gt;https://www.wikidata.org/wiki/Q79&lt;/idno&gt;&lt;note&gt;(en tant qu'État ; voir l'index géographique pour le territoire correspondant). Gouvernement et administration de l'Égypte&lt;/note&gt;&lt;/org&gt;</text:p>
          </table:table-cell>
          <table:table-cell table:formula="of:=CONCATENATE(&quot;\gls{&quot;;[.A9];&quot;}&quot;)" office:value-type="string" office:string-value="\gls{CoEg_org_00000008}" calcext:value-type="string">
            <text:p>\gls{CoEg_org_00000008}</text:p>
          </table:table-cell>
          <table:table-cell table:formula="of:=CONCATENATE(&quot;\newglossaryentry{&quot;;[.A9];&quot;}{name={&quot;;[.B9];&quot;},type={org},text={*},description={&quot;;[.C9];IF(ISBLANK([.E9]);&quot;&quot;;CONCATENATE(&quot; [\href{&quot;;[.E9];&quot;}{cat. gén. BNF}]&quot;));IF(ISBLANK([.F9]);&quot;&quot;;CONCATENATE(&quot; [\href{&quot;;[.F9];&quot;}{data.bnf}]&quot;));IF(ISBLANK([.G9]);&quot;&quot;;CONCATENATE(&quot; [\href{&quot;;[.G9];&quot;}{IdRéf}]&quot;));IF(ISBLANK([.H9]);&quot;&quot;;CONCATENATE(&quot; [\href{&quot;;[.H9];&quot;}{VIAF}]&quot;));IF(ISBLANK([.I9]);&quot;&quot;;CONCATENATE(&quot; [\href{&quot;;[.I9];&quot;}{Wikidata}]&quot;));&quot;}}&quot;)" office:value-type="string" office:string-value="\newglossaryentry{CoEg_org_00000008}{name={Égypte},type={org},text={*},description={(en tant qu'État ; voir l'index géographique pour le territoire correspondant). Gouvernement et administration de l'Égypte [\href{https://catalogue.bnf.fr/ark:/12148/cb11863530z}{cat. gén. BNF}] [\href{https://data.bnf.fr/ark:/12148/cb11863530z}{data.bnf}] [\href{https://www.idref.fr/026375680}{IdRéf}] [\href{https://viaf.org/viaf/144801546}{VIAF}] [\href{https://www.wikidata.org/wiki/Q79}{Wikidata}]}}" calcext:value-type="string">
            <text:p>\newglossaryentry{CoEg_org_00000008}{name={Égypte},type={org},text={*},description={(en tant qu'État ; voir l'index géographique pour le territoire correspondant). Gouvernement et administration de l'Égypte [\href{https://catalogue.bnf.fr/ark:/12148/cb11863530z}{cat. gén. BNF}] [\href{https://data.bnf.fr/ark:/12148/cb11863530z}{data.bnf}] [\href{https://www.idref.fr/026375680}{IdRéf}] [\href{https://viaf.org/viaf/144801546}{VIAF}] [\href{https://www.wikidata.org/wiki/Q79}{Wikidata}]}}</text:p>
          </table:table-cell>
        </table:table-row>
        <table:table-row table:style-name="ro1">
          <table:table-cell office:value-type="string" calcext:value-type="string">
            <text:p>CoEg_org_00000009</text:p>
          </table:table-cell>
          <table:table-cell office:value-type="string" calcext:value-type="string">
            <text:p>Ministère français de l'Intérieur</text:p>
          </table:table-cell>
          <table:table-cell table:number-columns-repeated="2"/>
          <table:table-cell office:value-type="string" calcext:value-type="string">
            <text:p>https://catalogue.bnf.fr/ark:/12148/cb12470548z</text:p>
          </table:table-cell>
          <table:table-cell office:value-type="string" calcext:value-type="string">
            <text:p>https://data.bnf.fr/ark:/12148/cb12470548z</text:p>
          </table:table-cell>
          <table:table-cell office:value-type="string" calcext:value-type="string">
            <text:p>https://www.idref.fr/03389454X</text:p>
          </table:table-cell>
          <table:table-cell office:value-type="string" calcext:value-type="string">
            <text:p>https://viaf.org/viaf/148829604</text:p>
          </table:table-cell>
          <table:table-cell office:value-type="string" calcext:value-type="string">
            <text:p>https://www.wikidata.org/wiki/Q1518496</text:p>
          </table:table-cell>
          <table:table-cell office:value-type="string" calcext:value-type="string">
            <text:p>Intérieur</text:p>
          </table:table-cell>
          <table:table-cell table:formula="of:=CONCATENATE(&quot;sameAs=&quot;&quot;&quot;;[.A10];&quot;&quot;&quot;&quot;)" office:value-type="string" office:string-value="sameAs=&quot;CoEg_org_00000009&quot;" calcext:value-type="string">
            <text:p>sameAs="CoEg_org_00000009"</text:p>
          </table:table-cell>
          <table:table-cell table:formula="of:=CONCATENATE(&quot;&lt;org xml:id=&quot;&quot;&quot;;[.A10];&quot;&quot;&quot;&gt;&lt;orgName&gt;&quot;;[.B10];&quot;&lt;/orgName&gt;&quot;;IF(ISBLANK([.E10]);&quot;&quot;;CONCATENATE(&quot;&lt;idno type=&quot;&quot;catGenBNF&quot;&quot;&gt;&quot;;[.E10];&quot;&lt;/idno&gt;&quot;));IF(ISBLANK([.F10]);&quot;&quot;;CONCATENATE(&quot;&lt;idno type=&quot;&quot;dataBnF&quot;&quot;&gt;&quot;;[.F10];&quot;&lt;/idno&gt;&quot;));IF(ISBLANK([.G10]);&quot;&quot;;CONCATENATE(&quot;&lt;idno type=&quot;&quot;IdRef&quot;&quot;&gt;&quot;;[.G10];&quot;&lt;/idno&gt;&quot;));IF(ISBLANK([.H10]);&quot;&quot;;CONCATENATE(&quot;&lt;idno type=&quot;&quot;VIAF&quot;&quot;&gt;&quot;;[.H10];&quot;&lt;/idno&gt;&quot;));IF(ISBLANK([.I10]);&quot;&quot;;CONCATENATE(&quot;&lt;idno type=&quot;&quot;Wikidata&quot;&quot;&gt;&quot;;[.I10];&quot;&lt;/idno&gt;&quot;));IF(ISBLANK([.C10]);&quot;&quot;;CONCATENATE(&quot;&lt;note&gt;&quot;;[.C10];&quot;&lt;/note&gt;&quot;));&quot;&lt;/org&gt;&quot;)" office:value-type="string" office:string-value="&lt;org xml:id=&quot;CoEg_org_00000009&quot;&gt;&lt;orgName&gt;Ministère français de l'Intérieur&lt;/orgName&gt;&lt;idno type=&quot;catGenBNF&quot;&gt;https://catalogue.bnf.fr/ark:/12148/cb12470548z&lt;/idno&gt;&lt;idno type=&quot;dataBnF&quot;&gt;https://data.bnf.fr/ark:/12148/cb12470548z&lt;/idno&gt;&lt;idno type=&quot;IdRef&quot;&gt;https://www.idref.fr/03389454X&lt;/idno&gt;&lt;idno type=&quot;VIAF&quot;&gt;https://viaf.org/viaf/148829604&lt;/idno&gt;&lt;idno type=&quot;Wikidata&quot;&gt;https://www.wikidata.org/wiki/Q1518496&lt;/idno&gt;&lt;/org&gt;" calcext:value-type="string">
            <text:p>&lt;org xml:id="CoEg_org_00000009"&gt;&lt;orgName&gt;Ministère français de l'Intérieur&lt;/orgName&gt;&lt;idno type="catGenBNF"&gt;https://catalogue.bnf.fr/ark:/12148/cb12470548z&lt;/idno&gt;&lt;idno type="dataBnF"&gt;https://data.bnf.fr/ark:/12148/cb12470548z&lt;/idno&gt;&lt;idno type="IdRef"&gt;https://www.idref.fr/03389454X&lt;/idno&gt;&lt;idno type="VIAF"&gt;https://viaf.org/viaf/148829604&lt;/idno&gt;&lt;idno type="Wikidata"&gt;https://www.wikidata.org/wiki/Q1518496&lt;/idno&gt;&lt;/org&gt;</text:p>
          </table:table-cell>
          <table:table-cell table:formula="of:=CONCATENATE(&quot;\gls{&quot;;[.A10];&quot;}&quot;)" office:value-type="string" office:string-value="\gls{CoEg_org_00000009}" calcext:value-type="string">
            <text:p>\gls{CoEg_org_00000009}</text:p>
          </table:table-cell>
          <table:table-cell table:formula="of:=CONCATENATE(&quot;\newglossaryentry{&quot;;[.A10];&quot;}{name={&quot;;[.B10];&quot;},type={org},text={*},description={&quot;;[.C10];IF(ISBLANK([.E10]);&quot;&quot;;CONCATENATE(&quot; [\href{&quot;;[.E10];&quot;}{cat. gén. BNF}]&quot;));IF(ISBLANK([.F10]);&quot;&quot;;CONCATENATE(&quot; [\href{&quot;;[.F10];&quot;}{data.bnf}]&quot;));IF(ISBLANK([.G10]);&quot;&quot;;CONCATENATE(&quot; [\href{&quot;;[.G10];&quot;}{IdRéf}]&quot;));IF(ISBLANK([.H10]);&quot;&quot;;CONCATENATE(&quot; [\href{&quot;;[.H10];&quot;}{VIAF}]&quot;));IF(ISBLANK([.I10]);&quot;&quot;;CONCATENATE(&quot; [\href{&quot;;[.I10];&quot;}{Wikidata}]&quot;));&quot;}}&quot;)" office:value-type="string" office:string-value="\newglossaryentry{CoEg_org_00000009}{name={Ministère français de l'Intérieur},type={org},text={*},description={ [\href{https://catalogue.bnf.fr/ark:/12148/cb12470548z}{cat. gén. BNF}] [\href{https://data.bnf.fr/ark:/12148/cb12470548z}{data.bnf}] [\href{https://www.idref.fr/03389454X}{IdRéf}] [\href{https://viaf.org/viaf/148829604}{VIAF}] [\href{https://www.wikidata.org/wiki/Q1518496}{Wikidata}]}}" calcext:value-type="string">
            <text:p>\newglossaryentry{CoEg_org_00000009}{name={Ministère français de l'Intérieur},type={org},text={*},description={ [\href{https://catalogue.bnf.fr/ark:/12148/cb12470548z}{cat. gén. BNF}] [\href{https://data.bnf.fr/ark:/12148/cb12470548z}{data.bnf}] [\href{https://www.idref.fr/03389454X}{IdRéf}] [\href{https://viaf.org/viaf/148829604}{VIAF}] [\href{https://www.wikidata.org/wiki/Q1518496}{Wikidata}]}}</text:p>
          </table:table-cell>
        </table:table-row>
        <table:table-row table:style-name="ro1">
          <table:table-cell office:value-type="string" calcext:value-type="string">
            <text:p>CoEg_org_00000010</text:p>
          </table:table-cell>
          <table:table-cell office:value-type="string" calcext:value-type="string">
            <text:p>Ministère français de la maison de l'empereur</text:p>
          </table:table-cell>
          <table:table-cell table:number-columns-repeated="2"/>
          <table:table-cell office:value-type="string" calcext:value-type="string">
            <text:p>https://catalogue.bnf.fr/ark:/12148/cb12132241v</text:p>
          </table:table-cell>
          <table:table-cell office:value-type="string" calcext:value-type="string">
            <text:p>https://data.bnf.fr/ark:/12148/cb12132241v</text:p>
          </table:table-cell>
          <table:table-cell office:value-type="string" calcext:value-type="string">
            <text:p>https://www.idref.fr/029769914</text:p>
          </table:table-cell>
          <table:table-cell office:value-type="string" calcext:value-type="string">
            <text:p>https://viaf.org/viaf/168298500</text:p>
          </table:table-cell>
          <table:table-cell table:number-columns-repeated="2"/>
          <table:table-cell table:formula="of:=CONCATENATE(&quot;sameAs=&quot;&quot;&quot;;[.A11];&quot;&quot;&quot;&quot;)" office:value-type="string" office:string-value="sameAs=&quot;CoEg_org_00000010&quot;" calcext:value-type="string">
            <text:p>sameAs="CoEg_org_00000010"</text:p>
          </table:table-cell>
          <table:table-cell table:formula="of:=CONCATENATE(&quot;&lt;org xml:id=&quot;&quot;&quot;;[.A11];&quot;&quot;&quot;&gt;&lt;orgName&gt;&quot;;[.B11];&quot;&lt;/orgName&gt;&quot;;IF(ISBLANK([.E11]);&quot;&quot;;CONCATENATE(&quot;&lt;idno type=&quot;&quot;catGenBNF&quot;&quot;&gt;&quot;;[.E11];&quot;&lt;/idno&gt;&quot;));IF(ISBLANK([.F11]);&quot;&quot;;CONCATENATE(&quot;&lt;idno type=&quot;&quot;dataBnF&quot;&quot;&gt;&quot;;[.F11];&quot;&lt;/idno&gt;&quot;));IF(ISBLANK([.G11]);&quot;&quot;;CONCATENATE(&quot;&lt;idno type=&quot;&quot;IdRef&quot;&quot;&gt;&quot;;[.G11];&quot;&lt;/idno&gt;&quot;));IF(ISBLANK([.H11]);&quot;&quot;;CONCATENATE(&quot;&lt;idno type=&quot;&quot;VIAF&quot;&quot;&gt;&quot;;[.H11];&quot;&lt;/idno&gt;&quot;));IF(ISBLANK([.I11]);&quot;&quot;;CONCATENATE(&quot;&lt;idno type=&quot;&quot;Wikidata&quot;&quot;&gt;&quot;;[.I11];&quot;&lt;/idno&gt;&quot;));IF(ISBLANK([.C11]);&quot;&quot;;CONCATENATE(&quot;&lt;note&gt;&quot;;[.C11];&quot;&lt;/note&gt;&quot;));&quot;&lt;/org&gt;&quot;)" office:value-type="string" office:string-value="&lt;org xml:id=&quot;CoEg_org_00000010&quot;&gt;&lt;orgName&gt;Ministère français de la maison de l'empereur&lt;/orgName&gt;&lt;idno type=&quot;catGenBNF&quot;&gt;https://catalogue.bnf.fr/ark:/12148/cb12132241v&lt;/idno&gt;&lt;idno type=&quot;dataBnF&quot;&gt;https://data.bnf.fr/ark:/12148/cb12132241v&lt;/idno&gt;&lt;idno type=&quot;IdRef&quot;&gt;https://www.idref.fr/029769914&lt;/idno&gt;&lt;idno type=&quot;VIAF&quot;&gt;https://viaf.org/viaf/168298500&lt;/idno&gt;&lt;/org&gt;" calcext:value-type="string">
            <text:p>&lt;org xml:id="CoEg_org_00000010"&gt;&lt;orgName&gt;Ministère français de la maison de l'empereur&lt;/orgName&gt;&lt;idno type="catGenBNF"&gt;https://catalogue.bnf.fr/ark:/12148/cb12132241v&lt;/idno&gt;&lt;idno type="dataBnF"&gt;https://data.bnf.fr/ark:/12148/cb12132241v&lt;/idno&gt;&lt;idno type="IdRef"&gt;https://www.idref.fr/029769914&lt;/idno&gt;&lt;idno type="VIAF"&gt;https://viaf.org/viaf/168298500&lt;/idno&gt;&lt;/org&gt;</text:p>
          </table:table-cell>
          <table:table-cell table:formula="of:=CONCATENATE(&quot;\gls{&quot;;[.A11];&quot;}&quot;)" office:value-type="string" office:string-value="\gls{CoEg_org_00000010}" calcext:value-type="string">
            <text:p>\gls{CoEg_org_00000010}</text:p>
          </table:table-cell>
          <table:table-cell table:formula="of:=CONCATENATE(&quot;\newglossaryentry{&quot;;[.A11];&quot;}{name={&quot;;[.B11];&quot;},type={org},text={*},description={&quot;;[.C11];IF(ISBLANK([.E11]);&quot;&quot;;CONCATENATE(&quot; [\href{&quot;;[.E11];&quot;}{cat. gén. BNF}]&quot;));IF(ISBLANK([.F11]);&quot;&quot;;CONCATENATE(&quot; [\href{&quot;;[.F11];&quot;}{data.bnf}]&quot;));IF(ISBLANK([.G11]);&quot;&quot;;CONCATENATE(&quot; [\href{&quot;;[.G11];&quot;}{IdRéf}]&quot;));IF(ISBLANK([.H11]);&quot;&quot;;CONCATENATE(&quot; [\href{&quot;;[.H11];&quot;}{VIAF}]&quot;));IF(ISBLANK([.I11]);&quot;&quot;;CONCATENATE(&quot; [\href{&quot;;[.I11];&quot;}{Wikidata}]&quot;));&quot;}}&quot;)" office:value-type="string" office:string-value="\newglossaryentry{CoEg_org_00000010}{name={Ministère français de la maison de l'empereur},type={org},text={*},description={ [\href{https://catalogue.bnf.fr/ark:/12148/cb12132241v}{cat. gén. BNF}] [\href{https://data.bnf.fr/ark:/12148/cb12132241v}{data.bnf}] [\href{https://www.idref.fr/029769914}{IdRéf}] [\href{https://viaf.org/viaf/168298500}{VIAF}]}}" calcext:value-type="string">
            <text:p>\newglossaryentry{CoEg_org_00000010}{name={Ministère français de la maison de l'empereur},type={org},text={*},description={ [\href{https://catalogue.bnf.fr/ark:/12148/cb12132241v}{cat. gén. BNF}] [\href{https://data.bnf.fr/ark:/12148/cb12132241v}{data.bnf}] [\href{https://www.idref.fr/029769914}{IdRéf}] [\href{https://viaf.org/viaf/168298500}{VIAF}]}}</text:p>
          </table:table-cell>
        </table:table-row>
        <table:table-row table:style-name="ro1">
          <table:table-cell office:value-type="string" calcext:value-type="string">
            <text:p>CoEg_org_00000011</text:p>
          </table:table-cell>
          <table:table-cell office:value-type="string" calcext:value-type="string">
            <text:p>Beaux-Arts, administration française des</text:p>
          </table:table-cell>
          <table:table-cell office:value-type="string" calcext:value-type="string">
            <text:p>Cette administration fut successivement une direction du ministère de l'Intérieur (jusqu'en février 1853), puis une division du ministère d'État (1853-1863), une surintendance du ministère de la Maison de l'empereur (1863-1870) et une direction du ministère de l'Instruction publique (1870-1940)</text:p>
          </table:table-cell>
          <table:table-cell/>
          <table:table-cell office:value-type="string" calcext:value-type="string">
            <text:p>https://catalogue.bnf.fr/ark:/12148/cb12238953d</text:p>
          </table:table-cell>
          <table:table-cell office:value-type="string" calcext:value-type="string">
            <text:p>https://data.bnf.fr/ark:/12148/cb12238953d</text:p>
          </table:table-cell>
          <table:table-cell office:value-type="string" calcext:value-type="string">
            <text:p>https://www.idref.fr/085882216</text:p>
          </table:table-cell>
          <table:table-cell office:value-type="string" calcext:value-type="string">
            <text:p>https://viaf.org/viaf/135816220</text:p>
          </table:table-cell>
          <table:table-cell table:number-columns-repeated="2"/>
          <table:table-cell table:formula="of:=CONCATENATE(&quot;sameAs=&quot;&quot;&quot;;[.A12];&quot;&quot;&quot;&quot;)" office:value-type="string" office:string-value="sameAs=&quot;CoEg_org_00000011&quot;" calcext:value-type="string">
            <text:p>sameAs="CoEg_org_00000011"</text:p>
          </table:table-cell>
          <table:table-cell table:formula="of:=CONCATENATE(&quot;&lt;org xml:id=&quot;&quot;&quot;;[.A12];&quot;&quot;&quot;&gt;&lt;orgName&gt;&quot;;[.B12];&quot;&lt;/orgName&gt;&quot;;IF(ISBLANK([.E12]);&quot;&quot;;CONCATENATE(&quot;&lt;idno type=&quot;&quot;catGenBNF&quot;&quot;&gt;&quot;;[.E12];&quot;&lt;/idno&gt;&quot;));IF(ISBLANK([.F12]);&quot;&quot;;CONCATENATE(&quot;&lt;idno type=&quot;&quot;dataBnF&quot;&quot;&gt;&quot;;[.F12];&quot;&lt;/idno&gt;&quot;));IF(ISBLANK([.G12]);&quot;&quot;;CONCATENATE(&quot;&lt;idno type=&quot;&quot;IdRef&quot;&quot;&gt;&quot;;[.G12];&quot;&lt;/idno&gt;&quot;));IF(ISBLANK([.H12]);&quot;&quot;;CONCATENATE(&quot;&lt;idno type=&quot;&quot;VIAF&quot;&quot;&gt;&quot;;[.H12];&quot;&lt;/idno&gt;&quot;));IF(ISBLANK([.I12]);&quot;&quot;;CONCATENATE(&quot;&lt;idno type=&quot;&quot;Wikidata&quot;&quot;&gt;&quot;;[.I12];&quot;&lt;/idno&gt;&quot;));IF(ISBLANK([.C12]);&quot;&quot;;CONCATENATE(&quot;&lt;note&gt;&quot;;[.C12];&quot;&lt;/note&gt;&quot;));&quot;&lt;/org&gt;&quot;)" office:value-type="string" office:string-value="&lt;org xml:id=&quot;CoEg_org_00000011&quot;&gt;&lt;orgName&gt;Beaux-Arts, administration française des&lt;/orgName&gt;&lt;idno type=&quot;catGenBNF&quot;&gt;https://catalogue.bnf.fr/ark:/12148/cb12238953d&lt;/idno&gt;&lt;idno type=&quot;dataBnF&quot;&gt;https://data.bnf.fr/ark:/12148/cb12238953d&lt;/idno&gt;&lt;idno type=&quot;IdRef&quot;&gt;https://www.idref.fr/085882216&lt;/idno&gt;&lt;idno type=&quot;VIAF&quot;&gt;https://viaf.org/viaf/135816220&lt;/idno&gt;&lt;note&gt;Cette administration fut successivement une direction du ministère de l'Intérieur (jusqu'en février 1853), puis une division du ministère d'État (1853-1863), une surintendance du ministère de la Maison de l'empereur (1863-1870) et une direction du ministère de l'Instruction publique (1870-1940)&lt;/note&gt;&lt;/org&gt;" calcext:value-type="string">
            <text:p>&lt;org xml:id="CoEg_org_00000011"&gt;&lt;orgName&gt;Beaux-Arts, administration française des&lt;/orgName&gt;&lt;idno type="catGenBNF"&gt;https://catalogue.bnf.fr/ark:/12148/cb12238953d&lt;/idno&gt;&lt;idno type="dataBnF"&gt;https://data.bnf.fr/ark:/12148/cb12238953d&lt;/idno&gt;&lt;idno type="IdRef"&gt;https://www.idref.fr/085882216&lt;/idno&gt;&lt;idno type="VIAF"&gt;https://viaf.org/viaf/135816220&lt;/idno&gt;&lt;note&gt;Cette administration fut successivement une direction du ministère de l'Intérieur (jusqu'en février 1853), puis une division du ministère d'État (1853-1863), une surintendance du ministère de la Maison de l'empereur (1863-1870) et une direction du ministère de l'Instruction publique (1870-1940)&lt;/note&gt;&lt;/org&gt;</text:p>
          </table:table-cell>
          <table:table-cell table:formula="of:=CONCATENATE(&quot;\gls{&quot;;[.A12];&quot;}&quot;)" office:value-type="string" office:string-value="\gls{CoEg_org_00000011}" calcext:value-type="string">
            <text:p>\gls{CoEg_org_00000011}</text:p>
          </table:table-cell>
          <table:table-cell table:formula="of:=CONCATENATE(&quot;\newglossaryentry{&quot;;[.A12];&quot;}{name={&quot;;[.B12];&quot;},type={org},text={*},description={&quot;;[.C12];IF(ISBLANK([.E12]);&quot;&quot;;CONCATENATE(&quot; [\href{&quot;;[.E12];&quot;}{cat. gén. BNF}]&quot;));IF(ISBLANK([.F12]);&quot;&quot;;CONCATENATE(&quot; [\href{&quot;;[.F12];&quot;}{data.bnf}]&quot;));IF(ISBLANK([.G12]);&quot;&quot;;CONCATENATE(&quot; [\href{&quot;;[.G12];&quot;}{IdRéf}]&quot;));IF(ISBLANK([.H12]);&quot;&quot;;CONCATENATE(&quot; [\href{&quot;;[.H12];&quot;}{VIAF}]&quot;));IF(ISBLANK([.I12]);&quot;&quot;;CONCATENATE(&quot; [\href{&quot;;[.I12];&quot;}{Wikidata}]&quot;));&quot;}}&quot;)" office:value-type="string" office:string-value="\newglossaryentry{CoEg_org_00000011}{name={Beaux-Arts, administration française des},type={org},text={*},description={Cette administration fut successivement une direction du ministère de l'Intérieur (jusqu'en février 1853), puis une division du ministère d'État (1853-1863), une surintendance du ministère de la Maison de l'empereur (1863-1870) et une direction du ministère de l'Instruction publique (1870-1940) [\href{https://catalogue.bnf.fr/ark:/12148/cb12238953d}{cat. gén. BNF}] [\href{https://data.bnf.fr/ark:/12148/cb12238953d}{data.bnf}] [\href{https://www.idref.fr/085882216}{IdRéf}] [\href{https://viaf.org/viaf/135816220}{VIAF}]}}" calcext:value-type="string">
            <text:p>\newglossaryentry{CoEg_org_00000011}{name={Beaux-Arts, administration française des},type={org},text={*},description={Cette administration fut successivement une direction du ministère de l'Intérieur (jusqu'en février 1853), puis une division du ministère d'État (1853-1863), une surintendance du ministère de la Maison de l'empereur (1863-1870) et une direction du ministère de l'Instruction publique (1870-1940) [\href{https://catalogue.bnf.fr/ark:/12148/cb12238953d}{cat. gén. BNF}] [\href{https://data.bnf.fr/ark:/12148/cb12238953d}{data.bnf}] [\href{https://www.idref.fr/085882216}{IdRéf}] [\href{https://viaf.org/viaf/135816220}{VIAF}]}}</text:p>
          </table:table-cell>
        </table:table-row>
        <table:table-row table:style-name="ro1">
          <table:table-cell office:value-type="string" calcext:value-type="string">
            <text:p>CoEg_org_000000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(en tant qu'État ; voir l'index géographique pour le territoire correspondant). Gouvernement et administration de la France</text:p>
          </table:table-cell>
          <table:table-cell/>
          <table:table-cell office:value-type="string" calcext:value-type="string">
            <text:p>https://catalogue.bnf.fr/ark:/12148/cb11863754h</text:p>
          </table:table-cell>
          <table:table-cell office:value-type="string" calcext:value-type="string">
            <text:p>https://data.bnf.fr/ark:/12148/cb11863754h</text:p>
          </table:table-cell>
          <table:table-cell office:value-type="string" calcext:value-type="string">
            <text:p>https://www.idref.fr/026378329</text:p>
          </table:table-cell>
          <table:table-cell office:value-type="string" calcext:value-type="string">
            <text:p>https://viaf.org/viaf/149641640/</text:p>
          </table:table-cell>
          <table:table-cell office:value-type="string" calcext:value-type="string">
            <text:p>https://www.wikidata.org/wiki/Q1450662</text:p>
          </table:table-cell>
          <table:table-cell/>
          <table:table-cell table:formula="of:=CONCATENATE(&quot;sameAs=&quot;&quot;&quot;;[.A13];&quot;&quot;&quot;&quot;)" office:value-type="string" office:string-value="sameAs=&quot;CoEg_org_00000012&quot;" calcext:value-type="string">
            <text:p>sameAs="CoEg_org_00000012"</text:p>
          </table:table-cell>
          <table:table-cell table:formula="of:=CONCATENATE(&quot;&lt;org xml:id=&quot;&quot;&quot;;[.A13];&quot;&quot;&quot;&gt;&lt;orgName&gt;&quot;;[.B13];&quot;&lt;/orgName&gt;&quot;;IF(ISBLANK([.E13]);&quot;&quot;;CONCATENATE(&quot;&lt;idno type=&quot;&quot;catGenBNF&quot;&quot;&gt;&quot;;[.E13];&quot;&lt;/idno&gt;&quot;));IF(ISBLANK([.F13]);&quot;&quot;;CONCATENATE(&quot;&lt;idno type=&quot;&quot;dataBnF&quot;&quot;&gt;&quot;;[.F13];&quot;&lt;/idno&gt;&quot;));IF(ISBLANK([.G13]);&quot;&quot;;CONCATENATE(&quot;&lt;idno type=&quot;&quot;IdRef&quot;&quot;&gt;&quot;;[.G13];&quot;&lt;/idno&gt;&quot;));IF(ISBLANK([.H13]);&quot;&quot;;CONCATENATE(&quot;&lt;idno type=&quot;&quot;VIAF&quot;&quot;&gt;&quot;;[.H13];&quot;&lt;/idno&gt;&quot;));IF(ISBLANK([.I13]);&quot;&quot;;CONCATENATE(&quot;&lt;idno type=&quot;&quot;Wikidata&quot;&quot;&gt;&quot;;[.I13];&quot;&lt;/idno&gt;&quot;));IF(ISBLANK([.C13]);&quot;&quot;;CONCATENATE(&quot;&lt;note&gt;&quot;;[.C13];&quot;&lt;/note&gt;&quot;));&quot;&lt;/org&gt;&quot;)" office:value-type="string" office:string-value="&lt;org xml:id=&quot;CoEg_org_00000012&quot;&gt;&lt;orgName&gt;France&lt;/orgName&gt;&lt;idno type=&quot;catGenBNF&quot;&gt;https://catalogue.bnf.fr/ark:/12148/cb11863754h&lt;/idno&gt;&lt;idno type=&quot;dataBnF&quot;&gt;https://data.bnf.fr/ark:/12148/cb11863754h&lt;/idno&gt;&lt;idno type=&quot;IdRef&quot;&gt;https://www.idref.fr/026378329&lt;/idno&gt;&lt;idno type=&quot;VIAF&quot;&gt;https://viaf.org/viaf/149641640/&lt;/idno&gt;&lt;idno type=&quot;Wikidata&quot;&gt;https://www.wikidata.org/wiki/Q1450662&lt;/idno&gt;&lt;note&gt;(en tant qu'État ; voir l'index géographique pour le territoire correspondant). Gouvernement et administration de la France&lt;/note&gt;&lt;/org&gt;" calcext:value-type="string">
            <text:p>&lt;org xml:id="CoEg_org_00000012"&gt;&lt;orgName&gt;France&lt;/orgName&gt;&lt;idno type="catGenBNF"&gt;https://catalogue.bnf.fr/ark:/12148/cb11863754h&lt;/idno&gt;&lt;idno type="dataBnF"&gt;https://data.bnf.fr/ark:/12148/cb11863754h&lt;/idno&gt;&lt;idno type="IdRef"&gt;https://www.idref.fr/026378329&lt;/idno&gt;&lt;idno type="VIAF"&gt;https://viaf.org/viaf/149641640/&lt;/idno&gt;&lt;idno type="Wikidata"&gt;https://www.wikidata.org/wiki/Q1450662&lt;/idno&gt;&lt;note&gt;(en tant qu'État ; voir l'index géographique pour le territoire correspondant). Gouvernement et administration de la France&lt;/note&gt;&lt;/org&gt;</text:p>
          </table:table-cell>
          <table:table-cell table:formula="of:=CONCATENATE(&quot;\gls{&quot;;[.A13];&quot;}&quot;)" office:value-type="string" office:string-value="\gls{CoEg_org_00000012}" calcext:value-type="string">
            <text:p>\gls{CoEg_org_00000012}</text:p>
          </table:table-cell>
          <table:table-cell table:formula="of:=CONCATENATE(&quot;\newglossaryentry{&quot;;[.A13];&quot;}{name={&quot;;[.B13];&quot;},type={org},text={*},description={&quot;;[.C13];IF(ISBLANK([.E13]);&quot;&quot;;CONCATENATE(&quot; [\href{&quot;;[.E13];&quot;}{cat. gén. BNF}]&quot;));IF(ISBLANK([.F13]);&quot;&quot;;CONCATENATE(&quot; [\href{&quot;;[.F13];&quot;}{data.bnf}]&quot;));IF(ISBLANK([.G13]);&quot;&quot;;CONCATENATE(&quot; [\href{&quot;;[.G13];&quot;}{IdRéf}]&quot;));IF(ISBLANK([.H13]);&quot;&quot;;CONCATENATE(&quot; [\href{&quot;;[.H13];&quot;}{VIAF}]&quot;));IF(ISBLANK([.I13]);&quot;&quot;;CONCATENATE(&quot; [\href{&quot;;[.I13];&quot;}{Wikidata}]&quot;));&quot;}}&quot;)" office:value-type="string" office:string-value="\newglossaryentry{CoEg_org_00000012}{name={France},type={org},text={*},description={(en tant qu'État ; voir l'index géographique pour le territoire correspondant). Gouvernement et administration de la France [\href{https://catalogue.bnf.fr/ark:/12148/cb11863754h}{cat. gén. BNF}] [\href{https://data.bnf.fr/ark:/12148/cb11863754h}{data.bnf}] [\href{https://www.idref.fr/026378329}{IdRéf}] [\href{https://viaf.org/viaf/149641640/}{VIAF}] [\href{https://www.wikidata.org/wiki/Q1450662}{Wikidata}]}}" calcext:value-type="string">
            <text:p>\newglossaryentry{CoEg_org_00000012}{name={France},type={org},text={*},description={(en tant qu'État ; voir l'index géographique pour le territoire correspondant). Gouvernement et administration de la France [\href{https://catalogue.bnf.fr/ark:/12148/cb11863754h}{cat. gén. BNF}] [\href{https://data.bnf.fr/ark:/12148/cb11863754h}{data.bnf}] [\href{https://www.idref.fr/026378329}{IdRéf}] [\href{https://viaf.org/viaf/149641640/}{VIAF}] [\href{https://www.wikidata.org/wiki/Q1450662}{Wikidata}]}}</text:p>
          </table:table-cell>
        </table:table-row>
        <table:table-row table:style-name="ro1">
          <table:table-cell office:value-type="string" calcext:value-type="string">
            <text:p>CoEg_org_00000013</text:p>
          </table:table-cell>
          <table:table-cell office:value-type="string" calcext:value-type="string">
            <text:p>Armée égyptienne</text:p>
          </table:table-cell>
          <table:table-cell table:number-columns-repeated="2"/>
          <table:table-cell office:value-type="string" calcext:value-type="string">
            <text:p>https://catalogue.bnf.fr/ark:/12148/cb12049968j</text:p>
          </table:table-cell>
          <table:table-cell office:value-type="string" calcext:value-type="string">
            <text:p>https://data.bnf.fr/ark:/12148/cb12049968j</text:p>
          </table:table-cell>
          <table:table-cell office:value-type="string" calcext:value-type="string">
            <text:p>https://www.idref.fr/066913020</text:p>
          </table:table-cell>
          <table:table-cell/>
          <table:table-cell office:value-type="string" calcext:value-type="string">
            <text:p>https://www.wikidata.org/wiki/Q1075553</text:p>
          </table:table-cell>
          <table:table-cell/>
          <table:table-cell table:formula="of:=CONCATENATE(&quot;sameAs=&quot;&quot;&quot;;[.A14];&quot;&quot;&quot;&quot;)" office:value-type="string" office:string-value="sameAs=&quot;CoEg_org_00000013&quot;" calcext:value-type="string">
            <text:p>sameAs="CoEg_org_00000013"</text:p>
          </table:table-cell>
          <table:table-cell table:formula="of:=CONCATENATE(&quot;&lt;org xml:id=&quot;&quot;&quot;;[.A14];&quot;&quot;&quot;&gt;&lt;orgName&gt;&quot;;[.B14];&quot;&lt;/orgName&gt;&quot;;IF(ISBLANK([.E14]);&quot;&quot;;CONCATENATE(&quot;&lt;idno type=&quot;&quot;catGenBNF&quot;&quot;&gt;&quot;;[.E14];&quot;&lt;/idno&gt;&quot;));IF(ISBLANK([.F14]);&quot;&quot;;CONCATENATE(&quot;&lt;idno type=&quot;&quot;dataBnF&quot;&quot;&gt;&quot;;[.F14];&quot;&lt;/idno&gt;&quot;));IF(ISBLANK([.G14]);&quot;&quot;;CONCATENATE(&quot;&lt;idno type=&quot;&quot;IdRef&quot;&quot;&gt;&quot;;[.G14];&quot;&lt;/idno&gt;&quot;));IF(ISBLANK([.H14]);&quot;&quot;;CONCATENATE(&quot;&lt;idno type=&quot;&quot;VIAF&quot;&quot;&gt;&quot;;[.H14];&quot;&lt;/idno&gt;&quot;));IF(ISBLANK([.I14]);&quot;&quot;;CONCATENATE(&quot;&lt;idno type=&quot;&quot;Wikidata&quot;&quot;&gt;&quot;;[.I14];&quot;&lt;/idno&gt;&quot;));IF(ISBLANK([.C14]);&quot;&quot;;CONCATENATE(&quot;&lt;note&gt;&quot;;[.C14];&quot;&lt;/note&gt;&quot;));&quot;&lt;/org&gt;&quot;)" office:value-type="string" office:string-value="&lt;org xml:id=&quot;CoEg_org_00000013&quot;&gt;&lt;orgName&gt;Armée égyptienne&lt;/orgName&gt;&lt;idno type=&quot;catGenBNF&quot;&gt;https://catalogue.bnf.fr/ark:/12148/cb12049968j&lt;/idno&gt;&lt;idno type=&quot;dataBnF&quot;&gt;https://data.bnf.fr/ark:/12148/cb12049968j&lt;/idno&gt;&lt;idno type=&quot;IdRef&quot;&gt;https://www.idref.fr/066913020&lt;/idno&gt;&lt;idno type=&quot;Wikidata&quot;&gt;https://www.wikidata.org/wiki/Q1075553&lt;/idno&gt;&lt;/org&gt;" calcext:value-type="string">
            <text:p>&lt;org xml:id="CoEg_org_00000013"&gt;&lt;orgName&gt;Armée égyptienne&lt;/orgName&gt;&lt;idno type="catGenBNF"&gt;https://catalogue.bnf.fr/ark:/12148/cb12049968j&lt;/idno&gt;&lt;idno type="dataBnF"&gt;https://data.bnf.fr/ark:/12148/cb12049968j&lt;/idno&gt;&lt;idno type="IdRef"&gt;https://www.idref.fr/066913020&lt;/idno&gt;&lt;idno type="Wikidata"&gt;https://www.wikidata.org/wiki/Q1075553&lt;/idno&gt;&lt;/org&gt;</text:p>
          </table:table-cell>
          <table:table-cell table:formula="of:=CONCATENATE(&quot;\gls{&quot;;[.A14];&quot;}&quot;)" office:value-type="string" office:string-value="\gls{CoEg_org_00000013}" calcext:value-type="string">
            <text:p>\gls{CoEg_org_00000013}</text:p>
          </table:table-cell>
          <table:table-cell table:formula="of:=CONCATENATE(&quot;\newglossaryentry{&quot;;[.A14];&quot;}{name={&quot;;[.B14];&quot;},type={org},text={*},description={&quot;;[.C14];IF(ISBLANK([.E14]);&quot;&quot;;CONCATENATE(&quot; [\href{&quot;;[.E14];&quot;}{cat. gén. BNF}]&quot;));IF(ISBLANK([.F14]);&quot;&quot;;CONCATENATE(&quot; [\href{&quot;;[.F14];&quot;}{data.bnf}]&quot;));IF(ISBLANK([.G14]);&quot;&quot;;CONCATENATE(&quot; [\href{&quot;;[.G14];&quot;}{IdRéf}]&quot;));IF(ISBLANK([.H14]);&quot;&quot;;CONCATENATE(&quot; [\href{&quot;;[.H14];&quot;}{VIAF}]&quot;));IF(ISBLANK([.I14]);&quot;&quot;;CONCATENATE(&quot; [\href{&quot;;[.I14];&quot;}{Wikidata}]&quot;));&quot;}}&quot;)" office:value-type="string" office:string-value="\newglossaryentry{CoEg_org_00000013}{name={Armée égyptienne},type={org},text={*},description={ [\href{https://catalogue.bnf.fr/ark:/12148/cb12049968j}{cat. gén. BNF}] [\href{https://data.bnf.fr/ark:/12148/cb12049968j}{data.bnf}] [\href{https://www.idref.fr/066913020}{IdRéf}] [\href{https://www.wikidata.org/wiki/Q1075553}{Wikidata}]}}" calcext:value-type="string">
            <text:p>\newglossaryentry{CoEg_org_00000013}{name={Armée égyptienne},type={org},text={*},description={ [\href{https://catalogue.bnf.fr/ark:/12148/cb12049968j}{cat. gén. BNF}] [\href{https://data.bnf.fr/ark:/12148/cb12049968j}{data.bnf}] [\href{https://www.idref.fr/066913020}{IdRéf}] [\href{https://www.wikidata.org/wiki/Q1075553}{Wikidata}]}}</text:p>
          </table:table-cell>
        </table:table-row>
        <table:table-row table:style-name="ro1">
          <table:table-cell office:value-type="string" calcext:value-type="string">
            <text:p>CoEg_org_00000014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(en tant qu'État ; voir l'index géographique pour le territoire correspondant). Gouvernement et administration du Royaume-Uni ; régulièrement appelé abusivement « Angleterre »</text:p>
          </table:table-cell>
          <table:table-cell/>
          <table:table-cell office:value-type="string" calcext:value-type="string">
            <text:p>https://catalogue.bnf.fr/fr/11872746/grande-bretagne/</text:p>
          </table:table-cell>
          <table:table-cell office:value-type="string" calcext:value-type="string">
            <text:p>https://data.bnf.fr/fr/11872746/grande-bretagne/</text:p>
          </table:table-cell>
          <table:table-cell office:value-type="string" calcext:value-type="string">
            <text:p>https://www.idref.fr/026488515</text:p>
          </table:table-cell>
          <table:table-cell office:value-type="string" calcext:value-type="string">
            <text:p>https://viaf.org/viaf/127412899</text:p>
          </table:table-cell>
          <table:table-cell office:value-type="string" calcext:value-type="string">
            <text:p>https://www.wikidata.org/wiki/Q174193</text:p>
          </table:table-cell>
          <table:table-cell office:value-type="string" calcext:value-type="string">
            <text:p>Angleterre</text:p>
          </table:table-cell>
          <table:table-cell table:formula="of:=CONCATENATE(&quot;sameAs=&quot;&quot;&quot;;[.A15];&quot;&quot;&quot;&quot;)" office:value-type="string" office:string-value="sameAs=&quot;CoEg_org_00000014&quot;" calcext:value-type="string">
            <text:p>sameAs="CoEg_org_00000014"</text:p>
          </table:table-cell>
          <table:table-cell table:formula="of:=CONCATENATE(&quot;&lt;org xml:id=&quot;&quot;&quot;;[.A15];&quot;&quot;&quot;&gt;&lt;orgName&gt;&quot;;[.B15];&quot;&lt;/orgName&gt;&quot;;IF(ISBLANK([.E15]);&quot;&quot;;CONCATENATE(&quot;&lt;idno type=&quot;&quot;catGenBNF&quot;&quot;&gt;&quot;;[.E15];&quot;&lt;/idno&gt;&quot;));IF(ISBLANK([.F15]);&quot;&quot;;CONCATENATE(&quot;&lt;idno type=&quot;&quot;dataBnF&quot;&quot;&gt;&quot;;[.F15];&quot;&lt;/idno&gt;&quot;));IF(ISBLANK([.G15]);&quot;&quot;;CONCATENATE(&quot;&lt;idno type=&quot;&quot;IdRef&quot;&quot;&gt;&quot;;[.G15];&quot;&lt;/idno&gt;&quot;));IF(ISBLANK([.H15]);&quot;&quot;;CONCATENATE(&quot;&lt;idno type=&quot;&quot;VIAF&quot;&quot;&gt;&quot;;[.H15];&quot;&lt;/idno&gt;&quot;));IF(ISBLANK([.I15]);&quot;&quot;;CONCATENATE(&quot;&lt;idno type=&quot;&quot;Wikidata&quot;&quot;&gt;&quot;;[.I15];&quot;&lt;/idno&gt;&quot;));IF(ISBLANK([.C15]);&quot;&quot;;CONCATENATE(&quot;&lt;note&gt;&quot;;[.C15];&quot;&lt;/note&gt;&quot;));&quot;&lt;/org&gt;&quot;)" office:value-type="string" office:string-value="&lt;org xml:id=&quot;CoEg_org_00000014&quot;&gt;&lt;orgName&gt;Royaume-Uni&lt;/orgName&gt;&lt;idno type=&quot;catGenBNF&quot;&gt;https://catalogue.bnf.fr/fr/11872746/grande-bretagne/&lt;/idno&gt;&lt;idno type=&quot;dataBnF&quot;&gt;https://data.bnf.fr/fr/11872746/grande-bretagne/&lt;/idno&gt;&lt;idno type=&quot;IdRef&quot;&gt;https://www.idref.fr/026488515&lt;/idno&gt;&lt;idno type=&quot;VIAF&quot;&gt;https://viaf.org/viaf/127412899&lt;/idno&gt;&lt;idno type=&quot;Wikidata&quot;&gt;https://www.wikidata.org/wiki/Q174193&lt;/idno&gt;&lt;note&gt;(en tant qu'État ; voir l'index géographique pour le territoire correspondant). Gouvernement et administration du Royaume-Uni ; régulièrement appelé abusivement « Angleterre »&lt;/note&gt;&lt;/org&gt;" calcext:value-type="string">
            <text:p>&lt;org xml:id="CoEg_org_00000014"&gt;&lt;orgName&gt;Royaume-Uni&lt;/orgName&gt;&lt;idno type="catGenBNF"&gt;https://catalogue.bnf.fr/fr/11872746/grande-bretagne/&lt;/idno&gt;&lt;idno type="dataBnF"&gt;https://data.bnf.fr/fr/11872746/grande-bretagne/&lt;/idno&gt;&lt;idno type="IdRef"&gt;https://www.idref.fr/026488515&lt;/idno&gt;&lt;idno type="VIAF"&gt;https://viaf.org/viaf/127412899&lt;/idno&gt;&lt;idno type="Wikidata"&gt;https://www.wikidata.org/wiki/Q174193&lt;/idno&gt;&lt;note&gt;(en tant qu'État ; voir l'index géographique pour le territoire correspondant). Gouvernement et administration du Royaume-Uni ; régulièrement appelé abusivement « Angleterre »&lt;/note&gt;&lt;/org&gt;</text:p>
          </table:table-cell>
          <table:table-cell table:formula="of:=CONCATENATE(&quot;\gls{&quot;;[.A15];&quot;}&quot;)" office:value-type="string" office:string-value="\gls{CoEg_org_00000014}" calcext:value-type="string">
            <text:p>\gls{CoEg_org_00000014}</text:p>
          </table:table-cell>
          <table:table-cell table:formula="of:=CONCATENATE(&quot;\newglossaryentry{&quot;;[.A15];&quot;}{name={&quot;;[.B15];&quot;},type={org},text={*},description={&quot;;[.C15];IF(ISBLANK([.E15]);&quot;&quot;;CONCATENATE(&quot; [\href{&quot;;[.E15];&quot;}{cat. gén. BNF}]&quot;));IF(ISBLANK([.F15]);&quot;&quot;;CONCATENATE(&quot; [\href{&quot;;[.F15];&quot;}{data.bnf}]&quot;));IF(ISBLANK([.G15]);&quot;&quot;;CONCATENATE(&quot; [\href{&quot;;[.G15];&quot;}{IdRéf}]&quot;));IF(ISBLANK([.H15]);&quot;&quot;;CONCATENATE(&quot; [\href{&quot;;[.H15];&quot;}{VIAF}]&quot;));IF(ISBLANK([.I15]);&quot;&quot;;CONCATENATE(&quot; [\href{&quot;;[.I15];&quot;}{Wikidata}]&quot;));&quot;}}&quot;)" office:value-type="string" office:string-value="\newglossaryentry{CoEg_org_00000014}{name={Royaume-Uni},type={org},text={*},description={(en tant qu'État ; voir l'index géographique pour le territoire correspondant). Gouvernement et administration du Royaume-Uni ; régulièrement appelé abusivement « Angleterre » [\href{https://catalogue.bnf.fr/fr/11872746/grande-bretagne/}{cat. gén. BNF}] [\href{https://data.bnf.fr/fr/11872746/grande-bretagne/}{data.bnf}] [\href{https://www.idref.fr/026488515}{IdRéf}] [\href{https://viaf.org/viaf/127412899}{VIAF}] [\href{https://www.wikidata.org/wiki/Q174193}{Wikidata}]}}" calcext:value-type="string">
            <text:p>\newglossaryentry{CoEg_org_00000014}{name={Royaume-Uni},type={org},text={*},description={(en tant qu'État ; voir l'index géographique pour le territoire correspondant). Gouvernement et administration du Royaume-Uni ; régulièrement appelé abusivement « Angleterre » [\href{https://catalogue.bnf.fr/fr/11872746/grande-bretagne/}{cat. gén. BNF}] [\href{https://data.bnf.fr/fr/11872746/grande-bretagne/}{data.bnf}] [\href{https://www.idref.fr/026488515}{IdRéf}] [\href{https://viaf.org/viaf/127412899}{VIAF}] [\href{https://www.wikidata.org/wiki/Q174193}{Wikidata}]}}</text:p>
          </table:table-cell>
        </table:table-row>
        <table:table-row table:style-name="ro1">
          <table:table-cell office:value-type="string" calcext:value-type="string">
            <text:p>CoEg_org_00000015</text:p>
          </table:table-cell>
          <table:table-cell office:value-type="string" calcext:value-type="string">
            <text:p>Société géologique de Londres</text:p>
          </table:table-cell>
          <table:table-cell office:value-type="string" calcext:value-type="string">
            <text:p>(Geological Society of London)</text:p>
          </table:table-cell>
          <table:table-cell/>
          <table:table-cell office:value-type="string" calcext:value-type="string">
            <text:p>https://catalogue.bnf.fr/ark:/12148/cb12324923g</text:p>
          </table:table-cell>
          <table:table-cell office:value-type="string" calcext:value-type="string">
            <text:p>https://data.bnf.fr/ark:/12148/cb12324923g</text:p>
          </table:table-cell>
          <table:table-cell office:value-type="string" calcext:value-type="string">
            <text:p>https://www.idref.fr/032165463</text:p>
          </table:table-cell>
          <table:table-cell office:value-type="string" calcext:value-type="string">
            <text:p>https://viaf.org/viaf/130236772</text:p>
          </table:table-cell>
          <table:table-cell office:value-type="string" calcext:value-type="string">
            <text:p>https://www.wikidata.org/wiki/Q1230936</text:p>
          </table:table-cell>
          <table:table-cell/>
          <table:table-cell table:formula="of:=CONCATENATE(&quot;sameAs=&quot;&quot;&quot;;[.A16];&quot;&quot;&quot;&quot;)" office:value-type="string" office:string-value="sameAs=&quot;CoEg_org_00000015&quot;" calcext:value-type="string">
            <text:p>sameAs="CoEg_org_00000015"</text:p>
          </table:table-cell>
          <table:table-cell table:formula="of:=CONCATENATE(&quot;&lt;org xml:id=&quot;&quot;&quot;;[.A16];&quot;&quot;&quot;&gt;&lt;orgName&gt;&quot;;[.B16];&quot;&lt;/orgName&gt;&quot;;IF(ISBLANK([.E16]);&quot;&quot;;CONCATENATE(&quot;&lt;idno type=&quot;&quot;catGenBNF&quot;&quot;&gt;&quot;;[.E16];&quot;&lt;/idno&gt;&quot;));IF(ISBLANK([.F16]);&quot;&quot;;CONCATENATE(&quot;&lt;idno type=&quot;&quot;dataBnF&quot;&quot;&gt;&quot;;[.F16];&quot;&lt;/idno&gt;&quot;));IF(ISBLANK([.G16]);&quot;&quot;;CONCATENATE(&quot;&lt;idno type=&quot;&quot;IdRef&quot;&quot;&gt;&quot;;[.G16];&quot;&lt;/idno&gt;&quot;));IF(ISBLANK([.H16]);&quot;&quot;;CONCATENATE(&quot;&lt;idno type=&quot;&quot;VIAF&quot;&quot;&gt;&quot;;[.H16];&quot;&lt;/idno&gt;&quot;));IF(ISBLANK([.I16]);&quot;&quot;;CONCATENATE(&quot;&lt;idno type=&quot;&quot;Wikidata&quot;&quot;&gt;&quot;;[.I16];&quot;&lt;/idno&gt;&quot;));IF(ISBLANK([.C16]);&quot;&quot;;CONCATENATE(&quot;&lt;note&gt;&quot;;[.C16];&quot;&lt;/note&gt;&quot;));&quot;&lt;/org&gt;&quot;)" office:value-type="string" office:string-value="&lt;org xml:id=&quot;CoEg_org_00000015&quot;&gt;&lt;orgName&gt;Société géologique de Londres&lt;/orgName&gt;&lt;idno type=&quot;catGenBNF&quot;&gt;https://catalogue.bnf.fr/ark:/12148/cb12324923g&lt;/idno&gt;&lt;idno type=&quot;dataBnF&quot;&gt;https://data.bnf.fr/ark:/12148/cb12324923g&lt;/idno&gt;&lt;idno type=&quot;IdRef&quot;&gt;https://www.idref.fr/032165463&lt;/idno&gt;&lt;idno type=&quot;VIAF&quot;&gt;https://viaf.org/viaf/130236772&lt;/idno&gt;&lt;idno type=&quot;Wikidata&quot;&gt;https://www.wikidata.org/wiki/Q1230936&lt;/idno&gt;&lt;note&gt;(Geological Society of London)&lt;/note&gt;&lt;/org&gt;" calcext:value-type="string">
            <text:p>&lt;org xml:id="CoEg_org_00000015"&gt;&lt;orgName&gt;Société géologique de Londres&lt;/orgName&gt;&lt;idno type="catGenBNF"&gt;https://catalogue.bnf.fr/ark:/12148/cb12324923g&lt;/idno&gt;&lt;idno type="dataBnF"&gt;https://data.bnf.fr/ark:/12148/cb12324923g&lt;/idno&gt;&lt;idno type="IdRef"&gt;https://www.idref.fr/032165463&lt;/idno&gt;&lt;idno type="VIAF"&gt;https://viaf.org/viaf/130236772&lt;/idno&gt;&lt;idno type="Wikidata"&gt;https://www.wikidata.org/wiki/Q1230936&lt;/idno&gt;&lt;note&gt;(Geological Society of London)&lt;/note&gt;&lt;/org&gt;</text:p>
          </table:table-cell>
          <table:table-cell table:formula="of:=CONCATENATE(&quot;\gls{&quot;;[.A16];&quot;}&quot;)" office:value-type="string" office:string-value="\gls{CoEg_org_00000015}" calcext:value-type="string">
            <text:p>\gls{CoEg_org_00000015}</text:p>
          </table:table-cell>
          <table:table-cell table:formula="of:=CONCATENATE(&quot;\newglossaryentry{&quot;;[.A16];&quot;}{name={&quot;;[.B16];&quot;},type={org},text={*},description={&quot;;[.C16];IF(ISBLANK([.E16]);&quot;&quot;;CONCATENATE(&quot; [\href{&quot;;[.E16];&quot;}{cat. gén. BNF}]&quot;));IF(ISBLANK([.F16]);&quot;&quot;;CONCATENATE(&quot; [\href{&quot;;[.F16];&quot;}{data.bnf}]&quot;));IF(ISBLANK([.G16]);&quot;&quot;;CONCATENATE(&quot; [\href{&quot;;[.G16];&quot;}{IdRéf}]&quot;));IF(ISBLANK([.H16]);&quot;&quot;;CONCATENATE(&quot; [\href{&quot;;[.H16];&quot;}{VIAF}]&quot;));IF(ISBLANK([.I16]);&quot;&quot;;CONCATENATE(&quot; [\href{&quot;;[.I16];&quot;}{Wikidata}]&quot;));&quot;}}&quot;)" office:value-type="string" office:string-value="\newglossaryentry{CoEg_org_00000015}{name={Société géologique de Londres},type={org},text={*},description={(Geological Society of London) [\href{https://catalogue.bnf.fr/ark:/12148/cb12324923g}{cat. gén. BNF}] [\href{https://data.bnf.fr/ark:/12148/cb12324923g}{data.bnf}] [\href{https://www.idref.fr/032165463}{IdRéf}] [\href{https://viaf.org/viaf/130236772}{VIAF}] [\href{https://www.wikidata.org/wiki/Q1230936}{Wikidata}]}}" calcext:value-type="string">
            <text:p>\newglossaryentry{CoEg_org_00000015}{name={Société géologique de Londres},type={org},text={*},description={(Geological Society of London) [\href{https://catalogue.bnf.fr/ark:/12148/cb12324923g}{cat. gén. BNF}] [\href{https://data.bnf.fr/ark:/12148/cb12324923g}{data.bnf}] [\href{https://www.idref.fr/032165463}{IdRéf}] [\href{https://viaf.org/viaf/130236772}{VIAF}] [\href{https://www.wikidata.org/wiki/Q1230936}{Wikidata}]}}</text:p>
          </table:table-cell>
        </table:table-row>
        <table:table-row table:style-name="ro1">
          <table:table-cell office:value-type="string" calcext:value-type="string">
            <text:p>CoEg_org_00000016</text:p>
          </table:table-cell>
          <table:table-cell office:value-type="string" calcext:value-type="string">
            <text:p>Ministère égyptien des Travaux publics</text:p>
          </table:table-cell>
          <table:table-cell table:number-columns-repeated="2"/>
          <table:table-cell office:value-type="string" calcext:value-type="string">
            <text:p>https://catalogue.bnf.fr/ark:/12148/cb16901932w</text:p>
          </table:table-cell>
          <table:table-cell office:value-type="string" calcext:value-type="string">
            <text:p>https://data.bnf.fr/ark:/12148/cb16901932w</text:p>
          </table:table-cell>
          <table:table-cell office:value-type="string" calcext:value-type="string">
            <text:p>https://www.idref.fr/140165614</text:p>
          </table:table-cell>
          <table:table-cell office:value-type="string" calcext:value-type="string">
            <text:p>https://viaf.org/viaf/217440582</text:p>
          </table:table-cell>
          <table:table-cell/>
          <table:table-cell office:value-type="string" calcext:value-type="string">
            <text:p>Travaux publics</text:p>
          </table:table-cell>
          <table:table-cell table:formula="of:=CONCATENATE(&quot;sameAs=&quot;&quot;&quot;;[.A17];&quot;&quot;&quot;&quot;)" office:value-type="string" office:string-value="sameAs=&quot;CoEg_org_00000016&quot;" calcext:value-type="string">
            <text:p>sameAs="CoEg_org_00000016"</text:p>
          </table:table-cell>
          <table:table-cell table:formula="of:=CONCATENATE(&quot;&lt;org xml:id=&quot;&quot;&quot;;[.A17];&quot;&quot;&quot;&gt;&lt;orgName&gt;&quot;;[.B17];&quot;&lt;/orgName&gt;&quot;;IF(ISBLANK([.E17]);&quot;&quot;;CONCATENATE(&quot;&lt;idno type=&quot;&quot;catGenBNF&quot;&quot;&gt;&quot;;[.E17];&quot;&lt;/idno&gt;&quot;));IF(ISBLANK([.F17]);&quot;&quot;;CONCATENATE(&quot;&lt;idno type=&quot;&quot;dataBnF&quot;&quot;&gt;&quot;;[.F17];&quot;&lt;/idno&gt;&quot;));IF(ISBLANK([.G17]);&quot;&quot;;CONCATENATE(&quot;&lt;idno type=&quot;&quot;IdRef&quot;&quot;&gt;&quot;;[.G17];&quot;&lt;/idno&gt;&quot;));IF(ISBLANK([.H17]);&quot;&quot;;CONCATENATE(&quot;&lt;idno type=&quot;&quot;VIAF&quot;&quot;&gt;&quot;;[.H17];&quot;&lt;/idno&gt;&quot;));IF(ISBLANK([.I17]);&quot;&quot;;CONCATENATE(&quot;&lt;idno type=&quot;&quot;Wikidata&quot;&quot;&gt;&quot;;[.I17];&quot;&lt;/idno&gt;&quot;));IF(ISBLANK([.C17]);&quot;&quot;;CONCATENATE(&quot;&lt;note&gt;&quot;;[.C17];&quot;&lt;/note&gt;&quot;));&quot;&lt;/org&gt;&quot;)" office:value-type="string" office:string-value="&lt;org xml:id=&quot;CoEg_org_00000016&quot;&gt;&lt;orgName&gt;Ministère égyptien des Travaux publics&lt;/orgName&gt;&lt;idno type=&quot;catGenBNF&quot;&gt;https://catalogue.bnf.fr/ark:/12148/cb16901932w&lt;/idno&gt;&lt;idno type=&quot;dataBnF&quot;&gt;https://data.bnf.fr/ark:/12148/cb16901932w&lt;/idno&gt;&lt;idno type=&quot;IdRef&quot;&gt;https://www.idref.fr/140165614&lt;/idno&gt;&lt;idno type=&quot;VIAF&quot;&gt;https://viaf.org/viaf/217440582&lt;/idno&gt;&lt;/org&gt;" calcext:value-type="string">
            <text:p>&lt;org xml:id="CoEg_org_00000016"&gt;&lt;orgName&gt;Ministère égyptien des Travaux publics&lt;/orgName&gt;&lt;idno type="catGenBNF"&gt;https://catalogue.bnf.fr/ark:/12148/cb16901932w&lt;/idno&gt;&lt;idno type="dataBnF"&gt;https://data.bnf.fr/ark:/12148/cb16901932w&lt;/idno&gt;&lt;idno type="IdRef"&gt;https://www.idref.fr/140165614&lt;/idno&gt;&lt;idno type="VIAF"&gt;https://viaf.org/viaf/217440582&lt;/idno&gt;&lt;/org&gt;</text:p>
          </table:table-cell>
          <table:table-cell table:formula="of:=CONCATENATE(&quot;\gls{&quot;;[.A17];&quot;}&quot;)" office:value-type="string" office:string-value="\gls{CoEg_org_00000016}" calcext:value-type="string">
            <text:p>\gls{CoEg_org_00000016}</text:p>
          </table:table-cell>
          <table:table-cell table:formula="of:=CONCATENATE(&quot;\newglossaryentry{&quot;;[.A17];&quot;}{name={&quot;;[.B17];&quot;},type={org},text={*},description={&quot;;[.C17];IF(ISBLANK([.E17]);&quot;&quot;;CONCATENATE(&quot; [\href{&quot;;[.E17];&quot;}{cat. gén. BNF}]&quot;));IF(ISBLANK([.F17]);&quot;&quot;;CONCATENATE(&quot; [\href{&quot;;[.F17];&quot;}{data.bnf}]&quot;));IF(ISBLANK([.G17]);&quot;&quot;;CONCATENATE(&quot; [\href{&quot;;[.G17];&quot;}{IdRéf}]&quot;));IF(ISBLANK([.H17]);&quot;&quot;;CONCATENATE(&quot; [\href{&quot;;[.H17];&quot;}{VIAF}]&quot;));IF(ISBLANK([.I17]);&quot;&quot;;CONCATENATE(&quot; [\href{&quot;;[.I17];&quot;}{Wikidata}]&quot;));&quot;}}&quot;)" office:value-type="string" office:string-value="\newglossaryentry{CoEg_org_00000016}{name={Ministère égyptien des Travaux publics},type={org},text={*},description={ [\href{https://catalogue.bnf.fr/ark:/12148/cb16901932w}{cat. gén. BNF}] [\href{https://data.bnf.fr/ark:/12148/cb16901932w}{data.bnf}] [\href{https://www.idref.fr/140165614}{IdRéf}] [\href{https://viaf.org/viaf/217440582}{VIAF}]}}" calcext:value-type="string">
            <text:p>\newglossaryentry{CoEg_org_00000016}{name={Ministère égyptien des Travaux publics},type={org},text={*},description={ [\href{https://catalogue.bnf.fr/ark:/12148/cb16901932w}{cat. gén. BNF}] [\href{https://data.bnf.fr/ark:/12148/cb16901932w}{data.bnf}] [\href{https://www.idref.fr/140165614}{IdRéf}] [\href{https://viaf.org/viaf/217440582}{VIAF}]}}</text:p>
          </table:table-cell>
        </table:table-row>
        <table:table-row table:style-name="ro1">
          <table:table-cell office:value-type="string" calcext:value-type="string">
            <text:p>CoEg_org_00000017</text:p>
          </table:table-cell>
          <table:table-cell office:value-type="string" calcext:value-type="string">
            <text:p>Ministère égyptien de l'Instruction publique</text:p>
          </table:table-cell>
          <table:table-cell table:number-columns-repeated="4"/>
          <table:table-cell office:value-type="string" calcext:value-type="string">
            <text:p>https://www.idref.fr/086156683</text:p>
          </table:table-cell>
          <table:table-cell office:value-type="string" calcext:value-type="string">
            <text:p>https://viaf.org/viaf/208171813</text:p>
          </table:table-cell>
          <table:table-cell/>
          <table:table-cell office:value-type="string" calcext:value-type="string">
            <text:p>Instruction publique</text:p>
          </table:table-cell>
          <table:table-cell table:formula="of:=CONCATENATE(&quot;sameAs=&quot;&quot;&quot;;[.A18];&quot;&quot;&quot;&quot;)" office:value-type="string" office:string-value="sameAs=&quot;CoEg_org_00000017&quot;" calcext:value-type="string">
            <text:p>sameAs="CoEg_org_00000017"</text:p>
          </table:table-cell>
          <table:table-cell table:formula="of:=CONCATENATE(&quot;&lt;org xml:id=&quot;&quot;&quot;;[.A18];&quot;&quot;&quot;&gt;&lt;orgName&gt;&quot;;[.B18];&quot;&lt;/orgName&gt;&quot;;IF(ISBLANK([.E18]);&quot;&quot;;CONCATENATE(&quot;&lt;idno type=&quot;&quot;catGenBNF&quot;&quot;&gt;&quot;;[.E18];&quot;&lt;/idno&gt;&quot;));IF(ISBLANK([.F18]);&quot;&quot;;CONCATENATE(&quot;&lt;idno type=&quot;&quot;dataBnF&quot;&quot;&gt;&quot;;[.F18];&quot;&lt;/idno&gt;&quot;));IF(ISBLANK([.G18]);&quot;&quot;;CONCATENATE(&quot;&lt;idno type=&quot;&quot;IdRef&quot;&quot;&gt;&quot;;[.G18];&quot;&lt;/idno&gt;&quot;));IF(ISBLANK([.H18]);&quot;&quot;;CONCATENATE(&quot;&lt;idno type=&quot;&quot;VIAF&quot;&quot;&gt;&quot;;[.H18];&quot;&lt;/idno&gt;&quot;));IF(ISBLANK([.I18]);&quot;&quot;;CONCATENATE(&quot;&lt;idno type=&quot;&quot;Wikidata&quot;&quot;&gt;&quot;;[.I18];&quot;&lt;/idno&gt;&quot;));IF(ISBLANK([.C18]);&quot;&quot;;CONCATENATE(&quot;&lt;note&gt;&quot;;[.C18];&quot;&lt;/note&gt;&quot;));&quot;&lt;/org&gt;&quot;)" office:value-type="string" office:string-value="&lt;org xml:id=&quot;CoEg_org_00000017&quot;&gt;&lt;orgName&gt;Ministère égyptien de l'Instruction publique&lt;/orgName&gt;&lt;idno type=&quot;IdRef&quot;&gt;https://www.idref.fr/086156683&lt;/idno&gt;&lt;idno type=&quot;VIAF&quot;&gt;https://viaf.org/viaf/208171813&lt;/idno&gt;&lt;/org&gt;" calcext:value-type="string">
            <text:p>&lt;org xml:id="CoEg_org_00000017"&gt;&lt;orgName&gt;Ministère égyptien de l'Instruction publique&lt;/orgName&gt;&lt;idno type="IdRef"&gt;https://www.idref.fr/086156683&lt;/idno&gt;&lt;idno type="VIAF"&gt;https://viaf.org/viaf/208171813&lt;/idno&gt;&lt;/org&gt;</text:p>
          </table:table-cell>
          <table:table-cell table:formula="of:=CONCATENATE(&quot;\gls{&quot;;[.A18];&quot;}&quot;)" office:value-type="string" office:string-value="\gls{CoEg_org_00000017}" calcext:value-type="string">
            <text:p>\gls{CoEg_org_00000017}</text:p>
          </table:table-cell>
          <table:table-cell table:formula="of:=CONCATENATE(&quot;\newglossaryentry{&quot;;[.A18];&quot;}{name={&quot;;[.B18];&quot;},type={org},text={*},description={&quot;;[.C18];IF(ISBLANK([.E18]);&quot;&quot;;CONCATENATE(&quot; [\href{&quot;;[.E18];&quot;}{cat. gén. BNF}]&quot;));IF(ISBLANK([.F18]);&quot;&quot;;CONCATENATE(&quot; [\href{&quot;;[.F18];&quot;}{data.bnf}]&quot;));IF(ISBLANK([.G18]);&quot;&quot;;CONCATENATE(&quot; [\href{&quot;;[.G18];&quot;}{IdRéf}]&quot;));IF(ISBLANK([.H18]);&quot;&quot;;CONCATENATE(&quot; [\href{&quot;;[.H18];&quot;}{VIAF}]&quot;));IF(ISBLANK([.I18]);&quot;&quot;;CONCATENATE(&quot; [\href{&quot;;[.I18];&quot;}{Wikidata}]&quot;));&quot;}}&quot;)" office:value-type="string" office:string-value="\newglossaryentry{CoEg_org_00000017}{name={Ministère égyptien de l'Instruction publique},type={org},text={*},description={ [\href{https://www.idref.fr/086156683}{IdRéf}] [\href{https://viaf.org/viaf/208171813}{VIAF}]}}" calcext:value-type="string">
            <text:p>\newglossaryentry{CoEg_org_00000017}{name={Ministère égyptien de l'Instruction publique},type={org},text={*},description={ [\href{https://www.idref.fr/086156683}{IdRéf}] [\href{https://viaf.org/viaf/208171813}{VIAF}]}}</text:p>
          </table:table-cell>
        </table:table-row>
        <table:table-row table:style-name="ro1">
          <table:table-cell office:value-type="string" calcext:value-type="string">
            <text:p>CoEg_org_00000018</text:p>
          </table:table-cell>
          <table:table-cell office:value-type="string" calcext:value-type="string">
            <text:p>Musée ethnographique</text:p>
          </table:table-cell>
          <table:table-cell table:number-columns-repeated="8"/>
          <table:table-cell table:formula="of:=CONCATENATE(&quot;sameAs=&quot;&quot;&quot;;[.A19];&quot;&quot;&quot;&quot;)" office:value-type="string" office:string-value="sameAs=&quot;CoEg_org_00000018&quot;" calcext:value-type="string">
            <text:p>sameAs="CoEg_org_00000018"</text:p>
          </table:table-cell>
          <table:table-cell table:formula="of:=CONCATENATE(&quot;&lt;org xml:id=&quot;&quot;&quot;;[.A19];&quot;&quot;&quot;&gt;&lt;orgName&gt;&quot;;[.B19];&quot;&lt;/orgName&gt;&quot;;IF(ISBLANK([.E19]);&quot;&quot;;CONCATENATE(&quot;&lt;idno type=&quot;&quot;catGenBNF&quot;&quot;&gt;&quot;;[.E19];&quot;&lt;/idno&gt;&quot;));IF(ISBLANK([.F19]);&quot;&quot;;CONCATENATE(&quot;&lt;idno type=&quot;&quot;dataBnF&quot;&quot;&gt;&quot;;[.F19];&quot;&lt;/idno&gt;&quot;));IF(ISBLANK([.G19]);&quot;&quot;;CONCATENATE(&quot;&lt;idno type=&quot;&quot;IdRef&quot;&quot;&gt;&quot;;[.G19];&quot;&lt;/idno&gt;&quot;));IF(ISBLANK([.H19]);&quot;&quot;;CONCATENATE(&quot;&lt;idno type=&quot;&quot;VIAF&quot;&quot;&gt;&quot;;[.H19];&quot;&lt;/idno&gt;&quot;));IF(ISBLANK([.I19]);&quot;&quot;;CONCATENATE(&quot;&lt;idno type=&quot;&quot;Wikidata&quot;&quot;&gt;&quot;;[.I19];&quot;&lt;/idno&gt;&quot;));IF(ISBLANK([.C19]);&quot;&quot;;CONCATENATE(&quot;&lt;note&gt;&quot;;[.C19];&quot;&lt;/note&gt;&quot;));&quot;&lt;/org&gt;&quot;)" office:value-type="string" office:string-value="&lt;org xml:id=&quot;CoEg_org_00000018&quot;&gt;&lt;orgName&gt;Musée ethnographique&lt;/orgName&gt;&lt;/org&gt;" calcext:value-type="string">
            <text:p>&lt;org xml:id="CoEg_org_00000018"&gt;&lt;orgName&gt;Musée ethnographique&lt;/orgName&gt;&lt;/org&gt;</text:p>
          </table:table-cell>
          <table:table-cell table:formula="of:=CONCATENATE(&quot;\gls{&quot;;[.A19];&quot;}&quot;)" office:value-type="string" office:string-value="\gls{CoEg_org_00000018}" calcext:value-type="string">
            <text:p>\gls{CoEg_org_00000018}</text:p>
          </table:table-cell>
          <table:table-cell table:formula="of:=CONCATENATE(&quot;\newglossaryentry{&quot;;[.A19];&quot;}{name={&quot;;[.B19];&quot;},type={org},text={*},description={&quot;;[.C19];IF(ISBLANK([.E19]);&quot;&quot;;CONCATENATE(&quot; [\href{&quot;;[.E19];&quot;}{cat. gén. BNF}]&quot;));IF(ISBLANK([.F19]);&quot;&quot;;CONCATENATE(&quot; [\href{&quot;;[.F19];&quot;}{data.bnf}]&quot;));IF(ISBLANK([.G19]);&quot;&quot;;CONCATENATE(&quot; [\href{&quot;;[.G19];&quot;}{IdRéf}]&quot;));IF(ISBLANK([.H19]);&quot;&quot;;CONCATENATE(&quot; [\href{&quot;;[.H19];&quot;}{VIAF}]&quot;));IF(ISBLANK([.I19]);&quot;&quot;;CONCATENATE(&quot; [\href{&quot;;[.I19];&quot;}{Wikidata}]&quot;));&quot;}}&quot;)" office:value-type="string" office:string-value="\newglossaryentry{CoEg_org_00000018}{name={Musée ethnographique},type={org},text={*},description={}}" calcext:value-type="string">
            <text:p>\newglossaryentry{CoEg_org_00000018}{name={Musée ethnographique},type={org},text={*},description={}}</text:p>
          </table:table-cell>
        </table:table-row>
        <table:table-row table:style-name="ro1">
          <table:table-cell office:value-type="string" calcext:value-type="string">
            <text:p>CoEg_org_00000019</text:p>
          </table:table-cell>
          <table:table-cell office:value-type="string" calcext:value-type="string">
            <text:p>Ministère français de la Marine et des Colonies</text:p>
          </table:table-cell>
          <table:table-cell office:value-type="string" calcext:value-type="string">
            <text:p>(1790-1893)</text:p>
          </table:table-cell>
          <table:table-cell/>
          <table:table-cell office:value-type="string" calcext:value-type="string">
            <text:p>https://catalogue.bnf.fr/ark:/12148/cb118761674</text:p>
          </table:table-cell>
          <table:table-cell office:value-type="string" calcext:value-type="string">
            <text:p>https://data.bnf.fr/ark:/12148/cb118761674</text:p>
          </table:table-cell>
          <table:table-cell office:value-type="string" calcext:value-type="string">
            <text:p>https://www.idref.fr/026531011</text:p>
          </table:table-cell>
          <table:table-cell office:value-type="string" calcext:value-type="string">
            <text:p>https://viaf.org/viaf/123917644</text:p>
          </table:table-cell>
          <table:table-cell/>
          <table:table-cell office:value-type="string" calcext:value-type="string">
            <text:p>Marine, Colonies</text:p>
          </table:table-cell>
          <table:table-cell table:formula="of:=CONCATENATE(&quot;sameAs=&quot;&quot;&quot;;[.A20];&quot;&quot;&quot;&quot;)" office:value-type="string" office:string-value="sameAs=&quot;CoEg_org_00000019&quot;" calcext:value-type="string">
            <text:p>sameAs="CoEg_org_00000019"</text:p>
          </table:table-cell>
          <table:table-cell table:formula="of:=CONCATENATE(&quot;&lt;org xml:id=&quot;&quot;&quot;;[.A20];&quot;&quot;&quot;&gt;&lt;orgName&gt;&quot;;[.B20];&quot;&lt;/orgName&gt;&quot;;IF(ISBLANK([.E20]);&quot;&quot;;CONCATENATE(&quot;&lt;idno type=&quot;&quot;catGenBNF&quot;&quot;&gt;&quot;;[.E20];&quot;&lt;/idno&gt;&quot;));IF(ISBLANK([.F20]);&quot;&quot;;CONCATENATE(&quot;&lt;idno type=&quot;&quot;dataBnF&quot;&quot;&gt;&quot;;[.F20];&quot;&lt;/idno&gt;&quot;));IF(ISBLANK([.G20]);&quot;&quot;;CONCATENATE(&quot;&lt;idno type=&quot;&quot;IdRef&quot;&quot;&gt;&quot;;[.G20];&quot;&lt;/idno&gt;&quot;));IF(ISBLANK([.H20]);&quot;&quot;;CONCATENATE(&quot;&lt;idno type=&quot;&quot;VIAF&quot;&quot;&gt;&quot;;[.H20];&quot;&lt;/idno&gt;&quot;));IF(ISBLANK([.I20]);&quot;&quot;;CONCATENATE(&quot;&lt;idno type=&quot;&quot;Wikidata&quot;&quot;&gt;&quot;;[.I20];&quot;&lt;/idno&gt;&quot;));IF(ISBLANK([.C20]);&quot;&quot;;CONCATENATE(&quot;&lt;note&gt;&quot;;[.C20];&quot;&lt;/note&gt;&quot;));&quot;&lt;/org&gt;&quot;)" office:value-type="string" office:string-value="&lt;org xml:id=&quot;CoEg_org_00000019&quot;&gt;&lt;orgName&gt;Ministère français de la Marine et des Colonies&lt;/orgName&gt;&lt;idno type=&quot;catGenBNF&quot;&gt;https://catalogue.bnf.fr/ark:/12148/cb118761674&lt;/idno&gt;&lt;idno type=&quot;dataBnF&quot;&gt;https://data.bnf.fr/ark:/12148/cb118761674&lt;/idno&gt;&lt;idno type=&quot;IdRef&quot;&gt;https://www.idref.fr/026531011&lt;/idno&gt;&lt;idno type=&quot;VIAF&quot;&gt;https://viaf.org/viaf/123917644&lt;/idno&gt;&lt;note&gt;(1790-1893)&lt;/note&gt;&lt;/org&gt;" calcext:value-type="string">
            <text:p>&lt;org xml:id="CoEg_org_00000019"&gt;&lt;orgName&gt;Ministère français de la Marine et des Colonies&lt;/orgName&gt;&lt;idno type="catGenBNF"&gt;https://catalogue.bnf.fr/ark:/12148/cb118761674&lt;/idno&gt;&lt;idno type="dataBnF"&gt;https://data.bnf.fr/ark:/12148/cb118761674&lt;/idno&gt;&lt;idno type="IdRef"&gt;https://www.idref.fr/026531011&lt;/idno&gt;&lt;idno type="VIAF"&gt;https://viaf.org/viaf/123917644&lt;/idno&gt;&lt;note&gt;(1790-1893)&lt;/note&gt;&lt;/org&gt;</text:p>
          </table:table-cell>
          <table:table-cell table:formula="of:=CONCATENATE(&quot;\gls{&quot;;[.A20];&quot;}&quot;)" office:value-type="string" office:string-value="\gls{CoEg_org_00000019}" calcext:value-type="string">
            <text:p>\gls{CoEg_org_00000019}</text:p>
          </table:table-cell>
          <table:table-cell table:formula="of:=CONCATENATE(&quot;\newglossaryentry{&quot;;[.A20];&quot;}{name={&quot;;[.B20];&quot;},type={org},text={*},description={&quot;;[.C20];IF(ISBLANK([.E20]);&quot;&quot;;CONCATENATE(&quot; [\href{&quot;;[.E20];&quot;}{cat. gén. BNF}]&quot;));IF(ISBLANK([.F20]);&quot;&quot;;CONCATENATE(&quot; [\href{&quot;;[.F20];&quot;}{data.bnf}]&quot;));IF(ISBLANK([.G20]);&quot;&quot;;CONCATENATE(&quot; [\href{&quot;;[.G20];&quot;}{IdRéf}]&quot;));IF(ISBLANK([.H20]);&quot;&quot;;CONCATENATE(&quot; [\href{&quot;;[.H20];&quot;}{VIAF}]&quot;));IF(ISBLANK([.I20]);&quot;&quot;;CONCATENATE(&quot; [\href{&quot;;[.I20];&quot;}{Wikidata}]&quot;));&quot;}}&quot;)" office:value-type="string" office:string-value="\newglossaryentry{CoEg_org_00000019}{name={Ministère français de la Marine et des Colonies},type={org},text={*},description={(1790-1893) [\href{https://catalogue.bnf.fr/ark:/12148/cb118761674}{cat. gén. BNF}] [\href{https://data.bnf.fr/ark:/12148/cb118761674}{data.bnf}] [\href{https://www.idref.fr/026531011}{IdRéf}] [\href{https://viaf.org/viaf/123917644}{VIAF}]}}" calcext:value-type="string">
            <text:p>\newglossaryentry{CoEg_org_00000019}{name={Ministère français de la Marine et des Colonies},type={org},text={*},description={(1790-1893) [\href{https://catalogue.bnf.fr/ark:/12148/cb118761674}{cat. gén. BNF}] [\href{https://data.bnf.fr/ark:/12148/cb118761674}{data.bnf}] [\href{https://www.idref.fr/026531011}{IdRéf}] [\href{https://viaf.org/viaf/123917644}{VIAF}]}}</text:p>
          </table:table-cell>
        </table:table-row>
        <table:table-row table:style-name="ro1">
          <table:table-cell office:value-type="string" calcext:value-type="string">
            <text:p>CoEg_org_00000020</text:p>
          </table:table-cell>
          <table:table-cell office:value-type="string" calcext:value-type="string">
            <text:p>Département égyptien du musée du Louvre</text:p>
          </table:table-cell>
          <table:table-cell table:number-columns-repeated="2"/>
          <table:table-cell office:value-type="string" calcext:value-type="string">
            <text:p>https://catalogue.bnf.fr/ark:/12148/cb11877592p</text:p>
          </table:table-cell>
          <table:table-cell office:value-type="string" calcext:value-type="string">
            <text:p>https://data.bnf.fr/ark:/12148/cb11877592p</text:p>
          </table:table-cell>
          <table:table-cell office:value-type="string" calcext:value-type="string">
            <text:p>https://www.idref.fr/026549298</text:p>
          </table:table-cell>
          <table:table-cell table:number-columns-repeated="2"/>
          <table:table-cell office:value-type="string" calcext:value-type="string">
            <text:p>Musée égyptien</text:p>
          </table:table-cell>
          <table:table-cell table:formula="of:=CONCATENATE(&quot;sameAs=&quot;&quot;&quot;;[.A21];&quot;&quot;&quot;&quot;)" office:value-type="string" office:string-value="sameAs=&quot;CoEg_org_00000020&quot;" calcext:value-type="string">
            <text:p>sameAs="CoEg_org_00000020"</text:p>
          </table:table-cell>
          <table:table-cell table:formula="of:=CONCATENATE(&quot;&lt;org xml:id=&quot;&quot;&quot;;[.A21];&quot;&quot;&quot;&gt;&lt;orgName&gt;&quot;;[.B21];&quot;&lt;/orgName&gt;&quot;;IF(ISBLANK([.E21]);&quot;&quot;;CONCATENATE(&quot;&lt;idno type=&quot;&quot;catGenBNF&quot;&quot;&gt;&quot;;[.E21];&quot;&lt;/idno&gt;&quot;));IF(ISBLANK([.F21]);&quot;&quot;;CONCATENATE(&quot;&lt;idno type=&quot;&quot;dataBnF&quot;&quot;&gt;&quot;;[.F21];&quot;&lt;/idno&gt;&quot;));IF(ISBLANK([.G21]);&quot;&quot;;CONCATENATE(&quot;&lt;idno type=&quot;&quot;IdRef&quot;&quot;&gt;&quot;;[.G21];&quot;&lt;/idno&gt;&quot;));IF(ISBLANK([.H21]);&quot;&quot;;CONCATENATE(&quot;&lt;idno type=&quot;&quot;VIAF&quot;&quot;&gt;&quot;;[.H21];&quot;&lt;/idno&gt;&quot;));IF(ISBLANK([.I21]);&quot;&quot;;CONCATENATE(&quot;&lt;idno type=&quot;&quot;Wikidata&quot;&quot;&gt;&quot;;[.I21];&quot;&lt;/idno&gt;&quot;));IF(ISBLANK([.C21]);&quot;&quot;;CONCATENATE(&quot;&lt;note&gt;&quot;;[.C21];&quot;&lt;/note&gt;&quot;));&quot;&lt;/org&gt;&quot;)" office:value-type="string" office:string-value="&lt;org xml:id=&quot;CoEg_org_00000020&quot;&gt;&lt;orgName&gt;Département égyptien du musée du Louvre&lt;/orgName&gt;&lt;idno type=&quot;catGenBNF&quot;&gt;https://catalogue.bnf.fr/ark:/12148/cb11877592p&lt;/idno&gt;&lt;idno type=&quot;dataBnF&quot;&gt;https://data.bnf.fr/ark:/12148/cb11877592p&lt;/idno&gt;&lt;idno type=&quot;IdRef&quot;&gt;https://www.idref.fr/026549298&lt;/idno&gt;&lt;/org&gt;" calcext:value-type="string">
            <text:p>&lt;org xml:id="CoEg_org_00000020"&gt;&lt;orgName&gt;Département égyptien du musée du Louvre&lt;/orgName&gt;&lt;idno type="catGenBNF"&gt;https://catalogue.bnf.fr/ark:/12148/cb11877592p&lt;/idno&gt;&lt;idno type="dataBnF"&gt;https://data.bnf.fr/ark:/12148/cb11877592p&lt;/idno&gt;&lt;idno type="IdRef"&gt;https://www.idref.fr/026549298&lt;/idno&gt;&lt;/org&gt;</text:p>
          </table:table-cell>
          <table:table-cell table:formula="of:=CONCATENATE(&quot;\gls{&quot;;[.A21];&quot;}&quot;)" office:value-type="string" office:string-value="\gls{CoEg_org_00000020}" calcext:value-type="string">
            <text:p>\gls{CoEg_org_00000020}</text:p>
          </table:table-cell>
          <table:table-cell table:formula="of:=CONCATENATE(&quot;\newglossaryentry{&quot;;[.A21];&quot;}{name={&quot;;[.B21];&quot;},type={org},text={*},description={&quot;;[.C21];IF(ISBLANK([.E21]);&quot;&quot;;CONCATENATE(&quot; [\href{&quot;;[.E21];&quot;}{cat. gén. BNF}]&quot;));IF(ISBLANK([.F21]);&quot;&quot;;CONCATENATE(&quot; [\href{&quot;;[.F21];&quot;}{data.bnf}]&quot;));IF(ISBLANK([.G21]);&quot;&quot;;CONCATENATE(&quot; [\href{&quot;;[.G21];&quot;}{IdRéf}]&quot;));IF(ISBLANK([.H21]);&quot;&quot;;CONCATENATE(&quot; [\href{&quot;;[.H21];&quot;}{VIAF}]&quot;));IF(ISBLANK([.I21]);&quot;&quot;;CONCATENATE(&quot; [\href{&quot;;[.I21];&quot;}{Wikidata}]&quot;));&quot;}}&quot;)" office:value-type="string" office:string-value="\newglossaryentry{CoEg_org_00000020}{name={Département égyptien du musée du Louvre},type={org},text={*},description={ [\href{https://catalogue.bnf.fr/ark:/12148/cb11877592p}{cat. gén. BNF}] [\href{https://data.bnf.fr/ark:/12148/cb11877592p}{data.bnf}] [\href{https://www.idref.fr/026549298}{IdRéf}]}}" calcext:value-type="string">
            <text:p>\newglossaryentry{CoEg_org_00000020}{name={Département égyptien du musée du Louvre},type={org},text={*},description={ [\href{https://catalogue.bnf.fr/ark:/12148/cb11877592p}{cat. gén. BNF}] [\href{https://data.bnf.fr/ark:/12148/cb11877592p}{data.bnf}] [\href{https://www.idref.fr/026549298}{IdRéf}]}}</text:p>
          </table:table-cell>
        </table:table-row>
        <table:table-row table:style-name="ro1">
          <table:table-cell office:value-type="string" calcext:value-type="string">
            <text:p>CoEg_org_00000021</text:p>
          </table:table-cell>
          <table:table-cell office:value-type="string" calcext:value-type="string">
            <text:p>Musée de Turin</text:p>
          </table:table-cell>
          <table:table-cell table:number-columns-repeated="2"/>
          <table:table-cell office:value-type="string" calcext:value-type="string">
            <text:p>https://catalogue.bnf.fr/ark:/12148/cb12182616s</text:p>
          </table:table-cell>
          <table:table-cell office:value-type="string" calcext:value-type="string">
            <text:p>https://data.bnf.fr/ark:/12148/cb12182616s</text:p>
          </table:table-cell>
          <table:table-cell office:value-type="string" calcext:value-type="string">
            <text:p>https://www.idref.fr/030405858</text:p>
          </table:table-cell>
          <table:table-cell office:value-type="string" calcext:value-type="string">
            <text:p>https://viaf.org/viaf/168181167/</text:p>
          </table:table-cell>
          <table:table-cell office:value-type="string" calcext:value-type="string">
            <text:p>https://www.wikidata.org/wiki/Q19877</text:p>
          </table:table-cell>
          <table:table-cell/>
          <table:table-cell table:formula="of:=CONCATENATE(&quot;sameAs=&quot;&quot;&quot;;[.A22];&quot;&quot;&quot;&quot;)" office:value-type="string" office:string-value="sameAs=&quot;CoEg_org_00000021&quot;" calcext:value-type="string">
            <text:p>sameAs="CoEg_org_00000021"</text:p>
          </table:table-cell>
          <table:table-cell table:formula="of:=CONCATENATE(&quot;&lt;org xml:id=&quot;&quot;&quot;;[.A22];&quot;&quot;&quot;&gt;&lt;orgName&gt;&quot;;[.B22];&quot;&lt;/orgName&gt;&quot;;IF(ISBLANK([.E22]);&quot;&quot;;CONCATENATE(&quot;&lt;idno type=&quot;&quot;catGenBNF&quot;&quot;&gt;&quot;;[.E22];&quot;&lt;/idno&gt;&quot;));IF(ISBLANK([.F22]);&quot;&quot;;CONCATENATE(&quot;&lt;idno type=&quot;&quot;dataBnF&quot;&quot;&gt;&quot;;[.F22];&quot;&lt;/idno&gt;&quot;));IF(ISBLANK([.G22]);&quot;&quot;;CONCATENATE(&quot;&lt;idno type=&quot;&quot;IdRef&quot;&quot;&gt;&quot;;[.G22];&quot;&lt;/idno&gt;&quot;));IF(ISBLANK([.H22]);&quot;&quot;;CONCATENATE(&quot;&lt;idno type=&quot;&quot;VIAF&quot;&quot;&gt;&quot;;[.H22];&quot;&lt;/idno&gt;&quot;));IF(ISBLANK([.I22]);&quot;&quot;;CONCATENATE(&quot;&lt;idno type=&quot;&quot;Wikidata&quot;&quot;&gt;&quot;;[.I22];&quot;&lt;/idno&gt;&quot;));IF(ISBLANK([.C22]);&quot;&quot;;CONCATENATE(&quot;&lt;note&gt;&quot;;[.C22];&quot;&lt;/note&gt;&quot;));&quot;&lt;/org&gt;&quot;)" office:value-type="string" office:string-value="&lt;org xml:id=&quot;CoEg_org_00000021&quot;&gt;&lt;orgName&gt;Musée de Turin&lt;/orgName&gt;&lt;idno type=&quot;catGenBNF&quot;&gt;https://catalogue.bnf.fr/ark:/12148/cb12182616s&lt;/idno&gt;&lt;idno type=&quot;dataBnF&quot;&gt;https://data.bnf.fr/ark:/12148/cb12182616s&lt;/idno&gt;&lt;idno type=&quot;IdRef&quot;&gt;https://www.idref.fr/030405858&lt;/idno&gt;&lt;idno type=&quot;VIAF&quot;&gt;https://viaf.org/viaf/168181167/&lt;/idno&gt;&lt;idno type=&quot;Wikidata&quot;&gt;https://www.wikidata.org/wiki/Q19877&lt;/idno&gt;&lt;/org&gt;" calcext:value-type="string">
            <text:p>&lt;org xml:id="CoEg_org_00000021"&gt;&lt;orgName&gt;Musée de Turin&lt;/orgName&gt;&lt;idno type="catGenBNF"&gt;https://catalogue.bnf.fr/ark:/12148/cb12182616s&lt;/idno&gt;&lt;idno type="dataBnF"&gt;https://data.bnf.fr/ark:/12148/cb12182616s&lt;/idno&gt;&lt;idno type="IdRef"&gt;https://www.idref.fr/030405858&lt;/idno&gt;&lt;idno type="VIAF"&gt;https://viaf.org/viaf/168181167/&lt;/idno&gt;&lt;idno type="Wikidata"&gt;https://www.wikidata.org/wiki/Q19877&lt;/idno&gt;&lt;/org&gt;</text:p>
          </table:table-cell>
          <table:table-cell table:formula="of:=CONCATENATE(&quot;\gls{&quot;;[.A22];&quot;}&quot;)" office:value-type="string" office:string-value="\gls{CoEg_org_00000021}" calcext:value-type="string">
            <text:p>\gls{CoEg_org_00000021}</text:p>
          </table:table-cell>
          <table:table-cell table:formula="of:=CONCATENATE(&quot;\newglossaryentry{&quot;;[.A22];&quot;}{name={&quot;;[.B22];&quot;},type={org},text={*},description={&quot;;[.C22];IF(ISBLANK([.E22]);&quot;&quot;;CONCATENATE(&quot; [\href{&quot;;[.E22];&quot;}{cat. gén. BNF}]&quot;));IF(ISBLANK([.F22]);&quot;&quot;;CONCATENATE(&quot; [\href{&quot;;[.F22];&quot;}{data.bnf}]&quot;));IF(ISBLANK([.G22]);&quot;&quot;;CONCATENATE(&quot; [\href{&quot;;[.G22];&quot;}{IdRéf}]&quot;));IF(ISBLANK([.H22]);&quot;&quot;;CONCATENATE(&quot; [\href{&quot;;[.H22];&quot;}{VIAF}]&quot;));IF(ISBLANK([.I22]);&quot;&quot;;CONCATENATE(&quot; [\href{&quot;;[.I22];&quot;}{Wikidata}]&quot;));&quot;}}&quot;)" office:value-type="string" office:string-value="\newglossaryentry{CoEg_org_00000021}{name={Musée de Turin},type={org},text={*},description={ [\href{https://catalogue.bnf.fr/ark:/12148/cb12182616s}{cat. gén. BNF}] [\href{https://data.bnf.fr/ark:/12148/cb12182616s}{data.bnf}] [\href{https://www.idref.fr/030405858}{IdRéf}] [\href{https://viaf.org/viaf/168181167/}{VIAF}] [\href{https://www.wikidata.org/wiki/Q19877}{Wikidata}]}}" calcext:value-type="string">
            <text:p>\newglossaryentry{CoEg_org_00000021}{name={Musée de Turin},type={org},text={*},description={ [\href{https://catalogue.bnf.fr/ark:/12148/cb12182616s}{cat. gén. BNF}] [\href{https://data.bnf.fr/ark:/12148/cb12182616s}{data.bnf}] [\href{https://www.idref.fr/030405858}{IdRéf}] [\href{https://viaf.org/viaf/168181167/}{VIAF}] [\href{https://www.wikidata.org/wiki/Q19877}{Wikidata}]}}</text:p>
          </table:table-cell>
        </table:table-row>
        <table:table-row table:style-name="ro1">
          <table:table-cell office:value-type="string" calcext:value-type="string">
            <text:p>CoEg_org_00000022</text:p>
          </table:table-cell>
          <table:table-cell office:value-type="string" calcext:value-type="string">
            <text:p>Musée de Boulaq</text:p>
          </table:table-cell>
          <table:table-cell table:number-columns-repeated="2"/>
          <table:table-cell office:value-type="string" calcext:value-type="string">
            <text:p>https://catalogue.bnf.fr/ark:/12148/cb17003618k</text:p>
          </table:table-cell>
          <table:table-cell office:value-type="string" calcext:value-type="string">
            <text:p>https://data.bnf.fr/ark:/12148/cb17003618k</text:p>
          </table:table-cell>
          <table:table-cell office:value-type="string" calcext:value-type="string">
            <text:p>https://www.idref.fr/133209660</text:p>
          </table:table-cell>
          <table:table-cell office:value-type="string" calcext:value-type="string">
            <text:p>https://viaf.org/viaf/172517642</text:p>
          </table:table-cell>
          <table:table-cell office:value-type="string" calcext:value-type="string">
            <text:p>https://www.wikidata.org/wiki/Q2399429</text:p>
          </table:table-cell>
          <table:table-cell office:value-type="string" calcext:value-type="string">
            <text:p>Musée du Caire</text:p>
          </table:table-cell>
          <table:table-cell table:formula="of:=CONCATENATE(&quot;sameAs=&quot;&quot;&quot;;[.A23];&quot;&quot;&quot;&quot;)" office:value-type="string" office:string-value="sameAs=&quot;CoEg_org_00000022&quot;" calcext:value-type="string">
            <text:p>sameAs="CoEg_org_00000022"</text:p>
          </table:table-cell>
          <table:table-cell table:formula="of:=CONCATENATE(&quot;&lt;org xml:id=&quot;&quot;&quot;;[.A23];&quot;&quot;&quot;&gt;&lt;orgName&gt;&quot;;[.B23];&quot;&lt;/orgName&gt;&quot;;IF(ISBLANK([.E23]);&quot;&quot;;CONCATENATE(&quot;&lt;idno type=&quot;&quot;catGenBNF&quot;&quot;&gt;&quot;;[.E23];&quot;&lt;/idno&gt;&quot;));IF(ISBLANK([.F23]);&quot;&quot;;CONCATENATE(&quot;&lt;idno type=&quot;&quot;dataBnF&quot;&quot;&gt;&quot;;[.F23];&quot;&lt;/idno&gt;&quot;));IF(ISBLANK([.G23]);&quot;&quot;;CONCATENATE(&quot;&lt;idno type=&quot;&quot;IdRef&quot;&quot;&gt;&quot;;[.G23];&quot;&lt;/idno&gt;&quot;));IF(ISBLANK([.H23]);&quot;&quot;;CONCATENATE(&quot;&lt;idno type=&quot;&quot;VIAF&quot;&quot;&gt;&quot;;[.H23];&quot;&lt;/idno&gt;&quot;));IF(ISBLANK([.I23]);&quot;&quot;;CONCATENATE(&quot;&lt;idno type=&quot;&quot;Wikidata&quot;&quot;&gt;&quot;;[.I23];&quot;&lt;/idno&gt;&quot;));IF(ISBLANK([.C23]);&quot;&quot;;CONCATENATE(&quot;&lt;note&gt;&quot;;[.C23];&quot;&lt;/note&gt;&quot;));&quot;&lt;/org&gt;&quot;)" office:value-type="string" office:string-value="&lt;org xml:id=&quot;CoEg_org_00000022&quot;&gt;&lt;orgName&gt;Musée de Boulaq&lt;/orgName&gt;&lt;idno type=&quot;catGenBNF&quot;&gt;https://catalogue.bnf.fr/ark:/12148/cb17003618k&lt;/idno&gt;&lt;idno type=&quot;dataBnF&quot;&gt;https://data.bnf.fr/ark:/12148/cb17003618k&lt;/idno&gt;&lt;idno type=&quot;IdRef&quot;&gt;https://www.idref.fr/133209660&lt;/idno&gt;&lt;idno type=&quot;VIAF&quot;&gt;https://viaf.org/viaf/172517642&lt;/idno&gt;&lt;idno type=&quot;Wikidata&quot;&gt;https://www.wikidata.org/wiki/Q2399429&lt;/idno&gt;&lt;/org&gt;" calcext:value-type="string">
            <text:p>&lt;org xml:id="CoEg_org_00000022"&gt;&lt;orgName&gt;Musée de Boulaq&lt;/orgName&gt;&lt;idno type="catGenBNF"&gt;https://catalogue.bnf.fr/ark:/12148/cb17003618k&lt;/idno&gt;&lt;idno type="dataBnF"&gt;https://data.bnf.fr/ark:/12148/cb17003618k&lt;/idno&gt;&lt;idno type="IdRef"&gt;https://www.idref.fr/133209660&lt;/idno&gt;&lt;idno type="VIAF"&gt;https://viaf.org/viaf/172517642&lt;/idno&gt;&lt;idno type="Wikidata"&gt;https://www.wikidata.org/wiki/Q2399429&lt;/idno&gt;&lt;/org&gt;</text:p>
          </table:table-cell>
          <table:table-cell table:formula="of:=CONCATENATE(&quot;\gls{&quot;;[.A23];&quot;}&quot;)" office:value-type="string" office:string-value="\gls{CoEg_org_00000022}" calcext:value-type="string">
            <text:p>\gls{CoEg_org_00000022}</text:p>
          </table:table-cell>
          <table:table-cell table:formula="of:=CONCATENATE(&quot;\newglossaryentry{&quot;;[.A23];&quot;}{name={&quot;;[.B23];&quot;},type={org},text={*},description={&quot;;[.C23];IF(ISBLANK([.E23]);&quot;&quot;;CONCATENATE(&quot; [\href{&quot;;[.E23];&quot;}{cat. gén. BNF}]&quot;));IF(ISBLANK([.F23]);&quot;&quot;;CONCATENATE(&quot; [\href{&quot;;[.F23];&quot;}{data.bnf}]&quot;));IF(ISBLANK([.G23]);&quot;&quot;;CONCATENATE(&quot; [\href{&quot;;[.G23];&quot;}{IdRéf}]&quot;));IF(ISBLANK([.H23]);&quot;&quot;;CONCATENATE(&quot; [\href{&quot;;[.H23];&quot;}{VIAF}]&quot;));IF(ISBLANK([.I23]);&quot;&quot;;CONCATENATE(&quot; [\href{&quot;;[.I23];&quot;}{Wikidata}]&quot;));&quot;}}&quot;)" office:value-type="string" office:string-value="\newglossaryentry{CoEg_org_00000022}{name={Musée de Boulaq},type={org},text={*},description={ [\href{https://catalogue.bnf.fr/ark:/12148/cb17003618k}{cat. gén. BNF}] [\href{https://data.bnf.fr/ark:/12148/cb17003618k}{data.bnf}] [\href{https://www.idref.fr/133209660}{IdRéf}] [\href{https://viaf.org/viaf/172517642}{VIAF}] [\href{https://www.wikidata.org/wiki/Q2399429}{Wikidata}]}}" calcext:value-type="string">
            <text:p>\newglossaryentry{CoEg_org_00000022}{name={Musée de Boulaq},type={org},text={*},description={ [\href{https://catalogue.bnf.fr/ark:/12148/cb17003618k}{cat. gén. BNF}] [\href{https://data.bnf.fr/ark:/12148/cb17003618k}{data.bnf}] [\href{https://www.idref.fr/133209660}{IdRéf}] [\href{https://viaf.org/viaf/172517642}{VIAF}] [\href{https://www.wikidata.org/wiki/Q2399429}{Wikidata}]}}</text:p>
          </table:table-cell>
        </table:table-row>
        <table:table-row table:style-name="ro1">
          <table:table-cell office:value-type="string" calcext:value-type="string">
            <text:p>CoEg_org_00000023</text:p>
          </table:table-cell>
          <table:table-cell office:value-type="string" calcext:value-type="string">
            <text:p>Collège de France</text:p>
          </table:table-cell>
          <table:table-cell table:number-columns-repeated="2"/>
          <table:table-cell office:value-type="string" calcext:value-type="string">
            <text:p>https://catalogue.bnf.fr/ark:/12148/cb11863147k</text:p>
          </table:table-cell>
          <table:table-cell office:value-type="string" calcext:value-type="string">
            <text:p>https://data.bnf.fr/ark:/12148/cb11863147k</text:p>
          </table:table-cell>
          <table:table-cell office:value-type="string" calcext:value-type="string">
            <text:p>https://www.idref.fr/026370921</text:p>
          </table:table-cell>
          <table:table-cell office:value-type="string" calcext:value-type="string">
            <text:p>https://viaf.org/viaf/146442710</text:p>
          </table:table-cell>
          <table:table-cell office:value-type="string" calcext:value-type="string">
            <text:p>https://www.wikidata.org/wiki/Q202660</text:p>
          </table:table-cell>
          <table:table-cell/>
          <table:table-cell table:formula="of:=CONCATENATE(&quot;sameAs=&quot;&quot;&quot;;[.A24];&quot;&quot;&quot;&quot;)" office:value-type="string" office:string-value="sameAs=&quot;CoEg_org_00000023&quot;" calcext:value-type="string">
            <text:p>sameAs="CoEg_org_00000023"</text:p>
          </table:table-cell>
          <table:table-cell table:formula="of:=CONCATENATE(&quot;&lt;org xml:id=&quot;&quot;&quot;;[.A24];&quot;&quot;&quot;&gt;&lt;orgName&gt;&quot;;[.B24];&quot;&lt;/orgName&gt;&quot;;IF(ISBLANK([.E24]);&quot;&quot;;CONCATENATE(&quot;&lt;idno type=&quot;&quot;catGenBNF&quot;&quot;&gt;&quot;;[.E24];&quot;&lt;/idno&gt;&quot;));IF(ISBLANK([.F24]);&quot;&quot;;CONCATENATE(&quot;&lt;idno type=&quot;&quot;dataBnF&quot;&quot;&gt;&quot;;[.F24];&quot;&lt;/idno&gt;&quot;));IF(ISBLANK([.G24]);&quot;&quot;;CONCATENATE(&quot;&lt;idno type=&quot;&quot;IdRef&quot;&quot;&gt;&quot;;[.G24];&quot;&lt;/idno&gt;&quot;));IF(ISBLANK([.H24]);&quot;&quot;;CONCATENATE(&quot;&lt;idno type=&quot;&quot;VIAF&quot;&quot;&gt;&quot;;[.H24];&quot;&lt;/idno&gt;&quot;));IF(ISBLANK([.I24]);&quot;&quot;;CONCATENATE(&quot;&lt;idno type=&quot;&quot;Wikidata&quot;&quot;&gt;&quot;;[.I24];&quot;&lt;/idno&gt;&quot;));IF(ISBLANK([.C24]);&quot;&quot;;CONCATENATE(&quot;&lt;note&gt;&quot;;[.C24];&quot;&lt;/note&gt;&quot;));&quot;&lt;/org&gt;&quot;)" office:value-type="string" office:string-value="&lt;org xml:id=&quot;CoEg_org_00000023&quot;&gt;&lt;orgName&gt;Collège de France&lt;/orgName&gt;&lt;idno type=&quot;catGenBNF&quot;&gt;https://catalogue.bnf.fr/ark:/12148/cb11863147k&lt;/idno&gt;&lt;idno type=&quot;dataBnF&quot;&gt;https://data.bnf.fr/ark:/12148/cb11863147k&lt;/idno&gt;&lt;idno type=&quot;IdRef&quot;&gt;https://www.idref.fr/026370921&lt;/idno&gt;&lt;idno type=&quot;VIAF&quot;&gt;https://viaf.org/viaf/146442710&lt;/idno&gt;&lt;idno type=&quot;Wikidata&quot;&gt;https://www.wikidata.org/wiki/Q202660&lt;/idno&gt;&lt;/org&gt;" calcext:value-type="string">
            <text:p>&lt;org xml:id="CoEg_org_00000023"&gt;&lt;orgName&gt;Collège de France&lt;/orgName&gt;&lt;idno type="catGenBNF"&gt;https://catalogue.bnf.fr/ark:/12148/cb11863147k&lt;/idno&gt;&lt;idno type="dataBnF"&gt;https://data.bnf.fr/ark:/12148/cb11863147k&lt;/idno&gt;&lt;idno type="IdRef"&gt;https://www.idref.fr/026370921&lt;/idno&gt;&lt;idno type="VIAF"&gt;https://viaf.org/viaf/146442710&lt;/idno&gt;&lt;idno type="Wikidata"&gt;https://www.wikidata.org/wiki/Q202660&lt;/idno&gt;&lt;/org&gt;</text:p>
          </table:table-cell>
          <table:table-cell table:formula="of:=CONCATENATE(&quot;\gls{&quot;;[.A24];&quot;}&quot;)" office:value-type="string" office:string-value="\gls{CoEg_org_00000023}" calcext:value-type="string">
            <text:p>\gls{CoEg_org_00000023}</text:p>
          </table:table-cell>
          <table:table-cell table:formula="of:=CONCATENATE(&quot;\newglossaryentry{&quot;;[.A24];&quot;}{name={&quot;;[.B24];&quot;},type={org},text={*},description={&quot;;[.C24];IF(ISBLANK([.E24]);&quot;&quot;;CONCATENATE(&quot; [\href{&quot;;[.E24];&quot;}{cat. gén. BNF}]&quot;));IF(ISBLANK([.F24]);&quot;&quot;;CONCATENATE(&quot; [\href{&quot;;[.F24];&quot;}{data.bnf}]&quot;));IF(ISBLANK([.G24]);&quot;&quot;;CONCATENATE(&quot; [\href{&quot;;[.G24];&quot;}{IdRéf}]&quot;));IF(ISBLANK([.H24]);&quot;&quot;;CONCATENATE(&quot; [\href{&quot;;[.H24];&quot;}{VIAF}]&quot;));IF(ISBLANK([.I24]);&quot;&quot;;CONCATENATE(&quot; [\href{&quot;;[.I24];&quot;}{Wikidata}]&quot;));&quot;}}&quot;)" office:value-type="string" office:string-value="\newglossaryentry{CoEg_org_00000023}{name={Collège de France},type={org},text={*},description={ [\href{https://catalogue.bnf.fr/ark:/12148/cb11863147k}{cat. gén. BNF}] [\href{https://data.bnf.fr/ark:/12148/cb11863147k}{data.bnf}] [\href{https://www.idref.fr/026370921}{IdRéf}] [\href{https://viaf.org/viaf/146442710}{VIAF}] [\href{https://www.wikidata.org/wiki/Q202660}{Wikidata}]}}" calcext:value-type="string">
            <text:p>\newglossaryentry{CoEg_org_00000023}{name={Collège de France},type={org},text={*},description={ [\href{https://catalogue.bnf.fr/ark:/12148/cb11863147k}{cat. gén. BNF}] [\href{https://data.bnf.fr/ark:/12148/cb11863147k}{data.bnf}] [\href{https://www.idref.fr/026370921}{IdRéf}] [\href{https://viaf.org/viaf/146442710}{VIAF}] [\href{https://www.wikidata.org/wiki/Q202660}{Wikidata}]}}</text:p>
          </table:table-cell>
        </table:table-row>
        <table:table-row table:style-name="ro1">
          <table:table-cell office:value-type="string" calcext:value-type="string">
            <text:p>CoEg_org_00000024</text:p>
          </table:table-cell>
          <table:table-cell office:value-type="string" calcext:value-type="string">
            <text:p>Archives nationales</text:p>
          </table:table-cell>
          <table:table-cell table:number-columns-repeated="2"/>
          <table:table-cell office:value-type="string" calcext:value-type="string">
            <text:p>https://catalogue.bnf.fr/ark:/12148/cb11862272t</text:p>
          </table:table-cell>
          <table:table-cell office:value-type="string" calcext:value-type="string">
            <text:p>https://data.bnf.fr/ark:/12148/cb11862272t</text:p>
          </table:table-cell>
          <table:table-cell office:value-type="string" calcext:value-type="string">
            <text:p>https://www.idref.fr/026359421</text:p>
          </table:table-cell>
          <table:table-cell office:value-type="string" calcext:value-type="string">
            <text:p>https://viaf.org/viaf/131469365</text:p>
          </table:table-cell>
          <table:table-cell office:value-type="string" calcext:value-type="string">
            <text:p>https://www.wikidata.org/wiki/Q182542</text:p>
          </table:table-cell>
          <table:table-cell/>
          <table:table-cell table:formula="of:=CONCATENATE(&quot;sameAs=&quot;&quot;&quot;;[.A25];&quot;&quot;&quot;&quot;)" office:value-type="string" office:string-value="sameAs=&quot;CoEg_org_00000024&quot;" calcext:value-type="string">
            <text:p>sameAs="CoEg_org_00000024"</text:p>
          </table:table-cell>
          <table:table-cell table:formula="of:=CONCATENATE(&quot;&lt;org xml:id=&quot;&quot;&quot;;[.A25];&quot;&quot;&quot;&gt;&lt;orgName&gt;&quot;;[.B25];&quot;&lt;/orgName&gt;&quot;;IF(ISBLANK([.E25]);&quot;&quot;;CONCATENATE(&quot;&lt;idno type=&quot;&quot;catGenBNF&quot;&quot;&gt;&quot;;[.E25];&quot;&lt;/idno&gt;&quot;));IF(ISBLANK([.F25]);&quot;&quot;;CONCATENATE(&quot;&lt;idno type=&quot;&quot;dataBnF&quot;&quot;&gt;&quot;;[.F25];&quot;&lt;/idno&gt;&quot;));IF(ISBLANK([.G25]);&quot;&quot;;CONCATENATE(&quot;&lt;idno type=&quot;&quot;IdRef&quot;&quot;&gt;&quot;;[.G25];&quot;&lt;/idno&gt;&quot;));IF(ISBLANK([.H25]);&quot;&quot;;CONCATENATE(&quot;&lt;idno type=&quot;&quot;VIAF&quot;&quot;&gt;&quot;;[.H25];&quot;&lt;/idno&gt;&quot;));IF(ISBLANK([.I25]);&quot;&quot;;CONCATENATE(&quot;&lt;idno type=&quot;&quot;Wikidata&quot;&quot;&gt;&quot;;[.I25];&quot;&lt;/idno&gt;&quot;));IF(ISBLANK([.C25]);&quot;&quot;;CONCATENATE(&quot;&lt;note&gt;&quot;;[.C25];&quot;&lt;/note&gt;&quot;));&quot;&lt;/org&gt;&quot;)" office:value-type="string" office:string-value="&lt;org xml:id=&quot;CoEg_org_00000024&quot;&gt;&lt;orgName&gt;Archives nationales&lt;/orgName&gt;&lt;idno type=&quot;catGenBNF&quot;&gt;https://catalogue.bnf.fr/ark:/12148/cb11862272t&lt;/idno&gt;&lt;idno type=&quot;dataBnF&quot;&gt;https://data.bnf.fr/ark:/12148/cb11862272t&lt;/idno&gt;&lt;idno type=&quot;IdRef&quot;&gt;https://www.idref.fr/026359421&lt;/idno&gt;&lt;idno type=&quot;VIAF&quot;&gt;https://viaf.org/viaf/131469365&lt;/idno&gt;&lt;idno type=&quot;Wikidata&quot;&gt;https://www.wikidata.org/wiki/Q182542&lt;/idno&gt;&lt;/org&gt;" calcext:value-type="string">
            <text:p>&lt;org xml:id="CoEg_org_00000024"&gt;&lt;orgName&gt;Archives nationales&lt;/orgName&gt;&lt;idno type="catGenBNF"&gt;https://catalogue.bnf.fr/ark:/12148/cb11862272t&lt;/idno&gt;&lt;idno type="dataBnF"&gt;https://data.bnf.fr/ark:/12148/cb11862272t&lt;/idno&gt;&lt;idno type="IdRef"&gt;https://www.idref.fr/026359421&lt;/idno&gt;&lt;idno type="VIAF"&gt;https://viaf.org/viaf/131469365&lt;/idno&gt;&lt;idno type="Wikidata"&gt;https://www.wikidata.org/wiki/Q182542&lt;/idno&gt;&lt;/org&gt;</text:p>
          </table:table-cell>
          <table:table-cell table:formula="of:=CONCATENATE(&quot;\gls{&quot;;[.A25];&quot;}&quot;)" office:value-type="string" office:string-value="\gls{CoEg_org_00000024}" calcext:value-type="string">
            <text:p>\gls{CoEg_org_00000024}</text:p>
          </table:table-cell>
          <table:table-cell table:formula="of:=CONCATENATE(&quot;\newglossaryentry{&quot;;[.A25];&quot;}{name={&quot;;[.B25];&quot;},type={org},text={*},description={&quot;;[.C25];IF(ISBLANK([.E25]);&quot;&quot;;CONCATENATE(&quot; [\href{&quot;;[.E25];&quot;}{cat. gén. BNF}]&quot;));IF(ISBLANK([.F25]);&quot;&quot;;CONCATENATE(&quot; [\href{&quot;;[.F25];&quot;}{data.bnf}]&quot;));IF(ISBLANK([.G25]);&quot;&quot;;CONCATENATE(&quot; [\href{&quot;;[.G25];&quot;}{IdRéf}]&quot;));IF(ISBLANK([.H25]);&quot;&quot;;CONCATENATE(&quot; [\href{&quot;;[.H25];&quot;}{VIAF}]&quot;));IF(ISBLANK([.I25]);&quot;&quot;;CONCATENATE(&quot; [\href{&quot;;[.I25];&quot;}{Wikidata}]&quot;));&quot;}}&quot;)" office:value-type="string" office:string-value="\newglossaryentry{CoEg_org_00000024}{name={Archives nationales},type={org},text={*},description={ [\href{https://catalogue.bnf.fr/ark:/12148/cb11862272t}{cat. gén. BNF}] [\href{https://data.bnf.fr/ark:/12148/cb11862272t}{data.bnf}] [\href{https://www.idref.fr/026359421}{IdRéf}] [\href{https://viaf.org/viaf/131469365}{VIAF}] [\href{https://www.wikidata.org/wiki/Q182542}{Wikidata}]}}" calcext:value-type="string">
            <text:p>\newglossaryentry{CoEg_org_00000024}{name={Archives nationales},type={org},text={*},description={ [\href{https://catalogue.bnf.fr/ark:/12148/cb11862272t}{cat. gén. BNF}] [\href{https://data.bnf.fr/ark:/12148/cb11862272t}{data.bnf}] [\href{https://www.idref.fr/026359421}{IdRéf}] [\href{https://viaf.org/viaf/131469365}{VIAF}] [\href{https://www.wikidata.org/wiki/Q182542}{Wikidata}]}}</text:p>
          </table:table-cell>
        </table:table-row>
        <table:table-row table:style-name="ro1">
          <table:table-cell office:value-type="string" calcext:value-type="string">
            <text:p>CoEg_org_00000025</text:p>
          </table:table-cell>
          <table:table-cell office:value-type="string" calcext:value-type="string">
            <text:p>Département des antiques et sculptures du musée du Louvre</text:p>
          </table:table-cell>
          <table:table-cell table:number-columns-repeated="8"/>
          <table:table-cell table:formula="of:=CONCATENATE(&quot;sameAs=&quot;&quot;&quot;;[.A26];&quot;&quot;&quot;&quot;)" office:value-type="string" office:string-value="sameAs=&quot;CoEg_org_00000025&quot;" calcext:value-type="string">
            <text:p>sameAs="CoEg_org_00000025"</text:p>
          </table:table-cell>
          <table:table-cell table:formula="of:=CONCATENATE(&quot;&lt;org xml:id=&quot;&quot;&quot;;[.A26];&quot;&quot;&quot;&gt;&lt;orgName&gt;&quot;;[.B26];&quot;&lt;/orgName&gt;&quot;;IF(ISBLANK([.E26]);&quot;&quot;;CONCATENATE(&quot;&lt;idno type=&quot;&quot;catGenBNF&quot;&quot;&gt;&quot;;[.E26];&quot;&lt;/idno&gt;&quot;));IF(ISBLANK([.F26]);&quot;&quot;;CONCATENATE(&quot;&lt;idno type=&quot;&quot;dataBnF&quot;&quot;&gt;&quot;;[.F26];&quot;&lt;/idno&gt;&quot;));IF(ISBLANK([.G26]);&quot;&quot;;CONCATENATE(&quot;&lt;idno type=&quot;&quot;IdRef&quot;&quot;&gt;&quot;;[.G26];&quot;&lt;/idno&gt;&quot;));IF(ISBLANK([.H26]);&quot;&quot;;CONCATENATE(&quot;&lt;idno type=&quot;&quot;VIAF&quot;&quot;&gt;&quot;;[.H26];&quot;&lt;/idno&gt;&quot;));IF(ISBLANK([.I26]);&quot;&quot;;CONCATENATE(&quot;&lt;idno type=&quot;&quot;Wikidata&quot;&quot;&gt;&quot;;[.I26];&quot;&lt;/idno&gt;&quot;));IF(ISBLANK([.C26]);&quot;&quot;;CONCATENATE(&quot;&lt;note&gt;&quot;;[.C26];&quot;&lt;/note&gt;&quot;));&quot;&lt;/org&gt;&quot;)" office:value-type="string" office:string-value="&lt;org xml:id=&quot;CoEg_org_00000025&quot;&gt;&lt;orgName&gt;Département des antiques et sculptures du musée du Louvre&lt;/orgName&gt;&lt;/org&gt;" calcext:value-type="string">
            <text:p>&lt;org xml:id="CoEg_org_00000025"&gt;&lt;orgName&gt;Département des antiques et sculptures du musée du Louvre&lt;/orgName&gt;&lt;/org&gt;</text:p>
          </table:table-cell>
          <table:table-cell table:formula="of:=CONCATENATE(&quot;\gls{&quot;;[.A26];&quot;}&quot;)" office:value-type="string" office:string-value="\gls{CoEg_org_00000025}" calcext:value-type="string">
            <text:p>\gls{CoEg_org_00000025}</text:p>
          </table:table-cell>
          <table:table-cell table:formula="of:=CONCATENATE(&quot;\newglossaryentry{&quot;;[.A26];&quot;}{name={&quot;;[.B26];&quot;},type={org},text={*},description={&quot;;[.C26];IF(ISBLANK([.E26]);&quot;&quot;;CONCATENATE(&quot; [\href{&quot;;[.E26];&quot;}{cat. gén. BNF}]&quot;));IF(ISBLANK([.F26]);&quot;&quot;;CONCATENATE(&quot; [\href{&quot;;[.F26];&quot;}{data.bnf}]&quot;));IF(ISBLANK([.G26]);&quot;&quot;;CONCATENATE(&quot; [\href{&quot;;[.G26];&quot;}{IdRéf}]&quot;));IF(ISBLANK([.H26]);&quot;&quot;;CONCATENATE(&quot; [\href{&quot;;[.H26];&quot;}{VIAF}]&quot;));IF(ISBLANK([.I26]);&quot;&quot;;CONCATENATE(&quot; [\href{&quot;;[.I26];&quot;}{Wikidata}]&quot;));&quot;}}&quot;)" office:value-type="string" office:string-value="\newglossaryentry{CoEg_org_00000025}{name={Département des antiques et sculptures du musée du Louvre},type={org},text={*},description={}}" calcext:value-type="string">
            <text:p>\newglossaryentry{CoEg_org_00000025}{name={Département des antiques et sculptures du musée du Louvre},type={org},text={*},description={}}</text:p>
          </table:table-cell>
        </table:table-row>
        <table:table-row table:style-name="ro1">
          <table:table-cell office:value-type="string" calcext:value-type="string">
            <text:p>CoEg_org_00000026</text:p>
          </table:table-cell>
          <table:table-cell office:value-type="string" calcext:value-type="string">
            <text:p>Bibliothèque nationale de France</text:p>
          </table:table-cell>
          <table:table-cell table:number-columns-repeated="2"/>
          <table:table-cell office:value-type="string" calcext:value-type="string">
            <text:p>https://catalogue.bnf.fr/ark:/12148/cb12381002j</text:p>
          </table:table-cell>
          <table:table-cell office:value-type="string" calcext:value-type="string">
            <text:p>https://data.bnf.fr/ark:/12148/cb12381002j</text:p>
          </table:table-cell>
          <table:table-cell office:value-type="string" calcext:value-type="string">
            <text:p>https://www.idref.fr/03361122X</text:p>
          </table:table-cell>
          <table:table-cell office:value-type="string" calcext:value-type="string">
            <text:p>https://viaf.org/viaf/137156173</text:p>
          </table:table-cell>
          <table:table-cell table:number-columns-repeated="2"/>
          <table:table-cell table:formula="of:=CONCATENATE(&quot;sameAs=&quot;&quot;&quot;;[.A27];&quot;&quot;&quot;&quot;)" office:value-type="string" office:string-value="sameAs=&quot;CoEg_org_00000026&quot;" calcext:value-type="string">
            <text:p>sameAs="CoEg_org_00000026"</text:p>
          </table:table-cell>
          <table:table-cell table:formula="of:=CONCATENATE(&quot;&lt;org xml:id=&quot;&quot;&quot;;[.A27];&quot;&quot;&quot;&gt;&lt;orgName&gt;&quot;;[.B27];&quot;&lt;/orgName&gt;&quot;;IF(ISBLANK([.E27]);&quot;&quot;;CONCATENATE(&quot;&lt;idno type=&quot;&quot;catGenBNF&quot;&quot;&gt;&quot;;[.E27];&quot;&lt;/idno&gt;&quot;));IF(ISBLANK([.F27]);&quot;&quot;;CONCATENATE(&quot;&lt;idno type=&quot;&quot;dataBnF&quot;&quot;&gt;&quot;;[.F27];&quot;&lt;/idno&gt;&quot;));IF(ISBLANK([.G27]);&quot;&quot;;CONCATENATE(&quot;&lt;idno type=&quot;&quot;IdRef&quot;&quot;&gt;&quot;;[.G27];&quot;&lt;/idno&gt;&quot;));IF(ISBLANK([.H27]);&quot;&quot;;CONCATENATE(&quot;&lt;idno type=&quot;&quot;VIAF&quot;&quot;&gt;&quot;;[.H27];&quot;&lt;/idno&gt;&quot;));IF(ISBLANK([.I27]);&quot;&quot;;CONCATENATE(&quot;&lt;idno type=&quot;&quot;Wikidata&quot;&quot;&gt;&quot;;[.I27];&quot;&lt;/idno&gt;&quot;));IF(ISBLANK([.C27]);&quot;&quot;;CONCATENATE(&quot;&lt;note&gt;&quot;;[.C27];&quot;&lt;/note&gt;&quot;));&quot;&lt;/org&gt;&quot;)" office:value-type="string" office:string-value="&lt;org xml:id=&quot;CoEg_org_00000026&quot;&gt;&lt;orgName&gt;Bibliothèque nationale de France&lt;/orgName&gt;&lt;idno type=&quot;catGenBNF&quot;&gt;https://catalogue.bnf.fr/ark:/12148/cb12381002j&lt;/idno&gt;&lt;idno type=&quot;dataBnF&quot;&gt;https://data.bnf.fr/ark:/12148/cb12381002j&lt;/idno&gt;&lt;idno type=&quot;IdRef&quot;&gt;https://www.idref.fr/03361122X&lt;/idno&gt;&lt;idno type=&quot;VIAF&quot;&gt;https://viaf.org/viaf/137156173&lt;/idno&gt;&lt;/org&gt;" calcext:value-type="string">
            <text:p>&lt;org xml:id="CoEg_org_00000026"&gt;&lt;orgName&gt;Bibliothèque nationale de France&lt;/orgName&gt;&lt;idno type="catGenBNF"&gt;https://catalogue.bnf.fr/ark:/12148/cb12381002j&lt;/idno&gt;&lt;idno type="dataBnF"&gt;https://data.bnf.fr/ark:/12148/cb12381002j&lt;/idno&gt;&lt;idno type="IdRef"&gt;https://www.idref.fr/03361122X&lt;/idno&gt;&lt;idno type="VIAF"&gt;https://viaf.org/viaf/137156173&lt;/idno&gt;&lt;/org&gt;</text:p>
          </table:table-cell>
          <table:table-cell table:formula="of:=CONCATENATE(&quot;\gls{&quot;;[.A27];&quot;}&quot;)" office:value-type="string" office:string-value="\gls{CoEg_org_00000026}" calcext:value-type="string">
            <text:p>\gls{CoEg_org_00000026}</text:p>
          </table:table-cell>
          <table:table-cell table:formula="of:=CONCATENATE(&quot;\newglossaryentry{&quot;;[.A27];&quot;}{name={&quot;;[.B27];&quot;},type={org},text={*},description={&quot;;[.C27];IF(ISBLANK([.E27]);&quot;&quot;;CONCATENATE(&quot; [\href{&quot;;[.E27];&quot;}{cat. gén. BNF}]&quot;));IF(ISBLANK([.F27]);&quot;&quot;;CONCATENATE(&quot; [\href{&quot;;[.F27];&quot;}{data.bnf}]&quot;));IF(ISBLANK([.G27]);&quot;&quot;;CONCATENATE(&quot; [\href{&quot;;[.G27];&quot;}{IdRéf}]&quot;));IF(ISBLANK([.H27]);&quot;&quot;;CONCATENATE(&quot; [\href{&quot;;[.H27];&quot;}{VIAF}]&quot;));IF(ISBLANK([.I27]);&quot;&quot;;CONCATENATE(&quot; [\href{&quot;;[.I27];&quot;}{Wikidata}]&quot;));&quot;}}&quot;)" office:value-type="string" office:string-value="\newglossaryentry{CoEg_org_00000026}{name={Bibliothèque nationale de France},type={org},text={*},description={ [\href{https://catalogue.bnf.fr/ark:/12148/cb12381002j}{cat. gén. BNF}] [\href{https://data.bnf.fr/ark:/12148/cb12381002j}{data.bnf}] [\href{https://www.idref.fr/03361122X}{IdRéf}] [\href{https://viaf.org/viaf/137156173}{VIAF}]}}" calcext:value-type="string">
            <text:p>\newglossaryentry{CoEg_org_00000026}{name={Bibliothèque nationale de France},type={org},text={*},description={ [\href{https://catalogue.bnf.fr/ark:/12148/cb12381002j}{cat. gén. BNF}] [\href{https://data.bnf.fr/ark:/12148/cb12381002j}{data.bnf}] [\href{https://www.idref.fr/03361122X}{IdRéf}] [\href{https://viaf.org/viaf/137156173}{VIAF}]}}</text:p>
          </table:table-cell>
        </table:table-row>
        <table:table-row table:style-name="ro1">
          <table:table-cell office:value-type="string" calcext:value-type="string">
            <text:p>CoEg_org_00000027</text:p>
          </table:table-cell>
          <table:table-cell office:value-type="string" calcext:value-type="string">
            <text:p>Assemblée nationale législative</text:p>
          </table:table-cell>
          <table:table-cell office:value-type="string" calcext:value-type="string">
            <text:p>Parlement de la République française (1849-1852)</text:p>
          </table:table-cell>
          <table:table-cell/>
          <table:table-cell office:value-type="string" calcext:value-type="string">
            <text:p>https://catalogue.bnf.fr/ark:/12148/cb133001967</text:p>
          </table:table-cell>
          <table:table-cell office:value-type="string" calcext:value-type="string">
            <text:p>https://data.bnf.fr/ark:/12148/cb133001967</text:p>
          </table:table-cell>
          <table:table-cell office:value-type="string" calcext:value-type="string">
            <text:p>https://www.idref.fr/095240918</text:p>
          </table:table-cell>
          <table:table-cell office:value-type="string" calcext:value-type="string">
            <text:p>https://viaf.org/viaf/136071566</text:p>
          </table:table-cell>
          <table:table-cell office:value-type="string" calcext:value-type="string">
            <text:p>https://www.wikidata.org/wiki/Q2867094</text:p>
          </table:table-cell>
          <table:table-cell/>
          <table:table-cell table:formula="of:=CONCATENATE(&quot;sameAs=&quot;&quot;&quot;;[.A28];&quot;&quot;&quot;&quot;)" office:value-type="string" office:string-value="sameAs=&quot;CoEg_org_00000027&quot;" calcext:value-type="string">
            <text:p>sameAs="CoEg_org_00000027"</text:p>
          </table:table-cell>
          <table:table-cell table:formula="of:=CONCATENATE(&quot;&lt;org xml:id=&quot;&quot;&quot;;[.A28];&quot;&quot;&quot;&gt;&lt;orgName&gt;&quot;;[.B28];&quot;&lt;/orgName&gt;&quot;;IF(ISBLANK([.E28]);&quot;&quot;;CONCATENATE(&quot;&lt;idno type=&quot;&quot;catGenBNF&quot;&quot;&gt;&quot;;[.E28];&quot;&lt;/idno&gt;&quot;));IF(ISBLANK([.F28]);&quot;&quot;;CONCATENATE(&quot;&lt;idno type=&quot;&quot;dataBnF&quot;&quot;&gt;&quot;;[.F28];&quot;&lt;/idno&gt;&quot;));IF(ISBLANK([.G28]);&quot;&quot;;CONCATENATE(&quot;&lt;idno type=&quot;&quot;IdRef&quot;&quot;&gt;&quot;;[.G28];&quot;&lt;/idno&gt;&quot;));IF(ISBLANK([.H28]);&quot;&quot;;CONCATENATE(&quot;&lt;idno type=&quot;&quot;VIAF&quot;&quot;&gt;&quot;;[.H28];&quot;&lt;/idno&gt;&quot;));IF(ISBLANK([.I28]);&quot;&quot;;CONCATENATE(&quot;&lt;idno type=&quot;&quot;Wikidata&quot;&quot;&gt;&quot;;[.I28];&quot;&lt;/idno&gt;&quot;));IF(ISBLANK([.C28]);&quot;&quot;;CONCATENATE(&quot;&lt;note&gt;&quot;;[.C28];&quot;&lt;/note&gt;&quot;));&quot;&lt;/org&gt;&quot;)" office:value-type="string" office:string-value="&lt;org xml:id=&quot;CoEg_org_00000027&quot;&gt;&lt;orgName&gt;Assemblée nationale législative&lt;/orgName&gt;&lt;idno type=&quot;catGenBNF&quot;&gt;https://catalogue.bnf.fr/ark:/12148/cb133001967&lt;/idno&gt;&lt;idno type=&quot;dataBnF&quot;&gt;https://data.bnf.fr/ark:/12148/cb133001967&lt;/idno&gt;&lt;idno type=&quot;IdRef&quot;&gt;https://www.idref.fr/095240918&lt;/idno&gt;&lt;idno type=&quot;VIAF&quot;&gt;https://viaf.org/viaf/136071566&lt;/idno&gt;&lt;idno type=&quot;Wikidata&quot;&gt;https://www.wikidata.org/wiki/Q2867094&lt;/idno&gt;&lt;note&gt;Parlement de la République française (1849-1852)&lt;/note&gt;&lt;/org&gt;" calcext:value-type="string">
            <text:p>&lt;org xml:id="CoEg_org_00000027"&gt;&lt;orgName&gt;Assemblée nationale législative&lt;/orgName&gt;&lt;idno type="catGenBNF"&gt;https://catalogue.bnf.fr/ark:/12148/cb133001967&lt;/idno&gt;&lt;idno type="dataBnF"&gt;https://data.bnf.fr/ark:/12148/cb133001967&lt;/idno&gt;&lt;idno type="IdRef"&gt;https://www.idref.fr/095240918&lt;/idno&gt;&lt;idno type="VIAF"&gt;https://viaf.org/viaf/136071566&lt;/idno&gt;&lt;idno type="Wikidata"&gt;https://www.wikidata.org/wiki/Q2867094&lt;/idno&gt;&lt;note&gt;Parlement de la République française (1849-1852)&lt;/note&gt;&lt;/org&gt;</text:p>
          </table:table-cell>
          <table:table-cell table:formula="of:=CONCATENATE(&quot;\gls{&quot;;[.A28];&quot;}&quot;)" office:value-type="string" office:string-value="\gls{CoEg_org_00000027}" calcext:value-type="string">
            <text:p>\gls{CoEg_org_00000027}</text:p>
          </table:table-cell>
          <table:table-cell table:formula="of:=CONCATENATE(&quot;\newglossaryentry{&quot;;[.A28];&quot;}{name={&quot;;[.B28];&quot;},type={org},text={*},description={&quot;;[.C28];IF(ISBLANK([.E28]);&quot;&quot;;CONCATENATE(&quot; [\href{&quot;;[.E28];&quot;}{cat. gén. BNF}]&quot;));IF(ISBLANK([.F28]);&quot;&quot;;CONCATENATE(&quot; [\href{&quot;;[.F28];&quot;}{data.bnf}]&quot;));IF(ISBLANK([.G28]);&quot;&quot;;CONCATENATE(&quot; [\href{&quot;;[.G28];&quot;}{IdRéf}]&quot;));IF(ISBLANK([.H28]);&quot;&quot;;CONCATENATE(&quot; [\href{&quot;;[.H28];&quot;}{VIAF}]&quot;));IF(ISBLANK([.I28]);&quot;&quot;;CONCATENATE(&quot; [\href{&quot;;[.I28];&quot;}{Wikidata}]&quot;));&quot;}}&quot;)" office:value-type="string" office:string-value="\newglossaryentry{CoEg_org_00000027}{name={Assemblée nationale législative},type={org},text={*},description={Parlement de la République française (1849-1852) [\href{https://catalogue.bnf.fr/ark:/12148/cb133001967}{cat. gén. BNF}] [\href{https://data.bnf.fr/ark:/12148/cb133001967}{data.bnf}] [\href{https://www.idref.fr/095240918}{IdRéf}] [\href{https://viaf.org/viaf/136071566}{VIAF}] [\href{https://www.wikidata.org/wiki/Q2867094}{Wikidata}]}}" calcext:value-type="string">
            <text:p>\newglossaryentry{CoEg_org_00000027}{name={Assemblée nationale législative},type={org},text={*},description={Parlement de la République française (1849-1852) [\href{https://catalogue.bnf.fr/ark:/12148/cb133001967}{cat. gén. BNF}] [\href{https://data.bnf.fr/ark:/12148/cb133001967}{data.bnf}] [\href{https://www.idref.fr/095240918}{IdRéf}] [\href{https://viaf.org/viaf/136071566}{VIAF}] [\href{https://www.wikidata.org/wiki/Q2867094}{Wikidata}]}}</text:p>
          </table:table-cell>
        </table:table-row>
        <table:table-row table:style-name="ro1">
          <table:table-cell table:number-columns-repeated="10"/>
          <table:table-cell table:formula="of:=CONCATENATE(&quot;sameAs=&quot;&quot;&quot;;[.A29];&quot;&quot;&quot;&quot;)" office:value-type="string" office:string-value="sameAs=&quot;&quot;" calcext:value-type="string">
            <text:p>sameAs=""</text:p>
          </table:table-cell>
          <table:table-cell/>
          <table:table-cell table:formula="of:=CONCATENATE(&quot;\gls{&quot;;[.A29];&quot;}&quot;)" office:value-type="string" office:string-value="\gls{}" calcext:value-type="string">
            <text:p>\gls{}</text:p>
          </table:table-cell>
          <table:table-cell/>
        </table:table-row>
        <table:table-row table:style-name="ro1">
          <table:table-cell table:number-columns-repeated="10"/>
          <table:table-cell table:formula="of:=CONCATENATE(&quot;sameAs=&quot;&quot;&quot;;[.A30];&quot;&quot;&quot;&quot;)" office:value-type="string" office:string-value="sameAs=&quot;&quot;" calcext:value-type="string">
            <text:p>sameAs=""</text:p>
          </table:table-cell>
          <table:table-cell/>
          <table:table-cell table:formula="of:=CONCATENATE(&quot;\gls{&quot;;[.A30];&quot;}&quot;)" office:value-type="string" office:string-value="\gls{}" calcext:value-type="string">
            <text:p>\gls{}</text:p>
          </table:table-cell>
          <table:table-cell/>
        </table:table-row>
        <table:table-row table:style-name="ro1">
          <table:table-cell table:number-columns-repeated="10"/>
          <table:table-cell table:formula="of:=CONCATENATE(&quot;sameAs=&quot;&quot;&quot;;[.A31];&quot;&quot;&quot;&quot;)" office:value-type="string" office:string-value="sameAs=&quot;&quot;" calcext:value-type="string">
            <text:p>sameAs=""</text:p>
          </table:table-cell>
          <table:table-cell/>
          <table:table-cell table:formula="of:=CONCATENATE(&quot;\gls{&quot;;[.A31];&quot;}&quot;)" office:value-type="string" office:string-value="\gls{}" calcext:value-type="string">
            <text:p>\gls{}</text:p>
          </table:table-cell>
          <table:table-cell/>
        </table:table-row>
        <table:table-row table:style-name="ro1">
          <table:table-cell table:number-columns-repeated="10"/>
          <table:table-cell table:formula="of:=CONCATENATE(&quot;sameAs=&quot;&quot;&quot;;[.A32];&quot;&quot;&quot;&quot;)" office:value-type="string" office:string-value="sameAs=&quot;&quot;" calcext:value-type="string">
            <text:p>sameAs=""</text:p>
          </table:table-cell>
          <table:table-cell/>
          <table:table-cell table:formula="of:=CONCATENATE(&quot;\gls{&quot;;[.A32];&quot;}&quot;)" office:value-type="string" office:string-value="\gls{}" calcext:value-type="string">
            <text:p>\gls{}</text:p>
          </table:table-cell>
          <table:table-cell/>
        </table:table-row>
        <table:table-row table:style-name="ro1">
          <table:table-cell table:number-columns-repeated="10"/>
          <table:table-cell table:formula="of:=CONCATENATE(&quot;sameAs=&quot;&quot;&quot;;[.A33];&quot;&quot;&quot;&quot;)" office:value-type="string" office:string-value="sameAs=&quot;&quot;" calcext:value-type="string">
            <text:p>sameAs=""</text:p>
          </table:table-cell>
          <table:table-cell/>
          <table:table-cell table:formula="of:=CONCATENATE(&quot;\gls{&quot;;[.A33];&quot;}&quot;)" office:value-type="string" office:string-value="\gls{}" calcext:value-type="string">
            <text:p>\gls{}</text:p>
          </table:table-cell>
          <table:table-cell/>
        </table:table-row>
        <table:table-row table:style-name="ro1">
          <table:table-cell table:number-columns-repeated="10"/>
          <table:table-cell table:formula="of:=CONCATENATE(&quot;sameAs=&quot;&quot;&quot;;[.A34];&quot;&quot;&quot;&quot;)" office:value-type="string" office:string-value="sameAs=&quot;&quot;" calcext:value-type="string">
            <text:p>sameAs=""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CONCATENATE(&quot;sameAs=&quot;&quot;&quot;;[.A35];&quot;&quot;&quot;&quot;)" office:value-type="string" office:string-value="sameAs=&quot;&quot;" calcext:value-type="string">
            <text:p>sameAs=""</text:p>
          </table:table-cell>
          <table:table-cell table:number-columns-repeated="3"/>
        </table:table-row>
        <table:table-row table:style-name="ro1" table:number-rows-repeated="104854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ce" table:style-name="ta1" table:print="false">
        <office:forms form:automatic-focus="false" form:apply-design-mode="false"/>
        <table:table-column table:style-name="co19" table:default-cell-style-name="ce86"/>
        <table:table-column table:style-name="co50" table:default-cell-style-name="ce86"/>
        <table:table-column table:style-name="co51" table:default-cell-style-name="ce54"/>
        <table:table-column table:style-name="co52" table:default-cell-style-name="ce54"/>
        <table:table-column table:style-name="co53" table:default-cell-style-name="ce86"/>
        <table:table-column table:style-name="co54" table:default-cell-style-name="ce86"/>
        <table:table-column table:style-name="co55" table:default-cell-style-name="ce86"/>
        <table:table-column table:style-name="co56" table:default-cell-style-name="ce86"/>
        <table:table-column table:style-name="co57" table:default-cell-style-name="ce86"/>
        <table:table-column table:style-name="co58" table:default-cell-style-name="ce86"/>
        <table:table-column table:style-name="co59" table:default-cell-style-name="ce97"/>
        <table:table-column table:style-name="co60" table:number-columns-repeated="2" table:default-cell-style-name="ce86"/>
        <table:table-column table:style-name="co61" table:default-cell-style-name="ce86"/>
        <table:table-column table:style-name="co60" table:number-columns-repeated="50" table:default-cell-style-name="ce86"/>
        <table:table-row table:style-name="ro1">
          <table:table-cell table:style-name="ce91" office:value-type="string" calcext:value-type="string">
            <text:p>id</text:p>
          </table:table-cell>
          <table:table-cell table:style-name="ce91" office:value-type="string" calcext:value-type="string">
            <text:p>placeName</text:p>
          </table:table-cell>
          <table:table-cell table:style-name="ce91" office:value-type="string" calcext:value-type="string">
            <text:p>lat</text:p>
          </table:table-cell>
          <table:table-cell table:style-name="ce91" office:value-type="string" calcext:value-type="string">
            <text:p>lon</text:p>
          </table:table-cell>
          <table:table-cell table:style-name="ce91" office:value-type="string" calcext:value-type="string">
            <text:p>def</text:p>
          </table:table-cell>
          <table:table-cell table:style-name="ce91" office:value-type="string" calcext:value-type="string">
            <text:p>note type=Mariette</text:p>
          </table:table-cell>
          <table:table-cell table:style-name="ce53" office:value-type="string" calcext:value-type="string">
            <text:p>GeoName_URL</text:p>
          </table:table-cell>
          <table:table-cell table:style-name="ce91" office:value-type="string" calcext:value-type="string">
            <text:p>Pleiades_URL</text:p>
          </table:table-cell>
          <table:table-cell table:style-name="ce91" office:value-type="string" calcext:value-type="string">
            <text:p>TopBib_URL</text:p>
          </table:table-cell>
          <table:table-cell table:style-name="ce91" office:value-type="string" calcext:value-type="string">
            <text:p>TMGeo_URL</text:p>
          </table:table-cell>
          <table:table-cell table:style-name="ce95" office:value-type="string" calcext:value-type="string">
            <text:p>Wikidata_URL</text:p>
          </table:table-cell>
          <table:table-cell table:style-name="ce91" office:value-type="string" calcext:value-type="string">
            <text:p>alias</text:p>
          </table:table-cell>
          <table:table-cell table:style-name="ce91" office:value-type="string" calcext:value-type="string">
            <text:p>XML brut</text:p>
          </table:table-cell>
          <table:table-cell table:style-name="ce91" office:value-type="string" calcext:value-type="string">
            <text:p>Latex</text:p>
          </table:table-cell>
          <table:table-cell table:style-name="ce91" office:value-type="string" calcext:value-type="string">
            <text:p>Latex manuel</text:p>
          </table:table-cell>
          <table:table-cell table:style-name="ce91" office:value-type="string" calcext:value-type="string">
            <text:p>Map</text:p>
          </table:table-cell>
          <table:table-cell table:style-name="ce91" table:number-columns-repeated="48"/>
        </table:table-row>
        <table:table-row table:style-name="ro2">
          <table:table-cell office:value-type="string" calcext:value-type="string">
            <text:p>CoEg_place_00000001</text:p>
          </table:table-cell>
          <table:table-cell office:value-type="string" calcext:value-type="string">
            <text:p>Saqqarah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31.233333333333</text:p>
          </table:table-cell>
          <table:table-cell office:value-type="string" calcext:value-type="string">
            <text:p><text:span text:style-name="T1">(سقّارة [Saqqā</text:span>rah])</text:p>
          </table:table-cell>
          <table:table-cell/>
          <table:table-cell table:style-name="ce56" office:value-type="string" calcext:value-type="string">
            <text:p><text:a xlink:href="http://www.geonames.org/349608" xlink:type="simple">http://www.geonames.org/349608</text:a></text:p>
          </table:table-cell>
          <table:table-cell office:value-type="string" calcext:value-type="string">
            <text:p><text:a xlink:href="https://pleiades.stoa.org/places/796289136" xlink:type="simple">https://pleiades.stoa.org/places/796289136</text:a></text:p>
          </table:table-cell>
          <table:table-cell office:value-type="string" calcext:value-type="string">
            <text:p><text:a xlink:href="http://topbib.griffith.ox.ac.uk//dtb.html?topbib=309" xlink:type="simple">http://topbib.griffith.ox.ac.uk//dtb.html?topbib=309</text:a></text:p>
          </table:table-cell>
          <table:table-cell/>
          <table:table-cell office:value-type="string" calcext:value-type="string">
            <text:p><text:a xlink:href="https://www.wikidata.org/wiki/Q192134" xlink:type="simple">https://www.wikidata.org/wiki/Q192134</text:a></text:p>
          </table:table-cell>
          <table:table-cell/>
          <table:table-cell table:style-name="Default" table:formula="of:=CONCATENATE(&quot;&lt;place xml:id=&quot;&quot;&quot;;[.A2];&quot;&quot;&quot;&gt;&lt;placeName&gt;&quot;;[.B2];&quot;&lt;/placeName&gt;&quot;;IF(ISBLANK([.C2]);&quot;&quot;;CONCATENATE(&quot;&lt;location&gt;&lt;geo&gt;&quot;;[.C2];&quot;, &quot;;[.D2];&quot;&lt;/geo&gt;&lt;/location&gt;&quot;));IF(ISBLANK([.G2]);&quot;&quot;;CONCATENATE(&quot;&lt;idno type=&quot;&quot;GeoName&quot;&quot;&gt;&quot;;[.G2];&quot;&lt;/idno&gt;&quot;));IF(ISBLANK([.H2]);&quot;&quot;;CONCATENATE(&quot;&lt;idno type=&quot;&quot;Pleiades&quot;&quot;&gt;&quot;;[.H2];&quot;&lt;/idno&gt;&quot;));IF(ISBLANK([.I2]);&quot;&quot;;CONCATENATE(&quot;&lt;idno type=&quot;&quot;TopBib&quot;&quot;&gt;&quot;;[.I2];&quot;&lt;/idno&gt;&quot;));IF(ISBLANK([.J2]);&quot;&quot;;CONCATENATE(&quot;&lt;idno type=&quot;&quot;TrisMegistos&quot;&quot;&gt;&quot;;[.J2];&quot;&lt;/idno&gt;&quot;));IF(ISBLANK([.K2]);&quot;&quot;;CONCATENATE(&quot;&lt;idno type=&quot;&quot;Wikidata&quot;&quot;&gt;&quot;;[.K2];&quot;&lt;/idno&gt;&quot;));IF(ISBLANK([.E2]);&quot;&quot;;CONCATENATE(&quot;&lt;note type=&quot;&quot;def&quot;&quot;&gt;&quot;;[.E2];&quot;&lt;/note&gt;&quot;));IF(ISBLANK([.F2]);&quot;&quot;;CONCATENATE(&quot;&lt;note type=&quot;&quot;Mariette&quot;&quot;&gt;&quot;;[.F2];&quot;&lt;/note&gt;&quot;));&quot;&lt;/place&gt;&quot;)" office:value-type="string" office:string-value="&lt;place xml:id=&quot;CoEg_place_00000001&quot;&gt;&lt;placeName&gt;Saqqarah&lt;/placeName&gt;&lt;location&gt;&lt;geo&gt;29.85, 31.233333333333&lt;/geo&gt;&lt;/location&gt;&lt;idno type=&quot;GeoName&quot;&gt;http://www.geonames.org/349608&lt;/idno&gt;&lt;idno type=&quot;Pleiades&quot;&gt;https://pleiades.stoa.org/places/796289136&lt;/idno&gt;&lt;idno type=&quot;TopBib&quot;&gt;http://topbib.griffith.ox.ac.uk//dtb.html?topbib=309&lt;/idno&gt;&lt;idno type=&quot;Wikidata&quot;&gt;https://www.wikidata.org/wiki/Q192134&lt;/idno&gt;&lt;note type=&quot;def&quot;&gt;(سقّارة [Saqqārah])&lt;/note&gt;&lt;/place&gt;" calcext:value-type="string">
            <text:p>&lt;place xml:id="CoEg_place_00000001"&gt;&lt;placeName&gt;Saqqarah&lt;/placeName&gt;&lt;location&gt;&lt;geo&gt;29.85, 31.233333333333&lt;/geo&gt;&lt;/location&gt;&lt;idno type="GeoName"&gt;http://www.geonames.org/349608&lt;/idno&gt;&lt;idno type="Pleiades"&gt;https://pleiades.stoa.org/places/796289136&lt;/idno&gt;&lt;idno type="TopBib"&gt;http://topbib.griffith.ox.ac.uk//dtb.html?topbib=309&lt;/idno&gt;&lt;idno type="Wikidata"&gt;https://www.wikidata.org/wiki/Q192134&lt;/idno&gt;&lt;note type="def"&gt;(سقّارة [Saqqārah])&lt;/note&gt;&lt;/place&gt;</text:p>
          </table:table-cell>
          <table:table-cell table:style-name="Default" table:formula="of:=CONCATENATE(&quot;\newglossaryentry{&quot;;[.A2];&quot;}{name={&quot;;[.B2];&quot;},type={place},text=*,description={&quot;;[.E2];[.F2];IF(ISBLANK([.G2]);&quot;&quot;;CONCATENATE(&quot;[\href{&quot;;[.G2];&quot;}{GeoName}]&quot;));IF(ISBLANK([.H2]);&quot;&quot;;CONCATENATE(&quot;[\href{&quot;;[.H2];&quot;}{Pleiades}]&quot;));IF(ISBLANK([.I2]);&quot;&quot;;CONCATENATE(&quot;[\href{&quot;;[.I2];&quot;}{TopBib}]&quot;));IF(ISBLANK([.J2]);&quot;&quot;;CONCATENATE(&quot;[\href{&quot;;[.J2];&quot;}{TrisMegistos}]&quot;));IF(ISBLANK([.K2]);&quot;&quot;;CONCATENATE(&quot;[\href{&quot;;[.K2];&quot;}{Wikidata}]&quot;));&quot;}}&quot;)" office:value-type="string" office:string-value="\newglossaryentry{CoEg_place_00000001}{name={Saqqarah},type={place},text=*,description={(سقّارة [Saqqārah])[\href{http://www.geonames.org/349608}{GeoName}][\href{https://pleiades.stoa.org/places/796289136}{Pleiades}][\href{http://topbib.griffith.ox.ac.uk//dtb.html?topbib=309}{TopBib}][\href{https://www.wikidata.org/wiki/Q192134}{Wikidata}]}}" calcext:value-type="string">
            <text:p>\newglossaryentry{CoEg_place_00000001}{name={Saqqarah},type={place},text=*,description={(سقّارة [Saqqārah])[\href{http://www.geonames.org/349608}{GeoName}][\href{https://pleiades.stoa.org/places/796289136}{Pleiades}][\href{http://topbib.griffith.ox.ac.uk//dtb.html?topbib=309}{TopBib}][\href{https://www.wikidata.org/wiki/Q192134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0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48.856944444444</text:p>
          </table:table-cell>
          <table:table-cell office:value-type="string" calcext:value-type="string">
            <text:p>2.3513888888889</text:p>
          </table:table-cell>
          <table:table-cell table:number-columns-repeated="2"/>
          <table:table-cell office:value-type="string" calcext:value-type="string">
            <text:p><text:a xlink:href="http://www.geonames.org/2988507" xlink:type="simple">http://www.geonames.org/2988507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3278" xlink:type="simple">https://www.trismegistos.org/place/3278</text:a></text:p>
          </table:table-cell>
          <table:table-cell office:value-type="string" calcext:value-type="string">
            <text:p><text:a xlink:href="https://www.wikidata.org/wiki/Q90" xlink:type="simple">https://www.wikidata.org/wiki/Q90</text:a></text:p>
          </table:table-cell>
          <table:table-cell/>
          <table:table-cell table:style-name="Default" table:formula="of:=CONCATENATE(&quot;&lt;place xml:id=&quot;&quot;&quot;;[.A3];&quot;&quot;&quot;&gt;&lt;placeName&gt;&quot;;[.B3];&quot;&lt;/placeName&gt;&quot;;IF(ISBLANK([.C3]);&quot;&quot;;CONCATENATE(&quot;&lt;location&gt;&lt;geo&gt;&quot;;[.C3];&quot;, &quot;;[.D3];&quot;&lt;/geo&gt;&lt;/location&gt;&quot;));IF(ISBLANK([.G3]);&quot;&quot;;CONCATENATE(&quot;&lt;idno type=&quot;&quot;GeoName&quot;&quot;&gt;&quot;;[.G3];&quot;&lt;/idno&gt;&quot;));IF(ISBLANK([.H3]);&quot;&quot;;CONCATENATE(&quot;&lt;idno type=&quot;&quot;Pleiades&quot;&quot;&gt;&quot;;[.H3];&quot;&lt;/idno&gt;&quot;));IF(ISBLANK([.I3]);&quot;&quot;;CONCATENATE(&quot;&lt;idno type=&quot;&quot;TopBib&quot;&quot;&gt;&quot;;[.I3];&quot;&lt;/idno&gt;&quot;));IF(ISBLANK([.J3]);&quot;&quot;;CONCATENATE(&quot;&lt;idno type=&quot;&quot;TrisMegistos&quot;&quot;&gt;&quot;;[.J3];&quot;&lt;/idno&gt;&quot;));IF(ISBLANK([.K3]);&quot;&quot;;CONCATENATE(&quot;&lt;idno type=&quot;&quot;Wikidata&quot;&quot;&gt;&quot;;[.K3];&quot;&lt;/idno&gt;&quot;));IF(ISBLANK([.E3]);&quot;&quot;;CONCATENATE(&quot;&lt;note type=&quot;&quot;def&quot;&quot;&gt;&quot;;[.E3];&quot;&lt;/note&gt;&quot;));IF(ISBLANK([.F3]);&quot;&quot;;CONCATENATE(&quot;&lt;note type=&quot;&quot;Mariette&quot;&quot;&gt;&quot;;[.F3];&quot;&lt;/note&gt;&quot;));&quot;&lt;/place&gt;&quot;)" office:value-type="string" office:string-value="&lt;place xml:id=&quot;CoEg_place_00000002&quot;&gt;&lt;placeName&gt;Paris&lt;/placeName&gt;&lt;location&gt;&lt;geo&gt;48.856944444444, 2.3513888888889&lt;/geo&gt;&lt;/location&gt;&lt;idno type=&quot;GeoName&quot;&gt;http://www.geonames.org/2988507&lt;/idno&gt;&lt;idno type=&quot;TrisMegistos&quot;&gt;https://www.trismegistos.org/place/3278&lt;/idno&gt;&lt;idno type=&quot;Wikidata&quot;&gt;https://www.wikidata.org/wiki/Q90&lt;/idno&gt;&lt;/place&gt;" calcext:value-type="string">
            <text:p>&lt;place xml:id="CoEg_place_00000002"&gt;&lt;placeName&gt;Paris&lt;/placeName&gt;&lt;location&gt;&lt;geo&gt;48.856944444444, 2.3513888888889&lt;/geo&gt;&lt;/location&gt;&lt;idno type="GeoName"&gt;http://www.geonames.org/2988507&lt;/idno&gt;&lt;idno type="TrisMegistos"&gt;https://www.trismegistos.org/place/3278&lt;/idno&gt;&lt;idno type="Wikidata"&gt;https://www.wikidata.org/wiki/Q90&lt;/idno&gt;&lt;/place&gt;</text:p>
          </table:table-cell>
          <table:table-cell table:style-name="Default" table:formula="of:=CONCATENATE(&quot;\newglossaryentry{&quot;;[.A3];&quot;}{name={&quot;;[.B3];&quot;},type={place},text=*,description={&quot;;[.E3];[.F3];IF(ISBLANK([.G3]);&quot;&quot;;CONCATENATE(&quot;[\href{&quot;;[.G3];&quot;}{GeoName}]&quot;));IF(ISBLANK([.H3]);&quot;&quot;;CONCATENATE(&quot;[\href{&quot;;[.H3];&quot;}{Pleiades}]&quot;));IF(ISBLANK([.I3]);&quot;&quot;;CONCATENATE(&quot;[\href{&quot;;[.I3];&quot;}{TopBib}]&quot;));IF(ISBLANK([.J3]);&quot;&quot;;CONCATENATE(&quot;[\href{&quot;;[.J3];&quot;}{TrisMegistos}]&quot;));IF(ISBLANK([.K3]);&quot;&quot;;CONCATENATE(&quot;[\href{&quot;;[.K3];&quot;}{Wikidata}]&quot;));&quot;}}&quot;)" office:value-type="string" office:string-value="\newglossaryentry{CoEg_place_00000002}{name={Paris},type={place},text=*,description={[\href{http://www.geonames.org/2988507}{GeoName}][\href{https://www.trismegistos.org/place/3278}{TrisMegistos}][\href{https://www.wikidata.org/wiki/Q90}{Wikidata}]}}" calcext:value-type="string">
            <text:p>\newglossaryentry{CoEg_place_00000002}{name={Paris},type={place},text=*,description={[\href{http://www.geonames.org/2988507}{GeoName}][\href{https://www.trismegistos.org/place/3278}{TrisMegistos}][\href{https://www.wikidata.org/wiki/Q90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03</text:p>
          </table:table-cell>
          <table:table-cell office:value-type="string" calcext:value-type="string">
            <text:p>Égypt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a xlink:href="http://www.geonames.org/357994" xlink:type="simple">http://www.geonames.org/357994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49" xlink:type="simple">https://www.trismegistos.org/place/49</text:a></text:p>
          </table:table-cell>
          <table:table-cell table:style-name="ce101" office:value-type="string" calcext:value-type="string">
            <text:p><text:a xlink:href="https://www.wikidata.org/wiki/Q79" xlink:type="simple">https://www.wikidata.org/wiki/Q79</text:a></text:p>
          </table:table-cell>
          <table:table-cell/>
          <table:table-cell table:style-name="Default" table:formula="of:=CONCATENATE(&quot;&lt;place xml:id=&quot;&quot;&quot;;[.A4];&quot;&quot;&quot;&gt;&lt;placeName&gt;&quot;;[.B4];&quot;&lt;/placeName&gt;&quot;;IF(ISBLANK([.C4]);&quot;&quot;;CONCATENATE(&quot;&lt;location&gt;&lt;geo&gt;&quot;;[.C4];&quot;, &quot;;[.D4];&quot;&lt;/geo&gt;&lt;/location&gt;&quot;));IF(ISBLANK([.G4]);&quot;&quot;;CONCATENATE(&quot;&lt;idno type=&quot;&quot;GeoName&quot;&quot;&gt;&quot;;[.G4];&quot;&lt;/idno&gt;&quot;));IF(ISBLANK([.H4]);&quot;&quot;;CONCATENATE(&quot;&lt;idno type=&quot;&quot;Pleiades&quot;&quot;&gt;&quot;;[.H4];&quot;&lt;/idno&gt;&quot;));IF(ISBLANK([.I4]);&quot;&quot;;CONCATENATE(&quot;&lt;idno type=&quot;&quot;TopBib&quot;&quot;&gt;&quot;;[.I4];&quot;&lt;/idno&gt;&quot;));IF(ISBLANK([.J4]);&quot;&quot;;CONCATENATE(&quot;&lt;idno type=&quot;&quot;TrisMegistos&quot;&quot;&gt;&quot;;[.J4];&quot;&lt;/idno&gt;&quot;));IF(ISBLANK([.K4]);&quot;&quot;;CONCATENATE(&quot;&lt;idno type=&quot;&quot;Wikidata&quot;&quot;&gt;&quot;;[.K4];&quot;&lt;/idno&gt;&quot;));IF(ISBLANK([.E4]);&quot;&quot;;CONCATENATE(&quot;&lt;note type=&quot;&quot;def&quot;&quot;&gt;&quot;;[.E4];&quot;&lt;/note&gt;&quot;));IF(ISBLANK([.F4]);&quot;&quot;;CONCATENATE(&quot;&lt;note type=&quot;&quot;Mariette&quot;&quot;&gt;&quot;;[.F4];&quot;&lt;/note&gt;&quot;));&quot;&lt;/place&gt;&quot;)" office:value-type="string" office:string-value="&lt;place xml:id=&quot;CoEg_place_00000003&quot;&gt;&lt;placeName&gt;Égypte&lt;/placeName&gt;&lt;location&gt;&lt;geo&gt;27, 29&lt;/geo&gt;&lt;/location&gt;&lt;idno type=&quot;GeoName&quot;&gt;http://www.geonames.org/357994&lt;/idno&gt;&lt;idno type=&quot;TrisMegistos&quot;&gt;https://www.trismegistos.org/place/49&lt;/idno&gt;&lt;idno type=&quot;Wikidata&quot;&gt;https://www.wikidata.org/wiki/Q79&lt;/idno&gt;&lt;/place&gt;" calcext:value-type="string">
            <text:p>&lt;place xml:id="CoEg_place_00000003"&gt;&lt;placeName&gt;Égypte&lt;/placeName&gt;&lt;location&gt;&lt;geo&gt;27, 29&lt;/geo&gt;&lt;/location&gt;&lt;idno type="GeoName"&gt;http://www.geonames.org/357994&lt;/idno&gt;&lt;idno type="TrisMegistos"&gt;https://www.trismegistos.org/place/49&lt;/idno&gt;&lt;idno type="Wikidata"&gt;https://www.wikidata.org/wiki/Q79&lt;/idno&gt;&lt;/place&gt;</text:p>
          </table:table-cell>
          <table:table-cell table:style-name="Default" table:formula="of:=CONCATENATE(&quot;\newglossaryentry{&quot;;[.A4];&quot;}{name={&quot;;[.B4];&quot;},type={place},text=*,description={&quot;;[.E4];[.F4];IF(ISBLANK([.G4]);&quot;&quot;;CONCATENATE(&quot;[\href{&quot;;[.G4];&quot;}{GeoName}]&quot;));IF(ISBLANK([.H4]);&quot;&quot;;CONCATENATE(&quot;[\href{&quot;;[.H4];&quot;}{Pleiades}]&quot;));IF(ISBLANK([.I4]);&quot;&quot;;CONCATENATE(&quot;[\href{&quot;;[.I4];&quot;}{TopBib}]&quot;));IF(ISBLANK([.J4]);&quot;&quot;;CONCATENATE(&quot;[\href{&quot;;[.J4];&quot;}{TrisMegistos}]&quot;));IF(ISBLANK([.K4]);&quot;&quot;;CONCATENATE(&quot;[\href{&quot;;[.K4];&quot;}{Wikidata}]&quot;));&quot;}}&quot;)" office:value-type="string" office:string-value="\newglossaryentry{CoEg_place_00000003}{name={Égypte},type={place},text=*,description={[\href{http://www.geonames.org/357994}{GeoName}][\href{https://www.trismegistos.org/place/49}{TrisMegistos}][\href{https://www.wikidata.org/wiki/Q79}{Wikidata}]}}" calcext:value-type="string">
            <text:p>\newglossaryentry{CoEg_place_00000003}{name={Égypte},type={place},text=*,description={[\href{http://www.geonames.org/357994}{GeoName}][\href{https://www.trismegistos.org/place/49}{TrisMegistos}][\href{https://www.wikidata.org/wiki/Q79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04</text:p>
          </table:table-cell>
          <table:table-cell office:value-type="string" calcext:value-type="string">
            <text:p>Sérapéum</text:p>
          </table:table-cell>
          <table:table-cell office:value-type="string" calcext:value-type="string">
            <text:p>29.87471111</text:p>
          </table:table-cell>
          <table:table-cell office:value-type="string" calcext:value-type="string">
            <text:p>31.21241944</text:p>
          </table:table-cell>
          <table:table-cell table:number-columns-repeated="2"/>
          <table:table-cell office:value-type="string" calcext:value-type="string">
            <text:p><text:a xlink:href="https://www.geonames.org/349484" xlink:type="simple">https://www.geonames.org/349484</text:a></text:p>
          </table:table-cell>
          <table:table-cell office:value-type="string" calcext:value-type="string">
            <text:p><text:a xlink:href="https://pleiades.stoa.org/places/737044" xlink:type="simple">https://pleiades.stoa.org/places/737044</text:a></text:p>
          </table:table-cell>
          <table:table-cell office:value-type="string" calcext:value-type="string">
            <text:p><text:a xlink:href="http://topbib.griffith.ox.ac.uk//dtb.html?topbib=309" xlink:type="simple">http://topbib.griffith.ox.ac.uk//dtb.html?topbib=309</text:a>-030-020</text:p>
          </table:table-cell>
          <table:table-cell office:value-type="string" calcext:value-type="string">
            <text:p><text:a xlink:href="https://www.trismegistos.org/place/10638" xlink:type="simple">https://www.trismegistos.org/place/10638</text:a></text:p>
          </table:table-cell>
          <table:table-cell table:style-name="ce101" office:value-type="string" calcext:value-type="string">
            <text:p><text:a xlink:href="https://www.wikidata.org/wiki/Q287375" xlink:type="simple">https://www.wikidata.org/wiki/Q287375</text:a></text:p>
          </table:table-cell>
          <table:table-cell/>
          <table:table-cell table:style-name="Default" table:formula="of:=CONCATENATE(&quot;&lt;place xml:id=&quot;&quot;&quot;;[.A5];&quot;&quot;&quot;&gt;&lt;placeName&gt;&quot;;[.B5];&quot;&lt;/placeName&gt;&quot;;IF(ISBLANK([.C5]);&quot;&quot;;CONCATENATE(&quot;&lt;location&gt;&lt;geo&gt;&quot;;[.C5];&quot;, &quot;;[.D5];&quot;&lt;/geo&gt;&lt;/location&gt;&quot;));IF(ISBLANK([.G5]);&quot;&quot;;CONCATENATE(&quot;&lt;idno type=&quot;&quot;GeoName&quot;&quot;&gt;&quot;;[.G5];&quot;&lt;/idno&gt;&quot;));IF(ISBLANK([.H5]);&quot;&quot;;CONCATENATE(&quot;&lt;idno type=&quot;&quot;Pleiades&quot;&quot;&gt;&quot;;[.H5];&quot;&lt;/idno&gt;&quot;));IF(ISBLANK([.I5]);&quot;&quot;;CONCATENATE(&quot;&lt;idno type=&quot;&quot;TopBib&quot;&quot;&gt;&quot;;[.I5];&quot;&lt;/idno&gt;&quot;));IF(ISBLANK([.J5]);&quot;&quot;;CONCATENATE(&quot;&lt;idno type=&quot;&quot;TrisMegistos&quot;&quot;&gt;&quot;;[.J5];&quot;&lt;/idno&gt;&quot;));IF(ISBLANK([.K5]);&quot;&quot;;CONCATENATE(&quot;&lt;idno type=&quot;&quot;Wikidata&quot;&quot;&gt;&quot;;[.K5];&quot;&lt;/idno&gt;&quot;));IF(ISBLANK([.E5]);&quot;&quot;;CONCATENATE(&quot;&lt;note type=&quot;&quot;def&quot;&quot;&gt;&quot;;[.E5];&quot;&lt;/note&gt;&quot;));IF(ISBLANK([.F5]);&quot;&quot;;CONCATENATE(&quot;&lt;note type=&quot;&quot;Mariette&quot;&quot;&gt;&quot;;[.F5];&quot;&lt;/note&gt;&quot;));&quot;&lt;/place&gt;&quot;)" office:value-type="string" office:string-value="&lt;place xml:id=&quot;CoEg_place_00000004&quot;&gt;&lt;placeName&gt;Sérapéum&lt;/placeName&gt;&lt;location&gt;&lt;geo&gt;29.87471111, 31.21241944&lt;/geo&gt;&lt;/location&gt;&lt;idno type=&quot;GeoName&quot;&gt;https://www.geonames.org/349484&lt;/idno&gt;&lt;idno type=&quot;Pleiades&quot;&gt;https://pleiades.stoa.org/places/737044&lt;/idno&gt;&lt;idno type=&quot;TopBib&quot;&gt;http://topbib.griffith.ox.ac.uk//dtb.html?topbib=309-030-020&lt;/idno&gt;&lt;idno type=&quot;TrisMegistos&quot;&gt;https://www.trismegistos.org/place/10638&lt;/idno&gt;&lt;idno type=&quot;Wikidata&quot;&gt;https://www.wikidata.org/wiki/Q287375&lt;/idno&gt;&lt;/place&gt;" calcext:value-type="string">
            <text:p>&lt;place xml:id="CoEg_place_00000004"&gt;&lt;placeName&gt;Sérapéum&lt;/placeName&gt;&lt;location&gt;&lt;geo&gt;29.87471111, 31.21241944&lt;/geo&gt;&lt;/location&gt;&lt;idno type="GeoName"&gt;https://www.geonames.org/349484&lt;/idno&gt;&lt;idno type="Pleiades"&gt;https://pleiades.stoa.org/places/737044&lt;/idno&gt;&lt;idno type="TopBib"&gt;http://topbib.griffith.ox.ac.uk//dtb.html?topbib=309-030-020&lt;/idno&gt;&lt;idno type="TrisMegistos"&gt;https://www.trismegistos.org/place/10638&lt;/idno&gt;&lt;idno type="Wikidata"&gt;https://www.wikidata.org/wiki/Q287375&lt;/idno&gt;&lt;/place&gt;</text:p>
          </table:table-cell>
          <table:table-cell table:style-name="Default" table:formula="of:=CONCATENATE(&quot;\newglossaryentry{&quot;;[.A5];&quot;}{name={&quot;;[.B5];&quot;},type={place},text=*,description={&quot;;[.E5];[.F5];IF(ISBLANK([.G5]);&quot;&quot;;CONCATENATE(&quot;[\href{&quot;;[.G5];&quot;}{GeoName}]&quot;));IF(ISBLANK([.H5]);&quot;&quot;;CONCATENATE(&quot;[\href{&quot;;[.H5];&quot;}{Pleiades}]&quot;));IF(ISBLANK([.I5]);&quot;&quot;;CONCATENATE(&quot;[\href{&quot;;[.I5];&quot;}{TopBib}]&quot;));IF(ISBLANK([.J5]);&quot;&quot;;CONCATENATE(&quot;[\href{&quot;;[.J5];&quot;}{TrisMegistos}]&quot;));IF(ISBLANK([.K5]);&quot;&quot;;CONCATENATE(&quot;[\href{&quot;;[.K5];&quot;}{Wikidata}]&quot;));&quot;}}&quot;)" office:value-type="string" office:string-value="\newglossaryentry{CoEg_place_00000004}{name={Sérapéum},type={place},text=*,description={[\href{https://www.geonames.org/349484}{GeoName}][\href{https://pleiades.stoa.org/places/737044}{Pleiades}][\href{http://topbib.griffith.ox.ac.uk//dtb.html?topbib=309-030-020}{TopBib}][\href{https://www.trismegistos.org/place/10638}{TrisMegistos}][\href{https://www.wikidata.org/wiki/Q287375}{Wikidata}]}}" calcext:value-type="string">
            <text:p>\newglossaryentry{CoEg_place_00000004}{name={Sérapéum},type={place},text=*,description={[\href{https://www.geonames.org/349484}{GeoName}][\href{https://pleiades.stoa.org/places/737044}{Pleiades}][\href{http://topbib.griffith.ox.ac.uk//dtb.html?topbib=309-030-020}{TopBib}][\href{https://www.trismegistos.org/place/10638}{TrisMegistos}][\href{https://www.wikidata.org/wiki/Q287375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05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29.844666666667</text:p>
          </table:table-cell>
          <table:table-cell office:value-type="string" calcext:value-type="string">
            <text:p>31.250916666667</text:p>
          </table:table-cell>
          <table:table-cell office:value-type="string" calcext:value-type="string">
            <text:p>Voir « Mit Rahinah »</text:p>
          </table:table-cell>
          <table:table-cell/>
          <table:table-cell table:style-name="ce105" office:value-type="string" calcext:value-type="string">
            <text:p><text:a xlink:href="https://www.geonames.org/352547" xlink:type="simple">https://www.geonames.org/352547</text:a></text:p>
          </table:table-cell>
          <table:table-cell table:style-name="ce105" office:value-type="string" calcext:value-type="string">
            <text:p><text:a xlink:href="https://pleiades.stoa.org/places/736963" xlink:type="simple">https://pleiades.stoa.org/places/736963</text:a></text:p>
          </table:table-cell>
          <table:table-cell office:value-type="string" calcext:value-type="string">
            <text:p><text:a xlink:href="http://topbib.griffith.ox.ac.uk//dtb.html?topbib=901-101-001" xlink:type="simple">http://topbib.griffith.ox.ac.uk//dtb.html?topbib=901-101-001</text:a></text:p>
          </table:table-cell>
          <table:table-cell table:style-name="ce105" office:value-type="string" calcext:value-type="string">
            <text:p><text:a xlink:href="https://www.trismegistos.org/place/1344" xlink:type="simple">https://www.trismegistos.org/place/1344</text:a></text:p>
          </table:table-cell>
          <table:table-cell table:style-name="ce101" office:value-type="string" calcext:value-type="string">
            <text:p><text:a xlink:href="https://www.wikidata.org/wiki/Q5715" xlink:type="simple">https://www.wikidata.org/wiki/Q5715</text:a></text:p>
          </table:table-cell>
          <table:table-cell table:style-name="ce105"/>
          <table:table-cell table:style-name="Default" table:formula="of:=CONCATENATE(&quot;&lt;place xml:id=&quot;&quot;&quot;;[.A6];&quot;&quot;&quot;&gt;&lt;placeName&gt;&quot;;[.B6];&quot;&lt;/placeName&gt;&quot;;IF(ISBLANK([.C6]);&quot;&quot;;CONCATENATE(&quot;&lt;location&gt;&lt;geo&gt;&quot;;[.C6];&quot;, &quot;;[.D6];&quot;&lt;/geo&gt;&lt;/location&gt;&quot;));IF(ISBLANK([.G6]);&quot;&quot;;CONCATENATE(&quot;&lt;idno type=&quot;&quot;GeoName&quot;&quot;&gt;&quot;;[.G6];&quot;&lt;/idno&gt;&quot;));IF(ISBLANK([.H6]);&quot;&quot;;CONCATENATE(&quot;&lt;idno type=&quot;&quot;Pleiades&quot;&quot;&gt;&quot;;[.H6];&quot;&lt;/idno&gt;&quot;));IF(ISBLANK([.I6]);&quot;&quot;;CONCATENATE(&quot;&lt;idno type=&quot;&quot;TopBib&quot;&quot;&gt;&quot;;[.I6];&quot;&lt;/idno&gt;&quot;));IF(ISBLANK([.J6]);&quot;&quot;;CONCATENATE(&quot;&lt;idno type=&quot;&quot;TrisMegistos&quot;&quot;&gt;&quot;;[.J6];&quot;&lt;/idno&gt;&quot;));IF(ISBLANK([.K6]);&quot;&quot;;CONCATENATE(&quot;&lt;idno type=&quot;&quot;Wikidata&quot;&quot;&gt;&quot;;[.K6];&quot;&lt;/idno&gt;&quot;));IF(ISBLANK([.E6]);&quot;&quot;;CONCATENATE(&quot;&lt;note type=&quot;&quot;def&quot;&quot;&gt;&quot;;[.E6];&quot;&lt;/note&gt;&quot;));IF(ISBLANK([.F6]);&quot;&quot;;CONCATENATE(&quot;&lt;note type=&quot;&quot;Mariette&quot;&quot;&gt;&quot;;[.F6];&quot;&lt;/note&gt;&quot;));&quot;&lt;/place&gt;&quot;)" office:value-type="string" office:string-value="&lt;place xml:id=&quot;CoEg_place_00000005&quot;&gt;&lt;placeName&gt;Memphis&lt;/placeName&gt;&lt;location&gt;&lt;geo&gt;29.844666666667, 31.250916666667&lt;/geo&gt;&lt;/location&gt;&lt;idno type=&quot;GeoName&quot;&gt;https://www.geonames.org/352547&lt;/idno&gt;&lt;idno type=&quot;Pleiades&quot;&gt;https://pleiades.stoa.org/places/736963&lt;/idno&gt;&lt;idno type=&quot;TopBib&quot;&gt;http://topbib.griffith.ox.ac.uk//dtb.html?topbib=901-101-001&lt;/idno&gt;&lt;idno type=&quot;TrisMegistos&quot;&gt;https://www.trismegistos.org/place/1344&lt;/idno&gt;&lt;idno type=&quot;Wikidata&quot;&gt;https://www.wikidata.org/wiki/Q5715&lt;/idno&gt;&lt;note type=&quot;def&quot;&gt;Voir « Mit Rahinah »&lt;/note&gt;&lt;/place&gt;" calcext:value-type="string">
            <text:p>&lt;place xml:id="CoEg_place_00000005"&gt;&lt;placeName&gt;Memphis&lt;/placeName&gt;&lt;location&gt;&lt;geo&gt;29.844666666667, 31.250916666667&lt;/geo&gt;&lt;/location&gt;&lt;idno type="GeoName"&gt;https://www.geonames.org/352547&lt;/idno&gt;&lt;idno type="Pleiades"&gt;https://pleiades.stoa.org/places/736963&lt;/idno&gt;&lt;idno type="TopBib"&gt;http://topbib.griffith.ox.ac.uk//dtb.html?topbib=901-101-001&lt;/idno&gt;&lt;idno type="TrisMegistos"&gt;https://www.trismegistos.org/place/1344&lt;/idno&gt;&lt;idno type="Wikidata"&gt;https://www.wikidata.org/wiki/Q5715&lt;/idno&gt;&lt;note type="def"&gt;Voir « Mit Rahinah »&lt;/note&gt;&lt;/place&gt;</text:p>
          </table:table-cell>
          <table:table-cell table:style-name="Default" table:formula="of:=CONCATENATE(&quot;\newglossaryentry{&quot;;[.A6];&quot;}{name={&quot;;[.B6];&quot;},type={place},text=*,description={&quot;;[.E6];[.F6];IF(ISBLANK([.G6]);&quot;&quot;;CONCATENATE(&quot;[\href{&quot;;[.G6];&quot;}{GeoName}]&quot;));IF(ISBLANK([.H6]);&quot;&quot;;CONCATENATE(&quot;[\href{&quot;;[.H6];&quot;}{Pleiades}]&quot;));IF(ISBLANK([.I6]);&quot;&quot;;CONCATENATE(&quot;[\href{&quot;;[.I6];&quot;}{TopBib}]&quot;));IF(ISBLANK([.J6]);&quot;&quot;;CONCATENATE(&quot;[\href{&quot;;[.J6];&quot;}{TrisMegistos}]&quot;));IF(ISBLANK([.K6]);&quot;&quot;;CONCATENATE(&quot;[\href{&quot;;[.K6];&quot;}{Wikidata}]&quot;));&quot;}}&quot;)" office:value-type="string" office:string-value="\newglossaryentry{CoEg_place_00000005}{name={Memphis},type={place},text=*,description={Voir « Mit Rahinah »[\href{https://www.geonames.org/352547}{GeoName}][\href{https://pleiades.stoa.org/places/736963}{Pleiades}][\href{http://topbib.griffith.ox.ac.uk//dtb.html?topbib=901-101-001}{TopBib}][\href{https://www.trismegistos.org/place/1344}{TrisMegistos}][\href{https://www.wikidata.org/wiki/Q5715}{Wikidata}]}}" calcext:value-type="string">
            <text:p>\newglossaryentry{CoEg_place_00000005}{name={Memphis},type={place},text=*,description={Voir « Mit Rahinah »[\href{https://www.geonames.org/352547}{GeoName}][\href{https://pleiades.stoa.org/places/736963}{Pleiades}][\href{http://topbib.griffith.ox.ac.uk//dtb.html?topbib=901-101-001}{TopBib}][\href{https://www.trismegistos.org/place/1344}{TrisMegistos}][\href{https://www.wikidata.org/wiki/Q5715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06</text:p>
          </table:table-cell>
          <table:table-cell office:value-type="string" calcext:value-type="string">
            <text:p>Alexandri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9.916666666667</text:p>
          </table:table-cell>
          <table:table-cell office:value-type="string" calcext:value-type="string">
            <text:p>(الإسكندريّة [Al-Iskandariyyah])</text:p>
          </table:table-cell>
          <table:table-cell/>
          <table:table-cell office:value-type="string" calcext:value-type="string">
            <text:p><text:a xlink:href="https://www.geonames.org/361058" xlink:type="simple">https://www.geonames.org/361058</text:a></text:p>
          </table:table-cell>
          <table:table-cell office:value-type="string" calcext:value-type="string">
            <text:p><text:a xlink:href="https://pleiades.stoa.org/places/727070" xlink:type="simple">https://pleiades.stoa.org/places/727070</text:a></text:p>
          </table:table-cell>
          <table:table-cell office:value-type="string" calcext:value-type="string">
            <text:p><text:a xlink:href="http://topbib.griffith.ox.ac.uk//dtb.html?topbib=401-090" xlink:type="simple">http://topbib.griffith.ox.ac.uk//dtb.html?topbib=401-090</text:a></text:p>
          </table:table-cell>
          <table:table-cell office:value-type="string" calcext:value-type="string">
            <text:p><text:a xlink:href="https://www.trismegistos.org/place/100" xlink:type="simple">https://www.trismegistos.org/place/100</text:a></text:p>
          </table:table-cell>
          <table:table-cell table:style-name="ce101" office:value-type="string" calcext:value-type="string">
            <text:p><text:a xlink:href="https://www.wikidata.org/wiki/Q87" xlink:type="simple">https://www.wikidata.org/wiki/Q87</text:a></text:p>
          </table:table-cell>
          <table:table-cell/>
          <table:table-cell table:style-name="Default" table:formula="of:=CONCATENATE(&quot;&lt;place xml:id=&quot;&quot;&quot;;[.A7];&quot;&quot;&quot;&gt;&lt;placeName&gt;&quot;;[.B7];&quot;&lt;/placeName&gt;&quot;;IF(ISBLANK([.C7]);&quot;&quot;;CONCATENATE(&quot;&lt;location&gt;&lt;geo&gt;&quot;;[.C7];&quot;, &quot;;[.D7];&quot;&lt;/geo&gt;&lt;/location&gt;&quot;));IF(ISBLANK([.G7]);&quot;&quot;;CONCATENATE(&quot;&lt;idno type=&quot;&quot;GeoName&quot;&quot;&gt;&quot;;[.G7];&quot;&lt;/idno&gt;&quot;));IF(ISBLANK([.H7]);&quot;&quot;;CONCATENATE(&quot;&lt;idno type=&quot;&quot;Pleiades&quot;&quot;&gt;&quot;;[.H7];&quot;&lt;/idno&gt;&quot;));IF(ISBLANK([.I7]);&quot;&quot;;CONCATENATE(&quot;&lt;idno type=&quot;&quot;TopBib&quot;&quot;&gt;&quot;;[.I7];&quot;&lt;/idno&gt;&quot;));IF(ISBLANK([.J7]);&quot;&quot;;CONCATENATE(&quot;&lt;idno type=&quot;&quot;TrisMegistos&quot;&quot;&gt;&quot;;[.J7];&quot;&lt;/idno&gt;&quot;));IF(ISBLANK([.K7]);&quot;&quot;;CONCATENATE(&quot;&lt;idno type=&quot;&quot;Wikidata&quot;&quot;&gt;&quot;;[.K7];&quot;&lt;/idno&gt;&quot;));IF(ISBLANK([.E7]);&quot;&quot;;CONCATENATE(&quot;&lt;note type=&quot;&quot;def&quot;&quot;&gt;&quot;;[.E7];&quot;&lt;/note&gt;&quot;));IF(ISBLANK([.F7]);&quot;&quot;;CONCATENATE(&quot;&lt;note type=&quot;&quot;Mariette&quot;&quot;&gt;&quot;;[.F7];&quot;&lt;/note&gt;&quot;));&quot;&lt;/place&gt;&quot;)" office:value-type="string" office:string-value="&lt;place xml:id=&quot;CoEg_place_00000006&quot;&gt;&lt;placeName&gt;Alexandrie&lt;/placeName&gt;&lt;location&gt;&lt;geo&gt;31.2, 29.916666666667&lt;/geo&gt;&lt;/location&gt;&lt;idno type=&quot;GeoName&quot;&gt;https://www.geonames.org/361058&lt;/idno&gt;&lt;idno type=&quot;Pleiades&quot;&gt;https://pleiades.stoa.org/places/727070&lt;/idno&gt;&lt;idno type=&quot;TopBib&quot;&gt;http://topbib.griffith.ox.ac.uk//dtb.html?topbib=401-090&lt;/idno&gt;&lt;idno type=&quot;TrisMegistos&quot;&gt;https://www.trismegistos.org/place/100&lt;/idno&gt;&lt;idno type=&quot;Wikidata&quot;&gt;https://www.wikidata.org/wiki/Q87&lt;/idno&gt;&lt;note type=&quot;def&quot;&gt;(الإسكندريّة [Al-Iskandariyyah])&lt;/note&gt;&lt;/place&gt;" calcext:value-type="string">
            <text:p>&lt;place xml:id="CoEg_place_00000006"&gt;&lt;placeName&gt;Alexandrie&lt;/placeName&gt;&lt;location&gt;&lt;geo&gt;31.2, 29.916666666667&lt;/geo&gt;&lt;/location&gt;&lt;idno type="GeoName"&gt;https://www.geonames.org/361058&lt;/idno&gt;&lt;idno type="Pleiades"&gt;https://pleiades.stoa.org/places/727070&lt;/idno&gt;&lt;idno type="TopBib"&gt;http://topbib.griffith.ox.ac.uk//dtb.html?topbib=401-090&lt;/idno&gt;&lt;idno type="TrisMegistos"&gt;https://www.trismegistos.org/place/100&lt;/idno&gt;&lt;idno type="Wikidata"&gt;https://www.wikidata.org/wiki/Q87&lt;/idno&gt;&lt;note type="def"&gt;(الإسكندريّة [Al-Iskandariyyah])&lt;/note&gt;&lt;/place&gt;</text:p>
          </table:table-cell>
          <table:table-cell table:style-name="Default" table:formula="of:=CONCATENATE(&quot;\newglossaryentry{&quot;;[.A7];&quot;}{name={&quot;;[.B7];&quot;},type={place},text=*,description={&quot;;[.E7];[.F7];IF(ISBLANK([.G7]);&quot;&quot;;CONCATENATE(&quot;[\href{&quot;;[.G7];&quot;}{GeoName}]&quot;));IF(ISBLANK([.H7]);&quot;&quot;;CONCATENATE(&quot;[\href{&quot;;[.H7];&quot;}{Pleiades}]&quot;));IF(ISBLANK([.I7]);&quot;&quot;;CONCATENATE(&quot;[\href{&quot;;[.I7];&quot;}{TopBib}]&quot;));IF(ISBLANK([.J7]);&quot;&quot;;CONCATENATE(&quot;[\href{&quot;;[.J7];&quot;}{TrisMegistos}]&quot;));IF(ISBLANK([.K7]);&quot;&quot;;CONCATENATE(&quot;[\href{&quot;;[.K7];&quot;}{Wikidata}]&quot;));&quot;}}&quot;)" office:value-type="string" office:string-value="\newglossaryentry{CoEg_place_00000006}{name={Alexandrie},type={place},text=*,description={(الإسكندريّة [Al-Iskandariyyah])[\href{https://www.geonames.org/361058}{GeoName}][\href{https://pleiades.stoa.org/places/727070}{Pleiades}][\href{http://topbib.griffith.ox.ac.uk//dtb.html?topbib=401-090}{TopBib}][\href{https://www.trismegistos.org/place/100}{TrisMegistos}][\href{https://www.wikidata.org/wiki/Q87}{Wikidata}]}}" calcext:value-type="string">
            <text:p>\newglossaryentry{CoEg_place_00000006}{name={Alexandrie},type={place},text=*,description={(الإسكندريّة [Al-Iskandariyyah])[\href{https://www.geonames.org/361058}{GeoName}][\href{https://pleiades.stoa.org/places/727070}{Pleiades}][\href{http://topbib.griffith.ox.ac.uk//dtb.html?topbib=401-090}{TopBib}][\href{https://www.trismegistos.org/place/100}{TrisMegistos}][\href{https://www.wikidata.org/wiki/Q87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07</text:p>
          </table:table-cell>
          <table:table-cell office:value-type="string" calcext:value-type="string">
            <text:p>Gizah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(الجيزة [Al-Ǧīzah])</text:p>
          </table:table-cell>
          <table:table-cell office:value-type="string" calcext:value-type="string">
            <text:p>Mariette écrit « Gyzeh »</text:p>
          </table:table-cell>
          <table:table-cell office:value-type="string" calcext:value-type="string">
            <text:p><text:a xlink:href="https://www.geonames.org/360995" xlink:type="simple">https://www.geonames.org/360995</text:a></text:p>
          </table:table-cell>
          <table:table-cell table:style-name="ce94" office:value-type="string" calcext:value-type="string">
            <text:p><text:a xlink:href="https://pleiades.stoa.org/places/442962448" xlink:type="simple">https://pleiades.stoa.org/places/442962448</text:a></text:p>
          </table:table-cell>
          <table:table-cell office:value-type="string" calcext:value-type="string">
            <text:p><text:a xlink:href="http://topbib.griffith.ox.ac.uk//dtb.html?topbib=302" xlink:type="simple">http://topbib.griffith.ox.ac.uk//dtb.html?topbib=302</text:a></text:p>
          </table:table-cell>
          <table:table-cell table:style-name="ce105" office:value-type="string" calcext:value-type="string">
            <text:p><text:a xlink:href="https://www.trismegistos.org/place/716" xlink:type="simple">https://www.trismegistos.org/place/716</text:a></text:p>
          </table:table-cell>
          <table:table-cell table:style-name="ce101" office:value-type="string" calcext:value-type="string">
            <text:p><text:a xlink:href="https://www.wikidata.org/wiki/Q81788" xlink:type="simple">https://www.wikidata.org/wiki/Q81788</text:a></text:p>
          </table:table-cell>
          <table:table-cell/>
          <table:table-cell table:style-name="Default" table:formula="of:=CONCATENATE(&quot;&lt;place xml:id=&quot;&quot;&quot;;[.A8];&quot;&quot;&quot;&gt;&lt;placeName&gt;&quot;;[.B8];&quot;&lt;/placeName&gt;&quot;;IF(ISBLANK([.C8]);&quot;&quot;;CONCATENATE(&quot;&lt;location&gt;&lt;geo&gt;&quot;;[.C8];&quot;, &quot;;[.D8];&quot;&lt;/geo&gt;&lt;/location&gt;&quot;));IF(ISBLANK([.G8]);&quot;&quot;;CONCATENATE(&quot;&lt;idno type=&quot;&quot;GeoName&quot;&quot;&gt;&quot;;[.G8];&quot;&lt;/idno&gt;&quot;));IF(ISBLANK([.H8]);&quot;&quot;;CONCATENATE(&quot;&lt;idno type=&quot;&quot;Pleiades&quot;&quot;&gt;&quot;;[.H8];&quot;&lt;/idno&gt;&quot;));IF(ISBLANK([.I8]);&quot;&quot;;CONCATENATE(&quot;&lt;idno type=&quot;&quot;TopBib&quot;&quot;&gt;&quot;;[.I8];&quot;&lt;/idno&gt;&quot;));IF(ISBLANK([.J8]);&quot;&quot;;CONCATENATE(&quot;&lt;idno type=&quot;&quot;TrisMegistos&quot;&quot;&gt;&quot;;[.J8];&quot;&lt;/idno&gt;&quot;));IF(ISBLANK([.K8]);&quot;&quot;;CONCATENATE(&quot;&lt;idno type=&quot;&quot;Wikidata&quot;&quot;&gt;&quot;;[.K8];&quot;&lt;/idno&gt;&quot;));IF(ISBLANK([.E8]);&quot;&quot;;CONCATENATE(&quot;&lt;note type=&quot;&quot;def&quot;&quot;&gt;&quot;;[.E8];&quot;&lt;/note&gt;&quot;));IF(ISBLANK([.F8]);&quot;&quot;;CONCATENATE(&quot;&lt;note type=&quot;&quot;Mariette&quot;&quot;&gt;&quot;;[.F8];&quot;&lt;/note&gt;&quot;));&quot;&lt;/place&gt;&quot;)" office:value-type="string" office:string-value="&lt;place xml:id=&quot;CoEg_place_00000007&quot;&gt;&lt;placeName&gt;Gizah&lt;/placeName&gt;&lt;location&gt;&lt;geo&gt;30.01, 31.21&lt;/geo&gt;&lt;/location&gt;&lt;idno type=&quot;GeoName&quot;&gt;https://www.geonames.org/360995&lt;/idno&gt;&lt;idno type=&quot;Pleiades&quot;&gt;https://pleiades.stoa.org/places/442962448&lt;/idno&gt;&lt;idno type=&quot;TopBib&quot;&gt;http://topbib.griffith.ox.ac.uk//dtb.html?topbib=302&lt;/idno&gt;&lt;idno type=&quot;TrisMegistos&quot;&gt;https://www.trismegistos.org/place/716&lt;/idno&gt;&lt;idno type=&quot;Wikidata&quot;&gt;https://www.wikidata.org/wiki/Q81788&lt;/idno&gt;&lt;note type=&quot;def&quot;&gt;(الجيزة [Al-Ǧīzah])&lt;/note&gt;&lt;note type=&quot;Mariette&quot;&gt;Mariette écrit « Gyzeh »&lt;/note&gt;&lt;/place&gt;" calcext:value-type="string">
            <text:p>&lt;place xml:id="CoEg_place_00000007"&gt;&lt;placeName&gt;Gizah&lt;/placeName&gt;&lt;location&gt;&lt;geo&gt;30.01, 31.21&lt;/geo&gt;&lt;/location&gt;&lt;idno type="GeoName"&gt;https://www.geonames.org/360995&lt;/idno&gt;&lt;idno type="Pleiades"&gt;https://pleiades.stoa.org/places/442962448&lt;/idno&gt;&lt;idno type="TopBib"&gt;http://topbib.griffith.ox.ac.uk//dtb.html?topbib=302&lt;/idno&gt;&lt;idno type="TrisMegistos"&gt;https://www.trismegistos.org/place/716&lt;/idno&gt;&lt;idno type="Wikidata"&gt;https://www.wikidata.org/wiki/Q81788&lt;/idno&gt;&lt;note type="def"&gt;(الجيزة [Al-Ǧīzah])&lt;/note&gt;&lt;note type="Mariette"&gt;Mariette écrit « Gyzeh »&lt;/note&gt;&lt;/place&gt;</text:p>
          </table:table-cell>
          <table:table-cell table:style-name="Default" table:formula="of:=CONCATENATE(&quot;\newglossaryentry{&quot;;[.A8];&quot;}{name={&quot;;[.B8];&quot;},type={place},text=*,description={&quot;;[.E8];[.F8];IF(ISBLANK([.G8]);&quot;&quot;;CONCATENATE(&quot;[\href{&quot;;[.G8];&quot;}{GeoName}]&quot;));IF(ISBLANK([.H8]);&quot;&quot;;CONCATENATE(&quot;[\href{&quot;;[.H8];&quot;}{Pleiades}]&quot;));IF(ISBLANK([.I8]);&quot;&quot;;CONCATENATE(&quot;[\href{&quot;;[.I8];&quot;}{TopBib}]&quot;));IF(ISBLANK([.J8]);&quot;&quot;;CONCATENATE(&quot;[\href{&quot;;[.J8];&quot;}{TrisMegistos}]&quot;));IF(ISBLANK([.K8]);&quot;&quot;;CONCATENATE(&quot;[\href{&quot;;[.K8];&quot;}{Wikidata}]&quot;));&quot;}}&quot;)" office:value-type="string" office:string-value="\newglossaryentry{CoEg_place_00000007}{name={Gizah},type={place},text=*,description={(الجيزة [Al-Ǧīzah])Mariette écrit « Gyzeh »[\href{https://www.geonames.org/360995}{GeoName}][\href{https://pleiades.stoa.org/places/442962448}{Pleiades}][\href{http://topbib.griffith.ox.ac.uk//dtb.html?topbib=302}{TopBib}][\href{https://www.trismegistos.org/place/716}{TrisMegistos}][\href{https://www.wikidata.org/wiki/Q81788}{Wikidata}]}}" calcext:value-type="string">
            <text:p>\newglossaryentry{CoEg_place_00000007}{name={Gizah},type={place},text=*,description={(الجيزة [Al-Ǧīzah])Mariette écrit « Gyzeh »[\href{https://www.geonames.org/360995}{GeoName}][\href{https://pleiades.stoa.org/places/442962448}{Pleiades}][\href{http://topbib.griffith.ox.ac.uk//dtb.html?topbib=302}{TopBib}][\href{https://www.trismegistos.org/place/716}{TrisMegistos}][\href{https://www.wikidata.org/wiki/Q81788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08</text:p>
          </table:table-cell>
          <table:table-cell office:value-type="string" calcext:value-type="string">
            <text:p>Abousir</text:p>
          </table:table-cell>
          <table:table-cell office:value-type="string" calcext:value-type="string">
            <text:p>29.896111111111</text:p>
          </table:table-cell>
          <table:table-cell office:value-type="string" calcext:value-type="string">
            <text:p>31.203611111111</text:p>
          </table:table-cell>
          <table:table-cell office:value-type="string" calcext:value-type="string">
            <text:p>(ابو صير <text:s/>[Abū Ṣīr])</text:p>
          </table:table-cell>
          <table:table-cell office:value-type="string" calcext:value-type="string">
            <text:p>Mariette écrit « Abousyr »</text:p>
          </table:table-cell>
          <table:table-cell table:style-name="Default" office:value-type="string" calcext:value-type="string">
            <text:p><text:a xlink:href="https://www.geonames.org/362069" xlink:type="simple">https://www.geonames.org/362069</text:a></text:p>
          </table:table-cell>
          <table:table-cell table:style-name="ce94" office:value-type="string" calcext:value-type="string">
            <text:p><text:a xlink:href="https://pleiades.stoa.org/places/195443086" xlink:type="simple">https://pleiades.stoa.org/places/195443086</text:a></text:p>
          </table:table-cell>
          <table:table-cell office:value-type="string" calcext:value-type="string">
            <text:p><text:a xlink:href="http://topbib.griffith.ox.ac.uk//dtb.html?topbib=307" xlink:type="simple">http://topbib.griffith.ox.ac.uk//dtb.html?topbib=307</text:a></text:p>
          </table:table-cell>
          <table:table-cell/>
          <table:table-cell table:style-name="ce101" office:value-type="string" calcext:value-type="string">
            <text:p><text:a xlink:href="https://www.wikidata.org/wiki/Q336098" xlink:type="simple">https://www.wikidata.org/wiki/Q336098</text:a></text:p>
          </table:table-cell>
          <table:table-cell/>
          <table:table-cell table:style-name="Default" table:formula="of:=CONCATENATE(&quot;&lt;place xml:id=&quot;&quot;&quot;;[.A9];&quot;&quot;&quot;&gt;&lt;placeName&gt;&quot;;[.B9];&quot;&lt;/placeName&gt;&quot;;IF(ISBLANK([.C9]);&quot;&quot;;CONCATENATE(&quot;&lt;location&gt;&lt;geo&gt;&quot;;[.C9];&quot;, &quot;;[.D9];&quot;&lt;/geo&gt;&lt;/location&gt;&quot;));IF(ISBLANK([.G9]);&quot;&quot;;CONCATENATE(&quot;&lt;idno type=&quot;&quot;GeoName&quot;&quot;&gt;&quot;;[.G9];&quot;&lt;/idno&gt;&quot;));IF(ISBLANK([.H9]);&quot;&quot;;CONCATENATE(&quot;&lt;idno type=&quot;&quot;Pleiades&quot;&quot;&gt;&quot;;[.H9];&quot;&lt;/idno&gt;&quot;));IF(ISBLANK([.I9]);&quot;&quot;;CONCATENATE(&quot;&lt;idno type=&quot;&quot;TopBib&quot;&quot;&gt;&quot;;[.I9];&quot;&lt;/idno&gt;&quot;));IF(ISBLANK([.J9]);&quot;&quot;;CONCATENATE(&quot;&lt;idno type=&quot;&quot;TrisMegistos&quot;&quot;&gt;&quot;;[.J9];&quot;&lt;/idno&gt;&quot;));IF(ISBLANK([.K9]);&quot;&quot;;CONCATENATE(&quot;&lt;idno type=&quot;&quot;Wikidata&quot;&quot;&gt;&quot;;[.K9];&quot;&lt;/idno&gt;&quot;));IF(ISBLANK([.E9]);&quot;&quot;;CONCATENATE(&quot;&lt;note type=&quot;&quot;def&quot;&quot;&gt;&quot;;[.E9];&quot;&lt;/note&gt;&quot;));IF(ISBLANK([.F9]);&quot;&quot;;CONCATENATE(&quot;&lt;note type=&quot;&quot;Mariette&quot;&quot;&gt;&quot;;[.F9];&quot;&lt;/note&gt;&quot;));&quot;&lt;/place&gt;&quot;)" office:value-type="string" office:string-value="&lt;place xml:id=&quot;CoEg_place_00000008&quot;&gt;&lt;placeName&gt;Abousir&lt;/placeName&gt;&lt;location&gt;&lt;geo&gt;29.896111111111, 31.203611111111&lt;/geo&gt;&lt;/location&gt;&lt;idno type=&quot;GeoName&quot;&gt;https://www.geonames.org/362069&lt;/idno&gt;&lt;idno type=&quot;Pleiades&quot;&gt;https://pleiades.stoa.org/places/195443086&lt;/idno&gt;&lt;idno type=&quot;TopBib&quot;&gt;http://topbib.griffith.ox.ac.uk//dtb.html?topbib=307&lt;/idno&gt;&lt;idno type=&quot;Wikidata&quot;&gt;https://www.wikidata.org/wiki/Q336098&lt;/idno&gt;&lt;note type=&quot;def&quot;&gt;(ابو صير  [Abū Ṣīr])&lt;/note&gt;&lt;note type=&quot;Mariette&quot;&gt;Mariette écrit « Abousyr »&lt;/note&gt;&lt;/place&gt;" calcext:value-type="string">
            <text:p>&lt;place xml:id="CoEg_place_00000008"&gt;&lt;placeName&gt;Abousir&lt;/placeName&gt;&lt;location&gt;&lt;geo&gt;29.896111111111, 31.203611111111&lt;/geo&gt;&lt;/location&gt;&lt;idno type="GeoName"&gt;https://www.geonames.org/362069&lt;/idno&gt;&lt;idno type="Pleiades"&gt;https://pleiades.stoa.org/places/195443086&lt;/idno&gt;&lt;idno type="TopBib"&gt;http://topbib.griffith.ox.ac.uk//dtb.html?topbib=307&lt;/idno&gt;&lt;idno type="Wikidata"&gt;https://www.wikidata.org/wiki/Q336098&lt;/idno&gt;&lt;note type="def"&gt;(ابو صير <text:s/>[Abū Ṣīr])&lt;/note&gt;&lt;note type="Mariette"&gt;Mariette écrit « Abousyr »&lt;/note&gt;&lt;/place&gt;</text:p>
          </table:table-cell>
          <table:table-cell table:style-name="Default" table:formula="of:=CONCATENATE(&quot;\newglossaryentry{&quot;;[.A9];&quot;}{name={&quot;;[.B9];&quot;},type={place},text=*,description={&quot;;[.E9];[.F9];IF(ISBLANK([.G9]);&quot;&quot;;CONCATENATE(&quot;[\href{&quot;;[.G9];&quot;}{GeoName}]&quot;));IF(ISBLANK([.H9]);&quot;&quot;;CONCATENATE(&quot;[\href{&quot;;[.H9];&quot;}{Pleiades}]&quot;));IF(ISBLANK([.I9]);&quot;&quot;;CONCATENATE(&quot;[\href{&quot;;[.I9];&quot;}{TopBib}]&quot;));IF(ISBLANK([.J9]);&quot;&quot;;CONCATENATE(&quot;[\href{&quot;;[.J9];&quot;}{TrisMegistos}]&quot;));IF(ISBLANK([.K9]);&quot;&quot;;CONCATENATE(&quot;[\href{&quot;;[.K9];&quot;}{Wikidata}]&quot;));&quot;}}&quot;)" office:value-type="string" office:string-value="\newglossaryentry{CoEg_place_00000008}{name={Abousir},type={place},text=*,description={(ابو صير  [Abū Ṣīr])Mariette écrit « Abousyr »[\href{https://www.geonames.org/362069}{GeoName}][\href{https://pleiades.stoa.org/places/195443086}{Pleiades}][\href{http://topbib.griffith.ox.ac.uk//dtb.html?topbib=307}{TopBib}][\href{https://www.wikidata.org/wiki/Q336098}{Wikidata}]}}" calcext:value-type="string">
            <text:p>\newglossaryentry{CoEg_place_00000008}{name={Abousir},type={place},text=*,description={(ابو صير <text:s/>[Abū Ṣīr])Mariette écrit « Abousyr »[\href{https://www.geonames.org/362069}{GeoName}][\href{https://pleiades.stoa.org/places/195443086}{Pleiades}][\href{http://topbib.griffith.ox.ac.uk//dtb.html?topbib=307}{TopBib}][\href{https://www.wikidata.org/wiki/Q336098}{Wikidata}]}}</text:p>
          </table:table-cell>
          <table:table-cell table:number-columns-repeated="50"/>
        </table:table-row>
        <table:table-row table:style-name="ro2">
          <table:table-cell table:style-name="ce93" office:value-type="string" calcext:value-type="string">
            <text:p>CoEg_place_00000009</text:p>
          </table:table-cell>
          <table:table-cell table:style-name="ce93" office:value-type="string" calcext:value-type="string">
            <text:p>Suez</text:p>
          </table:table-cell>
          <table:table-cell table:style-name="ce55" office:value-type="string" calcext:value-type="string">
            <text:p>29.966666666667</text:p>
          </table:table-cell>
          <table:table-cell table:style-name="ce55" office:value-type="string" calcext:value-type="string">
            <text:p>32.533333333333</text:p>
          </table:table-cell>
          <table:table-cell table:style-name="ce93" office:value-type="string" calcext:value-type="string">
            <text:p>(السّويس‎ [As-Suways])</text:p>
          </table:table-cell>
          <table:table-cell table:style-name="ce93"/>
          <table:table-cell table:style-name="ce93" office:value-type="string" calcext:value-type="string">
            <text:p><text:a xlink:href="https://www.geonames.org/359796" xlink:type="simple">https://www.geonames.org/359796</text:a></text:p>
          </table:table-cell>
          <table:table-cell table:style-name="ce93"/>
          <table:table-cell table:style-name="ce93" office:value-type="string" calcext:value-type="string">
            <text:p><text:a xlink:href="http://topbib.griffith.ox.ac.uk//dtb.html?topbib=402a" xlink:type="simple">http://topbib.griffith.ox.ac.uk//dtb.html?topbib=402a</text:a></text:p>
          </table:table-cell>
          <table:table-cell table:style-name="ce106" office:value-type="string" calcext:value-type="string">
            <text:p><text:a xlink:href="https://www.trismegistos.org/place/2794" xlink:type="simple">https://www.trismegistos.org/place/2794</text:a></text:p>
          </table:table-cell>
          <table:table-cell table:style-name="ce101" office:value-type="string" calcext:value-type="string">
            <text:p><text:a xlink:href="https://www.wikidata.org/wiki/Q134514" xlink:type="simple">https://www.wikidata.org/wiki/Q134514</text:a></text:p>
          </table:table-cell>
          <table:table-cell table:style-name="ce93"/>
          <table:table-cell table:style-name="Default" table:formula="of:=CONCATENATE(&quot;&lt;place xml:id=&quot;&quot;&quot;;[.A10];&quot;&quot;&quot;&gt;&lt;placeName&gt;&quot;;[.B10];&quot;&lt;/placeName&gt;&quot;;IF(ISBLANK([.C10]);&quot;&quot;;CONCATENATE(&quot;&lt;location&gt;&lt;geo&gt;&quot;;[.C10];&quot;, &quot;;[.D10];&quot;&lt;/geo&gt;&lt;/location&gt;&quot;));IF(ISBLANK([.G10]);&quot;&quot;;CONCATENATE(&quot;&lt;idno type=&quot;&quot;GeoName&quot;&quot;&gt;&quot;;[.G10];&quot;&lt;/idno&gt;&quot;));IF(ISBLANK([.H10]);&quot;&quot;;CONCATENATE(&quot;&lt;idno type=&quot;&quot;Pleiades&quot;&quot;&gt;&quot;;[.H10];&quot;&lt;/idno&gt;&quot;));IF(ISBLANK([.I10]);&quot;&quot;;CONCATENATE(&quot;&lt;idno type=&quot;&quot;TopBib&quot;&quot;&gt;&quot;;[.I10];&quot;&lt;/idno&gt;&quot;));IF(ISBLANK([.J10]);&quot;&quot;;CONCATENATE(&quot;&lt;idno type=&quot;&quot;TrisMegistos&quot;&quot;&gt;&quot;;[.J10];&quot;&lt;/idno&gt;&quot;));IF(ISBLANK([.K10]);&quot;&quot;;CONCATENATE(&quot;&lt;idno type=&quot;&quot;Wikidata&quot;&quot;&gt;&quot;;[.K10];&quot;&lt;/idno&gt;&quot;));IF(ISBLANK([.E10]);&quot;&quot;;CONCATENATE(&quot;&lt;note type=&quot;&quot;def&quot;&quot;&gt;&quot;;[.E10];&quot;&lt;/note&gt;&quot;));IF(ISBLANK([.F10]);&quot;&quot;;CONCATENATE(&quot;&lt;note type=&quot;&quot;Mariette&quot;&quot;&gt;&quot;;[.F10];&quot;&lt;/note&gt;&quot;));&quot;&lt;/place&gt;&quot;)" office:value-type="string" office:string-value="&lt;place xml:id=&quot;CoEg_place_00000009&quot;&gt;&lt;placeName&gt;Suez&lt;/placeName&gt;&lt;location&gt;&lt;geo&gt;29.966666666667, 32.533333333333&lt;/geo&gt;&lt;/location&gt;&lt;idno type=&quot;GeoName&quot;&gt;https://www.geonames.org/359796&lt;/idno&gt;&lt;idno type=&quot;TopBib&quot;&gt;http://topbib.griffith.ox.ac.uk//dtb.html?topbib=402a&lt;/idno&gt;&lt;idno type=&quot;TrisMegistos&quot;&gt;https://www.trismegistos.org/place/2794&lt;/idno&gt;&lt;idno type=&quot;Wikidata&quot;&gt;https://www.wikidata.org/wiki/Q134514&lt;/idno&gt;&lt;note type=&quot;def&quot;&gt;(السّويس‎ [As-Suways])&lt;/note&gt;&lt;/place&gt;" calcext:value-type="string">
            <text:p>&lt;place xml:id="CoEg_place_00000009"&gt;&lt;placeName&gt;Suez&lt;/placeName&gt;&lt;location&gt;&lt;geo&gt;29.966666666667, 32.533333333333&lt;/geo&gt;&lt;/location&gt;&lt;idno type="GeoName"&gt;https://www.geonames.org/359796&lt;/idno&gt;&lt;idno type="TopBib"&gt;http://topbib.griffith.ox.ac.uk//dtb.html?topbib=402a&lt;/idno&gt;&lt;idno type="TrisMegistos"&gt;https://www.trismegistos.org/place/2794&lt;/idno&gt;&lt;idno type="Wikidata"&gt;https://www.wikidata.org/wiki/Q134514&lt;/idno&gt;&lt;note type="def"&gt;(السّويس‎ [As-Suways])&lt;/note&gt;&lt;/place&gt;</text:p>
          </table:table-cell>
          <table:table-cell table:style-name="Default" table:formula="of:=CONCATENATE(&quot;\newglossaryentry{&quot;;[.A10];&quot;}{name={&quot;;[.B10];&quot;},type={place},text=*,description={&quot;;[.E10];[.F10];IF(ISBLANK([.G10]);&quot;&quot;;CONCATENATE(&quot;[\href{&quot;;[.G10];&quot;}{GeoName}]&quot;));IF(ISBLANK([.H10]);&quot;&quot;;CONCATENATE(&quot;[\href{&quot;;[.H10];&quot;}{Pleiades}]&quot;));IF(ISBLANK([.I10]);&quot;&quot;;CONCATENATE(&quot;[\href{&quot;;[.I10];&quot;}{TopBib}]&quot;));IF(ISBLANK([.J10]);&quot;&quot;;CONCATENATE(&quot;[\href{&quot;;[.J10];&quot;}{TrisMegistos}]&quot;));IF(ISBLANK([.K10]);&quot;&quot;;CONCATENATE(&quot;[\href{&quot;;[.K10];&quot;}{Wikidata}]&quot;));&quot;}}&quot;)" office:value-type="string" office:string-value="\newglossaryentry{CoEg_place_00000009}{name={Suez},type={place},text=*,description={(السّويس‎ [As-Suways])[\href{https://www.geonames.org/359796}{GeoName}][\href{http://topbib.griffith.ox.ac.uk//dtb.html?topbib=402a}{TopBib}][\href{https://www.trismegistos.org/place/2794}{TrisMegistos}][\href{https://www.wikidata.org/wiki/Q134514}{Wikidata}]}}" calcext:value-type="string">
            <text:p>\newglossaryentry{CoEg_place_00000009}{name={Suez},type={place},text=*,description={(السّويس‎ [As-Suways])[\href{https://www.geonames.org/359796}{GeoName}][\href{http://topbib.griffith.ox.ac.uk//dtb.html?topbib=402a}{TopBib}][\href{https://www.trismegistos.org/place/2794}{TrisMegistos}][\href{https://www.wikidata.org/wiki/Q134514}{Wikidata}]}}</text:p>
          </table:table-cell>
          <table:table-cell/>
          <table:table-cell table:style-name="ce93" table:number-columns-repeated="49"/>
        </table:table-row>
        <table:table-row table:style-name="ro2">
          <table:table-cell office:value-type="string" calcext:value-type="string">
            <text:p>CoEg_place_00000010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30.056111111111</text:p>
          </table:table-cell>
          <table:table-cell office:value-type="string" calcext:value-type="string">
            <text:p>31.239444444444</text:p>
          </table:table-cell>
          <table:table-cell office:value-type="string" calcext:value-type="string">
            <text:p>(القاهرة [Al-Qāhirah])</text:p>
          </table:table-cell>
          <table:table-cell/>
          <table:table-cell office:value-type="string" calcext:value-type="string">
            <text:p><text:a xlink:href="https://www.geonames.org/360630" xlink:type="simple">https://www.geonames.org/360630</text:a></text:p>
          </table:table-cell>
          <table:table-cell/>
          <table:table-cell table:style-name="Default"/>
          <table:table-cell table:style-name="ce105" office:value-type="string" calcext:value-type="string">
            <text:p><text:a xlink:href="https://www.trismegistos.org/place/2740" xlink:type="simple">https://www.trismegistos.org/place/2740</text:a></text:p>
          </table:table-cell>
          <table:table-cell table:style-name="ce101" office:value-type="string" calcext:value-type="string">
            <text:p><text:a xlink:href="https://www.wikidata.org/wiki/Q85" xlink:type="simple">https://www.wikidata.org/wiki/Q85</text:a></text:p>
          </table:table-cell>
          <table:table-cell/>
          <table:table-cell table:style-name="Default" table:formula="of:=CONCATENATE(&quot;&lt;place xml:id=&quot;&quot;&quot;;[.A11];&quot;&quot;&quot;&gt;&lt;placeName&gt;&quot;;[.B11];&quot;&lt;/placeName&gt;&quot;;IF(ISBLANK([.C11]);&quot;&quot;;CONCATENATE(&quot;&lt;location&gt;&lt;geo&gt;&quot;;[.C11];&quot;, &quot;;[.D11];&quot;&lt;/geo&gt;&lt;/location&gt;&quot;));IF(ISBLANK([.G11]);&quot;&quot;;CONCATENATE(&quot;&lt;idno type=&quot;&quot;GeoName&quot;&quot;&gt;&quot;;[.G11];&quot;&lt;/idno&gt;&quot;));IF(ISBLANK([.H11]);&quot;&quot;;CONCATENATE(&quot;&lt;idno type=&quot;&quot;Pleiades&quot;&quot;&gt;&quot;;[.H11];&quot;&lt;/idno&gt;&quot;));IF(ISBLANK([.I11]);&quot;&quot;;CONCATENATE(&quot;&lt;idno type=&quot;&quot;TopBib&quot;&quot;&gt;&quot;;[.I11];&quot;&lt;/idno&gt;&quot;));IF(ISBLANK([.J11]);&quot;&quot;;CONCATENATE(&quot;&lt;idno type=&quot;&quot;TrisMegistos&quot;&quot;&gt;&quot;;[.J11];&quot;&lt;/idno&gt;&quot;));IF(ISBLANK([.K11]);&quot;&quot;;CONCATENATE(&quot;&lt;idno type=&quot;&quot;Wikidata&quot;&quot;&gt;&quot;;[.K11];&quot;&lt;/idno&gt;&quot;));IF(ISBLANK([.E11]);&quot;&quot;;CONCATENATE(&quot;&lt;note type=&quot;&quot;def&quot;&quot;&gt;&quot;;[.E11];&quot;&lt;/note&gt;&quot;));IF(ISBLANK([.F11]);&quot;&quot;;CONCATENATE(&quot;&lt;note type=&quot;&quot;Mariette&quot;&quot;&gt;&quot;;[.F11];&quot;&lt;/note&gt;&quot;));&quot;&lt;/place&gt;&quot;)" office:value-type="string" office:string-value="&lt;place xml:id=&quot;CoEg_place_00000010&quot;&gt;&lt;placeName&gt;Le Caire&lt;/placeName&gt;&lt;location&gt;&lt;geo&gt;30.056111111111, 31.239444444444&lt;/geo&gt;&lt;/location&gt;&lt;idno type=&quot;GeoName&quot;&gt;https://www.geonames.org/360630&lt;/idno&gt;&lt;idno type=&quot;TrisMegistos&quot;&gt;https://www.trismegistos.org/place/2740&lt;/idno&gt;&lt;idno type=&quot;Wikidata&quot;&gt;https://www.wikidata.org/wiki/Q85&lt;/idno&gt;&lt;note type=&quot;def&quot;&gt;(القاهرة [Al-Qāhirah])&lt;/note&gt;&lt;/place&gt;" calcext:value-type="string">
            <text:p>&lt;place xml:id="CoEg_place_00000010"&gt;&lt;placeName&gt;Le Caire&lt;/placeName&gt;&lt;location&gt;&lt;geo&gt;30.056111111111, 31.239444444444&lt;/geo&gt;&lt;/location&gt;&lt;idno type="GeoName"&gt;https://www.geonames.org/360630&lt;/idno&gt;&lt;idno type="TrisMegistos"&gt;https://www.trismegistos.org/place/2740&lt;/idno&gt;&lt;idno type="Wikidata"&gt;https://www.wikidata.org/wiki/Q85&lt;/idno&gt;&lt;note type="def"&gt;(القاهرة [Al-Qāhirah])&lt;/note&gt;&lt;/place&gt;</text:p>
          </table:table-cell>
          <table:table-cell table:style-name="Default" table:formula="of:=CONCATENATE(&quot;\newglossaryentry{&quot;;[.A11];&quot;}{name={&quot;;[.B11];&quot;},type={place},text=*,description={&quot;;[.E11];[.F11];IF(ISBLANK([.G11]);&quot;&quot;;CONCATENATE(&quot;[\href{&quot;;[.G11];&quot;}{GeoName}]&quot;));IF(ISBLANK([.H11]);&quot;&quot;;CONCATENATE(&quot;[\href{&quot;;[.H11];&quot;}{Pleiades}]&quot;));IF(ISBLANK([.I11]);&quot;&quot;;CONCATENATE(&quot;[\href{&quot;;[.I11];&quot;}{TopBib}]&quot;));IF(ISBLANK([.J11]);&quot;&quot;;CONCATENATE(&quot;[\href{&quot;;[.J11];&quot;}{TrisMegistos}]&quot;));IF(ISBLANK([.K11]);&quot;&quot;;CONCATENATE(&quot;[\href{&quot;;[.K11];&quot;}{Wikidata}]&quot;));&quot;}}&quot;)" office:value-type="string" office:string-value="\newglossaryentry{CoEg_place_00000010}{name={Le Caire},type={place},text=*,description={(القاهرة [Al-Qāhirah])[\href{https://www.geonames.org/360630}{GeoName}][\href{https://www.trismegistos.org/place/2740}{TrisMegistos}][\href{https://www.wikidata.org/wiki/Q85}{Wikidata}]}}" calcext:value-type="string">
            <text:p>\newglossaryentry{CoEg_place_00000010}{name={Le Caire},type={place},text=*,description={(القاهرة [Al-Qāhirah])[\href{https://www.geonames.org/360630}{GeoName}][\href{https://www.trismegistos.org/place/2740}{TrisMegistos}][\href{https://www.wikidata.org/wiki/Q85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1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51.507222222222</text:p>
          </table:table-cell>
          <table:table-cell office:value-type="string" calcext:value-type="string">
            <text:p>-0.1275</text:p>
          </table:table-cell>
          <table:table-cell table:number-columns-repeated="2"/>
          <table:table-cell office:value-type="string" calcext:value-type="string">
            <text:p><text:a xlink:href="https://www.geonames.org/2643743" xlink:type="simple">https://www.geonames.org/2643743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11298" xlink:type="simple">https://www.trismegistos.org/place/11298</text:a></text:p>
          </table:table-cell>
          <table:table-cell table:style-name="ce101" office:value-type="string" calcext:value-type="string">
            <text:p><text:a xlink:href="https://www.wikidata.org/wiki/Q84" xlink:type="simple">https://www.wikidata.org/wiki/Q84</text:a></text:p>
          </table:table-cell>
          <table:table-cell/>
          <table:table-cell table:style-name="Default" table:formula="of:=CONCATENATE(&quot;&lt;place xml:id=&quot;&quot;&quot;;[.A12];&quot;&quot;&quot;&gt;&lt;placeName&gt;&quot;;[.B12];&quot;&lt;/placeName&gt;&quot;;IF(ISBLANK([.C12]);&quot;&quot;;CONCATENATE(&quot;&lt;location&gt;&lt;geo&gt;&quot;;[.C12];&quot;, &quot;;[.D12];&quot;&lt;/geo&gt;&lt;/location&gt;&quot;));IF(ISBLANK([.G12]);&quot;&quot;;CONCATENATE(&quot;&lt;idno type=&quot;&quot;GeoName&quot;&quot;&gt;&quot;;[.G12];&quot;&lt;/idno&gt;&quot;));IF(ISBLANK([.H12]);&quot;&quot;;CONCATENATE(&quot;&lt;idno type=&quot;&quot;Pleiades&quot;&quot;&gt;&quot;;[.H12];&quot;&lt;/idno&gt;&quot;));IF(ISBLANK([.I12]);&quot;&quot;;CONCATENATE(&quot;&lt;idno type=&quot;&quot;TopBib&quot;&quot;&gt;&quot;;[.I12];&quot;&lt;/idno&gt;&quot;));IF(ISBLANK([.J12]);&quot;&quot;;CONCATENATE(&quot;&lt;idno type=&quot;&quot;TrisMegistos&quot;&quot;&gt;&quot;;[.J12];&quot;&lt;/idno&gt;&quot;));IF(ISBLANK([.K12]);&quot;&quot;;CONCATENATE(&quot;&lt;idno type=&quot;&quot;Wikidata&quot;&quot;&gt;&quot;;[.K12];&quot;&lt;/idno&gt;&quot;));IF(ISBLANK([.E12]);&quot;&quot;;CONCATENATE(&quot;&lt;note type=&quot;&quot;def&quot;&quot;&gt;&quot;;[.E12];&quot;&lt;/note&gt;&quot;));IF(ISBLANK([.F12]);&quot;&quot;;CONCATENATE(&quot;&lt;note type=&quot;&quot;Mariette&quot;&quot;&gt;&quot;;[.F12];&quot;&lt;/note&gt;&quot;));&quot;&lt;/place&gt;&quot;)" office:value-type="string" office:string-value="&lt;place xml:id=&quot;CoEg_place_00000011&quot;&gt;&lt;placeName&gt;Londres&lt;/placeName&gt;&lt;location&gt;&lt;geo&gt;51.507222222222, -0.1275&lt;/geo&gt;&lt;/location&gt;&lt;idno type=&quot;GeoName&quot;&gt;https://www.geonames.org/2643743&lt;/idno&gt;&lt;idno type=&quot;TrisMegistos&quot;&gt;https://www.trismegistos.org/place/11298&lt;/idno&gt;&lt;idno type=&quot;Wikidata&quot;&gt;https://www.wikidata.org/wiki/Q84&lt;/idno&gt;&lt;/place&gt;" calcext:value-type="string">
            <text:p>&lt;place xml:id="CoEg_place_00000011"&gt;&lt;placeName&gt;Londres&lt;/placeName&gt;&lt;location&gt;&lt;geo&gt;51.507222222222, -0.1275&lt;/geo&gt;&lt;/location&gt;&lt;idno type="GeoName"&gt;https://www.geonames.org/2643743&lt;/idno&gt;&lt;idno type="TrisMegistos"&gt;https://www.trismegistos.org/place/11298&lt;/idno&gt;&lt;idno type="Wikidata"&gt;https://www.wikidata.org/wiki/Q84&lt;/idno&gt;&lt;/place&gt;</text:p>
          </table:table-cell>
          <table:table-cell table:style-name="Default" table:formula="of:=CONCATENATE(&quot;\newglossaryentry{&quot;;[.A12];&quot;}{name={&quot;;[.B12];&quot;},type={place},text=*,description={&quot;;[.E12];[.F12];IF(ISBLANK([.G12]);&quot;&quot;;CONCATENATE(&quot;[\href{&quot;;[.G12];&quot;}{GeoName}]&quot;));IF(ISBLANK([.H12]);&quot;&quot;;CONCATENATE(&quot;[\href{&quot;;[.H12];&quot;}{Pleiades}]&quot;));IF(ISBLANK([.I12]);&quot;&quot;;CONCATENATE(&quot;[\href{&quot;;[.I12];&quot;}{TopBib}]&quot;));IF(ISBLANK([.J12]);&quot;&quot;;CONCATENATE(&quot;[\href{&quot;;[.J12];&quot;}{TrisMegistos}]&quot;));IF(ISBLANK([.K12]);&quot;&quot;;CONCATENATE(&quot;[\href{&quot;;[.K12];&quot;}{Wikidata}]&quot;));&quot;}}&quot;)" office:value-type="string" office:string-value="\newglossaryentry{CoEg_place_00000011}{name={Londres},type={place},text=*,description={[\href{https://www.geonames.org/2643743}{GeoName}][\href{https://www.trismegistos.org/place/11298}{TrisMegistos}][\href{https://www.wikidata.org/wiki/Q84}{Wikidata}]}}" calcext:value-type="string">
            <text:p>\newglossaryentry{CoEg_place_00000011}{name={Londres},type={place},text=*,description={[\href{https://www.geonames.org/2643743}{GeoName}][\href{https://www.trismegistos.org/place/11298}{TrisMegistos}][\href{https://www.wikidata.org/wiki/Q84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2</text:p>
          </table:table-cell>
          <table:table-cell office:value-type="string" calcext:value-type="string">
            <text:p>Livourne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10.316666666667</text:p>
          </table:table-cell>
          <table:table-cell table:number-columns-repeated="2"/>
          <table:table-cell office:value-type="string" calcext:value-type="string">
            <text:p><text:a xlink:href="https://www.geonames.org/3174659" xlink:type="simple">https://www.geonames.org/3174659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45380" xlink:type="simple">https://www.trismegistos.org/place/45380</text:a></text:p>
          </table:table-cell>
          <table:table-cell table:style-name="ce101" office:value-type="string" calcext:value-type="string">
            <text:p><text:a xlink:href="https://www.wikidata.org/wiki/Q6761" xlink:type="simple">https://www.wikidata.org/wiki/Q6761</text:a></text:p>
          </table:table-cell>
          <table:table-cell/>
          <table:table-cell table:style-name="Default" table:formula="of:=CONCATENATE(&quot;&lt;place xml:id=&quot;&quot;&quot;;[.A13];&quot;&quot;&quot;&gt;&lt;placeName&gt;&quot;;[.B13];&quot;&lt;/placeName&gt;&quot;;IF(ISBLANK([.C13]);&quot;&quot;;CONCATENATE(&quot;&lt;location&gt;&lt;geo&gt;&quot;;[.C13];&quot;, &quot;;[.D13];&quot;&lt;/geo&gt;&lt;/location&gt;&quot;));IF(ISBLANK([.G13]);&quot;&quot;;CONCATENATE(&quot;&lt;idno type=&quot;&quot;GeoName&quot;&quot;&gt;&quot;;[.G13];&quot;&lt;/idno&gt;&quot;));IF(ISBLANK([.H13]);&quot;&quot;;CONCATENATE(&quot;&lt;idno type=&quot;&quot;Pleiades&quot;&quot;&gt;&quot;;[.H13];&quot;&lt;/idno&gt;&quot;));IF(ISBLANK([.I13]);&quot;&quot;;CONCATENATE(&quot;&lt;idno type=&quot;&quot;TopBib&quot;&quot;&gt;&quot;;[.I13];&quot;&lt;/idno&gt;&quot;));IF(ISBLANK([.J13]);&quot;&quot;;CONCATENATE(&quot;&lt;idno type=&quot;&quot;TrisMegistos&quot;&quot;&gt;&quot;;[.J13];&quot;&lt;/idno&gt;&quot;));IF(ISBLANK([.K13]);&quot;&quot;;CONCATENATE(&quot;&lt;idno type=&quot;&quot;Wikidata&quot;&quot;&gt;&quot;;[.K13];&quot;&lt;/idno&gt;&quot;));IF(ISBLANK([.E13]);&quot;&quot;;CONCATENATE(&quot;&lt;note type=&quot;&quot;def&quot;&quot;&gt;&quot;;[.E13];&quot;&lt;/note&gt;&quot;));IF(ISBLANK([.F13]);&quot;&quot;;CONCATENATE(&quot;&lt;note type=&quot;&quot;Mariette&quot;&quot;&gt;&quot;;[.F13];&quot;&lt;/note&gt;&quot;));&quot;&lt;/place&gt;&quot;)" office:value-type="string" office:string-value="&lt;place xml:id=&quot;CoEg_place_00000012&quot;&gt;&lt;placeName&gt;Livourne&lt;/placeName&gt;&lt;location&gt;&lt;geo&gt;43.55, 10.316666666667&lt;/geo&gt;&lt;/location&gt;&lt;idno type=&quot;GeoName&quot;&gt;https://www.geonames.org/3174659&lt;/idno&gt;&lt;idno type=&quot;TrisMegistos&quot;&gt;https://www.trismegistos.org/place/45380&lt;/idno&gt;&lt;idno type=&quot;Wikidata&quot;&gt;https://www.wikidata.org/wiki/Q6761&lt;/idno&gt;&lt;/place&gt;" calcext:value-type="string">
            <text:p>&lt;place xml:id="CoEg_place_00000012"&gt;&lt;placeName&gt;Livourne&lt;/placeName&gt;&lt;location&gt;&lt;geo&gt;43.55, 10.316666666667&lt;/geo&gt;&lt;/location&gt;&lt;idno type="GeoName"&gt;https://www.geonames.org/3174659&lt;/idno&gt;&lt;idno type="TrisMegistos"&gt;https://www.trismegistos.org/place/45380&lt;/idno&gt;&lt;idno type="Wikidata"&gt;https://www.wikidata.org/wiki/Q6761&lt;/idno&gt;&lt;/place&gt;</text:p>
          </table:table-cell>
          <table:table-cell table:style-name="Default" table:formula="of:=CONCATENATE(&quot;\newglossaryentry{&quot;;[.A13];&quot;}{name={&quot;;[.B13];&quot;},type={place},text=*,description={&quot;;[.E13];[.F13];IF(ISBLANK([.G13]);&quot;&quot;;CONCATENATE(&quot;[\href{&quot;;[.G13];&quot;}{GeoName}]&quot;));IF(ISBLANK([.H13]);&quot;&quot;;CONCATENATE(&quot;[\href{&quot;;[.H13];&quot;}{Pleiades}]&quot;));IF(ISBLANK([.I13]);&quot;&quot;;CONCATENATE(&quot;[\href{&quot;;[.I13];&quot;}{TopBib}]&quot;));IF(ISBLANK([.J13]);&quot;&quot;;CONCATENATE(&quot;[\href{&quot;;[.J13];&quot;}{TrisMegistos}]&quot;));IF(ISBLANK([.K13]);&quot;&quot;;CONCATENATE(&quot;[\href{&quot;;[.K13];&quot;}{Wikidata}]&quot;));&quot;}}&quot;)" office:value-type="string" office:string-value="\newglossaryentry{CoEg_place_00000012}{name={Livourne},type={place},text=*,description={[\href{https://www.geonames.org/3174659}{GeoName}][\href{https://www.trismegistos.org/place/45380}{TrisMegistos}][\href{https://www.wikidata.org/wiki/Q6761}{Wikidata}]}}" calcext:value-type="string">
            <text:p>\newglossaryentry{CoEg_place_00000012}{name={Livourne},type={place},text=*,description={[\href{https://www.geonames.org/3174659}{GeoName}][\href{https://www.trismegistos.org/place/45380}{TrisMegistos}][\href{https://www.wikidata.org/wiki/Q6761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3</text:p>
          </table:table-cell>
          <table:table-cell office:value-type="string" calcext:value-type="string">
            <text:p>Europe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www.geonames.org/6255148" xlink:type="simple">https://www.geonames.org/6255148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3229" xlink:type="simple">https://www.trismegistos.org/place/3229</text:a></text:p>
          </table:table-cell>
          <table:table-cell table:style-name="ce101" office:value-type="string" calcext:value-type="string">
            <text:p><text:a xlink:href="https://www.wikidata.org/wiki/Q46" xlink:type="simple">https://www.wikidata.org/wiki/Q46</text:a></text:p>
          </table:table-cell>
          <table:table-cell/>
          <table:table-cell table:style-name="Default" table:formula="of:=CONCATENATE(&quot;&lt;place xml:id=&quot;&quot;&quot;;[.A14];&quot;&quot;&quot;&gt;&lt;placeName&gt;&quot;;[.B14];&quot;&lt;/placeName&gt;&quot;;IF(ISBLANK([.C14]);&quot;&quot;;CONCATENATE(&quot;&lt;location&gt;&lt;geo&gt;&quot;;[.C14];&quot;, &quot;;[.D14];&quot;&lt;/geo&gt;&lt;/location&gt;&quot;));IF(ISBLANK([.G14]);&quot;&quot;;CONCATENATE(&quot;&lt;idno type=&quot;&quot;GeoName&quot;&quot;&gt;&quot;;[.G14];&quot;&lt;/idno&gt;&quot;));IF(ISBLANK([.H14]);&quot;&quot;;CONCATENATE(&quot;&lt;idno type=&quot;&quot;Pleiades&quot;&quot;&gt;&quot;;[.H14];&quot;&lt;/idno&gt;&quot;));IF(ISBLANK([.I14]);&quot;&quot;;CONCATENATE(&quot;&lt;idno type=&quot;&quot;TopBib&quot;&quot;&gt;&quot;;[.I14];&quot;&lt;/idno&gt;&quot;));IF(ISBLANK([.J14]);&quot;&quot;;CONCATENATE(&quot;&lt;idno type=&quot;&quot;TrisMegistos&quot;&quot;&gt;&quot;;[.J14];&quot;&lt;/idno&gt;&quot;));IF(ISBLANK([.K14]);&quot;&quot;;CONCATENATE(&quot;&lt;idno type=&quot;&quot;Wikidata&quot;&quot;&gt;&quot;;[.K14];&quot;&lt;/idno&gt;&quot;));IF(ISBLANK([.E14]);&quot;&quot;;CONCATENATE(&quot;&lt;note type=&quot;&quot;def&quot;&quot;&gt;&quot;;[.E14];&quot;&lt;/note&gt;&quot;));IF(ISBLANK([.F14]);&quot;&quot;;CONCATENATE(&quot;&lt;note type=&quot;&quot;Mariette&quot;&quot;&gt;&quot;;[.F14];&quot;&lt;/note&gt;&quot;));&quot;&lt;/place&gt;&quot;)" office:value-type="string" office:string-value="&lt;place xml:id=&quot;CoEg_place_00000013&quot;&gt;&lt;placeName&gt;Europe&lt;/placeName&gt;&lt;location&gt;&lt;geo&gt;46, 7&lt;/geo&gt;&lt;/location&gt;&lt;idno type=&quot;GeoName&quot;&gt;https://www.geonames.org/6255148&lt;/idno&gt;&lt;idno type=&quot;TrisMegistos&quot;&gt;https://www.trismegistos.org/place/3229&lt;/idno&gt;&lt;idno type=&quot;Wikidata&quot;&gt;https://www.wikidata.org/wiki/Q46&lt;/idno&gt;&lt;/place&gt;" calcext:value-type="string">
            <text:p>&lt;place xml:id="CoEg_place_00000013"&gt;&lt;placeName&gt;Europe&lt;/placeName&gt;&lt;location&gt;&lt;geo&gt;46, 7&lt;/geo&gt;&lt;/location&gt;&lt;idno type="GeoName"&gt;https://www.geonames.org/6255148&lt;/idno&gt;&lt;idno type="TrisMegistos"&gt;https://www.trismegistos.org/place/3229&lt;/idno&gt;&lt;idno type="Wikidata"&gt;https://www.wikidata.org/wiki/Q46&lt;/idno&gt;&lt;/place&gt;</text:p>
          </table:table-cell>
          <table:table-cell table:style-name="Default" table:formula="of:=CONCATENATE(&quot;\newglossaryentry{&quot;;[.A14];&quot;}{name={&quot;;[.B14];&quot;},type={place},text=*,description={&quot;;[.E14];[.F14];IF(ISBLANK([.G14]);&quot;&quot;;CONCATENATE(&quot;[\href{&quot;;[.G14];&quot;}{GeoName}]&quot;));IF(ISBLANK([.H14]);&quot;&quot;;CONCATENATE(&quot;[\href{&quot;;[.H14];&quot;}{Pleiades}]&quot;));IF(ISBLANK([.I14]);&quot;&quot;;CONCATENATE(&quot;[\href{&quot;;[.I14];&quot;}{TopBib}]&quot;));IF(ISBLANK([.J14]);&quot;&quot;;CONCATENATE(&quot;[\href{&quot;;[.J14];&quot;}{TrisMegistos}]&quot;));IF(ISBLANK([.K14]);&quot;&quot;;CONCATENATE(&quot;[\href{&quot;;[.K14];&quot;}{Wikidata}]&quot;));&quot;}}&quot;)" office:value-type="string" office:string-value="\newglossaryentry{CoEg_place_00000013}{name={Europe},type={place},text=*,description={[\href{https://www.geonames.org/6255148}{GeoName}][\href{https://www.trismegistos.org/place/3229}{TrisMegistos}][\href{https://www.wikidata.org/wiki/Q46}{Wikidata}]}}" calcext:value-type="string">
            <text:p>\newglossaryentry{CoEg_place_00000013}{name={Europe},type={place},text=*,description={[\href{https://www.geonames.org/6255148}{GeoName}][\href{https://www.trismegistos.org/place/3229}{TrisMegistos}][\href{https://www.wikidata.org/wiki/Q46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4</text:p>
          </table:table-cell>
          <table:table-cell office:value-type="string" calcext:value-type="string">
            <text:p>Suède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a xlink:href="https://www.geonames.org/2661886" xlink:type="simple">https://www.geonames.org/2661886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20271" xlink:type="simple">https://www.trismegistos.org/place/20271</text:a></text:p>
          </table:table-cell>
          <table:table-cell table:style-name="ce101" office:value-type="string" calcext:value-type="string">
            <text:p><text:a xlink:href="https://www.wikidata.org/wiki/Q34" xlink:type="simple">https://www.wikidata.org/wiki/Q34</text:a></text:p>
          </table:table-cell>
          <table:table-cell/>
          <table:table-cell table:style-name="Default" table:formula="of:=CONCATENATE(&quot;&lt;place xml:id=&quot;&quot;&quot;;[.A15];&quot;&quot;&quot;&gt;&lt;placeName&gt;&quot;;[.B15];&quot;&lt;/placeName&gt;&quot;;IF(ISBLANK([.C15]);&quot;&quot;;CONCATENATE(&quot;&lt;location&gt;&lt;geo&gt;&quot;;[.C15];&quot;, &quot;;[.D15];&quot;&lt;/geo&gt;&lt;/location&gt;&quot;));IF(ISBLANK([.G15]);&quot;&quot;;CONCATENATE(&quot;&lt;idno type=&quot;&quot;GeoName&quot;&quot;&gt;&quot;;[.G15];&quot;&lt;/idno&gt;&quot;));IF(ISBLANK([.H15]);&quot;&quot;;CONCATENATE(&quot;&lt;idno type=&quot;&quot;Pleiades&quot;&quot;&gt;&quot;;[.H15];&quot;&lt;/idno&gt;&quot;));IF(ISBLANK([.I15]);&quot;&quot;;CONCATENATE(&quot;&lt;idno type=&quot;&quot;TopBib&quot;&quot;&gt;&quot;;[.I15];&quot;&lt;/idno&gt;&quot;));IF(ISBLANK([.J15]);&quot;&quot;;CONCATENATE(&quot;&lt;idno type=&quot;&quot;TrisMegistos&quot;&quot;&gt;&quot;;[.J15];&quot;&lt;/idno&gt;&quot;));IF(ISBLANK([.K15]);&quot;&quot;;CONCATENATE(&quot;&lt;idno type=&quot;&quot;Wikidata&quot;&quot;&gt;&quot;;[.K15];&quot;&lt;/idno&gt;&quot;));IF(ISBLANK([.E15]);&quot;&quot;;CONCATENATE(&quot;&lt;note type=&quot;&quot;def&quot;&quot;&gt;&quot;;[.E15];&quot;&lt;/note&gt;&quot;));IF(ISBLANK([.F15]);&quot;&quot;;CONCATENATE(&quot;&lt;note type=&quot;&quot;Mariette&quot;&quot;&gt;&quot;;[.F15];&quot;&lt;/note&gt;&quot;));&quot;&lt;/place&gt;&quot;)" office:value-type="string" office:string-value="&lt;place xml:id=&quot;CoEg_place_00000014&quot;&gt;&lt;placeName&gt;Suède&lt;/placeName&gt;&lt;location&gt;&lt;geo&gt;61, 15&lt;/geo&gt;&lt;/location&gt;&lt;idno type=&quot;GeoName&quot;&gt;https://www.geonames.org/2661886&lt;/idno&gt;&lt;idno type=&quot;TrisMegistos&quot;&gt;https://www.trismegistos.org/place/20271&lt;/idno&gt;&lt;idno type=&quot;Wikidata&quot;&gt;https://www.wikidata.org/wiki/Q34&lt;/idno&gt;&lt;/place&gt;" calcext:value-type="string">
            <text:p>&lt;place xml:id="CoEg_place_00000014"&gt;&lt;placeName&gt;Suède&lt;/placeName&gt;&lt;location&gt;&lt;geo&gt;61, 15&lt;/geo&gt;&lt;/location&gt;&lt;idno type="GeoName"&gt;https://www.geonames.org/2661886&lt;/idno&gt;&lt;idno type="TrisMegistos"&gt;https://www.trismegistos.org/place/20271&lt;/idno&gt;&lt;idno type="Wikidata"&gt;https://www.wikidata.org/wiki/Q34&lt;/idno&gt;&lt;/place&gt;</text:p>
          </table:table-cell>
          <table:table-cell table:style-name="Default" table:formula="of:=CONCATENATE(&quot;\newglossaryentry{&quot;;[.A15];&quot;}{name={&quot;;[.B15];&quot;},type={place},text=*,description={&quot;;[.E15];[.F15];IF(ISBLANK([.G15]);&quot;&quot;;CONCATENATE(&quot;[\href{&quot;;[.G15];&quot;}{GeoName}]&quot;));IF(ISBLANK([.H15]);&quot;&quot;;CONCATENATE(&quot;[\href{&quot;;[.H15];&quot;}{Pleiades}]&quot;));IF(ISBLANK([.I15]);&quot;&quot;;CONCATENATE(&quot;[\href{&quot;;[.I15];&quot;}{TopBib}]&quot;));IF(ISBLANK([.J15]);&quot;&quot;;CONCATENATE(&quot;[\href{&quot;;[.J15];&quot;}{TrisMegistos}]&quot;));IF(ISBLANK([.K15]);&quot;&quot;;CONCATENATE(&quot;[\href{&quot;;[.K15];&quot;}{Wikidata}]&quot;));&quot;}}&quot;)" office:value-type="string" office:string-value="\newglossaryentry{CoEg_place_00000014}{name={Suède},type={place},text=*,description={[\href{https://www.geonames.org/2661886}{GeoName}][\href{https://www.trismegistos.org/place/20271}{TrisMegistos}][\href{https://www.wikidata.org/wiki/Q34}{Wikidata}]}}" calcext:value-type="string">
            <text:p>\newglossaryentry{CoEg_place_00000014}{name={Suède},type={place},text=*,description={[\href{https://www.geonames.org/2661886}{GeoName}][\href{https://www.trismegistos.org/place/20271}{TrisMegistos}][\href{https://www.wikidata.org/wiki/Q34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5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54.6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<text:a xlink:href="https://www.geonames.org/2635167" xlink:type="simple">https://www.geonames.org/2635167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19851" xlink:type="simple">https://www.trismegistos.org/place/19851</text:a></text:p>
          </table:table-cell>
          <table:table-cell table:style-name="ce101" office:value-type="string" calcext:value-type="string">
            <text:p><text:a xlink:href="https://www.wikidata.org/wiki/Q145" xlink:type="simple">https://www.wikidata.org/wiki/Q145</text:a></text:p>
          </table:table-cell>
          <table:table-cell/>
          <table:table-cell table:style-name="Default" table:formula="of:=CONCATENATE(&quot;&lt;place xml:id=&quot;&quot;&quot;;[.A16];&quot;&quot;&quot;&gt;&lt;placeName&gt;&quot;;[.B16];&quot;&lt;/placeName&gt;&quot;;IF(ISBLANK([.C16]);&quot;&quot;;CONCATENATE(&quot;&lt;location&gt;&lt;geo&gt;&quot;;[.C16];&quot;, &quot;;[.D16];&quot;&lt;/geo&gt;&lt;/location&gt;&quot;));IF(ISBLANK([.G16]);&quot;&quot;;CONCATENATE(&quot;&lt;idno type=&quot;&quot;GeoName&quot;&quot;&gt;&quot;;[.G16];&quot;&lt;/idno&gt;&quot;));IF(ISBLANK([.H16]);&quot;&quot;;CONCATENATE(&quot;&lt;idno type=&quot;&quot;Pleiades&quot;&quot;&gt;&quot;;[.H16];&quot;&lt;/idno&gt;&quot;));IF(ISBLANK([.I16]);&quot;&quot;;CONCATENATE(&quot;&lt;idno type=&quot;&quot;TopBib&quot;&quot;&gt;&quot;;[.I16];&quot;&lt;/idno&gt;&quot;));IF(ISBLANK([.J16]);&quot;&quot;;CONCATENATE(&quot;&lt;idno type=&quot;&quot;TrisMegistos&quot;&quot;&gt;&quot;;[.J16];&quot;&lt;/idno&gt;&quot;));IF(ISBLANK([.K16]);&quot;&quot;;CONCATENATE(&quot;&lt;idno type=&quot;&quot;Wikidata&quot;&quot;&gt;&quot;;[.K16];&quot;&lt;/idno&gt;&quot;));IF(ISBLANK([.E16]);&quot;&quot;;CONCATENATE(&quot;&lt;note type=&quot;&quot;def&quot;&quot;&gt;&quot;;[.E16];&quot;&lt;/note&gt;&quot;));IF(ISBLANK([.F16]);&quot;&quot;;CONCATENATE(&quot;&lt;note type=&quot;&quot;Mariette&quot;&quot;&gt;&quot;;[.F16];&quot;&lt;/note&gt;&quot;));&quot;&lt;/place&gt;&quot;)" office:value-type="string" office:string-value="&lt;place xml:id=&quot;CoEg_place_00000015&quot;&gt;&lt;placeName&gt;Royaume-Uni&lt;/placeName&gt;&lt;location&gt;&lt;geo&gt;54.6, -2&lt;/geo&gt;&lt;/location&gt;&lt;idno type=&quot;GeoName&quot;&gt;https://www.geonames.org/2635167&lt;/idno&gt;&lt;idno type=&quot;TrisMegistos&quot;&gt;https://www.trismegistos.org/place/19851&lt;/idno&gt;&lt;idno type=&quot;Wikidata&quot;&gt;https://www.wikidata.org/wiki/Q145&lt;/idno&gt;&lt;/place&gt;" calcext:value-type="string">
            <text:p>&lt;place xml:id="CoEg_place_00000015"&gt;&lt;placeName&gt;Royaume-Uni&lt;/placeName&gt;&lt;location&gt;&lt;geo&gt;54.6, -2&lt;/geo&gt;&lt;/location&gt;&lt;idno type="GeoName"&gt;https://www.geonames.org/2635167&lt;/idno&gt;&lt;idno type="TrisMegistos"&gt;https://www.trismegistos.org/place/19851&lt;/idno&gt;&lt;idno type="Wikidata"&gt;https://www.wikidata.org/wiki/Q145&lt;/idno&gt;&lt;/place&gt;</text:p>
          </table:table-cell>
          <table:table-cell table:style-name="Default" table:formula="of:=CONCATENATE(&quot;\newglossaryentry{&quot;;[.A16];&quot;}{name={&quot;;[.B16];&quot;},type={place},text=*,description={&quot;;[.E16];[.F16];IF(ISBLANK([.G16]);&quot;&quot;;CONCATENATE(&quot;[\href{&quot;;[.G16];&quot;}{GeoName}]&quot;));IF(ISBLANK([.H16]);&quot;&quot;;CONCATENATE(&quot;[\href{&quot;;[.H16];&quot;}{Pleiades}]&quot;));IF(ISBLANK([.I16]);&quot;&quot;;CONCATENATE(&quot;[\href{&quot;;[.I16];&quot;}{TopBib}]&quot;));IF(ISBLANK([.J16]);&quot;&quot;;CONCATENATE(&quot;[\href{&quot;;[.J16];&quot;}{TrisMegistos}]&quot;));IF(ISBLANK([.K16]);&quot;&quot;;CONCATENATE(&quot;[\href{&quot;;[.K16];&quot;}{Wikidata}]&quot;));&quot;}}&quot;)" office:value-type="string" office:string-value="\newglossaryentry{CoEg_place_00000015}{name={Royaume-Uni},type={place},text=*,description={[\href{https://www.geonames.org/2635167}{GeoName}][\href{https://www.trismegistos.org/place/19851}{TrisMegistos}][\href{https://www.wikidata.org/wiki/Q145}{Wikidata}]}}" calcext:value-type="string">
            <text:p>\newglossaryentry{CoEg_place_00000015}{name={Royaume-Uni},type={place},text=*,description={[\href{https://www.geonames.org/2635167}{GeoName}][\href{https://www.trismegistos.org/place/19851}{TrisMegistos}][\href{https://www.wikidata.org/wiki/Q145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16</text:p>
          </table:table-cell>
          <table:table-cell office:value-type="string" calcext:value-type="string">
            <text:p>France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www.geonames.org/3017382" xlink:type="simple">https://www.geonames.org/3017382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693" xlink:type="simple">https://www.trismegistos.org/place/693</text:a></text:p>
          </table:table-cell>
          <table:table-cell table:style-name="ce101" office:value-type="string" calcext:value-type="string">
            <text:p><text:a xlink:href="https://www.wikidata.org/wiki/Q142" xlink:type="simple">https://www.wikidata.org/wiki/Q142</text:a></text:p>
          </table:table-cell>
          <table:table-cell/>
          <table:table-cell table:style-name="Default" table:formula="of:=CONCATENATE(&quot;&lt;place xml:id=&quot;&quot;&quot;;[.A17];&quot;&quot;&quot;&gt;&lt;placeName&gt;&quot;;[.B17];&quot;&lt;/placeName&gt;&quot;;IF(ISBLANK([.C17]);&quot;&quot;;CONCATENATE(&quot;&lt;location&gt;&lt;geo&gt;&quot;;[.C17];&quot;, &quot;;[.D17];&quot;&lt;/geo&gt;&lt;/location&gt;&quot;));IF(ISBLANK([.G17]);&quot;&quot;;CONCATENATE(&quot;&lt;idno type=&quot;&quot;GeoName&quot;&quot;&gt;&quot;;[.G17];&quot;&lt;/idno&gt;&quot;));IF(ISBLANK([.H17]);&quot;&quot;;CONCATENATE(&quot;&lt;idno type=&quot;&quot;Pleiades&quot;&quot;&gt;&quot;;[.H17];&quot;&lt;/idno&gt;&quot;));IF(ISBLANK([.I17]);&quot;&quot;;CONCATENATE(&quot;&lt;idno type=&quot;&quot;TopBib&quot;&quot;&gt;&quot;;[.I17];&quot;&lt;/idno&gt;&quot;));IF(ISBLANK([.J17]);&quot;&quot;;CONCATENATE(&quot;&lt;idno type=&quot;&quot;TrisMegistos&quot;&quot;&gt;&quot;;[.J17];&quot;&lt;/idno&gt;&quot;));IF(ISBLANK([.K17]);&quot;&quot;;CONCATENATE(&quot;&lt;idno type=&quot;&quot;Wikidata&quot;&quot;&gt;&quot;;[.K17];&quot;&lt;/idno&gt;&quot;));IF(ISBLANK([.E17]);&quot;&quot;;CONCATENATE(&quot;&lt;note type=&quot;&quot;def&quot;&quot;&gt;&quot;;[.E17];&quot;&lt;/note&gt;&quot;));IF(ISBLANK([.F17]);&quot;&quot;;CONCATENATE(&quot;&lt;note type=&quot;&quot;Mariette&quot;&quot;&gt;&quot;;[.F17];&quot;&lt;/note&gt;&quot;));&quot;&lt;/place&gt;&quot;)" office:value-type="string" office:string-value="&lt;place xml:id=&quot;CoEg_place_00000016&quot;&gt;&lt;placeName&gt;France&lt;/placeName&gt;&lt;location&gt;&lt;geo&gt;47, 2&lt;/geo&gt;&lt;/location&gt;&lt;idno type=&quot;GeoName&quot;&gt;https://www.geonames.org/3017382&lt;/idno&gt;&lt;idno type=&quot;TrisMegistos&quot;&gt;https://www.trismegistos.org/place/693&lt;/idno&gt;&lt;idno type=&quot;Wikidata&quot;&gt;https://www.wikidata.org/wiki/Q142&lt;/idno&gt;&lt;/place&gt;" calcext:value-type="string">
            <text:p>&lt;place xml:id="CoEg_place_00000016"&gt;&lt;placeName&gt;France&lt;/placeName&gt;&lt;location&gt;&lt;geo&gt;47, 2&lt;/geo&gt;&lt;/location&gt;&lt;idno type="GeoName"&gt;https://www.geonames.org/3017382&lt;/idno&gt;&lt;idno type="TrisMegistos"&gt;https://www.trismegistos.org/place/693&lt;/idno&gt;&lt;idno type="Wikidata"&gt;https://www.wikidata.org/wiki/Q142&lt;/idno&gt;&lt;/place&gt;</text:p>
          </table:table-cell>
          <table:table-cell table:style-name="Default" table:formula="of:=CONCATENATE(&quot;\newglossaryentry{&quot;;[.A17];&quot;}{name={&quot;;[.B17];&quot;},type={place},text=*,description={&quot;;[.E17];[.F17];IF(ISBLANK([.G17]);&quot;&quot;;CONCATENATE(&quot;[\href{&quot;;[.G17];&quot;}{GeoName}]&quot;));IF(ISBLANK([.H17]);&quot;&quot;;CONCATENATE(&quot;[\href{&quot;;[.H17];&quot;}{Pleiades}]&quot;));IF(ISBLANK([.I17]);&quot;&quot;;CONCATENATE(&quot;[\href{&quot;;[.I17];&quot;}{TopBib}]&quot;));IF(ISBLANK([.J17]);&quot;&quot;;CONCATENATE(&quot;[\href{&quot;;[.J17];&quot;}{TrisMegistos}]&quot;));IF(ISBLANK([.K17]);&quot;&quot;;CONCATENATE(&quot;[\href{&quot;;[.K17];&quot;}{Wikidata}]&quot;));&quot;}}&quot;)" office:value-type="string" office:string-value="\newglossaryentry{CoEg_place_00000016}{name={France},type={place},text=*,description={[\href{https://www.geonames.org/3017382}{GeoName}][\href{https://www.trismegistos.org/place/693}{TrisMegistos}][\href{https://www.wikidata.org/wiki/Q142}{Wikidata}]}}" calcext:value-type="string">
            <text:p>\newglossaryentry{CoEg_place_00000016}{name={France},type={place},text=*,description={[\href{https://www.geonames.org/3017382}{GeoName}][\href{https://www.trismegistos.org/place/693}{TrisMegistos}][\href{https://www.wikidata.org/wiki/Q142}{Wikidata}]}}</text:p>
          </table:table-cell>
          <table:table-cell table:number-columns-repeated="50"/>
        </table:table-row>
        <table:table-row table:style-name="ro1">
          <table:table-cell table:style-name="ce93" office:value-type="string" calcext:value-type="string">
            <text:p>CoEg_place_00000018</text:p>
          </table:table-cell>
          <table:table-cell table:style-name="ce93" office:value-type="string" calcext:value-type="string">
            <text:p>Marseille</text:p>
          </table:table-cell>
          <table:table-cell table:style-name="ce55" office:value-type="string" calcext:value-type="string">
            <text:p>43.296666666667</text:p>
          </table:table-cell>
          <table:table-cell table:style-name="ce55" office:value-type="string" calcext:value-type="string">
            <text:p>5.3763888888889</text:p>
          </table:table-cell>
          <table:table-cell table:style-name="ce93" table:number-columns-repeated="2"/>
          <table:table-cell table:style-name="ce56" office:value-type="string" calcext:value-type="string">
            <text:p><text:a xlink:href="https://www.geonames.org/2995469" xlink:type="simple">https://www.geonames.org/2995469</text:a></text:p>
          </table:table-cell>
          <table:table-cell table:style-name="ce93" table:number-columns-repeated="2"/>
          <table:table-cell table:style-name="ce106" office:value-type="string" calcext:value-type="string">
            <text:p><text:a xlink:href="https://www.trismegistos.org/place/1318" xlink:type="simple">https://www.trismegistos.org/place/1318</text:a></text:p>
          </table:table-cell>
          <table:table-cell table:style-name="ce101" office:value-type="string" calcext:value-type="string">
            <text:p><text:a xlink:href="https://www.wikidata.org/wiki/Q23482" xlink:type="simple">https://www.wikidata.org/wiki/Q23482</text:a></text:p>
          </table:table-cell>
          <table:table-cell table:style-name="ce93"/>
          <table:table-cell table:style-name="Default" table:formula="of:=CONCATENATE(&quot;&lt;place xml:id=&quot;&quot;&quot;;[.A18];&quot;&quot;&quot;&gt;&lt;placeName&gt;&quot;;[.B18];&quot;&lt;/placeName&gt;&quot;;IF(ISBLANK([.C18]);&quot;&quot;;CONCATENATE(&quot;&lt;location&gt;&lt;geo&gt;&quot;;[.C18];&quot;, &quot;;[.D18];&quot;&lt;/geo&gt;&lt;/location&gt;&quot;));IF(ISBLANK([.G18]);&quot;&quot;;CONCATENATE(&quot;&lt;idno type=&quot;&quot;GeoName&quot;&quot;&gt;&quot;;[.G18];&quot;&lt;/idno&gt;&quot;));IF(ISBLANK([.H18]);&quot;&quot;;CONCATENATE(&quot;&lt;idno type=&quot;&quot;Pleiades&quot;&quot;&gt;&quot;;[.H18];&quot;&lt;/idno&gt;&quot;));IF(ISBLANK([.I18]);&quot;&quot;;CONCATENATE(&quot;&lt;idno type=&quot;&quot;TopBib&quot;&quot;&gt;&quot;;[.I18];&quot;&lt;/idno&gt;&quot;));IF(ISBLANK([.J18]);&quot;&quot;;CONCATENATE(&quot;&lt;idno type=&quot;&quot;TrisMegistos&quot;&quot;&gt;&quot;;[.J18];&quot;&lt;/idno&gt;&quot;));IF(ISBLANK([.K18]);&quot;&quot;;CONCATENATE(&quot;&lt;idno type=&quot;&quot;Wikidata&quot;&quot;&gt;&quot;;[.K18];&quot;&lt;/idno&gt;&quot;));IF(ISBLANK([.E18]);&quot;&quot;;CONCATENATE(&quot;&lt;note type=&quot;&quot;def&quot;&quot;&gt;&quot;;[.E18];&quot;&lt;/note&gt;&quot;));IF(ISBLANK([.F18]);&quot;&quot;;CONCATENATE(&quot;&lt;note type=&quot;&quot;Mariette&quot;&quot;&gt;&quot;;[.F18];&quot;&lt;/note&gt;&quot;));&quot;&lt;/place&gt;&quot;)" office:value-type="string" office:string-value="&lt;place xml:id=&quot;CoEg_place_00000018&quot;&gt;&lt;placeName&gt;Marseille&lt;/placeName&gt;&lt;location&gt;&lt;geo&gt;43.296666666667, 5.3763888888889&lt;/geo&gt;&lt;/location&gt;&lt;idno type=&quot;GeoName&quot;&gt;https://www.geonames.org/2995469&lt;/idno&gt;&lt;idno type=&quot;TrisMegistos&quot;&gt;https://www.trismegistos.org/place/1318&lt;/idno&gt;&lt;idno type=&quot;Wikidata&quot;&gt;https://www.wikidata.org/wiki/Q23482&lt;/idno&gt;&lt;/place&gt;" calcext:value-type="string">
            <text:p>&lt;place xml:id="CoEg_place_00000018"&gt;&lt;placeName&gt;Marseille&lt;/placeName&gt;&lt;location&gt;&lt;geo&gt;43.296666666667, 5.3763888888889&lt;/geo&gt;&lt;/location&gt;&lt;idno type="GeoName"&gt;https://www.geonames.org/2995469&lt;/idno&gt;&lt;idno type="TrisMegistos"&gt;https://www.trismegistos.org/place/1318&lt;/idno&gt;&lt;idno type="Wikidata"&gt;https://www.wikidata.org/wiki/Q23482&lt;/idno&gt;&lt;/place&gt;</text:p>
          </table:table-cell>
          <table:table-cell table:style-name="Default" table:formula="of:=CONCATENATE(&quot;\newglossaryentry{&quot;;[.A18];&quot;}{name={&quot;;[.B18];&quot;},type={place},text=*,description={&quot;;[.E18];[.F18];IF(ISBLANK([.G18]);&quot;&quot;;CONCATENATE(&quot;[\href{&quot;;[.G18];&quot;}{GeoName}]&quot;));IF(ISBLANK([.H18]);&quot;&quot;;CONCATENATE(&quot;[\href{&quot;;[.H18];&quot;}{Pleiades}]&quot;));IF(ISBLANK([.I18]);&quot;&quot;;CONCATENATE(&quot;[\href{&quot;;[.I18];&quot;}{TopBib}]&quot;));IF(ISBLANK([.J18]);&quot;&quot;;CONCATENATE(&quot;[\href{&quot;;[.J18];&quot;}{TrisMegistos}]&quot;));IF(ISBLANK([.K18]);&quot;&quot;;CONCATENATE(&quot;[\href{&quot;;[.K18];&quot;}{Wikidata}]&quot;));&quot;}}&quot;)" office:value-type="string" office:string-value="\newglossaryentry{CoEg_place_00000018}{name={Marseille},type={place},text=*,description={[\href{https://www.geonames.org/2995469}{GeoName}][\href{https://www.trismegistos.org/place/1318}{TrisMegistos}][\href{https://www.wikidata.org/wiki/Q23482}{Wikidata}]}}" calcext:value-type="string">
            <text:p>\newglossaryentry{CoEg_place_00000018}{name={Marseille},type={place},text=*,description={[\href{https://www.geonames.org/2995469}{GeoName}][\href{https://www.trismegistos.org/place/1318}{TrisMegistos}][\href{https://www.wikidata.org/wiki/Q23482}{Wikidata}]}}</text:p>
          </table:table-cell>
          <table:table-cell table:style-name="ce93" table:number-columns-repeated="50"/>
        </table:table-row>
        <table:table-row table:style-name="ro1">
          <table:table-cell office:value-type="string" calcext:value-type="string">
            <text:p>CoEg_place_00000019</text:p>
          </table:table-cell>
          <table:table-cell office:value-type="string" calcext:value-type="string">
            <text:p>Thèbes</text:p>
          </table:table-cell>
          <table:table-cell office:value-type="string" calcext:value-type="string">
            <text:p>25.720555555556</text:p>
          </table:table-cell>
          <table:table-cell office:value-type="string" calcext:value-type="string">
            <text:p>32.610277777778</text:p>
          </table:table-cell>
          <table:table-cell table:number-columns-repeated="2"/>
          <table:table-cell office:value-type="string" calcext:value-type="string">
            <text:p><text:a xlink:href="https://www.geonames.org/347342" xlink:type="simple">https://www.geonames.org/347342</text:a></text:p>
          </table:table-cell>
          <table:table-cell/>
          <table:table-cell office:value-type="string" calcext:value-type="string">
            <text:p><text:a xlink:href="http://topbib.griffith.ox.ac.uk//dtb.html?topbib=901-204-005" xlink:type="simple">http://topbib.griffith.ox.ac.uk//dtb.html?topbib=901-204-005</text:a></text:p>
          </table:table-cell>
          <table:table-cell table:style-name="ce105" office:value-type="string" calcext:value-type="string">
            <text:p><text:a xlink:href="https://www.trismegistos.org/place/2355" xlink:type="simple">https://www.trismegistos.org/place/2355</text:a></text:p>
          </table:table-cell>
          <table:table-cell table:style-name="ce101" office:value-type="string" calcext:value-type="string">
            <text:p><text:a xlink:href="https://www.wikidata.org/wiki/Q101583" xlink:type="simple">https://www.wikidata.org/wiki/Q101583</text:a></text:p>
          </table:table-cell>
          <table:table-cell/>
          <table:table-cell table:style-name="Default" table:formula="of:=CONCATENATE(&quot;&lt;place xml:id=&quot;&quot;&quot;;[.A19];&quot;&quot;&quot;&gt;&lt;placeName&gt;&quot;;[.B19];&quot;&lt;/placeName&gt;&quot;;IF(ISBLANK([.C19]);&quot;&quot;;CONCATENATE(&quot;&lt;location&gt;&lt;geo&gt;&quot;;[.C19];&quot;, &quot;;[.D19];&quot;&lt;/geo&gt;&lt;/location&gt;&quot;));IF(ISBLANK([.G19]);&quot;&quot;;CONCATENATE(&quot;&lt;idno type=&quot;&quot;GeoName&quot;&quot;&gt;&quot;;[.G19];&quot;&lt;/idno&gt;&quot;));IF(ISBLANK([.H19]);&quot;&quot;;CONCATENATE(&quot;&lt;idno type=&quot;&quot;Pleiades&quot;&quot;&gt;&quot;;[.H19];&quot;&lt;/idno&gt;&quot;));IF(ISBLANK([.I19]);&quot;&quot;;CONCATENATE(&quot;&lt;idno type=&quot;&quot;TopBib&quot;&quot;&gt;&quot;;[.I19];&quot;&lt;/idno&gt;&quot;));IF(ISBLANK([.J19]);&quot;&quot;;CONCATENATE(&quot;&lt;idno type=&quot;&quot;TrisMegistos&quot;&quot;&gt;&quot;;[.J19];&quot;&lt;/idno&gt;&quot;));IF(ISBLANK([.K19]);&quot;&quot;;CONCATENATE(&quot;&lt;idno type=&quot;&quot;Wikidata&quot;&quot;&gt;&quot;;[.K19];&quot;&lt;/idno&gt;&quot;));IF(ISBLANK([.E19]);&quot;&quot;;CONCATENATE(&quot;&lt;note type=&quot;&quot;def&quot;&quot;&gt;&quot;;[.E19];&quot;&lt;/note&gt;&quot;));IF(ISBLANK([.F19]);&quot;&quot;;CONCATENATE(&quot;&lt;note type=&quot;&quot;Mariette&quot;&quot;&gt;&quot;;[.F19];&quot;&lt;/note&gt;&quot;));&quot;&lt;/place&gt;&quot;)" office:value-type="string" office:string-value="&lt;place xml:id=&quot;CoEg_place_00000019&quot;&gt;&lt;placeName&gt;Thèbes&lt;/placeName&gt;&lt;location&gt;&lt;geo&gt;25.720555555556, 32.610277777778&lt;/geo&gt;&lt;/location&gt;&lt;idno type=&quot;GeoName&quot;&gt;https://www.geonames.org/347342&lt;/idno&gt;&lt;idno type=&quot;TopBib&quot;&gt;http://topbib.griffith.ox.ac.uk//dtb.html?topbib=901-204-005&lt;/idno&gt;&lt;idno type=&quot;TrisMegistos&quot;&gt;https://www.trismegistos.org/place/2355&lt;/idno&gt;&lt;idno type=&quot;Wikidata&quot;&gt;https://www.wikidata.org/wiki/Q101583&lt;/idno&gt;&lt;/place&gt;" calcext:value-type="string">
            <text:p>&lt;place xml:id="CoEg_place_00000019"&gt;&lt;placeName&gt;Thèbes&lt;/placeName&gt;&lt;location&gt;&lt;geo&gt;25.720555555556, 32.610277777778&lt;/geo&gt;&lt;/location&gt;&lt;idno type="GeoName"&gt;https://www.geonames.org/347342&lt;/idno&gt;&lt;idno type="TopBib"&gt;http://topbib.griffith.ox.ac.uk//dtb.html?topbib=901-204-005&lt;/idno&gt;&lt;idno type="TrisMegistos"&gt;https://www.trismegistos.org/place/2355&lt;/idno&gt;&lt;idno type="Wikidata"&gt;https://www.wikidata.org/wiki/Q101583&lt;/idno&gt;&lt;/place&gt;</text:p>
          </table:table-cell>
          <table:table-cell table:style-name="Default" table:formula="of:=CONCATENATE(&quot;\newglossaryentry{&quot;;[.A19];&quot;}{name={&quot;;[.B19];&quot;},type={place},text=*,description={&quot;;[.E19];[.F19];IF(ISBLANK([.G19]);&quot;&quot;;CONCATENATE(&quot;[\href{&quot;;[.G19];&quot;}{GeoName}]&quot;));IF(ISBLANK([.H19]);&quot;&quot;;CONCATENATE(&quot;[\href{&quot;;[.H19];&quot;}{Pleiades}]&quot;));IF(ISBLANK([.I19]);&quot;&quot;;CONCATENATE(&quot;[\href{&quot;;[.I19];&quot;}{TopBib}]&quot;));IF(ISBLANK([.J19]);&quot;&quot;;CONCATENATE(&quot;[\href{&quot;;[.J19];&quot;}{TrisMegistos}]&quot;));IF(ISBLANK([.K19]);&quot;&quot;;CONCATENATE(&quot;[\href{&quot;;[.K19];&quot;}{Wikidata}]&quot;));&quot;}}&quot;)" office:value-type="string" office:string-value="\newglossaryentry{CoEg_place_00000019}{name={Thèbes},type={place},text=*,description={[\href{https://www.geonames.org/347342}{GeoName}][\href{http://topbib.griffith.ox.ac.uk//dtb.html?topbib=901-204-005}{TopBib}][\href{https://www.trismegistos.org/place/2355}{TrisMegistos}][\href{https://www.wikidata.org/wiki/Q101583}{Wikidata}]}}" calcext:value-type="string">
            <text:p>\newglossaryentry{CoEg_place_00000019}{name={Thèbes},type={place},text=*,description={[\href{https://www.geonames.org/347342}{GeoName}][\href{http://topbib.griffith.ox.ac.uk//dtb.html?topbib=901-204-005}{TopBib}][\href{https://www.trismegistos.org/place/2355}{TrisMegistos}][\href{https://www.wikidata.org/wiki/Q101583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0</text:p>
          </table:table-cell>
          <table:table-cell office:value-type="string" calcext:value-type="string">
            <text:p>Haute-Egypt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32.7</text:p>
          </table:table-cell>
          <table:table-cell table:number-columns-repeated="2"/>
          <table:table-cell office:value-type="string" calcext:value-type="string">
            <text:p><text:a xlink:href="https://www.geonames.org/359888" xlink:type="simple">https://www.geonames.org/359888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2766" xlink:type="simple">https://www.trismegistos.org/place/2766</text:a></text:p>
          </table:table-cell>
          <table:table-cell table:style-name="ce101" office:value-type="string" calcext:value-type="string">
            <text:p><text:a xlink:href="https://www.wikidata.org/wiki/Q203751" xlink:type="simple">https://www.wikidata.org/wiki/Q203751</text:a></text:p>
          </table:table-cell>
          <table:table-cell/>
          <table:table-cell table:style-name="Default" table:formula="of:=CONCATENATE(&quot;&lt;place xml:id=&quot;&quot;&quot;;[.A20];&quot;&quot;&quot;&gt;&lt;placeName&gt;&quot;;[.B20];&quot;&lt;/placeName&gt;&quot;;IF(ISBLANK([.C20]);&quot;&quot;;CONCATENATE(&quot;&lt;location&gt;&lt;geo&gt;&quot;;[.C20];&quot;, &quot;;[.D20];&quot;&lt;/geo&gt;&lt;/location&gt;&quot;));IF(ISBLANK([.G20]);&quot;&quot;;CONCATENATE(&quot;&lt;idno type=&quot;&quot;GeoName&quot;&quot;&gt;&quot;;[.G20];&quot;&lt;/idno&gt;&quot;));IF(ISBLANK([.H20]);&quot;&quot;;CONCATENATE(&quot;&lt;idno type=&quot;&quot;Pleiades&quot;&quot;&gt;&quot;;[.H20];&quot;&lt;/idno&gt;&quot;));IF(ISBLANK([.I20]);&quot;&quot;;CONCATENATE(&quot;&lt;idno type=&quot;&quot;TopBib&quot;&quot;&gt;&quot;;[.I20];&quot;&lt;/idno&gt;&quot;));IF(ISBLANK([.J20]);&quot;&quot;;CONCATENATE(&quot;&lt;idno type=&quot;&quot;TrisMegistos&quot;&quot;&gt;&quot;;[.J20];&quot;&lt;/idno&gt;&quot;));IF(ISBLANK([.K20]);&quot;&quot;;CONCATENATE(&quot;&lt;idno type=&quot;&quot;Wikidata&quot;&quot;&gt;&quot;;[.K20];&quot;&lt;/idno&gt;&quot;));IF(ISBLANK([.E20]);&quot;&quot;;CONCATENATE(&quot;&lt;note type=&quot;&quot;def&quot;&quot;&gt;&quot;;[.E20];&quot;&lt;/note&gt;&quot;));IF(ISBLANK([.F20]);&quot;&quot;;CONCATENATE(&quot;&lt;note type=&quot;&quot;Mariette&quot;&quot;&gt;&quot;;[.F20];&quot;&lt;/note&gt;&quot;));&quot;&lt;/place&gt;&quot;)" office:value-type="string" office:string-value="&lt;place xml:id=&quot;CoEg_place_00000020&quot;&gt;&lt;placeName&gt;Haute-Egypte&lt;/placeName&gt;&lt;location&gt;&lt;geo&gt;24.1, 32.7&lt;/geo&gt;&lt;/location&gt;&lt;idno type=&quot;GeoName&quot;&gt;https://www.geonames.org/359888&lt;/idno&gt;&lt;idno type=&quot;TrisMegistos&quot;&gt;https://www.trismegistos.org/place/2766&lt;/idno&gt;&lt;idno type=&quot;Wikidata&quot;&gt;https://www.wikidata.org/wiki/Q203751&lt;/idno&gt;&lt;/place&gt;" calcext:value-type="string">
            <text:p>&lt;place xml:id="CoEg_place_00000020"&gt;&lt;placeName&gt;Haute-Egypte&lt;/placeName&gt;&lt;location&gt;&lt;geo&gt;24.1, 32.7&lt;/geo&gt;&lt;/location&gt;&lt;idno type="GeoName"&gt;https://www.geonames.org/359888&lt;/idno&gt;&lt;idno type="TrisMegistos"&gt;https://www.trismegistos.org/place/2766&lt;/idno&gt;&lt;idno type="Wikidata"&gt;https://www.wikidata.org/wiki/Q203751&lt;/idno&gt;&lt;/place&gt;</text:p>
          </table:table-cell>
          <table:table-cell table:style-name="Default" table:formula="of:=CONCATENATE(&quot;\newglossaryentry{&quot;;[.A20];&quot;}{name={&quot;;[.B20];&quot;},type={place},text=*,description={&quot;;[.E20];[.F20];IF(ISBLANK([.G20]);&quot;&quot;;CONCATENATE(&quot;[\href{&quot;;[.G20];&quot;}{GeoName}]&quot;));IF(ISBLANK([.H20]);&quot;&quot;;CONCATENATE(&quot;[\href{&quot;;[.H20];&quot;}{Pleiades}]&quot;));IF(ISBLANK([.I20]);&quot;&quot;;CONCATENATE(&quot;[\href{&quot;;[.I20];&quot;}{TopBib}]&quot;));IF(ISBLANK([.J20]);&quot;&quot;;CONCATENATE(&quot;[\href{&quot;;[.J20];&quot;}{TrisMegistos}]&quot;));IF(ISBLANK([.K20]);&quot;&quot;;CONCATENATE(&quot;[\href{&quot;;[.K20];&quot;}{Wikidata}]&quot;));&quot;}}&quot;)" office:value-type="string" office:string-value="\newglossaryentry{CoEg_place_00000020}{name={Haute-Egypte},type={place},text=*,description={[\href{https://www.geonames.org/359888}{GeoName}][\href{https://www.trismegistos.org/place/2766}{TrisMegistos}][\href{https://www.wikidata.org/wiki/Q203751}{Wikidata}]}}" calcext:value-type="string">
            <text:p>\newglossaryentry{CoEg_place_00000020}{name={Haute-Egypte},type={place},text=*,description={[\href{https://www.geonames.org/359888}{GeoName}][\href{https://www.trismegistos.org/place/2766}{TrisMegistos}][\href{https://www.wikidata.org/wiki/Q203751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1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a xlink:href="https://www.geonames.org/351036" xlink:type="simple">https://www.geonames.org/351036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3943" xlink:type="simple">https://www.trismegistos.org/place/3943</text:a></text:p>
          </table:table-cell>
          <table:table-cell table:style-name="ce101" office:value-type="string" calcext:value-type="string">
            <text:p><text:a xlink:href="https://www.wikidata.org/wiki/Q3392" xlink:type="simple">https://www.wikidata.org/wiki/Q3392</text:a></text:p>
          </table:table-cell>
          <table:table-cell/>
          <table:table-cell table:style-name="Default" table:formula="of:=CONCATENATE(&quot;&lt;place xml:id=&quot;&quot;&quot;;[.A21];&quot;&quot;&quot;&gt;&lt;placeName&gt;&quot;;[.B21];&quot;&lt;/placeName&gt;&quot;;IF(ISBLANK([.C21]);&quot;&quot;;CONCATENATE(&quot;&lt;location&gt;&lt;geo&gt;&quot;;[.C21];&quot;, &quot;;[.D21];&quot;&lt;/geo&gt;&lt;/location&gt;&quot;));IF(ISBLANK([.G21]);&quot;&quot;;CONCATENATE(&quot;&lt;idno type=&quot;&quot;GeoName&quot;&quot;&gt;&quot;;[.G21];&quot;&lt;/idno&gt;&quot;));IF(ISBLANK([.H21]);&quot;&quot;;CONCATENATE(&quot;&lt;idno type=&quot;&quot;Pleiades&quot;&quot;&gt;&quot;;[.H21];&quot;&lt;/idno&gt;&quot;));IF(ISBLANK([.I21]);&quot;&quot;;CONCATENATE(&quot;&lt;idno type=&quot;&quot;TopBib&quot;&quot;&gt;&quot;;[.I21];&quot;&lt;/idno&gt;&quot;));IF(ISBLANK([.J21]);&quot;&quot;;CONCATENATE(&quot;&lt;idno type=&quot;&quot;TrisMegistos&quot;&quot;&gt;&quot;;[.J21];&quot;&lt;/idno&gt;&quot;));IF(ISBLANK([.K21]);&quot;&quot;;CONCATENATE(&quot;&lt;idno type=&quot;&quot;Wikidata&quot;&quot;&gt;&quot;;[.K21];&quot;&lt;/idno&gt;&quot;));IF(ISBLANK([.E21]);&quot;&quot;;CONCATENATE(&quot;&lt;note type=&quot;&quot;def&quot;&quot;&gt;&quot;;[.E21];&quot;&lt;/note&gt;&quot;));IF(ISBLANK([.F21]);&quot;&quot;;CONCATENATE(&quot;&lt;note type=&quot;&quot;Mariette&quot;&quot;&gt;&quot;;[.F21];&quot;&lt;/note&gt;&quot;));&quot;&lt;/place&gt;&quot;)" office:value-type="string" office:string-value="&lt;place xml:id=&quot;CoEg_place_00000021&quot;&gt;&lt;placeName&gt;Nil&lt;/placeName&gt;&lt;location&gt;&lt;geo&gt;0, 0&lt;/geo&gt;&lt;/location&gt;&lt;idno type=&quot;GeoName&quot;&gt;https://www.geonames.org/351036&lt;/idno&gt;&lt;idno type=&quot;TrisMegistos&quot;&gt;https://www.trismegistos.org/place/3943&lt;/idno&gt;&lt;idno type=&quot;Wikidata&quot;&gt;https://www.wikidata.org/wiki/Q3392&lt;/idno&gt;&lt;/place&gt;" calcext:value-type="string">
            <text:p>&lt;place xml:id="CoEg_place_00000021"&gt;&lt;placeName&gt;Nil&lt;/placeName&gt;&lt;location&gt;&lt;geo&gt;0, 0&lt;/geo&gt;&lt;/location&gt;&lt;idno type="GeoName"&gt;https://www.geonames.org/351036&lt;/idno&gt;&lt;idno type="TrisMegistos"&gt;https://www.trismegistos.org/place/3943&lt;/idno&gt;&lt;idno type="Wikidata"&gt;https://www.wikidata.org/wiki/Q3392&lt;/idno&gt;&lt;/place&gt;</text:p>
          </table:table-cell>
          <table:table-cell table:style-name="Default" table:formula="of:=CONCATENATE(&quot;\newglossaryentry{&quot;;[.A21];&quot;}{name={&quot;;[.B21];&quot;},type={place},text=*,description={&quot;;[.E21];[.F21];IF(ISBLANK([.G21]);&quot;&quot;;CONCATENATE(&quot;[\href{&quot;;[.G21];&quot;}{GeoName}]&quot;));IF(ISBLANK([.H21]);&quot;&quot;;CONCATENATE(&quot;[\href{&quot;;[.H21];&quot;}{Pleiades}]&quot;));IF(ISBLANK([.I21]);&quot;&quot;;CONCATENATE(&quot;[\href{&quot;;[.I21];&quot;}{TopBib}]&quot;));IF(ISBLANK([.J21]);&quot;&quot;;CONCATENATE(&quot;[\href{&quot;;[.J21];&quot;}{TrisMegistos}]&quot;));IF(ISBLANK([.K21]);&quot;&quot;;CONCATENATE(&quot;[\href{&quot;;[.K21];&quot;}{Wikidata}]&quot;));&quot;}}&quot;)" office:value-type="string" office:string-value="\newglossaryentry{CoEg_place_00000021}{name={Nil},type={place},text=*,description={[\href{https://www.geonames.org/351036}{GeoName}][\href{https://www.trismegistos.org/place/3943}{TrisMegistos}][\href{https://www.wikidata.org/wiki/Q3392}{Wikidata}]}}" calcext:value-type="string">
            <text:p>\newglossaryentry{CoEg_place_00000021}{name={Nil},type={place},text=*,description={[\href{https://www.geonames.org/351036}{GeoName}][\href{https://www.trismegistos.org/place/3943}{TrisMegistos}][\href{https://www.wikidata.org/wiki/Q3392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2</text:p>
          </table:table-cell>
          <table:table-cell office:value-type="string" calcext:value-type="string">
            <text:p>Algéri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geonames.org/2589581" xlink:type="simple">https://www.geonames.org/2589581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10928" xlink:type="simple">https://www.trismegistos.org/place/10928</text:a></text:p>
          </table:table-cell>
          <table:table-cell table:style-name="ce101" office:value-type="string" calcext:value-type="string">
            <text:p><text:a xlink:href="https://www.wikidata.org/wiki/Q262" xlink:type="simple">https://www.wikidata.org/wiki/Q262</text:a></text:p>
          </table:table-cell>
          <table:table-cell/>
          <table:table-cell table:style-name="Default" table:formula="of:=CONCATENATE(&quot;&lt;place xml:id=&quot;&quot;&quot;;[.A22];&quot;&quot;&quot;&gt;&lt;placeName&gt;&quot;;[.B22];&quot;&lt;/placeName&gt;&quot;;IF(ISBLANK([.C22]);&quot;&quot;;CONCATENATE(&quot;&lt;location&gt;&lt;geo&gt;&quot;;[.C22];&quot;, &quot;;[.D22];&quot;&lt;/geo&gt;&lt;/location&gt;&quot;));IF(ISBLANK([.G22]);&quot;&quot;;CONCATENATE(&quot;&lt;idno type=&quot;&quot;GeoName&quot;&quot;&gt;&quot;;[.G22];&quot;&lt;/idno&gt;&quot;));IF(ISBLANK([.H22]);&quot;&quot;;CONCATENATE(&quot;&lt;idno type=&quot;&quot;Pleiades&quot;&quot;&gt;&quot;;[.H22];&quot;&lt;/idno&gt;&quot;));IF(ISBLANK([.I22]);&quot;&quot;;CONCATENATE(&quot;&lt;idno type=&quot;&quot;TopBib&quot;&quot;&gt;&quot;;[.I22];&quot;&lt;/idno&gt;&quot;));IF(ISBLANK([.J22]);&quot;&quot;;CONCATENATE(&quot;&lt;idno type=&quot;&quot;TrisMegistos&quot;&quot;&gt;&quot;;[.J22];&quot;&lt;/idno&gt;&quot;));IF(ISBLANK([.K22]);&quot;&quot;;CONCATENATE(&quot;&lt;idno type=&quot;&quot;Wikidata&quot;&quot;&gt;&quot;;[.K22];&quot;&lt;/idno&gt;&quot;));IF(ISBLANK([.E22]);&quot;&quot;;CONCATENATE(&quot;&lt;note type=&quot;&quot;def&quot;&quot;&gt;&quot;;[.E22];&quot;&lt;/note&gt;&quot;));IF(ISBLANK([.F22]);&quot;&quot;;CONCATENATE(&quot;&lt;note type=&quot;&quot;Mariette&quot;&quot;&gt;&quot;;[.F22];&quot;&lt;/note&gt;&quot;));&quot;&lt;/place&gt;&quot;)" office:value-type="string" office:string-value="&lt;place xml:id=&quot;CoEg_place_00000022&quot;&gt;&lt;placeName&gt;Algérie&lt;/placeName&gt;&lt;location&gt;&lt;geo&gt;28, 1&lt;/geo&gt;&lt;/location&gt;&lt;idno type=&quot;GeoName&quot;&gt;https://www.geonames.org/2589581&lt;/idno&gt;&lt;idno type=&quot;TrisMegistos&quot;&gt;https://www.trismegistos.org/place/10928&lt;/idno&gt;&lt;idno type=&quot;Wikidata&quot;&gt;https://www.wikidata.org/wiki/Q262&lt;/idno&gt;&lt;/place&gt;" calcext:value-type="string">
            <text:p>&lt;place xml:id="CoEg_place_00000022"&gt;&lt;placeName&gt;Algérie&lt;/placeName&gt;&lt;location&gt;&lt;geo&gt;28, 1&lt;/geo&gt;&lt;/location&gt;&lt;idno type="GeoName"&gt;https://www.geonames.org/2589581&lt;/idno&gt;&lt;idno type="TrisMegistos"&gt;https://www.trismegistos.org/place/10928&lt;/idno&gt;&lt;idno type="Wikidata"&gt;https://www.wikidata.org/wiki/Q262&lt;/idno&gt;&lt;/place&gt;</text:p>
          </table:table-cell>
          <table:table-cell table:style-name="Default" table:formula="of:=CONCATENATE(&quot;\newglossaryentry{&quot;;[.A22];&quot;}{name={&quot;;[.B22];&quot;},type={place},text=*,description={&quot;;[.E22];[.F22];IF(ISBLANK([.G22]);&quot;&quot;;CONCATENATE(&quot;[\href{&quot;;[.G22];&quot;}{GeoName}]&quot;));IF(ISBLANK([.H22]);&quot;&quot;;CONCATENATE(&quot;[\href{&quot;;[.H22];&quot;}{Pleiades}]&quot;));IF(ISBLANK([.I22]);&quot;&quot;;CONCATENATE(&quot;[\href{&quot;;[.I22];&quot;}{TopBib}]&quot;));IF(ISBLANK([.J22]);&quot;&quot;;CONCATENATE(&quot;[\href{&quot;;[.J22];&quot;}{TrisMegistos}]&quot;));IF(ISBLANK([.K22]);&quot;&quot;;CONCATENATE(&quot;[\href{&quot;;[.K22];&quot;}{Wikidata}]&quot;));&quot;}}&quot;)" office:value-type="string" office:string-value="\newglossaryentry{CoEg_place_00000022}{name={Algérie},type={place},text=*,description={[\href{https://www.geonames.org/2589581}{GeoName}][\href{https://www.trismegistos.org/place/10928}{TrisMegistos}][\href{https://www.wikidata.org/wiki/Q262}{Wikidata}]}}" calcext:value-type="string">
            <text:p>\newglossaryentry{CoEg_place_00000022}{name={Algérie},type={place},text=*,description={[\href{https://www.geonames.org/2589581}{GeoName}][\href{https://www.trismegistos.org/place/10928}{TrisMegistos}][\href{https://www.wikidata.org/wiki/Q262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3</text:p>
          </table:table-cell>
          <table:table-cell office:value-type="string" calcext:value-type="string">
            <text:p>Citadelle du Caire</text:p>
          </table:table-cell>
          <table:table-cell office:value-type="string" calcext:value-type="string">
            <text:p>30.0294</text:p>
          </table:table-cell>
          <table:table-cell office:value-type="string" calcext:value-type="string">
            <text:p>31.2614</text:p>
          </table:table-cell>
          <table:table-cell table:number-columns-repeated="2"/>
          <table:table-cell office:value-type="string" calcext:value-type="string">
            <text:p><text:a xlink:href="https://www.geonames.org/7913721" xlink:type="simple">https://www.geonames.org/7913721</text:a></text:p>
          </table:table-cell>
          <table:table-cell table:number-columns-repeated="3"/>
          <table:table-cell table:style-name="ce101" office:value-type="string" calcext:value-type="string">
            <text:p><text:a xlink:href="https://www.wikidata.org/wiki/Q1988240" xlink:type="simple">https://www.wikidata.org/wiki/Q1988240</text:a></text:p>
          </table:table-cell>
          <table:table-cell/>
          <table:table-cell table:style-name="Default" table:formula="of:=CONCATENATE(&quot;&lt;place xml:id=&quot;&quot;&quot;;[.A23];&quot;&quot;&quot;&gt;&lt;placeName&gt;&quot;;[.B23];&quot;&lt;/placeName&gt;&quot;;IF(ISBLANK([.C23]);&quot;&quot;;CONCATENATE(&quot;&lt;location&gt;&lt;geo&gt;&quot;;[.C23];&quot;, &quot;;[.D23];&quot;&lt;/geo&gt;&lt;/location&gt;&quot;));IF(ISBLANK([.G23]);&quot;&quot;;CONCATENATE(&quot;&lt;idno type=&quot;&quot;GeoName&quot;&quot;&gt;&quot;;[.G23];&quot;&lt;/idno&gt;&quot;));IF(ISBLANK([.H23]);&quot;&quot;;CONCATENATE(&quot;&lt;idno type=&quot;&quot;Pleiades&quot;&quot;&gt;&quot;;[.H23];&quot;&lt;/idno&gt;&quot;));IF(ISBLANK([.I23]);&quot;&quot;;CONCATENATE(&quot;&lt;idno type=&quot;&quot;TopBib&quot;&quot;&gt;&quot;;[.I23];&quot;&lt;/idno&gt;&quot;));IF(ISBLANK([.J23]);&quot;&quot;;CONCATENATE(&quot;&lt;idno type=&quot;&quot;TrisMegistos&quot;&quot;&gt;&quot;;[.J23];&quot;&lt;/idno&gt;&quot;));IF(ISBLANK([.K23]);&quot;&quot;;CONCATENATE(&quot;&lt;idno type=&quot;&quot;Wikidata&quot;&quot;&gt;&quot;;[.K23];&quot;&lt;/idno&gt;&quot;));IF(ISBLANK([.E23]);&quot;&quot;;CONCATENATE(&quot;&lt;note type=&quot;&quot;def&quot;&quot;&gt;&quot;;[.E23];&quot;&lt;/note&gt;&quot;));IF(ISBLANK([.F23]);&quot;&quot;;CONCATENATE(&quot;&lt;note type=&quot;&quot;Mariette&quot;&quot;&gt;&quot;;[.F23];&quot;&lt;/note&gt;&quot;));&quot;&lt;/place&gt;&quot;)" office:value-type="string" office:string-value="&lt;place xml:id=&quot;CoEg_place_00000023&quot;&gt;&lt;placeName&gt;Citadelle du Caire&lt;/placeName&gt;&lt;location&gt;&lt;geo&gt;30.0294, 31.2614&lt;/geo&gt;&lt;/location&gt;&lt;idno type=&quot;GeoName&quot;&gt;https://www.geonames.org/7913721&lt;/idno&gt;&lt;idno type=&quot;Wikidata&quot;&gt;https://www.wikidata.org/wiki/Q1988240&lt;/idno&gt;&lt;/place&gt;" calcext:value-type="string">
            <text:p>&lt;place xml:id="CoEg_place_00000023"&gt;&lt;placeName&gt;Citadelle du Caire&lt;/placeName&gt;&lt;location&gt;&lt;geo&gt;30.0294, 31.2614&lt;/geo&gt;&lt;/location&gt;&lt;idno type="GeoName"&gt;https://www.geonames.org/7913721&lt;/idno&gt;&lt;idno type="Wikidata"&gt;https://www.wikidata.org/wiki/Q1988240&lt;/idno&gt;&lt;/place&gt;</text:p>
          </table:table-cell>
          <table:table-cell table:style-name="Default" table:formula="of:=CONCATENATE(&quot;\newglossaryentry{&quot;;[.A23];&quot;}{name={&quot;;[.B23];&quot;},type={place},text=*,description={&quot;;[.E23];[.F23];IF(ISBLANK([.G23]);&quot;&quot;;CONCATENATE(&quot;[\href{&quot;;[.G23];&quot;}{GeoName}]&quot;));IF(ISBLANK([.H23]);&quot;&quot;;CONCATENATE(&quot;[\href{&quot;;[.H23];&quot;}{Pleiades}]&quot;));IF(ISBLANK([.I23]);&quot;&quot;;CONCATENATE(&quot;[\href{&quot;;[.I23];&quot;}{TopBib}]&quot;));IF(ISBLANK([.J23]);&quot;&quot;;CONCATENATE(&quot;[\href{&quot;;[.J23];&quot;}{TrisMegistos}]&quot;));IF(ISBLANK([.K23]);&quot;&quot;;CONCATENATE(&quot;[\href{&quot;;[.K23];&quot;}{Wikidata}]&quot;));&quot;}}&quot;)" office:value-type="string" office:string-value="\newglossaryentry{CoEg_place_00000023}{name={Citadelle du Caire},type={place},text=*,description={[\href{https://www.geonames.org/7913721}{GeoName}][\href{https://www.wikidata.org/wiki/Q1988240}{Wikidata}]}}" calcext:value-type="string">
            <text:p>\newglossaryentry{CoEg_place_00000023}{name={Citadelle du Caire},type={place},text=*,description={[\href{https://www.geonames.org/7913721}{GeoName}][\href{https://www.wikidata.org/wiki/Q1988240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4</text:p>
          </table:table-cell>
          <table:table-cell office:value-type="string" calcext:value-type="string">
            <text:p>Héliopolis</text:p>
          </table:table-cell>
          <table:table-cell table:style-name="ce51" office:value-type="string" calcext:value-type="string">
            <text:p>30.15</text:p>
          </table:table-cell>
          <table:table-cell table:style-name="ce51" office:value-type="string" calcext:value-type="string">
            <text:p>31.31667</text:p>
          </table:table-cell>
          <table:table-cell table:number-columns-repeated="2"/>
          <table:table-cell office:value-type="string" calcext:value-type="string">
            <text:p><text:a xlink:href="https://www.geonames.org/355956" xlink:type="simple">https://www.geonames.org/355956</text:a></text:p>
          </table:table-cell>
          <table:table-cell table:style-name="ce94" office:value-type="string" calcext:value-type="string">
            <text:p><text:a xlink:href="https://pleiades.stoa.org/places/727117" xlink:type="simple">https://pleiades.stoa.org/places/727117</text:a></text:p>
          </table:table-cell>
          <table:table-cell office:value-type="string" calcext:value-type="string">
            <text:p><text:a xlink:href="http://topbib.griffith.ox.ac.uk//dtb.html?topbib=901-113-002" xlink:type="simple">http://topbib.griffith.ox.ac.uk//dtb.html?topbib=901-113-002</text:a></text:p>
          </table:table-cell>
          <table:table-cell table:style-name="ce105" office:value-type="string" calcext:value-type="string">
            <text:p><text:a xlink:href="https://www.trismegistos.org/place/761" xlink:type="simple">https://www.trismegistos.org/place/761</text:a></text:p>
          </table:table-cell>
          <table:table-cell table:style-name="ce101" office:value-type="string" calcext:value-type="string">
            <text:p><text:a xlink:href="https://www.wikidata.org/wiki/Q191687" xlink:type="simple">https://www.wikidata.org/wiki/Q191687</text:a></text:p>
          </table:table-cell>
          <table:table-cell/>
          <table:table-cell table:style-name="Default" table:formula="of:=CONCATENATE(&quot;&lt;place xml:id=&quot;&quot;&quot;;[.A24];&quot;&quot;&quot;&gt;&lt;placeName&gt;&quot;;[.B24];&quot;&lt;/placeName&gt;&quot;;IF(ISBLANK([.C24]);&quot;&quot;;CONCATENATE(&quot;&lt;location&gt;&lt;geo&gt;&quot;;[.C24];&quot;, &quot;;[.D24];&quot;&lt;/geo&gt;&lt;/location&gt;&quot;));IF(ISBLANK([.G24]);&quot;&quot;;CONCATENATE(&quot;&lt;idno type=&quot;&quot;GeoName&quot;&quot;&gt;&quot;;[.G24];&quot;&lt;/idno&gt;&quot;));IF(ISBLANK([.H24]);&quot;&quot;;CONCATENATE(&quot;&lt;idno type=&quot;&quot;Pleiades&quot;&quot;&gt;&quot;;[.H24];&quot;&lt;/idno&gt;&quot;));IF(ISBLANK([.I24]);&quot;&quot;;CONCATENATE(&quot;&lt;idno type=&quot;&quot;TopBib&quot;&quot;&gt;&quot;;[.I24];&quot;&lt;/idno&gt;&quot;));IF(ISBLANK([.J24]);&quot;&quot;;CONCATENATE(&quot;&lt;idno type=&quot;&quot;TrisMegistos&quot;&quot;&gt;&quot;;[.J24];&quot;&lt;/idno&gt;&quot;));IF(ISBLANK([.K24]);&quot;&quot;;CONCATENATE(&quot;&lt;idno type=&quot;&quot;Wikidata&quot;&quot;&gt;&quot;;[.K24];&quot;&lt;/idno&gt;&quot;));IF(ISBLANK([.E24]);&quot;&quot;;CONCATENATE(&quot;&lt;note type=&quot;&quot;def&quot;&quot;&gt;&quot;;[.E24];&quot;&lt;/note&gt;&quot;));IF(ISBLANK([.F24]);&quot;&quot;;CONCATENATE(&quot;&lt;note type=&quot;&quot;Mariette&quot;&quot;&gt;&quot;;[.F24];&quot;&lt;/note&gt;&quot;));&quot;&lt;/place&gt;&quot;)" office:value-type="string" office:string-value="&lt;place xml:id=&quot;CoEg_place_00000024&quot;&gt;&lt;placeName&gt;Héliopolis&lt;/placeName&gt;&lt;location&gt;&lt;geo&gt;30.15, 31.31667&lt;/geo&gt;&lt;/location&gt;&lt;idno type=&quot;GeoName&quot;&gt;https://www.geonames.org/355956&lt;/idno&gt;&lt;idno type=&quot;Pleiades&quot;&gt;https://pleiades.stoa.org/places/727117&lt;/idno&gt;&lt;idno type=&quot;TopBib&quot;&gt;http://topbib.griffith.ox.ac.uk//dtb.html?topbib=901-113-002&lt;/idno&gt;&lt;idno type=&quot;TrisMegistos&quot;&gt;https://www.trismegistos.org/place/761&lt;/idno&gt;&lt;idno type=&quot;Wikidata&quot;&gt;https://www.wikidata.org/wiki/Q191687&lt;/idno&gt;&lt;/place&gt;" calcext:value-type="string">
            <text:p>&lt;place xml:id="CoEg_place_00000024"&gt;&lt;placeName&gt;Héliopolis&lt;/placeName&gt;&lt;location&gt;&lt;geo&gt;30.15, 31.31667&lt;/geo&gt;&lt;/location&gt;&lt;idno type="GeoName"&gt;https://www.geonames.org/355956&lt;/idno&gt;&lt;idno type="Pleiades"&gt;https://pleiades.stoa.org/places/727117&lt;/idno&gt;&lt;idno type="TopBib"&gt;http://topbib.griffith.ox.ac.uk//dtb.html?topbib=901-113-002&lt;/idno&gt;&lt;idno type="TrisMegistos"&gt;https://www.trismegistos.org/place/761&lt;/idno&gt;&lt;idno type="Wikidata"&gt;https://www.wikidata.org/wiki/Q191687&lt;/idno&gt;&lt;/place&gt;</text:p>
          </table:table-cell>
          <table:table-cell table:style-name="Default" table:formula="of:=CONCATENATE(&quot;\newglossaryentry{&quot;;[.A24];&quot;}{name={&quot;;[.B24];&quot;},type={place},text=*,description={&quot;;[.E24];[.F24];IF(ISBLANK([.G24]);&quot;&quot;;CONCATENATE(&quot;[\href{&quot;;[.G24];&quot;}{GeoName}]&quot;));IF(ISBLANK([.H24]);&quot;&quot;;CONCATENATE(&quot;[\href{&quot;;[.H24];&quot;}{Pleiades}]&quot;));IF(ISBLANK([.I24]);&quot;&quot;;CONCATENATE(&quot;[\href{&quot;;[.I24];&quot;}{TopBib}]&quot;));IF(ISBLANK([.J24]);&quot;&quot;;CONCATENATE(&quot;[\href{&quot;;[.J24];&quot;}{TrisMegistos}]&quot;));IF(ISBLANK([.K24]);&quot;&quot;;CONCATENATE(&quot;[\href{&quot;;[.K24];&quot;}{Wikidata}]&quot;));&quot;}}&quot;)" office:value-type="string" office:string-value="\newglossaryentry{CoEg_place_00000024}{name={Héliopolis},type={place},text=*,description={[\href{https://www.geonames.org/355956}{GeoName}][\href{https://pleiades.stoa.org/places/727117}{Pleiades}][\href{http://topbib.griffith.ox.ac.uk//dtb.html?topbib=901-113-002}{TopBib}][\href{https://www.trismegistos.org/place/761}{TrisMegistos}][\href{https://www.wikidata.org/wiki/Q191687}{Wikidata}]}}" calcext:value-type="string">
            <text:p>\newglossaryentry{CoEg_place_00000024}{name={Héliopolis},type={place},text=*,description={[\href{https://www.geonames.org/355956}{GeoName}][\href{https://pleiades.stoa.org/places/727117}{Pleiades}][\href{http://topbib.griffith.ox.ac.uk//dtb.html?topbib=901-113-002}{TopBib}][\href{https://www.trismegistos.org/place/761}{TrisMegistos}][\href{https://www.wikidata.org/wiki/Q191687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25</text:p>
          </table:table-cell>
          <table:table-cell office:value-type="string" calcext:value-type="string">
            <text:p>Mit Rahinah</text:p>
          </table:table-cell>
          <table:table-cell table:style-name="ce57" office:value-type="string" calcext:value-type="string">
            <text:p>29.854978 </text:p>
          </table:table-cell>
          <table:table-cell table:style-name="ce57" office:value-type="string" calcext:value-type="string">
            <text:p>31.254219 </text:p>
          </table:table-cell>
          <table:table-cell office:value-type="string" calcext:value-type="string">
            <text:p>(ميت رهينة [Mīt Rahīnat]). Voir « Memphis »</text:p>
          </table:table-cell>
          <table:table-cell office:value-type="string" calcext:value-type="string">
            <text:p>Mariette écrit « Myt Rahyneh »</text:p>
          </table:table-cell>
          <table:table-cell table:number-columns-repeated="2"/>
          <table:table-cell office:value-type="string" calcext:value-type="string">
            <text:p><text:a xlink:href="http://topbib.griffith.ox.ac.uk//dtb.html?topbib=311" xlink:type="simple">http://topbib.griffith.ox.ac.uk//dtb.html?topbib=311</text:a></text:p>
          </table:table-cell>
          <table:table-cell/>
          <table:table-cell table:style-name="ce101" office:value-type="string" calcext:value-type="string">
            <text:p><text:a xlink:href="https://www.wikidata.org/wiki/Q3317039" xlink:type="simple">https://www.wikidata.org/wiki/Q3317039</text:a></text:p>
          </table:table-cell>
          <table:table-cell office:value-type="string" calcext:value-type="string">
            <text:p>Memphis</text:p>
          </table:table-cell>
          <table:table-cell table:style-name="Default" table:formula="of:=CONCATENATE(&quot;&lt;place xml:id=&quot;&quot;&quot;;[.A25];&quot;&quot;&quot;&gt;&lt;placeName&gt;&quot;;[.B25];&quot;&lt;/placeName&gt;&quot;;IF(ISBLANK([.C25]);&quot;&quot;;CONCATENATE(&quot;&lt;location&gt;&lt;geo&gt;&quot;;[.C25];&quot;, &quot;;[.D25];&quot;&lt;/geo&gt;&lt;/location&gt;&quot;));IF(ISBLANK([.G25]);&quot;&quot;;CONCATENATE(&quot;&lt;idno type=&quot;&quot;GeoName&quot;&quot;&gt;&quot;;[.G25];&quot;&lt;/idno&gt;&quot;));IF(ISBLANK([.H25]);&quot;&quot;;CONCATENATE(&quot;&lt;idno type=&quot;&quot;Pleiades&quot;&quot;&gt;&quot;;[.H25];&quot;&lt;/idno&gt;&quot;));IF(ISBLANK([.I25]);&quot;&quot;;CONCATENATE(&quot;&lt;idno type=&quot;&quot;TopBib&quot;&quot;&gt;&quot;;[.I25];&quot;&lt;/idno&gt;&quot;));IF(ISBLANK([.J25]);&quot;&quot;;CONCATENATE(&quot;&lt;idno type=&quot;&quot;TrisMegistos&quot;&quot;&gt;&quot;;[.J25];&quot;&lt;/idno&gt;&quot;));IF(ISBLANK([.K25]);&quot;&quot;;CONCATENATE(&quot;&lt;idno type=&quot;&quot;Wikidata&quot;&quot;&gt;&quot;;[.K25];&quot;&lt;/idno&gt;&quot;));IF(ISBLANK([.E25]);&quot;&quot;;CONCATENATE(&quot;&lt;note type=&quot;&quot;def&quot;&quot;&gt;&quot;;[.E25];&quot;&lt;/note&gt;&quot;));IF(ISBLANK([.F25]);&quot;&quot;;CONCATENATE(&quot;&lt;note type=&quot;&quot;Mariette&quot;&quot;&gt;&quot;;[.F25];&quot;&lt;/note&gt;&quot;));&quot;&lt;/place&gt;&quot;)" office:value-type="string" office:string-value="&lt;place xml:id=&quot;CoEg_place_00000025&quot;&gt;&lt;placeName&gt;Mit Rahinah&lt;/placeName&gt;&lt;location&gt;&lt;geo&gt;29.854978 , 31.254219 &lt;/geo&gt;&lt;/location&gt;&lt;idno type=&quot;TopBib&quot;&gt;http://topbib.griffith.ox.ac.uk//dtb.html?topbib=311&lt;/idno&gt;&lt;idno type=&quot;Wikidata&quot;&gt;https://www.wikidata.org/wiki/Q3317039&lt;/idno&gt;&lt;note type=&quot;def&quot;&gt;(ميت رهينة [Mīt Rahīnat]). Voir « Memphis »&lt;/note&gt;&lt;note type=&quot;Mariette&quot;&gt;Mariette écrit « Myt Rahyneh »&lt;/note&gt;&lt;/place&gt;" calcext:value-type="string">
            <text:p>&lt;place xml:id="CoEg_place_00000025"&gt;&lt;placeName&gt;Mit Rahinah&lt;/placeName&gt;&lt;location&gt;&lt;geo&gt;29.854978 , 31.254219 &lt;/geo&gt;&lt;/location&gt;&lt;idno type="TopBib"&gt;http://topbib.griffith.ox.ac.uk//dtb.html?topbib=311&lt;/idno&gt;&lt;idno type="Wikidata"&gt;https://www.wikidata.org/wiki/Q3317039&lt;/idno&gt;&lt;note type="def"&gt;(ميت رهينة [Mīt Rahīnat]). Voir « Memphis »&lt;/note&gt;&lt;note type="Mariette"&gt;Mariette écrit « Myt Rahyneh »&lt;/note&gt;&lt;/place&gt;</text:p>
          </table:table-cell>
          <table:table-cell table:style-name="Default" table:formula="of:=CONCATENATE(&quot;\newglossaryentry{&quot;;[.A25];&quot;}{name={&quot;;[.B25];&quot;},type={place},text=*,description={&quot;;[.E25];[.F25];IF(ISBLANK([.G25]);&quot;&quot;;CONCATENATE(&quot;[\href{&quot;;[.G25];&quot;}{GeoName}]&quot;));IF(ISBLANK([.H25]);&quot;&quot;;CONCATENATE(&quot;[\href{&quot;;[.H25];&quot;}{Pleiades}]&quot;));IF(ISBLANK([.I25]);&quot;&quot;;CONCATENATE(&quot;[\href{&quot;;[.I25];&quot;}{TopBib}]&quot;));IF(ISBLANK([.J25]);&quot;&quot;;CONCATENATE(&quot;[\href{&quot;;[.J25];&quot;}{TrisMegistos}]&quot;));IF(ISBLANK([.K25]);&quot;&quot;;CONCATENATE(&quot;[\href{&quot;;[.K25];&quot;}{Wikidata}]&quot;));&quot;}}&quot;)" office:value-type="string" office:string-value="\newglossaryentry{CoEg_place_00000025}{name={Mit Rahinah},type={place},text=*,description={(ميت رهينة [Mīt Rahīnat]). Voir « Memphis »Mariette écrit « Myt Rahyneh »[\href{http://topbib.griffith.ox.ac.uk//dtb.html?topbib=311}{TopBib}][\href{https://www.wikidata.org/wiki/Q3317039}{Wikidata}]}}" calcext:value-type="string">
            <text:p>\newglossaryentry{CoEg_place_00000025}{name={Mit Rahinah},type={place},text=*,description={(ميت رهينة [Mīt Rahīnat]). Voir « Memphis »Mariette écrit « Myt Rahyneh »[\href{http://topbib.griffith.ox.ac.uk//dtb.html?topbib=311}{TopBib}][\href{https://www.wikidata.org/wiki/Q3317039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6</text:p>
          </table:table-cell>
          <table:table-cell office:value-type="string" calcext:value-type="string">
            <text:p>Abydos</text:p>
          </table:table-cell>
          <table:table-cell office:value-type="string" calcext:value-type="string">
            <text:p>26.185167</text:p>
          </table:table-cell>
          <table:table-cell office:value-type="string" calcext:value-type="string">
            <text:p>31.918889</text:p>
          </table:table-cell>
          <table:table-cell table:number-columns-repeated="2"/>
          <table:table-cell office:value-type="string" calcext:value-type="string">
            <text:p><text:a xlink:href="https://www.geonames.org/361885" xlink:type="simple">https://www.geonames.org/361885</text:a></text:p>
          </table:table-cell>
          <table:table-cell table:style-name="ce94" office:value-type="string" calcext:value-type="string">
            <text:p><text:a xlink:href="https://pleiades.stoa.org/places/756512" xlink:type="simple">https://pleiades.stoa.org/places/756512</text:a></text:p>
          </table:table-cell>
          <table:table-cell office:value-type="string" calcext:value-type="string">
            <text:p><text:a xlink:href="http://topbib.griffith.ox.ac.uk//dtb.html?topbib=502" xlink:type="simple">http://topbib.griffith.ox.ac.uk//dtb.html?topbib=502</text:a></text:p>
          </table:table-cell>
          <table:table-cell office:value-type="string" calcext:value-type="string">
            <text:p><text:a xlink:href="http://www.trismegistos.org/place/34" xlink:type="simple">www.trismegistos.org/place/34</text:a></text:p>
          </table:table-cell>
          <table:table-cell table:style-name="ce101" office:value-type="string" calcext:value-type="string">
            <text:p><text:a xlink:href="https://www.wikidata.org/wiki/Q192268" xlink:type="simple">https://www.wikidata.org/wiki/Q192268</text:a></text:p>
          </table:table-cell>
          <table:table-cell/>
          <table:table-cell table:style-name="Default" table:formula="of:=CONCATENATE(&quot;&lt;place xml:id=&quot;&quot;&quot;;[.A26];&quot;&quot;&quot;&gt;&lt;placeName&gt;&quot;;[.B26];&quot;&lt;/placeName&gt;&quot;;IF(ISBLANK([.C26]);&quot;&quot;;CONCATENATE(&quot;&lt;location&gt;&lt;geo&gt;&quot;;[.C26];&quot;, &quot;;[.D26];&quot;&lt;/geo&gt;&lt;/location&gt;&quot;));IF(ISBLANK([.G26]);&quot;&quot;;CONCATENATE(&quot;&lt;idno type=&quot;&quot;GeoName&quot;&quot;&gt;&quot;;[.G26];&quot;&lt;/idno&gt;&quot;));IF(ISBLANK([.H26]);&quot;&quot;;CONCATENATE(&quot;&lt;idno type=&quot;&quot;Pleiades&quot;&quot;&gt;&quot;;[.H26];&quot;&lt;/idno&gt;&quot;));IF(ISBLANK([.I26]);&quot;&quot;;CONCATENATE(&quot;&lt;idno type=&quot;&quot;TopBib&quot;&quot;&gt;&quot;;[.I26];&quot;&lt;/idno&gt;&quot;));IF(ISBLANK([.J26]);&quot;&quot;;CONCATENATE(&quot;&lt;idno type=&quot;&quot;TrisMegistos&quot;&quot;&gt;&quot;;[.J26];&quot;&lt;/idno&gt;&quot;));IF(ISBLANK([.K26]);&quot;&quot;;CONCATENATE(&quot;&lt;idno type=&quot;&quot;Wikidata&quot;&quot;&gt;&quot;;[.K26];&quot;&lt;/idno&gt;&quot;));IF(ISBLANK([.E26]);&quot;&quot;;CONCATENATE(&quot;&lt;note type=&quot;&quot;def&quot;&quot;&gt;&quot;;[.E26];&quot;&lt;/note&gt;&quot;));IF(ISBLANK([.F26]);&quot;&quot;;CONCATENATE(&quot;&lt;note type=&quot;&quot;Mariette&quot;&quot;&gt;&quot;;[.F26];&quot;&lt;/note&gt;&quot;));&quot;&lt;/place&gt;&quot;)" office:value-type="string" office:string-value="&lt;place xml:id=&quot;CoEg_place_00000026&quot;&gt;&lt;placeName&gt;Abydos&lt;/placeName&gt;&lt;location&gt;&lt;geo&gt;26.185167, 31.918889&lt;/geo&gt;&lt;/location&gt;&lt;idno type=&quot;GeoName&quot;&gt;https://www.geonames.org/361885&lt;/idno&gt;&lt;idno type=&quot;Pleiades&quot;&gt;https://pleiades.stoa.org/places/756512&lt;/idno&gt;&lt;idno type=&quot;TopBib&quot;&gt;http://topbib.griffith.ox.ac.uk//dtb.html?topbib=502&lt;/idno&gt;&lt;idno type=&quot;TrisMegistos&quot;&gt;www.trismegistos.org/place/34&lt;/idno&gt;&lt;idno type=&quot;Wikidata&quot;&gt;https://www.wikidata.org/wiki/Q192268&lt;/idno&gt;&lt;/place&gt;" calcext:value-type="string">
            <text:p>&lt;place xml:id="CoEg_place_00000026"&gt;&lt;placeName&gt;Abydos&lt;/placeName&gt;&lt;location&gt;&lt;geo&gt;26.185167, 31.918889&lt;/geo&gt;&lt;/location&gt;&lt;idno type="GeoName"&gt;https://www.geonames.org/361885&lt;/idno&gt;&lt;idno type="Pleiades"&gt;https://pleiades.stoa.org/places/756512&lt;/idno&gt;&lt;idno type="TopBib"&gt;http://topbib.griffith.ox.ac.uk//dtb.html?topbib=502&lt;/idno&gt;&lt;idno type="TrisMegistos"&gt;www.trismegistos.org/place/34&lt;/idno&gt;&lt;idno type="Wikidata"&gt;https://www.wikidata.org/wiki/Q192268&lt;/idno&gt;&lt;/place&gt;</text:p>
          </table:table-cell>
          <table:table-cell table:style-name="Default" table:formula="of:=CONCATENATE(&quot;\newglossaryentry{&quot;;[.A26];&quot;}{name={&quot;;[.B26];&quot;},type={place},text=*,description={&quot;;[.E26];[.F26];IF(ISBLANK([.G26]);&quot;&quot;;CONCATENATE(&quot;[\href{&quot;;[.G26];&quot;}{GeoName}]&quot;));IF(ISBLANK([.H26]);&quot;&quot;;CONCATENATE(&quot;[\href{&quot;;[.H26];&quot;}{Pleiades}]&quot;));IF(ISBLANK([.I26]);&quot;&quot;;CONCATENATE(&quot;[\href{&quot;;[.I26];&quot;}{TopBib}]&quot;));IF(ISBLANK([.J26]);&quot;&quot;;CONCATENATE(&quot;[\href{&quot;;[.J26];&quot;}{TrisMegistos}]&quot;));IF(ISBLANK([.K26]);&quot;&quot;;CONCATENATE(&quot;[\href{&quot;;[.K26];&quot;}{Wikidata}]&quot;));&quot;}}&quot;)" office:value-type="string" office:string-value="\newglossaryentry{CoEg_place_00000026}{name={Abydos},type={place},text=*,description={[\href{https://www.geonames.org/361885}{GeoName}][\href{https://pleiades.stoa.org/places/756512}{Pleiades}][\href{http://topbib.griffith.ox.ac.uk//dtb.html?topbib=502}{TopBib}][\href{www.trismegistos.org/place/34}{TrisMegistos}][\href{https://www.wikidata.org/wiki/Q192268}{Wikidata}]}}" calcext:value-type="string">
            <text:p>\newglossaryentry{CoEg_place_00000026}{name={Abydos},type={place},text=*,description={[\href{https://www.geonames.org/361885}{GeoName}][\href{https://pleiades.stoa.org/places/756512}{Pleiades}][\href{http://topbib.griffith.ox.ac.uk//dtb.html?topbib=502}{TopBib}][\href{www.trismegistos.org/place/34}{TrisMegistos}][\href{https://www.wikidata.org/wiki/Q192268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27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49.494166666667</text:p>
          </table:table-cell>
          <table:table-cell office:value-type="string" calcext:value-type="string">
            <text:p>0.10805555555556</text:p>
          </table:table-cell>
          <table:table-cell table:number-columns-repeated="2"/>
          <table:table-cell office:value-type="string" calcext:value-type="string">
            <text:p><text:a xlink:href="https://www.geonames.org/3003796" xlink:type="simple">https://www.geonames.org/3003796</text:a></text:p>
          </table:table-cell>
          <table:table-cell table:number-columns-repeated="3"/>
          <table:table-cell table:style-name="ce101" office:value-type="string" calcext:value-type="string">
            <text:p><text:a xlink:href="https://www.wikidata.org/wiki/Q42810" xlink:type="simple">https://www.wikidata.org/wiki/Q42810</text:a></text:p>
          </table:table-cell>
          <table:table-cell/>
          <table:table-cell table:style-name="Default" table:formula="of:=CONCATENATE(&quot;&lt;place xml:id=&quot;&quot;&quot;;[.A27];&quot;&quot;&quot;&gt;&lt;placeName&gt;&quot;;[.B27];&quot;&lt;/placeName&gt;&quot;;IF(ISBLANK([.C27]);&quot;&quot;;CONCATENATE(&quot;&lt;location&gt;&lt;geo&gt;&quot;;[.C27];&quot;, &quot;;[.D27];&quot;&lt;/geo&gt;&lt;/location&gt;&quot;));IF(ISBLANK([.G27]);&quot;&quot;;CONCATENATE(&quot;&lt;idno type=&quot;&quot;GeoName&quot;&quot;&gt;&quot;;[.G27];&quot;&lt;/idno&gt;&quot;));IF(ISBLANK([.H27]);&quot;&quot;;CONCATENATE(&quot;&lt;idno type=&quot;&quot;Pleiades&quot;&quot;&gt;&quot;;[.H27];&quot;&lt;/idno&gt;&quot;));IF(ISBLANK([.I27]);&quot;&quot;;CONCATENATE(&quot;&lt;idno type=&quot;&quot;TopBib&quot;&quot;&gt;&quot;;[.I27];&quot;&lt;/idno&gt;&quot;));IF(ISBLANK([.J27]);&quot;&quot;;CONCATENATE(&quot;&lt;idno type=&quot;&quot;TrisMegistos&quot;&quot;&gt;&quot;;[.J27];&quot;&lt;/idno&gt;&quot;));IF(ISBLANK([.K27]);&quot;&quot;;CONCATENATE(&quot;&lt;idno type=&quot;&quot;Wikidata&quot;&quot;&gt;&quot;;[.K27];&quot;&lt;/idno&gt;&quot;));IF(ISBLANK([.E27]);&quot;&quot;;CONCATENATE(&quot;&lt;note type=&quot;&quot;def&quot;&quot;&gt;&quot;;[.E27];&quot;&lt;/note&gt;&quot;));IF(ISBLANK([.F27]);&quot;&quot;;CONCATENATE(&quot;&lt;note type=&quot;&quot;Mariette&quot;&quot;&gt;&quot;;[.F27];&quot;&lt;/note&gt;&quot;));&quot;&lt;/place&gt;&quot;)" office:value-type="string" office:string-value="&lt;place xml:id=&quot;CoEg_place_00000027&quot;&gt;&lt;placeName&gt;Le Havre&lt;/placeName&gt;&lt;location&gt;&lt;geo&gt;49.494166666667, 0.10805555555556&lt;/geo&gt;&lt;/location&gt;&lt;idno type=&quot;GeoName&quot;&gt;https://www.geonames.org/3003796&lt;/idno&gt;&lt;idno type=&quot;Wikidata&quot;&gt;https://www.wikidata.org/wiki/Q42810&lt;/idno&gt;&lt;/place&gt;" calcext:value-type="string">
            <text:p>&lt;place xml:id="CoEg_place_00000027"&gt;&lt;placeName&gt;Le Havre&lt;/placeName&gt;&lt;location&gt;&lt;geo&gt;49.494166666667, 0.10805555555556&lt;/geo&gt;&lt;/location&gt;&lt;idno type="GeoName"&gt;https://www.geonames.org/3003796&lt;/idno&gt;&lt;idno type="Wikidata"&gt;https://www.wikidata.org/wiki/Q42810&lt;/idno&gt;&lt;/place&gt;</text:p>
          </table:table-cell>
          <table:table-cell table:style-name="Default" table:formula="of:=CONCATENATE(&quot;\newglossaryentry{&quot;;[.A27];&quot;}{name={&quot;;[.B27];&quot;},type={place},text=*,description={&quot;;[.E27];[.F27];IF(ISBLANK([.G27]);&quot;&quot;;CONCATENATE(&quot;[\href{&quot;;[.G27];&quot;}{GeoName}]&quot;));IF(ISBLANK([.H27]);&quot;&quot;;CONCATENATE(&quot;[\href{&quot;;[.H27];&quot;}{Pleiades}]&quot;));IF(ISBLANK([.I27]);&quot;&quot;;CONCATENATE(&quot;[\href{&quot;;[.I27];&quot;}{TopBib}]&quot;));IF(ISBLANK([.J27]);&quot;&quot;;CONCATENATE(&quot;[\href{&quot;;[.J27];&quot;}{TrisMegistos}]&quot;));IF(ISBLANK([.K27]);&quot;&quot;;CONCATENATE(&quot;[\href{&quot;;[.K27];&quot;}{Wikidata}]&quot;));&quot;}}&quot;)" office:value-type="string" office:string-value="\newglossaryentry{CoEg_place_00000027}{name={Le Havre},type={place},text=*,description={[\href{https://www.geonames.org/3003796}{GeoName}][\href{https://www.wikidata.org/wiki/Q42810}{Wikidata}]}}" calcext:value-type="string">
            <text:p>\newglossaryentry{CoEg_place_00000027}{name={Le Havre},type={place},text=*,description={[\href{https://www.geonames.org/3003796}{GeoName}][\href{https://www.wikidata.org/wiki/Q42810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28</text:p>
          </table:table-cell>
          <table:table-cell office:value-type="string" calcext:value-type="string">
            <text:p>Dachour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1.233333333333</text:p>
          </table:table-cell>
          <table:table-cell office:value-type="string" calcext:value-type="string">
            <text:p>(دهشور [Dahšūr])</text:p>
          </table:table-cell>
          <table:table-cell office:value-type="string" calcext:value-type="string">
            <text:p>Mariette écrit « Dashour »</text:p>
          </table:table-cell>
          <table:table-cell office:value-type="string" calcext:value-type="string">
            <text:p><text:a xlink:href="https://www.geonames.org/358483" xlink:type="simple">https://www.geonames.org/358483</text:a></text:p>
          </table:table-cell>
          <table:table-cell/>
          <table:table-cell office:value-type="string" calcext:value-type="string">
            <text:p><text:a xlink:href="http://topbib.griffith.ox.ac.uk//dtb.html?topbib=313" xlink:type="simple">http://topbib.griffith.ox.ac.uk//dtb.html?topbib=313</text:a></text:p>
          </table:table-cell>
          <table:table-cell table:style-name="ce105" office:value-type="string" calcext:value-type="string">
            <text:p><text:a xlink:href="https://www.trismegistos.org/place/2751" xlink:type="simple">https://www.trismegistos.org/place/2751</text:a></text:p>
          </table:table-cell>
          <table:table-cell table:style-name="ce101" office:value-type="string" calcext:value-type="string">
            <text:p><text:a xlink:href="https://www.wikidata.org/wiki/Q685414" xlink:type="simple">https://www.wikidata.org/wiki/Q685414</text:a></text:p>
          </table:table-cell>
          <table:table-cell/>
          <table:table-cell table:style-name="Default" table:formula="of:=CONCATENATE(&quot;&lt;place xml:id=&quot;&quot;&quot;;[.A28];&quot;&quot;&quot;&gt;&lt;placeName&gt;&quot;;[.B28];&quot;&lt;/placeName&gt;&quot;;IF(ISBLANK([.C28]);&quot;&quot;;CONCATENATE(&quot;&lt;location&gt;&lt;geo&gt;&quot;;[.C28];&quot;, &quot;;[.D28];&quot;&lt;/geo&gt;&lt;/location&gt;&quot;));IF(ISBLANK([.G28]);&quot;&quot;;CONCATENATE(&quot;&lt;idno type=&quot;&quot;GeoName&quot;&quot;&gt;&quot;;[.G28];&quot;&lt;/idno&gt;&quot;));IF(ISBLANK([.H28]);&quot;&quot;;CONCATENATE(&quot;&lt;idno type=&quot;&quot;Pleiades&quot;&quot;&gt;&quot;;[.H28];&quot;&lt;/idno&gt;&quot;));IF(ISBLANK([.I28]);&quot;&quot;;CONCATENATE(&quot;&lt;idno type=&quot;&quot;TopBib&quot;&quot;&gt;&quot;;[.I28];&quot;&lt;/idno&gt;&quot;));IF(ISBLANK([.J28]);&quot;&quot;;CONCATENATE(&quot;&lt;idno type=&quot;&quot;TrisMegistos&quot;&quot;&gt;&quot;;[.J28];&quot;&lt;/idno&gt;&quot;));IF(ISBLANK([.K28]);&quot;&quot;;CONCATENATE(&quot;&lt;idno type=&quot;&quot;Wikidata&quot;&quot;&gt;&quot;;[.K28];&quot;&lt;/idno&gt;&quot;));IF(ISBLANK([.E28]);&quot;&quot;;CONCATENATE(&quot;&lt;note type=&quot;&quot;def&quot;&quot;&gt;&quot;;[.E28];&quot;&lt;/note&gt;&quot;));IF(ISBLANK([.F28]);&quot;&quot;;CONCATENATE(&quot;&lt;note type=&quot;&quot;Mariette&quot;&quot;&gt;&quot;;[.F28];&quot;&lt;/note&gt;&quot;));&quot;&lt;/place&gt;&quot;)" office:value-type="string" office:string-value="&lt;place xml:id=&quot;CoEg_place_00000028&quot;&gt;&lt;placeName&gt;Dachour&lt;/placeName&gt;&lt;location&gt;&lt;geo&gt;29.8, 31.233333333333&lt;/geo&gt;&lt;/location&gt;&lt;idno type=&quot;GeoName&quot;&gt;https://www.geonames.org/358483&lt;/idno&gt;&lt;idno type=&quot;TopBib&quot;&gt;http://topbib.griffith.ox.ac.uk//dtb.html?topbib=313&lt;/idno&gt;&lt;idno type=&quot;TrisMegistos&quot;&gt;https://www.trismegistos.org/place/2751&lt;/idno&gt;&lt;idno type=&quot;Wikidata&quot;&gt;https://www.wikidata.org/wiki/Q685414&lt;/idno&gt;&lt;note type=&quot;def&quot;&gt;(دهشور [Dahšūr])&lt;/note&gt;&lt;note type=&quot;Mariette&quot;&gt;Mariette écrit « Dashour »&lt;/note&gt;&lt;/place&gt;" calcext:value-type="string">
            <text:p>&lt;place xml:id="CoEg_place_00000028"&gt;&lt;placeName&gt;Dachour&lt;/placeName&gt;&lt;location&gt;&lt;geo&gt;29.8, 31.233333333333&lt;/geo&gt;&lt;/location&gt;&lt;idno type="GeoName"&gt;https://www.geonames.org/358483&lt;/idno&gt;&lt;idno type="TopBib"&gt;http://topbib.griffith.ox.ac.uk//dtb.html?topbib=313&lt;/idno&gt;&lt;idno type="TrisMegistos"&gt;https://www.trismegistos.org/place/2751&lt;/idno&gt;&lt;idno type="Wikidata"&gt;https://www.wikidata.org/wiki/Q685414&lt;/idno&gt;&lt;note type="def"&gt;(دهشور [Dahšūr])&lt;/note&gt;&lt;note type="Mariette"&gt;Mariette écrit « Dashour »&lt;/note&gt;&lt;/place&gt;</text:p>
          </table:table-cell>
          <table:table-cell table:style-name="Default" table:formula="of:=CONCATENATE(&quot;\newglossaryentry{&quot;;[.A28];&quot;}{name={&quot;;[.B28];&quot;},type={place},text=*,description={&quot;;[.E28];[.F28];IF(ISBLANK([.G28]);&quot;&quot;;CONCATENATE(&quot;[\href{&quot;;[.G28];&quot;}{GeoName}]&quot;));IF(ISBLANK([.H28]);&quot;&quot;;CONCATENATE(&quot;[\href{&quot;;[.H28];&quot;}{Pleiades}]&quot;));IF(ISBLANK([.I28]);&quot;&quot;;CONCATENATE(&quot;[\href{&quot;;[.I28];&quot;}{TopBib}]&quot;));IF(ISBLANK([.J28]);&quot;&quot;;CONCATENATE(&quot;[\href{&quot;;[.J28];&quot;}{TrisMegistos}]&quot;));IF(ISBLANK([.K28]);&quot;&quot;;CONCATENATE(&quot;[\href{&quot;;[.K28];&quot;}{Wikidata}]&quot;));&quot;}}&quot;)" office:value-type="string" office:string-value="\newglossaryentry{CoEg_place_00000028}{name={Dachour},type={place},text=*,description={(دهشور [Dahšūr])Mariette écrit « Dashour »[\href{https://www.geonames.org/358483}{GeoName}][\href{http://topbib.griffith.ox.ac.uk//dtb.html?topbib=313}{TopBib}][\href{https://www.trismegistos.org/place/2751}{TrisMegistos}][\href{https://www.wikidata.org/wiki/Q685414}{Wikidata}]}}" calcext:value-type="string">
            <text:p>\newglossaryentry{CoEg_place_00000028}{name={Dachour},type={place},text=*,description={(دهشور [Dahšūr])Mariette écrit « Dashour »[\href{https://www.geonames.org/358483}{GeoName}][\href{http://topbib.griffith.ox.ac.uk//dtb.html?topbib=313}{TopBib}][\href{https://www.trismegistos.org/place/2751}{TrisMegistos}][\href{https://www.wikidata.org/wiki/Q685414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29</text:p>
          </table:table-cell>
          <table:table-cell office:value-type="string" calcext:value-type="string">
            <text:p>Boulaq</text:p>
          </table:table-cell>
          <table:table-cell office:value-type="string" calcext:value-type="string">
            <text:p>30.053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<text:span text:style-name="T1">(بولاق [Bū</text:span>lāq])</text:p>
          </table:table-cell>
          <table:table-cell/>
          <table:table-cell office:value-type="string" calcext:value-type="string">
            <text:p><text:a xlink:href="https://www.geonames.org/358683" xlink:type="simple">https://www.geonames.org/358683</text:a></text:p>
          </table:table-cell>
          <table:table-cell table:number-columns-repeated="3"/>
          <table:table-cell table:style-name="ce101" office:value-type="string" calcext:value-type="string">
            <text:p><text:a xlink:href="https://www.wikidata.org/wiki/Q1003523" xlink:type="simple">https://www.wikidata.org/wiki/Q1003523</text:a></text:p>
          </table:table-cell>
          <table:table-cell/>
          <table:table-cell table:style-name="Default" table:formula="of:=CONCATENATE(&quot;&lt;place xml:id=&quot;&quot;&quot;;[.A29];&quot;&quot;&quot;&gt;&lt;placeName&gt;&quot;;[.B29];&quot;&lt;/placeName&gt;&quot;;IF(ISBLANK([.C29]);&quot;&quot;;CONCATENATE(&quot;&lt;location&gt;&lt;geo&gt;&quot;;[.C29];&quot;, &quot;;[.D29];&quot;&lt;/geo&gt;&lt;/location&gt;&quot;));IF(ISBLANK([.G29]);&quot;&quot;;CONCATENATE(&quot;&lt;idno type=&quot;&quot;GeoName&quot;&quot;&gt;&quot;;[.G29];&quot;&lt;/idno&gt;&quot;));IF(ISBLANK([.H29]);&quot;&quot;;CONCATENATE(&quot;&lt;idno type=&quot;&quot;Pleiades&quot;&quot;&gt;&quot;;[.H29];&quot;&lt;/idno&gt;&quot;));IF(ISBLANK([.I29]);&quot;&quot;;CONCATENATE(&quot;&lt;idno type=&quot;&quot;TopBib&quot;&quot;&gt;&quot;;[.I29];&quot;&lt;/idno&gt;&quot;));IF(ISBLANK([.J29]);&quot;&quot;;CONCATENATE(&quot;&lt;idno type=&quot;&quot;TrisMegistos&quot;&quot;&gt;&quot;;[.J29];&quot;&lt;/idno&gt;&quot;));IF(ISBLANK([.K29]);&quot;&quot;;CONCATENATE(&quot;&lt;idno type=&quot;&quot;Wikidata&quot;&quot;&gt;&quot;;[.K29];&quot;&lt;/idno&gt;&quot;));IF(ISBLANK([.E29]);&quot;&quot;;CONCATENATE(&quot;&lt;note type=&quot;&quot;def&quot;&quot;&gt;&quot;;[.E29];&quot;&lt;/note&gt;&quot;));IF(ISBLANK([.F29]);&quot;&quot;;CONCATENATE(&quot;&lt;note type=&quot;&quot;Mariette&quot;&quot;&gt;&quot;;[.F29];&quot;&lt;/note&gt;&quot;));&quot;&lt;/place&gt;&quot;)" office:value-type="string" office:string-value="&lt;place xml:id=&quot;CoEg_place_00000029&quot;&gt;&lt;placeName&gt;Boulaq&lt;/placeName&gt;&lt;location&gt;&lt;geo&gt;30.053, 31.23&lt;/geo&gt;&lt;/location&gt;&lt;idno type=&quot;GeoName&quot;&gt;https://www.geonames.org/358683&lt;/idno&gt;&lt;idno type=&quot;Wikidata&quot;&gt;https://www.wikidata.org/wiki/Q1003523&lt;/idno&gt;&lt;note type=&quot;def&quot;&gt;(بولاق [Būlāq])&lt;/note&gt;&lt;/place&gt;" calcext:value-type="string">
            <text:p>&lt;place xml:id="CoEg_place_00000029"&gt;&lt;placeName&gt;Boulaq&lt;/placeName&gt;&lt;location&gt;&lt;geo&gt;30.053, 31.23&lt;/geo&gt;&lt;/location&gt;&lt;idno type="GeoName"&gt;https://www.geonames.org/358683&lt;/idno&gt;&lt;idno type="Wikidata"&gt;https://www.wikidata.org/wiki/Q1003523&lt;/idno&gt;&lt;note type="def"&gt;(بولاق [Būlāq])&lt;/note&gt;&lt;/place&gt;</text:p>
          </table:table-cell>
          <table:table-cell table:style-name="Default" table:formula="of:=CONCATENATE(&quot;\newglossaryentry{&quot;;[.A29];&quot;}{name={&quot;;[.B29];&quot;},type={place},text=*,description={&quot;;[.E29];[.F29];IF(ISBLANK([.G29]);&quot;&quot;;CONCATENATE(&quot;[\href{&quot;;[.G29];&quot;}{GeoName}]&quot;));IF(ISBLANK([.H29]);&quot;&quot;;CONCATENATE(&quot;[\href{&quot;;[.H29];&quot;}{Pleiades}]&quot;));IF(ISBLANK([.I29]);&quot;&quot;;CONCATENATE(&quot;[\href{&quot;;[.I29];&quot;}{TopBib}]&quot;));IF(ISBLANK([.J29]);&quot;&quot;;CONCATENATE(&quot;[\href{&quot;;[.J29];&quot;}{TrisMegistos}]&quot;));IF(ISBLANK([.K29]);&quot;&quot;;CONCATENATE(&quot;[\href{&quot;;[.K29];&quot;}{Wikidata}]&quot;));&quot;}}&quot;)" office:value-type="string" office:string-value="\newglossaryentry{CoEg_place_00000029}{name={Boulaq},type={place},text=*,description={(بولاق [Būlāq])[\href{https://www.geonames.org/358683}{GeoName}][\href{https://www.wikidata.org/wiki/Q1003523}{Wikidata}]}}" calcext:value-type="string">
            <text:p>\newglossaryentry{CoEg_place_00000029}{name={Boulaq},type={place},text=*,description={(بولاق [Būlāq])[\href{https://www.geonames.org/358683}{GeoName}][\href{https://www.wikidata.org/wiki/Q1003523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30</text:p>
          </table:table-cell>
          <table:table-cell office:value-type="string" calcext:value-type="string">
            <text:p>Al-Atf</text:p>
          </table:table-cell>
          <table:table-cell table:style-name="ce51" office:value-type="string" calcext:value-type="string">
            <text:p>31.202859</text:p>
          </table:table-cell>
          <table:table-cell table:style-name="ce51" office:value-type="string" calcext:value-type="string">
            <text:p>30.5128613</text:p>
          </table:table-cell>
          <table:table-cell office:value-type="string" calcext:value-type="string">
            <text:p>(العطف [Al-`Aṭf]) Poste de douane entre Boulaq et Alexandrie, à la jonction du canal Mahmoudiyya et de la branche nilotique de Rosette</text:p>
          </table:table-cell>
          <table:table-cell office:value-type="string" calcext:value-type="string">
            <text:p>Mariette écrit « Atfih »</text:p>
          </table:table-cell>
          <table:table-cell office:value-type="string" calcext:value-type="string">
            <text:p>https://www.geonames.org/361519</text:p>
          </table:table-cell>
          <table:table-cell table:number-columns-repeated="5"/>
          <table:table-cell table:style-name="Default" table:formula="of:=CONCATENATE(&quot;&lt;place xml:id=&quot;&quot;&quot;;[.A30];&quot;&quot;&quot;&gt;&lt;placeName&gt;&quot;;[.B30];&quot;&lt;/placeName&gt;&quot;;IF(ISBLANK([.C30]);&quot;&quot;;CONCATENATE(&quot;&lt;location&gt;&lt;geo&gt;&quot;;[.C30];&quot;, &quot;;[.D30];&quot;&lt;/geo&gt;&lt;/location&gt;&quot;));IF(ISBLANK([.G30]);&quot;&quot;;CONCATENATE(&quot;&lt;idno type=&quot;&quot;GeoName&quot;&quot;&gt;&quot;;[.G30];&quot;&lt;/idno&gt;&quot;));IF(ISBLANK([.H30]);&quot;&quot;;CONCATENATE(&quot;&lt;idno type=&quot;&quot;Pleiades&quot;&quot;&gt;&quot;;[.H30];&quot;&lt;/idno&gt;&quot;));IF(ISBLANK([.I30]);&quot;&quot;;CONCATENATE(&quot;&lt;idno type=&quot;&quot;TopBib&quot;&quot;&gt;&quot;;[.I30];&quot;&lt;/idno&gt;&quot;));IF(ISBLANK([.J30]);&quot;&quot;;CONCATENATE(&quot;&lt;idno type=&quot;&quot;TrisMegistos&quot;&quot;&gt;&quot;;[.J30];&quot;&lt;/idno&gt;&quot;));IF(ISBLANK([.K30]);&quot;&quot;;CONCATENATE(&quot;&lt;idno type=&quot;&quot;Wikidata&quot;&quot;&gt;&quot;;[.K30];&quot;&lt;/idno&gt;&quot;));IF(ISBLANK([.E30]);&quot;&quot;;CONCATENATE(&quot;&lt;note type=&quot;&quot;def&quot;&quot;&gt;&quot;;[.E30];&quot;&lt;/note&gt;&quot;));IF(ISBLANK([.F30]);&quot;&quot;;CONCATENATE(&quot;&lt;note type=&quot;&quot;Mariette&quot;&quot;&gt;&quot;;[.F30];&quot;&lt;/note&gt;&quot;));&quot;&lt;/place&gt;&quot;)" office:value-type="string" office:string-value="&lt;place xml:id=&quot;CoEg_place_00000030&quot;&gt;&lt;placeName&gt;Al-Atf&lt;/placeName&gt;&lt;location&gt;&lt;geo&gt;31.202859, 30.5128613&lt;/geo&gt;&lt;/location&gt;&lt;idno type=&quot;GeoName&quot;&gt;https://www.geonames.org/361519&lt;/idno&gt;&lt;note type=&quot;def&quot;&gt;(العطف [Al-`Aṭf]) Poste de douane entre Boulaq et Alexandrie, à la jonction du canal Mahmoudiyya et de la branche nilotique de Rosette&lt;/note&gt;&lt;note type=&quot;Mariette&quot;&gt;Mariette écrit « Atfih »&lt;/note&gt;&lt;/place&gt;" calcext:value-type="string">
            <text:p>&lt;place xml:id="CoEg_place_00000030"&gt;&lt;placeName&gt;Al-Atf&lt;/placeName&gt;&lt;location&gt;&lt;geo&gt;31.202859, 30.5128613&lt;/geo&gt;&lt;/location&gt;&lt;idno type="GeoName"&gt;https://www.geonames.org/361519&lt;/idno&gt;&lt;note type="def"&gt;(العطف [Al-`Aṭf]) Poste de douane entre Boulaq et Alexandrie, à la jonction du canal Mahmoudiyya et de la branche nilotique de Rosette&lt;/note&gt;&lt;note type="Mariette"&gt;Mariette écrit « Atfih »&lt;/note&gt;&lt;/place&gt;</text:p>
          </table:table-cell>
          <table:table-cell table:style-name="Default" table:formula="of:=CONCATENATE(&quot;\newglossaryentry{&quot;;[.A30];&quot;}{name={&quot;;[.B30];&quot;},type={place},text=*,description={&quot;;[.E30];[.F30];IF(ISBLANK([.G30]);&quot;&quot;;CONCATENATE(&quot;[\href{&quot;;[.G30];&quot;}{GeoName}]&quot;));IF(ISBLANK([.H30]);&quot;&quot;;CONCATENATE(&quot;[\href{&quot;;[.H30];&quot;}{Pleiades}]&quot;));IF(ISBLANK([.I30]);&quot;&quot;;CONCATENATE(&quot;[\href{&quot;;[.I30];&quot;}{TopBib}]&quot;));IF(ISBLANK([.J30]);&quot;&quot;;CONCATENATE(&quot;[\href{&quot;;[.J30];&quot;}{TrisMegistos}]&quot;));IF(ISBLANK([.K30]);&quot;&quot;;CONCATENATE(&quot;[\href{&quot;;[.K30];&quot;}{Wikidata}]&quot;));&quot;}}&quot;)" office:value-type="string" office:string-value="\newglossaryentry{CoEg_place_00000030}{name={Al-Atf},type={place},text=*,description={(العطف [Al-`Aṭf]) Poste de douane entre Boulaq et Alexandrie, à la jonction du canal Mahmoudiyya et de la branche nilotique de RosetteMariette écrit « Atfih »[\href{https://www.geonames.org/361519}{GeoName}]}}" calcext:value-type="string">
            <text:p>\newglossaryentry{CoEg_place_00000030}{name={Al-Atf},type={place},text=*,description={(العطف [Al-`Aṭf]) Poste de douane entre Boulaq et Alexandrie, à la jonction du canal Mahmoudiyya et de la branche nilotique de RosetteMariette écrit « Atfih »[\href{https://www.geonames.org/361519}{GeoName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31</text:p>
          </table:table-cell>
          <table:table-cell office:value-type="string" calcext:value-type="string">
            <text:p>Badrachin</text:p>
          </table:table-cell>
          <table:table-cell office:value-type="string" calcext:value-type="string">
            <text:p>29.8473761</text:p>
          </table:table-cell>
          <table:table-cell office:value-type="string" calcext:value-type="string">
            <text:p>31.2637705</text:p>
          </table:table-cell>
          <table:table-cell office:value-type="string" calcext:value-type="string">
            <text:p><text:span text:style-name="T1">(البدراشين [Al-Badrāš</text:span><text:span text:style-name="T2">ī</text:span>n]) Village sur le Nil, au voisinnage immédiat de Saqqarah et de Mit Rahineh</text:p>
          </table:table-cell>
          <table:table-cell office:value-type="string" calcext:value-type="string">
            <text:p>Mariette écrit « Bédréchyn »</text:p>
          </table:table-cell>
          <table:table-cell office:value-type="string" calcext:value-type="string">
            <text:p><text:a xlink:href="https://www.geonames.org/361473" xlink:type="simple">https://www.geonames.org/361473</text:a></text:p>
          </table:table-cell>
          <table:table-cell table:number-columns-repeated="3"/>
          <table:table-cell office:value-type="string" calcext:value-type="string">
            <text:p><text:a xlink:href="https://www.wikidata.org/wiki/Q4165238" xlink:type="simple">https://www.wikidata.org/wiki/Q4165238</text:a></text:p>
          </table:table-cell>
          <table:table-cell/>
          <table:table-cell table:style-name="Default" table:formula="of:=CONCATENATE(&quot;&lt;place xml:id=&quot;&quot;&quot;;[.A31];&quot;&quot;&quot;&gt;&lt;placeName&gt;&quot;;[.B31];&quot;&lt;/placeName&gt;&quot;;IF(ISBLANK([.C31]);&quot;&quot;;CONCATENATE(&quot;&lt;location&gt;&lt;geo&gt;&quot;;[.C31];&quot;, &quot;;[.D31];&quot;&lt;/geo&gt;&lt;/location&gt;&quot;));IF(ISBLANK([.G31]);&quot;&quot;;CONCATENATE(&quot;&lt;idno type=&quot;&quot;GeoName&quot;&quot;&gt;&quot;;[.G31];&quot;&lt;/idno&gt;&quot;));IF(ISBLANK([.H31]);&quot;&quot;;CONCATENATE(&quot;&lt;idno type=&quot;&quot;Pleiades&quot;&quot;&gt;&quot;;[.H31];&quot;&lt;/idno&gt;&quot;));IF(ISBLANK([.I31]);&quot;&quot;;CONCATENATE(&quot;&lt;idno type=&quot;&quot;TopBib&quot;&quot;&gt;&quot;;[.I31];&quot;&lt;/idno&gt;&quot;));IF(ISBLANK([.J31]);&quot;&quot;;CONCATENATE(&quot;&lt;idno type=&quot;&quot;TrisMegistos&quot;&quot;&gt;&quot;;[.J31];&quot;&lt;/idno&gt;&quot;));IF(ISBLANK([.K31]);&quot;&quot;;CONCATENATE(&quot;&lt;idno type=&quot;&quot;Wikidata&quot;&quot;&gt;&quot;;[.K31];&quot;&lt;/idno&gt;&quot;));IF(ISBLANK([.E31]);&quot;&quot;;CONCATENATE(&quot;&lt;note type=&quot;&quot;def&quot;&quot;&gt;&quot;;[.E31];&quot;&lt;/note&gt;&quot;));IF(ISBLANK([.F31]);&quot;&quot;;CONCATENATE(&quot;&lt;note type=&quot;&quot;Mariette&quot;&quot;&gt;&quot;;[.F31];&quot;&lt;/note&gt;&quot;));&quot;&lt;/place&gt;&quot;)" office:value-type="string" office:string-value="&lt;place xml:id=&quot;CoEg_place_00000031&quot;&gt;&lt;placeName&gt;Badrachin&lt;/placeName&gt;&lt;location&gt;&lt;geo&gt;29.8473761, 31.2637705&lt;/geo&gt;&lt;/location&gt;&lt;idno type=&quot;GeoName&quot;&gt;https://www.geonames.org/361473&lt;/idno&gt;&lt;idno type=&quot;Wikidata&quot;&gt;https://www.wikidata.org/wiki/Q4165238&lt;/idno&gt;&lt;note type=&quot;def&quot;&gt;(البدراشين [Al-Badrāšīn]) Village sur le Nil, au voisinnage immédiat de Saqqarah et de Mit Rahineh&lt;/note&gt;&lt;note type=&quot;Mariette&quot;&gt;Mariette écrit « Bédréchyn »&lt;/note&gt;&lt;/place&gt;" calcext:value-type="string">
            <text:p>&lt;place xml:id="CoEg_place_00000031"&gt;&lt;placeName&gt;Badrachin&lt;/placeName&gt;&lt;location&gt;&lt;geo&gt;29.8473761, 31.2637705&lt;/geo&gt;&lt;/location&gt;&lt;idno type="GeoName"&gt;https://www.geonames.org/361473&lt;/idno&gt;&lt;idno type="Wikidata"&gt;https://www.wikidata.org/wiki/Q4165238&lt;/idno&gt;&lt;note type="def"&gt;(البدراشين [Al-Badrāšīn]) Village sur le Nil, au voisinnage immédiat de Saqqarah et de Mit Rahineh&lt;/note&gt;&lt;note type="Mariette"&gt;Mariette écrit « Bédréchyn »&lt;/note&gt;&lt;/place&gt;</text:p>
          </table:table-cell>
          <table:table-cell table:style-name="Default" table:formula="of:=CONCATENATE(&quot;\newglossaryentry{&quot;;[.A31];&quot;}{name={&quot;;[.B31];&quot;},type={place},text=*,description={&quot;;[.E31];[.F31];IF(ISBLANK([.G31]);&quot;&quot;;CONCATENATE(&quot;[\href{&quot;;[.G31];&quot;}{GeoName}]&quot;));IF(ISBLANK([.H31]);&quot;&quot;;CONCATENATE(&quot;[\href{&quot;;[.H31];&quot;}{Pleiades}]&quot;));IF(ISBLANK([.I31]);&quot;&quot;;CONCATENATE(&quot;[\href{&quot;;[.I31];&quot;}{TopBib}]&quot;));IF(ISBLANK([.J31]);&quot;&quot;;CONCATENATE(&quot;[\href{&quot;;[.J31];&quot;}{TrisMegistos}]&quot;));IF(ISBLANK([.K31]);&quot;&quot;;CONCATENATE(&quot;[\href{&quot;;[.K31];&quot;}{Wikidata}]&quot;));&quot;}}&quot;)" office:value-type="string" office:string-value="\newglossaryentry{CoEg_place_00000031}{name={Badrachin},type={place},text=*,description={(البدراشين [Al-Badrāšīn]) Village sur le Nil, au voisinnage immédiat de Saqqarah et de Mit RahinehMariette écrit « Bédréchyn »[\href{https://www.geonames.org/361473}{GeoName}][\href{https://www.wikidata.org/wiki/Q4165238}{Wikidata}]}}" calcext:value-type="string">
            <text:p>\newglossaryentry{CoEg_place_00000031}{name={Badrachin},type={place},text=*,description={(البدراشين [Al-Badrāšīn]) Village sur le Nil, au voisinnage immédiat de Saqqarah et de Mit RahinehMariette écrit « Bédréchyn »[\href{https://www.geonames.org/361473}{GeoName}][\href{https://www.wikidata.org/wiki/Q4165238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32</text:p>
          </table:table-cell>
          <table:table-cell office:value-type="string" calcext:value-type="string">
            <text:p>Vincennes</text:p>
          </table:table-cell>
          <table:table-cell office:value-type="string" calcext:value-type="string">
            <text:p>48.847777777778</text:p>
          </table:table-cell>
          <table:table-cell office:value-type="string" calcext:value-type="string">
            <text:p>2.4391666666667</text:p>
          </table:table-cell>
          <table:table-cell table:number-columns-repeated="2"/>
          <table:table-cell office:value-type="string" calcext:value-type="string">
            <text:p><text:a xlink:href="https://www.geonames.org/2968054" xlink:type="simple">https://www.geonames.org/2968054</text:a></text:p>
          </table:table-cell>
          <table:table-cell table:number-columns-repeated="3"/>
          <table:table-cell table:style-name="ce101" office:value-type="string" calcext:value-type="string">
            <text:p><text:a xlink:href="https://www.wikidata.org/wiki/Q193819" xlink:type="simple">https://www.wikidata.org/wiki/Q193819</text:a></text:p>
          </table:table-cell>
          <table:table-cell/>
          <table:table-cell table:style-name="Default" table:formula="of:=CONCATENATE(&quot;&lt;place xml:id=&quot;&quot;&quot;;[.A32];&quot;&quot;&quot;&gt;&lt;placeName&gt;&quot;;[.B32];&quot;&lt;/placeName&gt;&quot;;IF(ISBLANK([.C32]);&quot;&quot;;CONCATENATE(&quot;&lt;location&gt;&lt;geo&gt;&quot;;[.C32];&quot;, &quot;;[.D32];&quot;&lt;/geo&gt;&lt;/location&gt;&quot;));IF(ISBLANK([.G32]);&quot;&quot;;CONCATENATE(&quot;&lt;idno type=&quot;&quot;GeoName&quot;&quot;&gt;&quot;;[.G32];&quot;&lt;/idno&gt;&quot;));IF(ISBLANK([.H32]);&quot;&quot;;CONCATENATE(&quot;&lt;idno type=&quot;&quot;Pleiades&quot;&quot;&gt;&quot;;[.H32];&quot;&lt;/idno&gt;&quot;));IF(ISBLANK([.I32]);&quot;&quot;;CONCATENATE(&quot;&lt;idno type=&quot;&quot;TopBib&quot;&quot;&gt;&quot;;[.I32];&quot;&lt;/idno&gt;&quot;));IF(ISBLANK([.J32]);&quot;&quot;;CONCATENATE(&quot;&lt;idno type=&quot;&quot;TrisMegistos&quot;&quot;&gt;&quot;;[.J32];&quot;&lt;/idno&gt;&quot;));IF(ISBLANK([.K32]);&quot;&quot;;CONCATENATE(&quot;&lt;idno type=&quot;&quot;Wikidata&quot;&quot;&gt;&quot;;[.K32];&quot;&lt;/idno&gt;&quot;));IF(ISBLANK([.E32]);&quot;&quot;;CONCATENATE(&quot;&lt;note type=&quot;&quot;def&quot;&quot;&gt;&quot;;[.E32];&quot;&lt;/note&gt;&quot;));IF(ISBLANK([.F32]);&quot;&quot;;CONCATENATE(&quot;&lt;note type=&quot;&quot;Mariette&quot;&quot;&gt;&quot;;[.F32];&quot;&lt;/note&gt;&quot;));&quot;&lt;/place&gt;&quot;)" office:value-type="string" office:string-value="&lt;place xml:id=&quot;CoEg_place_00000032&quot;&gt;&lt;placeName&gt;Vincennes&lt;/placeName&gt;&lt;location&gt;&lt;geo&gt;48.847777777778, 2.4391666666667&lt;/geo&gt;&lt;/location&gt;&lt;idno type=&quot;GeoName&quot;&gt;https://www.geonames.org/2968054&lt;/idno&gt;&lt;idno type=&quot;Wikidata&quot;&gt;https://www.wikidata.org/wiki/Q193819&lt;/idno&gt;&lt;/place&gt;" calcext:value-type="string">
            <text:p>&lt;place xml:id="CoEg_place_00000032"&gt;&lt;placeName&gt;Vincennes&lt;/placeName&gt;&lt;location&gt;&lt;geo&gt;48.847777777778, 2.4391666666667&lt;/geo&gt;&lt;/location&gt;&lt;idno type="GeoName"&gt;https://www.geonames.org/2968054&lt;/idno&gt;&lt;idno type="Wikidata"&gt;https://www.wikidata.org/wiki/Q193819&lt;/idno&gt;&lt;/place&gt;</text:p>
          </table:table-cell>
          <table:table-cell table:style-name="Default" table:formula="of:=CONCATENATE(&quot;\newglossaryentry{&quot;;[.A32];&quot;}{name={&quot;;[.B32];&quot;},type={place},text=*,description={&quot;;[.E32];[.F32];IF(ISBLANK([.G32]);&quot;&quot;;CONCATENATE(&quot;[\href{&quot;;[.G32];&quot;}{GeoName}]&quot;));IF(ISBLANK([.H32]);&quot;&quot;;CONCATENATE(&quot;[\href{&quot;;[.H32];&quot;}{Pleiades}]&quot;));IF(ISBLANK([.I32]);&quot;&quot;;CONCATENATE(&quot;[\href{&quot;;[.I32];&quot;}{TopBib}]&quot;));IF(ISBLANK([.J32]);&quot;&quot;;CONCATENATE(&quot;[\href{&quot;;[.J32];&quot;}{TrisMegistos}]&quot;));IF(ISBLANK([.K32]);&quot;&quot;;CONCATENATE(&quot;[\href{&quot;;[.K32];&quot;}{Wikidata}]&quot;));&quot;}}&quot;)" office:value-type="string" office:string-value="\newglossaryentry{CoEg_place_00000032}{name={Vincennes},type={place},text=*,description={[\href{https://www.geonames.org/2968054}{GeoName}][\href{https://www.wikidata.org/wiki/Q193819}{Wikidata}]}}" calcext:value-type="string">
            <text:p>\newglossaryentry{CoEg_place_00000032}{name={Vincennes},type={place},text=*,description={[\href{https://www.geonames.org/2968054}{GeoName}][\href{https://www.wikidata.org/wiki/Q193819}{Wikidata}]}}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oEg_place_00000033</text:p>
          </table:table-cell>
          <table:table-cell office:value-type="string" calcext:value-type="string">
            <text:p>Assiout</text:p>
          </table:table-cell>
          <table:table-cell office:value-type="string" calcext:value-type="string">
            <text:p>27.186944444444</text:p>
          </table:table-cell>
          <table:table-cell office:value-type="string" calcext:value-type="string">
            <text:p>31.171388888889</text:p>
          </table:table-cell>
          <table:table-cell office:value-type="string" calcext:value-type="string">
            <text:p>(أسّيوط [Asyūṭ])</text:p>
          </table:table-cell>
          <table:table-cell office:value-type="string" calcext:value-type="string">
            <text:p>Mariette écrit « Syout »</text:p>
          </table:table-cell>
          <table:table-cell office:value-type="string" calcext:value-type="string">
            <text:p><text:a xlink:href="https://www.geonames.org/359783" xlink:type="simple">https://www.geonames.org/359783</text:a></text:p>
          </table:table-cell>
          <table:table-cell table:style-name="ce94" office:value-type="string" calcext:value-type="string">
            <text:p><text:a xlink:href="https://pleiades.stoa.org/places/756593" xlink:type="simple">https://pleiades.stoa.org/places/756593</text:a></text:p>
          </table:table-cell>
          <table:table-cell office:value-type="string" calcext:value-type="string">
            <text:p><text:a xlink:href="http://topbib.griffith.ox.ac.uk//dtb.html?topbib=412-010" xlink:type="simple">http://topbib.griffith.ox.ac.uk//dtb.html?topbib=412-010</text:a></text:p>
          </table:table-cell>
          <table:table-cell table:style-name="ce105" office:value-type="string" calcext:value-type="string">
            <text:p><text:a xlink:href="https://www.trismegistos.org/place/1271" xlink:type="simple">https://www.trismegistos.org/place/1271</text:a></text:p>
          </table:table-cell>
          <table:table-cell table:style-name="ce101" office:value-type="string" calcext:value-type="string">
            <text:p><text:a xlink:href="https://www.wikidata.org/wiki/Q29962" xlink:type="simple">https://www.wikidata.org/wiki/Q29962</text:a></text:p>
          </table:table-cell>
          <table:table-cell/>
          <table:table-cell table:style-name="Default" table:formula="of:=CONCATENATE(&quot;&lt;place xml:id=&quot;&quot;&quot;;[.A33];&quot;&quot;&quot;&gt;&lt;placeName&gt;&quot;;[.B33];&quot;&lt;/placeName&gt;&quot;;IF(ISBLANK([.C33]);&quot;&quot;;CONCATENATE(&quot;&lt;location&gt;&lt;geo&gt;&quot;;[.C33];&quot;, &quot;;[.D33];&quot;&lt;/geo&gt;&lt;/location&gt;&quot;));IF(ISBLANK([.G33]);&quot;&quot;;CONCATENATE(&quot;&lt;idno type=&quot;&quot;GeoName&quot;&quot;&gt;&quot;;[.G33];&quot;&lt;/idno&gt;&quot;));IF(ISBLANK([.H33]);&quot;&quot;;CONCATENATE(&quot;&lt;idno type=&quot;&quot;Pleiades&quot;&quot;&gt;&quot;;[.H33];&quot;&lt;/idno&gt;&quot;));IF(ISBLANK([.I33]);&quot;&quot;;CONCATENATE(&quot;&lt;idno type=&quot;&quot;TopBib&quot;&quot;&gt;&quot;;[.I33];&quot;&lt;/idno&gt;&quot;));IF(ISBLANK([.J33]);&quot;&quot;;CONCATENATE(&quot;&lt;idno type=&quot;&quot;TrisMegistos&quot;&quot;&gt;&quot;;[.J33];&quot;&lt;/idno&gt;&quot;));IF(ISBLANK([.K33]);&quot;&quot;;CONCATENATE(&quot;&lt;idno type=&quot;&quot;Wikidata&quot;&quot;&gt;&quot;;[.K33];&quot;&lt;/idno&gt;&quot;));IF(ISBLANK([.E33]);&quot;&quot;;CONCATENATE(&quot;&lt;note type=&quot;&quot;def&quot;&quot;&gt;&quot;;[.E33];&quot;&lt;/note&gt;&quot;));IF(ISBLANK([.F33]);&quot;&quot;;CONCATENATE(&quot;&lt;note type=&quot;&quot;Mariette&quot;&quot;&gt;&quot;;[.F33];&quot;&lt;/note&gt;&quot;));&quot;&lt;/place&gt;&quot;)" office:value-type="string" office:string-value="&lt;place xml:id=&quot;CoEg_place_00000033&quot;&gt;&lt;placeName&gt;Assiout&lt;/placeName&gt;&lt;location&gt;&lt;geo&gt;27.186944444444, 31.171388888889&lt;/geo&gt;&lt;/location&gt;&lt;idno type=&quot;GeoName&quot;&gt;https://www.geonames.org/359783&lt;/idno&gt;&lt;idno type=&quot;Pleiades&quot;&gt;https://pleiades.stoa.org/places/756593&lt;/idno&gt;&lt;idno type=&quot;TopBib&quot;&gt;http://topbib.griffith.ox.ac.uk//dtb.html?topbib=412-010&lt;/idno&gt;&lt;idno type=&quot;TrisMegistos&quot;&gt;https://www.trismegistos.org/place/1271&lt;/idno&gt;&lt;idno type=&quot;Wikidata&quot;&gt;https://www.wikidata.org/wiki/Q29962&lt;/idno&gt;&lt;note type=&quot;def&quot;&gt;(أسّيوط [Asyūṭ])&lt;/note&gt;&lt;note type=&quot;Mariette&quot;&gt;Mariette écrit « Syout »&lt;/note&gt;&lt;/place&gt;" calcext:value-type="string">
            <text:p>&lt;place xml:id="CoEg_place_00000033"&gt;&lt;placeName&gt;Assiout&lt;/placeName&gt;&lt;location&gt;&lt;geo&gt;27.186944444444, 31.171388888889&lt;/geo&gt;&lt;/location&gt;&lt;idno type="GeoName"&gt;https://www.geonames.org/359783&lt;/idno&gt;&lt;idno type="Pleiades"&gt;https://pleiades.stoa.org/places/756593&lt;/idno&gt;&lt;idno type="TopBib"&gt;http://topbib.griffith.ox.ac.uk//dtb.html?topbib=412-010&lt;/idno&gt;&lt;idno type="TrisMegistos"&gt;https://www.trismegistos.org/place/1271&lt;/idno&gt;&lt;idno type="Wikidata"&gt;https://www.wikidata.org/wiki/Q29962&lt;/idno&gt;&lt;note type="def"&gt;(أسّيوط [Asyūṭ])&lt;/note&gt;&lt;note type="Mariette"&gt;Mariette écrit « Syout »&lt;/note&gt;&lt;/place&gt;</text:p>
          </table:table-cell>
          <table:table-cell table:style-name="Default" table:formula="of:=CONCATENATE(&quot;\newglossaryentry{&quot;;[.A33];&quot;}{name={&quot;;[.B33];&quot;},type={place},text=*,description={&quot;;[.E33];[.F33];IF(ISBLANK([.G33]);&quot;&quot;;CONCATENATE(&quot;[\href{&quot;;[.G33];&quot;}{GeoName}]&quot;));IF(ISBLANK([.H33]);&quot;&quot;;CONCATENATE(&quot;[\href{&quot;;[.H33];&quot;}{Pleiades}]&quot;));IF(ISBLANK([.I33]);&quot;&quot;;CONCATENATE(&quot;[\href{&quot;;[.I33];&quot;}{TopBib}]&quot;));IF(ISBLANK([.J33]);&quot;&quot;;CONCATENATE(&quot;[\href{&quot;;[.J33];&quot;}{TrisMegistos}]&quot;));IF(ISBLANK([.K33]);&quot;&quot;;CONCATENATE(&quot;[\href{&quot;;[.K33];&quot;}{Wikidata}]&quot;));&quot;}}&quot;)" office:value-type="string" office:string-value="\newglossaryentry{CoEg_place_00000033}{name={Assiout},type={place},text=*,description={(أسّيوط [Asyūṭ])Mariette écrit « Syout »[\href{https://www.geonames.org/359783}{GeoName}][\href{https://pleiades.stoa.org/places/756593}{Pleiades}][\href{http://topbib.griffith.ox.ac.uk//dtb.html?topbib=412-010}{TopBib}][\href{https://www.trismegistos.org/place/1271}{TrisMegistos}][\href{https://www.wikidata.org/wiki/Q29962}{Wikidata}]}}" calcext:value-type="string">
            <text:p>\newglossaryentry{CoEg_place_00000033}{name={Assiout},type={place},text=*,description={(أسّيوط [Asyūṭ])Mariette écrit « Syout »[\href{https://www.geonames.org/359783}{GeoName}][\href{https://pleiades.stoa.org/places/756593}{Pleiades}][\href{http://topbib.griffith.ox.ac.uk//dtb.html?topbib=412-010}{TopBib}][\href{https://www.trismegistos.org/place/1271}{TrisMegistos}][\href{https://www.wikidata.org/wiki/Q29962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00000034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45.066666666667</text:p>
          </table:table-cell>
          <table:table-cell office:value-type="string" calcext:value-type="string">
            <text:p>7.7</text:p>
          </table:table-cell>
          <table:table-cell table:number-columns-repeated="2"/>
          <table:table-cell office:value-type="string" calcext:value-type="string">
            <text:p><text:a xlink:href="https://www.geonames.org/3165524" xlink:type="simple">https://www.geonames.org/3165524</text:a></text:p>
          </table:table-cell>
          <table:table-cell table:number-columns-repeated="2"/>
          <table:table-cell table:style-name="ce105" office:value-type="string" calcext:value-type="string">
            <text:p><text:a xlink:href="https://www.trismegistos.org/place/19897" xlink:type="simple">https://www.trismegistos.org/place/19897</text:a></text:p>
          </table:table-cell>
          <table:table-cell table:style-name="ce101" office:value-type="string" calcext:value-type="string">
            <text:p><text:a xlink:href="https://www.wikidata.org/wiki/Q495" xlink:type="simple">https://www.wikidata.org/wiki/Q495</text:a></text:p>
          </table:table-cell>
          <table:table-cell/>
          <table:table-cell table:style-name="Default" table:formula="of:=CONCATENATE(&quot;&lt;place xml:id=&quot;&quot;&quot;;[.A34];&quot;&quot;&quot;&gt;&lt;placeName&gt;&quot;;[.B34];&quot;&lt;/placeName&gt;&quot;;IF(ISBLANK([.C34]);&quot;&quot;;CONCATENATE(&quot;&lt;location&gt;&lt;geo&gt;&quot;;[.C34];&quot;, &quot;;[.D34];&quot;&lt;/geo&gt;&lt;/location&gt;&quot;));IF(ISBLANK([.G34]);&quot;&quot;;CONCATENATE(&quot;&lt;idno type=&quot;&quot;GeoName&quot;&quot;&gt;&quot;;[.G34];&quot;&lt;/idno&gt;&quot;));IF(ISBLANK([.H34]);&quot;&quot;;CONCATENATE(&quot;&lt;idno type=&quot;&quot;Pleiades&quot;&quot;&gt;&quot;;[.H34];&quot;&lt;/idno&gt;&quot;));IF(ISBLANK([.I34]);&quot;&quot;;CONCATENATE(&quot;&lt;idno type=&quot;&quot;TopBib&quot;&quot;&gt;&quot;;[.I34];&quot;&lt;/idno&gt;&quot;));IF(ISBLANK([.J34]);&quot;&quot;;CONCATENATE(&quot;&lt;idno type=&quot;&quot;TrisMegistos&quot;&quot;&gt;&quot;;[.J34];&quot;&lt;/idno&gt;&quot;));IF(ISBLANK([.K34]);&quot;&quot;;CONCATENATE(&quot;&lt;idno type=&quot;&quot;Wikidata&quot;&quot;&gt;&quot;;[.K34];&quot;&lt;/idno&gt;&quot;));IF(ISBLANK([.E34]);&quot;&quot;;CONCATENATE(&quot;&lt;note type=&quot;&quot;def&quot;&quot;&gt;&quot;;[.E34];&quot;&lt;/note&gt;&quot;));IF(ISBLANK([.F34]);&quot;&quot;;CONCATENATE(&quot;&lt;note type=&quot;&quot;Mariette&quot;&quot;&gt;&quot;;[.F34];&quot;&lt;/note&gt;&quot;));&quot;&lt;/place&gt;&quot;)" office:value-type="string" office:string-value="&lt;place xml:id=&quot;CoEg_place_00000034&quot;&gt;&lt;placeName&gt;Turin&lt;/placeName&gt;&lt;location&gt;&lt;geo&gt;45.066666666667, 7.7&lt;/geo&gt;&lt;/location&gt;&lt;idno type=&quot;GeoName&quot;&gt;https://www.geonames.org/3165524&lt;/idno&gt;&lt;idno type=&quot;TrisMegistos&quot;&gt;https://www.trismegistos.org/place/19897&lt;/idno&gt;&lt;idno type=&quot;Wikidata&quot;&gt;https://www.wikidata.org/wiki/Q495&lt;/idno&gt;&lt;/place&gt;" calcext:value-type="string">
            <text:p>&lt;place xml:id="CoEg_place_00000034"&gt;&lt;placeName&gt;Turin&lt;/placeName&gt;&lt;location&gt;&lt;geo&gt;45.066666666667, 7.7&lt;/geo&gt;&lt;/location&gt;&lt;idno type="GeoName"&gt;https://www.geonames.org/3165524&lt;/idno&gt;&lt;idno type="TrisMegistos"&gt;https://www.trismegistos.org/place/19897&lt;/idno&gt;&lt;idno type="Wikidata"&gt;https://www.wikidata.org/wiki/Q495&lt;/idno&gt;&lt;/place&gt;</text:p>
          </table:table-cell>
          <table:table-cell table:style-name="Default" table:formula="of:=CONCATENATE(&quot;\newglossaryentry{&quot;;[.A34];&quot;}{name={&quot;;[.B34];&quot;},type={place},text=*,description={&quot;;[.E34];[.F34];IF(ISBLANK([.G34]);&quot;&quot;;CONCATENATE(&quot;[\href{&quot;;[.G34];&quot;}{GeoName}]&quot;));IF(ISBLANK([.H34]);&quot;&quot;;CONCATENATE(&quot;[\href{&quot;;[.H34];&quot;}{Pleiades}]&quot;));IF(ISBLANK([.I34]);&quot;&quot;;CONCATENATE(&quot;[\href{&quot;;[.I34];&quot;}{TopBib}]&quot;));IF(ISBLANK([.J34]);&quot;&quot;;CONCATENATE(&quot;[\href{&quot;;[.J34];&quot;}{TrisMegistos}]&quot;));IF(ISBLANK([.K34]);&quot;&quot;;CONCATENATE(&quot;[\href{&quot;;[.K34];&quot;}{Wikidata}]&quot;));&quot;}}&quot;)" office:value-type="string" office:string-value="\newglossaryentry{CoEg_place_00000034}{name={Turin},type={place},text=*,description={[\href{https://www.geonames.org/3165524}{GeoName}][\href{https://www.trismegistos.org/place/19897}{TrisMegistos}][\href{https://www.wikidata.org/wiki/Q495}{Wikidata}]}}" calcext:value-type="string">
            <text:p>\newglossaryentry{CoEg_place_00000034}{name={Turin},type={place},text=*,description={[\href{https://www.geonames.org/3165524}{GeoName}][\href{https://www.trismegistos.org/place/19897}{TrisMegistos}][\href{https://www.wikidata.org/wiki/Q495}{Wikidata}]}}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Eg_place_imn</text:p>
          </table:table-cell>
          <table:table-cell table:style-name="Default" office:value-type="string" calcext:value-type="string">
            <text:p>À identifier</text:p>
          </table:table-cell>
          <table:table-cell table:style-name="ce55" table:number-columns-repeated="2"/>
          <table:table-cell table:style-name="ce93" table:number-columns-repeated="6"/>
          <table:table-cell/>
          <table:table-cell table:style-name="ce93"/>
          <table:table-cell table:style-name="Default" table:formula="of:=CONCATENATE(&quot;&lt;place xml:id=&quot;&quot;&quot;;[.A35];&quot;&quot;&quot;&gt;&lt;placeName&gt;&quot;;[.B35];&quot;&lt;/placeName&gt;&quot;;IF(ISBLANK([.C35]);&quot;&quot;;CONCATENATE(&quot;&lt;location&gt;&lt;geo&gt;&quot;;[.C35];&quot;, &quot;;[.D35];&quot;&lt;/geo&gt;&lt;/location&gt;&quot;));IF(ISBLANK([.G35]);&quot;&quot;;CONCATENATE(&quot;&lt;idno type=&quot;&quot;GeoName&quot;&quot;&gt;&quot;;[.G35];&quot;&lt;/idno&gt;&quot;));IF(ISBLANK([.H35]);&quot;&quot;;CONCATENATE(&quot;&lt;idno type=&quot;&quot;Pleiades&quot;&quot;&gt;&quot;;[.H35];&quot;&lt;/idno&gt;&quot;));IF(ISBLANK([.I35]);&quot;&quot;;CONCATENATE(&quot;&lt;idno type=&quot;&quot;TopBib&quot;&quot;&gt;&quot;;[.I35];&quot;&lt;/idno&gt;&quot;));IF(ISBLANK([.J35]);&quot;&quot;;CONCATENATE(&quot;&lt;idno type=&quot;&quot;TrisMegistos&quot;&quot;&gt;&quot;;[.J35];&quot;&lt;/idno&gt;&quot;));IF(ISBLANK([.K35]);&quot;&quot;;CONCATENATE(&quot;&lt;idno type=&quot;&quot;Wikidata&quot;&quot;&gt;&quot;;[.K35];&quot;&lt;/idno&gt;&quot;));IF(ISBLANK([.E35]);&quot;&quot;;CONCATENATE(&quot;&lt;note type=&quot;&quot;def&quot;&quot;&gt;&quot;;[.E35];&quot;&lt;/note&gt;&quot;));IF(ISBLANK([.F35]);&quot;&quot;;CONCATENATE(&quot;&lt;note type=&quot;&quot;Mariette&quot;&quot;&gt;&quot;;[.F35];&quot;&lt;/note&gt;&quot;));&quot;&lt;/place&gt;&quot;)" office:value-type="string" office:string-value="&lt;place xml:id=&quot;CoEg_place_imn&quot;&gt;&lt;placeName&gt;À identifier&lt;/placeName&gt;&lt;/place&gt;" calcext:value-type="string">
            <text:p>&lt;place xml:id="CoEg_place_imn"&gt;&lt;placeName&gt;À identifier&lt;/placeName&gt;&lt;/place&gt;</text:p>
          </table:table-cell>
          <table:table-cell table:style-name="Default" table:formula="of:=CONCATENATE(&quot;\newglossaryentry{&quot;;[.A35];&quot;}{name={&quot;;[.B35];&quot;},type={place},text=*,description={&quot;;[.E35];[.F35];IF(ISBLANK([.G35]);&quot;&quot;;CONCATENATE(&quot;[\href{&quot;;[.G35];&quot;}{GeoName}]&quot;));IF(ISBLANK([.H35]);&quot;&quot;;CONCATENATE(&quot;[\href{&quot;;[.H35];&quot;}{Pleiades}]&quot;));IF(ISBLANK([.I35]);&quot;&quot;;CONCATENATE(&quot;[\href{&quot;;[.I35];&quot;}{TopBib}]&quot;));IF(ISBLANK([.J35]);&quot;&quot;;CONCATENATE(&quot;[\href{&quot;;[.J35];&quot;}{TrisMegistos}]&quot;));IF(ISBLANK([.K35]);&quot;&quot;;CONCATENATE(&quot;[\href{&quot;;[.K35];&quot;}{Wikidata}]&quot;));&quot;}}&quot;)" office:value-type="string" office:string-value="\newglossaryentry{CoEg_place_imn}{name={À identifier},type={place},text=*,description={}}" calcext:value-type="string">
            <text:p>\newglossaryentry{CoEg_place_imn}{name={À identifier},type={place},text=*,description={}}</text:p>
          </table:table-cell>
          <table:table-cell table:number-columns-repeated="2"/>
          <table:table-cell table:style-name="ce93" table:number-columns-repeated="48"/>
        </table:table-row>
        <table:table-row table:style-name="ro1">
          <table:table-cell table:number-columns-repeated="2"/>
          <table:table-cell table:style-name="ce51" table:number-columns-repeated="2"/>
          <table:table-cell table:number-columns-repeated="6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ce31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" table:number-columns-repeated="2" table:default-cell-style-name="Default"/>
        <table:table-column table:style-name="co68" table:default-cell-style-name="Default"/>
        <table:table-column table:style-name="co69" table:default-cell-style-name="ce31"/>
        <table:table-column table:style-name="co70" table:default-cell-style-name="Default"/>
        <table:table-column table:style-name="co71" table:default-cell-style-name="Default"/>
        <table:table-column table:style-name="co71" table:number-columns-repeated="2" table:default-cell-style-name="ce31"/>
        <table:table-column table:style-name="co5" table:default-cell-style-name="ce31"/>
        <table:table-column table:style-name="co5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" table:number-columns-repeated="45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institution sameAs</text:p>
          </table:table-cell>
          <table:table-cell table:style-name="ce4" office:value-type="string" calcext:value-type="string">
            <text:p>institution</text:p>
          </table:table-cell>
          <table:table-cell table:style-name="ce18" office:value-type="string" calcext:value-type="string">
            <text:p>idno_institution</text:p>
          </table:table-cell>
          <table:table-cell table:style-name="ce18" office:value-type="string" calcext:value-type="string">
            <text:p>idno_Atlas</text:p>
          </table:table-cell>
          <table:table-cell table:style-name="ce18" office:value-type="string" calcext:value-type="string">
            <text:p>idno type=TopBib</text:p>
          </table:table-cell>
          <table:table-cell table:style-name="ce18" office:value-type="string" calcext:value-type="string">
            <text:p>alias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ovenance id</text:p>
          </table:table-cell>
          <table:table-cell table:style-name="ce4" office:value-type="string" calcext:value-type="string">
            <text:p>provenance</text:p>
          </table:table-cell>
          <table:table-cell table:style-name="ce18" office:value-type="string" calcext:value-type="string">
            <text:p>note type=def</text:p>
          </table:table-cell>
          <table:table-cell table:style-name="ce18" office:value-type="string" calcext:value-type="string">
            <text:p>note type=Mariette</text:p>
          </table:table-cell>
          <table:table-cell table:style-name="ce4" office:value-type="string" calcext:value-type="string">
            <text:p>@sameAs</text:p>
          </table:table-cell>
          <table:table-cell table:style-name="ce4" office:value-type="string" calcext:value-type="string">
            <text:p>XML brut</text:p>
          </table:table-cell>
          <table:table-cell table:style-name="ce4" office:value-type="string" calcext:value-type="string">
            <text:p>Latex</text:p>
          </table:table-cell>
          <table:table-cell table:style-name="ce18" table:number-columns-repeated="49"/>
        </table:table-row>
        <table:table-row table:style-name="ro1">
          <table:table-cell office:value-type="string" calcext:value-type="string">
            <text:p>CoEg_obj_00000001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2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A 26</text:p>
          </table:table-cell>
          <table:table-cell office:value-type="string" calcext:value-type="string">
            <text:p><text:a xlink:href="http://cartelfr.louvre.fr/cartelfr/visite?srv=car_not_frame&amp;idNotice=31644" xlink:type="simple">http://cartelfr.louvre.fr/cartelfr/visite?srv=car_not_frame&amp;idNotice=31644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/>
          <table:table-cell table:formula="of:=LOOKUP([.I2];[$place.A$2:$place.A$201];[$place.B$2:$place.B$201])" office:value-type="string" office:string-value="" calcext:value-type="error">
            <text:p>#N/D</text:p>
          </table:table-cell>
          <table:table-cell office:value-type="string" calcext:value-type="string">
            <text:p>Sphinx (Basse-Époque, XXIXe dynastie)</text:p>
          </table:table-cell>
          <table:table-cell/>
          <table:table-cell table:formula="of:=CONCATENATE(&quot;sameAs=&quot;&quot;&quot;;[.A2];&quot;&quot;&quot;&quot;)" office:value-type="string" office:string-value="sameAs=&quot;CoEg_obj_00000001&quot;" calcext:value-type="string">
            <text:p>sameAs="CoEg_obj_00000001"</text:p>
          </table:table-cell>
          <table:table-cell table:formula="of:=CONCATENATE(&quot;&lt;object xml:id=&quot;&quot;&quot;;[.A2];&quot;&quot;&quot;&gt;&lt;objectIdentifier&gt;&lt;institution sameAs=&quot;&quot;#&quot;;[.B2];&quot;&quot;&quot;&gt;&quot;;[.C2];&quot;&lt;/institution&gt;&quot;;IF(ISBLANK([.D2]);&quot;&quot;;CONCATENATE(&quot;&lt;idno type=&quot;&quot;&quot;;[.C2];&quot;&quot;&quot;&gt;&quot;;[.D2];&quot;&lt;/idno&gt;&quot;));IF(ISBLANK([.E2]);&quot;&quot;;CONCATENATE(&quot;&lt;idno type=&quot;&quot;Atlas&quot;&quot;&gt;&quot;;[.E2];&quot;&lt;/idno&gt;&quot;));&quot;&lt;/objectIdentifier&gt;&lt;physDesc&gt;&lt;objectDesc form=&quot;&quot;&quot;;[.H2];&quot;&quot;&quot;/&gt;&lt;/physDesc&gt;&quot;;IF(ISBLANK([.I2]);&quot;&quot;;CONCATENATE(&quot;&lt;history&gt;&lt;provenance&quot;;IF(ISBLANK([.I2]);&quot;&quot;;CONCATENATE(&quot; sameAs=&quot;&quot;&quot;;[.I2];&quot;&quot;&quot;&quot;));&quot;&gt;&quot;;[.J2];&quot;&lt;/provenance&gt;&lt;/history&gt;&quot;));IF(ISBLANK([.K2]);&quot;&quot;;CONCATENATE(&quot;&lt;note type=&quot;&quot;def&quot;&quot;&gt;&quot;;[.K2];&quot;&lt;/note&gt;&quot;));IF(ISBLANK([.L2]);&quot;&quot;;CONCATENATE(&quot;&lt;note type=&quot;&quot;Mariette&quot;&quot;&gt;&quot;;[.L2];&quot;&lt;/note&gt;&quot;));&quot;&lt;/object&gt;&quot;)" office:value-type="string" office:string-value="&lt;object xml:id=&quot;CoEg_obj_00000001&quot;&gt;&lt;objectIdentifier&gt;&lt;institution sameAs=&quot;#CoEg_org_00000002&quot;&gt;Musée du Louvre&lt;/institution&gt;&lt;idno type=&quot;Musée du Louvre&quot;&gt;A 26&lt;/idno&gt;&lt;idno type=&quot;Atlas&quot;&gt;http://cartelfr.louvre.fr/cartelfr/visite?srv=car_not_frame&amp;idNotice=31644&lt;/idno&gt;&lt;/objectIdentifier&gt;&lt;physDesc&gt;&lt;objectDesc form=&quot;statue&quot;/&gt;&lt;/physDesc&gt;&lt;note type=&quot;def&quot;&gt;Sphinx (Basse-Époque, XXIXe dynastie)&lt;/note&gt;&lt;/object&gt;" calcext:value-type="string">
            <text:p>&lt;object xml:id="CoEg_obj_00000001"&gt;&lt;objectIdentifier&gt;&lt;institution sameAs="#CoEg_org_00000002"&gt;Musée du Louvre&lt;/institution&gt;&lt;idno type="Musée du Louvre"&gt;A 26&lt;/idno&gt;&lt;idno type="Atlas"&gt;http://cartelfr.louvre.fr/cartelfr/visite?srv=car_not_frame&amp;idNotice=31644&lt;/idno&gt;&lt;/objectIdentifier&gt;&lt;physDesc&gt;&lt;objectDesc form="statue"/&gt;&lt;/physDesc&gt;&lt;note type="def"&gt;Sphinx (Basse-Époque, XXIXe dynastie)&lt;/note&gt;&lt;/object&gt;</text:p>
          </table:table-cell>
          <table:table-cell table:formula="of:=CONCATENATE(&quot;\newglossaryentry{&quot;;[.A2];&quot;}{name={&quot;;[.D2];&quot;},type={obj},sort={&quot;;[.B2];&quot;},text={*},&quot;;IF(ISBLANK([.B2]);&quot;&quot;;CONCATENATE(&quot;parent={&quot;;[.B2];&quot;_obj},&quot;));&quot;description={&quot;;[.K2];IF(ISBLANK([.L2]);&quot;&quot;;CONCATENATE(&quot;. &quot;;[.L2]));IF(ISBLANK([.E2]);&quot;&quot;;CONCATENATE(&quot;[\href{&quot;;[.E2];&quot;}{Atlas}]&quot;));IF(ISBLANK([.F2]);&quot;&quot;;CONCATENATE(&quot;[\href{&quot;;[.F2];&quot;}{TopBib}]&quot;));&quot;}}&quot;)" office:value-type="string" office:string-value="\newglossaryentry{CoEg_obj_00000001}{name={A 26},type={obj},sort={CoEg_org_00000002},text={*},parent={CoEg_org_00000002_obj},description={Sphinx (Basse-Époque, XXIXe dynastie)[\href{http://cartelfr.louvre.fr/cartelfr/visite?srv=car_not_frame&amp;idNotice=31644}{Atlas}]}}" calcext:value-type="string">
            <text:p>\newglossaryentry{CoEg_obj_00000001}{name={A 26},type={obj},sort={CoEg_org_00000002},text={*},parent={CoEg_org_00000002_obj},description={Sphinx (Basse-Époque, XXIXe dynastie)[\href{http://cartelfr.louvre.fr/cartelfr/visite?srv=car_not_frame&amp;idNotice=31644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2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3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391</text:p>
          </table:table-cell>
          <table:table-cell office:value-type="string" calcext:value-type="string">
            <text:p><text:a xlink:href="http://cartelfr.louvre.fr/cartelfr/visite?srv=car_not_frame&amp;idNotice=18923" xlink:type="simple">http://cartelfr.louvre.fr/cartelfr/visite?srv=car_not_frame&amp;idNotice=18923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3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ix sphinx (époque ptolémaïque ; fouilles du Sérapéum)</text:p>
          </table:table-cell>
          <table:table-cell/>
          <table:table-cell table:formula="of:=CONCATENATE(&quot;sameAs=&quot;&quot;&quot;;[.A3];&quot;&quot;&quot;&quot;)" office:value-type="string" office:string-value="sameAs=&quot;CoEg_obj_00000002&quot;" calcext:value-type="string">
            <text:p>sameAs="CoEg_obj_00000002"</text:p>
          </table:table-cell>
          <table:table-cell table:formula="of:=CONCATENATE(&quot;&lt;object xml:id=&quot;&quot;&quot;;[.A3];&quot;&quot;&quot;&gt;&lt;objectIdentifier&gt;&lt;institution sameAs=&quot;&quot;#&quot;;[.B3];&quot;&quot;&quot;&gt;&quot;;[.C3];&quot;&lt;/institution&gt;&quot;;IF(ISBLANK([.D3]);&quot;&quot;;CONCATENATE(&quot;&lt;idno type=&quot;&quot;&quot;;[.C3];&quot;&quot;&quot;&gt;&quot;;[.D3];&quot;&lt;/idno&gt;&quot;));IF(ISBLANK([.E3]);&quot;&quot;;CONCATENATE(&quot;&lt;idno type=&quot;&quot;Atlas&quot;&quot;&gt;&quot;;[.E3];&quot;&lt;/idno&gt;&quot;));&quot;&lt;/objectIdentifier&gt;&lt;physDesc&gt;&lt;objectDesc form=&quot;&quot;&quot;;[.H3];&quot;&quot;&quot;/&gt;&lt;/physDesc&gt;&quot;;IF(ISBLANK([.I3]);&quot;&quot;;CONCATENATE(&quot;&lt;history&gt;&lt;provenance&quot;;IF(ISBLANK([.I3]);&quot;&quot;;CONCATENATE(&quot; sameAs=&quot;&quot;&quot;;[.I3];&quot;&quot;&quot;&quot;));&quot;&gt;&quot;;[.J3];&quot;&lt;/provenance&gt;&lt;/history&gt;&quot;));IF(ISBLANK([.K3]);&quot;&quot;;CONCATENATE(&quot;&lt;note type=&quot;&quot;def&quot;&quot;&gt;&quot;;[.K3];&quot;&lt;/note&gt;&quot;));IF(ISBLANK([.L3]);&quot;&quot;;CONCATENATE(&quot;&lt;note type=&quot;&quot;Mariette&quot;&quot;&gt;&quot;;[.L3];&quot;&lt;/note&gt;&quot;));&quot;&lt;/object&gt;&quot;)" office:value-type="string" office:string-value="&lt;object xml:id=&quot;CoEg_obj_00000002&quot;&gt;&lt;objectIdentifier&gt;&lt;institution sameAs=&quot;#CoEg_org_00000002&quot;&gt;Musée du Louvre&lt;/institution&gt;&lt;idno type=&quot;Musée du Louvre&quot;&gt;N 391&lt;/idno&gt;&lt;idno type=&quot;Atlas&quot;&gt;http://cartelfr.louvre.fr/cartelfr/visite?srv=car_not_frame&amp;idNotice=18923&lt;/idno&gt;&lt;/objectIdentifier&gt;&lt;physDesc&gt;&lt;objectDesc form=&quot;statue&quot;/&gt;&lt;/physDesc&gt;&lt;history&gt;&lt;provenance sameAs=&quot;CoEg_place_00000004&quot;&gt;Sérapéum&lt;/provenance&gt;&lt;/history&gt;&lt;note type=&quot;def&quot;&gt;Six sphinx (époque ptolémaïque ; fouilles du Sérapéum)&lt;/note&gt;&lt;/object&gt;" calcext:value-type="string">
            <text:p>&lt;object xml:id="CoEg_obj_00000002"&gt;&lt;objectIdentifier&gt;&lt;institution sameAs="#CoEg_org_00000002"&gt;Musée du Louvre&lt;/institution&gt;&lt;idno type="Musée du Louvre"&gt;N 391&lt;/idno&gt;&lt;idno type="Atlas"&gt;http://cartelfr.louvre.fr/cartelfr/visite?srv=car_not_frame&amp;idNotice=18923&lt;/idno&gt;&lt;/objectIdentifier&gt;&lt;physDesc&gt;&lt;objectDesc form="statue"/&gt;&lt;/physDesc&gt;&lt;history&gt;&lt;provenance sameAs="CoEg_place_00000004"&gt;Sérapéum&lt;/provenance&gt;&lt;/history&gt;&lt;note type="def"&gt;Six sphinx (époque ptolémaïque ; fouilles du Sérapéum)&lt;/note&gt;&lt;/object&gt;</text:p>
          </table:table-cell>
          <table:table-cell table:formula="of:=CONCATENATE(&quot;\newglossaryentry{&quot;;[.A3];&quot;}{name={&quot;;[.D3];&quot;},type={obj},sort={&quot;;[.B3];&quot;},text={*},&quot;;IF(ISBLANK([.B3]);&quot;&quot;;CONCATENATE(&quot;parent={&quot;;[.B3];&quot;_obj},&quot;));&quot;description={&quot;;[.K3];IF(ISBLANK([.L3]);&quot;&quot;;CONCATENATE(&quot;. &quot;;[.L3]));IF(ISBLANK([.E3]);&quot;&quot;;CONCATENATE(&quot;[\href{&quot;;[.E3];&quot;}{Atlas}]&quot;));IF(ISBLANK([.F3]);&quot;&quot;;CONCATENATE(&quot;[\href{&quot;;[.F3];&quot;}{TopBib}]&quot;));&quot;}}&quot;)" office:value-type="string" office:string-value="\newglossaryentry{CoEg_obj_00000002}{name={N 391},type={obj},sort={CoEg_org_00000002},text={*},parent={CoEg_org_00000002_obj},description={Six sphinx (époque ptolémaïque ; fouilles du Sérapéum)[\href{http://cartelfr.louvre.fr/cartelfr/visite?srv=car_not_frame&amp;idNotice=18923}{Atlas}]}}" calcext:value-type="string">
            <text:p>\newglossaryentry{CoEg_obj_00000002}{name={N 391},type={obj},sort={CoEg_org_00000002},text={*},parent={CoEg_org_00000002_obj},description={Six sphinx (époque ptolémaïque ; fouilles du Sérapéum)[\href{http://cartelfr.louvre.fr/cartelfr/visite?srv=car_not_frame&amp;idNotice=18923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3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4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C 318</text:p>
          </table:table-cell>
          <table:table-cell office:value-type="string" calcext:value-type="string">
            <text:p><text:a xlink:href="http://cartelfr.louvre.fr/cartelfr/visite?srv=car_not_frame&amp;idNotice=18925" xlink:type="simple">http://cartelfr.louvre.fr/cartelfr/visite?srv=car_not_frame&amp;idNotice=18925</text:a></text:p>
          </table:table-cell>
          <table:table-cell table:number-columns-repeated="2"/>
          <table:table-cell office:value-type="string" calcext:value-type="string">
            <text:p>stela</text:p>
          </table:table-cell>
          <table:table-cell office:value-type="string" calcext:value-type="string">
            <text:p>CoEg_place_00000004</text:p>
          </table:table-cell>
          <table:table-cell table:formula="of:=LOOKUP([.I4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tèle (Basse-Époque, XXXe dynastie ; fouilles du Sérapéum) originellement encastrée dans le socle du lion N 432 A</text:p>
          </table:table-cell>
          <table:table-cell/>
          <table:table-cell table:formula="of:=CONCATENATE(&quot;sameAs=&quot;&quot;&quot;;[.A4];&quot;&quot;&quot;&quot;)" office:value-type="string" office:string-value="sameAs=&quot;CoEg_obj_00000003&quot;" calcext:value-type="string">
            <text:p>sameAs="CoEg_obj_00000003"</text:p>
          </table:table-cell>
          <table:table-cell table:formula="of:=CONCATENATE(&quot;&lt;object xml:id=&quot;&quot;&quot;;[.A4];&quot;&quot;&quot;&gt;&lt;objectIdentifier&gt;&lt;institution sameAs=&quot;&quot;#&quot;;[.B4];&quot;&quot;&quot;&gt;&quot;;[.C4];&quot;&lt;/institution&gt;&quot;;IF(ISBLANK([.D4]);&quot;&quot;;CONCATENATE(&quot;&lt;idno type=&quot;&quot;&quot;;[.C4];&quot;&quot;&quot;&gt;&quot;;[.D4];&quot;&lt;/idno&gt;&quot;));IF(ISBLANK([.E4]);&quot;&quot;;CONCATENATE(&quot;&lt;idno type=&quot;&quot;Atlas&quot;&quot;&gt;&quot;;[.E4];&quot;&lt;/idno&gt;&quot;));&quot;&lt;/objectIdentifier&gt;&lt;physDesc&gt;&lt;objectDesc form=&quot;&quot;&quot;;[.H4];&quot;&quot;&quot;/&gt;&lt;/physDesc&gt;&quot;;IF(ISBLANK([.I4]);&quot;&quot;;CONCATENATE(&quot;&lt;history&gt;&lt;provenance&quot;;IF(ISBLANK([.I4]);&quot;&quot;;CONCATENATE(&quot; sameAs=&quot;&quot;&quot;;[.I4];&quot;&quot;&quot;&quot;));&quot;&gt;&quot;;[.J4];&quot;&lt;/provenance&gt;&lt;/history&gt;&quot;));IF(ISBLANK([.K4]);&quot;&quot;;CONCATENATE(&quot;&lt;note type=&quot;&quot;def&quot;&quot;&gt;&quot;;[.K4];&quot;&lt;/note&gt;&quot;));IF(ISBLANK([.L4]);&quot;&quot;;CONCATENATE(&quot;&lt;note type=&quot;&quot;Mariette&quot;&quot;&gt;&quot;;[.L4];&quot;&lt;/note&gt;&quot;));&quot;&lt;/object&gt;&quot;)" office:value-type="string" office:string-value="&lt;object xml:id=&quot;CoEg_obj_00000003&quot;&gt;&lt;objectIdentifier&gt;&lt;institution sameAs=&quot;#CoEg_org_00000002&quot;&gt;Musée du Louvre&lt;/institution&gt;&lt;idno type=&quot;Musée du Louvre&quot;&gt;C 318&lt;/idno&gt;&lt;idno type=&quot;Atlas&quot;&gt;http://cartelfr.louvre.fr/cartelfr/visite?srv=car_not_frame&amp;idNotice=18925&lt;/idno&gt;&lt;/objectIdentifier&gt;&lt;physDesc&gt;&lt;objectDesc form=&quot;stela&quot;/&gt;&lt;/physDesc&gt;&lt;history&gt;&lt;provenance sameAs=&quot;CoEg_place_00000004&quot;&gt;Sérapéum&lt;/provenance&gt;&lt;/history&gt;&lt;note type=&quot;def&quot;&gt;Stèle (Basse-Époque, XXXe dynastie ; fouilles du Sérapéum) originellement encastrée dans le socle du lion N 432 A&lt;/note&gt;&lt;/object&gt;" calcext:value-type="string">
            <text:p>&lt;object xml:id="CoEg_obj_00000003"&gt;&lt;objectIdentifier&gt;&lt;institution sameAs="#CoEg_org_00000002"&gt;Musée du Louvre&lt;/institution&gt;&lt;idno type="Musée du Louvre"&gt;C 318&lt;/idno&gt;&lt;idno type="Atlas"&gt;http://cartelfr.louvre.fr/cartelfr/visite?srv=car_not_frame&amp;idNotice=18925&lt;/idno&gt;&lt;/objectIdentifier&gt;&lt;physDesc&gt;&lt;objectDesc form="stela"/&gt;&lt;/physDesc&gt;&lt;history&gt;&lt;provenance sameAs="CoEg_place_00000004"&gt;Sérapéum&lt;/provenance&gt;&lt;/history&gt;&lt;note type="def"&gt;Stèle (Basse-Époque, XXXe dynastie ; fouilles du Sérapéum) originellement encastrée dans le socle du lion N 432 A&lt;/note&gt;&lt;/object&gt;</text:p>
          </table:table-cell>
          <table:table-cell table:formula="of:=CONCATENATE(&quot;\newglossaryentry{&quot;;[.A4];&quot;}{name={&quot;;[.D4];&quot;},type={obj},sort={&quot;;[.B4];&quot;},text={*},&quot;;IF(ISBLANK([.B4]);&quot;&quot;;CONCATENATE(&quot;parent={&quot;;[.B4];&quot;_obj},&quot;));&quot;description={&quot;;[.K4];IF(ISBLANK([.L4]);&quot;&quot;;CONCATENATE(&quot;. &quot;;[.L4]));IF(ISBLANK([.E4]);&quot;&quot;;CONCATENATE(&quot;[\href{&quot;;[.E4];&quot;}{Atlas}]&quot;));IF(ISBLANK([.F4]);&quot;&quot;;CONCATENATE(&quot;[\href{&quot;;[.F4];&quot;}{TopBib}]&quot;));&quot;}}&quot;)" office:value-type="string" office:string-value="\newglossaryentry{CoEg_obj_00000003}{name={C 318},type={obj},sort={CoEg_org_00000002},text={*},parent={CoEg_org_00000002_obj},description={Stèle (Basse-Époque, XXXe dynastie ; fouilles du Sérapéum) originellement encastrée dans le socle du lion N 432 A[\href{http://cartelfr.louvre.fr/cartelfr/visite?srv=car_not_frame&amp;idNotice=18925}{Atlas}]}}" calcext:value-type="string">
            <text:p>\newglossaryentry{CoEg_obj_00000003}{name={C 318},type={obj},sort={CoEg_org_00000002},text={*},parent={CoEg_org_00000002_obj},description={Stèle (Basse-Époque, XXXe dynastie ; fouilles du Sérapéum) originellement encastrée dans le socle du lion N 432 A[\href{http://cartelfr.louvre.fr/cartelfr/visite?srv=car_not_frame&amp;idNotice=18925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4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5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32 A</text:p>
          </table:table-cell>
          <table:table-cell office:value-type="string" calcext:value-type="string">
            <text:p><text:a xlink:href="http://cartelfr.louvre.fr/cartelfr/visite?srv=car_not_frame&amp;idNotice=18924" xlink:type="simple">http://cartelfr.louvre.fr/cartelfr/visite?srv=car_not_frame&amp;idNotice=18924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5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Lion (Basse-Époque, XXXe dynastie ; fouilles du Sérapéum) ; son socle abritait la stèle C 318</text:p>
          </table:table-cell>
          <table:table-cell/>
          <table:table-cell table:formula="of:=CONCATENATE(&quot;sameAs=&quot;&quot;&quot;;[.A5];&quot;&quot;&quot;&quot;)" office:value-type="string" office:string-value="sameAs=&quot;CoEg_obj_00000004&quot;" calcext:value-type="string">
            <text:p>sameAs="CoEg_obj_00000004"</text:p>
          </table:table-cell>
          <table:table-cell table:formula="of:=CONCATENATE(&quot;&lt;object xml:id=&quot;&quot;&quot;;[.A5];&quot;&quot;&quot;&gt;&lt;objectIdentifier&gt;&lt;institution sameAs=&quot;&quot;#&quot;;[.B5];&quot;&quot;&quot;&gt;&quot;;[.C5];&quot;&lt;/institution&gt;&quot;;IF(ISBLANK([.D5]);&quot;&quot;;CONCATENATE(&quot;&lt;idno type=&quot;&quot;&quot;;[.C5];&quot;&quot;&quot;&gt;&quot;;[.D5];&quot;&lt;/idno&gt;&quot;));IF(ISBLANK([.E5]);&quot;&quot;;CONCATENATE(&quot;&lt;idno type=&quot;&quot;Atlas&quot;&quot;&gt;&quot;;[.E5];&quot;&lt;/idno&gt;&quot;));&quot;&lt;/objectIdentifier&gt;&lt;physDesc&gt;&lt;objectDesc form=&quot;&quot;&quot;;[.H5];&quot;&quot;&quot;/&gt;&lt;/physDesc&gt;&quot;;IF(ISBLANK([.I5]);&quot;&quot;;CONCATENATE(&quot;&lt;history&gt;&lt;provenance&quot;;IF(ISBLANK([.I5]);&quot;&quot;;CONCATENATE(&quot; sameAs=&quot;&quot;&quot;;[.I5];&quot;&quot;&quot;&quot;));&quot;&gt;&quot;;[.J5];&quot;&lt;/provenance&gt;&lt;/history&gt;&quot;));IF(ISBLANK([.K5]);&quot;&quot;;CONCATENATE(&quot;&lt;note type=&quot;&quot;def&quot;&quot;&gt;&quot;;[.K5];&quot;&lt;/note&gt;&quot;));IF(ISBLANK([.L5]);&quot;&quot;;CONCATENATE(&quot;&lt;note type=&quot;&quot;Mariette&quot;&quot;&gt;&quot;;[.L5];&quot;&lt;/note&gt;&quot;));&quot;&lt;/object&gt;&quot;)" office:value-type="string" office:string-value="&lt;object xml:id=&quot;CoEg_obj_00000004&quot;&gt;&lt;objectIdentifier&gt;&lt;institution sameAs=&quot;#CoEg_org_00000002&quot;&gt;Musée du Louvre&lt;/institution&gt;&lt;idno type=&quot;Musée du Louvre&quot;&gt;N 432 A&lt;/idno&gt;&lt;idno type=&quot;Atlas&quot;&gt;http://cartelfr.louvre.fr/cartelfr/visite?srv=car_not_frame&amp;idNotice=18924&lt;/idno&gt;&lt;/objectIdentifier&gt;&lt;physDesc&gt;&lt;objectDesc form=&quot;statue&quot;/&gt;&lt;/physDesc&gt;&lt;history&gt;&lt;provenance sameAs=&quot;CoEg_place_00000004&quot;&gt;Sérapéum&lt;/provenance&gt;&lt;/history&gt;&lt;note type=&quot;def&quot;&gt;Lion (Basse-Époque, XXXe dynastie ; fouilles du Sérapéum) ; son socle abritait la stèle C 318&lt;/note&gt;&lt;/object&gt;" calcext:value-type="string">
            <text:p>&lt;object xml:id="CoEg_obj_00000004"&gt;&lt;objectIdentifier&gt;&lt;institution sameAs="#CoEg_org_00000002"&gt;Musée du Louvre&lt;/institution&gt;&lt;idno type="Musée du Louvre"&gt;N 432 A&lt;/idno&gt;&lt;idno type="Atlas"&gt;http://cartelfr.louvre.fr/cartelfr/visite?srv=car_not_frame&amp;idNotice=18924&lt;/idno&gt;&lt;/objectIdentifier&gt;&lt;physDesc&gt;&lt;objectDesc form="statue"/&gt;&lt;/physDesc&gt;&lt;history&gt;&lt;provenance sameAs="CoEg_place_00000004"&gt;Sérapéum&lt;/provenance&gt;&lt;/history&gt;&lt;note type="def"&gt;Lion (Basse-Époque, XXXe dynastie ; fouilles du Sérapéum) ; son socle abritait la stèle C 318&lt;/note&gt;&lt;/object&gt;</text:p>
          </table:table-cell>
          <table:table-cell table:formula="of:=CONCATENATE(&quot;\newglossaryentry{&quot;;[.A5];&quot;}{name={&quot;;[.D5];&quot;},type={obj},sort={&quot;;[.B5];&quot;},text={*},&quot;;IF(ISBLANK([.B5]);&quot;&quot;;CONCATENATE(&quot;parent={&quot;;[.B5];&quot;_obj},&quot;));&quot;description={&quot;;[.K5];IF(ISBLANK([.L5]);&quot;&quot;;CONCATENATE(&quot;. &quot;;[.L5]));IF(ISBLANK([.E5]);&quot;&quot;;CONCATENATE(&quot;[\href{&quot;;[.E5];&quot;}{Atlas}]&quot;));IF(ISBLANK([.F5]);&quot;&quot;;CONCATENATE(&quot;[\href{&quot;;[.F5];&quot;}{TopBib}]&quot;));&quot;}}&quot;)" office:value-type="string" office:string-value="\newglossaryentry{CoEg_obj_00000004}{name={N 432 A},type={obj},sort={CoEg_org_00000002},text={*},parent={CoEg_org_00000002_obj},description={Lion (Basse-Époque, XXXe dynastie ; fouilles du Sérapéum) ; son socle abritait la stèle C 318[\href{http://cartelfr.louvre.fr/cartelfr/visite?srv=car_not_frame&amp;idNotice=18924}{Atlas}]}}" calcext:value-type="string">
            <text:p>\newglossaryentry{CoEg_obj_00000004}{name={N 432 A},type={obj},sort={CoEg_org_00000002},text={*},parent={CoEg_org_00000002_obj},description={Lion (Basse-Époque, XXXe dynastie ; fouilles du Sérapéum) ; son socle abritait la stèle C 318[\href{http://cartelfr.louvre.fr/cartelfr/visite?srv=car_not_frame&amp;idNotice=18924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5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6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32 B</text:p>
          </table:table-cell>
          <table:table-cell office:value-type="string" calcext:value-type="string">
            <text:p><text:a xlink:href="http://cartelfr.louvre.fr/cartelfr/visite?srv=car_not_frame&amp;idNotice=18934" xlink:type="simple">http://cartelfr.louvre.fr/cartelfr/visite?srv=car_not_frame&amp;idNotice=18934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6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Lion (Basse-Époque, XXXe dynastie ; fouilles du Sérapéum)</text:p>
          </table:table-cell>
          <table:table-cell/>
          <table:table-cell table:formula="of:=CONCATENATE(&quot;sameAs=&quot;&quot;&quot;;[.A6];&quot;&quot;&quot;&quot;)" office:value-type="string" office:string-value="sameAs=&quot;CoEg_obj_00000005&quot;" calcext:value-type="string">
            <text:p>sameAs="CoEg_obj_00000005"</text:p>
          </table:table-cell>
          <table:table-cell table:formula="of:=CONCATENATE(&quot;&lt;object xml:id=&quot;&quot;&quot;;[.A6];&quot;&quot;&quot;&gt;&lt;objectIdentifier&gt;&lt;institution sameAs=&quot;&quot;#&quot;;[.B6];&quot;&quot;&quot;&gt;&quot;;[.C6];&quot;&lt;/institution&gt;&quot;;IF(ISBLANK([.D6]);&quot;&quot;;CONCATENATE(&quot;&lt;idno type=&quot;&quot;&quot;;[.C6];&quot;&quot;&quot;&gt;&quot;;[.D6];&quot;&lt;/idno&gt;&quot;));IF(ISBLANK([.E6]);&quot;&quot;;CONCATENATE(&quot;&lt;idno type=&quot;&quot;Atlas&quot;&quot;&gt;&quot;;[.E6];&quot;&lt;/idno&gt;&quot;));&quot;&lt;/objectIdentifier&gt;&lt;physDesc&gt;&lt;objectDesc form=&quot;&quot;&quot;;[.H6];&quot;&quot;&quot;/&gt;&lt;/physDesc&gt;&quot;;IF(ISBLANK([.I6]);&quot;&quot;;CONCATENATE(&quot;&lt;history&gt;&lt;provenance&quot;;IF(ISBLANK([.I6]);&quot;&quot;;CONCATENATE(&quot; sameAs=&quot;&quot;&quot;;[.I6];&quot;&quot;&quot;&quot;));&quot;&gt;&quot;;[.J6];&quot;&lt;/provenance&gt;&lt;/history&gt;&quot;));IF(ISBLANK([.K6]);&quot;&quot;;CONCATENATE(&quot;&lt;note type=&quot;&quot;def&quot;&quot;&gt;&quot;;[.K6];&quot;&lt;/note&gt;&quot;));IF(ISBLANK([.L6]);&quot;&quot;;CONCATENATE(&quot;&lt;note type=&quot;&quot;Mariette&quot;&quot;&gt;&quot;;[.L6];&quot;&lt;/note&gt;&quot;));&quot;&lt;/object&gt;&quot;)" office:value-type="string" office:string-value="&lt;object xml:id=&quot;CoEg_obj_00000005&quot;&gt;&lt;objectIdentifier&gt;&lt;institution sameAs=&quot;#CoEg_org_00000002&quot;&gt;Musée du Louvre&lt;/institution&gt;&lt;idno type=&quot;Musée du Louvre&quot;&gt;N 432 B&lt;/idno&gt;&lt;idno type=&quot;Atlas&quot;&gt;http://cartelfr.louvre.fr/cartelfr/visite?srv=car_not_frame&amp;idNotice=18934&lt;/idno&gt;&lt;/objectIdentifier&gt;&lt;physDesc&gt;&lt;objectDesc form=&quot;statue&quot;/&gt;&lt;/physDesc&gt;&lt;history&gt;&lt;provenance sameAs=&quot;CoEg_place_00000004&quot;&gt;Sérapéum&lt;/provenance&gt;&lt;/history&gt;&lt;note type=&quot;def&quot;&gt;Lion (Basse-Époque, XXXe dynastie ; fouilles du Sérapéum)&lt;/note&gt;&lt;/object&gt;" calcext:value-type="string">
            <text:p>&lt;object xml:id="CoEg_obj_00000005"&gt;&lt;objectIdentifier&gt;&lt;institution sameAs="#CoEg_org_00000002"&gt;Musée du Louvre&lt;/institution&gt;&lt;idno type="Musée du Louvre"&gt;N 432 B&lt;/idno&gt;&lt;idno type="Atlas"&gt;http://cartelfr.louvre.fr/cartelfr/visite?srv=car_not_frame&amp;idNotice=18934&lt;/idno&gt;&lt;/objectIdentifier&gt;&lt;physDesc&gt;&lt;objectDesc form="statue"/&gt;&lt;/physDesc&gt;&lt;history&gt;&lt;provenance sameAs="CoEg_place_00000004"&gt;Sérapéum&lt;/provenance&gt;&lt;/history&gt;&lt;note type="def"&gt;Lion (Basse-Époque, XXXe dynastie ; fouilles du Sérapéum)&lt;/note&gt;&lt;/object&gt;</text:p>
          </table:table-cell>
          <table:table-cell table:formula="of:=CONCATENATE(&quot;\newglossaryentry{&quot;;[.A6];&quot;}{name={&quot;;[.D6];&quot;},type={obj},sort={&quot;;[.B6];&quot;},text={*},&quot;;IF(ISBLANK([.B6]);&quot;&quot;;CONCATENATE(&quot;parent={&quot;;[.B6];&quot;_obj},&quot;));&quot;description={&quot;;[.K6];IF(ISBLANK([.L6]);&quot;&quot;;CONCATENATE(&quot;. &quot;;[.L6]));IF(ISBLANK([.E6]);&quot;&quot;;CONCATENATE(&quot;[\href{&quot;;[.E6];&quot;}{Atlas}]&quot;));IF(ISBLANK([.F6]);&quot;&quot;;CONCATENATE(&quot;[\href{&quot;;[.F6];&quot;}{TopBib}]&quot;));&quot;}}&quot;)" office:value-type="string" office:string-value="\newglossaryentry{CoEg_obj_00000005}{name={N 432 B},type={obj},sort={CoEg_org_00000002},text={*},parent={CoEg_org_00000002_obj},description={Lion (Basse-Époque, XXXe dynastie ; fouilles du Sérapéum)[\href{http://cartelfr.louvre.fr/cartelfr/visite?srv=car_not_frame&amp;idNotice=18934}{Atlas}]}}" calcext:value-type="string">
            <text:p>\newglossaryentry{CoEg_obj_00000005}{name={N 432 B},type={obj},sort={CoEg_org_00000002},text={*},parent={CoEg_org_00000002_obj},description={Lion (Basse-Époque, XXXe dynastie ; fouilles du Sérapéum)[\href{http://cartelfr.louvre.fr/cartelfr/visite?srv=car_not_frame&amp;idNotice=18934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6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7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32 C</text:p>
          </table:table-cell>
          <table:table-cell office:value-type="string" calcext:value-type="string">
            <text:p><text:a xlink:href="http://cartelfr.louvre.fr/cartelfr/visite?srv=car_not_frame&amp;idNotice=18930" xlink:type="simple">http://cartelfr.louvre.fr/cartelfr/visite?srv=car_not_frame&amp;idNotice=18930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7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Lion (Basse-Époque, XXXe dynastie ; fouilles du Sérapéum)</text:p>
          </table:table-cell>
          <table:table-cell/>
          <table:table-cell table:formula="of:=CONCATENATE(&quot;sameAs=&quot;&quot;&quot;;[.A7];&quot;&quot;&quot;&quot;)" office:value-type="string" office:string-value="sameAs=&quot;CoEg_obj_00000006&quot;" calcext:value-type="string">
            <text:p>sameAs="CoEg_obj_00000006"</text:p>
          </table:table-cell>
          <table:table-cell table:formula="of:=CONCATENATE(&quot;&lt;object xml:id=&quot;&quot;&quot;;[.A7];&quot;&quot;&quot;&gt;&lt;objectIdentifier&gt;&lt;institution sameAs=&quot;&quot;#&quot;;[.B7];&quot;&quot;&quot;&gt;&quot;;[.C7];&quot;&lt;/institution&gt;&quot;;IF(ISBLANK([.D7]);&quot;&quot;;CONCATENATE(&quot;&lt;idno type=&quot;&quot;&quot;;[.C7];&quot;&quot;&quot;&gt;&quot;;[.D7];&quot;&lt;/idno&gt;&quot;));IF(ISBLANK([.E7]);&quot;&quot;;CONCATENATE(&quot;&lt;idno type=&quot;&quot;Atlas&quot;&quot;&gt;&quot;;[.E7];&quot;&lt;/idno&gt;&quot;));&quot;&lt;/objectIdentifier&gt;&lt;physDesc&gt;&lt;objectDesc form=&quot;&quot;&quot;;[.H7];&quot;&quot;&quot;/&gt;&lt;/physDesc&gt;&quot;;IF(ISBLANK([.I7]);&quot;&quot;;CONCATENATE(&quot;&lt;history&gt;&lt;provenance&quot;;IF(ISBLANK([.I7]);&quot;&quot;;CONCATENATE(&quot; sameAs=&quot;&quot;&quot;;[.I7];&quot;&quot;&quot;&quot;));&quot;&gt;&quot;;[.J7];&quot;&lt;/provenance&gt;&lt;/history&gt;&quot;));IF(ISBLANK([.K7]);&quot;&quot;;CONCATENATE(&quot;&lt;note type=&quot;&quot;def&quot;&quot;&gt;&quot;;[.K7];&quot;&lt;/note&gt;&quot;));IF(ISBLANK([.L7]);&quot;&quot;;CONCATENATE(&quot;&lt;note type=&quot;&quot;Mariette&quot;&quot;&gt;&quot;;[.L7];&quot;&lt;/note&gt;&quot;));&quot;&lt;/object&gt;&quot;)" office:value-type="string" office:string-value="&lt;object xml:id=&quot;CoEg_obj_00000006&quot;&gt;&lt;objectIdentifier&gt;&lt;institution sameAs=&quot;#CoEg_org_00000002&quot;&gt;Musée du Louvre&lt;/institution&gt;&lt;idno type=&quot;Musée du Louvre&quot;&gt;N 432 C&lt;/idno&gt;&lt;idno type=&quot;Atlas&quot;&gt;http://cartelfr.louvre.fr/cartelfr/visite?srv=car_not_frame&amp;idNotice=18930&lt;/idno&gt;&lt;/objectIdentifier&gt;&lt;physDesc&gt;&lt;objectDesc form=&quot;statue&quot;/&gt;&lt;/physDesc&gt;&lt;history&gt;&lt;provenance sameAs=&quot;CoEg_place_00000004&quot;&gt;Sérapéum&lt;/provenance&gt;&lt;/history&gt;&lt;note type=&quot;def&quot;&gt;Lion (Basse-Époque, XXXe dynastie ; fouilles du Sérapéum)&lt;/note&gt;&lt;/object&gt;" calcext:value-type="string">
            <text:p>&lt;object xml:id="CoEg_obj_00000006"&gt;&lt;objectIdentifier&gt;&lt;institution sameAs="#CoEg_org_00000002"&gt;Musée du Louvre&lt;/institution&gt;&lt;idno type="Musée du Louvre"&gt;N 432 C&lt;/idno&gt;&lt;idno type="Atlas"&gt;http://cartelfr.louvre.fr/cartelfr/visite?srv=car_not_frame&amp;idNotice=18930&lt;/idno&gt;&lt;/objectIdentifier&gt;&lt;physDesc&gt;&lt;objectDesc form="statue"/&gt;&lt;/physDesc&gt;&lt;history&gt;&lt;provenance sameAs="CoEg_place_00000004"&gt;Sérapéum&lt;/provenance&gt;&lt;/history&gt;&lt;note type="def"&gt;Lion (Basse-Époque, XXXe dynastie ; fouilles du Sérapéum)&lt;/note&gt;&lt;/object&gt;</text:p>
          </table:table-cell>
          <table:table-cell table:formula="of:=CONCATENATE(&quot;\newglossaryentry{&quot;;[.A7];&quot;}{name={&quot;;[.D7];&quot;},type={obj},sort={&quot;;[.B7];&quot;},text={*},&quot;;IF(ISBLANK([.B7]);&quot;&quot;;CONCATENATE(&quot;parent={&quot;;[.B7];&quot;_obj},&quot;));&quot;description={&quot;;[.K7];IF(ISBLANK([.L7]);&quot;&quot;;CONCATENATE(&quot;. &quot;;[.L7]));IF(ISBLANK([.E7]);&quot;&quot;;CONCATENATE(&quot;[\href{&quot;;[.E7];&quot;}{Atlas}]&quot;));IF(ISBLANK([.F7]);&quot;&quot;;CONCATENATE(&quot;[\href{&quot;;[.F7];&quot;}{TopBib}]&quot;));&quot;}}&quot;)" office:value-type="string" office:string-value="\newglossaryentry{CoEg_obj_00000006}{name={N 432 C},type={obj},sort={CoEg_org_00000002},text={*},parent={CoEg_org_00000002_obj},description={Lion (Basse-Époque, XXXe dynastie ; fouilles du Sérapéum)[\href{http://cartelfr.louvre.fr/cartelfr/visite?srv=car_not_frame&amp;idNotice=18930}{Atlas}]}}" calcext:value-type="string">
            <text:p>\newglossaryentry{CoEg_obj_00000006}{name={N 432 C},type={obj},sort={CoEg_org_00000002},text={*},parent={CoEg_org_00000002_obj},description={Lion (Basse-Époque, XXXe dynastie ; fouilles du Sérapéum)[\href{http://cartelfr.louvre.fr/cartelfr/visite?srv=car_not_frame&amp;idNotice=18930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7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8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390</text:p>
          </table:table-cell>
          <table:table-cell office:value-type="string" calcext:value-type="string">
            <text:p><text:a xlink:href="http://cartelfr.louvre.fr/cartelfr/visite?srv=car_not_frame&amp;idNotice=20284" xlink:type="simple">http://cartelfr.louvre.fr/cartelfr/visite?srv=car_not_frame&amp;idNotice=20284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8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tatue d'Apis (Basse-Époque, XXXe dynastie ; fouilles du Sérapéum)</text:p>
          </table:table-cell>
          <table:table-cell/>
          <table:table-cell table:formula="of:=CONCATENATE(&quot;sameAs=&quot;&quot;&quot;;[.A8];&quot;&quot;&quot;&quot;)" office:value-type="string" office:string-value="sameAs=&quot;CoEg_obj_00000007&quot;" calcext:value-type="string">
            <text:p>sameAs="CoEg_obj_00000007"</text:p>
          </table:table-cell>
          <table:table-cell table:formula="of:=CONCATENATE(&quot;&lt;object xml:id=&quot;&quot;&quot;;[.A8];&quot;&quot;&quot;&gt;&lt;objectIdentifier&gt;&lt;institution sameAs=&quot;&quot;#&quot;;[.B8];&quot;&quot;&quot;&gt;&quot;;[.C8];&quot;&lt;/institution&gt;&quot;;IF(ISBLANK([.D8]);&quot;&quot;;CONCATENATE(&quot;&lt;idno type=&quot;&quot;&quot;;[.C8];&quot;&quot;&quot;&gt;&quot;;[.D8];&quot;&lt;/idno&gt;&quot;));IF(ISBLANK([.E8]);&quot;&quot;;CONCATENATE(&quot;&lt;idno type=&quot;&quot;Atlas&quot;&quot;&gt;&quot;;[.E8];&quot;&lt;/idno&gt;&quot;));&quot;&lt;/objectIdentifier&gt;&lt;physDesc&gt;&lt;objectDesc form=&quot;&quot;&quot;;[.H8];&quot;&quot;&quot;/&gt;&lt;/physDesc&gt;&quot;;IF(ISBLANK([.I8]);&quot;&quot;;CONCATENATE(&quot;&lt;history&gt;&lt;provenance&quot;;IF(ISBLANK([.I8]);&quot;&quot;;CONCATENATE(&quot; sameAs=&quot;&quot;&quot;;[.I8];&quot;&quot;&quot;&quot;));&quot;&gt;&quot;;[.J8];&quot;&lt;/provenance&gt;&lt;/history&gt;&quot;));IF(ISBLANK([.K8]);&quot;&quot;;CONCATENATE(&quot;&lt;note type=&quot;&quot;def&quot;&quot;&gt;&quot;;[.K8];&quot;&lt;/note&gt;&quot;));IF(ISBLANK([.L8]);&quot;&quot;;CONCATENATE(&quot;&lt;note type=&quot;&quot;Mariette&quot;&quot;&gt;&quot;;[.L8];&quot;&lt;/note&gt;&quot;));&quot;&lt;/object&gt;&quot;)" office:value-type="string" office:string-value="&lt;object xml:id=&quot;CoEg_obj_00000007&quot;&gt;&lt;objectIdentifier&gt;&lt;institution sameAs=&quot;#CoEg_org_00000002&quot;&gt;Musée du Louvre&lt;/institution&gt;&lt;idno type=&quot;Musée du Louvre&quot;&gt;N 390&lt;/idno&gt;&lt;idno type=&quot;Atlas&quot;&gt;http://cartelfr.louvre.fr/cartelfr/visite?srv=car_not_frame&amp;idNotice=20284&lt;/idno&gt;&lt;/objectIdentifier&gt;&lt;physDesc&gt;&lt;objectDesc form=&quot;statue&quot;/&gt;&lt;/physDesc&gt;&lt;history&gt;&lt;provenance sameAs=&quot;CoEg_place_00000004&quot;&gt;Sérapéum&lt;/provenance&gt;&lt;/history&gt;&lt;note type=&quot;def&quot;&gt;Statue d'Apis (Basse-Époque, XXXe dynastie ; fouilles du Sérapéum)&lt;/note&gt;&lt;/object&gt;" calcext:value-type="string">
            <text:p>&lt;object xml:id="CoEg_obj_00000007"&gt;&lt;objectIdentifier&gt;&lt;institution sameAs="#CoEg_org_00000002"&gt;Musée du Louvre&lt;/institution&gt;&lt;idno type="Musée du Louvre"&gt;N 390&lt;/idno&gt;&lt;idno type="Atlas"&gt;http://cartelfr.louvre.fr/cartelfr/visite?srv=car_not_frame&amp;idNotice=20284&lt;/idno&gt;&lt;/objectIdentifier&gt;&lt;physDesc&gt;&lt;objectDesc form="statue"/&gt;&lt;/physDesc&gt;&lt;history&gt;&lt;provenance sameAs="CoEg_place_00000004"&gt;Sérapéum&lt;/provenance&gt;&lt;/history&gt;&lt;note type="def"&gt;Statue d'Apis (Basse-Époque, XXXe dynastie ; fouilles du Sérapéum)&lt;/note&gt;&lt;/object&gt;</text:p>
          </table:table-cell>
          <table:table-cell table:formula="of:=CONCATENATE(&quot;\newglossaryentry{&quot;;[.A8];&quot;}{name={&quot;;[.D8];&quot;},type={obj},sort={&quot;;[.B8];&quot;},text={*},&quot;;IF(ISBLANK([.B8]);&quot;&quot;;CONCATENATE(&quot;parent={&quot;;[.B8];&quot;_obj},&quot;));&quot;description={&quot;;[.K8];IF(ISBLANK([.L8]);&quot;&quot;;CONCATENATE(&quot;. &quot;;[.L8]));IF(ISBLANK([.E8]);&quot;&quot;;CONCATENATE(&quot;[\href{&quot;;[.E8];&quot;}{Atlas}]&quot;));IF(ISBLANK([.F8]);&quot;&quot;;CONCATENATE(&quot;[\href{&quot;;[.F8];&quot;}{TopBib}]&quot;));&quot;}}&quot;)" office:value-type="string" office:string-value="\newglossaryentry{CoEg_obj_00000007}{name={N 390},type={obj},sort={CoEg_org_00000002},text={*},parent={CoEg_org_00000002_obj},description={Statue d'Apis (Basse-Époque, XXXe dynastie ; fouilles du Sérapéum)[\href{http://cartelfr.louvre.fr/cartelfr/visite?srv=car_not_frame&amp;idNotice=20284}{Atlas}]}}" calcext:value-type="string">
            <text:p>\newglossaryentry{CoEg_obj_00000007}{name={N 390},type={obj},sort={CoEg_org_00000002},text={*},parent={CoEg_org_00000002_obj},description={Statue d'Apis (Basse-Époque, XXXe dynastie ; fouilles du Sérapéum)[\href{http://cartelfr.louvre.fr/cartelfr/visite?srv=car_not_frame&amp;idNotice=20284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8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9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E 3023</text:p>
          </table:table-cell>
          <table:table-cell office:value-type="string" calcext:value-type="string">
            <text:p><text:a xlink:href="http://cartelfr.louvre.fr/cartelfr/visite?srv=car_not_frame&amp;idNotice=14135" xlink:type="simple">http://cartelfr.louvre.fr/cartelfr/visite?srv=car_not_frame&amp;idNotice=14135</text:a>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office:value-type="string" calcext:value-type="string">
            <text:p>CoEg_place_00000004</text:p>
          </table:table-cell>
          <table:table-cell table:formula="of:=LOOKUP([.I9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'Le « Scribe accroupi » ([Ancien Empire,Ive-Ve dynastie ?] ; fouilles du Sérapéum)</text:p>
          </table:table-cell>
          <table:table-cell/>
          <table:table-cell table:formula="of:=CONCATENATE(&quot;sameAs=&quot;&quot;&quot;;[.A9];&quot;&quot;&quot;&quot;)" office:value-type="string" office:string-value="sameAs=&quot;CoEg_obj_00000008&quot;" calcext:value-type="string">
            <text:p>sameAs="CoEg_obj_00000008"</text:p>
          </table:table-cell>
          <table:table-cell table:formula="of:=CONCATENATE(&quot;&lt;object xml:id=&quot;&quot;&quot;;[.A9];&quot;&quot;&quot;&gt;&lt;objectIdentifier&gt;&lt;institution sameAs=&quot;&quot;#&quot;;[.B9];&quot;&quot;&quot;&gt;&quot;;[.C9];&quot;&lt;/institution&gt;&quot;;IF(ISBLANK([.D9]);&quot;&quot;;CONCATENATE(&quot;&lt;idno type=&quot;&quot;&quot;;[.C9];&quot;&quot;&quot;&gt;&quot;;[.D9];&quot;&lt;/idno&gt;&quot;));IF(ISBLANK([.E9]);&quot;&quot;;CONCATENATE(&quot;&lt;idno type=&quot;&quot;Atlas&quot;&quot;&gt;&quot;;[.E9];&quot;&lt;/idno&gt;&quot;));&quot;&lt;/objectIdentifier&gt;&lt;physDesc&gt;&lt;objectDesc form=&quot;&quot;&quot;;[.H9];&quot;&quot;&quot;/&gt;&lt;/physDesc&gt;&quot;;IF(ISBLANK([.I9]);&quot;&quot;;CONCATENATE(&quot;&lt;history&gt;&lt;provenance&quot;;IF(ISBLANK([.I9]);&quot;&quot;;CONCATENATE(&quot; sameAs=&quot;&quot;&quot;;[.I9];&quot;&quot;&quot;&quot;));&quot;&gt;&quot;;[.J9];&quot;&lt;/provenance&gt;&lt;/history&gt;&quot;));IF(ISBLANK([.K9]);&quot;&quot;;CONCATENATE(&quot;&lt;note type=&quot;&quot;def&quot;&quot;&gt;&quot;;[.K9];&quot;&lt;/note&gt;&quot;));IF(ISBLANK([.L9]);&quot;&quot;;CONCATENATE(&quot;&lt;note type=&quot;&quot;Mariette&quot;&quot;&gt;&quot;;[.L9];&quot;&lt;/note&gt;&quot;));&quot;&lt;/object&gt;&quot;)" office:value-type="string" office:string-value="&lt;object xml:id=&quot;CoEg_obj_00000008&quot;&gt;&lt;objectIdentifier&gt;&lt;institution sameAs=&quot;#CoEg_org_00000002&quot;&gt;Musée du Louvre&lt;/institution&gt;&lt;idno type=&quot;Musée du Louvre&quot;&gt;E 3023&lt;/idno&gt;&lt;idno type=&quot;Atlas&quot;&gt;http://cartelfr.louvre.fr/cartelfr/visite?srv=car_not_frame&amp;idNotice=14135&lt;/idno&gt;&lt;/objectIdentifier&gt;&lt;physDesc&gt;&lt;objectDesc form=&quot;statue&quot;/&gt;&lt;/physDesc&gt;&lt;history&gt;&lt;provenance sameAs=&quot;CoEg_place_00000004&quot;&gt;Sérapéum&lt;/provenance&gt;&lt;/history&gt;&lt;note type=&quot;def&quot;&gt;'Le « Scribe accroupi » ([Ancien Empire,Ive-Ve dynastie ?] ; fouilles du Sérapéum)&lt;/note&gt;&lt;/object&gt;" calcext:value-type="string">
            <text:p>&lt;object xml:id="CoEg_obj_00000008"&gt;&lt;objectIdentifier&gt;&lt;institution sameAs="#CoEg_org_00000002"&gt;Musée du Louvre&lt;/institution&gt;&lt;idno type="Musée du Louvre"&gt;E 3023&lt;/idno&gt;&lt;idno type="Atlas"&gt;http://cartelfr.louvre.fr/cartelfr/visite?srv=car_not_frame&amp;idNotice=14135&lt;/idno&gt;&lt;/objectIdentifier&gt;&lt;physDesc&gt;&lt;objectDesc form="statue"/&gt;&lt;/physDesc&gt;&lt;history&gt;&lt;provenance sameAs="CoEg_place_00000004"&gt;Sérapéum&lt;/provenance&gt;&lt;/history&gt;&lt;note type="def"&gt;'Le « Scribe accroupi » ([Ancien Empire,Ive-Ve dynastie ?] ; fouilles du Sérapéum)&lt;/note&gt;&lt;/object&gt;</text:p>
          </table:table-cell>
          <table:table-cell table:formula="of:=CONCATENATE(&quot;\newglossaryentry{&quot;;[.A9];&quot;}{name={&quot;;[.D9];&quot;},type={obj},sort={&quot;;[.B9];&quot;},text={*},&quot;;IF(ISBLANK([.B9]);&quot;&quot;;CONCATENATE(&quot;parent={&quot;;[.B9];&quot;_obj},&quot;));&quot;description={&quot;;[.K9];IF(ISBLANK([.L9]);&quot;&quot;;CONCATENATE(&quot;. &quot;;[.L9]));IF(ISBLANK([.E9]);&quot;&quot;;CONCATENATE(&quot;[\href{&quot;;[.E9];&quot;}{Atlas}]&quot;));IF(ISBLANK([.F9]);&quot;&quot;;CONCATENATE(&quot;[\href{&quot;;[.F9];&quot;}{TopBib}]&quot;));&quot;}}&quot;)" office:value-type="string" office:string-value="\newglossaryentry{CoEg_obj_00000008}{name={E 3023},type={obj},sort={CoEg_org_00000002},text={*},parent={CoEg_org_00000002_obj},description={'Le « Scribe accroupi » ([Ancien Empire,Ive-Ve dynastie ?] ; fouilles du Sérapéum)[\href{http://cartelfr.louvre.fr/cartelfr/visite?srv=car_not_frame&amp;idNotice=14135}{Atlas}]}}" calcext:value-type="string">
            <text:p>\newglossaryentry{CoEg_obj_00000008}{name={E 3023},type={obj},sort={CoEg_org_00000002},text={*},parent={CoEg_org_00000002_obj},description={'Le « Scribe accroupi » ([Ancien Empire,Ive-Ve dynastie ?] ; fouilles du Sérapéum)[\href{http://cartelfr.louvre.fr/cartelfr/visite?srv=car_not_frame&amp;idNotice=14135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09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0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05</text:p>
          </table:table-cell>
          <table:table-cell office:value-type="string" calcext:value-type="string">
            <text:p><text:a xlink:href="http://cartelfr.louvre.fr/cartelfr/visite?srv=car_not_frame&amp;idNotice=20285" xlink:type="simple">http://cartelfr.louvre.fr/cartelfr/visite?srv=car_not_frame&amp;idNotice=20285</text:a></text:p>
          </table:table-cell>
          <table:table-cell table:number-columns-repeated="2"/>
          <table:table-cell office:value-type="string" calcext:value-type="string">
            <text:p>stela</text:p>
          </table:table-cell>
          <table:table-cell office:value-type="string" calcext:value-type="string">
            <text:p>CoEg_place_00000004</text:p>
          </table:table-cell>
          <table:table-cell table:formula="of:=LOOKUP([.I10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tèle (Basse-Époque ; XXVIe dynastie ; fouilles du Sérapéum)</text:p>
          </table:table-cell>
          <table:table-cell office:value-type="string" calcext:value-type="string">
            <text:p>Reproduite dans Mariette, Auguste, Choix de monuments et de dessins découverts ou exécutés pendant le déblaiement du Sérapéum de Memphis, Paris, Gide et J. Baudry, 1856, pl. 7 (https://gallica.bnf.fr/ark:/12148/bpt6k3041140v/f31.image)</text:p>
          </table:table-cell>
          <table:table-cell table:formula="of:=CONCATENATE(&quot;sameAs=&quot;&quot;&quot;;[.A10];&quot;&quot;&quot;&quot;)" office:value-type="string" office:string-value="sameAs=&quot;CoEg_obj_00000009&quot;" calcext:value-type="string">
            <text:p>sameAs="CoEg_obj_00000009"</text:p>
          </table:table-cell>
          <table:table-cell table:formula="of:=CONCATENATE(&quot;&lt;object xml:id=&quot;&quot;&quot;;[.A10];&quot;&quot;&quot;&gt;&lt;objectIdentifier&gt;&lt;institution sameAs=&quot;&quot;#&quot;;[.B10];&quot;&quot;&quot;&gt;&quot;;[.C10];&quot;&lt;/institution&gt;&quot;;IF(ISBLANK([.D10]);&quot;&quot;;CONCATENATE(&quot;&lt;idno type=&quot;&quot;&quot;;[.C10];&quot;&quot;&quot;&gt;&quot;;[.D10];&quot;&lt;/idno&gt;&quot;));IF(ISBLANK([.E10]);&quot;&quot;;CONCATENATE(&quot;&lt;idno type=&quot;&quot;Atlas&quot;&quot;&gt;&quot;;[.E10];&quot;&lt;/idno&gt;&quot;));&quot;&lt;/objectIdentifier&gt;&lt;physDesc&gt;&lt;objectDesc form=&quot;&quot;&quot;;[.H10];&quot;&quot;&quot;/&gt;&lt;/physDesc&gt;&quot;;IF(ISBLANK([.I10]);&quot;&quot;;CONCATENATE(&quot;&lt;history&gt;&lt;provenance&quot;;IF(ISBLANK([.I10]);&quot;&quot;;CONCATENATE(&quot; sameAs=&quot;&quot;&quot;;[.I10];&quot;&quot;&quot;&quot;));&quot;&gt;&quot;;[.J10];&quot;&lt;/provenance&gt;&lt;/history&gt;&quot;));IF(ISBLANK([.K10]);&quot;&quot;;CONCATENATE(&quot;&lt;note type=&quot;&quot;def&quot;&quot;&gt;&quot;;[.K10];&quot;&lt;/note&gt;&quot;));IF(ISBLANK([.L10]);&quot;&quot;;CONCATENATE(&quot;&lt;note type=&quot;&quot;Mariette&quot;&quot;&gt;&quot;;[.L10];&quot;&lt;/note&gt;&quot;));&quot;&lt;/object&gt;&quot;)" office:value-type="string" office:string-value="&lt;object xml:id=&quot;CoEg_obj_00000009&quot;&gt;&lt;objectIdentifier&gt;&lt;institution sameAs=&quot;#CoEg_org_00000002&quot;&gt;Musée du Louvre&lt;/institution&gt;&lt;idno type=&quot;Musée du Louvre&quot;&gt;N 405&lt;/idno&gt;&lt;idno type=&quot;Atlas&quot;&gt;http://cartelfr.louvre.fr/cartelfr/visite?srv=car_not_frame&amp;idNotice=20285&lt;/idno&gt;&lt;/objectIdentifier&gt;&lt;physDesc&gt;&lt;objectDesc form=&quot;stela&quot;/&gt;&lt;/physDesc&gt;&lt;history&gt;&lt;provenance sameAs=&quot;CoEg_place_00000004&quot;&gt;Sérapéum&lt;/provenance&gt;&lt;/history&gt;&lt;note type=&quot;def&quot;&gt;Stèle (Basse-Époque ; XXVIe dynastie ; fouilles du Sérapéum)&lt;/note&gt;&lt;note type=&quot;Mariette&quot;&gt;Reproduite dans Mariette, Auguste, Choix de monuments et de dessins découverts ou exécutés pendant le déblaiement du Sérapéum de Memphis, Paris, Gide et J. Baudry, 1856, pl. 7 (https://gallica.bnf.fr/ark:/12148/bpt6k3041140v/f31.image)&lt;/note&gt;&lt;/object&gt;" calcext:value-type="string">
            <text:p>&lt;object xml:id="CoEg_obj_00000009"&gt;&lt;objectIdentifier&gt;&lt;institution sameAs="#CoEg_org_00000002"&gt;Musée du Louvre&lt;/institution&gt;&lt;idno type="Musée du Louvre"&gt;N 405&lt;/idno&gt;&lt;idno type="Atlas"&gt;http://cartelfr.louvre.fr/cartelfr/visite?srv=car_not_frame&amp;idNotice=20285&lt;/idno&gt;&lt;/objectIdentifier&gt;&lt;physDesc&gt;&lt;objectDesc form="stela"/&gt;&lt;/physDesc&gt;&lt;history&gt;&lt;provenance sameAs="CoEg_place_00000004"&gt;Sérapéum&lt;/provenance&gt;&lt;/history&gt;&lt;note type="def"&gt;Stèle (Basse-Époque ; XXVIe dynastie ; fouilles du Sérapéum)&lt;/note&gt;&lt;note type="Mariette"&gt;Reproduite dans Mariette, Auguste, Choix de monuments et de dessins découverts ou exécutés pendant le déblaiement du Sérapéum de Memphis, Paris, Gide et J. Baudry, 1856, pl. 7 (https://gallica.bnf.fr/ark:/12148/bpt6k3041140v/f31.image)&lt;/note&gt;&lt;/object&gt;</text:p>
          </table:table-cell>
          <table:table-cell table:formula="of:=CONCATENATE(&quot;\newglossaryentry{&quot;;[.A10];&quot;}{name={&quot;;[.D10];&quot;},type={obj},sort={&quot;;[.B10];&quot;},text={*},&quot;;IF(ISBLANK([.B10]);&quot;&quot;;CONCATENATE(&quot;parent={&quot;;[.B10];&quot;_obj},&quot;));&quot;description={&quot;;[.K10];IF(ISBLANK([.L10]);&quot;&quot;;CONCATENATE(&quot;. &quot;;[.L10]));IF(ISBLANK([.E10]);&quot;&quot;;CONCATENATE(&quot;[\href{&quot;;[.E10];&quot;}{Atlas}]&quot;));IF(ISBLANK([.F10]);&quot;&quot;;CONCATENATE(&quot;[\href{&quot;;[.F10];&quot;}{TopBib}]&quot;));&quot;}}&quot;)" office:value-type="string" office:string-value="\newglossaryentry{CoEg_obj_00000009}{name={N 405},type={obj},sort={CoEg_org_00000002},text={*},parent={CoEg_org_00000002_obj},description={Stèle (Basse-Époque ; XXVIe dynastie ; fouilles du Sérapéum). Reproduite dans Mariette, Auguste, Choix de monuments et de dessins découverts ou exécutés pendant le déblaiement du Sérapéum de Memphis, Paris, Gide et J. Baudry, 1856, pl. 7 (https://gallica.bnf.fr/ark:/12148/bpt6k3041140v/f31.image)[\href{http://cartelfr.louvre.fr/cartelfr/visite?srv=car_not_frame&amp;idNotice=20285}{Atlas}]}}" calcext:value-type="string">
            <text:p>\newglossaryentry{CoEg_obj_00000009}{name={N 405},type={obj},sort={CoEg_org_00000002},text={*},parent={CoEg_org_00000002_obj},description={Stèle (Basse-Époque ; XXVIe dynastie ; fouilles du Sérapéum). Reproduite dans Mariette, Auguste, Choix de monuments et de dessins découverts ou exécutés pendant le déblaiement du Sérapéum de Memphis, Paris, Gide et J. Baudry, 1856, pl. 7 (https://gallica.bnf.fr/ark:/12148/bpt6k3041140v/f31.image)[\href{http://cartelfr.louvre.fr/cartelfr/visite?srv=car_not_frame&amp;idNotice=20285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10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1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13</text:p>
          </table:table-cell>
          <table:table-cell office:value-type="string" calcext:value-type="string">
            <text:p><text:a xlink:href="http://cartelfr.louvre.fr/cartelfr/visite?srv=car_not_frame&amp;idNotice=27866" xlink:type="simple">http://cartelfr.louvre.fr/cartelfr/visite?srv=car_not_frame&amp;idNotice=27866</text:a></text:p>
          </table:table-cell>
          <table:table-cell table:number-columns-repeated="2"/>
          <table:table-cell office:value-type="string" calcext:value-type="string">
            <text:p>stela</text:p>
          </table:table-cell>
          <table:table-cell office:value-type="string" calcext:value-type="string">
            <text:p>CoEg_place_00000004</text:p>
          </table:table-cell>
          <table:table-cell table:formula="of:=LOOKUP([.I11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tèle (Troisième Période intermédiaire, XXIIe dynastie ; fouilles du Sérapéum)</text:p>
          </table:table-cell>
          <table:table-cell/>
          <table:table-cell table:formula="of:=CONCATENATE(&quot;sameAs=&quot;&quot;&quot;;[.A11];&quot;&quot;&quot;&quot;)" office:value-type="string" office:string-value="sameAs=&quot;CoEg_obj_00000010&quot;" calcext:value-type="string">
            <text:p>sameAs="CoEg_obj_00000010"</text:p>
          </table:table-cell>
          <table:table-cell table:formula="of:=CONCATENATE(&quot;&lt;object xml:id=&quot;&quot;&quot;;[.A11];&quot;&quot;&quot;&gt;&lt;objectIdentifier&gt;&lt;institution sameAs=&quot;&quot;#&quot;;[.B11];&quot;&quot;&quot;&gt;&quot;;[.C11];&quot;&lt;/institution&gt;&quot;;IF(ISBLANK([.D11]);&quot;&quot;;CONCATENATE(&quot;&lt;idno type=&quot;&quot;&quot;;[.C11];&quot;&quot;&quot;&gt;&quot;;[.D11];&quot;&lt;/idno&gt;&quot;));IF(ISBLANK([.E11]);&quot;&quot;;CONCATENATE(&quot;&lt;idno type=&quot;&quot;Atlas&quot;&quot;&gt;&quot;;[.E11];&quot;&lt;/idno&gt;&quot;));&quot;&lt;/objectIdentifier&gt;&lt;physDesc&gt;&lt;objectDesc form=&quot;&quot;&quot;;[.H11];&quot;&quot;&quot;/&gt;&lt;/physDesc&gt;&quot;;IF(ISBLANK([.I11]);&quot;&quot;;CONCATENATE(&quot;&lt;history&gt;&lt;provenance&quot;;IF(ISBLANK([.I11]);&quot;&quot;;CONCATENATE(&quot; sameAs=&quot;&quot;&quot;;[.I11];&quot;&quot;&quot;&quot;));&quot;&gt;&quot;;[.J11];&quot;&lt;/provenance&gt;&lt;/history&gt;&quot;));IF(ISBLANK([.K11]);&quot;&quot;;CONCATENATE(&quot;&lt;note type=&quot;&quot;def&quot;&quot;&gt;&quot;;[.K11];&quot;&lt;/note&gt;&quot;));IF(ISBLANK([.L11]);&quot;&quot;;CONCATENATE(&quot;&lt;note type=&quot;&quot;Mariette&quot;&quot;&gt;&quot;;[.L11];&quot;&lt;/note&gt;&quot;));&quot;&lt;/object&gt;&quot;)" office:value-type="string" office:string-value="&lt;object xml:id=&quot;CoEg_obj_00000010&quot;&gt;&lt;objectIdentifier&gt;&lt;institution sameAs=&quot;#CoEg_org_00000002&quot;&gt;Musée du Louvre&lt;/institution&gt;&lt;idno type=&quot;Musée du Louvre&quot;&gt;N 413&lt;/idno&gt;&lt;idno type=&quot;Atlas&quot;&gt;http://cartelfr.louvre.fr/cartelfr/visite?srv=car_not_frame&amp;idNotice=27866&lt;/idno&gt;&lt;/objectIdentifier&gt;&lt;physDesc&gt;&lt;objectDesc form=&quot;stela&quot;/&gt;&lt;/physDesc&gt;&lt;history&gt;&lt;provenance sameAs=&quot;CoEg_place_00000004&quot;&gt;Sérapéum&lt;/provenance&gt;&lt;/history&gt;&lt;note type=&quot;def&quot;&gt;Stèle (Troisième Période intermédiaire, XXIIe dynastie ; fouilles du Sérapéum)&lt;/note&gt;&lt;/object&gt;" calcext:value-type="string">
            <text:p>&lt;object xml:id="CoEg_obj_00000010"&gt;&lt;objectIdentifier&gt;&lt;institution sameAs="#CoEg_org_00000002"&gt;Musée du Louvre&lt;/institution&gt;&lt;idno type="Musée du Louvre"&gt;N 413&lt;/idno&gt;&lt;idno type="Atlas"&gt;http://cartelfr.louvre.fr/cartelfr/visite?srv=car_not_frame&amp;idNotice=27866&lt;/idno&gt;&lt;/objectIdentifier&gt;&lt;physDesc&gt;&lt;objectDesc form="stela"/&gt;&lt;/physDesc&gt;&lt;history&gt;&lt;provenance sameAs="CoEg_place_00000004"&gt;Sérapéum&lt;/provenance&gt;&lt;/history&gt;&lt;note type="def"&gt;Stèle (Troisième Période intermédiaire, XXIIe dynastie ; fouilles du Sérapéum)&lt;/note&gt;&lt;/object&gt;</text:p>
          </table:table-cell>
          <table:table-cell table:formula="of:=CONCATENATE(&quot;\newglossaryentry{&quot;;[.A11];&quot;}{name={&quot;;[.D11];&quot;},type={obj},sort={&quot;;[.B11];&quot;},text={*},&quot;;IF(ISBLANK([.B11]);&quot;&quot;;CONCATENATE(&quot;parent={&quot;;[.B11];&quot;_obj},&quot;));&quot;description={&quot;;[.K11];IF(ISBLANK([.L11]);&quot;&quot;;CONCATENATE(&quot;. &quot;;[.L11]));IF(ISBLANK([.E11]);&quot;&quot;;CONCATENATE(&quot;[\href{&quot;;[.E11];&quot;}{Atlas}]&quot;));IF(ISBLANK([.F11]);&quot;&quot;;CONCATENATE(&quot;[\href{&quot;;[.F11];&quot;}{TopBib}]&quot;));&quot;}}&quot;)" office:value-type="string" office:string-value="\newglossaryentry{CoEg_obj_00000010}{name={N 413},type={obj},sort={CoEg_org_00000002},text={*},parent={CoEg_org_00000002_obj},description={Stèle (Troisième Période intermédiaire, XXIIe dynastie ; fouilles du Sérapéum)[\href{http://cartelfr.louvre.fr/cartelfr/visite?srv=car_not_frame&amp;idNotice=27866}{Atlas}]}}" calcext:value-type="string">
            <text:p>\newglossaryentry{CoEg_obj_00000010}{name={N 413},type={obj},sort={CoEg_org_00000002},text={*},parent={CoEg_org_00000002_obj},description={Stèle (Troisième Période intermédiaire, XXIIe dynastie ; fouilles du Sérapéum)[\href{http://cartelfr.louvre.fr/cartelfr/visite?srv=car_not_frame&amp;idNotice=27866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11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2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A 90</text:p>
          </table:table-cell>
          <table:table-cell table:number-columns-repeated="2"/>
          <table:table-cell office:value-type="string" calcext:value-type="string">
            <text:p>N 91</text:p>
          </table:table-cell>
          <table:table-cell office:value-type="string" calcext:value-type="string">
            <text:p>statue</text:p>
          </table:table-cell>
          <table:table-cell/>
          <table:table-cell table:formula="of:=LOOKUP([.I12];[$place.A$2:$place.A$201];[$place.B$2:$place.B$201])" office:value-type="string" office:string-value="" calcext:value-type="error">
            <text:p>#N/D</text:p>
          </table:table-cell>
          <table:table-cell office:value-type="string" calcext:value-type="string">
            <text:p>Statue de Neshor présentant une triade (Basse-Époque, XXVIe dynastie). Autre numéro d'inventaire : N 91.</text:p>
          </table:table-cell>
          <table:table-cell/>
          <table:table-cell table:formula="of:=CONCATENATE(&quot;sameAs=&quot;&quot;&quot;;[.A12];&quot;&quot;&quot;&quot;)" office:value-type="string" office:string-value="sameAs=&quot;CoEg_obj_00000011&quot;" calcext:value-type="string">
            <text:p>sameAs="CoEg_obj_00000011"</text:p>
          </table:table-cell>
          <table:table-cell table:formula="of:=CONCATENATE(&quot;&lt;object xml:id=&quot;&quot;&quot;;[.A12];&quot;&quot;&quot;&gt;&lt;objectIdentifier&gt;&lt;institution sameAs=&quot;&quot;#&quot;;[.B12];&quot;&quot;&quot;&gt;&quot;;[.C12];&quot;&lt;/institution&gt;&quot;;IF(ISBLANK([.D12]);&quot;&quot;;CONCATENATE(&quot;&lt;idno type=&quot;&quot;&quot;;[.C12];&quot;&quot;&quot;&gt;&quot;;[.D12];&quot;&lt;/idno&gt;&quot;));IF(ISBLANK([.E12]);&quot;&quot;;CONCATENATE(&quot;&lt;idno type=&quot;&quot;Atlas&quot;&quot;&gt;&quot;;[.E12];&quot;&lt;/idno&gt;&quot;));&quot;&lt;/objectIdentifier&gt;&lt;physDesc&gt;&lt;objectDesc form=&quot;&quot;&quot;;[.H12];&quot;&quot;&quot;/&gt;&lt;/physDesc&gt;&quot;;IF(ISBLANK([.I12]);&quot;&quot;;CONCATENATE(&quot;&lt;history&gt;&lt;provenance&quot;;IF(ISBLANK([.I12]);&quot;&quot;;CONCATENATE(&quot; sameAs=&quot;&quot;&quot;;[.I12];&quot;&quot;&quot;&quot;));&quot;&gt;&quot;;[.J12];&quot;&lt;/provenance&gt;&lt;/history&gt;&quot;));IF(ISBLANK([.K12]);&quot;&quot;;CONCATENATE(&quot;&lt;note type=&quot;&quot;def&quot;&quot;&gt;&quot;;[.K12];&quot;&lt;/note&gt;&quot;));IF(ISBLANK([.L12]);&quot;&quot;;CONCATENATE(&quot;&lt;note type=&quot;&quot;Mariette&quot;&quot;&gt;&quot;;[.L12];&quot;&lt;/note&gt;&quot;));&quot;&lt;/object&gt;&quot;)" office:value-type="string" office:string-value="&lt;object xml:id=&quot;CoEg_obj_00000011&quot;&gt;&lt;objectIdentifier&gt;&lt;institution sameAs=&quot;#CoEg_org_00000002&quot;&gt;Musée du Louvre&lt;/institution&gt;&lt;idno type=&quot;Musée du Louvre&quot;&gt;A 90&lt;/idno&gt;&lt;/objectIdentifier&gt;&lt;physDesc&gt;&lt;objectDesc form=&quot;statue&quot;/&gt;&lt;/physDesc&gt;&lt;note type=&quot;def&quot;&gt;Statue de Neshor présentant une triade (Basse-Époque, XXVIe dynastie). Autre numéro d'inventaire : N 91.&lt;/note&gt;&lt;/object&gt;" calcext:value-type="string">
            <text:p>&lt;object xml:id="CoEg_obj_00000011"&gt;&lt;objectIdentifier&gt;&lt;institution sameAs="#CoEg_org_00000002"&gt;Musée du Louvre&lt;/institution&gt;&lt;idno type="Musée du Louvre"&gt;A 90&lt;/idno&gt;&lt;/objectIdentifier&gt;&lt;physDesc&gt;&lt;objectDesc form="statue"/&gt;&lt;/physDesc&gt;&lt;note type="def"&gt;Statue de Neshor présentant une triade (Basse-Époque, XXVIe dynastie). Autre numéro d'inventaire : N 91.&lt;/note&gt;&lt;/object&gt;</text:p>
          </table:table-cell>
          <table:table-cell table:formula="of:=CONCATENATE(&quot;\newglossaryentry{&quot;;[.A12];&quot;}{name={&quot;;[.D12];&quot;},type={obj},sort={&quot;;[.B12];&quot;},text={*},&quot;;IF(ISBLANK([.B12]);&quot;&quot;;CONCATENATE(&quot;parent={&quot;;[.B12];&quot;_obj},&quot;));&quot;description={&quot;;[.K12];IF(ISBLANK([.L12]);&quot;&quot;;CONCATENATE(&quot;. &quot;;[.L12]));IF(ISBLANK([.E12]);&quot;&quot;;CONCATENATE(&quot;[\href{&quot;;[.E12];&quot;}{Atlas}]&quot;));IF(ISBLANK([.F12]);&quot;&quot;;CONCATENATE(&quot;[\href{&quot;;[.F12];&quot;}{TopBib}]&quot;));&quot;}}&quot;)" office:value-type="string" office:string-value="\newglossaryentry{CoEg_obj_00000011}{name={A 90},type={obj},sort={CoEg_org_00000002},text={*},parent={CoEg_org_00000002_obj},description={Statue de Neshor présentant une triade (Basse-Époque, XXVIe dynastie). Autre numéro d'inventaire : N 91.}}" calcext:value-type="string">
            <text:p>\newglossaryentry{CoEg_obj_00000011}{name={A 90},type={obj},sort={CoEg_org_00000002},text={*},parent={CoEg_org_00000002_obj},description={Statue de Neshor présentant une triade (Basse-Époque, XXVIe dynastie). Autre numéro d'inventaire : N 91.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12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3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420</text:p>
          </table:table-cell>
          <table:table-cell office:value-type="string" calcext:value-type="string">
            <text:p><text:a xlink:href="http://cartelfr.louvre.fr/cartelfr/visite?srv=car_not_frame&amp;idNotice=18928" xlink:type="simple">http://cartelfr.louvre.fr/cartelfr/visite?srv=car_not_frame&amp;idNotice=18928</text:a>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oEg_place_00000004</text:p>
          </table:table-cell>
          <table:table-cell table:formula="of:=LOOKUP([.I13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Porte (fouilles du Sérapéum)</text:p>
          </table:table-cell>
          <table:table-cell office:value-type="string" calcext:value-type="string">
            <text:p>Mariette lui a attribué le numéro 5</text:p>
          </table:table-cell>
          <table:table-cell table:formula="of:=CONCATENATE(&quot;sameAs=&quot;&quot;&quot;;[.A13];&quot;&quot;&quot;&quot;)" office:value-type="string" office:string-value="sameAs=&quot;CoEg_obj_00000012&quot;" calcext:value-type="string">
            <text:p>sameAs="CoEg_obj_00000012"</text:p>
          </table:table-cell>
          <table:table-cell table:formula="of:=CONCATENATE(&quot;&lt;object xml:id=&quot;&quot;&quot;;[.A13];&quot;&quot;&quot;&gt;&lt;objectIdentifier&gt;&lt;institution sameAs=&quot;&quot;#&quot;;[.B13];&quot;&quot;&quot;&gt;&quot;;[.C13];&quot;&lt;/institution&gt;&quot;;IF(ISBLANK([.D13]);&quot;&quot;;CONCATENATE(&quot;&lt;idno type=&quot;&quot;&quot;;[.C13];&quot;&quot;&quot;&gt;&quot;;[.D13];&quot;&lt;/idno&gt;&quot;));IF(ISBLANK([.E13]);&quot;&quot;;CONCATENATE(&quot;&lt;idno type=&quot;&quot;Atlas&quot;&quot;&gt;&quot;;[.E13];&quot;&lt;/idno&gt;&quot;));&quot;&lt;/objectIdentifier&gt;&lt;physDesc&gt;&lt;objectDesc form=&quot;&quot;&quot;;[.H13];&quot;&quot;&quot;/&gt;&lt;/physDesc&gt;&quot;;IF(ISBLANK([.I13]);&quot;&quot;;CONCATENATE(&quot;&lt;history&gt;&lt;provenance&quot;;IF(ISBLANK([.I13]);&quot;&quot;;CONCATENATE(&quot; sameAs=&quot;&quot;&quot;;[.I13];&quot;&quot;&quot;&quot;));&quot;&gt;&quot;;[.J13];&quot;&lt;/provenance&gt;&lt;/history&gt;&quot;));IF(ISBLANK([.K13]);&quot;&quot;;CONCATENATE(&quot;&lt;note type=&quot;&quot;def&quot;&quot;&gt;&quot;;[.K13];&quot;&lt;/note&gt;&quot;));IF(ISBLANK([.L13]);&quot;&quot;;CONCATENATE(&quot;&lt;note type=&quot;&quot;Mariette&quot;&quot;&gt;&quot;;[.L13];&quot;&lt;/note&gt;&quot;));&quot;&lt;/object&gt;&quot;)" office:value-type="string" office:string-value="&lt;object xml:id=&quot;CoEg_obj_00000012&quot;&gt;&lt;objectIdentifier&gt;&lt;institution sameAs=&quot;#CoEg_org_00000002&quot;&gt;Musée du Louvre&lt;/institution&gt;&lt;idno type=&quot;Musée du Louvre&quot;&gt;N 420&lt;/idno&gt;&lt;idno type=&quot;Atlas&quot;&gt;http://cartelfr.louvre.fr/cartelfr/visite?srv=car_not_frame&amp;idNotice=18928&lt;/idno&gt;&lt;/objectIdentifier&gt;&lt;physDesc&gt;&lt;objectDesc form=&quot;misc&quot;/&gt;&lt;/physDesc&gt;&lt;history&gt;&lt;provenance sameAs=&quot;CoEg_place_00000004&quot;&gt;Sérapéum&lt;/provenance&gt;&lt;/history&gt;&lt;note type=&quot;def&quot;&gt;Porte (fouilles du Sérapéum)&lt;/note&gt;&lt;note type=&quot;Mariette&quot;&gt;Mariette lui a attribué le numéro 5&lt;/note&gt;&lt;/object&gt;" calcext:value-type="string">
            <text:p>&lt;object xml:id="CoEg_obj_00000012"&gt;&lt;objectIdentifier&gt;&lt;institution sameAs="#CoEg_org_00000002"&gt;Musée du Louvre&lt;/institution&gt;&lt;idno type="Musée du Louvre"&gt;N 420&lt;/idno&gt;&lt;idno type="Atlas"&gt;http://cartelfr.louvre.fr/cartelfr/visite?srv=car_not_frame&amp;idNotice=18928&lt;/idno&gt;&lt;/objectIdentifier&gt;&lt;physDesc&gt;&lt;objectDesc form="misc"/&gt;&lt;/physDesc&gt;&lt;history&gt;&lt;provenance sameAs="CoEg_place_00000004"&gt;Sérapéum&lt;/provenance&gt;&lt;/history&gt;&lt;note type="def"&gt;Porte (fouilles du Sérapéum)&lt;/note&gt;&lt;note type="Mariette"&gt;Mariette lui a attribué le numéro 5&lt;/note&gt;&lt;/object&gt;</text:p>
          </table:table-cell>
          <table:table-cell table:formula="of:=CONCATENATE(&quot;\newglossaryentry{&quot;;[.A13];&quot;}{name={&quot;;[.D13];&quot;},type={obj},sort={&quot;;[.B13];&quot;},text={*},&quot;;IF(ISBLANK([.B13]);&quot;&quot;;CONCATENATE(&quot;parent={&quot;;[.B13];&quot;_obj},&quot;));&quot;description={&quot;;[.K13];IF(ISBLANK([.L13]);&quot;&quot;;CONCATENATE(&quot;. &quot;;[.L13]));IF(ISBLANK([.E13]);&quot;&quot;;CONCATENATE(&quot;[\href{&quot;;[.E13];&quot;}{Atlas}]&quot;));IF(ISBLANK([.F13]);&quot;&quot;;CONCATENATE(&quot;[\href{&quot;;[.F13];&quot;}{TopBib}]&quot;));&quot;}}&quot;)" office:value-type="string" office:string-value="\newglossaryentry{CoEg_obj_00000012}{name={N 420},type={obj},sort={CoEg_org_00000002},text={*},parent={CoEg_org_00000002_obj},description={Porte (fouilles du Sérapéum). Mariette lui a attribué le numéro 5[\href{http://cartelfr.louvre.fr/cartelfr/visite?srv=car_not_frame&amp;idNotice=18928}{Atlas}]}}" calcext:value-type="string">
            <text:p>\newglossaryentry{CoEg_obj_00000012}{name={N 420},type={obj},sort={CoEg_org_00000002},text={*},parent={CoEg_org_00000002_obj},description={Porte (fouilles du Sérapéum). Mariette lui a attribué le numéro 5[\href{http://cartelfr.louvre.fr/cartelfr/visite?srv=car_not_frame&amp;idNotice=18928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13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4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394 1 A à D</text:p>
          </table:table-cell>
          <table:table-cell office:value-type="string" calcext:value-type="string">
            <text:p><text:a xlink:href="http://cartelfr.louvre.fr/cartelfr/visite?srv=car_not_frame&amp;idNotice=23158" xlink:type="simple">http://cartelfr.louvre.fr/cartelfr/visite?srv=car_not_frame&amp;idNotice=23158</text:a>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oEg_place_00000004</text:p>
          </table:table-cell>
          <table:table-cell table:formula="of:=LOOKUP([.I14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Vases canopes d'Apis réalisés sous Amenhotep III</text:p>
          </table:table-cell>
          <table:table-cell/>
          <table:table-cell table:formula="of:=CONCATENATE(&quot;sameAs=&quot;&quot;&quot;;[.A14];&quot;&quot;&quot;&quot;)" office:value-type="string" office:string-value="sameAs=&quot;CoEg_obj_00000013&quot;" calcext:value-type="string">
            <text:p>sameAs="CoEg_obj_00000013"</text:p>
          </table:table-cell>
          <table:table-cell table:formula="of:=CONCATENATE(&quot;&lt;object xml:id=&quot;&quot;&quot;;[.A14];&quot;&quot;&quot;&gt;&lt;objectIdentifier&gt;&lt;institution sameAs=&quot;&quot;#&quot;;[.B14];&quot;&quot;&quot;&gt;&quot;;[.C14];&quot;&lt;/institution&gt;&quot;;IF(ISBLANK([.D14]);&quot;&quot;;CONCATENATE(&quot;&lt;idno type=&quot;&quot;&quot;;[.C14];&quot;&quot;&quot;&gt;&quot;;[.D14];&quot;&lt;/idno&gt;&quot;));IF(ISBLANK([.E14]);&quot;&quot;;CONCATENATE(&quot;&lt;idno type=&quot;&quot;Atlas&quot;&quot;&gt;&quot;;[.E14];&quot;&lt;/idno&gt;&quot;));&quot;&lt;/objectIdentifier&gt;&lt;physDesc&gt;&lt;objectDesc form=&quot;&quot;&quot;;[.H14];&quot;&quot;&quot;/&gt;&lt;/physDesc&gt;&quot;;IF(ISBLANK([.I14]);&quot;&quot;;CONCATENATE(&quot;&lt;history&gt;&lt;provenance&quot;;IF(ISBLANK([.I14]);&quot;&quot;;CONCATENATE(&quot; sameAs=&quot;&quot;&quot;;[.I14];&quot;&quot;&quot;&quot;));&quot;&gt;&quot;;[.J14];&quot;&lt;/provenance&gt;&lt;/history&gt;&quot;));IF(ISBLANK([.K14]);&quot;&quot;;CONCATENATE(&quot;&lt;note type=&quot;&quot;def&quot;&quot;&gt;&quot;;[.K14];&quot;&lt;/note&gt;&quot;));IF(ISBLANK([.L14]);&quot;&quot;;CONCATENATE(&quot;&lt;note type=&quot;&quot;Mariette&quot;&quot;&gt;&quot;;[.L14];&quot;&lt;/note&gt;&quot;));&quot;&lt;/object&gt;&quot;)" office:value-type="string" office:string-value="&lt;object xml:id=&quot;CoEg_obj_00000013&quot;&gt;&lt;objectIdentifier&gt;&lt;institution sameAs=&quot;#CoEg_org_00000002&quot;&gt;Musée du Louvre&lt;/institution&gt;&lt;idno type=&quot;Musée du Louvre&quot;&gt;N 394 1 A à D&lt;/idno&gt;&lt;idno type=&quot;Atlas&quot;&gt;http://cartelfr.louvre.fr/cartelfr/visite?srv=car_not_frame&amp;idNotice=23158&lt;/idno&gt;&lt;/objectIdentifier&gt;&lt;physDesc&gt;&lt;objectDesc form=&quot;misc&quot;/&gt;&lt;/physDesc&gt;&lt;history&gt;&lt;provenance sameAs=&quot;CoEg_place_00000004&quot;&gt;Sérapéum&lt;/provenance&gt;&lt;/history&gt;&lt;note type=&quot;def&quot;&gt;Vases canopes d'Apis réalisés sous Amenhotep III&lt;/note&gt;&lt;/object&gt;" calcext:value-type="string">
            <text:p>&lt;object xml:id="CoEg_obj_00000013"&gt;&lt;objectIdentifier&gt;&lt;institution sameAs="#CoEg_org_00000002"&gt;Musée du Louvre&lt;/institution&gt;&lt;idno type="Musée du Louvre"&gt;N 394 1 A à D&lt;/idno&gt;&lt;idno type="Atlas"&gt;http://cartelfr.louvre.fr/cartelfr/visite?srv=car_not_frame&amp;idNotice=23158&lt;/idno&gt;&lt;/objectIdentifier&gt;&lt;physDesc&gt;&lt;objectDesc form="misc"/&gt;&lt;/physDesc&gt;&lt;history&gt;&lt;provenance sameAs="CoEg_place_00000004"&gt;Sérapéum&lt;/provenance&gt;&lt;/history&gt;&lt;note type="def"&gt;Vases canopes d'Apis réalisés sous Amenhotep III&lt;/note&gt;&lt;/object&gt;</text:p>
          </table:table-cell>
          <table:table-cell table:formula="of:=CONCATENATE(&quot;\newglossaryentry{&quot;;[.A14];&quot;}{name={&quot;;[.D14];&quot;},type={obj},sort={&quot;;[.B14];&quot;},text={*},&quot;;IF(ISBLANK([.B14]);&quot;&quot;;CONCATENATE(&quot;parent={&quot;;[.B14];&quot;_obj},&quot;));&quot;description={&quot;;[.K14];IF(ISBLANK([.L14]);&quot;&quot;;CONCATENATE(&quot;. &quot;;[.L14]));IF(ISBLANK([.E14]);&quot;&quot;;CONCATENATE(&quot;[\href{&quot;;[.E14];&quot;}{Atlas}]&quot;));IF(ISBLANK([.F14]);&quot;&quot;;CONCATENATE(&quot;[\href{&quot;;[.F14];&quot;}{TopBib}]&quot;));&quot;}}&quot;)" office:value-type="string" office:string-value="\newglossaryentry{CoEg_obj_00000013}{name={N 394 1 A à D},type={obj},sort={CoEg_org_00000002},text={*},parent={CoEg_org_00000002_obj},description={Vases canopes d'Apis réalisés sous Amenhotep III[\href{http://cartelfr.louvre.fr/cartelfr/visite?srv=car_not_frame&amp;idNotice=23158}{Atlas}]}}" calcext:value-type="string">
            <text:p>\newglossaryentry{CoEg_obj_00000013}{name={N 394 1 A à D},type={obj},sort={CoEg_org_00000002},text={*},parent={CoEg_org_00000002_obj},description={Vases canopes d'Apis réalisés sous Amenhotep III[\href{http://cartelfr.louvre.fr/cartelfr/visite?srv=car_not_frame&amp;idNotice=23158}{Atlas}]}}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Eg_obj_00000014</text:p>
          </table:table-cell>
          <table:table-cell office:value-type="string" calcext:value-type="string">
            <text:p>CoEg_org_00000002</text:p>
          </table:table-cell>
          <table:table-cell table:style-name="ce22" table:formula="of:=LOOKUP([.B15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394 2 A à D</text:p>
          </table:table-cell>
          <table:table-cell office:value-type="string" calcext:value-type="string">
            <text:p><text:a xlink:href="http://cartelfr.louvre.fr/cartelfr/visite?srv=car_not_frame&amp;idNotice=27861" xlink:type="simple">http://cartelfr.louvre.fr/cartelfr/visite?srv=car_not_frame&amp;idNotice=27861</text:a>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oEg_place_00000004</text:p>
          </table:table-cell>
          <table:table-cell table:formula="of:=LOOKUP([.I15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Vases canopes d'Apis réalises sous Toutânkhamon</text:p>
          </table:table-cell>
          <table:table-cell/>
          <table:table-cell table:formula="of:=CONCATENATE(&quot;sameAs=&quot;&quot;&quot;;[.A15];&quot;&quot;&quot;&quot;)" office:value-type="string" office:string-value="sameAs=&quot;CoEg_obj_00000014&quot;" calcext:value-type="string">
            <text:p>sameAs="CoEg_obj_00000014"</text:p>
          </table:table-cell>
          <table:table-cell table:formula="of:=CONCATENATE(&quot;&lt;object xml:id=&quot;&quot;&quot;;[.A15];&quot;&quot;&quot;&gt;&lt;objectIdentifier&gt;&lt;institution sameAs=&quot;&quot;#&quot;;[.B15];&quot;&quot;&quot;&gt;&quot;;[.C15];&quot;&lt;/institution&gt;&quot;;IF(ISBLANK([.D15]);&quot;&quot;;CONCATENATE(&quot;&lt;idno type=&quot;&quot;&quot;;[.C15];&quot;&quot;&quot;&gt;&quot;;[.D15];&quot;&lt;/idno&gt;&quot;));IF(ISBLANK([.E15]);&quot;&quot;;CONCATENATE(&quot;&lt;idno type=&quot;&quot;Atlas&quot;&quot;&gt;&quot;;[.E15];&quot;&lt;/idno&gt;&quot;));&quot;&lt;/objectIdentifier&gt;&lt;physDesc&gt;&lt;objectDesc form=&quot;&quot;&quot;;[.H15];&quot;&quot;&quot;/&gt;&lt;/physDesc&gt;&quot;;IF(ISBLANK([.I15]);&quot;&quot;;CONCATENATE(&quot;&lt;history&gt;&lt;provenance&quot;;IF(ISBLANK([.I15]);&quot;&quot;;CONCATENATE(&quot; sameAs=&quot;&quot;&quot;;[.I15];&quot;&quot;&quot;&quot;));&quot;&gt;&quot;;[.J15];&quot;&lt;/provenance&gt;&lt;/history&gt;&quot;));IF(ISBLANK([.K15]);&quot;&quot;;CONCATENATE(&quot;&lt;note type=&quot;&quot;def&quot;&quot;&gt;&quot;;[.K15];&quot;&lt;/note&gt;&quot;));IF(ISBLANK([.L15]);&quot;&quot;;CONCATENATE(&quot;&lt;note type=&quot;&quot;Mariette&quot;&quot;&gt;&quot;;[.L15];&quot;&lt;/note&gt;&quot;));&quot;&lt;/object&gt;&quot;)" office:value-type="string" office:string-value="&lt;object xml:id=&quot;CoEg_obj_00000014&quot;&gt;&lt;objectIdentifier&gt;&lt;institution sameAs=&quot;#CoEg_org_00000002&quot;&gt;Musée du Louvre&lt;/institution&gt;&lt;idno type=&quot;Musée du Louvre&quot;&gt;N 394 2 A à D&lt;/idno&gt;&lt;idno type=&quot;Atlas&quot;&gt;http://cartelfr.louvre.fr/cartelfr/visite?srv=car_not_frame&amp;idNotice=27861&lt;/idno&gt;&lt;/objectIdentifier&gt;&lt;physDesc&gt;&lt;objectDesc form=&quot;misc&quot;/&gt;&lt;/physDesc&gt;&lt;history&gt;&lt;provenance sameAs=&quot;CoEg_place_00000004&quot;&gt;Sérapéum&lt;/provenance&gt;&lt;/history&gt;&lt;note type=&quot;def&quot;&gt;Vases canopes d'Apis réalises sous Toutânkhamon&lt;/note&gt;&lt;/object&gt;" calcext:value-type="string">
            <text:p>&lt;object xml:id="CoEg_obj_00000014"&gt;&lt;objectIdentifier&gt;&lt;institution sameAs="#CoEg_org_00000002"&gt;Musée du Louvre&lt;/institution&gt;&lt;idno type="Musée du Louvre"&gt;N 394 2 A à D&lt;/idno&gt;&lt;idno type="Atlas"&gt;http://cartelfr.louvre.fr/cartelfr/visite?srv=car_not_frame&amp;idNotice=27861&lt;/idno&gt;&lt;/objectIdentifier&gt;&lt;physDesc&gt;&lt;objectDesc form="misc"/&gt;&lt;/physDesc&gt;&lt;history&gt;&lt;provenance sameAs="CoEg_place_00000004"&gt;Sérapéum&lt;/provenance&gt;&lt;/history&gt;&lt;note type="def"&gt;Vases canopes d'Apis réalises sous Toutânkhamon&lt;/note&gt;&lt;/object&gt;</text:p>
          </table:table-cell>
          <table:table-cell table:formula="of:=CONCATENATE(&quot;\newglossaryentry{&quot;;[.A15];&quot;}{name={&quot;;[.D15];&quot;},type={obj},sort={&quot;;[.B15];&quot;},text={*},&quot;;IF(ISBLANK([.B15]);&quot;&quot;;CONCATENATE(&quot;parent={&quot;;[.B15];&quot;_obj},&quot;));&quot;description={&quot;;[.K15];IF(ISBLANK([.L15]);&quot;&quot;;CONCATENATE(&quot;. &quot;;[.L15]));IF(ISBLANK([.E15]);&quot;&quot;;CONCATENATE(&quot;[\href{&quot;;[.E15];&quot;}{Atlas}]&quot;));IF(ISBLANK([.F15]);&quot;&quot;;CONCATENATE(&quot;[\href{&quot;;[.F15];&quot;}{TopBib}]&quot;));&quot;}}&quot;)" office:value-type="string" office:string-value="\newglossaryentry{CoEg_obj_00000014}{name={N 394 2 A à D},type={obj},sort={CoEg_org_00000002},text={*},parent={CoEg_org_00000002_obj},description={Vases canopes d'Apis réalises sous Toutânkhamon[\href{http://cartelfr.louvre.fr/cartelfr/visite?srv=car_not_frame&amp;idNotice=27861}{Atlas}]}}" calcext:value-type="string">
            <text:p>\newglossaryentry{CoEg_obj_00000014}{name={N 394 2 A à D},type={obj},sort={CoEg_org_00000002},text={*},parent={CoEg_org_00000002_obj},description={Vases canopes d'Apis réalises sous Toutânkhamon[\href{http://cartelfr.louvre.fr/cartelfr/visite?srv=car_not_frame&amp;idNotice=27861}{Atlas}]}}</text:p>
          </table:table-cell>
          <table:table-cell table:number-columns-repeated="49"/>
        </table:table-row>
        <table:table-row table:style-name="ro1">
          <table:table-cell table:style-name="ce44" office:value-type="string" calcext:value-type="string">
            <text:p>CoEg_obj_00000015</text:p>
          </table:table-cell>
          <table:table-cell table:style-name="ce44" office:value-type="string" calcext:value-type="string">
            <text:p>CoEg_org_00000002</text:p>
          </table:table-cell>
          <table:table-cell table:style-name="ce22" table:formula="of:=LOOKUP([.B16];[$org.A$2:$org.A$201];[$org.B$2:$org.B$201])" office:value-type="string" office:string-value="Musée du Louvre" calcext:value-type="string">
            <text:p>Musée du Louvre</text:p>
          </table:table-cell>
          <table:table-cell table:style-name="ce44" office:value-type="string" calcext:value-type="string">
            <text:p>N 407</text:p>
          </table:table-cell>
          <table:table-cell table:style-name="ce44" table:number-columns-repeated="3"/>
          <table:table-cell table:style-name="ce44" office:value-type="string" calcext:value-type="string">
            <text:p>stela</text:p>
          </table:table-cell>
          <table:table-cell table:style-name="ce44" office:value-type="string" calcext:value-type="string">
            <text:p>CoEg_place_00000004</text:p>
          </table:table-cell>
          <table:table-cell table:style-name="ce23" table:formula="of:=LOOKUP([.I16];[$place.A$2:$place.A$201];[$place.B$2:$place.B$201])" office:value-type="string" office:string-value="Sérapéum" calcext:value-type="string">
            <text:p>Sérapéum</text:p>
          </table:table-cell>
          <table:table-cell table:style-name="ce44" office:value-type="string" calcext:value-type="string">
            <text:p>Stèle (Basse-Époque, XXVIIe dynastie)</text:p>
          </table:table-cell>
          <table:table-cell table:style-name="ce44"/>
          <table:table-cell table:style-name="ce23" table:formula="of:=CONCATENATE(&quot;sameAs=&quot;&quot;&quot;;[.A16];&quot;&quot;&quot;&quot;)" office:value-type="string" office:string-value="sameAs=&quot;CoEg_obj_00000015&quot;" calcext:value-type="string">
            <text:p>sameAs="CoEg_obj_00000015"</text:p>
          </table:table-cell>
          <table:table-cell table:style-name="ce23" table:formula="of:=CONCATENATE(&quot;&lt;object xml:id=&quot;&quot;&quot;;[.A16];&quot;&quot;&quot;&gt;&lt;objectIdentifier&gt;&lt;institution sameAs=&quot;&quot;#&quot;;[.B16];&quot;&quot;&quot;&gt;&quot;;[.C16];&quot;&lt;/institution&gt;&quot;;IF(ISBLANK([.D16]);&quot;&quot;;CONCATENATE(&quot;&lt;idno type=&quot;&quot;&quot;;[.C16];&quot;&quot;&quot;&gt;&quot;;[.D16];&quot;&lt;/idno&gt;&quot;));IF(ISBLANK([.E16]);&quot;&quot;;CONCATENATE(&quot;&lt;idno type=&quot;&quot;Atlas&quot;&quot;&gt;&quot;;[.E16];&quot;&lt;/idno&gt;&quot;));&quot;&lt;/objectIdentifier&gt;&lt;physDesc&gt;&lt;objectDesc form=&quot;&quot;&quot;;[.H16];&quot;&quot;&quot;/&gt;&lt;/physDesc&gt;&quot;;IF(ISBLANK([.I16]);&quot;&quot;;CONCATENATE(&quot;&lt;history&gt;&lt;provenance&quot;;IF(ISBLANK([.I16]);&quot;&quot;;CONCATENATE(&quot; sameAs=&quot;&quot;&quot;;[.I16];&quot;&quot;&quot;&quot;));&quot;&gt;&quot;;[.J16];&quot;&lt;/provenance&gt;&lt;/history&gt;&quot;));IF(ISBLANK([.K16]);&quot;&quot;;CONCATENATE(&quot;&lt;note type=&quot;&quot;def&quot;&quot;&gt;&quot;;[.K16];&quot;&lt;/note&gt;&quot;));IF(ISBLANK([.L16]);&quot;&quot;;CONCATENATE(&quot;&lt;note type=&quot;&quot;Mariette&quot;&quot;&gt;&quot;;[.L16];&quot;&lt;/note&gt;&quot;));&quot;&lt;/object&gt;&quot;)" office:value-type="string" office:string-value="&lt;object xml:id=&quot;CoEg_obj_00000015&quot;&gt;&lt;objectIdentifier&gt;&lt;institution sameAs=&quot;#CoEg_org_00000002&quot;&gt;Musée du Louvre&lt;/institution&gt;&lt;idno type=&quot;Musée du Louvre&quot;&gt;N 407&lt;/idno&gt;&lt;/objectIdentifier&gt;&lt;physDesc&gt;&lt;objectDesc form=&quot;stela&quot;/&gt;&lt;/physDesc&gt;&lt;history&gt;&lt;provenance sameAs=&quot;CoEg_place_00000004&quot;&gt;Sérapéum&lt;/provenance&gt;&lt;/history&gt;&lt;note type=&quot;def&quot;&gt;Stèle (Basse-Époque, XXVIIe dynastie)&lt;/note&gt;&lt;/object&gt;" calcext:value-type="string">
            <text:p>&lt;object xml:id="CoEg_obj_00000015"&gt;&lt;objectIdentifier&gt;&lt;institution sameAs="#CoEg_org_00000002"&gt;Musée du Louvre&lt;/institution&gt;&lt;idno type="Musée du Louvre"&gt;N 407&lt;/idno&gt;&lt;/objectIdentifier&gt;&lt;physDesc&gt;&lt;objectDesc form="stela"/&gt;&lt;/physDesc&gt;&lt;history&gt;&lt;provenance sameAs="CoEg_place_00000004"&gt;Sérapéum&lt;/provenance&gt;&lt;/history&gt;&lt;note type="def"&gt;Stèle (Basse-Époque, XXVIIe dynastie)&lt;/note&gt;&lt;/object&gt;</text:p>
          </table:table-cell>
          <table:table-cell table:style-name="ce23" table:formula="of:=CONCATENATE(&quot;\newglossaryentry{&quot;;[.A16];&quot;}{name={&quot;;[.D16];&quot;},type={obj},sort={&quot;;[.B16];&quot;},text={*},&quot;;IF(ISBLANK([.B16]);&quot;&quot;;CONCATENATE(&quot;parent={&quot;;[.B16];&quot;_obj},&quot;));&quot;description={&quot;;[.K16];IF(ISBLANK([.L16]);&quot;&quot;;CONCATENATE(&quot;. &quot;;[.L16]));IF(ISBLANK([.E16]);&quot;&quot;;CONCATENATE(&quot;[\href{&quot;;[.E16];&quot;}{Atlas}]&quot;));IF(ISBLANK([.F16]);&quot;&quot;;CONCATENATE(&quot;[\href{&quot;;[.F16];&quot;}{TopBib}]&quot;));&quot;}}&quot;)" office:value-type="string" office:string-value="\newglossaryentry{CoEg_obj_00000015}{name={N 407},type={obj},sort={CoEg_org_00000002},text={*},parent={CoEg_org_00000002_obj},description={Stèle (Basse-Époque, XXVIIe dynastie)}}" calcext:value-type="string">
            <text:p>\newglossaryentry{CoEg_obj_00000015}{name={N 407},type={obj},sort={CoEg_org_00000002},text={*},parent={CoEg_org_00000002_obj},description={Stèle (Basse-Époque, XXVIIe dynastie)}}</text:p>
          </table:table-cell>
          <table:table-cell table:number-columns-repeated="49"/>
        </table:table-row>
        <table:table-row table:style-name="ro1">
          <table:table-cell table:style-name="ce44" office:value-type="string" calcext:value-type="string">
            <text:p>CoEg_obj_00000016</text:p>
          </table:table-cell>
          <table:table-cell table:style-name="ce44" office:value-type="string" calcext:value-type="string">
            <text:p>CoEg_org_00000002</text:p>
          </table:table-cell>
          <table:table-cell table:style-name="ce22" table:formula="of:=LOOKUP([.B17];[$org.A$2:$org.A$201];[$org.B$2:$org.B$201])" office:value-type="string" office:string-value="Musée du Louvre" calcext:value-type="string">
            <text:p>Musée du Louvre</text:p>
          </table:table-cell>
          <table:table-cell table:style-name="ce44" office:value-type="string" calcext:value-type="string">
            <text:p>N 481</text:p>
          </table:table-cell>
          <table:table-cell table:style-name="ce44" table:number-columns-repeated="3"/>
          <table:table-cell table:style-name="ce44" office:value-type="string" calcext:value-type="string">
            <text:p>stela</text:p>
          </table:table-cell>
          <table:table-cell table:style-name="ce44" office:value-type="string" calcext:value-type="string">
            <text:p>CoEg_place_00000004</text:p>
          </table:table-cell>
          <table:table-cell table:style-name="ce23" table:formula="of:=LOOKUP([.I17];[$place.A$2:$place.A$201];[$place.B$2:$place.B$201])" office:value-type="string" office:string-value="Sérapéum" calcext:value-type="string">
            <text:p>Sérapéum</text:p>
          </table:table-cell>
          <table:table-cell table:style-name="ce44" office:value-type="string" calcext:value-type="string">
            <text:p>Stèle (Troisième Période intermédiaire, XXIIe dynastie). Autre numéro d'inventaire : AF 123</text:p>
          </table:table-cell>
          <table:table-cell table:style-name="ce44"/>
          <table:table-cell table:style-name="ce23" table:formula="of:=CONCATENATE(&quot;sameAs=&quot;&quot;&quot;;[.A17];&quot;&quot;&quot;&quot;)" office:value-type="string" office:string-value="sameAs=&quot;CoEg_obj_00000016&quot;" calcext:value-type="string">
            <text:p>sameAs="CoEg_obj_00000016"</text:p>
          </table:table-cell>
          <table:table-cell table:style-name="ce23" table:formula="of:=CONCATENATE(&quot;&lt;object xml:id=&quot;&quot;&quot;;[.A17];&quot;&quot;&quot;&gt;&lt;objectIdentifier&gt;&lt;institution sameAs=&quot;&quot;#&quot;;[.B17];&quot;&quot;&quot;&gt;&quot;;[.C17];&quot;&lt;/institution&gt;&quot;;IF(ISBLANK([.D17]);&quot;&quot;;CONCATENATE(&quot;&lt;idno type=&quot;&quot;&quot;;[.C17];&quot;&quot;&quot;&gt;&quot;;[.D17];&quot;&lt;/idno&gt;&quot;));IF(ISBLANK([.E17]);&quot;&quot;;CONCATENATE(&quot;&lt;idno type=&quot;&quot;Atlas&quot;&quot;&gt;&quot;;[.E17];&quot;&lt;/idno&gt;&quot;));&quot;&lt;/objectIdentifier&gt;&lt;physDesc&gt;&lt;objectDesc form=&quot;&quot;&quot;;[.H17];&quot;&quot;&quot;/&gt;&lt;/physDesc&gt;&quot;;IF(ISBLANK([.I17]);&quot;&quot;;CONCATENATE(&quot;&lt;history&gt;&lt;provenance&quot;;IF(ISBLANK([.I17]);&quot;&quot;;CONCATENATE(&quot; sameAs=&quot;&quot;&quot;;[.I17];&quot;&quot;&quot;&quot;));&quot;&gt;&quot;;[.J17];&quot;&lt;/provenance&gt;&lt;/history&gt;&quot;));IF(ISBLANK([.K17]);&quot;&quot;;CONCATENATE(&quot;&lt;note type=&quot;&quot;def&quot;&quot;&gt;&quot;;[.K17];&quot;&lt;/note&gt;&quot;));IF(ISBLANK([.L17]);&quot;&quot;;CONCATENATE(&quot;&lt;note type=&quot;&quot;Mariette&quot;&quot;&gt;&quot;;[.L17];&quot;&lt;/note&gt;&quot;));&quot;&lt;/object&gt;&quot;)" office:value-type="string" office:string-value="&lt;object xml:id=&quot;CoEg_obj_00000016&quot;&gt;&lt;objectIdentifier&gt;&lt;institution sameAs=&quot;#CoEg_org_00000002&quot;&gt;Musée du Louvre&lt;/institution&gt;&lt;idno type=&quot;Musée du Louvre&quot;&gt;N 481&lt;/idno&gt;&lt;/objectIdentifier&gt;&lt;physDesc&gt;&lt;objectDesc form=&quot;stela&quot;/&gt;&lt;/physDesc&gt;&lt;history&gt;&lt;provenance sameAs=&quot;CoEg_place_00000004&quot;&gt;Sérapéum&lt;/provenance&gt;&lt;/history&gt;&lt;note type=&quot;def&quot;&gt;Stèle (Troisième Période intermédiaire, XXIIe dynastie). Autre numéro d'inventaire : AF 123&lt;/note&gt;&lt;/object&gt;" calcext:value-type="string">
            <text:p>&lt;object xml:id="CoEg_obj_00000016"&gt;&lt;objectIdentifier&gt;&lt;institution sameAs="#CoEg_org_00000002"&gt;Musée du Louvre&lt;/institution&gt;&lt;idno type="Musée du Louvre"&gt;N 481&lt;/idno&gt;&lt;/objectIdentifier&gt;&lt;physDesc&gt;&lt;objectDesc form="stela"/&gt;&lt;/physDesc&gt;&lt;history&gt;&lt;provenance sameAs="CoEg_place_00000004"&gt;Sérapéum&lt;/provenance&gt;&lt;/history&gt;&lt;note type="def"&gt;Stèle (Troisième Période intermédiaire, XXIIe dynastie). Autre numéro d'inventaire : AF 123&lt;/note&gt;&lt;/object&gt;</text:p>
          </table:table-cell>
          <table:table-cell table:style-name="ce23" table:formula="of:=CONCATENATE(&quot;\newglossaryentry{&quot;;[.A17];&quot;}{name={&quot;;[.D17];&quot;},type={obj},sort={&quot;;[.B17];&quot;},text={*},&quot;;IF(ISBLANK([.B17]);&quot;&quot;;CONCATENATE(&quot;parent={&quot;;[.B17];&quot;_obj},&quot;));&quot;description={&quot;;[.K17];IF(ISBLANK([.L17]);&quot;&quot;;CONCATENATE(&quot;. &quot;;[.L17]));IF(ISBLANK([.E17]);&quot;&quot;;CONCATENATE(&quot;[\href{&quot;;[.E17];&quot;}{Atlas}]&quot;));IF(ISBLANK([.F17]);&quot;&quot;;CONCATENATE(&quot;[\href{&quot;;[.F17];&quot;}{TopBib}]&quot;));&quot;}}&quot;)" office:value-type="string" office:string-value="\newglossaryentry{CoEg_obj_00000016}{name={N 481},type={obj},sort={CoEg_org_00000002},text={*},parent={CoEg_org_00000002_obj},description={Stèle (Troisième Période intermédiaire, XXIIe dynastie). Autre numéro d'inventaire : AF 123}}" calcext:value-type="string">
            <text:p>\newglossaryentry{CoEg_obj_00000016}{name={N 481},type={obj},sort={CoEg_org_00000002},text={*},parent={CoEg_org_00000002_obj},description={Stèle (Troisième Période intermédiaire, XXIIe dynastie). Autre numéro d'inventaire : AF 123}}</text:p>
          </table:table-cell>
          <table:table-cell table:style-name="ce44" table:number-columns-repeated="49"/>
        </table:table-row>
        <table:table-row table:style-name="ro1">
          <table:table-cell table:style-name="ce44" office:value-type="string" calcext:value-type="string">
            <text:p>CoEg_obj_00000017</text:p>
          </table:table-cell>
          <table:table-cell table:style-name="ce44" office:value-type="string" calcext:value-type="string">
            <text:p>CoEg_org_00000002</text:p>
          </table:table-cell>
          <table:table-cell table:style-name="ce22" table:formula="of:=LOOKUP([.B18];[$org.A$2:$org.A$201];[$org.B$2:$org.B$201])" office:value-type="string" office:string-value="Musée du Louvre" calcext:value-type="string">
            <text:p>Musée du Louvre</text:p>
          </table:table-cell>
          <table:table-cell table:style-name="ce44" office:value-type="string" calcext:value-type="string">
            <text:p>N 488</text:p>
          </table:table-cell>
          <table:table-cell table:style-name="ce44" table:number-columns-repeated="3"/>
          <table:table-cell table:style-name="ce44" office:value-type="string" calcext:value-type="string">
            <text:p>stela</text:p>
          </table:table-cell>
          <table:table-cell table:style-name="ce44" office:value-type="string" calcext:value-type="string">
            <text:p>CoEg_place_00000004</text:p>
          </table:table-cell>
          <table:table-cell table:style-name="ce23" table:formula="of:=LOOKUP([.I18];[$place.A$2:$place.A$201];[$place.B$2:$place.B$201])" office:value-type="string" office:string-value="Sérapéum" calcext:value-type="string">
            <text:p>Sérapéum</text:p>
          </table:table-cell>
          <table:table-cell table:style-name="ce44" office:value-type="string" calcext:value-type="string">
            <text:p>Stèle (Troisième Période intermédiaire, XXIIe dynastie)</text:p>
          </table:table-cell>
          <table:table-cell table:style-name="ce44"/>
          <table:table-cell table:style-name="ce23" table:formula="of:=CONCATENATE(&quot;sameAs=&quot;&quot;&quot;;[.A18];&quot;&quot;&quot;&quot;)" office:value-type="string" office:string-value="sameAs=&quot;CoEg_obj_00000017&quot;" calcext:value-type="string">
            <text:p>sameAs="CoEg_obj_00000017"</text:p>
          </table:table-cell>
          <table:table-cell table:style-name="ce23" table:formula="of:=CONCATENATE(&quot;&lt;object xml:id=&quot;&quot;&quot;;[.A18];&quot;&quot;&quot;&gt;&lt;objectIdentifier&gt;&lt;institution sameAs=&quot;&quot;#&quot;;[.B18];&quot;&quot;&quot;&gt;&quot;;[.C18];&quot;&lt;/institution&gt;&quot;;IF(ISBLANK([.D18]);&quot;&quot;;CONCATENATE(&quot;&lt;idno type=&quot;&quot;&quot;;[.C18];&quot;&quot;&quot;&gt;&quot;;[.D18];&quot;&lt;/idno&gt;&quot;));IF(ISBLANK([.E18]);&quot;&quot;;CONCATENATE(&quot;&lt;idno type=&quot;&quot;Atlas&quot;&quot;&gt;&quot;;[.E18];&quot;&lt;/idno&gt;&quot;));&quot;&lt;/objectIdentifier&gt;&lt;physDesc&gt;&lt;objectDesc form=&quot;&quot;&quot;;[.H18];&quot;&quot;&quot;/&gt;&lt;/physDesc&gt;&quot;;IF(ISBLANK([.I18]);&quot;&quot;;CONCATENATE(&quot;&lt;history&gt;&lt;provenance&quot;;IF(ISBLANK([.I18]);&quot;&quot;;CONCATENATE(&quot; sameAs=&quot;&quot;&quot;;[.I18];&quot;&quot;&quot;&quot;));&quot;&gt;&quot;;[.J18];&quot;&lt;/provenance&gt;&lt;/history&gt;&quot;));IF(ISBLANK([.K18]);&quot;&quot;;CONCATENATE(&quot;&lt;note type=&quot;&quot;def&quot;&quot;&gt;&quot;;[.K18];&quot;&lt;/note&gt;&quot;));IF(ISBLANK([.L18]);&quot;&quot;;CONCATENATE(&quot;&lt;note type=&quot;&quot;Mariette&quot;&quot;&gt;&quot;;[.L18];&quot;&lt;/note&gt;&quot;));&quot;&lt;/object&gt;&quot;)" office:value-type="string" office:string-value="&lt;object xml:id=&quot;CoEg_obj_00000017&quot;&gt;&lt;objectIdentifier&gt;&lt;institution sameAs=&quot;#CoEg_org_00000002&quot;&gt;Musée du Louvre&lt;/institution&gt;&lt;idno type=&quot;Musée du Louvre&quot;&gt;N 488&lt;/idno&gt;&lt;/objectIdentifier&gt;&lt;physDesc&gt;&lt;objectDesc form=&quot;stela&quot;/&gt;&lt;/physDesc&gt;&lt;history&gt;&lt;provenance sameAs=&quot;CoEg_place_00000004&quot;&gt;Sérapéum&lt;/provenance&gt;&lt;/history&gt;&lt;note type=&quot;def&quot;&gt;Stèle (Troisième Période intermédiaire, XXIIe dynastie)&lt;/note&gt;&lt;/object&gt;" calcext:value-type="string">
            <text:p>&lt;object xml:id="CoEg_obj_00000017"&gt;&lt;objectIdentifier&gt;&lt;institution sameAs="#CoEg_org_00000002"&gt;Musée du Louvre&lt;/institution&gt;&lt;idno type="Musée du Louvre"&gt;N 488&lt;/idno&gt;&lt;/objectIdentifier&gt;&lt;physDesc&gt;&lt;objectDesc form="stela"/&gt;&lt;/physDesc&gt;&lt;history&gt;&lt;provenance sameAs="CoEg_place_00000004"&gt;Sérapéum&lt;/provenance&gt;&lt;/history&gt;&lt;note type="def"&gt;Stèle (Troisième Période intermédiaire, XXIIe dynastie)&lt;/note&gt;&lt;/object&gt;</text:p>
          </table:table-cell>
          <table:table-cell table:style-name="ce23" table:formula="of:=CONCATENATE(&quot;\newglossaryentry{&quot;;[.A18];&quot;}{name={&quot;;[.D18];&quot;},type={obj},sort={&quot;;[.B18];&quot;},text={*},&quot;;IF(ISBLANK([.B18]);&quot;&quot;;CONCATENATE(&quot;parent={&quot;;[.B18];&quot;_obj},&quot;));&quot;description={&quot;;[.K18];IF(ISBLANK([.L18]);&quot;&quot;;CONCATENATE(&quot;. &quot;;[.L18]));IF(ISBLANK([.E18]);&quot;&quot;;CONCATENATE(&quot;[\href{&quot;;[.E18];&quot;}{Atlas}]&quot;));IF(ISBLANK([.F18]);&quot;&quot;;CONCATENATE(&quot;[\href{&quot;;[.F18];&quot;}{TopBib}]&quot;));&quot;}}&quot;)" office:value-type="string" office:string-value="\newglossaryentry{CoEg_obj_00000017}{name={N 488},type={obj},sort={CoEg_org_00000002},text={*},parent={CoEg_org_00000002_obj},description={Stèle (Troisième Période intermédiaire, XXIIe dynastie)}}" calcext:value-type="string">
            <text:p>\newglossaryentry{CoEg_obj_00000017}{name={N 488},type={obj},sort={CoEg_org_00000002},text={*},parent={CoEg_org_00000002_obj},description={Stèle (Troisième Période intermédiaire, XXIIe dynastie)}}</text:p>
          </table:table-cell>
          <table:table-cell table:style-name="ce44" table:number-columns-repeated="49"/>
        </table:table-row>
        <table:table-row table:style-name="ro1">
          <table:table-cell table:style-name="ce44" office:value-type="string" calcext:value-type="string">
            <text:p>CoEg_obj_00000018</text:p>
          </table:table-cell>
          <table:table-cell table:style-name="ce44" office:value-type="string" calcext:value-type="string">
            <text:p>CoEg_org_00000002</text:p>
          </table:table-cell>
          <table:table-cell table:style-name="ce22" table:formula="of:=LOOKUP([.B19];[$org.A$2:$org.A$201];[$org.B$2:$org.B$201])" office:value-type="string" office:string-value="Musée du Louvre" calcext:value-type="string">
            <text:p>Musée du Louvre</text:p>
          </table:table-cell>
          <table:table-cell table:style-name="ce44" office:value-type="string" calcext:value-type="string">
            <text:p>IM 3736</text:p>
          </table:table-cell>
          <table:table-cell table:style-name="ce44" table:number-columns-repeated="3"/>
          <table:table-cell table:style-name="ce44" office:value-type="string" calcext:value-type="string">
            <text:p>stela</text:p>
          </table:table-cell>
          <table:table-cell table:style-name="ce44" office:value-type="string" calcext:value-type="string">
            <text:p>CoEg_place_00000004</text:p>
          </table:table-cell>
          <table:table-cell table:style-name="ce23" table:formula="of:=LOOKUP([.I19];[$place.A$2:$place.A$201];[$place.B$2:$place.B$201])" office:value-type="string" office:string-value="Sérapéum" calcext:value-type="string">
            <text:p>Sérapéum</text:p>
          </table:table-cell>
          <table:table-cell table:style-name="ce44" office:value-type="string" calcext:value-type="string">
            <text:p>Stèle (Troisième Période intermédiaire, XXIIe dynastie). Autre numéro d'inventaire : S 1905</text:p>
          </table:table-cell>
          <table:table-cell table:style-name="ce44"/>
          <table:table-cell table:style-name="ce23" table:formula="of:=CONCATENATE(&quot;sameAs=&quot;&quot;&quot;;[.A19];&quot;&quot;&quot;&quot;)" office:value-type="string" office:string-value="sameAs=&quot;CoEg_obj_00000018&quot;" calcext:value-type="string">
            <text:p>sameAs="CoEg_obj_00000018"</text:p>
          </table:table-cell>
          <table:table-cell table:style-name="ce23" table:formula="of:=CONCATENATE(&quot;&lt;object xml:id=&quot;&quot;&quot;;[.A19];&quot;&quot;&quot;&gt;&lt;objectIdentifier&gt;&lt;institution sameAs=&quot;&quot;#&quot;;[.B19];&quot;&quot;&quot;&gt;&quot;;[.C19];&quot;&lt;/institution&gt;&quot;;IF(ISBLANK([.D19]);&quot;&quot;;CONCATENATE(&quot;&lt;idno type=&quot;&quot;&quot;;[.C19];&quot;&quot;&quot;&gt;&quot;;[.D19];&quot;&lt;/idno&gt;&quot;));IF(ISBLANK([.E19]);&quot;&quot;;CONCATENATE(&quot;&lt;idno type=&quot;&quot;Atlas&quot;&quot;&gt;&quot;;[.E19];&quot;&lt;/idno&gt;&quot;));&quot;&lt;/objectIdentifier&gt;&lt;physDesc&gt;&lt;objectDesc form=&quot;&quot;&quot;;[.H19];&quot;&quot;&quot;/&gt;&lt;/physDesc&gt;&quot;;IF(ISBLANK([.I19]);&quot;&quot;;CONCATENATE(&quot;&lt;history&gt;&lt;provenance&quot;;IF(ISBLANK([.I19]);&quot;&quot;;CONCATENATE(&quot; sameAs=&quot;&quot;&quot;;[.I19];&quot;&quot;&quot;&quot;));&quot;&gt;&quot;;[.J19];&quot;&lt;/provenance&gt;&lt;/history&gt;&quot;));IF(ISBLANK([.K19]);&quot;&quot;;CONCATENATE(&quot;&lt;note type=&quot;&quot;def&quot;&quot;&gt;&quot;;[.K19];&quot;&lt;/note&gt;&quot;));IF(ISBLANK([.L19]);&quot;&quot;;CONCATENATE(&quot;&lt;note type=&quot;&quot;Mariette&quot;&quot;&gt;&quot;;[.L19];&quot;&lt;/note&gt;&quot;));&quot;&lt;/object&gt;&quot;)" office:value-type="string" office:string-value="&lt;object xml:id=&quot;CoEg_obj_00000018&quot;&gt;&lt;objectIdentifier&gt;&lt;institution sameAs=&quot;#CoEg_org_00000002&quot;&gt;Musée du Louvre&lt;/institution&gt;&lt;idno type=&quot;Musée du Louvre&quot;&gt;IM 3736&lt;/idno&gt;&lt;/objectIdentifier&gt;&lt;physDesc&gt;&lt;objectDesc form=&quot;stela&quot;/&gt;&lt;/physDesc&gt;&lt;history&gt;&lt;provenance sameAs=&quot;CoEg_place_00000004&quot;&gt;Sérapéum&lt;/provenance&gt;&lt;/history&gt;&lt;note type=&quot;def&quot;&gt;Stèle (Troisième Période intermédiaire, XXIIe dynastie). Autre numéro d'inventaire : S 1905&lt;/note&gt;&lt;/object&gt;" calcext:value-type="string">
            <text:p>&lt;object xml:id="CoEg_obj_00000018"&gt;&lt;objectIdentifier&gt;&lt;institution sameAs="#CoEg_org_00000002"&gt;Musée du Louvre&lt;/institution&gt;&lt;idno type="Musée du Louvre"&gt;IM 3736&lt;/idno&gt;&lt;/objectIdentifier&gt;&lt;physDesc&gt;&lt;objectDesc form="stela"/&gt;&lt;/physDesc&gt;&lt;history&gt;&lt;provenance sameAs="CoEg_place_00000004"&gt;Sérapéum&lt;/provenance&gt;&lt;/history&gt;&lt;note type="def"&gt;Stèle (Troisième Période intermédiaire, XXIIe dynastie). Autre numéro d'inventaire : S 1905&lt;/note&gt;&lt;/object&gt;</text:p>
          </table:table-cell>
          <table:table-cell table:style-name="ce23" table:formula="of:=CONCATENATE(&quot;\newglossaryentry{&quot;;[.A19];&quot;}{name={&quot;;[.D19];&quot;},type={obj},sort={&quot;;[.B19];&quot;},text={*},&quot;;IF(ISBLANK([.B19]);&quot;&quot;;CONCATENATE(&quot;parent={&quot;;[.B19];&quot;_obj},&quot;));&quot;description={&quot;;[.K19];IF(ISBLANK([.L19]);&quot;&quot;;CONCATENATE(&quot;. &quot;;[.L19]));IF(ISBLANK([.E19]);&quot;&quot;;CONCATENATE(&quot;[\href{&quot;;[.E19];&quot;}{Atlas}]&quot;));IF(ISBLANK([.F19]);&quot;&quot;;CONCATENATE(&quot;[\href{&quot;;[.F19];&quot;}{TopBib}]&quot;));&quot;}}&quot;)" office:value-type="string" office:string-value="\newglossaryentry{CoEg_obj_00000018}{name={IM 3736},type={obj},sort={CoEg_org_00000002},text={*},parent={CoEg_org_00000002_obj},description={Stèle (Troisième Période intermédiaire, XXIIe dynastie). Autre numéro d'inventaire : S 1905}}" calcext:value-type="string">
            <text:p>\newglossaryentry{CoEg_obj_00000018}{name={IM 3736},type={obj},sort={CoEg_org_00000002},text={*},parent={CoEg_org_00000002_obj},description={Stèle (Troisième Période intermédiaire, XXIIe dynastie). Autre numéro d'inventaire : S 1905}}</text:p>
          </table:table-cell>
          <table:table-cell table:style-name="ce44" table:number-columns-repeated="49"/>
        </table:table-row>
        <table:table-row table:style-name="ro1">
          <table:table-cell table:style-name="ce44" office:value-type="string" calcext:value-type="string">
            <text:p>CoEg_obj_00000019</text:p>
          </table:table-cell>
          <table:table-cell table:style-name="ce44" office:value-type="string" calcext:value-type="string">
            <text:p>CoEg_org_00000002</text:p>
          </table:table-cell>
          <table:table-cell table:style-name="ce22" table:formula="of:=LOOKUP([.B20];[$org.A$2:$org.A$201];[$org.B$2:$org.B$201])" office:value-type="string" office:string-value="Musée du Louvre" calcext:value-type="string">
            <text:p>Musée du Louvre</text:p>
          </table:table-cell>
          <table:table-cell office:value-type="string" calcext:value-type="string">
            <text:p>N 347</text:p>
          </table:table-cell>
          <table:table-cell office:value-type="string" calcext:value-type="string">
            <text:p>http://cartelfr.louvre.fr/cartelfr/visite?srv=car_not_frame&amp;idNotice=20282&amp;langue=fr</text:p>
          </table:table-cell>
          <table:table-cell table:number-columns-repeated="2"/>
          <table:table-cell office:value-type="string" calcext:value-type="string">
            <text:p>statue</text:p>
          </table:table-cell>
          <table:table-cell table:style-name="ce44" office:value-type="string" calcext:value-type="string">
            <text:p>CoEg_place_00000004</text:p>
          </table:table-cell>
          <table:table-cell table:style-name="ce23" table:formula="of:=LOOKUP([.I20];[$place.A$2:$place.A$201];[$place.B$2:$place.B$201])" office:value-type="string" office:string-value="Sérapéum" calcext:value-type="string">
            <text:p>Sérapéum</text:p>
          </table:table-cell>
          <table:table-cell office:value-type="string" calcext:value-type="string">
            <text:p>Statue de Bès (Basse-Époque, XXXe dynastie ; fouilles du Sérapéum)</text:p>
          </table:table-cell>
          <table:table-cell office:value-type="string" calcext:value-type="string">
            <text:p>Mariette utilise le nom de Typhon</text:p>
          </table:table-cell>
          <table:table-cell table:style-name="ce23" table:formula="of:=CONCATENATE(&quot;sameAs=&quot;&quot;&quot;;[.A20];&quot;&quot;&quot;&quot;)" office:value-type="string" office:string-value="sameAs=&quot;CoEg_obj_00000019&quot;" calcext:value-type="string">
            <text:p>sameAs="CoEg_obj_00000019"</text:p>
          </table:table-cell>
          <table:table-cell table:style-name="ce23" table:formula="of:=CONCATENATE(&quot;&lt;object xml:id=&quot;&quot;&quot;;[.A20];&quot;&quot;&quot;&gt;&lt;objectIdentifier&gt;&lt;institution sameAs=&quot;&quot;#&quot;;[.B20];&quot;&quot;&quot;&gt;&quot;;[.C20];&quot;&lt;/institution&gt;&quot;;IF(ISBLANK([.D20]);&quot;&quot;;CONCATENATE(&quot;&lt;idno type=&quot;&quot;&quot;;[.C20];&quot;&quot;&quot;&gt;&quot;;[.D20];&quot;&lt;/idno&gt;&quot;));IF(ISBLANK([.E20]);&quot;&quot;;CONCATENATE(&quot;&lt;idno type=&quot;&quot;Atlas&quot;&quot;&gt;&quot;;[.E20];&quot;&lt;/idno&gt;&quot;));&quot;&lt;/objectIdentifier&gt;&lt;physDesc&gt;&lt;objectDesc form=&quot;&quot;&quot;;[.H20];&quot;&quot;&quot;/&gt;&lt;/physDesc&gt;&quot;;IF(ISBLANK([.I20]);&quot;&quot;;CONCATENATE(&quot;&lt;history&gt;&lt;provenance&quot;;IF(ISBLANK([.I20]);&quot;&quot;;CONCATENATE(&quot; sameAs=&quot;&quot;&quot;;[.I20];&quot;&quot;&quot;&quot;));&quot;&gt;&quot;;[.J20];&quot;&lt;/provenance&gt;&lt;/history&gt;&quot;));IF(ISBLANK([.K20]);&quot;&quot;;CONCATENATE(&quot;&lt;note type=&quot;&quot;def&quot;&quot;&gt;&quot;;[.K20];&quot;&lt;/note&gt;&quot;));IF(ISBLANK([.L20]);&quot;&quot;;CONCATENATE(&quot;&lt;note type=&quot;&quot;Mariette&quot;&quot;&gt;&quot;;[.L20];&quot;&lt;/note&gt;&quot;));&quot;&lt;/object&gt;&quot;)" office:value-type="string" office:string-value="&lt;object xml:id=&quot;CoEg_obj_00000019&quot;&gt;&lt;objectIdentifier&gt;&lt;institution sameAs=&quot;#CoEg_org_00000002&quot;&gt;Musée du Louvre&lt;/institution&gt;&lt;idno type=&quot;Musée du Louvre&quot;&gt;N 347&lt;/idno&gt;&lt;idno type=&quot;Atlas&quot;&gt;http://cartelfr.louvre.fr/cartelfr/visite?srv=car_not_frame&amp;idNotice=20282&amp;langue=fr&lt;/idno&gt;&lt;/objectIdentifier&gt;&lt;physDesc&gt;&lt;objectDesc form=&quot;statue&quot;/&gt;&lt;/physDesc&gt;&lt;history&gt;&lt;provenance sameAs=&quot;CoEg_place_00000004&quot;&gt;Sérapéum&lt;/provenance&gt;&lt;/history&gt;&lt;note type=&quot;def&quot;&gt;Statue de Bès (Basse-Époque, XXXe dynastie ; fouilles du Sérapéum)&lt;/note&gt;&lt;note type=&quot;Mariette&quot;&gt;Mariette utilise le nom de Typhon&lt;/note&gt;&lt;/object&gt;" calcext:value-type="string">
            <text:p>&lt;object xml:id="CoEg_obj_00000019"&gt;&lt;objectIdentifier&gt;&lt;institution sameAs="#CoEg_org_00000002"&gt;Musée du Louvre&lt;/institution&gt;&lt;idno type="Musée du Louvre"&gt;N 347&lt;/idno&gt;&lt;idno type="Atlas"&gt;http://cartelfr.louvre.fr/cartelfr/visite?srv=car_not_frame&amp;idNotice=20282&amp;langue=fr&lt;/idno&gt;&lt;/objectIdentifier&gt;&lt;physDesc&gt;&lt;objectDesc form="statue"/&gt;&lt;/physDesc&gt;&lt;history&gt;&lt;provenance sameAs="CoEg_place_00000004"&gt;Sérapéum&lt;/provenance&gt;&lt;/history&gt;&lt;note type="def"&gt;Statue de Bès (Basse-Époque, XXXe dynastie ; fouilles du Sérapéum)&lt;/note&gt;&lt;note type="Mariette"&gt;Mariette utilise le nom de Typhon&lt;/note&gt;&lt;/object&gt;</text:p>
          </table:table-cell>
          <table:table-cell table:style-name="ce23" table:formula="of:=CONCATENATE(&quot;\newglossaryentry{&quot;;[.A20];&quot;}{name={&quot;;[.D20];&quot;},type={obj},sort={&quot;;[.B20];&quot;},text={*},&quot;;IF(ISBLANK([.B20]);&quot;&quot;;CONCATENATE(&quot;parent={&quot;;[.B20];&quot;_obj},&quot;));&quot;description={&quot;;[.K20];IF(ISBLANK([.L20]);&quot;&quot;;CONCATENATE(&quot;. &quot;;[.L20]));IF(ISBLANK([.E20]);&quot;&quot;;CONCATENATE(&quot;[\href{&quot;;[.E20];&quot;}{Atlas}]&quot;));IF(ISBLANK([.F20]);&quot;&quot;;CONCATENATE(&quot;[\href{&quot;;[.F20];&quot;}{TopBib}]&quot;));&quot;}}&quot;)" office:value-type="string" office:string-value="\newglossaryentry{CoEg_obj_00000019}{name={N 347},type={obj},sort={CoEg_org_00000002},text={*},parent={CoEg_org_00000002_obj},description={Statue de Bès (Basse-Époque, XXXe dynastie ; fouilles du Sérapéum). Mariette utilise le nom de Typhon[\href{http://cartelfr.louvre.fr/cartelfr/visite?srv=car_not_frame&amp;idNotice=20282&amp;langue=fr}{Atlas}]}}" calcext:value-type="string">
            <text:p>\newglossaryentry{CoEg_obj_00000019}{name={N 347},type={obj},sort={CoEg_org_00000002},text={*},parent={CoEg_org_00000002_obj},description={Statue de Bès (Basse-Époque, XXXe dynastie ; fouilles du Sérapéum). Mariette utilise le nom de Typhon[\href{http://cartelfr.louvre.fr/cartelfr/visite?srv=car_not_frame&amp;idNotice=20282&amp;langue=fr}{Atlas}]}}</text:p>
          </table:table-cell>
          <table:table-cell table:style-name="ce44" table:number-columns-repeated="49"/>
        </table:table-row>
        <table:table-row table:style-name="ro1">
          <table:table-cell office:value-type="string" calcext:value-type="string">
            <text:p>CoEg_obj_imn</text:p>
          </table:table-cell>
          <table:table-cell/>
          <table:table-cell table:style-name="ce22"/>
          <table:table-cell table:number-columns-repeated="6"/>
          <table:table-cell table:formula="of:=LOOKUP([.I21];[$place.A$2:$place.A$201];[$place.B$2:$place.B$201])" office:value-type="string" office:string-value="" calcext:value-type="error">
            <text:p>#N/D</text:p>
          </table:table-cell>
          <table:table-cell office:value-type="string" calcext:value-type="string">
            <text:p>Objet non encore identifié</text:p>
          </table:table-cell>
          <table:table-cell/>
          <table:table-cell table:formula="of:=CONCATENATE(&quot;sameAs=&quot;&quot;&quot;;[.A21];&quot;&quot;&quot;&quot;)" office:value-type="string" office:string-value="sameAs=&quot;CoEg_obj_imn&quot;" calcext:value-type="string">
            <text:p>sameAs="CoEg_obj_imn"</text:p>
          </table:table-cell>
          <table:table-cell table:formula="of:=CONCATENATE(&quot;&lt;object xml:id=&quot;&quot;&quot;;[.A21];&quot;&quot;&quot;&gt;&lt;objectIdentifier&gt;&lt;institution sameAs=&quot;&quot;#&quot;;[.B21];&quot;&quot;&quot;&gt;&quot;;[.C21];&quot;&lt;/institution&gt;&quot;;IF(ISBLANK([.D21]);&quot;&quot;;CONCATENATE(&quot;&lt;idno type=&quot;&quot;&quot;;[.C21];&quot;&quot;&quot;&gt;&quot;;[.D21];&quot;&lt;/idno&gt;&quot;));IF(ISBLANK([.E21]);&quot;&quot;;CONCATENATE(&quot;&lt;idno type=&quot;&quot;Atlas&quot;&quot;&gt;&quot;;[.E21];&quot;&lt;/idno&gt;&quot;));&quot;&lt;/objectIdentifier&gt;&lt;physDesc&gt;&lt;objectDesc form=&quot;&quot;&quot;;[.H21];&quot;&quot;&quot;/&gt;&lt;/physDesc&gt;&quot;;IF(ISBLANK([.I21]);&quot;&quot;;CONCATENATE(&quot;&lt;history&gt;&lt;provenance&quot;;IF(ISBLANK([.I21]);&quot;&quot;;CONCATENATE(&quot; sameAs=&quot;&quot;&quot;;[.I21];&quot;&quot;&quot;&quot;));&quot;&gt;&quot;;[.J21];&quot;&lt;/provenance&gt;&lt;/history&gt;&quot;));IF(ISBLANK([.K21]);&quot;&quot;;CONCATENATE(&quot;&lt;note type=&quot;&quot;def&quot;&quot;&gt;&quot;;[.K21];&quot;&lt;/note&gt;&quot;));IF(ISBLANK([.L21]);&quot;&quot;;CONCATENATE(&quot;&lt;note type=&quot;&quot;Mariette&quot;&quot;&gt;&quot;;[.L21];&quot;&lt;/note&gt;&quot;));&quot;&lt;/object&gt;&quot;)" office:value-type="string" office:string-value="&lt;object xml:id=&quot;CoEg_obj_imn&quot;&gt;&lt;objectIdentifier&gt;&lt;institution sameAs=&quot;#&quot;&gt;&lt;/institution&gt;&lt;/objectIdentifier&gt;&lt;physDesc&gt;&lt;objectDesc form=&quot;&quot;/&gt;&lt;/physDesc&gt;&lt;note type=&quot;def&quot;&gt;Objet non encore identifié&lt;/note&gt;&lt;/object&gt;" calcext:value-type="string">
            <text:p>&lt;object xml:id="CoEg_obj_imn"&gt;&lt;objectIdentifier&gt;&lt;institution sameAs="#"&gt;&lt;/institution&gt;&lt;/objectIdentifier&gt;&lt;physDesc&gt;&lt;objectDesc form=""/&gt;&lt;/physDesc&gt;&lt;note type="def"&gt;Objet non encore identifié&lt;/note&gt;&lt;/object&gt;</text:p>
          </table:table-cell>
          <table:table-cell table:formula="of:=CONCATENATE(&quot;\newglossaryentry{&quot;;[.A21];&quot;}{name={&quot;;[.D21];&quot;},type={obj},sort={&quot;;[.B21];&quot;},text={*},&quot;;IF(ISBLANK([.B21]);&quot;&quot;;CONCATENATE(&quot;parent={&quot;;[.B21];&quot;_obj},&quot;));&quot;description={&quot;;[.K21];IF(ISBLANK([.L21]);&quot;&quot;;CONCATENATE(&quot;. &quot;;[.L21]));IF(ISBLANK([.E21]);&quot;&quot;;CONCATENATE(&quot;[\href{&quot;;[.E21];&quot;}{Atlas}]&quot;));IF(ISBLANK([.F21]);&quot;&quot;;CONCATENATE(&quot;[\href{&quot;;[.F21];&quot;}{TopBib}]&quot;));&quot;}}&quot;)" office:value-type="string" office:string-value="\newglossaryentry{CoEg_obj_imn}{name={},type={obj},sort={},text={*},description={Objet non encore identifié}}" calcext:value-type="string">
            <text:p>\newglossaryentry{CoEg_obj_imn}{name={},type={obj},sort={},text={*},description={Objet non encore identifié}}</text:p>
          </table:table-cell>
          <table:table-cell table:number-columns-repeated="49"/>
        </table:table-row>
        <table:table-row table:style-name="ro1" table:number-rows-repeated="7">
          <table:table-cell table:style-name="ce64"/>
          <table:table-cell table:number-columns-repeated="6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bl" table:style-name="ta1">
        <office:forms form:automatic-focus="false" form:apply-design-mode="false"/>
        <table:table-column table:style-name="co74" table:default-cell-style-name="Default"/>
        <table:table-column table:style-name="co5" table:number-columns-repeated="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5" table:number-columns-repeated="7" table:default-cell-style-name="Default"/>
        <table:table-column table:style-name="co78" table:default-cell-style-name="Default"/>
        <table:table-column table:style-name="co5" table:number-columns-repeated="6" table:default-cell-style-name="Default"/>
        <table:table-column table:style-name="co79" table:default-cell-style-name="Default"/>
        <table:table-column table:style-name="co5" table:default-cell-style-name="Default"/>
        <table:table-column table:style-name="co80" table:default-cell-style-name="Default"/>
        <table:table-column table:style-name="co5" table:number-columns-repeated="999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analytic author id</text:p>
          </table:table-cell>
          <table:table-cell table:style-name="ce18" office:value-type="string" calcext:value-type="string">
            <text:p>analytic author family name</text:p>
          </table:table-cell>
          <table:table-cell table:style-name="ce18" office:value-type="string" calcext:value-type="string">
            <text:p>analytic author first name</text:p>
          </table:table-cell>
          <table:table-cell table:style-name="ce18" office:value-type="string" calcext:value-type="string">
            <text:p>analytic title</text:p>
          </table:table-cell>
          <table:table-cell table:style-name="ce18" office:value-type="string" calcext:value-type="string">
            <text:p>monogr author id</text:p>
          </table:table-cell>
          <table:table-cell table:style-name="ce18" office:value-type="string" calcext:value-type="string">
            <text:p>monogr author family name</text:p>
          </table:table-cell>
          <table:table-cell table:style-name="ce18" office:value-type="string" calcext:value-type="string">
            <text:p>monogr author first name</text:p>
          </table:table-cell>
          <table:table-cell table:style-name="ce18" office:value-type="string" calcext:value-type="string">
            <text:p>monogr id</text:p>
          </table:table-cell>
          <table:table-cell table:style-name="ce18" office:value-type="string" calcext:value-type="string">
            <text:p>monogr title</text:p>
          </table:table-cell>
          <table:table-cell table:style-name="ce18" office:value-type="string" calcext:value-type="string">
            <text:p>num &amp; coll</text:p>
          </table:table-cell>
          <table:table-cell table:style-name="ce18" office:value-type="string" calcext:value-type="string">
            <text:p>pubplace</text:p>
          </table:table-cell>
          <table:table-cell table:style-name="ce18" office:value-type="string" calcext:value-type="string">
            <text:p>publisher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biblScope</text:p>
          </table:table-cell>
          <table:table-cell table:style-name="ce18" office:value-type="string" calcext:value-type="string">
            <text:p>ref</text:p>
          </table:table-cell>
          <table:table-cell table:style-name="ce18" office:value-type="string" calcext:value-type="string">
            <text:p>idno persee</text:p>
          </table:table-cell>
          <table:table-cell table:style-name="ce18" office:value-type="string" calcext:value-type="string">
            <text:p>cat. Gén BNF</text:p>
          </table:table-cell>
          <table:table-cell table:style-name="ce18" office:value-type="string" calcext:value-type="string">
            <text:p>idno Heidi</text:p>
          </table:table-cell>
          <table:table-cell table:style-name="ce18" office:value-type="string" calcext:value-type="string">
            <text:p>idno Archive.org</text:p>
          </table:table-cell>
          <table:table-cell table:style-name="ce18" office:value-type="string" calcext:value-type="string">
            <text:p>note type="def"</text:p>
          </table:table-cell>
          <table:table-cell table:style-name="ce18" office:value-type="string" calcext:value-type="string">
            <text:p>note type="Mariette"</text:p>
          </table:table-cell>
          <table:table-cell table:style-name="ce18" office:value-type="string" calcext:value-type="string">
            <text:p>XML brut</text:p>
          </table:table-cell>
          <table:table-cell table:style-name="ce18" office:value-type="string" calcext:value-type="string">
            <text:p>Latex bibl</text:p>
          </table:table-cell>
          <table:table-cell table:style-name="ce18" office:value-type="string" calcext:value-type="string">
            <text:p>Latex author</text:p>
          </table:table-cell>
          <table:table-cell table:style-name="ce18" table:number-columns-repeated="999"/>
        </table:table-row>
        <table:table-row table:style-name="ro1">
          <table:table-cell office:value-type="string" calcext:value-type="string">
            <text:p>CoEg_bibl_00000001</text:p>
          </table:table-cell>
          <table:table-cell/>
          <table:table-cell office:value-type="string" calcext:value-type="string">
            <text:p>Brunet de Presle</text:p>
          </table:table-cell>
          <table:table-cell office:value-type="string" calcext:value-type="string">
            <text:p>Wladimir</text:p>
          </table:table-cell>
          <table:table-cell office:value-type="string" calcext:value-type="string">
            <text:p>Mémoire sur le Sérapéum de Memphis</text:p>
          </table:table-cell>
          <table:table-cell table:number-columns-repeated="4"/>
          <table:table-cell office:value-type="string" calcext:value-type="string">
            <text:p>Mémoires présentés par divers savants étrangers à l’Académ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office:value-type="string" calcext:value-type="string">
            <text:p>p. 552-576</text:p>
          </table:table-cell>
          <table:table-cell office:value-type="string" calcext:value-type="string">
            <text:p>https://www.persee.fr/doc/mesav_0398-3587_1852_num_2_1_1014</text:p>
          </table:table-cell>
          <table:table-cell office:value-type="string" calcext:value-type="string">
            <text:p>mesav_0398-3587_1852_num_2_1_1014</text:p>
          </table:table-cell>
          <table:table-cell table:number-columns-repeated="5"/>
          <table:table-cell table:formula="of:=CONCATENATE(&quot;&lt;bibl xml:id=&quot;&quot;&quot;;[.A2];&quot;&quot;&quot;&gt;&quot;;IF(ISBLANK([.C2]);&quot;&quot;;CONCATENATE(&quot;&lt;author&gt;&lt;persName&quot;;IF(ISBLANK([.B2]);&quot;&gt;&quot;;CONCATENATE(&quot; sameAs=&quot;&quot;&quot;;[.B2];&quot;&quot;&quot;&gt;&quot;));;[.C2];&quot;, &quot;;[.D2];&quot;&lt;/persName&gt;&lt;/author&gt;&lt;title type=&quot;&quot;article&quot;&quot;&gt;&quot;;[.E2];&quot;&lt;/title&gt; &quot;));IF(ISBLANK([.G2]);&quot;&quot;;CONCATENATE(&quot;&lt;author&gt;&lt;persName&quot;;IF(ISBLANK([.F2]);&quot;&gt;&quot;;CONCATENATE(&quot; sameAs=&quot;&quot;&quot;;[.F2];&quot;&quot;&quot;&gt;&quot;));[.G2];&quot;, &quot;;[.H2];&quot;&lt;/persName&gt;&lt;/author&gt;&quot;));&quot;&lt;title type=&quot;&quot;monogr&quot;&quot;&quot;;IF(ISBLANK([.I2]);&quot;&gt;&quot;;CONCATENATE(&quot; sameAs=&quot;&quot;#&quot;;[.I2];&quot;&quot;&quot;&gt;&quot;));[.J2];&quot;&lt;/title&gt;&quot;;IF(ISBLANK([.K2]);&quot;&quot;;CONCATENATE(&quot; &quot;;[.K2];&quot; &quot;));IF(ISBLANK([.L2]);&quot;&quot;;CONCATENATE(&quot;&lt;pubPlace&gt;&quot;;[.L2];&quot;&lt;/pubPlace&gt;&quot;));IF(ISBLANK([.M2]);&quot;&quot;;CONCATENATE(&quot;&lt;publisher&gt;&quot;;[.M2];&quot;&lt;/publisher&gt;&quot;));IF(ISBLANK([.N2]);&quot;&quot;;CONCATENATE(&quot;&lt;date&gt;&quot;;[.N2];&quot;&lt;/date&gt;&quot;));IF(ISBLANK([.O2]);&quot;&quot;;CONCATENATE(&quot;&lt;biblScope&gt;&quot;;[.O2];&quot;&lt;/biblScope&gt;&quot;));IF(ISBLANK([.P2]);&quot;&quot;;CONCATENATE(&quot;&lt;ref&gt;&quot;;[.P2];&quot;&lt;/ref&gt;&quot;));IF(ISBLANK([.U2]);&quot;&quot;;CONCATENATE(&quot;note type=&quot;&quot;def&quot;&quot;&gt;&quot;;[.U2];&quot;&lt;/note&gt;&quot;));IF(ISBLANK([.V2]);&quot;&quot;;CONCATENATE(&quot;note type=&quot;&quot;Mariette&quot;&quot;&gt;&quot;;[.V2];&quot;&lt;/note&gt;&quot;));&quot;&lt;/bibl&gt;&quot;)" office:value-type="string" office:string-value="&lt;bibl xml:id=&quot;CoEg_bibl_00000001&quot;&gt;&lt;author&gt;&lt;persName&gt;Brunet de Presle, Wladimir&lt;/persName&gt;&lt;/author&gt;&lt;title type=&quot;article&quot;&gt;Mémoire sur le Sérapéum de Memphis&lt;/title&gt; &lt;title type=&quot;monogr&quot;&gt;Mémoires présentés par divers savants étrangers à l’Académie&lt;/title&gt; 2 &lt;date&gt;1852&lt;/date&gt;&lt;biblScope&gt;p. 552-576&lt;/biblScope&gt;&lt;ref&gt;https://www.persee.fr/doc/mesav_0398-3587_1852_num_2_1_1014&lt;/ref&gt;&lt;/bibl&gt;" calcext:value-type="string">
            <text:p>&lt;bibl xml:id="CoEg_bibl_00000001"&gt;&lt;author&gt;&lt;persName&gt;Brunet de Presle, Wladimir&lt;/persName&gt;&lt;/author&gt;&lt;title type="article"&gt;Mémoire sur le Sérapéum de Memphis&lt;/title&gt; &lt;title type="monogr"&gt;Mémoires présentés par divers savants étrangers à l’Académie&lt;/title&gt; 2 &lt;date&gt;1852&lt;/date&gt;&lt;biblScope&gt;p. 552-576&lt;/biblScope&gt;&lt;ref&gt;https://www.persee.fr/doc/mesav_0398-3587_1852_num_2_1_1014&lt;/ref&gt;&lt;/bibl&gt;</text:p>
          </table:table-cell>
          <table:table-cell office:value-type="string" calcext:value-type="string">
            <text:p>\newglossaryentry{CoEg_bibl_00000001}{name={"Mémoire sur le Sérapéum de Memphis"},type={bibl},description={, \textit{Mémoires présentés par divers savants étrangers à l’Académie} 2, 1852, p. 552-576 \href{https://www.persee.fr/doc/mesav_0398-3587_1852_num_2_1_1014}{[en ligne]},parent={CoEg_author_00000001}}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Eg_bibl_00000002</text:p>
          </table:table-cell>
          <table:table-cell table:number-columns-repeated="4"/>
          <table:table-cell office:value-type="string" calcext:value-type="string">
            <text:p>CoEg_pers_00000061</text:p>
          </table:table-cell>
          <table:table-cell office:value-type="string" calcext:value-type="string">
            <text:p>Lepsius</text:p>
          </table:table-cell>
          <table:table-cell office:value-type="string" calcext:value-type="string">
            <text:p>Karl Richard</text:p>
          </table:table-cell>
          <table:table-cell/>
          <table:table-cell office:value-type="string" calcext:value-type="string">
            <text:p>Denkmäler aus Ägypten und Äthiopien 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Nicolaische Buchhandlung </text:p>
          </table:table-cell>
          <table:table-cell office:value-type="string" calcext:value-type="string">
            <text:p>1849-1859</text:p>
          </table:table-cell>
          <table:table-cell/>
          <table:table-cell office:value-type="string" calcext:value-type="string">
            <text:p>http://edoc3.bibliothek.uni-halle.de/lepsius/start.html</text:p>
          </table:table-cell>
          <table:table-cell/>
          <table:table-cell office:value-type="string" calcext:value-type="string">
            <text:p>https://catalogue.bnf.fr/ark:/12148/cb30796243q</text:p>
          </table:table-cell>
          <table:table-cell table:number-columns-repeated="4"/>
          <table:table-cell table:formula="of:=CONCATENATE(&quot;&lt;bibl xml:id=&quot;&quot;&quot;;[.A3];&quot;&quot;&quot;&gt;&quot;;IF(ISBLANK([.C3]);&quot;&quot;;CONCATENATE(&quot;&lt;author&gt;&lt;persName&quot;;IF(ISBLANK([.B3]);&quot;&gt;&quot;;CONCATENATE(&quot; sameAs=&quot;&quot;&quot;;[.B3];&quot;&quot;&quot;&gt;&quot;));;[.C3];&quot;, &quot;;[.D3];&quot;&lt;/persName&gt;&lt;/author&gt;&lt;title type=&quot;&quot;article&quot;&quot;&gt;&quot;;[.E3];&quot;&lt;/title&gt; &quot;));IF(ISBLANK([.G3]);&quot;&quot;;CONCATENATE(&quot;&lt;author&gt;&lt;persName&quot;;IF(ISBLANK([.F3]);&quot;&gt;&quot;;CONCATENATE(&quot; sameAs=&quot;&quot;&quot;;[.F3];&quot;&quot;&quot;&gt;&quot;));[.G3];&quot;, &quot;;[.H3];&quot;&lt;/persName&gt;&lt;/author&gt;&quot;));&quot;&lt;title type=&quot;&quot;monogr&quot;&quot;&quot;;IF(ISBLANK([.I3]);&quot;&gt;&quot;;CONCATENATE(&quot; sameAs=&quot;&quot;#&quot;;[.I3];&quot;&quot;&quot;&gt;&quot;));[.J3];&quot;&lt;/title&gt;&quot;;IF(ISBLANK([.K3]);&quot;&quot;;CONCATENATE(&quot; &quot;;[.K3];&quot; &quot;));IF(ISBLANK([.L3]);&quot;&quot;;CONCATENATE(&quot;&lt;pubPlace&gt;&quot;;[.L3];&quot;&lt;/pubPlace&gt;&quot;));IF(ISBLANK([.M3]);&quot;&quot;;CONCATENATE(&quot;&lt;publisher&gt;&quot;;[.M3];&quot;&lt;/publisher&gt;&quot;));IF(ISBLANK([.N3]);&quot;&quot;;CONCATENATE(&quot;&lt;date&gt;&quot;;[.N3];&quot;&lt;/date&gt;&quot;));IF(ISBLANK([.O3]);&quot;&quot;;CONCATENATE(&quot;&lt;biblScope&gt;&quot;;[.O3];&quot;&lt;/biblScope&gt;&quot;));IF(ISBLANK([.P3]);&quot;&quot;;CONCATENATE(&quot;&lt;ref&gt;&quot;;[.P3];&quot;&lt;/ref&gt;&quot;));IF(ISBLANK([.U3]);&quot;&quot;;CONCATENATE(&quot;note type=&quot;&quot;def&quot;&quot;&gt;&quot;;[.U3];&quot;&lt;/note&gt;&quot;));IF(ISBLANK([.V3]);&quot;&quot;;CONCATENATE(&quot;note type=&quot;&quot;Mariette&quot;&quot;&gt;&quot;;[.V3];&quot;&lt;/note&gt;&quot;));&quot;&lt;/bibl&gt;&quot;)" office:value-type="string" office:string-value="&lt;bibl xml:id=&quot;CoEg_bibl_00000002&quot;&gt;&lt;author&gt;&lt;persName sameAs=&quot;CoEg_pers_00000061&quot;&gt;Lepsius, Karl Richard&lt;/persName&gt;&lt;/author&gt;&lt;title type=&quot;monogr&quot;&gt;Denkmäler aus Ägypten und Äthiopien &lt;/title&gt;&lt;pubPlace&gt;Berlin&lt;/pubPlace&gt;&lt;publisher&gt;Nicolaische Buchhandlung &lt;/publisher&gt;&lt;date&gt;1849-1859&lt;/date&gt;&lt;ref&gt;http://edoc3.bibliothek.uni-halle.de/lepsius/start.html&lt;/ref&gt;&lt;/bibl&gt;" calcext:value-type="string">
            <text:p>&lt;bibl xml:id="CoEg_bibl_00000002"&gt;&lt;author&gt;&lt;persName sameAs="CoEg_pers_00000061"&gt;Lepsius, Karl Richard&lt;/persName&gt;&lt;/author&gt;&lt;title type="monogr"&gt;Denkmäler aus Ägypten und Äthiopien &lt;/title&gt;&lt;pubPlace&gt;Berlin&lt;/pubPlace&gt;&lt;publisher&gt;Nicolaische Buchhandlung &lt;/publisher&gt;&lt;date&gt;1849-1859&lt;/date&gt;&lt;ref&gt;http://edoc3.bibliothek.uni-halle.de/lepsius/start.html&lt;/ref&gt;&lt;/bibl&gt;</text:p>
          </table:table-cell>
          <table:table-cell office:value-type="string" calcext:value-type="string">
            <text:p>\newglossaryentry{CoEg_bibl_00000002}{name={\textit{Denkmäler aus Ägypten und Äthiopien}},type={bibl},description={Berlin, Nicolaische Buchhandlung, 1849-1859 \href{http://edoc3.bibliothek.uni-halle.de/lepsius/start.html}{[en ligne]}},parent={CoEg_author_00000002}}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Eg_bibl_00000003</text:p>
          </table:table-cell>
          <table:table-cell table:number-columns-repeated="8"/>
          <table:table-cell office:value-type="string" calcext:value-type="string">
            <text:p>Le Moniteur</text:p>
          </table:table-cell>
          <table:table-cell table:number-columns-repeated="5"/>
          <table:table-cell office:value-type="string" calcext:value-type="string">
            <text:p>https://gallica.bnf.fr/ark:/12148/cb34452336z/date.item</text:p>
          </table:table-cell>
          <table:table-cell/>
          <table:table-cell office:value-type="string" calcext:value-type="string">
            <text:p>https://catalogue.bnf.fr/ark:/12148/cb34452336z</text:p>
          </table:table-cell>
          <table:table-cell table:number-columns-repeated="4"/>
          <table:table-cell table:formula="of:=CONCATENATE(&quot;&lt;bibl xml:id=&quot;&quot;&quot;;[.A4];&quot;&quot;&quot;&gt;&quot;;IF(ISBLANK([.C4]);&quot;&quot;;CONCATENATE(&quot;&lt;author&gt;&lt;persName&quot;;IF(ISBLANK([.B4]);&quot;&gt;&quot;;CONCATENATE(&quot; sameAs=&quot;&quot;&quot;;[.B4];&quot;&quot;&quot;&gt;&quot;));;[.C4];&quot;, &quot;;[.D4];&quot;&lt;/persName&gt;&lt;/author&gt;&lt;title type=&quot;&quot;article&quot;&quot;&gt;&quot;;[.E4];&quot;&lt;/title&gt; &quot;));IF(ISBLANK([.G4]);&quot;&quot;;CONCATENATE(&quot;&lt;author&gt;&lt;persName&quot;;IF(ISBLANK([.F4]);&quot;&gt;&quot;;CONCATENATE(&quot; sameAs=&quot;&quot;&quot;;[.F4];&quot;&quot;&quot;&gt;&quot;));[.G4];&quot;, &quot;;[.H4];&quot;&lt;/persName&gt;&lt;/author&gt;&quot;));&quot;&lt;title type=&quot;&quot;monogr&quot;&quot;&quot;;IF(ISBLANK([.I4]);&quot;&gt;&quot;;CONCATENATE(&quot; sameAs=&quot;&quot;#&quot;;[.I4];&quot;&quot;&quot;&gt;&quot;));[.J4];&quot;&lt;/title&gt;&quot;;IF(ISBLANK([.K4]);&quot;&quot;;CONCATENATE(&quot; &quot;;[.K4];&quot; &quot;));IF(ISBLANK([.L4]);&quot;&quot;;CONCATENATE(&quot;&lt;pubPlace&gt;&quot;;[.L4];&quot;&lt;/pubPlace&gt;&quot;));IF(ISBLANK([.M4]);&quot;&quot;;CONCATENATE(&quot;&lt;publisher&gt;&quot;;[.M4];&quot;&lt;/publisher&gt;&quot;));IF(ISBLANK([.N4]);&quot;&quot;;CONCATENATE(&quot;&lt;date&gt;&quot;;[.N4];&quot;&lt;/date&gt;&quot;));IF(ISBLANK([.O4]);&quot;&quot;;CONCATENATE(&quot;&lt;biblScope&gt;&quot;;[.O4];&quot;&lt;/biblScope&gt;&quot;));IF(ISBLANK([.P4]);&quot;&quot;;CONCATENATE(&quot;&lt;ref&gt;&quot;;[.P4];&quot;&lt;/ref&gt;&quot;));IF(ISBLANK([.U4]);&quot;&quot;;CONCATENATE(&quot;note type=&quot;&quot;def&quot;&quot;&gt;&quot;;[.U4];&quot;&lt;/note&gt;&quot;));IF(ISBLANK([.V4]);&quot;&quot;;CONCATENATE(&quot;note type=&quot;&quot;Mariette&quot;&quot;&gt;&quot;;[.V4];&quot;&lt;/note&gt;&quot;));&quot;&lt;/bibl&gt;&quot;)" office:value-type="string" office:string-value="&lt;bibl xml:id=&quot;CoEg_bibl_00000003&quot;&gt;&lt;title type=&quot;monogr&quot;&gt;Le Moniteur&lt;/title&gt;&lt;ref&gt;https://gallica.bnf.fr/ark:/12148/cb34452336z/date.item&lt;/ref&gt;&lt;/bibl&gt;" calcext:value-type="string">
            <text:p>&lt;bibl xml:id="CoEg_bibl_00000003"&gt;&lt;title type="monogr"&gt;Le Moniteur&lt;/title&gt;&lt;ref&gt;https://gallica.bnf.fr/ark:/12148/cb34452336z/date.item&lt;/ref&gt;&lt;/bibl&gt;</text:p>
          </table:table-cell>
          <table:table-cell office:value-type="string" calcext:value-type="string">
            <text:p>\newglossaryentry{CoEg_bibl_00000003}{name={\textit{Le Moniteur}},type={bibl},description={\href{https://gallica.bnf.fr/ark:/12148/cb34452336z/date.item}{[en ligne]}}}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Eg_bibl_00000004</text:p>
          </table:table-cell>
          <table:table-cell table:style-name="ce59" office:value-type="string" calcext:value-type="string">
            <text:p>CoEg_pers_00000032</text:p>
          </table:table-cell>
          <table:table-cell table:style-name="ce76" office:value-type="string" calcext:value-type="string">
            <text:p>[Rougé (de)</text:p>
          </table:table-cell>
          <table:table-cell table:style-name="ce76" office:value-type="string" calcext:value-type="string">
            <text:p>Emmanuel ?]</text:p>
          </table:table-cell>
          <table:table-cell office:value-type="string" calcext:value-type="string">
            <text:p>Ouverture des salles égyptiennes du premier étage, au Louvre. Nouveaux monuments envoyés par M. Mariette</text:p>
          </table:table-cell>
          <table:table-cell table:number-columns-repeated="3"/>
          <table:table-cell office:value-type="string" calcext:value-type="string">
            <text:p>CoEg_bibl_00000003</text:p>
          </table:table-cell>
          <table:table-cell office:value-type="string" calcext:value-type="string">
            <text:p>Le Moniteur</text:p>
          </table:table-cell>
          <table:table-cell table:number-columns-repeated="3"/>
          <table:table-cell table:style-name="ce77" office:value-type="string" calcext:value-type="string">
            <text:p>8 juillet 1853</text:p>
          </table:table-cell>
          <table:table-cell office:value-type="string" calcext:value-type="string">
            <text:p>p. 2</text:p>
          </table:table-cell>
          <table:table-cell office:value-type="string" calcext:value-type="string">
            <text:p>https://www.retronews.fr/journal/gazette-nationale-ou-le-moniteur-universel/8-juillet-1853/149/1538523/2</text:p>
          </table:table-cell>
          <table:table-cell table:number-columns-repeated="6"/>
          <table:table-cell table:formula="of:=CONCATENATE(&quot;&lt;bibl xml:id=&quot;&quot;&quot;;[.A5];&quot;&quot;&quot;&gt;&quot;;IF(ISBLANK([.C5]);&quot;&quot;;CONCATENATE(&quot;&lt;author&gt;&lt;persName&quot;;IF(ISBLANK([.B5]);&quot;&gt;&quot;;CONCATENATE(&quot; sameAs=&quot;&quot;&quot;;[.B5];&quot;&quot;&quot;&gt;&quot;));;[.C5];&quot;, &quot;;[.D5];&quot;&lt;/persName&gt;&lt;/author&gt;&lt;title type=&quot;&quot;article&quot;&quot;&gt;&quot;;[.E5];&quot;&lt;/title&gt; &quot;));IF(ISBLANK([.G5]);&quot;&quot;;CONCATENATE(&quot;&lt;author&gt;&lt;persName&quot;;IF(ISBLANK([.F5]);&quot;&gt;&quot;;CONCATENATE(&quot; sameAs=&quot;&quot;&quot;;[.F5];&quot;&quot;&quot;&gt;&quot;));[.G5];&quot;, &quot;;[.H5];&quot;&lt;/persName&gt;&lt;/author&gt;&quot;));&quot;&lt;title type=&quot;&quot;monogr&quot;&quot;&quot;;IF(ISBLANK([.I5]);&quot;&gt;&quot;;CONCATENATE(&quot; sameAs=&quot;&quot;#&quot;;[.I5];&quot;&quot;&quot;&gt;&quot;));[.J5];&quot;&lt;/title&gt;&quot;;IF(ISBLANK([.N5]);&quot;&quot;;CONCATENATE(&quot; &quot;;[.N5];&quot; &quot;));IF(ISBLANK([.L5]);&quot;&quot;;CONCATENATE(&quot;&lt;pubPlace&gt;&quot;;[.L5];&quot;&lt;/pubPlace&gt;&quot;));IF(ISBLANK([.M5]);&quot;&quot;;CONCATENATE(&quot;&lt;publisher&gt;&quot;;[.M5];&quot;&lt;/publisher&gt;&quot;));IF(ISBLANK([.N5]);&quot;&quot;;CONCATENATE(&quot;&lt;date&gt;&quot;;[.N5];&quot;&lt;/date&gt;&quot;));IF(ISBLANK([.O5]);&quot;&quot;;CONCATENATE(&quot;&lt;biblScope&gt;&quot;;[.O5];&quot;&lt;/biblScope&gt;&quot;));IF(ISBLANK([.P5]);&quot;&quot;;CONCATENATE(&quot;&lt;ref&gt;&quot;;[.P5];&quot;&lt;/ref&gt;&quot;));IF(ISBLANK([.U5]);&quot;&quot;;CONCATENATE(&quot;note type=&quot;&quot;def&quot;&quot;&gt;&quot;;[.U5];&quot;&lt;/note&gt;&quot;));IF(ISBLANK([.V5]);&quot;&quot;;CONCATENATE(&quot;note type=&quot;&quot;Mariette&quot;&quot;&gt;&quot;;[.V5];&quot;&lt;/note&gt;&quot;));&quot;&lt;/bibl&gt;&quot;)" office:value-type="string" office:string-value="&lt;bibl xml:id=&quot;CoEg_bibl_00000004&quot;&gt;&lt;author&gt;&lt;persName sameAs=&quot;CoEg_pers_00000032&quot;&gt;[Rougé (de), Emmanuel ?]&lt;/persName&gt;&lt;/author&gt;&lt;title type=&quot;article&quot;&gt;Ouverture des salles égyptiennes du premier étage, au Louvre. Nouveaux monuments envoyés par M. Mariette&lt;/title&gt; &lt;title type=&quot;monogr&quot; sameAs=&quot;#CoEg_bibl_00000003&quot;&gt;Le Moniteur&lt;/title&gt; 8 juillet 1853 &lt;date&gt;8 juillet 1853&lt;/date&gt;&lt;biblScope&gt;p. 2&lt;/biblScope&gt;&lt;ref&gt;https://www.retronews.fr/journal/gazette-nationale-ou-le-moniteur-universel/8-juillet-1853/149/1538523/2&lt;/ref&gt;&lt;/bibl&gt;" calcext:value-type="string">
            <text:p>&lt;bibl xml:id="CoEg_bibl_00000004"&gt;&lt;author&gt;&lt;persName sameAs="CoEg_pers_00000032"&gt;[Rougé (de), Emmanuel ?]&lt;/persName&gt;&lt;/author&gt;&lt;title type="article"&gt;Ouverture des salles égyptiennes du premier étage, au Louvre. Nouveaux monuments envoyés par M. Mariette&lt;/title&gt; &lt;title type="monogr" sameAs="#CoEg_bibl_00000003"&gt;Le Moniteur&lt;/title&gt; 8 juillet 1853 &lt;date&gt;8 juillet 1853&lt;/date&gt;&lt;biblScope&gt;p. 2&lt;/biblScope&gt;&lt;ref&gt;https://www.retronews.fr/journal/gazette-nationale-ou-le-moniteur-universel/8-juillet-1853/149/1538523/2&lt;/ref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Eg_author_00000001</text:p>
          </table:table-cell>
          <table:table-cell table:style-name="ce59"/>
          <table:table-cell table:number-columns-repeated="20"/>
          <table:table-cell table:formula="of:=CONCATENATE(&quot;&lt;bibl xml:id=&quot;&quot;&quot;;[.A6];&quot;&quot;&quot;&gt;&quot;;IF(ISBLANK([.C6]);&quot;&quot;;CONCATENATE(&quot;&lt;author&gt;&lt;persName&quot;;IF(ISBLANK([.B6]);&quot;&gt;&quot;;CONCATENATE(&quot; sameAs=&quot;&quot;&quot;;[.B6];&quot;&quot;&quot;&gt;&quot;));;[.C6];&quot;, &quot;;[.D6];&quot;&lt;/persName&gt;&lt;/author&gt;&lt;title type=&quot;&quot;article&quot;&quot;&gt;&quot;;[.E6];&quot;&lt;/title&gt; &quot;));IF(ISBLANK([.G6]);&quot;&quot;;CONCATENATE(&quot;&lt;author&gt;&lt;persName&quot;;IF(ISBLANK([.F6]);&quot;&gt;&quot;;CONCATENATE(&quot; sameAs=&quot;&quot;&quot;;[.F6];&quot;&quot;&quot;&gt;&quot;));[.G6];&quot;, &quot;;[.H6];&quot;&lt;/persName&gt;&lt;/author&gt;&quot;));&quot;&lt;title type=&quot;&quot;monogr&quot;&quot;&quot;;IF(ISBLANK([.I6]);&quot;&gt;&quot;;CONCATENATE(&quot; sameAs=&quot;&quot;#&quot;;[.I6];&quot;&quot;&quot;&gt;&quot;));[.J6];&quot;&lt;/title&gt;&quot;;IF(ISBLANK([.N6]);&quot;&quot;;CONCATENATE(&quot; &quot;;[.N6];&quot; &quot;));IF(ISBLANK([.L6]);&quot;&quot;;CONCATENATE(&quot;&lt;pubPlace&gt;&quot;;[.L6];&quot;&lt;/pubPlace&gt;&quot;));IF(ISBLANK([.M6]);&quot;&quot;;CONCATENATE(&quot;&lt;publisher&gt;&quot;;[.M6];&quot;&lt;/publisher&gt;&quot;));IF(ISBLANK([.N6]);&quot;&quot;;CONCATENATE(&quot;&lt;date&gt;&quot;;[.N6];&quot;&lt;/date&gt;&quot;));IF(ISBLANK([.O6]);&quot;&quot;;CONCATENATE(&quot;&lt;biblScope&gt;&quot;;[.O6];&quot;&lt;/biblScope&gt;&quot;));IF(ISBLANK([.P6]);&quot;&quot;;CONCATENATE(&quot;&lt;ref&gt;&quot;;[.P6];&quot;&lt;/ref&gt;&quot;));IF(ISBLANK([.U6]);&quot;&quot;;CONCATENATE(&quot;note type=&quot;&quot;def&quot;&quot;&gt;&quot;;[.U6];&quot;&lt;/note&gt;&quot;));IF(ISBLANK([.V6]);&quot;&quot;;CONCATENATE(&quot;note type=&quot;&quot;Mariette&quot;&quot;&gt;&quot;;[.V6];&quot;&lt;/note&gt;&quot;));&quot;&lt;/bibl&gt;&quot;)" office:value-type="string" office:string-value="&lt;bibl xml:id=&quot;CoEg_author_00000001&quot;&gt;&lt;title type=&quot;monogr&quot;&gt;&lt;/title&gt;&lt;/bibl&gt;" calcext:value-type="string">
            <text:p>&lt;bibl xml:id="CoEg_author_00000001"&gt;&lt;title type="monogr"&gt;&lt;/title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office:value-type="string" calcext:value-type="string">
            <text:p>\newglossaryentry{CoEg_author_00000001}{name={\textsc{Brunet de Presle}, Wladimir},type={bibl},description={\nopostdesc}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Eg_author_00000002</text:p>
          </table:table-cell>
          <table:table-cell table:number-columns-repeated="21"/>
          <table:table-cell table:formula="of:=CONCATENATE(&quot;&lt;bibl xml:id=&quot;&quot;&quot;;[.A7];&quot;&quot;&quot;&gt;&quot;;IF(ISBLANK([.C7]);&quot;&quot;;CONCATENATE(&quot;&lt;author&gt;&lt;persName&quot;;IF(ISBLANK([.B7]);&quot;&gt;&quot;;CONCATENATE(&quot; sameAs=&quot;&quot;&quot;;[.B7];&quot;&quot;&quot;&gt;&quot;));;[.C7];&quot;, &quot;;[.D7];&quot;&lt;/persName&gt;&lt;/author&gt;&lt;title type=&quot;&quot;article&quot;&quot;&gt;&quot;;[.E7];&quot;&lt;/title&gt; &quot;));IF(ISBLANK([.G7]);&quot;&quot;;CONCATENATE(&quot;&lt;author&gt;&lt;persName&quot;;IF(ISBLANK([.F7]);&quot;&gt;&quot;;CONCATENATE(&quot; sameAs=&quot;&quot;&quot;;[.F7];&quot;&quot;&quot;&gt;&quot;));[.G7];&quot;, &quot;;[.H7];&quot;&lt;/persName&gt;&lt;/author&gt;&quot;));&quot;&lt;title type=&quot;&quot;monogr&quot;&quot;&quot;;IF(ISBLANK([.I7]);&quot;&gt;&quot;;CONCATENATE(&quot; sameAs=&quot;&quot;#&quot;;[.I7];&quot;&quot;&quot;&gt;&quot;));[.J7];&quot;&lt;/title&gt;&quot;;IF(ISBLANK([.N7]);&quot;&quot;;CONCATENATE(&quot; &quot;;[.N7];&quot; &quot;));IF(ISBLANK([.L7]);&quot;&quot;;CONCATENATE(&quot;&lt;pubPlace&gt;&quot;;[.L7];&quot;&lt;/pubPlace&gt;&quot;));IF(ISBLANK([.M7]);&quot;&quot;;CONCATENATE(&quot;&lt;publisher&gt;&quot;;[.M7];&quot;&lt;/publisher&gt;&quot;));IF(ISBLANK([.N7]);&quot;&quot;;CONCATENATE(&quot;&lt;date&gt;&quot;;[.N7];&quot;&lt;/date&gt;&quot;));IF(ISBLANK([.O7]);&quot;&quot;;CONCATENATE(&quot;&lt;biblScope&gt;&quot;;[.O7];&quot;&lt;/biblScope&gt;&quot;));IF(ISBLANK([.P7]);&quot;&quot;;CONCATENATE(&quot;&lt;ref&gt;&quot;;[.P7];&quot;&lt;/ref&gt;&quot;));IF(ISBLANK([.U7]);&quot;&quot;;CONCATENATE(&quot;note type=&quot;&quot;def&quot;&quot;&gt;&quot;;[.U7];&quot;&lt;/note&gt;&quot;));IF(ISBLANK([.V7]);&quot;&quot;;CONCATENATE(&quot;note type=&quot;&quot;Mariette&quot;&quot;&gt;&quot;;[.V7];&quot;&lt;/note&gt;&quot;));&quot;&lt;/bibl&gt;&quot;)" office:value-type="string" office:string-value="&lt;bibl xml:id=&quot;CoEg_author_00000002&quot;&gt;&lt;title type=&quot;monogr&quot;&gt;&lt;/title&gt;&lt;/bibl&gt;" calcext:value-type="string">
            <text:p>&lt;bibl xml:id="CoEg_author_00000002"&gt;&lt;title type="monogr"&gt;&lt;/title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office:value-type="string" calcext:value-type="string">
            <text:p>\newglossaryentry{CoEg_author_00000002}{name={\textsc{Lepsius} Karl Richard},type={bibl},description={\gls{CoEg_pers_00000061}}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Eg_author_00000003</text:p>
          </table:table-cell>
          <table:table-cell table:number-columns-repeated="21"/>
          <table:table-cell table:formula="of:=CONCATENATE(&quot;&lt;bibl xml:id=&quot;&quot;&quot;;[.A8];&quot;&quot;&quot;&gt;&quot;;IF(ISBLANK([.C8]);&quot;&quot;;CONCATENATE(&quot;&lt;author&gt;&lt;persName&quot;;IF(ISBLANK([.B8]);&quot;&gt;&quot;;CONCATENATE(&quot; sameAs=&quot;&quot;&quot;;[.B8];&quot;&quot;&quot;&gt;&quot;));;[.C8];&quot;, &quot;;[.D8];&quot;&lt;/persName&gt;&lt;/author&gt;&lt;title type=&quot;&quot;article&quot;&quot;&gt;&quot;;[.E8];&quot;&lt;/title&gt; &quot;));IF(ISBLANK([.G8]);&quot;&quot;;CONCATENATE(&quot;&lt;author&gt;&lt;persName&quot;;IF(ISBLANK([.F8]);&quot;&gt;&quot;;CONCATENATE(&quot; sameAs=&quot;&quot;&quot;;[.F8];&quot;&quot;&quot;&gt;&quot;));[.G8];&quot;, &quot;;[.H8];&quot;&lt;/persName&gt;&lt;/author&gt;&quot;));&quot;&lt;title type=&quot;&quot;monogr&quot;&quot;&quot;;IF(ISBLANK([.I8]);&quot;&gt;&quot;;CONCATENATE(&quot; sameAs=&quot;&quot;#&quot;;[.I8];&quot;&quot;&quot;&gt;&quot;));[.J8];&quot;&lt;/title&gt;&quot;;IF(ISBLANK([.N8]);&quot;&quot;;CONCATENATE(&quot; &quot;;[.N8];&quot; &quot;));IF(ISBLANK([.L8]);&quot;&quot;;CONCATENATE(&quot;&lt;pubPlace&gt;&quot;;[.L8];&quot;&lt;/pubPlace&gt;&quot;));IF(ISBLANK([.M8]);&quot;&quot;;CONCATENATE(&quot;&lt;publisher&gt;&quot;;[.M8];&quot;&lt;/publisher&gt;&quot;));IF(ISBLANK([.N8]);&quot;&quot;;CONCATENATE(&quot;&lt;date&gt;&quot;;[.N8];&quot;&lt;/date&gt;&quot;));IF(ISBLANK([.O8]);&quot;&quot;;CONCATENATE(&quot;&lt;biblScope&gt;&quot;;[.O8];&quot;&lt;/biblScope&gt;&quot;));IF(ISBLANK([.P8]);&quot;&quot;;CONCATENATE(&quot;&lt;ref&gt;&quot;;[.P8];&quot;&lt;/ref&gt;&quot;));IF(ISBLANK([.U8]);&quot;&quot;;CONCATENATE(&quot;note type=&quot;&quot;def&quot;&quot;&gt;&quot;;[.U8];&quot;&lt;/note&gt;&quot;));IF(ISBLANK([.V8]);&quot;&quot;;CONCATENATE(&quot;note type=&quot;&quot;Mariette&quot;&quot;&gt;&quot;;[.V8];&quot;&lt;/note&gt;&quot;));&quot;&lt;/bibl&gt;&quot;)" office:value-type="string" office:string-value="&lt;bibl xml:id=&quot;CoEg_author_00000003&quot;&gt;&lt;title type=&quot;monogr&quot;&gt;&lt;/title&gt;&lt;/bibl&gt;" calcext:value-type="string">
            <text:p>&lt;bibl xml:id="CoEg_author_00000003"&gt;&lt;title type="monogr"&gt;&lt;/title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office:value-type="string" calcext:value-type="string">
            <text:p>\newglossaryentry{CoEg_author_00000003}{name={\textsc{Rougé (de)} Emmanuel},type={bibl},description={\gls{CoEg_pers_00000032}}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Eg_bibl_00000005</text:p>
          </table:table-cell>
          <table:table-cell/>
          <table:table-cell office:value-type="string" calcext:value-type="string">
            <text:p>Rochas</text:p>
          </table:table-cell>
          <table:table-cell/>
          <table:table-cell office:value-type="string" calcext:value-type="string">
            <text:p>Moyens de conserver indéfiniment les monuments en pierre calcaire</text:p>
          </table:table-cell>
          <table:table-cell table:number-columns-repeated="3"/>
          <table:table-cell office:value-type="string" calcext:value-type="string">
            <text:p>CoEg_bibl_00000005</text:p>
          </table:table-cell>
          <table:table-cell office:value-type="string" calcext:value-type="string">
            <text:p>Comptes-rendus de l’Académie des sciences</text:p>
          </table:table-cell>
          <table:table-cell table:number-columns-repeated="3"/>
          <table:table-cell office:value-type="float" office:value="1851" calcext:value-type="float">
            <text:p>1851</text:p>
          </table:table-cell>
          <table:table-cell office:value-type="string" calcext:value-type="string">
            <text:p>p. 622</text:p>
          </table:table-cell>
          <table:table-cell office:value-type="string" calcext:value-type="string">
            <text:p>https://gallica.bnf.fr/ark:/12148/bpt6k29901/f624.item</text:p>
          </table:table-cell>
          <table:table-cell table:number-columns-repeated="6"/>
          <table:table-cell table:formula="of:=CONCATENATE(&quot;&lt;bibl xml:id=&quot;&quot;&quot;;[.A9];&quot;&quot;&quot;&gt;&quot;;IF(ISBLANK([.C9]);&quot;&quot;;CONCATENATE(&quot;&lt;author&gt;&lt;persName&quot;;IF(ISBLANK([.B9]);&quot;&gt;&quot;;CONCATENATE(&quot; sameAs=&quot;&quot;&quot;;[.B9];&quot;&quot;&quot;&gt;&quot;));;[.C9];&quot;, &quot;;[.D9];&quot;&lt;/persName&gt;&lt;/author&gt;&lt;title type=&quot;&quot;article&quot;&quot;&gt;&quot;;[.E9];&quot;&lt;/title&gt; &quot;));IF(ISBLANK([.G9]);&quot;&quot;;CONCATENATE(&quot;&lt;author&gt;&lt;persName&quot;;IF(ISBLANK([.F9]);&quot;&gt;&quot;;CONCATENATE(&quot; sameAs=&quot;&quot;&quot;;[.F9];&quot;&quot;&quot;&gt;&quot;));[.G9];&quot;, &quot;;[.H9];&quot;&lt;/persName&gt;&lt;/author&gt;&quot;));&quot;&lt;title type=&quot;&quot;monogr&quot;&quot;&quot;;IF(ISBLANK([.I9]);&quot;&gt;&quot;;CONCATENATE(&quot; sameAs=&quot;&quot;#&quot;;[.I9];&quot;&quot;&quot;&gt;&quot;));[.J9];&quot;&lt;/title&gt;&quot;;IF(ISBLANK([.N9]);&quot;&quot;;CONCATENATE(&quot; &quot;;[.N9];&quot; &quot;));IF(ISBLANK([.L9]);&quot;&quot;;CONCATENATE(&quot;&lt;pubPlace&gt;&quot;;[.L9];&quot;&lt;/pubPlace&gt;&quot;));IF(ISBLANK([.M9]);&quot;&quot;;CONCATENATE(&quot;&lt;publisher&gt;&quot;;[.M9];&quot;&lt;/publisher&gt;&quot;));IF(ISBLANK([.N9]);&quot;&quot;;CONCATENATE(&quot;&lt;date&gt;&quot;;[.N9];&quot;&lt;/date&gt;&quot;));IF(ISBLANK([.O9]);&quot;&quot;;CONCATENATE(&quot;&lt;biblScope&gt;&quot;;[.O9];&quot;&lt;/biblScope&gt;&quot;));IF(ISBLANK([.P9]);&quot;&quot;;CONCATENATE(&quot;&lt;ref&gt;&quot;;[.P9];&quot;&lt;/ref&gt;&quot;));IF(ISBLANK([.U9]);&quot;&quot;;CONCATENATE(&quot;note type=&quot;&quot;def&quot;&quot;&gt;&quot;;[.U9];&quot;&lt;/note&gt;&quot;));IF(ISBLANK([.V9]);&quot;&quot;;CONCATENATE(&quot;note type=&quot;&quot;Mariette&quot;&quot;&gt;&quot;;[.V9];&quot;&lt;/note&gt;&quot;));&quot;&lt;/bibl&gt;&quot;)" office:value-type="string" office:string-value="&lt;bibl xml:id=&quot;CoEg_bibl_00000005&quot;&gt;&lt;author&gt;&lt;persName&gt;Rochas, &lt;/persName&gt;&lt;/author&gt;&lt;title type=&quot;article&quot;&gt;Moyens de conserver indéfiniment les monuments en pierre calcaire&lt;/title&gt; &lt;title type=&quot;monogr&quot; sameAs=&quot;#CoEg_bibl_00000005&quot;&gt;Comptes-rendus de l’Académie des sciences&lt;/title&gt; 1851 &lt;date&gt;1851&lt;/date&gt;&lt;biblScope&gt;p. 622&lt;/biblScope&gt;&lt;ref&gt;https://gallica.bnf.fr/ark:/12148/bpt6k29901/f624.item&lt;/ref&gt;&lt;/bibl&gt;" calcext:value-type="string">
            <text:p>&lt;bibl xml:id="CoEg_bibl_00000005"&gt;&lt;author&gt;&lt;persName&gt;Rochas, &lt;/persName&gt;&lt;/author&gt;&lt;title type="article"&gt;Moyens de conserver indéfiniment les monuments en pierre calcaire&lt;/title&gt; &lt;title type="monogr" sameAs="#CoEg_bibl_00000005"&gt;Comptes-rendus de l’Académie des sciences&lt;/title&gt; 1851 &lt;date&gt;1851&lt;/date&gt;&lt;biblScope&gt;p. 622&lt;/biblScope&gt;&lt;ref&gt;https://gallica.bnf.fr/ark:/12148/bpt6k29901/f624.item&lt;/ref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formula="of:=CONCATENATE(&quot;&lt;bibl xml:id=&quot;&quot;&quot;;[.A10];&quot;&quot;&quot;&gt;&quot;;IF(ISBLANK([.C10]);&quot;&quot;;CONCATENATE(&quot;&lt;author&gt;&lt;persName&quot;;IF(ISBLANK([.B10]);&quot;&gt;&quot;;CONCATENATE(&quot; sameAs=&quot;&quot;&quot;;[.B10];&quot;&quot;&quot;&gt;&quot;));;[.C10];&quot;, &quot;;[.D10];&quot;&lt;/persName&gt;&lt;/author&gt;&lt;title type=&quot;&quot;article&quot;&quot;&gt;&quot;;[.E10];&quot;&lt;/title&gt; &quot;));IF(ISBLANK([.G10]);&quot;&quot;;CONCATENATE(&quot;&lt;author&gt;&lt;persName&quot;;IF(ISBLANK([.F10]);&quot;&gt;&quot;;CONCATENATE(&quot; sameAs=&quot;&quot;&quot;;[.F10];&quot;&quot;&quot;&gt;&quot;));[.G10];&quot;, &quot;;[.H10];&quot;&lt;/persName&gt;&lt;/author&gt;&quot;));&quot;&lt;title type=&quot;&quot;monogr&quot;&quot;&quot;;IF(ISBLANK([.I10]);&quot;&gt;&quot;;CONCATENATE(&quot; sameAs=&quot;&quot;#&quot;;[.I10];&quot;&quot;&quot;&gt;&quot;));[.J10];&quot;&lt;/title&gt;&quot;;IF(ISBLANK([.N10]);&quot;&quot;;CONCATENATE(&quot; &quot;;[.N10];&quot; &quot;));IF(ISBLANK([.L10]);&quot;&quot;;CONCATENATE(&quot;&lt;pubPlace&gt;&quot;;[.L10];&quot;&lt;/pubPlace&gt;&quot;));IF(ISBLANK([.M10]);&quot;&quot;;CONCATENATE(&quot;&lt;publisher&gt;&quot;;[.M10];&quot;&lt;/publisher&gt;&quot;));IF(ISBLANK([.N10]);&quot;&quot;;CONCATENATE(&quot;&lt;date&gt;&quot;;[.N10];&quot;&lt;/date&gt;&quot;));IF(ISBLANK([.O10]);&quot;&quot;;CONCATENATE(&quot;&lt;biblScope&gt;&quot;;[.O10];&quot;&lt;/biblScope&gt;&quot;));IF(ISBLANK([.P10]);&quot;&quot;;CONCATENATE(&quot;&lt;ref&gt;&quot;;[.P10];&quot;&lt;/ref&gt;&quot;));IF(ISBLANK([.U10]);&quot;&quot;;CONCATENATE(&quot;note type=&quot;&quot;def&quot;&quot;&gt;&quot;;[.U10];&quot;&lt;/note&gt;&quot;));IF(ISBLANK([.V10]);&quot;&quot;;CONCATENATE(&quot;note type=&quot;&quot;Mariette&quot;&quot;&gt;&quot;;[.V10];&quot;&lt;/note&gt;&quot;));&quot;&lt;/bibl&gt;&quot;)" office:value-type="string" office:string-value="&lt;bibl xml:id=&quot;&quot;&gt;&lt;title type=&quot;monogr&quot;&gt;&lt;/title&gt;&lt;/bibl&gt;" calcext:value-type="string">
            <text:p>&lt;bibl xml:id=""&gt;&lt;title type="monogr"&gt;&lt;/title&gt;&lt;/bibl&gt;</text:p>
          </table:table-cell>
          <table:table-cell office:value-type="string" calcext:value-type="string">
            <text:p>\newglossaryentry{CoEg_bibl_00000004}{name={"Ouverture des salles égyptiennes du premier étage, au Louvre. Nouveaux monuments envoyés par M. Mariette"},type={bibl},description={, \textit{Le Moniteur}\gls{CoEg_bibl_00000003}, 8 juillet 1853, p. 2 \href{https://www.retronews.fr/journal/gazette-nationale-ou-le-moniteur-universel/8-juillet-1853/149/1538523/2}{[en ligne]}},parent={CoEg_author_00000003}}</text:p>
          </table:table-cell>
          <table:table-cell table:number-columns-repeated="1000"/>
        </table:table-row>
      </table:table>
      <table:table table:name="entry" table:style-name="ta1">
        <office:forms form:automatic-focus="false" form:apply-design-mode="false"/>
        <table:table-column table:style-name="co81" table:default-cell-style-name="ce79"/>
        <table:table-column table:style-name="co5" table:default-cell-style-name="ce79"/>
        <table:table-column table:style-name="co82" table:default-cell-style-name="ce79"/>
        <table:table-column table:style-name="co5" table:default-cell-style-name="ce79"/>
        <table:table-column table:style-name="co83" table:default-cell-style-name="ce79"/>
        <table:table-column table:style-name="co84" table:default-cell-style-name="ce79"/>
        <table:table-column table:style-name="co85" table:default-cell-style-name="ce79"/>
        <table:table-column table:style-name="co86" table:default-cell-style-name="ce79"/>
        <table:table-column table:style-name="co5" table:number-columns-repeated="1016" table:default-cell-style-name="ce7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NRTL_URL</text:p>
          </table:table-cell>
          <table:table-cell office:value-type="string" calcext:value-type="string">
            <text:p>Wikidata_URL</text:p>
          </table:table-cell>
          <table:table-cell office:value-type="string" calcext:value-type="string">
            <text:p>note type=Mariett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Late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1</text:p>
          </table:table-cell>
          <table:table-cell office:value-type="string" calcext:value-type="string">
            <text:p>simoun</text:p>
          </table:table-cell>
          <table:table-cell office:value-type="string" calcext:value-type="string">
            <text:p>De l’arabe سَمُوم‎ [samūm]. Vent chaud, sec et violent qui souffle sur les côtes orientales de la mer Méditerranée : au Sahara, en Palestine, en Syrie et dans le désert d’Arabie</text:p>
          </table:table-cell>
          <table:table-cell office:value-type="string" calcext:value-type="string">
            <text:p><text:a xlink:href="https://www.cnrtl.fr/definition/simoun" xlink:type="simple">https://www.cnrtl.fr/definition/simoun</text:a></text:p>
          </table:table-cell>
          <table:table-cell office:value-type="string" calcext:value-type="string">
            <text:p><text:a xlink:href="https://www.wikidata.org/wiki/Q646585" xlink:type="simple">https://www.wikidata.org/wiki/Q646585</text:a></text:p>
          </table:table-cell>
          <table:table-cell office:value-type="string" calcext:value-type="string">
            <text:p>Mariette utilise le terme avec une majuscule</text:p>
          </table:table-cell>
          <table:table-cell table:formula="of:=CONCATENATE(&quot;&lt;entry xml:id=&quot;&quot;&quot;;[.A2];&quot;&quot;&quot;&gt;&lt;form&gt;&quot;;[.B2];&quot;&lt;/form&gt;&lt;note&gt;&quot;;[.C2];&quot;.&lt;/note&gt;&quot;;IF(ISBLANK([.F2]);&quot;&quot;;CONCATENATE(&quot;&lt;note type=&quot;&quot;Mariette&quot;&quot;&gt;&quot;;[.F2];&quot;.&lt;/note&gt;&quot;));IF(ISBLANK([.E2]);&quot;&quot;;CONCATENATE(&quot;&lt;ref type=&quot;&quot;Wikidata&quot;&quot;&gt;&quot;;[.E2];&quot;&lt;/ref&gt;&quot;));IF(ISBLANK([.D2]);&quot;&quot;;CONCATENATE(&quot;&lt;ref type=&quot;&quot;CNRTL&quot;&quot;&gt;&quot;;[.D2];&quot;&lt;/ref&gt;&quot;));&quot;&lt;/entry&gt;&quot;)" office:value-type="string" office:string-value="&lt;entry xml:id=&quot;CoEg_entry_00000001&quot;&gt;&lt;form&gt;simoun&lt;/form&gt;&lt;note&gt;De l’arabe سَمُوم‎ [samūm]. Vent chaud, sec et violent qui souffle sur les côtes orientales de la mer Méditerranée : au Sahara, en Palestine, en Syrie et dans le désert d’Arabie.&lt;/note&gt;&lt;note type=&quot;Mariette&quot;&gt;Mariette utilise le terme avec une majuscule.&lt;/note&gt;&lt;ref type=&quot;Wikidata&quot;&gt;https://www.wikidata.org/wiki/Q646585&lt;/ref&gt;&lt;ref type=&quot;CNRTL&quot;&gt;https://www.cnrtl.fr/definition/simoun&lt;/ref&gt;&lt;/entry&gt;" calcext:value-type="string">
            <text:p>&lt;entry xml:id="CoEg_entry_00000001"&gt;&lt;form&gt;simoun&lt;/form&gt;&lt;note&gt;De l’arabe سَمُوم‎ [samūm]. Vent chaud, sec et violent qui souffle sur les côtes orientales de la mer Méditerranée : au Sahara, en Palestine, en Syrie et dans le désert d’Arabie.&lt;/note&gt;&lt;note type="Mariette"&gt;Mariette utilise le terme avec une majuscule.&lt;/note&gt;&lt;ref type="Wikidata"&gt;https://www.wikidata.org/wiki/Q646585&lt;/ref&gt;&lt;ref type="CNRTL"&gt;https://www.cnrtl.fr/definition/simoun&lt;/ref&gt;&lt;/entry&gt;</text:p>
          </table:table-cell>
          <table:table-cell table:formula="of:=CONCATENATE(&quot;\newglossaryentry{&quot;;[.A2];&quot;}{name={&quot;;[.B2];&quot;},type={entry},text={&quot;;[.B2];&quot;},description={&quot;;[.C2];[.F2];IF(ISBLANK([.D2]);&quot;&quot;;CONCATENATE(&quot;[\href{&quot;;[.D2];&quot;}{CNRTL}]&quot;));IF(ISBLANK([.E2]);&quot;&quot;;CONCATENATE(&quot;[\href{&quot;;[.E2];&quot;}{Wikidata}]&quot;));&quot;}}&quot;)" office:value-type="string" office:string-value="\newglossaryentry{CoEg_entry_00000001}{name={simoun},type={entry},text={simoun},description={De l’arabe سَمُوم‎ [samūm]. Vent chaud, sec et violent qui souffle sur les côtes orientales de la mer Méditerranée : au Sahara, en Palestine, en Syrie et dans le désert d’ArabieMariette utilise le terme avec une majuscule[\href{https://www.cnrtl.fr/definition/simoun}{CNRTL}][\href{https://www.wikidata.org/wiki/Q646585}{Wikidata}]}}" calcext:value-type="string">
            <text:p>\newglossaryentry{CoEg_entry_00000001}{name={simoun},type={entry},text={simoun},description={De l’arabe سَمُوم‎ [samūm]. Vent chaud, sec et violent qui souffle sur les côtes orientales de la mer Méditerranée : au Sahara, en Palestine, en Syrie et dans le désert d’ArabieMariette utilise le terme avec une majuscule[\href{https://www.cnrtl.fr/definition/simoun}{CNRTL}][\href{https://www.wikidata.org/wiki/Q646585}{Wikidata}]}}</text:p>
          </table:table-cell>
          <table:table-cell table:number-columns-repeated="3"/>
          <table:table-cell office:value-type="string" calcext:value-type="string">
            <text:p>Grand dictionnaire universel du XIXe siècle, t. 14, p. 744</text:p>
          </table:table-cell>
          <table:table-cell office:value-type="string" calcext:value-type="string">
            <text:p>https://gallica.bnf.fr/ark:/12148/bpt6k398019/f7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Eg_entry_00000002</text:p>
          </table:table-cell>
          <table:table-cell office:value-type="string" calcext:value-type="string">
            <text:p>pacha</text:p>
          </table:table-cell>
          <table:table-cell office:value-type="string" calcext:value-type="string">
            <text:p>Du turc ottoman پاشا‎ [pāšā]. Désigne les plus hauts dignitaires et les souverains. Porté après le nom</text:p>
          </table:table-cell>
          <table:table-cell office:value-type="string" calcext:value-type="string">
            <text:p><text:a xlink:href="https://www.cnrtl.fr/definition/pacha" xlink:type="simple">https://www.cnrtl.fr/definition/pacha</text:a></text:p>
          </table:table-cell>
          <table:table-cell office:value-type="string" calcext:value-type="string">
            <text:p><text:a xlink:href="https://www.wikidata.org/wiki/Q184951" xlink:type="simple">https://www.wikidata.org/wiki/Q184951</text:a></text:p>
          </table:table-cell>
          <table:table-cell/>
          <table:table-cell table:formula="of:=CONCATENATE(&quot;&lt;entry xml:id=&quot;&quot;&quot;;[.A3];&quot;&quot;&quot;&gt;&lt;form&gt;&quot;;[.B3];&quot;&lt;/form&gt;&lt;note&gt;&quot;;[.C3];&quot;.&lt;/note&gt;&quot;;IF(ISBLANK([.F3]);&quot;&quot;;CONCATENATE(&quot;&lt;note type=&quot;&quot;Mariette&quot;&quot;&gt;&quot;;[.F3];&quot;.&lt;/note&gt;&quot;));IF(ISBLANK([.E3]);&quot;&quot;;CONCATENATE(&quot;&lt;ref type=&quot;&quot;Wikidata&quot;&quot;&gt;&quot;;[.E3];&quot;&lt;/ref&gt;&quot;));IF(ISBLANK([.D3]);&quot;&quot;;CONCATENATE(&quot;&lt;ref type=&quot;&quot;CNRTL&quot;&quot;&gt;&quot;;[.D3];&quot;&lt;/ref&gt;&quot;));&quot;&lt;/entry&gt;&quot;)" office:value-type="string" office:string-value="&lt;entry xml:id=&quot;CoEg_entry_00000002&quot;&gt;&lt;form&gt;pacha&lt;/form&gt;&lt;note&gt;Du turc ottoman پاشا‎ [pāšā]. Désigne les plus hauts dignitaires et les souverains. Porté après le nom.&lt;/note&gt;&lt;ref type=&quot;Wikidata&quot;&gt;https://www.wikidata.org/wiki/Q184951&lt;/ref&gt;&lt;ref type=&quot;CNRTL&quot;&gt;https://www.cnrtl.fr/definition/pacha&lt;/ref&gt;&lt;/entry&gt;" calcext:value-type="string">
            <text:p>&lt;entry xml:id="CoEg_entry_00000002"&gt;&lt;form&gt;pacha&lt;/form&gt;&lt;note&gt;Du turc ottoman پاشا‎ [pāšā]. Désigne les plus hauts dignitaires et les souverains. Porté après le nom.&lt;/note&gt;&lt;ref type="Wikidata"&gt;https://www.wikidata.org/wiki/Q184951&lt;/ref&gt;&lt;ref type="CNRTL"&gt;https://www.cnrtl.fr/definition/pacha&lt;/ref&gt;&lt;/entry&gt;</text:p>
          </table:table-cell>
          <table:table-cell table:formula="of:=CONCATENATE(&quot;\newglossaryentry{&quot;;[.A3];&quot;}{name={&quot;;[.B3];&quot;},type={entry},text={&quot;;[.B3];&quot;},description={&quot;;[.C3];[.F3];IF(ISBLANK([.D3]);&quot;&quot;;CONCATENATE(&quot;[\href{&quot;;[.D3];&quot;}{CNRTL}]&quot;));IF(ISBLANK([.E3]);&quot;&quot;;CONCATENATE(&quot;[\href{&quot;;[.E3];&quot;}{Wikidata}]&quot;));&quot;}}&quot;)" office:value-type="string" office:string-value="\newglossaryentry{CoEg_entry_00000002}{name={pacha},type={entry},text={pacha},description={Du turc ottoman پاشا‎ [pāšā]. Désigne les plus hauts dignitaires et les souverains. Porté après le nom[\href{https://www.cnrtl.fr/definition/pacha}{CNRTL}][\href{https://www.wikidata.org/wiki/Q184951}{Wikidata}]}}" calcext:value-type="string">
            <text:p>\newglossaryentry{CoEg_entry_00000002}{name={pacha},type={entry},text={pacha},description={Du turc ottoman پاشا‎ [pāšā]. Désigne les plus hauts dignitaires et les souverains. Porté après le nom[\href{https://www.cnrtl.fr/definition/pacha}{CNRTL}][\href{https://www.wikidata.org/wiki/Q184951}{Wikidata}]}}</text:p>
          </table:table-cell>
          <table:table-cell table:number-columns-repeated="3"/>
          <table:table-cell office:value-type="string" calcext:value-type="string">
            <text:p>Grand dictionnaire universel du XIXe siècle, t. 2, p. 664</text:p>
          </table:table-cell>
          <table:table-cell office:value-type="string" calcext:value-type="string">
            <text:p>https://gallica.bnf.fr/ark:/12148/bpt6k397898/f6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Eg_entry_00000003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Du turc ottoman بك [beg] « seigneur ». Titre honorifique ottoman. Les officiers civils et militaires le portent après leur nom</text:p>
          </table:table-cell>
          <table:table-cell office:value-type="string" calcext:value-type="string">
            <text:p><text:a xlink:href="https://www.cnrtl.fr/definition/bey" xlink:type="simple">https://www.cnrtl.fr/definition/bey</text:a></text:p>
          </table:table-cell>
          <table:table-cell office:value-type="string" calcext:value-type="string">
            <text:p><text:a xlink:href="https://www.wikidata.org/wiki/Q181217" xlink:type="simple">https://www.wikidata.org/wiki/Q181217</text:a></text:p>
          </table:table-cell>
          <table:table-cell office:value-type="string" calcext:value-type="string">
            <text:p>Quand il est porté après le nom, Mariette le joint par un tiret, sans majuscule</text:p>
          </table:table-cell>
          <table:table-cell table:formula="of:=CONCATENATE(&quot;&lt;entry xml:id=&quot;&quot;&quot;;[.A4];&quot;&quot;&quot;&gt;&lt;form&gt;&quot;;[.B4];&quot;&lt;/form&gt;&lt;note&gt;&quot;;[.C4];&quot;.&lt;/note&gt;&quot;;IF(ISBLANK([.F4]);&quot;&quot;;CONCATENATE(&quot;&lt;note type=&quot;&quot;Mariette&quot;&quot;&gt;&quot;;[.F4];&quot;.&lt;/note&gt;&quot;));IF(ISBLANK([.E4]);&quot;&quot;;CONCATENATE(&quot;&lt;ref type=&quot;&quot;Wikidata&quot;&quot;&gt;&quot;;[.E4];&quot;&lt;/ref&gt;&quot;));IF(ISBLANK([.D4]);&quot;&quot;;CONCATENATE(&quot;&lt;ref type=&quot;&quot;CNRTL&quot;&quot;&gt;&quot;;[.D4];&quot;&lt;/ref&gt;&quot;));&quot;&lt;/entry&gt;&quot;)" office:value-type="string" office:string-value="&lt;entry xml:id=&quot;CoEg_entry_00000003&quot;&gt;&lt;form&gt;bey&lt;/form&gt;&lt;note&gt;Du turc ottoman بك [beg] « seigneur ». Titre honorifique ottoman. Les officiers civils et militaires le portent après leur nom.&lt;/note&gt;&lt;note type=&quot;Mariette&quot;&gt;Quand il est porté après le nom, Mariette le joint par un tiret, sans majuscule.&lt;/note&gt;&lt;ref type=&quot;Wikidata&quot;&gt;https://www.wikidata.org/wiki/Q181217&lt;/ref&gt;&lt;ref type=&quot;CNRTL&quot;&gt;https://www.cnrtl.fr/definition/bey&lt;/ref&gt;&lt;/entry&gt;" calcext:value-type="string">
            <text:p>&lt;entry xml:id="CoEg_entry_00000003"&gt;&lt;form&gt;bey&lt;/form&gt;&lt;note&gt;Du turc ottoman بك [beg] « seigneur ». Titre honorifique ottoman. Les officiers civils et militaires le portent après leur nom.&lt;/note&gt;&lt;note type="Mariette"&gt;Quand il est porté après le nom, Mariette le joint par un tiret, sans majuscule.&lt;/note&gt;&lt;ref type="Wikidata"&gt;https://www.wikidata.org/wiki/Q181217&lt;/ref&gt;&lt;ref type="CNRTL"&gt;https://www.cnrtl.fr/definition/bey&lt;/ref&gt;&lt;/entry&gt;</text:p>
          </table:table-cell>
          <table:table-cell table:formula="of:=CONCATENATE(&quot;\newglossaryentry{&quot;;[.A4];&quot;}{name={&quot;;[.B4];&quot;},type={entry},text={&quot;;[.B4];&quot;},description={&quot;;[.C4];[.F4];IF(ISBLANK([.D4]);&quot;&quot;;CONCATENATE(&quot;[\href{&quot;;[.D4];&quot;}{CNRTL}]&quot;));IF(ISBLANK([.E4]);&quot;&quot;;CONCATENATE(&quot;[\href{&quot;;[.E4];&quot;}{Wikidata}]&quot;));&quot;}}&quot;)" office:value-type="string" office:string-value="\newglossaryentry{CoEg_entry_00000003}{name={bey},type={entry},text={bey},description={Du turc ottoman بك [beg] « seigneur ». Titre honorifique ottoman. Les officiers civils et militaires le portent après leur nomQuand il est porté après le nom, Mariette le joint par un tiret, sans majuscule[\href{https://www.cnrtl.fr/definition/bey}{CNRTL}][\href{https://www.wikidata.org/wiki/Q181217}{Wikidata}]}}" calcext:value-type="string">
            <text:p>\newglossaryentry{CoEg_entry_00000003}{name={bey},type={entry},text={bey},description={Du turc ottoman بك [beg] « seigneur ». Titre honorifique ottoman. Les officiers civils et militaires le portent après leur nomQuand il est porté après le nom, Mariette le joint par un tiret, sans majuscule[\href{https://www.cnrtl.fr/definition/bey}{CNRTL}][\href{https://www.wikidata.org/wiki/Q181217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4</text:p>
          </table:table-cell>
          <table:table-cell office:value-type="string" calcext:value-type="string">
            <text:p>moudir</text:p>
          </table:table-cell>
          <table:table-cell office:value-type="string" calcext:value-type="string">
            <text:p>De l'arabe مُدِير‎ [mudīr] « directeur ». Gouverneur ottoman</text:p>
          </table:table-cell>
          <table:table-cell office:value-type="string" calcext:value-type="string">
            <text:p><text:a xlink:href="https://www.cnrtl.fr/definition/moudir" xlink:type="simple">https://www.cnrtl.fr/definition/moudir</text:a></text:p>
          </table:table-cell>
          <table:table-cell table:number-columns-repeated="2"/>
          <table:table-cell table:formula="of:=CONCATENATE(&quot;&lt;entry xml:id=&quot;&quot;&quot;;[.A5];&quot;&quot;&quot;&gt;&lt;form&gt;&quot;;[.B5];&quot;&lt;/form&gt;&lt;note&gt;&quot;;[.C5];&quot;.&lt;/note&gt;&quot;;IF(ISBLANK([.F5]);&quot;&quot;;CONCATENATE(&quot;&lt;note type=&quot;&quot;Mariette&quot;&quot;&gt;&quot;;[.F5];&quot;.&lt;/note&gt;&quot;));IF(ISBLANK([.E5]);&quot;&quot;;CONCATENATE(&quot;&lt;ref type=&quot;&quot;Wikidata&quot;&quot;&gt;&quot;;[.E5];&quot;&lt;/ref&gt;&quot;));IF(ISBLANK([.D5]);&quot;&quot;;CONCATENATE(&quot;&lt;ref type=&quot;&quot;CNRTL&quot;&quot;&gt;&quot;;[.D5];&quot;&lt;/ref&gt;&quot;));&quot;&lt;/entry&gt;&quot;)" office:value-type="string" office:string-value="&lt;entry xml:id=&quot;CoEg_entry_00000004&quot;&gt;&lt;form&gt;moudir&lt;/form&gt;&lt;note&gt;De l'arabe مُدِير‎ [mudīr] « directeur ». Gouverneur ottoman.&lt;/note&gt;&lt;ref type=&quot;CNRTL&quot;&gt;https://www.cnrtl.fr/definition/moudir&lt;/ref&gt;&lt;/entry&gt;" calcext:value-type="string">
            <text:p>&lt;entry xml:id="CoEg_entry_00000004"&gt;&lt;form&gt;moudir&lt;/form&gt;&lt;note&gt;De l'arabe مُدِير‎ [mudīr] « directeur ». Gouverneur ottoman.&lt;/note&gt;&lt;ref type="CNRTL"&gt;https://www.cnrtl.fr/definition/moudir&lt;/ref&gt;&lt;/entry&gt;</text:p>
          </table:table-cell>
          <table:table-cell table:formula="of:=CONCATENATE(&quot;\newglossaryentry{&quot;;[.A5];&quot;}{name={&quot;;[.B5];&quot;},type={entry},text={&quot;;[.B5];&quot;},description={&quot;;[.C5];[.F5];IF(ISBLANK([.D5]);&quot;&quot;;CONCATENATE(&quot;[\href{&quot;;[.D5];&quot;}{CNRTL}]&quot;));IF(ISBLANK([.E5]);&quot;&quot;;CONCATENATE(&quot;[\href{&quot;;[.E5];&quot;}{Wikidata}]&quot;));&quot;}}&quot;)" office:value-type="string" office:string-value="\newglossaryentry{CoEg_entry_00000004}{name={moudir},type={entry},text={moudir},description={De l'arabe مُدِير‎ [mudīr] « directeur ». Gouverneur ottoman[\href{https://www.cnrtl.fr/definition/moudir}{CNRTL}]}}" calcext:value-type="string">
            <text:p>\newglossaryentry{CoEg_entry_00000004}{name={moudir},type={entry},text={moudir},description={De l'arabe مُدِير‎ [mudīr] « directeur ». Gouverneur ottoman[\href{https://www.cnrtl.fr/definition/moudir}{CNRTL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Du turc ottoman فرمان [fermān] « ordre, décret ». Autorisation officielle quelconque</text:p>
          </table:table-cell>
          <table:table-cell office:value-type="string" calcext:value-type="string">
            <text:p><text:a xlink:href="https://www.cnrtl.fr/definition/firman" xlink:type="simple">https://www.cnrtl.fr/definition/firman</text:a></text:p>
          </table:table-cell>
          <table:table-cell table:number-columns-repeated="2"/>
          <table:table-cell table:formula="of:=CONCATENATE(&quot;&lt;entry xml:id=&quot;&quot;&quot;;[.A6];&quot;&quot;&quot;&gt;&lt;form&gt;&quot;;[.B6];&quot;&lt;/form&gt;&lt;note&gt;&quot;;[.C6];&quot;.&lt;/note&gt;&quot;;IF(ISBLANK([.F6]);&quot;&quot;;CONCATENATE(&quot;&lt;note type=&quot;&quot;Mariette&quot;&quot;&gt;&quot;;[.F6];&quot;.&lt;/note&gt;&quot;));IF(ISBLANK([.E6]);&quot;&quot;;CONCATENATE(&quot;&lt;ref type=&quot;&quot;Wikidata&quot;&quot;&gt;&quot;;[.E6];&quot;&lt;/ref&gt;&quot;));IF(ISBLANK([.D6]);&quot;&quot;;CONCATENATE(&quot;&lt;ref type=&quot;&quot;CNRTL&quot;&quot;&gt;&quot;;[.D6];&quot;&lt;/ref&gt;&quot;));&quot;&lt;/entry&gt;&quot;)" office:value-type="string" office:string-value="&lt;entry xml:id=&quot;CoEg_entry_00000005&quot;&gt;&lt;form&gt;firman&lt;/form&gt;&lt;note&gt;Du turc ottoman فرمان [fermān] « ordre, décret ». Autorisation officielle quelconque.&lt;/note&gt;&lt;ref type=&quot;CNRTL&quot;&gt;https://www.cnrtl.fr/definition/firman&lt;/ref&gt;&lt;/entry&gt;" calcext:value-type="string">
            <text:p>&lt;entry xml:id="CoEg_entry_00000005"&gt;&lt;form&gt;firman&lt;/form&gt;&lt;note&gt;Du turc ottoman فرمان [fermān] « ordre, décret ». Autorisation officielle quelconque.&lt;/note&gt;&lt;ref type="CNRTL"&gt;https://www.cnrtl.fr/definition/firman&lt;/ref&gt;&lt;/entry&gt;</text:p>
          </table:table-cell>
          <table:table-cell table:formula="of:=CONCATENATE(&quot;\newglossaryentry{&quot;;[.A6];&quot;}{name={&quot;;[.B6];&quot;},type={entry},text={&quot;;[.B6];&quot;},description={&quot;;[.C6];[.F6];IF(ISBLANK([.D6]);&quot;&quot;;CONCATENATE(&quot;[\href{&quot;;[.D6];&quot;}{CNRTL}]&quot;));IF(ISBLANK([.E6]);&quot;&quot;;CONCATENATE(&quot;[\href{&quot;;[.E6];&quot;}{Wikidata}]&quot;));&quot;}}&quot;)" office:value-type="string" office:string-value="\newglossaryentry{CoEg_entry_00000005}{name={firman},type={entry},text={firman},description={Du turc ottoman فرمان [fermān] « ordre, décret ». Autorisation officielle quelconque[\href{https://www.cnrtl.fr/definition/firman}{CNRTL}]}}" calcext:value-type="string">
            <text:p>\newglossaryentry{CoEg_entry_00000005}{name={firman},type={entry},text={firman},description={Du turc ottoman فرمان [fermān] « ordre, décret ». Autorisation officielle quelconque[\href{https://www.cnrtl.fr/definition/firman}{CNRTL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6</text:p>
          </table:table-cell>
          <table:table-cell office:value-type="string" calcext:value-type="string">
            <text:p>drogman</text:p>
          </table:table-cell>
          <table:table-cell office:value-type="string" calcext:value-type="string">
            <text:p>De l'arabe تُرْجُمَان [turjuman] « guide, interprète ». Agent auxiliaire des consulats ou des étrangers en voyage</text:p>
          </table:table-cell>
          <table:table-cell office:value-type="string" calcext:value-type="string">
            <text:p><text:a xlink:href="https://www.cnrtl.fr/definition/drogman" xlink:type="simple">https://www.cnrtl.fr/definition/drogman</text:a></text:p>
          </table:table-cell>
          <table:table-cell office:value-type="string" calcext:value-type="string">
            <text:p><text:a xlink:href="https://www.wikidata.org/wiki/Q1136290" xlink:type="simple">https://www.wikidata.org/wiki/Q1136290</text:a></text:p>
          </table:table-cell>
          <table:table-cell/>
          <table:table-cell table:formula="of:=CONCATENATE(&quot;&lt;entry xml:id=&quot;&quot;&quot;;[.A7];&quot;&quot;&quot;&gt;&lt;form&gt;&quot;;[.B7];&quot;&lt;/form&gt;&lt;note&gt;&quot;;[.C7];&quot;.&lt;/note&gt;&quot;;IF(ISBLANK([.F7]);&quot;&quot;;CONCATENATE(&quot;&lt;note type=&quot;&quot;Mariette&quot;&quot;&gt;&quot;;[.F7];&quot;.&lt;/note&gt;&quot;));IF(ISBLANK([.E7]);&quot;&quot;;CONCATENATE(&quot;&lt;ref type=&quot;&quot;Wikidata&quot;&quot;&gt;&quot;;[.E7];&quot;&lt;/ref&gt;&quot;));IF(ISBLANK([.D7]);&quot;&quot;;CONCATENATE(&quot;&lt;ref type=&quot;&quot;CNRTL&quot;&quot;&gt;&quot;;[.D7];&quot;&lt;/ref&gt;&quot;));&quot;&lt;/entry&gt;&quot;)" office:value-type="string" office:string-value="&lt;entry xml:id=&quot;CoEg_entry_00000006&quot;&gt;&lt;form&gt;drogman&lt;/form&gt;&lt;note&gt;De l'arabe تُرْجُمَان [turjuman] « guide, interprète ». Agent auxiliaire des consulats ou des étrangers en voyage.&lt;/note&gt;&lt;ref type=&quot;Wikidata&quot;&gt;https://www.wikidata.org/wiki/Q1136290&lt;/ref&gt;&lt;ref type=&quot;CNRTL&quot;&gt;https://www.cnrtl.fr/definition/drogman&lt;/ref&gt;&lt;/entry&gt;" calcext:value-type="string">
            <text:p>&lt;entry xml:id="CoEg_entry_00000006"&gt;&lt;form&gt;drogman&lt;/form&gt;&lt;note&gt;De l'arabe تُرْجُمَان [turjuman] « guide, interprète ». Agent auxiliaire des consulats ou des étrangers en voyage.&lt;/note&gt;&lt;ref type="Wikidata"&gt;https://www.wikidata.org/wiki/Q1136290&lt;/ref&gt;&lt;ref type="CNRTL"&gt;https://www.cnrtl.fr/definition/drogman&lt;/ref&gt;&lt;/entry&gt;</text:p>
          </table:table-cell>
          <table:table-cell table:formula="of:=CONCATENATE(&quot;\newglossaryentry{&quot;;[.A7];&quot;}{name={&quot;;[.B7];&quot;},type={entry},text={&quot;;[.B7];&quot;},description={&quot;;[.C7];[.F7];IF(ISBLANK([.D7]);&quot;&quot;;CONCATENATE(&quot;[\href{&quot;;[.D7];&quot;}{CNRTL}]&quot;));IF(ISBLANK([.E7]);&quot;&quot;;CONCATENATE(&quot;[\href{&quot;;[.E7];&quot;}{Wikidata}]&quot;));&quot;}}&quot;)" office:value-type="string" office:string-value="\newglossaryentry{CoEg_entry_00000006}{name={drogman},type={entry},text={drogman},description={De l'arabe تُرْجُمَان [turjuman] « guide, interprète ». Agent auxiliaire des consulats ou des étrangers en voyage[\href{https://www.cnrtl.fr/definition/drogman}{CNRTL}][\href{https://www.wikidata.org/wiki/Q1136290}{Wikidata}]}}" calcext:value-type="string">
            <text:p>\newglossaryentry{CoEg_entry_00000006}{name={drogman},type={entry},text={drogman},description={De l'arabe تُرْجُمَان [turjuman] « guide, interprète ». Agent auxiliaire des consulats ou des étrangers en voyage[\href{https://www.cnrtl.fr/definition/drogman}{CNRTL}][\href{https://www.wikidata.org/wiki/Q1136290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7</text:p>
          </table:table-cell>
          <table:table-cell office:value-type="string" calcext:value-type="string">
            <text:p>divan</text:p>
          </table:table-cell>
          <table:table-cell office:value-type="string" calcext:value-type="string">
            <text:p>Du persan <text:s/>دیوان [dīwān] « rassemblement, réunion, conseil ». Administration, gouvernement</text:p>
          </table:table-cell>
          <table:table-cell office:value-type="string" calcext:value-type="string">
            <text:p><text:a xlink:href="https://www.cnrtl.fr/definition/divan" xlink:type="simple">https://www.cnrtl.fr/definition/divan</text:a></text:p>
          </table:table-cell>
          <table:table-cell office:value-type="string" calcext:value-type="string">
            <text:p><text:a xlink:href="https://www.wikidata.org/wiki/Q830104" xlink:type="simple">https://www.wikidata.org/wiki/Q830104</text:a></text:p>
          </table:table-cell>
          <table:table-cell/>
          <table:table-cell table:formula="of:=CONCATENATE(&quot;&lt;entry xml:id=&quot;&quot;&quot;;[.A8];&quot;&quot;&quot;&gt;&lt;form&gt;&quot;;[.B8];&quot;&lt;/form&gt;&lt;note&gt;&quot;;[.C8];&quot;.&lt;/note&gt;&quot;;IF(ISBLANK([.F8]);&quot;&quot;;CONCATENATE(&quot;&lt;note type=&quot;&quot;Mariette&quot;&quot;&gt;&quot;;[.F8];&quot;.&lt;/note&gt;&quot;));IF(ISBLANK([.E8]);&quot;&quot;;CONCATENATE(&quot;&lt;ref type=&quot;&quot;Wikidata&quot;&quot;&gt;&quot;;[.E8];&quot;&lt;/ref&gt;&quot;));IF(ISBLANK([.D8]);&quot;&quot;;CONCATENATE(&quot;&lt;ref type=&quot;&quot;CNRTL&quot;&quot;&gt;&quot;;[.D8];&quot;&lt;/ref&gt;&quot;));&quot;&lt;/entry&gt;&quot;)" office:value-type="string" office:string-value="&lt;entry xml:id=&quot;CoEg_entry_00000007&quot;&gt;&lt;form&gt;divan&lt;/form&gt;&lt;note&gt;Du persan  دیوان [dīwān] « rassemblement, réunion, conseil ». Administration, gouvernement.&lt;/note&gt;&lt;ref type=&quot;Wikidata&quot;&gt;https://www.wikidata.org/wiki/Q830104&lt;/ref&gt;&lt;ref type=&quot;CNRTL&quot;&gt;https://www.cnrtl.fr/definition/divan&lt;/ref&gt;&lt;/entry&gt;" calcext:value-type="string">
            <text:p>&lt;entry xml:id="CoEg_entry_00000007"&gt;&lt;form&gt;divan&lt;/form&gt;&lt;note&gt;Du persan <text:s/>دیوان [dīwān] « rassemblement, réunion, conseil ». Administration, gouvernement.&lt;/note&gt;&lt;ref type="Wikidata"&gt;https://www.wikidata.org/wiki/Q830104&lt;/ref&gt;&lt;ref type="CNRTL"&gt;https://www.cnrtl.fr/definition/divan&lt;/ref&gt;&lt;/entry&gt;</text:p>
          </table:table-cell>
          <table:table-cell table:formula="of:=CONCATENATE(&quot;\newglossaryentry{&quot;;[.A8];&quot;}{name={&quot;;[.B8];&quot;},type={entry},text={&quot;;[.B8];&quot;},description={&quot;;[.C8];[.F8];IF(ISBLANK([.D8]);&quot;&quot;;CONCATENATE(&quot;[\href{&quot;;[.D8];&quot;}{CNRTL}]&quot;));IF(ISBLANK([.E8]);&quot;&quot;;CONCATENATE(&quot;[\href{&quot;;[.E8];&quot;}{Wikidata}]&quot;));&quot;}}&quot;)" office:value-type="string" office:string-value="\newglossaryentry{CoEg_entry_00000007}{name={divan},type={entry},text={divan},description={Du persan  دیوان [dīwān] « rassemblement, réunion, conseil ». Administration, gouvernement[\href{https://www.cnrtl.fr/definition/divan}{CNRTL}][\href{https://www.wikidata.org/wiki/Q830104}{Wikidata}]}}" calcext:value-type="string">
            <text:p>\newglossaryentry{CoEg_entry_00000007}{name={divan},type={entry},text={divan},description={Du persan <text:s/>دیوان [dīwān] « rassemblement, réunion, conseil ». Administration, gouvernement[\href{https://www.cnrtl.fr/definition/divan}{CNRTL}][\href{https://www.wikidata.org/wiki/Q830104}{Wikidata}]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08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Pièce ottomane de petite monnaie en cuivre</text:p>
          </table:table-cell>
          <table:table-cell office:value-type="string" calcext:value-type="string">
            <text:p><text:a xlink:href="https://www.cnrtl.fr/definition/para" xlink:type="simple">https://www.cnrtl.fr/definition/para</text:a></text:p>
          </table:table-cell>
          <table:table-cell office:value-type="string" calcext:value-type="string">
            <text:p><text:a xlink:href="https://www.wikidata.org/wiki/Q928186" xlink:type="simple">https://www.wikidata.org/wiki/Q928186</text:a></text:p>
          </table:table-cell>
          <table:table-cell/>
          <table:table-cell table:formula="of:=CONCATENATE(&quot;&lt;entry xml:id=&quot;&quot;&quot;;[.A9];&quot;&quot;&quot;&gt;&lt;form&gt;&quot;;[.B9];&quot;&lt;/form&gt;&lt;note&gt;&quot;;[.C9];&quot;.&lt;/note&gt;&quot;;IF(ISBLANK([.F9]);&quot;&quot;;CONCATENATE(&quot;&lt;note type=&quot;&quot;Mariette&quot;&quot;&gt;&quot;;[.F9];&quot;.&lt;/note&gt;&quot;));IF(ISBLANK([.E9]);&quot;&quot;;CONCATENATE(&quot;&lt;ref type=&quot;&quot;Wikidata&quot;&quot;&gt;&quot;;[.E9];&quot;&lt;/ref&gt;&quot;));IF(ISBLANK([.D9]);&quot;&quot;;CONCATENATE(&quot;&lt;ref type=&quot;&quot;CNRTL&quot;&quot;&gt;&quot;;[.D9];&quot;&lt;/ref&gt;&quot;));&quot;&lt;/entry&gt;&quot;)" office:value-type="string" office:string-value="&lt;entry xml:id=&quot;CoEg_entry_00000008&quot;&gt;&lt;form&gt;para&lt;/form&gt;&lt;note&gt;Pièce ottomane de petite monnaie en cuivre.&lt;/note&gt;&lt;ref type=&quot;Wikidata&quot;&gt;https://www.wikidata.org/wiki/Q928186&lt;/ref&gt;&lt;ref type=&quot;CNRTL&quot;&gt;https://www.cnrtl.fr/definition/para&lt;/ref&gt;&lt;/entry&gt;" calcext:value-type="string">
            <text:p>&lt;entry xml:id="CoEg_entry_00000008"&gt;&lt;form&gt;para&lt;/form&gt;&lt;note&gt;Pièce ottomane de petite monnaie en cuivre.&lt;/note&gt;&lt;ref type="Wikidata"&gt;https://www.wikidata.org/wiki/Q928186&lt;/ref&gt;&lt;ref type="CNRTL"&gt;https://www.cnrtl.fr/definition/para&lt;/ref&gt;&lt;/entry&gt;</text:p>
          </table:table-cell>
          <table:table-cell table:formula="of:=CONCATENATE(&quot;\newglossaryentry{&quot;;[.A9];&quot;}{name={&quot;;[.B9];&quot;},type={entry},text={&quot;;[.B9];&quot;},description={&quot;;[.C9];[.F9];IF(ISBLANK([.D9]);&quot;&quot;;CONCATENATE(&quot;[\href{&quot;;[.D9];&quot;}{CNRTL}]&quot;));IF(ISBLANK([.E9]);&quot;&quot;;CONCATENATE(&quot;[\href{&quot;;[.E9];&quot;}{Wikidata}]&quot;));&quot;}}&quot;)" office:value-type="string" office:string-value="\newglossaryentry{CoEg_entry_00000008}{name={para},type={entry},text={para},description={Pièce ottomane de petite monnaie en cuivre[\href{https://www.cnrtl.fr/definition/para}{CNRTL}][\href{https://www.wikidata.org/wiki/Q928186}{Wikidata}]}}" calcext:value-type="string">
            <text:p>\newglossaryentry{CoEg_entry_00000008}{name={para},type={entry},text={para},description={Pièce ottomane de petite monnaie en cuivre[\href{https://www.cnrtl.fr/definition/para}{CNRTL}][\href{https://www.wikidata.org/wiki/Q928186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09</text:p>
          </table:table-cell>
          <table:table-cell office:value-type="string" calcext:value-type="string">
            <text:p>fellah</text:p>
          </table:table-cell>
          <table:table-cell office:value-type="string" calcext:value-type="string">
            <text:p>De l'arabe فَلَّاح‎ [fallāḥ], « paysan »</text:p>
          </table:table-cell>
          <table:table-cell office:value-type="string" calcext:value-type="string">
            <text:p><text:a xlink:href="https://www.cnrtl.fr/definition/fellah" xlink:type="simple">https://www.cnrtl.fr/definition/fellah</text:a></text:p>
          </table:table-cell>
          <table:table-cell office:value-type="string" calcext:value-type="string">
            <text:p><text:a xlink:href="https://www.wikidata.org/wiki/Q685896" xlink:type="simple">https://www.wikidata.org/wiki/Q685896</text:a></text:p>
          </table:table-cell>
          <table:table-cell/>
          <table:table-cell table:formula="of:=CONCATENATE(&quot;&lt;entry xml:id=&quot;&quot;&quot;;[.A10];&quot;&quot;&quot;&gt;&lt;form&gt;&quot;;[.B10];&quot;&lt;/form&gt;&lt;note&gt;&quot;;[.C10];&quot;.&lt;/note&gt;&quot;;IF(ISBLANK([.F10]);&quot;&quot;;CONCATENATE(&quot;&lt;note type=&quot;&quot;Mariette&quot;&quot;&gt;&quot;;[.F10];&quot;.&lt;/note&gt;&quot;));IF(ISBLANK([.E10]);&quot;&quot;;CONCATENATE(&quot;&lt;ref type=&quot;&quot;Wikidata&quot;&quot;&gt;&quot;;[.E10];&quot;&lt;/ref&gt;&quot;));IF(ISBLANK([.D10]);&quot;&quot;;CONCATENATE(&quot;&lt;ref type=&quot;&quot;CNRTL&quot;&quot;&gt;&quot;;[.D10];&quot;&lt;/ref&gt;&quot;));&quot;&lt;/entry&gt;&quot;)" office:value-type="string" office:string-value="&lt;entry xml:id=&quot;CoEg_entry_00000009&quot;&gt;&lt;form&gt;fellah&lt;/form&gt;&lt;note&gt;De l'arabe فَلَّاح‎ [fallāḥ], « paysan ».&lt;/note&gt;&lt;ref type=&quot;Wikidata&quot;&gt;https://www.wikidata.org/wiki/Q685896&lt;/ref&gt;&lt;ref type=&quot;CNRTL&quot;&gt;https://www.cnrtl.fr/definition/fellah&lt;/ref&gt;&lt;/entry&gt;" calcext:value-type="string">
            <text:p>&lt;entry xml:id="CoEg_entry_00000009"&gt;&lt;form&gt;fellah&lt;/form&gt;&lt;note&gt;De l'arabe فَلَّاح‎ [fallāḥ], « paysan ».&lt;/note&gt;&lt;ref type="Wikidata"&gt;https://www.wikidata.org/wiki/Q685896&lt;/ref&gt;&lt;ref type="CNRTL"&gt;https://www.cnrtl.fr/definition/fellah&lt;/ref&gt;&lt;/entry&gt;</text:p>
          </table:table-cell>
          <table:table-cell table:formula="of:=CONCATENATE(&quot;\newglossaryentry{&quot;;[.A10];&quot;}{name={&quot;;[.B10];&quot;},type={entry},text={&quot;;[.B10];&quot;},description={&quot;;[.C10];[.F10];IF(ISBLANK([.D10]);&quot;&quot;;CONCATENATE(&quot;[\href{&quot;;[.D10];&quot;}{CNRTL}]&quot;));IF(ISBLANK([.E10]);&quot;&quot;;CONCATENATE(&quot;[\href{&quot;;[.E10];&quot;}{Wikidata}]&quot;));&quot;}}&quot;)" office:value-type="string" office:string-value="\newglossaryentry{CoEg_entry_00000009}{name={fellah},type={entry},text={fellah},description={De l'arabe فَلَّاح‎ [fallāḥ], « paysan »[\href{https://www.cnrtl.fr/definition/fellah}{CNRTL}][\href{https://www.wikidata.org/wiki/Q685896}{Wikidata}]}}" calcext:value-type="string">
            <text:p>\newglossaryentry{CoEg_entry_00000009}{name={fellah},type={entry},text={fellah},description={De l'arabe فَلَّاح‎ [fallāḥ], « paysan »[\href{https://www.cnrtl.fr/definition/fellah}{CNRTL}][\href{https://www.wikidata.org/wiki/Q685896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10</text:p>
          </table:table-cell>
          <table:table-cell office:value-type="string" calcext:value-type="string">
            <text:p>effendi</text:p>
          </table:table-cell>
          <table:table-cell office:value-type="string" calcext:value-type="string">
            <text:p>Du turc ottoman افندی‎ [efendi]. Titre de respect et de courtoisie, notamment propre aux lettrés</text:p>
          </table:table-cell>
          <table:table-cell office:value-type="string" calcext:value-type="string">
            <text:p><text:a xlink:href="https://www.cnrtl.fr/definition/effendi" xlink:type="simple">https://www.cnrtl.fr/definition/effendi</text:a></text:p>
          </table:table-cell>
          <table:table-cell office:value-type="string" calcext:value-type="string">
            <text:p><text:a xlink:href="https://www.wikidata.org/wiki/Q321803" xlink:type="simple">https://www.wikidata.org/wiki/Q321803</text:a></text:p>
          </table:table-cell>
          <table:table-cell/>
          <table:table-cell table:formula="of:=CONCATENATE(&quot;&lt;entry xml:id=&quot;&quot;&quot;;[.A11];&quot;&quot;&quot;&gt;&lt;form&gt;&quot;;[.B11];&quot;&lt;/form&gt;&lt;note&gt;&quot;;[.C11];&quot;.&lt;/note&gt;&quot;;IF(ISBLANK([.F11]);&quot;&quot;;CONCATENATE(&quot;&lt;note type=&quot;&quot;Mariette&quot;&quot;&gt;&quot;;[.F11];&quot;.&lt;/note&gt;&quot;));IF(ISBLANK([.E11]);&quot;&quot;;CONCATENATE(&quot;&lt;ref type=&quot;&quot;Wikidata&quot;&quot;&gt;&quot;;[.E11];&quot;&lt;/ref&gt;&quot;));IF(ISBLANK([.D11]);&quot;&quot;;CONCATENATE(&quot;&lt;ref type=&quot;&quot;CNRTL&quot;&quot;&gt;&quot;;[.D11];&quot;&lt;/ref&gt;&quot;));&quot;&lt;/entry&gt;&quot;)" office:value-type="string" office:string-value="&lt;entry xml:id=&quot;CoEg_entry_00000010&quot;&gt;&lt;form&gt;effendi&lt;/form&gt;&lt;note&gt;Du turc ottoman افندی‎ [efendi]. Titre de respect et de courtoisie, notamment propre aux lettrés.&lt;/note&gt;&lt;ref type=&quot;Wikidata&quot;&gt;https://www.wikidata.org/wiki/Q321803&lt;/ref&gt;&lt;ref type=&quot;CNRTL&quot;&gt;https://www.cnrtl.fr/definition/effendi&lt;/ref&gt;&lt;/entry&gt;" calcext:value-type="string">
            <text:p>&lt;entry xml:id="CoEg_entry_00000010"&gt;&lt;form&gt;effendi&lt;/form&gt;&lt;note&gt;Du turc ottoman افندی‎ [efendi]. Titre de respect et de courtoisie, notamment propre aux lettrés.&lt;/note&gt;&lt;ref type="Wikidata"&gt;https://www.wikidata.org/wiki/Q321803&lt;/ref&gt;&lt;ref type="CNRTL"&gt;https://www.cnrtl.fr/definition/effendi&lt;/ref&gt;&lt;/entry&gt;</text:p>
          </table:table-cell>
          <table:table-cell table:formula="of:=CONCATENATE(&quot;\newglossaryentry{&quot;;[.A11];&quot;}{name={&quot;;[.B11];&quot;},type={entry},text={&quot;;[.B11];&quot;},description={&quot;;[.C11];[.F11];IF(ISBLANK([.D11]);&quot;&quot;;CONCATENATE(&quot;[\href{&quot;;[.D11];&quot;}{CNRTL}]&quot;));IF(ISBLANK([.E11]);&quot;&quot;;CONCATENATE(&quot;[\href{&quot;;[.E11];&quot;}{Wikidata}]&quot;));&quot;}}&quot;)" office:value-type="string" office:string-value="\newglossaryentry{CoEg_entry_00000010}{name={effendi},type={entry},text={effendi},description={Du turc ottoman افندی‎ [efendi]. Titre de respect et de courtoisie, notamment propre aux lettrés[\href{https://www.cnrtl.fr/definition/effendi}{CNRTL}][\href{https://www.wikidata.org/wiki/Q321803}{Wikidata}]}}" calcext:value-type="string">
            <text:p>\newglossaryentry{CoEg_entry_00000010}{name={effendi},type={entry},text={effendi},description={Du turc ottoman افندی‎ [efendi]. Titre de respect et de courtoisie, notamment propre aux lettrés[\href{https://www.cnrtl.fr/definition/effendi}{CNRTL}][\href{https://www.wikidata.org/wiki/Q321803}{Wikidata}]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11</text:p>
          </table:table-cell>
          <table:table-cell office:value-type="string" calcext:value-type="string">
            <text:p>proscynème</text:p>
          </table:table-cell>
          <table:table-cell office:value-type="string" calcext:value-type="string">
            <text:p>Du grec ancien προσκύνημα [proskynèma] « adoration ». Désigne les formules d’offrandres et les stèles qui les portent</text:p>
          </table:table-cell>
          <table:table-cell table:number-columns-repeated="3"/>
          <table:table-cell table:formula="of:=CONCATENATE(&quot;&lt;entry xml:id=&quot;&quot;&quot;;[.A12];&quot;&quot;&quot;&gt;&lt;form&gt;&quot;;[.B12];&quot;&lt;/form&gt;&lt;note&gt;&quot;;[.C12];&quot;.&lt;/note&gt;&quot;;IF(ISBLANK([.F12]);&quot;&quot;;CONCATENATE(&quot;&lt;note type=&quot;&quot;Mariette&quot;&quot;&gt;&quot;;[.F12];&quot;.&lt;/note&gt;&quot;));IF(ISBLANK([.E12]);&quot;&quot;;CONCATENATE(&quot;&lt;ref type=&quot;&quot;Wikidata&quot;&quot;&gt;&quot;;[.E12];&quot;&lt;/ref&gt;&quot;));IF(ISBLANK([.D12]);&quot;&quot;;CONCATENATE(&quot;&lt;ref type=&quot;&quot;CNRTL&quot;&quot;&gt;&quot;;[.D12];&quot;&lt;/ref&gt;&quot;));&quot;&lt;/entry&gt;&quot;)" office:value-type="string" office:string-value="&lt;entry xml:id=&quot;CoEg_entry_00000011&quot;&gt;&lt;form&gt;proscynème&lt;/form&gt;&lt;note&gt;Du grec ancien προσκύνημα [proskynèma] « adoration ». Désigne les formules d’offrandres et les stèles qui les portent.&lt;/note&gt;&lt;/entry&gt;" calcext:value-type="string">
            <text:p>&lt;entry xml:id="CoEg_entry_00000011"&gt;&lt;form&gt;proscynème&lt;/form&gt;&lt;note&gt;Du grec ancien προσκύνημα [proskynèma] « adoration ». Désigne les formules d’offrandres et les stèles qui les portent.&lt;/note&gt;&lt;/entry&gt;</text:p>
          </table:table-cell>
          <table:table-cell table:formula="of:=CONCATENATE(&quot;\newglossaryentry{&quot;;[.A12];&quot;}{name={&quot;;[.B12];&quot;},type={entry},text={&quot;;[.B12];&quot;},description={&quot;;[.C12];[.F12];IF(ISBLANK([.D12]);&quot;&quot;;CONCATENATE(&quot;[\href{&quot;;[.D12];&quot;}{CNRTL}]&quot;));IF(ISBLANK([.E12]);&quot;&quot;;CONCATENATE(&quot;[\href{&quot;;[.E12];&quot;}{Wikidata}]&quot;));&quot;}}&quot;)" office:value-type="string" office:string-value="\newglossaryentry{CoEg_entry_00000011}{name={proscynème},type={entry},text={proscynème},description={Du grec ancien προσκύνημα [proskynèma] « adoration ». Désigne les formules d’offrandres et les stèles qui les portent}}" calcext:value-type="string">
            <text:p>\newglossaryentry{CoEg_entry_00000011}{name={proscynème},type={entry},text={proscynème},description={Du grec ancien προσκύνημα [proskynèma] « adoration ». Désigne les formules d’offrandres et les stèles qui les portent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12</text:p>
          </table:table-cell>
          <table:table-cell office:value-type="string" calcext:value-type="string">
            <text:p>dahabieh</text:p>
          </table:table-cell>
          <table:table-cell office:value-type="string" calcext:value-type="string">
            <text:p>De l'arabe ذَهَبِيَّة [ḍahabiyya] « dorée ». Embarcation nilotique à faible tirant d’eau et naviguant à l’aide de deux mâts à voile latine</text:p>
          </table:table-cell>
          <table:table-cell office:value-type="string" calcext:value-type="string">
            <text:p><text:a xlink:href="https://www.cnrtl.fr/definition/dahabieh" xlink:type="simple">https://www.cnrtl.fr/definition/dahabieh</text:a></text:p>
          </table:table-cell>
          <table:table-cell office:value-type="string" calcext:value-type="string">
            <text:p><text:a xlink:href="https://www.wikidata.org/wiki/Q441975" xlink:type="simple">https://www.wikidata.org/wiki/Q441975</text:a></text:p>
          </table:table-cell>
          <table:table-cell/>
          <table:table-cell table:formula="of:=CONCATENATE(&quot;&lt;entry xml:id=&quot;&quot;&quot;;[.A13];&quot;&quot;&quot;&gt;&lt;form&gt;&quot;;[.B13];&quot;&lt;/form&gt;&lt;note&gt;&quot;;[.C13];&quot;.&lt;/note&gt;&quot;;IF(ISBLANK([.F13]);&quot;&quot;;CONCATENATE(&quot;&lt;note type=&quot;&quot;Mariette&quot;&quot;&gt;&quot;;[.F13];&quot;.&lt;/note&gt;&quot;));IF(ISBLANK([.E13]);&quot;&quot;;CONCATENATE(&quot;&lt;ref type=&quot;&quot;Wikidata&quot;&quot;&gt;&quot;;[.E13];&quot;&lt;/ref&gt;&quot;));IF(ISBLANK([.D13]);&quot;&quot;;CONCATENATE(&quot;&lt;ref type=&quot;&quot;CNRTL&quot;&quot;&gt;&quot;;[.D13];&quot;&lt;/ref&gt;&quot;));&quot;&lt;/entry&gt;&quot;)" office:value-type="string" office:string-value="&lt;entry xml:id=&quot;CoEg_entry_00000012&quot;&gt;&lt;form&gt;dahabieh&lt;/form&gt;&lt;note&gt;De l'arabe ذَهَبِيَّة [ḍahabiyya] « dorée ». Embarcation nilotique à faible tirant d’eau et naviguant à l’aide de deux mâts à voile latine.&lt;/note&gt;&lt;ref type=&quot;Wikidata&quot;&gt;https://www.wikidata.org/wiki/Q441975&lt;/ref&gt;&lt;ref type=&quot;CNRTL&quot;&gt;https://www.cnrtl.fr/definition/dahabieh&lt;/ref&gt;&lt;/entry&gt;" calcext:value-type="string">
            <text:p>&lt;entry xml:id="CoEg_entry_00000012"&gt;&lt;form&gt;dahabieh&lt;/form&gt;&lt;note&gt;De l'arabe ذَهَبِيَّة [ḍahabiyya] « dorée ». Embarcation nilotique à faible tirant d’eau et naviguant à l’aide de deux mâts à voile latine.&lt;/note&gt;&lt;ref type="Wikidata"&gt;https://www.wikidata.org/wiki/Q441975&lt;/ref&gt;&lt;ref type="CNRTL"&gt;https://www.cnrtl.fr/definition/dahabieh&lt;/ref&gt;&lt;/entry&gt;</text:p>
          </table:table-cell>
          <table:table-cell table:formula="of:=CONCATENATE(&quot;\newglossaryentry{&quot;;[.A13];&quot;}{name={&quot;;[.B13];&quot;},type={entry},text={&quot;;[.B13];&quot;},description={&quot;;[.C13];[.F13];IF(ISBLANK([.D13]);&quot;&quot;;CONCATENATE(&quot;[\href{&quot;;[.D13];&quot;}{CNRTL}]&quot;));IF(ISBLANK([.E13]);&quot;&quot;;CONCATENATE(&quot;[\href{&quot;;[.E13];&quot;}{Wikidata}]&quot;));&quot;}}&quot;)" office:value-type="string" office:string-value="\newglossaryentry{CoEg_entry_00000012}{name={dahabieh},type={entry},text={dahabieh},description={De l'arabe ذَهَبِيَّة [ḍahabiyya] « dorée ». Embarcation nilotique à faible tirant d’eau et naviguant à l’aide de deux mâts à voile latine[\href{https://www.cnrtl.fr/definition/dahabieh}{CNRTL}][\href{https://www.wikidata.org/wiki/Q441975}{Wikidata}]}}" calcext:value-type="string">
            <text:p>\newglossaryentry{CoEg_entry_00000012}{name={dahabieh},type={entry},text={dahabieh},description={De l'arabe ذَهَبِيَّة [ḍahabiyya] « dorée ». Embarcation nilotique à faible tirant d’eau et naviguant à l’aide de deux mâts à voile latine[\href{https://www.cnrtl.fr/definition/dahabieh}{CNRTL}][\href{https://www.wikidata.org/wiki/Q441975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13</text:p>
          </table:table-cell>
          <table:table-cell office:value-type="string" calcext:value-type="string">
            <text:p>arnaoute</text:p>
          </table:table-cell>
          <table:table-cell office:value-type="string" calcext:value-type="string">
            <text:p>Du turc ottoman آرناوود [ārnāvut] « Albanais », notamment des guerriers formant des corps mercenaires dans le monde ottoman</text:p>
          </table:table-cell>
          <table:table-cell/>
          <table:table-cell office:value-type="string" calcext:value-type="string">
            <text:p><text:a xlink:href="https://www.wikidata.org/wiki/Q2863045" xlink:type="simple">https://www.wikidata.org/wiki/Q2863045</text:a></text:p>
          </table:table-cell>
          <table:table-cell/>
          <table:table-cell table:formula="of:=CONCATENATE(&quot;&lt;entry xml:id=&quot;&quot;&quot;;[.A14];&quot;&quot;&quot;&gt;&lt;form&gt;&quot;;[.B14];&quot;&lt;/form&gt;&lt;note&gt;&quot;;[.C14];&quot;.&lt;/note&gt;&quot;;IF(ISBLANK([.F14]);&quot;&quot;;CONCATENATE(&quot;&lt;note type=&quot;&quot;Mariette&quot;&quot;&gt;&quot;;[.F14];&quot;.&lt;/note&gt;&quot;));IF(ISBLANK([.E14]);&quot;&quot;;CONCATENATE(&quot;&lt;ref type=&quot;&quot;Wikidata&quot;&quot;&gt;&quot;;[.E14];&quot;&lt;/ref&gt;&quot;));IF(ISBLANK([.D14]);&quot;&quot;;CONCATENATE(&quot;&lt;ref type=&quot;&quot;CNRTL&quot;&quot;&gt;&quot;;[.D14];&quot;&lt;/ref&gt;&quot;));&quot;&lt;/entry&gt;&quot;)" office:value-type="string" office:string-value="&lt;entry xml:id=&quot;CoEg_entry_00000013&quot;&gt;&lt;form&gt;arnaoute&lt;/form&gt;&lt;note&gt;Du turc ottoman آرناوود [ārnāvut] « Albanais », notamment des guerriers formant des corps mercenaires dans le monde ottoman.&lt;/note&gt;&lt;ref type=&quot;Wikidata&quot;&gt;https://www.wikidata.org/wiki/Q2863045&lt;/ref&gt;&lt;/entry&gt;" calcext:value-type="string">
            <text:p>&lt;entry xml:id="CoEg_entry_00000013"&gt;&lt;form&gt;arnaoute&lt;/form&gt;&lt;note&gt;Du turc ottoman آرناوود [ārnāvut] « Albanais », notamment des guerriers formant des corps mercenaires dans le monde ottoman.&lt;/note&gt;&lt;ref type="Wikidata"&gt;https://www.wikidata.org/wiki/Q2863045&lt;/ref&gt;&lt;/entry&gt;</text:p>
          </table:table-cell>
          <table:table-cell table:formula="of:=CONCATENATE(&quot;\newglossaryentry{&quot;;[.A14];&quot;}{name={&quot;;[.B14];&quot;},type={entry},text={&quot;;[.B14];&quot;},description={&quot;;[.C14];[.F14];IF(ISBLANK([.D14]);&quot;&quot;;CONCATENATE(&quot;[\href{&quot;;[.D14];&quot;}{CNRTL}]&quot;));IF(ISBLANK([.E14]);&quot;&quot;;CONCATENATE(&quot;[\href{&quot;;[.E14];&quot;}{Wikidata}]&quot;));&quot;}}&quot;)" office:value-type="string" office:string-value="\newglossaryentry{CoEg_entry_00000013}{name={arnaoute},type={entry},text={arnaoute},description={Du turc ottoman آرناوود [ārnāvut] « Albanais », notamment des guerriers formant des corps mercenaires dans le monde ottoman[\href{https://www.wikidata.org/wiki/Q2863045}{Wikidata}]}}" calcext:value-type="string">
            <text:p>\newglossaryentry{CoEg_entry_00000013}{name={arnaoute},type={entry},text={arnaoute},description={Du turc ottoman آرناوود [ārnāvut] « Albanais », notamment des guerriers formant des corps mercenaires dans le monde ottoman[\href{https://www.wikidata.org/wiki/Q2863045}{Wikidata}]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14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Jeu équestre</text:p>
          </table:table-cell>
          <table:table-cell office:value-type="string" calcext:value-type="string">
            <text:p><text:a xlink:href="https://www.cnrtl.fr/definition/fantasia" xlink:type="simple">https://www.cnrtl.fr/definition/fantasia</text:a></text:p>
          </table:table-cell>
          <table:table-cell office:value-type="string" calcext:value-type="string">
            <text:p><text:a xlink:href="https://www.wikidata.org/wiki/Q1395855" xlink:type="simple">https://www.wikidata.org/wiki/Q1395855</text:a></text:p>
          </table:table-cell>
          <table:table-cell/>
          <table:table-cell table:formula="of:=CONCATENATE(&quot;&lt;entry xml:id=&quot;&quot;&quot;;[.A15];&quot;&quot;&quot;&gt;&lt;form&gt;&quot;;[.B15];&quot;&lt;/form&gt;&lt;note&gt;&quot;;[.C15];&quot;.&lt;/note&gt;&quot;;IF(ISBLANK([.F15]);&quot;&quot;;CONCATENATE(&quot;&lt;note type=&quot;&quot;Mariette&quot;&quot;&gt;&quot;;[.F15];&quot;.&lt;/note&gt;&quot;));IF(ISBLANK([.E15]);&quot;&quot;;CONCATENATE(&quot;&lt;ref type=&quot;&quot;Wikidata&quot;&quot;&gt;&quot;;[.E15];&quot;&lt;/ref&gt;&quot;));IF(ISBLANK([.D15]);&quot;&quot;;CONCATENATE(&quot;&lt;ref type=&quot;&quot;CNRTL&quot;&quot;&gt;&quot;;[.D15];&quot;&lt;/ref&gt;&quot;));&quot;&lt;/entry&gt;&quot;)" office:value-type="string" office:string-value="&lt;entry xml:id=&quot;CoEg_entry_00000014&quot;&gt;&lt;form&gt;fantasia&lt;/form&gt;&lt;note&gt;Jeu équestre.&lt;/note&gt;&lt;ref type=&quot;Wikidata&quot;&gt;https://www.wikidata.org/wiki/Q1395855&lt;/ref&gt;&lt;ref type=&quot;CNRTL&quot;&gt;https://www.cnrtl.fr/definition/fantasia&lt;/ref&gt;&lt;/entry&gt;" calcext:value-type="string">
            <text:p>&lt;entry xml:id="CoEg_entry_00000014"&gt;&lt;form&gt;fantasia&lt;/form&gt;&lt;note&gt;Jeu équestre.&lt;/note&gt;&lt;ref type="Wikidata"&gt;https://www.wikidata.org/wiki/Q1395855&lt;/ref&gt;&lt;ref type="CNRTL"&gt;https://www.cnrtl.fr/definition/fantasia&lt;/ref&gt;&lt;/entry&gt;</text:p>
          </table:table-cell>
          <table:table-cell table:formula="of:=CONCATENATE(&quot;\newglossaryentry{&quot;;[.A15];&quot;}{name={&quot;;[.B15];&quot;},type={entry},text={&quot;;[.B15];&quot;},description={&quot;;[.C15];[.F15];IF(ISBLANK([.D15]);&quot;&quot;;CONCATENATE(&quot;[\href{&quot;;[.D15];&quot;}{CNRTL}]&quot;));IF(ISBLANK([.E15]);&quot;&quot;;CONCATENATE(&quot;[\href{&quot;;[.E15];&quot;}{Wikidata}]&quot;));&quot;}}&quot;)" office:value-type="string" office:string-value="\newglossaryentry{CoEg_entry_00000014}{name={fantasia},type={entry},text={fantasia},description={Jeu équestre[\href{https://www.cnrtl.fr/definition/fantasia}{CNRTL}][\href{https://www.wikidata.org/wiki/Q1395855}{Wikidata}]}}" calcext:value-type="string">
            <text:p>\newglossaryentry{CoEg_entry_00000014}{name={fantasia},type={entry},text={fantasia},description={Jeu équestre[\href{https://www.cnrtl.fr/definition/fantasia}{CNRTL}][\href{https://www.wikidata.org/wiki/Q1395855}{Wikidata}]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15</text:p>
          </table:table-cell>
          <table:table-cell office:value-type="string" calcext:value-type="string">
            <text:p>djirid</text:p>
          </table:table-cell>
          <table:table-cell office:value-type="string" calcext:value-type="string">
            <text:p>Jeu équestre</text:p>
          </table:table-cell>
          <table:table-cell/>
          <table:table-cell office:value-type="string" calcext:value-type="string">
            <text:p>https://www.wikidata.org/wiki/Q362605</text:p>
          </table:table-cell>
          <table:table-cell/>
          <table:table-cell table:formula="of:=CONCATENATE(&quot;&lt;entry xml:id=&quot;&quot;&quot;;[.A16];&quot;&quot;&quot;&gt;&lt;form&gt;&quot;;[.B16];&quot;&lt;/form&gt;&lt;note&gt;&quot;;[.C16];&quot;.&lt;/note&gt;&quot;;IF(ISBLANK([.F16]);&quot;&quot;;CONCATENATE(&quot;&lt;note type=&quot;&quot;Mariette&quot;&quot;&gt;&quot;;[.F16];&quot;.&lt;/note&gt;&quot;));IF(ISBLANK([.E16]);&quot;&quot;;CONCATENATE(&quot;&lt;ref type=&quot;&quot;Wikidata&quot;&quot;&gt;&quot;;[.E16];&quot;&lt;/ref&gt;&quot;));IF(ISBLANK([.D16]);&quot;&quot;;CONCATENATE(&quot;&lt;ref type=&quot;&quot;CNRTL&quot;&quot;&gt;&quot;;[.D16];&quot;&lt;/ref&gt;&quot;));&quot;&lt;/entry&gt;&quot;)" office:value-type="string" office:string-value="&lt;entry xml:id=&quot;CoEg_entry_00000015&quot;&gt;&lt;form&gt;djirid&lt;/form&gt;&lt;note&gt;Jeu équestre.&lt;/note&gt;&lt;ref type=&quot;Wikidata&quot;&gt;https://www.wikidata.org/wiki/Q362605&lt;/ref&gt;&lt;/entry&gt;" calcext:value-type="string">
            <text:p>&lt;entry xml:id="CoEg_entry_00000015"&gt;&lt;form&gt;djirid&lt;/form&gt;&lt;note&gt;Jeu équestre.&lt;/note&gt;&lt;ref type="Wikidata"&gt;https://www.wikidata.org/wiki/Q362605&lt;/ref&gt;&lt;/entry&gt;</text:p>
          </table:table-cell>
          <table:table-cell table:formula="of:=CONCATENATE(&quot;\newglossaryentry{&quot;;[.A16];&quot;}{name={&quot;;[.B16];&quot;},type={entry},text={&quot;;[.B16];&quot;},description={&quot;;[.C16];[.F16];IF(ISBLANK([.D16]);&quot;&quot;;CONCATENATE(&quot;[\href{&quot;;[.D16];&quot;}{CNRTL}]&quot;));IF(ISBLANK([.E16]);&quot;&quot;;CONCATENATE(&quot;[\href{&quot;;[.E16];&quot;}{Wikidata}]&quot;));&quot;}}&quot;)" office:value-type="string" office:string-value="\newglossaryentry{CoEg_entry_00000015}{name={djirid},type={entry},text={djirid},description={Jeu équestre[\href{https://www.wikidata.org/wiki/Q362605}{Wikidata}]}}" calcext:value-type="string">
            <text:p>\newglossaryentry{CoEg_entry_00000015}{name={djirid},type={entry},text={djirid},description={Jeu équestre[\href{https://www.wikidata.org/wiki/Q362605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16</text:p>
          </table:table-cell>
          <table:table-cell office:value-type="string" calcext:value-type="string">
            <text:p>cheikh el-beled</text:p>
          </table:table-cell>
          <table:table-cell office:value-type="string" calcext:value-type="string">
            <text:p>De l'arabe شَيْخ الْبَلَد‎ [šayḫ al-balad], « chef de village »</text:p>
          </table:table-cell>
          <table:table-cell table:number-columns-repeated="3"/>
          <table:table-cell table:formula="of:=CONCATENATE(&quot;&lt;entry xml:id=&quot;&quot;&quot;;[.A17];&quot;&quot;&quot;&gt;&lt;form&gt;&quot;;[.B17];&quot;&lt;/form&gt;&lt;note&gt;&quot;;[.C17];&quot;.&lt;/note&gt;&quot;;IF(ISBLANK([.F17]);&quot;&quot;;CONCATENATE(&quot;&lt;note type=&quot;&quot;Mariette&quot;&quot;&gt;&quot;;[.F17];&quot;.&lt;/note&gt;&quot;));IF(ISBLANK([.E17]);&quot;&quot;;CONCATENATE(&quot;&lt;ref type=&quot;&quot;Wikidata&quot;&quot;&gt;&quot;;[.E17];&quot;&lt;/ref&gt;&quot;));IF(ISBLANK([.D17]);&quot;&quot;;CONCATENATE(&quot;&lt;ref type=&quot;&quot;CNRTL&quot;&quot;&gt;&quot;;[.D17];&quot;&lt;/ref&gt;&quot;));&quot;&lt;/entry&gt;&quot;)" office:value-type="string" office:string-value="&lt;entry xml:id=&quot;CoEg_entry_00000016&quot;&gt;&lt;form&gt;cheikh el-beled&lt;/form&gt;&lt;note&gt;De l'arabe شَيْخ الْبَلَد‎ [šayḫ al-balad], « chef de village ».&lt;/note&gt;&lt;/entry&gt;" calcext:value-type="string">
            <text:p>&lt;entry xml:id="CoEg_entry_00000016"&gt;&lt;form&gt;cheikh el-beled&lt;/form&gt;&lt;note&gt;De l'arabe شَيْخ الْبَلَد‎ [šayḫ al-balad], « chef de village ».&lt;/note&gt;&lt;/entry&gt;</text:p>
          </table:table-cell>
          <table:table-cell table:formula="of:=CONCATENATE(&quot;\newglossaryentry{&quot;;[.A17];&quot;}{name={&quot;;[.B17];&quot;},type={entry},text={&quot;;[.B17];&quot;},description={&quot;;[.C17];[.F17];IF(ISBLANK([.D17]);&quot;&quot;;CONCATENATE(&quot;[\href{&quot;;[.D17];&quot;}{CNRTL}]&quot;));IF(ISBLANK([.E17]);&quot;&quot;;CONCATENATE(&quot;[\href{&quot;;[.E17];&quot;}{Wikidata}]&quot;));&quot;}}&quot;)" office:value-type="string" office:string-value="\newglossaryentry{CoEg_entry_00000016}{name={cheikh el-beled},type={entry},text={cheikh el-beled},description={De l'arabe شَيْخ الْبَلَد‎ [šayḫ al-balad], « chef de village »}}" calcext:value-type="string">
            <text:p>\newglossaryentry{CoEg_entry_00000016}{name={cheikh el-beled},type={entry},text={cheikh el-beled},description={De l'arabe شَيْخ الْبَلَد‎ [šayḫ al-balad], « chef de village »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17</text:p>
          </table:table-cell>
          <table:table-cell office:value-type="string" calcext:value-type="string">
            <text:p>medjidie</text:p>
          </table:table-cell>
          <table:table-cell office:value-type="string" calcext:value-type="string">
            <text:p>Pièce ottomane</text:p>
          </table:table-cell>
          <table:table-cell table:number-columns-repeated="2"/>
          <table:table-cell office:value-type="string" calcext:value-type="string">
            <text:p>Mariette semble écrire « midjidi »</text:p>
          </table:table-cell>
          <table:table-cell table:formula="of:=CONCATENATE(&quot;&lt;entry xml:id=&quot;&quot;&quot;;[.A18];&quot;&quot;&quot;&gt;&lt;form&gt;&quot;;[.B18];&quot;&lt;/form&gt;&lt;note&gt;&quot;;[.C18];&quot;.&lt;/note&gt;&quot;;IF(ISBLANK([.F18]);&quot;&quot;;CONCATENATE(&quot;&lt;note type=&quot;&quot;Mariette&quot;&quot;&gt;&quot;;[.F18];&quot;.&lt;/note&gt;&quot;));IF(ISBLANK([.E18]);&quot;&quot;;CONCATENATE(&quot;&lt;ref type=&quot;&quot;Wikidata&quot;&quot;&gt;&quot;;[.E18];&quot;&lt;/ref&gt;&quot;));IF(ISBLANK([.D18]);&quot;&quot;;CONCATENATE(&quot;&lt;ref type=&quot;&quot;CNRTL&quot;&quot;&gt;&quot;;[.D18];&quot;&lt;/ref&gt;&quot;));&quot;&lt;/entry&gt;&quot;)" office:value-type="string" office:string-value="&lt;entry xml:id=&quot;CoEg_entry_00000017&quot;&gt;&lt;form&gt;medjidie&lt;/form&gt;&lt;note&gt;Pièce ottomane.&lt;/note&gt;&lt;note type=&quot;Mariette&quot;&gt;Mariette semble écrire « midjidi ».&lt;/note&gt;&lt;/entry&gt;" calcext:value-type="string">
            <text:p>&lt;entry xml:id="CoEg_entry_00000017"&gt;&lt;form&gt;medjidie&lt;/form&gt;&lt;note&gt;Pièce ottomane.&lt;/note&gt;&lt;note type="Mariette"&gt;Mariette semble écrire « midjidi ».&lt;/note&gt;&lt;/entry&gt;</text:p>
          </table:table-cell>
          <table:table-cell table:formula="of:=CONCATENATE(&quot;\newglossaryentry{&quot;;[.A18];&quot;}{name={&quot;;[.B18];&quot;},type={entry},text={&quot;;[.B18];&quot;},description={&quot;;[.C18];[.F18];IF(ISBLANK([.D18]);&quot;&quot;;CONCATENATE(&quot;[\href{&quot;;[.D18];&quot;}{CNRTL}]&quot;));IF(ISBLANK([.E18]);&quot;&quot;;CONCATENATE(&quot;[\href{&quot;;[.E18];&quot;}{Wikidata}]&quot;));&quot;}}&quot;)" office:value-type="string" office:string-value="\newglossaryentry{CoEg_entry_00000017}{name={medjidie},type={entry},text={medjidie},description={Pièce ottomaneMariette semble écrire « midjidi »}}" calcext:value-type="string">
            <text:p>\newglossaryentry{CoEg_entry_00000017}{name={medjidie},type={entry},text={medjidie},description={Pièce ottomaneMariette semble écrire « midjidi »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18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Latin, « à cet effet »</text:p>
          </table:table-cell>
          <table:table-cell office:value-type="string" calcext:value-type="string">
            <text:p><text:a xlink:href="https://www.cnrtl.fr/definition/ad" xlink:type="simple">https://www.cnrtl.fr/definition/ad</text:a> hoc</text:p>
          </table:table-cell>
          <table:table-cell office:value-type="string" calcext:value-type="string">
            <text:p><text:a xlink:href="https://www.wikidata.org/wiki/Q192683" xlink:type="simple">https://www.wikidata.org/wiki/Q192683</text:a></text:p>
          </table:table-cell>
          <table:table-cell/>
          <table:table-cell table:formula="of:=CONCATENATE(&quot;&lt;entry xml:id=&quot;&quot;&quot;;[.A19];&quot;&quot;&quot;&gt;&lt;form&gt;&quot;;[.B19];&quot;&lt;/form&gt;&lt;note&gt;&quot;;[.C19];&quot;.&lt;/note&gt;&quot;;IF(ISBLANK([.F19]);&quot;&quot;;CONCATENATE(&quot;&lt;note type=&quot;&quot;Mariette&quot;&quot;&gt;&quot;;[.F19];&quot;.&lt;/note&gt;&quot;));IF(ISBLANK([.E19]);&quot;&quot;;CONCATENATE(&quot;&lt;ref type=&quot;&quot;Wikidata&quot;&quot;&gt;&quot;;[.E19];&quot;&lt;/ref&gt;&quot;));IF(ISBLANK([.D19]);&quot;&quot;;CONCATENATE(&quot;&lt;ref type=&quot;&quot;CNRTL&quot;&quot;&gt;&quot;;[.D19];&quot;&lt;/ref&gt;&quot;));&quot;&lt;/entry&gt;&quot;)" office:value-type="string" office:string-value="&lt;entry xml:id=&quot;CoEg_entry_00000018&quot;&gt;&lt;form&gt;ad hoc&lt;/form&gt;&lt;note&gt;Latin, « à cet effet ».&lt;/note&gt;&lt;ref type=&quot;Wikidata&quot;&gt;https://www.wikidata.org/wiki/Q192683&lt;/ref&gt;&lt;ref type=&quot;CNRTL&quot;&gt;https://www.cnrtl.fr/definition/ad hoc&lt;/ref&gt;&lt;/entry&gt;" calcext:value-type="string">
            <text:p>&lt;entry xml:id="CoEg_entry_00000018"&gt;&lt;form&gt;ad hoc&lt;/form&gt;&lt;note&gt;Latin, « à cet effet ».&lt;/note&gt;&lt;ref type="Wikidata"&gt;https://www.wikidata.org/wiki/Q192683&lt;/ref&gt;&lt;ref type="CNRTL"&gt;https://www.cnrtl.fr/definition/ad hoc&lt;/ref&gt;&lt;/entry&gt;</text:p>
          </table:table-cell>
          <table:table-cell table:formula="of:=CONCATENATE(&quot;\newglossaryentry{&quot;;[.A19];&quot;}{name={&quot;;[.B19];&quot;},type={entry},text={&quot;;[.B19];&quot;},description={&quot;;[.C19];[.F19];IF(ISBLANK([.D19]);&quot;&quot;;CONCATENATE(&quot;[\href{&quot;;[.D19];&quot;}{CNRTL}]&quot;));IF(ISBLANK([.E19]);&quot;&quot;;CONCATENATE(&quot;[\href{&quot;;[.E19];&quot;}{Wikidata}]&quot;));&quot;}}&quot;)" office:value-type="string" office:string-value="\newglossaryentry{CoEg_entry_00000018}{name={ad hoc},type={entry},text={ad hoc},description={Latin, « à cet effet »[\href{https://www.cnrtl.fr/definition/ad hoc}{CNRTL}][\href{https://www.wikidata.org/wiki/Q192683}{Wikidata}]}}" calcext:value-type="string">
            <text:p>\newglossaryentry{CoEg_entry_00000018}{name={ad hoc},type={entry},text={ad hoc},description={Latin, « à cet effet »[\href{https://www.cnrtl.fr/definition/ad hoc}{CNRTL}][\href{https://www.wikidata.org/wiki/Q192683}{Wikidata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19</text:p>
          </table:table-cell>
          <table:table-cell office:value-type="string" calcext:value-type="string">
            <text:p>cawass</text:p>
          </table:table-cell>
          <table:table-cell office:value-type="string" calcext:value-type="string">
            <text:p>De l'arabe قَوَّاس [qaww<text:span text:style-name="T2">ā</text:span>s] (Thatcher, G. W., Arabic grammar of the written language, Londres – Heidelberg, 1911, p. 271), huissier</text:p>
          </table:table-cell>
          <table:table-cell office:value-type="string" calcext:value-type="string">
            <text:p>https://www.cnrtl.fr/definition/cawas</text:p>
          </table:table-cell>
          <table:table-cell table:number-columns-repeated="2"/>
          <table:table-cell table:formula="of:=CONCATENATE(&quot;&lt;entry xml:id=&quot;&quot;&quot;;[.A20];&quot;&quot;&quot;&gt;&lt;form&gt;&quot;;[.B20];&quot;&lt;/form&gt;&lt;note&gt;&quot;;[.C20];&quot;.&lt;/note&gt;&quot;;IF(ISBLANK([.F20]);&quot;&quot;;CONCATENATE(&quot;&lt;note type=&quot;&quot;Mariette&quot;&quot;&gt;&quot;;[.F20];&quot;.&lt;/note&gt;&quot;));IF(ISBLANK([.E20]);&quot;&quot;;CONCATENATE(&quot;&lt;ref type=&quot;&quot;Wikidata&quot;&quot;&gt;&quot;;[.E20];&quot;&lt;/ref&gt;&quot;));IF(ISBLANK([.D20]);&quot;&quot;;CONCATENATE(&quot;&lt;ref type=&quot;&quot;CNRTL&quot;&quot;&gt;&quot;;[.D20];&quot;&lt;/ref&gt;&quot;));&quot;&lt;/entry&gt;&quot;)" office:value-type="string" office:string-value="&lt;entry xml:id=&quot;CoEg_entry_00000019&quot;&gt;&lt;form&gt;cawass&lt;/form&gt;&lt;note&gt;De l'arabe قَوَّاس [qawwās] (Thatcher, G. W., Arabic grammar of the written language, Londres – Heidelberg, 1911, p. 271), huissier.&lt;/note&gt;&lt;ref type=&quot;CNRTL&quot;&gt;https://www.cnrtl.fr/definition/cawas&lt;/ref&gt;&lt;/entry&gt;" calcext:value-type="string">
            <text:p>&lt;entry xml:id="CoEg_entry_00000019"&gt;&lt;form&gt;cawass&lt;/form&gt;&lt;note&gt;De l'arabe قَوَّاس [qawwās] (Thatcher, G. W., Arabic grammar of the written language, Londres – Heidelberg, 1911, p. 271), huissier.&lt;/note&gt;&lt;ref type="CNRTL"&gt;https://www.cnrtl.fr/definition/cawas&lt;/ref&gt;&lt;/entry&gt;</text:p>
          </table:table-cell>
          <table:table-cell table:formula="of:=CONCATENATE(&quot;\newglossaryentry{&quot;;[.A20];&quot;}{name={&quot;;[.B20];&quot;},type={entry},text={&quot;;[.B20];&quot;},description={&quot;;[.C20];[.F20];IF(ISBLANK([.D20]);&quot;&quot;;CONCATENATE(&quot;[\href{&quot;;[.D20];&quot;}{CNRTL}]&quot;));IF(ISBLANK([.E20]);&quot;&quot;;CONCATENATE(&quot;[\href{&quot;;[.E20];&quot;}{Wikidata}]&quot;));&quot;}}&quot;)" office:value-type="string" office:string-value="\newglossaryentry{CoEg_entry_00000019}{name={cawass},type={entry},text={cawass},description={De l'arabe قَوَّاس [qawwās] (Thatcher, G. W., Arabic grammar of the written language, Londres – Heidelberg, 1911, p. 271), huissier[\href{https://www.cnrtl.fr/definition/cawas}{CNRTL}]}}" calcext:value-type="string">
            <text:p>\newglossaryentry{CoEg_entry_00000019}{name={cawass},type={entry},text={cawass},description={De l'arabe قَوَّاس [qawwās] (Thatcher, G. W., Arabic grammar of the written language, Londres – Heidelberg, 1911, p. 271), huissier[\href{https://www.cnrtl.fr/definition/cawas}{CNRTL}]}}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Eg_entry_00000020</text:p>
          </table:table-cell>
          <table:table-cell office:value-type="string" calcext:value-type="string">
            <text:p>reïs</text:p>
          </table:table-cell>
          <table:table-cell office:value-type="string" calcext:value-type="string">
            <text:p>De l'arabe <text:s/>رَئِيس‎ [rays], « chef » (notamment les chefs d'équipes sur les chantiers de fouilles)</text:p>
          </table:table-cell>
          <table:table-cell office:value-type="string" calcext:value-type="string">
            <text:p>https://www.cnrtl.fr/definition/reis</text:p>
          </table:table-cell>
          <table:table-cell table:number-columns-repeated="2"/>
          <table:table-cell table:formula="of:=CONCATENATE(&quot;&lt;entry xml:id=&quot;&quot;&quot;;[.A21];&quot;&quot;&quot;&gt;&lt;form&gt;&quot;;[.B21];&quot;&lt;/form&gt;&lt;note&gt;&quot;;[.C21];&quot;.&lt;/note&gt;&quot;;IF(ISBLANK([.F21]);&quot;&quot;;CONCATENATE(&quot;&lt;note type=&quot;&quot;Mariette&quot;&quot;&gt;&quot;;[.F21];&quot;.&lt;/note&gt;&quot;));IF(ISBLANK([.E21]);&quot;&quot;;CONCATENATE(&quot;&lt;ref type=&quot;&quot;Wikidata&quot;&quot;&gt;&quot;;[.E21];&quot;&lt;/ref&gt;&quot;));IF(ISBLANK([.D21]);&quot;&quot;;CONCATENATE(&quot;&lt;ref type=&quot;&quot;CNRTL&quot;&quot;&gt;&quot;;[.D21];&quot;&lt;/ref&gt;&quot;));&quot;&lt;/entry&gt;&quot;)" office:value-type="string" office:string-value="&lt;entry xml:id=&quot;CoEg_entry_00000020&quot;&gt;&lt;form&gt;reïs&lt;/form&gt;&lt;note&gt;De l'arabe  رَئِيس‎ [rays], « chef » (notamment les chefs d'équipes sur les chantiers de fouilles).&lt;/note&gt;&lt;ref type=&quot;CNRTL&quot;&gt;https://www.cnrtl.fr/definition/reis&lt;/ref&gt;&lt;/entry&gt;" calcext:value-type="string">
            <text:p>&lt;entry xml:id="CoEg_entry_00000020"&gt;&lt;form&gt;reïs&lt;/form&gt;&lt;note&gt;De l'arabe <text:s/>رَئِيس‎ [rays], « chef » (notamment les chefs d'équipes sur les chantiers de fouilles).&lt;/note&gt;&lt;ref type="CNRTL"&gt;https://www.cnrtl.fr/definition/reis&lt;/ref&gt;&lt;/entry&gt;</text:p>
          </table:table-cell>
          <table:table-cell table:formula="of:=CONCATENATE(&quot;\newglossaryentry{&quot;;[.A21];&quot;}{name={&quot;;[.B21];&quot;},type={entry},text={&quot;;[.B21];&quot;},description={&quot;;[.C21];[.F21];IF(ISBLANK([.D21]);&quot;&quot;;CONCATENATE(&quot;[\href{&quot;;[.D21];&quot;}{CNRTL}]&quot;));IF(ISBLANK([.E21]);&quot;&quot;;CONCATENATE(&quot;[\href{&quot;;[.E21];&quot;}{Wikidata}]&quot;));&quot;}}&quot;)" office:value-type="string" office:string-value="\newglossaryentry{CoEg_entry_00000020}{name={reïs},type={entry},text={reïs},description={De l'arabe  رَئِيس‎ [rays], « chef » (notamment les chefs d'équipes sur les chantiers de fouilles)[\href{https://www.cnrtl.fr/definition/reis}{CNRTL}]}}" calcext:value-type="string">
            <text:p>\newglossaryentry{CoEg_entry_00000020}{name={reïs},type={entry},text={reïs},description={De l'arabe <text:s/>رَئِيس‎ [rays], « chef » (notamment les chefs d'équipes sur les chantiers de fouilles)[\href{https://www.cnrtl.fr/definition/reis}{CNRTL}]}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Eg_entry_00000021</text:p>
          </table:table-cell>
          <table:table-cell office:value-type="string" calcext:value-type="string">
            <text:p>moudiria</text:p>
          </table:table-cell>
          <table:table-cell office:value-type="string" calcext:value-type="string">
            <text:p>Province dirigée par un moudir ; siège de l'administration correspondante</text:p>
          </table:table-cell>
          <table:table-cell table:number-columns-repeated="3"/>
          <table:table-cell table:formula="of:=CONCATENATE(&quot;&lt;entry xml:id=&quot;&quot;&quot;;[.A22];&quot;&quot;&quot;&gt;&lt;form&gt;&quot;;[.B22];&quot;&lt;/form&gt;&lt;note&gt;&quot;;[.C22];&quot;.&lt;/note&gt;&quot;;IF(ISBLANK([.F22]);&quot;&quot;;CONCATENATE(&quot;&lt;note type=&quot;&quot;Mariette&quot;&quot;&gt;&quot;;[.F22];&quot;.&lt;/note&gt;&quot;));IF(ISBLANK([.E22]);&quot;&quot;;CONCATENATE(&quot;&lt;ref type=&quot;&quot;Wikidata&quot;&quot;&gt;&quot;;[.E22];&quot;&lt;/ref&gt;&quot;));IF(ISBLANK([.D22]);&quot;&quot;;CONCATENATE(&quot;&lt;ref type=&quot;&quot;CNRTL&quot;&quot;&gt;&quot;;[.D22];&quot;&lt;/ref&gt;&quot;));&quot;&lt;/entry&gt;&quot;)" office:value-type="string" office:string-value="&lt;entry xml:id=&quot;CoEg_entry_00000021&quot;&gt;&lt;form&gt;moudiria&lt;/form&gt;&lt;note&gt;Province dirigée par un moudir ; siège de l'administration correspondante.&lt;/note&gt;&lt;/entry&gt;" calcext:value-type="string">
            <text:p>&lt;entry xml:id="CoEg_entry_00000021"&gt;&lt;form&gt;moudiria&lt;/form&gt;&lt;note&gt;Province dirigée par un moudir ; siège de l'administration correspondante.&lt;/note&gt;&lt;/entry&gt;</text:p>
          </table:table-cell>
          <table:table-cell table:formula="of:=CONCATENATE(&quot;\newglossaryentry{&quot;;[.A22];&quot;}{name={&quot;;[.B22];&quot;},type={entry},text={&quot;;[.B22];&quot;},description={&quot;;[.C22];[.F22];IF(ISBLANK([.D22]);&quot;&quot;;CONCATENATE(&quot;[\href{&quot;;[.D22];&quot;}{CNRTL}]&quot;));IF(ISBLANK([.E22]);&quot;&quot;;CONCATENATE(&quot;[\href{&quot;;[.E22];&quot;}{Wikidata}]&quot;));&quot;}}&quot;)" office:value-type="string" office:string-value="\newglossaryentry{CoEg_entry_00000021}{name={moudiria},type={entry},text={moudiria},description={Province dirigée par un moudir ; siège de l'administration correspondante}}" calcext:value-type="string">
            <text:p>\newglossaryentry{CoEg_entry_00000021}{name={moudiria},type={entry},text={moudiria},description={Province dirigée par un moudir ; siège de l'administration correspondante}}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word" table:style-name="ta1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ce81"/>
        <table:table-column table:style-name="co92" table:default-cell-style-name="ce31"/>
        <table:table-column table:style-name="co5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ote type=Mariett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Latex auto</text:p>
          </table:table-cell>
        </table:table-row>
        <table:table-row table:style-name="ro1">
          <table:table-cell office:value-type="string" calcext:value-type="string">
            <text:p>CoEg_keyword_00000001</text:p>
          </table:table-cell>
          <table:table-cell office:value-type="string" calcext:value-type="string">
            <text:p>missions scientifiques</text:p>
          </table:table-cell>
          <table:table-cell office:value-type="string" calcext:value-type="string">
            <text:p>Voyages d'études financés par l'État</text:p>
          </table:table-cell>
          <table:table-cell/>
          <table:table-cell table:formula="of:=CONCATENATE(&quot;sameAs=&quot;&quot;https://thlebee.github.io/CoEg/doc/CoEg_Index.xml#&quot;;[.A2];&quot;&quot;&quot;&quot;)" office:value-type="string" office:string-value="sameAs=&quot;https://thlebee.github.io/CoEg/doc/CoEg_Index.xml#CoEg_keyword_00000001&quot;" calcext:value-type="string">
            <text:p>sameAs="https://thlebee.github.io/CoEg/doc/CoEg_Index.xml#CoEg_keyword_00000001"</text:p>
          </table:table-cell>
          <table:table-cell table:formula="of:=CONCATENATE(&quot;&lt;entry xml:id=&quot;&quot;&quot;;[.A2];&quot;&quot;&quot;&gt;&lt;form&gt;&quot;;[.B2];&quot;&lt;/form&gt;&lt;def&gt;&quot;;[.C2];IF(ISBLANK([.D2]);&quot;.&quot;;CONCATENATE(&quot;&lt;note type=&quot;&quot;Mariette&quot;&quot;&gt;&quot;;[.D2];&quot;&lt;/note&gt;&quot;));&quot;&lt;/def&gt;&lt;/entry&gt;&quot;)" office:value-type="string" office:string-value="&lt;entry xml:id=&quot;CoEg_keyword_00000001&quot;&gt;&lt;form&gt;missions scientifiques&lt;/form&gt;&lt;def&gt;Voyages d'études financés par l'État.&lt;/def&gt;&lt;/entry&gt;" calcext:value-type="string">
            <text:p>&lt;entry xml:id="CoEg_keyword_00000001"&gt;&lt;form&gt;missions scientifiques&lt;/form&gt;&lt;def&gt;Voyages d'études financés par l'État.&lt;/def&gt;&lt;/entry&gt;</text:p>
          </table:table-cell>
          <table:table-cell table:formula="of:=CONCATENATE(&quot;\newglossaryentry{&quot;;[.A2];&quot;}{name={&quot;;[.B2];&quot;},type={keyword},text={&quot;;[.B2];&quot;},description={&quot;;[.C2];[.D2];&quot;}}&quot;)" office:value-type="string" office:string-value="\newglossaryentry{CoEg_keyword_00000001}{name={missions scientifiques},type={keyword},text={missions scientifiques},description={Voyages d'études financés par l'État}}" calcext:value-type="string">
            <text:p>\newglossaryentry{CoEg_keyword_00000001}{name={missions scientifiques},type={keyword},text={missions scientifiques},description={Voyages d'études financés par l'État}}</text:p>
          </table:table-cell>
        </table:table-row>
        <table:table-row table:style-name="ro1">
          <table:table-cell office:value-type="string" calcext:value-type="string">
            <text:p>CoEg_keyword_00000002</text:p>
          </table:table-cell>
          <table:table-cell office:value-type="string" calcext:value-type="string">
            <text:p>mission de Mariette (1850-1854, Égypte)</text:p>
          </table:table-cell>
          <table:table-cell office:value-type="string" calcext:value-type="string">
            <text:p>Premier voyage de Mariette en Égypte, au cours duquel il découvrit le Sérapéum</text:p>
          </table:table-cell>
          <table:table-cell/>
          <table:table-cell table:formula="of:=CONCATENATE(&quot;sameAs=&quot;&quot;https://thlebee.github.io/CoEg/doc/CoEg_Index.xml#&quot;;[.A3];&quot;&quot;&quot;&quot;)" office:value-type="string" office:string-value="sameAs=&quot;https://thlebee.github.io/CoEg/doc/CoEg_Index.xml#CoEg_keyword_00000002&quot;" calcext:value-type="string">
            <text:p>sameAs="https://thlebee.github.io/CoEg/doc/CoEg_Index.xml#CoEg_keyword_00000002"</text:p>
          </table:table-cell>
          <table:table-cell table:formula="of:=CONCATENATE(&quot;&lt;entry xml:id=&quot;&quot;&quot;;[.A3];&quot;&quot;&quot;&gt;&lt;form&gt;&quot;;[.B3];&quot;&lt;/form&gt;&lt;def&gt;&quot;;[.C3];IF(ISBLANK([.D3]);&quot;.&quot;;CONCATENATE(&quot;&lt;note type=&quot;&quot;Mariette&quot;&quot;&gt;&quot;;[.D3];&quot;&lt;/note&gt;&quot;));&quot;&lt;/def&gt;&lt;/entry&gt;&quot;)" office:value-type="string" office:string-value="&lt;entry xml:id=&quot;CoEg_keyword_00000002&quot;&gt;&lt;form&gt;mission de Mariette (1850-1854, Égypte)&lt;/form&gt;&lt;def&gt;Premier voyage de Mariette en Égypte, au cours duquel il découvrit le Sérapéum.&lt;/def&gt;&lt;/entry&gt;" calcext:value-type="string">
            <text:p>&lt;entry xml:id="CoEg_keyword_00000002"&gt;&lt;form&gt;mission de Mariette (1850-1854, Égypte)&lt;/form&gt;&lt;def&gt;Premier voyage de Mariette en Égypte, au cours duquel il découvrit le Sérapéum.&lt;/def&gt;&lt;/entry&gt;</text:p>
          </table:table-cell>
          <table:table-cell table:formula="of:=CONCATENATE(&quot;\newglossaryentry{&quot;;[.A3];&quot;}{name={&quot;;[.B3];&quot;},type={keyword},text={&quot;;[.B3];&quot;},description={&quot;;[.C3];[.D3];&quot;}}&quot;)" office:value-type="string" office:string-value="\newglossaryentry{CoEg_keyword_00000002}{name={mission de Mariette (1850-1854, Égypte)},type={keyword},text={mission de Mariette (1850-1854, Égypte)},description={Premier voyage de Mariette en Égypte, au cours duquel il découvrit le Sérapéum}}" calcext:value-type="string">
            <text:p>\newglossaryentry{CoEg_keyword_00000002}{name={mission de Mariette (1850-1854, Égypte)},type={keyword},text={mission de Mariette (1850-1854, Égypte)},description={Premier voyage de Mariette en Égypte, au cours duquel il découvrit le Sérapéum}}</text:p>
          </table:table-cell>
        </table:table-row>
        <table:table-row table:style-name="ro1">
          <table:table-cell office:value-type="string" calcext:value-type="string">
            <text:p>CoEg_keyword_00000003</text:p>
          </table:table-cell>
          <table:table-cell office:value-type="string" calcext:value-type="string">
            <text:p>mission de Mariette (1857, Italie)</text:p>
          </table:table-cell>
          <table:table-cell office:value-type="string" calcext:value-type="string">
            <text:p>Voyage d'étude dans les musées d'Italie</text:p>
          </table:table-cell>
          <table:table-cell/>
          <table:table-cell table:formula="of:=CONCATENATE(&quot;sameAs=&quot;&quot;https://thlebee.github.io/CoEg/doc/CoEg_Index.xml#&quot;;[.A4];&quot;&quot;&quot;&quot;)" office:value-type="string" office:string-value="sameAs=&quot;https://thlebee.github.io/CoEg/doc/CoEg_Index.xml#CoEg_keyword_00000003&quot;" calcext:value-type="string">
            <text:p>sameAs="https://thlebee.github.io/CoEg/doc/CoEg_Index.xml#CoEg_keyword_00000003"</text:p>
          </table:table-cell>
          <table:table-cell table:formula="of:=CONCATENATE(&quot;&lt;entry xml:id=&quot;&quot;&quot;;[.A4];&quot;&quot;&quot;&gt;&lt;form&gt;&quot;;[.B4];&quot;&lt;/form&gt;&lt;def&gt;&quot;;[.C4];IF(ISBLANK([.D4]);&quot;.&quot;;CONCATENATE(&quot;&lt;note type=&quot;&quot;Mariette&quot;&quot;&gt;&quot;;[.D4];&quot;&lt;/note&gt;&quot;));&quot;&lt;/def&gt;&lt;/entry&gt;&quot;)" office:value-type="string" office:string-value="&lt;entry xml:id=&quot;CoEg_keyword_00000003&quot;&gt;&lt;form&gt;mission de Mariette (1857, Italie)&lt;/form&gt;&lt;def&gt;Voyage d'étude dans les musées d'Italie.&lt;/def&gt;&lt;/entry&gt;" calcext:value-type="string">
            <text:p>&lt;entry xml:id="CoEg_keyword_00000003"&gt;&lt;form&gt;mission de Mariette (1857, Italie)&lt;/form&gt;&lt;def&gt;Voyage d'étude dans les musées d'Italie.&lt;/def&gt;&lt;/entry&gt;</text:p>
          </table:table-cell>
          <table:table-cell table:formula="of:=CONCATENATE(&quot;\newglossaryentry{&quot;;[.A4];&quot;}{name={&quot;;[.B4];&quot;},type={keyword},text={&quot;;[.B4];&quot;},description={&quot;;[.C4];[.D4];&quot;}}&quot;)" office:value-type="string" office:string-value="\newglossaryentry{CoEg_keyword_00000003}{name={mission de Mariette (1857, Italie)},type={keyword},text={mission de Mariette (1857, Italie)},description={Voyage d'étude dans les musées d'Italie}}" calcext:value-type="string">
            <text:p>\newglossaryentry{CoEg_keyword_00000003}{name={mission de Mariette (1857, Italie)},type={keyword},text={mission de Mariette (1857, Italie)},description={Voyage d'étude dans les musées d'Italie}}</text:p>
          </table:table-cell>
        </table:table-row>
        <table:table-row table:style-name="ro1">
          <table:table-cell office:value-type="string" calcext:value-type="string">
            <text:p>CoEg_keyword_00000004</text:p>
          </table:table-cell>
          <table:table-cell office:value-type="string" calcext:value-type="string">
            <text:p>mission de Mariette (1857, Égypte)</text:p>
          </table:table-cell>
          <table:table-cell office:value-type="string" calcext:value-type="string">
            <text:p>Second voyage en Égypte de Mariette, sous le prétexte de préparer celui du prince Napoléon</text:p>
          </table:table-cell>
          <table:table-cell/>
          <table:table-cell table:formula="of:=CONCATENATE(&quot;sameAs=&quot;&quot;https://thlebee.github.io/CoEg/doc/CoEg_Index.xml#&quot;;[.A5];&quot;&quot;&quot;&quot;)" office:value-type="string" office:string-value="sameAs=&quot;https://thlebee.github.io/CoEg/doc/CoEg_Index.xml#CoEg_keyword_00000004&quot;" calcext:value-type="string">
            <text:p>sameAs="https://thlebee.github.io/CoEg/doc/CoEg_Index.xml#CoEg_keyword_00000004"</text:p>
          </table:table-cell>
          <table:table-cell table:formula="of:=CONCATENATE(&quot;&lt;entry xml:id=&quot;&quot;&quot;;[.A5];&quot;&quot;&quot;&gt;&lt;form&gt;&quot;;[.B5];&quot;&lt;/form&gt;&lt;def&gt;&quot;;[.C5];IF(ISBLANK([.D5]);&quot;.&quot;;CONCATENATE(&quot;&lt;note type=&quot;&quot;Mariette&quot;&quot;&gt;&quot;;[.D5];&quot;&lt;/note&gt;&quot;));&quot;&lt;/def&gt;&lt;/entry&gt;&quot;)" office:value-type="string" office:string-value="&lt;entry xml:id=&quot;CoEg_keyword_00000004&quot;&gt;&lt;form&gt;mission de Mariette (1857, Égypte)&lt;/form&gt;&lt;def&gt;Second voyage en Égypte de Mariette, sous le prétexte de préparer celui du prince Napoléon.&lt;/def&gt;&lt;/entry&gt;" calcext:value-type="string">
            <text:p>&lt;entry xml:id="CoEg_keyword_00000004"&gt;&lt;form&gt;mission de Mariette (1857, Égypte)&lt;/form&gt;&lt;def&gt;Second voyage en Égypte de Mariette, sous le prétexte de préparer celui du prince Napoléon.&lt;/def&gt;&lt;/entry&gt;</text:p>
          </table:table-cell>
          <table:table-cell table:formula="of:=CONCATENATE(&quot;\newglossaryentry{&quot;;[.A5];&quot;}{name={&quot;;[.B5];&quot;},type={keyword},text={&quot;;[.B5];&quot;},description={&quot;;[.C5];[.D5];&quot;}}&quot;)" office:value-type="string" office:string-value="\newglossaryentry{CoEg_keyword_00000004}{name={mission de Mariette (1857, Égypte)},type={keyword},text={mission de Mariette (1857, Égypte)},description={Second voyage en Égypte de Mariette, sous le prétexte de préparer celui du prince Napoléon}}" calcext:value-type="string">
            <text:p>\newglossaryentry{CoEg_keyword_00000004}{name={mission de Mariette (1857, Égypte)},type={keyword},text={mission de Mariette (1857, Égypte)},description={Second voyage en Égypte de Mariette, sous le prétexte de préparer celui du prince Napoléon}}</text:p>
          </table:table-cell>
        </table:table-row>
        <table:table-row table:style-name="ro1">
          <table:table-cell office:value-type="string" calcext:value-type="string">
            <text:p>CoEg_keyword_00000005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Évolution de carrière, gestion de congés, etc</text:p>
          </table:table-cell>
          <table:table-cell/>
          <table:table-cell table:formula="of:=CONCATENATE(&quot;sameAs=&quot;&quot;https://thlebee.github.io/CoEg/doc/CoEg_Index.xml#&quot;;[.A6];&quot;&quot;&quot;&quot;)" office:value-type="string" office:string-value="sameAs=&quot;https://thlebee.github.io/CoEg/doc/CoEg_Index.xml#CoEg_keyword_00000005&quot;" calcext:value-type="string">
            <text:p>sameAs="https://thlebee.github.io/CoEg/doc/CoEg_Index.xml#CoEg_keyword_00000005"</text:p>
          </table:table-cell>
          <table:table-cell table:formula="of:=CONCATENATE(&quot;&lt;entry xml:id=&quot;&quot;&quot;;[.A6];&quot;&quot;&quot;&gt;&lt;form&gt;&quot;;[.B6];&quot;&lt;/form&gt;&lt;def&gt;&quot;;[.C6];IF(ISBLANK([.D6]);&quot;.&quot;;CONCATENATE(&quot;&lt;note type=&quot;&quot;Mariette&quot;&quot;&gt;&quot;;[.D6];&quot;&lt;/note&gt;&quot;));&quot;&lt;/def&gt;&lt;/entry&gt;&quot;)" office:value-type="string" office:string-value="&lt;entry xml:id=&quot;CoEg_keyword_00000005&quot;&gt;&lt;form&gt;carrière&lt;/form&gt;&lt;def&gt;Évolution de carrière, gestion de congés, etc.&lt;/def&gt;&lt;/entry&gt;" calcext:value-type="string">
            <text:p>&lt;entry xml:id="CoEg_keyword_00000005"&gt;&lt;form&gt;carrière&lt;/form&gt;&lt;def&gt;Évolution de carrière, gestion de congés, etc.&lt;/def&gt;&lt;/entry&gt;</text:p>
          </table:table-cell>
          <table:table-cell table:formula="of:=CONCATENATE(&quot;\newglossaryentry{&quot;;[.A6];&quot;}{name={&quot;;[.B6];&quot;},type={keyword},text={&quot;;[.B6];&quot;},description={&quot;;[.C6];[.D6];&quot;}}&quot;)" office:value-type="string" office:string-value="\newglossaryentry{CoEg_keyword_00000005}{name={carrière},type={keyword},text={carrière},description={Évolution de carrière, gestion de congés, etc}}" calcext:value-type="string">
            <text:p>\newglossaryentry{CoEg_keyword_00000005}{name={carrière},type={keyword},text={carrière},description={Évolution de carrière, gestion de congés, etc}}</text:p>
          </table:table-cell>
        </table:table-row>
        <table:table-row table:style-name="ro1">
          <table:table-cell office:value-type="string" calcext:value-type="string">
            <text:p>CoEg_keyword_00000006</text:p>
          </table:table-cell>
          <table:table-cell office:value-type="string" calcext:value-type="string">
            <text:p>fouilles du Sérapéum</text:p>
          </table:table-cell>
          <table:table-cell table:number-columns-repeated="2"/>
          <table:table-cell table:formula="of:=CONCATENATE(&quot;sameAs=&quot;&quot;https://thlebee.github.io/CoEg/doc/CoEg_Index.xml#&quot;;[.A7];&quot;&quot;&quot;&quot;)" office:value-type="string" office:string-value="sameAs=&quot;https://thlebee.github.io/CoEg/doc/CoEg_Index.xml#CoEg_keyword_00000006&quot;" calcext:value-type="string">
            <text:p>sameAs="https://thlebee.github.io/CoEg/doc/CoEg_Index.xml#CoEg_keyword_00000006"</text:p>
          </table:table-cell>
          <table:table-cell table:formula="of:=CONCATENATE(&quot;&lt;entry xml:id=&quot;&quot;&quot;;[.A7];&quot;&quot;&quot;&gt;&lt;form&gt;&quot;;[.B7];&quot;&lt;/form&gt;&lt;def&gt;&quot;;[.C7];IF(ISBLANK([.D7]);&quot;.&quot;;CONCATENATE(&quot;&lt;note type=&quot;&quot;Mariette&quot;&quot;&gt;&quot;;[.D7];&quot;&lt;/note&gt;&quot;));&quot;&lt;/def&gt;&lt;/entry&gt;&quot;)" office:value-type="string" office:string-value="&lt;entry xml:id=&quot;CoEg_keyword_00000006&quot;&gt;&lt;form&gt;fouilles du Sérapéum&lt;/form&gt;&lt;def&gt;.&lt;/def&gt;&lt;/entry&gt;" calcext:value-type="string">
            <text:p>&lt;entry xml:id="CoEg_keyword_00000006"&gt;&lt;form&gt;fouilles du Sérapéum&lt;/form&gt;&lt;def&gt;.&lt;/def&gt;&lt;/entry&gt;</text:p>
          </table:table-cell>
          <table:table-cell table:formula="of:=CONCATENATE(&quot;\newglossaryentry{&quot;;[.A7];&quot;}{name={&quot;;[.B7];&quot;},type={keyword},text={&quot;;[.B7];&quot;},description={&quot;;[.C7];[.D7];&quot;}}&quot;)" office:value-type="string" office:string-value="\newglossaryentry{CoEg_keyword_00000006}{name={fouilles du Sérapéum},type={keyword},text={fouilles du Sérapéum},description={}}" calcext:value-type="string">
            <text:p>\newglossaryentry{CoEg_keyword_00000006}{name={fouilles du Sérapéum},type={keyword},text={fouilles du Sérapéum},description={}}</text:p>
          </table:table-cell>
        </table:table-row>
        <table:table-row table:style-name="ro1">
          <table:table-cell office:value-type="string" calcext:value-type="string">
            <text:p>CoEg_keyword_00000007</text:p>
          </table:table-cell>
          <table:table-cell office:value-type="string" calcext:value-type="string">
            <text:p>objets découverts au Sérapéum</text:p>
          </table:table-cell>
          <table:table-cell office:value-type="string" calcext:value-type="string">
            <text:p>Produit des fouilles, listes, transport</text:p>
          </table:table-cell>
          <table:table-cell/>
          <table:table-cell table:formula="of:=CONCATENATE(&quot;sameAs=&quot;&quot;https://thlebee.github.io/CoEg/doc/CoEg_Index.xml#&quot;;[.A8];&quot;&quot;&quot;&quot;)" office:value-type="string" office:string-value="sameAs=&quot;https://thlebee.github.io/CoEg/doc/CoEg_Index.xml#CoEg_keyword_00000007&quot;" calcext:value-type="string">
            <text:p>sameAs="https://thlebee.github.io/CoEg/doc/CoEg_Index.xml#CoEg_keyword_00000007"</text:p>
          </table:table-cell>
          <table:table-cell table:formula="of:=CONCATENATE(&quot;&lt;entry xml:id=&quot;&quot;&quot;;[.A8];&quot;&quot;&quot;&gt;&lt;form&gt;&quot;;[.B8];&quot;&lt;/form&gt;&lt;def&gt;&quot;;[.C8];IF(ISBLANK([.D8]);&quot;.&quot;;CONCATENATE(&quot;&lt;note type=&quot;&quot;Mariette&quot;&quot;&gt;&quot;;[.D8];&quot;&lt;/note&gt;&quot;));&quot;&lt;/def&gt;&lt;/entry&gt;&quot;)" office:value-type="string" office:string-value="&lt;entry xml:id=&quot;CoEg_keyword_00000007&quot;&gt;&lt;form&gt;objets découverts au Sérapéum&lt;/form&gt;&lt;def&gt;Produit des fouilles, listes, transport.&lt;/def&gt;&lt;/entry&gt;" calcext:value-type="string">
            <text:p>&lt;entry xml:id="CoEg_keyword_00000007"&gt;&lt;form&gt;objets découverts au Sérapéum&lt;/form&gt;&lt;def&gt;Produit des fouilles, listes, transport.&lt;/def&gt;&lt;/entry&gt;</text:p>
          </table:table-cell>
          <table:table-cell table:formula="of:=CONCATENATE(&quot;\newglossaryentry{&quot;;[.A8];&quot;}{name={&quot;;[.B8];&quot;},type={keyword},text={&quot;;[.B8];&quot;},description={&quot;;[.C8];[.D8];&quot;}}&quot;)" office:value-type="string" office:string-value="\newglossaryentry{CoEg_keyword_00000007}{name={objets découverts au Sérapéum},type={keyword},text={objets découverts au Sérapéum},description={Produit des fouilles, listes, transport}}" calcext:value-type="string">
            <text:p>\newglossaryentry{CoEg_keyword_00000007}{name={objets découverts au Sérapéum},type={keyword},text={objets découverts au Sérapéum},description={Produit des fouilles, listes, transport}}</text:p>
          </table:table-cell>
        </table:table-row>
        <table:table-row table:style-name="ro1">
          <table:table-cell office:value-type="string" calcext:value-type="string">
            <text:p>CoEg_keyword_00000008</text:p>
          </table:table-cell>
          <table:table-cell office:value-type="string" calcext:value-type="string">
            <text:p>publications</text:p>
          </table:table-cell>
          <table:table-cell table:number-columns-repeated="2"/>
          <table:table-cell table:formula="of:=CONCATENATE(&quot;sameAs=&quot;&quot;https://thlebee.github.io/CoEg/doc/CoEg_Index.xml#&quot;;[.A9];&quot;&quot;&quot;&quot;)" office:value-type="string" office:string-value="sameAs=&quot;https://thlebee.github.io/CoEg/doc/CoEg_Index.xml#CoEg_keyword_00000008&quot;" calcext:value-type="string">
            <text:p>sameAs="https://thlebee.github.io/CoEg/doc/CoEg_Index.xml#CoEg_keyword_00000008"</text:p>
          </table:table-cell>
          <table:table-cell table:formula="of:=CONCATENATE(&quot;&lt;entry xml:id=&quot;&quot;&quot;;[.A9];&quot;&quot;&quot;&gt;&lt;form&gt;&quot;;[.B9];&quot;&lt;/form&gt;&lt;def&gt;&quot;;[.C9];IF(ISBLANK([.D9]);&quot;.&quot;;CONCATENATE(&quot;&lt;note type=&quot;&quot;Mariette&quot;&quot;&gt;&quot;;[.D9];&quot;&lt;/note&gt;&quot;));&quot;&lt;/def&gt;&lt;/entry&gt;&quot;)" office:value-type="string" office:string-value="&lt;entry xml:id=&quot;CoEg_keyword_00000008&quot;&gt;&lt;form&gt;publications&lt;/form&gt;&lt;def&gt;.&lt;/def&gt;&lt;/entry&gt;" calcext:value-type="string">
            <text:p>&lt;entry xml:id="CoEg_keyword_00000008"&gt;&lt;form&gt;publications&lt;/form&gt;&lt;def&gt;.&lt;/def&gt;&lt;/entry&gt;</text:p>
          </table:table-cell>
          <table:table-cell table:formula="of:=CONCATENATE(&quot;\newglossaryentry{&quot;;[.A9];&quot;}{name={&quot;;[.B9];&quot;},type={keyword},text={&quot;;[.B9];&quot;},description={&quot;;[.C9];[.D9];&quot;}}&quot;)" office:value-type="string" office:string-value="\newglossaryentry{CoEg_keyword_00000008}{name={publications},type={keyword},text={publications},description={}}" calcext:value-type="string">
            <text:p>\newglossaryentry{CoEg_keyword_00000008}{name={publications},type={keyword},text={publications},description={}}</text:p>
          </table:table-cell>
        </table:table-row>
        <table:table-row table:style-name="ro1">
          <table:table-cell office:value-type="string" calcext:value-type="string">
            <text:p>CoEg_keyword_00000009</text:p>
          </table:table-cell>
          <table:table-cell office:value-type="string" calcext:value-type="string">
            <text:p>famille</text:p>
          </table:table-cell>
          <table:table-cell table:number-columns-repeated="2"/>
          <table:table-cell table:formula="of:=CONCATENATE(&quot;sameAs=&quot;&quot;https://thlebee.github.io/CoEg/doc/CoEg_Index.xml#&quot;;[.A10];&quot;&quot;&quot;&quot;)" office:value-type="string" office:string-value="sameAs=&quot;https://thlebee.github.io/CoEg/doc/CoEg_Index.xml#CoEg_keyword_00000009&quot;" calcext:value-type="string">
            <text:p>sameAs="https://thlebee.github.io/CoEg/doc/CoEg_Index.xml#CoEg_keyword_00000009"</text:p>
          </table:table-cell>
          <table:table-cell table:formula="of:=CONCATENATE(&quot;&lt;entry xml:id=&quot;&quot;&quot;;[.A10];&quot;&quot;&quot;&gt;&lt;form&gt;&quot;;[.B10];&quot;&lt;/form&gt;&lt;def&gt;&quot;;[.C10];IF(ISBLANK([.D10]);&quot;.&quot;;CONCATENATE(&quot;&lt;note type=&quot;&quot;Mariette&quot;&quot;&gt;&quot;;[.D10];&quot;&lt;/note&gt;&quot;));&quot;&lt;/def&gt;&lt;/entry&gt;&quot;)" office:value-type="string" office:string-value="&lt;entry xml:id=&quot;CoEg_keyword_00000009&quot;&gt;&lt;form&gt;famille&lt;/form&gt;&lt;def&gt;.&lt;/def&gt;&lt;/entry&gt;" calcext:value-type="string">
            <text:p>&lt;entry xml:id="CoEg_keyword_00000009"&gt;&lt;form&gt;famille&lt;/form&gt;&lt;def&gt;.&lt;/def&gt;&lt;/entry&gt;</text:p>
          </table:table-cell>
          <table:table-cell table:formula="of:=CONCATENATE(&quot;\newglossaryentry{&quot;;[.A10];&quot;}{name={&quot;;[.B10];&quot;},type={keyword},text={&quot;;[.B10];&quot;},description={&quot;;[.C10];[.D10];&quot;}}&quot;)" office:value-type="string" office:string-value="\newglossaryentry{CoEg_keyword_00000009}{name={famille},type={keyword},text={famille},description={}}" calcext:value-type="string">
            <text:p>\newglossaryentry{CoEg_keyword_00000009}{name={famille},type={keyword},text={famille},description={}}</text:p>
          </table:table-cell>
        </table:table-row>
        <table:table-row table:style-name="ro1">
          <table:table-cell office:value-type="string" calcext:value-type="string">
            <text:p>CoEg_keyword_00000010</text:p>
          </table:table-cell>
          <table:table-cell office:value-type="string" calcext:value-type="string">
            <text:p>santé</text:p>
          </table:table-cell>
          <table:table-cell table:number-columns-repeated="2"/>
          <table:table-cell table:formula="of:=CONCATENATE(&quot;sameAs=&quot;&quot;https://thlebee.github.io/CoEg/doc/CoEg_Index.xml#&quot;;[.A11];&quot;&quot;&quot;&quot;)" office:value-type="string" office:string-value="sameAs=&quot;https://thlebee.github.io/CoEg/doc/CoEg_Index.xml#CoEg_keyword_00000010&quot;" calcext:value-type="string">
            <text:p>sameAs="https://thlebee.github.io/CoEg/doc/CoEg_Index.xml#CoEg_keyword_00000010"</text:p>
          </table:table-cell>
          <table:table-cell table:formula="of:=CONCATENATE(&quot;&lt;entry xml:id=&quot;&quot;&quot;;[.A11];&quot;&quot;&quot;&gt;&lt;form&gt;&quot;;[.B11];&quot;&lt;/form&gt;&lt;def&gt;&quot;;[.C11];IF(ISBLANK([.D11]);&quot;.&quot;;CONCATENATE(&quot;&lt;note type=&quot;&quot;Mariette&quot;&quot;&gt;&quot;;[.D11];&quot;&lt;/note&gt;&quot;));&quot;&lt;/def&gt;&lt;/entry&gt;&quot;)" office:value-type="string" office:string-value="&lt;entry xml:id=&quot;CoEg_keyword_00000010&quot;&gt;&lt;form&gt;santé&lt;/form&gt;&lt;def&gt;.&lt;/def&gt;&lt;/entry&gt;" calcext:value-type="string">
            <text:p>&lt;entry xml:id="CoEg_keyword_00000010"&gt;&lt;form&gt;santé&lt;/form&gt;&lt;def&gt;.&lt;/def&gt;&lt;/entry&gt;</text:p>
          </table:table-cell>
          <table:table-cell table:formula="of:=CONCATENATE(&quot;\newglossaryentry{&quot;;[.A11];&quot;}{name={&quot;;[.B11];&quot;},type={keyword},text={&quot;;[.B11];&quot;},description={&quot;;[.C11];[.D11];&quot;}}&quot;)" office:value-type="string" office:string-value="\newglossaryentry{CoEg_keyword_00000010}{name={santé},type={keyword},text={santé},description={}}" calcext:value-type="string">
            <text:p>\newglossaryentry{CoEg_keyword_00000010}{name={santé},type={keyword},text={santé},description={}}</text:p>
          </table:table-cell>
        </table:table-row>
        <table:table-row table:style-name="ro1">
          <table:table-cell office:value-type="string" calcext:value-type="string">
            <text:p>CoEg_keyword_00000011</text:p>
          </table:table-cell>
          <table:table-cell office:value-type="string" calcext:value-type="string">
            <text:p>collection Anastasi</text:p>
          </table:table-cell>
          <table:table-cell office:value-type="string" calcext:value-type="string">
            <text:p>Acquisition de la collection d'Anastasi</text:p>
          </table:table-cell>
          <table:table-cell/>
          <table:table-cell table:formula="of:=CONCATENATE(&quot;sameAs=&quot;&quot;https://thlebee.github.io/CoEg/doc/CoEg_Index.xml#&quot;;[.A12];&quot;&quot;&quot;&quot;)" office:value-type="string" office:string-value="sameAs=&quot;https://thlebee.github.io/CoEg/doc/CoEg_Index.xml#CoEg_keyword_00000011&quot;" calcext:value-type="string">
            <text:p>sameAs="https://thlebee.github.io/CoEg/doc/CoEg_Index.xml#CoEg_keyword_00000011"</text:p>
          </table:table-cell>
          <table:table-cell table:formula="of:=CONCATENATE(&quot;&lt;entry xml:id=&quot;&quot;&quot;;[.A12];&quot;&quot;&quot;&gt;&lt;form&gt;&quot;;[.B12];&quot;&lt;/form&gt;&lt;def&gt;&quot;;[.C12];IF(ISBLANK([.D12]);&quot;.&quot;;CONCATENATE(&quot;&lt;note type=&quot;&quot;Mariette&quot;&quot;&gt;&quot;;[.D12];&quot;&lt;/note&gt;&quot;));&quot;&lt;/def&gt;&lt;/entry&gt;&quot;)" office:value-type="string" office:string-value="&lt;entry xml:id=&quot;CoEg_keyword_00000011&quot;&gt;&lt;form&gt;collection Anastasi&lt;/form&gt;&lt;def&gt;Acquisition de la collection d'Anastasi.&lt;/def&gt;&lt;/entry&gt;" calcext:value-type="string">
            <text:p>&lt;entry xml:id="CoEg_keyword_00000011"&gt;&lt;form&gt;collection Anastasi&lt;/form&gt;&lt;def&gt;Acquisition de la collection d'Anastasi.&lt;/def&gt;&lt;/entry&gt;</text:p>
          </table:table-cell>
          <table:table-cell table:formula="of:=CONCATENATE(&quot;\newglossaryentry{&quot;;[.A12];&quot;}{name={&quot;;[.B12];&quot;},type={keyword},text={&quot;;[.B12];&quot;},description={&quot;;[.C12];[.D12];&quot;}}&quot;)" office:value-type="string" office:string-value="\newglossaryentry{CoEg_keyword_00000011}{name={collection Anastasi},type={keyword},text={collection Anastasi},description={Acquisition de la collection d'Anastasi}}" calcext:value-type="string">
            <text:p>\newglossaryentry{CoEg_keyword_00000011}{name={collection Anastasi},type={keyword},text={collection Anastasi},description={Acquisition de la collection d'Anastasi}}</text:p>
          </table:table-cell>
        </table:table-row>
        <table:table-row table:style-name="ro1">
          <table:table-cell office:value-type="string" calcext:value-type="string">
            <text:p>CoEg_keyword_00000012</text:p>
          </table:table-cell>
          <table:table-cell office:value-type="string" calcext:value-type="string">
            <text:p>contexte politique et diplomatique</text:p>
          </table:table-cell>
          <table:table-cell office:value-type="string" calcext:value-type="string">
            <text:p>Détails sur les positions des différents acteurs politiques et diplomatiques</text:p>
          </table:table-cell>
          <table:table-cell office:value-type="string" calcext:value-type="string">
            <text:p>Comprend notamment les négociations avec le gouvernement égyptien pour obtenir la cession des objets découverts au Sérapéum</text:p>
          </table:table-cell>
          <table:table-cell table:formula="of:=CONCATENATE(&quot;sameAs=&quot;&quot;https://thlebee.github.io/CoEg/doc/CoEg_Index.xml#&quot;;[.A13];&quot;&quot;&quot;&quot;)" office:value-type="string" office:string-value="sameAs=&quot;https://thlebee.github.io/CoEg/doc/CoEg_Index.xml#CoEg_keyword_00000012&quot;" calcext:value-type="string">
            <text:p>sameAs="https://thlebee.github.io/CoEg/doc/CoEg_Index.xml#CoEg_keyword_00000012"</text:p>
          </table:table-cell>
          <table:table-cell table:formula="of:=CONCATENATE(&quot;&lt;entry xml:id=&quot;&quot;&quot;;[.A13];&quot;&quot;&quot;&gt;&lt;form&gt;&quot;;[.B13];&quot;&lt;/form&gt;&lt;def&gt;&quot;;[.C13];IF(ISBLANK([.D13]);&quot;.&quot;;CONCATENATE(&quot;&lt;note type=&quot;&quot;Mariette&quot;&quot;&gt;&quot;;[.D13];&quot;&lt;/note&gt;&quot;));&quot;&lt;/def&gt;&lt;/entry&gt;&quot;)" office:value-type="string" office:string-value="&lt;entry xml:id=&quot;CoEg_keyword_00000012&quot;&gt;&lt;form&gt;contexte politique et diplomatique&lt;/form&gt;&lt;def&gt;Détails sur les positions des différents acteurs politiques et diplomatiques&lt;note type=&quot;Mariette&quot;&gt;Comprend notamment les négociations avec le gouvernement égyptien pour obtenir la cession des objets découverts au Sérapéum&lt;/note&gt;&lt;/def&gt;&lt;/entry&gt;" calcext:value-type="string">
            <text:p>&lt;entry xml:id="CoEg_keyword_00000012"&gt;&lt;form&gt;contexte politique et diplomatique&lt;/form&gt;&lt;def&gt;Détails sur les positions des différents acteurs politiques et diplomatiques&lt;note type="Mariette"&gt;Comprend notamment les négociations avec le gouvernement égyptien pour obtenir la cession des objets découverts au Sérapéum&lt;/note&gt;&lt;/def&gt;&lt;/entry&gt;</text:p>
          </table:table-cell>
          <table:table-cell table:formula="of:=CONCATENATE(&quot;\newglossaryentry{&quot;;[.A13];&quot;}{name={&quot;;[.B13];&quot;},type={keyword},text={&quot;;[.B13];&quot;},description={&quot;;[.C13];[.D13];&quot;}}&quot;)" office:value-type="string" office:string-value="\newglossaryentry{CoEg_keyword_00000012}{name={contexte politique et diplomatique},type={keyword},text={contexte politique et diplomatique},description={Détails sur les positions des différents acteurs politiques et diplomatiquesComprend notamment les négociations avec le gouvernement égyptien pour obtenir la cession des objets découverts au Sérapéum}}" calcext:value-type="string">
            <text:p>\newglossaryentry{CoEg_keyword_00000012}{name={contexte politique et diplomatique},type={keyword},text={contexte politique et diplomatique},description={Détails sur les positions des différents acteurs politiques et diplomatiquesComprend notamment les négociations avec le gouvernement égyptien pour obtenir la cession des objets découverts au Sérapéum}}</text:p>
          </table:table-cell>
        </table:table-row>
        <table:table-row table:style-name="ro1">
          <table:table-cell office:value-type="string" calcext:value-type="string">
            <text:p>CoEg_keyword_00000013</text:p>
          </table:table-cell>
          <table:table-cell office:value-type="string" calcext:value-type="string">
            <text:p>anecdotes</text:p>
          </table:table-cell>
          <table:table-cell office:value-type="string" calcext:value-type="string">
            <text:p>Épisode notable, bon mot, etc</text:p>
          </table:table-cell>
          <table:table-cell/>
          <table:table-cell table:formula="of:=CONCATENATE(&quot;sameAs=&quot;&quot;https://thlebee.github.io/CoEg/doc/CoEg_Index.xml#&quot;;[.A14];&quot;&quot;&quot;&quot;)" office:value-type="string" office:string-value="sameAs=&quot;https://thlebee.github.io/CoEg/doc/CoEg_Index.xml#CoEg_keyword_00000013&quot;" calcext:value-type="string">
            <text:p>sameAs="https://thlebee.github.io/CoEg/doc/CoEg_Index.xml#CoEg_keyword_00000013"</text:p>
          </table:table-cell>
          <table:table-cell table:formula="of:=CONCATENATE(&quot;&lt;entry xml:id=&quot;&quot;&quot;;[.A14];&quot;&quot;&quot;&gt;&lt;form&gt;&quot;;[.B14];&quot;&lt;/form&gt;&lt;def&gt;&quot;;[.C14];IF(ISBLANK([.D14]);&quot;.&quot;;CONCATENATE(&quot;&lt;note type=&quot;&quot;Mariette&quot;&quot;&gt;&quot;;[.D14];&quot;&lt;/note&gt;&quot;));&quot;&lt;/def&gt;&lt;/entry&gt;&quot;)" office:value-type="string" office:string-value="&lt;entry xml:id=&quot;CoEg_keyword_00000013&quot;&gt;&lt;form&gt;anecdotes&lt;/form&gt;&lt;def&gt;Épisode notable, bon mot, etc.&lt;/def&gt;&lt;/entry&gt;" calcext:value-type="string">
            <text:p>&lt;entry xml:id="CoEg_keyword_00000013"&gt;&lt;form&gt;anecdotes&lt;/form&gt;&lt;def&gt;Épisode notable, bon mot, etc.&lt;/def&gt;&lt;/entry&gt;</text:p>
          </table:table-cell>
          <table:table-cell table:formula="of:=CONCATENATE(&quot;\newglossaryentry{&quot;;[.A14];&quot;}{name={&quot;;[.B14];&quot;},type={keyword},text={&quot;;[.B14];&quot;},description={&quot;;[.C14];[.D14];&quot;}}&quot;)" office:value-type="string" office:string-value="\newglossaryentry{CoEg_keyword_00000013}{name={anecdotes},type={keyword},text={anecdotes},description={Épisode notable, bon mot, etc}}" calcext:value-type="string">
            <text:p>\newglossaryentry{CoEg_keyword_00000013}{name={anecdotes},type={keyword},text={anecdotes},description={Épisode notable, bon mot, etc}}</text:p>
          </table:table-cell>
        </table:table-row>
        <table:table-row table:style-name="ro1">
          <table:table-cell office:value-type="string" calcext:value-type="string">
            <text:p>CoEg_keyword_00000014</text:p>
          </table:table-cell>
          <table:table-cell office:value-type="string" calcext:value-type="string">
            <text:p>financements</text:p>
          </table:table-cell>
          <table:table-cell office:value-type="string" calcext:value-type="string">
            <text:p>Réclamation de fonds et considérations sur les budgets alloués aux travaux</text:p>
          </table:table-cell>
          <table:table-cell/>
          <table:table-cell table:formula="of:=CONCATENATE(&quot;sameAs=&quot;&quot;https://thlebee.github.io/CoEg/doc/CoEg_Index.xml#&quot;;[.A15];&quot;&quot;&quot;&quot;)" office:value-type="string" office:string-value="sameAs=&quot;https://thlebee.github.io/CoEg/doc/CoEg_Index.xml#CoEg_keyword_00000014&quot;" calcext:value-type="string">
            <text:p>sameAs="https://thlebee.github.io/CoEg/doc/CoEg_Index.xml#CoEg_keyword_00000014"</text:p>
          </table:table-cell>
          <table:table-cell table:formula="of:=CONCATENATE(&quot;&lt;entry xml:id=&quot;&quot;&quot;;[.A15];&quot;&quot;&quot;&gt;&lt;form&gt;&quot;;[.B15];&quot;&lt;/form&gt;&lt;def&gt;&quot;;[.C15];IF(ISBLANK([.D15]);&quot;.&quot;;CONCATENATE(&quot;&lt;note type=&quot;&quot;Mariette&quot;&quot;&gt;&quot;;[.D15];&quot;&lt;/note&gt;&quot;));&quot;&lt;/def&gt;&lt;/entry&gt;&quot;)" office:value-type="string" office:string-value="&lt;entry xml:id=&quot;CoEg_keyword_00000014&quot;&gt;&lt;form&gt;financements&lt;/form&gt;&lt;def&gt;Réclamation de fonds et considérations sur les budgets alloués aux travaux.&lt;/def&gt;&lt;/entry&gt;" calcext:value-type="string">
            <text:p>&lt;entry xml:id="CoEg_keyword_00000014"&gt;&lt;form&gt;financements&lt;/form&gt;&lt;def&gt;Réclamation de fonds et considérations sur les budgets alloués aux travaux.&lt;/def&gt;&lt;/entry&gt;</text:p>
          </table:table-cell>
          <table:table-cell table:formula="of:=CONCATENATE(&quot;\newglossaryentry{&quot;;[.A15];&quot;}{name={&quot;;[.B15];&quot;},type={keyword},text={&quot;;[.B15];&quot;},description={&quot;;[.C15];[.D15];&quot;}}&quot;)" office:value-type="string" office:string-value="\newglossaryentry{CoEg_keyword_00000014}{name={financements},type={keyword},text={financements},description={Réclamation de fonds et considérations sur les budgets alloués aux travaux}}" calcext:value-type="string">
            <text:p>\newglossaryentry{CoEg_keyword_00000014}{name={financements},type={keyword},text={financements},description={Réclamation de fonds et considérations sur les budgets alloués aux travaux}}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bbr" table:style-name="ta1">
        <office:forms form:automatic-focus="false" form:apply-design-mode="false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5" table:number-columns-repeated="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ry id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ote type="Mariette"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Latex</text:p>
          </table:table-cell>
          <table:table-cell office:value-type="string" calcext:value-type="string">
            <text:p>note type="toSelf"</text:p>
          </table:table-cell>
          <table:table-cell/>
          <table:table-cell office:value-type="string" calcext:value-type="string">
            <text:p>XML auto</text:p>
          </table:table-cell>
          <table:table-cell office:value-type="string" calcext:value-type="string">
            <text:p>&lt;abbr&gt;</text:p>
          </table:table-cell>
          <table:table-cell office:value-type="string" calcext:value-type="string">
            <text:p>Latex auto</text:p>
          </table:table-cell>
          <table:table-cell/>
          <table:table-cell office:value-type="string" calcext:value-type="string">
            <text:p>\gls</text:p>
          </table:table-cell>
        </table:table-row>
        <table:table-row table:style-name="ro1">
          <table:table-cell office:value-type="string" calcext:value-type="string">
            <text:p>CoEg_abbr_00000001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« Monsieur »</text:p>
          </table:table-cell>
          <table:table-cell table:number-columns-repeated="5"/>
          <table:table-cell table:formula="of:=CONCATENATE(&quot;&lt;entry xml:id=&quot;&quot;&quot;;[.A2];&quot;&quot;&quot;&gt;&lt;form&gt;&lt;abbr&gt;&quot;;[.B2];&quot;&lt;/abbr&gt;&lt;/form&gt;&lt;sense&gt;&quot;;[.C2];&quot;&lt;/sense&gt;&quot;;IF(ISBLANK([.D2]);&quot;&quot;;CONCATENATE(&quot;&lt;note&gt;&quot;;[.D2];&quot;.&lt;/note&gt;&quot;));&quot;&lt;/entry&gt;&quot;)" office:value-type="string" office:string-value="&lt;entry xml:id=&quot;CoEg_abbr_00000001&quot;&gt;&lt;form&gt;&lt;abbr&gt;Mr&lt;/abbr&gt;&lt;/form&gt;&lt;sense&gt;« Monsieur »&lt;/sense&gt;&lt;/entry&gt;" calcext:value-type="string">
            <text:p>&lt;entry xml:id="CoEg_abbr_00000001"&gt;&lt;form&gt;&lt;abbr&gt;Mr&lt;/abbr&gt;&lt;/form&gt;&lt;sense&gt;« Monsieur »&lt;/sense&gt;&lt;/entry&gt;</text:p>
          </table:table-cell>
          <table:table-cell table:formula="of:=CONCATENATE(&quot;&lt;abbr sameAs=&quot;&quot;&quot;;[.A2];&quot;&quot;&quot;&gt;&quot;)" office:value-type="string" office:string-value="&lt;abbr sameAs=&quot;CoEg_abbr_00000001&quot;&gt;" calcext:value-type="string">
            <text:p>&lt;abbr sameAs="CoEg_abbr_00000001"&gt;</text:p>
          </table:table-cell>
          <table:table-cell table:formula="of:=CONCATENATE(&quot;\newglossaryentry{&quot;;[.A2];&quot;}{name={&quot;;[.B2];&quot;},type={abbr},description={&quot;;[.C2];&quot;}}&quot;)" office:value-type="string" office:string-value="\newglossaryentry{CoEg_abbr_00000001}{name={Mr},type={abbr},description={« Monsieur »}}" calcext:value-type="string">
            <text:p>\newglossaryentry{CoEg_abbr_00000001}{name={Mr},type={abbr},description={« Monsieur »}}</text:p>
          </table:table-cell>
          <table:table-cell/>
          <table:table-cell table:formula="of:=CONCATENATE(&quot;\gls{&quot;;[.A2];&quot;}&quot;)" office:value-type="string" office:string-value="\gls{CoEg_abbr_00000001}" calcext:value-type="string">
            <text:p>\gls{CoEg_abbr_00000001}</text:p>
          </table:table-cell>
        </table:table-row>
        <table:table-row table:style-name="ro1">
          <table:table-cell office:value-type="string" calcext:value-type="string">
            <text:p>CoEg_abbr_00000002</text:p>
          </table:table-cell>
          <table:table-cell office:value-type="string" calcext:value-type="string">
            <text:p>Aug.</text:p>
          </table:table-cell>
          <table:table-cell office:value-type="string" calcext:value-type="string">
            <text:p>« Auguste »</text:p>
          </table:table-cell>
          <table:table-cell table:number-columns-repeated="5"/>
          <table:table-cell table:formula="of:=CONCATENATE(&quot;&lt;entry xml:id=&quot;&quot;&quot;;[.A3];&quot;&quot;&quot;&gt;&lt;form&gt;&lt;abbr&gt;&quot;;[.B3];&quot;&lt;/abbr&gt;&lt;/form&gt;&lt;sense&gt;&quot;;[.C3];&quot;&lt;/sense&gt;&quot;;IF(ISBLANK([.D3]);&quot;&quot;;CONCATENATE(&quot;&lt;note&gt;&quot;;[.D3];&quot;.&lt;/note&gt;&quot;));&quot;&lt;/entry&gt;&quot;)" office:value-type="string" office:string-value="&lt;entry xml:id=&quot;CoEg_abbr_00000002&quot;&gt;&lt;form&gt;&lt;abbr&gt;Aug.&lt;/abbr&gt;&lt;/form&gt;&lt;sense&gt;« Auguste »&lt;/sense&gt;&lt;/entry&gt;" calcext:value-type="string">
            <text:p>&lt;entry xml:id="CoEg_abbr_00000002"&gt;&lt;form&gt;&lt;abbr&gt;Aug.&lt;/abbr&gt;&lt;/form&gt;&lt;sense&gt;« Auguste »&lt;/sense&gt;&lt;/entry&gt;</text:p>
          </table:table-cell>
          <table:table-cell table:formula="of:=CONCATENATE(&quot;&lt;abbr sameAs=&quot;&quot;&quot;;[.A3];&quot;&quot;&quot;&gt;&quot;)" office:value-type="string" office:string-value="&lt;abbr sameAs=&quot;CoEg_abbr_00000002&quot;&gt;" calcext:value-type="string">
            <text:p>&lt;abbr sameAs="CoEg_abbr_00000002"&gt;</text:p>
          </table:table-cell>
          <table:table-cell table:formula="of:=CONCATENATE(&quot;\newglossaryentry{&quot;;[.A3];&quot;}{name={&quot;;[.B3];&quot;},type={abbr},description={&quot;;[.C3];&quot;}}&quot;)" office:value-type="string" office:string-value="\newglossaryentry{CoEg_abbr_00000002}{name={Aug.},type={abbr},description={« Auguste »}}" calcext:value-type="string">
            <text:p>\newglossaryentry{CoEg_abbr_00000002}{name={Aug.},type={abbr},description={« Auguste »}}</text:p>
          </table:table-cell>
          <table:table-cell/>
          <table:table-cell table:formula="of:=CONCATENATE(&quot;\gls{&quot;;[.A3];&quot;}&quot;)" office:value-type="string" office:string-value="\gls{CoEg_abbr_00000002}" calcext:value-type="string">
            <text:p>\gls{CoEg_abbr_00000002}</text:p>
          </table:table-cell>
        </table:table-row>
        <table:table-row table:style-name="ro1">
          <table:table-cell office:value-type="string" calcext:value-type="string">
            <text:p>CoEg_abbr_00000003</text:p>
          </table:table-cell>
          <table:table-cell office:value-type="string" calcext:value-type="string">
            <text:p>S. A.</text:p>
          </table:table-cell>
          <table:table-cell office:value-type="string" calcext:value-type="string">
            <text:p>« Son Altesse »</text:p>
          </table:table-cell>
          <table:table-cell office:value-type="string" calcext:value-type="string">
            <text:p>Prédicat porté notamment par le vice-roi d'Égypte</text:p>
          </table:table-cell>
          <table:table-cell table:number-columns-repeated="4"/>
          <table:table-cell table:formula="of:=CONCATENATE(&quot;&lt;entry xml:id=&quot;&quot;&quot;;[.A4];&quot;&quot;&quot;&gt;&lt;form&gt;&lt;abbr&gt;&quot;;[.B4];&quot;&lt;/abbr&gt;&lt;/form&gt;&lt;sense&gt;&quot;;[.C4];&quot;&lt;/sense&gt;&quot;;IF(ISBLANK([.D4]);&quot;&quot;;CONCATENATE(&quot;&lt;note&gt;&quot;;[.D4];&quot;.&lt;/note&gt;&quot;));&quot;&lt;/entry&gt;&quot;)" office:value-type="string" office:string-value="&lt;entry xml:id=&quot;CoEg_abbr_00000003&quot;&gt;&lt;form&gt;&lt;abbr&gt;S. A.&lt;/abbr&gt;&lt;/form&gt;&lt;sense&gt;« Son Altesse »&lt;/sense&gt;&lt;note&gt;Prédicat porté notamment par le vice-roi d'Égypte.&lt;/note&gt;&lt;/entry&gt;" calcext:value-type="string">
            <text:p>&lt;entry xml:id="CoEg_abbr_00000003"&gt;&lt;form&gt;&lt;abbr&gt;S. A.&lt;/abbr&gt;&lt;/form&gt;&lt;sense&gt;« Son Altesse »&lt;/sense&gt;&lt;note&gt;Prédicat porté notamment par le vice-roi d'Égypte.&lt;/note&gt;&lt;/entry&gt;</text:p>
          </table:table-cell>
          <table:table-cell table:formula="of:=CONCATENATE(&quot;&lt;abbr sameAs=&quot;&quot;&quot;;[.A4];&quot;&quot;&quot;&gt;&quot;)" office:value-type="string" office:string-value="&lt;abbr sameAs=&quot;CoEg_abbr_00000003&quot;&gt;" calcext:value-type="string">
            <text:p>&lt;abbr sameAs="CoEg_abbr_00000003"&gt;</text:p>
          </table:table-cell>
          <table:table-cell table:formula="of:=CONCATENATE(&quot;\newglossaryentry{&quot;;[.A4];&quot;}{name={&quot;;[.B4];&quot;},type={abbr},description={&quot;;[.C4];&quot;}}&quot;)" office:value-type="string" office:string-value="\newglossaryentry{CoEg_abbr_00000003}{name={S. A.},type={abbr},description={« Son Altesse »}}" calcext:value-type="string">
            <text:p>\newglossaryentry{CoEg_abbr_00000003}{name={S. A.},type={abbr},description={« Son Altesse »}}</text:p>
          </table:table-cell>
          <table:table-cell/>
          <table:table-cell table:formula="of:=CONCATENATE(&quot;\gls{&quot;;[.A4];&quot;}&quot;)" office:value-type="string" office:string-value="\gls{CoEg_abbr_00000003}" calcext:value-type="string">
            <text:p>\gls{CoEg_abbr_00000003}</text:p>
          </table:table-cell>
        </table:table-row>
        <table:table-row table:style-name="ro1">
          <table:table-cell office:value-type="string" calcext:value-type="string">
            <text:p>CoEg_abbr_00000004</text:p>
          </table:table-cell>
          <table:table-cell office:value-type="string" calcext:value-type="string">
            <text:p>S. E.</text:p>
          </table:table-cell>
          <table:table-cell office:value-type="string" calcext:value-type="string">
            <text:p>« Son Excellence »</text:p>
          </table:table-cell>
          <table:table-cell office:value-type="string" calcext:value-type="string">
            <text:p>Prédicat porté notamment par les ministres et les moudirs</text:p>
          </table:table-cell>
          <table:table-cell table:number-columns-repeated="4"/>
          <table:table-cell table:formula="of:=CONCATENATE(&quot;&lt;entry xml:id=&quot;&quot;&quot;;[.A5];&quot;&quot;&quot;&gt;&lt;form&gt;&lt;abbr&gt;&quot;;[.B5];&quot;&lt;/abbr&gt;&lt;/form&gt;&lt;sense&gt;&quot;;[.C5];&quot;&lt;/sense&gt;&quot;;IF(ISBLANK([.D5]);&quot;&quot;;CONCATENATE(&quot;&lt;note&gt;&quot;;[.D5];&quot;.&lt;/note&gt;&quot;));&quot;&lt;/entry&gt;&quot;)" office:value-type="string" office:string-value="&lt;entry xml:id=&quot;CoEg_abbr_00000004&quot;&gt;&lt;form&gt;&lt;abbr&gt;S. E.&lt;/abbr&gt;&lt;/form&gt;&lt;sense&gt;« Son Excellence »&lt;/sense&gt;&lt;note&gt;Prédicat porté notamment par les ministres et les moudirs.&lt;/note&gt;&lt;/entry&gt;" calcext:value-type="string">
            <text:p>&lt;entry xml:id="CoEg_abbr_00000004"&gt;&lt;form&gt;&lt;abbr&gt;S. E.&lt;/abbr&gt;&lt;/form&gt;&lt;sense&gt;« Son Excellence »&lt;/sense&gt;&lt;note&gt;Prédicat porté notamment par les ministres et les moudirs.&lt;/note&gt;&lt;/entry&gt;</text:p>
          </table:table-cell>
          <table:table-cell table:formula="of:=CONCATENATE(&quot;&lt;abbr sameAs=&quot;&quot;&quot;;[.A5];&quot;&quot;&quot;&gt;&quot;)" office:value-type="string" office:string-value="&lt;abbr sameAs=&quot;CoEg_abbr_00000004&quot;&gt;" calcext:value-type="string">
            <text:p>&lt;abbr sameAs="CoEg_abbr_00000004"&gt;</text:p>
          </table:table-cell>
          <table:table-cell table:formula="of:=CONCATENATE(&quot;\newglossaryentry{&quot;;[.A5];&quot;}{name={&quot;;[.B5];&quot;},type={abbr},description={&quot;;[.C5];&quot;}}&quot;)" office:value-type="string" office:string-value="\newglossaryentry{CoEg_abbr_00000004}{name={S. E.},type={abbr},description={« Son Excellence »}}" calcext:value-type="string">
            <text:p>\newglossaryentry{CoEg_abbr_00000004}{name={S. E.},type={abbr},description={« Son Excellence »}}</text:p>
          </table:table-cell>
          <table:table-cell/>
          <table:table-cell table:formula="of:=CONCATENATE(&quot;\gls{&quot;;[.A5];&quot;}&quot;)" office:value-type="string" office:string-value="\gls{CoEg_abbr_00000004}" calcext:value-type="string">
            <text:p>\gls{CoEg_abbr_00000004}</text:p>
          </table:table-cell>
        </table:table-row>
        <table:table-row table:style-name="ro1">
          <table:table-cell office:value-type="string" calcext:value-type="string">
            <text:p>CoEg_abbr_00000005</text:p>
          </table:table-cell>
          <table:table-cell office:value-type="string" calcext:value-type="string">
            <text:p>1&lt;hi rend="superscript"&gt;o&lt;/hi&gt;</text:p>
          </table:table-cell>
          <table:table-cell office:value-type="string" calcext:value-type="string">
            <text:p>« primo »</text:p>
          </table:table-cell>
          <table:table-cell table:number-columns-repeated="5"/>
          <table:table-cell table:formula="of:=CONCATENATE(&quot;&lt;entry xml:id=&quot;&quot;&quot;;[.A6];&quot;&quot;&quot;&gt;&lt;form&gt;&lt;abbr&gt;&quot;;[.B6];&quot;&lt;/abbr&gt;&lt;/form&gt;&lt;sense&gt;&quot;;[.C6];&quot;&lt;/sense&gt;&quot;;IF(ISBLANK([.D6]);&quot;&quot;;CONCATENATE(&quot;&lt;note&gt;&quot;;[.D6];&quot;.&lt;/note&gt;&quot;));&quot;&lt;/entry&gt;&quot;)" office:value-type="string" office:string-value="&lt;entry xml:id=&quot;CoEg_abbr_00000005&quot;&gt;&lt;form&gt;&lt;abbr&gt;1&lt;hi rend=&quot;superscript&quot;&gt;o&lt;/hi&gt;&lt;/abbr&gt;&lt;/form&gt;&lt;sense&gt;« primo »&lt;/sense&gt;&lt;/entry&gt;" calcext:value-type="string">
            <text:p>&lt;entry xml:id="CoEg_abbr_00000005"&gt;&lt;form&gt;&lt;abbr&gt;1&lt;hi rend="superscript"&gt;o&lt;/hi&gt;&lt;/abbr&gt;&lt;/form&gt;&lt;sense&gt;« primo »&lt;/sense&gt;&lt;/entry&gt;</text:p>
          </table:table-cell>
          <table:table-cell table:formula="of:=CONCATENATE(&quot;&lt;abbr sameAs=&quot;&quot;&quot;;[.A6];&quot;&quot;&quot;&gt;&quot;)" office:value-type="string" office:string-value="&lt;abbr sameAs=&quot;CoEg_abbr_00000005&quot;&gt;" calcext:value-type="string">
            <text:p>&lt;abbr sameAs="CoEg_abbr_00000005"&gt;</text:p>
          </table:table-cell>
          <table:table-cell table:formula="of:=CONCATENATE(&quot;\newglossaryentry{&quot;;[.A6];&quot;}{name={&quot;;[.B6];&quot;},type={abbr},description={&quot;;[.C6];&quot;}}&quot;)" office:value-type="string" office:string-value="\newglossaryentry{CoEg_abbr_00000005}{name={1&lt;hi rend=&quot;superscript&quot;&gt;o&lt;/hi&gt;},type={abbr},description={« primo »}}" calcext:value-type="string">
            <text:p>\newglossaryentry{CoEg_abbr_00000005}{name={1&lt;hi rend="superscript"&gt;o&lt;/hi&gt;},type={abbr},description={« primo »}}</text:p>
          </table:table-cell>
          <table:table-cell/>
          <table:table-cell table:formula="of:=CONCATENATE(&quot;\gls{&quot;;[.A6];&quot;}&quot;)" office:value-type="string" office:string-value="\gls{CoEg_abbr_00000005}" calcext:value-type="string">
            <text:p>\gls{CoEg_abbr_00000005}</text:p>
          </table:table-cell>
        </table:table-row>
        <table:table-row table:style-name="ro1">
          <table:table-cell office:value-type="string" calcext:value-type="string">
            <text:p>CoEg_abbr_00000006</text:p>
          </table:table-cell>
          <table:table-cell office:value-type="string" calcext:value-type="string">
            <text:p>2&lt;hi rend="superscript"&gt;o&lt;/hi&gt;</text:p>
          </table:table-cell>
          <table:table-cell office:value-type="string" calcext:value-type="string">
            <text:p>« secundo »</text:p>
          </table:table-cell>
          <table:table-cell table:number-columns-repeated="5"/>
          <table:table-cell table:formula="of:=CONCATENATE(&quot;&lt;entry xml:id=&quot;&quot;&quot;;[.A7];&quot;&quot;&quot;&gt;&lt;form&gt;&lt;abbr&gt;&quot;;[.B7];&quot;&lt;/abbr&gt;&lt;/form&gt;&lt;sense&gt;&quot;;[.C7];&quot;&lt;/sense&gt;&quot;;IF(ISBLANK([.D7]);&quot;&quot;;CONCATENATE(&quot;&lt;note&gt;&quot;;[.D7];&quot;.&lt;/note&gt;&quot;));&quot;&lt;/entry&gt;&quot;)" office:value-type="string" office:string-value="&lt;entry xml:id=&quot;CoEg_abbr_00000006&quot;&gt;&lt;form&gt;&lt;abbr&gt;2&lt;hi rend=&quot;superscript&quot;&gt;o&lt;/hi&gt;&lt;/abbr&gt;&lt;/form&gt;&lt;sense&gt;« secundo »&lt;/sense&gt;&lt;/entry&gt;" calcext:value-type="string">
            <text:p>&lt;entry xml:id="CoEg_abbr_00000006"&gt;&lt;form&gt;&lt;abbr&gt;2&lt;hi rend="superscript"&gt;o&lt;/hi&gt;&lt;/abbr&gt;&lt;/form&gt;&lt;sense&gt;« secundo »&lt;/sense&gt;&lt;/entry&gt;</text:p>
          </table:table-cell>
          <table:table-cell table:formula="of:=CONCATENATE(&quot;&lt;abbr sameAs=&quot;&quot;&quot;;[.A7];&quot;&quot;&quot;&gt;&quot;)" office:value-type="string" office:string-value="&lt;abbr sameAs=&quot;CoEg_abbr_00000006&quot;&gt;" calcext:value-type="string">
            <text:p>&lt;abbr sameAs="CoEg_abbr_00000006"&gt;</text:p>
          </table:table-cell>
          <table:table-cell table:formula="of:=CONCATENATE(&quot;\newglossaryentry{&quot;;[.A7];&quot;}{name={&quot;;[.B7];&quot;},type={abbr},description={&quot;;[.C7];&quot;}}&quot;)" office:value-type="string" office:string-value="\newglossaryentry{CoEg_abbr_00000006}{name={2&lt;hi rend=&quot;superscript&quot;&gt;o&lt;/hi&gt;},type={abbr},description={« secundo »}}" calcext:value-type="string">
            <text:p>\newglossaryentry{CoEg_abbr_00000006}{name={2&lt;hi rend="superscript"&gt;o&lt;/hi&gt;},type={abbr},description={« secundo »}}</text:p>
          </table:table-cell>
          <table:table-cell/>
          <table:table-cell table:formula="of:=CONCATENATE(&quot;\gls{&quot;;[.A7];&quot;}&quot;)" office:value-type="string" office:string-value="\gls{CoEg_abbr_00000006}" calcext:value-type="string">
            <text:p>\gls{CoEg_abbr_00000006}</text:p>
          </table:table-cell>
        </table:table-row>
        <table:table-row table:style-name="ro1">
          <table:table-cell office:value-type="string" calcext:value-type="string">
            <text:p>CoEg_abbr_00000007</text:p>
          </table:table-cell>
          <table:table-cell office:value-type="string" calcext:value-type="string">
            <text:p>3&lt;hi rend="superscript"&gt;o&lt;/hi&gt;</text:p>
          </table:table-cell>
          <table:table-cell office:value-type="string" calcext:value-type="string">
            <text:p>« tertio »</text:p>
          </table:table-cell>
          <table:table-cell table:number-columns-repeated="5"/>
          <table:table-cell table:formula="of:=CONCATENATE(&quot;&lt;entry xml:id=&quot;&quot;&quot;;[.A8];&quot;&quot;&quot;&gt;&lt;form&gt;&lt;abbr&gt;&quot;;[.B8];&quot;&lt;/abbr&gt;&lt;/form&gt;&lt;sense&gt;&quot;;[.C8];&quot;&lt;/sense&gt;&quot;;IF(ISBLANK([.D8]);&quot;&quot;;CONCATENATE(&quot;&lt;note&gt;&quot;;[.D8];&quot;.&lt;/note&gt;&quot;));&quot;&lt;/entry&gt;&quot;)" office:value-type="string" office:string-value="&lt;entry xml:id=&quot;CoEg_abbr_00000007&quot;&gt;&lt;form&gt;&lt;abbr&gt;3&lt;hi rend=&quot;superscript&quot;&gt;o&lt;/hi&gt;&lt;/abbr&gt;&lt;/form&gt;&lt;sense&gt;« tertio »&lt;/sense&gt;&lt;/entry&gt;" calcext:value-type="string">
            <text:p>&lt;entry xml:id="CoEg_abbr_00000007"&gt;&lt;form&gt;&lt;abbr&gt;3&lt;hi rend="superscript"&gt;o&lt;/hi&gt;&lt;/abbr&gt;&lt;/form&gt;&lt;sense&gt;« tertio »&lt;/sense&gt;&lt;/entry&gt;</text:p>
          </table:table-cell>
          <table:table-cell table:formula="of:=CONCATENATE(&quot;&lt;abbr sameAs=&quot;&quot;&quot;;[.A8];&quot;&quot;&quot;&gt;&quot;)" office:value-type="string" office:string-value="&lt;abbr sameAs=&quot;CoEg_abbr_00000007&quot;&gt;" calcext:value-type="string">
            <text:p>&lt;abbr sameAs="CoEg_abbr_00000007"&gt;</text:p>
          </table:table-cell>
          <table:table-cell table:formula="of:=CONCATENATE(&quot;\newglossaryentry{&quot;;[.A8];&quot;}{name={&quot;;[.B8];&quot;},type={abbr},description={&quot;;[.C8];&quot;}}&quot;)" office:value-type="string" office:string-value="\newglossaryentry{CoEg_abbr_00000007}{name={3&lt;hi rend=&quot;superscript&quot;&gt;o&lt;/hi&gt;},type={abbr},description={« tertio »}}" calcext:value-type="string">
            <text:p>\newglossaryentry{CoEg_abbr_00000007}{name={3&lt;hi rend="superscript"&gt;o&lt;/hi&gt;},type={abbr},description={« tertio »}}</text:p>
          </table:table-cell>
          <table:table-cell/>
          <table:table-cell table:formula="of:=CONCATENATE(&quot;\gls{&quot;;[.A8];&quot;}&quot;)" office:value-type="string" office:string-value="\gls{CoEg_abbr_00000007}" calcext:value-type="string">
            <text:p>\gls{CoEg_abbr_00000007}</text:p>
          </table:table-cell>
        </table:table-row>
        <table:table-row table:style-name="ro1">
          <table:table-cell office:value-type="string" calcext:value-type="string">
            <text:p>CoEg_abbr_00000008</text:p>
          </table:table-cell>
          <table:table-cell office:value-type="string" calcext:value-type="string">
            <text:p>P. S.</text:p>
          </table:table-cell>
          <table:table-cell office:value-type="string" calcext:value-type="string">
            <text:p>« post-scriptum »</text:p>
          </table:table-cell>
          <table:table-cell table:number-columns-repeated="5"/>
          <table:table-cell table:formula="of:=CONCATENATE(&quot;&lt;entry xml:id=&quot;&quot;&quot;;[.A9];&quot;&quot;&quot;&gt;&lt;form&gt;&lt;abbr&gt;&quot;;[.B9];&quot;&lt;/abbr&gt;&lt;/form&gt;&lt;sense&gt;&quot;;[.C9];&quot;&lt;/sense&gt;&quot;;IF(ISBLANK([.D9]);&quot;&quot;;CONCATENATE(&quot;&lt;note&gt;&quot;;[.D9];&quot;.&lt;/note&gt;&quot;));&quot;&lt;/entry&gt;&quot;)" office:value-type="string" office:string-value="&lt;entry xml:id=&quot;CoEg_abbr_00000008&quot;&gt;&lt;form&gt;&lt;abbr&gt;P. S.&lt;/abbr&gt;&lt;/form&gt;&lt;sense&gt;« post-scriptum »&lt;/sense&gt;&lt;/entry&gt;" calcext:value-type="string">
            <text:p>&lt;entry xml:id="CoEg_abbr_00000008"&gt;&lt;form&gt;&lt;abbr&gt;P. S.&lt;/abbr&gt;&lt;/form&gt;&lt;sense&gt;« post-scriptum »&lt;/sense&gt;&lt;/entry&gt;</text:p>
          </table:table-cell>
          <table:table-cell table:formula="of:=CONCATENATE(&quot;&lt;abbr sameAs=&quot;&quot;&quot;;[.A9];&quot;&quot;&quot;&gt;&quot;)" office:value-type="string" office:string-value="&lt;abbr sameAs=&quot;CoEg_abbr_00000008&quot;&gt;" calcext:value-type="string">
            <text:p>&lt;abbr sameAs="CoEg_abbr_00000008"&gt;</text:p>
          </table:table-cell>
          <table:table-cell table:formula="of:=CONCATENATE(&quot;\newglossaryentry{&quot;;[.A9];&quot;}{name={&quot;;[.B9];&quot;},type={abbr},description={&quot;;[.C9];&quot;}}&quot;)" office:value-type="string" office:string-value="\newglossaryentry{CoEg_abbr_00000008}{name={P. S.},type={abbr},description={« post-scriptum »}}" calcext:value-type="string">
            <text:p>\newglossaryentry{CoEg_abbr_00000008}{name={P. S.},type={abbr},description={« post-scriptum »}}</text:p>
          </table:table-cell>
          <table:table-cell/>
          <table:table-cell table:formula="of:=CONCATENATE(&quot;\gls{&quot;;[.A9];&quot;}&quot;)" office:value-type="string" office:string-value="\gls{CoEg_abbr_00000008}" calcext:value-type="string">
            <text:p>\gls{CoEg_abbr_00000008}</text:p>
          </table:table-cell>
        </table:table-row>
        <table:table-row table:style-name="ro1">
          <table:table-cell office:value-type="string" calcext:value-type="string">
            <text:p>CoEg_abbr_00000009</text:p>
          </table:table-cell>
          <table:table-cell office:value-type="string" calcext:value-type="string">
            <text:p>MM.</text:p>
          </table:table-cell>
          <table:table-cell office:value-type="string" calcext:value-type="string">
            <text:p>« Messieurs »</text:p>
          </table:table-cell>
          <table:table-cell table:number-columns-repeated="5"/>
          <table:table-cell table:formula="of:=CONCATENATE(&quot;&lt;entry xml:id=&quot;&quot;&quot;;[.A10];&quot;&quot;&quot;&gt;&lt;form&gt;&lt;abbr&gt;&quot;;[.B10];&quot;&lt;/abbr&gt;&lt;/form&gt;&lt;sense&gt;&quot;;[.C10];&quot;&lt;/sense&gt;&quot;;IF(ISBLANK([.D10]);&quot;&quot;;CONCATENATE(&quot;&lt;note&gt;&quot;;[.D10];&quot;.&lt;/note&gt;&quot;));&quot;&lt;/entry&gt;&quot;)" office:value-type="string" office:string-value="&lt;entry xml:id=&quot;CoEg_abbr_00000009&quot;&gt;&lt;form&gt;&lt;abbr&gt;MM.&lt;/abbr&gt;&lt;/form&gt;&lt;sense&gt;« Messieurs »&lt;/sense&gt;&lt;/entry&gt;" calcext:value-type="string">
            <text:p>&lt;entry xml:id="CoEg_abbr_00000009"&gt;&lt;form&gt;&lt;abbr&gt;MM.&lt;/abbr&gt;&lt;/form&gt;&lt;sense&gt;« Messieurs »&lt;/sense&gt;&lt;/entry&gt;</text:p>
          </table:table-cell>
          <table:table-cell table:formula="of:=CONCATENATE(&quot;&lt;abbr sameAs=&quot;&quot;&quot;;[.A10];&quot;&quot;&quot;&gt;&quot;)" office:value-type="string" office:string-value="&lt;abbr sameAs=&quot;CoEg_abbr_00000009&quot;&gt;" calcext:value-type="string">
            <text:p>&lt;abbr sameAs="CoEg_abbr_00000009"&gt;</text:p>
          </table:table-cell>
          <table:table-cell table:formula="of:=CONCATENATE(&quot;\newglossaryentry{&quot;;[.A10];&quot;}{name={&quot;;[.B10];&quot;},type={abbr},description={&quot;;[.C10];&quot;}}&quot;)" office:value-type="string" office:string-value="\newglossaryentry{CoEg_abbr_00000009}{name={MM.},type={abbr},description={« Messieurs »}}" calcext:value-type="string">
            <text:p>\newglossaryentry{CoEg_abbr_00000009}{name={MM.},type={abbr},description={« Messieurs »}}</text:p>
          </table:table-cell>
          <table:table-cell/>
          <table:table-cell table:formula="of:=CONCATENATE(&quot;\gls{&quot;;[.A10];&quot;}&quot;)" office:value-type="string" office:string-value="\gls{CoEg_abbr_00000009}" calcext:value-type="string">
            <text:p>\gls{CoEg_abbr_00000009}</text:p>
          </table:table-cell>
        </table:table-row>
        <table:table-row table:style-name="ro1">
          <table:table-cell office:value-type="string" calcext:value-type="string">
            <text:p>CoEg_abbr_00000010</text:p>
          </table:table-cell>
          <table:table-cell office:value-type="string" calcext:value-type="string">
            <text:p>n&lt;hi rend="superscript"&gt;o&lt;/hi&gt;</text:p>
          </table:table-cell>
          <table:table-cell office:value-type="string" calcext:value-type="string">
            <text:p>« numéro »</text:p>
          </table:table-cell>
          <table:table-cell table:number-columns-repeated="5"/>
          <table:table-cell table:formula="of:=CONCATENATE(&quot;&lt;entry xml:id=&quot;&quot;&quot;;[.A11];&quot;&quot;&quot;&gt;&lt;form&gt;&lt;abbr&gt;&quot;;[.B11];&quot;&lt;/abbr&gt;&lt;/form&gt;&lt;sense&gt;&quot;;[.C11];&quot;&lt;/sense&gt;&quot;;IF(ISBLANK([.D11]);&quot;&quot;;CONCATENATE(&quot;&lt;note&gt;&quot;;[.D11];&quot;.&lt;/note&gt;&quot;));&quot;&lt;/entry&gt;&quot;)" office:value-type="string" office:string-value="&lt;entry xml:id=&quot;CoEg_abbr_00000010&quot;&gt;&lt;form&gt;&lt;abbr&gt;n&lt;hi rend=&quot;superscript&quot;&gt;o&lt;/hi&gt;&lt;/abbr&gt;&lt;/form&gt;&lt;sense&gt;« numéro »&lt;/sense&gt;&lt;/entry&gt;" calcext:value-type="string">
            <text:p>&lt;entry xml:id="CoEg_abbr_00000010"&gt;&lt;form&gt;&lt;abbr&gt;n&lt;hi rend="superscript"&gt;o&lt;/hi&gt;&lt;/abbr&gt;&lt;/form&gt;&lt;sense&gt;« numéro »&lt;/sense&gt;&lt;/entry&gt;</text:p>
          </table:table-cell>
          <table:table-cell table:formula="of:=CONCATENATE(&quot;&lt;abbr sameAs=&quot;&quot;&quot;;[.A11];&quot;&quot;&quot;&gt;&quot;)" office:value-type="string" office:string-value="&lt;abbr sameAs=&quot;CoEg_abbr_00000010&quot;&gt;" calcext:value-type="string">
            <text:p>&lt;abbr sameAs="CoEg_abbr_00000010"&gt;</text:p>
          </table:table-cell>
          <table:table-cell table:formula="of:=CONCATENATE(&quot;\newglossaryentry{&quot;;[.A11];&quot;}{name={&quot;;[.B11];&quot;},type={abbr},description={&quot;;[.C11];&quot;}}&quot;)" office:value-type="string" office:string-value="\newglossaryentry{CoEg_abbr_00000010}{name={n&lt;hi rend=&quot;superscript&quot;&gt;o&lt;/hi&gt;},type={abbr},description={« numéro »}}" calcext:value-type="string">
            <text:p>\newglossaryentry{CoEg_abbr_00000010}{name={n&lt;hi rend="superscript"&gt;o&lt;/hi&gt;},type={abbr},description={« numéro »}}</text:p>
          </table:table-cell>
          <table:table-cell/>
          <table:table-cell table:formula="of:=CONCATENATE(&quot;\gls{&quot;;[.A11];&quot;}&quot;)" office:value-type="string" office:string-value="\gls{CoEg_abbr_00000010}" calcext:value-type="string">
            <text:p>\gls{CoEg_abbr_00000010}</text:p>
          </table:table-cell>
        </table:table-row>
        <table:table-row table:style-name="ro1">
          <table:table-cell office:value-type="string" calcext:value-type="string">
            <text:p>CoEg_abbr_00000011</text:p>
          </table:table-cell>
          <table:table-cell office:value-type="string" calcext:value-type="string">
            <text:p>n&lt;hi rend="superscript"&gt;os&lt;/hi&gt;</text:p>
          </table:table-cell>
          <table:table-cell office:value-type="string" calcext:value-type="string">
            <text:p>« numéros »</text:p>
          </table:table-cell>
          <table:table-cell table:number-columns-repeated="5"/>
          <table:table-cell table:formula="of:=CONCATENATE(&quot;&lt;entry xml:id=&quot;&quot;&quot;;[.A12];&quot;&quot;&quot;&gt;&lt;form&gt;&lt;abbr&gt;&quot;;[.B12];&quot;&lt;/abbr&gt;&lt;/form&gt;&lt;sense&gt;&quot;;[.C12];&quot;&lt;/sense&gt;&quot;;IF(ISBLANK([.D12]);&quot;&quot;;CONCATENATE(&quot;&lt;note&gt;&quot;;[.D12];&quot;.&lt;/note&gt;&quot;));&quot;&lt;/entry&gt;&quot;)" office:value-type="string" office:string-value="&lt;entry xml:id=&quot;CoEg_abbr_00000011&quot;&gt;&lt;form&gt;&lt;abbr&gt;n&lt;hi rend=&quot;superscript&quot;&gt;os&lt;/hi&gt;&lt;/abbr&gt;&lt;/form&gt;&lt;sense&gt;« numéros »&lt;/sense&gt;&lt;/entry&gt;" calcext:value-type="string">
            <text:p>&lt;entry xml:id="CoEg_abbr_00000011"&gt;&lt;form&gt;&lt;abbr&gt;n&lt;hi rend="superscript"&gt;os&lt;/hi&gt;&lt;/abbr&gt;&lt;/form&gt;&lt;sense&gt;« numéros »&lt;/sense&gt;&lt;/entry&gt;</text:p>
          </table:table-cell>
          <table:table-cell table:formula="of:=CONCATENATE(&quot;&lt;abbr sameAs=&quot;&quot;&quot;;[.A12];&quot;&quot;&quot;&gt;&quot;)" office:value-type="string" office:string-value="&lt;abbr sameAs=&quot;CoEg_abbr_00000011&quot;&gt;" calcext:value-type="string">
            <text:p>&lt;abbr sameAs="CoEg_abbr_00000011"&gt;</text:p>
          </table:table-cell>
          <table:table-cell table:formula="of:=CONCATENATE(&quot;\newglossaryentry{&quot;;[.A12];&quot;}{name={&quot;;[.B12];&quot;},type={abbr},description={&quot;;[.C12];&quot;}}&quot;)" office:value-type="string" office:string-value="\newglossaryentry{CoEg_abbr_00000011}{name={n&lt;hi rend=&quot;superscript&quot;&gt;os&lt;/hi&gt;},type={abbr},description={« numéros »}}" calcext:value-type="string">
            <text:p>\newglossaryentry{CoEg_abbr_00000011}{name={n&lt;hi rend="superscript"&gt;os&lt;/hi&gt;},type={abbr},description={« numéros »}}</text:p>
          </table:table-cell>
          <table:table-cell/>
          <table:table-cell table:formula="of:=CONCATENATE(&quot;\gls{&quot;;[.A12];&quot;}&quot;)" office:value-type="string" office:string-value="\gls{CoEg_abbr_00000011}" calcext:value-type="string">
            <text:p>\gls{CoEg_abbr_00000011}</text:p>
          </table:table-cell>
        </table:table-row>
        <table:table-row table:style-name="ro1">
          <table:table-cell office:value-type="string" calcext:value-type="string">
            <text:p>CoEg_abbr_00000012</text:p>
          </table:table-cell>
          <table:table-cell office:value-type="string" calcext:value-type="string">
            <text:p>Eug.</text:p>
          </table:table-cell>
          <table:table-cell office:value-type="string" calcext:value-type="string">
            <text:p>« Eugène »</text:p>
          </table:table-cell>
          <table:table-cell table:number-columns-repeated="5"/>
          <table:table-cell table:formula="of:=CONCATENATE(&quot;&lt;entry xml:id=&quot;&quot;&quot;;[.A13];&quot;&quot;&quot;&gt;&lt;form&gt;&lt;abbr&gt;&quot;;[.B13];&quot;&lt;/abbr&gt;&lt;/form&gt;&lt;sense&gt;&quot;;[.C13];&quot;&lt;/sense&gt;&quot;;IF(ISBLANK([.D13]);&quot;&quot;;CONCATENATE(&quot;&lt;note&gt;&quot;;[.D13];&quot;.&lt;/note&gt;&quot;));&quot;&lt;/entry&gt;&quot;)" office:value-type="string" office:string-value="&lt;entry xml:id=&quot;CoEg_abbr_00000012&quot;&gt;&lt;form&gt;&lt;abbr&gt;Eug.&lt;/abbr&gt;&lt;/form&gt;&lt;sense&gt;« Eugène »&lt;/sense&gt;&lt;/entry&gt;" calcext:value-type="string">
            <text:p>&lt;entry xml:id="CoEg_abbr_00000012"&gt;&lt;form&gt;&lt;abbr&gt;Eug.&lt;/abbr&gt;&lt;/form&gt;&lt;sense&gt;« Eugène »&lt;/sense&gt;&lt;/entry&gt;</text:p>
          </table:table-cell>
          <table:table-cell table:formula="of:=CONCATENATE(&quot;&lt;abbr sameAs=&quot;&quot;&quot;;[.A13];&quot;&quot;&quot;&gt;&quot;)" office:value-type="string" office:string-value="&lt;abbr sameAs=&quot;CoEg_abbr_00000012&quot;&gt;" calcext:value-type="string">
            <text:p>&lt;abbr sameAs="CoEg_abbr_00000012"&gt;</text:p>
          </table:table-cell>
          <table:table-cell table:formula="of:=CONCATENATE(&quot;\newglossaryentry{&quot;;[.A13];&quot;}{name={&quot;;[.B13];&quot;},type={abbr},description={&quot;;[.C13];&quot;}}&quot;)" office:value-type="string" office:string-value="\newglossaryentry{CoEg_abbr_00000012}{name={Eug.},type={abbr},description={« Eugène »}}" calcext:value-type="string">
            <text:p>\newglossaryentry{CoEg_abbr_00000012}{name={Eug.},type={abbr},description={« Eugène »}}</text:p>
          </table:table-cell>
          <table:table-cell/>
          <table:table-cell table:formula="of:=CONCATENATE(&quot;\gls{&quot;;[.A13];&quot;}&quot;)" office:value-type="string" office:string-value="\gls{CoEg_abbr_00000012}" calcext:value-type="string">
            <text:p>\gls{CoEg_abbr_00000012}</text:p>
          </table:table-cell>
        </table:table-row>
        <table:table-row table:style-name="ro1">
          <table:table-cell office:value-type="string" calcext:value-type="string">
            <text:p>CoEg_abbr_00000013</text:p>
          </table:table-cell>
          <table:table-cell office:value-type="string" calcext:value-type="string">
            <text:p>fr.</text:p>
          </table:table-cell>
          <table:table-cell office:value-type="string" calcext:value-type="string">
            <text:p>« francs »</text:p>
          </table:table-cell>
          <table:table-cell table:number-columns-repeated="5"/>
          <table:table-cell table:formula="of:=CONCATENATE(&quot;&lt;entry xml:id=&quot;&quot;&quot;;[.A14];&quot;&quot;&quot;&gt;&lt;form&gt;&lt;abbr&gt;&quot;;[.B14];&quot;&lt;/abbr&gt;&lt;/form&gt;&lt;sense&gt;&quot;;[.C14];&quot;&lt;/sense&gt;&quot;;IF(ISBLANK([.D14]);&quot;&quot;;CONCATENATE(&quot;&lt;note&gt;&quot;;[.D14];&quot;.&lt;/note&gt;&quot;));&quot;&lt;/entry&gt;&quot;)" office:value-type="string" office:string-value="&lt;entry xml:id=&quot;CoEg_abbr_00000013&quot;&gt;&lt;form&gt;&lt;abbr&gt;fr.&lt;/abbr&gt;&lt;/form&gt;&lt;sense&gt;« francs »&lt;/sense&gt;&lt;/entry&gt;" calcext:value-type="string">
            <text:p>&lt;entry xml:id="CoEg_abbr_00000013"&gt;&lt;form&gt;&lt;abbr&gt;fr.&lt;/abbr&gt;&lt;/form&gt;&lt;sense&gt;« francs »&lt;/sense&gt;&lt;/entry&gt;</text:p>
          </table:table-cell>
          <table:table-cell table:formula="of:=CONCATENATE(&quot;&lt;abbr sameAs=&quot;&quot;&quot;;[.A14];&quot;&quot;&quot;&gt;&quot;)" office:value-type="string" office:string-value="&lt;abbr sameAs=&quot;CoEg_abbr_00000013&quot;&gt;" calcext:value-type="string">
            <text:p>&lt;abbr sameAs="CoEg_abbr_00000013"&gt;</text:p>
          </table:table-cell>
          <table:table-cell table:formula="of:=CONCATENATE(&quot;\newglossaryentry{&quot;;[.A14];&quot;}{name={&quot;;[.B14];&quot;},type={abbr},description={&quot;;[.C14];&quot;}}&quot;)" office:value-type="string" office:string-value="\newglossaryentry{CoEg_abbr_00000013}{name={fr.},type={abbr},description={« francs »}}" calcext:value-type="string">
            <text:p>\newglossaryentry{CoEg_abbr_00000013}{name={fr.},type={abbr},description={« francs »}}</text:p>
          </table:table-cell>
          <table:table-cell/>
          <table:table-cell table:formula="of:=CONCATENATE(&quot;\gls{&quot;;[.A14];&quot;}&quot;)" office:value-type="string" office:string-value="\gls{CoEg_abbr_00000013}" calcext:value-type="string">
            <text:p>\gls{CoEg_abbr_00000013}</text:p>
          </table:table-cell>
        </table:table-row>
        <table:table-row table:style-name="ro1">
          <table:table-cell office:value-type="string" calcext:value-type="string">
            <text:p>CoEg_abbr_00000014</text:p>
          </table:table-cell>
          <table:table-cell office:value-type="string" calcext:value-type="string">
            <text:p>Mons.</text:p>
          </table:table-cell>
          <table:table-cell office:value-type="string" calcext:value-type="string">
            <text:p>« Monsieur »</text:p>
          </table:table-cell>
          <table:table-cell office:value-type="string" calcext:value-type="string">
            <text:p>Forme plus rare que M<text:span text:style-name="T3">r</text:span></text:p>
          </table:table-cell>
          <table:table-cell table:number-columns-repeated="4"/>
          <table:table-cell table:formula="of:=CONCATENATE(&quot;&lt;entry xml:id=&quot;&quot;&quot;;[.A15];&quot;&quot;&quot;&gt;&lt;form&gt;&lt;abbr&gt;&quot;;[.B15];&quot;&lt;/abbr&gt;&lt;/form&gt;&lt;sense&gt;&quot;;[.C15];&quot;&lt;/sense&gt;&quot;;IF(ISBLANK([.D15]);&quot;&quot;;CONCATENATE(&quot;&lt;note&gt;&quot;;[.D15];&quot;.&lt;/note&gt;&quot;));&quot;&lt;/entry&gt;&quot;)" office:value-type="string" office:string-value="&lt;entry xml:id=&quot;CoEg_abbr_00000014&quot;&gt;&lt;form&gt;&lt;abbr&gt;Mons.&lt;/abbr&gt;&lt;/form&gt;&lt;sense&gt;« Monsieur »&lt;/sense&gt;&lt;note&gt;Forme plus rare que Mr.&lt;/note&gt;&lt;/entry&gt;" calcext:value-type="string">
            <text:p>&lt;entry xml:id="CoEg_abbr_00000014"&gt;&lt;form&gt;&lt;abbr&gt;Mons.&lt;/abbr&gt;&lt;/form&gt;&lt;sense&gt;« Monsieur »&lt;/sense&gt;&lt;note&gt;Forme plus rare que Mr.&lt;/note&gt;&lt;/entry&gt;</text:p>
          </table:table-cell>
          <table:table-cell table:formula="of:=CONCATENATE(&quot;&lt;abbr sameAs=&quot;&quot;&quot;;[.A15];&quot;&quot;&quot;&gt;&quot;)" office:value-type="string" office:string-value="&lt;abbr sameAs=&quot;CoEg_abbr_00000014&quot;&gt;" calcext:value-type="string">
            <text:p>&lt;abbr sameAs="CoEg_abbr_00000014"&gt;</text:p>
          </table:table-cell>
          <table:table-cell table:formula="of:=CONCATENATE(&quot;\newglossaryentry{&quot;;[.A15];&quot;}{name={&quot;;[.B15];&quot;},type={abbr},description={&quot;;[.C15];&quot;}}&quot;)" office:value-type="string" office:string-value="\newglossaryentry{CoEg_abbr_00000014}{name={Mons.},type={abbr},description={« Monsieur »}}" calcext:value-type="string">
            <text:p>\newglossaryentry{CoEg_abbr_00000014}{name={Mons.},type={abbr},description={« Monsieur »}}</text:p>
          </table:table-cell>
          <table:table-cell/>
          <table:table-cell table:formula="of:=CONCATENATE(&quot;\gls{&quot;;[.A15];&quot;}&quot;)" office:value-type="string" office:string-value="\gls{CoEg_abbr_00000014}" calcext:value-type="string">
            <text:p>\gls{CoEg_abbr_00000014}</text:p>
          </table:table-cell>
        </table:table-row>
        <table:table-row table:style-name="ro1">
          <table:table-cell office:value-type="string" calcext:value-type="string">
            <text:p>CoEg_abbr_00000015</text:p>
          </table:table-cell>
          <table:table-cell office:value-type="string" calcext:value-type="string">
            <text:p>S. A. I.</text:p>
          </table:table-cell>
          <table:table-cell office:value-type="string" calcext:value-type="string">
            <text:p>« Son Altesse Impériale »</text:p>
          </table:table-cell>
          <table:table-cell office:value-type="string" calcext:value-type="string">
            <text:p>Prédicat des princes de la famille impériale française</text:p>
          </table:table-cell>
          <table:table-cell table:number-columns-repeated="4"/>
          <table:table-cell table:formula="of:=CONCATENATE(&quot;&lt;entry xml:id=&quot;&quot;&quot;;[.A16];&quot;&quot;&quot;&gt;&lt;form&gt;&lt;abbr&gt;&quot;;[.B16];&quot;&lt;/abbr&gt;&lt;/form&gt;&lt;sense&gt;&quot;;[.C16];&quot;&lt;/sense&gt;&quot;;IF(ISBLANK([.D16]);&quot;&quot;;CONCATENATE(&quot;&lt;note&gt;&quot;;[.D16];&quot;.&lt;/note&gt;&quot;));&quot;&lt;/entry&gt;&quot;)" office:value-type="string" office:string-value="&lt;entry xml:id=&quot;CoEg_abbr_00000015&quot;&gt;&lt;form&gt;&lt;abbr&gt;S. A. I.&lt;/abbr&gt;&lt;/form&gt;&lt;sense&gt;« Son Altesse Impériale »&lt;/sense&gt;&lt;note&gt;Prédicat des princes de la famille impériale française.&lt;/note&gt;&lt;/entry&gt;" calcext:value-type="string">
            <text:p>&lt;entry xml:id="CoEg_abbr_00000015"&gt;&lt;form&gt;&lt;abbr&gt;S. A. I.&lt;/abbr&gt;&lt;/form&gt;&lt;sense&gt;« Son Altesse Impériale »&lt;/sense&gt;&lt;note&gt;Prédicat des princes de la famille impériale française.&lt;/note&gt;&lt;/entry&gt;</text:p>
          </table:table-cell>
          <table:table-cell table:formula="of:=CONCATENATE(&quot;&lt;abbr sameAs=&quot;&quot;&quot;;[.A16];&quot;&quot;&quot;&gt;&quot;)" office:value-type="string" office:string-value="&lt;abbr sameAs=&quot;CoEg_abbr_00000015&quot;&gt;" calcext:value-type="string">
            <text:p>&lt;abbr sameAs="CoEg_abbr_00000015"&gt;</text:p>
          </table:table-cell>
          <table:table-cell table:formula="of:=CONCATENATE(&quot;\newglossaryentry{&quot;;[.A16];&quot;}{name={&quot;;[.B16];&quot;},type={abbr},description={&quot;;[.C16];&quot;}}&quot;)" office:value-type="string" office:string-value="\newglossaryentry{CoEg_abbr_00000015}{name={S. A. I.},type={abbr},description={« Son Altesse Impériale »}}" calcext:value-type="string">
            <text:p>\newglossaryentry{CoEg_abbr_00000015}{name={S. A. I.},type={abbr},description={« Son Altesse Impériale »}}</text:p>
          </table:table-cell>
          <table:table-cell/>
          <table:table-cell table:formula="of:=CONCATENATE(&quot;\gls{&quot;;[.A16];&quot;}&quot;)" office:value-type="string" office:string-value="\gls{CoEg_abbr_00000015}" calcext:value-type="string">
            <text:p>\gls{CoEg_abbr_00000015}</text:p>
          </table:table-cell>
        </table:table-row>
        <table:table-row table:style-name="ro1">
          <table:table-cell office:value-type="string" calcext:value-type="string">
            <text:p>CoEg_abbr_00000016</text:p>
          </table:table-cell>
          <table:table-cell office:value-type="string" calcext:value-type="string">
            <text:p>LL. MM.</text:p>
          </table:table-cell>
          <table:table-cell office:value-type="string" calcext:value-type="string">
            <text:p>« Leurs Majestés »</text:p>
          </table:table-cell>
          <table:table-cell table:number-columns-repeated="5"/>
          <table:table-cell table:formula="of:=CONCATENATE(&quot;&lt;entry xml:id=&quot;&quot;&quot;;[.A17];&quot;&quot;&quot;&gt;&lt;form&gt;&lt;abbr&gt;&quot;;[.B17];&quot;&lt;/abbr&gt;&lt;/form&gt;&lt;sense&gt;&quot;;[.C17];&quot;&lt;/sense&gt;&quot;;IF(ISBLANK([.D17]);&quot;&quot;;CONCATENATE(&quot;&lt;note&gt;&quot;;[.D17];&quot;.&lt;/note&gt;&quot;));&quot;&lt;/entry&gt;&quot;)" office:value-type="string" office:string-value="&lt;entry xml:id=&quot;CoEg_abbr_00000016&quot;&gt;&lt;form&gt;&lt;abbr&gt;LL. MM.&lt;/abbr&gt;&lt;/form&gt;&lt;sense&gt;« Leurs Majestés »&lt;/sense&gt;&lt;/entry&gt;" calcext:value-type="string">
            <text:p>&lt;entry xml:id="CoEg_abbr_00000016"&gt;&lt;form&gt;&lt;abbr&gt;LL. MM.&lt;/abbr&gt;&lt;/form&gt;&lt;sense&gt;« Leurs Majestés »&lt;/sense&gt;&lt;/entry&gt;</text:p>
          </table:table-cell>
          <table:table-cell table:formula="of:=CONCATENATE(&quot;&lt;abbr sameAs=&quot;&quot;&quot;;[.A17];&quot;&quot;&quot;&gt;&quot;)" office:value-type="string" office:string-value="&lt;abbr sameAs=&quot;CoEg_abbr_00000016&quot;&gt;" calcext:value-type="string">
            <text:p>&lt;abbr sameAs="CoEg_abbr_00000016"&gt;</text:p>
          </table:table-cell>
          <table:table-cell table:formula="of:=CONCATENATE(&quot;\newglossaryentry{&quot;;[.A17];&quot;}{name={&quot;;[.B17];&quot;},type={abbr},description={&quot;;[.C17];&quot;}}&quot;)" office:value-type="string" office:string-value="\newglossaryentry{CoEg_abbr_00000016}{name={LL. MM.},type={abbr},description={« Leurs Majestés »}}" calcext:value-type="string">
            <text:p>\newglossaryentry{CoEg_abbr_00000016}{name={LL. MM.},type={abbr},description={« Leurs Majestés »}}</text:p>
          </table:table-cell>
          <table:table-cell/>
          <table:table-cell table:formula="of:=CONCATENATE(&quot;\gls{&quot;;[.A17];&quot;}&quot;)" office:value-type="string" office:string-value="\gls{CoEg_abbr_00000016}" calcext:value-type="string">
            <text:p>\gls{CoEg_abbr_00000016}</text:p>
          </table:table-cell>
        </table:table-row>
        <table:table-row table:style-name="ro1">
          <table:table-cell office:value-type="string" calcext:value-type="string">
            <text:p>CoEg_abbr_000000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« francs »</text:p>
          </table:table-cell>
          <table:table-cell office:value-type="string" calcext:value-type="string">
            <text:p>Variante de l'abréviation habituelle, sans point abréviatif</text:p>
          </table:table-cell>
          <table:table-cell table:number-columns-repeated="4"/>
          <table:table-cell table:formula="of:=CONCATENATE(&quot;&lt;entry xml:id=&quot;&quot;&quot;;[.A18];&quot;&quot;&quot;&gt;&lt;form&gt;&lt;abbr&gt;&quot;;[.B18];&quot;&lt;/abbr&gt;&lt;/form&gt;&lt;sense&gt;&quot;;[.C18];&quot;&lt;/sense&gt;&quot;;IF(ISBLANK([.D18]);&quot;&quot;;CONCATENATE(&quot;&lt;note&gt;&quot;;[.D18];&quot;.&lt;/note&gt;&quot;));&quot;&lt;/entry&gt;&quot;)" office:value-type="string" office:string-value="&lt;entry xml:id=&quot;CoEg_abbr_00000017&quot;&gt;&lt;form&gt;&lt;abbr&gt;fr&lt;/abbr&gt;&lt;/form&gt;&lt;sense&gt;« francs »&lt;/sense&gt;&lt;note&gt;Variante de l'abréviation habituelle, sans point abréviatif.&lt;/note&gt;&lt;/entry&gt;" calcext:value-type="string">
            <text:p>&lt;entry xml:id="CoEg_abbr_00000017"&gt;&lt;form&gt;&lt;abbr&gt;fr&lt;/abbr&gt;&lt;/form&gt;&lt;sense&gt;« francs »&lt;/sense&gt;&lt;note&gt;Variante de l'abréviation habituelle, sans point abréviatif.&lt;/note&gt;&lt;/entry&gt;</text:p>
          </table:table-cell>
          <table:table-cell table:formula="of:=CONCATENATE(&quot;&lt;abbr sameAs=&quot;&quot;&quot;;[.A18];&quot;&quot;&quot;&gt;&quot;)" office:value-type="string" office:string-value="&lt;abbr sameAs=&quot;CoEg_abbr_00000017&quot;&gt;" calcext:value-type="string">
            <text:p>&lt;abbr sameAs="CoEg_abbr_00000017"&gt;</text:p>
          </table:table-cell>
          <table:table-cell table:formula="of:=CONCATENATE(&quot;\newglossaryentry{&quot;;[.A18];&quot;}{name={&quot;;[.B18];&quot;},type={abbr},description={&quot;;[.C18];&quot;}}&quot;)" office:value-type="string" office:string-value="\newglossaryentry{CoEg_abbr_00000017}{name={fr},type={abbr},description={« francs »}}" calcext:value-type="string">
            <text:p>\newglossaryentry{CoEg_abbr_00000017}{name={fr},type={abbr},description={« francs »}}</text:p>
          </table:table-cell>
          <table:table-cell/>
          <table:table-cell table:formula="of:=CONCATENATE(&quot;\gls{&quot;;[.A18];&quot;}&quot;)" office:value-type="string" office:string-value="\gls{CoEg_abbr_00000017}" calcext:value-type="string">
            <text:p>\gls{CoEg_abbr_00000017}</text:p>
          </table:table-cell>
        </table:table-row>
        <table:table-row table:style-name="ro1">
          <table:table-cell office:value-type="string" calcext:value-type="string">
            <text:p>CoEg_abbr_00000018</text:p>
          </table:table-cell>
          <table:table-cell office:value-type="string" calcext:value-type="string">
            <text:p>Xbre</text:p>
          </table:table-cell>
          <table:table-cell office:value-type="string" calcext:value-type="string">
            <text:p>« décembre »</text:p>
          </table:table-cell>
          <table:table-cell table:number-columns-repeated="5"/>
          <table:table-cell table:formula="of:=CONCATENATE(&quot;&lt;entry xml:id=&quot;&quot;&quot;;[.A19];&quot;&quot;&quot;&gt;&lt;form&gt;&lt;abbr&gt;&quot;;[.B19];&quot;&lt;/abbr&gt;&lt;/form&gt;&lt;sense&gt;&quot;;[.C19];&quot;&lt;/sense&gt;&quot;;IF(ISBLANK([.D19]);&quot;&quot;;CONCATENATE(&quot;&lt;note&gt;&quot;;[.D19];&quot;.&lt;/note&gt;&quot;));&quot;&lt;/entry&gt;&quot;)" office:value-type="string" office:string-value="&lt;entry xml:id=&quot;CoEg_abbr_00000018&quot;&gt;&lt;form&gt;&lt;abbr&gt;Xbre&lt;/abbr&gt;&lt;/form&gt;&lt;sense&gt;« décembre »&lt;/sense&gt;&lt;/entry&gt;" calcext:value-type="string">
            <text:p>&lt;entry xml:id="CoEg_abbr_00000018"&gt;&lt;form&gt;&lt;abbr&gt;Xbre&lt;/abbr&gt;&lt;/form&gt;&lt;sense&gt;« décembre »&lt;/sense&gt;&lt;/entry&gt;</text:p>
          </table:table-cell>
          <table:table-cell table:formula="of:=CONCATENATE(&quot;&lt;abbr sameAs=&quot;&quot;&quot;;[.A19];&quot;&quot;&quot;&gt;&quot;)" office:value-type="string" office:string-value="&lt;abbr sameAs=&quot;CoEg_abbr_00000018&quot;&gt;" calcext:value-type="string">
            <text:p>&lt;abbr sameAs="CoEg_abbr_00000018"&gt;</text:p>
          </table:table-cell>
          <table:table-cell table:formula="of:=CONCATENATE(&quot;\newglossaryentry{&quot;;[.A19];&quot;}{name={&quot;;[.B19];&quot;},type={abbr},description={&quot;;[.C19];&quot;}}&quot;)" office:value-type="string" office:string-value="\newglossaryentry{CoEg_abbr_00000018}{name={Xbre},type={abbr},description={« décembre »}}" calcext:value-type="string">
            <text:p>\newglossaryentry{CoEg_abbr_00000018}{name={Xbre},type={abbr},description={« décembre »}}</text:p>
          </table:table-cell>
          <table:table-cell/>
          <table:table-cell table:formula="of:=CONCATENATE(&quot;\gls{&quot;;[.A19];&quot;}&quot;)" office:value-type="string" office:string-value="\gls{CoEg_abbr_00000018}" calcext:value-type="string">
            <text:p>\gls{CoEg_abbr_00000018}</text:p>
          </table:table-cell>
        </table:table-row>
        <table:table-row table:style-name="ro1">
          <table:table-cell office:value-type="string" calcext:value-type="string">
            <text:p>CoEg_abbr_00000019</text:p>
          </table:table-cell>
          <table:table-cell office:value-type="string" calcext:value-type="string">
            <text:p>7bre</text:p>
          </table:table-cell>
          <table:table-cell office:value-type="string" calcext:value-type="string">
            <text:p>« septembre »</text:p>
          </table:table-cell>
          <table:table-cell table:number-columns-repeated="5"/>
          <table:table-cell table:formula="of:=CONCATENATE(&quot;&lt;entry xml:id=&quot;&quot;&quot;;[.A20];&quot;&quot;&quot;&gt;&lt;form&gt;&lt;abbr&gt;&quot;;[.B20];&quot;&lt;/abbr&gt;&lt;/form&gt;&lt;sense&gt;&quot;;[.C20];&quot;&lt;/sense&gt;&quot;;IF(ISBLANK([.D20]);&quot;&quot;;CONCATENATE(&quot;&lt;note&gt;&quot;;[.D20];&quot;.&lt;/note&gt;&quot;));&quot;&lt;/entry&gt;&quot;)" office:value-type="string" office:string-value="&lt;entry xml:id=&quot;CoEg_abbr_00000019&quot;&gt;&lt;form&gt;&lt;abbr&gt;7bre&lt;/abbr&gt;&lt;/form&gt;&lt;sense&gt;« septembre »&lt;/sense&gt;&lt;/entry&gt;" calcext:value-type="string">
            <text:p>&lt;entry xml:id="CoEg_abbr_00000019"&gt;&lt;form&gt;&lt;abbr&gt;7bre&lt;/abbr&gt;&lt;/form&gt;&lt;sense&gt;« septembre »&lt;/sense&gt;&lt;/entry&gt;</text:p>
          </table:table-cell>
          <table:table-cell table:formula="of:=CONCATENATE(&quot;&lt;abbr sameAs=&quot;&quot;&quot;;[.A20];&quot;&quot;&quot;&gt;&quot;)" office:value-type="string" office:string-value="&lt;abbr sameAs=&quot;CoEg_abbr_00000019&quot;&gt;" calcext:value-type="string">
            <text:p>&lt;abbr sameAs="CoEg_abbr_00000019"&gt;</text:p>
          </table:table-cell>
          <table:table-cell table:formula="of:=CONCATENATE(&quot;\newglossaryentry{&quot;;[.A20];&quot;}{name={&quot;;[.B20];&quot;},type={abbr},description={&quot;;[.C20];&quot;}}&quot;)" office:value-type="string" office:string-value="\newglossaryentry{CoEg_abbr_00000019}{name={7bre},type={abbr},description={« septembre »}}" calcext:value-type="string">
            <text:p>\newglossaryentry{CoEg_abbr_00000019}{name={7bre},type={abbr},description={« septembre »}}</text:p>
          </table:table-cell>
          <table:table-cell/>
          <table:table-cell table:formula="of:=CONCATENATE(&quot;\gls{&quot;;[.A20];&quot;}&quot;)" office:value-type="string" office:string-value="\gls{CoEg_abbr_00000019}" calcext:value-type="string">
            <text:p>\gls{CoEg_abbr_00000019}</text:p>
          </table:table-cell>
        </table:table-row>
        <table:table-row table:style-name="ro1">
          <table:table-cell office:value-type="string" calcext:value-type="string">
            <text:p>CoEg_abbr_00000020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« général »</text:p>
          </table:table-cell>
          <table:table-cell table:number-columns-repeated="5"/>
          <table:table-cell table:formula="of:=CONCATENATE(&quot;&lt;entry xml:id=&quot;&quot;&quot;;[.A21];&quot;&quot;&quot;&gt;&lt;form&gt;&lt;abbr&gt;&quot;;[.B21];&quot;&lt;/abbr&gt;&lt;/form&gt;&lt;sense&gt;&quot;;[.C21];&quot;&lt;/sense&gt;&quot;;IF(ISBLANK([.D21]);&quot;&quot;;CONCATENATE(&quot;&lt;note&gt;&quot;;[.D21];&quot;.&lt;/note&gt;&quot;));&quot;&lt;/entry&gt;&quot;)" office:value-type="string" office:string-value="&lt;entry xml:id=&quot;CoEg_abbr_00000020&quot;&gt;&lt;form&gt;&lt;abbr&gt;gal&lt;/abbr&gt;&lt;/form&gt;&lt;sense&gt;« général »&lt;/sense&gt;&lt;/entry&gt;" calcext:value-type="string">
            <text:p>&lt;entry xml:id="CoEg_abbr_00000020"&gt;&lt;form&gt;&lt;abbr&gt;gal&lt;/abbr&gt;&lt;/form&gt;&lt;sense&gt;« général »&lt;/sense&gt;&lt;/entry&gt;</text:p>
          </table:table-cell>
          <table:table-cell table:formula="of:=CONCATENATE(&quot;&lt;abbr sameAs=&quot;&quot;&quot;;[.A21];&quot;&quot;&quot;&gt;&quot;)" office:value-type="string" office:string-value="&lt;abbr sameAs=&quot;CoEg_abbr_00000020&quot;&gt;" calcext:value-type="string">
            <text:p>&lt;abbr sameAs="CoEg_abbr_00000020"&gt;</text:p>
          </table:table-cell>
          <table:table-cell table:formula="of:=CONCATENATE(&quot;\newglossaryentry{&quot;;[.A21];&quot;}{name={&quot;;[.B21];&quot;},type={abbr},description={&quot;;[.C21];&quot;}}&quot;)" office:value-type="string" office:string-value="\newglossaryentry{CoEg_abbr_00000020}{name={gal},type={abbr},description={« général »}}" calcext:value-type="string">
            <text:p>\newglossaryentry{CoEg_abbr_00000020}{name={gal},type={abbr},description={« général »}}</text:p>
          </table:table-cell>
          <table:table-cell/>
          <table:table-cell table:formula="of:=CONCATENATE(&quot;\gls{&quot;;[.A21];&quot;}&quot;)" office:value-type="string" office:string-value="\gls{CoEg_abbr_00000020}" calcext:value-type="string">
            <text:p>\gls{CoEg_abbr_00000020}</text:p>
          </table:table-cell>
        </table:table-row>
        <table:table-row table:style-name="ro1">
          <table:table-cell office:value-type="string" calcext:value-type="string">
            <text:p>CoEg_abbr_00000021</text:p>
          </table:table-cell>
          <table:table-cell office:value-type="string" calcext:value-type="string">
            <text:p>9bre</text:p>
          </table:table-cell>
          <table:table-cell office:value-type="string" calcext:value-type="string">
            <text:p>« novembre »</text:p>
          </table:table-cell>
          <table:table-cell table:number-columns-repeated="5"/>
          <table:table-cell table:formula="of:=CONCATENATE(&quot;&lt;entry xml:id=&quot;&quot;&quot;;[.A22];&quot;&quot;&quot;&gt;&lt;form&gt;&lt;abbr&gt;&quot;;[.B22];&quot;&lt;/abbr&gt;&lt;/form&gt;&lt;sense&gt;&quot;;[.C22];&quot;&lt;/sense&gt;&quot;;IF(ISBLANK([.D22]);&quot;&quot;;CONCATENATE(&quot;&lt;note&gt;&quot;;[.D22];&quot;.&lt;/note&gt;&quot;));&quot;&lt;/entry&gt;&quot;)" office:value-type="string" office:string-value="&lt;entry xml:id=&quot;CoEg_abbr_00000021&quot;&gt;&lt;form&gt;&lt;abbr&gt;9bre&lt;/abbr&gt;&lt;/form&gt;&lt;sense&gt;« novembre »&lt;/sense&gt;&lt;/entry&gt;" calcext:value-type="string">
            <text:p>&lt;entry xml:id="CoEg_abbr_00000021"&gt;&lt;form&gt;&lt;abbr&gt;9bre&lt;/abbr&gt;&lt;/form&gt;&lt;sense&gt;« novembre »&lt;/sense&gt;&lt;/entry&gt;</text:p>
          </table:table-cell>
          <table:table-cell table:formula="of:=CONCATENATE(&quot;&lt;abbr sameAs=&quot;&quot;&quot;;[.A22];&quot;&quot;&quot;&gt;&quot;)" office:value-type="string" office:string-value="&lt;abbr sameAs=&quot;CoEg_abbr_00000021&quot;&gt;" calcext:value-type="string">
            <text:p>&lt;abbr sameAs="CoEg_abbr_00000021"&gt;</text:p>
          </table:table-cell>
          <table:table-cell table:formula="of:=CONCATENATE(&quot;\newglossaryentry{&quot;;[.A22];&quot;}{name={&quot;;[.B22];&quot;},type={abbr},description={&quot;;[.C22];&quot;}}&quot;)" office:value-type="string" office:string-value="\newglossaryentry{CoEg_abbr_00000021}{name={9bre},type={abbr},description={« novembre »}}" calcext:value-type="string">
            <text:p>\newglossaryentry{CoEg_abbr_00000021}{name={9bre},type={abbr},description={« novembre »}}</text:p>
          </table:table-cell>
          <table:table-cell/>
          <table:table-cell table:formula="of:=CONCATENATE(&quot;\gls{&quot;;[.A22];&quot;}&quot;)" office:value-type="string" office:string-value="\gls{CoEg_abbr_00000021}" calcext:value-type="string">
            <text:p>\gls{CoEg_abbr_00000021}</text:p>
          </table:table-cell>
        </table:table-row>
      </table:table>
      <table:table table:name="wanted" table:style-name="ta1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destinatai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investigations à mener</text:p>
          </table:table-cell>
          <table:table-cell office:value-type="string" calcext:value-type="string">
            <text:p>pistes épuisées</text:p>
          </table:table-cell>
        </table:table-row>
      </table:table>
      <table:table table:name="changelog" table:style-name="ta1">
        <office:forms form:automatic-focus="false" form:apply-design-mode="false"/>
        <table:table-column table:style-name="co5" table:number-columns-repeated="2" table:default-cell-style-name="ce51"/>
        <table:table-column table:style-name="co100" table:default-cell-style-name="Default"/>
        <table:table-column table:style-name="co6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5" table:number-columns-repeated="56" table:default-cell-style-name="Default"/>
        <table:table-row table:style-name="ro3"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Version</text:p>
          </table:table-cell>
          <table:table-cell table:style-name="ce83" office:value-type="string" calcext:value-type="string">
            <text:p>Ensemble documentaire</text:p>
          </table:table-cell>
          <table:table-cell table:style-name="ce83" office:value-type="string" calcext:value-type="string">
            <text:p>Lettres (hors col. précédente)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Encodage XML</text:p>
          </table:table-cell>
          <table:table-cell table:style-name="ce82" office:value-type="string" calcext:value-type="string">
            <text:p>Encodage Latex</text:p>
          </table:table-cell>
          <table:table-cell table:style-name="ce82" office:value-type="string" calcext:value-type="string">
            <text:p>Divers</text:p>
          </table:table-cell>
          <table:table-cell table:style-name="ce82" table:number-columns-repeated="56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CoEg_Mariette_ms_0001</text:p>
          </table:table-cell>
          <table:table-cell table:number-columns-repeated="4"/>
          <table:table-cell office:value-type="string" calcext:value-type="string">
            <text:p>Premiers essais d'encodage.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oEg_Mariette_ms_0001</text:p>
          </table:table-cell>
          <table:table-cell table:number-columns-repeated="4"/>
          <table:table-cell office:value-type="string" calcext:value-type="string">
            <text:p>Ajout des dernières lettres, corrections multiples.</text:p>
          </table:table-cell>
          <table:table-cell table:number-columns-repeated="56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letter.A1:letter.AMJ1048576">
          <table:sort>
            <table:sort-by table:field-number="0" table:data-type="automatic"/>
          </table:sort>
        </table:database-range>
        <table:database-range table:name="__Anonymous_Sheet_DB__2" table:target-range-address="person.A1:person.AMJ1048576">
          <table:sort>
            <table:sort-by table:field-number="1" table:data-type="automatic"/>
          </table:sort>
        </table:database-range>
        <table:database-range table:name="__Anonymous_Sheet_DB__3" table:target-range-address="org.A2:org.AMJ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lace.A2:place.AMJ3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object.A1:object.AMJ1048576">
          <table:sort>
            <table:sort-by table:field-number="0" table:data-type="automatic"/>
          </table:sort>
        </table:database-range>
        <table:database-range table:name="__Anonymous_Sheet_DB__7" table:target-range-address="entry.A2:entry.AMJ19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abbr.A2:abbr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08:15:4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3DT2H33M57S</meta:editing-duration>
    <meta:editing-cycles>203</meta:editing-cycles>
    <meta:generator>LibreOffice/6.3.5.2$Windows_X86_64 LibreOffice_project/dd0751754f11728f69b42ee2af66670068624673</meta:generator>
    <dc:date>2020-07-11T16:47:38.813000000</dc:date>
    <dc:creator>Thomas Lebée</dc:creator>
    <meta:document-statistic meta:table-count="12" meta:cell-count="334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